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14cm"/>
    </style:style>
    <style:style style:name="co4" style:family="table-column">
      <style:table-column-properties fo:break-before="auto" style:column-width="12.472cm"/>
    </style:style>
    <style:style style:name="co5" style:family="table-column">
      <style:table-column-properties fo:break-before="auto" style:column-width="6.516cm"/>
    </style:style>
    <style:style style:name="co6" style:family="table-column">
      <style:table-column-properties fo:break-before="auto" style:column-width="9.998cm"/>
    </style:style>
    <style:style style:name="co7" style:family="table-column">
      <style:table-column-properties fo:break-before="auto" style:column-width="7.352cm"/>
    </style:style>
    <style:style style:name="co8" style:family="table-column">
      <style:table-column-properties fo:break-before="auto" style:column-width="3.112cm"/>
    </style:style>
    <style:style style:name="co9" style:family="table-column">
      <style:table-column-properties fo:break-before="auto" style:column-width="8.414cm"/>
    </style:style>
    <style:style style:name="co10" style:family="table-column">
      <style:table-column-properties fo:break-before="auto" style:column-width="9.94cm"/>
    </style:style>
    <style:style style:name="co11" style:family="table-column">
      <style:table-column-properties fo:break-before="auto" style:column-width="5.4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ff00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b66c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60" table:default-cell-style-name="Default"/>
        <table:table-row table:style-name="ro1">
          <table:table-cell table:style-name="ce1"/>
          <table:table-cell table:style-name="ce3"/>
          <table:table-cell table:style-name="ce5" table:number-columns-repeated="2"/>
          <table:table-cell office:value-type="string" calcext:value-type="string">
            <text:p><text:s text:c="2"/>ctn.Add(sDir &amp; "</text:p>
          </table:table-cell>
          <table:table-cell/>
          <table:table-cell office:value-type="string" calcext:value-type="string">
            <text:p>“, “</text:p>
          </table:table-cell>
          <table:table-cell table:style-name="ce3" table:number-columns-repeated="57"/>
        </table:table-row>
        <table:table-row table:style-name="ro1">
          <table:table-cell table:style-name="ce1"/>
          <table:table-cell table:style-name="ce3"/>
          <table:table-cell table:style-name="ce5"/>
          <table:table-cell table:style-name="ce7" office:value-type="string" calcext:value-type="string">
            <text:p>svg</text:p>
          </table:table-cell>
          <table:table-cell table:style-name="ce2" office:value-type="string" calcext:value-type="string">
            <text:p>png</text:p>
          </table:table-cell>
          <table:table-cell table:number-columns-repeated="2"/>
          <table:table-cell table:style-name="ce3" table:number-columns-repeated="57"/>
        </table:table-row>
        <table:table-row table:style-name="ro1">
          <table:table-cell table:style-name="ce12" office:value-type="string" calcext:value-type="string">
            <text:p>Count</text:p>
          </table:table-cell>
          <table:table-cell table:style-name="ce15" office:value-type="string" calcext:value-type="string">
            <text:p>Priority</text:p>
          </table:table-cell>
          <table:table-cell table:style-name="ce17" office:value-type="string" calcext:value-type="string">
            <text:p>Tag</text:p>
          </table:table-cell>
          <table:table-cell table:style-name="ce17" office:value-type="string" calcext:value-type="string">
            <text:p>Numix</text:p>
          </table:table-cell>
          <table:table-cell table:style-name="ce20" office:value-type="string" calcext:value-type="string">
            <text:p>Moka</text:p>
          </table:table-cell>
          <table:table-cell table:number-columns-repeated="2"/>
          <table:table-cell office:value-type="string" calcext:value-type="string">
            <text:p>")</text:p>
          </table:table-cell>
          <table:table-cell table:number-columns-repeated="56"/>
        </table:table-row>
        <table:table-row table:style-name="ro1">
          <table:table-cell table:formula="of:=COUNTIF([.C$1:.C$1048576];[.C4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4" office:value-type="string" calcext:value-type="string">
            <text:p>help</text:p>
          </table:table-cell>
          <table:table-cell office:value-type="string" calcext:value-type="string">
            <text:p>apps/help</text:p>
          </table:table-cell>
          <table:table-cell table:style-name="ce9" table:formula="of:=VLOOKUP([.C4];[$moka.B$1:.C$1048576];2;0)" office:value-type="string" office:string-value="" calcext:value-type="error">
            <text:p>#N/D</text:p>
          </table:table-cell>
          <table:table-cell table:number-columns-repeated="59"/>
        </table:table-row>
        <table:table-row table:style-name="ro1">
          <table:table-cell table:formula="of:=COUNTIF([.C$1:.C$1048576];[.C5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4" office:value-type="string" calcext:value-type="string">
            <text:p>add</text:p>
          </table:table-cell>
          <table:table-cell office:value-type="string" calcext:value-type="string">
            <text:p>actions/add</text:p>
          </table:table-cell>
          <table:table-cell table:style-name="ce9" table:formula="of:=VLOOKUP([.C5];[$moka.B$1:.C$1048576];2;0)" office:value-type="string" office:string-value="" calcext:value-type="error">
            <text:p>#N/D</text:p>
          </table:table-cell>
          <table:table-cell table:number-columns-repeated="59"/>
        </table:table-row>
        <table:table-row table:style-name="ro1">
          <table:table-cell table:formula="of:=COUNTIF([.C$1:.C$1048576];[.C6])" office:value-type="float" office:value="1" calcext:value-type="float">
            <text:p>1</text:p>
          </table:table-cell>
          <table:table-cell/>
          <table:table-cell office:value-type="string" calcext:value-type="string">
            <text:p>extract</text:p>
          </table:table-cell>
          <table:table-cell office:value-type="string" calcext:value-type="string">
            <text:p>actions/archive-extract</text:p>
          </table:table-cell>
          <table:table-cell table:number-columns-repeated="60"/>
        </table:table-row>
        <table:table-row table:style-name="ro1">
          <table:table-cell table:formula="of:=COUNTIF([.C$1:.C$1048576];[.C7])" office:value-type="float" office:value="1" calcext:value-type="float">
            <text:p>1</text:p>
          </table:table-cell>
          <table:table-cell/>
          <table:table-cell office:value-type="string" calcext:value-type="string">
            <text:p>archive</text:p>
          </table:table-cell>
          <table:table-cell office:value-type="string" calcext:value-type="string">
            <text:p>actions/archive-insert</text:p>
          </table:table-cell>
          <table:table-cell table:number-columns-repeated="60"/>
        </table:table-row>
        <table:table-row table:style-name="ro1">
          <table:table-cell table:formula="of:=COUNTIF([.C$1:.C$1048576];[.C8])" office:value-type="float" office:value="1" calcext:value-type="float">
            <text:p>1</text:p>
          </table:table-cell>
          <table:table-cell/>
          <table:table-cell office:value-type="string" calcext:value-type="string">
            <text:p>reset</text:p>
          </table:table-cell>
          <table:table-cell office:value-type="string" calcext:value-type="string">
            <text:p>actions/chronometer-reset</text:p>
          </table:table-cell>
          <table:table-cell table:number-columns-repeated="60"/>
        </table:table-row>
        <table:table-row table:style-name="ro1">
          <table:table-cell table:formula="of:=COUNTIF([.C$1:.C$1048576];[.C9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4" office:value-type="string" calcext:value-type="string">
            <text:p>options</text:p>
          </table:table-cell>
          <table:table-cell office:value-type="string" calcext:value-type="string">
            <text:p>actions/configure</text:p>
          </table:table-cell>
          <table:table-cell office:value-type="string" calcext:value-type="string">
            <text:p>categories/preferences-desktop</text:p>
          </table:table-cell>
          <table:table-cell table:number-columns-repeated="59"/>
        </table:table-row>
        <table:table-row table:style-name="ro1">
          <table:table-cell table:formula="of:=COUNTIF([.C$1:.C$1048576];[.C10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4" office:value-type="string" calcext:value-type="string">
            <text:p>open</text:p>
          </table:table-cell>
          <table:table-cell office:value-type="string" calcext:value-type="string">
            <text:p>actions/default-document-open</text:p>
          </table:table-cell>
          <table:table-cell table:style-name="ce9" table:formula="of:=VLOOKUP([.C10];[$moka.B$1:.C$1048576];2;0)" office:value-type="string" office:string-value="" calcext:value-type="error">
            <text:p>#N/D</text:p>
          </table:table-cell>
          <table:table-cell table:number-columns-repeated="59"/>
        </table:table-row>
        <table:table-row table:style-name="ro1">
          <table:table-cell table:formula="of:=COUNTIF([.C$1:.C$1048576];[.C11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actions/window-close</text:p>
          </table:table-cell>
          <table:table-cell table:style-name="ce9" table:formula="of:=VLOOKUP([.C11];[$moka.B$1:.C$1048576];2;0)" office:value-type="string" office:string-value="" calcext:value-type="error">
            <text:p>#N/D</text:p>
          </table:table-cell>
          <table:table-cell table:number-columns-repeated="59"/>
        </table:table-row>
        <table:table-row table:style-name="ro1">
          <table:table-cell table:formula="of:=COUNTIF([.C$1:.C$1048576];[.C12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actions/document-new</text:p>
          </table:table-cell>
          <table:table-cell table:style-name="ce9" table:formula="of:=VLOOKUP([.C12];[$moka.B$1:.C$1048576];2;0)" office:value-type="string" office:string-value="" calcext:value-type="error">
            <text:p>#N/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style-name="ce4" office:value-type="string" calcext:value-type="string">
            <text:p>directory</text:p>
          </table:table-cell>
          <table:table-cell table:style-name="ce4" office:value-type="string" calcext:value-type="string">
            <text:p>places/default-folder</text:p>
          </table:table-cell>
          <table:table-cell table:style-name="ce9"/>
          <table:table-cell table:number-columns-repeated="59"/>
        </table:table-row>
        <table:table-row table:style-name="ro1">
          <table:table-cell table:formula="of:=COUNTIF([.C$1:.C$1048576];[.C14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ew-dir</text:p>
          </table:table-cell>
          <table:table-cell office:value-type="string" calcext:value-type="string">
            <text:p>actions/default-folder-new</text:p>
          </table:table-cell>
          <table:table-cell table:style-name="ce9" table:formula="of:=VLOOKUP([.C14];[$moka.B$1:.C$1048576];2;0)" office:value-type="string" office:string-value="" calcext:value-type="error">
            <text:p>#N/D</text:p>
          </table:table-cell>
          <table:table-cell table:number-columns-repeated="59"/>
        </table:table-row>
        <table:table-row table:style-name="ro1">
          <table:table-cell table:formula="of:=COUNTIF([.C$1:.C$1048576];[.C15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4" office:value-type="string" calcext:value-type="string">
            <text:p>export</text:p>
          </table:table-cell>
          <table:table-cell office:value-type="string" calcext:value-type="string">
            <text:p>actions/document-export</text:p>
          </table:table-cell>
          <table:table-cell table:style-name="ce9" table:formula="of:=VLOOKUP([.C15];[$moka.B$1:.C$1048576];2;0)" office:value-type="string" office:string-value="" calcext:value-type="error">
            <text:p>#N/D</text:p>
          </table:table-cell>
          <table:table-cell table:number-columns-repeated="59"/>
        </table:table-row>
        <table:table-row table:style-name="ro1">
          <table:table-cell table:formula="of:=COUNTIF([.C$1:.C$1048576];[.C16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4" office:value-type="string" calcext:value-type="string">
            <text:p>import</text:p>
          </table:table-cell>
          <table:table-cell office:value-type="string" calcext:value-type="string">
            <text:p>actions/document-import</text:p>
          </table:table-cell>
          <table:table-cell table:style-name="ce9" table:formula="of:=VLOOKUP([.C16];[$moka.B$1:.C$1048576];2;0)" office:value-type="string" office:string-value="" calcext:value-type="error">
            <text:p>#N/D</text:p>
          </table:table-cell>
          <table:table-cell table:number-columns-repeated="59"/>
        </table:table-row>
        <table:table-row table:style-name="ro1">
          <table:table-cell table:formula="of:=COUNTIF([.C$1:.C$1048576];[.C17])" office:value-type="float" office:value="1" calcext:value-type="float">
            <text:p>1</text:p>
          </table:table-cell>
          <table:table-cell/>
          <table:table-cell office:value-type="string" calcext:value-type="string">
            <text:p>Page-setup</text:p>
          </table:table-cell>
          <table:table-cell office:value-type="string" calcext:value-type="string">
            <text:p>actions/document-page-setup</text:p>
          </table:table-cell>
          <table:table-cell table:number-columns-repeated="60"/>
        </table:table-row>
        <table:table-row table:style-name="ro1">
          <table:table-cell table:formula="of:=COUNTIF([.C$1:.C$1048576];[.C18])" office:value-type="float" office:value="1" calcext:value-type="float">
            <text:p>1</text:p>
          </table:table-cell>
          <table:table-cell/>
          <table:table-cell office:value-type="string" calcext:value-type="string">
            <text:p>preview</text:p>
          </table:table-cell>
          <table:table-cell office:value-type="string" calcext:value-type="string">
            <text:p>actions/document-print-preview</text:p>
          </table:table-cell>
          <table:table-cell table:number-columns-repeated="60"/>
        </table:table-row>
        <table:table-row table:style-name="ro1">
          <table:table-cell table:formula="of:=COUNTIF([.C$1:.C$1048576];[.C19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actions/document-print</text:p>
          </table:table-cell>
          <table:table-cell table:style-name="ce9" table:formula="of:=VLOOKUP([.C19];[$moka.B$1:.C$1048576];2;0)" office:value-type="string" office:string-value="" calcext:value-type="error">
            <text:p>#N/D</text:p>
          </table:table-cell>
          <table:table-cell table:number-columns-repeated="59"/>
        </table:table-row>
        <table:table-row table:style-name="ro1">
          <table:table-cell table:formula="of:=COUNTIF([.C$1:.C$1048576];[.C20])" office:value-type="float" office:value="1" calcext:value-type="float">
            <text:p>1</text:p>
          </table:table-cell>
          <table:table-cell/>
          <table:table-cell office:value-type="string" calcext:value-type="string">
            <text:p>properties</text:p>
          </table:table-cell>
          <table:table-cell office:value-type="string" calcext:value-type="string">
            <text:p>actions/document-properties</text:p>
          </table:table-cell>
          <table:table-cell table:number-columns-repeated="60"/>
        </table:table-row>
        <table:table-row table:style-name="ro1">
          <table:table-cell table:formula="of:=COUNTIF([.C$1:.C$1048576];[.C21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ve-as</text:p>
          </table:table-cell>
          <table:table-cell office:value-type="string" calcext:value-type="string">
            <text:p>actions/document-save-as</text:p>
          </table:table-cell>
          <table:table-cell table:style-name="ce9" table:formula="of:=VLOOKUP([.C21];[$moka.B$1:.C$1048576];2;0)" office:value-type="string" office:string-value="" calcext:value-type="error">
            <text:p>#N/D</text:p>
          </table:table-cell>
          <table:table-cell table:number-columns-repeated="59"/>
        </table:table-row>
        <table:table-row table:style-name="ro1">
          <table:table-cell table:formula="of:=COUNTIF([.C$1:.C$1048576];[.C22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actions/document-save</text:p>
          </table:table-cell>
          <table:table-cell table:style-name="ce9" table:formula="of:=VLOOKUP([.C22];[$moka.B$1:.C$1048576];2;0)" office:value-type="string" office:string-value="" calcext:value-type="error">
            <text:p>#N/D</text:p>
          </table:table-cell>
          <table:table-cell table:number-columns-repeated="59"/>
        </table:table-row>
        <table:table-row table:style-name="ro1">
          <table:table-cell table:formula="of:=COUNTIF([.C$1:.C$1048576];[.C23])" office:value-type="float" office:value="1" calcext:value-type="float">
            <text:p>1</text:p>
          </table:table-cell>
          <table:table-cell/>
          <table:table-cell office:value-type="string" calcext:value-type="string">
            <text:p>send</text:p>
          </table:table-cell>
          <table:table-cell office:value-type="string" calcext:value-type="string">
            <text:p>actions/document-send</text:p>
          </table:table-cell>
          <table:table-cell table:number-columns-repeated="60"/>
        </table:table-row>
        <table:table-row table:style-name="ro1">
          <table:table-cell table:formula="of:=COUNTIF([.C$1:.C$1048576];[.C24])" office:value-type="float" office:value="1" calcext:value-type="float">
            <text:p>1</text:p>
          </table:table-cell>
          <table:table-cell/>
          <table:table-cell office:value-type="string" calcext:value-type="string">
            <text:p>clear</text:p>
          </table:table-cell>
          <table:table-cell office:value-type="string" calcext:value-type="string">
            <text:p>actions/edit-clear</text:p>
          </table:table-cell>
          <table:table-cell table:number-columns-repeated="60"/>
        </table:table-row>
        <table:table-row table:style-name="ro1">
          <table:table-cell table:formula="of:=COUNTIF([.C$1:.C$1048576];[.C25])" office:value-type="float" office:value="1" calcext:value-type="float">
            <text:p>1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actions/edit-delete</text:p>
          </table:table-cell>
          <table:table-cell table:number-columns-repeated="60"/>
        </table:table-row>
        <table:table-row table:style-name="ro1">
          <table:table-cell table:formula="of:=COUNTIF([.C$1:.C$1048576];[.C26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4" office:value-type="string" calcext:value-type="string">
            <text:p>quit</text:p>
          </table:table-cell>
          <table:table-cell office:value-type="string" calcext:value-type="string">
            <text:p>actions/exit</text:p>
          </table:table-cell>
          <table:table-cell table:style-name="ce9" table:formula="of:=VLOOKUP([.C26];[$moka.B$1:.C$1048576];2;0)" office:value-type="string" office:string-value="" calcext:value-type="error">
            <text:p>#N/D</text:p>
          </table:table-cell>
          <table:table-cell table:number-columns-repeated="59"/>
        </table:table-row>
        <table:table-row table:style-name="ro1">
          <table:table-cell table:formula="of:=COUNTIF([.C$1:.C$1048576];[.C27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4" office:value-type="string" calcext:value-type="string">
            <text:p>find</text:p>
          </table:table-cell>
          <table:table-cell office:value-type="string" calcext:value-type="string">
            <text:p>actions/find</text:p>
          </table:table-cell>
          <table:table-cell table:style-name="ce9" table:formula="of:=VLOOKUP([.C27];[$moka.B$1:.C$1048576];2;0)" office:value-type="string" office:string-value="" calcext:value-type="error">
            <text:p>#N/D</text:p>
          </table:table-cell>
          <table:table-cell table:number-columns-repeated="59"/>
        </table:table-row>
        <table:table-row table:style-name="ro1">
          <table:table-cell table:formula="of:=COUNTIF([.C$1:.C$1048576];[.C28])" office:value-type="float" office:value="1" calcext:value-type="float">
            <text:p>1</text:p>
          </table:table-cell>
          <table:table-cell/>
          <table:table-cell office:value-type="string" calcext:value-type="string">
            <text:p>convert</text:p>
          </table:table-cell>
          <table:table-cell office:value-type="string" calcext:value-type="string">
            <text:p>actions/gtk-convert</text:p>
          </table:table-cell>
          <table:table-cell table:number-columns-repeated="60"/>
        </table:table-row>
        <table:table-row table:style-name="ro1">
          <table:table-cell table:formula="of:=COUNTIF([.C$1:.C$1048576];[.C29])" office:value-type="float" office:value="1" calcext:value-type="float">
            <text:p>1</text:p>
          </table:table-cell>
          <table:table-cell/>
          <table:table-cell office:value-type="string" calcext:value-type="string">
            <text:p>insert-image</text:p>
          </table:table-cell>
          <table:table-cell office:value-type="string" calcext:value-type="string">
            <text:p>actions/insert-image</text:p>
          </table:table-cell>
          <table:table-cell table:number-columns-repeated="60"/>
        </table:table-row>
        <table:table-row table:style-name="ro1">
          <table:table-cell table:formula="of:=COUNTIF([.C$1:.C$1048576];[.C30])" office:value-type="float" office:value="1" calcext:value-type="float">
            <text:p>1</text:p>
          </table:table-cell>
          <table:table-cell/>
          <table:table-cell office:value-type="string" calcext:value-type="string">
            <text:p>repeat</text:p>
          </table:table-cell>
          <table:table-cell office:value-type="string" calcext:value-type="string">
            <text:p>actions/media-playlist-repeat</text:p>
          </table:table-cell>
          <table:table-cell table:number-columns-repeated="60"/>
        </table:table-row>
        <table:table-row table:style-name="ro1">
          <table:table-cell table:formula="of:=COUNTIF([.C$1:.C$1048576];[.C31])" office:value-type="float" office:value="1" calcext:value-type="float">
            <text:p>1</text:p>
          </table:table-cell>
          <table:table-cell/>
          <table:table-cell office:value-type="string" calcext:value-type="string">
            <text:p>shuffle</text:p>
          </table:table-cell>
          <table:table-cell office:value-type="string" calcext:value-type="string">
            <text:p>actions/media-playlist-shuffle</text:p>
          </table:table-cell>
          <table:table-cell table:number-columns-repeated="60"/>
        </table:table-row>
        <table:table-row table:style-name="ro1">
          <table:table-cell table:formula="of:=COUNTIF([.C$1:.C$1048576];[.C32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actions/next</text:p>
          </table:table-cell>
          <table:table-cell table:style-name="ce9" table:formula="of:=VLOOKUP([.C32];[$moka.B$1:.C$1048576];2;0)" office:value-type="string" office:string-value="" calcext:value-type="error">
            <text:p>#N/D</text:p>
          </table:table-cell>
          <table:table-cell table:number-columns-repeated="59"/>
        </table:table-row>
        <table:table-row table:style-name="ro1">
          <table:table-cell table:formula="of:=COUNTIF([.C$1:.C$1048576];[.C33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ject</text:p>
          </table:table-cell>
          <table:table-cell office:value-type="string" calcext:value-type="string">
            <text:p>actions/player_eject</text:p>
          </table:table-cell>
          <table:table-cell table:style-name="ce9" table:formula="of:=VLOOKUP([.C33];[$moka.B$1:.C$1048576];2;0)" office:value-type="string" office:string-value="" calcext:value-type="error">
            <text:p>#N/D</text:p>
          </table:table-cell>
          <table:table-cell table:number-columns-repeated="59"/>
        </table:table-row>
        <table:table-row table:style-name="ro1">
          <table:table-cell table:formula="of:=COUNTIF([.C$1:.C$1048576];[.C34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s/player_end</text:p>
          </table:table-cell>
          <table:table-cell table:style-name="ce9" table:formula="of:=VLOOKUP([.C34];[$moka.B$1:.C$1048576];2;0)" office:value-type="string" office:string-value="" calcext:value-type="error">
            <text:p>#N/D</text:p>
          </table:table-cell>
          <table:table-cell table:number-columns-repeated="59"/>
        </table:table-row>
        <table:table-row table:style-name="ro1">
          <table:table-cell table:formula="of:=COUNTIF([.C$1:.C$1048576];[.C35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actions/player_fwd</text:p>
          </table:table-cell>
          <table:table-cell table:style-name="ce9" table:formula="of:=VLOOKUP([.C35];[$moka.B$1:.C$1048576];2;0)" office:value-type="string" office:string-value="" calcext:value-type="error">
            <text:p>#N/D</text:p>
          </table:table-cell>
          <table:table-cell table:number-columns-repeated="59"/>
        </table:table-row>
        <table:table-row table:style-name="ro1">
          <table:table-cell table:formula="of:=COUNTIF([.C$1:.C$1048576];[.C36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actions/player_pause</text:p>
          </table:table-cell>
          <table:table-cell table:style-name="ce9" table:formula="of:=VLOOKUP([.C36];[$moka.B$1:.C$1048576];2;0)" office:value-type="string" office:string-value="" calcext:value-type="error">
            <text:p>#N/D</text:p>
          </table:table-cell>
          <table:table-cell table:number-columns-repeated="59"/>
        </table:table-row>
        <table:table-row table:style-name="ro1">
          <table:table-cell table:formula="of:=COUNTIF([.C$1:.C$1048576];[.C37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actions/player_play</text:p>
          </table:table-cell>
          <table:table-cell table:style-name="ce9" table:formula="of:=VLOOKUP([.C37];[$moka.B$1:.C$1048576];2;0)" office:value-type="string" office:string-value="" calcext:value-type="error">
            <text:p>#N/D</text:p>
          </table:table-cell>
          <table:table-cell table:number-columns-repeated="59"/>
        </table:table-row>
        <table:table-row table:style-name="ro1">
          <table:table-cell table:formula="of:=COUNTIF([.C$1:.C$1048576];[.C38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actions/player_record</text:p>
          </table:table-cell>
          <table:table-cell table:style-name="ce9" table:formula="of:=VLOOKUP([.C38];[$moka.B$1:.C$1048576];2;0)" office:value-type="string" office:string-value="" calcext:value-type="error">
            <text:p>#N/D</text:p>
          </table:table-cell>
          <table:table-cell table:number-columns-repeated="59"/>
        </table:table-row>
        <table:table-row table:style-name="ro1">
          <table:table-cell table:formula="of:=COUNTIF([.C$1:.C$1048576];[.C39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wind</text:p>
          </table:table-cell>
          <table:table-cell office:value-type="string" calcext:value-type="string">
            <text:p>actions/player_rew</text:p>
          </table:table-cell>
          <table:table-cell table:style-name="ce9" table:formula="of:=VLOOKUP([.C39];[$moka.B$1:.C$1048576];2;0)" office:value-type="string" office:string-value="" calcext:value-type="error">
            <text:p>#N/D</text:p>
          </table:table-cell>
          <table:table-cell table:number-columns-repeated="59"/>
        </table:table-row>
        <table:table-row table:style-name="ro1">
          <table:table-cell table:formula="of:=COUNTIF([.C$1:.C$1048576];[.C40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actions/player_start</text:p>
          </table:table-cell>
          <table:table-cell table:style-name="ce9" table:formula="of:=VLOOKUP([.C40];[$moka.B$1:.C$1048576];2;0)" office:value-type="string" office:string-value="" calcext:value-type="error">
            <text:p>#N/D</text:p>
          </table:table-cell>
          <table:table-cell table:number-columns-repeated="59"/>
        </table:table-row>
        <table:table-row table:style-name="ro1">
          <table:table-cell table:formula="of:=COUNTIF([.C$1:.C$1048576];[.C41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actions/player_stop</text:p>
          </table:table-cell>
          <table:table-cell table:style-name="ce9" table:formula="of:=VLOOKUP([.C41];[$moka.B$1:.C$1048576];2;0)" office:value-type="string" office:string-value="" calcext:value-type="error">
            <text:p>#N/D</text:p>
          </table:table-cell>
          <table:table-cell table:number-columns-repeated="59"/>
        </table:table-row>
        <table:table-row table:style-name="ro1">
          <table:table-cell table:formula="of:=COUNTIF([.C$1:.C$1048576];[.C42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actions/stock_edit</text:p>
          </table:table-cell>
          <table:table-cell table:style-name="ce9" table:formula="of:=VLOOKUP([.C42];[$moka.B$1:.C$1048576];2;0)" office:value-type="string" office:string-value="" calcext:value-type="error">
            <text:p>#N/D</text:p>
          </table:table-cell>
          <table:table-cell table:number-columns-repeated="59"/>
        </table:table-row>
        <table:table-row table:style-name="ro1">
          <table:table-cell table:formula="of:=COUNTIF([.C$1:.C$1048576];[.C43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fresh</text:p>
          </table:table-cell>
          <table:table-cell office:value-type="string" calcext:value-type="string">
            <text:p>actions/stock_refresh</text:p>
          </table:table-cell>
          <table:table-cell table:style-name="ce9" table:formula="of:=VLOOKUP([.C43];[$moka.B$1:.C$1048576];2;0)" office:value-type="string" office:string-value="" calcext:value-type="error">
            <text:p>#N/D</text:p>
          </table:table-cell>
          <table:table-cell table:number-columns-repeated="59"/>
        </table:table-row>
        <table:table-row table:style-name="ro1">
          <table:table-cell table:formula="of:=COUNTIF([.C$1:.C$1048576];[.C44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actions/table</text:p>
          </table:table-cell>
          <table:table-cell table:style-name="ce9" table:formula="of:=VLOOKUP([.C44];[$moka.B$1:.C$1048576];2;0)" office:value-type="string" office:string-value="" calcext:value-type="error">
            <text:p>#N/D</text:p>
          </table:table-cell>
          <table:table-cell table:number-columns-repeated="59"/>
        </table:table-row>
        <table:table-row table:style-name="ro1">
          <table:table-cell table:formula="of:=COUNTIF([.C$1:.C$1048576];[.C45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actions/view-media-lyrics</text:p>
          </table:table-cell>
          <table:table-cell table:style-name="ce9" table:formula="of:=VLOOKUP([.C45];[$moka.B$1:.C$1048576];2;0)" office:value-type="string" office:string-value="" calcext:value-type="error">
            <text:p>#N/D</text:p>
          </table:table-cell>
          <table:table-cell table:number-columns-repeated="59"/>
        </table:table-row>
        <table:table-row table:style-name="ro1">
          <table:table-cell table:formula="of:=COUNTIF([.C$1:.C$1048576];[.C46])" office:value-type="float" office:value="1" calcext:value-type="float">
            <text:p>1</text:p>
          </table:table-cell>
          <table:table-cell/>
          <table:table-cell office:value-type="string" calcext:value-type="string">
            <text:p>playlist</text:p>
          </table:table-cell>
          <table:table-cell office:value-type="string" calcext:value-type="string">
            <text:p>actions/view-media-playlist</text:p>
          </table:table-cell>
          <table:table-cell table:number-columns-repeated="60"/>
        </table:table-row>
        <table:table-row table:style-name="ro1">
          <table:table-cell table:formula="of:=COUNTIF([.C$1:.C$1048576];[.C47])" office:value-type="float" office:value="1" calcext:value-type="float">
            <text:p>1</text:p>
          </table:table-cell>
          <table:table-cell/>
          <table:table-cell office:value-type="string" calcext:value-type="string">
            <text:p>locked</text:p>
          </table:table-cell>
          <table:table-cell office:value-type="string" calcext:value-type="string">
            <text:p>status/locked</text:p>
          </table:table-cell>
          <table:table-cell table:number-columns-repeated="60"/>
        </table:table-row>
        <table:table-row table:style-name="ro1">
          <table:table-cell table:formula="of:=COUNTIF([.C$1:.C$1048576];[.C48])" office:value-type="float" office:value="1" calcext:value-type="float">
            <text:p>1</text:p>
          </table:table-cell>
          <table:table-cell/>
          <table:table-cell office:value-type="string" calcext:value-type="string">
            <text:p>tools</text:p>
          </table:table-cell>
          <table:table-cell office:value-type="string" calcext:value-type="string">
            <text:p>categories/applications-development</text:p>
          </table:table-cell>
          <table:table-cell table:number-columns-repeated="60"/>
        </table:table-row>
        <table:table-row table:style-name="ro1">
          <table:table-cell table:formula="of:=COUNTIF([.C$1:.C$1048576];[.C49])" office:value-type="float" office:value="1" calcext:value-type="float">
            <text:p>1</text:p>
          </table:table-cell>
          <table:table-cell/>
          <table:table-cell office:value-type="string" calcext:value-type="string">
            <text:p>menu</text:p>
          </table:table-cell>
          <table:table-cell office:value-type="string" calcext:value-type="string">
            <text:p>categories/applications-utilities</text:p>
          </table:table-cell>
          <table:table-cell table:number-columns-repeated="60"/>
        </table:table-row>
        <table:table-row table:style-name="ro1">
          <table:table-cell table:formula="of:=COUNTIF([.C$1:.C$1048576];[.C50])" office:value-type="float" office:value="1" calcext:value-type="float">
            <text:p>1</text:p>
          </table:table-cell>
          <table:table-cell/>
          <table:table-cell office:value-type="string" calcext:value-type="string">
            <text:p>speaker</text:p>
          </table:table-cell>
          <table:table-cell office:value-type="string" calcext:value-type="string">
            <text:p>devices/audio-speakers</text:p>
          </table:table-cell>
          <table:table-cell table:number-columns-repeated="60"/>
        </table:table-row>
        <table:table-row table:style-name="ro1">
          <table:table-cell table:formula="of:=COUNTIF([.C$1:.C$1048576];[.C51])" office:value-type="float" office:value="1" calcext:value-type="float">
            <text:p>1</text:p>
          </table:table-cell>
          <table:table-cell/>
          <table:table-cell office:value-type="string" calcext:value-type="string">
            <text:p>cdroom</text:p>
          </table:table-cell>
          <table:table-cell office:value-type="string" calcext:value-type="string">
            <text:p>devices/media-cdr</text:p>
          </table:table-cell>
          <table:table-cell table:number-columns-repeated="60"/>
        </table:table-row>
        <table:table-row table:style-name="ro1">
          <table:table-cell table:formula="of:=COUNTIF([.C$1:.C$1048576];[.C52])" office:value-type="float" office:value="1" calcext:value-type="float">
            <text:p>1</text:p>
          </table:table-cell>
          <table:table-cell/>
          <table:table-cell office:value-type="string" calcext:value-type="string">
            <text:p>7zip</text:p>
          </table:table-cell>
          <table:table-cell office:value-type="string" calcext:value-type="string">
            <text:p>mimetypes/application-7zip</text:p>
          </table:table-cell>
          <table:table-cell table:number-columns-repeated="60"/>
        </table:table-row>
        <table:table-row table:style-name="ro1">
          <table:table-cell table:formula="of:=COUNTIF([.C$1:.C$1048576];[.C53])" office:value-type="float" office:value="1" calcext:value-type="float">
            <text:p>1</text:p>
          </table:table-cell>
          <table:table-cell/>
          <table:table-cell office:value-type="string" calcext:value-type="string">
            <text:p>apk</text:p>
          </table:table-cell>
          <table:table-cell office:value-type="string" calcext:value-type="string">
            <text:p>mimetypes/application-apk</text:p>
          </table:table-cell>
          <table:table-cell table:number-columns-repeated="60"/>
        </table:table-row>
        <table:table-row table:style-name="ro1">
          <table:table-cell table:formula="of:=COUNTIF([.C$1:.C$1048576];[.C54])" office:value-type="float" office:value="1" calcext:value-type="float">
            <text:p>1</text:p>
          </table:table-cell>
          <table:table-cell/>
          <table:table-cell office:value-type="string" calcext:value-type="string">
            <text:p>ascii</text:p>
          </table:table-cell>
          <table:table-cell office:value-type="string" calcext:value-type="string">
            <text:p>mimetypes/application-ascii</text:p>
          </table:table-cell>
          <table:table-cell table:number-columns-repeated="60"/>
        </table:table-row>
        <table:table-row table:style-name="ro1">
          <table:table-cell table:formula="of:=COUNTIF([.C$1:.C$1048576];[.C55])" office:value-type="float" office:value="1" calcext:value-type="float">
            <text:p>1</text:p>
          </table:table-cell>
          <table:table-cell/>
          <table:table-cell office:value-type="string" calcext:value-type="string">
            <text:p>atom</text:p>
          </table:table-cell>
          <table:table-cell office:value-type="string" calcext:value-type="string">
            <text:p>mimetypes/application-atom+xml</text:p>
          </table:table-cell>
          <table:table-cell table:number-columns-repeated="60"/>
        </table:table-row>
        <table:table-row table:style-name="ro1">
          <table:table-cell table:formula="of:=COUNTIF([.C$1:.C$1048576];[.C56])" office:value-type="float" office:value="1" calcext:value-type="float">
            <text:p>1</text:p>
          </table:table-cell>
          <table:table-cell/>
          <table:table-cell office:value-type="string" calcext:value-type="string">
            <text:p>blank</text:p>
          </table:table-cell>
          <table:table-cell office:value-type="string" calcext:value-type="string">
            <text:p>mimetypes/application-blank</text:p>
          </table:table-cell>
          <table:table-cell table:number-columns-repeated="60"/>
        </table:table-row>
        <table:table-row table:style-name="ro1">
          <table:table-cell table:formula="of:=COUNTIF([.C$1:.C$1048576];[.C57])" office:value-type="float" office:value="1" calcext:value-type="float">
            <text:p>1</text:p>
          </table:table-cell>
          <table:table-cell/>
          <table:table-cell office:value-type="string" calcext:value-type="string">
            <text:p>clariscad</text:p>
          </table:table-cell>
          <table:table-cell office:value-type="string" calcext:value-type="string">
            <text:p>mimetypes/application-clariscad</text:p>
          </table:table-cell>
          <table:table-cell table:number-columns-repeated="60"/>
        </table:table-row>
        <table:table-row table:style-name="ro1">
          <table:table-cell table:formula="of:=COUNTIF([.C$1:.C$1048576];[.C58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imetypes/application-database</text:p>
          </table:table-cell>
          <table:table-cell table:style-name="ce9" table:formula="of:=VLOOKUP([.C58];[$moka.B$1:.C$1048576];2;0)" office:value-type="string" office:string-value="" calcext:value-type="error">
            <text:p>#N/D</text:p>
          </table:table-cell>
          <table:table-cell table:number-columns-repeated="59"/>
        </table:table-row>
        <table:table-row table:style-name="ro1">
          <table:table-cell table:formula="of:=COUNTIF([.C$1:.C$1048576];[.C59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cument</text:p>
          </table:table-cell>
          <table:table-cell office:value-type="string" calcext:value-type="string">
            <text:p>mimetypes/application-document</text:p>
          </table:table-cell>
          <table:table-cell table:style-name="ce9" table:formula="of:=VLOOKUP([.C59];[$moka.B$1:.C$1048576];2;0)" office:value-type="string" office:string-value="" calcext:value-type="error">
            <text:p>#N/D</text:p>
          </table:table-cell>
          <table:table-cell table:number-columns-repeated="59"/>
        </table:table-row>
        <table:table-row table:style-name="ro1">
          <table:table-cell table:formula="of:=COUNTIF([.C$1:.C$1048576];[.C60])" office:value-type="float" office:value="1" calcext:value-type="float">
            <text:p>1</text:p>
          </table:table-cell>
          <table:table-cell/>
          <table:table-cell office:value-type="string" calcext:value-type="string">
            <text:p>document-template</text:p>
          </table:table-cell>
          <table:table-cell office:value-type="string" calcext:value-type="string">
            <text:p>mimetypes/application-document-template</text:p>
          </table:table-cell>
          <table:table-cell table:number-columns-repeated="60"/>
        </table:table-row>
        <table:table-row table:style-name="ro1">
          <table:table-cell table:formula="of:=COUNTIF([.C$1:.C$1048576];[.C61])" office:value-type="float" office:value="1" calcext:value-type="float">
            <text:p>1</text:p>
          </table:table-cell>
          <table:table-cell/>
          <table:table-cell office:value-type="string" calcext:value-type="string">
            <text:p>drawing</text:p>
          </table:table-cell>
          <table:table-cell office:value-type="string" calcext:value-type="string">
            <text:p>mimetypes/application-drawing</text:p>
          </table:table-cell>
          <table:table-cell table:number-columns-repeated="60"/>
        </table:table-row>
        <table:table-row table:style-name="ro1">
          <table:table-cell table:formula="of:=COUNTIF([.C$1:.C$1048576];[.C62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wg</text:p>
          </table:table-cell>
          <table:table-cell office:value-type="string" calcext:value-type="string">
            <text:p>mimetypes/application-dwg</text:p>
          </table:table-cell>
          <table:table-cell table:style-name="ce9" table:formula="of:=VLOOKUP([.C62];[$moka.B$1:.C$1048576];2;0)" office:value-type="string" office:string-value="" calcext:value-type="error">
            <text:p>#N/D</text:p>
          </table:table-cell>
          <table:table-cell table:number-columns-repeated="59"/>
        </table:table-row>
        <table:table-row table:style-name="ro1">
          <table:table-cell table:formula="of:=COUNTIF([.C$1:.C$1048576];[.C63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xf</text:p>
          </table:table-cell>
          <table:table-cell office:value-type="string" calcext:value-type="string">
            <text:p>mimetypes/application-dxf</text:p>
          </table:table-cell>
          <table:table-cell table:style-name="ce9" table:formula="of:=VLOOKUP([.C63];[$moka.B$1:.C$1048576];2;0)" office:value-type="string" office:string-value="" calcext:value-type="error">
            <text:p>#N/D</text:p>
          </table:table-cell>
          <table:table-cell table:number-columns-repeated="59"/>
        </table:table-row>
        <table:table-row table:style-name="ro1">
          <table:table-cell table:formula="of:=COUNTIF([.C$1:.C$1048576];[.C64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pub+zip</text:p>
          </table:table-cell>
          <table:table-cell office:value-type="string" calcext:value-type="string">
            <text:p>mimetypes/application-epub+zip</text:p>
          </table:table-cell>
          <table:table-cell table:style-name="ce9" table:formula="of:=VLOOKUP([.C64];[$moka.B$1:.C$1048576];2;0)" office:value-type="string" office:string-value="" calcext:value-type="error">
            <text:p>#N/D</text:p>
          </table:table-cell>
          <table:table-cell table:number-columns-repeated="59"/>
        </table:table-row>
        <table:table-row table:style-name="ro1">
          <table:table-cell table:formula="of:=COUNTIF([.C$1:.C$1048576];[.C65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mimetypes/application-executable</text:p>
          </table:table-cell>
          <table:table-cell table:style-name="ce9" table:formula="of:=VLOOKUP([.C65];[$moka.B$1:.C$1048576];2;0)" office:value-type="string" office:string-value="mimetypes/application-x-executable" calcext:value-type="string">
            <text:p>mimetypes/application-x-executable</text:p>
          </table:table-cell>
          <table:table-cell table:number-columns-repeated="59"/>
        </table:table-row>
        <table:table-row table:style-name="ro1">
          <table:table-cell table:formula="of:=COUNTIF([.C$1:.C$1048576];[.C66])" office:value-type="float" office:value="1" calcext:value-type="float">
            <text:p>1</text:p>
          </table:table-cell>
          <table:table-cell/>
          <table:table-cell office:value-type="string" calcext:value-type="string">
            <text:p>flash</text:p>
          </table:table-cell>
          <table:table-cell office:value-type="string" calcext:value-type="string">
            <text:p>mimetypes/application-flash</text:p>
          </table:table-cell>
          <table:table-cell table:number-columns-repeated="60"/>
        </table:table-row>
        <table:table-row table:style-name="ro1">
          <table:table-cell table:formula="of:=COUNTIF([.C$1:.C$1048576];[.C67])" office:value-type="float" office:value="1" calcext:value-type="float">
            <text:p>1</text:p>
          </table:table-cell>
          <table:table-cell/>
          <table:table-cell office:value-type="string" calcext:value-type="string">
            <text:p>font-snf</text:p>
          </table:table-cell>
          <table:table-cell office:value-type="string" calcext:value-type="string">
            <text:p>mimetypes/application-font-snf</text:p>
          </table:table-cell>
          <table:table-cell table:number-columns-repeated="60"/>
        </table:table-row>
        <table:table-row table:style-name="ro1">
          <table:table-cell table:formula="of:=COUNTIF([.C$1:.C$1048576];[.C68])" office:value-type="float" office:value="1" calcext:value-type="float">
            <text:p>1</text:p>
          </table:table-cell>
          <table:table-cell/>
          <table:table-cell office:value-type="string" calcext:value-type="string">
            <text:p>font</text:p>
          </table:table-cell>
          <table:table-cell office:value-type="string" calcext:value-type="string">
            <text:p>mimetypes/application-font</text:p>
          </table:table-cell>
          <table:table-cell table:number-columns-repeated="60"/>
        </table:table-row>
        <table:table-row table:style-name="ro1">
          <table:table-cell table:formula="of:=COUNTIF([.C$1:.C$1048576];[.C69])" office:value-type="float" office:value="1" calcext:value-type="float">
            <text:p>1</text:p>
          </table:table-cell>
          <table:table-cell/>
          <table:table-cell office:value-type="string" calcext:value-type="string">
            <text:p>geo+json</text:p>
          </table:table-cell>
          <table:table-cell office:value-type="string" calcext:value-type="string">
            <text:p>mimetypes/application-geo+json</text:p>
          </table:table-cell>
          <table:table-cell table:number-columns-repeated="60"/>
        </table:table-row>
        <table:table-row table:style-name="ro1">
          <table:table-cell table:formula="of:=COUNTIF([.C$1:.C$1048576];[.C70])" office:value-type="float" office:value="1" calcext:value-type="float">
            <text:p>1</text:p>
          </table:table-cell>
          <table:table-cell/>
          <table:table-cell office:value-type="string" calcext:value-type="string">
            <text:p>gpx</text:p>
          </table:table-cell>
          <table:table-cell office:value-type="string" calcext:value-type="string">
            <text:p>mimetypes/application-gpx</text:p>
          </table:table-cell>
          <table:table-cell table:number-columns-repeated="60"/>
        </table:table-row>
        <table:table-row table:style-name="ro1">
          <table:table-cell table:formula="of:=COUNTIF([.C$1:.C$1048576];[.C71])" office:value-type="float" office:value="1" calcext:value-type="float">
            <text:p>1</text:p>
          </table:table-cell>
          <table:table-cell/>
          <table:table-cell office:value-type="string" calcext:value-type="string">
            <text:p>gpx+xml</text:p>
          </table:table-cell>
          <table:table-cell office:value-type="string" calcext:value-type="string">
            <text:p>mimetypes/application-gpx+xml</text:p>
          </table:table-cell>
          <table:table-cell table:number-columns-repeated="60"/>
        </table:table-row>
        <table:table-row table:style-name="ro1">
          <table:table-cell table:formula="of:=COUNTIF([.C$1:.C$1048576];[.C72])" office:value-type="float" office:value="1" calcext:value-type="float">
            <text:p>1</text:p>
          </table:table-cell>
          <table:table-cell/>
          <table:table-cell office:value-type="string" calcext:value-type="string">
            <text:p>gzip</text:p>
          </table:table-cell>
          <table:table-cell office:value-type="string" calcext:value-type="string">
            <text:p>mimetypes/application-gzip</text:p>
          </table:table-cell>
          <table:table-cell table:number-columns-repeated="60"/>
        </table:table-row>
        <table:table-row table:style-name="ro1">
          <table:table-cell table:formula="of:=COUNTIF([.C$1:.C$1048576];[.C73])" office:value-type="float" office:value="1" calcext:value-type="float">
            <text:p>1</text:p>
          </table:table-cell>
          <table:table-cell/>
          <table:table-cell office:value-type="string" calcext:value-type="string">
            <text:p>illustrator</text:p>
          </table:table-cell>
          <table:table-cell office:value-type="string" calcext:value-type="string">
            <text:p>mimetypes/application-illustrator</text:p>
          </table:table-cell>
          <table:table-cell table:number-columns-repeated="60"/>
        </table:table-row>
        <table:table-row table:style-name="ro1">
          <table:table-cell table:formula="of:=COUNTIF([.C$1:.C$1048576];[.C74])" office:value-type="float" office:value="1" calcext:value-type="float">
            <text:p>1</text:p>
          </table:table-cell>
          <table:table-cell/>
          <table:table-cell office:value-type="string" calcext:value-type="string">
            <text:p>jpg</text:p>
          </table:table-cell>
          <table:table-cell office:value-type="string" calcext:value-type="string">
            <text:p>mimetypes/application-image-jpg</text:p>
          </table:table-cell>
          <table:table-cell table:number-columns-repeated="60"/>
        </table:table-row>
        <table:table-row table:style-name="ro1">
          <table:table-cell table:formula="of:=COUNTIF([.C$1:.C$1048576];[.C75])" office:value-type="float" office:value="1" calcext:value-type="float">
            <text:p>1</text:p>
          </table:table-cell>
          <table:table-cell/>
          <table:table-cell office:value-type="string" calcext:value-type="string">
            <text:p>png</text:p>
          </table:table-cell>
          <table:table-cell office:value-type="string" calcext:value-type="string">
            <text:p>mimetypes/application-image-png</text:p>
          </table:table-cell>
          <table:table-cell table:number-columns-repeated="60"/>
        </table:table-row>
        <table:table-row table:style-name="ro1">
          <table:table-cell table:formula="of:=COUNTIF([.C$1:.C$1048576];[.C76])" office:value-type="float" office:value="1" calcext:value-type="float">
            <text:p>1</text:p>
          </table:table-cell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mimetypes/application-images</text:p>
          </table:table-cell>
          <table:table-cell table:number-columns-repeated="60"/>
        </table:table-row>
        <table:table-row table:style-name="ro1">
          <table:table-cell table:formula="of:=COUNTIF([.C$1:.C$1048576];[.C77])" office:value-type="float" office:value="1" calcext:value-type="float">
            <text:p>1</text:p>
          </table:table-cell>
          <table:table-cell/>
          <table:table-cell office:value-type="string" calcext:value-type="string">
            <text:p>install</text:p>
          </table:table-cell>
          <table:table-cell office:value-type="string" calcext:value-type="string">
            <text:p>mimetypes/application-install</text:p>
          </table:table-cell>
          <table:table-cell table:number-columns-repeated="60"/>
        </table:table-row>
        <table:table-row table:style-name="ro1">
          <table:table-cell table:formula="of:=COUNTIF([.C$1:.C$1048576];[.C78])" office:value-type="float" office:value="1" calcext:value-type="float">
            <text:p>1</text:p>
          </table:table-cell>
          <table:table-cell/>
          <table:table-cell office:value-type="string" calcext:value-type="string">
            <text:p>javascript</text:p>
          </table:table-cell>
          <table:table-cell office:value-type="string" calcext:value-type="string">
            <text:p>mimetypes/application-javascript</text:p>
          </table:table-cell>
          <table:table-cell table:number-columns-repeated="60"/>
        </table:table-row>
        <table:table-row table:style-name="ro1">
          <table:table-cell table:formula="of:=COUNTIF([.C$1:.C$1048576];[.C79])" office:value-type="float" office:value="1" calcext:value-type="float">
            <text:p>1</text:p>
          </table:table-cell>
          <table:table-cell/>
          <table:table-cell office:value-type="string" calcext:value-type="string">
            <text:p>java</text:p>
          </table:table-cell>
          <table:table-cell office:value-type="string" calcext:value-type="string">
            <text:p>mimetypes/application-java</text:p>
          </table:table-cell>
          <table:table-cell table:number-columns-repeated="60"/>
        </table:table-row>
        <table:table-row table:style-name="ro1">
          <table:table-cell table:formula="of:=COUNTIF([.C$1:.C$1048576];[.C80])" office:value-type="float" office:value="1" calcext:value-type="float">
            <text:p>1</text:p>
          </table:table-cell>
          <table:table-cell/>
          <table:table-cell office:value-type="string" calcext:value-type="string">
            <text:p>json</text:p>
          </table:table-cell>
          <table:table-cell office:value-type="string" calcext:value-type="string">
            <text:p>mimetypes/application-json</text:p>
          </table:table-cell>
          <table:table-cell table:number-columns-repeated="60"/>
        </table:table-row>
        <table:table-row table:style-name="ro1">
          <table:table-cell table:formula="of:=COUNTIF([.C$1:.C$1048576];[.C81])" office:value-type="float" office:value="1" calcext:value-type="float">
            <text:p>1</text:p>
          </table:table-cell>
          <table:table-cell/>
          <table:table-cell office:value-type="string" calcext:value-type="string">
            <text:p>mathematica</text:p>
          </table:table-cell>
          <table:table-cell office:value-type="string" calcext:value-type="string">
            <text:p>mimetypes/application-mathematica</text:p>
          </table:table-cell>
          <table:table-cell table:number-columns-repeated="60"/>
        </table:table-row>
        <table:table-row table:style-name="ro1">
          <table:table-cell table:formula="of:=COUNTIF([.C$1:.C$1048576];[.C82])" office:value-type="float" office:value="1" calcext:value-type="float">
            <text:p>1</text:p>
          </table:table-cell>
          <table:table-cell/>
          <table:table-cell office:value-type="string" calcext:value-type="string">
            <text:p>mbox</text:p>
          </table:table-cell>
          <table:table-cell office:value-type="string" calcext:value-type="string">
            <text:p>mimetypes/application-mbox</text:p>
          </table:table-cell>
          <table:table-cell table:number-columns-repeated="60"/>
        </table:table-row>
        <table:table-row table:style-name="ro1">
          <table:table-cell table:formula="of:=COUNTIF([.C$1:.C$1048576];[.C83])" office:value-type="float" office:value="1" calcext:value-type="float">
            <text:p>1</text:p>
          </table:table-cell>
          <table:table-cell/>
          <table:table-cell office:value-type="string" calcext:value-type="string">
            <text:p>music-blank</text:p>
          </table:table-cell>
          <table:table-cell office:value-type="string" calcext:value-type="string">
            <text:p>mimetypes/application-music-blank</text:p>
          </table:table-cell>
          <table:table-cell table:number-columns-repeated="60"/>
        </table:table-row>
        <table:table-row table:style-name="ro1">
          <table:table-cell table:formula="of:=COUNTIF([.C$1:.C$1048576];[.C84])" office:value-type="float" office:value="1" calcext:value-type="float">
            <text:p>1</text:p>
          </table:table-cell>
          <table:table-cell/>
          <table:table-cell office:value-type="string" calcext:value-type="string">
            <text:p>octet</text:p>
          </table:table-cell>
          <table:table-cell office:value-type="string" calcext:value-type="string">
            <text:p>mimetypes/application-octet-stream</text:p>
          </table:table-cell>
          <table:table-cell table:number-columns-repeated="60"/>
        </table:table-row>
        <table:table-row table:style-name="ro1">
          <table:table-cell table:formula="of:=COUNTIF([.C$1:.C$1048576];[.C85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gg</text:p>
          </table:table-cell>
          <table:table-cell office:value-type="string" calcext:value-type="string">
            <text:p>mimetypes/application-ogg</text:p>
          </table:table-cell>
          <table:table-cell table:style-name="ce9" table:formula="of:=VLOOKUP([.C85];[$moka.B$1:.C$1048576];2;0)" office:value-type="string" office:string-value="" calcext:value-type="error">
            <text:p>#N/D</text:p>
          </table:table-cell>
          <table:table-cell table:number-columns-repeated="59"/>
        </table:table-row>
        <table:table-row table:style-name="ro1">
          <table:table-cell table:formula="of:=COUNTIF([.C$1:.C$1048576];[.C86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mimetypes/application-pdf</text:p>
          </table:table-cell>
          <table:table-cell table:style-name="ce9" table:formula="of:=VLOOKUP([.C86];[$moka.B$1:.C$1048576];2;0)" office:value-type="string" office:string-value="" calcext:value-type="error">
            <text:p>#N/D</text:p>
          </table:table-cell>
          <table:table-cell table:number-columns-repeated="59"/>
        </table:table-row>
        <table:table-row table:style-name="ro1">
          <table:table-cell table:formula="of:=COUNTIF([.C$1:.C$1048576];[.C87])" office:value-type="float" office:value="1" calcext:value-type="float">
            <text:p>1</text:p>
          </table:table-cell>
          <table:table-cell/>
          <table:table-cell office:value-type="string" calcext:value-type="string">
            <text:p>keys</text:p>
          </table:table-cell>
          <table:table-cell office:value-type="string" calcext:value-type="string">
            <text:p>mimetypes/application-pgp-keys</text:p>
          </table:table-cell>
          <table:table-cell table:number-columns-repeated="60"/>
        </table:table-row>
        <table:table-row table:style-name="ro1">
          <table:table-cell table:formula="of:=COUNTIF([.C$1:.C$1048576];[.C88])" office:value-type="float" office:value="1" calcext:value-type="float">
            <text:p>1</text:p>
          </table:table-cell>
          <table:table-cell/>
          <table:table-cell office:value-type="string" calcext:value-type="string">
            <text:p>signature</text:p>
          </table:table-cell>
          <table:table-cell office:value-type="string" calcext:value-type="string">
            <text:p>mimetypes/application-pgp-signature</text:p>
          </table:table-cell>
          <table:table-cell table:number-columns-repeated="60"/>
        </table:table-row>
        <table:table-row table:style-name="ro1">
          <table:table-cell table:formula="of:=COUNTIF([.C$1:.C$1048576];[.C89])" office:value-type="float" office:value="1" calcext:value-type="float">
            <text:p>1</text:p>
          </table:table-cell>
          <table:table-cell/>
          <table:table-cell office:value-type="string" calcext:value-type="string">
            <text:p>pgp</text:p>
          </table:table-cell>
          <table:table-cell office:value-type="string" calcext:value-type="string">
            <text:p>mimetypes/application-pgp</text:p>
          </table:table-cell>
          <table:table-cell table:number-columns-repeated="60"/>
        </table:table-row>
        <table:table-row table:style-name="ro1">
          <table:table-cell table:formula="of:=COUNTIF([.C$1:.C$1048576];[.C90])" office:value-type="float" office:value="1" calcext:value-type="float">
            <text:p>1</text:p>
          </table:table-cell>
          <table:table-cell/>
          <table:table-cell office:value-type="string" calcext:value-type="string">
            <text:p>cert</text:p>
          </table:table-cell>
          <table:table-cell office:value-type="string" calcext:value-type="string">
            <text:p>mimetypes/application-pkix-cert</text:p>
          </table:table-cell>
          <table:table-cell table:number-columns-repeated="60"/>
        </table:table-row>
        <table:table-row table:style-name="ro1">
          <table:table-cell table:formula="of:=COUNTIF([.C$1:.C$1048576];[.C91])" office:value-type="float" office:value="1" calcext:value-type="float">
            <text:p>1</text:p>
          </table:table-cell>
          <table:table-cell/>
          <table:table-cell office:value-type="string" calcext:value-type="string">
            <text:p>postscript</text:p>
          </table:table-cell>
          <table:table-cell office:value-type="string" calcext:value-type="string">
            <text:p>mimetypes/application-postscript</text:p>
          </table:table-cell>
          <table:table-cell table:number-columns-repeated="60"/>
        </table:table-row>
        <table:table-row table:style-name="ro1">
          <table:table-cell table:formula="of:=COUNTIF([.C$1:.C$1048576];[.C92])" office:value-type="float" office:value="1" calcext:value-type="float">
            <text:p>1</text:p>
          </table:table-cell>
          <table:table-cell/>
          <table:table-cell office:value-type="string" calcext:value-type="string">
            <text:p>presentation</text:p>
          </table:table-cell>
          <table:table-cell office:value-type="string" calcext:value-type="string">
            <text:p>mimetypes/application-presentation</text:p>
          </table:table-cell>
          <table:table-cell table:number-columns-repeated="60"/>
        </table:table-row>
        <table:table-row table:style-name="ro1">
          <table:table-cell table:formula="of:=COUNTIF([.C$1:.C$1048576];[.C93])" office:value-type="float" office:value="1" calcext:value-type="float">
            <text:p>1</text:p>
          </table:table-cell>
          <table:table-cell/>
          <table:table-cell office:value-type="string" calcext:value-type="string">
            <text:p>ram</text:p>
          </table:table-cell>
          <table:table-cell office:value-type="string" calcext:value-type="string">
            <text:p>mimetypes/application-ram</text:p>
          </table:table-cell>
          <table:table-cell table:number-columns-repeated="60"/>
        </table:table-row>
        <table:table-row table:style-name="ro1">
          <table:table-cell table:formula="of:=COUNTIF([.C$1:.C$1048576];[.C94])" office:value-type="float" office:value="1" calcext:value-type="float">
            <text:p>1</text:p>
          </table:table-cell>
          <table:table-cell/>
          <table:table-cell office:value-type="string" calcext:value-type="string">
            <text:p>rdata</text:p>
          </table:table-cell>
          <table:table-cell office:value-type="string" calcext:value-type="string">
            <text:p>mimetypes/application-rdata</text:p>
          </table:table-cell>
          <table:table-cell table:number-columns-repeated="60"/>
        </table:table-row>
        <table:table-row table:style-name="ro1">
          <table:table-cell table:formula="of:=COUNTIF([.C$1:.C$1048576];[.C95])" office:value-type="float" office:value="1" calcext:value-type="float">
            <text:p>1</text:p>
          </table:table-cell>
          <table:table-cell/>
          <table:table-cell office:value-type="string" calcext:value-type="string">
            <text:p>rss</text:p>
          </table:table-cell>
          <table:table-cell office:value-type="string" calcext:value-type="string">
            <text:p>mimetypes/application-rss</text:p>
          </table:table-cell>
          <table:table-cell table:number-columns-repeated="60"/>
        </table:table-row>
        <table:table-row table:style-name="ro1">
          <table:table-cell table:formula="of:=COUNTIF([.C$1:.C$1048576];[.C96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tf</text:p>
          </table:table-cell>
          <table:table-cell office:value-type="string" calcext:value-type="string">
            <text:p>mimetypes/application-rtf</text:p>
          </table:table-cell>
          <table:table-cell table:style-name="ce9" table:formula="of:=VLOOKUP([.C96];[$moka.B$1:.C$1048576];2;0)" office:value-type="string" office:string-value="" calcext:value-type="error">
            <text:p>#N/D</text:p>
          </table:table-cell>
          <table:table-cell table:number-columns-repeated="59"/>
        </table:table-row>
        <table:table-row table:style-name="ro1">
          <table:table-cell table:formula="of:=COUNTIF([.C$1:.C$1048576];[.C97])" office:value-type="float" office:value="1" calcext:value-type="float">
            <text:p>1</text:p>
          </table:table-cell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mimetypes/application-software</text:p>
          </table:table-cell>
          <table:table-cell table:number-columns-repeated="60"/>
        </table:table-row>
        <table:table-row table:style-name="ro1">
          <table:table-cell table:formula="of:=COUNTIF([.C$1:.C$1048576];[.C98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mimetypes/application-sql</text:p>
          </table:table-cell>
          <table:table-cell table:style-name="ce9" table:formula="of:=VLOOKUP([.C98];[$moka.B$1:.C$1048576];2;0)" office:value-type="string" office:string-value="" calcext:value-type="error">
            <text:p>#N/D</text:p>
          </table:table-cell>
          <table:table-cell table:number-columns-repeated="59"/>
        </table:table-row>
        <table:table-row table:style-name="ro1">
          <table:table-cell table:formula="of:=COUNTIF([.C$1:.C$1048576];[.C99])" office:value-type="float" office:value="1" calcext:value-type="float">
            <text:p>1</text:p>
          </table:table-cell>
          <table:table-cell/>
          <table:table-cell office:value-type="string" calcext:value-type="string">
            <text:p>template</text:p>
          </table:table-cell>
          <table:table-cell office:value-type="string" calcext:value-type="string">
            <text:p>mimetypes/application-template</text:p>
          </table:table-cell>
          <table:table-cell table:number-columns-repeated="60"/>
        </table:table-row>
        <table:table-row table:style-name="ro1">
          <table:table-cell table:formula="of:=COUNTIF([.C$1:.C$1048576];[.C100])" office:value-type="float" office:value="1" calcext:value-type="float">
            <text:p>1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mimetypes/application-text</text:p>
          </table:table-cell>
          <table:table-cell table:number-columns-repeated="60"/>
        </table:table-row>
        <table:table-row table:style-name="ro1">
          <table:table-cell table:formula="of:=COUNTIF([.C$1:.C$1048576];[.C101])" office:value-type="float" office:value="1" calcext:value-type="float">
            <text:p>1</text:p>
          </table:table-cell>
          <table:table-cell/>
          <table:table-cell office:value-type="string" calcext:value-type="string">
            <text:p>text-template</text:p>
          </table:table-cell>
          <table:table-cell office:value-type="string" calcext:value-type="string">
            <text:p>mimetypes/application-text-template</text:p>
          </table:table-cell>
          <table:table-cell table:number-columns-repeated="60"/>
        </table:table-row>
        <table:table-row table:style-name="ro1">
          <table:table-cell table:formula="of:=COUNTIF([.C$1:.C$1048576];[.C102])" office:value-type="float" office:value="1" calcext:value-type="float">
            <text:p>1</text:p>
          </table:table-cell>
          <table:table-cell/>
          <table:table-cell office:value-type="string" calcext:value-type="string">
            <text:p>users</text:p>
          </table:table-cell>
          <table:table-cell office:value-type="string" calcext:value-type="string">
            <text:p>mimetypes/application-users</text:p>
          </table:table-cell>
          <table:table-cell table:number-columns-repeated="60"/>
        </table:table-row>
        <table:table-row table:style-name="ro1">
          <table:table-cell table:formula="of:=COUNTIF([.C$1:.C$1048576];[.C103])" office:value-type="float" office:value="1" calcext:value-type="float">
            <text:p>1</text:p>
          </table:table-cell>
          <table:table-cell/>
          <table:table-cell office:value-type="string" calcext:value-type="string">
            <text:p>vector</text:p>
          </table:table-cell>
          <table:table-cell office:value-type="string" calcext:value-type="string">
            <text:p>mimetypes/application-vector</text:p>
          </table:table-cell>
          <table:table-cell table:number-columns-repeated="60"/>
        </table:table-row>
        <table:table-row table:style-name="ro1">
          <table:table-cell table:formula="of:=COUNTIF([.C$1:.C$1048576];[.C104])" office:value-type="float" office:value="1" calcext:value-type="float">
            <text:p>1</text:p>
          </table:table-cell>
          <table:table-cell/>
          <table:table-cell office:value-type="string" calcext:value-type="string">
            <text:p>vestor</text:p>
          </table:table-cell>
          <table:table-cell office:value-type="string" calcext:value-type="string">
            <text:p>mimetypes/application-vestor</text:p>
          </table:table-cell>
          <table:table-cell table:number-columns-repeated="60"/>
        </table:table-row>
        <table:table-row table:style-name="ro1">
          <table:table-cell table:formula="of:=COUNTIF([.C$1:.C$1048576];[.C105])" office:value-type="float" office:value="1" calcext:value-type="float">
            <text:p>1</text:p>
          </table:table-cell>
          <table:table-cell/>
          <table:table-cell office:value-type="string" calcext:value-type="string">
            <text:p>video</text:p>
          </table:table-cell>
          <table:table-cell office:value-type="string" calcext:value-type="string">
            <text:p>mimetypes/application-video</text:p>
          </table:table-cell>
          <table:table-cell table:number-columns-repeated="60"/>
        </table:table-row>
        <table:table-row table:style-name="ro1">
          <table:table-cell table:formula="of:=COUNTIF([.C$1:.C$1048576];[.C106])" office:value-type="float" office:value="1" calcext:value-type="float">
            <text:p>1</text:p>
          </table:table-cell>
          <table:table-cell/>
          <table:table-cell office:value-type="string" calcext:value-type="string">
            <text:p>kml</text:p>
          </table:table-cell>
          <table:table-cell office:value-type="string" calcext:value-type="string">
            <text:p>mimetypes/application-vnd-google-earth-kml</text:p>
          </table:table-cell>
          <table:table-cell table:number-columns-repeated="60"/>
        </table:table-row>
        <table:table-row table:style-name="ro1">
          <table:table-cell table:formula="of:=COUNTIF([.C$1:.C$1048576];[.C107])" office:value-type="float" office:value="1" calcext:value-type="float">
            <text:p>1</text:p>
          </table:table-cell>
          <table:table-cell/>
          <table:table-cell office:value-type="string" calcext:value-type="string">
            <text:p>kmz</text:p>
          </table:table-cell>
          <table:table-cell office:value-type="string" calcext:value-type="string">
            <text:p>mimetypes/application-vnd.google-earth.kmz</text:p>
          </table:table-cell>
          <table:table-cell table:number-columns-repeated="60"/>
        </table:table-row>
        <table:table-row table:style-name="ro1">
          <table:table-cell table:formula="of:=COUNTIF([.C$1:.C$1048576];[.C108])" office:value-type="float" office:value="1" calcext:value-type="float">
            <text:p>1</text:p>
          </table:table-cell>
          <table:table-cell/>
          <table:table-cell office:value-type="string" calcext:value-type="string">
            <text:p>accdb</text:p>
          </table:table-cell>
          <table:table-cell office:value-type="string" calcext:value-type="string">
            <text:p>mimetypes/application-vnd.ms-access</text:p>
          </table:table-cell>
          <table:table-cell table:number-columns-repeated="60"/>
        </table:table-row>
        <table:table-row table:style-name="ro1">
          <table:table-cell table:formula="of:=COUNTIF([.C$1:.C$1048576];[.C109])" office:value-type="float" office:value="1" calcext:value-type="float">
            <text:p>1</text:p>
          </table:table-cell>
          <table:table-cell/>
          <table:table-cell office:value-type="string" calcext:value-type="string">
            <text:p>cab</text:p>
          </table:table-cell>
          <table:table-cell office:value-type="string" calcext:value-type="string">
            <text:p>mimetypes/application-vnd.ms-cab-compressed</text:p>
          </table:table-cell>
          <table:table-cell table:number-columns-repeated="60"/>
        </table:table-row>
        <table:table-row table:style-name="ro1">
          <table:table-cell table:formula="of:=COUNTIF([.C$1:.C$1048576];[.C110])" office:value-type="float" office:value="1" calcext:value-type="float">
            <text:p>1</text:p>
          </table:table-cell>
          <table:table-cell/>
          <table:table-cell office:value-type="string" calcext:value-type="string">
            <text:p>vnd.ms-excel</text:p>
          </table:table-cell>
          <table:table-cell office:value-type="string" calcext:value-type="string">
            <text:p>mimetypes/application-vnd.ms-excel</text:p>
          </table:table-cell>
          <table:table-cell table:number-columns-repeated="60"/>
        </table:table-row>
        <table:table-row table:style-name="ro1">
          <table:table-cell table:formula="of:=COUNTIF([.C$1:.C$1048576];[.C111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pt</text:p>
          </table:table-cell>
          <table:table-cell office:value-type="string" calcext:value-type="string">
            <text:p>mimetypes/application-vnd.ms-powerpoint.presentation.macroEnabled.12</text:p>
          </table:table-cell>
          <table:table-cell table:style-name="ce9" table:formula="of:=VLOOKUP([.C111];[$moka.B$1:.C$1048576];2;0)" office:value-type="string" office:string-value="" calcext:value-type="error">
            <text:p>#N/D</text:p>
          </table:table-cell>
          <table:table-cell table:number-columns-repeated="59"/>
        </table:table-row>
        <table:table-row table:style-name="ro1">
          <table:table-cell table:formula="of:=COUNTIF([.C$1:.C$1048576];[.C112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mimetypes/application-vnd.ms-word.document.macroEnabled.12</text:p>
          </table:table-cell>
          <table:table-cell table:style-name="ce9" table:formula="of:=VLOOKUP([.C112];[$moka.B$1:.C$1048576];2;0)" office:value-type="string" office:string-value="" calcext:value-type="error">
            <text:p>#N/D</text:p>
          </table:table-cell>
          <table:table-cell table:number-columns-repeated="59"/>
        </table:table-row>
        <table:table-row table:style-name="ro1">
          <table:table-cell table:formula="of:=COUNTIF([.C$1:.C$1048576];[.C113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db</text:p>
          </table:table-cell>
          <table:table-cell office:value-type="string" calcext:value-type="string">
            <text:p>mimetypes/application-vnd.oasis.opendocument.database</text:p>
          </table:table-cell>
          <table:table-cell table:style-name="ce9" table:formula="of:=VLOOKUP([.C113];[$moka.B$1:.C$1048576];2;0)" office:value-type="string" office:string-value="" calcext:value-type="error">
            <text:p>#N/D</text:p>
          </table:table-cell>
          <table:table-cell table:number-columns-repeated="59"/>
        </table:table-row>
        <table:table-row table:style-name="ro1">
          <table:table-cell table:formula="of:=COUNTIF([.C$1:.C$1048576];[.C114])" office:value-type="float" office:value="1" calcext:value-type="float">
            <text:p>1</text:p>
          </table:table-cell>
          <table:table-cell/>
          <table:table-cell office:value-type="string" calcext:value-type="string">
            <text:p>vnd.oasis.opendocument.drawing-template</text:p>
          </table:table-cell>
          <table:table-cell office:value-type="string" calcext:value-type="string">
            <text:p>mimetypes/application-vnd.oasis.opendocument.drawing-template</text:p>
          </table:table-cell>
          <table:table-cell table:number-columns-repeated="60"/>
        </table:table-row>
        <table:table-row table:style-name="ro1">
          <table:table-cell table:formula="of:=COUNTIF([.C$1:.C$1048576];[.C115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df</text:p>
          </table:table-cell>
          <table:table-cell office:value-type="string" calcext:value-type="string">
            <text:p>mimetypes/application-vnd.oasis.opendocument.formula</text:p>
          </table:table-cell>
          <table:table-cell table:style-name="ce9" table:formula="of:=VLOOKUP([.C115];[$moka.B$1:.C$1048576];2;0)" office:value-type="string" office:string-value="" calcext:value-type="error">
            <text:p>#N/D</text:p>
          </table:table-cell>
          <table:table-cell table:number-columns-repeated="59"/>
        </table:table-row>
        <table:table-row table:style-name="ro1">
          <table:table-cell table:formula="of:=COUNTIF([.C$1:.C$1048576];[.C116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dp</text:p>
          </table:table-cell>
          <table:table-cell office:value-type="string" calcext:value-type="string">
            <text:p>mimetypes/application-vnd.oasis.opendocument.presentation</text:p>
          </table:table-cell>
          <table:table-cell table:style-name="ce9" table:formula="of:=VLOOKUP([.C116];[$moka.B$1:.C$1048576];2;0)" office:value-type="string" office:string-value="" calcext:value-type="error">
            <text:p>#N/D</text:p>
          </table:table-cell>
          <table:table-cell table:number-columns-repeated="59"/>
        </table:table-row>
        <table:table-row table:style-name="ro1">
          <table:table-cell table:formula="of:=COUNTIF([.C$1:.C$1048576];[.C117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mimetypes/application-vnd.oasis.opendocument.spreadsheet</text:p>
          </table:table-cell>
          <table:table-cell table:style-name="ce9" table:formula="of:=VLOOKUP([.C117];[$moka.B$1:.C$1048576];2;0)" office:value-type="string" office:string-value="" calcext:value-type="error">
            <text:p>#N/D</text:p>
          </table:table-cell>
          <table:table-cell table:number-columns-repeated="59"/>
        </table:table-row>
        <table:table-row table:style-name="ro1">
          <table:table-cell table:formula="of:=COUNTIF([.C$1:.C$1048576];[.C118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dt</text:p>
          </table:table-cell>
          <table:table-cell office:value-type="string" calcext:value-type="string">
            <text:p>mimetypes/application-vnd.oasis.opendocument.text</text:p>
          </table:table-cell>
          <table:table-cell table:style-name="ce9" table:formula="of:=VLOOKUP([.C118];[$moka.B$1:.C$1048576];2;0)" office:value-type="string" office:string-value="" calcext:value-type="error">
            <text:p>#N/D</text:p>
          </table:table-cell>
          <table:table-cell table:number-columns-repeated="59"/>
        </table:table-row>
        <table:table-row table:style-name="ro1">
          <table:table-cell table:formula="of:=COUNTIF([.C$1:.C$1048576];[.C119])" office:value-type="float" office:value="1" calcext:value-type="float">
            <text:p>1</text:p>
          </table:table-cell>
          <table:table-cell/>
          <table:table-cell office:value-type="string" calcext:value-type="string">
            <text:p>web</text:p>
          </table:table-cell>
          <table:table-cell office:value-type="string" calcext:value-type="string">
            <text:p>mimetypes/application-vnd.oasis.opendocument.text-web</text:p>
          </table:table-cell>
          <table:table-cell table:number-columns-repeated="60"/>
        </table:table-row>
        <table:table-row table:style-name="ro1">
          <table:table-cell table:formula="of:=COUNTIF([.C$1:.C$1048576];[.C120])" office:value-type="float" office:value="1" calcext:value-type="float">
            <text:p>1</text:p>
          </table:table-cell>
          <table:table-cell/>
          <table:table-cell office:value-type="string" calcext:value-type="string">
            <text:p>vnd.openxmlformats-officedocument.wordprocessingml.template</text:p>
          </table:table-cell>
          <table:table-cell office:value-type="string" calcext:value-type="string">
            <text:p>mimetypes/application-vnd.openxmlformats-officedocument.wordprocessingml.template</text:p>
          </table:table-cell>
          <table:table-cell table:number-columns-repeated="60"/>
        </table:table-row>
        <table:table-row table:style-name="ro1">
          <table:table-cell table:formula="of:=COUNTIF([.C$1:.C$1048576];[.C121])" office:value-type="float" office:value="1" calcext:value-type="float">
            <text:p>1</text:p>
          </table:table-cell>
          <table:table-cell/>
          <table:table-cell office:value-type="string" calcext:value-type="string">
            <text:p>rn</text:p>
          </table:table-cell>
          <table:table-cell office:value-type="string" calcext:value-type="string">
            <text:p>mimetypes/application-vnd.rn-realmedia</text:p>
          </table:table-cell>
          <table:table-cell table:number-columns-repeated="60"/>
        </table:table-row>
        <table:table-row table:style-name="ro1">
          <table:table-cell table:formula="of:=COUNTIF([.C$1:.C$1048576];[.C122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ribus</text:p>
          </table:table-cell>
          <table:table-cell office:value-type="string" calcext:value-type="string">
            <text:p>mimetypes/application-vnd.scribus</text:p>
          </table:table-cell>
          <table:table-cell table:style-name="ce9" table:formula="of:=VLOOKUP([.C122];[$moka.B$1:.C$1048576];2;0)" office:value-type="string" office:string-value="apps/scribus" calcext:value-type="string">
            <text:p>apps/scribus</text:p>
          </table:table-cell>
          <table:table-cell table:number-columns-repeated="59"/>
        </table:table-row>
        <table:table-row table:style-name="ro1">
          <table:table-cell table:formula="of:=COUNTIF([.C$1:.C$1048576];[.C123])" office:value-type="float" office:value="1" calcext:value-type="float">
            <text:p>1</text:p>
          </table:table-cell>
          <table:table-cell/>
          <table:table-cell office:value-type="string" calcext:value-type="string">
            <text:p>snap</text:p>
          </table:table-cell>
          <table:table-cell office:value-type="string" calcext:value-type="string">
            <text:p>mimetypes/application-vnd.snap</text:p>
          </table:table-cell>
          <table:table-cell table:number-columns-repeated="60"/>
        </table:table-row>
        <table:table-row table:style-name="ro1">
          <table:table-cell table:formula="of:=COUNTIF([.C$1:.C$1048576];[.C124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alc</text:p>
          </table:table-cell>
          <table:table-cell office:value-type="string" calcext:value-type="string">
            <text:p>mimetypes/application-vnd.sun.xml.calc</text:p>
          </table:table-cell>
          <table:table-cell table:style-name="ce9" table:formula="of:=VLOOKUP([.C124];[$moka.B$1:.C$1048576];2;0)" office:value-type="string" office:string-value="" calcext:value-type="error">
            <text:p>#N/D</text:p>
          </table:table-cell>
          <table:table-cell table:number-columns-repeated="59"/>
        </table:table-row>
        <table:table-row table:style-name="ro1">
          <table:table-cell table:formula="of:=COUNTIF([.C$1:.C$1048576];[.C125])" office:value-type="float" office:value="1" calcext:value-type="float">
            <text:p>1</text:p>
          </table:table-cell>
          <table:table-cell/>
          <table:table-cell office:value-type="string" calcext:value-type="string">
            <text:p>draw</text:p>
          </table:table-cell>
          <table:table-cell office:value-type="string" calcext:value-type="string">
            <text:p>mimetypes/application-vnd.sun.xml.draw</text:p>
          </table:table-cell>
          <table:table-cell table:number-columns-repeated="60"/>
        </table:table-row>
        <table:table-row table:style-name="ro1">
          <table:table-cell table:formula="of:=COUNTIF([.C$1:.C$1048576];[.C126])" office:value-type="float" office:value="1" calcext:value-type="float">
            <text:p>1</text:p>
          </table:table-cell>
          <table:table-cell/>
          <table:table-cell office:value-type="string" calcext:value-type="string">
            <text:p>writer</text:p>
          </table:table-cell>
          <table:table-cell office:value-type="string" calcext:value-type="string">
            <text:p>mimetypes/application-vnd.sun.xml.writer</text:p>
          </table:table-cell>
          <table:table-cell table:number-columns-repeated="60"/>
        </table:table-row>
        <table:table-row table:style-name="ro1">
          <table:table-cell table:formula="of:=COUNTIF([.C$1:.C$1048576];[.C127])" office:value-type="float" office:value="1" calcext:value-type="float">
            <text:p>1</text:p>
          </table:table-cell>
          <table:table-cell/>
          <table:table-cell office:value-type="string" calcext:value-type="string">
            <text:p>pcap</text:p>
          </table:table-cell>
          <table:table-cell office:value-type="string" calcext:value-type="string">
            <text:p>mimetypes/application-vnd.tcpdump.pcap</text:p>
          </table:table-cell>
          <table:table-cell table:number-columns-repeated="60"/>
        </table:table-row>
        <table:table-row table:style-name="ro1">
          <table:table-cell table:formula="of:=COUNTIF([.C$1:.C$1048576];[.C128])" office:value-type="float" office:value="1" calcext:value-type="float">
            <text:p>1</text:p>
          </table:table-cell>
          <table:table-cell/>
          <table:table-cell office:value-type="string" calcext:value-type="string">
            <text:p>wpd</text:p>
          </table:table-cell>
          <table:table-cell office:value-type="string" calcext:value-type="string">
            <text:p>mimetypes/application-vnd.wordperfect</text:p>
          </table:table-cell>
          <table:table-cell table:number-columns-repeated="60"/>
        </table:table-row>
        <table:table-row table:style-name="ro1">
          <table:table-cell table:formula="of:=COUNTIF([.C$1:.C$1048576];[.C129])" office:value-type="float" office:value="1" calcext:value-type="float">
            <text:p>1</text:p>
          </table:table-cell>
          <table:table-cell/>
          <table:table-cell office:value-type="string" calcext:value-type="string">
            <text:p>xdgapp</text:p>
          </table:table-cell>
          <table:table-cell office:value-type="string" calcext:value-type="string">
            <text:p>mimetypes/application-vnd.xdgapp</text:p>
          </table:table-cell>
          <table:table-cell table:number-columns-repeated="60"/>
        </table:table-row>
        <table:table-row table:style-name="ro1">
          <table:table-cell table:formula="of:=COUNTIF([.C$1:.C$1048576];[.C130])" office:value-type="float" office:value="1" calcext:value-type="float">
            <text:p>1</text:p>
          </table:table-cell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mimetypes/application-word</text:p>
          </table:table-cell>
          <table:table-cell table:number-columns-repeated="60"/>
        </table:table-row>
        <table:table-row table:style-name="ro1">
          <table:table-cell table:formula="of:=COUNTIF([.C$1:.C$1048576];[.C131])" office:value-type="float" office:value="1" calcext:value-type="float">
            <text:p>1</text:p>
          </table:table-cell>
          <table:table-cell/>
          <table:table-cell office:value-type="string" calcext:value-type="string">
            <text:p>ace</text:p>
          </table:table-cell>
          <table:table-cell office:value-type="string" calcext:value-type="string">
            <text:p>mimetypes/application-x-7z-ace</text:p>
          </table:table-cell>
          <table:table-cell table:number-columns-repeated="60"/>
        </table:table-row>
        <table:table-row table:style-name="ro1">
          <table:table-cell table:formula="of:=COUNTIF([.C$1:.C$1048576];[.C132])" office:value-type="float" office:value="1" calcext:value-type="float">
            <text:p>1</text:p>
          </table:table-cell>
          <table:table-cell/>
          <table:table-cell office:value-type="string" calcext:value-type="string">
            <text:p>arj</text:p>
          </table:table-cell>
          <table:table-cell office:value-type="string" calcext:value-type="string">
            <text:p>mimetypes/application-x-7z-arj</text:p>
          </table:table-cell>
          <table:table-cell table:number-columns-repeated="60"/>
        </table:table-row>
        <table:table-row table:style-name="ro1">
          <table:table-cell table:formula="of:=COUNTIF([.C$1:.C$1048576];[.C133])" office:value-type="float" office:value="1" calcext:value-type="float">
            <text:p>1</text:p>
          </table:table-cell>
          <table:table-cell/>
          <table:table-cell office:value-type="string" calcext:value-type="string">
            <text:p>abiword</text:p>
          </table:table-cell>
          <table:table-cell office:value-type="string" calcext:value-type="string">
            <text:p>mimetypes/application-x-abiword</text:p>
          </table:table-cell>
          <table:table-cell table:number-columns-repeated="60"/>
        </table:table-row>
        <table:table-row table:style-name="ro1">
          <table:table-cell table:formula="of:=COUNTIF([.C$1:.C$1048576];[.C134])" office:value-type="float" office:value="1" calcext:value-type="float">
            <text:p>1</text:p>
          </table:table-cell>
          <table:table-cell/>
          <table:table-cell office:value-type="string" calcext:value-type="string">
            <text:p>addon</text:p>
          </table:table-cell>
          <table:table-cell office:value-type="string" calcext:value-type="string">
            <text:p>mimetypes/application-x-addon</text:p>
          </table:table-cell>
          <table:table-cell table:number-columns-repeated="60"/>
        </table:table-row>
        <table:table-row table:style-name="ro1">
          <table:table-cell table:formula="of:=COUNTIF([.C$1:.C$1048576];[.C135])" office:value-type="float" office:value="1" calcext:value-type="float">
            <text:p>1</text:p>
          </table:table-cell>
          <table:table-cell/>
          <table:table-cell office:value-type="string" calcext:value-type="string">
            <text:p>anki</text:p>
          </table:table-cell>
          <table:table-cell office:value-type="string" calcext:value-type="string">
            <text:p>mimetypes/application-x-anki</text:p>
          </table:table-cell>
          <table:table-cell table:number-columns-repeated="60"/>
        </table:table-row>
        <table:table-row table:style-name="ro1">
          <table:table-cell table:formula="of:=COUNTIF([.C$1:.C$1048576];[.C136])" office:value-type="float" office:value="1" calcext:value-type="float">
            <text:p>1</text:p>
          </table:table-cell>
          <table:table-cell/>
          <table:table-cell office:value-type="string" calcext:value-type="string">
            <text:p>apkg</text:p>
          </table:table-cell>
          <table:table-cell office:value-type="string" calcext:value-type="string">
            <text:p>mimetypes/application-x-apkg</text:p>
          </table:table-cell>
          <table:table-cell table:number-columns-repeated="60"/>
        </table:table-row>
        <table:table-row table:style-name="ro1">
          <table:table-cell table:formula="of:=COUNTIF([.C$1:.C$1048576];[.C137])" office:value-type="float" office:value="1" calcext:value-type="float">
            <text:p>1</text:p>
          </table:table-cell>
          <table:table-cell/>
          <table:table-cell office:value-type="string" calcext:value-type="string">
            <text:p>arc</text:p>
          </table:table-cell>
          <table:table-cell office:value-type="string" calcext:value-type="string">
            <text:p>mimetypes/application-x-arc</text:p>
          </table:table-cell>
          <table:table-cell table:number-columns-repeated="60"/>
        </table:table-row>
        <table:table-row table:style-name="ro1">
          <table:table-cell table:formula="of:=COUNTIF([.C$1:.C$1048576];[.C138])" office:value-type="float" office:value="1" calcext:value-type="float">
            <text:p>1</text:p>
          </table:table-cell>
          <table:table-cell/>
          <table:table-cell office:value-type="string" calcext:value-type="string">
            <text:p>ar</text:p>
          </table:table-cell>
          <table:table-cell office:value-type="string" calcext:value-type="string">
            <text:p>mimetypes/application-x-ar</text:p>
          </table:table-cell>
          <table:table-cell table:number-columns-repeated="60"/>
        </table:table-row>
        <table:table-row table:style-name="ro1">
          <table:table-cell table:formula="of:=COUNTIF([.C$1:.C$1048576];[.C139])" office:value-type="float" office:value="1" calcext:value-type="float">
            <text:p>1</text:p>
          </table:table-cell>
          <table:table-cell/>
          <table:table-cell office:value-type="string" calcext:value-type="string">
            <text:p>backpack</text:p>
          </table:table-cell>
          <table:table-cell office:value-type="string" calcext:value-type="string">
            <text:p>mimetypes/application-x-backpack</text:p>
          </table:table-cell>
          <table:table-cell table:number-columns-repeated="60"/>
        </table:table-row>
        <table:table-row table:style-name="ro1">
          <table:table-cell table:formula="of:=COUNTIF([.C$1:.C$1048576];[.C140])" office:value-type="float" office:value="1" calcext:value-type="float">
            <text:p>1</text:p>
          </table:table-cell>
          <table:table-cell/>
          <table:table-cell office:value-type="string" calcext:value-type="string">
            <text:p>bittorrent</text:p>
          </table:table-cell>
          <table:table-cell office:value-type="string" calcext:value-type="string">
            <text:p>mimetypes/application-x-bittorrent</text:p>
          </table:table-cell>
          <table:table-cell table:number-columns-repeated="60"/>
        </table:table-row>
        <table:table-row table:style-name="ro1">
          <table:table-cell table:formula="of:=COUNTIF([.C$1:.C$1048576];[.C141])" office:value-type="float" office:value="1" calcext:value-type="float">
            <text:p>1</text:p>
          </table:table-cell>
          <table:table-cell/>
          <table:table-cell office:value-type="string" calcext:value-type="string">
            <text:p>blender</text:p>
          </table:table-cell>
          <table:table-cell office:value-type="string" calcext:value-type="string">
            <text:p>mimetypes/application-x-blender</text:p>
          </table:table-cell>
          <table:table-cell table:number-columns-repeated="60"/>
        </table:table-row>
        <table:table-row table:style-name="ro1">
          <table:table-cell table:formula="of:=COUNTIF([.C$1:.C$1048576];[.C142])" office:value-type="float" office:value="1" calcext:value-type="float">
            <text:p>1</text:p>
          </table:table-cell>
          <table:table-cell/>
          <table:table-cell office:value-type="string" calcext:value-type="string">
            <text:p>bzdvi</text:p>
          </table:table-cell>
          <table:table-cell office:value-type="string" calcext:value-type="string">
            <text:p>mimetypes/application-x-bzdvi</text:p>
          </table:table-cell>
          <table:table-cell table:number-columns-repeated="60"/>
        </table:table-row>
        <table:table-row table:style-name="ro1">
          <table:table-cell table:formula="of:=COUNTIF([.C$1:.C$1048576];[.C143])" office:value-type="float" office:value="1" calcext:value-type="float">
            <text:p>1</text:p>
          </table:table-cell>
          <table:table-cell/>
          <table:table-cell office:value-type="string" calcext:value-type="string">
            <text:p>bzip</text:p>
          </table:table-cell>
          <table:table-cell office:value-type="string" calcext:value-type="string">
            <text:p>mimetypes/application-x-bzip-compressed</text:p>
          </table:table-cell>
          <table:table-cell table:number-columns-repeated="60"/>
        </table:table-row>
        <table:table-row table:style-name="ro1">
          <table:table-cell table:formula="of:=COUNTIF([.C$1:.C$1048576];[.C144])" office:value-type="float" office:value="1" calcext:value-type="float">
            <text:p>1</text:p>
          </table:table-cell>
          <table:table-cell/>
          <table:table-cell office:value-type="string" calcext:value-type="string">
            <text:p>tar-bzip</text:p>
          </table:table-cell>
          <table:table-cell office:value-type="string" calcext:value-type="string">
            <text:p>mimetypes/application-x-bzip-compressed-tar</text:p>
          </table:table-cell>
          <table:table-cell table:number-columns-repeated="60"/>
        </table:table-row>
        <table:table-row table:style-name="ro1">
          <table:table-cell table:formula="of:=COUNTIF([.C$1:.C$1048576];[.C145])" office:value-type="float" office:value="1" calcext:value-type="float">
            <text:p>1</text:p>
          </table:table-cell>
          <table:table-cell/>
          <table:table-cell office:value-type="string" calcext:value-type="string">
            <text:p>bzpdf</text:p>
          </table:table-cell>
          <table:table-cell office:value-type="string" calcext:value-type="string">
            <text:p>mimetypes/application-x-bzpdf</text:p>
          </table:table-cell>
          <table:table-cell table:number-columns-repeated="60"/>
        </table:table-row>
        <table:table-row table:style-name="ro1">
          <table:table-cell table:formula="of:=COUNTIF([.C$1:.C$1048576];[.C146])" office:value-type="float" office:value="1" calcext:value-type="float">
            <text:p>1</text:p>
          </table:table-cell>
          <table:table-cell/>
          <table:table-cell office:value-type="string" calcext:value-type="string">
            <text:p>bzpostscript</text:p>
          </table:table-cell>
          <table:table-cell office:value-type="string" calcext:value-type="string">
            <text:p>mimetypes/application-x-bzpostscript</text:p>
          </table:table-cell>
          <table:table-cell table:number-columns-repeated="60"/>
        </table:table-row>
        <table:table-row table:style-name="ro1">
          <table:table-cell table:formula="of:=COUNTIF([.C$1:.C$1048576];[.C147])" office:value-type="float" office:value="1" calcext:value-type="float">
            <text:p>1</text:p>
          </table:table-cell>
          <table:table-cell/>
          <table:table-cell office:value-type="string" calcext:value-type="string">
            <text:p>cda</text:p>
          </table:table-cell>
          <table:table-cell office:value-type="string" calcext:value-type="string">
            <text:p>mimetypes/application-x-cda</text:p>
          </table:table-cell>
          <table:table-cell table:number-columns-repeated="60"/>
        </table:table-row>
        <table:table-row table:style-name="ro1">
          <table:table-cell table:formula="of:=COUNTIF([.C$1:.C$1048576];[.C148])" office:value-type="float" office:value="1" calcext:value-type="float">
            <text:p>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mimetypes/application-x-class-file</text:p>
          </table:table-cell>
          <table:table-cell table:number-columns-repeated="60"/>
        </table:table-row>
        <table:table-row table:style-name="ro1">
          <table:table-cell table:formula="of:=COUNTIF([.C$1:.C$1048576];[.C149])" office:value-type="float" office:value="1" calcext:value-type="float">
            <text:p>1</text:p>
          </table:table-cell>
          <table:table-cell/>
          <table:table-cell office:value-type="string" calcext:value-type="string">
            <text:p>compress</text:p>
          </table:table-cell>
          <table:table-cell office:value-type="string" calcext:value-type="string">
            <text:p>mimetypes/application-x-compress</text:p>
          </table:table-cell>
          <table:table-cell table:number-columns-repeated="60"/>
        </table:table-row>
        <table:table-row table:style-name="ro1">
          <table:table-cell table:formula="of:=COUNTIF([.C$1:.C$1048576];[.C150])" office:value-type="float" office:value="1" calcext:value-type="float">
            <text:p>1</text:p>
          </table:table-cell>
          <table:table-cell/>
          <table:table-cell office:value-type="string" calcext:value-type="string">
            <text:p>tar</text:p>
          </table:table-cell>
          <table:table-cell office:value-type="string" calcext:value-type="string">
            <text:p>mimetypes/application-x-compress-tar</text:p>
          </table:table-cell>
          <table:table-cell table:number-columns-repeated="60"/>
        </table:table-row>
        <table:table-row table:style-name="ro1">
          <table:table-cell table:formula="of:=COUNTIF([.C$1:.C$1048576];[.C151])" office:value-type="float" office:value="1" calcext:value-type="float">
            <text:p>1</text:p>
          </table:table-cell>
          <table:table-cell/>
          <table:table-cell office:value-type="string" calcext:value-type="string">
            <text:p>cpio</text:p>
          </table:table-cell>
          <table:table-cell office:value-type="string" calcext:value-type="string">
            <text:p>mimetypes/application-x-cpio</text:p>
          </table:table-cell>
          <table:table-cell table:number-columns-repeated="60"/>
        </table:table-row>
        <table:table-row table:style-name="ro1">
          <table:table-cell table:formula="of:=COUNTIF([.C$1:.C$1048576];[.C152])" office:value-type="float" office:value="1" calcext:value-type="float">
            <text:p>1</text:p>
          </table:table-cell>
          <table:table-cell/>
          <table:table-cell office:value-type="string" calcext:value-type="string">
            <text:p>csproj</text:p>
          </table:table-cell>
          <table:table-cell office:value-type="string" calcext:value-type="string">
            <text:p>mimetypes/application-x-csproj</text:p>
          </table:table-cell>
          <table:table-cell table:number-columns-repeated="60"/>
        </table:table-row>
        <table:table-row table:style-name="ro1">
          <table:table-cell table:formula="of:=COUNTIF([.C$1:.C$1048576];[.C153])" office:value-type="float" office:value="1" calcext:value-type="float">
            <text:p>1</text:p>
          </table:table-cell>
          <table:table-cell/>
          <table:table-cell office:value-type="string" calcext:value-type="string">
            <text:p>cuecard</text:p>
          </table:table-cell>
          <table:table-cell office:value-type="string" calcext:value-type="string">
            <text:p>mimetypes/application-x-cuecard</text:p>
          </table:table-cell>
          <table:table-cell table:number-columns-repeated="60"/>
        </table:table-row>
        <table:table-row table:style-name="ro1">
          <table:table-cell table:formula="of:=COUNTIF([.C$1:.C$1048576];[.C154])" office:value-type="float" office:value="1" calcext:value-type="float">
            <text:p>1</text:p>
          </table:table-cell>
          <table:table-cell/>
          <table:table-cell office:value-type="string" calcext:value-type="string">
            <text:p>cue</text:p>
          </table:table-cell>
          <table:table-cell office:value-type="string" calcext:value-type="string">
            <text:p>mimetypes/application-x-cue</text:p>
          </table:table-cell>
          <table:table-cell table:number-columns-repeated="60"/>
        </table:table-row>
        <table:table-row table:style-name="ro1">
          <table:table-cell table:formula="of:=COUNTIF([.C$1:.C$1048576];[.C155])" office:value-type="float" office:value="1" calcext:value-type="float">
            <text:p>1</text:p>
          </table:table-cell>
          <table:table-cell/>
          <table:table-cell office:value-type="string" calcext:value-type="string">
            <text:p>designer</text:p>
          </table:table-cell>
          <table:table-cell office:value-type="string" calcext:value-type="string">
            <text:p>mimetypes/application-x-designer</text:p>
          </table:table-cell>
          <table:table-cell table:number-columns-repeated="60"/>
        </table:table-row>
        <table:table-row table:style-name="ro1">
          <table:table-cell table:formula="of:=COUNTIF([.C$1:.C$1048576];[.C156])" office:value-type="float" office:value="1" calcext:value-type="float">
            <text:p>1</text:p>
          </table:table-cell>
          <table:table-cell/>
          <table:table-cell office:value-type="string" calcext:value-type="string">
            <text:p>desktop</text:p>
          </table:table-cell>
          <table:table-cell office:value-type="string" calcext:value-type="string">
            <text:p>mimetypes/application-x-desktop</text:p>
          </table:table-cell>
          <table:table-cell table:number-columns-repeated="60"/>
        </table:table-row>
        <table:table-row table:style-name="ro1">
          <table:table-cell table:formula="of:=COUNTIF([.C$1:.C$1048576];[.C157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gn</text:p>
          </table:table-cell>
          <table:table-cell office:value-type="string" calcext:value-type="string">
            <text:p>mimetypes/application-x-dgn</text:p>
          </table:table-cell>
          <table:table-cell table:style-name="ce9" table:formula="of:=VLOOKUP([.C157];[$moka.B$1:.C$1048576];2;0)" office:value-type="string" office:string-value="" calcext:value-type="error">
            <text:p>#N/D</text:p>
          </table:table-cell>
          <table:table-cell table:number-columns-repeated="59"/>
        </table:table-row>
        <table:table-row table:style-name="ro1">
          <table:table-cell table:formula="of:=COUNTIF([.C$1:.C$1048576];[.C158])" office:value-type="float" office:value="1" calcext:value-type="float">
            <text:p>1</text:p>
          </table:table-cell>
          <table:table-cell/>
          <table:table-cell office:value-type="string" calcext:value-type="string">
            <text:p>domingo</text:p>
          </table:table-cell>
          <table:table-cell office:value-type="string" calcext:value-type="string">
            <text:p>mimetypes/application-x-domingo</text:p>
          </table:table-cell>
          <table:table-cell table:number-columns-repeated="60"/>
        </table:table-row>
        <table:table-row table:style-name="ro1">
          <table:table-cell table:formula="of:=COUNTIF([.C$1:.C$1048576];[.C159])" office:value-type="float" office:value="1" calcext:value-type="float">
            <text:p>1</text:p>
          </table:table-cell>
          <table:table-cell/>
          <table:table-cell office:value-type="string" calcext:value-type="string">
            <text:p>egon</text:p>
          </table:table-cell>
          <table:table-cell office:value-type="string" calcext:value-type="string">
            <text:p>mimetypes/application-x-egon</text:p>
          </table:table-cell>
          <table:table-cell table:number-columns-repeated="60"/>
        </table:table-row>
        <table:table-row table:style-name="ro1">
          <table:table-cell table:formula="of:=COUNTIF([.C$1:.C$1048576];[.C160])" office:value-type="float" office:value="1" calcext:value-type="float">
            <text:p>1</text:p>
          </table:table-cell>
          <table:table-cell/>
          <table:table-cell office:value-type="string" calcext:value-type="string">
            <text:p>script</text:p>
          </table:table-cell>
          <table:table-cell office:value-type="string" calcext:value-type="string">
            <text:p>mimetypes/application-x-executable-script</text:p>
          </table:table-cell>
          <table:table-cell table:number-columns-repeated="60"/>
        </table:table-row>
        <table:table-row table:style-name="ro1">
          <table:table-cell table:formula="of:=COUNTIF([.C$1:.C$1048576];[.C161])" office:value-type="float" office:value="1" calcext:value-type="float">
            <text:p>1</text:p>
          </table:table-cell>
          <table:table-cell/>
          <table:table-cell office:value-type="string" calcext:value-type="string">
            <text:p>fcstd</text:p>
          </table:table-cell>
          <table:table-cell office:value-type="string" calcext:value-type="string">
            <text:p>mimetypes/application-x-extension-fcstd</text:p>
          </table:table-cell>
          <table:table-cell table:number-columns-repeated="60"/>
        </table:table-row>
        <table:table-row table:style-name="ro1">
          <table:table-cell table:formula="of:=COUNTIF([.C$1:.C$1048576];[.C162])" office:value-type="float" office:value="1" calcext:value-type="float">
            <text:p>1</text:p>
          </table:table-cell>
          <table:table-cell/>
          <table:table-cell office:value-type="string" calcext:value-type="string">
            <text:p>fictionbook+xml</text:p>
          </table:table-cell>
          <table:table-cell office:value-type="string" calcext:value-type="string">
            <text:p>mimetypes/application-x-fictionbook+xml</text:p>
          </table:table-cell>
          <table:table-cell table:number-columns-repeated="60"/>
        </table:table-row>
        <table:table-row table:style-name="ro1">
          <table:table-cell table:formula="of:=COUNTIF([.C$1:.C$1048576];[.C163])" office:value-type="float" office:value="1" calcext:value-type="float">
            <text:p>1</text:p>
          </table:table-cell>
          <table:table-cell/>
          <table:table-cell office:value-type="string" calcext:value-type="string">
            <text:p>flashqard</text:p>
          </table:table-cell>
          <table:table-cell office:value-type="string" calcext:value-type="string">
            <text:p>mimetypes/application-x-flashqard</text:p>
          </table:table-cell>
          <table:table-cell table:number-columns-repeated="60"/>
        </table:table-row>
        <table:table-row table:style-name="ro1">
          <table:table-cell table:formula="of:=COUNTIF([.C$1:.C$1048576];[.C164])" office:value-type="float" office:value="1" calcext:value-type="float">
            <text:p>1</text:p>
          </table:table-cell>
          <table:table-cell/>
          <table:table-cell office:value-type="string" calcext:value-type="string">
            <text:p>afm</text:p>
          </table:table-cell>
          <table:table-cell office:value-type="string" calcext:value-type="string">
            <text:p>mimetypes/application-x-font-afm</text:p>
          </table:table-cell>
          <table:table-cell table:number-columns-repeated="60"/>
        </table:table-row>
        <table:table-row table:style-name="ro1">
          <table:table-cell table:formula="of:=COUNTIF([.C$1:.C$1048576];[.C165])" office:value-type="float" office:value="1" calcext:value-type="float">
            <text:p>1</text:p>
          </table:table-cell>
          <table:table-cell/>
          <table:table-cell office:value-type="string" calcext:value-type="string">
            <text:p>bdf</text:p>
          </table:table-cell>
          <table:table-cell office:value-type="string" calcext:value-type="string">
            <text:p>mimetypes/application-x-font-bdf</text:p>
          </table:table-cell>
          <table:table-cell table:number-columns-repeated="60"/>
        </table:table-row>
        <table:table-row table:style-name="ro1">
          <table:table-cell table:formula="of:=COUNTIF([.C$1:.C$1048576];[.C166])" office:value-type="float" office:value="1" calcext:value-type="float">
            <text:p>1</text:p>
          </table:table-cell>
          <table:table-cell/>
          <table:table-cell office:value-type="string" calcext:value-type="string">
            <text:p>dos</text:p>
          </table:table-cell>
          <table:table-cell office:value-type="string" calcext:value-type="string">
            <text:p>mimetypes/application-x-font-dos</text:p>
          </table:table-cell>
          <table:table-cell table:number-columns-repeated="60"/>
        </table:table-row>
        <table:table-row table:style-name="ro1">
          <table:table-cell table:formula="of:=COUNTIF([.C$1:.C$1048576];[.C167])" office:value-type="float" office:value="1" calcext:value-type="float">
            <text:p>1</text:p>
          </table:table-cell>
          <table:table-cell/>
          <table:table-cell office:value-type="string" calcext:value-type="string">
            <text:p>framemaker</text:p>
          </table:table-cell>
          <table:table-cell office:value-type="string" calcext:value-type="string">
            <text:p>mimetypes/application-x-font-framemaker</text:p>
          </table:table-cell>
          <table:table-cell table:number-columns-repeated="60"/>
        </table:table-row>
        <table:table-row table:style-name="ro1">
          <table:table-cell table:formula="of:=COUNTIF([.C$1:.C$1048576];[.C168])" office:value-type="float" office:value="1" calcext:value-type="float">
            <text:p>1</text:p>
          </table:table-cell>
          <table:table-cell/>
          <table:table-cell office:value-type="string" calcext:value-type="string">
            <text:p>libgrx</text:p>
          </table:table-cell>
          <table:table-cell office:value-type="string" calcext:value-type="string">
            <text:p>mimetypes/application-x-font-libgrx</text:p>
          </table:table-cell>
          <table:table-cell table:number-columns-repeated="60"/>
        </table:table-row>
        <table:table-row table:style-name="ro1">
          <table:table-cell table:formula="of:=COUNTIF([.C$1:.C$1048576];[.C169])" office:value-type="float" office:value="1" calcext:value-type="float">
            <text:p>1</text:p>
          </table:table-cell>
          <table:table-cell/>
          <table:table-cell office:value-type="string" calcext:value-type="string">
            <text:p>linupsf</text:p>
          </table:table-cell>
          <table:table-cell office:value-type="string" calcext:value-type="string">
            <text:p>mimetypes/application-x-font-linux-psf</text:p>
          </table:table-cell>
          <table:table-cell table:number-columns-repeated="60"/>
        </table:table-row>
        <table:table-row table:style-name="ro1">
          <table:table-cell table:formula="of:=COUNTIF([.C$1:.C$1048576];[.C170])" office:value-type="float" office:value="1" calcext:value-type="float">
            <text:p>1</text:p>
          </table:table-cell>
          <table:table-cell/>
          <table:table-cell office:value-type="string" calcext:value-type="string">
            <text:p>otf</text:p>
          </table:table-cell>
          <table:table-cell office:value-type="string" calcext:value-type="string">
            <text:p>mimetypes/application-x-font-otf</text:p>
          </table:table-cell>
          <table:table-cell table:number-columns-repeated="60"/>
        </table:table-row>
        <table:table-row table:style-name="ro1">
          <table:table-cell table:formula="of:=COUNTIF([.C$1:.C$1048576];[.C171])" office:value-type="float" office:value="1" calcext:value-type="float">
            <text:p>1</text:p>
          </table:table-cell>
          <table:table-cell/>
          <table:table-cell office:value-type="string" calcext:value-type="string">
            <text:p>pcf</text:p>
          </table:table-cell>
          <table:table-cell office:value-type="string" calcext:value-type="string">
            <text:p>mimetypes/application-x-font-pcf</text:p>
          </table:table-cell>
          <table:table-cell table:number-columns-repeated="60"/>
        </table:table-row>
        <table:table-row table:style-name="ro1">
          <table:table-cell table:formula="of:=COUNTIF([.C$1:.C$1048576];[.C172])" office:value-type="float" office:value="1" calcext:value-type="float">
            <text:p>1</text:p>
          </table:table-cell>
          <table:table-cell/>
          <table:table-cell office:value-type="string" calcext:value-type="string">
            <text:p>snf</text:p>
          </table:table-cell>
          <table:table-cell office:value-type="string" calcext:value-type="string">
            <text:p>mimetypes/application-x-font-snf</text:p>
          </table:table-cell>
          <table:table-cell table:number-columns-repeated="60"/>
        </table:table-row>
        <table:table-row table:style-name="ro1">
          <table:table-cell table:formula="of:=COUNTIF([.C$1:.C$1048576];[.C173])" office:value-type="float" office:value="1" calcext:value-type="float">
            <text:p>1</text:p>
          </table:table-cell>
          <table:table-cell/>
          <table:table-cell office:value-type="string" calcext:value-type="string">
            <text:p>speedo</text:p>
          </table:table-cell>
          <table:table-cell office:value-type="string" calcext:value-type="string">
            <text:p>mimetypes/application-x-font-speedo</text:p>
          </table:table-cell>
          <table:table-cell table:number-columns-repeated="60"/>
        </table:table-row>
        <table:table-row table:style-name="ro1">
          <table:table-cell table:formula="of:=COUNTIF([.C$1:.C$1048576];[.C174])" office:value-type="float" office:value="1" calcext:value-type="float">
            <text:p>1</text:p>
          </table:table-cell>
          <table:table-cell/>
          <table:table-cell office:value-type="string" calcext:value-type="string">
            <text:p>sunos</text:p>
          </table:table-cell>
          <table:table-cell office:value-type="string" calcext:value-type="string">
            <text:p>mimetypes/application-x-font-sunos-news</text:p>
          </table:table-cell>
          <table:table-cell table:number-columns-repeated="60"/>
        </table:table-row>
        <table:table-row table:style-name="ro1">
          <table:table-cell table:formula="of:=COUNTIF([.C$1:.C$1048576];[.C175])" office:value-type="float" office:value="1" calcext:value-type="float">
            <text:p>1</text:p>
          </table:table-cell>
          <table:table-cell/>
          <table:table-cell office:value-type="string" calcext:value-type="string">
            <text:p>tex</text:p>
          </table:table-cell>
          <table:table-cell office:value-type="string" calcext:value-type="string">
            <text:p>mimetypes/application-x-font-tex</text:p>
          </table:table-cell>
          <table:table-cell table:number-columns-repeated="60"/>
        </table:table-row>
        <table:table-row table:style-name="ro1">
          <table:table-cell table:formula="of:=COUNTIF([.C$1:.C$1048576];[.C176])" office:value-type="float" office:value="1" calcext:value-type="float">
            <text:p>1</text:p>
          </table:table-cell>
          <table:table-cell/>
          <table:table-cell office:value-type="string" calcext:value-type="string">
            <text:p>tetfm</text:p>
          </table:table-cell>
          <table:table-cell office:value-type="string" calcext:value-type="string">
            <text:p>mimetypes/application-x-font-tex-tfm</text:p>
          </table:table-cell>
          <table:table-cell table:number-columns-repeated="60"/>
        </table:table-row>
        <table:table-row table:style-name="ro1">
          <table:table-cell table:formula="of:=COUNTIF([.C$1:.C$1048576];[.C177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tf</text:p>
          </table:table-cell>
          <table:table-cell office:value-type="string" calcext:value-type="string">
            <text:p>mimetypes/application-x-font-ttf</text:p>
          </table:table-cell>
          <table:table-cell table:style-name="ce9" table:formula="of:=VLOOKUP([.C177];[$moka.B$1:.C$1048576];2;0)" office:value-type="string" office:string-value="" calcext:value-type="error">
            <text:p>#N/D</text:p>
          </table:table-cell>
          <table:table-cell table:number-columns-repeated="59"/>
        </table:table-row>
        <table:table-row table:style-name="ro1">
          <table:table-cell table:formula="of:=COUNTIF([.C$1:.C$1048576];[.C178])" office:value-type="float" office:value="1" calcext:value-type="float">
            <text:p>1</text:p>
          </table:table-cell>
          <table:table-cell/>
          <table:table-cell office:value-type="string" calcext:value-type="string">
            <text:p>ttx</text:p>
          </table:table-cell>
          <table:table-cell office:value-type="string" calcext:value-type="string">
            <text:p>mimetypes/application-x-font-ttx</text:p>
          </table:table-cell>
          <table:table-cell table:number-columns-repeated="60"/>
        </table:table-row>
        <table:table-row table:style-name="ro1">
          <table:table-cell table:formula="of:=COUNTIF([.C$1:.C$1048576];[.C179])" office:value-type="float" office:value="1" calcext:value-type="float">
            <text:p>1</text:p>
          </table:table-cell>
          <table:table-cell/>
          <table:table-cell office:value-type="string" calcext:value-type="string">
            <text:p>vfont</text:p>
          </table:table-cell>
          <table:table-cell office:value-type="string" calcext:value-type="string">
            <text:p>mimetypes/application-x-font-vfont</text:p>
          </table:table-cell>
          <table:table-cell table:number-columns-repeated="60"/>
        </table:table-row>
        <table:table-row table:style-name="ro1">
          <table:table-cell table:formula="of:=COUNTIF([.C$1:.C$1048576];[.C180])" office:value-type="float" office:value="1" calcext:value-type="float">
            <text:p>1</text:p>
          </table:table-cell>
          <table:table-cell/>
          <table:table-cell office:value-type="string" calcext:value-type="string">
            <text:p>gambas3</text:p>
          </table:table-cell>
          <table:table-cell office:value-type="string" calcext:value-type="string">
            <text:p>mimetypes/application-x-gambas3</text:p>
          </table:table-cell>
          <table:table-cell table:number-columns-repeated="60"/>
        </table:table-row>
        <table:table-row table:style-name="ro1">
          <table:table-cell table:formula="of:=COUNTIF([.C$1:.C$1048576];[.C181])" office:value-type="float" office:value="1" calcext:value-type="float">
            <text:p>1</text:p>
          </table:table-cell>
          <table:table-cell/>
          <table:table-cell office:value-type="string" calcext:value-type="string">
            <text:p>rom</text:p>
          </table:table-cell>
          <table:table-cell office:value-type="string" calcext:value-type="string">
            <text:p>mimetypes/application-x-gameboy-rom</text:p>
          </table:table-cell>
          <table:table-cell table:number-columns-repeated="60"/>
        </table:table-row>
        <table:table-row table:style-name="ro1">
          <table:table-cell table:formula="of:=COUNTIF([.C$1:.C$1048576];[.C182])" office:value-type="float" office:value="1" calcext:value-type="float">
            <text:p>1</text:p>
          </table:table-cell>
          <table:table-cell/>
          <table:table-cell office:value-type="string" calcext:value-type="string">
            <text:p>gnucash</text:p>
          </table:table-cell>
          <table:table-cell office:value-type="string" calcext:value-type="string">
            <text:p>mimetypes/application-x-gnucash</text:p>
          </table:table-cell>
          <table:table-cell table:number-columns-repeated="60"/>
        </table:table-row>
        <table:table-row table:style-name="ro1">
          <table:table-cell table:formula="of:=COUNTIF([.C$1:.C$1048576];[.C183])" office:value-type="float" office:value="1" calcext:value-type="float">
            <text:p>1</text:p>
          </table:table-cell>
          <table:table-cell/>
          <table:table-cell office:value-type="string" calcext:value-type="string">
            <text:p>gnumeric</text:p>
          </table:table-cell>
          <table:table-cell office:value-type="string" calcext:value-type="string">
            <text:p>mimetypes/application-x-gnumeric</text:p>
          </table:table-cell>
          <table:table-cell table:number-columns-repeated="60"/>
        </table:table-row>
        <table:table-row table:style-name="ro1">
          <table:table-cell table:formula="of:=COUNTIF([.C$1:.C$1048576];[.C184])" office:value-type="float" office:value="1" calcext:value-type="float">
            <text:p>1</text:p>
          </table:table-cell>
          <table:table-cell/>
          <table:table-cell office:value-type="string" calcext:value-type="string">
            <text:p>granuledeck</text:p>
          </table:table-cell>
          <table:table-cell office:value-type="string" calcext:value-type="string">
            <text:p>mimetypes/application-x-granuledeck</text:p>
          </table:table-cell>
          <table:table-cell table:number-columns-repeated="60"/>
        </table:table-row>
        <table:table-row table:style-name="ro1">
          <table:table-cell table:formula="of:=COUNTIF([.C$1:.C$1048576];[.C185])" office:value-type="float" office:value="1" calcext:value-type="float">
            <text:p>1</text:p>
          </table:table-cell>
          <table:table-cell/>
          <table:table-cell office:value-type="string" calcext:value-type="string">
            <text:p>gzdvi</text:p>
          </table:table-cell>
          <table:table-cell office:value-type="string" calcext:value-type="string">
            <text:p>mimetypes/application-x-gzdvi</text:p>
          </table:table-cell>
          <table:table-cell table:number-columns-repeated="60"/>
        </table:table-row>
        <table:table-row table:style-name="ro1">
          <table:table-cell table:formula="of:=COUNTIF([.C$1:.C$1048576];[.C186])" office:value-type="float" office:value="1" calcext:value-type="float">
            <text:p>1</text:p>
          </table:table-cell>
          <table:table-cell/>
          <table:table-cell office:value-type="string" calcext:value-type="string">
            <text:p>gzpdf</text:p>
          </table:table-cell>
          <table:table-cell office:value-type="string" calcext:value-type="string">
            <text:p>mimetypes/application-x-gzpdf</text:p>
          </table:table-cell>
          <table:table-cell table:number-columns-repeated="60"/>
        </table:table-row>
        <table:table-row table:style-name="ro1">
          <table:table-cell table:formula="of:=COUNTIF([.C$1:.C$1048576];[.C187])" office:value-type="float" office:value="1" calcext:value-type="float">
            <text:p>1</text:p>
          </table:table-cell>
          <table:table-cell/>
          <table:table-cell office:value-type="string" calcext:value-type="string">
            <text:p>gzpostscript</text:p>
          </table:table-cell>
          <table:table-cell office:value-type="string" calcext:value-type="string">
            <text:p>mimetypes/application-x-gzpostscript</text:p>
          </table:table-cell>
          <table:table-cell table:number-columns-repeated="60"/>
        </table:table-row>
        <table:table-row table:style-name="ro1">
          <table:table-cell table:formula="of:=COUNTIF([.C$1:.C$1048576];[.C188])" office:value-type="float" office:value="1" calcext:value-type="float">
            <text:p>1</text:p>
          </table:table-cell>
          <table:table-cell/>
          <table:table-cell office:value-type="string" calcext:value-type="string">
            <text:p>img</text:p>
          </table:table-cell>
          <table:table-cell office:value-type="string" calcext:value-type="string">
            <text:p>mimetypes/application-x-img</text:p>
          </table:table-cell>
          <table:table-cell table:number-columns-repeated="60"/>
        </table:table-row>
        <table:table-row table:style-name="ro1">
          <table:table-cell table:formula="of:=COUNTIF([.C$1:.C$1048576];[.C189])" office:value-type="float" office:value="1" calcext:value-type="float">
            <text:p>1</text:p>
          </table:table-cell>
          <table:table-cell/>
          <table:table-cell office:value-type="string" calcext:value-type="string">
            <text:p>ipynb+json</text:p>
          </table:table-cell>
          <table:table-cell office:value-type="string" calcext:value-type="string">
            <text:p>mimetypes/application-x-ipynb+json</text:p>
          </table:table-cell>
          <table:table-cell table:number-columns-repeated="60"/>
        </table:table-row>
        <table:table-row table:style-name="ro1">
          <table:table-cell table:formula="of:=COUNTIF([.C$1:.C$1048576];[.C190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mimetypes/application-x-iso</text:p>
          </table:table-cell>
          <table:table-cell table:style-name="ce9" table:formula="of:=VLOOKUP([.C190];[$moka.B$1:.C$1048576];2;0)" office:value-type="string" office:string-value="" calcext:value-type="error">
            <text:p>#N/D</text:p>
          </table:table-cell>
          <table:table-cell table:number-columns-repeated="59"/>
        </table:table-row>
        <table:table-row table:style-name="ro1">
          <table:table-cell table:formula="of:=COUNTIF([.C$1:.C$1048576];[.C191])" office:value-type="float" office:value="1" calcext:value-type="float">
            <text:p>1</text:p>
          </table:table-cell>
          <table:table-cell/>
          <table:table-cell office:value-type="string" calcext:value-type="string">
            <text:p>jar</text:p>
          </table:table-cell>
          <table:table-cell office:value-type="string" calcext:value-type="string">
            <text:p>mimetypes/application-x-jar</text:p>
          </table:table-cell>
          <table:table-cell table:number-columns-repeated="60"/>
        </table:table-row>
        <table:table-row table:style-name="ro1">
          <table:table-cell table:formula="of:=COUNTIF([.C$1:.C$1048576];[.C192])" office:value-type="float" office:value="1" calcext:value-type="float">
            <text:p>1</text:p>
          </table:table-cell>
          <table:table-cell/>
          <table:table-cell office:value-type="string" calcext:value-type="string">
            <text:p>js</text:p>
          </table:table-cell>
          <table:table-cell office:value-type="string" calcext:value-type="string">
            <text:p>mimetypes/application-x-javascript</text:p>
          </table:table-cell>
          <table:table-cell table:number-columns-repeated="60"/>
        </table:table-row>
        <table:table-row table:style-name="ro1">
          <table:table-cell table:formula="of:=COUNTIF([.C$1:.C$1048576];[.C193])" office:value-type="float" office:value="1" calcext:value-type="float">
            <text:p>1</text:p>
          </table:table-cell>
          <table:table-cell/>
          <table:table-cell office:value-type="string" calcext:value-type="string">
            <text:p>jmemorizelesson</text:p>
          </table:table-cell>
          <table:table-cell office:value-type="string" calcext:value-type="string">
            <text:p>mimetypes/application-x-jmemorizelesson</text:p>
          </table:table-cell>
          <table:table-cell table:number-columns-repeated="60"/>
        </table:table-row>
        <table:table-row table:style-name="ro1">
          <table:table-cell table:formula="of:=COUNTIF([.C$1:.C$1048576];[.C194])" office:value-type="float" office:value="1" calcext:value-type="float">
            <text:p>1</text:p>
          </table:table-cell>
          <table:table-cell/>
          <table:table-cell office:value-type="string" calcext:value-type="string">
            <text:p>jokosher</text:p>
          </table:table-cell>
          <table:table-cell office:value-type="string" calcext:value-type="string">
            <text:p>mimetypes/application-x-jokosher</text:p>
          </table:table-cell>
          <table:table-cell table:number-columns-repeated="60"/>
        </table:table-row>
        <table:table-row table:style-name="ro1">
          <table:table-cell table:formula="of:=COUNTIF([.C$1:.C$1048576];[.C195])" office:value-type="float" office:value="1" calcext:value-type="float">
            <text:p>1</text:p>
          </table:table-cell>
          <table:table-cell/>
          <table:table-cell office:value-type="string" calcext:value-type="string">
            <text:p>jvlt</text:p>
          </table:table-cell>
          <table:table-cell office:value-type="string" calcext:value-type="string">
            <text:p>mimetypes/application-x-jvlt</text:p>
          </table:table-cell>
          <table:table-cell table:number-columns-repeated="60"/>
        </table:table-row>
        <table:table-row table:style-name="ro1">
          <table:table-cell table:formula="of:=COUNTIF([.C$1:.C$1048576];[.C196])" office:value-type="float" office:value="1" calcext:value-type="float">
            <text:p>1</text:p>
          </table:table-cell>
          <table:table-cell/>
          <table:table-cell office:value-type="string" calcext:value-type="string">
            <text:p>k3b</text:p>
          </table:table-cell>
          <table:table-cell office:value-type="string" calcext:value-type="string">
            <text:p>mimetypes/application-x-k3b</text:p>
          </table:table-cell>
          <table:table-cell table:number-columns-repeated="60"/>
        </table:table-row>
        <table:table-row table:style-name="ro1">
          <table:table-cell table:formula="of:=COUNTIF([.C$1:.C$1048576];[.C197])" office:value-type="float" office:value="1" calcext:value-type="float">
            <text:p>1</text:p>
          </table:table-cell>
          <table:table-cell/>
          <table:table-cell office:value-type="string" calcext:value-type="string">
            <text:p>keepass2</text:p>
          </table:table-cell>
          <table:table-cell office:value-type="string" calcext:value-type="string">
            <text:p>mimetypes/application-x-keepass2</text:p>
          </table:table-cell>
          <table:table-cell table:number-columns-repeated="60"/>
        </table:table-row>
        <table:table-row table:style-name="ro1">
          <table:table-cell table:formula="of:=COUNTIF([.C$1:.C$1048576];[.C198])" office:value-type="float" office:value="1" calcext:value-type="float">
            <text:p>1</text:p>
          </table:table-cell>
          <table:table-cell/>
          <table:table-cell office:value-type="string" calcext:value-type="string">
            <text:p>keepass</text:p>
          </table:table-cell>
          <table:table-cell office:value-type="string" calcext:value-type="string">
            <text:p>mimetypes/application-x-keepass</text:p>
          </table:table-cell>
          <table:table-cell table:number-columns-repeated="60"/>
        </table:table-row>
        <table:table-row table:style-name="ro1">
          <table:table-cell table:formula="of:=COUNTIF([.C$1:.C$1048576];[.C199])" office:value-type="float" office:value="1" calcext:value-type="float">
            <text:p>1</text:p>
          </table:table-cell>
          <table:table-cell/>
          <table:table-cell office:value-type="string" calcext:value-type="string">
            <text:p>kgeographymap</text:p>
          </table:table-cell>
          <table:table-cell office:value-type="string" calcext:value-type="string">
            <text:p>mimetypes/application-x-kgeographymap</text:p>
          </table:table-cell>
          <table:table-cell table:number-columns-repeated="60"/>
        </table:table-row>
        <table:table-row table:style-name="ro1">
          <table:table-cell table:formula="of:=COUNTIF([.C$1:.C$1048576];[.C200])" office:value-type="float" office:value="1" calcext:value-type="float">
            <text:p>1</text:p>
          </table:table-cell>
          <table:table-cell/>
          <table:table-cell office:value-type="string" calcext:value-type="string">
            <text:p>kontour</text:p>
          </table:table-cell>
          <table:table-cell office:value-type="string" calcext:value-type="string">
            <text:p>mimetypes/application-x-kontour</text:p>
          </table:table-cell>
          <table:table-cell table:number-columns-repeated="60"/>
        </table:table-row>
        <table:table-row table:style-name="ro1">
          <table:table-cell table:formula="of:=COUNTIF([.C$1:.C$1048576];[.C201])" office:value-type="float" office:value="1" calcext:value-type="float">
            <text:p>1</text:p>
          </table:table-cell>
          <table:table-cell/>
          <table:table-cell office:value-type="string" calcext:value-type="string">
            <text:p>krita</text:p>
          </table:table-cell>
          <table:table-cell office:value-type="string" calcext:value-type="string">
            <text:p>mimetypes/application-x-krita</text:p>
          </table:table-cell>
          <table:table-cell table:number-columns-repeated="60"/>
        </table:table-row>
        <table:table-row table:style-name="ro1">
          <table:table-cell table:formula="of:=COUNTIF([.C$1:.C$1048576];[.C202])" office:value-type="float" office:value="1" calcext:value-type="float">
            <text:p>1</text:p>
          </table:table-cell>
          <table:table-cell/>
          <table:table-cell office:value-type="string" calcext:value-type="string">
            <text:p>kvtml</text:p>
          </table:table-cell>
          <table:table-cell office:value-type="string" calcext:value-type="string">
            <text:p>mimetypes/application-x-kvtml</text:p>
          </table:table-cell>
          <table:table-cell table:number-columns-repeated="60"/>
        </table:table-row>
        <table:table-row table:style-name="ro1">
          <table:table-cell table:formula="of:=COUNTIF([.C$1:.C$1048576];[.C203])" office:value-type="float" office:value="1" calcext:value-type="float">
            <text:p>1</text:p>
          </table:table-cell>
          <table:table-cell/>
          <table:table-cell office:value-type="string" calcext:value-type="string">
            <text:p>lha</text:p>
          </table:table-cell>
          <table:table-cell office:value-type="string" calcext:value-type="string">
            <text:p>mimetypes/application-x-lha</text:p>
          </table:table-cell>
          <table:table-cell table:number-columns-repeated="60"/>
        </table:table-row>
        <table:table-row table:style-name="ro1">
          <table:table-cell table:formula="of:=COUNTIF([.C$1:.C$1048576];[.C204])" office:value-type="float" office:value="1" calcext:value-type="float">
            <text:p>1</text:p>
          </table:table-cell>
          <table:table-cell/>
          <table:table-cell office:value-type="string" calcext:value-type="string">
            <text:p>lhz</text:p>
          </table:table-cell>
          <table:table-cell office:value-type="string" calcext:value-type="string">
            <text:p>mimetypes/application-x-lhz</text:p>
          </table:table-cell>
          <table:table-cell table:number-columns-repeated="60"/>
        </table:table-row>
        <table:table-row table:style-name="ro1">
          <table:table-cell table:formula="of:=COUNTIF([.C$1:.C$1048576];[.C205])" office:value-type="float" office:value="1" calcext:value-type="float">
            <text:p>1</text:p>
          </table:table-cell>
          <table:table-cell/>
          <table:table-cell office:value-type="string" calcext:value-type="string">
            <text:p>lrzip</text:p>
          </table:table-cell>
          <table:table-cell office:value-type="string" calcext:value-type="string">
            <text:p>mimetypes/application-x-lrzip</text:p>
          </table:table-cell>
          <table:table-cell table:number-columns-repeated="60"/>
        </table:table-row>
        <table:table-row table:style-name="ro1">
          <table:table-cell table:formula="of:=COUNTIF([.C$1:.C$1048576];[.C206])" office:value-type="float" office:value="1" calcext:value-type="float">
            <text:p>1</text:p>
          </table:table-cell>
          <table:table-cell/>
          <table:table-cell office:value-type="string" calcext:value-type="string">
            <text:p>ludem</text:p>
          </table:table-cell>
          <table:table-cell office:value-type="string" calcext:value-type="string">
            <text:p>mimetypes/application-x-ludem</text:p>
          </table:table-cell>
          <table:table-cell table:number-columns-repeated="60"/>
        </table:table-row>
        <table:table-row table:style-name="ro1">
          <table:table-cell table:formula="of:=COUNTIF([.C$1:.C$1048576];[.C207])" office:value-type="float" office:value="1" calcext:value-type="float">
            <text:p>1</text:p>
          </table:table-cell>
          <table:table-cell/>
          <table:table-cell office:value-type="string" calcext:value-type="string">
            <text:p>lyx</text:p>
          </table:table-cell>
          <table:table-cell office:value-type="string" calcext:value-type="string">
            <text:p>mimetypes/application-x-lyx</text:p>
          </table:table-cell>
          <table:table-cell table:number-columns-repeated="60"/>
        </table:table-row>
        <table:table-row table:style-name="ro1">
          <table:table-cell table:formula="of:=COUNTIF([.C$1:.C$1048576];[.C208])" office:value-type="float" office:value="1" calcext:value-type="float">
            <text:p>1</text:p>
          </table:table-cell>
          <table:table-cell/>
          <table:table-cell office:value-type="string" calcext:value-type="string">
            <text:p>lzip</text:p>
          </table:table-cell>
          <table:table-cell office:value-type="string" calcext:value-type="string">
            <text:p>mimetypes/application-x-lzip</text:p>
          </table:table-cell>
          <table:table-cell table:number-columns-repeated="60"/>
        </table:table-row>
        <table:table-row table:style-name="ro1">
          <table:table-cell table:formula="of:=COUNTIF([.C$1:.C$1048576];[.C209])" office:value-type="float" office:value="1" calcext:value-type="float">
            <text:p>1</text:p>
          </table:table-cell>
          <table:table-cell/>
          <table:table-cell office:value-type="string" calcext:value-type="string">
            <text:p>lzma</text:p>
          </table:table-cell>
          <table:table-cell office:value-type="string" calcext:value-type="string">
            <text:p>mimetypes/application-x-lzma</text:p>
          </table:table-cell>
          <table:table-cell table:number-columns-repeated="60"/>
        </table:table-row>
        <table:table-row table:style-name="ro1">
          <table:table-cell table:formula="of:=COUNTIF([.C$1:.C$1048576];[.C210])" office:value-type="float" office:value="1" calcext:value-type="float">
            <text:p>1</text:p>
          </table:table-cell>
          <table:table-cell/>
          <table:table-cell office:value-type="string" calcext:value-type="string">
            <text:p>lzop</text:p>
          </table:table-cell>
          <table:table-cell office:value-type="string" calcext:value-type="string">
            <text:p>mimetypes/application-x-lzop</text:p>
          </table:table-cell>
          <table:table-cell table:number-columns-repeated="60"/>
        </table:table-row>
        <table:table-row table:style-name="ro1">
          <table:table-cell table:formula="of:=COUNTIF([.C$1:.C$1048576];[.C211])" office:value-type="float" office:value="1" calcext:value-type="float">
            <text:p>1</text:p>
          </table:table-cell>
          <table:table-cell/>
          <table:table-cell office:value-type="string" calcext:value-type="string">
            <text:p>lzpdf</text:p>
          </table:table-cell>
          <table:table-cell office:value-type="string" calcext:value-type="string">
            <text:p>mimetypes/application-x-lzpdf</text:p>
          </table:table-cell>
          <table:table-cell table:number-columns-repeated="60"/>
        </table:table-row>
        <table:table-row table:style-name="ro1">
          <table:table-cell table:formula="of:=COUNTIF([.C$1:.C$1048576];[.C212])" office:value-type="float" office:value="1" calcext:value-type="float">
            <text:p>1</text:p>
          </table:table-cell>
          <table:table-cell/>
          <table:table-cell office:value-type="string" calcext:value-type="string">
            <text:p>m4</text:p>
          </table:table-cell>
          <table:table-cell office:value-type="string" calcext:value-type="string">
            <text:p>mimetypes/application-x-m4</text:p>
          </table:table-cell>
          <table:table-cell table:number-columns-repeated="60"/>
        </table:table-row>
        <table:table-row table:style-name="ro1">
          <table:table-cell table:formula="of:=COUNTIF([.C$1:.C$1048576];[.C213])" office:value-type="float" office:value="1" calcext:value-type="float">
            <text:p>1</text:p>
          </table:table-cell>
          <table:table-cell/>
          <table:table-cell office:value-type="string" calcext:value-type="string">
            <text:p>matroska</text:p>
          </table:table-cell>
          <table:table-cell office:value-type="string" calcext:value-type="string">
            <text:p>mimetypes/application-x-matroska</text:p>
          </table:table-cell>
          <table:table-cell table:number-columns-repeated="60"/>
        </table:table-row>
        <table:table-row table:style-name="ro1">
          <table:table-cell table:formula="of:=COUNTIF([.C$1:.C$1048576];[.C214])" office:value-type="float" office:value="1" calcext:value-type="float">
            <text:p>1</text:p>
          </table:table-cell>
          <table:table-cell/>
          <table:table-cell office:value-type="string" calcext:value-type="string">
            <text:p>dtd</text:p>
          </table:table-cell>
          <table:table-cell office:value-type="string" calcext:value-type="string">
            <text:p>mimetypes/application-xml-dtd</text:p>
          </table:table-cell>
          <table:table-cell table:number-columns-repeated="60"/>
        </table:table-row>
        <table:table-row table:style-name="ro1">
          <table:table-cell table:formula="of:=COUNTIF([.C$1:.C$1048576];[.C215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ml</text:p>
          </table:table-cell>
          <table:table-cell office:value-type="string" calcext:value-type="string">
            <text:p>mimetypes/application-xml</text:p>
          </table:table-cell>
          <table:table-cell table:style-name="ce9" table:formula="of:=VLOOKUP([.C215];[$moka.B$1:.C$1048576];2;0)" office:value-type="string" office:string-value="" calcext:value-type="error">
            <text:p>#N/D</text:p>
          </table:table-cell>
          <table:table-cell table:number-columns-repeated="59"/>
        </table:table-row>
        <table:table-row table:style-name="ro1">
          <table:table-cell table:formula="of:=COUNTIF([.C$1:.C$1048576];[.C216])" office:value-type="float" office:value="1" calcext:value-type="float">
            <text:p>1</text:p>
          </table:table-cell>
          <table:table-cell/>
          <table:table-cell office:value-type="string" calcext:value-type="string">
            <text:p>mobi</text:p>
          </table:table-cell>
          <table:table-cell office:value-type="string" calcext:value-type="string">
            <text:p>mimetypes/application-x-mobipocket-ebook</text:p>
          </table:table-cell>
          <table:table-cell table:number-columns-repeated="60"/>
        </table:table-row>
        <table:table-row table:style-name="ro1">
          <table:table-cell table:formula="of:=COUNTIF([.C$1:.C$1048576];[.C217])" office:value-type="float" office:value="1" calcext:value-type="float">
            <text:p>1</text:p>
          </table:table-cell>
          <table:table-cell/>
          <table:table-cell office:value-type="string" calcext:value-type="string">
            <text:p>mono</text:p>
          </table:table-cell>
          <table:table-cell office:value-type="string" calcext:value-type="string">
            <text:p>mimetypes/application-x-mono-develop</text:p>
          </table:table-cell>
          <table:table-cell table:number-columns-repeated="60"/>
        </table:table-row>
        <table:table-row table:style-name="ro1">
          <table:table-cell table:formula="of:=COUNTIF([.C$1:.C$1048576];[.C218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e</text:p>
          </table:table-cell>
          <table:table-cell office:value-type="string" calcext:value-type="string">
            <text:p>mimetypes/application-x-ms-dos-executable</text:p>
          </table:table-cell>
          <table:table-cell table:style-name="ce9" table:formula="of:=VLOOKUP([.C218];[$moka.B$1:.C$1048576];2;0)" office:value-type="string" office:string-value="" calcext:value-type="error">
            <text:p>#N/D</text:p>
          </table:table-cell>
          <table:table-cell table:number-columns-repeated="59"/>
        </table:table-row>
        <table:table-row table:style-name="ro1">
          <table:table-cell table:formula="of:=COUNTIF([.C$1:.C$1048576];[.C219])" office:value-type="float" office:value="1" calcext:value-type="float">
            <text:p>1</text:p>
          </table:table-cell>
          <table:table-cell/>
          <table:table-cell office:value-type="string" calcext:value-type="string">
            <text:p>msdownload</text:p>
          </table:table-cell>
          <table:table-cell office:value-type="string" calcext:value-type="string">
            <text:p>mimetypes/application-x-msdownload</text:p>
          </table:table-cell>
          <table:table-cell table:number-columns-repeated="60"/>
        </table:table-row>
        <table:table-row table:style-name="ro1">
          <table:table-cell table:formula="of:=COUNTIF([.C$1:.C$1048576];[.C220])" office:value-type="float" office:value="1" calcext:value-type="float">
            <text:p>1</text:p>
          </table:table-cell>
          <table:table-cell/>
          <table:table-cell office:value-type="string" calcext:value-type="string">
            <text:p>msi</text:p>
          </table:table-cell>
          <table:table-cell office:value-type="string" calcext:value-type="string">
            <text:p>mimetypes/application-x-msi</text:p>
          </table:table-cell>
          <table:table-cell table:number-columns-repeated="60"/>
        </table:table-row>
        <table:table-row table:style-name="ro1">
          <table:table-cell table:formula="of:=COUNTIF([.C$1:.C$1048576];[.C221])" office:value-type="float" office:value="1" calcext:value-type="float">
            <text:p>1</text:p>
          </table:table-cell>
          <table:table-cell/>
          <table:table-cell office:value-type="string" calcext:value-type="string">
            <text:p>mswinurl</text:p>
          </table:table-cell>
          <table:table-cell office:value-type="string" calcext:value-type="string">
            <text:p>mimetypes/application-x-mswinurl</text:p>
          </table:table-cell>
          <table:table-cell table:number-columns-repeated="60"/>
        </table:table-row>
        <table:table-row table:style-name="ro1">
          <table:table-cell table:formula="of:=COUNTIF([.C$1:.C$1048576];[.C222])" office:value-type="float" office:value="1" calcext:value-type="float">
            <text:p>1</text:p>
          </table:table-cell>
          <table:table-cell/>
          <table:table-cell office:value-type="string" calcext:value-type="string">
            <text:p>musescore</text:p>
          </table:table-cell>
          <table:table-cell office:value-type="string" calcext:value-type="string">
            <text:p>mimetypes/application-x-musescore</text:p>
          </table:table-cell>
          <table:table-cell table:number-columns-repeated="60"/>
        </table:table-row>
        <table:table-row table:style-name="ro1">
          <table:table-cell table:formula="of:=COUNTIF([.C$1:.C$1048576];[.C223])" office:value-type="float" office:value="1" calcext:value-type="float">
            <text:p>1</text:p>
          </table:table-cell>
          <table:table-cell/>
          <table:table-cell office:value-type="string" calcext:value-type="string">
            <text:p>musescore+xml</text:p>
          </table:table-cell>
          <table:table-cell office:value-type="string" calcext:value-type="string">
            <text:p>mimetypes/application-x-musescore+xml</text:p>
          </table:table-cell>
          <table:table-cell table:number-columns-repeated="60"/>
        </table:table-row>
        <table:table-row table:style-name="ro1">
          <table:table-cell table:formula="of:=COUNTIF([.C$1:.C$1048576];[.C224])" office:value-type="float" office:value="1" calcext:value-type="float">
            <text:p>1</text:p>
          </table:table-cell>
          <table:table-cell/>
          <table:table-cell office:value-type="string" calcext:value-type="string">
            <text:p>navi</text:p>
          </table:table-cell>
          <table:table-cell office:value-type="string" calcext:value-type="string">
            <text:p>mimetypes/application-x-navi-animation</text:p>
          </table:table-cell>
          <table:table-cell table:number-columns-repeated="60"/>
        </table:table-row>
        <table:table-row table:style-name="ro1">
          <table:table-cell table:formula="of:=COUNTIF([.C$1:.C$1048576];[.C225])" office:value-type="float" office:value="1" calcext:value-type="float">
            <text:p>1</text:p>
          </table:table-cell>
          <table:table-cell/>
          <table:table-cell office:value-type="string" calcext:value-type="string">
            <text:p>object</text:p>
          </table:table-cell>
          <table:table-cell office:value-type="string" calcext:value-type="string">
            <text:p>mimetypes/application-x-object</text:p>
          </table:table-cell>
          <table:table-cell table:number-columns-repeated="60"/>
        </table:table-row>
        <table:table-row table:style-name="ro1">
          <table:table-cell table:formula="of:=COUNTIF([.C$1:.C$1048576];[.C226])" office:value-type="float" office:value="1" calcext:value-type="float">
            <text:p>1</text:p>
          </table:table-cell>
          <table:table-cell/>
          <table:table-cell office:value-type="string" calcext:value-type="string">
            <text:p>openteacher</text:p>
          </table:table-cell>
          <table:table-cell office:value-type="string" calcext:value-type="string">
            <text:p>mimetypes/application-x-openteacher</text:p>
          </table:table-cell>
          <table:table-cell table:number-columns-repeated="60"/>
        </table:table-row>
        <table:table-row table:style-name="ro1">
          <table:table-cell table:formula="of:=COUNTIF([.C$1:.C$1048576];[.C227])" office:value-type="float" office:value="1" calcext:value-type="float">
            <text:p>1</text:p>
          </table:table-cell>
          <table:table-cell/>
          <table:table-cell office:value-type="string" calcext:value-type="string">
            <text:p>openteachingmedia</text:p>
          </table:table-cell>
          <table:table-cell office:value-type="string" calcext:value-type="string">
            <text:p>mimetypes/application-x-openteachingmedia</text:p>
          </table:table-cell>
          <table:table-cell table:number-columns-repeated="60"/>
        </table:table-row>
        <table:table-row table:style-name="ro1">
          <table:table-cell table:formula="of:=COUNTIF([.C$1:.C$1048576];[.C228])" office:value-type="float" office:value="1" calcext:value-type="float">
            <text:p>1</text:p>
          </table:table-cell>
          <table:table-cell/>
          <table:table-cell office:value-type="string" calcext:value-type="string">
            <text:p>openteachingtopography</text:p>
          </table:table-cell>
          <table:table-cell office:value-type="string" calcext:value-type="string">
            <text:p>mimetypes/application-x-openteachingtopography</text:p>
          </table:table-cell>
          <table:table-cell table:number-columns-repeated="60"/>
        </table:table-row>
        <table:table-row table:style-name="ro1">
          <table:table-cell table:formula="of:=COUNTIF([.C$1:.C$1048576];[.C229])" office:value-type="float" office:value="1" calcext:value-type="float">
            <text:p>1</text:p>
          </table:table-cell>
          <table:table-cell/>
          <table:table-cell office:value-type="string" calcext:value-type="string">
            <text:p>openteachingwords</text:p>
          </table:table-cell>
          <table:table-cell office:value-type="string" calcext:value-type="string">
            <text:p>mimetypes/application-x-openteachingwords</text:p>
          </table:table-cell>
          <table:table-cell table:number-columns-repeated="60"/>
        </table:table-row>
        <table:table-row table:style-name="ro1">
          <table:table-cell table:formula="of:=COUNTIF([.C$1:.C$1048576];[.C230])" office:value-type="float" office:value="1" calcext:value-type="float">
            <text:p>1</text:p>
          </table:table-cell>
          <table:table-cell/>
          <table:table-cell office:value-type="string" calcext:value-type="string">
            <text:p>osm+xml</text:p>
          </table:table-cell>
          <table:table-cell office:value-type="string" calcext:value-type="string">
            <text:p>mimetypes/application-x-osm+xml</text:p>
          </table:table-cell>
          <table:table-cell table:number-columns-repeated="60"/>
        </table:table-row>
        <table:table-row table:style-name="ro1">
          <table:table-cell table:formula="of:=COUNTIF([.C$1:.C$1048576];[.C231])" office:value-type="float" office:value="1" calcext:value-type="float">
            <text:p>1</text:p>
          </table:table-cell>
          <table:table-cell/>
          <table:table-cell office:value-type="string" calcext:value-type="string">
            <text:p>overhoor</text:p>
          </table:table-cell>
          <table:table-cell office:value-type="string" calcext:value-type="string">
            <text:p>mimetypes/application-x-overhoor</text:p>
          </table:table-cell>
          <table:table-cell table:number-columns-repeated="60"/>
        </table:table-row>
        <table:table-row table:style-name="ro1">
          <table:table-cell table:formula="of:=COUNTIF([.C$1:.C$1048576];[.C232])" office:value-type="float" office:value="1" calcext:value-type="float">
            <text:p>1</text:p>
          </table:table-cell>
          <table:table-cell/>
          <table:table-cell office:value-type="string" calcext:value-type="string">
            <text:p>overhoringsprogrammatalen</text:p>
          </table:table-cell>
          <table:table-cell office:value-type="string" calcext:value-type="string">
            <text:p>mimetypes/application-x-overhoringsprogrammatalen</text:p>
          </table:table-cell>
          <table:table-cell table:number-columns-repeated="60"/>
        </table:table-row>
        <table:table-row table:style-name="ro1">
          <table:table-cell table:formula="of:=COUNTIF([.C$1:.C$1048576];[.C233])" office:value-type="float" office:value="1" calcext:value-type="float">
            <text:p>1</text:p>
          </table:table-cell>
          <table:table-cell/>
          <table:table-cell office:value-type="string" calcext:value-type="string">
            <text:p>pak</text:p>
          </table:table-cell>
          <table:table-cell office:value-type="string" calcext:value-type="string">
            <text:p>mimetypes/application-x-pak</text:p>
          </table:table-cell>
          <table:table-cell table:number-columns-repeated="60"/>
        </table:table-row>
        <table:table-row table:style-name="ro1">
          <table:table-cell table:formula="of:=COUNTIF([.C$1:.C$1048576];[.C234])" office:value-type="float" office:value="1" calcext:value-type="float">
            <text:p>1</text:p>
          </table:table-cell>
          <table:table-cell/>
          <table:table-cell office:value-type="string" calcext:value-type="string">
            <text:p>pauker</text:p>
          </table:table-cell>
          <table:table-cell office:value-type="string" calcext:value-type="string">
            <text:p>mimetypes/application-x-pauker</text:p>
          </table:table-cell>
          <table:table-cell table:number-columns-repeated="60"/>
        </table:table-row>
        <table:table-row table:style-name="ro1">
          <table:table-cell table:formula="of:=COUNTIF([.C$1:.C$1048576];[.C235])" office:value-type="float" office:value="1" calcext:value-type="float">
            <text:p>1</text:p>
          </table:table-cell>
          <table:table-cell/>
          <table:table-cell office:value-type="string" calcext:value-type="string">
            <text:p>perl</text:p>
          </table:table-cell>
          <table:table-cell office:value-type="string" calcext:value-type="string">
            <text:p>mimetypes/application-x-perl</text:p>
          </table:table-cell>
          <table:table-cell table:number-columns-repeated="60"/>
        </table:table-row>
        <table:table-row table:style-name="ro1">
          <table:table-cell table:formula="of:=COUNTIF([.C$1:.C$1048576];[.C236])" office:value-type="float" office:value="1" calcext:value-type="float">
            <text:p>1</text:p>
          </table:table-cell>
          <table:table-cell/>
          <table:table-cell office:value-type="string" calcext:value-type="string">
            <text:p>php</text:p>
          </table:table-cell>
          <table:table-cell office:value-type="string" calcext:value-type="string">
            <text:p>mimetypes/application-x-php</text:p>
          </table:table-cell>
          <table:table-cell table:number-columns-repeated="60"/>
        </table:table-row>
        <table:table-row table:style-name="ro1">
          <table:table-cell table:formula="of:=COUNTIF([.C$1:.C$1048576];[.C237])" office:value-type="float" office:value="1" calcext:value-type="float">
            <text:p>1</text:p>
          </table:table-cell>
          <table:table-cell/>
          <table:table-cell office:value-type="string" calcext:value-type="string">
            <text:p>pkcs12</text:p>
          </table:table-cell>
          <table:table-cell office:value-type="string" calcext:value-type="string">
            <text:p>mimetypes/application-x-pkcs12</text:p>
          </table:table-cell>
          <table:table-cell table:number-columns-repeated="60"/>
        </table:table-row>
        <table:table-row table:style-name="ro1">
          <table:table-cell table:formula="of:=COUNTIF([.C$1:.C$1048576];[.C238])" office:value-type="float" office:value="1" calcext:value-type="float">
            <text:p>1</text:p>
          </table:table-cell>
          <table:table-cell/>
          <table:table-cell office:value-type="string" calcext:value-type="string">
            <text:p>pyc</text:p>
          </table:table-cell>
          <table:table-cell office:value-type="string" calcext:value-type="string">
            <text:p>mimetypes/application-x-python-bytecode</text:p>
          </table:table-cell>
          <table:table-cell table:number-columns-repeated="60"/>
        </table:table-row>
        <table:table-row table:style-name="ro1">
          <table:table-cell table:formula="of:=COUNTIF([.C$1:.C$1048576];[.C239])" office:value-type="float" office:value="1" calcext:value-type="float">
            <text:p>1</text:p>
          </table:table-cell>
          <table:table-cell/>
          <table:table-cell office:value-type="string" calcext:value-type="string">
            <text:p>quattropro</text:p>
          </table:table-cell>
          <table:table-cell office:value-type="string" calcext:value-type="string">
            <text:p>mimetypes/application-x-quattropro</text:p>
          </table:table-cell>
          <table:table-cell table:number-columns-repeated="60"/>
        </table:table-row>
        <table:table-row table:style-name="ro1">
          <table:table-cell table:formula="of:=COUNTIF([.C$1:.C$1048576];[.C240])" office:value-type="float" office:value="1" calcext:value-type="float">
            <text:p>1</text:p>
          </table:table-cell>
          <table:table-cell/>
          <table:table-cell office:value-type="string" calcext:value-type="string">
            <text:p>riff</text:p>
          </table:table-cell>
          <table:table-cell office:value-type="string" calcext:value-type="string">
            <text:p>mimetypes/application-x-riff</text:p>
          </table:table-cell>
          <table:table-cell table:number-columns-repeated="60"/>
        </table:table-row>
        <table:table-row table:style-name="ro1">
          <table:table-cell table:formula="of:=COUNTIF([.C$1:.C$1048576];[.C241])" office:value-type="float" office:value="1" calcext:value-type="float">
            <text:p>1</text:p>
          </table:table-cell>
          <table:table-cell/>
          <table:table-cell office:value-type="string" calcext:value-type="string">
            <text:p>ruby</text:p>
          </table:table-cell>
          <table:table-cell office:value-type="string" calcext:value-type="string">
            <text:p>mimetypes/application-x-ruby</text:p>
          </table:table-cell>
          <table:table-cell table:number-columns-repeated="60"/>
        </table:table-row>
        <table:table-row table:style-name="ro1">
          <table:table-cell table:formula="of:=COUNTIF([.C$1:.C$1048576];[.C242])" office:value-type="float" office:value="1" calcext:value-type="float">
            <text:p>1</text:p>
          </table:table-cell>
          <table:table-cell/>
          <table:table-cell office:value-type="string" calcext:value-type="string">
            <text:p>sami</text:p>
          </table:table-cell>
          <table:table-cell office:value-type="string" calcext:value-type="string">
            <text:p>mimetypes/application-x-sami</text:p>
          </table:table-cell>
          <table:table-cell table:number-columns-repeated="60"/>
        </table:table-row>
        <table:table-row table:style-name="ro1">
          <table:table-cell table:formula="of:=COUNTIF([.C$1:.C$1048576];[.C243])" office:value-type="float" office:value="1" calcext:value-type="float">
            <text:p>1</text:p>
          </table:table-cell>
          <table:table-cell/>
          <table:table-cell office:value-type="string" calcext:value-type="string">
            <text:p>scilab</text:p>
          </table:table-cell>
          <table:table-cell office:value-type="string" calcext:value-type="string">
            <text:p>mimetypes/application-x-scilab</text:p>
          </table:table-cell>
          <table:table-cell table:number-columns-repeated="60"/>
        </table:table-row>
        <table:table-row table:style-name="ro1">
          <table:table-cell table:formula="of:=COUNTIF([.C$1:.C$1048576];[.C244])" office:value-type="float" office:value="1" calcext:value-type="float">
            <text:p>1</text:p>
          </table:table-cell>
          <table:table-cell/>
          <table:table-cell office:value-type="string" calcext:value-type="string">
            <text:p>xsd</text:p>
          </table:table-cell>
          <table:table-cell office:value-type="string" calcext:value-type="string">
            <text:p>mimetypes/application-xsd</text:p>
          </table:table-cell>
          <table:table-cell table:number-columns-repeated="60"/>
        </table:table-row>
        <table:table-row table:style-name="ro1">
          <table:table-cell table:formula="of:=COUNTIF([.C$1:.C$1048576];[.C245])" office:value-type="float" office:value="1" calcext:value-type="float">
            <text:p>1</text:p>
          </table:table-cell>
          <table:table-cell/>
          <table:table-cell office:value-type="string" calcext:value-type="string">
            <text:p>sharedlib</text:p>
          </table:table-cell>
          <table:table-cell office:value-type="string" calcext:value-type="string">
            <text:p>mimetypes/application-x-sharedlib</text:p>
          </table:table-cell>
          <table:table-cell table:number-columns-repeated="60"/>
        </table:table-row>
        <table:table-row table:style-name="ro1">
          <table:table-cell table:formula="of:=COUNTIF([.C$1:.C$1048576];[.C246])" office:value-type="float" office:value="1" calcext:value-type="float">
            <text:p>1</text:p>
          </table:table-cell>
          <table:table-cell/>
          <table:table-cell office:value-type="string" calcext:value-type="string">
            <text:p>shar</text:p>
          </table:table-cell>
          <table:table-cell office:value-type="string" calcext:value-type="string">
            <text:p>mimetypes/application-x-shar</text:p>
          </table:table-cell>
          <table:table-cell table:number-columns-repeated="60"/>
        </table:table-row>
        <table:table-row table:style-name="ro1">
          <table:table-cell table:formula="of:=COUNTIF([.C$1:.C$1048576];[.C247])" office:value-type="float" office:value="1" calcext:value-type="float">
            <text:p>1</text:p>
          </table:table-cell>
          <table:table-cell/>
          <table:table-cell office:value-type="string" calcext:value-type="string">
            <text:p>siag</text:p>
          </table:table-cell>
          <table:table-cell office:value-type="string" calcext:value-type="string">
            <text:p>mimetypes/application-x-siag</text:p>
          </table:table-cell>
          <table:table-cell table:number-columns-repeated="60"/>
        </table:table-row>
        <table:table-row table:style-name="ro1">
          <table:table-cell table:formula="of:=COUNTIF([.C$1:.C$1048576];[.C248])" office:value-type="float" office:value="1" calcext:value-type="float">
            <text:p>1</text:p>
          </table:table-cell>
          <table:table-cell/>
          <table:table-cell office:value-type="string" calcext:value-type="string">
            <text:p>sln</text:p>
          </table:table-cell>
          <table:table-cell office:value-type="string" calcext:value-type="string">
            <text:p>mimetypes/application-x-sln</text:p>
          </table:table-cell>
          <table:table-cell table:number-columns-repeated="60"/>
        </table:table-row>
        <table:table-row table:style-name="ro1">
          <table:table-cell table:formula="of:=COUNTIF([.C$1:.C$1048576];[.C249])" office:value-type="float" office:value="1" calcext:value-type="float">
            <text:p>1</text:p>
          </table:table-cell>
          <table:table-cell/>
          <table:table-cell office:value-type="string" calcext:value-type="string">
            <text:p>xslt+xml</text:p>
          </table:table-cell>
          <table:table-cell office:value-type="string" calcext:value-type="string">
            <text:p>mimetypes/application-xslt+xml</text:p>
          </table:table-cell>
          <table:table-cell table:number-columns-repeated="60"/>
        </table:table-row>
        <table:table-row table:style-name="ro1">
          <table:table-cell table:formula="of:=COUNTIF([.C$1:.C$1048576];[.C250])" office:value-type="float" office:value="1" calcext:value-type="float">
            <text:p>1</text:p>
          </table:table-cell>
          <table:table-cell/>
          <table:table-cell office:value-type="string" calcext:value-type="string">
            <text:p>bbeb</text:p>
          </table:table-cell>
          <table:table-cell office:value-type="string" calcext:value-type="string">
            <text:p>mimetypes/application-x-sony-bbeb</text:p>
          </table:table-cell>
          <table:table-cell table:number-columns-repeated="60"/>
        </table:table-row>
        <table:table-row table:style-name="ro1">
          <table:table-cell table:formula="of:=COUNTIF([.C$1:.C$1048576];[.C251])" office:value-type="float" office:value="1" calcext:value-type="float">
            <text:p>1</text:p>
          </table:table-cell>
          <table:table-cell/>
          <table:table-cell office:value-type="string" calcext:value-type="string">
            <text:p>xspf+xml</text:p>
          </table:table-cell>
          <table:table-cell office:value-type="string" calcext:value-type="string">
            <text:p>mimetypes/application-xspf+xml</text:p>
          </table:table-cell>
          <table:table-cell table:number-columns-repeated="60"/>
        </table:table-row>
        <table:table-row table:style-name="ro1">
          <table:table-cell table:formula="of:=COUNTIF([.C$1:.C$1048576];[.C252])" office:value-type="float" office:value="1" calcext:value-type="float">
            <text:p>1</text:p>
          </table:table-cell>
          <table:table-cell/>
          <table:table-cell office:value-type="string" calcext:value-type="string">
            <text:p>sqlite2</text:p>
          </table:table-cell>
          <table:table-cell office:value-type="string" calcext:value-type="string">
            <text:p>mimetypes/application-x-sqlite2</text:p>
          </table:table-cell>
          <table:table-cell table:number-columns-repeated="60"/>
        </table:table-row>
        <table:table-row table:style-name="ro1">
          <table:table-cell table:formula="of:=COUNTIF([.C$1:.C$1048576];[.C253])" office:value-type="float" office:value="1" calcext:value-type="float">
            <text:p>1</text:p>
          </table:table-cell>
          <table:table-cell/>
          <table:table-cell office:value-type="string" calcext:value-type="string">
            <text:p>sqlite3</text:p>
          </table:table-cell>
          <table:table-cell office:value-type="string" calcext:value-type="string">
            <text:p>mimetypes/application-x-sqlite3</text:p>
          </table:table-cell>
          <table:table-cell table:number-columns-repeated="60"/>
        </table:table-row>
        <table:table-row table:style-name="ro1">
          <table:table-cell table:formula="of:=COUNTIF([.C$1:.C$1048576];[.C254])" office:value-type="float" office:value="1" calcext:value-type="float">
            <text:p>1</text:p>
          </table:table-cell>
          <table:table-cell/>
          <table:table-cell office:value-type="string" calcext:value-type="string">
            <text:p>stuffit</text:p>
          </table:table-cell>
          <table:table-cell office:value-type="string" calcext:value-type="string">
            <text:p>mimetypes/application-x-stuffit</text:p>
          </table:table-cell>
          <table:table-cell table:number-columns-repeated="60"/>
        </table:table-row>
        <table:table-row table:style-name="ro1">
          <table:table-cell table:formula="of:=COUNTIF([.C$1:.C$1048576];[.C255])" office:value-type="float" office:value="1" calcext:value-type="float">
            <text:p>1</text:p>
          </table:table-cell>
          <table:table-cell/>
          <table:table-cell office:value-type="string" calcext:value-type="string">
            <text:p>subrip</text:p>
          </table:table-cell>
          <table:table-cell office:value-type="string" calcext:value-type="string">
            <text:p>mimetypes/application-x-subrip</text:p>
          </table:table-cell>
          <table:table-cell table:number-columns-repeated="60"/>
        </table:table-row>
        <table:table-row table:style-name="ro1">
          <table:table-cell table:formula="of:=COUNTIF([.C$1:.C$1048576];[.C256])" office:value-type="float" office:value="1" calcext:value-type="float">
            <text:p>1</text:p>
          </table:table-cell>
          <table:table-cell/>
          <table:table-cell office:value-type="string" calcext:value-type="string">
            <text:p>tarz</text:p>
          </table:table-cell>
          <table:table-cell office:value-type="string" calcext:value-type="string">
            <text:p>mimetypes/application-x-tarz</text:p>
          </table:table-cell>
          <table:table-cell table:number-columns-repeated="60"/>
        </table:table-row>
        <table:table-row table:style-name="ro1">
          <table:table-cell table:formula="of:=COUNTIF([.C$1:.C$1048576];[.C257])" office:value-type="float" office:value="1" calcext:value-type="float">
            <text:p>1</text:p>
          </table:table-cell>
          <table:table-cell/>
          <table:table-cell office:value-type="string" calcext:value-type="string">
            <text:p>teach2000</text:p>
          </table:table-cell>
          <table:table-cell office:value-type="string" calcext:value-type="string">
            <text:p>mimetypes/application-x-teach2000</text:p>
          </table:table-cell>
          <table:table-cell table:number-columns-repeated="60"/>
        </table:table-row>
        <table:table-row table:style-name="ro1">
          <table:table-cell table:formula="of:=COUNTIF([.C$1:.C$1048576];[.C258])" office:value-type="float" office:value="1" calcext:value-type="float">
            <text:p>1</text:p>
          </table:table-cell>
          <table:table-cell/>
          <table:table-cell office:value-type="string" calcext:value-type="string">
            <text:p>teachmaster</text:p>
          </table:table-cell>
          <table:table-cell office:value-type="string" calcext:value-type="string">
            <text:p>mimetypes/application-x-teachmaster</text:p>
          </table:table-cell>
          <table:table-cell table:number-columns-repeated="60"/>
        </table:table-row>
        <table:table-row table:style-name="ro1">
          <table:table-cell table:formula="of:=COUNTIF([.C$1:.C$1048576];[.C259])" office:value-type="float" office:value="1" calcext:value-type="float">
            <text:p>1</text:p>
          </table:table-cell>
          <table:table-cell/>
          <table:table-cell office:value-type="string" calcext:value-type="string">
            <text:p>tegf</text:p>
          </table:table-cell>
          <table:table-cell office:value-type="string" calcext:value-type="string">
            <text:p>mimetypes/application-x-tex-gf</text:p>
          </table:table-cell>
          <table:table-cell table:number-columns-repeated="60"/>
        </table:table-row>
        <table:table-row table:style-name="ro1">
          <table:table-cell table:formula="of:=COUNTIF([.C$1:.C$1048576];[.C260])" office:value-type="float" office:value="1" calcext:value-type="float">
            <text:p>1</text:p>
          </table:table-cell>
          <table:table-cell/>
          <table:table-cell office:value-type="string" calcext:value-type="string">
            <text:p>tgif</text:p>
          </table:table-cell>
          <table:table-cell office:value-type="string" calcext:value-type="string">
            <text:p>mimetypes/application-x-tgif</text:p>
          </table:table-cell>
          <table:table-cell table:number-columns-repeated="60"/>
        </table:table-row>
        <table:table-row table:style-name="ro1">
          <table:table-cell table:formula="of:=COUNTIF([.C$1:.C$1048576];[.C261])" office:value-type="float" office:value="1" calcext:value-type="float">
            <text:p>1</text:p>
          </table:table-cell>
          <table:table-cell/>
          <table:table-cell office:value-type="string" calcext:value-type="string">
            <text:p>tha</text:p>
          </table:table-cell>
          <table:table-cell office:value-type="string" calcext:value-type="string">
            <text:p>mimetypes/application-x-tha</text:p>
          </table:table-cell>
          <table:table-cell table:number-columns-repeated="60"/>
        </table:table-row>
        <table:table-row table:style-name="ro1">
          <table:table-cell table:formula="of:=COUNTIF([.C$1:.C$1048576];[.C262])" office:value-type="float" office:value="1" calcext:value-type="float">
            <text:p>1</text:p>
          </table:table-cell>
          <table:table-cell/>
          <table:table-cell office:value-type="string" calcext:value-type="string">
            <text:p>theme</text:p>
          </table:table-cell>
          <table:table-cell office:value-type="string" calcext:value-type="string">
            <text:p>mimetypes/application-x-theme</text:p>
          </table:table-cell>
          <table:table-cell table:number-columns-repeated="60"/>
        </table:table-row>
        <table:table-row table:style-name="ro1">
          <table:table-cell table:formula="of:=COUNTIF([.C$1:.C$1048576];[.C263])" office:value-type="float" office:value="1" calcext:value-type="float">
            <text:p>1</text:p>
          </table:table-cell>
          <table:table-cell/>
          <table:table-cell office:value-type="string" calcext:value-type="string">
            <text:p>thz</text:p>
          </table:table-cell>
          <table:table-cell office:value-type="string" calcext:value-type="string">
            <text:p>mimetypes/application-x-thz</text:p>
          </table:table-cell>
          <table:table-cell table:number-columns-repeated="60"/>
        </table:table-row>
        <table:table-row table:style-name="ro1">
          <table:table-cell table:formula="of:=COUNTIF([.C$1:.C$1048576];[.C264])" office:value-type="float" office:value="1" calcext:value-type="float">
            <text:p>1</text:p>
          </table:table-cell>
          <table:table-cell/>
          <table:table-cell office:value-type="string" calcext:value-type="string">
            <text:p>trash</text:p>
          </table:table-cell>
          <table:table-cell office:value-type="string" calcext:value-type="string">
            <text:p>mimetypes/application-x-trash</text:p>
          </table:table-cell>
          <table:table-cell table:number-columns-repeated="60"/>
        </table:table-row>
        <table:table-row table:style-name="ro1">
          <table:table-cell table:formula="of:=COUNTIF([.C$1:.C$1048576];[.C265])" office:value-type="float" office:value="1" calcext:value-type="float">
            <text:p>1</text:p>
          </table:table-cell>
          <table:table-cell/>
          <table:table-cell office:value-type="string" calcext:value-type="string">
            <text:p>tzo</text:p>
          </table:table-cell>
          <table:table-cell office:value-type="string" calcext:value-type="string">
            <text:p>mimetypes/application-x-tzo</text:p>
          </table:table-cell>
          <table:table-cell table:number-columns-repeated="60"/>
        </table:table-row>
        <table:table-row table:style-name="ro1">
          <table:table-cell table:formula="of:=COUNTIF([.C$1:.C$1048576];[.C266])" office:value-type="float" office:value="1" calcext:value-type="float">
            <text:p>1</text:p>
          </table:table-cell>
          <table:table-cell/>
          <table:table-cell office:value-type="string" calcext:value-type="string">
            <text:p>vocabularium</text:p>
          </table:table-cell>
          <table:table-cell office:value-type="string" calcext:value-type="string">
            <text:p>mimetypes/application-x-vocabularium</text:p>
          </table:table-cell>
          <table:table-cell table:number-columns-repeated="60"/>
        </table:table-row>
        <table:table-row table:style-name="ro1">
          <table:table-cell table:formula="of:=COUNTIF([.C$1:.C$1048576];[.C267])" office:value-type="float" office:value="1" calcext:value-type="float">
            <text:p>1</text:p>
          </table:table-cell>
          <table:table-cell/>
          <table:table-cell office:value-type="string" calcext:value-type="string">
            <text:p>vokabeltrainer</text:p>
          </table:table-cell>
          <table:table-cell office:value-type="string" calcext:value-type="string">
            <text:p>mimetypes/application-x-vokabeltrainer</text:p>
          </table:table-cell>
          <table:table-cell table:number-columns-repeated="60"/>
        </table:table-row>
        <table:table-row table:style-name="ro1">
          <table:table-cell table:formula="of:=COUNTIF([.C$1:.C$1048576];[.C268])" office:value-type="float" office:value="1" calcext:value-type="float">
            <text:p>1</text:p>
          </table:table-cell>
          <table:table-cell/>
          <table:table-cell office:value-type="string" calcext:value-type="string">
            <text:p>webarchive</text:p>
          </table:table-cell>
          <table:table-cell office:value-type="string" calcext:value-type="string">
            <text:p>mimetypes/application-x-webarchive</text:p>
          </table:table-cell>
          <table:table-cell table:number-columns-repeated="60"/>
        </table:table-row>
        <table:table-row table:style-name="ro1">
          <table:table-cell table:formula="of:=COUNTIF([.C$1:.C$1048576];[.C269])" office:value-type="float" office:value="1" calcext:value-type="float">
            <text:p>1</text:p>
          </table:table-cell>
          <table:table-cell/>
          <table:table-cell office:value-type="string" calcext:value-type="string">
            <text:p>wrts</text:p>
          </table:table-cell>
          <table:table-cell office:value-type="string" calcext:value-type="string">
            <text:p>mimetypes/application-x-wrts</text:p>
          </table:table-cell>
          <table:table-cell table:number-columns-repeated="60"/>
        </table:table-row>
        <table:table-row table:style-name="ro1">
          <table:table-cell table:formula="of:=COUNTIF([.C$1:.C$1048576];[.C270])" office:value-type="float" office:value="1" calcext:value-type="float">
            <text:p>1</text:p>
          </table:table-cell>
          <table:table-cell/>
          <table:table-cell office:value-type="string" calcext:value-type="string">
            <text:p>xar</text:p>
          </table:table-cell>
          <table:table-cell office:value-type="string" calcext:value-type="string">
            <text:p>mimetypes/application-x-xar</text:p>
          </table:table-cell>
          <table:table-cell table:number-columns-repeated="60"/>
        </table:table-row>
        <table:table-row table:style-name="ro1">
          <table:table-cell table:formula="of:=COUNTIF([.C$1:.C$1048576];[.C271])" office:value-type="float" office:value="1" calcext:value-type="float">
            <text:p>1</text:p>
          </table:table-cell>
          <table:table-cell/>
          <table:table-cell office:value-type="string" calcext:value-type="string">
            <text:p>xpinstall</text:p>
          </table:table-cell>
          <table:table-cell office:value-type="string" calcext:value-type="string">
            <text:p>mimetypes/application-x-xpinstall</text:p>
          </table:table-cell>
          <table:table-cell table:number-columns-repeated="60"/>
        </table:table-row>
        <table:table-row table:style-name="ro1">
          <table:table-cell table:formula="of:=COUNTIF([.C$1:.C$1048576];[.C272])" office:value-type="float" office:value="1" calcext:value-type="float">
            <text:p>1</text:p>
          </table:table-cell>
          <table:table-cell/>
          <table:table-cell office:value-type="string" calcext:value-type="string">
            <text:p>xzpdf</text:p>
          </table:table-cell>
          <table:table-cell office:value-type="string" calcext:value-type="string">
            <text:p>mimetypes/application-x-xzpdf</text:p>
          </table:table-cell>
          <table:table-cell table:number-columns-repeated="60"/>
        </table:table-row>
        <table:table-row table:style-name="ro1">
          <table:table-cell table:formula="of:=COUNTIF([.C$1:.C$1048576];[.C273])" office:value-type="float" office:value="1" calcext:value-type="float">
            <text:p>1</text:p>
          </table:table-cell>
          <table:table-cell/>
          <table:table-cell office:value-type="string" calcext:value-type="string">
            <text:p>xz</text:p>
          </table:table-cell>
          <table:table-cell office:value-type="string" calcext:value-type="string">
            <text:p>mimetypes/application-x-xz</text:p>
          </table:table-cell>
          <table:table-cell table:number-columns-repeated="60"/>
        </table:table-row>
        <table:table-row table:style-name="ro1">
          <table:table-cell table:formula="of:=COUNTIF([.C$1:.C$1048576];[.C274])" office:value-type="float" office:value="1" calcext:value-type="float">
            <text:p>1</text:p>
          </table:table-cell>
          <table:table-cell/>
          <table:table-cell office:value-type="string" calcext:value-type="string">
            <text:p>zerosize</text:p>
          </table:table-cell>
          <table:table-cell office:value-type="string" calcext:value-type="string">
            <text:p>mimetypes/application-x-zerosize</text:p>
          </table:table-cell>
          <table:table-cell table:number-columns-repeated="60"/>
        </table:table-row>
        <table:table-row table:style-name="ro1">
          <table:table-cell table:formula="of:=COUNTIF([.C$1:.C$1048576];[.C275])" office:value-type="float" office:value="1" calcext:value-type="float">
            <text:p>1</text:p>
          </table:table-cell>
          <table:table-cell/>
          <table:table-cell office:value-type="string" calcext:value-type="string">
            <text:p>zoo</text:p>
          </table:table-cell>
          <table:table-cell office:value-type="string" calcext:value-type="string">
            <text:p>mimetypes/application-x-zoo</text:p>
          </table:table-cell>
          <table:table-cell table:number-columns-repeated="60"/>
        </table:table-row>
        <table:table-row table:style-name="ro1">
          <table:table-cell table:formula="of:=COUNTIF([.C$1:.C$1048576];[.C276])" office:value-type="float" office:value="1" calcext:value-type="float">
            <text:p>1</text:p>
          </table:table-cell>
          <table:table-cell/>
          <table:table-cell office:value-type="string" calcext:value-type="string">
            <text:p>aac</text:p>
          </table:table-cell>
          <table:table-cell office:value-type="string" calcext:value-type="string">
            <text:p>mimetypes/audio-aac</text:p>
          </table:table-cell>
          <table:table-cell table:number-columns-repeated="60"/>
        </table:table-row>
        <table:table-row table:style-name="ro1">
          <table:table-cell table:formula="of:=COUNTIF([.C$1:.C$1048576];[.C277])" office:value-type="float" office:value="1" calcext:value-type="float">
            <text:p>1</text:p>
          </table:table-cell>
          <table:table-cell/>
          <table:table-cell office:value-type="string" calcext:value-type="string">
            <text:p>ac3</text:p>
          </table:table-cell>
          <table:table-cell office:value-type="string" calcext:value-type="string">
            <text:p>mimetypes/audio-ac3</text:p>
          </table:table-cell>
          <table:table-cell table:number-columns-repeated="60"/>
        </table:table-row>
        <table:table-row table:style-name="ro1">
          <table:table-cell table:formula="of:=COUNTIF([.C$1:.C$1048576];[.C278])" office:value-type="float" office:value="1" calcext:value-type="float">
            <text:p>1</text:p>
          </table:table-cell>
          <table:table-cell/>
          <table:table-cell office:value-type="string" calcext:value-type="string">
            <text:p>m4a</text:p>
          </table:table-cell>
          <table:table-cell office:value-type="string" calcext:value-type="string">
            <text:p>mimetypes/audio-m4a</text:p>
          </table:table-cell>
          <table:table-cell table:number-columns-repeated="60"/>
        </table:table-row>
        <table:table-row table:style-name="ro1">
          <table:table-cell table:formula="of:=COUNTIF([.C$1:.C$1048576];[.C279])" office:value-type="float" office:value="1" calcext:value-type="float">
            <text:p>1</text:p>
          </table:table-cell>
          <table:table-cell/>
          <table:table-cell office:value-type="string" calcext:value-type="string">
            <text:p>midi</text:p>
          </table:table-cell>
          <table:table-cell office:value-type="string" calcext:value-type="string">
            <text:p>mimetypes/audio-midi</text:p>
          </table:table-cell>
          <table:table-cell table:number-columns-repeated="60"/>
        </table:table-row>
        <table:table-row table:style-name="ro1">
          <table:table-cell table:formula="of:=COUNTIF([.C$1:.C$1048576];[.C280])" office:value-type="float" office:value="1" calcext:value-type="float">
            <text:p>1</text:p>
          </table:table-cell>
          <table:table-cell/>
          <table:table-cell office:value-type="string" calcext:value-type="string">
            <text:p>mp2</text:p>
          </table:table-cell>
          <table:table-cell office:value-type="string" calcext:value-type="string">
            <text:p>mimetypes/audio-mp2</text:p>
          </table:table-cell>
          <table:table-cell table:number-columns-repeated="60"/>
        </table:table-row>
        <table:table-row table:style-name="ro1">
          <table:table-cell table:formula="of:=COUNTIF([.C$1:.C$1048576];[.C281])" office:value-type="float" office:value="1" calcext:value-type="float">
            <text:p>1</text:p>
          </table:table-cell>
          <table:table-cell/>
          <table:table-cell office:value-type="string" calcext:value-type="string">
            <text:p>mp3</text:p>
          </table:table-cell>
          <table:table-cell office:value-type="string" calcext:value-type="string">
            <text:p>mimetypes/audio-mp3</text:p>
          </table:table-cell>
          <table:table-cell table:number-columns-repeated="60"/>
        </table:table-row>
        <table:table-row table:style-name="ro1">
          <table:table-cell table:formula="of:=COUNTIF([.C$1:.C$1048576];[.C282])" office:value-type="float" office:value="1" calcext:value-type="float">
            <text:p>1</text:p>
          </table:table-cell>
          <table:table-cell/>
          <table:table-cell office:value-type="string" calcext:value-type="string">
            <text:p>mpeg</text:p>
          </table:table-cell>
          <table:table-cell office:value-type="string" calcext:value-type="string">
            <text:p>mimetypes/audio-mpeg</text:p>
          </table:table-cell>
          <table:table-cell table:number-columns-repeated="60"/>
        </table:table-row>
        <table:table-row table:style-name="ro1">
          <table:table-cell table:formula="of:=COUNTIF([.C$1:.C$1048576];[.C283])" office:value-type="float" office:value="1" calcext:value-type="float">
            <text:p>1</text:p>
          </table:table-cell>
          <table:table-cell/>
          <table:table-cell office:value-type="string" calcext:value-type="string">
            <text:p>scpls</text:p>
          </table:table-cell>
          <table:table-cell office:value-type="string" calcext:value-type="string">
            <text:p>mimetypes/audio-scpls</text:p>
          </table:table-cell>
          <table:table-cell table:number-columns-repeated="60"/>
        </table:table-row>
        <table:table-row table:style-name="ro1">
          <table:table-cell table:formula="of:=COUNTIF([.C$1:.C$1048576];[.C284])" office:value-type="float" office:value="1" calcext:value-type="float">
            <text:p>1</text:p>
          </table:table-cell>
          <table:table-cell/>
          <table:table-cell office:value-type="string" calcext:value-type="string">
            <text:p>adpcm</text:p>
          </table:table-cell>
          <table:table-cell office:value-type="string" calcext:value-type="string">
            <text:p>mimetypes/audio-x-adpcm</text:p>
          </table:table-cell>
          <table:table-cell table:number-columns-repeated="60"/>
        </table:table-row>
        <table:table-row table:style-name="ro1">
          <table:table-cell table:formula="of:=COUNTIF([.C$1:.C$1048576];[.C285])" office:value-type="float" office:value="1" calcext:value-type="float">
            <text:p>1</text:p>
          </table:table-cell>
          <table:table-cell/>
          <table:table-cell office:value-type="string" calcext:value-type="string">
            <text:p>aiff</text:p>
          </table:table-cell>
          <table:table-cell office:value-type="string" calcext:value-type="string">
            <text:p>mimetypes/audio-x-aiff</text:p>
          </table:table-cell>
          <table:table-cell table:number-columns-repeated="60"/>
        </table:table-row>
        <table:table-row table:style-name="ro1">
          <table:table-cell table:formula="of:=COUNTIF([.C$1:.C$1048576];[.C286])" office:value-type="float" office:value="1" calcext:value-type="float">
            <text:p>1</text:p>
          </table:table-cell>
          <table:table-cell/>
          <table:table-cell office:value-type="string" calcext:value-type="string">
            <text:p>flac+ogg</text:p>
          </table:table-cell>
          <table:table-cell office:value-type="string" calcext:value-type="string">
            <text:p>mimetypes/audio-x-flac+ogg</text:p>
          </table:table-cell>
          <table:table-cell table:number-columns-repeated="60"/>
        </table:table-row>
        <table:table-row table:style-name="ro1">
          <table:table-cell table:formula="of:=COUNTIF([.C$1:.C$1048576];[.C287])" office:value-type="float" office:value="1" calcext:value-type="float">
            <text:p>1</text:p>
          </table:table-cell>
          <table:table-cell/>
          <table:table-cell office:value-type="string" calcext:value-type="string">
            <text:p>flac</text:p>
          </table:table-cell>
          <table:table-cell office:value-type="string" calcext:value-type="string">
            <text:p>mimetypes/audio-x-flac</text:p>
          </table:table-cell>
          <table:table-cell table:number-columns-repeated="60"/>
        </table:table-row>
        <table:table-row table:style-name="ro1">
          <table:table-cell table:formula="of:=COUNTIF([.C$1:.C$1048576];[.C288])" office:value-type="float" office:value="1" calcext:value-type="float">
            <text:p>1</text:p>
          </table:table-cell>
          <table:table-cell/>
          <table:table-cell office:value-type="string" calcext:value-type="string">
            <text:p>generic</text:p>
          </table:table-cell>
          <table:table-cell office:value-type="string" calcext:value-type="string">
            <text:p>mimetypes/audio-x-generic</text:p>
          </table:table-cell>
          <table:table-cell table:number-columns-repeated="60"/>
        </table:table-row>
        <table:table-row table:style-name="ro1">
          <table:table-cell table:formula="of:=COUNTIF([.C$1:.C$1048576];[.C289])" office:value-type="float" office:value="1" calcext:value-type="float">
            <text:p>1</text:p>
          </table:table-cell>
          <table:table-cell/>
          <table:table-cell office:value-type="string" calcext:value-type="string">
            <text:p>it</text:p>
          </table:table-cell>
          <table:table-cell office:value-type="string" calcext:value-type="string">
            <text:p>mimetypes/audio-x-it</text:p>
          </table:table-cell>
          <table:table-cell table:number-columns-repeated="60"/>
        </table:table-row>
        <table:table-row table:style-name="ro1">
          <table:table-cell table:formula="of:=COUNTIF([.C$1:.C$1048576];[.C290])" office:value-type="float" office:value="1" calcext:value-type="float">
            <text:p>1</text:p>
          </table:table-cell>
          <table:table-cell/>
          <table:table-cell office:value-type="string" calcext:value-type="string">
            <text:p>monkey</text:p>
          </table:table-cell>
          <table:table-cell office:value-type="string" calcext:value-type="string">
            <text:p>mimetypes/audio-x-monkey</text:p>
          </table:table-cell>
          <table:table-cell table:number-columns-repeated="60"/>
        </table:table-row>
        <table:table-row table:style-name="ro1">
          <table:table-cell table:formula="of:=COUNTIF([.C$1:.C$1048576];[.C291])" office:value-type="float" office:value="1" calcext:value-type="float">
            <text:p>1</text:p>
          </table:table-cell>
          <table:table-cell/>
          <table:table-cell office:value-type="string" calcext:value-type="string">
            <text:p>mp3-playlist</text:p>
          </table:table-cell>
          <table:table-cell office:value-type="string" calcext:value-type="string">
            <text:p>mimetypes/audio-x-mp3-playlist</text:p>
          </table:table-cell>
          <table:table-cell table:number-columns-repeated="60"/>
        </table:table-row>
        <table:table-row table:style-name="ro1">
          <table:table-cell table:formula="of:=COUNTIF([.C$1:.C$1048576];[.C292])" office:value-type="float" office:value="1" calcext:value-type="float">
            <text:p>1</text:p>
          </table:table-cell>
          <table:table-cell/>
          <table:table-cell office:value-type="string" calcext:value-type="string">
            <text:p>mpegurl</text:p>
          </table:table-cell>
          <table:table-cell office:value-type="string" calcext:value-type="string">
            <text:p>mimetypes/audio-x-mpegurl</text:p>
          </table:table-cell>
          <table:table-cell table:number-columns-repeated="60"/>
        </table:table-row>
        <table:table-row table:style-name="ro1">
          <table:table-cell table:formula="of:=COUNTIF([.C$1:.C$1048576];[.C293])" office:value-type="float" office:value="1" calcext:value-type="float">
            <text:p>1</text:p>
          </table:table-cell>
          <table:table-cell/>
          <table:table-cell office:value-type="string" calcext:value-type="string">
            <text:p>mpg</text:p>
          </table:table-cell>
          <table:table-cell office:value-type="string" calcext:value-type="string">
            <text:p>mimetypes/audio-x-mpg</text:p>
          </table:table-cell>
          <table:table-cell table:number-columns-repeated="60"/>
        </table:table-row>
        <table:table-row table:style-name="ro1">
          <table:table-cell table:formula="of:=COUNTIF([.C$1:.C$1048576];[.C294])" office:value-type="float" office:value="1" calcext:value-type="float">
            <text:p>1</text:p>
          </table:table-cell>
          <table:table-cell/>
          <table:table-cell office:value-type="string" calcext:value-type="string">
            <text:p>ms-wma</text:p>
          </table:table-cell>
          <table:table-cell office:value-type="string" calcext:value-type="string">
            <text:p>mimetypes/audio-x-ms-wma</text:p>
          </table:table-cell>
          <table:table-cell table:number-columns-repeated="60"/>
        </table:table-row>
        <table:table-row table:style-name="ro1">
          <table:table-cell table:formula="of:=COUNTIF([.C$1:.C$1048576];[.C295])" office:value-type="float" office:value="1" calcext:value-type="float">
            <text:p>1</text:p>
          </table:table-cell>
          <table:table-cell/>
          <table:table-cell office:value-type="string" calcext:value-type="string">
            <text:p>scpis</text:p>
          </table:table-cell>
          <table:table-cell office:value-type="string" calcext:value-type="string">
            <text:p>mimetypes/audio-x-scpis</text:p>
          </table:table-cell>
          <table:table-cell table:number-columns-repeated="60"/>
        </table:table-row>
        <table:table-row table:style-name="ro1">
          <table:table-cell table:formula="of:=COUNTIF([.C$1:.C$1048576];[.C296])" office:value-type="float" office:value="1" calcext:value-type="float">
            <text:p>1</text:p>
          </table:table-cell>
          <table:table-cell/>
          <table:table-cell office:value-type="string" calcext:value-type="string">
            <text:p>shorten</text:p>
          </table:table-cell>
          <table:table-cell office:value-type="string" calcext:value-type="string">
            <text:p>mimetypes/audio-x-shorten</text:p>
          </table:table-cell>
          <table:table-cell table:number-columns-repeated="60"/>
        </table:table-row>
        <table:table-row table:style-name="ro1">
          <table:table-cell table:formula="of:=COUNTIF([.C$1:.C$1048576];[.C297])" office:value-type="float" office:value="1" calcext:value-type="float">
            <text:p>1</text:p>
          </table:table-cell>
          <table:table-cell/>
          <table:table-cell office:value-type="string" calcext:value-type="string">
            <text:p>speex+ogg</text:p>
          </table:table-cell>
          <table:table-cell office:value-type="string" calcext:value-type="string">
            <text:p>mimetypes/audio-x-speex+ogg</text:p>
          </table:table-cell>
          <table:table-cell table:number-columns-repeated="60"/>
        </table:table-row>
        <table:table-row table:style-name="ro1">
          <table:table-cell table:formula="of:=COUNTIF([.C$1:.C$1048576];[.C298])" office:value-type="float" office:value="1" calcext:value-type="float">
            <text:p>1</text:p>
          </table:table-cell>
          <table:table-cell/>
          <table:table-cell office:value-type="string" calcext:value-type="string">
            <text:p>vorbis+ogg</text:p>
          </table:table-cell>
          <table:table-cell office:value-type="string" calcext:value-type="string">
            <text:p>mimetypes/audio-x-vorbis+ogg</text:p>
          </table:table-cell>
          <table:table-cell table:number-columns-repeated="60"/>
        </table:table-row>
        <table:table-row table:style-name="ro1">
          <table:table-cell table:formula="of:=COUNTIF([.C$1:.C$1048576];[.C299])" office:value-type="float" office:value="1" calcext:value-type="float">
            <text:p>1</text:p>
          </table:table-cell>
          <table:table-cell/>
          <table:table-cell office:value-type="string" calcext:value-type="string">
            <text:p>wav</text:p>
          </table:table-cell>
          <table:table-cell office:value-type="string" calcext:value-type="string">
            <text:p>mimetypes/audio-x-wav</text:p>
          </table:table-cell>
          <table:table-cell table:number-columns-repeated="60"/>
        </table:table-row>
        <table:table-row table:style-name="ro1">
          <table:table-cell table:formula="of:=COUNTIF([.C$1:.C$1048576];[.C300])" office:value-type="float" office:value="1" calcext:value-type="float">
            <text:p>1</text:p>
          </table:table-cell>
          <table:table-cell/>
          <table:table-cell office:value-type="string" calcext:value-type="string">
            <text:p>xi</text:p>
          </table:table-cell>
          <table:table-cell office:value-type="string" calcext:value-type="string">
            <text:p>mimetypes/audio-x-xi</text:p>
          </table:table-cell>
          <table:table-cell table:number-columns-repeated="60"/>
        </table:table-row>
        <table:table-row table:style-name="ro1">
          <table:table-cell table:formula="of:=COUNTIF([.C$1:.C$1048576];[.C301])" office:value-type="float" office:value="1" calcext:value-type="float">
            <text:p>1</text:p>
          </table:table-cell>
          <table:table-cell/>
          <table:table-cell office:value-type="string" calcext:value-type="string">
            <text:p>xm</text:p>
          </table:table-cell>
          <table:table-cell office:value-type="string" calcext:value-type="string">
            <text:p>mimetypes/audio-x-xm</text:p>
          </table:table-cell>
          <table:table-cell table:number-columns-repeated="60"/>
        </table:table-row>
        <table:table-row table:style-name="ro1">
          <table:table-cell table:formula="of:=COUNTIF([.C$1:.C$1048576];[.C302])" office:value-type="float" office:value="1" calcext:value-type="float">
            <text:p>1</text:p>
          </table:table-cell>
          <table:table-cell/>
          <table:table-cell office:value-type="string" calcext:value-type="string">
            <text:p>authors</text:p>
          </table:table-cell>
          <table:table-cell office:value-type="string" calcext:value-type="string">
            <text:p>mimetypes/authors</text:p>
          </table:table-cell>
          <table:table-cell table:number-columns-repeated="60"/>
        </table:table-row>
        <table:table-row table:style-name="ro1">
          <table:table-cell table:formula="of:=COUNTIF([.C$1:.C$1048576];[.C303])" office:value-type="float" office:value="1" calcext:value-type="float">
            <text:p>1</text:p>
          </table:table-cell>
          <table:table-cell/>
          <table:table-cell office:value-type="string" calcext:value-type="string">
            <text:p>binary</text:p>
          </table:table-cell>
          <table:table-cell office:value-type="string" calcext:value-type="string">
            <text:p>mimetypes/binary</text:p>
          </table:table-cell>
          <table:table-cell table:number-columns-repeated="60"/>
        </table:table-row>
        <table:table-row table:style-name="ro1">
          <table:table-cell table:formula="of:=COUNTIF([.C$1:.C$1048576];[.C304])" office:value-type="float" office:value="1" calcext:value-type="float">
            <text:p>1</text:p>
          </table:table-cell>
          <table:table-cell/>
          <table:table-cell office:value-type="string" calcext:value-type="string">
            <text:p>changelog</text:p>
          </table:table-cell>
          <table:table-cell office:value-type="string" calcext:value-type="string">
            <text:p>mimetypes/changelog</text:p>
          </table:table-cell>
          <table:table-cell table:number-columns-repeated="60"/>
        </table:table-row>
        <table:table-row table:style-name="ro1">
          <table:table-cell table:formula="of:=COUNTIF([.C$1:.C$1048576];[.C305])" office:value-type="float" office:value="1" calcext:value-type="float">
            <text:p>1</text:p>
          </table:table-cell>
          <table:table-cell/>
          <table:table-cell office:value-type="string" calcext:value-type="string">
            <text:p>chdr</text:p>
          </table:table-cell>
          <table:table-cell office:value-type="string" calcext:value-type="string">
            <text:p>mimetypes/chdr</text:p>
          </table:table-cell>
          <table:table-cell table:number-columns-repeated="60"/>
        </table:table-row>
        <table:table-row table:style-name="ro1">
          <table:table-cell table:formula="of:=COUNTIF([.C$1:.C$1048576];[.C306])" office:value-type="float" office:value="1" calcext:value-type="float">
            <text:p>1</text:p>
          </table:table-cell>
          <table:table-cell/>
          <table:table-cell office:value-type="string" calcext:value-type="string">
            <text:p>contents2</text:p>
          </table:table-cell>
          <table:table-cell office:value-type="string" calcext:value-type="string">
            <text:p>mimetypes/contents2</text:p>
          </table:table-cell>
          <table:table-cell table:number-columns-repeated="60"/>
        </table:table-row>
        <table:table-row table:style-name="ro1">
          <table:table-cell table:formula="of:=COUNTIF([.C$1:.C$1048576];[.C307])" office:value-type="float" office:value="1" calcext:value-type="float">
            <text:p>1</text:p>
          </table:table-cell>
          <table:table-cell/>
          <table:table-cell office:value-type="string" calcext:value-type="string">
            <text:p>copying</text:p>
          </table:table-cell>
          <table:table-cell office:value-type="string" calcext:value-type="string">
            <text:p>mimetypes/copying</text:p>
          </table:table-cell>
          <table:table-cell table:number-columns-repeated="60"/>
        </table:table-row>
        <table:table-row table:style-name="ro1">
          <table:table-cell table:formula="of:=COUNTIF([.C$1:.C$1048576];[.C308])" office:value-type="float" office:value="1" calcext:value-type="float">
            <text:p>1</text:p>
          </table:table-cell>
          <table:table-cell/>
          <table:table-cell office:value-type="string" calcext:value-type="string">
            <text:p>credits</text:p>
          </table:table-cell>
          <table:table-cell office:value-type="string" calcext:value-type="string">
            <text:p>mimetypes/credits</text:p>
          </table:table-cell>
          <table:table-cell table:number-columns-repeated="60"/>
        </table:table-row>
        <table:table-row table:style-name="ro1">
          <table:table-cell table:formula="of:=COUNTIF([.C$1:.C$1048576];[.C309])" office:value-type="float" office:value="1" calcext:value-type="float">
            <text:p>1</text:p>
          </table:table-cell>
          <table:table-cell/>
          <table:table-cell office:value-type="string" calcext:value-type="string">
            <text:p>csharp</text:p>
          </table:table-cell>
          <table:table-cell office:value-type="string" calcext:value-type="string">
            <text:p>mimetypes/csharp</text:p>
          </table:table-cell>
          <table:table-cell table:number-columns-repeated="60"/>
        </table:table-row>
        <table:table-row table:style-name="ro1">
          <table:table-cell table:formula="of:=COUNTIF([.C$1:.C$1048576];[.C310])" office:value-type="float" office:value="1" calcext:value-type="float">
            <text:p>1</text:p>
          </table:table-cell>
          <table:table-cell/>
          <table:table-cell office:value-type="string" calcext:value-type="string">
            <text:p>csh</text:p>
          </table:table-cell>
          <table:table-cell office:value-type="string" calcext:value-type="string">
            <text:p>mimetypes/csh</text:p>
          </table:table-cell>
          <table:table-cell table:number-columns-repeated="60"/>
        </table:table-row>
        <table:table-row table:style-name="ro1">
          <table:table-cell table:formula="of:=COUNTIF([.C$1:.C$1048576];[.C311])" office:value-type="float" office:value="1" calcext:value-type="float">
            <text:p>1</text:p>
          </table:table-cell>
          <table:table-cell/>
          <table:table-cell office:value-type="string" calcext:value-type="string">
            <text:p>c++src</text:p>
          </table:table-cell>
          <table:table-cell office:value-type="string" calcext:value-type="string">
            <text:p>mimetypes/c++src</text:p>
          </table:table-cell>
          <table:table-cell table:number-columns-repeated="60"/>
        </table:table-row>
        <table:table-row table:style-name="ro1">
          <table:table-cell table:formula="of:=COUNTIF([.C$1:.C$1048576];[.C312])" office:value-type="float" office:value="1" calcext:value-type="float">
            <text:p>1</text:p>
          </table:table-cell>
          <table:table-cell/>
          <table:table-cell office:value-type="string" calcext:value-type="string">
            <text:p>csrc</text:p>
          </table:table-cell>
          <table:table-cell office:value-type="string" calcext:value-type="string">
            <text:p>mimetypes/csrc</text:p>
          </table:table-cell>
          <table:table-cell table:number-columns-repeated="60"/>
        </table:table-row>
        <table:table-row table:style-name="ro1">
          <table:table-cell table:formula="of:=COUNTIF([.C$1:.C$1048576];[.C313])" office:value-type="float" office:value="1" calcext:value-type="float">
            <text:p>1</text:p>
          </table:table-cell>
          <table:table-cell/>
          <table:table-cell office:value-type="string" calcext:value-type="string">
            <text:p>c++</text:p>
          </table:table-cell>
          <table:table-cell office:value-type="string" calcext:value-type="string">
            <text:p>mimetypes/c++</text:p>
          </table:table-cell>
          <table:table-cell table:number-columns-repeated="60"/>
        </table:table-row>
        <table:table-row table:style-name="ro1">
          <table:table-cell table:formula="of:=COUNTIF([.C$1:.C$1048576];[.C314])" office:value-type="float" office:value="1" calcext:value-type="float">
            <text:p>1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imetypes/c</text:p>
          </table:table-cell>
          <table:table-cell table:number-columns-repeated="60"/>
        </table:table-row>
        <table:table-row table:style-name="ro1">
          <table:table-cell table:formula="of:=COUNTIF([.C$1:.C$1048576];[.C315])" office:value-type="float" office:value="1" calcext:value-type="float">
            <text:p>1</text:p>
          </table:table-cell>
          <table:table-cell/>
          <table:table-cell office:value-type="string" calcext:value-type="string">
            <text:p>deb</text:p>
          </table:table-cell>
          <table:table-cell office:value-type="string" calcext:value-type="string">
            <text:p>mimetypes/deb</text:p>
          </table:table-cell>
          <table:table-cell table:number-columns-repeated="60"/>
        </table:table-row>
        <table:table-row table:style-name="ro1">
          <table:table-cell table:formula="of:=COUNTIF([.C$1:.C$1048576];[.C316])" office:value-type="float" office:value="1" calcext:value-type="float">
            <text:p>1</text:p>
          </table:table-cell>
          <table:table-cell/>
          <table:table-cell office:value-type="string" calcext:value-type="string">
            <text:p>divx</text:p>
          </table:table-cell>
          <table:table-cell office:value-type="string" calcext:value-type="string">
            <text:p>mimetypes/divx</text:p>
          </table:table-cell>
          <table:table-cell table:number-columns-repeated="60"/>
        </table:table-row>
        <table:table-row table:style-name="ro1">
          <table:table-cell table:formula="of:=COUNTIF([.C$1:.C$1048576];[.C317])" office:value-type="float" office:value="1" calcext:value-type="float">
            <text:p>1</text:p>
          </table:table-cell>
          <table:table-cell/>
          <table:table-cell office:value-type="string" calcext:value-type="string">
            <text:p>empty</text:p>
          </table:table-cell>
          <table:table-cell office:value-type="string" calcext:value-type="string">
            <text:p>mimetypes/empty</text:p>
          </table:table-cell>
          <table:table-cell table:number-columns-repeated="60"/>
        </table:table-row>
        <table:table-row table:style-name="ro1">
          <table:table-cell table:formula="of:=COUNTIF([.C$1:.C$1048576];[.C318])" office:value-type="float" office:value="1" calcext:value-type="float">
            <text:p>1</text:p>
          </table:table-cell>
          <table:table-cell/>
          <table:table-cell office:value-type="string" calcext:value-type="string">
            <text:p>encrypted</text:p>
          </table:table-cell>
          <table:table-cell office:value-type="string" calcext:value-type="string">
            <text:p>mimetypes/encrypted</text:p>
          </table:table-cell>
          <table:table-cell table:number-columns-repeated="60"/>
        </table:table-row>
        <table:table-row table:style-name="ro1">
          <table:table-cell table:formula="of:=COUNTIF([.C$1:.C$1048576];[.C319])" office:value-type="float" office:value="1" calcext:value-type="float">
            <text:p>1</text:p>
          </table:table-cell>
          <table:table-cell/>
          <table:table-cell office:value-type="string" calcext:value-type="string">
            <text:p>exec</text:p>
          </table:table-cell>
          <table:table-cell office:value-type="string" calcext:value-type="string">
            <text:p>mimetypes/exec</text:p>
          </table:table-cell>
          <table:table-cell table:number-columns-repeated="60"/>
        </table:table-row>
        <table:table-row table:style-name="ro1">
          <table:table-cell table:formula="of:=COUNTIF([.C$1:.C$1048576];[.C320])" office:value-type="float" office:value="1" calcext:value-type="float">
            <text:p>1</text:p>
          </table:table-cell>
          <table:table-cell/>
          <table:table-cell office:value-type="string" calcext:value-type="string">
            <text:p>extension</text:p>
          </table:table-cell>
          <table:table-cell office:value-type="string" calcext:value-type="string">
            <text:p>mimetypes/extension</text:p>
          </table:table-cell>
          <table:table-cell table:number-columns-repeated="60"/>
        </table:table-row>
        <table:table-row table:style-name="ro1">
          <table:table-cell table:formula="of:=COUNTIF([.C$1:.C$1048576];[.C321])" office:value-type="float" office:value="1" calcext:value-type="float">
            <text:p>1</text:p>
          </table:table-cell>
          <table:table-cell/>
          <table:table-cell office:value-type="string" calcext:value-type="string">
            <text:p>folder_tar</text:p>
          </table:table-cell>
          <table:table-cell office:value-type="string" calcext:value-type="string">
            <text:p>mimetypes/folder_tar</text:p>
          </table:table-cell>
          <table:table-cell table:number-columns-repeated="60"/>
        </table:table-row>
        <table:table-row table:style-name="ro1">
          <table:table-cell table:formula="of:=COUNTIF([.C$1:.C$1048576];[.C322])" office:value-type="float" office:value="1" calcext:value-type="float">
            <text:p>1</text:p>
          </table:table-cell>
          <table:table-cell/>
          <table:table-cell office:value-type="string" calcext:value-type="string">
            <text:p>font-afm</text:p>
          </table:table-cell>
          <table:table-cell office:value-type="string" calcext:value-type="string">
            <text:p>mimetypes/font-afm</text:p>
          </table:table-cell>
          <table:table-cell table:number-columns-repeated="60"/>
        </table:table-row>
        <table:table-row table:style-name="ro1">
          <table:table-cell table:formula="of:=COUNTIF([.C$1:.C$1048576];[.C323])" office:value-type="float" office:value="1" calcext:value-type="float">
            <text:p>1</text:p>
          </table:table-cell>
          <table:table-cell/>
          <table:table-cell office:value-type="string" calcext:value-type="string">
            <text:p>font_bitmap</text:p>
          </table:table-cell>
          <table:table-cell office:value-type="string" calcext:value-type="string">
            <text:p>mimetypes/font_bitmap</text:p>
          </table:table-cell>
          <table:table-cell table:number-columns-repeated="60"/>
        </table:table-row>
        <table:table-row table:style-name="ro1">
          <table:table-cell table:formula="of:=COUNTIF([.C$1:.C$1048576];[.C324])" office:value-type="float" office:value="1" calcext:value-type="float">
            <text:p>1</text:p>
          </table:table-cell>
          <table:table-cell/>
          <table:table-cell office:value-type="string" calcext:value-type="string">
            <text:p>font_truetype</text:p>
          </table:table-cell>
          <table:table-cell office:value-type="string" calcext:value-type="string">
            <text:p>mimetypes/font_truetype</text:p>
          </table:table-cell>
          <table:table-cell table:number-columns-repeated="60"/>
        </table:table-row>
        <table:table-row table:style-name="ro1">
          <table:table-cell table:formula="of:=COUNTIF([.C$1:.C$1048576];[.C325])" office:value-type="float" office:value="1" calcext:value-type="float">
            <text:p>1</text:p>
          </table:table-cell>
          <table:table-cell/>
          <table:table-cell office:value-type="string" calcext:value-type="string">
            <text:p>font_type1</text:p>
          </table:table-cell>
          <table:table-cell office:value-type="string" calcext:value-type="string">
            <text:p>mimetypes/font_type1</text:p>
          </table:table-cell>
          <table:table-cell table:number-columns-repeated="60"/>
        </table:table-row>
        <table:table-row table:style-name="ro1">
          <table:table-cell table:formula="of:=COUNTIF([.C$1:.C$1048576];[.C326])" office:value-type="float" office:value="1" calcext:value-type="float">
            <text:p>1</text:p>
          </table:table-cell>
          <table:table-cell/>
          <table:table-cell office:value-type="string" calcext:value-type="string">
            <text:p>woff</text:p>
          </table:table-cell>
          <table:table-cell office:value-type="string" calcext:value-type="string">
            <text:p>mimetypes/font-woff</text:p>
          </table:table-cell>
          <table:table-cell table:number-columns-repeated="60"/>
        </table:table-row>
        <table:table-row table:style-name="ro1">
          <table:table-cell table:formula="of:=COUNTIF([.C$1:.C$1048576];[.C327])" office:value-type="float" office:value="1" calcext:value-type="float">
            <text:p>1</text:p>
          </table:table-cell>
          <table:table-cell/>
          <table:table-cell office:value-type="string" calcext:value-type="string">
            <text:p>gddoc</text:p>
          </table:table-cell>
          <table:table-cell office:value-type="string" calcext:value-type="string">
            <text:p>mimetypes/gddoc</text:p>
          </table:table-cell>
          <table:table-cell table:number-columns-repeated="60"/>
        </table:table-row>
        <table:table-row table:style-name="ro1">
          <table:table-cell table:formula="of:=COUNTIF([.C$1:.C$1048576];[.C328])" office:value-type="float" office:value="1" calcext:value-type="float">
            <text:p>1</text:p>
          </table:table-cell>
          <table:table-cell/>
          <table:table-cell office:value-type="string" calcext:value-type="string">
            <text:p>gddraw</text:p>
          </table:table-cell>
          <table:table-cell office:value-type="string" calcext:value-type="string">
            <text:p>mimetypes/gddraw</text:p>
          </table:table-cell>
          <table:table-cell table:number-columns-repeated="60"/>
        </table:table-row>
        <table:table-row table:style-name="ro1">
          <table:table-cell table:formula="of:=COUNTIF([.C$1:.C$1048576];[.C329])" office:value-type="float" office:value="1" calcext:value-type="float">
            <text:p>1</text:p>
          </table:table-cell>
          <table:table-cell/>
          <table:table-cell office:value-type="string" calcext:value-type="string">
            <text:p>gdform</text:p>
          </table:table-cell>
          <table:table-cell office:value-type="string" calcext:value-type="string">
            <text:p>mimetypes/gdform</text:p>
          </table:table-cell>
          <table:table-cell table:number-columns-repeated="60"/>
        </table:table-row>
        <table:table-row table:style-name="ro1">
          <table:table-cell table:formula="of:=COUNTIF([.C$1:.C$1048576];[.C330])" office:value-type="float" office:value="1" calcext:value-type="float">
            <text:p>1</text:p>
          </table:table-cell>
          <table:table-cell/>
          <table:table-cell office:value-type="string" calcext:value-type="string">
            <text:p>gdlink</text:p>
          </table:table-cell>
          <table:table-cell office:value-type="string" calcext:value-type="string">
            <text:p>mimetypes/gdlink</text:p>
          </table:table-cell>
          <table:table-cell table:number-columns-repeated="60"/>
        </table:table-row>
        <table:table-row table:style-name="ro1">
          <table:table-cell table:formula="of:=COUNTIF([.C$1:.C$1048576];[.C331])" office:value-type="float" office:value="1" calcext:value-type="float">
            <text:p>1</text:p>
          </table:table-cell>
          <table:table-cell/>
          <table:table-cell office:value-type="string" calcext:value-type="string">
            <text:p>gdnote</text:p>
          </table:table-cell>
          <table:table-cell office:value-type="string" calcext:value-type="string">
            <text:p>mimetypes/gdnote</text:p>
          </table:table-cell>
          <table:table-cell table:number-columns-repeated="60"/>
        </table:table-row>
        <table:table-row table:style-name="ro1">
          <table:table-cell table:formula="of:=COUNTIF([.C$1:.C$1048576];[.C332])" office:value-type="float" office:value="1" calcext:value-type="float">
            <text:p>1</text:p>
          </table:table-cell>
          <table:table-cell/>
          <table:table-cell office:value-type="string" calcext:value-type="string">
            <text:p>gdscript</text:p>
          </table:table-cell>
          <table:table-cell office:value-type="string" calcext:value-type="string">
            <text:p>mimetypes/gdscript</text:p>
          </table:table-cell>
          <table:table-cell table:number-columns-repeated="60"/>
        </table:table-row>
        <table:table-row table:style-name="ro1">
          <table:table-cell table:formula="of:=COUNTIF([.C$1:.C$1048576];[.C333])" office:value-type="float" office:value="1" calcext:value-type="float">
            <text:p>1</text:p>
          </table:table-cell>
          <table:table-cell/>
          <table:table-cell office:value-type="string" calcext:value-type="string">
            <text:p>gdsheet</text:p>
          </table:table-cell>
          <table:table-cell office:value-type="string" calcext:value-type="string">
            <text:p>mimetypes/gdsheet</text:p>
          </table:table-cell>
          <table:table-cell table:number-columns-repeated="60"/>
        </table:table-row>
        <table:table-row table:style-name="ro1">
          <table:table-cell table:formula="of:=COUNTIF([.C$1:.C$1048576];[.C334])" office:value-type="float" office:value="1" calcext:value-type="float">
            <text:p>1</text:p>
          </table:table-cell>
          <table:table-cell/>
          <table:table-cell office:value-type="string" calcext:value-type="string">
            <text:p>gdslides</text:p>
          </table:table-cell>
          <table:table-cell office:value-type="string" calcext:value-type="string">
            <text:p>mimetypes/gdslides</text:p>
          </table:table-cell>
          <table:table-cell table:number-columns-repeated="60"/>
        </table:table-row>
        <table:table-row table:style-name="ro1">
          <table:table-cell table:formula="of:=COUNTIF([.C$1:.C$1048576];[.C335])" office:value-type="float" office:value="1" calcext:value-type="float">
            <text:p>1</text:p>
          </table:table-cell>
          <table:table-cell/>
          <table:table-cell office:value-type="string" calcext:value-type="string">
            <text:p>gdtable</text:p>
          </table:table-cell>
          <table:table-cell office:value-type="string" calcext:value-type="string">
            <text:p>mimetypes/gdtable</text:p>
          </table:table-cell>
          <table:table-cell table:number-columns-repeated="60"/>
        </table:table-row>
        <table:table-row table:style-name="ro1">
          <table:table-cell table:formula="of:=COUNTIF([.C$1:.C$1048576];[.C336])" office:value-type="float" office:value="1" calcext:value-type="float">
            <text:p>1</text:p>
          </table:table-cell>
          <table:table-cell/>
          <table:table-cell office:value-type="string" calcext:value-type="string">
            <text:p>gif</text:p>
          </table:table-cell>
          <table:table-cell office:value-type="string" calcext:value-type="string">
            <text:p>mimetypes/gif</text:p>
          </table:table-cell>
          <table:table-cell table:number-columns-repeated="60"/>
        </table:table-row>
        <table:table-row table:style-name="ro1">
          <table:table-cell table:formula="of:=COUNTIF([.C$1:.C$1048576];[.C337])" office:value-type="float" office:value="1" calcext:value-type="float">
            <text:p>1</text:p>
          </table:table-cell>
          <table:table-cell/>
          <table:table-cell office:value-type="string" calcext:value-type="string">
            <text:p>7z</text:p>
          </table:table-cell>
          <table:table-cell office:value-type="string" calcext:value-type="string">
            <text:p>mimetypes/gnome-mime-application-x-7z-compressed</text:p>
          </table:table-cell>
          <table:table-cell table:number-columns-repeated="60"/>
        </table:table-row>
        <table:table-row table:style-name="ro1">
          <table:table-cell table:formula="of:=COUNTIF([.C$1:.C$1048576];[.C338])" office:value-type="float" office:value="1" calcext:value-type="float">
            <text:p>1</text:p>
          </table:table-cell>
          <table:table-cell/>
          <table:table-cell office:value-type="string" calcext:value-type="string">
            <text:p>dvi</text:p>
          </table:table-cell>
          <table:table-cell office:value-type="string" calcext:value-type="string">
            <text:p>mimetypes/gnome-mime-application-x-dvi</text:p>
          </table:table-cell>
          <table:table-cell table:number-columns-repeated="60"/>
        </table:table-row>
        <table:table-row table:style-name="ro1">
          <table:table-cell table:formula="of:=COUNTIF([.C$1:.C$1048576];[.C339])" office:value-type="float" office:value="1" calcext:value-type="float">
            <text:p>1</text:p>
          </table:table-cell>
          <table:table-cell/>
          <table:table-cell office:value-type="string" calcext:value-type="string">
            <text:p>psf</text:p>
          </table:table-cell>
          <table:table-cell office:value-type="string" calcext:value-type="string">
            <text:p>mimetypes/gnome-mime-application-x-font-linux-psf</text:p>
          </table:table-cell>
          <table:table-cell table:number-columns-repeated="60"/>
        </table:table-row>
        <table:table-row table:style-name="ro1">
          <table:table-cell table:formula="of:=COUNTIF([.C$1:.C$1048576];[.C340])" office:value-type="float" office:value="1" calcext:value-type="float">
            <text:p>1</text:p>
          </table:table-cell>
          <table:table-cell/>
          <table:table-cell office:value-type="string" calcext:value-type="string">
            <text:p>glade</text:p>
          </table:table-cell>
          <table:table-cell office:value-type="string" calcext:value-type="string">
            <text:p>mimetypes/gnome-mime-application-x-glade</text:p>
          </table:table-cell>
          <table:table-cell table:number-columns-repeated="60"/>
        </table:table-row>
        <table:table-row table:style-name="ro1">
          <table:table-cell table:formula="of:=COUNTIF([.C$1:.C$1048576];[.C341])" office:value-type="float" office:value="1" calcext:value-type="float">
            <text:p>1</text:p>
          </table:table-cell>
          <table:table-cell/>
          <table:table-cell office:value-type="string" calcext:value-type="string">
            <text:p>xhtml+xml</text:p>
          </table:table-cell>
          <table:table-cell office:value-type="string" calcext:value-type="string">
            <text:p>mimetypes/gnome-mime-application-xhtml+xml</text:p>
          </table:table-cell>
          <table:table-cell table:number-columns-repeated="60"/>
        </table:table-row>
        <table:table-row table:style-name="ro1">
          <table:table-cell table:formula="of:=COUNTIF([.C$1:.C$1048576];[.C342])" office:value-type="float" office:value="1" calcext:value-type="float">
            <text:p>1</text:p>
          </table:table-cell>
          <table:table-cell/>
          <table:table-cell office:value-type="string" calcext:value-type="string">
            <text:p>killustrator</text:p>
          </table:table-cell>
          <table:table-cell office:value-type="string" calcext:value-type="string">
            <text:p>mimetypes/gnome-mime-application-x-killustrator</text:p>
          </table:table-cell>
          <table:table-cell table:number-columns-repeated="60"/>
        </table:table-row>
        <table:table-row table:style-name="ro1">
          <table:table-cell table:formula="of:=COUNTIF([.C$1:.C$1048576];[.C343])" office:value-type="float" office:value="1" calcext:value-type="float">
            <text:p>1</text:p>
          </table:table-cell>
          <table:table-cell/>
          <table:table-cell office:value-type="string" calcext:value-type="string">
            <text:p>kpresenter</text:p>
          </table:table-cell>
          <table:table-cell office:value-type="string" calcext:value-type="string">
            <text:p>mimetypes/gnome-mime-application-x-kpresenter</text:p>
          </table:table-cell>
          <table:table-cell table:number-columns-repeated="60"/>
        </table:table-row>
        <table:table-row table:style-name="ro1">
          <table:table-cell table:formula="of:=COUNTIF([.C$1:.C$1048576];[.C344])" office:value-type="float" office:value="1" calcext:value-type="float">
            <text:p>1</text:p>
          </table:table-cell>
          <table:table-cell/>
          <table:table-cell office:value-type="string" calcext:value-type="string">
            <text:p>kspread</text:p>
          </table:table-cell>
          <table:table-cell office:value-type="string" calcext:value-type="string">
            <text:p>mimetypes/gnome-mime-application-x-kspread</text:p>
          </table:table-cell>
          <table:table-cell table:number-columns-repeated="60"/>
        </table:table-row>
        <table:table-row table:style-name="ro1">
          <table:table-cell table:formula="of:=COUNTIF([.C$1:.C$1048576];[.C345])" office:value-type="float" office:value="1" calcext:value-type="float">
            <text:p>1</text:p>
          </table:table-cell>
          <table:table-cell/>
          <table:table-cell office:value-type="string" calcext:value-type="string">
            <text:p>kword</text:p>
          </table:table-cell>
          <table:table-cell office:value-type="string" calcext:value-type="string">
            <text:p>mimetypes/gnome-mime-application-x-kword</text:p>
          </table:table-cell>
          <table:table-cell table:number-columns-repeated="60"/>
        </table:table-row>
        <table:table-row table:style-name="ro1">
          <table:table-cell table:formula="of:=COUNTIF([.C$1:.C$1048576];[.C346])" office:value-type="float" office:value="1" calcext:value-type="float">
            <text:p>1</text:p>
          </table:table-cell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mimetypes/gnome-mime-image-jpeg</text:p>
          </table:table-cell>
          <table:table-cell table:number-columns-repeated="60"/>
        </table:table-row>
        <table:table-row table:style-name="ro1">
          <table:table-cell table:formula="of:=COUNTIF([.C$1:.C$1048576];[.C347])" office:value-type="float" office:value="1" calcext:value-type="float">
            <text:p>1</text:p>
          </table:table-cell>
          <table:table-cell/>
          <table:table-cell office:value-type="string" calcext:value-type="string">
            <text:p>image</text:p>
          </table:table-cell>
          <table:table-cell office:value-type="string" calcext:value-type="string">
            <text:p>mimetypes/gnome-mime-image</text:p>
          </table:table-cell>
          <table:table-cell table:number-columns-repeated="60"/>
        </table:table-row>
        <table:table-row table:style-name="ro1">
          <table:table-cell table:formula="of:=COUNTIF([.C$1:.C$1048576];[.C348])" office:value-type="float" office:value="1" calcext:value-type="float">
            <text:p>1</text:p>
          </table:table-cell>
          <table:table-cell/>
          <table:table-cell office:value-type="string" calcext:value-type="string">
            <text:p>xpixmap</text:p>
          </table:table-cell>
          <table:table-cell office:value-type="string" calcext:value-type="string">
            <text:p>mimetypes/gnome-mime-image-x-xpixmap</text:p>
          </table:table-cell>
          <table:table-cell table:number-columns-repeated="60"/>
        </table:table-row>
        <table:table-row table:style-name="ro1">
          <table:table-cell table:formula="of:=COUNTIF([.C$1:.C$1048576];[.C349])" office:value-type="float" office:value="1" calcext:value-type="float">
            <text:p>1</text:p>
          </table:table-cell>
          <table:table-cell/>
          <table:table-cell office:value-type="string" calcext:value-type="string">
            <text:p>css</text:p>
          </table:table-cell>
          <table:table-cell office:value-type="string" calcext:value-type="string">
            <text:p>mimetypes/gnome-mime-text-css</text:p>
          </table:table-cell>
          <table:table-cell table:number-columns-repeated="60"/>
        </table:table-row>
        <table:table-row table:style-name="ro1">
          <table:table-cell table:formula="of:=COUNTIF([.C$1:.C$1048576];[.C350])" office:value-type="float" office:value="1" calcext:value-type="float">
            <text:p>1</text:p>
          </table:table-cell>
          <table:table-cell/>
          <table:table-cell office:value-type="string" calcext:value-type="string">
            <text:p>wap</text:p>
          </table:table-cell>
          <table:table-cell office:value-type="string" calcext:value-type="string">
            <text:p>mimetypes/gnome-mime-text-vnd.wap.wml</text:p>
          </table:table-cell>
          <table:table-cell table:number-columns-repeated="60"/>
        </table:table-row>
        <table:table-row table:style-name="ro1">
          <table:table-cell table:formula="of:=COUNTIF([.C$1:.C$1048576];[.C351])" office:value-type="float" office:value="1" calcext:value-type="float">
            <text:p>1</text:p>
          </table:table-cell>
          <table:table-cell/>
          <table:table-cell office:value-type="string" calcext:value-type="string">
            <text:p>wmv</text:p>
          </table:table-cell>
          <table:table-cell office:value-type="string" calcext:value-type="string">
            <text:p>mimetypes/gnome-mime-video-x-ms-wmv</text:p>
          </table:table-cell>
          <table:table-cell table:number-columns-repeated="60"/>
        </table:table-row>
        <table:table-row table:style-name="ro1">
          <table:table-cell table:formula="of:=COUNTIF([.C$1:.C$1048576];[.C352])" office:value-type="float" office:value="1" calcext:value-type="float">
            <text:p>1</text:p>
          </table:table-cell>
          <table:table-cell/>
          <table:table-cell office:value-type="string" calcext:value-type="string">
            <text:p>package</text:p>
          </table:table-cell>
          <table:table-cell office:value-type="string" calcext:value-type="string">
            <text:p>mimetypes/gnome-package</text:p>
          </table:table-cell>
          <table:table-cell table:number-columns-repeated="60"/>
        </table:table-row>
        <table:table-row table:style-name="ro1">
          <table:table-cell table:formula="of:=COUNTIF([.C$1:.C$1048576];[.C353])" office:value-type="float" office:value="1" calcext:value-type="float">
            <text:p>1</text:p>
          </table:table-cell>
          <table:table-cell/>
          <table:table-cell office:value-type="string" calcext:value-type="string">
            <text:p>gtkrc</text:p>
          </table:table-cell>
          <table:table-cell office:value-type="string" calcext:value-type="string">
            <text:p>mimetypes/gtkrc</text:p>
          </table:table-cell>
          <table:table-cell table:number-columns-repeated="60"/>
        </table:table-row>
        <table:table-row table:style-name="ro1">
          <table:table-cell table:formula="of:=COUNTIF([.C$1:.C$1048576];[.C354])" office:value-type="float" office:value="1" calcext:value-type="float">
            <text:p>1</text:p>
          </table:table-cell>
          <table:table-cell/>
          <table:table-cell office:value-type="string" calcext:value-type="string">
            <text:p>html</text:p>
          </table:table-cell>
          <table:table-cell office:value-type="string" calcext:value-type="string">
            <text:p>mimetypes/html</text:p>
          </table:table-cell>
          <table:table-cell table:number-columns-repeated="60"/>
        </table:table-row>
        <table:table-row table:style-name="ro1">
          <table:table-cell table:formula="of:=COUNTIF([.C$1:.C$1048576];[.C355])" office:value-type="float" office:value="1" calcext:value-type="float">
            <text:p>1</text:p>
          </table:table-cell>
          <table:table-cell/>
          <table:table-cell office:value-type="string" calcext:value-type="string">
            <text:p>bmp</text:p>
          </table:table-cell>
          <table:table-cell office:value-type="string" calcext:value-type="string">
            <text:p>mimetypes/image-bmp</text:p>
          </table:table-cell>
          <table:table-cell table:number-columns-repeated="60"/>
        </table:table-row>
        <table:table-row table:style-name="ro1">
          <table:table-cell table:formula="of:=COUNTIF([.C$1:.C$1048576];[.C356])" office:value-type="float" office:value="1" calcext:value-type="float">
            <text:p>1</text:p>
          </table:table-cell>
          <table:table-cell/>
          <table:table-cell office:value-type="string" calcext:value-type="string">
            <text:p>cgm</text:p>
          </table:table-cell>
          <table:table-cell office:value-type="string" calcext:value-type="string">
            <text:p>mimetypes/image-cgm</text:p>
          </table:table-cell>
          <table:table-cell table:number-columns-repeated="60"/>
        </table:table-row>
        <table:table-row table:style-name="ro1">
          <table:table-cell table:formula="of:=COUNTIF([.C$1:.C$1048576];[.C357])" office:value-type="float" office:value="1" calcext:value-type="float">
            <text:p>1</text:p>
          </table:table-cell>
          <table:table-cell/>
          <table:table-cell office:value-type="string" calcext:value-type="string">
            <text:p>emf</text:p>
          </table:table-cell>
          <table:table-cell office:value-type="string" calcext:value-type="string">
            <text:p>mimetypes/image-emf</text:p>
          </table:table-cell>
          <table:table-cell table:number-columns-repeated="60"/>
        </table:table-row>
        <table:table-row table:style-name="ro1">
          <table:table-cell table:formula="of:=COUNTIF([.C$1:.C$1048576];[.C358])" office:value-type="float" office:value="1" calcext:value-type="float">
            <text:p>1</text:p>
          </table:table-cell>
          <table:table-cell/>
          <table:table-cell office:value-type="string" calcext:value-type="string">
            <text:p>ico</text:p>
          </table:table-cell>
          <table:table-cell office:value-type="string" calcext:value-type="string">
            <text:p>mimetypes/image-ico</text:p>
          </table:table-cell>
          <table:table-cell table:number-columns-repeated="60"/>
        </table:table-row>
        <table:table-row table:style-name="ro1">
          <table:table-cell table:formula="of:=COUNTIF([.C$1:.C$1048576];[.C359])" office:value-type="float" office:value="1" calcext:value-type="float">
            <text:p>1</text:p>
          </table:table-cell>
          <table:table-cell/>
          <table:table-cell office:value-type="string" calcext:value-type="string">
            <text:p>jpeg2000</text:p>
          </table:table-cell>
          <table:table-cell office:value-type="string" calcext:value-type="string">
            <text:p>mimetypes/image-jpeg2000</text:p>
          </table:table-cell>
          <table:table-cell table:number-columns-repeated="60"/>
        </table:table-row>
        <table:table-row table:style-name="ro1">
          <table:table-cell table:formula="of:=COUNTIF([.C$1:.C$1048576];[.C360])" office:value-type="float" office:value="1" calcext:value-type="float">
            <text:p>1</text:p>
          </table:table-cell>
          <table:table-cell/>
          <table:table-cell office:value-type="string" calcext:value-type="string">
            <text:p>openraster</text:p>
          </table:table-cell>
          <table:table-cell office:value-type="string" calcext:value-type="string">
            <text:p>mimetypes/image-openraster</text:p>
          </table:table-cell>
          <table:table-cell table:number-columns-repeated="60"/>
        </table:table-row>
        <table:table-row table:style-name="ro1">
          <table:table-cell table:formula="of:=COUNTIF([.C$1:.C$1048576];[.C361])" office:value-type="float" office:value="1" calcext:value-type="float">
            <text:p>1</text:p>
          </table:table-cell>
          <table:table-cell/>
          <table:table-cell office:value-type="string" calcext:value-type="string">
            <text:p>tiff</text:p>
          </table:table-cell>
          <table:table-cell office:value-type="string" calcext:value-type="string">
            <text:p>mimetypes/image-tiff</text:p>
          </table:table-cell>
          <table:table-cell table:number-columns-repeated="60"/>
        </table:table-row>
        <table:table-row table:style-name="ro1">
          <table:table-cell table:formula="of:=COUNTIF([.C$1:.C$1048576];[.C362])" office:value-type="float" office:value="1" calcext:value-type="float">
            <text:p>1</text:p>
          </table:table-cell>
          <table:table-cell/>
          <table:table-cell office:value-type="string" calcext:value-type="string">
            <text:p>pcx</text:p>
          </table:table-cell>
          <table:table-cell office:value-type="string" calcext:value-type="string">
            <text:p>mimetypes/image-vnd.zbrush.pcx</text:p>
          </table:table-cell>
          <table:table-cell table:number-columns-repeated="60"/>
        </table:table-row>
        <table:table-row table:style-name="ro1">
          <table:table-cell table:formula="of:=COUNTIF([.C$1:.C$1048576];[.C363])" office:value-type="float" office:value="1" calcext:value-type="float">
            <text:p>1</text:p>
          </table:table-cell>
          <table:table-cell/>
          <table:table-cell office:value-type="string" calcext:value-type="string">
            <text:p>webp</text:p>
          </table:table-cell>
          <table:table-cell office:value-type="string" calcext:value-type="string">
            <text:p>mimetypes/image-webp</text:p>
          </table:table-cell>
          <table:table-cell table:number-columns-repeated="60"/>
        </table:table-row>
        <table:table-row table:style-name="ro1">
          <table:table-cell table:formula="of:=COUNTIF([.C$1:.C$1048576];[.C364])" office:value-type="float" office:value="1" calcext:value-type="float">
            <text:p>1</text:p>
          </table:table-cell>
          <table:table-cell/>
          <table:table-cell office:value-type="string" calcext:value-type="string">
            <text:p>wmf</text:p>
          </table:table-cell>
          <table:table-cell office:value-type="string" calcext:value-type="string">
            <text:p>mimetypes/image-wmf</text:p>
          </table:table-cell>
          <table:table-cell table:number-columns-repeated="60"/>
        </table:table-row>
        <table:table-row table:style-name="ro1">
          <table:table-cell table:formula="of:=COUNTIF([.C$1:.C$1048576];[.C365])" office:value-type="float" office:value="1" calcext:value-type="float">
            <text:p>1</text:p>
          </table:table-cell>
          <table:table-cell/>
          <table:table-cell office:value-type="string" calcext:value-type="string">
            <text:p>3ds</text:p>
          </table:table-cell>
          <table:table-cell office:value-type="string" calcext:value-type="string">
            <text:p>mimetypes/image-x-3ds</text:p>
          </table:table-cell>
          <table:table-cell table:number-columns-repeated="60"/>
        </table:table-row>
        <table:table-row table:style-name="ro1">
          <table:table-cell table:formula="of:=COUNTIF([.C$1:.C$1048576];[.C366])" office:value-type="float" office:value="1" calcext:value-type="float">
            <text:p>1</text:p>
          </table:table-cell>
          <table:table-cell/>
          <table:table-cell office:value-type="string" calcext:value-type="string">
            <text:p>dng</text:p>
          </table:table-cell>
          <table:table-cell office:value-type="string" calcext:value-type="string">
            <text:p>mimetypes/image-x-adobe-dng</text:p>
          </table:table-cell>
          <table:table-cell table:number-columns-repeated="60"/>
        </table:table-row>
        <table:table-row table:style-name="ro1">
          <table:table-cell table:formula="of:=COUNTIF([.C$1:.C$1048576];[.C367])" office:value-type="float" office:value="1" calcext:value-type="float">
            <text:p>1</text:p>
          </table:table-cell>
          <table:table-cell/>
          <table:table-cell office:value-type="string" calcext:value-type="string">
            <text:p>cr2</text:p>
          </table:table-cell>
          <table:table-cell office:value-type="string" calcext:value-type="string">
            <text:p>mimetypes/image-x-canon-cr2</text:p>
          </table:table-cell>
          <table:table-cell table:number-columns-repeated="60"/>
        </table:table-row>
        <table:table-row table:style-name="ro1">
          <table:table-cell table:formula="of:=COUNTIF([.C$1:.C$1048576];[.C368])" office:value-type="float" office:value="1" calcext:value-type="float">
            <text:p>1</text:p>
          </table:table-cell>
          <table:table-cell/>
          <table:table-cell office:value-type="string" calcext:value-type="string">
            <text:p>crw</text:p>
          </table:table-cell>
          <table:table-cell office:value-type="string" calcext:value-type="string">
            <text:p>mimetypes/image-x-canon-crw</text:p>
          </table:table-cell>
          <table:table-cell table:number-columns-repeated="60"/>
        </table:table-row>
        <table:table-row table:style-name="ro1">
          <table:table-cell table:formula="of:=COUNTIF([.C$1:.C$1048576];[.C369])" office:value-type="float" office:value="1" calcext:value-type="float">
            <text:p>1</text:p>
          </table:table-cell>
          <table:table-cell/>
          <table:table-cell office:value-type="string" calcext:value-type="string">
            <text:p>eps</text:p>
          </table:table-cell>
          <table:table-cell office:value-type="string" calcext:value-type="string">
            <text:p>mimetypes/image-x-eps</text:p>
          </table:table-cell>
          <table:table-cell table:number-columns-repeated="60"/>
        </table:table-row>
        <table:table-row table:style-name="ro1">
          <table:table-cell table:formula="of:=COUNTIF([.C$1:.C$1048576];[.C370])" office:value-type="float" office:value="1" calcext:value-type="float">
            <text:p>1</text:p>
          </table:table-cell>
          <table:table-cell/>
          <table:table-cell office:value-type="string" calcext:value-type="string">
            <text:p>exr</text:p>
          </table:table-cell>
          <table:table-cell office:value-type="string" calcext:value-type="string">
            <text:p>mimetypes/image-x-exr</text:p>
          </table:table-cell>
          <table:table-cell table:number-columns-repeated="60"/>
        </table:table-row>
        <table:table-row table:style-name="ro1">
          <table:table-cell table:formula="of:=COUNTIF([.C$1:.C$1048576];[.C371])" office:value-type="float" office:value="1" calcext:value-type="float">
            <text:p>1</text:p>
          </table:table-cell>
          <table:table-cell/>
          <table:table-cell office:value-type="string" calcext:value-type="string">
            <text:p>fuji-raf</text:p>
          </table:table-cell>
          <table:table-cell office:value-type="string" calcext:value-type="string">
            <text:p>mimetypes/image-x-fuji-raf</text:p>
          </table:table-cell>
          <table:table-cell table:number-columns-repeated="60"/>
        </table:table-row>
        <table:table-row table:style-name="ro1">
          <table:table-cell table:formula="of:=COUNTIF([.C$1:.C$1048576];[.C372])" office:value-type="float" office:value="1" calcext:value-type="float">
            <text:p>1</text:p>
          </table:table-cell>
          <table:table-cell/>
          <table:table-cell office:value-type="string" calcext:value-type="string">
            <text:p>hdr</text:p>
          </table:table-cell>
          <table:table-cell office:value-type="string" calcext:value-type="string">
            <text:p>mimetypes/image-x-hdr</text:p>
          </table:table-cell>
          <table:table-cell table:number-columns-repeated="60"/>
        </table:table-row>
        <table:table-row table:style-name="ro1">
          <table:table-cell table:formula="of:=COUNTIF([.C$1:.C$1048576];[.C373])" office:value-type="float" office:value="1" calcext:value-type="float">
            <text:p>1</text:p>
          </table:table-cell>
          <table:table-cell/>
          <table:table-cell office:value-type="string" calcext:value-type="string">
            <text:p>icon</text:p>
          </table:table-cell>
          <table:table-cell office:value-type="string" calcext:value-type="string">
            <text:p>mimetypes/image-x-icon</text:p>
          </table:table-cell>
          <table:table-cell table:number-columns-repeated="60"/>
        </table:table-row>
        <table:table-row table:style-name="ro1">
          <table:table-cell table:formula="of:=COUNTIF([.C$1:.C$1048576];[.C374])" office:value-type="float" office:value="1" calcext:value-type="float">
            <text:p>1</text:p>
          </table:table-cell>
          <table:table-cell/>
          <table:table-cell office:value-type="string" calcext:value-type="string">
            <text:p>dcr</text:p>
          </table:table-cell>
          <table:table-cell office:value-type="string" calcext:value-type="string">
            <text:p>mimetypes/image-x-kodak-dcr</text:p>
          </table:table-cell>
          <table:table-cell table:number-columns-repeated="60"/>
        </table:table-row>
        <table:table-row table:style-name="ro1">
          <table:table-cell table:formula="of:=COUNTIF([.C$1:.C$1048576];[.C375])" office:value-type="float" office:value="1" calcext:value-type="float">
            <text:p>1</text:p>
          </table:table-cell>
          <table:table-cell/>
          <table:table-cell office:value-type="string" calcext:value-type="string">
            <text:p>kdc</text:p>
          </table:table-cell>
          <table:table-cell office:value-type="string" calcext:value-type="string">
            <text:p>mimetypes/image-x-kodak-kdc</text:p>
          </table:table-cell>
          <table:table-cell table:number-columns-repeated="60"/>
        </table:table-row>
        <table:table-row table:style-name="ro1">
          <table:table-cell table:formula="of:=COUNTIF([.C$1:.C$1048576];[.C376])" office:value-type="float" office:value="1" calcext:value-type="float">
            <text:p>1</text:p>
          </table:table-cell>
          <table:table-cell/>
          <table:table-cell office:value-type="string" calcext:value-type="string">
            <text:p>mrw</text:p>
          </table:table-cell>
          <table:table-cell office:value-type="string" calcext:value-type="string">
            <text:p>mimetypes/image-x-minolta-mrw</text:p>
          </table:table-cell>
          <table:table-cell table:number-columns-repeated="60"/>
        </table:table-row>
        <table:table-row table:style-name="ro1">
          <table:table-cell table:formula="of:=COUNTIF([.C$1:.C$1048576];[.C377])" office:value-type="float" office:value="1" calcext:value-type="float">
            <text:p>1</text:p>
          </table:table-cell>
          <table:table-cell/>
          <table:table-cell office:value-type="string" calcext:value-type="string">
            <text:p>nef</text:p>
          </table:table-cell>
          <table:table-cell office:value-type="string" calcext:value-type="string">
            <text:p>mimetypes/image-x-nikon-nef</text:p>
          </table:table-cell>
          <table:table-cell table:number-columns-repeated="60"/>
        </table:table-row>
        <table:table-row table:style-name="ro1">
          <table:table-cell table:formula="of:=COUNTIF([.C$1:.C$1048576];[.C378])" office:value-type="float" office:value="1" calcext:value-type="float">
            <text:p>1</text:p>
          </table:table-cell>
          <table:table-cell/>
          <table:table-cell office:value-type="string" calcext:value-type="string">
            <text:p>orf</text:p>
          </table:table-cell>
          <table:table-cell office:value-type="string" calcext:value-type="string">
            <text:p>mimetypes/image-x-olympus-orf</text:p>
          </table:table-cell>
          <table:table-cell table:number-columns-repeated="60"/>
        </table:table-row>
        <table:table-row table:style-name="ro1">
          <table:table-cell table:formula="of:=COUNTIF([.C$1:.C$1048576];[.C379])" office:value-type="float" office:value="1" calcext:value-type="float">
            <text:p>1</text:p>
          </table:table-cell>
          <table:table-cell/>
          <table:table-cell office:value-type="string" calcext:value-type="string">
            <text:p>raw2</text:p>
          </table:table-cell>
          <table:table-cell office:value-type="string" calcext:value-type="string">
            <text:p>mimetypes/image-x-panasonic-raw2</text:p>
          </table:table-cell>
          <table:table-cell table:number-columns-repeated="60"/>
        </table:table-row>
        <table:table-row table:style-name="ro1">
          <table:table-cell table:formula="of:=COUNTIF([.C$1:.C$1048576];[.C380])" office:value-type="float" office:value="1" calcext:value-type="float">
            <text:p>1</text:p>
          </table:table-cell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mimetypes/image-x-panasonic-raw</text:p>
          </table:table-cell>
          <table:table-cell table:number-columns-repeated="60"/>
        </table:table-row>
        <table:table-row table:style-name="ro1">
          <table:table-cell table:formula="of:=COUNTIF([.C$1:.C$1048576];[.C381])" office:value-type="float" office:value="1" calcext:value-type="float">
            <text:p>1</text:p>
          </table:table-cell>
          <table:table-cell/>
          <table:table-cell office:value-type="string" calcext:value-type="string">
            <text:p>rw2</text:p>
          </table:table-cell>
          <table:table-cell office:value-type="string" calcext:value-type="string">
            <text:p>mimetypes/image-x-panasonic-rw2</text:p>
          </table:table-cell>
          <table:table-cell table:number-columns-repeated="60"/>
        </table:table-row>
        <table:table-row table:style-name="ro1">
          <table:table-cell table:formula="of:=COUNTIF([.C$1:.C$1048576];[.C382])" office:value-type="float" office:value="1" calcext:value-type="float">
            <text:p>1</text:p>
          </table:table-cell>
          <table:table-cell/>
          <table:table-cell office:value-type="string" calcext:value-type="string">
            <text:p>rw</text:p>
          </table:table-cell>
          <table:table-cell office:value-type="string" calcext:value-type="string">
            <text:p>mimetypes/image-x-panasonic-rw</text:p>
          </table:table-cell>
          <table:table-cell table:number-columns-repeated="60"/>
        </table:table-row>
        <table:table-row table:style-name="ro1">
          <table:table-cell table:formula="of:=COUNTIF([.C$1:.C$1048576];[.C383])" office:value-type="float" office:value="1" calcext:value-type="float">
            <text:p>1</text:p>
          </table:table-cell>
          <table:table-cell/>
          <table:table-cell office:value-type="string" calcext:value-type="string">
            <text:p>pentapef</text:p>
          </table:table-cell>
          <table:table-cell office:value-type="string" calcext:value-type="string">
            <text:p>mimetypes/image-x-pentax-pef</text:p>
          </table:table-cell>
          <table:table-cell table:number-columns-repeated="60"/>
        </table:table-row>
        <table:table-row table:style-name="ro1">
          <table:table-cell table:formula="of:=COUNTIF([.C$1:.C$1048576];[.C384])" office:value-type="float" office:value="1" calcext:value-type="float">
            <text:p>1</text:p>
          </table:table-cell>
          <table:table-cell/>
          <table:table-cell office:value-type="string" calcext:value-type="string">
            <text:p>psdpsd</text:p>
          </table:table-cell>
          <table:table-cell office:value-type="string" calcext:value-type="string">
            <text:p>mimetypes/image-x-psdimage-x-psd</text:p>
          </table:table-cell>
          <table:table-cell table:number-columns-repeated="60"/>
        </table:table-row>
        <table:table-row table:style-name="ro1">
          <table:table-cell table:formula="of:=COUNTIF([.C$1:.C$1048576];[.C385])" office:value-type="float" office:value="1" calcext:value-type="float">
            <text:p>1</text:p>
          </table:table-cell>
          <table:table-cell/>
          <table:table-cell office:value-type="string" calcext:value-type="string">
            <text:p>psd</text:p>
          </table:table-cell>
          <table:table-cell office:value-type="string" calcext:value-type="string">
            <text:p>mimetypes/image-x-psd</text:p>
          </table:table-cell>
          <table:table-cell table:number-columns-repeated="60"/>
        </table:table-row>
        <table:table-row table:style-name="ro1">
          <table:table-cell table:formula="of:=COUNTIF([.C$1:.C$1048576];[.C386])" office:value-type="float" office:value="1" calcext:value-type="float">
            <text:p>1</text:p>
          </table:table-cell>
          <table:table-cell/>
          <table:table-cell office:value-type="string" calcext:value-type="string">
            <text:p>x3f</text:p>
          </table:table-cell>
          <table:table-cell office:value-type="string" calcext:value-type="string">
            <text:p>mimetypes/image-x-sigma-x3f</text:p>
          </table:table-cell>
          <table:table-cell table:number-columns-repeated="60"/>
        </table:table-row>
        <table:table-row table:style-name="ro1">
          <table:table-cell table:formula="of:=COUNTIF([.C$1:.C$1048576];[.C387])" office:value-type="float" office:value="1" calcext:value-type="float">
            <text:p>1</text:p>
          </table:table-cell>
          <table:table-cell/>
          <table:table-cell office:value-type="string" calcext:value-type="string">
            <text:p>arw</text:p>
          </table:table-cell>
          <table:table-cell office:value-type="string" calcext:value-type="string">
            <text:p>mimetypes/image-x-sony-arw</text:p>
          </table:table-cell>
          <table:table-cell table:number-columns-repeated="60"/>
        </table:table-row>
        <table:table-row table:style-name="ro1">
          <table:table-cell table:formula="of:=COUNTIF([.C$1:.C$1048576];[.C388])" office:value-type="float" office:value="1" calcext:value-type="float">
            <text:p>1</text:p>
          </table:table-cell>
          <table:table-cell/>
          <table:table-cell office:value-type="string" calcext:value-type="string">
            <text:p>tga</text:p>
          </table:table-cell>
          <table:table-cell office:value-type="string" calcext:value-type="string">
            <text:p>mimetypes/image-x-tga</text:p>
          </table:table-cell>
          <table:table-cell table:number-columns-repeated="60"/>
        </table:table-row>
        <table:table-row table:style-name="ro1">
          <table:table-cell table:formula="of:=COUNTIF([.C$1:.C$1048576];[.C389])" office:value-type="float" office:value="1" calcext:value-type="float">
            <text:p>1</text:p>
          </table:table-cell>
          <table:table-cell/>
          <table:table-cell office:value-type="string" calcext:value-type="string">
            <text:p>xcf</text:p>
          </table:table-cell>
          <table:table-cell office:value-type="string" calcext:value-type="string">
            <text:p>mimetypes/image-x-xcf</text:p>
          </table:table-cell>
          <table:table-cell table:number-columns-repeated="60"/>
        </table:table-row>
        <table:table-row table:style-name="ro1">
          <table:table-cell table:formula="of:=COUNTIF([.C$1:.C$1048576];[.C390])" office:value-type="float" office:value="1" calcext:value-type="float">
            <text:p>1</text:p>
          </table:table-cell>
          <table:table-cell/>
          <table:table-cell office:value-type="string" calcext:value-type="string">
            <text:p>xcursor</text:p>
          </table:table-cell>
          <table:table-cell office:value-type="string" calcext:value-type="string">
            <text:p>mimetypes/image-x-xcursor</text:p>
          </table:table-cell>
          <table:table-cell table:number-columns-repeated="60"/>
        </table:table-row>
        <table:table-row table:style-name="ro1">
          <table:table-cell table:formula="of:=COUNTIF([.C$1:.C$1048576];[.C391])" office:value-type="float" office:value="1" calcext:value-type="float">
            <text:p>1</text:p>
          </table:table-cell>
          <table:table-cell/>
          <table:table-cell office:value-type="string" calcext:value-type="string">
            <text:p>xfig</text:p>
          </table:table-cell>
          <table:table-cell office:value-type="string" calcext:value-type="string">
            <text:p>mimetypes/image-x-xfig</text:p>
          </table:table-cell>
          <table:table-cell table:number-columns-repeated="60"/>
        </table:table-row>
        <table:table-row table:style-name="ro1">
          <table:table-cell table:formula="of:=COUNTIF([.C$1:.C$1048576];[.C392])" office:value-type="float" office:value="1" calcext:value-type="float">
            <text:p>1</text:p>
          </table:table-cell>
          <table:table-cell/>
          <table:table-cell office:value-type="string" calcext:value-type="string">
            <text:p>symlink</text:p>
          </table:table-cell>
          <table:table-cell office:value-type="string" calcext:value-type="string">
            <text:p>mimetypes/inode-symlink</text:p>
          </table:table-cell>
          <table:table-cell table:number-columns-repeated="60"/>
        </table:table-row>
        <table:table-row table:style-name="ro1">
          <table:table-cell table:formula="of:=COUNTIF([.C$1:.C$1048576];[.C393])" office:value-type="float" office:value="1" calcext:value-type="float">
            <text:p>1</text:p>
          </table:table-cell>
          <table:table-cell/>
          <table:table-cell office:value-type="string" calcext:value-type="string">
            <text:p>feed</text:p>
          </table:table-cell>
          <table:table-cell office:value-type="string" calcext:value-type="string">
            <text:p>mimetypes/internet-feed</text:p>
          </table:table-cell>
          <table:table-cell table:number-columns-repeated="60"/>
        </table:table-row>
        <table:table-row table:style-name="ro1">
          <table:table-cell table:formula="of:=COUNTIF([.C$1:.C$1048576];[.C394])" office:value-type="float" office:value="1" calcext:value-type="float">
            <text:p>1</text:p>
          </table:table-cell>
          <table:table-cell/>
          <table:table-cell office:value-type="string" calcext:value-type="string">
            <text:p>java-source</text:p>
          </table:table-cell>
          <table:table-cell office:value-type="string" calcext:value-type="string">
            <text:p>mimetypes/java-source</text:p>
          </table:table-cell>
          <table:table-cell table:number-columns-repeated="60"/>
        </table:table-row>
        <table:table-row table:style-name="ro1">
          <table:table-cell table:formula="of:=COUNTIF([.C$1:.C$1048576];[.C395])" office:value-type="float" office:value="1" calcext:value-type="float">
            <text:p>1</text:p>
          </table:table-cell>
          <table:table-cell/>
          <table:table-cell office:value-type="string" calcext:value-type="string">
            <text:p>kpresenter_kpr</text:p>
          </table:table-cell>
          <table:table-cell office:value-type="string" calcext:value-type="string">
            <text:p>mimetypes/kpresenter_kpr</text:p>
          </table:table-cell>
          <table:table-cell table:number-columns-repeated="60"/>
        </table:table-row>
        <table:table-row table:style-name="ro1">
          <table:table-cell table:formula="of:=COUNTIF([.C$1:.C$1048576];[.C396])" office:value-type="float" office:value="1" calcext:value-type="float">
            <text:p>1</text:p>
          </table:table-cell>
          <table:table-cell/>
          <table:table-cell office:value-type="string" calcext:value-type="string">
            <text:p>sos</text:p>
          </table:table-cell>
          <table:table-cell office:value-type="string" calcext:value-type="string">
            <text:p>mimetypes/libreoffice-oasis-spreadsheet</text:p>
          </table:table-cell>
          <table:table-cell table:number-columns-repeated="60"/>
        </table:table-row>
        <table:table-row table:style-name="ro1">
          <table:table-cell table:formula="of:=COUNTIF([.C$1:.C$1048576];[.C397])" office:value-type="float" office:value="1" calcext:value-type="float">
            <text:p>1</text:p>
          </table:table-cell>
          <table:table-cell/>
          <table:table-cell office:value-type="string" calcext:value-type="string">
            <text:p>makefile</text:p>
          </table:table-cell>
          <table:table-cell office:value-type="string" calcext:value-type="string">
            <text:p>mimetypes/makefile</text:p>
          </table:table-cell>
          <table:table-cell table:number-columns-repeated="60"/>
        </table:table-row>
        <table:table-row table:style-name="ro1">
          <table:table-cell table:formula="of:=COUNTIF([.C$1:.C$1048576];[.C398])" office:value-type="float" office:value="1" calcext:value-type="float">
            <text:p>1</text:p>
          </table:table-cell>
          <table:table-cell/>
          <table:table-cell office:value-type="string" calcext:value-type="string">
            <text:p>news</text:p>
          </table:table-cell>
          <table:table-cell office:value-type="string" calcext:value-type="string">
            <text:p>mimetypes/message-news</text:p>
          </table:table-cell>
          <table:table-cell table:number-columns-repeated="60"/>
        </table:table-row>
        <table:table-row table:style-name="ro1">
          <table:table-cell table:formula="of:=COUNTIF([.C$1:.C$1048576];[.C399])" office:value-type="float" office:value="1" calcext:value-type="float">
            <text:p>1</text:p>
          </table:table-cell>
          <table:table-cell/>
          <table:table-cell office:value-type="string" calcext:value-type="string">
            <text:p>rfc822</text:p>
          </table:table-cell>
          <table:table-cell office:value-type="string" calcext:value-type="string">
            <text:p>mimetypes/message-rfc822</text:p>
          </table:table-cell>
          <table:table-cell table:number-columns-repeated="60"/>
        </table:table-row>
        <table:table-row table:style-name="ro1">
          <table:table-cell table:formula="of:=COUNTIF([.C$1:.C$1048576];[.C400])" office:value-type="float" office:value="1" calcext:value-type="float">
            <text:p>1</text:p>
          </table:table-cell>
          <table:table-cell/>
          <table:table-cell office:value-type="string" calcext:value-type="string">
            <text:p>message</text:p>
          </table:table-cell>
          <table:table-cell office:value-type="string" calcext:value-type="string">
            <text:p>mimetypes/message</text:p>
          </table:table-cell>
          <table:table-cell table:number-columns-repeated="60"/>
        </table:table-row>
        <table:table-row table:style-name="ro1">
          <table:table-cell table:formula="of:=COUNTIF([.C$1:.C$1048576];[.C401])" office:value-type="float" office:value="1" calcext:value-type="float">
            <text:p>1</text:p>
          </table:table-cell>
          <table:table-cell/>
          <table:table-cell office:value-type="string" calcext:value-type="string">
            <text:p>rmail</text:p>
          </table:table-cell>
          <table:table-cell office:value-type="string" calcext:value-type="string">
            <text:p>mimetypes/message-x-gnu-rmail</text:p>
          </table:table-cell>
          <table:table-cell table:number-columns-repeated="60"/>
        </table:table-row>
        <table:table-row table:style-name="ro1">
          <table:table-cell table:formula="of:=COUNTIF([.C$1:.C$1048576];[.C402])" office:value-type="float" office:value="1" calcext:value-type="float">
            <text:p>1</text:p>
          </table:table-cell>
          <table:table-cell/>
          <table:table-cell office:value-type="string" calcext:value-type="string">
            <text:p>misc</text:p>
          </table:table-cell>
          <table:table-cell office:value-type="string" calcext:value-type="string">
            <text:p>mimetypes/misc</text:p>
          </table:table-cell>
          <table:table-cell table:number-columns-repeated="60"/>
        </table:table-row>
        <table:table-row table:style-name="ro1">
          <table:table-cell table:formula="of:=COUNTIF([.C$1:.C$1048576];[.C403])" office:value-type="float" office:value="1" calcext:value-type="float">
            <text:p>1</text:p>
          </table:table-cell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mimetypes/model</text:p>
          </table:table-cell>
          <table:table-cell table:number-columns-repeated="60"/>
        </table:table-row>
        <table:table-row table:style-name="ro1">
          <table:table-cell table:formula="of:=COUNTIF([.C$1:.C$1048576];[.C404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wf</text:p>
          </table:table-cell>
          <table:table-cell office:value-type="string" calcext:value-type="string">
            <text:p>mimetypes/model-vnd.dwf</text:p>
          </table:table-cell>
          <table:table-cell table:style-name="ce9" table:formula="of:=VLOOKUP([.C404];[$moka.B$1:.C$1048576];2;0)" office:value-type="string" office:string-value="" calcext:value-type="error">
            <text:p>#N/D</text:p>
          </table:table-cell>
          <table:table-cell table:number-columns-repeated="59"/>
        </table:table-row>
        <table:table-row table:style-name="ro1">
          <table:table-cell table:formula="of:=COUNTIF([.C$1:.C$1048576];[.C405])" office:value-type="float" office:value="1" calcext:value-type="float">
            <text:p>1</text:p>
          </table:table-cell>
          <table:table-cell/>
          <table:table-cell office:value-type="string" calcext:value-type="string">
            <text:p>vrml</text:p>
          </table:table-cell>
          <table:table-cell office:value-type="string" calcext:value-type="string">
            <text:p>mimetypes/model-vrml</text:p>
          </table:table-cell>
          <table:table-cell table:number-columns-repeated="60"/>
        </table:table-row>
        <table:table-row table:style-name="ro1">
          <table:table-cell table:formula="of:=COUNTIF([.C$1:.C$1048576];[.C406])" office:value-type="float" office:value="1" calcext:value-type="float">
            <text:p>1</text:p>
          </table:table-cell>
          <table:table-cell/>
          <table:table-cell office:value-type="string" calcext:value-type="string">
            <text:p>x3d</text:p>
          </table:table-cell>
          <table:table-cell office:value-type="string" calcext:value-type="string">
            <text:p>mimetypes/model-x3d</text:p>
          </table:table-cell>
          <table:table-cell table:number-columns-repeated="60"/>
        </table:table-row>
        <table:table-row table:style-name="ro1">
          <table:table-cell table:formula="of:=COUNTIF([.C$1:.C$1048576];[.C407])" office:value-type="float" office:value="1" calcext:value-type="float">
            <text:p>1</text:p>
          </table:table-cell>
          <table:table-cell/>
          <table:table-cell office:value-type="string" calcext:value-type="string">
            <text:p>stl</text:p>
          </table:table-cell>
          <table:table-cell office:value-type="string" calcext:value-type="string">
            <text:p>mimetypes/model-x.stl-binary</text:p>
          </table:table-cell>
          <table:table-cell table:number-columns-repeated="60"/>
        </table:table-row>
        <table:table-row table:style-name="ro1">
          <table:table-cell table:formula="of:=COUNTIF([.C$1:.C$1048576];[.C408])" office:value-type="float" office:value="1" calcext:value-type="float">
            <text:p>1</text:p>
          </table:table-cell>
          <table:table-cell/>
          <table:table-cell office:value-type="string" calcext:value-type="string">
            <text:p>music</text:p>
          </table:table-cell>
          <table:table-cell office:value-type="string" calcext:value-type="string">
            <text:p>mimetypes/music</text:p>
          </table:table-cell>
          <table:table-cell table:number-columns-repeated="60"/>
        </table:table-row>
        <table:table-row table:style-name="ro1">
          <table:table-cell table:formula="of:=COUNTIF([.C$1:.C$1048576];[.C409])" office:value-type="float" office:value="1" calcext:value-type="float">
            <text:p>1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mimetypes/none</text:p>
          </table:table-cell>
          <table:table-cell table:number-columns-repeated="60"/>
        </table:table-row>
        <table:table-row table:style-name="ro1">
          <table:table-cell table:formula="of:=COUNTIF([.C$1:.C$1048576];[.C410])" office:value-type="float" office:value="1" calcext:value-type="float">
            <text:p>1</text:p>
          </table:table-cell>
          <table:table-cell/>
          <table:table-cell office:value-type="string" calcext:value-type="string">
            <text:p>contact</text:p>
          </table:table-cell>
          <table:table-cell office:value-type="string" calcext:value-type="string">
            <text:p>mimetypes/office-contact</text:p>
          </table:table-cell>
          <table:table-cell table:number-columns-repeated="60"/>
        </table:table-row>
        <table:table-row table:style-name="ro1">
          <table:table-cell table:formula="of:=COUNTIF([.C$1:.C$1048576];[.C411])" office:value-type="float" office:value="1" calcext:value-type="float">
            <text:p>1</text:p>
          </table:table-cell>
          <table:table-cell/>
          <table:table-cell office:value-type="string" calcext:value-type="string">
            <text:p>illustration</text:p>
          </table:table-cell>
          <table:table-cell office:value-type="string" calcext:value-type="string">
            <text:p>mimetypes/office-illustration</text:p>
          </table:table-cell>
          <table:table-cell table:number-columns-repeated="60"/>
        </table:table-row>
        <table:table-row table:style-name="ro1">
          <table:table-cell table:formula="of:=COUNTIF([.C$1:.C$1048576];[.C412])" office:value-type="float" office:value="1" calcext:value-type="float">
            <text:p>1</text:p>
          </table:table-cell>
          <table:table-cell/>
          <table:table-cell office:value-type="string" calcext:value-type="string">
            <text:p>spreadsheet</text:p>
          </table:table-cell>
          <table:table-cell office:value-type="string" calcext:value-type="string">
            <text:p>mimetypes/office-spreadsheet</text:p>
          </table:table-cell>
          <table:table-cell table:number-columns-repeated="60"/>
        </table:table-row>
        <table:table-row table:style-name="ro1">
          <table:table-cell table:formula="of:=COUNTIF([.C$1:.C$1048576];[.C413])" office:value-type="float" office:value="1" calcext:value-type="float">
            <text:p>1</text:p>
          </table:table-cell>
          <table:table-cell/>
          <table:table-cell office:value-type="string" calcext:value-type="string">
            <text:p>editors</text:p>
          </table:table-cell>
          <table:table-cell office:value-type="string" calcext:value-type="string">
            <text:p>mimetypes/package_editors</text:p>
          </table:table-cell>
          <table:table-cell table:number-columns-repeated="60"/>
        </table:table-row>
        <table:table-row table:style-name="ro1">
          <table:table-cell table:formula="of:=COUNTIF([.C$1:.C$1048576];[.C414])" office:value-type="float" office:value="1" calcext:value-type="float">
            <text:p>1</text:p>
          </table:table-cell>
          <table:table-cell/>
          <table:table-cell office:value-type="string" calcext:value-type="string">
            <text:p>gdebi</text:p>
          </table:table-cell>
          <table:table-cell office:value-type="string" calcext:value-type="string">
            <text:p>mimetypes/package-gdebi</text:p>
          </table:table-cell>
          <table:table-cell table:number-columns-repeated="60"/>
        </table:table-row>
        <table:table-row table:style-name="ro1">
          <table:table-cell table:formula="of:=COUNTIF([.C$1:.C$1048576];[.C415])" office:value-type="float" office:value="1" calcext:value-type="float">
            <text:p>1</text:p>
          </table:table-cell>
          <table:table-cell/>
          <table:table-cell office:value-type="string" calcext:value-type="string">
            <text:p>wordprocessing</text:p>
          </table:table-cell>
          <table:table-cell office:value-type="string" calcext:value-type="string">
            <text:p>mimetypes/package_wordprocessing</text:p>
          </table:table-cell>
          <table:table-cell table:number-columns-repeated="60"/>
        </table:table-row>
        <table:table-row table:style-name="ro1">
          <table:table-cell table:formula="of:=COUNTIF([.C$1:.C$1048576];[.C416])" office:value-type="float" office:value="1" calcext:value-type="float">
            <text:p>1</text:p>
          </table:table-cell>
          <table:table-cell/>
          <table:table-cell office:value-type="string" calcext:value-type="string">
            <text:p>plan</text:p>
          </table:table-cell>
          <table:table-cell office:value-type="string" calcext:value-type="string">
            <text:p>mimetypes/plan</text:p>
          </table:table-cell>
          <table:table-cell table:number-columns-repeated="60"/>
        </table:table-row>
        <table:table-row table:style-name="ro1">
          <table:table-cell table:formula="of:=COUNTIF([.C$1:.C$1048576];[.C417])" office:value-type="float" office:value="1" calcext:value-type="float">
            <text:p>1</text:p>
          </table:table-cell>
          <table:table-cell/>
          <table:table-cell office:value-type="string" calcext:value-type="string">
            <text:p>automatic</text:p>
          </table:table-cell>
          <table:table-cell office:value-type="string" calcext:value-type="string">
            <text:p>mimetypes/playlist-automatic</text:p>
          </table:table-cell>
          <table:table-cell table:number-columns-repeated="60"/>
        </table:table-row>
        <table:table-row table:style-name="ro1">
          <table:table-cell table:formula="of:=COUNTIF([.C$1:.C$1048576];[.C418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mimetypes/python</text:p>
          </table:table-cell>
          <table:table-cell table:style-name="ce9" table:formula="of:=VLOOKUP([.C418];[$moka.B$1:.C$1048576];2;0)" office:value-type="string" office:string-value="" calcext:value-type="error">
            <text:p>#N/D</text:p>
          </table:table-cell>
          <table:table-cell table:number-columns-repeated="59"/>
        </table:table-row>
        <table:table-row table:style-name="ro1">
          <table:table-cell table:formula="of:=COUNTIF([.C$1:.C$1048576];[.C419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ar</text:p>
          </table:table-cell>
          <table:table-cell office:value-type="string" calcext:value-type="string">
            <text:p>mimetypes/rar</text:p>
          </table:table-cell>
          <table:table-cell table:style-name="ce9" table:formula="of:=VLOOKUP([.C419];[$moka.B$1:.C$1048576];2;0)" office:value-type="string" office:string-value="" calcext:value-type="error">
            <text:p>#N/D</text:p>
          </table:table-cell>
          <table:table-cell table:number-columns-repeated="59"/>
        </table:table-row>
        <table:table-row table:style-name="ro1">
          <table:table-cell table:formula="of:=COUNTIF([.C$1:.C$1048576];[.C420])" office:value-type="float" office:value="1" calcext:value-type="float">
            <text:p>1</text:p>
          </table:table-cell>
          <table:table-cell/>
          <table:table-cell office:value-type="string" calcext:value-type="string">
            <text:p>readme</text:p>
          </table:table-cell>
          <table:table-cell office:value-type="string" calcext:value-type="string">
            <text:p>mimetypes/readme</text:p>
          </table:table-cell>
          <table:table-cell table:number-columns-repeated="60"/>
        </table:table-row>
        <table:table-row table:style-name="ro1">
          <table:table-cell table:formula="of:=COUNTIF([.C$1:.C$1048576];[.C421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mimetypes/rpm</text:p>
          </table:table-cell>
          <table:table-cell table:style-name="ce9" table:formula="of:=VLOOKUP([.C421];[$moka.B$1:.C$1048576];2;0)" office:value-type="string" office:string-value="" calcext:value-type="error">
            <text:p>#N/D</text:p>
          </table:table-cell>
          <table:table-cell table:number-columns-repeated="59"/>
        </table:table-row>
        <table:table-row table:style-name="ro1">
          <table:table-cell table:formula="of:=COUNTIF([.C$1:.C$1048576];[.C422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mimetypes/sh</text:p>
          </table:table-cell>
          <table:table-cell table:style-name="ce9" table:formula="of:=VLOOKUP([.C422];[$moka.B$1:.C$1048576];2;0)" office:value-type="string" office:string-value="" calcext:value-type="error">
            <text:p>#N/D</text:p>
          </table:table-cell>
          <table:table-cell table:number-columns-repeated="59"/>
        </table:table-row>
        <table:table-row table:style-name="ro1">
          <table:table-cell table:formula="of:=COUNTIF([.C$1:.C$1048576];[.C423])" office:value-type="float" office:value="1" calcext:value-type="float">
            <text:p>1</text:p>
          </table:table-cell>
          <table:table-cell/>
          <table:table-cell office:value-type="string" calcext:value-type="string">
            <text:p>sound</text:p>
          </table:table-cell>
          <table:table-cell office:value-type="string" calcext:value-type="string">
            <text:p>mimetypes/sound</text:p>
          </table:table-cell>
          <table:table-cell table:number-columns-repeated="60"/>
        </table:table-row>
        <table:table-row table:style-name="ro1">
          <table:table-cell table:formula="of:=COUNTIF([.C$1:.C$1048576];[.C424])" office:value-type="float" office:value="1" calcext:value-type="float">
            <text:p>1</text:p>
          </table:table-cell>
          <table:table-cell/>
          <table:table-cell office:value-type="string" calcext:value-type="string">
            <text:p>source</text:p>
          </table:table-cell>
          <table:table-cell office:value-type="string" calcext:value-type="string">
            <text:p>mimetypes/source</text:p>
          </table:table-cell>
          <table:table-cell table:number-columns-repeated="60"/>
        </table:table-row>
        <table:table-row table:style-name="ro1">
          <table:table-cell table:formula="of:=COUNTIF([.C$1:.C$1048576];[.C425])" office:value-type="float" office:value="1" calcext:value-type="float">
            <text:p>1</text:p>
          </table:table-cell>
          <table:table-cell/>
          <table:table-cell office:value-type="string" calcext:value-type="string">
            <text:p>addressbook</text:p>
          </table:table-cell>
          <table:table-cell office:value-type="string" calcext:value-type="string">
            <text:p>mimetypes/stock_addressbook</text:p>
          </table:table-cell>
          <table:table-cell table:number-columns-repeated="60"/>
        </table:table-row>
        <table:table-row table:style-name="ro1">
          <table:table-cell table:formula="of:=COUNTIF([.C$1:.C$1048576];[.C426])" office:value-type="float" office:value="1" calcext:value-type="float">
            <text:p>1</text:p>
          </table:table-cell>
          <table:table-cell/>
          <table:table-cell office:value-type="string" calcext:value-type="string">
            <text:p>calendar</text:p>
          </table:table-cell>
          <table:table-cell office:value-type="string" calcext:value-type="string">
            <text:p>mimetypes/stock_calendar</text:p>
          </table:table-cell>
          <table:table-cell table:number-columns-repeated="60"/>
        </table:table-row>
        <table:table-row table:style-name="ro1">
          <table:table-cell table:formula="of:=COUNTIF([.C$1:.C$1048576];[.C427])" office:value-type="float" office:value="1" calcext:value-type="float">
            <text:p>1</text:p>
          </table:table-cell>
          <table:table-cell/>
          <table:table-cell office:value-type="string" calcext:value-type="string">
            <text:p>certificate</text:p>
          </table:table-cell>
          <table:table-cell office:value-type="string" calcext:value-type="string">
            <text:p>mimetypes/stock_certificate</text:p>
          </table:table-cell>
          <table:table-cell table:number-columns-repeated="60"/>
        </table:table-row>
        <table:table-row table:style-name="ro1">
          <table:table-cell table:formula="of:=COUNTIF([.C$1:.C$1048576];[.C428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vg</text:p>
          </table:table-cell>
          <table:table-cell office:value-type="string" calcext:value-type="string">
            <text:p>mimetypes/svg</text:p>
          </table:table-cell>
          <table:table-cell table:style-name="ce9" table:formula="of:=VLOOKUP([.C428];[$moka.B$1:.C$1048576];2;0)" office:value-type="string" office:string-value="" calcext:value-type="error">
            <text:p>#N/D</text:p>
          </table:table-cell>
          <table:table-cell table:number-columns-repeated="59"/>
        </table:table-row>
        <table:table-row table:style-name="ro1">
          <table:table-cell table:formula="of:=COUNTIF([.C$1:.C$1048576];[.C429])" office:value-type="float" office:value="1" calcext:value-type="float">
            <text:p>1</text:p>
          </table:table-cell>
          <table:table-cell/>
          <table:table-cell office:value-type="string" calcext:value-type="string">
            <text:p>text2</text:p>
          </table:table-cell>
          <table:table-cell office:value-type="string" calcext:value-type="string">
            <text:p>mimetypes/text2</text:p>
          </table:table-cell>
          <table:table-cell table:number-columns-repeated="60"/>
        </table:table-row>
        <table:table-row table:style-name="ro1">
          <table:table-cell table:formula="of:=COUNTIF([.C$1:.C$1048576];[.C430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mimetypes/text-csv</text:p>
          </table:table-cell>
          <table:table-cell table:style-name="ce9" table:formula="of:=VLOOKUP([.C430];[$moka.B$1:.C$1048576];2;0)" office:value-type="string" office:string-value="" calcext:value-type="error">
            <text:p>#N/D</text:p>
          </table:table-cell>
          <table:table-cell table:number-columns-repeated="59"/>
        </table:table-row>
        <table:table-row table:style-name="ro1">
          <table:table-cell table:formula="of:=COUNTIF([.C$1:.C$1048576];[.C431])" office:value-type="float" office:value="1" calcext:value-type="float">
            <text:p>1</text:p>
          </table:table-cell>
          <table:table-cell/>
          <table:table-cell office:value-type="string" calcext:value-type="string">
            <text:p>text-directory</text:p>
          </table:table-cell>
          <table:table-cell office:value-type="string" calcext:value-type="string">
            <text:p>mimetypes/text-directory</text:p>
          </table:table-cell>
          <table:table-cell table:number-columns-repeated="60"/>
        </table:table-row>
        <table:table-row table:style-name="ro1">
          <table:table-cell table:formula="of:=COUNTIF([.C$1:.C$1048576];[.C432])" office:value-type="float" office:value="1" calcext:value-type="float">
            <text:p>1</text:p>
          </table:table-cell>
          <table:table-cell/>
          <table:table-cell office:value-type="string" calcext:value-type="string">
            <text:p>enriched</text:p>
          </table:table-cell>
          <table:table-cell office:value-type="string" calcext:value-type="string">
            <text:p>mimetypes/text-enriched</text:p>
          </table:table-cell>
          <table:table-cell table:number-columns-repeated="60"/>
        </table:table-row>
        <table:table-row table:style-name="ro1">
          <table:table-cell table:formula="of:=COUNTIF([.C$1:.C$1048576];[.C433])" office:value-type="float" office:value="1" calcext:value-type="float">
            <text:p>1</text:p>
          </table:table-cell>
          <table:table-cell/>
          <table:table-cell office:value-type="string" calcext:value-type="string">
            <text:p>html_alt</text:p>
          </table:table-cell>
          <table:table-cell office:value-type="string" calcext:value-type="string">
            <text:p>mimetypes/text-html_alt</text:p>
          </table:table-cell>
          <table:table-cell table:number-columns-repeated="60"/>
        </table:table-row>
        <table:table-row table:style-name="ro1">
          <table:table-cell table:formula="of:=COUNTIF([.C$1:.C$1048576];[.C434])" office:value-type="float" office:value="1" calcext:value-type="float">
            <text:p>1</text:p>
          </table:table-cell>
          <table:table-cell/>
          <table:table-cell office:value-type="string" calcext:value-type="string">
            <text:p>htmlh</text:p>
          </table:table-cell>
          <table:table-cell office:value-type="string" calcext:value-type="string">
            <text:p>mimetypes/text-htmlh</text:p>
          </table:table-cell>
          <table:table-cell table:number-columns-repeated="60"/>
        </table:table-row>
        <table:table-row table:style-name="ro1">
          <table:table-cell table:formula="of:=COUNTIF([.C$1:.C$1048576];[.C435])" office:value-type="float" office:value="1" calcext:value-type="float">
            <text:p>1</text:p>
          </table:table-cell>
          <table:table-cell/>
          <table:table-cell office:value-type="string" calcext:value-type="string">
            <text:p>markdown</text:p>
          </table:table-cell>
          <table:table-cell office:value-type="string" calcext:value-type="string">
            <text:p>mimetypes/text-markdown</text:p>
          </table:table-cell>
          <table:table-cell table:number-columns-repeated="60"/>
        </table:table-row>
        <table:table-row table:style-name="ro1">
          <table:table-cell table:formula="of:=COUNTIF([.C$1:.C$1048576];[.C436])" office:value-type="float" office:value="1" calcext:value-type="float">
            <text:p>1</text:p>
          </table:table-cell>
          <table:table-cell/>
          <table:table-cell office:value-type="string" calcext:value-type="string">
            <text:p>mht</text:p>
          </table:table-cell>
          <table:table-cell office:value-type="string" calcext:value-type="string">
            <text:p>mimetypes/text-mht</text:p>
          </table:table-cell>
          <table:table-cell table:number-columns-repeated="60"/>
        </table:table-row>
        <table:table-row table:style-name="ro1">
          <table:table-cell table:formula="of:=COUNTIF([.C$1:.C$1048576];[.C437])" office:value-type="float" office:value="1" calcext:value-type="float">
            <text:p>1</text:p>
          </table:table-cell>
          <table:table-cell/>
          <table:table-cell office:value-type="string" calcext:value-type="string">
            <text:p>plain</text:p>
          </table:table-cell>
          <table:table-cell office:value-type="string" calcext:value-type="string">
            <text:p>mimetypes/text-plain</text:p>
          </table:table-cell>
          <table:table-cell table:number-columns-repeated="60"/>
        </table:table-row>
        <table:table-row table:style-name="ro1">
          <table:table-cell table:formula="of:=COUNTIF([.C$1:.C$1048576];[.C438])" office:value-type="float" office:value="1" calcext:value-type="float">
            <text:p>1</text:p>
          </table:table-cell>
          <table:table-cell/>
          <table:table-cell office:value-type="string" calcext:value-type="string">
            <text:p>rdf+xml</text:p>
          </table:table-cell>
          <table:table-cell office:value-type="string" calcext:value-type="string">
            <text:p>mimetypes/text-rdf+xml</text:p>
          </table:table-cell>
          <table:table-cell table:number-columns-repeated="60"/>
        </table:table-row>
        <table:table-row table:style-name="ro1">
          <table:table-cell table:formula="of:=COUNTIF([.C$1:.C$1048576];[.C439])" office:value-type="float" office:value="1" calcext:value-type="float">
            <text:p>1</text:p>
          </table:table-cell>
          <table:table-cell/>
          <table:table-cell office:value-type="string" calcext:value-type="string">
            <text:p>richtext</text:p>
          </table:table-cell>
          <table:table-cell office:value-type="string" calcext:value-type="string">
            <text:p>mimetypes/text-richtext</text:p>
          </table:table-cell>
          <table:table-cell table:number-columns-repeated="60"/>
        </table:table-row>
        <table:table-row table:style-name="ro1">
          <table:table-cell table:formula="of:=COUNTIF([.C$1:.C$1048576];[.C440])" office:value-type="float" office:value="1" calcext:value-type="float">
            <text:p>1</text:p>
          </table:table-cell>
          <table:table-cell/>
          <table:table-cell office:value-type="string" calcext:value-type="string">
            <text:p>rust</text:p>
          </table:table-cell>
          <table:table-cell office:value-type="string" calcext:value-type="string">
            <text:p>mimetypes/text-rust</text:p>
          </table:table-cell>
          <table:table-cell table:number-columns-repeated="60"/>
        </table:table-row>
        <table:table-row table:style-name="ro1">
          <table:table-cell table:formula="of:=COUNTIF([.C$1:.C$1048576];[.C441])" office:value-type="float" office:value="1" calcext:value-type="float">
            <text:p>1</text:p>
          </table:table-cell>
          <table:table-cell/>
          <table:table-cell office:value-type="string" calcext:value-type="string">
            <text:p>sgml</text:p>
          </table:table-cell>
          <table:table-cell office:value-type="string" calcext:value-type="string">
            <text:p>mimetypes/text-sgml</text:p>
          </table:table-cell>
          <table:table-cell table:number-columns-repeated="60"/>
        </table:table-row>
        <table:table-row table:style-name="ro1">
          <table:table-cell table:formula="of:=COUNTIF([.C$1:.C$1048576];[.C442])" office:value-type="float" office:value="1" calcext:value-type="float">
            <text:p>1</text:p>
          </table:table-cell>
          <table:table-cell/>
          <table:table-cell office:value-type="string" calcext:value-type="string">
            <text:p>vcalendar</text:p>
          </table:table-cell>
          <table:table-cell office:value-type="string" calcext:value-type="string">
            <text:p>mimetypes/text-vcalendar</text:p>
          </table:table-cell>
          <table:table-cell table:number-columns-repeated="60"/>
        </table:table-row>
        <table:table-row table:style-name="ro1">
          <table:table-cell table:formula="of:=COUNTIF([.C$1:.C$1048576];[.C443])" office:value-type="float" office:value="1" calcext:value-type="float">
            <text:p>1</text:p>
          </table:table-cell>
          <table:table-cell/>
          <table:table-cell office:value-type="string" calcext:value-type="string">
            <text:p>linguist</text:p>
          </table:table-cell>
          <table:table-cell office:value-type="string" calcext:value-type="string">
            <text:p>mimetypes/text-vnd.qt.linguist</text:p>
          </table:table-cell>
          <table:table-cell table:number-columns-repeated="60"/>
        </table:table-row>
        <table:table-row table:style-name="ro1">
          <table:table-cell table:formula="of:=COUNTIF([.C$1:.C$1048576];[.C444])" office:value-type="float" office:value="1" calcext:value-type="float">
            <text:p>1</text:p>
          </table:table-cell>
          <table:table-cell/>
          <table:table-cell office:value-type="string" calcext:value-type="string">
            <text:p>arduino</text:p>
          </table:table-cell>
          <table:table-cell office:value-type="string" calcext:value-type="string">
            <text:p>mimetypes/text-x-arduino</text:p>
          </table:table-cell>
          <table:table-cell table:number-columns-repeated="60"/>
        </table:table-row>
        <table:table-row table:style-name="ro1">
          <table:table-cell table:formula="of:=COUNTIF([.C$1:.C$1048576];[.C445])" office:value-type="float" office:value="1" calcext:value-type="float">
            <text:p>1</text:p>
          </table:table-cell>
          <table:table-cell/>
          <table:table-cell office:value-type="string" calcext:value-type="string">
            <text:p>bak</text:p>
          </table:table-cell>
          <table:table-cell office:value-type="string" calcext:value-type="string">
            <text:p>mimetypes/text-x-bak</text:p>
          </table:table-cell>
          <table:table-cell table:number-columns-repeated="60"/>
        </table:table-row>
        <table:table-row table:style-name="ro1">
          <table:table-cell table:formula="of:=COUNTIF([.C$1:.C$1048576];[.C446])" office:value-type="float" office:value="1" calcext:value-type="float">
            <text:p>1</text:p>
          </table:table-cell>
          <table:table-cell/>
          <table:table-cell office:value-type="string" calcext:value-type="string">
            <text:p>bibtex</text:p>
          </table:table-cell>
          <table:table-cell office:value-type="string" calcext:value-type="string">
            <text:p>mimetypes/text-x-bibtex</text:p>
          </table:table-cell>
          <table:table-cell table:number-columns-repeated="60"/>
        </table:table-row>
        <table:table-row table:style-name="ro1">
          <table:table-cell table:formula="of:=COUNTIF([.C$1:.C$1048576];[.C447])" office:value-type="float" office:value="1" calcext:value-type="float">
            <text:p>1</text:p>
          </table:table-cell>
          <table:table-cell/>
          <table:table-cell office:value-type="string" calcext:value-type="string">
            <text:p>c++hdr</text:p>
          </table:table-cell>
          <table:table-cell office:value-type="string" calcext:value-type="string">
            <text:p>mimetypes/text-x-c++hdr</text:p>
          </table:table-cell>
          <table:table-cell table:number-columns-repeated="60"/>
        </table:table-row>
        <table:table-row table:style-name="ro1">
          <table:table-cell table:formula="of:=COUNTIF([.C$1:.C$1048576];[.C448])" office:value-type="float" office:value="1" calcext:value-type="float">
            <text:p>1</text:p>
          </table:table-cell>
          <table:table-cell/>
          <table:table-cell office:value-type="string" calcext:value-type="string">
            <text:p>cmake</text:p>
          </table:table-cell>
          <table:table-cell office:value-type="string" calcext:value-type="string">
            <text:p>mimetypes/text-x-cmake</text:p>
          </table:table-cell>
          <table:table-cell table:number-columns-repeated="60"/>
        </table:table-row>
        <table:table-row table:style-name="ro1">
          <table:table-cell table:formula="of:=COUNTIF([.C$1:.C$1048576];[.C449])" office:value-type="float" office:value="1" calcext:value-type="float">
            <text:p>1</text:p>
          </table:table-cell>
          <table:table-cell/>
          <table:table-cell office:value-type="string" calcext:value-type="string">
            <text:p>crystal</text:p>
          </table:table-cell>
          <table:table-cell office:value-type="string" calcext:value-type="string">
            <text:p>mimetypes/text-x-crystal</text:p>
          </table:table-cell>
          <table:table-cell table:number-columns-repeated="60"/>
        </table:table-row>
        <table:table-row table:style-name="ro1">
          <table:table-cell table:formula="of:=COUNTIF([.C$1:.C$1048576];[.C450])" office:value-type="float" office:value="1" calcext:value-type="float">
            <text:p>1</text:p>
          </table:table-cell>
          <table:table-cell/>
          <table:table-cell office:value-type="string" calcext:value-type="string">
            <text:p>dsrc</text:p>
          </table:table-cell>
          <table:table-cell office:value-type="string" calcext:value-type="string">
            <text:p>mimetypes/text-x-dsrc</text:p>
          </table:table-cell>
          <table:table-cell table:number-columns-repeated="60"/>
        </table:table-row>
        <table:table-row table:style-name="ro1">
          <table:table-cell table:formula="of:=COUNTIF([.C$1:.C$1048576];[.C451])" office:value-type="float" office:value="1" calcext:value-type="float">
            <text:p>1</text:p>
          </table:table-cell>
          <table:table-cell/>
          <table:table-cell office:value-type="string" calcext:value-type="string">
            <text:p>lisp</text:p>
          </table:table-cell>
          <table:table-cell office:value-type="string" calcext:value-type="string">
            <text:p>mimetypes/text-x-emacs-lisp</text:p>
          </table:table-cell>
          <table:table-cell table:number-columns-repeated="60"/>
        </table:table-row>
        <table:table-row table:style-name="ro1">
          <table:table-cell table:formula="of:=COUNTIF([.C$1:.C$1048576];[.C452])" office:value-type="float" office:value="1" calcext:value-type="float">
            <text:p>1</text:p>
          </table:table-cell>
          <table:table-cell/>
          <table:table-cell office:value-type="string" calcext:value-type="string">
            <text:p>fortran</text:p>
          </table:table-cell>
          <table:table-cell office:value-type="string" calcext:value-type="string">
            <text:p>mimetypes/text-x-fortran</text:p>
          </table:table-cell>
          <table:table-cell table:number-columns-repeated="60"/>
        </table:table-row>
        <table:table-row table:style-name="ro1">
          <table:table-cell table:formula="of:=COUNTIF([.C$1:.C$1048576];[.C453])" office:value-type="float" office:value="1" calcext:value-type="float">
            <text:p>1</text:p>
          </table:table-cell>
          <table:table-cell/>
          <table:table-cell office:value-type="string" calcext:value-type="string">
            <text:p>translation</text:p>
          </table:table-cell>
          <table:table-cell office:value-type="string" calcext:value-type="string">
            <text:p>mimetypes/text-x-gettext-translation</text:p>
          </table:table-cell>
          <table:table-cell table:number-columns-repeated="60"/>
        </table:table-row>
        <table:table-row table:style-name="ro1">
          <table:table-cell table:formula="of:=COUNTIF([.C$1:.C$1048576];[.C454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mimetypes/text-x-go</text:p>
          </table:table-cell>
          <table:table-cell table:style-name="ce9" table:formula="of:=VLOOKUP([.C454];[$moka.B$1:.C$1048576];2;0)" office:value-type="string" office:string-value="" calcext:value-type="error">
            <text:p>#N/D</text:p>
          </table:table-cell>
          <table:table-cell table:number-columns-repeated="59"/>
        </table:table-row>
        <table:table-row table:style-name="ro1">
          <table:table-cell table:formula="of:=COUNTIF([.C$1:.C$1048576];[.C455])" office:value-type="float" office:value="1" calcext:value-type="float">
            <text:p>1</text:p>
          </table:table-cell>
          <table:table-cell/>
          <table:table-cell office:value-type="string" calcext:value-type="string">
            <text:p>haskell</text:p>
          </table:table-cell>
          <table:table-cell office:value-type="string" calcext:value-type="string">
            <text:p>mimetypes/text-x-haskell</text:p>
          </table:table-cell>
          <table:table-cell table:number-columns-repeated="60"/>
        </table:table-row>
        <table:table-row table:style-name="ro1">
          <table:table-cell table:formula="of:=COUNTIF([.C$1:.C$1048576];[.C456])" office:value-type="float" office:value="1" calcext:value-type="float">
            <text:p>1</text:p>
          </table:table-cell>
          <table:table-cell/>
          <table:table-cell office:value-type="string" calcext:value-type="string">
            <text:p>haxe</text:p>
          </table:table-cell>
          <table:table-cell office:value-type="string" calcext:value-type="string">
            <text:p>mimetypes/text-x-haxe</text:p>
          </table:table-cell>
          <table:table-cell table:number-columns-repeated="60"/>
        </table:table-row>
        <table:table-row table:style-name="ro1">
          <table:table-cell table:formula="of:=COUNTIF([.C$1:.C$1048576];[.C457])" office:value-type="float" office:value="1" calcext:value-type="float">
            <text:p>1</text:p>
          </table:table-cell>
          <table:table-cell/>
          <table:table-cell office:value-type="string" calcext:value-type="string">
            <text:p>xhtml</text:p>
          </table:table-cell>
          <table:table-cell office:value-type="string" calcext:value-type="string">
            <text:p>mimetypes/text-xhtml+xml</text:p>
          </table:table-cell>
          <table:table-cell table:number-columns-repeated="60"/>
        </table:table-row>
        <table:table-row table:style-name="ro1">
          <table:table-cell table:formula="of:=COUNTIF([.C$1:.C$1048576];[.C458])" office:value-type="float" office:value="1" calcext:value-type="float">
            <text:p>1</text:p>
          </table:table-cell>
          <table:table-cell/>
          <table:table-cell office:value-type="string" calcext:value-type="string">
            <text:p>iptables</text:p>
          </table:table-cell>
          <table:table-cell office:value-type="string" calcext:value-type="string">
            <text:p>mimetypes/text-x-iptables</text:p>
          </table:table-cell>
          <table:table-cell table:number-columns-repeated="60"/>
        </table:table-row>
        <table:table-row table:style-name="ro1">
          <table:table-cell table:formula="of:=COUNTIF([.C$1:.C$1048576];[.C459])" office:value-type="float" office:value="1" calcext:value-type="float">
            <text:p>1</text:p>
          </table:table-cell>
          <table:table-cell/>
          <table:table-cell office:value-type="string" calcext:value-type="string">
            <text:p>ipynb</text:p>
          </table:table-cell>
          <table:table-cell office:value-type="string" calcext:value-type="string">
            <text:p>mimetypes/text-x-ipynb</text:p>
          </table:table-cell>
          <table:table-cell table:number-columns-repeated="60"/>
        </table:table-row>
        <table:table-row table:style-name="ro1">
          <table:table-cell table:formula="of:=COUNTIF([.C$1:.C$1048576];[.C460])" office:value-type="float" office:value="1" calcext:value-type="float">
            <text:p>1</text:p>
          </table:table-cell>
          <table:table-cell/>
          <table:table-cell office:value-type="string" calcext:value-type="string">
            <text:p>katefilelist</text:p>
          </table:table-cell>
          <table:table-cell office:value-type="string" calcext:value-type="string">
            <text:p>mimetypes/text-x-katefilelist</text:p>
          </table:table-cell>
          <table:table-cell table:number-columns-repeated="60"/>
        </table:table-row>
        <table:table-row table:style-name="ro1">
          <table:table-cell table:formula="of:=COUNTIF([.C$1:.C$1048576];[.C461])" office:value-type="float" office:value="1" calcext:value-type="float">
            <text:p>1</text:p>
          </table:table-cell>
          <table:table-cell/>
          <table:table-cell office:value-type="string" calcext:value-type="string">
            <text:p>lilypond</text:p>
          </table:table-cell>
          <table:table-cell office:value-type="string" calcext:value-type="string">
            <text:p>mimetypes/text-x-lilypond</text:p>
          </table:table-cell>
          <table:table-cell table:number-columns-repeated="60"/>
        </table:table-row>
        <table:table-row table:style-name="ro1">
          <table:table-cell table:formula="of:=COUNTIF([.C$1:.C$1048576];[.C462])" office:value-type="float" office:value="1" calcext:value-type="float">
            <text:p>1</text:p>
          </table:table-cell>
          <table:table-cell/>
          <table:table-cell office:value-type="string" calcext:value-type="string">
            <text:p>log</text:p>
          </table:table-cell>
          <table:table-cell office:value-type="string" calcext:value-type="string">
            <text:p>mimetypes/text-x-log</text:p>
          </table:table-cell>
          <table:table-cell table:number-columns-repeated="60"/>
        </table:table-row>
        <table:table-row table:style-name="ro1">
          <table:table-cell table:formula="of:=COUNTIF([.C$1:.C$1048576];[.C463])" office:value-type="float" office:value="1" calcext:value-type="float">
            <text:p>1</text:p>
          </table:table-cell>
          <table:table-cell/>
          <table:table-cell office:value-type="string" calcext:value-type="string">
            <text:p>lua</text:p>
          </table:table-cell>
          <table:table-cell office:value-type="string" calcext:value-type="string">
            <text:p>mimetypes/text-x-lua</text:p>
          </table:table-cell>
          <table:table-cell table:number-columns-repeated="60"/>
        </table:table-row>
        <table:table-row table:style-name="ro1">
          <table:table-cell table:formula="of:=COUNTIF([.C$1:.C$1048576];[.C464])" office:value-type="float" office:value="1" calcext:value-type="float">
            <text:p>1</text:p>
          </table:table-cell>
          <table:table-cell/>
          <table:table-cell office:value-type="string" calcext:value-type="string">
            <text:p>matlab</text:p>
          </table:table-cell>
          <table:table-cell office:value-type="string" calcext:value-type="string">
            <text:p>mimetypes/text-x-matlab</text:p>
          </table:table-cell>
          <table:table-cell table:number-columns-repeated="60"/>
        </table:table-row>
        <table:table-row table:style-name="ro1">
          <table:table-cell table:formula="of:=COUNTIF([.C$1:.C$1048576];[.C465])" office:value-type="float" office:value="1" calcext:value-type="float">
            <text:p>1</text:p>
          </table:table-cell>
          <table:table-cell/>
          <table:table-cell office:value-type="string" calcext:value-type="string">
            <text:p>microdvd</text:p>
          </table:table-cell>
          <table:table-cell office:value-type="string" calcext:value-type="string">
            <text:p>mimetypes/text-x-microdvd</text:p>
          </table:table-cell>
          <table:table-cell table:number-columns-repeated="60"/>
        </table:table-row>
        <table:table-row table:style-name="ro1">
          <table:table-cell table:formula="of:=COUNTIF([.C$1:.C$1048576];[.C466])" office:value-type="float" office:value="1" calcext:value-type="float">
            <text:p>1</text:p>
          </table:table-cell>
          <table:table-cell/>
          <table:table-cell office:value-type="string" calcext:value-type="string">
            <text:p>nfo</text:p>
          </table:table-cell>
          <table:table-cell office:value-type="string" calcext:value-type="string">
            <text:p>mimetypes/text-x-nfo</text:p>
          </table:table-cell>
          <table:table-cell table:number-columns-repeated="60"/>
        </table:table-row>
        <table:table-row table:style-name="ro1">
          <table:table-cell table:formula="of:=COUNTIF([.C$1:.C$1048576];[.C467])" office:value-type="float" office:value="1" calcext:value-type="float">
            <text:p>1</text:p>
          </table:table-cell>
          <table:table-cell/>
          <table:table-cell office:value-type="string" calcext:value-type="string">
            <text:p>nim</text:p>
          </table:table-cell>
          <table:table-cell office:value-type="string" calcext:value-type="string">
            <text:p>mimetypes/text-x-nim</text:p>
          </table:table-cell>
          <table:table-cell table:number-columns-repeated="60"/>
        </table:table-row>
        <table:table-row table:style-name="ro1">
          <table:table-cell table:formula="of:=COUNTIF([.C$1:.C$1048576];[.C468])" office:value-type="float" office:value="1" calcext:value-type="float">
            <text:p>1</text:p>
          </table:table-cell>
          <table:table-cell/>
          <table:table-cell office:value-type="string" calcext:value-type="string">
            <text:p>objchdr</text:p>
          </table:table-cell>
          <table:table-cell office:value-type="string" calcext:value-type="string">
            <text:p>mimetypes/text-x-objchdr</text:p>
          </table:table-cell>
          <table:table-cell table:number-columns-repeated="60"/>
        </table:table-row>
        <table:table-row table:style-name="ro1">
          <table:table-cell table:formula="of:=COUNTIF([.C$1:.C$1048576];[.C469])" office:value-type="float" office:value="1" calcext:value-type="float">
            <text:p>1</text:p>
          </table:table-cell>
          <table:table-cell/>
          <table:table-cell office:value-type="string" calcext:value-type="string">
            <text:p>objcsrc</text:p>
          </table:table-cell>
          <table:table-cell office:value-type="string" calcext:value-type="string">
            <text:p>mimetypes/text-x-objcsrc</text:p>
          </table:table-cell>
          <table:table-cell table:number-columns-repeated="60"/>
        </table:table-row>
        <table:table-row table:style-name="ro1">
          <table:table-cell table:formula="of:=COUNTIF([.C$1:.C$1048576];[.C470])" office:value-type="float" office:value="1" calcext:value-type="float">
            <text:p>1</text:p>
          </table:table-cell>
          <table:table-cell/>
          <table:table-cell office:value-type="string" calcext:value-type="string">
            <text:p>ocaml</text:p>
          </table:table-cell>
          <table:table-cell office:value-type="string" calcext:value-type="string">
            <text:p>mimetypes/text-x-ocaml</text:p>
          </table:table-cell>
          <table:table-cell table:number-columns-repeated="60"/>
        </table:table-row>
        <table:table-row table:style-name="ro1">
          <table:table-cell table:formula="of:=COUNTIF([.C$1:.C$1048576];[.C471])" office:value-type="float" office:value="1" calcext:value-type="float">
            <text:p>1</text:p>
          </table:table-cell>
          <table:table-cell/>
          <table:table-cell office:value-type="string" calcext:value-type="string">
            <text:p>octave</text:p>
          </table:table-cell>
          <table:table-cell office:value-type="string" calcext:value-type="string">
            <text:p>mimetypes/text-x-octave</text:p>
          </table:table-cell>
          <table:table-cell table:number-columns-repeated="60"/>
        </table:table-row>
        <table:table-row table:style-name="ro1">
          <table:table-cell table:formula="of:=COUNTIF([.C$1:.C$1048576];[.C472])" office:value-type="float" office:value="1" calcext:value-type="float">
            <text:p>1</text:p>
          </table:table-cell>
          <table:table-cell/>
          <table:table-cell office:value-type="string" calcext:value-type="string">
            <text:p>opml</text:p>
          </table:table-cell>
          <table:table-cell office:value-type="string" calcext:value-type="string">
            <text:p>mimetypes/text-x-opml</text:p>
          </table:table-cell>
          <table:table-cell table:number-columns-repeated="60"/>
        </table:table-row>
        <table:table-row table:style-name="ro1">
          <table:table-cell table:formula="of:=COUNTIF([.C$1:.C$1048576];[.C473])" office:value-type="float" office:value="1" calcext:value-type="float">
            <text:p>1</text:p>
          </table:table-cell>
          <table:table-cell/>
          <table:table-cell office:value-type="string" calcext:value-type="string">
            <text:p>opml+xml</text:p>
          </table:table-cell>
          <table:table-cell office:value-type="string" calcext:value-type="string">
            <text:p>mimetypes/text-x-opml+xml</text:p>
          </table:table-cell>
          <table:table-cell table:number-columns-repeated="60"/>
        </table:table-row>
        <table:table-row table:style-name="ro1">
          <table:table-cell table:formula="of:=COUNTIF([.C$1:.C$1048576];[.C474])" office:value-type="float" office:value="1" calcext:value-type="float">
            <text:p>1</text:p>
          </table:table-cell>
          <table:table-cell/>
          <table:table-cell office:value-type="string" calcext:value-type="string">
            <text:p>pascal</text:p>
          </table:table-cell>
          <table:table-cell office:value-type="string" calcext:value-type="string">
            <text:p>mimetypes/text-x-pascal</text:p>
          </table:table-cell>
          <table:table-cell table:number-columns-repeated="60"/>
        </table:table-row>
        <table:table-row table:style-name="ro1">
          <table:table-cell table:formula="of:=COUNTIF([.C$1:.C$1048576];[.C475])" office:value-type="float" office:value="1" calcext:value-type="float">
            <text:p>1</text:p>
          </table:table-cell>
          <table:table-cell/>
          <table:table-cell office:value-type="string" calcext:value-type="string">
            <text:p>patch</text:p>
          </table:table-cell>
          <table:table-cell office:value-type="string" calcext:value-type="string">
            <text:p>mimetypes/text-x-patch</text:p>
          </table:table-cell>
          <table:table-cell table:number-columns-repeated="60"/>
        </table:table-row>
        <table:table-row table:style-name="ro1">
          <table:table-cell table:formula="of:=COUNTIF([.C$1:.C$1048576];[.C476])" office:value-type="float" office:value="1" calcext:value-type="float">
            <text:p>1</text:p>
          </table:table-cell>
          <table:table-cell/>
          <table:table-cell office:value-type="string" calcext:value-type="string">
            <text:p>po</text:p>
          </table:table-cell>
          <table:table-cell office:value-type="string" calcext:value-type="string">
            <text:p>mimetypes/text-x-po</text:p>
          </table:table-cell>
          <table:table-cell table:number-columns-repeated="60"/>
        </table:table-row>
        <table:table-row table:style-name="ro1">
          <table:table-cell table:formula="of:=COUNTIF([.C$1:.C$1048576];[.C477])" office:value-type="float" office:value="1" calcext:value-type="float">
            <text:p>1</text:p>
          </table:table-cell>
          <table:table-cell/>
          <table:table-cell office:value-type="string" calcext:value-type="string">
            <text:p>python3</text:p>
          </table:table-cell>
          <table:table-cell office:value-type="string" calcext:value-type="string">
            <text:p>mimetypes/text-x-python3</text:p>
          </table:table-cell>
          <table:table-cell table:number-columns-repeated="60"/>
        </table:table-row>
        <table:table-row table:style-name="ro1">
          <table:table-cell table:formula="of:=COUNTIF([.C$1:.C$1048576];[.C478])" office:value-type="float" office:value="1" calcext:value-type="float">
            <text:p>1</text:p>
          </table:table-cell>
          <table:table-cell/>
          <table:table-cell office:value-type="string" calcext:value-type="string">
            <text:p>qml</text:p>
          </table:table-cell>
          <table:table-cell office:value-type="string" calcext:value-type="string">
            <text:p>mimetypes/text-x-qml</text:p>
          </table:table-cell>
          <table:table-cell table:number-columns-repeated="60"/>
        </table:table-row>
        <table:table-row table:style-name="ro1">
          <table:table-cell table:formula="of:=COUNTIF([.C$1:.C$1048576];[.C479])" office:value-type="float" office:value="1" calcext:value-type="float">
            <text:p>1</text:p>
          </table:table-cell>
          <table:table-cell/>
          <table:table-cell office:value-type="string" calcext:value-type="string">
            <text:p>rsrc</text:p>
          </table:table-cell>
          <table:table-cell office:value-type="string" calcext:value-type="string">
            <text:p>mimetypes/text-x-rsrc</text:p>
          </table:table-cell>
          <table:table-cell table:number-columns-repeated="60"/>
        </table:table-row>
        <table:table-row table:style-name="ro1">
          <table:table-cell table:formula="of:=COUNTIF([.C$1:.C$1048576];[.C480])" office:value-type="float" office:value="1" calcext:value-type="float">
            <text:p>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imetypes/text-x-R</text:p>
          </table:table-cell>
          <table:table-cell table:number-columns-repeated="60"/>
        </table:table-row>
        <table:table-row table:style-name="ro1">
          <table:table-cell table:formula="of:=COUNTIF([.C$1:.C$1048576];[.C481])" office:value-type="float" office:value="1" calcext:value-type="float">
            <text:p>1</text:p>
          </table:table-cell>
          <table:table-cell/>
          <table:table-cell office:value-type="string" calcext:value-type="string">
            <text:p>sass</text:p>
          </table:table-cell>
          <table:table-cell office:value-type="string" calcext:value-type="string">
            <text:p>mimetypes/text-x-sass</text:p>
          </table:table-cell>
          <table:table-cell table:number-columns-repeated="60"/>
        </table:table-row>
        <table:table-row table:style-name="ro1">
          <table:table-cell table:formula="of:=COUNTIF([.C$1:.C$1048576];[.C482])" office:value-type="float" office:value="1" calcext:value-type="float">
            <text:p>1</text:p>
          </table:table-cell>
          <table:table-cell/>
          <table:table-cell office:value-type="string" calcext:value-type="string">
            <text:p>scala</text:p>
          </table:table-cell>
          <table:table-cell office:value-type="string" calcext:value-type="string">
            <text:p>mimetypes/text-x-scala</text:p>
          </table:table-cell>
          <table:table-cell table:number-columns-repeated="60"/>
        </table:table-row>
        <table:table-row table:style-name="ro1">
          <table:table-cell table:formula="of:=COUNTIF([.C$1:.C$1048576];[.C483])" office:value-type="float" office:value="1" calcext:value-type="float">
            <text:p>1</text:p>
          </table:table-cell>
          <table:table-cell/>
          <table:table-cell office:value-type="string" calcext:value-type="string">
            <text:p>scheme</text:p>
          </table:table-cell>
          <table:table-cell office:value-type="string" calcext:value-type="string">
            <text:p>mimetypes/text-x-scheme</text:p>
          </table:table-cell>
          <table:table-cell table:number-columns-repeated="60"/>
        </table:table-row>
        <table:table-row table:style-name="ro1">
          <table:table-cell table:formula="of:=COUNTIF([.C$1:.C$1048576];[.C484])" office:value-type="float" office:value="1" calcext:value-type="float">
            <text:p>1</text:p>
          </table:table-cell>
          <table:table-cell/>
          <table:table-cell office:value-type="string" calcext:value-type="string">
            <text:p>scss</text:p>
          </table:table-cell>
          <table:table-cell office:value-type="string" calcext:value-type="string">
            <text:p>mimetypes/text-x-scss</text:p>
          </table:table-cell>
          <table:table-cell table:number-columns-repeated="60"/>
        </table:table-row>
        <table:table-row table:style-name="ro1">
          <table:table-cell table:formula="of:=COUNTIF([.C$1:.C$1048576];[.C485]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imetypes/text-x</text:p>
          </table:table-cell>
          <table:table-cell table:number-columns-repeated="60"/>
        </table:table-row>
        <table:table-row table:style-name="ro1">
          <table:table-cell table:formula="of:=COUNTIF([.C$1:.C$1048576];[.C486])" office:value-type="float" office:value="1" calcext:value-type="float">
            <text:p>1</text:p>
          </table:table-cell>
          <table:table-cell/>
          <table:table-cell office:value-type="string" calcext:value-type="string">
            <text:p>tcl</text:p>
          </table:table-cell>
          <table:table-cell office:value-type="string" calcext:value-type="string">
            <text:p>mimetypes/text-x-tcl</text:p>
          </table:table-cell>
          <table:table-cell table:number-columns-repeated="60"/>
        </table:table-row>
        <table:table-row table:style-name="ro1">
          <table:table-cell table:formula="of:=COUNTIF([.C$1:.C$1048576];[.C487])" office:value-type="float" office:value="1" calcext:value-type="float">
            <text:p>1</text:p>
          </table:table-cell>
          <table:table-cell/>
          <table:table-cell office:value-type="string" calcext:value-type="string">
            <text:p>texinfo</text:p>
          </table:table-cell>
          <table:table-cell office:value-type="string" calcext:value-type="string">
            <text:p>mimetypes/text-x-texinfo</text:p>
          </table:table-cell>
          <table:table-cell table:number-columns-repeated="60"/>
        </table:table-row>
        <table:table-row table:style-name="ro1">
          <table:table-cell table:formula="of:=COUNTIF([.C$1:.C$1048576];[.C488])" office:value-type="float" office:value="1" calcext:value-type="float">
            <text:p>1</text:p>
          </table:table-cell>
          <table:table-cell/>
          <table:table-cell office:value-type="string" calcext:value-type="string">
            <text:p>vala</text:p>
          </table:table-cell>
          <table:table-cell office:value-type="string" calcext:value-type="string">
            <text:p>mimetypes/text-x-vala</text:p>
          </table:table-cell>
          <table:table-cell table:number-columns-repeated="60"/>
        </table:table-row>
        <table:table-row table:style-name="ro1">
          <table:table-cell table:formula="of:=COUNTIF([.C$1:.C$1048576];[.C489])" office:value-type="float" office:value="1" calcext:value-type="float">
            <text:p>1</text:p>
          </table:table-cell>
          <table:table-cell/>
          <table:table-cell office:value-type="string" calcext:value-type="string">
            <text:p>vcard</text:p>
          </table:table-cell>
          <table:table-cell office:value-type="string" calcext:value-type="string">
            <text:p>mimetypes/text-x-vcard</text:p>
          </table:table-cell>
          <table:table-cell table:number-columns-repeated="60"/>
        </table:table-row>
        <table:table-row table:style-name="ro1">
          <table:table-cell table:formula="of:=COUNTIF([.C$1:.C$1048576];[.C490])" office:value-type="float" office:value="1" calcext:value-type="float">
            <text:p>1</text:p>
          </table:table-cell>
          <table:table-cell/>
          <table:table-cell office:value-type="string" calcext:value-type="string">
            <text:p>xslfo</text:p>
          </table:table-cell>
          <table:table-cell office:value-type="string" calcext:value-type="string">
            <text:p>mimetypes/text-x-xslfo</text:p>
          </table:table-cell>
          <table:table-cell table:number-columns-repeated="60"/>
        </table:table-row>
        <table:table-row table:style-name="ro1">
          <table:table-cell table:formula="of:=COUNTIF([.C$1:.C$1048576];[.C491])" office:value-type="float" office:value="1" calcext:value-type="float">
            <text:p>1</text:p>
          </table:table-cell>
          <table:table-cell/>
          <table:table-cell office:value-type="string" calcext:value-type="string">
            <text:p>tgz</text:p>
          </table:table-cell>
          <table:table-cell office:value-type="string" calcext:value-type="string">
            <text:p>mimetypes/tgz</text:p>
          </table:table-cell>
          <table:table-cell table:number-columns-repeated="60"/>
        </table:table-row>
        <table:table-row table:style-name="ro1">
          <table:table-cell table:formula="of:=COUNTIF([.C$1:.C$1048576];[.C492])" office:value-type="float" office:value="1" calcext:value-type="float">
            <text:p>1</text:p>
          </table:table-cell>
          <table:table-cell/>
          <table:table-cell office:value-type="string" calcext:value-type="string">
            <text:p>torrent</text:p>
          </table:table-cell>
          <table:table-cell office:value-type="string" calcext:value-type="string">
            <text:p>mimetypes/torrent</text:p>
          </table:table-cell>
          <table:table-cell table:number-columns-repeated="60"/>
        </table:table-row>
        <table:table-row table:style-name="ro1">
          <table:table-cell table:formula="of:=COUNTIF([.C$1:.C$1048576];[.C493])" office:value-type="float" office:value="1" calcext:value-type="float">
            <text:p>1</text:p>
          </table:table-cell>
          <table:table-cell/>
          <table:table-cell office:value-type="string" calcext:value-type="string">
            <text:p>txt2</text:p>
          </table:table-cell>
          <table:table-cell office:value-type="string" calcext:value-type="string">
            <text:p>mimetypes/txt2</text:p>
          </table:table-cell>
          <table:table-cell table:number-columns-repeated="60"/>
        </table:table-row>
        <table:table-row table:style-name="ro1">
          <table:table-cell table:formula="of:=COUNTIF([.C$1:.C$1048576];[.C494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mimetypes/txt</text:p>
          </table:table-cell>
          <table:table-cell table:style-name="ce9" table:formula="of:=VLOOKUP([.C494];[$moka.B$1:.C$1048576];2;0)" office:value-type="string" office:string-value="" calcext:value-type="error">
            <text:p>#N/D</text:p>
          </table:table-cell>
          <table:table-cell table:number-columns-repeated="59"/>
        </table:table-row>
        <table:table-row table:style-name="ro1">
          <table:table-cell table:formula="of:=COUNTIF([.C$1:.C$1048576];[.C495])" office:value-type="float" office:value="1" calcext:value-type="float">
            <text:p>1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mimetypes/unknown</text:p>
          </table:table-cell>
          <table:table-cell table:number-columns-repeated="60"/>
        </table:table-row>
        <table:table-row table:style-name="ro1">
          <table:table-cell table:formula="of:=COUNTIF([.C$1:.C$1048576];[.C496])" office:value-type="float" office:value="1" calcext:value-type="float">
            <text:p>1</text:p>
          </table:table-cell>
          <table:table-cell/>
          <table:table-cell office:value-type="string" calcext:value-type="string">
            <text:p>mms</text:p>
          </table:table-cell>
          <table:table-cell office:value-type="string" calcext:value-type="string">
            <text:p>mimetypes/uri-mms</text:p>
          </table:table-cell>
          <table:table-cell table:number-columns-repeated="60"/>
        </table:table-row>
        <table:table-row table:style-name="ro1">
          <table:table-cell table:formula="of:=COUNTIF([.C$1:.C$1048576];[.C497])" office:value-type="float" office:value="1" calcext:value-type="float">
            <text:p>1</text:p>
          </table:table-cell>
          <table:table-cell/>
          <table:table-cell office:value-type="string" calcext:value-type="string">
            <text:p>mmst</text:p>
          </table:table-cell>
          <table:table-cell office:value-type="string" calcext:value-type="string">
            <text:p>mimetypes/uri-mmst</text:p>
          </table:table-cell>
          <table:table-cell table:number-columns-repeated="60"/>
        </table:table-row>
        <table:table-row table:style-name="ro1">
          <table:table-cell table:formula="of:=COUNTIF([.C$1:.C$1048576];[.C498])" office:value-type="float" office:value="1" calcext:value-type="float">
            <text:p>1</text:p>
          </table:table-cell>
          <table:table-cell/>
          <table:table-cell office:value-type="string" calcext:value-type="string">
            <text:p>mmsu</text:p>
          </table:table-cell>
          <table:table-cell office:value-type="string" calcext:value-type="string">
            <text:p>mimetypes/uri-mmsu</text:p>
          </table:table-cell>
          <table:table-cell table:number-columns-repeated="60"/>
        </table:table-row>
        <table:table-row table:style-name="ro1">
          <table:table-cell table:formula="of:=COUNTIF([.C$1:.C$1048576];[.C499])" office:value-type="float" office:value="1" calcext:value-type="float">
            <text:p>1</text:p>
          </table:table-cell>
          <table:table-cell/>
          <table:table-cell office:value-type="string" calcext:value-type="string">
            <text:p>pnm</text:p>
          </table:table-cell>
          <table:table-cell office:value-type="string" calcext:value-type="string">
            <text:p>mimetypes/uri-pnm</text:p>
          </table:table-cell>
          <table:table-cell table:number-columns-repeated="60"/>
        </table:table-row>
        <table:table-row table:style-name="ro1">
          <table:table-cell table:formula="of:=COUNTIF([.C$1:.C$1048576];[.C500])" office:value-type="float" office:value="1" calcext:value-type="float">
            <text:p>1</text:p>
          </table:table-cell>
          <table:table-cell/>
          <table:table-cell office:value-type="string" calcext:value-type="string">
            <text:p>rtspt</text:p>
          </table:table-cell>
          <table:table-cell office:value-type="string" calcext:value-type="string">
            <text:p>mimetypes/uri-rtspt</text:p>
          </table:table-cell>
          <table:table-cell table:number-columns-repeated="60"/>
        </table:table-row>
        <table:table-row table:style-name="ro1">
          <table:table-cell table:formula="of:=COUNTIF([.C$1:.C$1048576];[.C501])" office:value-type="float" office:value="1" calcext:value-type="float">
            <text:p>1</text:p>
          </table:table-cell>
          <table:table-cell/>
          <table:table-cell office:value-type="string" calcext:value-type="string">
            <text:p>rtspu</text:p>
          </table:table-cell>
          <table:table-cell office:value-type="string" calcext:value-type="string">
            <text:p>mimetypes/uri-rtspu</text:p>
          </table:table-cell>
          <table:table-cell table:number-columns-repeated="60"/>
        </table:table-row>
        <table:table-row table:style-name="ro1">
          <table:table-cell table:formula="of:=COUNTIF([.C$1:.C$1048576];[.C502])" office:value-type="float" office:value="1" calcext:value-type="float">
            <text:p>1</text:p>
          </table:table-cell>
          <table:table-cell/>
          <table:table-cell office:value-type="string" calcext:value-type="string">
            <text:p>mlt</text:p>
          </table:table-cell>
          <table:table-cell office:value-type="string" calcext:value-type="string">
            <text:p>mimetypes/video-mlt-playlist</text:p>
          </table:table-cell>
          <table:table-cell table:number-columns-repeated="60"/>
        </table:table-row>
        <table:table-row table:style-name="ro1">
          <table:table-cell table:formula="of:=COUNTIF([.C$1:.C$1048576];[.C503])" office:value-type="float" office:value="1" calcext:value-type="float">
            <text:p>1</text:p>
          </table:table-cell>
          <table:table-cell/>
          <table:table-cell office:value-type="string" calcext:value-type="string">
            <text:p>mp4</text:p>
          </table:table-cell>
          <table:table-cell office:value-type="string" calcext:value-type="string">
            <text:p>mimetypes/video-mp4</text:p>
          </table:table-cell>
          <table:table-cell table:number-columns-repeated="60"/>
        </table:table-row>
        <table:table-row table:style-name="ro1">
          <table:table-cell table:formula="of:=COUNTIF([.C$1:.C$1048576];[.C504])" office:value-type="float" office:value="1" calcext:value-type="float">
            <text:p>1</text:p>
          </table:table-cell>
          <table:table-cell/>
          <table:table-cell office:value-type="string" calcext:value-type="string">
            <text:p>vivo</text:p>
          </table:table-cell>
          <table:table-cell office:value-type="string" calcext:value-type="string">
            <text:p>mimetypes/video-vivo</text:p>
          </table:table-cell>
          <table:table-cell table:number-columns-repeated="60"/>
        </table:table-row>
        <table:table-row table:style-name="ro1">
          <table:table-cell table:formula="of:=COUNTIF([.C$1:.C$1048576];[.C505])" office:value-type="float" office:value="1" calcext:value-type="float">
            <text:p>1</text:p>
          </table:table-cell>
          <table:table-cell/>
          <table:table-cell office:value-type="string" calcext:value-type="string">
            <text:p>wavelet</text:p>
          </table:table-cell>
          <table:table-cell office:value-type="string" calcext:value-type="string">
            <text:p>mimetypes/video-wavelet</text:p>
          </table:table-cell>
          <table:table-cell table:number-columns-repeated="60"/>
        </table:table-row>
        <table:table-row table:style-name="ro1">
          <table:table-cell table:formula="of:=COUNTIF([.C$1:.C$1048576];[.C506])" office:value-type="float" office:value="1" calcext:value-type="float">
            <text:p>1</text:p>
          </table:table-cell>
          <table:table-cell/>
          <table:table-cell office:value-type="string" calcext:value-type="string">
            <text:p>webm</text:p>
          </table:table-cell>
          <table:table-cell office:value-type="string" calcext:value-type="string">
            <text:p>mimetypes/video-webm</text:p>
          </table:table-cell>
          <table:table-cell table:number-columns-repeated="60"/>
        </table:table-row>
        <table:table-row table:style-name="ro1">
          <table:table-cell table:formula="of:=COUNTIF([.C$1:.C$1048576];[.C507])" office:value-type="float" office:value="1" calcext:value-type="float">
            <text:p>1</text:p>
          </table:table-cell>
          <table:table-cell/>
          <table:table-cell office:value-type="string" calcext:value-type="string">
            <text:p>anim</text:p>
          </table:table-cell>
          <table:table-cell office:value-type="string" calcext:value-type="string">
            <text:p>mimetypes/video-x-anim</text:p>
          </table:table-cell>
          <table:table-cell table:number-columns-repeated="60"/>
        </table:table-row>
        <table:table-row table:style-name="ro1">
          <table:table-cell table:formula="of:=COUNTIF([.C$1:.C$1048576];[.C508])" office:value-type="float" office:value="1" calcext:value-type="float">
            <text:p>1</text:p>
          </table:table-cell>
          <table:table-cell/>
          <table:table-cell office:value-type="string" calcext:value-type="string">
            <text:p>flic</text:p>
          </table:table-cell>
          <table:table-cell office:value-type="string" calcext:value-type="string">
            <text:p>mimetypes/video-x-flic</text:p>
          </table:table-cell>
          <table:table-cell table:number-columns-repeated="60"/>
        </table:table-row>
        <table:table-row table:style-name="ro1">
          <table:table-cell table:formula="of:=COUNTIF([.C$1:.C$1048576];[.C509])" office:value-type="float" office:value="1" calcext:value-type="float">
            <text:p>1</text:p>
          </table:table-cell>
          <table:table-cell/>
          <table:table-cell office:value-type="string" calcext:value-type="string">
            <text:p>flv</text:p>
          </table:table-cell>
          <table:table-cell office:value-type="string" calcext:value-type="string">
            <text:p>mimetypes/video-x-flv</text:p>
          </table:table-cell>
          <table:table-cell table:number-columns-repeated="60"/>
        </table:table-row>
        <table:table-row table:style-name="ro1">
          <table:table-cell table:formula="of:=COUNTIF([.C$1:.C$1048576];[.C510])" office:value-type="float" office:value="1" calcext:value-type="float">
            <text:p>1</text:p>
          </table:table-cell>
          <table:table-cell/>
          <table:table-cell office:value-type="string" calcext:value-type="string">
            <text:p>vlc</text:p>
          </table:table-cell>
          <table:table-cell office:value-type="string" calcext:value-type="string">
            <text:p>mimetypes/video-x-google-vlc-plugin</text:p>
          </table:table-cell>
          <table:table-cell table:number-columns-repeated="60"/>
        </table:table-row>
        <table:table-row table:style-name="ro1">
          <table:table-cell table:formula="of:=COUNTIF([.C$1:.C$1048576];[.C511])" office:value-type="float" office:value="1" calcext:value-type="float">
            <text:p>1</text:p>
          </table:table-cell>
          <table:table-cell/>
          <table:table-cell office:value-type="string" calcext:value-type="string">
            <text:p>javafx</text:p>
          </table:table-cell>
          <table:table-cell office:value-type="string" calcext:value-type="string">
            <text:p>mimetypes/video-x-javafx</text:p>
          </table:table-cell>
          <table:table-cell table:number-columns-repeated="60"/>
        </table:table-row>
        <table:table-row table:style-name="ro1">
          <table:table-cell table:formula="of:=COUNTIF([.C$1:.C$1048576];[.C512])" office:value-type="float" office:value="1" calcext:value-type="float">
            <text:p>1</text:p>
          </table:table-cell>
          <table:table-cell/>
          <table:table-cell office:value-type="string" calcext:value-type="string">
            <text:p>mkv</text:p>
          </table:table-cell>
          <table:table-cell office:value-type="string" calcext:value-type="string">
            <text:p>mimetypes/video-x-matroska</text:p>
          </table:table-cell>
          <table:table-cell table:number-columns-repeated="60"/>
        </table:table-row>
        <table:table-row table:style-name="ro1">
          <table:table-cell table:formula="of:=COUNTIF([.C$1:.C$1048576];[.C513])" office:value-type="float" office:value="1" calcext:value-type="float">
            <text:p>1</text:p>
          </table:table-cell>
          <table:table-cell/>
          <table:table-cell office:value-type="string" calcext:value-type="string">
            <text:p>mng</text:p>
          </table:table-cell>
          <table:table-cell office:value-type="string" calcext:value-type="string">
            <text:p>mimetypes/video-x-mng</text:p>
          </table:table-cell>
          <table:table-cell table:number-columns-repeated="60"/>
        </table:table-row>
        <table:table-row table:style-name="ro1">
          <table:table-cell table:formula="of:=COUNTIF([.C$1:.C$1048576];[.C514])" office:value-type="float" office:value="1" calcext:value-type="float">
            <text:p>1</text:p>
          </table:table-cell>
          <table:table-cell/>
          <table:table-cell office:value-type="string" calcext:value-type="string">
            <text:p>asf</text:p>
          </table:table-cell>
          <table:table-cell office:value-type="string" calcext:value-type="string">
            <text:p>mimetypes/video-x-ms-asf</text:p>
          </table:table-cell>
          <table:table-cell table:number-columns-repeated="60"/>
        </table:table-row>
        <table:table-row table:style-name="ro1">
          <table:table-cell table:formula="of:=COUNTIF([.C$1:.C$1048576];[.C515])" office:value-type="float" office:value="1" calcext:value-type="float">
            <text:p>1</text:p>
          </table:table-cell>
          <table:table-cell/>
          <table:table-cell office:value-type="string" calcext:value-type="string">
            <text:p>msvideo</text:p>
          </table:table-cell>
          <table:table-cell office:value-type="string" calcext:value-type="string">
            <text:p>mimetypes/video-x-msvideo</text:p>
          </table:table-cell>
          <table:table-cell table:number-columns-repeated="60"/>
        </table:table-row>
        <table:table-row table:style-name="ro1">
          <table:table-cell table:formula="of:=COUNTIF([.C$1:.C$1048576];[.C516])" office:value-type="float" office:value="1" calcext:value-type="float">
            <text:p>1</text:p>
          </table:table-cell>
          <table:table-cell/>
          <table:table-cell office:value-type="string" calcext:value-type="string">
            <text:p>wmp</text:p>
          </table:table-cell>
          <table:table-cell office:value-type="string" calcext:value-type="string">
            <text:p>mimetypes/video-x-ms-wmp</text:p>
          </table:table-cell>
          <table:table-cell table:number-columns-repeated="60"/>
        </table:table-row>
        <table:table-row table:style-name="ro1">
          <table:table-cell table:formula="of:=COUNTIF([.C$1:.C$1048576];[.C517])" office:value-type="float" office:value="1" calcext:value-type="float">
            <text:p>1</text:p>
          </table:table-cell>
          <table:table-cell/>
          <table:table-cell office:value-type="string" calcext:value-type="string">
            <text:p>nsv</text:p>
          </table:table-cell>
          <table:table-cell office:value-type="string" calcext:value-type="string">
            <text:p>mimetypes/video-x-nsv</text:p>
          </table:table-cell>
          <table:table-cell table:number-columns-repeated="60"/>
        </table:table-row>
        <table:table-row table:style-name="ro1">
          <table:table-cell table:formula="of:=COUNTIF([.C$1:.C$1048576];[.C518])" office:value-type="float" office:value="1" calcext:value-type="float">
            <text:p>1</text:p>
          </table:table-cell>
          <table:table-cell/>
          <table:table-cell office:value-type="string" calcext:value-type="string">
            <text:p>ogm</text:p>
          </table:table-cell>
          <table:table-cell office:value-type="string" calcext:value-type="string">
            <text:p>mimetypes/video-x-ogm+ogg</text:p>
          </table:table-cell>
          <table:table-cell table:number-columns-repeated="60"/>
        </table:table-row>
        <table:table-row table:style-name="ro1">
          <table:table-cell table:formula="of:=COUNTIF([.C$1:.C$1048576];[.C519])" office:value-type="float" office:value="1" calcext:value-type="float">
            <text:p>1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mimetypes/video-x-sgi-movie</text:p>
          </table:table-cell>
          <table:table-cell table:number-columns-repeated="60"/>
        </table:table-row>
        <table:table-row table:style-name="ro1">
          <table:table-cell table:formula="of:=COUNTIF([.C$1:.C$1048576];[.C520])" office:value-type="float" office:value="1" calcext:value-type="float">
            <text:p>1</text:p>
          </table:table-cell>
          <table:table-cell/>
          <table:table-cell office:value-type="string" calcext:value-type="string">
            <text:p>theora</text:p>
          </table:table-cell>
          <table:table-cell office:value-type="string" calcext:value-type="string">
            <text:p>mimetypes/video-x-theora+ogg</text:p>
          </table:table-cell>
          <table:table-cell table:number-columns-repeated="60"/>
        </table:table-row>
        <table:table-row table:style-name="ro1">
          <table:table-cell table:formula="of:=COUNTIF([.C$1:.C$1048576];[.C521])" office:value-type="float" office:value="1" calcext:value-type="float">
            <text:p>1</text:p>
          </table:table-cell>
          <table:table-cell/>
          <table:table-cell office:value-type="string" calcext:value-type="string">
            <text:p>hdd</text:p>
          </table:table-cell>
          <table:table-cell office:value-type="string" calcext:value-type="string">
            <text:p>mimetypes/virtualbox-hdd</text:p>
          </table:table-cell>
          <table:table-cell table:number-columns-repeated="60"/>
        </table:table-row>
        <table:table-row table:style-name="ro1">
          <table:table-cell table:formula="of:=COUNTIF([.C$1:.C$1048576];[.C522])" office:value-type="float" office:value="1" calcext:value-type="float">
            <text:p>1</text:p>
          </table:table-cell>
          <table:table-cell/>
          <table:table-cell office:value-type="string" calcext:value-type="string">
            <text:p>ova</text:p>
          </table:table-cell>
          <table:table-cell office:value-type="string" calcext:value-type="string">
            <text:p>mimetypes/virtualbox-ova</text:p>
          </table:table-cell>
          <table:table-cell table:number-columns-repeated="60"/>
        </table:table-row>
        <table:table-row table:style-name="ro1">
          <table:table-cell table:formula="of:=COUNTIF([.C$1:.C$1048576];[.C523])" office:value-type="float" office:value="1" calcext:value-type="float">
            <text:p>1</text:p>
          </table:table-cell>
          <table:table-cell/>
          <table:table-cell office:value-type="string" calcext:value-type="string">
            <text:p>ovf</text:p>
          </table:table-cell>
          <table:table-cell office:value-type="string" calcext:value-type="string">
            <text:p>mimetypes/virtualbox-ovf</text:p>
          </table:table-cell>
          <table:table-cell table:number-columns-repeated="60"/>
        </table:table-row>
        <table:table-row table:style-name="ro1">
          <table:table-cell table:formula="of:=COUNTIF([.C$1:.C$1048576];[.C524])" office:value-type="float" office:value="1" calcext:value-type="float">
            <text:p>1</text:p>
          </table:table-cell>
          <table:table-cell/>
          <table:table-cell office:value-type="string" calcext:value-type="string">
            <text:p>extpack</text:p>
          </table:table-cell>
          <table:table-cell office:value-type="string" calcext:value-type="string">
            <text:p>mimetypes/virtualbox-vbox-extpack</text:p>
          </table:table-cell>
          <table:table-cell table:number-columns-repeated="60"/>
        </table:table-row>
        <table:table-row table:style-name="ro1">
          <table:table-cell table:formula="of:=COUNTIF([.C$1:.C$1048576];[.C525])" office:value-type="float" office:value="1" calcext:value-type="float">
            <text:p>1</text:p>
          </table:table-cell>
          <table:table-cell/>
          <table:table-cell office:value-type="string" calcext:value-type="string">
            <text:p>vbox</text:p>
          </table:table-cell>
          <table:table-cell office:value-type="string" calcext:value-type="string">
            <text:p>mimetypes/virtualbox-vbox</text:p>
          </table:table-cell>
          <table:table-cell table:number-columns-repeated="60"/>
        </table:table-row>
        <table:table-row table:style-name="ro1">
          <table:table-cell table:formula="of:=COUNTIF([.C$1:.C$1048576];[.C526])" office:value-type="float" office:value="1" calcext:value-type="float">
            <text:p>1</text:p>
          </table:table-cell>
          <table:table-cell/>
          <table:table-cell office:value-type="string" calcext:value-type="string">
            <text:p>vdi</text:p>
          </table:table-cell>
          <table:table-cell office:value-type="string" calcext:value-type="string">
            <text:p>mimetypes/virtualbox-vdi</text:p>
          </table:table-cell>
          <table:table-cell table:number-columns-repeated="60"/>
        </table:table-row>
        <table:table-row table:style-name="ro1">
          <table:table-cell table:formula="of:=COUNTIF([.C$1:.C$1048576];[.C527])" office:value-type="float" office:value="1" calcext:value-type="float">
            <text:p>1</text:p>
          </table:table-cell>
          <table:table-cell/>
          <table:table-cell office:value-type="string" calcext:value-type="string">
            <text:p>vhd</text:p>
          </table:table-cell>
          <table:table-cell office:value-type="string" calcext:value-type="string">
            <text:p>mimetypes/virtualbox-vhd</text:p>
          </table:table-cell>
          <table:table-cell table:number-columns-repeated="60"/>
        </table:table-row>
        <table:table-row table:style-name="ro1">
          <table:table-cell table:formula="of:=COUNTIF([.C$1:.C$1048576];[.C528])" office:value-type="float" office:value="1" calcext:value-type="float">
            <text:p>1</text:p>
          </table:table-cell>
          <table:table-cell/>
          <table:table-cell office:value-type="string" calcext:value-type="string">
            <text:p>vmdk</text:p>
          </table:table-cell>
          <table:table-cell office:value-type="string" calcext:value-type="string">
            <text:p>mimetypes/virtualbox-vmdk</text:p>
          </table:table-cell>
          <table:table-cell table:number-columns-repeated="60"/>
        </table:table-row>
        <table:table-row table:style-name="ro1">
          <table:table-cell table:formula="of:=COUNTIF([.C$1:.C$1048576];[.C529])" office:value-type="float" office:value="1" calcext:value-type="float">
            <text:p>1</text:p>
          </table:table-cell>
          <table:table-cell/>
          <table:table-cell office:value-type="string" calcext:value-type="string">
            <text:p>odg</text:p>
          </table:table-cell>
          <table:table-cell office:value-type="string" calcext:value-type="string">
            <text:p>mimetypes/vnd.oasis.opendocument.drawing</text:p>
          </table:table-cell>
          <table:table-cell table:number-columns-repeated="60"/>
        </table:table-row>
        <table:table-row table:style-name="ro1">
          <table:table-cell table:formula="of:=COUNTIF([.C$1:.C$1048576];[.C530])" office:value-type="float" office:value="1" calcext:value-type="float">
            <text:p>1</text:p>
          </table:table-cell>
          <table:table-cell/>
          <table:table-cell office:value-type="string" calcext:value-type="string">
            <text:p>dot</text:p>
          </table:table-cell>
          <table:table-cell office:value-type="string" calcext:value-type="string">
            <text:p>mimetypes/wps-office-dot</text:p>
          </table:table-cell>
          <table:table-cell table:number-columns-repeated="60"/>
        </table:table-row>
        <table:table-row table:style-name="ro1">
          <table:table-cell table:formula="of:=COUNTIF([.C$1:.C$1048576];[.C531])" office:value-type="float" office:value="1" calcext:value-type="float">
            <text:p>1</text:p>
          </table:table-cell>
          <table:table-cell/>
          <table:table-cell office:value-type="string" calcext:value-type="string">
            <text:p>dps</text:p>
          </table:table-cell>
          <table:table-cell office:value-type="string" calcext:value-type="string">
            <text:p>mimetypes/wps-office-dps</text:p>
          </table:table-cell>
          <table:table-cell table:number-columns-repeated="60"/>
        </table:table-row>
        <table:table-row table:style-name="ro1">
          <table:table-cell table:formula="of:=COUNTIF([.C$1:.C$1048576];[.C532])" office:value-type="float" office:value="1" calcext:value-type="float">
            <text:p>1</text:p>
          </table:table-cell>
          <table:table-cell/>
          <table:table-cell office:value-type="string" calcext:value-type="string">
            <text:p>dpt</text:p>
          </table:table-cell>
          <table:table-cell office:value-type="string" calcext:value-type="string">
            <text:p>mimetypes/wps-office-dpt</text:p>
          </table:table-cell>
          <table:table-cell table:number-columns-repeated="60"/>
        </table:table-row>
        <table:table-row table:style-name="ro1">
          <table:table-cell table:formula="of:=COUNTIF([.C$1:.C$1048576];[.C533])" office:value-type="float" office:value="1" calcext:value-type="float">
            <text:p>1</text:p>
          </table:table-cell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imetypes/wps-office-et</text:p>
          </table:table-cell>
          <table:table-cell table:number-columns-repeated="60"/>
        </table:table-row>
        <table:table-row table:style-name="ro1">
          <table:table-cell table:formula="of:=COUNTIF([.C$1:.C$1048576];[.C534])" office:value-type="float" office:value="1" calcext:value-type="float">
            <text:p>1</text:p>
          </table:table-cell>
          <table:table-cell/>
          <table:table-cell office:value-type="string" calcext:value-type="string">
            <text:p>ett</text:p>
          </table:table-cell>
          <table:table-cell office:value-type="string" calcext:value-type="string">
            <text:p>mimetypes/wps-office-ett</text:p>
          </table:table-cell>
          <table:table-cell table:number-columns-repeated="60"/>
        </table:table-row>
        <table:table-row table:style-name="ro1">
          <table:table-cell table:formula="of:=COUNTIF([.C$1:.C$1048576];[.C535])" office:value-type="float" office:value="1" calcext:value-type="float">
            <text:p>1</text:p>
          </table:table-cell>
          <table:table-cell/>
          <table:table-cell office:value-type="string" calcext:value-type="string">
            <text:p>pot</text:p>
          </table:table-cell>
          <table:table-cell office:value-type="string" calcext:value-type="string">
            <text:p>mimetypes/wps-office-pot</text:p>
          </table:table-cell>
          <table:table-cell table:number-columns-repeated="60"/>
        </table:table-row>
        <table:table-row table:style-name="ro1">
          <table:table-cell table:formula="of:=COUNTIF([.C$1:.C$1048576];[.C536])" office:value-type="float" office:value="1" calcext:value-type="float">
            <text:p>1</text:p>
          </table:table-cell>
          <table:table-cell/>
          <table:table-cell office:value-type="string" calcext:value-type="string">
            <text:p>wps</text:p>
          </table:table-cell>
          <table:table-cell office:value-type="string" calcext:value-type="string">
            <text:p>mimetypes/wps-office-wps</text:p>
          </table:table-cell>
          <table:table-cell table:number-columns-repeated="60"/>
        </table:table-row>
        <table:table-row table:style-name="ro1">
          <table:table-cell table:formula="of:=COUNTIF([.C$1:.C$1048576];[.C537])" office:value-type="float" office:value="1" calcext:value-type="float">
            <text:p>1</text:p>
          </table:table-cell>
          <table:table-cell/>
          <table:table-cell office:value-type="string" calcext:value-type="string">
            <text:p>wpt</text:p>
          </table:table-cell>
          <table:table-cell office:value-type="string" calcext:value-type="string">
            <text:p>mimetypes/wps-office-wpt</text:p>
          </table:table-cell>
          <table:table-cell table:number-columns-repeated="60"/>
        </table:table-row>
        <table:table-row table:style-name="ro1">
          <table:table-cell table:formula="of:=COUNTIF([.C$1:.C$1048576];[.C538])" office:value-type="float" office:value="1" calcext:value-type="float">
            <text:p>1</text:p>
          </table:table-cell>
          <table:table-cell/>
          <table:table-cell office:value-type="string" calcext:value-type="string">
            <text:p>xls</text:p>
          </table:table-cell>
          <table:table-cell office:value-type="string" calcext:value-type="string">
            <text:p>mimetypes/wps-office-xls</text:p>
          </table:table-cell>
          <table:table-cell table:number-columns-repeated="60"/>
        </table:table-row>
        <table:table-row table:style-name="ro1">
          <table:table-cell table:formula="of:=COUNTIF([.C$1:.C$1048576];[.C539])" office:value-type="float" office:value="1" calcext:value-type="float">
            <text:p>1</text:p>
          </table:table-cell>
          <table:table-cell/>
          <table:table-cell office:value-type="string" calcext:value-type="string">
            <text:p>xlt</text:p>
          </table:table-cell>
          <table:table-cell office:value-type="string" calcext:value-type="string">
            <text:p>mimetypes/wps-office-xlt</text:p>
          </table:table-cell>
          <table:table-cell table:number-columns-repeated="60"/>
        </table:table-row>
        <table:table-row table:style-name="ro1">
          <table:table-cell table:formula="of:=COUNTIF([.C$1:.C$1048576];[.C540])" office:value-type="float" office:value="1" calcext:value-type="float">
            <text:p>1</text:p>
          </table:table-cell>
          <table:table-cell/>
          <table:table-cell office:value-type="string" calcext:value-type="string">
            <text:p>www</text:p>
          </table:table-cell>
          <table:table-cell office:value-type="string" calcext:value-type="string">
            <text:p>mimetypes/www</text:p>
          </table:table-cell>
          <table:table-cell table:number-columns-repeated="60"/>
        </table:table-row>
        <table:table-row table:style-name="ro1">
          <table:table-cell table:formula="of:=COUNTIF([.C$1:.C$1048576];[.C541])" office:value-type="float" office:value="1" calcext:value-type="float">
            <text:p>1</text:p>
          </table:table-cell>
          <table:table-cell/>
          <table:table-cell office:value-type="string" calcext:value-type="string">
            <text:p>list</text:p>
          </table:table-cell>
          <table:table-cell office:value-type="string" calcext:value-type="string">
            <text:p>mimetypes/x-mail-distribution-list</text:p>
          </table:table-cell>
          <table:table-cell table:number-columns-repeated="60"/>
        </table:table-row>
        <table:table-row table:style-name="ro1">
          <table:table-cell table:formula="of:=COUNTIF([.C$1:.C$1048576];[.C542])" office:value-type="float" office:value="1" calcext:value-type="float">
            <text:p>1</text:p>
          </table:table-cell>
          <table:table-cell/>
          <table:table-cell office:value-type="string" calcext:value-type="string">
            <text:p>3dmf</text:p>
          </table:table-cell>
          <table:table-cell office:value-type="string" calcext:value-type="string">
            <text:p>mimetypes/x-world-x-3dmf</text:p>
          </table:table-cell>
          <table:table-cell table:number-columns-repeated="60"/>
        </table:table-row>
        <table:table-row table:style-name="ro1">
          <table:table-cell table:formula="of:=COUNTIF([.C$1:.C$1048576];[.C543])" office:value-type="float" office:value="1" calcext:value-type="float">
            <text:p>1</text:p>
          </table:table-cell>
          <table:table-cell/>
          <table:table-cell office:value-type="string" calcext:value-type="string">
            <text:p>zip</text:p>
          </table:table-cell>
          <table:table-cell office:value-type="string" calcext:value-type="string">
            <text:p>mimetypes/zip</text:p>
          </table:table-cell>
          <table:table-cell table:number-columns-repeated="60"/>
        </table:table-row>
        <table:table-row table:style-name="ro1">
          <table:table-cell table:formula="of:=COUNTIF([.C$1:.C$1048576];[.C544])" office:value-type="float" office:value="1" calcext:value-type="float">
            <text:p>1</text:p>
          </table:table-cell>
          <table:table-cell/>
          <table:table-cell office:value-type="string" calcext:value-type="string">
            <text:p>zsh</text:p>
          </table:table-cell>
          <table:table-cell office:value-type="string" calcext:value-type="string">
            <text:p>mimetypes/zsh</text:p>
          </table:table-cell>
          <table:table-cell table:number-columns-repeated="60"/>
        </table:table-row>
        <table:table-row table:style-name="ro1">
          <table:table-cell table:formula="of:=COUNTIF([.C$1:.C$1048576];[.C545])" office:value-type="float" office:value="1" calcext:value-type="float">
            <text:p>1</text:p>
          </table:table-cell>
          <table:table-cell/>
          <table:table-cell office:value-type="string" calcext:value-type="string">
            <text:p>audio</text:p>
          </table:table-cell>
          <table:table-cell office:value-type="string" calcext:value-type="string">
            <text:p>places/folder-sound</text:p>
          </table:table-cell>
          <table:table-cell table:number-columns-repeated="60"/>
        </table:table-row>
        <table:table-row table:style-name="ro1">
          <table:table-cell table:formula="of:=COUNTIF([.C$1:.C$1048576];[.C546])" office:value-type="float" office:value="1" calcext:value-type="float">
            <text:p>1</text:p>
          </table:table-cell>
          <table:table-cell/>
          <table:table-cell office:value-type="string" calcext:value-type="string">
            <text:p>info</text:p>
          </table:table-cell>
          <table:table-cell office:value-type="string" calcext:value-type="string">
            <text:p>status/info</text:p>
          </table:table-cell>
          <table:table-cell table:number-columns-repeated="60"/>
        </table:table-row>
        <table:table-row table:style-name="ro1" table:number-rows-repeated="104802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oka" table:style-name="ta1">
        <table:table-column table:style-name="co5" table:default-cell-style-name="Default"/>
        <table:table-column table:style-name="co5" table:default-cell-style-name="ce10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table:style-name="ce17" office:value-type="string" calcext:value-type="string">
            <text:p>Qty</text:p>
          </table:table-cell>
          <table:table-cell table:style-name="ce17" office:value-type="string" calcext:value-type="string">
            <text:p>Tag</text:p>
          </table:table-cell>
          <table:table-cell table:style-name="ce17" office:value-type="string" calcext:value-type="string">
            <text:p>Path</text:p>
          </table:table-cell>
          <table:table-cell table:style-name="ce17" office:value-type="string" calcext:value-type="string">
            <text:p>Group</text:p>
          </table:table-cell>
          <table:table-cell table:number-columns-repeated="3"/>
        </table:table-row>
        <table:table-row table:style-name="ro1">
          <table:table-cell table:formula="of:=COUNTIF([.B$1:.B$1048576];[.B2])"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apps/2048</text:p>
          </table:table-cell>
          <table:table-cell office:value-type="string" calcext:value-type="string">
            <text:p>apps</text:p>
          </table:table-cell>
          <table:table-cell office:value-type="float" office:value="2048" calcext:value-type="float">
            <text:p>2048</text:p>
          </table:table-cell>
          <table:table-cell table:number-columns-repeated="2"/>
        </table:table-row>
        <table:table-row table:style-name="ro1">
          <table:table-cell table:formula="of:=COUNTIF([.B$1:.B$1048576];[.B3])" office:value-type="float" office:value="1" calcext:value-type="float">
            <text:p>1</text:p>
          </table:table-cell>
          <table:table-cell office:value-type="string" calcext:value-type="string">
            <text:p>abiword</text:p>
          </table:table-cell>
          <table:table-cell office:value-type="string" calcext:value-type="string">
            <text:p>apps/abiword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abiword</text:p>
          </table:table-cell>
          <table:table-cell table:number-columns-repeated="2"/>
        </table:table-row>
        <table:table-row table:style-name="ro1">
          <table:table-cell table:formula="of:=COUNTIF([.B$1:.B$1048576];[.B4])" office:value-type="float" office:value="1" calcext:value-type="float">
            <text:p>1</text:p>
          </table:table-cell>
          <table:table-cell office:value-type="string" calcext:value-type="string">
            <text:p>accessories-calculator</text:p>
          </table:table-cell>
          <table:table-cell office:value-type="string" calcext:value-type="string">
            <text:p>apps/accessories-calculato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accessories-calculator</text:p>
          </table:table-cell>
          <table:table-cell table:number-columns-repeated="2"/>
        </table:table-row>
        <table:table-row table:style-name="ro1">
          <table:table-cell table:formula="of:=COUNTIF([.B$1:.B$1048576];[.B5])" office:value-type="float" office:value="1" calcext:value-type="float">
            <text:p>1</text:p>
          </table:table-cell>
          <table:table-cell office:value-type="string" calcext:value-type="string">
            <text:p>accessories-camera</text:p>
          </table:table-cell>
          <table:table-cell office:value-type="string" calcext:value-type="string">
            <text:p>apps/accessories-camera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accessories-camera</text:p>
          </table:table-cell>
          <table:table-cell table:number-columns-repeated="2"/>
        </table:table-row>
        <table:table-row table:style-name="ro1">
          <table:table-cell table:formula="of:=COUNTIF([.B$1:.B$1048576];[.B6])" office:value-type="float" office:value="1" calcext:value-type="float">
            <text:p>1</text:p>
          </table:table-cell>
          <table:table-cell office:value-type="string" calcext:value-type="string">
            <text:p>accessories-character-map</text:p>
          </table:table-cell>
          <table:table-cell office:value-type="string" calcext:value-type="string">
            <text:p>apps/accessories-character-map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accessories-character-map</text:p>
          </table:table-cell>
          <table:table-cell table:number-columns-repeated="2"/>
        </table:table-row>
        <table:table-row table:style-name="ro1">
          <table:table-cell table:formula="of:=COUNTIF([.B$1:.B$1048576];[.B7])" office:value-type="float" office:value="1" calcext:value-type="float">
            <text:p>1</text:p>
          </table:table-cell>
          <table:table-cell office:value-type="string" calcext:value-type="string">
            <text:p>accessories-clipboard</text:p>
          </table:table-cell>
          <table:table-cell office:value-type="string" calcext:value-type="string">
            <text:p>apps/accessories-clipboard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accessories-clipboard</text:p>
          </table:table-cell>
          <table:table-cell table:number-columns-repeated="2"/>
        </table:table-row>
        <table:table-row table:style-name="ro1">
          <table:table-cell table:formula="of:=COUNTIF([.B$1:.B$1048576];[.B8])" office:value-type="float" office:value="1" calcext:value-type="float">
            <text:p>1</text:p>
          </table:table-cell>
          <table:table-cell office:value-type="string" calcext:value-type="string">
            <text:p>accessories-dictionary</text:p>
          </table:table-cell>
          <table:table-cell office:value-type="string" calcext:value-type="string">
            <text:p>apps/accessories-dictionary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accessories-dictionary</text:p>
          </table:table-cell>
          <table:table-cell table:number-columns-repeated="2"/>
        </table:table-row>
        <table:table-row table:style-name="ro1">
          <table:table-cell table:formula="of:=COUNTIF([.B$1:.B$1048576];[.B9])" office:value-type="float" office:value="1" calcext:value-type="float">
            <text:p>1</text:p>
          </table:table-cell>
          <table:table-cell office:value-type="string" calcext:value-type="string">
            <text:p>accessories-document-viewer</text:p>
          </table:table-cell>
          <table:table-cell office:value-type="string" calcext:value-type="string">
            <text:p>apps/accessories-document-view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accessories-document-viewer</text:p>
          </table:table-cell>
          <table:table-cell table:number-columns-repeated="2"/>
        </table:table-row>
        <table:table-row table:style-name="ro1">
          <table:table-cell table:formula="of:=COUNTIF([.B$1:.B$1048576];[.B10])" office:value-type="float" office:value="1" calcext:value-type="float">
            <text:p>1</text:p>
          </table:table-cell>
          <table:table-cell office:value-type="string" calcext:value-type="string">
            <text:p>accessories-media-converter</text:p>
          </table:table-cell>
          <table:table-cell office:value-type="string" calcext:value-type="string">
            <text:p>apps/accessories-media-convert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accessories-media-converter</text:p>
          </table:table-cell>
          <table:table-cell table:number-columns-repeated="2"/>
        </table:table-row>
        <table:table-row table:style-name="ro1">
          <table:table-cell table:formula="of:=COUNTIF([.B$1:.B$1048576];[.B11])" office:value-type="float" office:value="1" calcext:value-type="float">
            <text:p>1</text:p>
          </table:table-cell>
          <table:table-cell office:value-type="string" calcext:value-type="string">
            <text:p>accessories-painting</text:p>
          </table:table-cell>
          <table:table-cell office:value-type="string" calcext:value-type="string">
            <text:p>apps/accessories-painting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accessories-painting</text:p>
          </table:table-cell>
          <table:table-cell table:number-columns-repeated="2"/>
        </table:table-row>
        <table:table-row table:style-name="ro1">
          <table:table-cell table:formula="of:=COUNTIF([.B$1:.B$1048576];[.B12])" office:value-type="float" office:value="1" calcext:value-type="float">
            <text:p>1</text:p>
          </table:table-cell>
          <table:table-cell office:value-type="string" calcext:value-type="string">
            <text:p>accessories-podcast</text:p>
          </table:table-cell>
          <table:table-cell office:value-type="string" calcext:value-type="string">
            <text:p>apps/accessories-podcast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accessories-podcast</text:p>
          </table:table-cell>
          <table:table-cell table:number-columns-repeated="2"/>
        </table:table-row>
        <table:table-row table:style-name="ro1">
          <table:table-cell table:formula="of:=COUNTIF([.B$1:.B$1048576];[.B13])" office:value-type="float" office:value="1" calcext:value-type="float">
            <text:p>1</text:p>
          </table:table-cell>
          <table:table-cell office:value-type="string" calcext:value-type="string">
            <text:p>accessories-system-cleaner</text:p>
          </table:table-cell>
          <table:table-cell office:value-type="string" calcext:value-type="string">
            <text:p>apps/accessories-system-clean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accessories-system-cleaner</text:p>
          </table:table-cell>
          <table:table-cell table:number-columns-repeated="2"/>
        </table:table-row>
        <table:table-row table:style-name="ro1">
          <table:table-cell table:formula="of:=COUNTIF([.B$1:.B$1048576];[.B14])" office:value-type="float" office:value="1" calcext:value-type="float">
            <text:p>1</text:p>
          </table:table-cell>
          <table:table-cell office:value-type="string" calcext:value-type="string">
            <text:p>accessories-text-editor</text:p>
          </table:table-cell>
          <table:table-cell office:value-type="string" calcext:value-type="string">
            <text:p>apps/accessories-text-edito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accessories-text-editor</text:p>
          </table:table-cell>
          <table:table-cell table:number-columns-repeated="2"/>
        </table:table-row>
        <table:table-row table:style-name="ro1">
          <table:table-cell table:formula="of:=COUNTIF([.B$1:.B$1048576];[.B15])" office:value-type="float" office:value="1" calcext:value-type="float">
            <text:p>1</text:p>
          </table:table-cell>
          <table:table-cell office:value-type="string" calcext:value-type="string">
            <text:p>accessories-thesaurus</text:p>
          </table:table-cell>
          <table:table-cell office:value-type="string" calcext:value-type="string">
            <text:p>apps/accessories-thesaurus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accessories-thesaurus</text:p>
          </table:table-cell>
          <table:table-cell table:number-columns-repeated="2"/>
        </table:table-row>
        <table:table-row table:style-name="ro1">
          <table:table-cell table:formula="of:=COUNTIF([.B$1:.B$1048576];[.B16])" office:value-type="float" office:value="1" calcext:value-type="float">
            <text:p>1</text:p>
          </table:table-cell>
          <table:table-cell office:value-type="string" calcext:value-type="string">
            <text:p>acetoneiso</text:p>
          </table:table-cell>
          <table:table-cell office:value-type="string" calcext:value-type="string">
            <text:p>apps/acetoneiso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acetoneiso</text:p>
          </table:table-cell>
          <table:table-cell table:number-columns-repeated="2"/>
        </table:table-row>
        <table:table-row table:style-name="ro1">
          <table:table-cell table:formula="of:=COUNTIF([.B$1:.B$1048576];[.B17])" office:value-type="float" office:value="1" calcext:value-type="float">
            <text:p>1</text:p>
          </table:table-cell>
          <table:table-cell office:value-type="string" calcext:value-type="string">
            <text:p>acroread</text:p>
          </table:table-cell>
          <table:table-cell office:value-type="string" calcext:value-type="string">
            <text:p>apps/acroread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acroread</text:p>
          </table:table-cell>
          <table:table-cell table:number-columns-repeated="2"/>
        </table:table-row>
        <table:table-row table:style-name="ro1">
          <table:table-cell table:formula="of:=COUNTIF([.B$1:.B$1048576];[.B18])" office:value-type="float" office:value="1" calcext:value-type="float">
            <text:p>1</text:p>
          </table:table-cell>
          <table:table-cell office:value-type="string" calcext:value-type="string">
            <text:p>addressbook</text:p>
          </table:table-cell>
          <table:table-cell office:value-type="string" calcext:value-type="string">
            <text:p>apps/addressbook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addressbook</text:p>
          </table:table-cell>
          <table:table-cell table:number-columns-repeated="2"/>
        </table:table-row>
        <table:table-row table:style-name="ro1">
          <table:table-cell table:formula="of:=COUNTIF([.B$1:.B$1048576];[.B19])" office:value-type="float" office:value="1" calcext:value-type="float">
            <text:p>1</text:p>
          </table:table-cell>
          <table:table-cell office:value-type="string" calcext:value-type="string">
            <text:p>adobe-air</text:p>
          </table:table-cell>
          <table:table-cell office:value-type="string" calcext:value-type="string">
            <text:p>apps/adobe-ai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adobe-air</text:p>
          </table:table-cell>
          <table:table-cell table:number-columns-repeated="2"/>
        </table:table-row>
        <table:table-row table:style-name="ro1">
          <table:table-cell table:formula="of:=COUNTIF([.B$1:.B$1048576];[.B20])" office:value-type="float" office:value="1" calcext:value-type="float">
            <text:p>1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web/web-aim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aim</text:p>
          </table:table-cell>
          <table:table-cell table:number-columns-repeated="2"/>
        </table:table-row>
        <table:table-row table:style-name="ro1">
          <table:table-cell table:formula="of:=COUNTIF([.B$1:.B$1048576];[.B21])" office:value-type="float" office:value="1" calcext:value-type="float">
            <text:p>1</text:p>
          </table:table-cell>
          <table:table-cell office:value-type="string" calcext:value-type="string">
            <text:p>airdroid</text:p>
          </table:table-cell>
          <table:table-cell office:value-type="string" calcext:value-type="string">
            <text:p>web/web-airdroid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airdroid</text:p>
          </table:table-cell>
          <table:table-cell table:number-columns-repeated="2"/>
        </table:table-row>
        <table:table-row table:style-name="ro1">
          <table:table-cell table:formula="of:=COUNTIF([.B$1:.B$1048576];[.B22])" office:value-type="float" office:value="1" calcext:value-type="float">
            <text:p>1</text:p>
          </table:table-cell>
          <table:table-cell office:value-type="string" calcext:value-type="string">
            <text:p>aisleriot</text:p>
          </table:table-cell>
          <table:table-cell office:value-type="string" calcext:value-type="string">
            <text:p>apps/aisleriot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aisleriot</text:p>
          </table:table-cell>
          <table:table-cell table:number-columns-repeated="2"/>
        </table:table-row>
        <table:table-row table:style-name="ro1">
          <table:table-cell table:formula="of:=COUNTIF([.B$1:.B$1048576];[.B23])" office:value-type="float" office:value="1" calcext:value-type="float">
            <text:p>1</text:p>
          </table:table-cell>
          <table:table-cell office:value-type="string" calcext:value-type="string">
            <text:p>amarok</text:p>
          </table:table-cell>
          <table:table-cell office:value-type="string" calcext:value-type="string">
            <text:p>apps/amarok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amarok</text:p>
          </table:table-cell>
          <table:table-cell table:number-columns-repeated="2"/>
        </table:table-row>
        <table:table-row table:style-name="ro1">
          <table:table-cell table:formula="of:=COUNTIF([.B$1:.B$1048576];[.B24])" office:value-type="float" office:value="1" calcext:value-type="float">
            <text:p>1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web/web-amazon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amazon</text:p>
          </table:table-cell>
          <table:table-cell table:number-columns-repeated="2"/>
        </table:table-row>
        <table:table-row table:style-name="ro1">
          <table:table-cell table:formula="of:=COUNTIF([.B$1:.B$1048576];[.B25])" office:value-type="float" office:value="1" calcext:value-type="float">
            <text:p>1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places/distributor-logo-android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distributor-logo-android</text:p>
          </table:table-cell>
          <table:table-cell table:number-columns-repeated="2"/>
        </table:table-row>
        <table:table-row table:style-name="ro1">
          <table:table-cell table:formula="of:=COUNTIF([.B$1:.B$1048576];[.B26])" office:value-type="float" office:value="1" calcext:value-type="float">
            <text:p>1</text:p>
          </table:table-cell>
          <table:table-cell office:value-type="string" calcext:value-type="string">
            <text:p>android-studio</text:p>
          </table:table-cell>
          <table:table-cell office:value-type="string" calcext:value-type="string">
            <text:p>apps/android-studio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android-studio</text:p>
          </table:table-cell>
          <table:table-cell table:number-columns-repeated="2"/>
        </table:table-row>
        <table:table-row table:style-name="ro1">
          <table:table-cell table:formula="of:=COUNTIF([.B$1:.B$1048576];[.B27])" office:value-type="float" office:value="1" calcext:value-type="float">
            <text:p>1</text:p>
          </table:table-cell>
          <table:table-cell office:value-type="string" calcext:value-type="string">
            <text:p>angry-birds</text:p>
          </table:table-cell>
          <table:table-cell office:value-type="string" calcext:value-type="string">
            <text:p>web/web-angry-birds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angry-birds</text:p>
          </table:table-cell>
          <table:table-cell table:number-columns-repeated="2"/>
        </table:table-row>
        <table:table-row table:style-name="ro1">
          <table:table-cell table:formula="of:=COUNTIF([.B$1:.B$1048576];[.B28])" office:value-type="float" office:value="1" calcext:value-type="float">
            <text:p>1</text:p>
          </table:table-cell>
          <table:table-cell office:value-type="string" calcext:value-type="string">
            <text:p>anjuta</text:p>
          </table:table-cell>
          <table:table-cell office:value-type="string" calcext:value-type="string">
            <text:p>apps/anjuta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anjuta</text:p>
          </table:table-cell>
          <table:table-cell table:number-columns-repeated="2"/>
        </table:table-row>
        <table:table-row table:style-name="ro1">
          <table:table-cell table:formula="of:=COUNTIF([.B$1:.B$1048576];[.B29])" office:value-type="float" office:value="1" calcext:value-type="float">
            <text:p>1</text:p>
          </table:table-cell>
          <table:table-cell office:value-type="string" calcext:value-type="string">
            <text:p>anki</text:p>
          </table:table-cell>
          <table:table-cell office:value-type="string" calcext:value-type="string">
            <text:p>apps/anki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anki</text:p>
          </table:table-cell>
          <table:table-cell table:number-columns-repeated="2"/>
        </table:table-row>
        <table:table-row table:style-name="ro1">
          <table:table-cell table:formula="of:=COUNTIF([.B$1:.B$1048576];[.B30])" office:value-type="float" office:value="1" calcext:value-type="float">
            <text:p>1</text:p>
          </table:table-cell>
          <table:table-cell office:value-type="string" calcext:value-type="string">
            <text:p>antergos</text:p>
          </table:table-cell>
          <table:table-cell office:value-type="string" calcext:value-type="string">
            <text:p>places/distributor-logo-antergos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distributor-logo-antergos</text:p>
          </table:table-cell>
          <table:table-cell table:number-columns-repeated="2"/>
        </table:table-row>
        <table:table-row table:style-name="ro1">
          <table:table-cell table:formula="of:=COUNTIF([.B$1:.B$1048576];[.B31])" office:value-type="float" office:value="1" calcext:value-type="float">
            <text:p>1</text:p>
          </table:table-cell>
          <table:table-cell office:value-type="string" calcext:value-type="string">
            <text:p>anydo</text:p>
          </table:table-cell>
          <table:table-cell office:value-type="string" calcext:value-type="string">
            <text:p>web/web-anydo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anydo</text:p>
          </table:table-cell>
          <table:table-cell table:number-columns-repeated="2"/>
        </table:table-row>
        <table:table-row table:style-name="ro1">
          <table:table-cell table:formula="of:=COUNTIF([.B$1:.B$1048576];[.B32])" office:value-type="float" office:value="1" calcext:value-type="float">
            <text:p>1</text:p>
          </table:table-cell>
          <table:table-cell office:value-type="string" calcext:value-type="string">
            <text:p>app-launcher</text:p>
          </table:table-cell>
          <table:table-cell office:value-type="string" calcext:value-type="string">
            <text:p>apps/app-launch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app-launcher</text:p>
          </table:table-cell>
          <table:table-cell table:number-columns-repeated="2"/>
        </table:table-row>
        <table:table-row table:style-name="ro1">
          <table:table-cell table:formula="of:=COUNTIF([.B$1:.B$1048576];[.B33])" office:value-type="float" office:value="1" calcext:value-type="float">
            <text:p>1</text:p>
          </table:table-cell>
          <table:table-cell office:value-type="string" calcext:value-type="string">
            <text:p>applets-screenshooter</text:p>
          </table:table-cell>
          <table:table-cell office:value-type="string" calcext:value-type="string">
            <text:p>apps/applets-screenshoot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applets-screenshooter</text:p>
          </table:table-cell>
          <table:table-cell table:number-columns-repeated="2"/>
        </table:table-row>
        <table:table-row table:style-name="ro1">
          <table:table-cell table:formula="of:=COUNTIF([.B$1:.B$1048576];[.B34])" office:value-type="float" office:value="1" calcext:value-type="float">
            <text:p>1</text:p>
          </table:table-cell>
          <table:table-cell office:value-type="string" calcext:value-type="string">
            <text:p>application-rss+xml</text:p>
          </table:table-cell>
          <table:table-cell office:value-type="string" calcext:value-type="string">
            <text:p>mimetypes/application-rss+xml</text:p>
          </table:table-cell>
          <table:table-cell office:value-type="string" calcext:value-type="string">
            <text:p>mimetypes</text:p>
          </table:table-cell>
          <table:table-cell office:value-type="string" calcext:value-type="string">
            <text:p>application-rss+xml</text:p>
          </table:table-cell>
          <table:table-cell table:number-columns-repeated="2"/>
        </table:table-row>
        <table:table-row table:style-name="ro1">
          <table:table-cell table:formula="of:=COUNTIF([.B$1:.B$1048576];[.B35])" office:value-type="float" office:value="1" calcext:value-type="float">
            <text:p>1</text:p>
          </table:table-cell>
          <table:table-cell office:value-type="string" calcext:value-type="string">
            <text:p>applications-accessories</text:p>
          </table:table-cell>
          <table:table-cell office:value-type="string" calcext:value-type="string">
            <text:p>categories/applications-accessories</text:p>
          </table:table-cell>
          <table:table-cell office:value-type="string" calcext:value-type="string">
            <text:p>categories</text:p>
          </table:table-cell>
          <table:table-cell office:value-type="string" calcext:value-type="string">
            <text:p>applications-accessories</text:p>
          </table:table-cell>
          <table:table-cell table:number-columns-repeated="2"/>
        </table:table-row>
        <table:table-row table:style-name="ro1">
          <table:table-cell table:formula="of:=COUNTIF([.B$1:.B$1048576];[.B36])" office:value-type="float" office:value="1" calcext:value-type="float">
            <text:p>1</text:p>
          </table:table-cell>
          <table:table-cell office:value-type="string" calcext:value-type="string">
            <text:p>applications-development</text:p>
          </table:table-cell>
          <table:table-cell office:value-type="string" calcext:value-type="string">
            <text:p>categories/applications-development</text:p>
          </table:table-cell>
          <table:table-cell office:value-type="string" calcext:value-type="string">
            <text:p>categories</text:p>
          </table:table-cell>
          <table:table-cell office:value-type="string" calcext:value-type="string">
            <text:p>applications-development</text:p>
          </table:table-cell>
          <table:table-cell table:number-columns-repeated="2"/>
        </table:table-row>
        <table:table-row table:style-name="ro1">
          <table:table-cell table:formula="of:=COUNTIF([.B$1:.B$1048576];[.B37])" office:value-type="float" office:value="1" calcext:value-type="float">
            <text:p>1</text:p>
          </table:table-cell>
          <table:table-cell office:value-type="string" calcext:value-type="string">
            <text:p>applications-education</text:p>
          </table:table-cell>
          <table:table-cell office:value-type="string" calcext:value-type="string">
            <text:p>categories/applications-education</text:p>
          </table:table-cell>
          <table:table-cell office:value-type="string" calcext:value-type="string">
            <text:p>categories</text:p>
          </table:table-cell>
          <table:table-cell office:value-type="string" calcext:value-type="string">
            <text:p>applications-education</text:p>
          </table:table-cell>
          <table:table-cell table:number-columns-repeated="2"/>
        </table:table-row>
        <table:table-row table:style-name="ro1">
          <table:table-cell table:formula="of:=COUNTIF([.B$1:.B$1048576];[.B38])" office:value-type="float" office:value="1" calcext:value-type="float">
            <text:p>1</text:p>
          </table:table-cell>
          <table:table-cell office:value-type="string" calcext:value-type="string">
            <text:p>applications-electronics</text:p>
          </table:table-cell>
          <table:table-cell office:value-type="string" calcext:value-type="string">
            <text:p>categories/applications-electronics</text:p>
          </table:table-cell>
          <table:table-cell office:value-type="string" calcext:value-type="string">
            <text:p>categories</text:p>
          </table:table-cell>
          <table:table-cell office:value-type="string" calcext:value-type="string">
            <text:p>applications-electronics</text:p>
          </table:table-cell>
          <table:table-cell table:number-columns-repeated="2"/>
        </table:table-row>
        <table:table-row table:style-name="ro1">
          <table:table-cell table:formula="of:=COUNTIF([.B$1:.B$1048576];[.B39])" office:value-type="float" office:value="1" calcext:value-type="float">
            <text:p>1</text:p>
          </table:table-cell>
          <table:table-cell office:value-type="string" calcext:value-type="string">
            <text:p>applications-font</text:p>
          </table:table-cell>
          <table:table-cell office:value-type="string" calcext:value-type="string">
            <text:p>categories/applications-font</text:p>
          </table:table-cell>
          <table:table-cell office:value-type="string" calcext:value-type="string">
            <text:p>categories</text:p>
          </table:table-cell>
          <table:table-cell office:value-type="string" calcext:value-type="string">
            <text:p>applications-font</text:p>
          </table:table-cell>
          <table:table-cell table:number-columns-repeated="2"/>
        </table:table-row>
        <table:table-row table:style-name="ro1">
          <table:table-cell table:formula="of:=COUNTIF([.B$1:.B$1048576];[.B40])" office:value-type="float" office:value="1" calcext:value-type="float">
            <text:p>1</text:p>
          </table:table-cell>
          <table:table-cell office:value-type="string" calcext:value-type="string">
            <text:p>applications-games</text:p>
          </table:table-cell>
          <table:table-cell office:value-type="string" calcext:value-type="string">
            <text:p>categories/applications-games</text:p>
          </table:table-cell>
          <table:table-cell office:value-type="string" calcext:value-type="string">
            <text:p>categories</text:p>
          </table:table-cell>
          <table:table-cell office:value-type="string" calcext:value-type="string">
            <text:p>applications-games</text:p>
          </table:table-cell>
          <table:table-cell table:number-columns-repeated="2"/>
        </table:table-row>
        <table:table-row table:style-name="ro1">
          <table:table-cell table:formula="of:=COUNTIF([.B$1:.B$1048576];[.B41])" office:value-type="float" office:value="1" calcext:value-type="float">
            <text:p>1</text:p>
          </table:table-cell>
          <table:table-cell office:value-type="string" calcext:value-type="string">
            <text:p>applications-graphics</text:p>
          </table:table-cell>
          <table:table-cell office:value-type="string" calcext:value-type="string">
            <text:p>categories/applications-graphics</text:p>
          </table:table-cell>
          <table:table-cell office:value-type="string" calcext:value-type="string">
            <text:p>categories</text:p>
          </table:table-cell>
          <table:table-cell office:value-type="string" calcext:value-type="string">
            <text:p>applications-graphics</text:p>
          </table:table-cell>
          <table:table-cell table:number-columns-repeated="2"/>
        </table:table-row>
        <table:table-row table:style-name="ro1">
          <table:table-cell table:formula="of:=COUNTIF([.B$1:.B$1048576];[.B42])" office:value-type="float" office:value="1" calcext:value-type="float">
            <text:p>1</text:p>
          </table:table-cell>
          <table:table-cell office:value-type="string" calcext:value-type="string">
            <text:p>applications-haskell</text:p>
          </table:table-cell>
          <table:table-cell office:value-type="string" calcext:value-type="string">
            <text:p>categories/applications-haskell</text:p>
          </table:table-cell>
          <table:table-cell office:value-type="string" calcext:value-type="string">
            <text:p>categories</text:p>
          </table:table-cell>
          <table:table-cell office:value-type="string" calcext:value-type="string">
            <text:p>applications-haskell</text:p>
          </table:table-cell>
          <table:table-cell table:number-columns-repeated="2"/>
        </table:table-row>
        <table:table-row table:style-name="ro1">
          <table:table-cell table:formula="of:=COUNTIF([.B$1:.B$1048576];[.B43])" office:value-type="float" office:value="1" calcext:value-type="float">
            <text:p>1</text:p>
          </table:table-cell>
          <table:table-cell office:value-type="string" calcext:value-type="string">
            <text:p>applications-internet</text:p>
          </table:table-cell>
          <table:table-cell office:value-type="string" calcext:value-type="string">
            <text:p>categories/applications-internet</text:p>
          </table:table-cell>
          <table:table-cell office:value-type="string" calcext:value-type="string">
            <text:p>categories</text:p>
          </table:table-cell>
          <table:table-cell office:value-type="string" calcext:value-type="string">
            <text:p>applications-internet</text:p>
          </table:table-cell>
          <table:table-cell table:number-columns-repeated="2"/>
        </table:table-row>
        <table:table-row table:style-name="ro1">
          <table:table-cell table:formula="of:=COUNTIF([.B$1:.B$1048576];[.B44])" office:value-type="float" office:value="1" calcext:value-type="float">
            <text:p>1</text:p>
          </table:table-cell>
          <table:table-cell office:value-type="string" calcext:value-type="string">
            <text:p>applications-java</text:p>
          </table:table-cell>
          <table:table-cell office:value-type="string" calcext:value-type="string">
            <text:p>categories/applications-java</text:p>
          </table:table-cell>
          <table:table-cell office:value-type="string" calcext:value-type="string">
            <text:p>categories</text:p>
          </table:table-cell>
          <table:table-cell office:value-type="string" calcext:value-type="string">
            <text:p>applications-java</text:p>
          </table:table-cell>
          <table:table-cell table:number-columns-repeated="2"/>
        </table:table-row>
        <table:table-row table:style-name="ro1">
          <table:table-cell table:formula="of:=COUNTIF([.B$1:.B$1048576];[.B45])" office:value-type="float" office:value="1" calcext:value-type="float">
            <text:p>1</text:p>
          </table:table-cell>
          <table:table-cell office:value-type="string" calcext:value-type="string">
            <text:p>applications-mathematics</text:p>
          </table:table-cell>
          <table:table-cell office:value-type="string" calcext:value-type="string">
            <text:p>categories/applications-mathematics</text:p>
          </table:table-cell>
          <table:table-cell office:value-type="string" calcext:value-type="string">
            <text:p>categories</text:p>
          </table:table-cell>
          <table:table-cell office:value-type="string" calcext:value-type="string">
            <text:p>applications-mathematics</text:p>
          </table:table-cell>
          <table:table-cell table:number-columns-repeated="2"/>
        </table:table-row>
        <table:table-row table:style-name="ro1">
          <table:table-cell table:formula="of:=COUNTIF([.B$1:.B$1048576];[.B46])" office:value-type="float" office:value="1" calcext:value-type="float">
            <text:p>1</text:p>
          </table:table-cell>
          <table:table-cell office:value-type="string" calcext:value-type="string">
            <text:p>applications-monodevelopment</text:p>
          </table:table-cell>
          <table:table-cell office:value-type="string" calcext:value-type="string">
            <text:p>categories/applications-monodevelopment</text:p>
          </table:table-cell>
          <table:table-cell office:value-type="string" calcext:value-type="string">
            <text:p>categories</text:p>
          </table:table-cell>
          <table:table-cell office:value-type="string" calcext:value-type="string">
            <text:p>applications-monodevelopment</text:p>
          </table:table-cell>
          <table:table-cell table:number-columns-repeated="2"/>
        </table:table-row>
        <table:table-row table:style-name="ro1">
          <table:table-cell table:formula="of:=COUNTIF([.B$1:.B$1048576];[.B47])" office:value-type="float" office:value="1" calcext:value-type="float">
            <text:p>1</text:p>
          </table:table-cell>
          <table:table-cell office:value-type="string" calcext:value-type="string">
            <text:p>applications-multimedia</text:p>
          </table:table-cell>
          <table:table-cell office:value-type="string" calcext:value-type="string">
            <text:p>categories/applications-multimedia</text:p>
          </table:table-cell>
          <table:table-cell office:value-type="string" calcext:value-type="string">
            <text:p>categories</text:p>
          </table:table-cell>
          <table:table-cell office:value-type="string" calcext:value-type="string">
            <text:p>applications-multimedia</text:p>
          </table:table-cell>
          <table:table-cell table:number-columns-repeated="2"/>
        </table:table-row>
        <table:table-row table:style-name="ro1">
          <table:table-cell table:formula="of:=COUNTIF([.B$1:.B$1048576];[.B48])" office:value-type="float" office:value="1" calcext:value-type="float">
            <text:p>1</text:p>
          </table:table-cell>
          <table:table-cell office:value-type="string" calcext:value-type="string">
            <text:p>applications-ocaml</text:p>
          </table:table-cell>
          <table:table-cell office:value-type="string" calcext:value-type="string">
            <text:p>categories/applications-ocaml</text:p>
          </table:table-cell>
          <table:table-cell office:value-type="string" calcext:value-type="string">
            <text:p>categories</text:p>
          </table:table-cell>
          <table:table-cell office:value-type="string" calcext:value-type="string">
            <text:p>applications-ocaml</text:p>
          </table:table-cell>
          <table:table-cell table:number-columns-repeated="2"/>
        </table:table-row>
        <table:table-row table:style-name="ro1">
          <table:table-cell table:formula="of:=COUNTIF([.B$1:.B$1048576];[.B49])" office:value-type="float" office:value="1" calcext:value-type="float">
            <text:p>1</text:p>
          </table:table-cell>
          <table:table-cell office:value-type="string" calcext:value-type="string">
            <text:p>applications-office</text:p>
          </table:table-cell>
          <table:table-cell office:value-type="string" calcext:value-type="string">
            <text:p>categories/applications-office</text:p>
          </table:table-cell>
          <table:table-cell office:value-type="string" calcext:value-type="string">
            <text:p>categories</text:p>
          </table:table-cell>
          <table:table-cell office:value-type="string" calcext:value-type="string">
            <text:p>applications-office</text:p>
          </table:table-cell>
          <table:table-cell table:number-columns-repeated="2"/>
        </table:table-row>
        <table:table-row table:style-name="ro1">
          <table:table-cell table:formula="of:=COUNTIF([.B$1:.B$1048576];[.B50])" office:value-type="float" office:value="1" calcext:value-type="float">
            <text:p>1</text:p>
          </table:table-cell>
          <table:table-cell office:value-type="string" calcext:value-type="string">
            <text:p>applications-other</text:p>
          </table:table-cell>
          <table:table-cell office:value-type="string" calcext:value-type="string">
            <text:p>categories/applications-other</text:p>
          </table:table-cell>
          <table:table-cell office:value-type="string" calcext:value-type="string">
            <text:p>categories</text:p>
          </table:table-cell>
          <table:table-cell office:value-type="string" calcext:value-type="string">
            <text:p>applications-other</text:p>
          </table:table-cell>
          <table:table-cell table:number-columns-repeated="2"/>
        </table:table-row>
        <table:table-row table:style-name="ro1">
          <table:table-cell table:formula="of:=COUNTIF([.B$1:.B$1048576];[.B51])" office:value-type="float" office:value="1" calcext:value-type="float">
            <text:p>1</text:p>
          </table:table-cell>
          <table:table-cell office:value-type="string" calcext:value-type="string">
            <text:p>applications-php</text:p>
          </table:table-cell>
          <table:table-cell office:value-type="string" calcext:value-type="string">
            <text:p>categories/applications-php</text:p>
          </table:table-cell>
          <table:table-cell office:value-type="string" calcext:value-type="string">
            <text:p>categories</text:p>
          </table:table-cell>
          <table:table-cell office:value-type="string" calcext:value-type="string">
            <text:p>applications-php</text:p>
          </table:table-cell>
          <table:table-cell table:number-columns-repeated="2"/>
        </table:table-row>
        <table:table-row table:style-name="ro1">
          <table:table-cell table:formula="of:=COUNTIF([.B$1:.B$1048576];[.B52])" office:value-type="float" office:value="1" calcext:value-type="float">
            <text:p>1</text:p>
          </table:table-cell>
          <table:table-cell office:value-type="string" calcext:value-type="string">
            <text:p>applications-puzzles</text:p>
          </table:table-cell>
          <table:table-cell office:value-type="string" calcext:value-type="string">
            <text:p>categories/applications-puzzles</text:p>
          </table:table-cell>
          <table:table-cell office:value-type="string" calcext:value-type="string">
            <text:p>categories</text:p>
          </table:table-cell>
          <table:table-cell office:value-type="string" calcext:value-type="string">
            <text:p>applications-puzzles</text:p>
          </table:table-cell>
          <table:table-cell table:number-columns-repeated="2"/>
        </table:table-row>
        <table:table-row table:style-name="ro1">
          <table:table-cell table:formula="of:=COUNTIF([.B$1:.B$1048576];[.B53])" office:value-type="float" office:value="1" calcext:value-type="float">
            <text:p>1</text:p>
          </table:table-cell>
          <table:table-cell office:value-type="string" calcext:value-type="string">
            <text:p>applications-python</text:p>
          </table:table-cell>
          <table:table-cell office:value-type="string" calcext:value-type="string">
            <text:p>categories/applications-python</text:p>
          </table:table-cell>
          <table:table-cell office:value-type="string" calcext:value-type="string">
            <text:p>categories</text:p>
          </table:table-cell>
          <table:table-cell office:value-type="string" calcext:value-type="string">
            <text:p>applications-python</text:p>
          </table:table-cell>
          <table:table-cell table:number-columns-repeated="2"/>
        </table:table-row>
        <table:table-row table:style-name="ro1">
          <table:table-cell table:formula="of:=COUNTIF([.B$1:.B$1048576];[.B54])" office:value-type="float" office:value="1" calcext:value-type="float">
            <text:p>1</text:p>
          </table:table-cell>
          <table:table-cell office:value-type="string" calcext:value-type="string">
            <text:p>applications-ruby</text:p>
          </table:table-cell>
          <table:table-cell office:value-type="string" calcext:value-type="string">
            <text:p>categories/applications-ruby</text:p>
          </table:table-cell>
          <table:table-cell office:value-type="string" calcext:value-type="string">
            <text:p>categories</text:p>
          </table:table-cell>
          <table:table-cell office:value-type="string" calcext:value-type="string">
            <text:p>applications-ruby</text:p>
          </table:table-cell>
          <table:table-cell table:number-columns-repeated="2"/>
        </table:table-row>
        <table:table-row table:style-name="ro1">
          <table:table-cell table:formula="of:=COUNTIF([.B$1:.B$1048576];[.B55])" office:value-type="float" office:value="1" calcext:value-type="float">
            <text:p>1</text:p>
          </table:table-cell>
          <table:table-cell office:value-type="string" calcext:value-type="string">
            <text:p>applications-science</text:p>
          </table:table-cell>
          <table:table-cell office:value-type="string" calcext:value-type="string">
            <text:p>categories/applications-science</text:p>
          </table:table-cell>
          <table:table-cell office:value-type="string" calcext:value-type="string">
            <text:p>categories</text:p>
          </table:table-cell>
          <table:table-cell office:value-type="string" calcext:value-type="string">
            <text:p>applications-science</text:p>
          </table:table-cell>
          <table:table-cell table:number-columns-repeated="2"/>
        </table:table-row>
        <table:table-row table:style-name="ro1">
          <table:table-cell table:formula="of:=COUNTIF([.B$1:.B$1048576];[.B56])" office:value-type="float" office:value="1" calcext:value-type="float">
            <text:p>1</text:p>
          </table:table-cell>
          <table:table-cell office:value-type="string" calcext:value-type="string">
            <text:p>applications-system</text:p>
          </table:table-cell>
          <table:table-cell office:value-type="string" calcext:value-type="string">
            <text:p>categories/applications-system</text:p>
          </table:table-cell>
          <table:table-cell office:value-type="string" calcext:value-type="string">
            <text:p>categories</text:p>
          </table:table-cell>
          <table:table-cell office:value-type="string" calcext:value-type="string">
            <text:p>applications-system</text:p>
          </table:table-cell>
          <table:table-cell table:number-columns-repeated="2"/>
        </table:table-row>
        <table:table-row table:style-name="ro1">
          <table:table-cell table:formula="of:=COUNTIF([.B$1:.B$1048576];[.B57])" office:value-type="float" office:value="1" calcext:value-type="float">
            <text:p>1</text:p>
          </table:table-cell>
          <table:table-cell office:value-type="string" calcext:value-type="string">
            <text:p>applications-utilities</text:p>
          </table:table-cell>
          <table:table-cell office:value-type="string" calcext:value-type="string">
            <text:p>categories/applications-utilities</text:p>
          </table:table-cell>
          <table:table-cell office:value-type="string" calcext:value-type="string">
            <text:p>categories</text:p>
          </table:table-cell>
          <table:table-cell office:value-type="string" calcext:value-type="string">
            <text:p>applications-utilities</text:p>
          </table:table-cell>
          <table:table-cell table:number-columns-repeated="2"/>
        </table:table-row>
        <table:table-row table:style-name="ro1">
          <table:table-cell table:formula="of:=COUNTIF([.B$1:.B$1048576];[.B58])" office:value-type="float" office:value="1" calcext:value-type="float">
            <text:p>1</text:p>
          </table:table-cell>
          <table:table-cell office:value-type="string" calcext:value-type="string">
            <text:p>aptanastudio</text:p>
          </table:table-cell>
          <table:table-cell office:value-type="string" calcext:value-type="string">
            <text:p>apps/aptanastudio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aptanastudio</text:p>
          </table:table-cell>
          <table:table-cell table:number-columns-repeated="2"/>
        </table:table-row>
        <table:table-row table:style-name="ro1">
          <table:table-cell table:formula="of:=COUNTIF([.B$1:.B$1048576];[.B59])" office:value-type="float" office:value="1" calcext:value-type="float">
            <text:p>1</text:p>
          </table:table-cell>
          <table:table-cell office:value-type="string" calcext:value-type="string">
            <text:p>archive-manager</text:p>
          </table:table-cell>
          <table:table-cell office:value-type="string" calcext:value-type="string">
            <text:p>apps/archive-manag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archive-manager</text:p>
          </table:table-cell>
          <table:table-cell table:number-columns-repeated="2"/>
        </table:table-row>
        <table:table-row table:style-name="ro1">
          <table:table-cell table:formula="of:=COUNTIF([.B$1:.B$1048576];[.B60])" office:value-type="float" office:value="1" calcext:value-type="float">
            <text:p>1</text:p>
          </table:table-cell>
          <table:table-cell office:value-type="string" calcext:value-type="string">
            <text:p>archlinux</text:p>
          </table:table-cell>
          <table:table-cell office:value-type="string" calcext:value-type="string">
            <text:p>places/distributor-logo-archlinux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distributor-logo-archlinux</text:p>
          </table:table-cell>
          <table:table-cell table:number-columns-repeated="2"/>
        </table:table-row>
        <table:table-row table:style-name="ro1">
          <table:table-cell table:formula="of:=COUNTIF([.B$1:.B$1048576];[.B61])" office:value-type="float" office:value="1" calcext:value-type="float">
            <text:p>1</text:p>
          </table:table-cell>
          <table:table-cell office:value-type="string" calcext:value-type="string">
            <text:p>ardour</text:p>
          </table:table-cell>
          <table:table-cell office:value-type="string" calcext:value-type="string">
            <text:p>apps/ardou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ardour</text:p>
          </table:table-cell>
          <table:table-cell table:number-columns-repeated="2"/>
        </table:table-row>
        <table:table-row table:style-name="ro1">
          <table:table-cell table:formula="of:=COUNTIF([.B$1:.B$1048576];[.B62])" office:value-type="float" office:value="1" calcext:value-type="float">
            <text:p>1</text:p>
          </table:table-cell>
          <table:table-cell office:value-type="string" calcext:value-type="string">
            <text:p>arduino-ide</text:p>
          </table:table-cell>
          <table:table-cell office:value-type="string" calcext:value-type="string">
            <text:p>apps/arduino-id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arduino-ide</text:p>
          </table:table-cell>
          <table:table-cell table:number-columns-repeated="2"/>
        </table:table-row>
        <table:table-row table:style-name="ro1">
          <table:table-cell table:formula="of:=COUNTIF([.B$1:.B$1048576];[.B63])" office:value-type="float" office:value="1" calcext:value-type="float">
            <text:p>1</text:p>
          </table:table-cell>
          <table:table-cell office:value-type="string" calcext:value-type="string">
            <text:p>arista</text:p>
          </table:table-cell>
          <table:table-cell office:value-type="string" calcext:value-type="string">
            <text:p>apps/arista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arista</text:p>
          </table:table-cell>
          <table:table-cell table:number-columns-repeated="2"/>
        </table:table-row>
        <table:table-row table:style-name="ro1">
          <table:table-cell table:formula="of:=COUNTIF([.B$1:.B$1048576];[.B64])" office:value-type="float" office:value="1" calcext:value-type="float">
            <text:p>1</text:p>
          </table:table-cell>
          <table:table-cell office:value-type="string" calcext:value-type="string">
            <text:p>aseprite</text:p>
          </table:table-cell>
          <table:table-cell office:value-type="string" calcext:value-type="string">
            <text:p>apps/aseprit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aseprite</text:p>
          </table:table-cell>
          <table:table-cell table:number-columns-repeated="2"/>
        </table:table-row>
        <table:table-row table:style-name="ro1">
          <table:table-cell table:formula="of:=COUNTIF([.B$1:.B$1048576];[.B65])" office:value-type="float" office:value="1" calcext:value-type="float">
            <text:p>1</text:p>
          </table:table-cell>
          <table:table-cell office:value-type="string" calcext:value-type="string">
            <text:p>assistant-qt4</text:p>
          </table:table-cell>
          <table:table-cell office:value-type="string" calcext:value-type="string">
            <text:p>apps/assistant-qt4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assistant-qt4</text:p>
          </table:table-cell>
          <table:table-cell table:number-columns-repeated="2"/>
        </table:table-row>
        <table:table-row table:style-name="ro1">
          <table:table-cell table:formula="of:=COUNTIF([.B$1:.B$1048576];[.B66])" office:value-type="float" office:value="1" calcext:value-type="float">
            <text:p>1</text:p>
          </table:table-cell>
          <table:table-cell office:value-type="string" calcext:value-type="string">
            <text:p>astahc</text:p>
          </table:table-cell>
          <table:table-cell office:value-type="string" calcext:value-type="string">
            <text:p>apps/astahc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astahc</text:p>
          </table:table-cell>
          <table:table-cell table:number-columns-repeated="2"/>
        </table:table-row>
        <table:table-row table:style-name="ro1">
          <table:table-cell table:formula="of:=COUNTIF([.B$1:.B$1048576];[.B67])" office:value-type="float" office:value="1" calcext:value-type="float">
            <text:p>1</text:p>
          </table:table-cell>
          <table:table-cell office:value-type="string" calcext:value-type="string">
            <text:p>atom</text:p>
          </table:table-cell>
          <table:table-cell office:value-type="string" calcext:value-type="string">
            <text:p>apps/atom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atom</text:p>
          </table:table-cell>
          <table:table-cell table:number-columns-repeated="2"/>
        </table:table-row>
        <table:table-row table:style-name="ro1">
          <table:table-cell table:formula="of:=COUNTIF([.B$1:.B$1048576];[.B68])" office:value-type="float" office:value="1" calcext:value-type="float">
            <text:p>1</text:p>
          </table:table-cell>
          <table:table-cell office:value-type="string" calcext:value-type="string">
            <text:p>atom-beta</text:p>
          </table:table-cell>
          <table:table-cell office:value-type="string" calcext:value-type="string">
            <text:p>apps/atom-beta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atom-beta</text:p>
          </table:table-cell>
          <table:table-cell table:number-columns-repeated="2"/>
        </table:table-row>
        <table:table-row table:style-name="ro1">
          <table:table-cell table:formula="of:=COUNTIF([.B$1:.B$1048576];[.B69])" office:value-type="float" office:value="1" calcext:value-type="float">
            <text:p>1</text:p>
          </table:table-cell>
          <table:table-cell office:value-type="string" calcext:value-type="string">
            <text:p>audacious</text:p>
          </table:table-cell>
          <table:table-cell office:value-type="string" calcext:value-type="string">
            <text:p>apps/audacious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audacious</text:p>
          </table:table-cell>
          <table:table-cell table:number-columns-repeated="2"/>
        </table:table-row>
        <table:table-row table:style-name="ro1">
          <table:table-cell table:formula="of:=COUNTIF([.B$1:.B$1048576];[.B70])" office:value-type="float" office:value="1" calcext:value-type="float">
            <text:p>1</text:p>
          </table:table-cell>
          <table:table-cell office:value-type="string" calcext:value-type="string">
            <text:p>audacity</text:p>
          </table:table-cell>
          <table:table-cell office:value-type="string" calcext:value-type="string">
            <text:p>apps/audacity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audacity</text:p>
          </table:table-cell>
          <table:table-cell table:number-columns-repeated="2"/>
        </table:table-row>
        <table:table-row table:style-name="ro1">
          <table:table-cell table:formula="of:=COUNTIF([.B$1:.B$1048576];[.B71])" office:value-type="float" office:value="1" calcext:value-type="float">
            <text:p>1</text:p>
          </table:table-cell>
          <table:table-cell office:value-type="string" calcext:value-type="string">
            <text:p>audio-card</text:p>
          </table:table-cell>
          <table:table-cell office:value-type="string" calcext:value-type="string">
            <text:p>devices/audio-card</text:p>
          </table:table-cell>
          <table:table-cell office:value-type="string" calcext:value-type="string">
            <text:p>devices</text:p>
          </table:table-cell>
          <table:table-cell office:value-type="string" calcext:value-type="string">
            <text:p>audio-card</text:p>
          </table:table-cell>
          <table:table-cell table:number-columns-repeated="2"/>
        </table:table-row>
        <table:table-row table:style-name="ro1">
          <table:table-cell table:formula="of:=COUNTIF([.B$1:.B$1048576];[.B72])" office:value-type="float" office:value="1" calcext:value-type="float">
            <text:p>1</text:p>
          </table:table-cell>
          <table:table-cell office:value-type="string" calcext:value-type="string">
            <text:p>audio-equalizer</text:p>
          </table:table-cell>
          <table:table-cell office:value-type="string" calcext:value-type="string">
            <text:p>apps/audio-equaliz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audio-equalizer</text:p>
          </table:table-cell>
          <table:table-cell table:number-columns-repeated="2"/>
        </table:table-row>
        <table:table-row table:style-name="ro1">
          <table:table-cell table:formula="of:=COUNTIF([.B$1:.B$1048576];[.B73])" office:value-type="float" office:value="1" calcext:value-type="float">
            <text:p>1</text:p>
          </table:table-cell>
          <table:table-cell office:value-type="string" calcext:value-type="string">
            <text:p>auncher_bfb</text:p>
          </table:table-cell>
          <table:table-cell office:value-type="string" calcext:value-type="string">
            <text:p>unity/auncher_bfb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auncher_bfb</text:p>
          </table:table-cell>
          <table:table-cell table:number-columns-repeated="2"/>
        </table:table-row>
        <table:table-row table:style-name="ro1">
          <table:table-cell table:formula="of:=COUNTIF([.B$1:.B$1048576];[.B74])" office:value-type="float" office:value="1" calcext:value-type="float">
            <text:p>1</text:p>
          </table:table-cell>
          <table:table-cell office:value-type="string" calcext:value-type="string">
            <text:p>authy</text:p>
          </table:table-cell>
          <table:table-cell office:value-type="string" calcext:value-type="string">
            <text:p>apps/authy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authy</text:p>
          </table:table-cell>
          <table:table-cell table:number-columns-repeated="2"/>
        </table:table-row>
        <table:table-row table:style-name="ro1">
          <table:table-cell table:formula="of:=COUNTIF([.B$1:.B$1048576];[.B75])" office:value-type="float" office:value="1" calcext:value-type="float">
            <text:p>1</text:p>
          </table:table-cell>
          <table:table-cell office:value-type="string" calcext:value-type="string">
            <text:p>autokey</text:p>
          </table:table-cell>
          <table:table-cell office:value-type="string" calcext:value-type="string">
            <text:p>apps/autokey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autokey</text:p>
          </table:table-cell>
          <table:table-cell table:number-columns-repeated="2"/>
        </table:table-row>
        <table:table-row table:style-name="ro1">
          <table:table-cell table:formula="of:=COUNTIF([.B$1:.B$1048576];[.B76])" office:value-type="float" office:value="1" calcext:value-type="float">
            <text:p>1</text:p>
          </table:table-cell>
          <table:table-cell office:value-type="string" calcext:value-type="string">
            <text:p>avast</text:p>
          </table:table-cell>
          <table:table-cell office:value-type="string" calcext:value-type="string">
            <text:p>apps/avast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avast</text:p>
          </table:table-cell>
          <table:table-cell table:number-columns-repeated="2"/>
        </table:table-row>
        <table:table-row table:style-name="ro1">
          <table:table-cell table:formula="of:=COUNTIF([.B$1:.B$1048576];[.B77])" office:value-type="float" office:value="1" calcext:value-type="float">
            <text:p>1</text:p>
          </table:table-cell>
          <table:table-cell office:value-type="string" calcext:value-type="string">
            <text:p>bamboo</text:p>
          </table:table-cell>
          <table:table-cell office:value-type="string" calcext:value-type="string">
            <text:p>web/web-bamboo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bamboo</text:p>
          </table:table-cell>
          <table:table-cell table:number-columns-repeated="2"/>
        </table:table-row>
        <table:table-row table:style-name="ro1">
          <table:table-cell table:formula="of:=COUNTIF([.B$1:.B$1048576];[.B78])" office:value-type="float" office:value="1" calcext:value-type="float">
            <text:p>1</text:p>
          </table:table-cell>
          <table:table-cell office:value-type="string" calcext:value-type="string">
            <text:p>banshee</text:p>
          </table:table-cell>
          <table:table-cell office:value-type="string" calcext:value-type="string">
            <text:p>apps/banshe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banshee</text:p>
          </table:table-cell>
          <table:table-cell table:number-columns-repeated="2"/>
        </table:table-row>
        <table:table-row table:style-name="ro1">
          <table:table-cell table:formula="of:=COUNTIF([.B$1:.B$1048576];[.B79])" office:value-type="float" office:value="1" calcext:value-type="float">
            <text:p>1</text:p>
          </table:table-cell>
          <table:table-cell office:value-type="string" calcext:value-type="string">
            <text:p>battlenet</text:p>
          </table:table-cell>
          <table:table-cell office:value-type="string" calcext:value-type="string">
            <text:p>apps/battlenet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battlenet</text:p>
          </table:table-cell>
          <table:table-cell table:number-columns-repeated="2"/>
        </table:table-row>
        <table:table-row table:style-name="ro1">
          <table:table-cell table:formula="of:=COUNTIF([.B$1:.B$1048576];[.B80])" office:value-type="float" office:value="1" calcext:value-type="float">
            <text:p>1</text:p>
          </table:table-cell>
          <table:table-cell office:value-type="string" calcext:value-type="string">
            <text:p>beaver</text:p>
          </table:table-cell>
          <table:table-cell office:value-type="string" calcext:value-type="string">
            <text:p>apps/beav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beaver</text:p>
          </table:table-cell>
          <table:table-cell table:number-columns-repeated="2"/>
        </table:table-row>
        <table:table-row table:style-name="ro1">
          <table:table-cell table:formula="of:=COUNTIF([.B$1:.B$1048576];[.B81])" office:value-type="float" office:value="1" calcext:value-type="float">
            <text:p>1</text:p>
          </table:table-cell>
          <table:table-cell office:value-type="string" calcext:value-type="string">
            <text:p>birdie</text:p>
          </table:table-cell>
          <table:table-cell office:value-type="string" calcext:value-type="string">
            <text:p>apps/birdi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birdie</text:p>
          </table:table-cell>
          <table:table-cell table:number-columns-repeated="2"/>
        </table:table-row>
        <table:table-row table:style-name="ro1">
          <table:table-cell table:formula="of:=COUNTIF([.B$1:.B$1048576];[.B82])" office:value-type="float" office:value="1" calcext:value-type="float">
            <text:p>1</text:p>
          </table:table-cell>
          <table:table-cell office:value-type="string" calcext:value-type="string">
            <text:p>bitbucket</text:p>
          </table:table-cell>
          <table:table-cell office:value-type="string" calcext:value-type="string">
            <text:p>web/web-bitbucket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bitbucket</text:p>
          </table:table-cell>
          <table:table-cell table:number-columns-repeated="2"/>
        </table:table-row>
        <table:table-row table:style-name="ro1">
          <table:table-cell table:formula="of:=COUNTIF([.B$1:.B$1048576];[.B83])" office:value-type="float" office:value="1" calcext:value-type="float">
            <text:p>1</text:p>
          </table:table-cell>
          <table:table-cell office:value-type="string" calcext:value-type="string">
            <text:p>bitcoin</text:p>
          </table:table-cell>
          <table:table-cell office:value-type="string" calcext:value-type="string">
            <text:p>apps/bitcoin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bitcoin</text:p>
          </table:table-cell>
          <table:table-cell table:number-columns-repeated="2"/>
        </table:table-row>
        <table:table-row table:style-name="ro1">
          <table:table-cell table:formula="of:=COUNTIF([.B$1:.B$1048576];[.B84])" office:value-type="float" office:value="1" calcext:value-type="float">
            <text:p>1</text:p>
          </table:table-cell>
          <table:table-cell office:value-type="string" calcext:value-type="string">
            <text:p>bitdefender</text:p>
          </table:table-cell>
          <table:table-cell office:value-type="string" calcext:value-type="string">
            <text:p>apps/bitdefend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bitdefender</text:p>
          </table:table-cell>
          <table:table-cell table:number-columns-repeated="2"/>
        </table:table-row>
        <table:table-row table:style-name="ro1">
          <table:table-cell table:formula="of:=COUNTIF([.B$1:.B$1048576];[.B85])" office:value-type="float" office:value="1" calcext:value-type="float">
            <text:p>1</text:p>
          </table:table-cell>
          <table:table-cell office:value-type="string" calcext:value-type="string">
            <text:p>bittorrentsync</text:p>
          </table:table-cell>
          <table:table-cell office:value-type="string" calcext:value-type="string">
            <text:p>apps/bittorrentsync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bittorrentsync</text:p>
          </table:table-cell>
          <table:table-cell table:number-columns-repeated="2"/>
        </table:table-row>
        <table:table-row table:style-name="ro1">
          <table:table-cell table:formula="of:=COUNTIF([.B$1:.B$1048576];[.B86])" office:value-type="float" office:value="1" calcext:value-type="float">
            <text:p>1</text:p>
          </table:table-cell>
          <table:table-cell office:value-type="string" calcext:value-type="string">
            <text:p>bitwig-studio</text:p>
          </table:table-cell>
          <table:table-cell office:value-type="string" calcext:value-type="string">
            <text:p>apps/bitwig-studio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bitwig-studio</text:p>
          </table:table-cell>
          <table:table-cell table:number-columns-repeated="2"/>
        </table:table-row>
        <table:table-row table:style-name="ro1">
          <table:table-cell table:formula="of:=COUNTIF([.B$1:.B$1048576];[.B87])" office:value-type="float" office:value="1" calcext:value-type="float">
            <text:p>1</text:p>
          </table:table-cell>
          <table:table-cell office:value-type="string" calcext:value-type="string">
            <text:p>bleachbit</text:p>
          </table:table-cell>
          <table:table-cell office:value-type="string" calcext:value-type="string">
            <text:p>apps/bleachbit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bleachbit</text:p>
          </table:table-cell>
          <table:table-cell table:number-columns-repeated="2"/>
        </table:table-row>
        <table:table-row table:style-name="ro1">
          <table:table-cell table:formula="of:=COUNTIF([.B$1:.B$1048576];[.B88])" office:value-type="float" office:value="1" calcext:value-type="float">
            <text:p>1</text:p>
          </table:table-cell>
          <table:table-cell office:value-type="string" calcext:value-type="string">
            <text:p>blender</text:p>
          </table:table-cell>
          <table:table-cell office:value-type="string" calcext:value-type="string">
            <text:p>apps/blend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blender</text:p>
          </table:table-cell>
          <table:table-cell table:number-columns-repeated="2"/>
        </table:table-row>
        <table:table-row table:style-name="ro1">
          <table:table-cell table:formula="of:=COUNTIF([.B$1:.B$1048576];[.B89])" office:value-type="float" office:value="1" calcext:value-type="float">
            <text:p>1</text:p>
          </table:table-cell>
          <table:table-cell office:value-type="string" calcext:value-type="string">
            <text:p>blogger</text:p>
          </table:table-cell>
          <table:table-cell office:value-type="string" calcext:value-type="string">
            <text:p>web/web-blogger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blogger</text:p>
          </table:table-cell>
          <table:table-cell table:number-columns-repeated="2"/>
        </table:table-row>
        <table:table-row table:style-name="ro1">
          <table:table-cell table:formula="of:=COUNTIF([.B$1:.B$1048576];[.B90])" office:value-type="float" office:value="1" calcext:value-type="float">
            <text:p>1</text:p>
          </table:table-cell>
          <table:table-cell office:value-type="string" calcext:value-type="string">
            <text:p>bluefish</text:p>
          </table:table-cell>
          <table:table-cell office:value-type="string" calcext:value-type="string">
            <text:p>apps/bluefish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bluefish</text:p>
          </table:table-cell>
          <table:table-cell table:number-columns-repeated="2"/>
        </table:table-row>
        <table:table-row table:style-name="ro1">
          <table:table-cell table:formula="of:=COUNTIF([.B$1:.B$1048576];[.B91])" office:value-type="float" office:value="1" calcext:value-type="float">
            <text:p>1</text:p>
          </table:table-cell>
          <table:table-cell office:value-type="string" calcext:value-type="string">
            <text:p>bluetooth</text:p>
          </table:table-cell>
          <table:table-cell office:value-type="string" calcext:value-type="string">
            <text:p>apps/bluetooth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bluetooth</text:p>
          </table:table-cell>
          <table:table-cell table:number-columns-repeated="2"/>
        </table:table-row>
        <table:table-row table:style-name="ro1">
          <table:table-cell table:formula="of:=COUNTIF([.B$1:.B$1048576];[.B92])" office:value-type="float" office:value="1" calcext:value-type="float">
            <text:p>1</text:p>
          </table:table-cell>
          <table:table-cell office:value-type="string" calcext:value-type="string">
            <text:p>boincmgr</text:p>
          </table:table-cell>
          <table:table-cell office:value-type="string" calcext:value-type="string">
            <text:p>apps/boincmg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boincmgr</text:p>
          </table:table-cell>
          <table:table-cell table:number-columns-repeated="2"/>
        </table:table-row>
        <table:table-row table:style-name="ro1">
          <table:table-cell table:formula="of:=COUNTIF([.B$1:.B$1048576];[.B93])" office:value-type="float" office:value="1" calcext:value-type="float">
            <text:p>1</text:p>
          </table:table-cell>
          <table:table-cell office:value-type="string" calcext:value-type="string">
            <text:p>bokken</text:p>
          </table:table-cell>
          <table:table-cell office:value-type="string" calcext:value-type="string">
            <text:p>apps/bokken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bokken</text:p>
          </table:table-cell>
          <table:table-cell table:number-columns-repeated="2"/>
        </table:table-row>
        <table:table-row table:style-name="ro1">
          <table:table-cell table:formula="of:=COUNTIF([.B$1:.B$1048576];[.B94])" office:value-type="float" office:value="1" calcext:value-type="float">
            <text:p>1</text:p>
          </table:table-cell>
          <table:table-cell office:value-type="string" calcext:value-type="string">
            <text:p>bootloader</text:p>
          </table:table-cell>
          <table:table-cell office:value-type="string" calcext:value-type="string">
            <text:p>apps/bootload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bootloader</text:p>
          </table:table-cell>
          <table:table-cell table:number-columns-repeated="2"/>
        </table:table-row>
        <table:table-row table:style-name="ro1">
          <table:table-cell table:formula="of:=COUNTIF([.B$1:.B$1048576];[.B95])" office:value-type="float" office:value="1" calcext:value-type="float">
            <text:p>1</text:p>
          </table:table-cell>
          <table:table-cell office:value-type="string" calcext:value-type="string">
            <text:p>brackets</text:p>
          </table:table-cell>
          <table:table-cell office:value-type="string" calcext:value-type="string">
            <text:p>apps/brackets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brackets</text:p>
          </table:table-cell>
          <table:table-cell table:number-columns-repeated="2"/>
        </table:table-row>
        <table:table-row table:style-name="ro1">
          <table:table-cell table:formula="of:=COUNTIF([.B$1:.B$1048576];[.B96])" office:value-type="float" office:value="1" calcext:value-type="float">
            <text:p>1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apps/brav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brave</text:p>
          </table:table-cell>
          <table:table-cell table:number-columns-repeated="2"/>
        </table:table-row>
        <table:table-row table:style-name="ro1">
          <table:table-cell table:formula="of:=COUNTIF([.B$1:.B$1048576];[.B97])" office:value-type="float" office:value="1" calcext:value-type="float">
            <text:p>1</text:p>
          </table:table-cell>
          <table:table-cell office:value-type="string" calcext:value-type="string">
            <text:p>budgie</text:p>
          </table:table-cell>
          <table:table-cell office:value-type="string" calcext:value-type="string">
            <text:p>apps/budgi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budgie</text:p>
          </table:table-cell>
          <table:table-cell table:number-columns-repeated="2"/>
        </table:table-row>
        <table:table-row table:style-name="ro1">
          <table:table-cell table:formula="of:=COUNTIF([.B$1:.B$1048576];[.B98])" office:value-type="float" office:value="1" calcext:value-type="float">
            <text:p>1</text:p>
          </table:table-cell>
          <table:table-cell office:value-type="string" calcext:value-type="string">
            <text:p>builder</text:p>
          </table:table-cell>
          <table:table-cell office:value-type="string" calcext:value-type="string">
            <text:p>apps/build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builder</text:p>
          </table:table-cell>
          <table:table-cell table:number-columns-repeated="2"/>
        </table:table-row>
        <table:table-row table:style-name="ro1">
          <table:table-cell table:formula="of:=COUNTIF([.B$1:.B$1048576];[.B99])" office:value-type="float" office:value="1" calcext:value-type="float">
            <text:p>1</text:p>
          </table:table-cell>
          <table:table-cell office:value-type="string" calcext:value-type="string">
            <text:p>byobu</text:p>
          </table:table-cell>
          <table:table-cell office:value-type="string" calcext:value-type="string">
            <text:p>apps/byobu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byobu</text:p>
          </table:table-cell>
          <table:table-cell table:number-columns-repeated="2"/>
        </table:table-row>
        <table:table-row table:style-name="ro1">
          <table:table-cell table:formula="of:=COUNTIF([.B$1:.B$1048576];[.B100])" office:value-type="float" office:value="1" calcext:value-type="float">
            <text:p>1</text:p>
          </table:table-cell>
          <table:table-cell office:value-type="string" calcext:value-type="string">
            <text:p>caffeine</text:p>
          </table:table-cell>
          <table:table-cell office:value-type="string" calcext:value-type="string">
            <text:p>apps/caffein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caffeine</text:p>
          </table:table-cell>
          <table:table-cell table:number-columns-repeated="2"/>
        </table:table-row>
        <table:table-row table:style-name="ro1">
          <table:table-cell table:formula="of:=COUNTIF([.B$1:.B$1048576];[.B101])" office:value-type="float" office:value="1" calcext:value-type="float">
            <text:p>1</text:p>
          </table:table-cell>
          <table:table-cell office:value-type="string" calcext:value-type="string">
            <text:p>cairo-dock</text:p>
          </table:table-cell>
          <table:table-cell office:value-type="string" calcext:value-type="string">
            <text:p>apps/cairo-dock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cairo-dock</text:p>
          </table:table-cell>
          <table:table-cell table:number-columns-repeated="2"/>
        </table:table-row>
        <table:table-row table:style-name="ro1">
          <table:table-cell table:formula="of:=COUNTIF([.B$1:.B$1048576];[.B102])" office:value-type="float" office:value="1" calcext:value-type="float">
            <text:p>1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apps/calenda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calendar</text:p>
          </table:table-cell>
          <table:table-cell table:number-columns-repeated="2"/>
        </table:table-row>
        <table:table-row table:style-name="ro1">
          <table:table-cell table:formula="of:=COUNTIF([.B$1:.B$1048576];[.B103])" office:value-type="float" office:value="1" calcext:value-type="float">
            <text:p>1</text:p>
          </table:table-cell>
          <table:table-cell office:value-type="string" calcext:value-type="string">
            <text:p>calibre</text:p>
          </table:table-cell>
          <table:table-cell office:value-type="string" calcext:value-type="string">
            <text:p>apps/calibr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calibre</text:p>
          </table:table-cell>
          <table:table-cell table:number-columns-repeated="2"/>
        </table:table-row>
        <table:table-row table:style-name="ro1">
          <table:table-cell table:formula="of:=COUNTIF([.B$1:.B$1048576];[.B104])" office:value-type="float" office:value="1" calcext:value-type="float">
            <text:p>1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devices/camera</text:p>
          </table:table-cell>
          <table:table-cell office:value-type="string" calcext:value-type="string">
            <text:p>devices</text:p>
          </table:table-cell>
          <table:table-cell office:value-type="string" calcext:value-type="string">
            <text:p>camera</text:p>
          </table:table-cell>
          <table:table-cell table:number-columns-repeated="2"/>
        </table:table-row>
        <table:table-row table:style-name="ro1">
          <table:table-cell table:formula="of:=COUNTIF([.B$1:.B$1048576];[.B105])" office:value-type="float" office:value="1" calcext:value-type="float">
            <text:p>1</text:p>
          </table:table-cell>
          <table:table-cell office:value-type="string" calcext:value-type="string">
            <text:p>camera-photo</text:p>
          </table:table-cell>
          <table:table-cell office:value-type="string" calcext:value-type="string">
            <text:p>devices/camera-photo</text:p>
          </table:table-cell>
          <table:table-cell office:value-type="string" calcext:value-type="string">
            <text:p>devices</text:p>
          </table:table-cell>
          <table:table-cell office:value-type="string" calcext:value-type="string">
            <text:p>camera-photo</text:p>
          </table:table-cell>
          <table:table-cell table:number-columns-repeated="2"/>
        </table:table-row>
        <table:table-row table:style-name="ro1">
          <table:table-cell table:formula="of:=COUNTIF([.B$1:.B$1048576];[.B106])" office:value-type="float" office:value="1" calcext:value-type="float">
            <text:p>1</text:p>
          </table:table-cell>
          <table:table-cell office:value-type="string" calcext:value-type="string">
            <text:p>ccc_large</text:p>
          </table:table-cell>
          <table:table-cell office:value-type="string" calcext:value-type="string">
            <text:p>apps/ccc_larg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ccc_large</text:p>
          </table:table-cell>
          <table:table-cell table:number-columns-repeated="2"/>
        </table:table-row>
        <table:table-row table:style-name="ro1">
          <table:table-cell table:formula="of:=COUNTIF([.B$1:.B$1048576];[.B107])" office:value-type="float" office:value="1" calcext:value-type="float">
            <text:p>1</text:p>
          </table:table-cell>
          <table:table-cell office:value-type="string" calcext:value-type="string">
            <text:p>ccsm</text:p>
          </table:table-cell>
          <table:table-cell office:value-type="string" calcext:value-type="string">
            <text:p>apps/ccsm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ccsm</text:p>
          </table:table-cell>
          <table:table-cell table:number-columns-repeated="2"/>
        </table:table-row>
        <table:table-row table:style-name="ro1">
          <table:table-cell table:formula="of:=COUNTIF([.B$1:.B$1048576];[.B108])" office:value-type="float" office:value="1" calcext:value-type="float">
            <text:p>1</text:p>
          </table:table-cell>
          <table:table-cell office:value-type="string" calcext:value-type="string">
            <text:p>ccstudio</text:p>
          </table:table-cell>
          <table:table-cell office:value-type="string" calcext:value-type="string">
            <text:p>apps/ccstudio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ccstudio</text:p>
          </table:table-cell>
          <table:table-cell table:number-columns-repeated="2"/>
        </table:table-row>
        <table:table-row table:style-name="ro1">
          <table:table-cell table:formula="of:=COUNTIF([.B$1:.B$1048576];[.B109])" office:value-type="float" office:value="1" calcext:value-type="float">
            <text:p>1</text:p>
          </table:table-cell>
          <table:table-cell office:value-type="string" calcext:value-type="string">
            <text:p>checkbox</text:p>
          </table:table-cell>
          <table:table-cell office:value-type="string" calcext:value-type="string">
            <text:p>apps/checkbox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checkbox</text:p>
          </table:table-cell>
          <table:table-cell table:number-columns-repeated="2"/>
        </table:table-row>
        <table:table-row table:style-name="ro1">
          <table:table-cell table:formula="of:=COUNTIF([.B$1:.B$1048576];[.B110])" office:value-type="float" office:value="1" calcext:value-type="float">
            <text:p>1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apps/chees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cheese</text:p>
          </table:table-cell>
          <table:table-cell table:number-columns-repeated="2"/>
        </table:table-row>
        <table:table-row table:style-name="ro1">
          <table:table-cell table:formula="of:=COUNTIF([.B$1:.B$1048576];[.B111])" office:value-type="float" office:value="1" calcext:value-type="float">
            <text:p>1</text:p>
          </table:table-cell>
          <table:table-cell office:value-type="string" calcext:value-type="string">
            <text:p>cherrytree</text:p>
          </table:table-cell>
          <table:table-cell office:value-type="string" calcext:value-type="string">
            <text:p>apps/cherrytre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cherrytree</text:p>
          </table:table-cell>
          <table:table-cell table:number-columns-repeated="2"/>
        </table:table-row>
        <table:table-row table:style-name="ro1">
          <table:table-cell table:formula="of:=COUNTIF([.B$1:.B$1048576];[.B112])" office:value-type="float" office:value="1" calcext:value-type="float">
            <text:p>1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apps/chess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chess</text:p>
          </table:table-cell>
          <table:table-cell table:number-columns-repeated="2"/>
        </table:table-row>
        <table:table-row table:style-name="ro1">
          <table:table-cell table:formula="of:=COUNTIF([.B$1:.B$1048576];[.B113])" office:value-type="float" office:value="1" calcext:value-type="float">
            <text:p>1</text:p>
          </table:table-cell>
          <table:table-cell office:value-type="string" calcext:value-type="string">
            <text:p>chrome-app-list</text:p>
          </table:table-cell>
          <table:table-cell office:value-type="string" calcext:value-type="string">
            <text:p>apps/chrome-app-list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chrome-app-list</text:p>
          </table:table-cell>
          <table:table-cell table:number-columns-repeated="2"/>
        </table:table-row>
        <table:table-row table:style-name="ro1">
          <table:table-cell table:formula="of:=COUNTIF([.B$1:.B$1048576];[.B114])" office:value-type="float" office:value="1" calcext:value-type="float">
            <text:p>1</text:p>
          </table:table-cell>
          <table:table-cell office:value-type="string" calcext:value-type="string">
            <text:p>chrome-store</text:p>
          </table:table-cell>
          <table:table-cell office:value-type="string" calcext:value-type="string">
            <text:p>web/web-chrome-web-store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chrome-web-store</text:p>
          </table:table-cell>
          <table:table-cell table:number-columns-repeated="2"/>
        </table:table-row>
        <table:table-row table:style-name="ro1">
          <table:table-cell table:formula="of:=COUNTIF([.B$1:.B$1048576];[.B115])" office:value-type="float" office:value="1" calcext:value-type="float">
            <text:p>1</text:p>
          </table:table-cell>
          <table:table-cell office:value-type="string" calcext:value-type="string">
            <text:p>chromium-browser</text:p>
          </table:table-cell>
          <table:table-cell office:value-type="string" calcext:value-type="string">
            <text:p>apps/chromium-brows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chromium-browser</text:p>
          </table:table-cell>
          <table:table-cell table:number-columns-repeated="2"/>
        </table:table-row>
        <table:table-row table:style-name="ro1">
          <table:table-cell table:formula="of:=COUNTIF([.B$1:.B$1048576];[.B116])" office:value-type="float" office:value="1" calcext:value-type="float">
            <text:p>1</text:p>
          </table:table-cell>
          <table:table-cell office:value-type="string" calcext:value-type="string">
            <text:p>chromium-browser-old</text:p>
          </table:table-cell>
          <table:table-cell office:value-type="string" calcext:value-type="string">
            <text:p>apps/chromium-browser-old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chromium-browser-old</text:p>
          </table:table-cell>
          <table:table-cell table:number-columns-repeated="2"/>
        </table:table-row>
        <table:table-row table:style-name="ro1">
          <table:table-cell table:formula="of:=COUNTIF([.B$1:.B$1048576];[.B117])" office:value-type="float" office:value="1" calcext:value-type="float">
            <text:p>1</text:p>
          </table:table-cell>
          <table:table-cell office:value-type="string" calcext:value-type="string">
            <text:p>circ</text:p>
          </table:table-cell>
          <table:table-cell office:value-type="string" calcext:value-type="string">
            <text:p>web/web-circ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circ</text:p>
          </table:table-cell>
          <table:table-cell table:number-columns-repeated="2"/>
        </table:table-row>
        <table:table-row table:style-name="ro1">
          <table:table-cell table:formula="of:=COUNTIF([.B$1:.B$1048576];[.B118])" office:value-type="float" office:value="1" calcext:value-type="float">
            <text:p>1</text:p>
          </table:table-cell>
          <table:table-cell office:value-type="string" calcext:value-type="string">
            <text:p>clamav</text:p>
          </table:table-cell>
          <table:table-cell office:value-type="string" calcext:value-type="string">
            <text:p>apps/clamav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clamav</text:p>
          </table:table-cell>
          <table:table-cell table:number-columns-repeated="2"/>
        </table:table-row>
        <table:table-row table:style-name="ro1">
          <table:table-cell table:formula="of:=COUNTIF([.B$1:.B$1048576];[.B119])" office:value-type="float" office:value="1" calcext:value-type="float">
            <text:p>1</text:p>
          </table:table-cell>
          <table:table-cell office:value-type="string" calcext:value-type="string">
            <text:p>clementine</text:p>
          </table:table-cell>
          <table:table-cell office:value-type="string" calcext:value-type="string">
            <text:p>apps/clementin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clementine</text:p>
          </table:table-cell>
          <table:table-cell table:number-columns-repeated="2"/>
        </table:table-row>
        <table:table-row table:style-name="ro1">
          <table:table-cell table:formula="of:=COUNTIF([.B$1:.B$1048576];[.B120])" office:value-type="float" office:value="1" calcext:value-type="float">
            <text:p>1</text:p>
          </table:table-cell>
          <table:table-cell office:value-type="string" calcext:value-type="string">
            <text:p>clinica</text:p>
          </table:table-cell>
          <table:table-cell office:value-type="string" calcext:value-type="string">
            <text:p>apps/clinica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clinica</text:p>
          </table:table-cell>
          <table:table-cell table:number-columns-repeated="2"/>
        </table:table-row>
        <table:table-row table:style-name="ro1">
          <table:table-cell table:formula="of:=COUNTIF([.B$1:.B$1048576];[.B121])" office:value-type="float" office:value="1" calcext:value-type="float">
            <text:p>1</text:p>
          </table:table-cell>
          <table:table-cell office:value-type="string" calcext:value-type="string">
            <text:p>clipgrab</text:p>
          </table:table-cell>
          <table:table-cell office:value-type="string" calcext:value-type="string">
            <text:p>apps/clipgrab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clipgrab</text:p>
          </table:table-cell>
          <table:table-cell table:number-columns-repeated="2"/>
        </table:table-row>
        <table:table-row table:style-name="ro1">
          <table:table-cell table:formula="of:=COUNTIF([.B$1:.B$1048576];[.B122])" office:value-type="float" office:value="1" calcext:value-type="float">
            <text:p>1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apps/clock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clock</text:p>
          </table:table-cell>
          <table:table-cell table:number-columns-repeated="2"/>
        </table:table-row>
        <table:table-row table:style-name="ro1">
          <table:table-cell table:formula="of:=COUNTIF([.B$1:.B$1048576];[.B123])" office:value-type="float" office:value="1" calcext:value-type="float">
            <text:p>1</text:p>
          </table:table-cell>
          <table:table-cell office:value-type="string" calcext:value-type="string">
            <text:p>cmake</text:p>
          </table:table-cell>
          <table:table-cell office:value-type="string" calcext:value-type="string">
            <text:p>apps/cmak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cmake</text:p>
          </table:table-cell>
          <table:table-cell office:value-type="string" calcext:value-type="string">
            <text:p>devices</text:p>
          </table:table-cell>
          <table:table-cell office:value-type="string" calcext:value-type="string">
            <text:p>scanner</text:p>
          </table:table-cell>
        </table:table-row>
        <table:table-row table:style-name="ro1">
          <table:table-cell table:formula="of:=COUNTIF([.B$1:.B$1048576];[.B124])" office:value-type="float" office:value="1" calcext:value-type="float">
            <text:p>1</text:p>
          </table:table-cell>
          <table:table-cell office:value-type="string" calcext:value-type="string">
            <text:p>cmplayer</text:p>
          </table:table-cell>
          <table:table-cell office:value-type="string" calcext:value-type="string">
            <text:p>apps/cmplay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cmplayer</text:p>
          </table:table-cell>
          <table:table-cell table:number-columns-repeated="2"/>
        </table:table-row>
        <table:table-row table:style-name="ro1">
          <table:table-cell table:formula="of:=COUNTIF([.B$1:.B$1048576];[.B125])" office:value-type="float" office:value="1" calcext:value-type="float">
            <text:p>1</text:p>
          </table:table-cell>
          <table:table-cell office:value-type="string" calcext:value-type="string">
            <text:p>codeblocks</text:p>
          </table:table-cell>
          <table:table-cell office:value-type="string" calcext:value-type="string">
            <text:p>apps/codeblocks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codeblocks</text:p>
          </table:table-cell>
          <table:table-cell table:number-columns-repeated="2"/>
        </table:table-row>
        <table:table-row table:style-name="ro1">
          <table:table-cell table:formula="of:=COUNTIF([.B$1:.B$1048576];[.B126])" office:value-type="float" office:value="1" calcext:value-type="float">
            <text:p>1</text:p>
          </table:table-cell>
          <table:table-cell office:value-type="string" calcext:value-type="string">
            <text:p>colorhug</text:p>
          </table:table-cell>
          <table:table-cell office:value-type="string" calcext:value-type="string">
            <text:p>apps/colorhug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colorhug</text:p>
          </table:table-cell>
          <table:table-cell table:number-columns-repeated="2"/>
        </table:table-row>
        <table:table-row table:style-name="ro1">
          <table:table-cell table:formula="of:=COUNTIF([.B$1:.B$1048576];[.B127])" office:value-type="float" office:value="1" calcext:value-type="float">
            <text:p>1</text:p>
          </table:table-cell>
          <table:table-cell office:value-type="string" calcext:value-type="string">
            <text:p>colorhug-ccmx</text:p>
          </table:table-cell>
          <table:table-cell office:value-type="string" calcext:value-type="string">
            <text:p>apps/colorhug-ccmx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colorhug-ccmx</text:p>
          </table:table-cell>
          <table:table-cell table:number-columns-repeated="2"/>
        </table:table-row>
        <table:table-row table:style-name="ro1">
          <table:table-cell table:formula="of:=COUNTIF([.B$1:.B$1048576];[.B128])" office:value-type="float" office:value="1" calcext:value-type="float">
            <text:p>1</text:p>
          </table:table-cell>
          <table:table-cell office:value-type="string" calcext:value-type="string">
            <text:p>colorhug-flash</text:p>
          </table:table-cell>
          <table:table-cell office:value-type="string" calcext:value-type="string">
            <text:p>apps/colorhug-flash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colorhug-flash</text:p>
          </table:table-cell>
          <table:table-cell table:number-columns-repeated="2"/>
        </table:table-row>
        <table:table-row table:style-name="ro1">
          <table:table-cell table:formula="of:=COUNTIF([.B$1:.B$1048576];[.B129])" office:value-type="float" office:value="1" calcext:value-type="float">
            <text:p>1</text:p>
          </table:table-cell>
          <table:table-cell office:value-type="string" calcext:value-type="string">
            <text:p>comix</text:p>
          </table:table-cell>
          <table:table-cell office:value-type="string" calcext:value-type="string">
            <text:p>apps/comix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comix</text:p>
          </table:table-cell>
          <table:table-cell table:number-columns-repeated="2"/>
        </table:table-row>
        <table:table-row table:style-name="ro1">
          <table:table-cell table:formula="of:=COUNTIF([.B$1:.B$1048576];[.B130])" office:value-type="float" office:value="1" calcext:value-type="float">
            <text:p>1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evices/computer</text:p>
          </table:table-cell>
          <table:table-cell office:value-type="string" calcext:value-type="string">
            <text:p>devices</text:p>
          </table:table-cell>
          <table:table-cell office:value-type="string" calcext:value-type="string">
            <text:p>computer</text:p>
          </table:table-cell>
          <table:table-cell table:number-columns-repeated="2"/>
        </table:table-row>
        <table:table-row table:style-name="ro1">
          <table:table-cell table:formula="of:=COUNTIF([.B$1:.B$1048576];[.B131])" office:value-type="float" office:value="1" calcext:value-type="float">
            <text:p>1</text:p>
          </table:table-cell>
          <table:table-cell office:value-type="string" calcext:value-type="string">
            <text:p>confluence</text:p>
          </table:table-cell>
          <table:table-cell office:value-type="string" calcext:value-type="string">
            <text:p>web/web-confluence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confluence</text:p>
          </table:table-cell>
          <table:table-cell table:number-columns-repeated="2"/>
        </table:table-row>
        <table:table-row table:style-name="ro1">
          <table:table-cell table:formula="of:=COUNTIF([.B$1:.B$1048576];[.B132])" office:value-type="float" office:value="1" calcext:value-type="float">
            <text:p>1</text:p>
          </table:table-cell>
          <table:table-cell office:value-type="string" calcext:value-type="string">
            <text:p>conky-manager</text:p>
          </table:table-cell>
          <table:table-cell office:value-type="string" calcext:value-type="string">
            <text:p>apps/conky-manag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conky-manager</text:p>
          </table:table-cell>
          <table:table-cell table:number-columns-repeated="2"/>
        </table:table-row>
        <table:table-row table:style-name="ro1">
          <table:table-cell table:formula="of:=COUNTIF([.B$1:.B$1048576];[.B133])" office:value-type="float" office:value="1" calcext:value-type="float">
            <text:p>1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web/web-copy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copy</text:p>
          </table:table-cell>
          <table:table-cell table:number-columns-repeated="2"/>
        </table:table-row>
        <table:table-row table:style-name="ro1">
          <table:table-cell table:formula="of:=COUNTIF([.B$1:.B$1048576];[.B134])" office:value-type="float" office:value="1" calcext:value-type="float">
            <text:p>1</text:p>
          </table:table-cell>
          <table:table-cell office:value-type="string" calcext:value-type="string">
            <text:p>corebird</text:p>
          </table:table-cell>
          <table:table-cell office:value-type="string" calcext:value-type="string">
            <text:p>apps/corebird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corebird</text:p>
          </table:table-cell>
          <table:table-cell table:number-columns-repeated="2"/>
        </table:table-row>
        <table:table-row table:style-name="ro1">
          <table:table-cell table:formula="of:=COUNTIF([.B$1:.B$1048576];[.B135])" office:value-type="float" office:value="1" calcext:value-type="float">
            <text:p>1</text:p>
          </table:table-cell>
          <table:table-cell office:value-type="string" calcext:value-type="string">
            <text:p>counter-strike</text:p>
          </table:table-cell>
          <table:table-cell office:value-type="string" calcext:value-type="string">
            <text:p>apps/counter-strik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counter-strike</text:p>
          </table:table-cell>
          <table:table-cell table:number-columns-repeated="2"/>
        </table:table-row>
        <table:table-row table:style-name="ro1">
          <table:table-cell table:formula="of:=COUNTIF([.B$1:.B$1048576];[.B136])" office:value-type="float" office:value="1" calcext:value-type="float">
            <text:p>1</text:p>
          </table:table-cell>
          <table:table-cell office:value-type="string" calcext:value-type="string">
            <text:p>crossover</text:p>
          </table:table-cell>
          <table:table-cell office:value-type="string" calcext:value-type="string">
            <text:p>apps/crossov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crossover</text:p>
          </table:table-cell>
          <table:table-cell table:number-columns-repeated="2"/>
        </table:table-row>
        <table:table-row table:style-name="ro1">
          <table:table-cell table:formula="of:=COUNTIF([.B$1:.B$1048576];[.B137])" office:value-type="float" office:value="1" calcext:value-type="float">
            <text:p>1</text:p>
          </table:table-cell>
          <table:table-cell office:value-type="string" calcext:value-type="string">
            <text:p>crucible</text:p>
          </table:table-cell>
          <table:table-cell office:value-type="string" calcext:value-type="string">
            <text:p>web/web-crucible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crucible</text:p>
          </table:table-cell>
          <table:table-cell table:number-columns-repeated="2"/>
        </table:table-row>
        <table:table-row table:style-name="ro1">
          <table:table-cell table:formula="of:=COUNTIF([.B$1:.B$1048576];[.B138])" office:value-type="float" office:value="1" calcext:value-type="float">
            <text:p>1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places/distributor-logo-crunchbang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distributor-logo-crunchbang</text:p>
          </table:table-cell>
          <table:table-cell table:number-columns-repeated="2"/>
        </table:table-row>
        <table:table-row table:style-name="ro1">
          <table:table-cell table:formula="of:=COUNTIF([.B$1:.B$1048576];[.B139])" office:value-type="float" office:value="1" calcext:value-type="float">
            <text:p>1</text:p>
          </table:table-cell>
          <table:table-cell office:value-type="string" calcext:value-type="string">
            <text:p>cs-tiling</text:p>
          </table:table-cell>
          <table:table-cell office:value-type="string" calcext:value-type="string">
            <text:p>apps/cs-tiling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cs-tiling</text:p>
          </table:table-cell>
          <table:table-cell table:number-columns-repeated="2"/>
        </table:table-row>
        <table:table-row table:style-name="ro1">
          <table:table-cell table:formula="of:=COUNTIF([.B$1:.B$1048576];[.B140])" office:value-type="float" office:value="1" calcext:value-type="float">
            <text:p>1</text:p>
          </table:table-cell>
          <table:table-cell office:value-type="string" calcext:value-type="string">
            <text:p>curlew</text:p>
          </table:table-cell>
          <table:table-cell office:value-type="string" calcext:value-type="string">
            <text:p>apps/curlew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curlew</text:p>
          </table:table-cell>
          <table:table-cell table:number-columns-repeated="2"/>
        </table:table-row>
        <table:table-row table:style-name="ro1">
          <table:table-cell table:formula="of:=COUNTIF([.B$1:.B$1048576];[.B141])" office:value-type="float" office:value="1" calcext:value-type="float">
            <text:p>1</text:p>
          </table:table-cell>
          <table:table-cell office:value-type="string" calcext:value-type="string">
            <text:p>cutecom</text:p>
          </table:table-cell>
          <table:table-cell office:value-type="string" calcext:value-type="string">
            <text:p>apps/cutecom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cutecom</text:p>
          </table:table-cell>
          <table:table-cell table:number-columns-repeated="2"/>
        </table:table-row>
        <table:table-row table:style-name="ro1">
          <table:table-cell table:formula="of:=COUNTIF([.B$1:.B$1048576];[.B142])" office:value-type="float" office:value="1" calcext:value-type="float">
            <text:p>1</text:p>
          </table:table-cell>
          <table:table-cell office:value-type="string" calcext:value-type="string">
            <text:p>d-feet</text:p>
          </table:table-cell>
          <table:table-cell office:value-type="string" calcext:value-type="string">
            <text:p>apps/d-feet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d-feet</text:p>
          </table:table-cell>
          <table:table-cell table:number-columns-repeated="2"/>
        </table:table-row>
        <table:table-row table:style-name="ro1">
          <table:table-cell table:formula="of:=COUNTIF([.B$1:.B$1048576];[.B143])" office:value-type="float" office:value="1" calcext:value-type="float">
            <text:p>1</text:p>
          </table:table-cell>
          <table:table-cell office:value-type="string" calcext:value-type="string">
            <text:p>darktable</text:p>
          </table:table-cell>
          <table:table-cell office:value-type="string" calcext:value-type="string">
            <text:p>apps/darktabl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darktable</text:p>
          </table:table-cell>
          <table:table-cell table:number-columns-repeated="2"/>
        </table:table-row>
        <table:table-row table:style-name="ro1">
          <table:table-cell table:formula="of:=COUNTIF([.B$1:.B$1048576];[.B144])" office:value-type="float" office:value="1" calcext:value-type="float">
            <text:p>1</text:p>
          </table:table-cell>
          <table:table-cell office:value-type="string" calcext:value-type="string">
            <text:p>dart</text:p>
          </table:table-cell>
          <table:table-cell office:value-type="string" calcext:value-type="string">
            <text:p>apps/dart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dart</text:p>
          </table:table-cell>
          <table:table-cell table:number-columns-repeated="2"/>
        </table:table-row>
        <table:table-row table:style-name="ro1">
          <table:table-cell table:formula="of:=COUNTIF([.B$1:.B$1048576];[.B145])" office:value-type="float" office:value="1" calcext:value-type="float">
            <text:p>1</text:p>
          </table:table-cell>
          <table:table-cell office:value-type="string" calcext:value-type="string">
            <text:p>dasher</text:p>
          </table:table-cell>
          <table:table-cell office:value-type="string" calcext:value-type="string">
            <text:p>apps/dash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dasher</text:p>
          </table:table-cell>
          <table:table-cell table:number-columns-repeated="2"/>
        </table:table-row>
        <table:table-row table:style-name="ro1">
          <table:table-cell table:formula="of:=COUNTIF([.B$1:.B$1048576];[.B146])" office:value-type="float" office:value="1" calcext:value-type="float">
            <text:p>1</text:p>
          </table:table-cell>
          <table:table-cell office:value-type="string" calcext:value-type="string">
            <text:p>dconf-editor</text:p>
          </table:table-cell>
          <table:table-cell office:value-type="string" calcext:value-type="string">
            <text:p>apps/dconf-edito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dconf-editor</text:p>
          </table:table-cell>
          <table:table-cell table:number-columns-repeated="2"/>
        </table:table-row>
        <table:table-row table:style-name="ro1">
          <table:table-cell table:formula="of:=COUNTIF([.B$1:.B$1048576];[.B147])" office:value-type="float" office:value="1" calcext:value-type="float">
            <text:p>1</text:p>
          </table:table-cell>
          <table:table-cell office:value-type="string" calcext:value-type="string">
            <text:p>deadbeef</text:p>
          </table:table-cell>
          <table:table-cell office:value-type="string" calcext:value-type="string">
            <text:p>apps/deadbeef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deadbeef</text:p>
          </table:table-cell>
          <table:table-cell table:number-columns-repeated="2"/>
        </table:table-row>
        <table:table-row table:style-name="ro1">
          <table:table-cell table:formula="of:=COUNTIF([.B$1:.B$1048576];[.B148])" office:value-type="float" office:value="1" calcext:value-type="float">
            <text:p>1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places/distributor-logo-debian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distributor-logo-debian</text:p>
          </table:table-cell>
          <table:table-cell table:number-columns-repeated="2"/>
        </table:table-row>
        <table:table-row table:style-name="ro1">
          <table:table-cell table:formula="of:=COUNTIF([.B$1:.B$1048576];[.B149])" office:value-type="float" office:value="1" calcext:value-type="float">
            <text:p>1</text:p>
          </table:table-cell>
          <table:table-cell office:value-type="string" calcext:value-type="string">
            <text:p>deepin</text:p>
          </table:table-cell>
          <table:table-cell office:value-type="string" calcext:value-type="string">
            <text:p>places/distributor-logo-deepin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distributor-logo-deepin</text:p>
          </table:table-cell>
          <table:table-cell table:number-columns-repeated="2"/>
        </table:table-row>
        <table:table-row table:style-name="ro1">
          <table:table-cell table:formula="of:=COUNTIF([.B$1:.B$1048576];[.B150])" office:value-type="float" office:value="1" calcext:value-type="float">
            <text:p>1</text:p>
          </table:table-cell>
          <table:table-cell office:value-type="string" calcext:value-type="string">
            <text:p>deepin-media-player</text:p>
          </table:table-cell>
          <table:table-cell office:value-type="string" calcext:value-type="string">
            <text:p>apps/deepin-media-play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deepin-media-player</text:p>
          </table:table-cell>
          <table:table-cell table:number-columns-repeated="2"/>
        </table:table-row>
        <table:table-row table:style-name="ro1">
          <table:table-cell table:formula="of:=COUNTIF([.B$1:.B$1048576];[.B151])" office:value-type="float" office:value="1" calcext:value-type="float">
            <text:p>1</text:p>
          </table:table-cell>
          <table:table-cell office:value-type="string" calcext:value-type="string">
            <text:p>deja-dup</text:p>
          </table:table-cell>
          <table:table-cell office:value-type="string" calcext:value-type="string">
            <text:p>apps/deja-dup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deja-dup</text:p>
          </table:table-cell>
          <table:table-cell table:number-columns-repeated="2"/>
        </table:table-row>
        <table:table-row table:style-name="ro1">
          <table:table-cell table:formula="of:=COUNTIF([.B$1:.B$1048576];[.B152])" office:value-type="float" office:value="1" calcext:value-type="float">
            <text:p>1</text:p>
          </table:table-cell>
          <table:table-cell office:value-type="string" calcext:value-type="string">
            <text:p>deluge</text:p>
          </table:table-cell>
          <table:table-cell office:value-type="string" calcext:value-type="string">
            <text:p>apps/delug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deluge</text:p>
          </table:table-cell>
          <table:table-cell table:number-columns-repeated="2"/>
        </table:table-row>
        <table:table-row table:style-name="ro1">
          <table:table-cell table:formula="of:=COUNTIF([.B$1:.B$1048576];[.B153])" office:value-type="float" office:value="1" calcext:value-type="float">
            <text:p>1</text:p>
          </table:table-cell>
          <table:table-cell office:value-type="string" calcext:value-type="string">
            <text:p>designer</text:p>
          </table:table-cell>
          <table:table-cell office:value-type="string" calcext:value-type="string">
            <text:p>apps/design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designer</text:p>
          </table:table-cell>
          <table:table-cell table:number-columns-repeated="2"/>
        </table:table-row>
        <table:table-row table:style-name="ro1">
          <table:table-cell table:formula="of:=COUNTIF([.B$1:.B$1048576];[.B154])" office:value-type="float" office:value="1" calcext:value-type="float">
            <text:p>1</text:p>
          </table:table-cell>
          <table:table-cell office:value-type="string" calcext:value-type="string">
            <text:p>designer-qt4</text:p>
          </table:table-cell>
          <table:table-cell office:value-type="string" calcext:value-type="string">
            <text:p>apps/designer-qt4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designer-qt4</text:p>
          </table:table-cell>
          <table:table-cell table:number-columns-repeated="2"/>
        </table:table-row>
        <table:table-row table:style-name="ro1">
          <table:table-cell table:formula="of:=COUNTIF([.B$1:.B$1048576];[.B155])" office:value-type="float" office:value="1" calcext:value-type="float">
            <text:p>1</text:p>
          </table:table-cell>
          <table:table-cell office:value-type="string" calcext:value-type="string">
            <text:p>desktop-environment-gnome</text:p>
          </table:table-cell>
          <table:table-cell office:value-type="string" calcext:value-type="string">
            <text:p>apps/desktop-environment-gnom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desktop-environment-gnome</text:p>
          </table:table-cell>
          <table:table-cell table:number-columns-repeated="2"/>
        </table:table-row>
        <table:table-row table:style-name="ro1">
          <table:table-cell table:formula="of:=COUNTIF([.B$1:.B$1048576];[.B156])" office:value-type="float" office:value="1" calcext:value-type="float">
            <text:p>1</text:p>
          </table:table-cell>
          <table:table-cell office:value-type="string" calcext:value-type="string">
            <text:p>desktop-environment-kde</text:p>
          </table:table-cell>
          <table:table-cell office:value-type="string" calcext:value-type="string">
            <text:p>apps/desktop-environment-kd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desktop-environment-kde</text:p>
          </table:table-cell>
          <table:table-cell table:number-columns-repeated="2"/>
        </table:table-row>
        <table:table-row table:style-name="ro1">
          <table:table-cell table:formula="of:=COUNTIF([.B$1:.B$1048576];[.B157])" office:value-type="float" office:value="1" calcext:value-type="float">
            <text:p>1</text:p>
          </table:table-cell>
          <table:table-cell office:value-type="string" calcext:value-type="string">
            <text:p>desktop-environment-lxde</text:p>
          </table:table-cell>
          <table:table-cell office:value-type="string" calcext:value-type="string">
            <text:p>apps/desktop-environment-lxd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desktop-environment-lxde</text:p>
          </table:table-cell>
          <table:table-cell table:number-columns-repeated="2"/>
        </table:table-row>
        <table:table-row table:style-name="ro1">
          <table:table-cell table:formula="of:=COUNTIF([.B$1:.B$1048576];[.B158])" office:value-type="float" office:value="1" calcext:value-type="float">
            <text:p>1</text:p>
          </table:table-cell>
          <table:table-cell office:value-type="string" calcext:value-type="string">
            <text:p>desktop-environment-mate</text:p>
          </table:table-cell>
          <table:table-cell office:value-type="string" calcext:value-type="string">
            <text:p>apps/desktop-environment-mat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desktop-environment-mate</text:p>
          </table:table-cell>
          <table:table-cell table:number-columns-repeated="2"/>
        </table:table-row>
        <table:table-row table:style-name="ro1">
          <table:table-cell table:formula="of:=COUNTIF([.B$1:.B$1048576];[.B159])" office:value-type="float" office:value="1" calcext:value-type="float">
            <text:p>1</text:p>
          </table:table-cell>
          <table:table-cell office:value-type="string" calcext:value-type="string">
            <text:p>desktop-environment-unity</text:p>
          </table:table-cell>
          <table:table-cell office:value-type="string" calcext:value-type="string">
            <text:p>apps/desktop-environment-unity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desktop-environment-unity</text:p>
          </table:table-cell>
          <table:table-cell table:number-columns-repeated="2"/>
        </table:table-row>
        <table:table-row table:style-name="ro1">
          <table:table-cell table:formula="of:=COUNTIF([.B$1:.B$1048576];[.B160])" office:value-type="float" office:value="1" calcext:value-type="float">
            <text:p>1</text:p>
          </table:table-cell>
          <table:table-cell office:value-type="string" calcext:value-type="string">
            <text:p>desktop-environment-xfce</text:p>
          </table:table-cell>
          <table:table-cell office:value-type="string" calcext:value-type="string">
            <text:p>apps/desktop-environment-xfc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desktop-environment-xfce</text:p>
          </table:table-cell>
          <table:table-cell table:number-columns-repeated="2"/>
        </table:table-row>
        <table:table-row table:style-name="ro1">
          <table:table-cell table:formula="of:=COUNTIF([.B$1:.B$1048576];[.B161])" office:value-type="float" office:value="1" calcext:value-type="float">
            <text:p>1</text:p>
          </table:table-cell>
          <table:table-cell office:value-type="string" calcext:value-type="string">
            <text:p>desktop-magnifier</text:p>
          </table:table-cell>
          <table:table-cell office:value-type="string" calcext:value-type="string">
            <text:p>apps/desktop-magnifi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desktop-magnifier</text:p>
          </table:table-cell>
          <table:table-cell table:number-columns-repeated="2"/>
        </table:table-row>
        <table:table-row table:style-name="ro1">
          <table:table-cell table:formula="of:=COUNTIF([.B$1:.B$1048576];[.B162])" office:value-type="float" office:value="1" calcext:value-type="float">
            <text:p>1</text:p>
          </table:table-cell>
          <table:table-cell office:value-type="string" calcext:value-type="string">
            <text:p>desktop-tweaks</text:p>
          </table:table-cell>
          <table:table-cell office:value-type="string" calcext:value-type="string">
            <text:p>apps/desktop-tweaks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desktop-tweaks</text:p>
          </table:table-cell>
          <table:table-cell table:number-columns-repeated="2"/>
        </table:table-row>
        <table:table-row table:style-name="ro1">
          <table:table-cell table:formula="of:=COUNTIF([.B$1:.B$1048576];[.B163])" office:value-type="float" office:value="1" calcext:value-type="float">
            <text:p>1</text:p>
          </table:table-cell>
          <table:table-cell office:value-type="string" calcext:value-type="string">
            <text:p>desura</text:p>
          </table:table-cell>
          <table:table-cell office:value-type="string" calcext:value-type="string">
            <text:p>apps/desura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desura</text:p>
          </table:table-cell>
          <table:table-cell table:number-columns-repeated="2"/>
        </table:table-row>
        <table:table-row table:style-name="ro1">
          <table:table-cell table:formula="of:=COUNTIF([.B$1:.B$1048576];[.B164])" office:value-type="float" office:value="1" calcext:value-type="float">
            <text:p>1</text:p>
          </table:table-cell>
          <table:table-cell office:value-type="string" calcext:value-type="string">
            <text:p>devhelp</text:p>
          </table:table-cell>
          <table:table-cell office:value-type="string" calcext:value-type="string">
            <text:p>apps/devhelp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devhelp</text:p>
          </table:table-cell>
          <table:table-cell table:number-columns-repeated="2"/>
        </table:table-row>
        <table:table-row table:style-name="ro1">
          <table:table-cell table:formula="of:=COUNTIF([.B$1:.B$1048576];[.B165])" office:value-type="float" office:value="1" calcext:value-type="float">
            <text:p>1</text:p>
          </table:table-cell>
          <table:table-cell office:value-type="string" calcext:value-type="string">
            <text:p>deviantart</text:p>
          </table:table-cell>
          <table:table-cell office:value-type="string" calcext:value-type="string">
            <text:p>web/web-deviantart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deviantart</text:p>
          </table:table-cell>
          <table:table-cell table:number-columns-repeated="2"/>
        </table:table-row>
        <table:table-row table:style-name="ro1">
          <table:table-cell table:formula="of:=COUNTIF([.B$1:.B$1048576];[.B166])" office:value-type="float" office:value="1" calcext:value-type="float">
            <text:p>1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apps/dia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dia</text:p>
          </table:table-cell>
          <table:table-cell table:number-columns-repeated="2"/>
        </table:table-row>
        <table:table-row table:style-name="ro1">
          <table:table-cell table:formula="of:=COUNTIF([.B$1:.B$1048576];[.B167])" office:value-type="float" office:value="1" calcext:value-type="float">
            <text:p>1</text:p>
          </table:table-cell>
          <table:table-cell office:value-type="string" calcext:value-type="string">
            <text:p>dialog-error</text:p>
          </table:table-cell>
          <table:table-cell office:value-type="string" calcext:value-type="string">
            <text:p>status/dialog-erro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ialog-error</text:p>
          </table:table-cell>
          <table:table-cell table:number-columns-repeated="2"/>
        </table:table-row>
        <table:table-row table:style-name="ro1">
          <table:table-cell table:formula="of:=COUNTIF([.B$1:.B$1048576];[.B168])" office:value-type="float" office:value="1" calcext:value-type="float">
            <text:p>1</text:p>
          </table:table-cell>
          <table:table-cell office:value-type="string" calcext:value-type="string">
            <text:p>dialog-info</text:p>
          </table:table-cell>
          <table:table-cell office:value-type="string" calcext:value-type="string">
            <text:p>status/dialog-info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ialog-info</text:p>
          </table:table-cell>
          <table:table-cell table:number-columns-repeated="2"/>
        </table:table-row>
        <table:table-row table:style-name="ro1">
          <table:table-cell table:formula="of:=COUNTIF([.B$1:.B$1048576];[.B169])" office:value-type="float" office:value="1" calcext:value-type="float">
            <text:p>1</text:p>
          </table:table-cell>
          <table:table-cell office:value-type="string" calcext:value-type="string">
            <text:p>dialog-information</text:p>
          </table:table-cell>
          <table:table-cell office:value-type="string" calcext:value-type="string">
            <text:p>status/dialog-informa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ialog-information</text:p>
          </table:table-cell>
          <table:table-cell table:number-columns-repeated="2"/>
        </table:table-row>
        <table:table-row table:style-name="ro1">
          <table:table-cell table:formula="of:=COUNTIF([.B$1:.B$1048576];[.B170])" office:value-type="float" office:value="1" calcext:value-type="float">
            <text:p>1</text:p>
          </table:table-cell>
          <table:table-cell office:value-type="string" calcext:value-type="string">
            <text:p>dialog-question</text:p>
          </table:table-cell>
          <table:table-cell office:value-type="string" calcext:value-type="string">
            <text:p>status/dialog-ques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ialog-question</text:p>
          </table:table-cell>
          <table:table-cell table:number-columns-repeated="2"/>
        </table:table-row>
        <table:table-row table:style-name="ro1">
          <table:table-cell table:formula="of:=COUNTIF([.B$1:.B$1048576];[.B171])" office:value-type="float" office:value="1" calcext:value-type="float">
            <text:p>1</text:p>
          </table:table-cell>
          <table:table-cell office:value-type="string" calcext:value-type="string">
            <text:p>dialog-warning</text:p>
          </table:table-cell>
          <table:table-cell office:value-type="string" calcext:value-type="string">
            <text:p>status/dialog-warn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ialog-warning</text:p>
          </table:table-cell>
          <table:table-cell table:number-columns-repeated="2"/>
        </table:table-row>
        <table:table-row table:style-name="ro1">
          <table:table-cell table:formula="of:=COUNTIF([.B$1:.B$1048576];[.B172])" office:value-type="float" office:value="1" calcext:value-type="float">
            <text:p>1</text:p>
          </table:table-cell>
          <table:table-cell office:value-type="string" calcext:value-type="string">
            <text:p>digikam</text:p>
          </table:table-cell>
          <table:table-cell office:value-type="string" calcext:value-type="string">
            <text:p>apps/digikam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digikam</text:p>
          </table:table-cell>
          <table:table-cell table:number-columns-repeated="2"/>
        </table:table-row>
        <table:table-row table:style-name="ro1">
          <table:table-cell table:formula="of:=COUNTIF([.B$1:.B$1048576];[.B173])" office:value-type="float" office:value="1" calcext:value-type="float">
            <text:p>1</text:p>
          </table:table-cell>
          <table:table-cell office:value-type="string" calcext:value-type="string">
            <text:p>direct-connect</text:p>
          </table:table-cell>
          <table:table-cell office:value-type="string" calcext:value-type="string">
            <text:p>apps/direct-connect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direct-connect</text:p>
          </table:table-cell>
          <table:table-cell table:number-columns-repeated="2"/>
        </table:table-row>
        <table:table-row table:style-name="ro1">
          <table:table-cell table:formula="of:=COUNTIF([.B$1:.B$1048576];[.B174])" office:value-type="float" office:value="1" calcext:value-type="float">
            <text:p>1</text:p>
          </table:table-cell>
          <table:table-cell office:value-type="string" calcext:value-type="string">
            <text:p>discord</text:p>
          </table:table-cell>
          <table:table-cell office:value-type="string" calcext:value-type="string">
            <text:p>apps/discord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discord</text:p>
          </table:table-cell>
          <table:table-cell table:number-columns-repeated="2"/>
        </table:table-row>
        <table:table-row table:style-name="ro1">
          <table:table-cell table:formula="of:=COUNTIF([.B$1:.B$1048576];[.B175])" office:value-type="float" office:value="1" calcext:value-type="float">
            <text:p>1</text:p>
          </table:table-cell>
          <table:table-cell office:value-type="string" calcext:value-type="string">
            <text:p>discord-canary</text:p>
          </table:table-cell>
          <table:table-cell office:value-type="string" calcext:value-type="string">
            <text:p>apps/discord-canary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discord-canary</text:p>
          </table:table-cell>
          <table:table-cell table:number-columns-repeated="2"/>
        </table:table-row>
        <table:table-row table:style-name="ro1">
          <table:table-cell table:formula="of:=COUNTIF([.B$1:.B$1048576];[.B176])" office:value-type="float" office:value="1" calcext:value-type="float">
            <text:p>1</text:p>
          </table:table-cell>
          <table:table-cell office:value-type="string" calcext:value-type="string">
            <text:p>disk-burner</text:p>
          </table:table-cell>
          <table:table-cell office:value-type="string" calcext:value-type="string">
            <text:p>apps/disk-burn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disk-burner</text:p>
          </table:table-cell>
          <table:table-cell table:number-columns-repeated="2"/>
        </table:table-row>
        <table:table-row table:style-name="ro1">
          <table:table-cell table:formula="of:=COUNTIF([.B$1:.B$1048576];[.B177])" office:value-type="float" office:value="1" calcext:value-type="float">
            <text:p>1</text:p>
          </table:table-cell>
          <table:table-cell office:value-type="string" calcext:value-type="string">
            <text:p>disk-usage-analyzer</text:p>
          </table:table-cell>
          <table:table-cell office:value-type="string" calcext:value-type="string">
            <text:p>apps/disk-usage-analyz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disk-usage-analyzer</text:p>
          </table:table-cell>
          <table:table-cell table:number-columns-repeated="2"/>
        </table:table-row>
        <table:table-row table:style-name="ro1">
          <table:table-cell table:formula="of:=COUNTIF([.B$1:.B$1048576];[.B178])" office:value-type="float" office:value="1" calcext:value-type="float">
            <text:p>1</text:p>
          </table:table-cell>
          <table:table-cell office:value-type="string" calcext:value-type="string">
            <text:p>display.im6</text:p>
          </table:table-cell>
          <table:table-cell office:value-type="string" calcext:value-type="string">
            <text:p>apps/display.im6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display.im6</text:p>
          </table:table-cell>
          <table:table-cell table:number-columns-repeated="2"/>
        </table:table-row>
        <table:table-row table:style-name="ro1">
          <table:table-cell table:formula="of:=COUNTIF([.B$1:.B$1048576];[.B179])" office:value-type="float" office:value="1" calcext:value-type="float">
            <text:p>1</text:p>
          </table:table-cell>
          <table:table-cell office:value-type="string" calcext:value-type="string">
            <text:p>docky</text:p>
          </table:table-cell>
          <table:table-cell office:value-type="string" calcext:value-type="string">
            <text:p>apps/docky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docky</text:p>
          </table:table-cell>
          <table:table-cell table:number-columns-repeated="2"/>
        </table:table-row>
        <table:table-row table:style-name="ro1">
          <table:table-cell table:formula="of:=COUNTIF([.B$1:.B$1048576];[.B180])" office:value-type="float" office:value="1" calcext:value-type="float">
            <text:p>1</text:p>
          </table:table-cell>
          <table:table-cell office:value-type="string" calcext:value-type="string">
            <text:p>dogecoin</text:p>
          </table:table-cell>
          <table:table-cell office:value-type="string" calcext:value-type="string">
            <text:p>apps/dogecoin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dogecoin</text:p>
          </table:table-cell>
          <table:table-cell table:number-columns-repeated="2"/>
        </table:table-row>
        <table:table-row table:style-name="ro1">
          <table:table-cell table:formula="of:=COUNTIF([.B$1:.B$1048576];[.B181])" office:value-type="float" office:value="1" calcext:value-type="float">
            <text:p>1</text:p>
          </table:table-cell>
          <table:table-cell office:value-type="string" calcext:value-type="string">
            <text:p>dolphin-emu</text:p>
          </table:table-cell>
          <table:table-cell office:value-type="string" calcext:value-type="string">
            <text:p>apps/dolphin-emu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dolphin-emu</text:p>
          </table:table-cell>
          <table:table-cell table:number-columns-repeated="2"/>
        </table:table-row>
        <table:table-row table:style-name="ro1">
          <table:table-cell table:formula="of:=COUNTIF([.B$1:.B$1048576];[.B182])" office:value-type="float" office:value="1" calcext:value-type="float">
            <text:p>1</text:p>
          </table:table-cell>
          <table:table-cell office:value-type="string" calcext:value-type="string">
            <text:p>dosbox</text:p>
          </table:table-cell>
          <table:table-cell office:value-type="string" calcext:value-type="string">
            <text:p>apps/dosbox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dosbox</text:p>
          </table:table-cell>
          <table:table-cell table:number-columns-repeated="2"/>
        </table:table-row>
        <table:table-row table:style-name="ro1">
          <table:table-cell table:formula="of:=COUNTIF([.B$1:.B$1048576];[.B183])" office:value-type="float" office:value="1" calcext:value-type="float">
            <text:p>1</text:p>
          </table:table-cell>
          <table:table-cell office:value-type="string" calcext:value-type="string">
            <text:p>dota2</text:p>
          </table:table-cell>
          <table:table-cell office:value-type="string" calcext:value-type="string">
            <text:p>apps/dota2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dota2</text:p>
          </table:table-cell>
          <table:table-cell table:number-columns-repeated="2"/>
        </table:table-row>
        <table:table-row table:style-name="ro1">
          <table:table-cell table:formula="of:=COUNTIF([.B$1:.B$1048576];[.B184])" office:value-type="float" office:value="1" calcext:value-type="float">
            <text:p>1</text:p>
          </table:table-cell>
          <table:table-cell office:value-type="string" calcext:value-type="string">
            <text:p>doublecmd</text:p>
          </table:table-cell>
          <table:table-cell office:value-type="string" calcext:value-type="string">
            <text:p>apps/doublecmd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doublecmd</text:p>
          </table:table-cell>
          <table:table-cell table:number-columns-repeated="2"/>
        </table:table-row>
        <table:table-row table:style-name="ro1">
          <table:table-cell table:formula="of:=COUNTIF([.B$1:.B$1048576];[.B185])" office:value-type="float" office:value="1" calcext:value-type="float">
            <text:p>1</text:p>
          </table:table-cell>
          <table:table-cell office:value-type="string" calcext:value-type="string">
            <text:p>drive-harddisk</text:p>
          </table:table-cell>
          <table:table-cell office:value-type="string" calcext:value-type="string">
            <text:p>devices/drive-harddisk</text:p>
          </table:table-cell>
          <table:table-cell office:value-type="string" calcext:value-type="string">
            <text:p>devices</text:p>
          </table:table-cell>
          <table:table-cell office:value-type="string" calcext:value-type="string">
            <text:p>drive-harddisk</text:p>
          </table:table-cell>
          <table:table-cell table:number-columns-repeated="2"/>
        </table:table-row>
        <table:table-row table:style-name="ro1">
          <table:table-cell table:formula="of:=COUNTIF([.B$1:.B$1048576];[.B186])" office:value-type="float" office:value="1" calcext:value-type="float">
            <text:p>1</text:p>
          </table:table-cell>
          <table:table-cell office:value-type="string" calcext:value-type="string">
            <text:p>drive-harddisk-ieee1394</text:p>
          </table:table-cell>
          <table:table-cell office:value-type="string" calcext:value-type="string">
            <text:p>devices/drive-harddisk-ieee1394</text:p>
          </table:table-cell>
          <table:table-cell office:value-type="string" calcext:value-type="string">
            <text:p>devices</text:p>
          </table:table-cell>
          <table:table-cell office:value-type="string" calcext:value-type="string">
            <text:p>drive-harddisk-ieee1394</text:p>
          </table:table-cell>
          <table:table-cell table:number-columns-repeated="2"/>
        </table:table-row>
        <table:table-row table:style-name="ro1">
          <table:table-cell table:formula="of:=COUNTIF([.B$1:.B$1048576];[.B187])" office:value-type="float" office:value="1" calcext:value-type="float">
            <text:p>1</text:p>
          </table:table-cell>
          <table:table-cell office:value-type="string" calcext:value-type="string">
            <text:p>drive-optical</text:p>
          </table:table-cell>
          <table:table-cell office:value-type="string" calcext:value-type="string">
            <text:p>devices/drive-optical</text:p>
          </table:table-cell>
          <table:table-cell office:value-type="string" calcext:value-type="string">
            <text:p>devices</text:p>
          </table:table-cell>
          <table:table-cell office:value-type="string" calcext:value-type="string">
            <text:p>drive-optical</text:p>
          </table:table-cell>
          <table:table-cell table:number-columns-repeated="2"/>
        </table:table-row>
        <table:table-row table:style-name="ro1">
          <table:table-cell table:formula="of:=COUNTIF([.B$1:.B$1048576];[.B188])" office:value-type="float" office:value="1" calcext:value-type="float">
            <text:p>1</text:p>
          </table:table-cell>
          <table:table-cell office:value-type="string" calcext:value-type="string">
            <text:p>drive-removable-media</text:p>
          </table:table-cell>
          <table:table-cell office:value-type="string" calcext:value-type="string">
            <text:p>devices/drive-removable-media</text:p>
          </table:table-cell>
          <table:table-cell office:value-type="string" calcext:value-type="string">
            <text:p>devices</text:p>
          </table:table-cell>
          <table:table-cell office:value-type="string" calcext:value-type="string">
            <text:p>drive-removable-media</text:p>
          </table:table-cell>
          <table:table-cell table:number-columns-repeated="2"/>
        </table:table-row>
        <table:table-row table:style-name="ro1">
          <table:table-cell table:formula="of:=COUNTIF([.B$1:.B$1048576];[.B189])" office:value-type="float" office:value="1" calcext:value-type="float">
            <text:p>1</text:p>
          </table:table-cell>
          <table:table-cell office:value-type="string" calcext:value-type="string">
            <text:p>drive-removable-media-usb</text:p>
          </table:table-cell>
          <table:table-cell office:value-type="string" calcext:value-type="string">
            <text:p>devices/drive-removable-media-usb</text:p>
          </table:table-cell>
          <table:table-cell office:value-type="string" calcext:value-type="string">
            <text:p>devices</text:p>
          </table:table-cell>
          <table:table-cell office:value-type="string" calcext:value-type="string">
            <text:p>drive-removable-media-usb</text:p>
          </table:table-cell>
          <table:table-cell table:number-columns-repeated="2"/>
        </table:table-row>
        <table:table-row table:style-name="ro1">
          <table:table-cell table:formula="of:=COUNTIF([.B$1:.B$1048576];[.B190])" office:value-type="float" office:value="1" calcext:value-type="float">
            <text:p>1</text:p>
          </table:table-cell>
          <table:table-cell office:value-type="string" calcext:value-type="string">
            <text:p>dropbox</text:p>
          </table:table-cell>
          <table:table-cell office:value-type="string" calcext:value-type="string">
            <text:p>apps/dropbox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dropbox</text:p>
          </table:table-cell>
          <table:table-cell table:number-columns-repeated="2"/>
        </table:table-row>
        <table:table-row table:style-name="ro1">
          <table:table-cell table:formula="of:=COUNTIF([.B$1:.B$1048576];[.B191])" office:value-type="float" office:value="1" calcext:value-type="float">
            <text:p>1</text:p>
          </table:table-cell>
          <table:table-cell office:value-type="string" calcext:value-type="string">
            <text:p>ds-emulator</text:p>
          </table:table-cell>
          <table:table-cell office:value-type="string" calcext:value-type="string">
            <text:p>apps/ds-emulato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ds-emulator</text:p>
          </table:table-cell>
          <table:table-cell table:number-columns-repeated="2"/>
        </table:table-row>
        <table:table-row table:style-name="ro1">
          <table:table-cell table:formula="of:=COUNTIF([.B$1:.B$1048576];[.B192])" office:value-type="float" office:value="1" calcext:value-type="float">
            <text:p>1</text:p>
          </table:table-cell>
          <table:table-cell office:value-type="string" calcext:value-type="string">
            <text:p>duolingo</text:p>
          </table:table-cell>
          <table:table-cell office:value-type="string" calcext:value-type="string">
            <text:p>web/web-duolingo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duolingo</text:p>
          </table:table-cell>
          <table:table-cell table:number-columns-repeated="2"/>
        </table:table-row>
        <table:table-row table:style-name="ro1">
          <table:table-cell table:formula="of:=COUNTIF([.B$1:.B$1048576];[.B193])" office:value-type="float" office:value="1" calcext:value-type="float">
            <text:p>1</text:p>
          </table:table-cell>
          <table:table-cell office:value-type="string" calcext:value-type="string">
            <text:p>dvdrip</text:p>
          </table:table-cell>
          <table:table-cell office:value-type="string" calcext:value-type="string">
            <text:p>apps/dvdrip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dvdrip</text:p>
          </table:table-cell>
          <table:table-cell table:number-columns-repeated="2"/>
        </table:table-row>
        <table:table-row table:style-name="ro1">
          <table:table-cell table:formula="of:=COUNTIF([.B$1:.B$1048576];[.B194])" office:value-type="float" office:value="1" calcext:value-type="float">
            <text:p>1</text:p>
          </table:table-cell>
          <table:table-cell office:value-type="string" calcext:value-type="string">
            <text:p>dvdstyler</text:p>
          </table:table-cell>
          <table:table-cell office:value-type="string" calcext:value-type="string">
            <text:p>apps/dvdstyl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dvdstyler</text:p>
          </table:table-cell>
          <table:table-cell table:number-columns-repeated="2"/>
        </table:table-row>
        <table:table-row table:style-name="ro1">
          <table:table-cell table:formula="of:=COUNTIF([.B$1:.B$1048576];[.B195])" office:value-type="float" office:value="1" calcext:value-type="float">
            <text:p>1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apps/earth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earth</text:p>
          </table:table-cell>
          <table:table-cell table:number-columns-repeated="2"/>
        </table:table-row>
        <table:table-row table:style-name="ro1">
          <table:table-cell table:formula="of:=COUNTIF([.B$1:.B$1048576];[.B196])" office:value-type="float" office:value="1" calcext:value-type="float">
            <text:p>1</text:p>
          </table:table-cell>
          <table:table-cell office:value-type="string" calcext:value-type="string">
            <text:p>EasyTAG_icon</text:p>
          </table:table-cell>
          <table:table-cell office:value-type="string" calcext:value-type="string">
            <text:p>apps/EasyTAG_icon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EasyTAG_icon</text:p>
          </table:table-cell>
          <table:table-cell table:number-columns-repeated="2"/>
        </table:table-row>
        <table:table-row table:style-name="ro1">
          <table:table-cell table:formula="of:=COUNTIF([.B$1:.B$1048576];[.B197])" office:value-type="float" office:value="1" calcext:value-type="float">
            <text:p>1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web/web-ebay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ebay</text:p>
          </table:table-cell>
          <table:table-cell table:number-columns-repeated="2"/>
        </table:table-row>
        <table:table-row table:style-name="ro1">
          <table:table-cell table:formula="of:=COUNTIF([.B$1:.B$1048576];[.B198])" office:value-type="float" office:value="1" calcext:value-type="float">
            <text:p>1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apps/eclips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eclipse</text:p>
          </table:table-cell>
          <table:table-cell table:number-columns-repeated="2"/>
        </table:table-row>
        <table:table-row table:style-name="ro1">
          <table:table-cell table:formula="of:=COUNTIF([.B$1:.B$1048576];[.B199])" office:value-type="float" office:value="1" calcext:value-type="float">
            <text:p>1</text:p>
          </table:table-cell>
          <table:table-cell office:value-type="string" calcext:value-type="string">
            <text:p>edubuntu</text:p>
          </table:table-cell>
          <table:table-cell office:value-type="string" calcext:value-type="string">
            <text:p>places/distributor-logo-edubuntu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distributor-logo-edubuntu</text:p>
          </table:table-cell>
          <table:table-cell table:number-columns-repeated="2"/>
        </table:table-row>
        <table:table-row table:style-name="ro1">
          <table:table-cell table:formula="of:=COUNTIF([.B$1:.B$1048576];[.B200])" office:value-type="float" office:value="1" calcext:value-type="float">
            <text:p>1</text:p>
          </table:table-cell>
          <table:table-cell office:value-type="string" calcext:value-type="string">
            <text:p>eidete</text:p>
          </table:table-cell>
          <table:table-cell office:value-type="string" calcext:value-type="string">
            <text:p>apps/eidet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eidete</text:p>
          </table:table-cell>
          <table:table-cell table:number-columns-repeated="2"/>
        </table:table-row>
        <table:table-row table:style-name="ro1">
          <table:table-cell table:formula="of:=COUNTIF([.B$1:.B$1048576];[.B201])" office:value-type="float" office:value="1" calcext:value-type="float">
            <text:p>1</text:p>
          </table:table-cell>
          <table:table-cell office:value-type="string" calcext:value-type="string">
            <text:p>ekiga</text:p>
          </table:table-cell>
          <table:table-cell office:value-type="string" calcext:value-type="string">
            <text:p>apps/ekiga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ekiga</text:p>
          </table:table-cell>
          <table:table-cell table:number-columns-repeated="2"/>
        </table:table-row>
        <table:table-row table:style-name="ro1">
          <table:table-cell table:formula="of:=COUNTIF([.B$1:.B$1048576];[.B202])" office:value-type="float" office:value="1" calcext:value-type="float">
            <text:p>1</text:p>
          </table:table-cell>
          <table:table-cell office:value-type="string" calcext:value-type="string">
            <text:p>elasticsearch</text:p>
          </table:table-cell>
          <table:table-cell office:value-type="string" calcext:value-type="string">
            <text:p>apps/elasticsearch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elasticsearch</text:p>
          </table:table-cell>
          <table:table-cell table:number-columns-repeated="2"/>
        </table:table-row>
        <table:table-row table:style-name="ro1">
          <table:table-cell table:formula="of:=COUNTIF([.B$1:.B$1048576];[.B203])" office:value-type="float" office:value="1" calcext:value-type="float">
            <text:p>1</text:p>
          </table:table-cell>
          <table:table-cell office:value-type="string" calcext:value-type="string">
            <text:p>elegance-colors</text:p>
          </table:table-cell>
          <table:table-cell office:value-type="string" calcext:value-type="string">
            <text:p>apps/elegance-colors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elegance-colors</text:p>
          </table:table-cell>
          <table:table-cell table:number-columns-repeated="2"/>
        </table:table-row>
        <table:table-row table:style-name="ro1">
          <table:table-cell table:formula="of:=COUNTIF([.B$1:.B$1048576];[.B204])" office:value-type="float" office:value="1" calcext:value-type="float">
            <text:p>1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places/distributor-logo-elementary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distributor-logo-elementary</text:p>
          </table:table-cell>
          <table:table-cell table:number-columns-repeated="2"/>
        </table:table-row>
        <table:table-row table:style-name="ro1">
          <table:table-cell table:formula="of:=COUNTIF([.B$1:.B$1048576];[.B205])" office:value-type="float" office:value="1" calcext:value-type="float">
            <text:p>1</text:p>
          </table:table-cell>
          <table:table-cell office:value-type="string" calcext:value-type="string">
            <text:p>emacs</text:p>
          </table:table-cell>
          <table:table-cell office:value-type="string" calcext:value-type="string">
            <text:p>apps/emacs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emacs</text:p>
          </table:table-cell>
          <table:table-cell table:number-columns-repeated="2"/>
        </table:table-row>
        <table:table-row table:style-name="ro1">
          <table:table-cell table:formula="of:=COUNTIF([.B$1:.B$1048576];[.B206])" office:value-type="float" office:value="1" calcext:value-type="float">
            <text:p>1</text:p>
          </table:table-cell>
          <table:table-cell office:value-type="string" calcext:value-type="string">
            <text:p>emblem-default</text:p>
          </table:table-cell>
          <table:table-cell office:value-type="string" calcext:value-type="string">
            <text:p>emblems/emblem-default</text:p>
          </table:table-cell>
          <table:table-cell office:value-type="string" calcext:value-type="string">
            <text:p>emblems</text:p>
          </table:table-cell>
          <table:table-cell office:value-type="string" calcext:value-type="string">
            <text:p>emblem-default</text:p>
          </table:table-cell>
          <table:table-cell table:number-columns-repeated="2"/>
        </table:table-row>
        <table:table-row table:style-name="ro1">
          <table:table-cell table:formula="of:=COUNTIF([.B$1:.B$1048576];[.B207])" office:value-type="float" office:value="1" calcext:value-type="float">
            <text:p>1</text:p>
          </table:table-cell>
          <table:table-cell office:value-type="string" calcext:value-type="string">
            <text:p>emblem-important</text:p>
          </table:table-cell>
          <table:table-cell office:value-type="string" calcext:value-type="string">
            <text:p>emblems/emblem-important</text:p>
          </table:table-cell>
          <table:table-cell office:value-type="string" calcext:value-type="string">
            <text:p>emblems</text:p>
          </table:table-cell>
          <table:table-cell office:value-type="string" calcext:value-type="string">
            <text:p>emblem-important</text:p>
          </table:table-cell>
          <table:table-cell table:number-columns-repeated="2"/>
        </table:table-row>
        <table:table-row table:style-name="ro1">
          <table:table-cell table:formula="of:=COUNTIF([.B$1:.B$1048576];[.B208])" office:value-type="float" office:value="1" calcext:value-type="float">
            <text:p>1</text:p>
          </table:table-cell>
          <table:table-cell office:value-type="string" calcext:value-type="string">
            <text:p>emblem-package</text:p>
          </table:table-cell>
          <table:table-cell office:value-type="string" calcext:value-type="string">
            <text:p>emblems/emblem-package</text:p>
          </table:table-cell>
          <table:table-cell office:value-type="string" calcext:value-type="string">
            <text:p>emblems</text:p>
          </table:table-cell>
          <table:table-cell office:value-type="string" calcext:value-type="string">
            <text:p>emblem-package</text:p>
          </table:table-cell>
          <table:table-cell table:number-columns-repeated="2"/>
        </table:table-row>
        <table:table-row table:style-name="ro1">
          <table:table-cell table:formula="of:=COUNTIF([.B$1:.B$1048576];[.B209])" office:value-type="float" office:value="1" calcext:value-type="float">
            <text:p>1</text:p>
          </table:table-cell>
          <table:table-cell office:value-type="string" calcext:value-type="string">
            <text:p>emblem-readonly</text:p>
          </table:table-cell>
          <table:table-cell office:value-type="string" calcext:value-type="string">
            <text:p>emblems/emblem-readonly</text:p>
          </table:table-cell>
          <table:table-cell office:value-type="string" calcext:value-type="string">
            <text:p>emblems</text:p>
          </table:table-cell>
          <table:table-cell office:value-type="string" calcext:value-type="string">
            <text:p>emblem-readonly</text:p>
          </table:table-cell>
          <table:table-cell table:number-columns-repeated="2"/>
        </table:table-row>
        <table:table-row table:style-name="ro1">
          <table:table-cell table:formula="of:=COUNTIF([.B$1:.B$1048576];[.B210])" office:value-type="float" office:value="1" calcext:value-type="float">
            <text:p>1</text:p>
          </table:table-cell>
          <table:table-cell office:value-type="string" calcext:value-type="string">
            <text:p>emblem-shared</text:p>
          </table:table-cell>
          <table:table-cell office:value-type="string" calcext:value-type="string">
            <text:p>emblems/emblem-shared</text:p>
          </table:table-cell>
          <table:table-cell office:value-type="string" calcext:value-type="string">
            <text:p>emblems</text:p>
          </table:table-cell>
          <table:table-cell office:value-type="string" calcext:value-type="string">
            <text:p>emblem-shared</text:p>
          </table:table-cell>
          <table:table-cell table:number-columns-repeated="2"/>
        </table:table-row>
        <table:table-row table:style-name="ro1">
          <table:table-cell table:formula="of:=COUNTIF([.B$1:.B$1048576];[.B211])" office:value-type="float" office:value="1" calcext:value-type="float">
            <text:p>1</text:p>
          </table:table-cell>
          <table:table-cell office:value-type="string" calcext:value-type="string">
            <text:p>emblem-symbolic-link</text:p>
          </table:table-cell>
          <table:table-cell office:value-type="string" calcext:value-type="string">
            <text:p>emblems/emblem-symbolic-link</text:p>
          </table:table-cell>
          <table:table-cell office:value-type="string" calcext:value-type="string">
            <text:p>emblems</text:p>
          </table:table-cell>
          <table:table-cell office:value-type="string" calcext:value-type="string">
            <text:p>emblem-symbolic-link</text:p>
          </table:table-cell>
          <table:table-cell table:number-columns-repeated="2"/>
        </table:table-row>
        <table:table-row table:style-name="ro1">
          <table:table-cell table:formula="of:=COUNTIF([.B$1:.B$1048576];[.B212])" office:value-type="float" office:value="1" calcext:value-type="float">
            <text:p>1</text:p>
          </table:table-cell>
          <table:table-cell office:value-type="string" calcext:value-type="string">
            <text:p>emblem-synchronizing</text:p>
          </table:table-cell>
          <table:table-cell office:value-type="string" calcext:value-type="string">
            <text:p>emblems/emblem-synchronizing</text:p>
          </table:table-cell>
          <table:table-cell office:value-type="string" calcext:value-type="string">
            <text:p>emblems</text:p>
          </table:table-cell>
          <table:table-cell office:value-type="string" calcext:value-type="string">
            <text:p>emblem-synchronizing</text:p>
          </table:table-cell>
          <table:table-cell table:number-columns-repeated="2"/>
        </table:table-row>
        <table:table-row table:style-name="ro1">
          <table:table-cell table:formula="of:=COUNTIF([.B$1:.B$1048576];[.B213])" office:value-type="float" office:value="1" calcext:value-type="float">
            <text:p>1</text:p>
          </table:table-cell>
          <table:table-cell office:value-type="string" calcext:value-type="string">
            <text:p>emblem-unreadable</text:p>
          </table:table-cell>
          <table:table-cell office:value-type="string" calcext:value-type="string">
            <text:p>emblems/emblem-unreadable</text:p>
          </table:table-cell>
          <table:table-cell office:value-type="string" calcext:value-type="string">
            <text:p>emblems</text:p>
          </table:table-cell>
          <table:table-cell office:value-type="string" calcext:value-type="string">
            <text:p>emblem-unreadable</text:p>
          </table:table-cell>
          <table:table-cell table:number-columns-repeated="2"/>
        </table:table-row>
        <table:table-row table:style-name="ro1">
          <table:table-cell table:formula="of:=COUNTIF([.B$1:.B$1048576];[.B214])" office:value-type="float" office:value="1" calcext:value-type="float">
            <text:p>1</text:p>
          </table:table-cell>
          <table:table-cell office:value-type="string" calcext:value-type="string">
            <text:p>emblem-web</text:p>
          </table:table-cell>
          <table:table-cell office:value-type="string" calcext:value-type="string">
            <text:p>emblems/emblem-web</text:p>
          </table:table-cell>
          <table:table-cell office:value-type="string" calcext:value-type="string">
            <text:p>emblems</text:p>
          </table:table-cell>
          <table:table-cell office:value-type="string" calcext:value-type="string">
            <text:p>emblem-web</text:p>
          </table:table-cell>
          <table:table-cell table:number-columns-repeated="2"/>
        </table:table-row>
        <table:table-row table:style-name="ro1">
          <table:table-cell table:formula="of:=COUNTIF([.B$1:.B$1048576];[.B215])" office:value-type="float" office:value="1" calcext:value-type="float">
            <text:p>1</text:p>
          </table:table-cell>
          <table:table-cell office:value-type="string" calcext:value-type="string">
            <text:p>emerald</text:p>
          </table:table-cell>
          <table:table-cell office:value-type="string" calcext:value-type="string">
            <text:p>apps/emerald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emerald</text:p>
          </table:table-cell>
          <table:table-cell table:number-columns-repeated="2"/>
        </table:table-row>
        <table:table-row table:style-name="ro1">
          <table:table-cell table:formula="of:=COUNTIF([.B$1:.B$1048576];[.B216])" office:value-type="float" office:value="1" calcext:value-type="float">
            <text:p>1</text:p>
          </table:table-cell>
          <table:table-cell office:value-type="string" calcext:value-type="string">
            <text:p>empathy</text:p>
          </table:table-cell>
          <table:table-cell office:value-type="string" calcext:value-type="string">
            <text:p>apps/empathy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empathy</text:p>
          </table:table-cell>
          <table:table-cell table:number-columns-repeated="2"/>
        </table:table-row>
        <table:table-row table:style-name="ro1">
          <table:table-cell table:formula="of:=COUNTIF([.B$1:.B$1048576];[.B217])" office:value-type="float" office:value="1" calcext:value-type="float">
            <text:p>1</text:p>
          </table:table-cell>
          <table:table-cell office:value-type="string" calcext:value-type="string">
            <text:p>emule</text:p>
          </table:table-cell>
          <table:table-cell office:value-type="string" calcext:value-type="string">
            <text:p>apps/emul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emule</text:p>
          </table:table-cell>
          <table:table-cell table:number-columns-repeated="2"/>
        </table:table-row>
        <table:table-row table:style-name="ro1">
          <table:table-cell table:formula="of:=COUNTIF([.B$1:.B$1048576];[.B218])" office:value-type="float" office:value="1" calcext:value-type="float">
            <text:p>1</text:p>
          </table:table-cell>
          <table:table-cell office:value-type="string" calcext:value-type="string">
            <text:p>espeak</text:p>
          </table:table-cell>
          <table:table-cell office:value-type="string" calcext:value-type="string">
            <text:p>apps/espeak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espeak</text:p>
          </table:table-cell>
          <table:table-cell table:number-columns-repeated="2"/>
        </table:table-row>
        <table:table-row table:style-name="ro1">
          <table:table-cell table:formula="of:=COUNTIF([.B$1:.B$1048576];[.B219])" office:value-type="float" office:value="1" calcext:value-type="float">
            <text:p>1</text:p>
          </table:table-cell>
          <table:table-cell office:value-type="string" calcext:value-type="string">
            <text:p>ettercap</text:p>
          </table:table-cell>
          <table:table-cell office:value-type="string" calcext:value-type="string">
            <text:p>apps/ettercap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ettercap</text:p>
          </table:table-cell>
          <table:table-cell table:number-columns-repeated="2"/>
        </table:table-row>
        <table:table-row table:style-name="ro1">
          <table:table-cell table:formula="of:=COUNTIF([.B$1:.B$1048576];[.B220])" office:value-type="float" office:value="1" calcext:value-type="float">
            <text:p>1</text:p>
          </table:table-cell>
          <table:table-cell office:value-type="string" calcext:value-type="string">
            <text:p>eufloria</text:p>
          </table:table-cell>
          <table:table-cell office:value-type="string" calcext:value-type="string">
            <text:p>apps/eufloria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eufloria</text:p>
          </table:table-cell>
          <table:table-cell table:number-columns-repeated="2"/>
        </table:table-row>
        <table:table-row table:style-name="ro1">
          <table:table-cell table:formula="of:=COUNTIF([.B$1:.B$1048576];[.B221])" office:value-type="float" office:value="1" calcext:value-type="float">
            <text:p>1</text:p>
          </table:table-cell>
          <table:table-cell office:value-type="string" calcext:value-type="string">
            <text:p>evernote</text:p>
          </table:table-cell>
          <table:table-cell office:value-type="string" calcext:value-type="string">
            <text:p>web/web-evernote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evernote</text:p>
          </table:table-cell>
          <table:table-cell table:number-columns-repeated="2"/>
        </table:table-row>
        <table:table-row table:style-name="ro1">
          <table:table-cell table:formula="of:=COUNTIF([.B$1:.B$1048576];[.B222])" office:value-type="float" office:value="1" calcext:value-type="float">
            <text:p>1</text:p>
          </table:table-cell>
          <table:table-cell office:value-type="string" calcext:value-type="string">
            <text:p>exaile</text:p>
          </table:table-cell>
          <table:table-cell office:value-type="string" calcext:value-type="string">
            <text:p>apps/exail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exaile</text:p>
          </table:table-cell>
          <table:table-cell table:number-columns-repeated="2"/>
        </table:table-row>
        <table:table-row table:style-name="ro1">
          <table:table-cell table:formula="of:=COUNTIF([.B$1:.B$1048576];[.B223])" office:value-type="float" office:value="1" calcext:value-type="float">
            <text:p>1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mimetypes/application-x-executable</text:p>
          </table:table-cell>
          <table:table-cell office:value-type="string" calcext:value-type="string">
            <text:p>mimetypes</text:p>
          </table:table-cell>
          <table:table-cell office:value-type="string" calcext:value-type="string">
            <text:p>application-x-executable</text:p>
          </table:table-cell>
          <table:table-cell table:number-columns-repeated="2"/>
        </table:table-row>
        <table:table-row table:style-name="ro1">
          <table:table-cell table:formula="of:=COUNTIF([.B$1:.B$1048576];[.B224])" office:value-type="float" office:value="1" calcext:value-type="float">
            <text:p>1</text:p>
          </table:table-cell>
          <table:table-cell office:value-type="string" calcext:value-type="string">
            <text:p>exfalso</text:p>
          </table:table-cell>
          <table:table-cell office:value-type="string" calcext:value-type="string">
            <text:p>apps/exfalso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exfalso</text:p>
          </table:table-cell>
          <table:table-cell table:number-columns-repeated="2"/>
        </table:table-row>
        <table:table-row table:style-name="ro1">
          <table:table-cell table:formula="of:=COUNTIF([.B$1:.B$1048576];[.B225])" office:value-type="float" office:value="1" calcext:value-type="float">
            <text:p>1</text:p>
          </table:table-cell>
          <table:table-cell office:value-type="string" calcext:value-type="string">
            <text:p>extensions</text:p>
          </table:table-cell>
          <table:table-cell office:value-type="string" calcext:value-type="string">
            <text:p>apps/extensions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extensions</text:p>
          </table:table-cell>
          <table:table-cell table:number-columns-repeated="2"/>
        </table:table-row>
        <table:table-row table:style-name="ro1">
          <table:table-cell table:formula="of:=COUNTIF([.B$1:.B$1048576];[.B226])" office:value-type="float" office:value="1" calcext:value-type="float">
            <text:p>1</text:p>
          </table:table-cell>
          <table:table-cell office:value-type="string" calcext:value-type="string">
            <text:p>face-smile</text:p>
          </table:table-cell>
          <table:table-cell office:value-type="string" calcext:value-type="string">
            <text:p>emotes/face-smile</text:p>
          </table:table-cell>
          <table:table-cell office:value-type="string" calcext:value-type="string">
            <text:p>emotes</text:p>
          </table:table-cell>
          <table:table-cell office:value-type="string" calcext:value-type="string">
            <text:p>face-smile</text:p>
          </table:table-cell>
          <table:table-cell table:number-columns-repeated="2"/>
        </table:table-row>
        <table:table-row table:style-name="ro1">
          <table:table-cell table:formula="of:=COUNTIF([.B$1:.B$1048576];[.B227])" office:value-type="float" office:value="1" calcext:value-type="float">
            <text:p>1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web/web-facebook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facebook</text:p>
          </table:table-cell>
          <table:table-cell table:number-columns-repeated="2"/>
        </table:table-row>
        <table:table-row table:style-name="ro1">
          <table:table-cell table:formula="of:=COUNTIF([.B$1:.B$1048576];[.B228])" office:value-type="float" office:value="1" calcext:value-type="float">
            <text:p>1</text:p>
          </table:table-cell>
          <table:table-cell office:value-type="string" calcext:value-type="string">
            <text:p>facebook-messenger</text:p>
          </table:table-cell>
          <table:table-cell office:value-type="string" calcext:value-type="string">
            <text:p>web/web-facebook-messenger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facebook-messenger</text:p>
          </table:table-cell>
          <table:table-cell table:number-columns-repeated="2"/>
        </table:table-row>
        <table:table-row table:style-name="ro1">
          <table:table-cell table:formula="of:=COUNTIF([.B$1:.B$1048576];[.B229])" office:value-type="float" office:value="1" calcext:value-type="float">
            <text:p>1</text:p>
          </table:table-cell>
          <table:table-cell office:value-type="string" calcext:value-type="string">
            <text:p>fastmail</text:p>
          </table:table-cell>
          <table:table-cell office:value-type="string" calcext:value-type="string">
            <text:p>web/web-fastmai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fastmail</text:p>
          </table:table-cell>
          <table:table-cell table:number-columns-repeated="2"/>
        </table:table-row>
        <table:table-row table:style-name="ro1">
          <table:table-cell table:formula="of:=COUNTIF([.B$1:.B$1048576];[.B230])" office:value-type="float" office:value="1" calcext:value-type="float">
            <text:p>1</text:p>
          </table:table-cell>
          <table:table-cell office:value-type="string" calcext:value-type="string">
            <text:p>fbreader</text:p>
          </table:table-cell>
          <table:table-cell office:value-type="string" calcext:value-type="string">
            <text:p>apps/fbread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fbreader</text:p>
          </table:table-cell>
          <table:table-cell table:number-columns-repeated="2"/>
        </table:table-row>
        <table:table-row table:style-name="ro1">
          <table:table-cell table:formula="of:=COUNTIF([.B$1:.B$1048576];[.B231])" office:value-type="float" office:value="1" calcext:value-type="float">
            <text:p>1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places/distributor-logo-fedora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distributor-logo-fedora</text:p>
          </table:table-cell>
          <table:table-cell table:number-columns-repeated="2"/>
        </table:table-row>
        <table:table-row table:style-name="ro1">
          <table:table-cell table:formula="of:=COUNTIF([.B$1:.B$1048576];[.B232])" office:value-type="float" office:value="1" calcext:value-type="float">
            <text:p>1</text:p>
          </table:table-cell>
          <table:table-cell office:value-type="string" calcext:value-type="string">
            <text:p>fedora-release-notes</text:p>
          </table:table-cell>
          <table:table-cell office:value-type="string" calcext:value-type="string">
            <text:p>apps/fedora-release-notes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fedora-release-notes</text:p>
          </table:table-cell>
          <table:table-cell table:number-columns-repeated="2"/>
        </table:table-row>
        <table:table-row table:style-name="ro1">
          <table:table-cell table:formula="of:=COUNTIF([.B$1:.B$1048576];[.B233])" office:value-type="float" office:value="1" calcext:value-type="float">
            <text:p>1</text:p>
          </table:table-cell>
          <table:table-cell office:value-type="string" calcext:value-type="string">
            <text:p>fedora-utils</text:p>
          </table:table-cell>
          <table:table-cell office:value-type="string" calcext:value-type="string">
            <text:p>apps/fedora-utils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fedora-utils</text:p>
          </table:table-cell>
          <table:table-cell table:number-columns-repeated="2"/>
        </table:table-row>
        <table:table-row table:style-name="ro1">
          <table:table-cell table:formula="of:=COUNTIF([.B$1:.B$1048576];[.B234])" office:value-type="float" office:value="1" calcext:value-type="float">
            <text:p>1</text:p>
          </table:table-cell>
          <table:table-cell office:value-type="string" calcext:value-type="string">
            <text:p>fedorautils</text:p>
          </table:table-cell>
          <table:table-cell office:value-type="string" calcext:value-type="string">
            <text:p>apps/fedorautils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fedorautils</text:p>
          </table:table-cell>
          <table:table-cell table:number-columns-repeated="2"/>
        </table:table-row>
        <table:table-row table:style-name="ro1">
          <table:table-cell table:formula="of:=COUNTIF([.B$1:.B$1048576];[.B235])" office:value-type="float" office:value="1" calcext:value-type="float">
            <text:p>1</text:p>
          </table:table-cell>
          <table:table-cell office:value-type="string" calcext:value-type="string">
            <text:p>feedly</text:p>
          </table:table-cell>
          <table:table-cell office:value-type="string" calcext:value-type="string">
            <text:p>web/web-feedly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feedly</text:p>
          </table:table-cell>
          <table:table-cell table:number-columns-repeated="2"/>
        </table:table-row>
        <table:table-row table:style-name="ro1">
          <table:table-cell table:formula="of:=COUNTIF([.B$1:.B$1048576];[.B236])" office:value-type="float" office:value="1" calcext:value-type="float">
            <text:p>1</text:p>
          </table:table-cell>
          <table:table-cell office:value-type="string" calcext:value-type="string">
            <text:p>fez</text:p>
          </table:table-cell>
          <table:table-cell office:value-type="string" calcext:value-type="string">
            <text:p>apps/fez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fez</text:p>
          </table:table-cell>
          <table:table-cell table:number-columns-repeated="2"/>
        </table:table-row>
        <table:table-row table:style-name="ro1">
          <table:table-cell table:formula="of:=COUNTIF([.B$1:.B$1048576];[.B237])" office:value-type="float" office:value="1" calcext:value-type="float">
            <text:p>1</text:p>
          </table:table-cell>
          <table:table-cell office:value-type="string" calcext:value-type="string">
            <text:p>filebot</text:p>
          </table:table-cell>
          <table:table-cell office:value-type="string" calcext:value-type="string">
            <text:p>apps/filebot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filebot</text:p>
          </table:table-cell>
          <table:table-cell table:number-columns-repeated="2"/>
        </table:table-row>
        <table:table-row table:style-name="ro1">
          <table:table-cell table:formula="of:=COUNTIF([.B$1:.B$1048576];[.B238])" office:value-type="float" office:value="1" calcext:value-type="float">
            <text:p>1</text:p>
          </table:table-cell>
          <table:table-cell office:value-type="string" calcext:value-type="string">
            <text:p>filezilla</text:p>
          </table:table-cell>
          <table:table-cell office:value-type="string" calcext:value-type="string">
            <text:p>apps/filezilla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filezilla</text:p>
          </table:table-cell>
          <table:table-cell table:number-columns-repeated="2"/>
        </table:table-row>
        <table:table-row table:style-name="ro1">
          <table:table-cell table:formula="of:=COUNTIF([.B$1:.B$1048576];[.B239])" office:value-type="float" office:value="1" calcext:value-type="float">
            <text:p>1</text:p>
          </table:table-cell>
          <table:table-cell office:value-type="string" calcext:value-type="string">
            <text:p>finalterm</text:p>
          </table:table-cell>
          <table:table-cell office:value-type="string" calcext:value-type="string">
            <text:p>apps/finalterm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finalterm</text:p>
          </table:table-cell>
          <table:table-cell table:number-columns-repeated="2"/>
        </table:table-row>
        <table:table-row table:style-name="ro1">
          <table:table-cell table:formula="of:=COUNTIF([.B$1:.B$1048576];[.B240])" office:value-type="float" office:value="1" calcext:value-type="float">
            <text:p>1</text:p>
          </table:table-cell>
          <table:table-cell office:value-type="string" calcext:value-type="string">
            <text:p>fingerprint-gui</text:p>
          </table:table-cell>
          <table:table-cell office:value-type="string" calcext:value-type="string">
            <text:p>apps/fingerprint-gui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fingerprint-gui</text:p>
          </table:table-cell>
          <table:table-cell table:number-columns-repeated="2"/>
        </table:table-row>
        <table:table-row table:style-name="ro1">
          <table:table-cell table:formula="of:=COUNTIF([.B$1:.B$1048576];[.B241])" office:value-type="float" office:value="1" calcext:value-type="float">
            <text:p>1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apps/firefox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firefox</text:p>
          </table:table-cell>
          <table:table-cell table:number-columns-repeated="2"/>
        </table:table-row>
        <table:table-row table:style-name="ro1">
          <table:table-cell table:formula="of:=COUNTIF([.B$1:.B$1048576];[.B242])" office:value-type="float" office:value="1" calcext:value-type="float">
            <text:p>1</text:p>
          </table:table-cell>
          <table:table-cell office:value-type="string" calcext:value-type="string">
            <text:p>firefox-nightly</text:p>
          </table:table-cell>
          <table:table-cell office:value-type="string" calcext:value-type="string">
            <text:p>apps/firefox-nightly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firefox-nightly</text:p>
          </table:table-cell>
          <table:table-cell table:number-columns-repeated="2"/>
        </table:table-row>
        <table:table-row table:style-name="ro1">
          <table:table-cell table:formula="of:=COUNTIF([.B$1:.B$1048576];[.B243])" office:value-type="float" office:value="1" calcext:value-type="float">
            <text:p>1</text:p>
          </table:table-cell>
          <table:table-cell office:value-type="string" calcext:value-type="string">
            <text:p>firewall</text:p>
          </table:table-cell>
          <table:table-cell office:value-type="string" calcext:value-type="string">
            <text:p>apps/firewall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firewall</text:p>
          </table:table-cell>
          <table:table-cell table:number-columns-repeated="2"/>
        </table:table-row>
        <table:table-row table:style-name="ro1">
          <table:table-cell table:formula="of:=COUNTIF([.B$1:.B$1048576];[.B244])" office:value-type="float" office:value="1" calcext:value-type="float">
            <text:p>1</text:p>
          </table:table-cell>
          <table:table-cell office:value-type="string" calcext:value-type="string">
            <text:p>fitbit</text:p>
          </table:table-cell>
          <table:table-cell office:value-type="string" calcext:value-type="string">
            <text:p>apps/fitbit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fitbit</text:p>
          </table:table-cell>
          <table:table-cell table:number-columns-repeated="2"/>
        </table:table-row>
        <table:table-row table:style-name="ro1">
          <table:table-cell table:formula="of:=COUNTIF([.B$1:.B$1048576];[.B245])" office:value-type="float" office:value="1" calcext:value-type="float">
            <text:p>1</text:p>
          </table:table-cell>
          <table:table-cell office:value-type="string" calcext:value-type="string">
            <text:p>five-or-more</text:p>
          </table:table-cell>
          <table:table-cell office:value-type="string" calcext:value-type="string">
            <text:p>apps/five-or-mor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five-or-more</text:p>
          </table:table-cell>
          <table:table-cell table:number-columns-repeated="2"/>
        </table:table-row>
        <table:table-row table:style-name="ro1">
          <table:table-cell table:formula="of:=COUNTIF([.B$1:.B$1048576];[.B246])" office:value-type="float" office:value="1" calcext:value-type="float">
            <text:p>1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apps/flash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flash</text:p>
          </table:table-cell>
          <table:table-cell table:number-columns-repeated="2"/>
        </table:table-row>
        <table:table-row table:style-name="ro1">
          <table:table-cell table:formula="of:=COUNTIF([.B$1:.B$1048576];[.B247])" office:value-type="float" office:value="1" calcext:value-type="float">
            <text:p>1</text:p>
          </table:table-cell>
          <table:table-cell office:value-type="string" calcext:value-type="string">
            <text:p>flickr</text:p>
          </table:table-cell>
          <table:table-cell office:value-type="string" calcext:value-type="string">
            <text:p>web/web-flickr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flickr</text:p>
          </table:table-cell>
          <table:table-cell table:number-columns-repeated="2"/>
        </table:table-row>
        <table:table-row table:style-name="ro1">
          <table:table-cell table:formula="of:=COUNTIF([.B$1:.B$1048576];[.B248])" office:value-type="float" office:value="1" calcext:value-type="float">
            <text:p>1</text:p>
          </table:table-cell>
          <table:table-cell office:value-type="string" calcext:value-type="string">
            <text:p>fluxgui</text:p>
          </table:table-cell>
          <table:table-cell office:value-type="string" calcext:value-type="string">
            <text:p>apps/fluxgui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fluxgui</text:p>
          </table:table-cell>
          <table:table-cell table:number-columns-repeated="2"/>
        </table:table-row>
        <table:table-row table:style-name="ro1">
          <table:table-cell table:formula="of:=COUNTIF([.B$1:.B$1048576];[.B249])" office:value-type="float" office:value="1" calcext:value-type="float">
            <text:p>1</text:p>
          </table:table-cell>
          <table:table-cell office:value-type="string" calcext:value-type="string">
            <text:p>focuswriter</text:p>
          </table:table-cell>
          <table:table-cell office:value-type="string" calcext:value-type="string">
            <text:p>apps/focuswrit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focuswriter</text:p>
          </table:table-cell>
          <table:table-cell table:number-columns-repeated="2"/>
        </table:table-row>
        <table:table-row table:style-name="ro1">
          <table:table-cell table:formula="of:=COUNTIF([.B$1:.B$1048576];[.B250])" office:value-type="float" office:value="1" calcext:value-type="float">
            <text:p>1</text:p>
          </table:table-cell>
          <table:table-cell office:value-type="string" calcext:value-type="string">
            <text:p>folder-remote</text:p>
          </table:table-cell>
          <table:table-cell office:value-type="string" calcext:value-type="string">
            <text:p>places/folder-remote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folder-remote</text:p>
          </table:table-cell>
          <table:table-cell table:number-columns-repeated="2"/>
        </table:table-row>
        <table:table-row table:style-name="ro1">
          <table:table-cell table:formula="of:=COUNTIF([.B$1:.B$1048576];[.B251])" office:value-type="float" office:value="1" calcext:value-type="float">
            <text:p>1</text:p>
          </table:table-cell>
          <table:table-cell office:value-type="string" calcext:value-type="string">
            <text:p>fontforge</text:p>
          </table:table-cell>
          <table:table-cell office:value-type="string" calcext:value-type="string">
            <text:p>apps/fontforg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fontforge</text:p>
          </table:table-cell>
          <table:table-cell table:number-columns-repeated="2"/>
        </table:table-row>
        <table:table-row table:style-name="ro1">
          <table:table-cell table:formula="of:=COUNTIF([.B$1:.B$1048576];[.B252])" office:value-type="float" office:value="1" calcext:value-type="float">
            <text:p>1</text:p>
          </table:table-cell>
          <table:table-cell office:value-type="string" calcext:value-type="string">
            <text:p>four-in-a-row</text:p>
          </table:table-cell>
          <table:table-cell office:value-type="string" calcext:value-type="string">
            <text:p>apps/four-in-a-row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four-in-a-row</text:p>
          </table:table-cell>
          <table:table-cell table:number-columns-repeated="2"/>
        </table:table-row>
        <table:table-row table:style-name="ro1">
          <table:table-cell table:formula="of:=COUNTIF([.B$1:.B$1048576];[.B253])" office:value-type="float" office:value="1" calcext:value-type="float">
            <text:p>1</text:p>
          </table:table-cell>
          <table:table-cell office:value-type="string" calcext:value-type="string">
            <text:p>foursquare</text:p>
          </table:table-cell>
          <table:table-cell office:value-type="string" calcext:value-type="string">
            <text:p>web/web-foursquare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foursquare</text:p>
          </table:table-cell>
          <table:table-cell table:number-columns-repeated="2"/>
        </table:table-row>
        <table:table-row table:style-name="ro1">
          <table:table-cell table:formula="of:=COUNTIF([.B$1:.B$1048576];[.B254])" office:value-type="float" office:value="1" calcext:value-type="float">
            <text:p>1</text:p>
          </table:table-cell>
          <table:table-cell office:value-type="string" calcext:value-type="string">
            <text:p>freemind</text:p>
          </table:table-cell>
          <table:table-cell office:value-type="string" calcext:value-type="string">
            <text:p>apps/freemind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freemind</text:p>
          </table:table-cell>
          <table:table-cell table:number-columns-repeated="2"/>
        </table:table-row>
        <table:table-row table:style-name="ro1">
          <table:table-cell table:formula="of:=COUNTIF([.B$1:.B$1048576];[.B255])" office:value-type="float" office:value="1" calcext:value-type="float">
            <text:p>1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apps/friends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friends</text:p>
          </table:table-cell>
          <table:table-cell table:number-columns-repeated="2"/>
        </table:table-row>
        <table:table-row table:style-name="ro1">
          <table:table-cell table:formula="of:=COUNTIF([.B$1:.B$1048576];[.B256])" office:value-type="float" office:value="1" calcext:value-type="float">
            <text:p>1</text:p>
          </table:table-cell>
          <table:table-cell office:value-type="string" calcext:value-type="string">
            <text:p>frostwire</text:p>
          </table:table-cell>
          <table:table-cell office:value-type="string" calcext:value-type="string">
            <text:p>apps/frostwir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frostwire</text:p>
          </table:table-cell>
          <table:table-cell table:number-columns-repeated="2"/>
        </table:table-row>
        <table:table-row table:style-name="ro1">
          <table:table-cell table:formula="of:=COUNTIF([.B$1:.B$1048576];[.B257])" office:value-type="float" office:value="1" calcext:value-type="float">
            <text:p>1</text:p>
          </table:table-cell>
          <table:table-cell office:value-type="string" calcext:value-type="string">
            <text:p>frugalware</text:p>
          </table:table-cell>
          <table:table-cell office:value-type="string" calcext:value-type="string">
            <text:p>places/distributor-logo-frugalware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distributor-logo-frugalware</text:p>
          </table:table-cell>
          <table:table-cell table:number-columns-repeated="2"/>
        </table:table-row>
        <table:table-row table:style-name="ro1">
          <table:table-cell table:formula="of:=COUNTIF([.B$1:.B$1048576];[.B258])" office:value-type="float" office:value="1" calcext:value-type="float">
            <text:p>1</text:p>
          </table:table-cell>
          <table:table-cell office:value-type="string" calcext:value-type="string">
            <text:p>gadugadu</text:p>
          </table:table-cell>
          <table:table-cell office:value-type="string" calcext:value-type="string">
            <text:p>web/web-gadugadu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gadugadu</text:p>
          </table:table-cell>
          <table:table-cell table:number-columns-repeated="2"/>
        </table:table-row>
        <table:table-row table:style-name="ro1">
          <table:table-cell table:formula="of:=COUNTIF([.B$1:.B$1048576];[.B259])" office:value-type="float" office:value="1" calcext:value-type="float">
            <text:p>1</text:p>
          </table:table-cell>
          <table:table-cell office:value-type="string" calcext:value-type="string">
            <text:p>gajim</text:p>
          </table:table-cell>
          <table:table-cell office:value-type="string" calcext:value-type="string">
            <text:p>apps/gajim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ajim</text:p>
          </table:table-cell>
          <table:table-cell table:number-columns-repeated="2"/>
        </table:table-row>
        <table:table-row table:style-name="ro1">
          <table:table-cell table:formula="of:=COUNTIF([.B$1:.B$1048576];[.B260])" office:value-type="float" office:value="1" calcext:value-type="float">
            <text:p>1</text:p>
          </table:table-cell>
          <table:table-cell office:value-type="string" calcext:value-type="string">
            <text:p>gameconqueror</text:p>
          </table:table-cell>
          <table:table-cell office:value-type="string" calcext:value-type="string">
            <text:p>apps/gameconquero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ameconqueror</text:p>
          </table:table-cell>
          <table:table-cell table:number-columns-repeated="2"/>
        </table:table-row>
        <table:table-row table:style-name="ro1">
          <table:table-cell table:formula="of:=COUNTIF([.B$1:.B$1048576];[.B261])" office:value-type="float" office:value="1" calcext:value-type="float">
            <text:p>1</text:p>
          </table:table-cell>
          <table:table-cell office:value-type="string" calcext:value-type="string">
            <text:p>gba</text:p>
          </table:table-cell>
          <table:table-cell office:value-type="string" calcext:value-type="string">
            <text:p>apps/gba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ba</text:p>
          </table:table-cell>
          <table:table-cell table:number-columns-repeated="2"/>
        </table:table-row>
        <table:table-row table:style-name="ro1">
          <table:table-cell table:formula="of:=COUNTIF([.B$1:.B$1048576];[.B262])" office:value-type="float" office:value="1" calcext:value-type="float">
            <text:p>1</text:p>
          </table:table-cell>
          <table:table-cell office:value-type="string" calcext:value-type="string">
            <text:p>gbrainy</text:p>
          </table:table-cell>
          <table:table-cell office:value-type="string" calcext:value-type="string">
            <text:p>apps/gbrainy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brainy</text:p>
          </table:table-cell>
          <table:table-cell table:number-columns-repeated="2"/>
        </table:table-row>
        <table:table-row table:style-name="ro1">
          <table:table-cell table:formula="of:=COUNTIF([.B$1:.B$1048576];[.B263])" office:value-type="float" office:value="1" calcext:value-type="float">
            <text:p>1</text:p>
          </table:table-cell>
          <table:table-cell office:value-type="string" calcext:value-type="string">
            <text:p>geany</text:p>
          </table:table-cell>
          <table:table-cell office:value-type="string" calcext:value-type="string">
            <text:p>apps/geany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eany</text:p>
          </table:table-cell>
          <table:table-cell table:number-columns-repeated="2"/>
        </table:table-row>
        <table:table-row table:style-name="ro1">
          <table:table-cell table:formula="of:=COUNTIF([.B$1:.B$1048576];[.B264])" office:value-type="float" office:value="1" calcext:value-type="float">
            <text:p>1</text:p>
          </table:table-cell>
          <table:table-cell office:value-type="string" calcext:value-type="string">
            <text:p>geary</text:p>
          </table:table-cell>
          <table:table-cell office:value-type="string" calcext:value-type="string">
            <text:p>apps/geary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eary</text:p>
          </table:table-cell>
          <table:table-cell table:number-columns-repeated="2"/>
        </table:table-row>
        <table:table-row table:style-name="ro1">
          <table:table-cell table:formula="of:=COUNTIF([.B$1:.B$1048576];[.B265])" office:value-type="float" office:value="1" calcext:value-type="float">
            <text:p>1</text:p>
          </table:table-cell>
          <table:table-cell office:value-type="string" calcext:value-type="string">
            <text:p>gelemental</text:p>
          </table:table-cell>
          <table:table-cell office:value-type="string" calcext:value-type="string">
            <text:p>apps/gelemental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elemental</text:p>
          </table:table-cell>
          <table:table-cell table:number-columns-repeated="2"/>
        </table:table-row>
        <table:table-row table:style-name="ro1">
          <table:table-cell table:formula="of:=COUNTIF([.B$1:.B$1048576];[.B266])" office:value-type="float" office:value="1" calcext:value-type="float">
            <text:p>1</text:p>
          </table:table-cell>
          <table:table-cell office:value-type="string" calcext:value-type="string">
            <text:p>gensgs</text:p>
          </table:table-cell>
          <table:table-cell office:value-type="string" calcext:value-type="string">
            <text:p>apps/gensgs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ensgs</text:p>
          </table:table-cell>
          <table:table-cell table:number-columns-repeated="2"/>
        </table:table-row>
        <table:table-row table:style-name="ro1">
          <table:table-cell table:formula="of:=COUNTIF([.B$1:.B$1048576];[.B267])" office:value-type="float" office:value="1" calcext:value-type="float">
            <text:p>1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places/distributor-logo-gentoo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distributor-logo-gentoo</text:p>
          </table:table-cell>
          <table:table-cell table:number-columns-repeated="2"/>
        </table:table-row>
        <table:table-row table:style-name="ro1">
          <table:table-cell table:formula="of:=COUNTIF([.B$1:.B$1048576];[.B268])" office:value-type="float" office:value="1" calcext:value-type="float">
            <text:p>1</text:p>
          </table:table-cell>
          <table:table-cell office:value-type="string" calcext:value-type="string">
            <text:p>genymotion</text:p>
          </table:table-cell>
          <table:table-cell office:value-type="string" calcext:value-type="string">
            <text:p>apps/genymotion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enymotion</text:p>
          </table:table-cell>
          <table:table-cell table:number-columns-repeated="2"/>
        </table:table-row>
        <table:table-row table:style-name="ro1">
          <table:table-cell table:formula="of:=COUNTIF([.B$1:.B$1048576];[.B269])" office:value-type="float" office:value="1" calcext:value-type="float">
            <text:p>1</text:p>
          </table:table-cell>
          <table:table-cell office:value-type="string" calcext:value-type="string">
            <text:p>geogebra</text:p>
          </table:table-cell>
          <table:table-cell office:value-type="string" calcext:value-type="string">
            <text:p>apps/geogebra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eogebra</text:p>
          </table:table-cell>
          <table:table-cell table:number-columns-repeated="2"/>
        </table:table-row>
        <table:table-row table:style-name="ro1">
          <table:table-cell table:formula="of:=COUNTIF([.B$1:.B$1048576];[.B270])" office:value-type="float" office:value="1" calcext:value-type="float">
            <text:p>1</text:p>
          </table:table-cell>
          <table:table-cell office:value-type="string" calcext:value-type="string">
            <text:p>gfeedline</text:p>
          </table:table-cell>
          <table:table-cell office:value-type="string" calcext:value-type="string">
            <text:p>apps/gfeedlin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feedline</text:p>
          </table:table-cell>
          <table:table-cell table:number-columns-repeated="2"/>
        </table:table-row>
        <table:table-row table:style-name="ro1">
          <table:table-cell table:formula="of:=COUNTIF([.B$1:.B$1048576];[.B271])" office:value-type="float" office:value="1" calcext:value-type="float">
            <text:p>1</text:p>
          </table:table-cell>
          <table:table-cell office:value-type="string" calcext:value-type="string">
            <text:p>ghex</text:p>
          </table:table-cell>
          <table:table-cell office:value-type="string" calcext:value-type="string">
            <text:p>apps/ghex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hex</text:p>
          </table:table-cell>
          <table:table-cell table:number-columns-repeated="2"/>
        </table:table-row>
        <table:table-row table:style-name="ro1">
          <table:table-cell table:formula="of:=COUNTIF([.B$1:.B$1048576];[.B272])" office:value-type="float" office:value="1" calcext:value-type="float">
            <text:p>1</text:p>
          </table:table-cell>
          <table:table-cell office:value-type="string" calcext:value-type="string">
            <text:p>gimp</text:p>
          </table:table-cell>
          <table:table-cell office:value-type="string" calcext:value-type="string">
            <text:p>apps/gimp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imp</text:p>
          </table:table-cell>
          <table:table-cell table:number-columns-repeated="2"/>
        </table:table-row>
        <table:table-row table:style-name="ro1">
          <table:table-cell table:formula="of:=COUNTIF([.B$1:.B$1048576];[.B273])" office:value-type="float" office:value="1" calcext:value-type="float">
            <text:p>1</text:p>
          </table:table-cell>
          <table:table-cell office:value-type="string" calcext:value-type="string">
            <text:p>gitg</text:p>
          </table:table-cell>
          <table:table-cell office:value-type="string" calcext:value-type="string">
            <text:p>apps/gitg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itg</text:p>
          </table:table-cell>
          <table:table-cell table:number-columns-repeated="2"/>
        </table:table-row>
        <table:table-row table:style-name="ro1">
          <table:table-cell table:formula="of:=COUNTIF([.B$1:.B$1048576];[.B274])" office:value-type="float" office:value="1" calcext:value-type="float">
            <text:p>1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web/web-github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github</text:p>
          </table:table-cell>
          <table:table-cell table:number-columns-repeated="2"/>
        </table:table-row>
        <table:table-row table:style-name="ro1">
          <table:table-cell table:formula="of:=COUNTIF([.B$1:.B$1048576];[.B275])" office:value-type="float" office:value="1" calcext:value-type="float">
            <text:p>1</text:p>
          </table:table-cell>
          <table:table-cell office:value-type="string" calcext:value-type="string">
            <text:p>gitkraken</text:p>
          </table:table-cell>
          <table:table-cell office:value-type="string" calcext:value-type="string">
            <text:p>apps/gitkraken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itkraken</text:p>
          </table:table-cell>
          <table:table-cell table:number-columns-repeated="2"/>
        </table:table-row>
        <table:table-row table:style-name="ro1">
          <table:table-cell table:formula="of:=COUNTIF([.B$1:.B$1048576];[.B276])" office:value-type="float" office:value="1" calcext:value-type="float">
            <text:p>1</text:p>
          </table:table-cell>
          <table:table-cell office:value-type="string" calcext:value-type="string">
            <text:p>gizmo</text:p>
          </table:table-cell>
          <table:table-cell office:value-type="string" calcext:value-type="string">
            <text:p>web/web-gizmo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gizmo</text:p>
          </table:table-cell>
          <table:table-cell table:number-columns-repeated="2"/>
        </table:table-row>
        <table:table-row table:style-name="ro1">
          <table:table-cell table:formula="of:=COUNTIF([.B$1:.B$1048576];[.B277])" office:value-type="float" office:value="1" calcext:value-type="float">
            <text:p>1</text:p>
          </table:table-cell>
          <table:table-cell office:value-type="string" calcext:value-type="string">
            <text:p>gksu-root-terminal</text:p>
          </table:table-cell>
          <table:table-cell office:value-type="string" calcext:value-type="string">
            <text:p>apps/gksu-root-terminal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ksu-root-terminal</text:p>
          </table:table-cell>
          <table:table-cell table:number-columns-repeated="2"/>
        </table:table-row>
        <table:table-row table:style-name="ro1">
          <table:table-cell table:formula="of:=COUNTIF([.B$1:.B$1048576];[.B278])" office:value-type="float" office:value="1" calcext:value-type="float">
            <text:p>1</text:p>
          </table:table-cell>
          <table:table-cell office:value-type="string" calcext:value-type="string">
            <text:p>glade</text:p>
          </table:table-cell>
          <table:table-cell office:value-type="string" calcext:value-type="string">
            <text:p>apps/glad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lade</text:p>
          </table:table-cell>
          <table:table-cell table:number-columns-repeated="2"/>
        </table:table-row>
        <table:table-row table:style-name="ro1">
          <table:table-cell table:formula="of:=COUNTIF([.B$1:.B$1048576];[.B279])" office:value-type="float" office:value="1" calcext:value-type="float">
            <text:p>1</text:p>
          </table:table-cell>
          <table:table-cell office:value-type="string" calcext:value-type="string">
            <text:p>glippy</text:p>
          </table:table-cell>
          <table:table-cell office:value-type="string" calcext:value-type="string">
            <text:p>apps/glippy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lippy</text:p>
          </table:table-cell>
          <table:table-cell table:number-columns-repeated="2"/>
        </table:table-row>
        <table:table-row table:style-name="ro1">
          <table:table-cell table:formula="of:=COUNTIF([.B$1:.B$1048576];[.B280])" office:value-type="float" office:value="1" calcext:value-type="float">
            <text:p>1</text:p>
          </table:table-cell>
          <table:table-cell office:value-type="string" calcext:value-type="string">
            <text:p>gloobus-preview</text:p>
          </table:table-cell>
          <table:table-cell office:value-type="string" calcext:value-type="string">
            <text:p>apps/gloobus-preview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loobus-preview</text:p>
          </table:table-cell>
          <table:table-cell table:number-columns-repeated="2"/>
        </table:table-row>
        <table:table-row table:style-name="ro1">
          <table:table-cell table:formula="of:=COUNTIF([.B$1:.B$1048576];[.B281])" office:value-type="float" office:value="1" calcext:value-type="float">
            <text:p>1</text:p>
          </table:table-cell>
          <table:table-cell office:value-type="string" calcext:value-type="string">
            <text:p>gmpc</text:p>
          </table:table-cell>
          <table:table-cell office:value-type="string" calcext:value-type="string">
            <text:p>apps/gmpc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mpc</text:p>
          </table:table-cell>
          <table:table-cell table:number-columns-repeated="2"/>
        </table:table-row>
        <table:table-row table:style-name="ro1">
          <table:table-cell table:formula="of:=COUNTIF([.B$1:.B$1048576];[.B282])" office:value-type="float" office:value="1" calcext:value-type="float">
            <text:p>1</text:p>
          </table:table-cell>
          <table:table-cell office:value-type="string" calcext:value-type="string">
            <text:p>gmusicbrowser</text:p>
          </table:table-cell>
          <table:table-cell office:value-type="string" calcext:value-type="string">
            <text:p>apps/gmusicbrows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musicbrowser</text:p>
          </table:table-cell>
          <table:table-cell table:number-columns-repeated="2"/>
        </table:table-row>
        <table:table-row table:style-name="ro1">
          <table:table-cell table:formula="of:=COUNTIF([.B$1:.B$1048576];[.B283])" office:value-type="float" office:value="1" calcext:value-type="float">
            <text:p>1</text:p>
          </table:table-cell>
          <table:table-cell office:value-type="string" calcext:value-type="string">
            <text:p>gnac</text:p>
          </table:table-cell>
          <table:table-cell office:value-type="string" calcext:value-type="string">
            <text:p>apps/gnac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nac</text:p>
          </table:table-cell>
          <table:table-cell table:number-columns-repeated="2"/>
        </table:table-row>
        <table:table-row table:style-name="ro1">
          <table:table-cell table:formula="of:=COUNTIF([.B$1:.B$1048576];[.B284])" office:value-type="float" office:value="1" calcext:value-type="float">
            <text:p>1</text:p>
          </table:table-cell>
          <table:table-cell office:value-type="string" calcext:value-type="string">
            <text:p>gnome-aisleriot</text:p>
          </table:table-cell>
          <table:table-cell office:value-type="string" calcext:value-type="string">
            <text:p>apps/gnome-aisleriot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nome-aisleriot</text:p>
          </table:table-cell>
          <table:table-cell table:number-columns-repeated="2"/>
        </table:table-row>
        <table:table-row table:style-name="ro1">
          <table:table-cell table:formula="of:=COUNTIF([.B$1:.B$1048576];[.B285])" office:value-type="float" office:value="1" calcext:value-type="float">
            <text:p>1</text:p>
          </table:table-cell>
          <table:table-cell office:value-type="string" calcext:value-type="string">
            <text:p>gnome-books</text:p>
          </table:table-cell>
          <table:table-cell office:value-type="string" calcext:value-type="string">
            <text:p>apps/gnome-books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nome-books</text:p>
          </table:table-cell>
          <table:table-cell table:number-columns-repeated="2"/>
        </table:table-row>
        <table:table-row table:style-name="ro1">
          <table:table-cell table:formula="of:=COUNTIF([.B$1:.B$1048576];[.B286])" office:value-type="float" office:value="1" calcext:value-type="float">
            <text:p>1</text:p>
          </table:table-cell>
          <table:table-cell office:value-type="string" calcext:value-type="string">
            <text:p>gnome-boxes</text:p>
          </table:table-cell>
          <table:table-cell office:value-type="string" calcext:value-type="string">
            <text:p>apps/gnome-boxes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nome-boxes</text:p>
          </table:table-cell>
          <table:table-cell table:number-columns-repeated="2"/>
        </table:table-row>
        <table:table-row table:style-name="ro1">
          <table:table-cell table:formula="of:=COUNTIF([.B$1:.B$1048576];[.B287])" office:value-type="float" office:value="1" calcext:value-type="float">
            <text:p>1</text:p>
          </table:table-cell>
          <table:table-cell office:value-type="string" calcext:value-type="string">
            <text:p>gnome-break-timer</text:p>
          </table:table-cell>
          <table:table-cell office:value-type="string" calcext:value-type="string">
            <text:p>apps/gnome-break-tim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nome-break-timer</text:p>
          </table:table-cell>
          <table:table-cell table:number-columns-repeated="2"/>
        </table:table-row>
        <table:table-row table:style-name="ro1">
          <table:table-cell table:formula="of:=COUNTIF([.B$1:.B$1048576];[.B288])" office:value-type="float" office:value="1" calcext:value-type="float">
            <text:p>1</text:p>
          </table:table-cell>
          <table:table-cell office:value-type="string" calcext:value-type="string">
            <text:p>gnome-clocks</text:p>
          </table:table-cell>
          <table:table-cell office:value-type="string" calcext:value-type="string">
            <text:p>apps/gnome-clocks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nome-clocks</text:p>
          </table:table-cell>
          <table:table-cell table:number-columns-repeated="2"/>
        </table:table-row>
        <table:table-row table:style-name="ro1">
          <table:table-cell table:formula="of:=COUNTIF([.B$1:.B$1048576];[.B289])" office:value-type="float" office:value="1" calcext:value-type="float">
            <text:p>1</text:p>
          </table:table-cell>
          <table:table-cell office:value-type="string" calcext:value-type="string">
            <text:p>gnome-disks</text:p>
          </table:table-cell>
          <table:table-cell office:value-type="string" calcext:value-type="string">
            <text:p>apps/gnome-disks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nome-disks</text:p>
          </table:table-cell>
          <table:table-cell table:number-columns-repeated="2"/>
        </table:table-row>
        <table:table-row table:style-name="ro1">
          <table:table-cell table:formula="of:=COUNTIF([.B$1:.B$1048576];[.B290])" office:value-type="float" office:value="1" calcext:value-type="float">
            <text:p>1</text:p>
          </table:table-cell>
          <table:table-cell office:value-type="string" calcext:value-type="string">
            <text:p>gnome-do</text:p>
          </table:table-cell>
          <table:table-cell office:value-type="string" calcext:value-type="string">
            <text:p>apps/gnome-do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nome-do</text:p>
          </table:table-cell>
          <table:table-cell table:number-columns-repeated="2"/>
        </table:table-row>
        <table:table-row table:style-name="ro1">
          <table:table-cell table:formula="of:=COUNTIF([.B$1:.B$1048576];[.B291])" office:value-type="float" office:value="1" calcext:value-type="float">
            <text:p>1</text:p>
          </table:table-cell>
          <table:table-cell office:value-type="string" calcext:value-type="string">
            <text:p>gnome-documents</text:p>
          </table:table-cell>
          <table:table-cell office:value-type="string" calcext:value-type="string">
            <text:p>apps/gnome-documents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nome-documents</text:p>
          </table:table-cell>
          <table:table-cell table:number-columns-repeated="2"/>
        </table:table-row>
        <table:table-row table:style-name="ro1">
          <table:table-cell table:formula="of:=COUNTIF([.B$1:.B$1048576];[.B292])" office:value-type="float" office:value="1" calcext:value-type="float">
            <text:p>1</text:p>
          </table:table-cell>
          <table:table-cell office:value-type="string" calcext:value-type="string">
            <text:p>gnome-games</text:p>
          </table:table-cell>
          <table:table-cell office:value-type="string" calcext:value-type="string">
            <text:p>apps/gnome-games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nome-games</text:p>
          </table:table-cell>
          <table:table-cell table:number-columns-repeated="2"/>
        </table:table-row>
        <table:table-row table:style-name="ro1">
          <table:table-cell table:formula="of:=COUNTIF([.B$1:.B$1048576];[.B293])" office:value-type="float" office:value="1" calcext:value-type="float">
            <text:p>1</text:p>
          </table:table-cell>
          <table:table-cell office:value-type="string" calcext:value-type="string">
            <text:p>gnome-klotski</text:p>
          </table:table-cell>
          <table:table-cell office:value-type="string" calcext:value-type="string">
            <text:p>apps/gnome-klotski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nome-klotski</text:p>
          </table:table-cell>
          <table:table-cell table:number-columns-repeated="2"/>
        </table:table-row>
        <table:table-row table:style-name="ro1">
          <table:table-cell table:formula="of:=COUNTIF([.B$1:.B$1048576];[.B294])" office:value-type="float" office:value="1" calcext:value-type="float">
            <text:p>1</text:p>
          </table:table-cell>
          <table:table-cell office:value-type="string" calcext:value-type="string">
            <text:p>gnome-maps</text:p>
          </table:table-cell>
          <table:table-cell office:value-type="string" calcext:value-type="string">
            <text:p>apps/gnome-maps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nome-maps</text:p>
          </table:table-cell>
          <table:table-cell table:number-columns-repeated="2"/>
        </table:table-row>
        <table:table-row table:style-name="ro1">
          <table:table-cell table:formula="of:=COUNTIF([.B$1:.B$1048576];[.B295])" office:value-type="float" office:value="1" calcext:value-type="float">
            <text:p>1</text:p>
          </table:table-cell>
          <table:table-cell office:value-type="string" calcext:value-type="string">
            <text:p>gnome-mpv</text:p>
          </table:table-cell>
          <table:table-cell office:value-type="string" calcext:value-type="string">
            <text:p>apps/gnome-mpv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nome-mpv</text:p>
          </table:table-cell>
          <table:table-cell table:number-columns-repeated="2"/>
        </table:table-row>
        <table:table-row table:style-name="ro1">
          <table:table-cell table:formula="of:=COUNTIF([.B$1:.B$1048576];[.B296])" office:value-type="float" office:value="1" calcext:value-type="float">
            <text:p>1</text:p>
          </table:table-cell>
          <table:table-cell office:value-type="string" calcext:value-type="string">
            <text:p>gnome-music</text:p>
          </table:table-cell>
          <table:table-cell office:value-type="string" calcext:value-type="string">
            <text:p>apps/gnome-music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nome-music</text:p>
          </table:table-cell>
          <table:table-cell table:number-columns-repeated="2"/>
        </table:table-row>
        <table:table-row table:style-name="ro1">
          <table:table-cell table:formula="of:=COUNTIF([.B$1:.B$1048576];[.B297])" office:value-type="float" office:value="1" calcext:value-type="float">
            <text:p>1</text:p>
          </table:table-cell>
          <table:table-cell office:value-type="string" calcext:value-type="string">
            <text:p>gnome-nettool</text:p>
          </table:table-cell>
          <table:table-cell office:value-type="string" calcext:value-type="string">
            <text:p>apps/gnome-nettool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nome-nettool</text:p>
          </table:table-cell>
          <table:table-cell table:number-columns-repeated="2"/>
        </table:table-row>
        <table:table-row table:style-name="ro1">
          <table:table-cell table:formula="of:=COUNTIF([.B$1:.B$1048576];[.B298])" office:value-type="float" office:value="1" calcext:value-type="float">
            <text:p>1</text:p>
          </table:table-cell>
          <table:table-cell office:value-type="string" calcext:value-type="string">
            <text:p>gnome-nibbles</text:p>
          </table:table-cell>
          <table:table-cell office:value-type="string" calcext:value-type="string">
            <text:p>apps/gnome-nibbles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nome-nibbles</text:p>
          </table:table-cell>
          <table:table-cell table:number-columns-repeated="2"/>
        </table:table-row>
        <table:table-row table:style-name="ro1">
          <table:table-cell table:formula="of:=COUNTIF([.B$1:.B$1048576];[.B299])" office:value-type="float" office:value="1" calcext:value-type="float">
            <text:p>1</text:p>
          </table:table-cell>
          <table:table-cell office:value-type="string" calcext:value-type="string">
            <text:p>gnome-photos</text:p>
          </table:table-cell>
          <table:table-cell office:value-type="string" calcext:value-type="string">
            <text:p>apps/gnome-photos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nome-photos</text:p>
          </table:table-cell>
          <table:table-cell table:number-columns-repeated="2"/>
        </table:table-row>
        <table:table-row table:style-name="ro1">
          <table:table-cell table:formula="of:=COUNTIF([.B$1:.B$1048576];[.B300])" office:value-type="float" office:value="1" calcext:value-type="float">
            <text:p>1</text:p>
          </table:table-cell>
          <table:table-cell office:value-type="string" calcext:value-type="string">
            <text:p>gnome-power-statistics</text:p>
          </table:table-cell>
          <table:table-cell office:value-type="string" calcext:value-type="string">
            <text:p>apps/gnome-power-statistics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nome-power-statistics</text:p>
          </table:table-cell>
          <table:table-cell table:number-columns-repeated="2"/>
        </table:table-row>
        <table:table-row table:style-name="ro1">
          <table:table-cell table:formula="of:=COUNTIF([.B$1:.B$1048576];[.B301])" office:value-type="float" office:value="1" calcext:value-type="float">
            <text:p>1</text:p>
          </table:table-cell>
          <table:table-cell office:value-type="string" calcext:value-type="string">
            <text:p>gnome-quadrapassel</text:p>
          </table:table-cell>
          <table:table-cell office:value-type="string" calcext:value-type="string">
            <text:p>apps/gnome-quadrapassel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nome-quadrapassel</text:p>
          </table:table-cell>
          <table:table-cell table:number-columns-repeated="2"/>
        </table:table-row>
        <table:table-row table:style-name="ro1">
          <table:table-cell table:formula="of:=COUNTIF([.B$1:.B$1048576];[.B302])" office:value-type="float" office:value="1" calcext:value-type="float">
            <text:p>1</text:p>
          </table:table-cell>
          <table:table-cell office:value-type="string" calcext:value-type="string">
            <text:p>gnome-robots</text:p>
          </table:table-cell>
          <table:table-cell office:value-type="string" calcext:value-type="string">
            <text:p>apps/gnome-robots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nome-robots</text:p>
          </table:table-cell>
          <table:table-cell table:number-columns-repeated="2"/>
        </table:table-row>
        <table:table-row table:style-name="ro1">
          <table:table-cell table:formula="of:=COUNTIF([.B$1:.B$1048576];[.B303])" office:value-type="float" office:value="1" calcext:value-type="float">
            <text:p>1</text:p>
          </table:table-cell>
          <table:table-cell office:value-type="string" calcext:value-type="string">
            <text:p>gnome-software</text:p>
          </table:table-cell>
          <table:table-cell office:value-type="string" calcext:value-type="string">
            <text:p>apps/gnome-softwar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nome-software</text:p>
          </table:table-cell>
          <table:table-cell table:number-columns-repeated="2"/>
        </table:table-row>
        <table:table-row table:style-name="ro1">
          <table:table-cell table:formula="of:=COUNTIF([.B$1:.B$1048576];[.B304])" office:value-type="float" office:value="1" calcext:value-type="float">
            <text:p>1</text:p>
          </table:table-cell>
          <table:table-cell office:value-type="string" calcext:value-type="string">
            <text:p>gnome-sound-recorder</text:p>
          </table:table-cell>
          <table:table-cell office:value-type="string" calcext:value-type="string">
            <text:p>apps/gnome-sound-record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nome-sound-recorder</text:p>
          </table:table-cell>
          <table:table-cell table:number-columns-repeated="2"/>
        </table:table-row>
        <table:table-row table:style-name="ro1">
          <table:table-cell table:formula="of:=COUNTIF([.B$1:.B$1048576];[.B305])" office:value-type="float" office:value="1" calcext:value-type="float">
            <text:p>1</text:p>
          </table:table-cell>
          <table:table-cell office:value-type="string" calcext:value-type="string">
            <text:p>gnome-subtitles</text:p>
          </table:table-cell>
          <table:table-cell office:value-type="string" calcext:value-type="string">
            <text:p>apps/gnome-subtitles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nome-subtitles</text:p>
          </table:table-cell>
          <table:table-cell table:number-columns-repeated="2"/>
        </table:table-row>
        <table:table-row table:style-name="ro1">
          <table:table-cell table:formula="of:=COUNTIF([.B$1:.B$1048576];[.B306])" office:value-type="float" office:value="1" calcext:value-type="float">
            <text:p>1</text:p>
          </table:table-cell>
          <table:table-cell office:value-type="string" calcext:value-type="string">
            <text:p>gnome-tali</text:p>
          </table:table-cell>
          <table:table-cell office:value-type="string" calcext:value-type="string">
            <text:p>apps/gnome-tali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nome-tali</text:p>
          </table:table-cell>
          <table:table-cell table:number-columns-repeated="2"/>
        </table:table-row>
        <table:table-row table:style-name="ro1">
          <table:table-cell table:formula="of:=COUNTIF([.B$1:.B$1048576];[.B307])" office:value-type="float" office:value="1" calcext:value-type="float">
            <text:p>1</text:p>
          </table:table-cell>
          <table:table-cell office:value-type="string" calcext:value-type="string">
            <text:p>gnome-tetravex</text:p>
          </table:table-cell>
          <table:table-cell office:value-type="string" calcext:value-type="string">
            <text:p>apps/gnome-tetravex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nome-tetravex</text:p>
          </table:table-cell>
          <table:table-cell table:number-columns-repeated="2"/>
        </table:table-row>
        <table:table-row table:style-name="ro1">
          <table:table-cell table:formula="of:=COUNTIF([.B$1:.B$1048576];[.B308])" office:value-type="float" office:value="1" calcext:value-type="float">
            <text:p>1</text:p>
          </table:table-cell>
          <table:table-cell office:value-type="string" calcext:value-type="string">
            <text:p>gnome-todo</text:p>
          </table:table-cell>
          <table:table-cell office:value-type="string" calcext:value-type="string">
            <text:p>apps/gnome-todo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nome-todo</text:p>
          </table:table-cell>
          <table:table-cell table:number-columns-repeated="2"/>
        </table:table-row>
        <table:table-row table:style-name="ro1">
          <table:table-cell table:formula="of:=COUNTIF([.B$1:.B$1048576];[.B309])" office:value-type="float" office:value="1" calcext:value-type="float">
            <text:p>1</text:p>
          </table:table-cell>
          <table:table-cell office:value-type="string" calcext:value-type="string">
            <text:p>gnome-tweak-tool</text:p>
          </table:table-cell>
          <table:table-cell office:value-type="string" calcext:value-type="string">
            <text:p>apps/gnome-tweak-tool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nome-tweak-tool</text:p>
          </table:table-cell>
          <table:table-cell table:number-columns-repeated="2"/>
        </table:table-row>
        <table:table-row table:style-name="ro1">
          <table:table-cell table:formula="of:=COUNTIF([.B$1:.B$1048576];[.B310])" office:value-type="float" office:value="1" calcext:value-type="float">
            <text:p>1</text:p>
          </table:table-cell>
          <table:table-cell office:value-type="string" calcext:value-type="string">
            <text:p>gnome-weather</text:p>
          </table:table-cell>
          <table:table-cell office:value-type="string" calcext:value-type="string">
            <text:p>apps/gnome-weath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nome-weather</text:p>
          </table:table-cell>
          <table:table-cell table:number-columns-repeated="2"/>
        </table:table-row>
        <table:table-row table:style-name="ro1">
          <table:table-cell table:formula="of:=COUNTIF([.B$1:.B$1048576];[.B311])" office:value-type="float" office:value="1" calcext:value-type="float">
            <text:p>1</text:p>
          </table:table-cell>
          <table:table-cell office:value-type="string" calcext:value-type="string">
            <text:p>gnomines</text:p>
          </table:table-cell>
          <table:table-cell office:value-type="string" calcext:value-type="string">
            <text:p>apps/gnomines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nomines</text:p>
          </table:table-cell>
          <table:table-cell table:number-columns-repeated="2"/>
        </table:table-row>
        <table:table-row table:style-name="ro1">
          <table:table-cell table:formula="of:=COUNTIF([.B$1:.B$1048576];[.B312])" office:value-type="float" office:value="1" calcext:value-type="float">
            <text:p>1</text:p>
          </table:table-cell>
          <table:table-cell office:value-type="string" calcext:value-type="string">
            <text:p>gnu-r</text:p>
          </table:table-cell>
          <table:table-cell office:value-type="string" calcext:value-type="string">
            <text:p>apps/gnu-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nu-r</text:p>
          </table:table-cell>
          <table:table-cell table:number-columns-repeated="2"/>
        </table:table-row>
        <table:table-row table:style-name="ro1">
          <table:table-cell table:formula="of:=COUNTIF([.B$1:.B$1048576];[.B313])" office:value-type="float" office:value="1" calcext:value-type="float">
            <text:p>1</text:p>
          </table:table-cell>
          <table:table-cell office:value-type="string" calcext:value-type="string">
            <text:p>gnucash</text:p>
          </table:table-cell>
          <table:table-cell office:value-type="string" calcext:value-type="string">
            <text:p>apps/gnucash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nucash</text:p>
          </table:table-cell>
          <table:table-cell table:number-columns-repeated="2"/>
        </table:table-row>
        <table:table-row table:style-name="ro1">
          <table:table-cell table:formula="of:=COUNTIF([.B$1:.B$1048576];[.B314])" office:value-type="float" office:value="1" calcext:value-type="float">
            <text:p>1</text:p>
          </table:table-cell>
          <table:table-cell office:value-type="string" calcext:value-type="string">
            <text:p>gnumeric</text:p>
          </table:table-cell>
          <table:table-cell office:value-type="string" calcext:value-type="string">
            <text:p>apps/gnumeric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numeric</text:p>
          </table:table-cell>
          <table:table-cell table:number-columns-repeated="2"/>
        </table:table-row>
        <table:table-row table:style-name="ro1">
          <table:table-cell table:formula="of:=COUNTIF([.B$1:.B$1048576];[.B315])" office:value-type="float" office:value="1" calcext:value-type="float">
            <text:p>1</text:p>
          </table:table-cell>
          <table:table-cell office:value-type="string" calcext:value-type="string">
            <text:p>gnupg</text:p>
          </table:table-cell>
          <table:table-cell office:value-type="string" calcext:value-type="string">
            <text:p>apps/gnupg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nupg</text:p>
          </table:table-cell>
          <table:table-cell table:number-columns-repeated="2"/>
        </table:table-row>
        <table:table-row table:style-name="ro1">
          <table:table-cell table:formula="of:=COUNTIF([.B$1:.B$1048576];[.B316])" office:value-type="float" office:value="1" calcext:value-type="float">
            <text:p>1</text:p>
          </table:table-cell>
          <table:table-cell office:value-type="string" calcext:value-type="string">
            <text:p>godot</text:p>
          </table:table-cell>
          <table:table-cell office:value-type="string" calcext:value-type="string">
            <text:p>apps/godot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odot</text:p>
          </table:table-cell>
          <table:table-cell table:number-columns-repeated="2"/>
        </table:table-row>
        <table:table-row table:style-name="ro1">
          <table:table-cell table:formula="of:=COUNTIF([.B$1:.B$1048576];[.B317])" office:value-type="float" office:value="1" calcext:value-type="float">
            <text:p>1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web/web-google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google</text:p>
          </table:table-cell>
          <table:table-cell table:number-columns-repeated="2"/>
        </table:table-row>
        <table:table-row table:style-name="ro1">
          <table:table-cell table:formula="of:=COUNTIF([.B$1:.B$1048576];[.B318])" office:value-type="float" office:value="1" calcext:value-type="float">
            <text:p>1</text:p>
          </table:table-cell>
          <table:table-cell office:value-type="string" calcext:value-type="string">
            <text:p>google-apps-script</text:p>
          </table:table-cell>
          <table:table-cell office:value-type="string" calcext:value-type="string">
            <text:p>web/web-google-apps-script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google-apps-script</text:p>
          </table:table-cell>
          <table:table-cell table:number-columns-repeated="2"/>
        </table:table-row>
        <table:table-row table:style-name="ro1">
          <table:table-cell table:formula="of:=COUNTIF([.B$1:.B$1048576];[.B319])" office:value-type="float" office:value="1" calcext:value-type="float">
            <text:p>1</text:p>
          </table:table-cell>
          <table:table-cell office:value-type="string" calcext:value-type="string">
            <text:p>google-calendar</text:p>
          </table:table-cell>
          <table:table-cell office:value-type="string" calcext:value-type="string">
            <text:p>web/web-google-calendar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google-calendar</text:p>
          </table:table-cell>
          <table:table-cell table:number-columns-repeated="2"/>
        </table:table-row>
        <table:table-row table:style-name="ro1">
          <table:table-cell table:formula="of:=COUNTIF([.B$1:.B$1048576];[.B320])" office:value-type="float" office:value="1" calcext:value-type="float">
            <text:p>1</text:p>
          </table:table-cell>
          <table:table-cell office:value-type="string" calcext:value-type="string">
            <text:p>google-cast</text:p>
          </table:table-cell>
          <table:table-cell office:value-type="string" calcext:value-type="string">
            <text:p>web/web-google-cast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google-cast</text:p>
          </table:table-cell>
          <table:table-cell table:number-columns-repeated="2"/>
        </table:table-row>
        <table:table-row table:style-name="ro1">
          <table:table-cell table:formula="of:=COUNTIF([.B$1:.B$1048576];[.B321])" office:value-type="float" office:value="1" calcext:value-type="float">
            <text:p>1</text:p>
          </table:table-cell>
          <table:table-cell office:value-type="string" calcext:value-type="string">
            <text:p>google-chrome</text:p>
          </table:table-cell>
          <table:table-cell office:value-type="string" calcext:value-type="string">
            <text:p>apps/google-chrom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oogle-chrome</text:p>
          </table:table-cell>
          <table:table-cell table:number-columns-repeated="2"/>
        </table:table-row>
        <table:table-row table:style-name="ro1">
          <table:table-cell table:formula="of:=COUNTIF([.B$1:.B$1048576];[.B322])" office:value-type="float" office:value="1" calcext:value-type="float">
            <text:p>1</text:p>
          </table:table-cell>
          <table:table-cell office:value-type="string" calcext:value-type="string">
            <text:p>google-chrome-old</text:p>
          </table:table-cell>
          <table:table-cell office:value-type="string" calcext:value-type="string">
            <text:p>apps/google-chrome-old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oogle-chrome-old</text:p>
          </table:table-cell>
          <table:table-cell table:number-columns-repeated="2"/>
        </table:table-row>
        <table:table-row table:style-name="ro1">
          <table:table-cell table:formula="of:=COUNTIF([.B$1:.B$1048576];[.B323])" office:value-type="float" office:value="1" calcext:value-type="float">
            <text:p>1</text:p>
          </table:table-cell>
          <table:table-cell office:value-type="string" calcext:value-type="string">
            <text:p>google-docs</text:p>
          </table:table-cell>
          <table:table-cell office:value-type="string" calcext:value-type="string">
            <text:p>web/web-google-docs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google-docs</text:p>
          </table:table-cell>
          <table:table-cell table:number-columns-repeated="2"/>
        </table:table-row>
        <table:table-row table:style-name="ro1">
          <table:table-cell table:formula="of:=COUNTIF([.B$1:.B$1048576];[.B324])" office:value-type="float" office:value="1" calcext:value-type="float">
            <text:p>1</text:p>
          </table:table-cell>
          <table:table-cell office:value-type="string" calcext:value-type="string">
            <text:p>google-drawings</text:p>
          </table:table-cell>
          <table:table-cell office:value-type="string" calcext:value-type="string">
            <text:p>web/web-google-drawings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google-drawings</text:p>
          </table:table-cell>
          <table:table-cell table:number-columns-repeated="2"/>
        </table:table-row>
        <table:table-row table:style-name="ro1">
          <table:table-cell table:formula="of:=COUNTIF([.B$1:.B$1048576];[.B325])" office:value-type="float" office:value="1" calcext:value-type="float">
            <text:p>1</text:p>
          </table:table-cell>
          <table:table-cell office:value-type="string" calcext:value-type="string">
            <text:p>google-drive</text:p>
          </table:table-cell>
          <table:table-cell office:value-type="string" calcext:value-type="string">
            <text:p>web/web-google-drive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google-drive</text:p>
          </table:table-cell>
          <table:table-cell table:number-columns-repeated="2"/>
        </table:table-row>
        <table:table-row table:style-name="ro1">
          <table:table-cell table:formula="of:=COUNTIF([.B$1:.B$1048576];[.B326])" office:value-type="float" office:value="1" calcext:value-type="float">
            <text:p>1</text:p>
          </table:table-cell>
          <table:table-cell office:value-type="string" calcext:value-type="string">
            <text:p>google-drive-old</text:p>
          </table:table-cell>
          <table:table-cell office:value-type="string" calcext:value-type="string">
            <text:p>web/web-google-drive-old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google-drive-old</text:p>
          </table:table-cell>
          <table:table-cell table:number-columns-repeated="2"/>
        </table:table-row>
        <table:table-row table:style-name="ro1">
          <table:table-cell table:formula="of:=COUNTIF([.B$1:.B$1048576];[.B327])" office:value-type="float" office:value="1" calcext:value-type="float">
            <text:p>1</text:p>
          </table:table-cell>
          <table:table-cell office:value-type="string" calcext:value-type="string">
            <text:p>google-earth</text:p>
          </table:table-cell>
          <table:table-cell office:value-type="string" calcext:value-type="string">
            <text:p>web/web-google-earth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google-earth</text:p>
          </table:table-cell>
          <table:table-cell table:number-columns-repeated="2"/>
        </table:table-row>
        <table:table-row table:style-name="ro1">
          <table:table-cell table:formula="of:=COUNTIF([.B$1:.B$1048576];[.B328])" office:value-type="float" office:value="1" calcext:value-type="float">
            <text:p>1</text:p>
          </table:table-cell>
          <table:table-cell office:value-type="string" calcext:value-type="string">
            <text:p>google-forms</text:p>
          </table:table-cell>
          <table:table-cell office:value-type="string" calcext:value-type="string">
            <text:p>web/web-google-forms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google-forms</text:p>
          </table:table-cell>
          <table:table-cell table:number-columns-repeated="2"/>
        </table:table-row>
        <table:table-row table:style-name="ro1">
          <table:table-cell table:formula="of:=COUNTIF([.B$1:.B$1048576];[.B329])" office:value-type="float" office:value="1" calcext:value-type="float">
            <text:p>1</text:p>
          </table:table-cell>
          <table:table-cell office:value-type="string" calcext:value-type="string">
            <text:p>google-fusion-tables</text:p>
          </table:table-cell>
          <table:table-cell office:value-type="string" calcext:value-type="string">
            <text:p>web/web-google-fusion-tables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google-fusion-tables</text:p>
          </table:table-cell>
          <table:table-cell table:number-columns-repeated="2"/>
        </table:table-row>
        <table:table-row table:style-name="ro1">
          <table:table-cell table:formula="of:=COUNTIF([.B$1:.B$1048576];[.B330])" office:value-type="float" office:value="1" calcext:value-type="float">
            <text:p>1</text:p>
          </table:table-cell>
          <table:table-cell office:value-type="string" calcext:value-type="string">
            <text:p>google-gmail</text:p>
          </table:table-cell>
          <table:table-cell office:value-type="string" calcext:value-type="string">
            <text:p>web/web-google-gmai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google-gmail</text:p>
          </table:table-cell>
          <table:table-cell table:number-columns-repeated="2"/>
        </table:table-row>
        <table:table-row table:style-name="ro1">
          <table:table-cell table:formula="of:=COUNTIF([.B$1:.B$1048576];[.B331])" office:value-type="float" office:value="1" calcext:value-type="float">
            <text:p>1</text:p>
          </table:table-cell>
          <table:table-cell office:value-type="string" calcext:value-type="string">
            <text:p>google-gmail-offline</text:p>
          </table:table-cell>
          <table:table-cell office:value-type="string" calcext:value-type="string">
            <text:p>web/web-google-gmail-offline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google-gmail-offline</text:p>
          </table:table-cell>
          <table:table-cell table:number-columns-repeated="2"/>
        </table:table-row>
        <table:table-row table:style-name="ro1">
          <table:table-cell table:formula="of:=COUNTIF([.B$1:.B$1048576];[.B332])" office:value-type="float" office:value="1" calcext:value-type="float">
            <text:p>1</text:p>
          </table:table-cell>
          <table:table-cell office:value-type="string" calcext:value-type="string">
            <text:p>google-hangouts</text:p>
          </table:table-cell>
          <table:table-cell office:value-type="string" calcext:value-type="string">
            <text:p>web/web-google-hangouts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google-hangouts</text:p>
          </table:table-cell>
          <table:table-cell table:number-columns-repeated="2"/>
        </table:table-row>
        <table:table-row table:style-name="ro1">
          <table:table-cell table:formula="of:=COUNTIF([.B$1:.B$1048576];[.B333])" office:value-type="float" office:value="1" calcext:value-type="float">
            <text:p>1</text:p>
          </table:table-cell>
          <table:table-cell office:value-type="string" calcext:value-type="string">
            <text:p>google-keep</text:p>
          </table:table-cell>
          <table:table-cell office:value-type="string" calcext:value-type="string">
            <text:p>web/web-google-keep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google-keep</text:p>
          </table:table-cell>
          <table:table-cell table:number-columns-repeated="2"/>
        </table:table-row>
        <table:table-row table:style-name="ro1">
          <table:table-cell table:formula="of:=COUNTIF([.B$1:.B$1048576];[.B334])" office:value-type="float" office:value="1" calcext:value-type="float">
            <text:p>1</text:p>
          </table:table-cell>
          <table:table-cell office:value-type="string" calcext:value-type="string">
            <text:p>google-maps</text:p>
          </table:table-cell>
          <table:table-cell office:value-type="string" calcext:value-type="string">
            <text:p>web/web-google-maps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google-maps</text:p>
          </table:table-cell>
          <table:table-cell table:number-columns-repeated="2"/>
        </table:table-row>
        <table:table-row table:style-name="ro1">
          <table:table-cell table:formula="of:=COUNTIF([.B$1:.B$1048576];[.B335])" office:value-type="float" office:value="1" calcext:value-type="float">
            <text:p>1</text:p>
          </table:table-cell>
          <table:table-cell office:value-type="string" calcext:value-type="string">
            <text:p>google-music-manager</text:p>
          </table:table-cell>
          <table:table-cell office:value-type="string" calcext:value-type="string">
            <text:p>apps/google-music-manag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oogle-music-manager</text:p>
          </table:table-cell>
          <table:table-cell table:number-columns-repeated="2"/>
        </table:table-row>
        <table:table-row table:style-name="ro1">
          <table:table-cell table:formula="of:=COUNTIF([.B$1:.B$1048576];[.B336])" office:value-type="float" office:value="1" calcext:value-type="float">
            <text:p>1</text:p>
          </table:table-cell>
          <table:table-cell office:value-type="string" calcext:value-type="string">
            <text:p>google-photos</text:p>
          </table:table-cell>
          <table:table-cell office:value-type="string" calcext:value-type="string">
            <text:p>web/web-google-photos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google-photos</text:p>
          </table:table-cell>
          <table:table-cell table:number-columns-repeated="2"/>
        </table:table-row>
        <table:table-row table:style-name="ro1">
          <table:table-cell table:formula="of:=COUNTIF([.B$1:.B$1048576];[.B337])" office:value-type="float" office:value="1" calcext:value-type="float">
            <text:p>1</text:p>
          </table:table-cell>
          <table:table-cell office:value-type="string" calcext:value-type="string">
            <text:p>google-play</text:p>
          </table:table-cell>
          <table:table-cell office:value-type="string" calcext:value-type="string">
            <text:p>web/web-google-play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google-play</text:p>
          </table:table-cell>
          <table:table-cell table:number-columns-repeated="2"/>
        </table:table-row>
        <table:table-row table:style-name="ro1">
          <table:table-cell table:formula="of:=COUNTIF([.B$1:.B$1048576];[.B338])" office:value-type="float" office:value="1" calcext:value-type="float">
            <text:p>1</text:p>
          </table:table-cell>
          <table:table-cell office:value-type="string" calcext:value-type="string">
            <text:p>google-play-books</text:p>
          </table:table-cell>
          <table:table-cell office:value-type="string" calcext:value-type="string">
            <text:p>web/web-google-play-books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google-play-books</text:p>
          </table:table-cell>
          <table:table-cell table:number-columns-repeated="2"/>
        </table:table-row>
        <table:table-row table:style-name="ro1">
          <table:table-cell table:formula="of:=COUNTIF([.B$1:.B$1048576];[.B339])" office:value-type="float" office:value="1" calcext:value-type="float">
            <text:p>1</text:p>
          </table:table-cell>
          <table:table-cell office:value-type="string" calcext:value-type="string">
            <text:p>google-play-movies</text:p>
          </table:table-cell>
          <table:table-cell office:value-type="string" calcext:value-type="string">
            <text:p>web/web-google-play-movies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google-play-movies</text:p>
          </table:table-cell>
          <table:table-cell table:number-columns-repeated="2"/>
        </table:table-row>
        <table:table-row table:style-name="ro1">
          <table:table-cell table:formula="of:=COUNTIF([.B$1:.B$1048576];[.B340])" office:value-type="float" office:value="1" calcext:value-type="float">
            <text:p>1</text:p>
          </table:table-cell>
          <table:table-cell office:value-type="string" calcext:value-type="string">
            <text:p>google-play-music</text:p>
          </table:table-cell>
          <table:table-cell office:value-type="string" calcext:value-type="string">
            <text:p>web/web-google-play-music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google-play-music</text:p>
          </table:table-cell>
          <table:table-cell table:number-columns-repeated="2"/>
        </table:table-row>
        <table:table-row table:style-name="ro1">
          <table:table-cell table:formula="of:=COUNTIF([.B$1:.B$1048576];[.B341])" office:value-type="float" office:value="1" calcext:value-type="float">
            <text:p>1</text:p>
          </table:table-cell>
          <table:table-cell office:value-type="string" calcext:value-type="string">
            <text:p>google-plus</text:p>
          </table:table-cell>
          <table:table-cell office:value-type="string" calcext:value-type="string">
            <text:p>web/web-google-plus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google-plus</text:p>
          </table:table-cell>
          <table:table-cell table:number-columns-repeated="2"/>
        </table:table-row>
        <table:table-row table:style-name="ro1">
          <table:table-cell table:formula="of:=COUNTIF([.B$1:.B$1048576];[.B342])" office:value-type="float" office:value="1" calcext:value-type="float">
            <text:p>1</text:p>
          </table:table-cell>
          <table:table-cell office:value-type="string" calcext:value-type="string">
            <text:p>google-sheets</text:p>
          </table:table-cell>
          <table:table-cell office:value-type="string" calcext:value-type="string">
            <text:p>web/web-google-sheets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google-sheets</text:p>
          </table:table-cell>
          <table:table-cell table:number-columns-repeated="2"/>
        </table:table-row>
        <table:table-row table:style-name="ro1">
          <table:table-cell table:formula="of:=COUNTIF([.B$1:.B$1048576];[.B343])" office:value-type="float" office:value="1" calcext:value-type="float">
            <text:p>1</text:p>
          </table:table-cell>
          <table:table-cell office:value-type="string" calcext:value-type="string">
            <text:p>google-slides</text:p>
          </table:table-cell>
          <table:table-cell office:value-type="string" calcext:value-type="string">
            <text:p>web/web-google-slides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google-slides</text:p>
          </table:table-cell>
          <table:table-cell table:number-columns-repeated="2"/>
        </table:table-row>
        <table:table-row table:style-name="ro1">
          <table:table-cell table:formula="of:=COUNTIF([.B$1:.B$1048576];[.B344])" office:value-type="float" office:value="1" calcext:value-type="float">
            <text:p>1</text:p>
          </table:table-cell>
          <table:table-cell office:value-type="string" calcext:value-type="string">
            <text:p>google-wallet</text:p>
          </table:table-cell>
          <table:table-cell office:value-type="string" calcext:value-type="string">
            <text:p>web/web-google-wallet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google-wallet</text:p>
          </table:table-cell>
          <table:table-cell table:number-columns-repeated="2"/>
        </table:table-row>
        <table:table-row table:style-name="ro1">
          <table:table-cell table:formula="of:=COUNTIF([.B$1:.B$1048576];[.B345])" office:value-type="float" office:value="1" calcext:value-type="float">
            <text:p>1</text:p>
          </table:table-cell>
          <table:table-cell office:value-type="string" calcext:value-type="string">
            <text:p>google-webdesigner</text:p>
          </table:table-cell>
          <table:table-cell office:value-type="string" calcext:value-type="string">
            <text:p>apps/google-webdesign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oogle-webdesigner</text:p>
          </table:table-cell>
          <table:table-cell table:number-columns-repeated="2"/>
        </table:table-row>
        <table:table-row table:style-name="ro1">
          <table:table-cell table:formula="of:=COUNTIF([.B$1:.B$1048576];[.B346])" office:value-type="float" office:value="1" calcext:value-type="float">
            <text:p>1</text:p>
          </table:table-cell>
          <table:table-cell office:value-type="string" calcext:value-type="string">
            <text:p>google-youtube</text:p>
          </table:table-cell>
          <table:table-cell office:value-type="string" calcext:value-type="string">
            <text:p>web/web-google-youtube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google-youtube</text:p>
          </table:table-cell>
          <table:table-cell table:number-columns-repeated="2"/>
        </table:table-row>
        <table:table-row table:style-name="ro1">
          <table:table-cell table:formula="of:=COUNTIF([.B$1:.B$1048576];[.B347])" office:value-type="float" office:value="1" calcext:value-type="float">
            <text:p>1</text:p>
          </table:table-cell>
          <table:table-cell office:value-type="string" calcext:value-type="string">
            <text:p>gparted</text:p>
          </table:table-cell>
          <table:table-cell office:value-type="string" calcext:value-type="string">
            <text:p>apps/gparted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parted</text:p>
          </table:table-cell>
          <table:table-cell table:number-columns-repeated="2"/>
        </table:table-row>
        <table:table-row table:style-name="ro1">
          <table:table-cell table:formula="of:=COUNTIF([.B$1:.B$1048576];[.B348])" office:value-type="float" office:value="1" calcext:value-type="float">
            <text:p>1</text:p>
          </table:table-cell>
          <table:table-cell office:value-type="string" calcext:value-type="string">
            <text:p>gpick</text:p>
          </table:table-cell>
          <table:table-cell office:value-type="string" calcext:value-type="string">
            <text:p>apps/gpick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pick</text:p>
          </table:table-cell>
          <table:table-cell table:number-columns-repeated="2"/>
        </table:table-row>
        <table:table-row table:style-name="ro1">
          <table:table-cell table:formula="of:=COUNTIF([.B$1:.B$1048576];[.B349])" office:value-type="float" office:value="1" calcext:value-type="float">
            <text:p>1</text:p>
          </table:table-cell>
          <table:table-cell office:value-type="string" calcext:value-type="string">
            <text:p>gpk-service-pack</text:p>
          </table:table-cell>
          <table:table-cell office:value-type="string" calcext:value-type="string">
            <text:p>apps/gpk-service-pack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pk-service-pack</text:p>
          </table:table-cell>
          <table:table-cell table:number-columns-repeated="2"/>
        </table:table-row>
        <table:table-row table:style-name="ro1">
          <table:table-cell table:formula="of:=COUNTIF([.B$1:.B$1048576];[.B350])" office:value-type="float" office:value="1" calcext:value-type="float">
            <text:p>1</text:p>
          </table:table-cell>
          <table:table-cell office:value-type="string" calcext:value-type="string">
            <text:p>gpodder</text:p>
          </table:table-cell>
          <table:table-cell office:value-type="string" calcext:value-type="string">
            <text:p>apps/gpodd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podder</text:p>
          </table:table-cell>
          <table:table-cell table:number-columns-repeated="2"/>
        </table:table-row>
        <table:table-row table:style-name="ro1">
          <table:table-cell table:formula="of:=COUNTIF([.B$1:.B$1048576];[.B351])" office:value-type="float" office:value="1" calcext:value-type="float">
            <text:p>1</text:p>
          </table:table-cell>
          <table:table-cell office:value-type="string" calcext:value-type="string">
            <text:p>gramps</text:p>
          </table:table-cell>
          <table:table-cell office:value-type="string" calcext:value-type="string">
            <text:p>apps/gramps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ramps</text:p>
          </table:table-cell>
          <table:table-cell table:number-columns-repeated="2"/>
        </table:table-row>
        <table:table-row table:style-name="ro1">
          <table:table-cell table:formula="of:=COUNTIF([.B$1:.B$1048576];[.B352])" office:value-type="float" office:value="1" calcext:value-type="float">
            <text:p>1</text:p>
          </table:table-cell>
          <table:table-cell office:value-type="string" calcext:value-type="string">
            <text:p>grooveshark</text:p>
          </table:table-cell>
          <table:table-cell office:value-type="string" calcext:value-type="string">
            <text:p>web/web-grooveshark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grooveshark</text:p>
          </table:table-cell>
          <table:table-cell table:number-columns-repeated="2"/>
        </table:table-row>
        <table:table-row table:style-name="ro1">
          <table:table-cell table:formula="of:=COUNTIF([.B$1:.B$1048576];[.B353])" office:value-type="float" office:value="1" calcext:value-type="float">
            <text:p>1</text:p>
          </table:table-cell>
          <table:table-cell office:value-type="string" calcext:value-type="string">
            <text:p>grsync</text:p>
          </table:table-cell>
          <table:table-cell office:value-type="string" calcext:value-type="string">
            <text:p>apps/grsync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rsync</text:p>
          </table:table-cell>
          <table:table-cell table:number-columns-repeated="2"/>
        </table:table-row>
        <table:table-row table:style-name="ro1">
          <table:table-cell table:formula="of:=COUNTIF([.B$1:.B$1048576];[.B354])" office:value-type="float" office:value="1" calcext:value-type="float">
            <text:p>1</text:p>
          </table:table-cell>
          <table:table-cell office:value-type="string" calcext:value-type="string">
            <text:p>gstreamer</text:p>
          </table:table-cell>
          <table:table-cell office:value-type="string" calcext:value-type="string">
            <text:p>apps/gstream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streamer</text:p>
          </table:table-cell>
          <table:table-cell table:number-columns-repeated="2"/>
        </table:table-row>
        <table:table-row table:style-name="ro1">
          <table:table-cell table:formula="of:=COUNTIF([.B$1:.B$1048576];[.B355])" office:value-type="float" office:value="1" calcext:value-type="float">
            <text:p>1</text:p>
          </table:table-cell>
          <table:table-cell office:value-type="string" calcext:value-type="string">
            <text:p>gtg</text:p>
          </table:table-cell>
          <table:table-cell office:value-type="string" calcext:value-type="string">
            <text:p>apps/gtg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tg</text:p>
          </table:table-cell>
          <table:table-cell table:number-columns-repeated="2"/>
        </table:table-row>
        <table:table-row table:style-name="ro1">
          <table:table-cell table:formula="of:=COUNTIF([.B$1:.B$1048576];[.B356])" office:value-type="float" office:value="1" calcext:value-type="float">
            <text:p>1</text:p>
          </table:table-cell>
          <table:table-cell office:value-type="string" calcext:value-type="string">
            <text:p>gtk-recordmydesktop</text:p>
          </table:table-cell>
          <table:table-cell office:value-type="string" calcext:value-type="string">
            <text:p>apps/gtk-recordmydesktop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tk-recordmydesktop</text:p>
          </table:table-cell>
          <table:table-cell table:number-columns-repeated="2"/>
        </table:table-row>
        <table:table-row table:style-name="ro1">
          <table:table-cell table:formula="of:=COUNTIF([.B$1:.B$1048576];[.B357])" office:value-type="float" office:value="1" calcext:value-type="float">
            <text:p>1</text:p>
          </table:table-cell>
          <table:table-cell office:value-type="string" calcext:value-type="string">
            <text:p>gtkhash</text:p>
          </table:table-cell>
          <table:table-cell office:value-type="string" calcext:value-type="string">
            <text:p>apps/gtkhash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tkhash</text:p>
          </table:table-cell>
          <table:table-cell table:number-columns-repeated="2"/>
        </table:table-row>
        <table:table-row table:style-name="ro1">
          <table:table-cell table:formula="of:=COUNTIF([.B$1:.B$1048576];[.B358])" office:value-type="float" office:value="1" calcext:value-type="float">
            <text:p>1</text:p>
          </table:table-cell>
          <table:table-cell office:value-type="string" calcext:value-type="string">
            <text:p>gtkpod</text:p>
          </table:table-cell>
          <table:table-cell office:value-type="string" calcext:value-type="string">
            <text:p>apps/gtkpod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tkpod</text:p>
          </table:table-cell>
          <table:table-cell table:number-columns-repeated="2"/>
        </table:table-row>
        <table:table-row table:style-name="ro1">
          <table:table-cell table:formula="of:=COUNTIF([.B$1:.B$1048576];[.B359])" office:value-type="float" office:value="1" calcext:value-type="float">
            <text:p>1</text:p>
          </table:table-cell>
          <table:table-cell office:value-type="string" calcext:value-type="string">
            <text:p>gtkwave</text:p>
          </table:table-cell>
          <table:table-cell office:value-type="string" calcext:value-type="string">
            <text:p>apps/gtkwav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tkwave</text:p>
          </table:table-cell>
          <table:table-cell table:number-columns-repeated="2"/>
        </table:table-row>
        <table:table-row table:style-name="ro1">
          <table:table-cell table:formula="of:=COUNTIF([.B$1:.B$1048576];[.B360])" office:value-type="float" office:value="1" calcext:value-type="float">
            <text:p>1</text:p>
          </table:table-cell>
          <table:table-cell office:value-type="string" calcext:value-type="string">
            <text:p>guake</text:p>
          </table:table-cell>
          <table:table-cell office:value-type="string" calcext:value-type="string">
            <text:p>apps/guak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uake</text:p>
          </table:table-cell>
          <table:table-cell table:number-columns-repeated="2"/>
        </table:table-row>
        <table:table-row table:style-name="ro1">
          <table:table-cell table:formula="of:=COUNTIF([.B$1:.B$1048576];[.B361])" office:value-type="float" office:value="1" calcext:value-type="float">
            <text:p>1</text:p>
          </table:table-cell>
          <table:table-cell office:value-type="string" calcext:value-type="string">
            <text:p>guayadeque</text:p>
          </table:table-cell>
          <table:table-cell office:value-type="string" calcext:value-type="string">
            <text:p>apps/guayadequ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uayadeque</text:p>
          </table:table-cell>
          <table:table-cell table:number-columns-repeated="2"/>
        </table:table-row>
        <table:table-row table:style-name="ro1">
          <table:table-cell table:formula="of:=COUNTIF([.B$1:.B$1048576];[.B362])" office:value-type="float" office:value="1" calcext:value-type="float">
            <text:p>1</text:p>
          </table:table-cell>
          <table:table-cell office:value-type="string" calcext:value-type="string">
            <text:p>gummi</text:p>
          </table:table-cell>
          <table:table-cell office:value-type="string" calcext:value-type="string">
            <text:p>apps/gummi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ummi</text:p>
          </table:table-cell>
          <table:table-cell table:number-columns-repeated="2"/>
        </table:table-row>
        <table:table-row table:style-name="ro1">
          <table:table-cell table:formula="of:=COUNTIF([.B$1:.B$1048576];[.B363])" office:value-type="float" office:value="1" calcext:value-type="float">
            <text:p>1</text:p>
          </table:table-cell>
          <table:table-cell office:value-type="string" calcext:value-type="string">
            <text:p>gwibber</text:p>
          </table:table-cell>
          <table:table-cell office:value-type="string" calcext:value-type="string">
            <text:p>apps/gwibb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gwibber</text:p>
          </table:table-cell>
          <table:table-cell table:number-columns-repeated="2"/>
        </table:table-row>
        <table:table-row table:style-name="ro1">
          <table:table-cell table:formula="of:=COUNTIF([.B$1:.B$1048576];[.B364])" office:value-type="float" office:value="1" calcext:value-type="float">
            <text:p>1</text:p>
          </table:table-cell>
          <table:table-cell office:value-type="string" calcext:value-type="string">
            <text:p>haguichi</text:p>
          </table:table-cell>
          <table:table-cell office:value-type="string" calcext:value-type="string">
            <text:p>apps/haguichi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haguichi</text:p>
          </table:table-cell>
          <table:table-cell table:number-columns-repeated="2"/>
        </table:table-row>
        <table:table-row table:style-name="ro1">
          <table:table-cell table:formula="of:=COUNTIF([.B$1:.B$1048576];[.B365])" office:value-type="float" office:value="1" calcext:value-type="float">
            <text:p>1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apps/half-lif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half-life</text:p>
          </table:table-cell>
          <table:table-cell table:number-columns-repeated="2"/>
        </table:table-row>
        <table:table-row table:style-name="ro1">
          <table:table-cell table:formula="of:=COUNTIF([.B$1:.B$1048576];[.B366])" office:value-type="float" office:value="1" calcext:value-type="float">
            <text:p>1</text:p>
          </table:table-cell>
          <table:table-cell office:value-type="string" calcext:value-type="string">
            <text:p>half-life2</text:p>
          </table:table-cell>
          <table:table-cell office:value-type="string" calcext:value-type="string">
            <text:p>apps/half-life2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half-life2</text:p>
          </table:table-cell>
          <table:table-cell table:number-columns-repeated="2"/>
        </table:table-row>
        <table:table-row table:style-name="ro1">
          <table:table-cell table:formula="of:=COUNTIF([.B$1:.B$1048576];[.B367])" office:value-type="float" office:value="1" calcext:value-type="float">
            <text:p>1</text:p>
          </table:table-cell>
          <table:table-cell office:value-type="string" calcext:value-type="string">
            <text:p>hamster</text:p>
          </table:table-cell>
          <table:table-cell office:value-type="string" calcext:value-type="string">
            <text:p>apps/hamst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hamster</text:p>
          </table:table-cell>
          <table:table-cell table:number-columns-repeated="2"/>
        </table:table-row>
        <table:table-row table:style-name="ro1">
          <table:table-cell table:formula="of:=COUNTIF([.B$1:.B$1048576];[.B368])" office:value-type="float" office:value="1" calcext:value-type="float">
            <text:p>1</text:p>
          </table:table-cell>
          <table:table-cell office:value-type="string" calcext:value-type="string">
            <text:p>handbrake</text:p>
          </table:table-cell>
          <table:table-cell office:value-type="string" calcext:value-type="string">
            <text:p>apps/handbrak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handbrake</text:p>
          </table:table-cell>
          <table:table-cell table:number-columns-repeated="2"/>
        </table:table-row>
        <table:table-row table:style-name="ro1">
          <table:table-cell table:formula="of:=COUNTIF([.B$1:.B$1048576];[.B369])" office:value-type="float" office:value="1" calcext:value-type="float">
            <text:p>1</text:p>
          </table:table-cell>
          <table:table-cell office:value-type="string" calcext:value-type="string">
            <text:p>help-about</text:p>
          </table:table-cell>
          <table:table-cell office:value-type="string" calcext:value-type="string">
            <text:p>apps/help-about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help-about</text:p>
          </table:table-cell>
          <table:table-cell table:number-columns-repeated="2"/>
        </table:table-row>
        <table:table-row table:style-name="ro1">
          <table:table-cell table:formula="of:=COUNTIF([.B$1:.B$1048576];[.B370])" office:value-type="float" office:value="1" calcext:value-type="float">
            <text:p>1</text:p>
          </table:table-cell>
          <table:table-cell office:value-type="string" calcext:value-type="string">
            <text:p>help-browser</text:p>
          </table:table-cell>
          <table:table-cell office:value-type="string" calcext:value-type="string">
            <text:p>apps/help-brows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help-browser</text:p>
          </table:table-cell>
          <table:table-cell table:number-columns-repeated="2"/>
        </table:table-row>
        <table:table-row table:style-name="ro1">
          <table:table-cell table:formula="of:=COUNTIF([.B$1:.B$1048576];[.B371])" office:value-type="float" office:value="1" calcext:value-type="float">
            <text:p>1</text:p>
          </table:table-cell>
          <table:table-cell office:value-type="string" calcext:value-type="string">
            <text:p>hexchat</text:p>
          </table:table-cell>
          <table:table-cell office:value-type="string" calcext:value-type="string">
            <text:p>apps/hexchat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hexchat</text:p>
          </table:table-cell>
          <table:table-cell table:number-columns-repeated="2"/>
        </table:table-row>
        <table:table-row table:style-name="ro1">
          <table:table-cell table:formula="of:=COUNTIF([.B$1:.B$1048576];[.B372])" office:value-type="float" office:value="1" calcext:value-type="float">
            <text:p>1</text:p>
          </table:table-cell>
          <table:table-cell office:value-type="string" calcext:value-type="string">
            <text:p>higan</text:p>
          </table:table-cell>
          <table:table-cell office:value-type="string" calcext:value-type="string">
            <text:p>apps/higan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higan</text:p>
          </table:table-cell>
          <table:table-cell table:number-columns-repeated="2"/>
        </table:table-row>
        <table:table-row table:style-name="ro1">
          <table:table-cell table:formula="of:=COUNTIF([.B$1:.B$1048576];[.B373])" office:value-type="float" office:value="1" calcext:value-type="float">
            <text:p>1</text:p>
          </table:table-cell>
          <table:table-cell office:value-type="string" calcext:value-type="string">
            <text:p>hipchat</text:p>
          </table:table-cell>
          <table:table-cell office:value-type="string" calcext:value-type="string">
            <text:p>apps/hipchat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hipchat</text:p>
          </table:table-cell>
          <table:table-cell table:number-columns-repeated="2"/>
        </table:table-row>
        <table:table-row table:style-name="ro1">
          <table:table-cell table:formula="of:=COUNTIF([.B$1:.B$1048576];[.B374])" office:value-type="float" office:value="1" calcext:value-type="float">
            <text:p>1</text:p>
          </table:table-cell>
          <table:table-cell office:value-type="string" calcext:value-type="string">
            <text:p>homebank</text:p>
          </table:table-cell>
          <table:table-cell office:value-type="string" calcext:value-type="string">
            <text:p>apps/homebank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homebank</text:p>
          </table:table-cell>
          <table:table-cell table:number-columns-repeated="2"/>
        </table:table-row>
        <table:table-row table:style-name="ro1">
          <table:table-cell table:formula="of:=COUNTIF([.B$1:.B$1048576];[.B375])" office:value-type="float" office:value="1" calcext:value-type="float">
            <text:p>1</text:p>
          </table:table-cell>
          <table:table-cell office:value-type="string" calcext:value-type="string">
            <text:p>hp-logo</text:p>
          </table:table-cell>
          <table:table-cell office:value-type="string" calcext:value-type="string">
            <text:p>apps/hp-logo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hp-logo</text:p>
          </table:table-cell>
          <table:table-cell table:number-columns-repeated="2"/>
        </table:table-row>
        <table:table-row table:style-name="ro1">
          <table:table-cell table:formula="of:=COUNTIF([.B$1:.B$1048576];[.B376])" office:value-type="float" office:value="1" calcext:value-type="float">
            <text:p>1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web/web-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html</text:p>
          </table:table-cell>
          <table:table-cell table:number-columns-repeated="2"/>
        </table:table-row>
        <table:table-row table:style-name="ro1">
          <table:table-cell table:formula="of:=COUNTIF([.B$1:.B$1048576];[.B377])" office:value-type="float" office:value="1" calcext:value-type="float">
            <text:p>1</text:p>
          </table:table-cell>
          <table:table-cell office:value-type="string" calcext:value-type="string">
            <text:p>hugin</text:p>
          </table:table-cell>
          <table:table-cell office:value-type="string" calcext:value-type="string">
            <text:p>apps/hugin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hugin</text:p>
          </table:table-cell>
          <table:table-cell table:number-columns-repeated="2"/>
        </table:table-row>
        <table:table-row table:style-name="ro1">
          <table:table-cell table:formula="of:=COUNTIF([.B$1:.B$1048576];[.B378])" office:value-type="float" office:value="1" calcext:value-type="float">
            <text:p>1</text:p>
          </table:table-cell>
          <table:table-cell office:value-type="string" calcext:value-type="string">
            <text:p>hulu</text:p>
          </table:table-cell>
          <table:table-cell office:value-type="string" calcext:value-type="string">
            <text:p>web/web-hulu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hulu</text:p>
          </table:table-cell>
          <table:table-cell table:number-columns-repeated="2"/>
        </table:table-row>
        <table:table-row table:style-name="ro1">
          <table:table-cell table:formula="of:=COUNTIF([.B$1:.B$1048576];[.B379])" office:value-type="float" office:value="1" calcext:value-type="float">
            <text:p>1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apps/hydrogen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hydrogen</text:p>
          </table:table-cell>
          <table:table-cell table:number-columns-repeated="2"/>
        </table:table-row>
        <table:table-row table:style-name="ro1">
          <table:table-cell table:formula="of:=COUNTIF([.B$1:.B$1048576];[.B380])" office:value-type="float" office:value="1" calcext:value-type="float">
            <text:p>1</text:p>
          </table:table-cell>
          <table:table-cell office:value-type="string" calcext:value-type="string">
            <text:p>iagno</text:p>
          </table:table-cell>
          <table:table-cell office:value-type="string" calcext:value-type="string">
            <text:p>apps/iagno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iagno</text:p>
          </table:table-cell>
          <table:table-cell table:number-columns-repeated="2"/>
        </table:table-row>
        <table:table-row table:style-name="ro1">
          <table:table-cell table:formula="of:=COUNTIF([.B$1:.B$1048576];[.B381])" office:value-type="float" office:value="1" calcext:value-type="float">
            <text:p>1</text:p>
          </table:table-cell>
          <table:table-cell office:value-type="string" calcext:value-type="string">
            <text:p>ibus</text:p>
          </table:table-cell>
          <table:table-cell office:value-type="string" calcext:value-type="string">
            <text:p>apps/ibus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ibus</text:p>
          </table:table-cell>
          <table:table-cell table:number-columns-repeated="2"/>
        </table:table-row>
        <table:table-row table:style-name="ro1">
          <table:table-cell table:formula="of:=COUNTIF([.B$1:.B$1048576];[.B382])" office:value-type="float" office:value="1" calcext:value-type="float">
            <text:p>1</text:p>
          </table:table-cell>
          <table:table-cell office:value-type="string" calcext:value-type="string">
            <text:p>ibus-bopomofo</text:p>
          </table:table-cell>
          <table:table-cell office:value-type="string" calcext:value-type="string">
            <text:p>apps/ibus-bopomofo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ibus-bopomofo</text:p>
          </table:table-cell>
          <table:table-cell table:number-columns-repeated="2"/>
        </table:table-row>
        <table:table-row table:style-name="ro1">
          <table:table-cell table:formula="of:=COUNTIF([.B$1:.B$1048576];[.B383])" office:value-type="float" office:value="1" calcext:value-type="float">
            <text:p>1</text:p>
          </table:table-cell>
          <table:table-cell office:value-type="string" calcext:value-type="string">
            <text:p>ibus-pinyin</text:p>
          </table:table-cell>
          <table:table-cell office:value-type="string" calcext:value-type="string">
            <text:p>apps/ibus-pinyin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ibus-pinyin</text:p>
          </table:table-cell>
          <table:table-cell table:number-columns-repeated="2"/>
        </table:table-row>
        <table:table-row table:style-name="ro1">
          <table:table-cell table:formula="of:=COUNTIF([.B$1:.B$1048576];[.B384])" office:value-type="float" office:value="1" calcext:value-type="float">
            <text:p>1</text:p>
          </table:table-cell>
          <table:table-cell office:value-type="string" calcext:value-type="string">
            <text:p>iceweasel</text:p>
          </table:table-cell>
          <table:table-cell office:value-type="string" calcext:value-type="string">
            <text:p>apps/iceweasel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iceweasel</text:p>
          </table:table-cell>
          <table:table-cell table:number-columns-repeated="2"/>
        </table:table-row>
        <table:table-row table:style-name="ro1">
          <table:table-cell table:formula="of:=COUNTIF([.B$1:.B$1048576];[.B385])" office:value-type="float" office:value="1" calcext:value-type="float">
            <text:p>1</text:p>
          </table:table-cell>
          <table:table-cell office:value-type="string" calcext:value-type="string">
            <text:p>icq</text:p>
          </table:table-cell>
          <table:table-cell office:value-type="string" calcext:value-type="string">
            <text:p>web/web-icq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icq</text:p>
          </table:table-cell>
          <table:table-cell table:number-columns-repeated="2"/>
        </table:table-row>
        <table:table-row table:style-name="ro1">
          <table:table-cell table:formula="of:=COUNTIF([.B$1:.B$1048576];[.B386])" office:value-type="float" office:value="1" calcext:value-type="float">
            <text:p>1</text:p>
          </table:table-cell>
          <table:table-cell office:value-type="string" calcext:value-type="string">
            <text:p>identica</text:p>
          </table:table-cell>
          <table:table-cell office:value-type="string" calcext:value-type="string">
            <text:p>web/web-identica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identica</text:p>
          </table:table-cell>
          <table:table-cell table:number-columns-repeated="2"/>
        </table:table-row>
        <table:table-row table:style-name="ro1">
          <table:table-cell table:formula="of:=COUNTIF([.B$1:.B$1048576];[.B387])" office:value-type="float" office:value="1" calcext:value-type="float">
            <text:p>1</text:p>
          </table:table-cell>
          <table:table-cell office:value-type="string" calcext:value-type="string">
            <text:p>inkscape</text:p>
          </table:table-cell>
          <table:table-cell office:value-type="string" calcext:value-type="string">
            <text:p>apps/inkscap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inkscape</text:p>
          </table:table-cell>
          <table:table-cell table:number-columns-repeated="2"/>
        </table:table-row>
        <table:table-row table:style-name="ro1">
          <table:table-cell table:formula="of:=COUNTIF([.B$1:.B$1048576];[.B388])" office:value-type="float" office:value="1" calcext:value-type="float">
            <text:p>1</text:p>
          </table:table-cell>
          <table:table-cell office:value-type="string" calcext:value-type="string">
            <text:p>input-keyboard</text:p>
          </table:table-cell>
          <table:table-cell office:value-type="string" calcext:value-type="string">
            <text:p>devices/input-keyboard</text:p>
          </table:table-cell>
          <table:table-cell office:value-type="string" calcext:value-type="string">
            <text:p>devices</text:p>
          </table:table-cell>
          <table:table-cell office:value-type="string" calcext:value-type="string">
            <text:p>input-keyboard</text:p>
          </table:table-cell>
          <table:table-cell table:number-columns-repeated="2"/>
        </table:table-row>
        <table:table-row table:style-name="ro1">
          <table:table-cell table:formula="of:=COUNTIF([.B$1:.B$1048576];[.B389])" office:value-type="float" office:value="1" calcext:value-type="float">
            <text:p>1</text:p>
          </table:table-cell>
          <table:table-cell office:value-type="string" calcext:value-type="string">
            <text:p>input-mouse</text:p>
          </table:table-cell>
          <table:table-cell office:value-type="string" calcext:value-type="string">
            <text:p>devices/input-mouse</text:p>
          </table:table-cell>
          <table:table-cell office:value-type="string" calcext:value-type="string">
            <text:p>devices</text:p>
          </table:table-cell>
          <table:table-cell office:value-type="string" calcext:value-type="string">
            <text:p>input-mouse</text:p>
          </table:table-cell>
          <table:table-cell table:number-columns-repeated="2"/>
        </table:table-row>
        <table:table-row table:style-name="ro1">
          <table:table-cell table:formula="of:=COUNTIF([.B$1:.B$1048576];[.B390])" office:value-type="float" office:value="1" calcext:value-type="float">
            <text:p>1</text:p>
          </table:table-cell>
          <table:table-cell office:value-type="string" calcext:value-type="string">
            <text:p>input-tablet</text:p>
          </table:table-cell>
          <table:table-cell office:value-type="string" calcext:value-type="string">
            <text:p>devices/input-tablet</text:p>
          </table:table-cell>
          <table:table-cell office:value-type="string" calcext:value-type="string">
            <text:p>devices</text:p>
          </table:table-cell>
          <table:table-cell office:value-type="string" calcext:value-type="string">
            <text:p>input-tablet</text:p>
          </table:table-cell>
          <table:table-cell table:number-columns-repeated="2"/>
        </table:table-row>
        <table:table-row table:style-name="ro1">
          <table:table-cell table:formula="of:=COUNTIF([.B$1:.B$1048576];[.B391])" office:value-type="float" office:value="1" calcext:value-type="float">
            <text:p>1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web/web-instagram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instagram</text:p>
          </table:table-cell>
          <table:table-cell table:number-columns-repeated="2"/>
        </table:table-row>
        <table:table-row table:style-name="ro1">
          <table:table-cell table:formula="of:=COUNTIF([.B$1:.B$1048576];[.B392])" office:value-type="float" office:value="1" calcext:value-type="float">
            <text:p>1</text:p>
          </table:table-cell>
          <table:table-cell office:value-type="string" calcext:value-type="string">
            <text:p>insync</text:p>
          </table:table-cell>
          <table:table-cell office:value-type="string" calcext:value-type="string">
            <text:p>apps/insync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insync</text:p>
          </table:table-cell>
          <table:table-cell table:number-columns-repeated="2"/>
        </table:table-row>
        <table:table-row table:style-name="ro1">
          <table:table-cell table:formula="of:=COUNTIF([.B$1:.B$1048576];[.B393])" office:value-type="float" office:value="1" calcext:value-type="float">
            <text:p>1</text:p>
          </table:table-cell>
          <table:table-cell office:value-type="string" calcext:value-type="string">
            <text:p>intel-linux-graphics-installer</text:p>
          </table:table-cell>
          <table:table-cell office:value-type="string" calcext:value-type="string">
            <text:p>apps/intel-linux-graphics-install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intel-linux-graphics-installer</text:p>
          </table:table-cell>
          <table:table-cell table:number-columns-repeated="2"/>
        </table:table-row>
        <table:table-row table:style-name="ro1">
          <table:table-cell table:formula="of:=COUNTIF([.B$1:.B$1048576];[.B394])" office:value-type="float" office:value="1" calcext:value-type="float">
            <text:p>1</text:p>
          </table:table-cell>
          <table:table-cell office:value-type="string" calcext:value-type="string">
            <text:p>intellij-idea</text:p>
          </table:table-cell>
          <table:table-cell office:value-type="string" calcext:value-type="string">
            <text:p>apps/intellij-idea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intellij-idea</text:p>
          </table:table-cell>
          <table:table-cell table:number-columns-repeated="2"/>
        </table:table-row>
        <table:table-row table:style-name="ro1">
          <table:table-cell table:formula="of:=COUNTIF([.B$1:.B$1048576];[.B395])" office:value-type="float" office:value="1" calcext:value-type="float">
            <text:p>1</text:p>
          </table:table-cell>
          <table:table-cell office:value-type="string" calcext:value-type="string">
            <text:p>internet-archive</text:p>
          </table:table-cell>
          <table:table-cell office:value-type="string" calcext:value-type="string">
            <text:p>web/web-internet-archive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internet-archive</text:p>
          </table:table-cell>
          <table:table-cell table:number-columns-repeated="2"/>
        </table:table-row>
        <table:table-row table:style-name="ro1">
          <table:table-cell table:formula="of:=COUNTIF([.B$1:.B$1048576];[.B396])" office:value-type="float" office:value="1" calcext:value-type="float">
            <text:p>1</text:p>
          </table:table-cell>
          <table:table-cell office:value-type="string" calcext:value-type="string">
            <text:p>internet-mail</text:p>
          </table:table-cell>
          <table:table-cell office:value-type="string" calcext:value-type="string">
            <text:p>apps/internet-mail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internet-mail</text:p>
          </table:table-cell>
          <table:table-cell table:number-columns-repeated="2"/>
        </table:table-row>
        <table:table-row table:style-name="ro1">
          <table:table-cell table:formula="of:=COUNTIF([.B$1:.B$1048576];[.B397])" office:value-type="float" office:value="1" calcext:value-type="float">
            <text:p>1</text:p>
          </table:table-cell>
          <table:table-cell office:value-type="string" calcext:value-type="string">
            <text:p>internet-news-reader</text:p>
          </table:table-cell>
          <table:table-cell office:value-type="string" calcext:value-type="string">
            <text:p>apps/internet-news-read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internet-news-reader</text:p>
          </table:table-cell>
          <table:table-cell table:number-columns-repeated="2"/>
        </table:table-row>
        <table:table-row table:style-name="ro1">
          <table:table-cell table:formula="of:=COUNTIF([.B$1:.B$1048576];[.B398])" office:value-type="float" office:value="1" calcext:value-type="float">
            <text:p>1</text:p>
          </table:table-cell>
          <table:table-cell office:value-type="string" calcext:value-type="string">
            <text:p>internet-telephony</text:p>
          </table:table-cell>
          <table:table-cell office:value-type="string" calcext:value-type="string">
            <text:p>apps/internet-telephony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internet-telephony</text:p>
          </table:table-cell>
          <table:table-cell table:number-columns-repeated="2"/>
        </table:table-row>
        <table:table-row table:style-name="ro1">
          <table:table-cell table:formula="of:=COUNTIF([.B$1:.B$1048576];[.B399])" office:value-type="float" office:value="1" calcext:value-type="float">
            <text:p>1</text:p>
          </table:table-cell>
          <table:table-cell office:value-type="string" calcext:value-type="string">
            <text:p>internet-web-browser</text:p>
          </table:table-cell>
          <table:table-cell office:value-type="string" calcext:value-type="string">
            <text:p>apps/internet-web-brows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internet-web-browser</text:p>
          </table:table-cell>
          <table:table-cell table:number-columns-repeated="2"/>
        </table:table-row>
        <table:table-row table:style-name="ro1">
          <table:table-cell table:formula="of:=COUNTIF([.B$1:.B$1048576];[.B400])" office:value-type="float" office:value="1" calcext:value-type="float">
            <text:p>1</text:p>
          </table:table-cell>
          <table:table-cell office:value-type="string" calcext:value-type="string">
            <text:p>irc</text:p>
          </table:table-cell>
          <table:table-cell office:value-type="string" calcext:value-type="string">
            <text:p>web/web-irc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irc</text:p>
          </table:table-cell>
          <table:table-cell table:number-columns-repeated="2"/>
        </table:table-row>
        <table:table-row table:style-name="ro1">
          <table:table-cell table:formula="of:=COUNTIF([.B$1:.B$1048576];[.B401])" office:value-type="float" office:value="1" calcext:value-type="float">
            <text:p>1</text:p>
          </table:table-cell>
          <table:table-cell office:value-type="string" calcext:value-type="string">
            <text:p>jabber</text:p>
          </table:table-cell>
          <table:table-cell office:value-type="string" calcext:value-type="string">
            <text:p>apps/jabb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jabber</text:p>
          </table:table-cell>
          <table:table-cell table:number-columns-repeated="2"/>
        </table:table-row>
        <table:table-row table:style-name="ro1">
          <table:table-cell table:formula="of:=COUNTIF([.B$1:.B$1048576];[.B402])" office:value-type="float" office:value="1" calcext:value-type="float">
            <text:p>1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apps/jack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jack</text:p>
          </table:table-cell>
          <table:table-cell table:number-columns-repeated="2"/>
        </table:table-row>
        <table:table-row table:style-name="ro1">
          <table:table-cell table:formula="of:=COUNTIF([.B$1:.B$1048576];[.B403])" office:value-type="float" office:value="1" calcext:value-type="float">
            <text:p>1</text:p>
          </table:table-cell>
          <table:table-cell office:value-type="string" calcext:value-type="string">
            <text:p>jamin</text:p>
          </table:table-cell>
          <table:table-cell office:value-type="string" calcext:value-type="string">
            <text:p>apps/jamin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jamin</text:p>
          </table:table-cell>
          <table:table-cell table:number-columns-repeated="2"/>
        </table:table-row>
        <table:table-row table:style-name="ro1">
          <table:table-cell table:formula="of:=COUNTIF([.B$1:.B$1048576];[.B404])"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pps/java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java</text:p>
          </table:table-cell>
          <table:table-cell table:number-columns-repeated="2"/>
        </table:table-row>
        <table:table-row table:style-name="ro1">
          <table:table-cell table:formula="of:=COUNTIF([.B$1:.B$1048576];[.B405])" office:value-type="float" office:value="1" calcext:value-type="float">
            <text:p>1</text:p>
          </table:table-cell>
          <table:table-cell office:value-type="string" calcext:value-type="string">
            <text:p>jdownloader</text:p>
          </table:table-cell>
          <table:table-cell office:value-type="string" calcext:value-type="string">
            <text:p>apps/jdownload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jdownloader</text:p>
          </table:table-cell>
          <table:table-cell table:number-columns-repeated="2"/>
        </table:table-row>
        <table:table-row table:style-name="ro1">
          <table:table-cell table:formula="of:=COUNTIF([.B$1:.B$1048576];[.B406])" office:value-type="float" office:value="1" calcext:value-type="float">
            <text:p>1</text:p>
          </table:table-cell>
          <table:table-cell office:value-type="string" calcext:value-type="string">
            <text:p>jira</text:p>
          </table:table-cell>
          <table:table-cell office:value-type="string" calcext:value-type="string">
            <text:p>web/web-jira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jira</text:p>
          </table:table-cell>
          <table:table-cell table:number-columns-repeated="2"/>
        </table:table-row>
        <table:table-row table:style-name="ro1">
          <table:table-cell table:formula="of:=COUNTIF([.B$1:.B$1048576];[.B407])" office:value-type="float" office:value="1" calcext:value-type="float">
            <text:p>1</text:p>
          </table:table-cell>
          <table:table-cell office:value-type="string" calcext:value-type="string">
            <text:p>jockey</text:p>
          </table:table-cell>
          <table:table-cell office:value-type="string" calcext:value-type="string">
            <text:p>apps/jockey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jockey</text:p>
          </table:table-cell>
          <table:table-cell table:number-columns-repeated="2"/>
        </table:table-row>
        <table:table-row table:style-name="ro1">
          <table:table-cell table:formula="of:=COUNTIF([.B$1:.B$1048576];[.B408])" office:value-type="float" office:value="1" calcext:value-type="float">
            <text:p>1</text:p>
          </table:table-cell>
          <table:table-cell office:value-type="string" calcext:value-type="string">
            <text:p>jokosher</text:p>
          </table:table-cell>
          <table:table-cell office:value-type="string" calcext:value-type="string">
            <text:p>apps/jokosh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jokosher</text:p>
          </table:table-cell>
          <table:table-cell table:number-columns-repeated="2"/>
        </table:table-row>
        <table:table-row table:style-name="ro1">
          <table:table-cell table:formula="of:=COUNTIF([.B$1:.B$1048576];[.B409])" office:value-type="float" office:value="1" calcext:value-type="float">
            <text:p>1</text:p>
          </table:table-cell>
          <table:table-cell office:value-type="string" calcext:value-type="string">
            <text:p>jolicloud</text:p>
          </table:table-cell>
          <table:table-cell office:value-type="string" calcext:value-type="string">
            <text:p>web/web-jolicloud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jolicloud</text:p>
          </table:table-cell>
          <table:table-cell table:number-columns-repeated="2"/>
        </table:table-row>
        <table:table-row table:style-name="ro1">
          <table:table-cell table:formula="of:=COUNTIF([.B$1:.B$1048576];[.B410])" office:value-type="float" office:value="1" calcext:value-type="float">
            <text:p>1</text:p>
          </table:table-cell>
          <table:table-cell office:value-type="string" calcext:value-type="string">
            <text:p>juk</text:p>
          </table:table-cell>
          <table:table-cell office:value-type="string" calcext:value-type="string">
            <text:p>apps/juk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juk</text:p>
          </table:table-cell>
          <table:table-cell table:number-columns-repeated="2"/>
        </table:table-row>
        <table:table-row table:style-name="ro1">
          <table:table-cell table:formula="of:=COUNTIF([.B$1:.B$1048576];[.B411])" office:value-type="float" office:value="1" calcext:value-type="float">
            <text:p>1</text:p>
          </table:table-cell>
          <table:table-cell office:value-type="string" calcext:value-type="string">
            <text:p>kazam</text:p>
          </table:table-cell>
          <table:table-cell office:value-type="string" calcext:value-type="string">
            <text:p>apps/kazam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kazam</text:p>
          </table:table-cell>
          <table:table-cell table:number-columns-repeated="2"/>
        </table:table-row>
        <table:table-row table:style-name="ro1">
          <table:table-cell table:formula="of:=COUNTIF([.B$1:.B$1048576];[.B412])" office:value-type="float" office:value="1" calcext:value-type="float">
            <text:p>1</text:p>
          </table:table-cell>
          <table:table-cell office:value-type="string" calcext:value-type="string">
            <text:p>keepass</text:p>
          </table:table-cell>
          <table:table-cell office:value-type="string" calcext:value-type="string">
            <text:p>apps/keepass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keepass</text:p>
          </table:table-cell>
          <table:table-cell table:number-columns-repeated="2"/>
        </table:table-row>
        <table:table-row table:style-name="ro1">
          <table:table-cell table:formula="of:=COUNTIF([.B$1:.B$1048576];[.B413])" office:value-type="float" office:value="1" calcext:value-type="float">
            <text:p>1</text:p>
          </table:table-cell>
          <table:table-cell office:value-type="string" calcext:value-type="string">
            <text:p>khan-academy</text:p>
          </table:table-cell>
          <table:table-cell office:value-type="string" calcext:value-type="string">
            <text:p>web/web-khan-academy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khan-academy</text:p>
          </table:table-cell>
          <table:table-cell table:number-columns-repeated="2"/>
        </table:table-row>
        <table:table-row table:style-name="ro1">
          <table:table-cell table:formula="of:=COUNTIF([.B$1:.B$1048576];[.B414])" office:value-type="float" office:value="1" calcext:value-type="float">
            <text:p>1</text:p>
          </table:table-cell>
          <table:table-cell office:value-type="string" calcext:value-type="string">
            <text:p>kile</text:p>
          </table:table-cell>
          <table:table-cell office:value-type="string" calcext:value-type="string">
            <text:p>apps/kil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kile</text:p>
          </table:table-cell>
          <table:table-cell table:number-columns-repeated="2"/>
        </table:table-row>
        <table:table-row table:style-name="ro1">
          <table:table-cell table:formula="of:=COUNTIF([.B$1:.B$1048576];[.B415])" office:value-type="float" office:value="1" calcext:value-type="float">
            <text:p>1</text:p>
          </table:table-cell>
          <table:table-cell office:value-type="string" calcext:value-type="string">
            <text:p>kindle</text:p>
          </table:table-cell>
          <table:table-cell office:value-type="string" calcext:value-type="string">
            <text:p>web/web-kindle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kindle</text:p>
          </table:table-cell>
          <table:table-cell table:number-columns-repeated="2"/>
        </table:table-row>
        <table:table-row table:style-name="ro1">
          <table:table-cell table:formula="of:=COUNTIF([.B$1:.B$1048576];[.B416])" office:value-type="float" office:value="1" calcext:value-type="float">
            <text:p>1</text:p>
          </table:table-cell>
          <table:table-cell office:value-type="string" calcext:value-type="string">
            <text:p>kingsoft-presentation</text:p>
          </table:table-cell>
          <table:table-cell office:value-type="string" calcext:value-type="string">
            <text:p>apps/kingsoft-presentation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kingsoft-presentation</text:p>
          </table:table-cell>
          <table:table-cell table:number-columns-repeated="2"/>
        </table:table-row>
        <table:table-row table:style-name="ro1">
          <table:table-cell table:formula="of:=COUNTIF([.B$1:.B$1048576];[.B417])" office:value-type="float" office:value="1" calcext:value-type="float">
            <text:p>1</text:p>
          </table:table-cell>
          <table:table-cell office:value-type="string" calcext:value-type="string">
            <text:p>kingsoft-spreadsheets</text:p>
          </table:table-cell>
          <table:table-cell office:value-type="string" calcext:value-type="string">
            <text:p>apps/kingsoft-spreadsheets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kingsoft-spreadsheets</text:p>
          </table:table-cell>
          <table:table-cell table:number-columns-repeated="2"/>
        </table:table-row>
        <table:table-row table:style-name="ro1">
          <table:table-cell table:formula="of:=COUNTIF([.B$1:.B$1048576];[.B418])" office:value-type="float" office:value="1" calcext:value-type="float">
            <text:p>1</text:p>
          </table:table-cell>
          <table:table-cell office:value-type="string" calcext:value-type="string">
            <text:p>kingsoft-writer</text:p>
          </table:table-cell>
          <table:table-cell office:value-type="string" calcext:value-type="string">
            <text:p>apps/kingsoft-writ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kingsoft-writer</text:p>
          </table:table-cell>
          <table:table-cell table:number-columns-repeated="2"/>
        </table:table-row>
        <table:table-row table:style-name="ro1">
          <table:table-cell table:formula="of:=COUNTIF([.B$1:.B$1048576];[.B419])" office:value-type="float" office:value="1" calcext:value-type="float">
            <text:p>1</text:p>
          </table:table-cell>
          <table:table-cell office:value-type="string" calcext:value-type="string">
            <text:p>kmymoney</text:p>
          </table:table-cell>
          <table:table-cell office:value-type="string" calcext:value-type="string">
            <text:p>apps/kmymoney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kmymoney</text:p>
          </table:table-cell>
          <table:table-cell table:number-columns-repeated="2"/>
        </table:table-row>
        <table:table-row table:style-name="ro1">
          <table:table-cell table:formula="of:=COUNTIF([.B$1:.B$1048576];[.B420])" office:value-type="float" office:value="1" calcext:value-type="float">
            <text:p>1</text:p>
          </table:table-cell>
          <table:table-cell office:value-type="string" calcext:value-type="string">
            <text:p>kodi</text:p>
          </table:table-cell>
          <table:table-cell office:value-type="string" calcext:value-type="string">
            <text:p>apps/kodi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kodi</text:p>
          </table:table-cell>
          <table:table-cell table:number-columns-repeated="2"/>
        </table:table-row>
        <table:table-row table:style-name="ro1">
          <table:table-cell table:formula="of:=COUNTIF([.B$1:.B$1048576];[.B421])" office:value-type="float" office:value="1" calcext:value-type="float">
            <text:p>1</text:p>
          </table:table-cell>
          <table:table-cell office:value-type="string" calcext:value-type="string">
            <text:p>komodo</text:p>
          </table:table-cell>
          <table:table-cell office:value-type="string" calcext:value-type="string">
            <text:p>apps/komodo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komodo</text:p>
          </table:table-cell>
          <table:table-cell table:number-columns-repeated="2"/>
        </table:table-row>
        <table:table-row table:style-name="ro1">
          <table:table-cell table:formula="of:=COUNTIF([.B$1:.B$1048576];[.B422])" office:value-type="float" office:value="1" calcext:value-type="float">
            <text:p>1</text:p>
          </table:table-cell>
          <table:table-cell office:value-type="string" calcext:value-type="string">
            <text:p>konqueror</text:p>
          </table:table-cell>
          <table:table-cell office:value-type="string" calcext:value-type="string">
            <text:p>apps/konquero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konqueror</text:p>
          </table:table-cell>
          <table:table-cell table:number-columns-repeated="2"/>
        </table:table-row>
        <table:table-row table:style-name="ro1">
          <table:table-cell table:formula="of:=COUNTIF([.B$1:.B$1048576];[.B423])" office:value-type="float" office:value="1" calcext:value-type="float">
            <text:p>1</text:p>
          </table:table-cell>
          <table:table-cell office:value-type="string" calcext:value-type="string">
            <text:p>konversation</text:p>
          </table:table-cell>
          <table:table-cell office:value-type="string" calcext:value-type="string">
            <text:p>apps/konversation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konversation</text:p>
          </table:table-cell>
          <table:table-cell table:number-columns-repeated="2"/>
        </table:table-row>
        <table:table-row table:style-name="ro1">
          <table:table-cell table:formula="of:=COUNTIF([.B$1:.B$1048576];[.B424])" office:value-type="float" office:value="1" calcext:value-type="float">
            <text:p>1</text:p>
          </table:table-cell>
          <table:table-cell office:value-type="string" calcext:value-type="string">
            <text:p>kopete</text:p>
          </table:table-cell>
          <table:table-cell office:value-type="string" calcext:value-type="string">
            <text:p>apps/kopet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kopete</text:p>
          </table:table-cell>
          <table:table-cell table:number-columns-repeated="2"/>
        </table:table-row>
        <table:table-row table:style-name="ro1">
          <table:table-cell table:formula="of:=COUNTIF([.B$1:.B$1048576];[.B425])" office:value-type="float" office:value="1" calcext:value-type="float">
            <text:p>1</text:p>
          </table:table-cell>
          <table:table-cell office:value-type="string" calcext:value-type="string">
            <text:p>krita</text:p>
          </table:table-cell>
          <table:table-cell office:value-type="string" calcext:value-type="string">
            <text:p>apps/krita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krita</text:p>
          </table:table-cell>
          <table:table-cell table:number-columns-repeated="2"/>
        </table:table-row>
        <table:table-row table:style-name="ro1">
          <table:table-cell table:formula="of:=COUNTIF([.B$1:.B$1048576];[.B426])" office:value-type="float" office:value="1" calcext:value-type="float">
            <text:p>1</text:p>
          </table:table-cell>
          <table:table-cell office:value-type="string" calcext:value-type="string">
            <text:p>ktorrent</text:p>
          </table:table-cell>
          <table:table-cell office:value-type="string" calcext:value-type="string">
            <text:p>apps/ktorrent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ktorrent</text:p>
          </table:table-cell>
          <table:table-cell table:number-columns-repeated="2"/>
        </table:table-row>
        <table:table-row table:style-name="ro1">
          <table:table-cell table:formula="of:=COUNTIF([.B$1:.B$1048576];[.B427])" office:value-type="float" office:value="1" calcext:value-type="float">
            <text:p>1</text:p>
          </table:table-cell>
          <table:table-cell office:value-type="string" calcext:value-type="string">
            <text:p>kubuntu</text:p>
          </table:table-cell>
          <table:table-cell office:value-type="string" calcext:value-type="string">
            <text:p>places/distributor-logo-kubuntu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distributor-logo-kubuntu</text:p>
          </table:table-cell>
          <table:table-cell table:number-columns-repeated="2"/>
        </table:table-row>
        <table:table-row table:style-name="ro1">
          <table:table-cell table:formula="of:=COUNTIF([.B$1:.B$1048576];[.B428])" office:value-type="float" office:value="1" calcext:value-type="float">
            <text:p>1</text:p>
          </table:table-cell>
          <table:table-cell office:value-type="string" calcext:value-type="string">
            <text:p>lantern</text:p>
          </table:table-cell>
          <table:table-cell office:value-type="string" calcext:value-type="string">
            <text:p>apps/lantern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lantern</text:p>
          </table:table-cell>
          <table:table-cell table:number-columns-repeated="2"/>
        </table:table-row>
        <table:table-row table:style-name="ro1">
          <table:table-cell table:formula="of:=COUNTIF([.B$1:.B$1048576];[.B429])" office:value-type="float" office:value="1" calcext:value-type="float">
            <text:p>1</text:p>
          </table:table-cell>
          <table:table-cell office:value-type="string" calcext:value-type="string">
            <text:p>laptop-mode-tools</text:p>
          </table:table-cell>
          <table:table-cell office:value-type="string" calcext:value-type="string">
            <text:p>apps/laptop-mode-tools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laptop-mode-tools</text:p>
          </table:table-cell>
          <table:table-cell table:number-columns-repeated="2"/>
        </table:table-row>
        <table:table-row table:style-name="ro1">
          <table:table-cell table:formula="of:=COUNTIF([.B$1:.B$1048576];[.B430])" office:value-type="float" office:value="1" calcext:value-type="float">
            <text:p>1</text:p>
          </table:table-cell>
          <table:table-cell office:value-type="string" calcext:value-type="string">
            <text:p>lastfm</text:p>
          </table:table-cell>
          <table:table-cell office:value-type="string" calcext:value-type="string">
            <text:p>web/web-lastfm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lastfm</text:p>
          </table:table-cell>
          <table:table-cell table:number-columns-repeated="2"/>
        </table:table-row>
        <table:table-row table:style-name="ro1">
          <table:table-cell table:formula="of:=COUNTIF([.B$1:.B$1048576];[.B431])" office:value-type="float" office:value="1" calcext:value-type="float">
            <text:p>1</text:p>
          </table:table-cell>
          <table:table-cell office:value-type="string" calcext:value-type="string">
            <text:p>lastpass</text:p>
          </table:table-cell>
          <table:table-cell office:value-type="string" calcext:value-type="string">
            <text:p>web/web-lastpass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lastpass</text:p>
          </table:table-cell>
          <table:table-cell table:number-columns-repeated="2"/>
        </table:table-row>
        <table:table-row table:style-name="ro1">
          <table:table-cell table:formula="of:=COUNTIF([.B$1:.B$1048576];[.B432])" office:value-type="float" office:value="1" calcext:value-type="float">
            <text:p>1</text:p>
          </table:table-cell>
          <table:table-cell office:value-type="string" calcext:value-type="string">
            <text:p>launchpad</text:p>
          </table:table-cell>
          <table:table-cell office:value-type="string" calcext:value-type="string">
            <text:p>web/web-launchpad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launchpad</text:p>
          </table:table-cell>
          <table:table-cell table:number-columns-repeated="2"/>
        </table:table-row>
        <table:table-row table:style-name="ro1">
          <table:table-cell table:formula="of:=COUNTIF([.B$1:.B$1048576];[.B433])" office:value-type="float" office:value="1" calcext:value-type="float">
            <text:p>1</text:p>
          </table:table-cell>
          <table:table-cell office:value-type="string" calcext:value-type="string">
            <text:p>lazarus</text:p>
          </table:table-cell>
          <table:table-cell office:value-type="string" calcext:value-type="string">
            <text:p>apps/lazarus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lazarus</text:p>
          </table:table-cell>
          <table:table-cell table:number-columns-repeated="2"/>
        </table:table-row>
        <table:table-row table:style-name="ro1">
          <table:table-cell table:formula="of:=COUNTIF([.B$1:.B$1048576];[.B434])" office:value-type="float" office:value="1" calcext:value-type="float">
            <text:p>1</text:p>
          </table:table-cell>
          <table:table-cell office:value-type="string" calcext:value-type="string">
            <text:p>leafpad</text:p>
          </table:table-cell>
          <table:table-cell office:value-type="string" calcext:value-type="string">
            <text:p>apps/leafpad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leafpad</text:p>
          </table:table-cell>
          <table:table-cell table:number-columns-repeated="2"/>
        </table:table-row>
        <table:table-row table:style-name="ro1">
          <table:table-cell table:formula="of:=COUNTIF([.B$1:.B$1048576];[.B435])" office:value-type="float" office:value="1" calcext:value-type="float">
            <text:p>1</text:p>
          </table:table-cell>
          <table:table-cell office:value-type="string" calcext:value-type="string">
            <text:p>left-for-dead</text:p>
          </table:table-cell>
          <table:table-cell office:value-type="string" calcext:value-type="string">
            <text:p>apps/left-for-dead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left-for-dead</text:p>
          </table:table-cell>
          <table:table-cell table:number-columns-repeated="2"/>
        </table:table-row>
        <table:table-row table:style-name="ro1">
          <table:table-cell table:formula="of:=COUNTIF([.B$1:.B$1048576];[.B436])" office:value-type="float" office:value="1" calcext:value-type="float">
            <text:p>1</text:p>
          </table:table-cell>
          <table:table-cell office:value-type="string" calcext:value-type="string">
            <text:p>librecad</text:p>
          </table:table-cell>
          <table:table-cell office:value-type="string" calcext:value-type="string">
            <text:p>apps/librecad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librecad</text:p>
          </table:table-cell>
          <table:table-cell table:number-columns-repeated="2"/>
        </table:table-row>
        <table:table-row table:style-name="ro1">
          <table:table-cell table:formula="of:=COUNTIF([.B$1:.B$1048576];[.B437])" office:value-type="float" office:value="1" calcext:value-type="float">
            <text:p>1</text:p>
          </table:table-cell>
          <table:table-cell office:value-type="string" calcext:value-type="string">
            <text:p>libreoffice</text:p>
          </table:table-cell>
          <table:table-cell office:value-type="string" calcext:value-type="string">
            <text:p>apps/libreoffic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libreoffice</text:p>
          </table:table-cell>
          <table:table-cell table:number-columns-repeated="2"/>
        </table:table-row>
        <table:table-row table:style-name="ro1">
          <table:table-cell table:formula="of:=COUNTIF([.B$1:.B$1048576];[.B438])" office:value-type="float" office:value="1" calcext:value-type="float">
            <text:p>1</text:p>
          </table:table-cell>
          <table:table-cell office:value-type="string" calcext:value-type="string">
            <text:p>libreoffice-base</text:p>
          </table:table-cell>
          <table:table-cell office:value-type="string" calcext:value-type="string">
            <text:p>apps/libreoffice-bas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libreoffice-base</text:p>
          </table:table-cell>
          <table:table-cell table:number-columns-repeated="2"/>
        </table:table-row>
        <table:table-row table:style-name="ro1">
          <table:table-cell table:formula="of:=COUNTIF([.B$1:.B$1048576];[.B439])" office:value-type="float" office:value="1" calcext:value-type="float">
            <text:p>1</text:p>
          </table:table-cell>
          <table:table-cell office:value-type="string" calcext:value-type="string">
            <text:p>libreoffice-calc</text:p>
          </table:table-cell>
          <table:table-cell office:value-type="string" calcext:value-type="string">
            <text:p>apps/libreoffice-calc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libreoffice-calc</text:p>
          </table:table-cell>
          <table:table-cell table:number-columns-repeated="2"/>
        </table:table-row>
        <table:table-row table:style-name="ro1">
          <table:table-cell table:formula="of:=COUNTIF([.B$1:.B$1048576];[.B440])" office:value-type="float" office:value="1" calcext:value-type="float">
            <text:p>1</text:p>
          </table:table-cell>
          <table:table-cell office:value-type="string" calcext:value-type="string">
            <text:p>libreoffice-draw</text:p>
          </table:table-cell>
          <table:table-cell office:value-type="string" calcext:value-type="string">
            <text:p>apps/libreoffice-draw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libreoffice-draw</text:p>
          </table:table-cell>
          <table:table-cell table:number-columns-repeated="2"/>
        </table:table-row>
        <table:table-row table:style-name="ro1">
          <table:table-cell table:formula="of:=COUNTIF([.B$1:.B$1048576];[.B441])" office:value-type="float" office:value="1" calcext:value-type="float">
            <text:p>1</text:p>
          </table:table-cell>
          <table:table-cell office:value-type="string" calcext:value-type="string">
            <text:p>libreoffice-impress</text:p>
          </table:table-cell>
          <table:table-cell office:value-type="string" calcext:value-type="string">
            <text:p>apps/libreoffice-impress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libreoffice-impress</text:p>
          </table:table-cell>
          <table:table-cell table:number-columns-repeated="2"/>
        </table:table-row>
        <table:table-row table:style-name="ro1">
          <table:table-cell table:formula="of:=COUNTIF([.B$1:.B$1048576];[.B442])" office:value-type="float" office:value="1" calcext:value-type="float">
            <text:p>1</text:p>
          </table:table-cell>
          <table:table-cell office:value-type="string" calcext:value-type="string">
            <text:p>libreoffice-main</text:p>
          </table:table-cell>
          <table:table-cell office:value-type="string" calcext:value-type="string">
            <text:p>apps/libreoffice-main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libreoffice-main</text:p>
          </table:table-cell>
          <table:table-cell table:number-columns-repeated="2"/>
        </table:table-row>
        <table:table-row table:style-name="ro1">
          <table:table-cell table:formula="of:=COUNTIF([.B$1:.B$1048576];[.B443])" office:value-type="float" office:value="1" calcext:value-type="float">
            <text:p>1</text:p>
          </table:table-cell>
          <table:table-cell office:value-type="string" calcext:value-type="string">
            <text:p>libreoffice-math</text:p>
          </table:table-cell>
          <table:table-cell office:value-type="string" calcext:value-type="string">
            <text:p>apps/libreoffice-math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libreoffice-math</text:p>
          </table:table-cell>
          <table:table-cell table:number-columns-repeated="2"/>
        </table:table-row>
        <table:table-row table:style-name="ro1">
          <table:table-cell table:formula="of:=COUNTIF([.B$1:.B$1048576];[.B444])" office:value-type="float" office:value="1" calcext:value-type="float">
            <text:p>1</text:p>
          </table:table-cell>
          <table:table-cell office:value-type="string" calcext:value-type="string">
            <text:p>libreoffice-writer</text:p>
          </table:table-cell>
          <table:table-cell office:value-type="string" calcext:value-type="string">
            <text:p>apps/libreoffice-writ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libreoffice-writer</text:p>
          </table:table-cell>
          <table:table-cell table:number-columns-repeated="2"/>
        </table:table-row>
        <table:table-row table:style-name="ro1">
          <table:table-cell table:formula="of:=COUNTIF([.B$1:.B$1048576];[.B445])" office:value-type="float" office:value="1" calcext:value-type="float">
            <text:p>1</text:p>
          </table:table-cell>
          <table:table-cell office:value-type="string" calcext:value-type="string">
            <text:p>lightsoff</text:p>
          </table:table-cell>
          <table:table-cell office:value-type="string" calcext:value-type="string">
            <text:p>apps/lightsoff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lightsoff</text:p>
          </table:table-cell>
          <table:table-cell table:number-columns-repeated="2"/>
        </table:table-row>
        <table:table-row table:style-name="ro1">
          <table:table-cell table:formula="of:=COUNTIF([.B$1:.B$1048576];[.B446])" office:value-type="float" office:value="1" calcext:value-type="float">
            <text:p>1</text:p>
          </table:table-cell>
          <table:table-cell office:value-type="string" calcext:value-type="string">
            <text:p>lightworks</text:p>
          </table:table-cell>
          <table:table-cell office:value-type="string" calcext:value-type="string">
            <text:p>apps/lightworks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lightworks</text:p>
          </table:table-cell>
          <table:table-cell table:number-columns-repeated="2"/>
        </table:table-row>
        <table:table-row table:style-name="ro1">
          <table:table-cell table:formula="of:=COUNTIF([.B$1:.B$1048576];[.B447])" office:value-type="float" office:value="1" calcext:value-type="float">
            <text:p>1</text:p>
          </table:table-cell>
          <table:table-cell office:value-type="string" calcext:value-type="string">
            <text:p>lightzone</text:p>
          </table:table-cell>
          <table:table-cell office:value-type="string" calcext:value-type="string">
            <text:p>apps/lightzon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lightzone</text:p>
          </table:table-cell>
          <table:table-cell table:number-columns-repeated="2"/>
        </table:table-row>
        <table:table-row table:style-name="ro1">
          <table:table-cell table:formula="of:=COUNTIF([.B$1:.B$1048576];[.B448])" office:value-type="float" office:value="1" calcext:value-type="float">
            <text:p>1</text:p>
          </table:table-cell>
          <table:table-cell office:value-type="string" calcext:value-type="string">
            <text:p>linguist-qt4</text:p>
          </table:table-cell>
          <table:table-cell office:value-type="string" calcext:value-type="string">
            <text:p>apps/linguist-qt4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linguist-qt4</text:p>
          </table:table-cell>
          <table:table-cell table:number-columns-repeated="2"/>
        </table:table-row>
        <table:table-row table:style-name="ro1">
          <table:table-cell table:formula="of:=COUNTIF([.B$1:.B$1048576];[.B449])" office:value-type="float" office:value="1" calcext:value-type="float">
            <text:p>1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web/web-linkedin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linkedin</text:p>
          </table:table-cell>
          <table:table-cell table:number-columns-repeated="2"/>
        </table:table-row>
        <table:table-row table:style-name="ro1">
          <table:table-cell table:formula="of:=COUNTIF([.B$1:.B$1048576];[.B450])" office:value-type="float" office:value="1" calcext:value-type="float">
            <text:p>1</text:p>
          </table:table-cell>
          <table:table-cell office:value-type="string" calcext:value-type="string">
            <text:p>linthesia</text:p>
          </table:table-cell>
          <table:table-cell office:value-type="string" calcext:value-type="string">
            <text:p>apps/linthesia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linthesia</text:p>
          </table:table-cell>
          <table:table-cell table:number-columns-repeated="2"/>
        </table:table-row>
        <table:table-row table:style-name="ro1">
          <table:table-cell table:formula="of:=COUNTIF([.B$1:.B$1048576];[.B451])" office:value-type="float" office:value="1" calcext:value-type="float">
            <text:p>1</text:p>
          </table:table-cell>
          <table:table-cell office:value-type="string" calcext:value-type="string">
            <text:p>Linux-mint</text:p>
          </table:table-cell>
          <table:table-cell office:value-type="string" calcext:value-type="string">
            <text:p>places/distributor-logo-linux-mint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distributor-logo-linux-mint</text:p>
          </table:table-cell>
          <table:table-cell table:number-columns-repeated="2"/>
        </table:table-row>
        <table:table-row table:style-name="ro1">
          <table:table-cell table:formula="of:=COUNTIF([.B$1:.B$1048576];[.B452])" office:value-type="float" office:value="1" calcext:value-type="float">
            <text:p>1</text:p>
          </table:table-cell>
          <table:table-cell office:value-type="string" calcext:value-type="string">
            <text:p>linuxmint</text:p>
          </table:table-cell>
          <table:table-cell office:value-type="string" calcext:value-type="string">
            <text:p>places/distributor-logo-linuxmint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distributor-logo-linuxmint</text:p>
          </table:table-cell>
          <table:table-cell table:number-columns-repeated="2"/>
        </table:table-row>
        <table:table-row table:style-name="ro1">
          <table:table-cell table:formula="of:=COUNTIF([.B$1:.B$1048576];[.B453])" office:value-type="float" office:value="1" calcext:value-type="float">
            <text:p>1</text:p>
          </table:table-cell>
          <table:table-cell office:value-type="string" calcext:value-type="string">
            <text:p>livepatch</text:p>
          </table:table-cell>
          <table:table-cell office:value-type="string" calcext:value-type="string">
            <text:p>apps/livepatch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livepatch</text:p>
          </table:table-cell>
          <table:table-cell table:number-columns-repeated="2"/>
        </table:table-row>
        <table:table-row table:style-name="ro1">
          <table:table-cell table:formula="of:=COUNTIF([.B$1:.B$1048576];[.B454])" office:value-type="float" office:value="1" calcext:value-type="float">
            <text:p>1</text:p>
          </table:table-cell>
          <table:table-cell office:value-type="string" calcext:value-type="string">
            <text:p>lmms</text:p>
          </table:table-cell>
          <table:table-cell office:value-type="string" calcext:value-type="string">
            <text:p>apps/lmms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lmms</text:p>
          </table:table-cell>
          <table:table-cell table:number-columns-repeated="2"/>
        </table:table-row>
        <table:table-row table:style-name="ro1">
          <table:table-cell table:formula="of:=COUNTIF([.B$1:.B$1048576];[.B455])" office:value-type="float" office:value="1" calcext:value-type="float">
            <text:p>1</text:p>
          </table:table-cell>
          <table:table-cell office:value-type="string" calcext:value-type="string">
            <text:p>logviewer</text:p>
          </table:table-cell>
          <table:table-cell office:value-type="string" calcext:value-type="string">
            <text:p>apps/logview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logviewer</text:p>
          </table:table-cell>
          <table:table-cell table:number-columns-repeated="2"/>
        </table:table-row>
        <table:table-row table:style-name="ro1">
          <table:table-cell table:formula="of:=COUNTIF([.B$1:.B$1048576];[.B456])" office:value-type="float" office:value="1" calcext:value-type="float">
            <text:p>1</text:p>
          </table:table-cell>
          <table:table-cell office:value-type="string" calcext:value-type="string">
            <text:p>lollypop</text:p>
          </table:table-cell>
          <table:table-cell office:value-type="string" calcext:value-type="string">
            <text:p>apps/lollypop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lollypop</text:p>
          </table:table-cell>
          <table:table-cell table:number-columns-repeated="2"/>
        </table:table-row>
        <table:table-row table:style-name="ro1">
          <table:table-cell table:formula="of:=COUNTIF([.B$1:.B$1048576];[.B457])" office:value-type="float" office:value="1" calcext:value-type="float">
            <text:p>1</text:p>
          </table:table-cell>
          <table:table-cell office:value-type="string" calcext:value-type="string">
            <text:p>luminance-hdr</text:p>
          </table:table-cell>
          <table:table-cell office:value-type="string" calcext:value-type="string">
            <text:p>apps/luminance-hd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luminance-hdr</text:p>
          </table:table-cell>
          <table:table-cell table:number-columns-repeated="2"/>
        </table:table-row>
        <table:table-row table:style-name="ro1">
          <table:table-cell table:formula="of:=COUNTIF([.B$1:.B$1048576];[.B458])" office:value-type="float" office:value="1" calcext:value-type="float">
            <text:p>1</text:p>
          </table:table-cell>
          <table:table-cell office:value-type="string" calcext:value-type="string">
            <text:p>lutris</text:p>
          </table:table-cell>
          <table:table-cell office:value-type="string" calcext:value-type="string">
            <text:p>apps/lutris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lutris</text:p>
          </table:table-cell>
          <table:table-cell table:number-columns-repeated="2"/>
        </table:table-row>
        <table:table-row table:style-name="ro1">
          <table:table-cell table:formula="of:=COUNTIF([.B$1:.B$1048576];[.B459])" office:value-type="float" office:value="1" calcext:value-type="float">
            <text:p>1</text:p>
          </table:table-cell>
          <table:table-cell office:value-type="string" calcext:value-type="string">
            <text:p>lxmusic</text:p>
          </table:table-cell>
          <table:table-cell office:value-type="string" calcext:value-type="string">
            <text:p>apps/lxmusic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lxmusic</text:p>
          </table:table-cell>
          <table:table-cell table:number-columns-repeated="2"/>
        </table:table-row>
        <table:table-row table:style-name="ro1">
          <table:table-cell table:formula="of:=COUNTIF([.B$1:.B$1048576];[.B460])" office:value-type="float" office:value="1" calcext:value-type="float">
            <text:p>1</text:p>
          </table:table-cell>
          <table:table-cell office:value-type="string" calcext:value-type="string">
            <text:p>lyx</text:p>
          </table:table-cell>
          <table:table-cell office:value-type="string" calcext:value-type="string">
            <text:p>apps/lyx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lyx</text:p>
          </table:table-cell>
          <table:table-cell table:number-columns-repeated="2"/>
        </table:table-row>
        <table:table-row table:style-name="ro1">
          <table:table-cell table:formula="of:=COUNTIF([.B$1:.B$1048576];[.B461])" office:value-type="float" office:value="1" calcext:value-type="float">
            <text:p>1</text:p>
          </table:table-cell>
          <table:table-cell office:value-type="string" calcext:value-type="string">
            <text:p>mageia</text:p>
          </table:table-cell>
          <table:table-cell office:value-type="string" calcext:value-type="string">
            <text:p>places/distributor-logo-mageia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distributor-logo-mageia</text:p>
          </table:table-cell>
          <table:table-cell table:number-columns-repeated="2"/>
        </table:table-row>
        <table:table-row table:style-name="ro1">
          <table:table-cell table:formula="of:=COUNTIF([.B$1:.B$1048576];[.B462])" office:value-type="float" office:value="1" calcext:value-type="float">
            <text:p>1</text:p>
          </table:table-cell>
          <table:table-cell office:value-type="string" calcext:value-type="string">
            <text:p>mahjongg</text:p>
          </table:table-cell>
          <table:table-cell office:value-type="string" calcext:value-type="string">
            <text:p>apps/mahjongg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mahjongg</text:p>
          </table:table-cell>
          <table:table-cell table:number-columns-repeated="2"/>
        </table:table-row>
        <table:table-row table:style-name="ro1">
          <table:table-cell table:formula="of:=COUNTIF([.B$1:.B$1048576];[.B463])" office:value-type="float" office:value="1" calcext:value-type="float">
            <text:p>1</text:p>
          </table:table-cell>
          <table:table-cell office:value-type="string" calcext:value-type="string">
            <text:p>mailru</text:p>
          </table:table-cell>
          <table:table-cell office:value-type="string" calcext:value-type="string">
            <text:p>web/web-mailru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mailru</text:p>
          </table:table-cell>
          <table:table-cell table:number-columns-repeated="2"/>
        </table:table-row>
        <table:table-row table:style-name="ro1">
          <table:table-cell table:formula="of:=COUNTIF([.B$1:.B$1048576];[.B464])" office:value-type="float" office:value="1" calcext:value-type="float">
            <text:p>1</text:p>
          </table:table-cell>
          <table:table-cell office:value-type="string" calcext:value-type="string">
            <text:p>manaplus</text:p>
          </table:table-cell>
          <table:table-cell office:value-type="string" calcext:value-type="string">
            <text:p>apps/manaplus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manaplus</text:p>
          </table:table-cell>
          <table:table-cell table:number-columns-repeated="2"/>
        </table:table-row>
        <table:table-row table:style-name="ro1">
          <table:table-cell table:formula="of:=COUNTIF([.B$1:.B$1048576];[.B465])" office:value-type="float" office:value="1" calcext:value-type="float">
            <text:p>1</text:p>
          </table:table-cell>
          <table:table-cell office:value-type="string" calcext:value-type="string">
            <text:p>mandriva</text:p>
          </table:table-cell>
          <table:table-cell office:value-type="string" calcext:value-type="string">
            <text:p>places/distributor-logo-mandriva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distributor-logo-mandriva</text:p>
          </table:table-cell>
          <table:table-cell table:number-columns-repeated="2"/>
        </table:table-row>
        <table:table-row table:style-name="ro1">
          <table:table-cell table:formula="of:=COUNTIF([.B$1:.B$1048576];[.B466])" office:value-type="float" office:value="1" calcext:value-type="float">
            <text:p>1</text:p>
          </table:table-cell>
          <table:table-cell office:value-type="string" calcext:value-type="string">
            <text:p>manjaro</text:p>
          </table:table-cell>
          <table:table-cell office:value-type="string" calcext:value-type="string">
            <text:p>places/distributor-logo-manjaro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distributor-logo-manjaro</text:p>
          </table:table-cell>
          <table:table-cell table:number-columns-repeated="2"/>
        </table:table-row>
        <table:table-row table:style-name="ro1">
          <table:table-cell table:formula="of:=COUNTIF([.B$1:.B$1048576];[.B467])" office:value-type="float" office:value="1" calcext:value-type="float">
            <text:p>1</text:p>
          </table:table-cell>
          <table:table-cell office:value-type="string" calcext:value-type="string">
            <text:p>mathematica</text:p>
          </table:table-cell>
          <table:table-cell office:value-type="string" calcext:value-type="string">
            <text:p>apps/mathematica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mathematica</text:p>
          </table:table-cell>
          <table:table-cell table:number-columns-repeated="2"/>
        </table:table-row>
        <table:table-row table:style-name="ro1">
          <table:table-cell table:formula="of:=COUNTIF([.B$1:.B$1048576];[.B468])" office:value-type="float" office:value="1" calcext:value-type="float">
            <text:p>1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apps/matlab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matlab</text:p>
          </table:table-cell>
          <table:table-cell table:number-columns-repeated="2"/>
        </table:table-row>
        <table:table-row table:style-name="ro1">
          <table:table-cell table:formula="of:=COUNTIF([.B$1:.B$1048576];[.B469])" office:value-type="float" office:value="1" calcext:value-type="float">
            <text:p>1</text:p>
          </table:table-cell>
          <table:table-cell office:value-type="string" calcext:value-type="string">
            <text:p>mattermost-desktop</text:p>
          </table:table-cell>
          <table:table-cell office:value-type="string" calcext:value-type="string">
            <text:p>apps/mattermost-desktop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mattermost-desktop</text:p>
          </table:table-cell>
          <table:table-cell table:number-columns-repeated="2"/>
        </table:table-row>
        <table:table-row table:style-name="ro1">
          <table:table-cell table:formula="of:=COUNTIF([.B$1:.B$1048576];[.B470])" office:value-type="float" office:value="1" calcext:value-type="float">
            <text:p>1</text:p>
          </table:table-cell>
          <table:table-cell office:value-type="string" calcext:value-type="string">
            <text:p>maxthon</text:p>
          </table:table-cell>
          <table:table-cell office:value-type="string" calcext:value-type="string">
            <text:p>apps/maxthon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maxthon</text:p>
          </table:table-cell>
          <table:table-cell table:number-columns-repeated="2"/>
        </table:table-row>
        <table:table-row table:style-name="ro1">
          <table:table-cell table:formula="of:=COUNTIF([.B$1:.B$1048576];[.B471])" office:value-type="float" office:value="1" calcext:value-type="float">
            <text:p>1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apps/mc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mc</text:p>
          </table:table-cell>
          <table:table-cell table:number-columns-repeated="2"/>
        </table:table-row>
        <table:table-row table:style-name="ro1">
          <table:table-cell table:formula="of:=COUNTIF([.B$1:.B$1048576];[.B472])" office:value-type="float" office:value="1" calcext:value-type="float">
            <text:p>1</text:p>
          </table:table-cell>
          <table:table-cell office:value-type="string" calcext:value-type="string">
            <text:p>meanwhile</text:p>
          </table:table-cell>
          <table:table-cell office:value-type="string" calcext:value-type="string">
            <text:p>web/web-meanwhile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meanwhile</text:p>
          </table:table-cell>
          <table:table-cell table:number-columns-repeated="2"/>
        </table:table-row>
        <table:table-row table:style-name="ro1">
          <table:table-cell table:formula="of:=COUNTIF([.B$1:.B$1048576];[.B473])" office:value-type="float" office:value="1" calcext:value-type="float">
            <text:p>1</text:p>
          </table:table-cell>
          <table:table-cell office:value-type="string" calcext:value-type="string">
            <text:p>media-flash</text:p>
          </table:table-cell>
          <table:table-cell office:value-type="string" calcext:value-type="string">
            <text:p>devices/media-flash</text:p>
          </table:table-cell>
          <table:table-cell office:value-type="string" calcext:value-type="string">
            <text:p>devices</text:p>
          </table:table-cell>
          <table:table-cell office:value-type="string" calcext:value-type="string">
            <text:p>media-flash</text:p>
          </table:table-cell>
          <table:table-cell table:number-columns-repeated="2"/>
        </table:table-row>
        <table:table-row table:style-name="ro1">
          <table:table-cell table:formula="of:=COUNTIF([.B$1:.B$1048576];[.B474])" office:value-type="float" office:value="1" calcext:value-type="float">
            <text:p>1</text:p>
          </table:table-cell>
          <table:table-cell office:value-type="string" calcext:value-type="string">
            <text:p>mega</text:p>
          </table:table-cell>
          <table:table-cell office:value-type="string" calcext:value-type="string">
            <text:p>apps/mega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mega</text:p>
          </table:table-cell>
          <table:table-cell table:number-columns-repeated="2"/>
        </table:table-row>
        <table:table-row table:style-name="ro1">
          <table:table-cell table:formula="of:=COUNTIF([.B$1:.B$1048576];[.B475])" office:value-type="float" office:value="1" calcext:value-type="float">
            <text:p>1</text:p>
          </table:table-cell>
          <table:table-cell office:value-type="string" calcext:value-type="string">
            <text:p>meld</text:p>
          </table:table-cell>
          <table:table-cell office:value-type="string" calcext:value-type="string">
            <text:p>apps/meld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meld</text:p>
          </table:table-cell>
          <table:table-cell table:number-columns-repeated="2"/>
        </table:table-row>
        <table:table-row table:style-name="ro1">
          <table:table-cell table:formula="of:=COUNTIF([.B$1:.B$1048576];[.B476])" office:value-type="float" office:value="1" calcext:value-type="float">
            <text:p>1</text:p>
          </table:table-cell>
          <table:table-cell office:value-type="string" calcext:value-type="string">
            <text:p>memrise</text:p>
          </table:table-cell>
          <table:table-cell office:value-type="string" calcext:value-type="string">
            <text:p>web/web-memrise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memrise</text:p>
          </table:table-cell>
          <table:table-cell table:number-columns-repeated="2"/>
        </table:table-row>
        <table:table-row table:style-name="ro1">
          <table:table-cell table:formula="of:=COUNTIF([.B$1:.B$1048576];[.B477])" office:value-type="float" office:value="1" calcext:value-type="float">
            <text:p>1</text:p>
          </table:table-cell>
          <table:table-cell office:value-type="string" calcext:value-type="string">
            <text:p>mendeley</text:p>
          </table:table-cell>
          <table:table-cell office:value-type="string" calcext:value-type="string">
            <text:p>apps/mendeley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mendeley</text:p>
          </table:table-cell>
          <table:table-cell table:number-columns-repeated="2"/>
        </table:table-row>
        <table:table-row table:style-name="ro1">
          <table:table-cell table:formula="of:=COUNTIF([.B$1:.B$1048576];[.B478])" office:value-type="float" office:value="1" calcext:value-type="float">
            <text:p>1</text:p>
          </table:table-cell>
          <table:table-cell office:value-type="string" calcext:value-type="string">
            <text:p>menu-editor</text:p>
          </table:table-cell>
          <table:table-cell office:value-type="string" calcext:value-type="string">
            <text:p>apps/menu-edito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menu-editor</text:p>
          </table:table-cell>
          <table:table-cell table:number-columns-repeated="2"/>
        </table:table-row>
        <table:table-row table:style-name="ro1">
          <table:table-cell table:formula="of:=COUNTIF([.B$1:.B$1048576];[.B479])" office:value-type="float" office:value="1" calcext:value-type="float">
            <text:p>1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web/web-microsoft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microsoft</text:p>
          </table:table-cell>
          <table:table-cell table:number-columns-repeated="2"/>
        </table:table-row>
        <table:table-row table:style-name="ro1">
          <table:table-cell table:formula="of:=COUNTIF([.B$1:.B$1048576];[.B480])" office:value-type="float" office:value="1" calcext:value-type="float">
            <text:p>1</text:p>
          </table:table-cell>
          <table:table-cell office:value-type="string" calcext:value-type="string">
            <text:p>microsoft-onedrive</text:p>
          </table:table-cell>
          <table:table-cell office:value-type="string" calcext:value-type="string">
            <text:p>web/web-microsoft-onedrive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microsoft-onedrive</text:p>
          </table:table-cell>
          <table:table-cell table:number-columns-repeated="2"/>
        </table:table-row>
        <table:table-row table:style-name="ro1">
          <table:table-cell table:formula="of:=COUNTIF([.B$1:.B$1048576];[.B481])" office:value-type="float" office:value="1" calcext:value-type="float">
            <text:p>1</text:p>
          </table:table-cell>
          <table:table-cell office:value-type="string" calcext:value-type="string">
            <text:p>midori</text:p>
          </table:table-cell>
          <table:table-cell office:value-type="string" calcext:value-type="string">
            <text:p>apps/midori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midori</text:p>
          </table:table-cell>
          <table:table-cell table:number-columns-repeated="2"/>
        </table:table-row>
        <table:table-row table:style-name="ro1">
          <table:table-cell table:formula="of:=COUNTIF([.B$1:.B$1048576];[.B482])" office:value-type="float" office:value="1" calcext:value-type="float">
            <text:p>1</text:p>
          </table:table-cell>
          <table:table-cell office:value-type="string" calcext:value-type="string">
            <text:p>minecraft</text:p>
          </table:table-cell>
          <table:table-cell office:value-type="string" calcext:value-type="string">
            <text:p>apps/minecraft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minecraft</text:p>
          </table:table-cell>
          <table:table-cell table:number-columns-repeated="2"/>
        </table:table-row>
        <table:table-row table:style-name="ro1">
          <table:table-cell table:formula="of:=COUNTIF([.B$1:.B$1048576];[.B483])" office:value-type="float" office:value="1" calcext:value-type="float">
            <text:p>1</text:p>
          </table:table-cell>
          <table:table-cell office:value-type="string" calcext:value-type="string">
            <text:p>minitube</text:p>
          </table:table-cell>
          <table:table-cell office:value-type="string" calcext:value-type="string">
            <text:p>apps/minitub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minitube</text:p>
          </table:table-cell>
          <table:table-cell table:number-columns-repeated="2"/>
        </table:table-row>
        <table:table-row table:style-name="ro1">
          <table:table-cell table:formula="of:=COUNTIF([.B$1:.B$1048576];[.B484])" office:value-type="float" office:value="1" calcext:value-type="float">
            <text:p>1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web/web-mint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mint</text:p>
          </table:table-cell>
          <table:table-cell table:number-columns-repeated="2"/>
        </table:table-row>
        <table:table-row table:style-name="ro1">
          <table:table-cell table:formula="of:=COUNTIF([.B$1:.B$1048576];[.B485])" office:value-type="float" office:value="1" calcext:value-type="float">
            <text:p>1</text:p>
          </table:table-cell>
          <table:table-cell office:value-type="string" calcext:value-type="string">
            <text:p>miro</text:p>
          </table:table-cell>
          <table:table-cell office:value-type="string" calcext:value-type="string">
            <text:p>apps/miro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miro</text:p>
          </table:table-cell>
          <table:table-cell table:number-columns-repeated="2"/>
        </table:table-row>
        <table:table-row table:style-name="ro1">
          <table:table-cell table:formula="of:=COUNTIF([.B$1:.B$1048576];[.B486])" office:value-type="float" office:value="1" calcext:value-type="float">
            <text:p>1</text:p>
          </table:table-cell>
          <table:table-cell office:value-type="string" calcext:value-type="string">
            <text:p>mixxx</text:p>
          </table:table-cell>
          <table:table-cell office:value-type="string" calcext:value-type="string">
            <text:p>apps/mixxx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mixxx</text:p>
          </table:table-cell>
          <table:table-cell table:number-columns-repeated="2"/>
        </table:table-row>
        <table:table-row table:style-name="ro1">
          <table:table-cell table:formula="of:=COUNTIF([.B$1:.B$1048576];[.B487])" office:value-type="float" office:value="1" calcext:value-type="float">
            <text:p>1</text:p>
          </table:table-cell>
          <table:table-cell office:value-type="string" calcext:value-type="string">
            <text:p>mkvinfo</text:p>
          </table:table-cell>
          <table:table-cell office:value-type="string" calcext:value-type="string">
            <text:p>apps/mkvinfo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mkvinfo</text:p>
          </table:table-cell>
          <table:table-cell table:number-columns-repeated="2"/>
        </table:table-row>
        <table:table-row table:style-name="ro1">
          <table:table-cell table:formula="of:=COUNTIF([.B$1:.B$1048576];[.B488])" office:value-type="float" office:value="1" calcext:value-type="float">
            <text:p>1</text:p>
          </table:table-cell>
          <table:table-cell office:value-type="string" calcext:value-type="string">
            <text:p>mkvmergeGUI</text:p>
          </table:table-cell>
          <table:table-cell office:value-type="string" calcext:value-type="string">
            <text:p>apps/mkvmergeGUI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mkvmergeGUI</text:p>
          </table:table-cell>
          <table:table-cell table:number-columns-repeated="2"/>
        </table:table-row>
        <table:table-row table:style-name="ro1">
          <table:table-cell table:formula="of:=COUNTIF([.B$1:.B$1048576];[.B489])" office:value-type="float" office:value="1" calcext:value-type="float">
            <text:p>1</text:p>
          </table:table-cell>
          <table:table-cell office:value-type="string" calcext:value-type="string">
            <text:p>moka</text:p>
          </table:table-cell>
          <table:table-cell office:value-type="string" calcext:value-type="string">
            <text:p>apps/moka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moka</text:p>
          </table:table-cell>
          <table:table-cell table:number-columns-repeated="2"/>
        </table:table-row>
        <table:table-row table:style-name="ro1">
          <table:table-cell table:formula="of:=COUNTIF([.B$1:.B$1048576];[.B490])" office:value-type="float" office:value="1" calcext:value-type="float">
            <text:p>1</text:p>
          </table:table-cell>
          <table:table-cell office:value-type="string" calcext:value-type="string">
            <text:p>moneydance</text:p>
          </table:table-cell>
          <table:table-cell office:value-type="string" calcext:value-type="string">
            <text:p>apps/moneydanc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moneydance</text:p>
          </table:table-cell>
          <table:table-cell table:number-columns-repeated="2"/>
        </table:table-row>
        <table:table-row table:style-name="ro1">
          <table:table-cell table:formula="of:=COUNTIF([.B$1:.B$1048576];[.B491])" office:value-type="float" office:value="1" calcext:value-type="float">
            <text:p>1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apps/mongodb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mongodb</text:p>
          </table:table-cell>
          <table:table-cell table:number-columns-repeated="2"/>
        </table:table-row>
        <table:table-row table:style-name="ro1">
          <table:table-cell table:formula="of:=COUNTIF([.B$1:.B$1048576];[.B492])" office:value-type="float" office:value="1" calcext:value-type="float">
            <text:p>1</text:p>
          </table:table-cell>
          <table:table-cell office:value-type="string" calcext:value-type="string">
            <text:p>mono-runtime</text:p>
          </table:table-cell>
          <table:table-cell office:value-type="string" calcext:value-type="string">
            <text:p>apps/mono-runtim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mono-runtime</text:p>
          </table:table-cell>
          <table:table-cell table:number-columns-repeated="2"/>
        </table:table-row>
        <table:table-row table:style-name="ro1">
          <table:table-cell table:formula="of:=COUNTIF([.B$1:.B$1048576];[.B493])" office:value-type="float" office:value="1" calcext:value-type="float">
            <text:p>1</text:p>
          </table:table-cell>
          <table:table-cell office:value-type="string" calcext:value-type="string">
            <text:p>mono-runtime-common</text:p>
          </table:table-cell>
          <table:table-cell office:value-type="string" calcext:value-type="string">
            <text:p>apps/mono-runtime-common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mono-runtime-common</text:p>
          </table:table-cell>
          <table:table-cell table:number-columns-repeated="2"/>
        </table:table-row>
        <table:table-row table:style-name="ro1">
          <table:table-cell table:formula="of:=COUNTIF([.B$1:.B$1048576];[.B494])" office:value-type="float" office:value="1" calcext:value-type="float">
            <text:p>1</text:p>
          </table:table-cell>
          <table:table-cell office:value-type="string" calcext:value-type="string">
            <text:p>monodevelop</text:p>
          </table:table-cell>
          <table:table-cell office:value-type="string" calcext:value-type="string">
            <text:p>apps/monodevelop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monodevelop</text:p>
          </table:table-cell>
          <table:table-cell table:number-columns-repeated="2"/>
        </table:table-row>
        <table:table-row table:style-name="ro1">
          <table:table-cell table:formula="of:=COUNTIF([.B$1:.B$1048576];[.B495])" office:value-type="float" office:value="1" calcext:value-type="float">
            <text:p>1</text:p>
          </table:table-cell>
          <table:table-cell office:value-type="string" calcext:value-type="string">
            <text:p>mpd</text:p>
          </table:table-cell>
          <table:table-cell office:value-type="string" calcext:value-type="string">
            <text:p>apps/mpd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mpd</text:p>
          </table:table-cell>
          <table:table-cell table:number-columns-repeated="2"/>
        </table:table-row>
        <table:table-row table:style-name="ro1">
          <table:table-cell table:formula="of:=COUNTIF([.B$1:.B$1048576];[.B496])" office:value-type="float" office:value="1" calcext:value-type="float">
            <text:p>1</text:p>
          </table:table-cell>
          <table:table-cell office:value-type="string" calcext:value-type="string">
            <text:p>mplayer</text:p>
          </table:table-cell>
          <table:table-cell office:value-type="string" calcext:value-type="string">
            <text:p>apps/mplay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mplayer</text:p>
          </table:table-cell>
          <table:table-cell table:number-columns-repeated="2"/>
        </table:table-row>
        <table:table-row table:style-name="ro1">
          <table:table-cell table:formula="of:=COUNTIF([.B$1:.B$1048576];[.B497])" office:value-type="float" office:value="1" calcext:value-type="float">
            <text:p>1</text:p>
          </table:table-cell>
          <table:table-cell office:value-type="string" calcext:value-type="string">
            <text:p>mpv</text:p>
          </table:table-cell>
          <table:table-cell office:value-type="string" calcext:value-type="string">
            <text:p>apps/mpv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mpv</text:p>
          </table:table-cell>
          <table:table-cell table:number-columns-repeated="2"/>
        </table:table-row>
        <table:table-row table:style-name="ro1">
          <table:table-cell table:formula="of:=COUNTIF([.B$1:.B$1048576];[.B498])" office:value-type="float" office:value="1" calcext:value-type="float">
            <text:p>1</text:p>
          </table:table-cell>
          <table:table-cell office:value-type="string" calcext:value-type="string">
            <text:p>ms-excel</text:p>
          </table:table-cell>
          <table:table-cell office:value-type="string" calcext:value-type="string">
            <text:p>apps/ms-excel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ms-excel</text:p>
          </table:table-cell>
          <table:table-cell table:number-columns-repeated="2"/>
        </table:table-row>
        <table:table-row table:style-name="ro1">
          <table:table-cell table:formula="of:=COUNTIF([.B$1:.B$1048576];[.B499])" office:value-type="float" office:value="1" calcext:value-type="float">
            <text:p>1</text:p>
          </table:table-cell>
          <table:table-cell office:value-type="string" calcext:value-type="string">
            <text:p>ms-powerpoint</text:p>
          </table:table-cell>
          <table:table-cell office:value-type="string" calcext:value-type="string">
            <text:p>apps/ms-powerpoint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ms-powerpoint</text:p>
          </table:table-cell>
          <table:table-cell table:number-columns-repeated="2"/>
        </table:table-row>
        <table:table-row table:style-name="ro1">
          <table:table-cell table:formula="of:=COUNTIF([.B$1:.B$1048576];[.B500])" office:value-type="float" office:value="1" calcext:value-type="float">
            <text:p>1</text:p>
          </table:table-cell>
          <table:table-cell office:value-type="string" calcext:value-type="string">
            <text:p>ms-word</text:p>
          </table:table-cell>
          <table:table-cell office:value-type="string" calcext:value-type="string">
            <text:p>apps/ms-word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ms-word</text:p>
          </table:table-cell>
          <table:table-cell table:number-columns-repeated="2"/>
        </table:table-row>
        <table:table-row table:style-name="ro1">
          <table:table-cell table:formula="of:=COUNTIF([.B$1:.B$1048576];[.B501])" office:value-type="float" office:value="1" calcext:value-type="float">
            <text:p>1</text:p>
          </table:table-cell>
          <table:table-cell office:value-type="string" calcext:value-type="string">
            <text:p>multimedia-audio-player</text:p>
          </table:table-cell>
          <table:table-cell office:value-type="string" calcext:value-type="string">
            <text:p>apps/multimedia-audio-play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multimedia-audio-player</text:p>
          </table:table-cell>
          <table:table-cell table:number-columns-repeated="2"/>
        </table:table-row>
        <table:table-row table:style-name="ro1">
          <table:table-cell table:formula="of:=COUNTIF([.B$1:.B$1048576];[.B502])" office:value-type="float" office:value="1" calcext:value-type="float">
            <text:p>1</text:p>
          </table:table-cell>
          <table:table-cell office:value-type="string" calcext:value-type="string">
            <text:p>multimedia-photo-manager</text:p>
          </table:table-cell>
          <table:table-cell office:value-type="string" calcext:value-type="string">
            <text:p>apps/multimedia-photo-manag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multimedia-photo-manager</text:p>
          </table:table-cell>
          <table:table-cell table:number-columns-repeated="2"/>
        </table:table-row>
        <table:table-row table:style-name="ro1">
          <table:table-cell table:formula="of:=COUNTIF([.B$1:.B$1048576];[.B503])" office:value-type="float" office:value="1" calcext:value-type="float">
            <text:p>1</text:p>
          </table:table-cell>
          <table:table-cell office:value-type="string" calcext:value-type="string">
            <text:p>multimedia-photo-viewer</text:p>
          </table:table-cell>
          <table:table-cell office:value-type="string" calcext:value-type="string">
            <text:p>apps/multimedia-photo-view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multimedia-photo-viewer</text:p>
          </table:table-cell>
          <table:table-cell table:number-columns-repeated="2"/>
        </table:table-row>
        <table:table-row table:style-name="ro1">
          <table:table-cell table:formula="of:=COUNTIF([.B$1:.B$1048576];[.B504])" office:value-type="float" office:value="1" calcext:value-type="float">
            <text:p>1</text:p>
          </table:table-cell>
          <table:table-cell office:value-type="string" calcext:value-type="string">
            <text:p>multimedia-player</text:p>
          </table:table-cell>
          <table:table-cell office:value-type="string" calcext:value-type="string">
            <text:p>devices/multimedia-player</text:p>
          </table:table-cell>
          <table:table-cell office:value-type="string" calcext:value-type="string">
            <text:p>devices</text:p>
          </table:table-cell>
          <table:table-cell office:value-type="string" calcext:value-type="string">
            <text:p>multimedia-player</text:p>
          </table:table-cell>
          <table:table-cell table:number-columns-repeated="2"/>
        </table:table-row>
        <table:table-row table:style-name="ro1">
          <table:table-cell table:formula="of:=COUNTIF([.B$1:.B$1048576];[.B505])" office:value-type="float" office:value="1" calcext:value-type="float">
            <text:p>1</text:p>
          </table:table-cell>
          <table:table-cell office:value-type="string" calcext:value-type="string">
            <text:p>multimedia-video-player</text:p>
          </table:table-cell>
          <table:table-cell office:value-type="string" calcext:value-type="string">
            <text:p>apps/multimedia-video-play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multimedia-video-player</text:p>
          </table:table-cell>
          <table:table-cell table:number-columns-repeated="2"/>
        </table:table-row>
        <table:table-row table:style-name="ro1">
          <table:table-cell table:formula="of:=COUNTIF([.B$1:.B$1048576];[.B506])" office:value-type="float" office:value="1" calcext:value-type="float">
            <text:p>1</text:p>
          </table:table-cell>
          <table:table-cell office:value-type="string" calcext:value-type="string">
            <text:p>multimedia-volume-control</text:p>
          </table:table-cell>
          <table:table-cell office:value-type="string" calcext:value-type="string">
            <text:p>apps/multimedia-volume-control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multimedia-volume-control</text:p>
          </table:table-cell>
          <table:table-cell table:number-columns-repeated="2"/>
        </table:table-row>
        <table:table-row table:style-name="ro1">
          <table:table-cell table:formula="of:=COUNTIF([.B$1:.B$1048576];[.B507])" office:value-type="float" office:value="1" calcext:value-type="float">
            <text:p>1</text:p>
          </table:table-cell>
          <table:table-cell office:value-type="string" calcext:value-type="string">
            <text:p>multisystem</text:p>
          </table:table-cell>
          <table:table-cell office:value-type="string" calcext:value-type="string">
            <text:p>apps/multisystem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multisystem</text:p>
          </table:table-cell>
          <table:table-cell table:number-columns-repeated="2"/>
        </table:table-row>
        <table:table-row table:style-name="ro1">
          <table:table-cell table:formula="of:=COUNTIF([.B$1:.B$1048576];[.B508])" office:value-type="float" office:value="1" calcext:value-type="float">
            <text:p>1</text:p>
          </table:table-cell>
          <table:table-cell office:value-type="string" calcext:value-type="string">
            <text:p>mumble</text:p>
          </table:table-cell>
          <table:table-cell office:value-type="string" calcext:value-type="string">
            <text:p>apps/mumbl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mumble</text:p>
          </table:table-cell>
          <table:table-cell table:number-columns-repeated="2"/>
        </table:table-row>
        <table:table-row table:style-name="ro1">
          <table:table-cell table:formula="of:=COUNTIF([.B$1:.B$1048576];[.B509])" office:value-type="float" office:value="1" calcext:value-type="float">
            <text:p>1</text:p>
          </table:table-cell>
          <table:table-cell office:value-type="string" calcext:value-type="string">
            <text:p>musescore</text:p>
          </table:table-cell>
          <table:table-cell office:value-type="string" calcext:value-type="string">
            <text:p>apps/musescor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musescore</text:p>
          </table:table-cell>
          <table:table-cell table:number-columns-repeated="2"/>
        </table:table-row>
        <table:table-row table:style-name="ro1">
          <table:table-cell table:formula="of:=COUNTIF([.B$1:.B$1048576];[.B510])" office:value-type="float" office:value="1" calcext:value-type="float">
            <text:p>1</text:p>
          </table:table-cell>
          <table:table-cell office:value-type="string" calcext:value-type="string">
            <text:p>musique</text:p>
          </table:table-cell>
          <table:table-cell office:value-type="string" calcext:value-type="string">
            <text:p>apps/musiqu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musique</text:p>
          </table:table-cell>
          <table:table-cell table:number-columns-repeated="2"/>
        </table:table-row>
        <table:table-row table:style-name="ro1">
          <table:table-cell table:formula="of:=COUNTIF([.B$1:.B$1048576];[.B511])" office:value-type="float" office:value="1" calcext:value-type="float">
            <text:p>1</text:p>
          </table:table-cell>
          <table:table-cell office:value-type="string" calcext:value-type="string">
            <text:p>mxit</text:p>
          </table:table-cell>
          <table:table-cell office:value-type="string" calcext:value-type="string">
            <text:p>web/web-mxit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mxit</text:p>
          </table:table-cell>
          <table:table-cell table:number-columns-repeated="2"/>
        </table:table-row>
        <table:table-row table:style-name="ro1">
          <table:table-cell table:formula="of:=COUNTIF([.B$1:.B$1048576];[.B512])" office:value-type="float" office:value="1" calcext:value-type="float">
            <text:p>1</text:p>
          </table:table-cell>
          <table:table-cell office:value-type="string" calcext:value-type="string">
            <text:p>myspace</text:p>
          </table:table-cell>
          <table:table-cell office:value-type="string" calcext:value-type="string">
            <text:p>web/web-myspace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myspace</text:p>
          </table:table-cell>
          <table:table-cell table:number-columns-repeated="2"/>
        </table:table-row>
        <table:table-row table:style-name="ro1">
          <table:table-cell table:formula="of:=COUNTIF([.B$1:.B$1048576];[.B513])" office:value-type="float" office:value="1" calcext:value-type="float">
            <text:p>1</text:p>
          </table:table-cell>
          <table:table-cell office:value-type="string" calcext:value-type="string">
            <text:p>mysql-workbench</text:p>
          </table:table-cell>
          <table:table-cell office:value-type="string" calcext:value-type="string">
            <text:p>apps/mysql-workbench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mysql-workbench</text:p>
          </table:table-cell>
          <table:table-cell table:number-columns-repeated="2"/>
        </table:table-row>
        <table:table-row table:style-name="ro1">
          <table:table-cell table:formula="of:=COUNTIF([.B$1:.B$1048576];[.B514])" office:value-type="float" office:value="1" calcext:value-type="float">
            <text:p>1</text:p>
          </table:table-cell>
          <table:table-cell office:value-type="string" calcext:value-type="string">
            <text:p>navicat</text:p>
          </table:table-cell>
          <table:table-cell office:value-type="string" calcext:value-type="string">
            <text:p>apps/navicat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navicat</text:p>
          </table:table-cell>
          <table:table-cell table:number-columns-repeated="2"/>
        </table:table-row>
        <table:table-row table:style-name="ro1">
          <table:table-cell table:formula="of:=COUNTIF([.B$1:.B$1048576];[.B515])" office:value-type="float" office:value="1" calcext:value-type="float">
            <text:p>1</text:p>
          </table:table-cell>
          <table:table-cell office:value-type="string" calcext:value-type="string">
            <text:p>nemiver</text:p>
          </table:table-cell>
          <table:table-cell office:value-type="string" calcext:value-type="string">
            <text:p>apps/nemiv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nemiver</text:p>
          </table:table-cell>
          <table:table-cell table:number-columns-repeated="2"/>
        </table:table-row>
        <table:table-row table:style-name="ro1">
          <table:table-cell table:formula="of:=COUNTIF([.B$1:.B$1048576];[.B516])" office:value-type="float" office:value="1" calcext:value-type="float">
            <text:p>1</text:p>
          </table:table-cell>
          <table:table-cell office:value-type="string" calcext:value-type="string">
            <text:p>netbeans</text:p>
          </table:table-cell>
          <table:table-cell office:value-type="string" calcext:value-type="string">
            <text:p>apps/netbeans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netbeans</text:p>
          </table:table-cell>
          <table:table-cell table:number-columns-repeated="2"/>
        </table:table-row>
        <table:table-row table:style-name="ro1">
          <table:table-cell table:formula="of:=COUNTIF([.B$1:.B$1048576];[.B517])" office:value-type="float" office:value="1" calcext:value-type="float">
            <text:p>1</text:p>
          </table:table-cell>
          <table:table-cell office:value-type="string" calcext:value-type="string">
            <text:p>netflix</text:p>
          </table:table-cell>
          <table:table-cell office:value-type="string" calcext:value-type="string">
            <text:p>web/web-netflix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netflix</text:p>
          </table:table-cell>
          <table:table-cell table:number-columns-repeated="2"/>
        </table:table-row>
        <table:table-row table:style-name="ro1">
          <table:table-cell table:formula="of:=COUNTIF([.B$1:.B$1048576];[.B518])" office:value-type="float" office:value="1" calcext:value-type="float">
            <text:p>1</text:p>
          </table:table-cell>
          <table:table-cell office:value-type="string" calcext:value-type="string">
            <text:p>network-server</text:p>
          </table:table-cell>
          <table:table-cell office:value-type="string" calcext:value-type="string">
            <text:p>places/network-server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network-server</text:p>
          </table:table-cell>
          <table:table-cell table:number-columns-repeated="2"/>
        </table:table-row>
        <table:table-row table:style-name="ro1">
          <table:table-cell table:formula="of:=COUNTIF([.B$1:.B$1048576];[.B519])" office:value-type="float" office:value="1" calcext:value-type="float">
            <text:p>1</text:p>
          </table:table-cell>
          <table:table-cell office:value-type="string" calcext:value-type="string">
            <text:p>network-wired</text:p>
          </table:table-cell>
          <table:table-cell office:value-type="string" calcext:value-type="string">
            <text:p>devices/network-wired</text:p>
          </table:table-cell>
          <table:table-cell office:value-type="string" calcext:value-type="string">
            <text:p>devices</text:p>
          </table:table-cell>
          <table:table-cell office:value-type="string" calcext:value-type="string">
            <text:p>network-wired</text:p>
          </table:table-cell>
          <table:table-cell table:number-columns-repeated="2"/>
        </table:table-row>
        <table:table-row table:style-name="ro1">
          <table:table-cell table:formula="of:=COUNTIF([.B$1:.B$1048576];[.B520])" office:value-type="float" office:value="1" calcext:value-type="float">
            <text:p>1</text:p>
          </table:table-cell>
          <table:table-cell office:value-type="string" calcext:value-type="string">
            <text:p>network-workgroup</text:p>
          </table:table-cell>
          <table:table-cell office:value-type="string" calcext:value-type="string">
            <text:p>places/network-workgroup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network-workgroup</text:p>
          </table:table-cell>
          <table:table-cell table:number-columns-repeated="2"/>
        </table:table-row>
        <table:table-row table:style-name="ro1">
          <table:table-cell table:formula="of:=COUNTIF([.B$1:.B$1048576];[.B521])" office:value-type="float" office:value="1" calcext:value-type="float">
            <text:p>1</text:p>
          </table:table-cell>
          <table:table-cell office:value-type="string" calcext:value-type="string">
            <text:p>newsblur</text:p>
          </table:table-cell>
          <table:table-cell office:value-type="string" calcext:value-type="string">
            <text:p>web/web-newsblur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newsblur</text:p>
          </table:table-cell>
          <table:table-cell table:number-columns-repeated="2"/>
        </table:table-row>
        <table:table-row table:style-name="ro1">
          <table:table-cell table:formula="of:=COUNTIF([.B$1:.B$1048576];[.B522])" office:value-type="float" office:value="1" calcext:value-type="float">
            <text:p>1</text:p>
          </table:table-cell>
          <table:table-cell office:value-type="string" calcext:value-type="string">
            <text:p>nexuiz</text:p>
          </table:table-cell>
          <table:table-cell office:value-type="string" calcext:value-type="string">
            <text:p>apps/nexuiz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nexuiz</text:p>
          </table:table-cell>
          <table:table-cell table:number-columns-repeated="2"/>
        </table:table-row>
        <table:table-row table:style-name="ro1">
          <table:table-cell table:formula="of:=COUNTIF([.B$1:.B$1048576];[.B523])" office:value-type="float" office:value="1" calcext:value-type="float">
            <text:p>1</text:p>
          </table:table-cell>
          <table:table-cell office:value-type="string" calcext:value-type="string">
            <text:p>nicotine</text:p>
          </table:table-cell>
          <table:table-cell office:value-type="string" calcext:value-type="string">
            <text:p>apps/nicotin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nicotine</text:p>
          </table:table-cell>
          <table:table-cell table:number-columns-repeated="2"/>
        </table:table-row>
        <table:table-row table:style-name="ro1">
          <table:table-cell table:formula="of:=COUNTIF([.B$1:.B$1048576];[.B524])" office:value-type="float" office:value="1" calcext:value-type="float">
            <text:p>1</text:p>
          </table:table-cell>
          <table:table-cell office:value-type="string" calcext:value-type="string">
            <text:p>ninja-ide</text:p>
          </table:table-cell>
          <table:table-cell office:value-type="string" calcext:value-type="string">
            <text:p>apps/ninja-id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ninja-ide</text:p>
          </table:table-cell>
          <table:table-cell table:number-columns-repeated="2"/>
        </table:table-row>
        <table:table-row table:style-name="ro1">
          <table:table-cell table:formula="of:=COUNTIF([.B$1:.B$1048576];[.B525])" office:value-type="float" office:value="1" calcext:value-type="float">
            <text:p>1</text:p>
          </table:table-cell>
          <table:table-cell office:value-type="string" calcext:value-type="string">
            <text:p>nitrotasks</text:p>
          </table:table-cell>
          <table:table-cell office:value-type="string" calcext:value-type="string">
            <text:p>apps/nitrotasks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nitrotasks</text:p>
          </table:table-cell>
          <table:table-cell table:number-columns-repeated="2"/>
        </table:table-row>
        <table:table-row table:style-name="ro1">
          <table:table-cell table:formula="of:=COUNTIF([.B$1:.B$1048576];[.B526])" office:value-type="float" office:value="1" calcext:value-type="float">
            <text:p>1</text:p>
          </table:table-cell>
          <table:table-cell office:value-type="string" calcext:value-type="string">
            <text:p>nm-device-wireless</text:p>
          </table:table-cell>
          <table:table-cell office:value-type="string" calcext:value-type="string">
            <text:p>devices/nm-device-wireless</text:p>
          </table:table-cell>
          <table:table-cell office:value-type="string" calcext:value-type="string">
            <text:p>devices</text:p>
          </table:table-cell>
          <table:table-cell office:value-type="string" calcext:value-type="string">
            <text:p>nm-device-wireless</text:p>
          </table:table-cell>
          <table:table-cell table:number-columns-repeated="2"/>
        </table:table-row>
        <table:table-row table:style-name="ro1">
          <table:table-cell table:formula="of:=COUNTIF([.B$1:.B$1048576];[.B527])" office:value-type="float" office:value="1" calcext:value-type="float">
            <text:p>1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apps/notes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table:formula="of:=COUNTIF([.B$1:.B$1048576];[.B528])" office:value-type="float" office:value="1" calcext:value-type="float">
            <text:p>1</text:p>
          </table:table-cell>
          <table:table-cell office:value-type="string" calcext:value-type="string">
            <text:p>novell</text:p>
          </table:table-cell>
          <table:table-cell office:value-type="string" calcext:value-type="string">
            <text:p>web/web-novel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novell</text:p>
          </table:table-cell>
          <table:table-cell table:number-columns-repeated="2"/>
        </table:table-row>
        <table:table-row table:style-name="ro1">
          <table:table-cell table:formula="of:=COUNTIF([.B$1:.B$1048576];[.B529])" office:value-type="float" office:value="1" calcext:value-type="float">
            <text:p>1</text:p>
          </table:table-cell>
          <table:table-cell office:value-type="string" calcext:value-type="string">
            <text:p>ntfs-config</text:p>
          </table:table-cell>
          <table:table-cell office:value-type="string" calcext:value-type="string">
            <text:p>apps/ntfs-config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ntfs-config</text:p>
          </table:table-cell>
          <table:table-cell table:number-columns-repeated="2"/>
        </table:table-row>
        <table:table-row table:style-name="ro1">
          <table:table-cell table:formula="of:=COUNTIF([.B$1:.B$1048576];[.B530])" office:value-type="float" office:value="1" calcext:value-type="float">
            <text:p>1</text:p>
          </table:table-cell>
          <table:table-cell office:value-type="string" calcext:value-type="string">
            <text:p>nuvolaplayer</text:p>
          </table:table-cell>
          <table:table-cell office:value-type="string" calcext:value-type="string">
            <text:p>apps/nuvolaplay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nuvolaplayer</text:p>
          </table:table-cell>
          <table:table-cell table:number-columns-repeated="2"/>
        </table:table-row>
        <table:table-row table:style-name="ro1">
          <table:table-cell table:formula="of:=COUNTIF([.B$1:.B$1048576];[.B531])" office:value-type="float" office:value="1" calcext:value-type="float">
            <text:p>1</text:p>
          </table:table-cell>
          <table:table-cell office:value-type="string" calcext:value-type="string">
            <text:p>nvidia-settings</text:p>
          </table:table-cell>
          <table:table-cell office:value-type="string" calcext:value-type="string">
            <text:p>apps/nvidia-settings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nvidia-settings</text:p>
          </table:table-cell>
          <table:table-cell table:number-columns-repeated="2"/>
        </table:table-row>
        <table:table-row table:style-name="ro1">
          <table:table-cell table:formula="of:=COUNTIF([.B$1:.B$1048576];[.B532])" office:value-type="float" office:value="1" calcext:value-type="float">
            <text:p>1</text:p>
          </table:table-cell>
          <table:table-cell office:value-type="string" calcext:value-type="string">
            <text:p>obconf</text:p>
          </table:table-cell>
          <table:table-cell office:value-type="string" calcext:value-type="string">
            <text:p>apps/obconf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obconf</text:p>
          </table:table-cell>
          <table:table-cell table:number-columns-repeated="2"/>
        </table:table-row>
        <table:table-row table:style-name="ro1">
          <table:table-cell table:formula="of:=COUNTIF([.B$1:.B$1048576];[.B533])" office:value-type="float" office:value="1" calcext:value-type="float">
            <text:p>1</text:p>
          </table:table-cell>
          <table:table-cell office:value-type="string" calcext:value-type="string">
            <text:p>obs-studio</text:p>
          </table:table-cell>
          <table:table-cell office:value-type="string" calcext:value-type="string">
            <text:p>apps/obs-studio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obs-studio</text:p>
          </table:table-cell>
          <table:table-cell table:number-columns-repeated="2"/>
        </table:table-row>
        <table:table-row table:style-name="ro1">
          <table:table-cell table:formula="of:=COUNTIF([.B$1:.B$1048576];[.B534])" office:value-type="float" office:value="1" calcext:value-type="float">
            <text:p>1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apps/octav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octave</text:p>
          </table:table-cell>
          <table:table-cell table:number-columns-repeated="2"/>
        </table:table-row>
        <table:table-row table:style-name="ro1">
          <table:table-cell table:formula="of:=COUNTIF([.B$1:.B$1048576];[.B535])" office:value-type="float" office:value="1" calcext:value-type="float">
            <text:p>1</text:p>
          </table:table-cell>
          <table:table-cell office:value-type="string" calcext:value-type="string">
            <text:p>office-calendar</text:p>
          </table:table-cell>
          <table:table-cell office:value-type="string" calcext:value-type="string">
            <text:p>apps/office-calenda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office-calendar</text:p>
          </table:table-cell>
          <table:table-cell table:number-columns-repeated="2"/>
        </table:table-row>
        <table:table-row table:style-name="ro1">
          <table:table-cell table:formula="of:=COUNTIF([.B$1:.B$1048576];[.B536])" office:value-type="float" office:value="1" calcext:value-type="float">
            <text:p>1</text:p>
          </table:table-cell>
          <table:table-cell office:value-type="string" calcext:value-type="string">
            <text:p>omg-chrome</text:p>
          </table:table-cell>
          <table:table-cell office:value-type="string" calcext:value-type="string">
            <text:p>web/web-omg-chrome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omg-chrome</text:p>
          </table:table-cell>
          <table:table-cell table:number-columns-repeated="2"/>
        </table:table-row>
        <table:table-row table:style-name="ro1">
          <table:table-cell table:formula="of:=COUNTIF([.B$1:.B$1048576];[.B537])" office:value-type="float" office:value="1" calcext:value-type="float">
            <text:p>1</text:p>
          </table:table-cell>
          <table:table-cell office:value-type="string" calcext:value-type="string">
            <text:p>omgubuntu</text:p>
          </table:table-cell>
          <table:table-cell office:value-type="string" calcext:value-type="string">
            <text:p>web/web-omgubuntu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omgubuntu</text:p>
          </table:table-cell>
          <table:table-cell table:number-columns-repeated="2"/>
        </table:table-row>
        <table:table-row table:style-name="ro1">
          <table:table-cell table:formula="of:=COUNTIF([.B$1:.B$1048576];[.B538])" office:value-type="float" office:value="1" calcext:value-type="float">
            <text:p>1</text:p>
          </table:table-cell>
          <table:table-cell office:value-type="string" calcext:value-type="string">
            <text:p>onboard</text:p>
          </table:table-cell>
          <table:table-cell office:value-type="string" calcext:value-type="string">
            <text:p>apps/onboard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onboard</text:p>
          </table:table-cell>
          <table:table-cell table:number-columns-repeated="2"/>
        </table:table-row>
        <table:table-row table:style-name="ro1">
          <table:table-cell table:formula="of:=COUNTIF([.B$1:.B$1048576];[.B539])" office:value-type="float" office:value="1" calcext:value-type="float">
            <text:p>1</text:p>
          </table:table-cell>
          <table:table-cell office:value-type="string" calcext:value-type="string">
            <text:p>onenote</text:p>
          </table:table-cell>
          <table:table-cell office:value-type="string" calcext:value-type="string">
            <text:p>web/web-onenote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onenote</text:p>
          </table:table-cell>
          <table:table-cell table:number-columns-repeated="2"/>
        </table:table-row>
        <table:table-row table:style-name="ro1">
          <table:table-cell table:formula="of:=COUNTIF([.B$1:.B$1048576];[.B540])" office:value-type="float" office:value="1" calcext:value-type="float">
            <text:p>1</text:p>
          </table:table-cell>
          <table:table-cell office:value-type="string" calcext:value-type="string">
            <text:p>openshot</text:p>
          </table:table-cell>
          <table:table-cell office:value-type="string" calcext:value-type="string">
            <text:p>apps/openshot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openshot</text:p>
          </table:table-cell>
          <table:table-cell table:number-columns-repeated="2"/>
        </table:table-row>
        <table:table-row table:style-name="ro1">
          <table:table-cell table:formula="of:=COUNTIF([.B$1:.B$1048576];[.B541])" office:value-type="float" office:value="1" calcext:value-type="float">
            <text:p>1</text:p>
          </table:table-cell>
          <table:table-cell office:value-type="string" calcext:value-type="string">
            <text:p>opensuse</text:p>
          </table:table-cell>
          <table:table-cell office:value-type="string" calcext:value-type="string">
            <text:p>places/distributor-logo-opensuse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distributor-logo-opensuse</text:p>
          </table:table-cell>
          <table:table-cell table:number-columns-repeated="2"/>
        </table:table-row>
        <table:table-row table:style-name="ro1">
          <table:table-cell table:formula="of:=COUNTIF([.B$1:.B$1048576];[.B542])" office:value-type="float" office:value="1" calcext:value-type="float">
            <text:p>1</text:p>
          </table:table-cell>
          <table:table-cell office:value-type="string" calcext:value-type="string">
            <text:p>openttd</text:p>
          </table:table-cell>
          <table:table-cell office:value-type="string" calcext:value-type="string">
            <text:p>apps/openttd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openttd</text:p>
          </table:table-cell>
          <table:table-cell table:number-columns-repeated="2"/>
        </table:table-row>
        <table:table-row table:style-name="ro1">
          <table:table-cell table:formula="of:=COUNTIF([.B$1:.B$1048576];[.B543])" office:value-type="float" office:value="1" calcext:value-type="float">
            <text:p>1</text:p>
          </table:table-cell>
          <table:table-cell office:value-type="string" calcext:value-type="string">
            <text:p>opera</text:p>
          </table:table-cell>
          <table:table-cell office:value-type="string" calcext:value-type="string">
            <text:p>apps/opera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opera</text:p>
          </table:table-cell>
          <table:table-cell table:number-columns-repeated="2"/>
        </table:table-row>
        <table:table-row table:style-name="ro1">
          <table:table-cell table:formula="of:=COUNTIF([.B$1:.B$1048576];[.B544])" office:value-type="float" office:value="1" calcext:value-type="float">
            <text:p>1</text:p>
          </table:table-cell>
          <table:table-cell office:value-type="string" calcext:value-type="string">
            <text:p>outlook</text:p>
          </table:table-cell>
          <table:table-cell office:value-type="string" calcext:value-type="string">
            <text:p>web/web-outlook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outlook</text:p>
          </table:table-cell>
          <table:table-cell table:number-columns-repeated="2"/>
        </table:table-row>
        <table:table-row table:style-name="ro1">
          <table:table-cell table:formula="of:=COUNTIF([.B$1:.B$1048576];[.B545])" office:value-type="float" office:value="1" calcext:value-type="float">
            <text:p>1</text:p>
          </table:table-cell>
          <table:table-cell office:value-type="string" calcext:value-type="string">
            <text:p>owncloud</text:p>
          </table:table-cell>
          <table:table-cell office:value-type="string" calcext:value-type="string">
            <text:p>apps/owncloud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owncloud</text:p>
          </table:table-cell>
          <table:table-cell table:number-columns-repeated="2"/>
        </table:table-row>
        <table:table-row table:style-name="ro1">
          <table:table-cell table:formula="of:=COUNTIF([.B$1:.B$1048576];[.B546])"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office:value-type="string" calcext:value-type="string">
            <text:p>apps/oxygen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oxygen</text:p>
          </table:table-cell>
          <table:table-cell table:number-columns-repeated="2"/>
        </table:table-row>
        <table:table-row table:style-name="ro1">
          <table:table-cell table:formula="of:=COUNTIF([.B$1:.B$1048576];[.B547])" office:value-type="float" office:value="1" calcext:value-type="float">
            <text:p>1</text:p>
          </table:table-cell>
          <table:table-cell office:value-type="string" calcext:value-type="string">
            <text:p>pandora</text:p>
          </table:table-cell>
          <table:table-cell office:value-type="string" calcext:value-type="string">
            <text:p>web/web-pandora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pandora</text:p>
          </table:table-cell>
          <table:table-cell table:number-columns-repeated="2"/>
        </table:table-row>
        <table:table-row table:style-name="ro1">
          <table:table-cell table:formula="of:=COUNTIF([.B$1:.B$1048576];[.B548])" office:value-type="float" office:value="1" calcext:value-type="float">
            <text:p>1</text:p>
          </table:table-cell>
          <table:table-cell office:value-type="string" calcext:value-type="string">
            <text:p>panel</text:p>
          </table:table-cell>
          <table:table-cell office:value-type="string" calcext:value-type="string">
            <text:p>apps/panel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panel</text:p>
          </table:table-cell>
          <table:table-cell table:number-columns-repeated="2"/>
        </table:table-row>
        <table:table-row table:style-name="ro1">
          <table:table-cell table:formula="of:=COUNTIF([.B$1:.B$1048576];[.B549])" office:value-type="float" office:value="1" calcext:value-type="float">
            <text:p>1</text:p>
          </table:table-cell>
          <table:table-cell office:value-type="string" calcext:value-type="string">
            <text:p>panel-applets</text:p>
          </table:table-cell>
          <table:table-cell office:value-type="string" calcext:value-type="string">
            <text:p>apps/panel-applets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panel-applets</text:p>
          </table:table-cell>
          <table:table-cell table:number-columns-repeated="2"/>
        </table:table-row>
        <table:table-row table:style-name="ro1">
          <table:table-cell table:formula="of:=COUNTIF([.B$1:.B$1048576];[.B550])" office:value-type="float" office:value="1" calcext:value-type="float">
            <text:p>1</text:p>
          </table:table-cell>
          <table:table-cell office:value-type="string" calcext:value-type="string">
            <text:p>passwords</text:p>
          </table:table-cell>
          <table:table-cell office:value-type="string" calcext:value-type="string">
            <text:p>apps/passwords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passwords</text:p>
          </table:table-cell>
          <table:table-cell table:number-columns-repeated="2"/>
        </table:table-row>
        <table:table-row table:style-name="ro1">
          <table:table-cell table:formula="of:=COUNTIF([.B$1:.B$1048576];[.B551])" office:value-type="float" office:value="1" calcext:value-type="float">
            <text:p>1</text:p>
          </table:table-cell>
          <table:table-cell office:value-type="string" calcext:value-type="string">
            <text:p>patchage</text:p>
          </table:table-cell>
          <table:table-cell office:value-type="string" calcext:value-type="string">
            <text:p>apps/patchag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patchage</text:p>
          </table:table-cell>
          <table:table-cell table:number-columns-repeated="2"/>
        </table:table-row>
        <table:table-row table:style-name="ro1">
          <table:table-cell table:formula="of:=COUNTIF([.B$1:.B$1048576];[.B552])" office:value-type="float" office:value="1" calcext:value-type="float">
            <text:p>1</text:p>
          </table:table-cell>
          <table:table-cell office:value-type="string" calcext:value-type="string">
            <text:p>paypal</text:p>
          </table:table-cell>
          <table:table-cell office:value-type="string" calcext:value-type="string">
            <text:p>web/web-paypa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paypal</text:p>
          </table:table-cell>
          <table:table-cell table:number-columns-repeated="2"/>
        </table:table-row>
        <table:table-row table:style-name="ro1">
          <table:table-cell table:formula="of:=COUNTIF([.B$1:.B$1048576];[.B553])" office:value-type="float" office:value="1" calcext:value-type="float">
            <text:p>1</text:p>
          </table:table-cell>
          <table:table-cell office:value-type="string" calcext:value-type="string">
            <text:p>pdfmod</text:p>
          </table:table-cell>
          <table:table-cell office:value-type="string" calcext:value-type="string">
            <text:p>apps/pdfmod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pdfmod</text:p>
          </table:table-cell>
          <table:table-cell table:number-columns-repeated="2"/>
        </table:table-row>
        <table:table-row table:style-name="ro1">
          <table:table-cell table:formula="of:=COUNTIF([.B$1:.B$1048576];[.B554])" office:value-type="float" office:value="1" calcext:value-type="float">
            <text:p>1</text:p>
          </table:table-cell>
          <table:table-cell office:value-type="string" calcext:value-type="string">
            <text:p>pdfshuffler</text:p>
          </table:table-cell>
          <table:table-cell office:value-type="string" calcext:value-type="string">
            <text:p>apps/pdfshuffl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pdfshuffler</text:p>
          </table:table-cell>
          <table:table-cell table:number-columns-repeated="2"/>
        </table:table-row>
        <table:table-row table:style-name="ro1">
          <table:table-cell table:formula="of:=COUNTIF([.B$1:.B$1048576];[.B555])" office:value-type="float" office:value="1" calcext:value-type="float">
            <text:p>1</text:p>
          </table:table-cell>
          <table:table-cell office:value-type="string" calcext:value-type="string">
            <text:p>pencil</text:p>
          </table:table-cell>
          <table:table-cell office:value-type="string" calcext:value-type="string">
            <text:p>apps/pencil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pencil</text:p>
          </table:table-cell>
          <table:table-cell table:number-columns-repeated="2"/>
        </table:table-row>
        <table:table-row table:style-name="ro1">
          <table:table-cell table:formula="of:=COUNTIF([.B$1:.B$1048576];[.B556])" office:value-type="float" office:value="1" calcext:value-type="float">
            <text:p>1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devices/phone</text:p>
          </table:table-cell>
          <table:table-cell office:value-type="string" calcext:value-type="string">
            <text:p>devices</text:p>
          </table:table-cell>
          <table:table-cell office:value-type="string" calcext:value-type="string">
            <text:p>phone</text:p>
          </table:table-cell>
          <table:table-cell table:number-columns-repeated="2"/>
        </table:table-row>
        <table:table-row table:style-name="ro1">
          <table:table-cell table:formula="of:=COUNTIF([.B$1:.B$1048576];[.B557])" office:value-type="float" office:value="1" calcext:value-type="float">
            <text:p>1</text:p>
          </table:table-cell>
          <table:table-cell office:value-type="string" calcext:value-type="string">
            <text:p>phpmyadmin</text:p>
          </table:table-cell>
          <table:table-cell office:value-type="string" calcext:value-type="string">
            <text:p>apps/phpmyadmin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phpmyadmin</text:p>
          </table:table-cell>
          <table:table-cell table:number-columns-repeated="2"/>
        </table:table-row>
        <table:table-row table:style-name="ro1">
          <table:table-cell table:formula="of:=COUNTIF([.B$1:.B$1048576];[.B558])" office:value-type="float" office:value="1" calcext:value-type="float">
            <text:p>1</text:p>
          </table:table-cell>
          <table:table-cell office:value-type="string" calcext:value-type="string">
            <text:p>picard</text:p>
          </table:table-cell>
          <table:table-cell office:value-type="string" calcext:value-type="string">
            <text:p>apps/picard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picard</text:p>
          </table:table-cell>
          <table:table-cell table:number-columns-repeated="2"/>
        </table:table-row>
        <table:table-row table:style-name="ro1">
          <table:table-cell table:formula="of:=COUNTIF([.B$1:.B$1048576];[.B559])" office:value-type="float" office:value="1" calcext:value-type="float">
            <text:p>1</text:p>
          </table:table-cell>
          <table:table-cell office:value-type="string" calcext:value-type="string">
            <text:p>pidgin</text:p>
          </table:table-cell>
          <table:table-cell office:value-type="string" calcext:value-type="string">
            <text:p>apps/pidgin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pidgin</text:p>
          </table:table-cell>
          <table:table-cell table:number-columns-repeated="2"/>
        </table:table-row>
        <table:table-row table:style-name="ro1">
          <table:table-cell table:formula="of:=COUNTIF([.B$1:.B$1048576];[.B560])" office:value-type="float" office:value="1" calcext:value-type="float">
            <text:p>1</text:p>
          </table:table-cell>
          <table:table-cell office:value-type="string" calcext:value-type="string">
            <text:p>pithos</text:p>
          </table:table-cell>
          <table:table-cell office:value-type="string" calcext:value-type="string">
            <text:p>apps/pithos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pithos</text:p>
          </table:table-cell>
          <table:table-cell table:number-columns-repeated="2"/>
        </table:table-row>
        <table:table-row table:style-name="ro1">
          <table:table-cell table:formula="of:=COUNTIF([.B$1:.B$1048576];[.B561])" office:value-type="float" office:value="1" calcext:value-type="float">
            <text:p>1</text:p>
          </table:table-cell>
          <table:table-cell office:value-type="string" calcext:value-type="string">
            <text:p>plasma</text:p>
          </table:table-cell>
          <table:table-cell office:value-type="string" calcext:value-type="string">
            <text:p>apps/plasma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plasma</text:p>
          </table:table-cell>
          <table:table-cell table:number-columns-repeated="2"/>
        </table:table-row>
        <table:table-row table:style-name="ro1">
          <table:table-cell table:formula="of:=COUNTIF([.B$1:.B$1048576];[.B562])" office:value-type="float" office:value="1" calcext:value-type="float">
            <text:p>1</text:p>
          </table:table-cell>
          <table:table-cell office:value-type="string" calcext:value-type="string">
            <text:p>playonlinux</text:p>
          </table:table-cell>
          <table:table-cell office:value-type="string" calcext:value-type="string">
            <text:p>apps/playonlinux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playonlinux</text:p>
          </table:table-cell>
          <table:table-cell table:number-columns-repeated="2"/>
        </table:table-row>
        <table:table-row table:style-name="ro1">
          <table:table-cell table:formula="of:=COUNTIF([.B$1:.B$1048576];[.B563])" office:value-type="float" office:value="1" calcext:value-type="float">
            <text:p>1</text:p>
          </table:table-cell>
          <table:table-cell office:value-type="string" calcext:value-type="string">
            <text:p>plex</text:p>
          </table:table-cell>
          <table:table-cell office:value-type="string" calcext:value-type="string">
            <text:p>apps/plex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plex</text:p>
          </table:table-cell>
          <table:table-cell table:number-columns-repeated="2"/>
        </table:table-row>
        <table:table-row table:style-name="ro1">
          <table:table-cell table:formula="of:=COUNTIF([.B$1:.B$1048576];[.B564])" office:value-type="float" office:value="1" calcext:value-type="float">
            <text:p>1</text:p>
          </table:table-cell>
          <table:table-cell office:value-type="string" calcext:value-type="string">
            <text:p>plt</text:p>
          </table:table-cell>
          <table:table-cell office:value-type="string" calcext:value-type="string">
            <text:p>apps/plt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plt</text:p>
          </table:table-cell>
          <table:table-cell table:number-columns-repeated="2"/>
        </table:table-row>
        <table:table-row table:style-name="ro1">
          <table:table-cell table:formula="of:=COUNTIF([.B$1:.B$1048576];[.B565])" office:value-type="float" office:value="1" calcext:value-type="float">
            <text:p>1</text:p>
          </table:table-cell>
          <table:table-cell office:value-type="string" calcext:value-type="string">
            <text:p>pocket</text:p>
          </table:table-cell>
          <table:table-cell office:value-type="string" calcext:value-type="string">
            <text:p>web/web-pocket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pocket</text:p>
          </table:table-cell>
          <table:table-cell table:number-columns-repeated="2"/>
        </table:table-row>
        <table:table-row table:style-name="ro1">
          <table:table-cell table:formula="of:=COUNTIF([.B$1:.B$1048576];[.B566])" office:value-type="float" office:value="1" calcext:value-type="float">
            <text:p>1</text:p>
          </table:table-cell>
          <table:table-cell office:value-type="string" calcext:value-type="string">
            <text:p>poedit</text:p>
          </table:table-cell>
          <table:table-cell office:value-type="string" calcext:value-type="string">
            <text:p>apps/poedit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poedit</text:p>
          </table:table-cell>
          <table:table-cell table:number-columns-repeated="2"/>
        </table:table-row>
        <table:table-row table:style-name="ro1">
          <table:table-cell table:formula="of:=COUNTIF([.B$1:.B$1048576];[.B567])" office:value-type="float" office:value="1" calcext:value-type="float">
            <text:p>1</text:p>
          </table:table-cell>
          <table:table-cell office:value-type="string" calcext:value-type="string">
            <text:p>polari</text:p>
          </table:table-cell>
          <table:table-cell office:value-type="string" calcext:value-type="string">
            <text:p>apps/polari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polari</text:p>
          </table:table-cell>
          <table:table-cell table:number-columns-repeated="2"/>
        </table:table-row>
        <table:table-row table:style-name="ro1">
          <table:table-cell table:formula="of:=COUNTIF([.B$1:.B$1048576];[.B568])" office:value-type="float" office:value="1" calcext:value-type="float">
            <text:p>1</text:p>
          </table:table-cell>
          <table:table-cell office:value-type="string" calcext:value-type="string">
            <text:p>polly</text:p>
          </table:table-cell>
          <table:table-cell office:value-type="string" calcext:value-type="string">
            <text:p>apps/polly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polly</text:p>
          </table:table-cell>
          <table:table-cell table:number-columns-repeated="2"/>
        </table:table-row>
        <table:table-row table:style-name="ro1">
          <table:table-cell table:formula="of:=COUNTIF([.B$1:.B$1048576];[.B569])" office:value-type="float" office:value="1" calcext:value-type="float">
            <text:p>1</text:p>
          </table:table-cell>
          <table:table-cell office:value-type="string" calcext:value-type="string">
            <text:p>popcorntime</text:p>
          </table:table-cell>
          <table:table-cell office:value-type="string" calcext:value-type="string">
            <text:p>apps/popcorntim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popcorntime</text:p>
          </table:table-cell>
          <table:table-cell table:number-columns-repeated="2"/>
        </table:table-row>
        <table:table-row table:style-name="ro1">
          <table:table-cell table:formula="of:=COUNTIF([.B$1:.B$1048576];[.B570])" office:value-type="float" office:value="1" calcext:value-type="float">
            <text:p>1</text:p>
          </table:table-cell>
          <table:table-cell office:value-type="string" calcext:value-type="string">
            <text:p>portal</text:p>
          </table:table-cell>
          <table:table-cell office:value-type="string" calcext:value-type="string">
            <text:p>apps/portal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portal</text:p>
          </table:table-cell>
          <table:table-cell table:number-columns-repeated="2"/>
        </table:table-row>
        <table:table-row table:style-name="ro1">
          <table:table-cell table:formula="of:=COUNTIF([.B$1:.B$1048576];[.B571])" office:value-type="float" office:value="1" calcext:value-type="float">
            <text:p>1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apps/postgresql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postgresql</text:p>
          </table:table-cell>
          <table:table-cell table:number-columns-repeated="2"/>
        </table:table-row>
        <table:table-row table:style-name="ro1">
          <table:table-cell table:formula="of:=COUNTIF([.B$1:.B$1048576];[.B572])" office:value-type="float" office:value="1" calcext:value-type="float">
            <text:p>1</text:p>
          </table:table-cell>
          <table:table-cell office:value-type="string" calcext:value-type="string">
            <text:p>pragha</text:p>
          </table:table-cell>
          <table:table-cell office:value-type="string" calcext:value-type="string">
            <text:p>apps/pragha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pragha</text:p>
          </table:table-cell>
          <table:table-cell table:number-columns-repeated="2"/>
        </table:table-row>
        <table:table-row table:style-name="ro1">
          <table:table-cell table:formula="of:=COUNTIF([.B$1:.B$1048576];[.B573])" office:value-type="float" office:value="1" calcext:value-type="float">
            <text:p>1</text:p>
          </table:table-cell>
          <table:table-cell office:value-type="string" calcext:value-type="string">
            <text:p>preferences-bluetooth</text:p>
          </table:table-cell>
          <table:table-cell office:value-type="string" calcext:value-type="string">
            <text:p>apps/preferences-bluetooth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preferences-bluetooth</text:p>
          </table:table-cell>
          <table:table-cell table:number-columns-repeated="2"/>
        </table:table-row>
        <table:table-row table:style-name="ro1">
          <table:table-cell table:formula="of:=COUNTIF([.B$1:.B$1048576];[.B574])" office:value-type="float" office:value="1" calcext:value-type="float">
            <text:p>1</text:p>
          </table:table-cell>
          <table:table-cell office:value-type="string" calcext:value-type="string">
            <text:p>preferences-color</text:p>
          </table:table-cell>
          <table:table-cell office:value-type="string" calcext:value-type="string">
            <text:p>apps/preferences-colo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preferences-color</text:p>
          </table:table-cell>
          <table:table-cell table:number-columns-repeated="2"/>
        </table:table-row>
        <table:table-row table:style-name="ro1">
          <table:table-cell table:formula="of:=COUNTIF([.B$1:.B$1048576];[.B575])" office:value-type="float" office:value="1" calcext:value-type="float">
            <text:p>1</text:p>
          </table:table-cell>
          <table:table-cell office:value-type="string" calcext:value-type="string">
            <text:p>preferences-desktop</text:p>
          </table:table-cell>
          <table:table-cell office:value-type="string" calcext:value-type="string">
            <text:p>categories/preferences-desktop</text:p>
          </table:table-cell>
          <table:table-cell office:value-type="string" calcext:value-type="string">
            <text:p>categories</text:p>
          </table:table-cell>
          <table:table-cell office:value-type="string" calcext:value-type="string">
            <text:p>preferences-desktop</text:p>
          </table:table-cell>
          <table:table-cell table:number-columns-repeated="2"/>
        </table:table-row>
        <table:table-row table:style-name="ro1">
          <table:table-cell table:formula="of:=COUNTIF([.B$1:.B$1048576];[.B576])" office:value-type="float" office:value="1" calcext:value-type="float">
            <text:p>1</text:p>
          </table:table-cell>
          <table:table-cell office:value-type="string" calcext:value-type="string">
            <text:p>preferences-desktop-accessibility</text:p>
          </table:table-cell>
          <table:table-cell office:value-type="string" calcext:value-type="string">
            <text:p>apps/preferences-desktop-accessibility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preferences-desktop-accessibility</text:p>
          </table:table-cell>
          <table:table-cell table:number-columns-repeated="2"/>
        </table:table-row>
        <table:table-row table:style-name="ro1">
          <table:table-cell table:formula="of:=COUNTIF([.B$1:.B$1048576];[.B577])" office:value-type="float" office:value="1" calcext:value-type="float">
            <text:p>1</text:p>
          </table:table-cell>
          <table:table-cell office:value-type="string" calcext:value-type="string">
            <text:p>preferences-desktop-default-applications</text:p>
          </table:table-cell>
          <table:table-cell office:value-type="string" calcext:value-type="string">
            <text:p>categories/preferences-desktop-default-applications</text:p>
          </table:table-cell>
          <table:table-cell office:value-type="string" calcext:value-type="string">
            <text:p>categories</text:p>
          </table:table-cell>
          <table:table-cell office:value-type="string" calcext:value-type="string">
            <text:p>preferences-desktop-default-applications</text:p>
          </table:table-cell>
          <table:table-cell table:number-columns-repeated="2"/>
        </table:table-row>
        <table:table-row table:style-name="ro1">
          <table:table-cell table:formula="of:=COUNTIF([.B$1:.B$1048576];[.B578])" office:value-type="float" office:value="1" calcext:value-type="float">
            <text:p>1</text:p>
          </table:table-cell>
          <table:table-cell office:value-type="string" calcext:value-type="string">
            <text:p>preferences-desktop-display</text:p>
          </table:table-cell>
          <table:table-cell office:value-type="string" calcext:value-type="string">
            <text:p>apps/preferences-desktop-display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preferences-desktop-display</text:p>
          </table:table-cell>
          <table:table-cell table:number-columns-repeated="2"/>
        </table:table-row>
        <table:table-row table:style-name="ro1">
          <table:table-cell table:formula="of:=COUNTIF([.B$1:.B$1048576];[.B579])" office:value-type="float" office:value="1" calcext:value-type="float">
            <text:p>1</text:p>
          </table:table-cell>
          <table:table-cell office:value-type="string" calcext:value-type="string">
            <text:p>preferences-desktop-font</text:p>
          </table:table-cell>
          <table:table-cell office:value-type="string" calcext:value-type="string">
            <text:p>apps/preferences-desktop-font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preferences-desktop-font</text:p>
          </table:table-cell>
          <table:table-cell table:number-columns-repeated="2"/>
        </table:table-row>
        <table:table-row table:style-name="ro1">
          <table:table-cell table:formula="of:=COUNTIF([.B$1:.B$1048576];[.B580])" office:value-type="float" office:value="1" calcext:value-type="float">
            <text:p>1</text:p>
          </table:table-cell>
          <table:table-cell office:value-type="string" calcext:value-type="string">
            <text:p>preferences-desktop-keyboard</text:p>
          </table:table-cell>
          <table:table-cell office:value-type="string" calcext:value-type="string">
            <text:p>apps/preferences-desktop-keyboard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preferences-desktop-keyboard</text:p>
          </table:table-cell>
          <table:table-cell table:number-columns-repeated="2"/>
        </table:table-row>
        <table:table-row table:style-name="ro1">
          <table:table-cell table:formula="of:=COUNTIF([.B$1:.B$1048576];[.B581])" office:value-type="float" office:value="1" calcext:value-type="float">
            <text:p>1</text:p>
          </table:table-cell>
          <table:table-cell office:value-type="string" calcext:value-type="string">
            <text:p>preferences-desktop-keyboard-shorcuts</text:p>
          </table:table-cell>
          <table:table-cell office:value-type="string" calcext:value-type="string">
            <text:p>apps/preferences-desktop-keyboard-shorcuts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preferences-desktop-keyboard-shorcuts</text:p>
          </table:table-cell>
          <table:table-cell table:number-columns-repeated="2"/>
        </table:table-row>
        <table:table-row table:style-name="ro1">
          <table:table-cell table:formula="of:=COUNTIF([.B$1:.B$1048576];[.B582])" office:value-type="float" office:value="1" calcext:value-type="float">
            <text:p>1</text:p>
          </table:table-cell>
          <table:table-cell office:value-type="string" calcext:value-type="string">
            <text:p>preferences-desktop-locale</text:p>
          </table:table-cell>
          <table:table-cell office:value-type="string" calcext:value-type="string">
            <text:p>apps/preferences-desktop-local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preferences-desktop-locale</text:p>
          </table:table-cell>
          <table:table-cell table:number-columns-repeated="2"/>
        </table:table-row>
        <table:table-row table:style-name="ro1">
          <table:table-cell table:formula="of:=COUNTIF([.B$1:.B$1048576];[.B583])" office:value-type="float" office:value="1" calcext:value-type="float">
            <text:p>1</text:p>
          </table:table-cell>
          <table:table-cell office:value-type="string" calcext:value-type="string">
            <text:p>preferences-desktop-online-accounts</text:p>
          </table:table-cell>
          <table:table-cell office:value-type="string" calcext:value-type="string">
            <text:p>apps/preferences-desktop-online-accounts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preferences-desktop-online-accounts</text:p>
          </table:table-cell>
          <table:table-cell table:number-columns-repeated="2"/>
        </table:table-row>
        <table:table-row table:style-name="ro1">
          <table:table-cell table:formula="of:=COUNTIF([.B$1:.B$1048576];[.B584])" office:value-type="float" office:value="1" calcext:value-type="float">
            <text:p>1</text:p>
          </table:table-cell>
          <table:table-cell office:value-type="string" calcext:value-type="string">
            <text:p>preferences-desktop-remote-desktop</text:p>
          </table:table-cell>
          <table:table-cell office:value-type="string" calcext:value-type="string">
            <text:p>apps/preferences-desktop-remote-desktop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preferences-desktop-remote-desktop</text:p>
          </table:table-cell>
          <table:table-cell table:number-columns-repeated="2"/>
        </table:table-row>
        <table:table-row table:style-name="ro1">
          <table:table-cell table:formula="of:=COUNTIF([.B$1:.B$1048576];[.B585])" office:value-type="float" office:value="1" calcext:value-type="float">
            <text:p>1</text:p>
          </table:table-cell>
          <table:table-cell office:value-type="string" calcext:value-type="string">
            <text:p>preferences-desktop-screensaver</text:p>
          </table:table-cell>
          <table:table-cell office:value-type="string" calcext:value-type="string">
            <text:p>apps/preferences-desktop-screensav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preferences-desktop-screensaver</text:p>
          </table:table-cell>
          <table:table-cell table:number-columns-repeated="2"/>
        </table:table-row>
        <table:table-row table:style-name="ro1">
          <table:table-cell table:formula="of:=COUNTIF([.B$1:.B$1048576];[.B586])" office:value-type="float" office:value="1" calcext:value-type="float">
            <text:p>1</text:p>
          </table:table-cell>
          <table:table-cell office:value-type="string" calcext:value-type="string">
            <text:p>preferences-desktop-sound</text:p>
          </table:table-cell>
          <table:table-cell office:value-type="string" calcext:value-type="string">
            <text:p>apps/preferences-desktop-sound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preferences-desktop-sound</text:p>
          </table:table-cell>
          <table:table-cell table:number-columns-repeated="2"/>
        </table:table-row>
        <table:table-row table:style-name="ro1">
          <table:table-cell table:formula="of:=COUNTIF([.B$1:.B$1048576];[.B587])" office:value-type="float" office:value="1" calcext:value-type="float">
            <text:p>1</text:p>
          </table:table-cell>
          <table:table-cell office:value-type="string" calcext:value-type="string">
            <text:p>preferences-desktop-theme</text:p>
          </table:table-cell>
          <table:table-cell office:value-type="string" calcext:value-type="string">
            <text:p>apps/preferences-desktop-them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preferences-desktop-theme</text:p>
          </table:table-cell>
          <table:table-cell table:number-columns-repeated="2"/>
        </table:table-row>
        <table:table-row table:style-name="ro1">
          <table:table-cell table:formula="of:=COUNTIF([.B$1:.B$1048576];[.B588])" office:value-type="float" office:value="1" calcext:value-type="float">
            <text:p>1</text:p>
          </table:table-cell>
          <table:table-cell office:value-type="string" calcext:value-type="string">
            <text:p>preferences-desktop-tweaks</text:p>
          </table:table-cell>
          <table:table-cell office:value-type="string" calcext:value-type="string">
            <text:p>categories/preferences-desktop-tweaks</text:p>
          </table:table-cell>
          <table:table-cell office:value-type="string" calcext:value-type="string">
            <text:p>categories</text:p>
          </table:table-cell>
          <table:table-cell office:value-type="string" calcext:value-type="string">
            <text:p>preferences-desktop-tweaks</text:p>
          </table:table-cell>
          <table:table-cell table:number-columns-repeated="2"/>
        </table:table-row>
        <table:table-row table:style-name="ro1">
          <table:table-cell table:formula="of:=COUNTIF([.B$1:.B$1048576];[.B589])" office:value-type="float" office:value="1" calcext:value-type="float">
            <text:p>1</text:p>
          </table:table-cell>
          <table:table-cell office:value-type="string" calcext:value-type="string">
            <text:p>preferences-desktop-user</text:p>
          </table:table-cell>
          <table:table-cell office:value-type="string" calcext:value-type="string">
            <text:p>apps/preferences-desktop-us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preferences-desktop-user</text:p>
          </table:table-cell>
          <table:table-cell table:number-columns-repeated="2"/>
        </table:table-row>
        <table:table-row table:style-name="ro1">
          <table:table-cell table:formula="of:=COUNTIF([.B$1:.B$1048576];[.B590])" office:value-type="float" office:value="1" calcext:value-type="float">
            <text:p>1</text:p>
          </table:table-cell>
          <table:table-cell office:value-type="string" calcext:value-type="string">
            <text:p>preferences-desktop-wallpaper</text:p>
          </table:table-cell>
          <table:table-cell office:value-type="string" calcext:value-type="string">
            <text:p>apps/preferences-desktop-wallpap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preferences-desktop-wallpaper</text:p>
          </table:table-cell>
          <table:table-cell table:number-columns-repeated="2"/>
        </table:table-row>
        <table:table-row table:style-name="ro1">
          <table:table-cell table:formula="of:=COUNTIF([.B$1:.B$1048576];[.B591])" office:value-type="float" office:value="1" calcext:value-type="float">
            <text:p>1</text:p>
          </table:table-cell>
          <table:table-cell office:value-type="string" calcext:value-type="string">
            <text:p>preferences-kcalc-constants</text:p>
          </table:table-cell>
          <table:table-cell office:value-type="string" calcext:value-type="string">
            <text:p>apps/preferences-kcalc-constants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preferences-kcalc-constants</text:p>
          </table:table-cell>
          <table:table-cell table:number-columns-repeated="2"/>
        </table:table-row>
        <table:table-row table:style-name="ro1">
          <table:table-cell table:formula="of:=COUNTIF([.B$1:.B$1048576];[.B592])" office:value-type="float" office:value="1" calcext:value-type="float">
            <text:p>1</text:p>
          </table:table-cell>
          <table:table-cell office:value-type="string" calcext:value-type="string">
            <text:p>preferences-management-service</text:p>
          </table:table-cell>
          <table:table-cell office:value-type="string" calcext:value-type="string">
            <text:p>apps/preferences-management-servic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preferences-management-service</text:p>
          </table:table-cell>
          <table:table-cell table:number-columns-repeated="2"/>
        </table:table-row>
        <table:table-row table:style-name="ro1">
          <table:table-cell table:formula="of:=COUNTIF([.B$1:.B$1048576];[.B593])" office:value-type="float" office:value="1" calcext:value-type="float">
            <text:p>1</text:p>
          </table:table-cell>
          <table:table-cell office:value-type="string" calcext:value-type="string">
            <text:p>preferences-plugins</text:p>
          </table:table-cell>
          <table:table-cell office:value-type="string" calcext:value-type="string">
            <text:p>apps/preferences-plugins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preferences-plugins</text:p>
          </table:table-cell>
          <table:table-cell table:number-columns-repeated="2"/>
        </table:table-row>
        <table:table-row table:style-name="ro1">
          <table:table-cell table:formula="of:=COUNTIF([.B$1:.B$1048576];[.B594])" office:value-type="float" office:value="1" calcext:value-type="float">
            <text:p>1</text:p>
          </table:table-cell>
          <table:table-cell office:value-type="string" calcext:value-type="string">
            <text:p>preferences-system</text:p>
          </table:table-cell>
          <table:table-cell office:value-type="string" calcext:value-type="string">
            <text:p>apps/preferences-system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preferences-system</text:p>
          </table:table-cell>
          <table:table-cell table:number-columns-repeated="2"/>
        </table:table-row>
        <table:table-row table:style-name="ro1">
          <table:table-cell table:formula="of:=COUNTIF([.B$1:.B$1048576];[.B595])" office:value-type="float" office:value="1" calcext:value-type="float">
            <text:p>1</text:p>
          </table:table-cell>
          <table:table-cell office:value-type="string" calcext:value-type="string">
            <text:p>preferences-system-bluetooth-inactive</text:p>
          </table:table-cell>
          <table:table-cell office:value-type="string" calcext:value-type="string">
            <text:p>apps/preferences-system-bluetooth-inactiv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preferences-system-bluetooth-inactive</text:p>
          </table:table-cell>
          <table:table-cell table:number-columns-repeated="2"/>
        </table:table-row>
        <table:table-row table:style-name="ro1">
          <table:table-cell table:formula="of:=COUNTIF([.B$1:.B$1048576];[.B596])" office:value-type="float" office:value="1" calcext:value-type="float">
            <text:p>1</text:p>
          </table:table-cell>
          <table:table-cell office:value-type="string" calcext:value-type="string">
            <text:p>preferences-system-brightness-lock</text:p>
          </table:table-cell>
          <table:table-cell office:value-type="string" calcext:value-type="string">
            <text:p>apps/preferences-system-brightness-lock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preferences-system-brightness-lock</text:p>
          </table:table-cell>
          <table:table-cell table:number-columns-repeated="2"/>
        </table:table-row>
        <table:table-row table:style-name="ro1">
          <table:table-cell table:formula="of:=COUNTIF([.B$1:.B$1048576];[.B597])" office:value-type="float" office:value="1" calcext:value-type="float">
            <text:p>1</text:p>
          </table:table-cell>
          <table:table-cell office:value-type="string" calcext:value-type="string">
            <text:p>preferences-system-hotcorners</text:p>
          </table:table-cell>
          <table:table-cell office:value-type="string" calcext:value-type="string">
            <text:p>apps/preferences-system-hotcorners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preferences-system-hotcorners</text:p>
          </table:table-cell>
          <table:table-cell table:number-columns-repeated="2"/>
        </table:table-row>
        <table:table-row table:style-name="ro1">
          <table:table-cell table:formula="of:=COUNTIF([.B$1:.B$1048576];[.B598])" office:value-type="float" office:value="1" calcext:value-type="float">
            <text:p>1</text:p>
          </table:table-cell>
          <table:table-cell office:value-type="string" calcext:value-type="string">
            <text:p>preferences-system-login</text:p>
          </table:table-cell>
          <table:table-cell office:value-type="string" calcext:value-type="string">
            <text:p>apps/preferences-system-login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preferences-system-login</text:p>
          </table:table-cell>
          <table:table-cell table:number-columns-repeated="2"/>
        </table:table-row>
        <table:table-row table:style-name="ro1">
          <table:table-cell table:formula="of:=COUNTIF([.B$1:.B$1048576];[.B599])" office:value-type="float" office:value="1" calcext:value-type="float">
            <text:p>1</text:p>
          </table:table-cell>
          <table:table-cell office:value-type="string" calcext:value-type="string">
            <text:p>preferences-system-network</text:p>
          </table:table-cell>
          <table:table-cell office:value-type="string" calcext:value-type="string">
            <text:p>apps/preferences-system-network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preferences-system-network</text:p>
          </table:table-cell>
          <table:table-cell table:number-columns-repeated="2"/>
        </table:table-row>
        <table:table-row table:style-name="ro1">
          <table:table-cell table:formula="of:=COUNTIF([.B$1:.B$1048576];[.B600])" office:value-type="float" office:value="1" calcext:value-type="float">
            <text:p>1</text:p>
          </table:table-cell>
          <table:table-cell office:value-type="string" calcext:value-type="string">
            <text:p>preferences-system-notifications</text:p>
          </table:table-cell>
          <table:table-cell office:value-type="string" calcext:value-type="string">
            <text:p>apps/preferences-system-notifications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preferences-system-notifications</text:p>
          </table:table-cell>
          <table:table-cell table:number-columns-repeated="2"/>
        </table:table-row>
        <table:table-row table:style-name="ro1">
          <table:table-cell table:formula="of:=COUNTIF([.B$1:.B$1048576];[.B601])" office:value-type="float" office:value="1" calcext:value-type="float">
            <text:p>1</text:p>
          </table:table-cell>
          <table:table-cell office:value-type="string" calcext:value-type="string">
            <text:p>preferences-system-power</text:p>
          </table:table-cell>
          <table:table-cell office:value-type="string" calcext:value-type="string">
            <text:p>apps/preferences-system-pow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preferences-system-power</text:p>
          </table:table-cell>
          <table:table-cell table:number-columns-repeated="2"/>
        </table:table-row>
        <table:table-row table:style-name="ro1">
          <table:table-cell table:formula="of:=COUNTIF([.B$1:.B$1048576];[.B602])" office:value-type="float" office:value="1" calcext:value-type="float">
            <text:p>1</text:p>
          </table:table-cell>
          <table:table-cell office:value-type="string" calcext:value-type="string">
            <text:p>preferences-system-privacy</text:p>
          </table:table-cell>
          <table:table-cell office:value-type="string" calcext:value-type="string">
            <text:p>apps/preferences-system-privacy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preferences-system-privacy</text:p>
          </table:table-cell>
          <table:table-cell table:number-columns-repeated="2"/>
        </table:table-row>
        <table:table-row table:style-name="ro1">
          <table:table-cell table:formula="of:=COUNTIF([.B$1:.B$1048576];[.B603])" office:value-type="float" office:value="1" calcext:value-type="float">
            <text:p>1</text:p>
          </table:table-cell>
          <table:table-cell office:value-type="string" calcext:value-type="string">
            <text:p>preferences-system-search</text:p>
          </table:table-cell>
          <table:table-cell office:value-type="string" calcext:value-type="string">
            <text:p>apps/preferences-system-search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preferences-system-search</text:p>
          </table:table-cell>
          <table:table-cell table:number-columns-repeated="2"/>
        </table:table-row>
        <table:table-row table:style-name="ro1">
          <table:table-cell table:formula="of:=COUNTIF([.B$1:.B$1048576];[.B604])" office:value-type="float" office:value="1" calcext:value-type="float">
            <text:p>1</text:p>
          </table:table-cell>
          <table:table-cell office:value-type="string" calcext:value-type="string">
            <text:p>preferences-system-sharing</text:p>
          </table:table-cell>
          <table:table-cell office:value-type="string" calcext:value-type="string">
            <text:p>apps/preferences-system-sharing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preferences-system-sharing</text:p>
          </table:table-cell>
          <table:table-cell table:number-columns-repeated="2"/>
        </table:table-row>
        <table:table-row table:style-name="ro1">
          <table:table-cell table:formula="of:=COUNTIF([.B$1:.B$1048576];[.B605])" office:value-type="float" office:value="1" calcext:value-type="float">
            <text:p>1</text:p>
          </table:table-cell>
          <table:table-cell office:value-type="string" calcext:value-type="string">
            <text:p>preferences-system-sound</text:p>
          </table:table-cell>
          <table:table-cell office:value-type="string" calcext:value-type="string">
            <text:p>apps/preferences-system-sound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preferences-system-sound</text:p>
          </table:table-cell>
          <table:table-cell table:number-columns-repeated="2"/>
        </table:table-row>
        <table:table-row table:style-name="ro1">
          <table:table-cell table:formula="of:=COUNTIF([.B$1:.B$1048576];[.B606])" office:value-type="float" office:value="1" calcext:value-type="float">
            <text:p>1</text:p>
          </table:table-cell>
          <table:table-cell office:value-type="string" calcext:value-type="string">
            <text:p>preferences-system-time</text:p>
          </table:table-cell>
          <table:table-cell office:value-type="string" calcext:value-type="string">
            <text:p>apps/preferences-system-tim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preferences-system-time</text:p>
          </table:table-cell>
          <table:table-cell table:number-columns-repeated="2"/>
        </table:table-row>
        <table:table-row table:style-name="ro1">
          <table:table-cell table:formula="of:=COUNTIF([.B$1:.B$1048576];[.B607])" office:value-type="float" office:value="1" calcext:value-type="float">
            <text:p>1</text:p>
          </table:table-cell>
          <table:table-cell office:value-type="string" calcext:value-type="string">
            <text:p>preferences-system-windows</text:p>
          </table:table-cell>
          <table:table-cell office:value-type="string" calcext:value-type="string">
            <text:p>apps/preferences-system-windows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preferences-system-windows</text:p>
          </table:table-cell>
          <table:table-cell table:number-columns-repeated="2"/>
        </table:table-row>
        <table:table-row table:style-name="ro1">
          <table:table-cell table:formula="of:=COUNTIF([.B$1:.B$1048576];[.B608])" office:value-type="float" office:value="1" calcext:value-type="float">
            <text:p>1</text:p>
          </table:table-cell>
          <table:table-cell office:value-type="string" calcext:value-type="string">
            <text:p>preferences-web-browser-cookies</text:p>
          </table:table-cell>
          <table:table-cell office:value-type="string" calcext:value-type="string">
            <text:p>apps/preferences-web-browser-cookies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preferences-web-browser-cookies</text:p>
          </table:table-cell>
          <table:table-cell table:number-columns-repeated="2"/>
        </table:table-row>
        <table:table-row table:style-name="ro1">
          <table:table-cell table:formula="of:=COUNTIF([.B$1:.B$1048576];[.B609])" office:value-type="float" office:value="1" calcext:value-type="float">
            <text:p>1</text:p>
          </table:table-cell>
          <table:table-cell office:value-type="string" calcext:value-type="string">
            <text:p>preferences-web-browser-stylesheets</text:p>
          </table:table-cell>
          <table:table-cell office:value-type="string" calcext:value-type="string">
            <text:p>apps/preferences-web-browser-stylesheets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preferences-web-browser-stylesheets</text:p>
          </table:table-cell>
          <table:table-cell table:number-columns-repeated="2"/>
        </table:table-row>
        <table:table-row table:style-name="ro1">
          <table:table-cell table:formula="of:=COUNTIF([.B$1:.B$1048576];[.B610])" office:value-type="float" office:value="1" calcext:value-type="float">
            <text:p>1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devices/printer</text:p>
          </table:table-cell>
          <table:table-cell office:value-type="string" calcext:value-type="string">
            <text:p>devices</text:p>
          </table:table-cell>
          <table:table-cell office:value-type="string" calcext:value-type="string">
            <text:p>printer</text:p>
          </table:table-cell>
          <table:table-cell table:number-columns-repeated="2"/>
        </table:table-row>
        <table:table-row table:style-name="ro1">
          <table:table-cell table:formula="of:=COUNTIF([.B$1:.B$1048576];[.B611])" office:value-type="float" office:value="1" calcext:value-type="float">
            <text:p>1</text:p>
          </table:table-cell>
          <table:table-cell office:value-type="string" calcext:value-type="string">
            <text:p>printer-remote</text:p>
          </table:table-cell>
          <table:table-cell office:value-type="string" calcext:value-type="string">
            <text:p>devices/printer-remote</text:p>
          </table:table-cell>
          <table:table-cell office:value-type="string" calcext:value-type="string">
            <text:p>devices</text:p>
          </table:table-cell>
          <table:table-cell office:value-type="string" calcext:value-type="string">
            <text:p>printer-remote</text:p>
          </table:table-cell>
          <table:table-cell table:number-columns-repeated="2"/>
        </table:table-row>
        <table:table-row table:style-name="ro1">
          <table:table-cell table:formula="of:=COUNTIF([.B$1:.B$1048576];[.B612])" office:value-type="float" office:value="1" calcext:value-type="float">
            <text:p>1</text:p>
          </table:table-cell>
          <table:table-cell office:value-type="string" calcext:value-type="string">
            <text:p>psensor</text:p>
          </table:table-cell>
          <table:table-cell office:value-type="string" calcext:value-type="string">
            <text:p>apps/psenso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psensor</text:p>
          </table:table-cell>
          <table:table-cell table:number-columns-repeated="2"/>
        </table:table-row>
        <table:table-row table:style-name="ro1">
          <table:table-cell table:formula="of:=COUNTIF([.B$1:.B$1048576];[.B613])" office:value-type="float" office:value="1" calcext:value-type="float">
            <text:p>1</text:p>
          </table:table-cell>
          <table:table-cell office:value-type="string" calcext:value-type="string">
            <text:p>puddletag</text:p>
          </table:table-cell>
          <table:table-cell office:value-type="string" calcext:value-type="string">
            <text:p>apps/puddletag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puddletag</text:p>
          </table:table-cell>
          <table:table-cell table:number-columns-repeated="2"/>
        </table:table-row>
        <table:table-row table:style-name="ro1">
          <table:table-cell table:formula="of:=COUNTIF([.B$1:.B$1048576];[.B614])" office:value-type="float" office:value="1" calcext:value-type="float">
            <text:p>1</text:p>
          </table:table-cell>
          <table:table-cell office:value-type="string" calcext:value-type="string">
            <text:p>putty</text:p>
          </table:table-cell>
          <table:table-cell office:value-type="string" calcext:value-type="string">
            <text:p>apps/putty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putty</text:p>
          </table:table-cell>
          <table:table-cell table:number-columns-repeated="2"/>
        </table:table-row>
        <table:table-row table:style-name="ro1">
          <table:table-cell table:formula="of:=COUNTIF([.B$1:.B$1048576];[.B615])" office:value-type="float" office:value="1" calcext:value-type="float">
            <text:p>1</text:p>
          </table:table-cell>
          <table:table-cell office:value-type="string" calcext:value-type="string">
            <text:p>pycad</text:p>
          </table:table-cell>
          <table:table-cell office:value-type="string" calcext:value-type="string">
            <text:p>apps/pycad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pycad</text:p>
          </table:table-cell>
          <table:table-cell table:number-columns-repeated="2"/>
        </table:table-row>
        <table:table-row table:style-name="ro1">
          <table:table-cell table:formula="of:=COUNTIF([.B$1:.B$1048576];[.B616])" office:value-type="float" office:value="1" calcext:value-type="float">
            <text:p>1</text:p>
          </table:table-cell>
          <table:table-cell office:value-type="string" calcext:value-type="string">
            <text:p>pycharm</text:p>
          </table:table-cell>
          <table:table-cell office:value-type="string" calcext:value-type="string">
            <text:p>apps/pycharm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pycharm</text:p>
          </table:table-cell>
          <table:table-cell table:number-columns-repeated="2"/>
        </table:table-row>
        <table:table-row table:style-name="ro1">
          <table:table-cell table:formula="of:=COUNTIF([.B$1:.B$1048576];[.B617])" office:value-type="float" office:value="1" calcext:value-type="float">
            <text:p>1</text:p>
          </table:table-cell>
          <table:table-cell office:value-type="string" calcext:value-type="string">
            <text:p>pyrenamer</text:p>
          </table:table-cell>
          <table:table-cell office:value-type="string" calcext:value-type="string">
            <text:p>apps/pyrenam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pyrenamer</text:p>
          </table:table-cell>
          <table:table-cell table:number-columns-repeated="2"/>
        </table:table-row>
        <table:table-row table:style-name="ro1">
          <table:table-cell table:formula="of:=COUNTIF([.B$1:.B$1048576];[.B618])" office:value-type="float" office:value="1" calcext:value-type="float">
            <text:p>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apps/python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python</text:p>
          </table:table-cell>
          <table:table-cell table:number-columns-repeated="2"/>
        </table:table-row>
        <table:table-row table:style-name="ro1">
          <table:table-cell table:formula="of:=COUNTIF([.B$1:.B$1048576];[.B619])" office:value-type="float" office:value="1" calcext:value-type="float">
            <text:p>1</text:p>
          </table:table-cell>
          <table:table-cell office:value-type="string" calcext:value-type="string">
            <text:p>qcad</text:p>
          </table:table-cell>
          <table:table-cell office:value-type="string" calcext:value-type="string">
            <text:p>apps/qcad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qcad</text:p>
          </table:table-cell>
          <table:table-cell table:number-columns-repeated="2"/>
        </table:table-row>
        <table:table-row table:style-name="ro1">
          <table:table-cell table:formula="of:=COUNTIF([.B$1:.B$1048576];[.B620])" office:value-type="float" office:value="1" calcext:value-type="float">
            <text:p>1</text:p>
          </table:table-cell>
          <table:table-cell office:value-type="string" calcext:value-type="string">
            <text:p>qr-creator</text:p>
          </table:table-cell>
          <table:table-cell office:value-type="string" calcext:value-type="string">
            <text:p>apps/qr-creato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qr-creator</text:p>
          </table:table-cell>
          <table:table-cell table:number-columns-repeated="2"/>
        </table:table-row>
        <table:table-row table:style-name="ro1">
          <table:table-cell table:formula="of:=COUNTIF([.B$1:.B$1048576];[.B621])" office:value-type="float" office:value="1" calcext:value-type="float">
            <text:p>1</text:p>
          </table:table-cell>
          <table:table-cell office:value-type="string" calcext:value-type="string">
            <text:p>qsynth</text:p>
          </table:table-cell>
          <table:table-cell office:value-type="string" calcext:value-type="string">
            <text:p>apps/qsynth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qsynth</text:p>
          </table:table-cell>
          <table:table-cell table:number-columns-repeated="2"/>
        </table:table-row>
        <table:table-row table:style-name="ro1">
          <table:table-cell table:formula="of:=COUNTIF([.B$1:.B$1048576];[.B622])" office:value-type="float" office:value="1" calcext:value-type="float">
            <text:p>1</text:p>
          </table:table-cell>
          <table:table-cell office:value-type="string" calcext:value-type="string">
            <text:p>qtconfig-qt4</text:p>
          </table:table-cell>
          <table:table-cell office:value-type="string" calcext:value-type="string">
            <text:p>apps/qtconfig-qt4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qtconfig-qt4</text:p>
          </table:table-cell>
          <table:table-cell table:number-columns-repeated="2"/>
        </table:table-row>
        <table:table-row table:style-name="ro1">
          <table:table-cell table:formula="of:=COUNTIF([.B$1:.B$1048576];[.B623])" office:value-type="float" office:value="1" calcext:value-type="float">
            <text:p>1</text:p>
          </table:table-cell>
          <table:table-cell office:value-type="string" calcext:value-type="string">
            <text:p>qtiplot</text:p>
          </table:table-cell>
          <table:table-cell office:value-type="string" calcext:value-type="string">
            <text:p>apps/qtiplot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qtiplot</text:p>
          </table:table-cell>
          <table:table-cell table:number-columns-repeated="2"/>
        </table:table-row>
        <table:table-row table:style-name="ro1">
          <table:table-cell table:formula="of:=COUNTIF([.B$1:.B$1048576];[.B624])" office:value-type="float" office:value="1" calcext:value-type="float">
            <text:p>1</text:p>
          </table:table-cell>
          <table:table-cell office:value-type="string" calcext:value-type="string">
            <text:p>QtProject-qtcreator</text:p>
          </table:table-cell>
          <table:table-cell office:value-type="string" calcext:value-type="string">
            <text:p>apps/QtProject-qtcreato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QtProject-qtcreator</text:p>
          </table:table-cell>
          <table:table-cell table:number-columns-repeated="2"/>
        </table:table-row>
        <table:table-row table:style-name="ro1">
          <table:table-cell table:formula="of:=COUNTIF([.B$1:.B$1048576];[.B625])" office:value-type="float" office:value="1" calcext:value-type="float">
            <text:p>1</text:p>
          </table:table-cell>
          <table:table-cell office:value-type="string" calcext:value-type="string">
            <text:p>quassel</text:p>
          </table:table-cell>
          <table:table-cell office:value-type="string" calcext:value-type="string">
            <text:p>apps/quassel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quassel</text:p>
          </table:table-cell>
          <table:table-cell table:number-columns-repeated="2"/>
        </table:table-row>
        <table:table-row table:style-name="ro1">
          <table:table-cell table:formula="of:=COUNTIF([.B$1:.B$1048576];[.B626])" office:value-type="float" office:value="1" calcext:value-type="float">
            <text:p>1</text:p>
          </table:table-cell>
          <table:table-cell office:value-type="string" calcext:value-type="string">
            <text:p>quiterss</text:p>
          </table:table-cell>
          <table:table-cell office:value-type="string" calcext:value-type="string">
            <text:p>apps/quiterss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quiterss</text:p>
          </table:table-cell>
          <table:table-cell table:number-columns-repeated="2"/>
        </table:table-row>
        <table:table-row table:style-name="ro1">
          <table:table-cell table:formula="of:=COUNTIF([.B$1:.B$1048576];[.B627])" office:value-type="float" office:value="1" calcext:value-type="float">
            <text:p>1</text:p>
          </table:table-cell>
          <table:table-cell office:value-type="string" calcext:value-type="string">
            <text:p>quodlibet</text:p>
          </table:table-cell>
          <table:table-cell office:value-type="string" calcext:value-type="string">
            <text:p>apps/quodlibet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quodlibet</text:p>
          </table:table-cell>
          <table:table-cell table:number-columns-repeated="2"/>
        </table:table-row>
        <table:table-row table:style-name="ro1">
          <table:table-cell table:formula="of:=COUNTIF([.B$1:.B$1048576];[.B628])" office:value-type="float" office:value="1" calcext:value-type="float">
            <text:p>1</text:p>
          </table:table-cell>
          <table:table-cell office:value-type="string" calcext:value-type="string">
            <text:p>qupzilla</text:p>
          </table:table-cell>
          <table:table-cell office:value-type="string" calcext:value-type="string">
            <text:p>apps/qupzilla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qupzilla</text:p>
          </table:table-cell>
          <table:table-cell table:number-columns-repeated="2"/>
        </table:table-row>
        <table:table-row table:style-name="ro1">
          <table:table-cell table:formula="of:=COUNTIF([.B$1:.B$1048576];[.B629])" office:value-type="float" office:value="1" calcext:value-type="float">
            <text:p>1</text:p>
          </table:table-cell>
          <table:table-cell office:value-type="string" calcext:value-type="string">
            <text:p>radiotray</text:p>
          </table:table-cell>
          <table:table-cell office:value-type="string" calcext:value-type="string">
            <text:p>apps/radiotray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radiotray</text:p>
          </table:table-cell>
          <table:table-cell table:number-columns-repeated="2"/>
        </table:table-row>
        <table:table-row table:style-name="ro1">
          <table:table-cell table:formula="of:=COUNTIF([.B$1:.B$1048576];[.B630])" office:value-type="float" office:value="1" calcext:value-type="float">
            <text:p>1</text:p>
          </table:table-cell>
          <table:table-cell office:value-type="string" calcext:value-type="string">
            <text:p>rambox</text:p>
          </table:table-cell>
          <table:table-cell office:value-type="string" calcext:value-type="string">
            <text:p>apps/rambox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rambox</text:p>
          </table:table-cell>
          <table:table-cell table:number-columns-repeated="2"/>
        </table:table-row>
        <table:table-row table:style-name="ro1">
          <table:table-cell table:formula="of:=COUNTIF([.B$1:.B$1048576];[.B631])" office:value-type="float" office:value="1" calcext:value-type="float">
            <text:p>1</text:p>
          </table:table-cell>
          <table:table-cell office:value-type="string" calcext:value-type="string">
            <text:p>rapid-photo-downloader</text:p>
          </table:table-cell>
          <table:table-cell office:value-type="string" calcext:value-type="string">
            <text:p>apps/rapid-photo-download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rapid-photo-downloader</text:p>
          </table:table-cell>
          <table:table-cell table:number-columns-repeated="2"/>
        </table:table-row>
        <table:table-row table:style-name="ro1">
          <table:table-cell table:formula="of:=COUNTIF([.B$1:.B$1048576];[.B632])" office:value-type="float" office:value="1" calcext:value-type="float">
            <text:p>1</text:p>
          </table:table-cell>
          <table:table-cell office:value-type="string" calcext:value-type="string">
            <text:p>rawtherapee</text:p>
          </table:table-cell>
          <table:table-cell office:value-type="string" calcext:value-type="string">
            <text:p>apps/rawtherape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rawtherapee</text:p>
          </table:table-cell>
          <table:table-cell table:number-columns-repeated="2"/>
        </table:table-row>
        <table:table-row table:style-name="ro1">
          <table:table-cell table:formula="of:=COUNTIF([.B$1:.B$1048576];[.B633])" office:value-type="float" office:value="1" calcext:value-type="float">
            <text:p>1</text:p>
          </table:table-cell>
          <table:table-cell office:value-type="string" calcext:value-type="string">
            <text:p>rdio</text:p>
          </table:table-cell>
          <table:table-cell office:value-type="string" calcext:value-type="string">
            <text:p>web/web-rdio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rdio</text:p>
          </table:table-cell>
          <table:table-cell table:number-columns-repeated="2"/>
        </table:table-row>
        <table:table-row table:style-name="ro1">
          <table:table-cell table:formula="of:=COUNTIF([.B$1:.B$1048576];[.B634])" office:value-type="float" office:value="1" calcext:value-type="float">
            <text:p>1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eb/web-reddit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reddit</text:p>
          </table:table-cell>
          <table:table-cell table:number-columns-repeated="2"/>
        </table:table-row>
        <table:table-row table:style-name="ro1">
          <table:table-cell table:formula="of:=COUNTIF([.B$1:.B$1048576];[.B635])" office:value-type="float" office:value="1" calcext:value-type="float">
            <text:p>1</text:p>
          </table:table-cell>
          <table:table-cell office:value-type="string" calcext:value-type="string">
            <text:p>reditr</text:p>
          </table:table-cell>
          <table:table-cell office:value-type="string" calcext:value-type="string">
            <text:p>apps/redit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reditr</text:p>
          </table:table-cell>
          <table:table-cell table:number-columns-repeated="2"/>
        </table:table-row>
        <table:table-row table:style-name="ro1">
          <table:table-cell table:formula="of:=COUNTIF([.B$1:.B$1048576];[.B636])" office:value-type="float" office:value="1" calcext:value-type="float">
            <text:p>1</text:p>
          </table:table-cell>
          <table:table-cell office:value-type="string" calcext:value-type="string">
            <text:p>redshift</text:p>
          </table:table-cell>
          <table:table-cell office:value-type="string" calcext:value-type="string">
            <text:p>apps/redshift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redshift</text:p>
          </table:table-cell>
          <table:table-cell table:number-columns-repeated="2"/>
        </table:table-row>
        <table:table-row table:style-name="ro1">
          <table:table-cell table:formula="of:=COUNTIF([.B$1:.B$1048576];[.B637])" office:value-type="float" office:value="1" calcext:value-type="float">
            <text:p>1</text:p>
          </table:table-cell>
          <table:table-cell office:value-type="string" calcext:value-type="string">
            <text:p>remote-desktop</text:p>
          </table:table-cell>
          <table:table-cell office:value-type="string" calcext:value-type="string">
            <text:p>apps/remote-desktop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remote-desktop</text:p>
          </table:table-cell>
          <table:table-cell table:number-columns-repeated="2"/>
        </table:table-row>
        <table:table-row table:style-name="ro1">
          <table:table-cell table:formula="of:=COUNTIF([.B$1:.B$1048576];[.B638])" office:value-type="float" office:value="1" calcext:value-type="float">
            <text:p>1</text:p>
          </table:table-cell>
          <table:table-cell office:value-type="string" calcext:value-type="string">
            <text:p>retext</text:p>
          </table:table-cell>
          <table:table-cell office:value-type="string" calcext:value-type="string">
            <text:p>apps/retext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retext</text:p>
          </table:table-cell>
          <table:table-cell table:number-columns-repeated="2"/>
        </table:table-row>
        <table:table-row table:style-name="ro1">
          <table:table-cell table:formula="of:=COUNTIF([.B$1:.B$1048576];[.B639])" office:value-type="float" office:value="1" calcext:value-type="float">
            <text:p>1</text:p>
          </table:table-cell>
          <table:table-cell office:value-type="string" calcext:value-type="string">
            <text:p>retroarch</text:p>
          </table:table-cell>
          <table:table-cell office:value-type="string" calcext:value-type="string">
            <text:p>apps/retroarch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retroarch</text:p>
          </table:table-cell>
          <table:table-cell table:number-columns-repeated="2"/>
        </table:table-row>
        <table:table-row table:style-name="ro1">
          <table:table-cell table:formula="of:=COUNTIF([.B$1:.B$1048576];[.B640])" office:value-type="float" office:value="1" calcext:value-type="float">
            <text:p>1</text:p>
          </table:table-cell>
          <table:table-cell office:value-type="string" calcext:value-type="string">
            <text:p>rhythmbox</text:p>
          </table:table-cell>
          <table:table-cell office:value-type="string" calcext:value-type="string">
            <text:p>apps/rhythmbox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rhythmbox</text:p>
          </table:table-cell>
          <table:table-cell table:number-columns-repeated="2"/>
        </table:table-row>
        <table:table-row table:style-name="ro1">
          <table:table-cell table:formula="of:=COUNTIF([.B$1:.B$1048576];[.B641])" office:value-type="float" office:value="1" calcext:value-type="float">
            <text:p>1</text:p>
          </table:table-cell>
          <table:table-cell office:value-type="string" calcext:value-type="string">
            <text:p>rstudio</text:p>
          </table:table-cell>
          <table:table-cell office:value-type="string" calcext:value-type="string">
            <text:p>apps/rstudio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rstudio</text:p>
          </table:table-cell>
          <table:table-cell table:number-columns-repeated="2"/>
        </table:table-row>
        <table:table-row table:style-name="ro1">
          <table:table-cell table:formula="of:=COUNTIF([.B$1:.B$1048576];[.B642])" office:value-type="float" office:value="1" calcext:value-type="float">
            <text:p>1</text:p>
          </table:table-cell>
          <table:table-cell office:value-type="string" calcext:value-type="string">
            <text:p>rubymine</text:p>
          </table:table-cell>
          <table:table-cell office:value-type="string" calcext:value-type="string">
            <text:p>apps/rubymin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rubymine</text:p>
          </table:table-cell>
          <table:table-cell table:number-columns-repeated="2"/>
        </table:table-row>
        <table:table-row table:style-name="ro1">
          <table:table-cell table:formula="of:=COUNTIF([.B$1:.B$1048576];[.B643])" office:value-type="float" office:value="1" calcext:value-type="float">
            <text:p>1</text:p>
          </table:table-cell>
          <table:table-cell office:value-type="string" calcext:value-type="string">
            <text:p>rygel</text:p>
          </table:table-cell>
          <table:table-cell office:value-type="string" calcext:value-type="string">
            <text:p>apps/rygel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rygel</text:p>
          </table:table-cell>
          <table:table-cell table:number-columns-repeated="2"/>
        </table:table-row>
        <table:table-row table:style-name="ro1">
          <table:table-cell table:formula="of:=COUNTIF([.B$1:.B$1048576];[.B644])" office:value-type="float" office:value="1" calcext:value-type="float">
            <text:p>1</text:p>
          </table:table-cell>
          <table:table-cell office:value-type="string" calcext:value-type="string">
            <text:p>sakura</text:p>
          </table:table-cell>
          <table:table-cell office:value-type="string" calcext:value-type="string">
            <text:p>apps/sakura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sakura</text:p>
          </table:table-cell>
          <table:table-cell table:number-columns-repeated="2"/>
        </table:table-row>
        <table:table-row table:style-name="ro1">
          <table:table-cell table:formula="of:=COUNTIF([.B$1:.B$1048576];[.B645])" office:value-type="float" office:value="1" calcext:value-type="float">
            <text:p>1</text:p>
          </table:table-cell>
          <table:table-cell office:value-type="string" calcext:value-type="string">
            <text:p>samba</text:p>
          </table:table-cell>
          <table:table-cell office:value-type="string" calcext:value-type="string">
            <text:p>apps/samba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samba</text:p>
          </table:table-cell>
          <table:table-cell table:number-columns-repeated="2"/>
        </table:table-row>
        <table:table-row table:style-name="ro1">
          <table:table-cell table:formula="of:=COUNTIF([.B$1:.B$1048576];[.B646])" office:value-type="float" office:value="1" calcext:value-type="float">
            <text:p>1</text:p>
          </table:table-cell>
          <table:table-cell office:value-type="string" calcext:value-type="string">
            <text:p>scanner</text:p>
          </table:table-cell>
          <table:table-cell office:value-type="string" calcext:value-type="string">
            <text:p>devices/scanner</text:p>
          </table:table-cell>
          <table:table-cell office:value-type="string" calcext:value-type="string">
            <text:p>devices</text:p>
          </table:table-cell>
          <table:table-cell office:value-type="string" calcext:value-type="string">
            <text:p>scanner</text:p>
          </table:table-cell>
          <table:table-cell table:number-columns-repeated="2"/>
        </table:table-row>
        <table:table-row table:style-name="ro1">
          <table:table-cell table:formula="of:=COUNTIF([.B$1:.B$1048576];[.B647])" office:value-type="float" office:value="1" calcext:value-type="float">
            <text:p>1</text:p>
          </table:table-cell>
          <table:table-cell office:value-type="string" calcext:value-type="string">
            <text:p>screenruler</text:p>
          </table:table-cell>
          <table:table-cell office:value-type="string" calcext:value-type="string">
            <text:p>apps/screenrul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screenruler</text:p>
          </table:table-cell>
          <table:table-cell table:number-columns-repeated="2"/>
        </table:table-row>
        <table:table-row table:style-name="ro1">
          <table:table-cell table:formula="of:=COUNTIF([.B$1:.B$1048576];[.B648])" office:value-type="float" office:value="1" calcext:value-type="float">
            <text:p>1</text:p>
          </table:table-cell>
          <table:table-cell office:value-type="string" calcext:value-type="string">
            <text:p>scribus</text:p>
          </table:table-cell>
          <table:table-cell office:value-type="string" calcext:value-type="string">
            <text:p>apps/scribus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scribus</text:p>
          </table:table-cell>
          <table:table-cell table:number-columns-repeated="2"/>
        </table:table-row>
        <table:table-row table:style-name="ro1">
          <table:table-cell table:formula="of:=COUNTIF([.B$1:.B$1048576];[.B649])" office:value-type="float" office:value="1" calcext:value-type="float">
            <text:p>1</text:p>
          </table:table-cell>
          <table:table-cell office:value-type="string" calcext:value-type="string">
            <text:p>security-high</text:p>
          </table:table-cell>
          <table:table-cell office:value-type="string" calcext:value-type="string">
            <text:p>status/security-high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curity-high</text:p>
          </table:table-cell>
          <table:table-cell table:number-columns-repeated="2"/>
        </table:table-row>
        <table:table-row table:style-name="ro1">
          <table:table-cell table:formula="of:=COUNTIF([.B$1:.B$1048576];[.B650])" office:value-type="float" office:value="1" calcext:value-type="float">
            <text:p>1</text:p>
          </table:table-cell>
          <table:table-cell office:value-type="string" calcext:value-type="string">
            <text:p>security-low</text:p>
          </table:table-cell>
          <table:table-cell office:value-type="string" calcext:value-type="string">
            <text:p>status/security-low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curity-low</text:p>
          </table:table-cell>
          <table:table-cell table:number-columns-repeated="2"/>
        </table:table-row>
        <table:table-row table:style-name="ro1">
          <table:table-cell table:formula="of:=COUNTIF([.B$1:.B$1048576];[.B651])" office:value-type="float" office:value="1" calcext:value-type="float">
            <text:p>1</text:p>
          </table:table-cell>
          <table:table-cell office:value-type="string" calcext:value-type="string">
            <text:p>security-medium</text:p>
          </table:table-cell>
          <table:table-cell office:value-type="string" calcext:value-type="string">
            <text:p>status/security-medium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curity-medium</text:p>
          </table:table-cell>
          <table:table-cell table:number-columns-repeated="2"/>
        </table:table-row>
        <table:table-row table:style-name="ro1">
          <table:table-cell table:formula="of:=COUNTIF([.B$1:.B$1048576];[.B652])" office:value-type="float" office:value="1" calcext:value-type="float">
            <text:p>1</text:p>
          </table:table-cell>
          <table:table-cell office:value-type="string" calcext:value-type="string">
            <text:p>selinux</text:p>
          </table:table-cell>
          <table:table-cell office:value-type="string" calcext:value-type="string">
            <text:p>apps/selinux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selinux</text:p>
          </table:table-cell>
          <table:table-cell table:number-columns-repeated="2"/>
        </table:table-row>
        <table:table-row table:style-name="ro1">
          <table:table-cell table:formula="of:=COUNTIF([.B$1:.B$1048576];[.B653])" office:value-type="float" office:value="1" calcext:value-type="float">
            <text:p>1</text:p>
          </table:table-cell>
          <table:table-cell office:value-type="string" calcext:value-type="string">
            <text:p>sencha-animator</text:p>
          </table:table-cell>
          <table:table-cell office:value-type="string" calcext:value-type="string">
            <text:p>apps/sencha-animato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sencha-animator</text:p>
          </table:table-cell>
          <table:table-cell table:number-columns-repeated="2"/>
        </table:table-row>
        <table:table-row table:style-name="ro1">
          <table:table-cell table:formula="of:=COUNTIF([.B$1:.B$1048576];[.B654])" office:value-type="float" office:value="1" calcext:value-type="float">
            <text:p>1</text:p>
          </table:table-cell>
          <table:table-cell office:value-type="string" calcext:value-type="string">
            <text:p>serious-sam3-bfe</text:p>
          </table:table-cell>
          <table:table-cell office:value-type="string" calcext:value-type="string">
            <text:p>apps/serious-sam3-bf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serious-sam3-bfe</text:p>
          </table:table-cell>
          <table:table-cell table:number-columns-repeated="2"/>
        </table:table-row>
        <table:table-row table:style-name="ro1">
          <table:table-cell table:formula="of:=COUNTIF([.B$1:.B$1048576];[.B655])" office:value-type="float" office:value="1" calcext:value-type="float">
            <text:p>1</text:p>
          </table:table-cell>
          <table:table-cell office:value-type="string" calcext:value-type="string">
            <text:p>session-properties</text:p>
          </table:table-cell>
          <table:table-cell office:value-type="string" calcext:value-type="string">
            <text:p>apps/session-properties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session-properties</text:p>
          </table:table-cell>
          <table:table-cell table:number-columns-repeated="2"/>
        </table:table-row>
        <table:table-row table:style-name="ro1">
          <table:table-cell table:formula="of:=COUNTIF([.B$1:.B$1048576];[.B656])" office:value-type="float" office:value="1" calcext:value-type="float">
            <text:p>1</text:p>
          </table:table-cell>
          <table:table-cell office:value-type="string" calcext:value-type="string">
            <text:p>shutter</text:p>
          </table:table-cell>
          <table:table-cell office:value-type="string" calcext:value-type="string">
            <text:p>apps/shutt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shutter</text:p>
          </table:table-cell>
          <table:table-cell table:number-columns-repeated="2"/>
        </table:table-row>
        <table:table-row table:style-name="ro1">
          <table:table-cell table:formula="of:=COUNTIF([.B$1:.B$1048576];[.B657])" office:value-type="float" office:value="1" calcext:value-type="float">
            <text:p>1</text:p>
          </table:table-cell>
          <table:table-cell office:value-type="string" calcext:value-type="string">
            <text:p>sigil</text:p>
          </table:table-cell>
          <table:table-cell office:value-type="string" calcext:value-type="string">
            <text:p>apps/sigil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sigil</text:p>
          </table:table-cell>
          <table:table-cell table:number-columns-repeated="2"/>
        </table:table-row>
        <table:table-row table:style-name="ro1">
          <table:table-cell table:formula="of:=COUNTIF([.B$1:.B$1048576];[.B658])" office:value-type="float" office:value="1" calcext:value-type="float">
            <text:p>1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web/web-signa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signal</text:p>
          </table:table-cell>
          <table:table-cell table:number-columns-repeated="2"/>
        </table:table-row>
        <table:table-row table:style-name="ro1">
          <table:table-cell table:formula="of:=COUNTIF([.B$1:.B$1048576];[.B659])" office:value-type="float" office:value="1" calcext:value-type="float">
            <text:p>1</text:p>
          </table:table-cell>
          <table:table-cell office:value-type="string" calcext:value-type="string">
            <text:p>simple-scan</text:p>
          </table:table-cell>
          <table:table-cell office:value-type="string" calcext:value-type="string">
            <text:p>apps/simple-scan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simple-scan</text:p>
          </table:table-cell>
          <table:table-cell table:number-columns-repeated="2"/>
        </table:table-row>
        <table:table-row table:style-name="ro1">
          <table:table-cell table:formula="of:=COUNTIF([.B$1:.B$1048576];[.B660])" office:value-type="float" office:value="1" calcext:value-type="float">
            <text:p>1</text:p>
          </table:table-cell>
          <table:table-cell office:value-type="string" calcext:value-type="string">
            <text:p>sketchup</text:p>
          </table:table-cell>
          <table:table-cell office:value-type="string" calcext:value-type="string">
            <text:p>apps/sketchup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sketchup</text:p>
          </table:table-cell>
          <table:table-cell table:number-columns-repeated="2"/>
        </table:table-row>
        <table:table-row table:style-name="ro1">
          <table:table-cell table:formula="of:=COUNTIF([.B$1:.B$1048576];[.B661])" office:value-type="float" office:value="1" calcext:value-type="float">
            <text:p>1</text:p>
          </table:table-cell>
          <table:table-cell office:value-type="string" calcext:value-type="string">
            <text:p>skype</text:p>
          </table:table-cell>
          <table:table-cell office:value-type="string" calcext:value-type="string">
            <text:p>apps/skyp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skype</text:p>
          </table:table-cell>
          <table:table-cell table:number-columns-repeated="2"/>
        </table:table-row>
        <table:table-row table:style-name="ro1">
          <table:table-cell table:formula="of:=COUNTIF([.B$1:.B$1048576];[.B662])" office:value-type="float" office:value="1" calcext:value-type="float">
            <text:p>1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web/web-slack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slack</text:p>
          </table:table-cell>
          <table:table-cell table:number-columns-repeated="2"/>
        </table:table-row>
        <table:table-row table:style-name="ro1">
          <table:table-cell table:formula="of:=COUNTIF([.B$1:.B$1048576];[.B663])" office:value-type="float" office:value="1" calcext:value-type="float">
            <text:p>1</text:p>
          </table:table-cell>
          <table:table-cell office:value-type="string" calcext:value-type="string">
            <text:p>slackware</text:p>
          </table:table-cell>
          <table:table-cell office:value-type="string" calcext:value-type="string">
            <text:p>places/distributor-logo-slackware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distributor-logo-slackware</text:p>
          </table:table-cell>
          <table:table-cell table:number-columns-repeated="2"/>
        </table:table-row>
        <table:table-row table:style-name="ro1">
          <table:table-cell table:formula="of:=COUNTIF([.B$1:.B$1048576];[.B664])" office:value-type="float" office:value="1" calcext:value-type="float">
            <text:p>1</text:p>
          </table:table-cell>
          <table:table-cell office:value-type="string" calcext:value-type="string">
            <text:p>smartgit</text:p>
          </table:table-cell>
          <table:table-cell office:value-type="string" calcext:value-type="string">
            <text:p>apps/smartgit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smartgit</text:p>
          </table:table-cell>
          <table:table-cell table:number-columns-repeated="2"/>
        </table:table-row>
        <table:table-row table:style-name="ro1">
          <table:table-cell table:formula="of:=COUNTIF([.B$1:.B$1048576];[.B665])" office:value-type="float" office:value="1" calcext:value-type="float">
            <text:p>1</text:p>
          </table:table-cell>
          <table:table-cell office:value-type="string" calcext:value-type="string">
            <text:p>smuxi</text:p>
          </table:table-cell>
          <table:table-cell office:value-type="string" calcext:value-type="string">
            <text:p>apps/smuxi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smuxi</text:p>
          </table:table-cell>
          <table:table-cell table:number-columns-repeated="2"/>
        </table:table-row>
        <table:table-row table:style-name="ro1">
          <table:table-cell table:formula="of:=COUNTIF([.B$1:.B$1048576];[.B666])" office:value-type="float" office:value="1" calcext:value-type="float">
            <text:p>1</text:p>
          </table:table-cell>
          <table:table-cell office:value-type="string" calcext:value-type="string">
            <text:p>software-properties</text:p>
          </table:table-cell>
          <table:table-cell office:value-type="string" calcext:value-type="string">
            <text:p>apps/software-properties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software-properties</text:p>
          </table:table-cell>
          <table:table-cell table:number-columns-repeated="2"/>
        </table:table-row>
        <table:table-row table:style-name="ro1">
          <table:table-cell table:formula="of:=COUNTIF([.B$1:.B$1048576];[.B667])" office:value-type="float" office:value="1" calcext:value-type="float">
            <text:p>1</text:p>
          </table:table-cell>
          <table:table-cell office:value-type="string" calcext:value-type="string">
            <text:p>solaar</text:p>
          </table:table-cell>
          <table:table-cell office:value-type="string" calcext:value-type="string">
            <text:p>apps/solaa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solaar</text:p>
          </table:table-cell>
          <table:table-cell table:number-columns-repeated="2"/>
        </table:table-row>
        <table:table-row table:style-name="ro1">
          <table:table-cell table:formula="of:=COUNTIF([.B$1:.B$1048576];[.B668])" office:value-type="float" office:value="1" calcext:value-type="float">
            <text:p>1</text:p>
          </table:table-cell>
          <table:table-cell office:value-type="string" calcext:value-type="string">
            <text:p>sound-juicer</text:p>
          </table:table-cell>
          <table:table-cell office:value-type="string" calcext:value-type="string">
            <text:p>apps/sound-juic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sound-juicer</text:p>
          </table:table-cell>
          <table:table-cell table:number-columns-repeated="2"/>
        </table:table-row>
        <table:table-row table:style-name="ro1">
          <table:table-cell table:formula="of:=COUNTIF([.B$1:.B$1048576];[.B669])" office:value-type="float" office:value="1" calcext:value-type="float">
            <text:p>1</text:p>
          </table:table-cell>
          <table:table-cell office:value-type="string" calcext:value-type="string">
            <text:p>soundcloud</text:p>
          </table:table-cell>
          <table:table-cell office:value-type="string" calcext:value-type="string">
            <text:p>web/web-soundcloud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soundcloud</text:p>
          </table:table-cell>
          <table:table-cell table:number-columns-repeated="2"/>
        </table:table-row>
        <table:table-row table:style-name="ro1">
          <table:table-cell table:formula="of:=COUNTIF([.B$1:.B$1048576];[.B670])" office:value-type="float" office:value="1" calcext:value-type="float">
            <text:p>1</text:p>
          </table:table-cell>
          <table:table-cell office:value-type="string" calcext:value-type="string">
            <text:p>sparkleshare</text:p>
          </table:table-cell>
          <table:table-cell office:value-type="string" calcext:value-type="string">
            <text:p>apps/sparkleshar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sparkleshare</text:p>
          </table:table-cell>
          <table:table-cell table:number-columns-repeated="2"/>
        </table:table-row>
        <table:table-row table:style-name="ro1">
          <table:table-cell table:formula="of:=COUNTIF([.B$1:.B$1048576];[.B671])" office:value-type="float" office:value="1" calcext:value-type="float">
            <text:p>1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web/web-spotify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spotify</text:p>
          </table:table-cell>
          <table:table-cell table:number-columns-repeated="2"/>
        </table:table-row>
        <table:table-row table:style-name="ro1">
          <table:table-cell table:formula="of:=COUNTIF([.B$1:.B$1048576];[.B672])" office:value-type="float" office:value="1" calcext:value-type="float">
            <text:p>1</text:p>
          </table:table-cell>
          <table:table-cell office:value-type="string" calcext:value-type="string">
            <text:p>springseed</text:p>
          </table:table-cell>
          <table:table-cell office:value-type="string" calcext:value-type="string">
            <text:p>apps/springseed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springseed</text:p>
          </table:table-cell>
          <table:table-cell table:number-columns-repeated="2"/>
        </table:table-row>
        <table:table-row table:style-name="ro1">
          <table:table-cell table:formula="of:=COUNTIF([.B$1:.B$1048576];[.B673])" office:value-type="float" office:value="1" calcext:value-type="float">
            <text:p>1</text:p>
          </table:table-cell>
          <table:table-cell office:value-type="string" calcext:value-type="string">
            <text:p>sqldeveloper</text:p>
          </table:table-cell>
          <table:table-cell office:value-type="string" calcext:value-type="string">
            <text:p>apps/sqldevelop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sqldeveloper</text:p>
          </table:table-cell>
          <table:table-cell table:number-columns-repeated="2"/>
        </table:table-row>
        <table:table-row table:style-name="ro1">
          <table:table-cell table:formula="of:=COUNTIF([.B$1:.B$1048576];[.B674])" office:value-type="float" office:value="1" calcext:value-type="float">
            <text:p>1</text:p>
          </table:table-cell>
          <table:table-cell office:value-type="string" calcext:value-type="string">
            <text:p>sqlitebrowser</text:p>
          </table:table-cell>
          <table:table-cell office:value-type="string" calcext:value-type="string">
            <text:p>apps/sqlitebrows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sqlitebrowser</text:p>
          </table:table-cell>
          <table:table-cell table:number-columns-repeated="2"/>
        </table:table-row>
        <table:table-row table:style-name="ro1">
          <table:table-cell table:formula="of:=COUNTIF([.B$1:.B$1048576];[.B675])" office:value-type="float" office:value="1" calcext:value-type="float">
            <text:p>1</text:p>
          </table:table-cell>
          <table:table-cell office:value-type="string" calcext:value-type="string">
            <text:p>sqliteman</text:p>
          </table:table-cell>
          <table:table-cell office:value-type="string" calcext:value-type="string">
            <text:p>apps/sqliteman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sqliteman</text:p>
          </table:table-cell>
          <table:table-cell table:number-columns-repeated="2"/>
        </table:table-row>
        <table:table-row table:style-name="ro1">
          <table:table-cell table:formula="of:=COUNTIF([.B$1:.B$1048576];[.B676])" office:value-type="float" office:value="1" calcext:value-type="float">
            <text:p>1</text:p>
          </table:table-cell>
          <table:table-cell office:value-type="string" calcext:value-type="string">
            <text:p>stash</text:p>
          </table:table-cell>
          <table:table-cell office:value-type="string" calcext:value-type="string">
            <text:p>web/web-stash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stash</text:p>
          </table:table-cell>
          <table:table-cell table:number-columns-repeated="2"/>
        </table:table-row>
        <table:table-row table:style-name="ro1">
          <table:table-cell table:formula="of:=COUNTIF([.B$1:.B$1048576];[.B677])" office:value-type="float" office:value="1" calcext:value-type="float">
            <text:p>1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apps/steam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steam</text:p>
          </table:table-cell>
          <table:table-cell table:number-columns-repeated="2"/>
        </table:table-row>
        <table:table-row table:style-name="ro1">
          <table:table-cell table:formula="of:=COUNTIF([.B$1:.B$1048576];[.B678])" office:value-type="float" office:value="1" calcext:value-type="float">
            <text:p>1</text:p>
          </table:table-cell>
          <table:table-cell office:value-type="string" calcext:value-type="string">
            <text:p>steamos</text:p>
          </table:table-cell>
          <table:table-cell office:value-type="string" calcext:value-type="string">
            <text:p>places/distributor-logo-steamos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distributor-logo-steamos</text:p>
          </table:table-cell>
          <table:table-cell table:number-columns-repeated="2"/>
        </table:table-row>
        <table:table-row table:style-name="ro1">
          <table:table-cell table:formula="of:=COUNTIF([.B$1:.B$1048576];[.B679])" office:value-type="float" office:value="1" calcext:value-type="float">
            <text:p>1</text:p>
          </table:table-cell>
          <table:table-cell office:value-type="string" calcext:value-type="string">
            <text:p>stellarium</text:p>
          </table:table-cell>
          <table:table-cell office:value-type="string" calcext:value-type="string">
            <text:p>apps/stellarium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stellarium</text:p>
          </table:table-cell>
          <table:table-cell table:number-columns-repeated="2"/>
        </table:table-row>
        <table:table-row table:style-name="ro1">
          <table:table-cell table:formula="of:=COUNTIF([.B$1:.B$1048576];[.B680])" office:value-type="float" office:value="1" calcext:value-type="float">
            <text:p>1</text:p>
          </table:table-cell>
          <table:table-cell office:value-type="string" calcext:value-type="string">
            <text:p>stormcloud</text:p>
          </table:table-cell>
          <table:table-cell office:value-type="string" calcext:value-type="string">
            <text:p>apps/stormcloud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stormcloud</text:p>
          </table:table-cell>
          <table:table-cell table:number-columns-repeated="2"/>
        </table:table-row>
        <table:table-row table:style-name="ro1">
          <table:table-cell table:formula="of:=COUNTIF([.B$1:.B$1048576];[.B681])" office:value-type="float" office:value="1" calcext:value-type="float">
            <text:p>1</text:p>
          </table:table-cell>
          <table:table-cell office:value-type="string" calcext:value-type="string">
            <text:p>subdownloader</text:p>
          </table:table-cell>
          <table:table-cell office:value-type="string" calcext:value-type="string">
            <text:p>apps/subdownload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subdownloader</text:p>
          </table:table-cell>
          <table:table-cell table:number-columns-repeated="2"/>
        </table:table-row>
        <table:table-row table:style-name="ro1">
          <table:table-cell table:formula="of:=COUNTIF([.B$1:.B$1048576];[.B682])" office:value-type="float" office:value="1" calcext:value-type="float">
            <text:p>1</text:p>
          </table:table-cell>
          <table:table-cell office:value-type="string" calcext:value-type="string">
            <text:p>sublime-text</text:p>
          </table:table-cell>
          <table:table-cell office:value-type="string" calcext:value-type="string">
            <text:p>apps/sublime-text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sublime-text</text:p>
          </table:table-cell>
          <table:table-cell table:number-columns-repeated="2"/>
        </table:table-row>
        <table:table-row table:style-name="ro1">
          <table:table-cell table:formula="of:=COUNTIF([.B$1:.B$1048576];[.B683])" office:value-type="float" office:value="1" calcext:value-type="float">
            <text:p>1</text:p>
          </table:table-cell>
          <table:table-cell office:value-type="string" calcext:value-type="string">
            <text:p>sudoku</text:p>
          </table:table-cell>
          <table:table-cell office:value-type="string" calcext:value-type="string">
            <text:p>apps/sudoku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sudoku</text:p>
          </table:table-cell>
          <table:table-cell table:number-columns-repeated="2"/>
        </table:table-row>
        <table:table-row table:style-name="ro1">
          <table:table-cell table:formula="of:=COUNTIF([.B$1:.B$1048576];[.B684])" office:value-type="float" office:value="1" calcext:value-type="float">
            <text:p>1</text:p>
          </table:table-cell>
          <table:table-cell office:value-type="string" calcext:value-type="string">
            <text:p>sunflower</text:p>
          </table:table-cell>
          <table:table-cell office:value-type="string" calcext:value-type="string">
            <text:p>apps/sunflow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sunflower</text:p>
          </table:table-cell>
          <table:table-cell table:number-columns-repeated="2"/>
        </table:table-row>
        <table:table-row table:style-name="ro1">
          <table:table-cell table:formula="of:=COUNTIF([.B$1:.B$1048576];[.B685])" office:value-type="float" office:value="1" calcext:value-type="float">
            <text:p>1</text:p>
          </table:table-cell>
          <table:table-cell office:value-type="string" calcext:value-type="string">
            <text:p>sunrise-calendar</text:p>
          </table:table-cell>
          <table:table-cell office:value-type="string" calcext:value-type="string">
            <text:p>web/web-sunrise-calendar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sunrise-calendar</text:p>
          </table:table-cell>
          <table:table-cell table:number-columns-repeated="2"/>
        </table:table-row>
        <table:table-row table:style-name="ro1">
          <table:table-cell table:formula="of:=COUNTIF([.B$1:.B$1048576];[.B686])" office:value-type="float" office:value="1" calcext:value-type="float">
            <text:p>1</text:p>
          </table:table-cell>
          <table:table-cell office:value-type="string" calcext:value-type="string">
            <text:p>supertuxkart</text:p>
          </table:table-cell>
          <table:table-cell office:value-type="string" calcext:value-type="string">
            <text:p>apps/supertuxkart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supertuxkart</text:p>
          </table:table-cell>
          <table:table-cell table:number-columns-repeated="2"/>
        </table:table-row>
        <table:table-row table:style-name="ro1">
          <table:table-cell table:formula="of:=COUNTIF([.B$1:.B$1048576];[.B687])" office:value-type="float" office:value="1" calcext:value-type="float">
            <text:p>1</text:p>
          </table:table-cell>
          <table:table-cell office:value-type="string" calcext:value-type="string">
            <text:p>swell-foop</text:p>
          </table:table-cell>
          <table:table-cell office:value-type="string" calcext:value-type="string">
            <text:p>apps/swell-foop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swell-foop</text:p>
          </table:table-cell>
          <table:table-cell table:number-columns-repeated="2"/>
        </table:table-row>
        <table:table-row table:style-name="ro1">
          <table:table-cell table:formula="of:=COUNTIF([.B$1:.B$1048576];[.B688])" office:value-type="float" office:value="1" calcext:value-type="float">
            <text:p>1</text:p>
          </table:table-cell>
          <table:table-cell office:value-type="string" calcext:value-type="string">
            <text:p>synapse</text:p>
          </table:table-cell>
          <table:table-cell office:value-type="string" calcext:value-type="string">
            <text:p>apps/synaps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synapse</text:p>
          </table:table-cell>
          <table:table-cell table:number-columns-repeated="2"/>
        </table:table-row>
        <table:table-row table:style-name="ro1">
          <table:table-cell table:formula="of:=COUNTIF([.B$1:.B$1048576];[.B689])" office:value-type="float" office:value="1" calcext:value-type="float">
            <text:p>1</text:p>
          </table:table-cell>
          <table:table-cell office:value-type="string" calcext:value-type="string">
            <text:p>syncthing</text:p>
          </table:table-cell>
          <table:table-cell office:value-type="string" calcext:value-type="string">
            <text:p>apps/syncthing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syncthing</text:p>
          </table:table-cell>
          <table:table-cell table:number-columns-repeated="2"/>
        </table:table-row>
        <table:table-row table:style-name="ro1">
          <table:table-cell table:formula="of:=COUNTIF([.B$1:.B$1048576];[.B690])" office:value-type="float" office:value="1" calcext:value-type="float">
            <text:p>1</text:p>
          </table:table-cell>
          <table:table-cell office:value-type="string" calcext:value-type="string">
            <text:p>synergy</text:p>
          </table:table-cell>
          <table:table-cell office:value-type="string" calcext:value-type="string">
            <text:p>apps/synergy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synergy</text:p>
          </table:table-cell>
          <table:table-cell table:number-columns-repeated="2"/>
        </table:table-row>
        <table:table-row table:style-name="ro1">
          <table:table-cell table:formula="of:=COUNTIF([.B$1:.B$1048576];[.B691])" office:value-type="float" office:value="1" calcext:value-type="float">
            <text:p>1</text:p>
          </table:table-cell>
          <table:table-cell office:value-type="string" calcext:value-type="string">
            <text:p>system-error</text:p>
          </table:table-cell>
          <table:table-cell office:value-type="string" calcext:value-type="string">
            <text:p>apps/system-erro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system-error</text:p>
          </table:table-cell>
          <table:table-cell table:number-columns-repeated="2"/>
        </table:table-row>
        <table:table-row table:style-name="ro1">
          <table:table-cell table:formula="of:=COUNTIF([.B$1:.B$1048576];[.B692])" office:value-type="float" office:value="1" calcext:value-type="float">
            <text:p>1</text:p>
          </table:table-cell>
          <table:table-cell office:value-type="string" calcext:value-type="string">
            <text:p>system-file-manager</text:p>
          </table:table-cell>
          <table:table-cell office:value-type="string" calcext:value-type="string">
            <text:p>apps/system-file-manag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system-file-manager</text:p>
          </table:table-cell>
          <table:table-cell table:number-columns-repeated="2"/>
        </table:table-row>
        <table:table-row table:style-name="ro1">
          <table:table-cell table:formula="of:=COUNTIF([.B$1:.B$1048576];[.B693])" office:value-type="float" office:value="1" calcext:value-type="float">
            <text:p>1</text:p>
          </table:table-cell>
          <table:table-cell office:value-type="string" calcext:value-type="string">
            <text:p>system-help</text:p>
          </table:table-cell>
          <table:table-cell office:value-type="string" calcext:value-type="string">
            <text:p>apps/system-help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system-help</text:p>
          </table:table-cell>
          <table:table-cell table:number-columns-repeated="2"/>
        </table:table-row>
        <table:table-row table:style-name="ro1">
          <table:table-cell table:formula="of:=COUNTIF([.B$1:.B$1048576];[.B694])" office:value-type="float" office:value="1" calcext:value-type="float">
            <text:p>1</text:p>
          </table:table-cell>
          <table:table-cell office:value-type="string" calcext:value-type="string">
            <text:p>system-lock-screen</text:p>
          </table:table-cell>
          <table:table-cell office:value-type="string" calcext:value-type="string">
            <text:p>actions/system-lock-screen</text:p>
          </table:table-cell>
          <table:table-cell office:value-type="string" calcext:value-type="string">
            <text:p>actions</text:p>
          </table:table-cell>
          <table:table-cell office:value-type="string" calcext:value-type="string">
            <text:p>system-lock-screen</text:p>
          </table:table-cell>
          <table:table-cell table:number-columns-repeated="2"/>
        </table:table-row>
        <table:table-row table:style-name="ro1">
          <table:table-cell table:formula="of:=COUNTIF([.B$1:.B$1048576];[.B695])" office:value-type="float" office:value="1" calcext:value-type="float">
            <text:p>1</text:p>
          </table:table-cell>
          <table:table-cell office:value-type="string" calcext:value-type="string">
            <text:p>system-log-out</text:p>
          </table:table-cell>
          <table:table-cell office:value-type="string" calcext:value-type="string">
            <text:p>actions/system-log-out</text:p>
          </table:table-cell>
          <table:table-cell office:value-type="string" calcext:value-type="string">
            <text:p>actions</text:p>
          </table:table-cell>
          <table:table-cell office:value-type="string" calcext:value-type="string">
            <text:p>system-log-out</text:p>
          </table:table-cell>
          <table:table-cell table:number-columns-repeated="2"/>
        </table:table-row>
        <table:table-row table:style-name="ro1">
          <table:table-cell table:formula="of:=COUNTIF([.B$1:.B$1048576];[.B696])" office:value-type="float" office:value="1" calcext:value-type="float">
            <text:p>1</text:p>
          </table:table-cell>
          <table:table-cell office:value-type="string" calcext:value-type="string">
            <text:p>system-remixer</text:p>
          </table:table-cell>
          <table:table-cell office:value-type="string" calcext:value-type="string">
            <text:p>apps/system-remix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system-remixer</text:p>
          </table:table-cell>
          <table:table-cell table:number-columns-repeated="2"/>
        </table:table-row>
        <table:table-row table:style-name="ro1">
          <table:table-cell table:formula="of:=COUNTIF([.B$1:.B$1048576];[.B697])" office:value-type="float" office:value="1" calcext:value-type="float">
            <text:p>1</text:p>
          </table:table-cell>
          <table:table-cell office:value-type="string" calcext:value-type="string">
            <text:p>system-restart</text:p>
          </table:table-cell>
          <table:table-cell office:value-type="string" calcext:value-type="string">
            <text:p>actions/system-restart</text:p>
          </table:table-cell>
          <table:table-cell office:value-type="string" calcext:value-type="string">
            <text:p>actions</text:p>
          </table:table-cell>
          <table:table-cell office:value-type="string" calcext:value-type="string">
            <text:p>system-restart</text:p>
          </table:table-cell>
          <table:table-cell table:number-columns-repeated="2"/>
        </table:table-row>
        <table:table-row table:style-name="ro1">
          <table:table-cell table:formula="of:=COUNTIF([.B$1:.B$1048576];[.B698])" office:value-type="float" office:value="1" calcext:value-type="float">
            <text:p>1</text:p>
          </table:table-cell>
          <table:table-cell office:value-type="string" calcext:value-type="string">
            <text:p>system-run</text:p>
          </table:table-cell>
          <table:table-cell office:value-type="string" calcext:value-type="string">
            <text:p>actions/system-run</text:p>
          </table:table-cell>
          <table:table-cell office:value-type="string" calcext:value-type="string">
            <text:p>actions</text:p>
          </table:table-cell>
          <table:table-cell office:value-type="string" calcext:value-type="string">
            <text:p>system-run</text:p>
          </table:table-cell>
          <table:table-cell table:number-columns-repeated="2"/>
        </table:table-row>
        <table:table-row table:style-name="ro1">
          <table:table-cell table:formula="of:=COUNTIF([.B$1:.B$1048576];[.B699])" office:value-type="float" office:value="1" calcext:value-type="float">
            <text:p>1</text:p>
          </table:table-cell>
          <table:table-cell office:value-type="string" calcext:value-type="string">
            <text:p>system-shutdown</text:p>
          </table:table-cell>
          <table:table-cell office:value-type="string" calcext:value-type="string">
            <text:p>actions/system-shutdown</text:p>
          </table:table-cell>
          <table:table-cell office:value-type="string" calcext:value-type="string">
            <text:p>actions</text:p>
          </table:table-cell>
          <table:table-cell office:value-type="string" calcext:value-type="string">
            <text:p>system-shutdown</text:p>
          </table:table-cell>
          <table:table-cell table:number-columns-repeated="2"/>
        </table:table-row>
        <table:table-row table:style-name="ro1">
          <table:table-cell table:formula="of:=COUNTIF([.B$1:.B$1048576];[.B700])" office:value-type="float" office:value="1" calcext:value-type="float">
            <text:p>1</text:p>
          </table:table-cell>
          <table:table-cell office:value-type="string" calcext:value-type="string">
            <text:p>system-sleep</text:p>
          </table:table-cell>
          <table:table-cell office:value-type="string" calcext:value-type="string">
            <text:p>actions/system-sleep</text:p>
          </table:table-cell>
          <table:table-cell office:value-type="string" calcext:value-type="string">
            <text:p>actions</text:p>
          </table:table-cell>
          <table:table-cell office:value-type="string" calcext:value-type="string">
            <text:p>system-sleep</text:p>
          </table:table-cell>
          <table:table-cell table:number-columns-repeated="2"/>
        </table:table-row>
        <table:table-row table:style-name="ro1">
          <table:table-cell table:formula="of:=COUNTIF([.B$1:.B$1048576];[.B701])" office:value-type="float" office:value="1" calcext:value-type="float">
            <text:p>1</text:p>
          </table:table-cell>
          <table:table-cell office:value-type="string" calcext:value-type="string">
            <text:p>system-software-install</text:p>
          </table:table-cell>
          <table:table-cell office:value-type="string" calcext:value-type="string">
            <text:p>apps/system-software-install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system-software-install</text:p>
          </table:table-cell>
          <table:table-cell table:number-columns-repeated="2"/>
        </table:table-row>
        <table:table-row table:style-name="ro1">
          <table:table-cell table:formula="of:=COUNTIF([.B$1:.B$1048576];[.B702])" office:value-type="float" office:value="1" calcext:value-type="float">
            <text:p>1</text:p>
          </table:table-cell>
          <table:table-cell office:value-type="string" calcext:value-type="string">
            <text:p>system-software-package-manager</text:p>
          </table:table-cell>
          <table:table-cell office:value-type="string" calcext:value-type="string">
            <text:p>apps/system-software-package-manag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system-software-package-manager</text:p>
          </table:table-cell>
          <table:table-cell table:number-columns-repeated="2"/>
        </table:table-row>
        <table:table-row table:style-name="ro1">
          <table:table-cell table:formula="of:=COUNTIF([.B$1:.B$1048576];[.B703])" office:value-type="float" office:value="1" calcext:value-type="float">
            <text:p>1</text:p>
          </table:table-cell>
          <table:table-cell office:value-type="string" calcext:value-type="string">
            <text:p>system-software-update</text:p>
          </table:table-cell>
          <table:table-cell office:value-type="string" calcext:value-type="string">
            <text:p>apps/system-software-updat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system-software-update</text:p>
          </table:table-cell>
          <table:table-cell table:number-columns-repeated="2"/>
        </table:table-row>
        <table:table-row table:style-name="ro1">
          <table:table-cell table:formula="of:=COUNTIF([.B$1:.B$1048576];[.B704])" office:value-type="float" office:value="1" calcext:value-type="float">
            <text:p>1</text:p>
          </table:table-cell>
          <table:table-cell office:value-type="string" calcext:value-type="string">
            <text:p>system-suspend</text:p>
          </table:table-cell>
          <table:table-cell office:value-type="string" calcext:value-type="string">
            <text:p>actions/system-suspend</text:p>
          </table:table-cell>
          <table:table-cell office:value-type="string" calcext:value-type="string">
            <text:p>actions</text:p>
          </table:table-cell>
          <table:table-cell office:value-type="string" calcext:value-type="string">
            <text:p>system-suspend</text:p>
          </table:table-cell>
          <table:table-cell table:number-columns-repeated="2"/>
        </table:table-row>
        <table:table-row table:style-name="ro1">
          <table:table-cell table:formula="of:=COUNTIF([.B$1:.B$1048576];[.B705])" office:value-type="float" office:value="1" calcext:value-type="float">
            <text:p>1</text:p>
          </table:table-cell>
          <table:table-cell office:value-type="string" calcext:value-type="string">
            <text:p>system-users</text:p>
          </table:table-cell>
          <table:table-cell office:value-type="string" calcext:value-type="string">
            <text:p>actions/system-users</text:p>
          </table:table-cell>
          <table:table-cell office:value-type="string" calcext:value-type="string">
            <text:p>actions</text:p>
          </table:table-cell>
          <table:table-cell office:value-type="string" calcext:value-type="string">
            <text:p>system-users</text:p>
          </table:table-cell>
          <table:table-cell table:number-columns-repeated="2"/>
        </table:table-row>
        <table:table-row table:style-name="ro1">
          <table:table-cell table:formula="of:=COUNTIF([.B$1:.B$1048576];[.B706])" office:value-type="float" office:value="1" calcext:value-type="float">
            <text:p>1</text:p>
          </table:table-cell>
          <table:table-cell office:value-type="string" calcext:value-type="string">
            <text:p>system76</text:p>
          </table:table-cell>
          <table:table-cell office:value-type="string" calcext:value-type="string">
            <text:p>apps/system76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system76</text:p>
          </table:table-cell>
          <table:table-cell table:number-columns-repeated="2"/>
        </table:table-row>
        <table:table-row table:style-name="ro1">
          <table:table-cell table:formula="of:=COUNTIF([.B$1:.B$1048576];[.B707])" office:value-type="float" office:value="1" calcext:value-type="float">
            <text:p>1</text:p>
          </table:table-cell>
          <table:table-cell office:value-type="string" calcext:value-type="string">
            <text:p>team-fortress-2</text:p>
          </table:table-cell>
          <table:table-cell office:value-type="string" calcext:value-type="string">
            <text:p>apps/team-fortress-2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team-fortress-2</text:p>
          </table:table-cell>
          <table:table-cell table:number-columns-repeated="2"/>
        </table:table-row>
        <table:table-row table:style-name="ro1">
          <table:table-cell table:formula="of:=COUNTIF([.B$1:.B$1048576];[.B708])" office:value-type="float" office:value="1" calcext:value-type="float">
            <text:p>1</text:p>
          </table:table-cell>
          <table:table-cell office:value-type="string" calcext:value-type="string">
            <text:p>teamspeak</text:p>
          </table:table-cell>
          <table:table-cell office:value-type="string" calcext:value-type="string">
            <text:p>apps/teamspeak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teamspeak</text:p>
          </table:table-cell>
          <table:table-cell table:number-columns-repeated="2"/>
        </table:table-row>
        <table:table-row table:style-name="ro1">
          <table:table-cell table:formula="of:=COUNTIF([.B$1:.B$1048576];[.B709])" office:value-type="float" office:value="1" calcext:value-type="float">
            <text:p>1</text:p>
          </table:table-cell>
          <table:table-cell office:value-type="string" calcext:value-type="string">
            <text:p>teamviewer</text:p>
          </table:table-cell>
          <table:table-cell office:value-type="string" calcext:value-type="string">
            <text:p>apps/teamview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teamviewer</text:p>
          </table:table-cell>
          <table:table-cell table:number-columns-repeated="2"/>
        </table:table-row>
        <table:table-row table:style-name="ro1">
          <table:table-cell table:formula="of:=COUNTIF([.B$1:.B$1048576];[.B710])" office:value-type="float" office:value="1" calcext:value-type="float">
            <text:p>1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web/web-telegram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telegram</text:p>
          </table:table-cell>
          <table:table-cell table:number-columns-repeated="2"/>
        </table:table-row>
        <table:table-row table:style-name="ro1">
          <table:table-cell table:formula="of:=COUNTIF([.B$1:.B$1048576];[.B711])" office:value-type="float" office:value="1" calcext:value-type="float">
            <text:p>1</text:p>
          </table:table-cell>
          <table:table-cell office:value-type="string" calcext:value-type="string">
            <text:p>telepathy-kde</text:p>
          </table:table-cell>
          <table:table-cell office:value-type="string" calcext:value-type="string">
            <text:p>apps/telepathy-kd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telepathy-kde</text:p>
          </table:table-cell>
          <table:table-cell table:number-columns-repeated="2"/>
        </table:table-row>
        <table:table-row table:style-name="ro1">
          <table:table-cell table:formula="of:=COUNTIF([.B$1:.B$1048576];[.B712])" office:value-type="float" office:value="1" calcext:value-type="float">
            <text:p>1</text:p>
          </table:table-cell>
          <table:table-cell office:value-type="string" calcext:value-type="string">
            <text:p>terminator</text:p>
          </table:table-cell>
          <table:table-cell office:value-type="string" calcext:value-type="string">
            <text:p>apps/terminato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terminator</text:p>
          </table:table-cell>
          <table:table-cell table:number-columns-repeated="2"/>
        </table:table-row>
        <table:table-row table:style-name="ro1">
          <table:table-cell table:formula="of:=COUNTIF([.B$1:.B$1048576];[.B713])" office:value-type="float" office:value="1" calcext:value-type="float">
            <text:p>1</text:p>
          </table:table-cell>
          <table:table-cell office:value-type="string" calcext:value-type="string">
            <text:p>terminix</text:p>
          </table:table-cell>
          <table:table-cell office:value-type="string" calcext:value-type="string">
            <text:p>apps/terminix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terminix</text:p>
          </table:table-cell>
          <table:table-cell table:number-columns-repeated="2"/>
        </table:table-row>
        <table:table-row table:style-name="ro1">
          <table:table-cell table:formula="of:=COUNTIF([.B$1:.B$1048576];[.B714])" office:value-type="float" office:value="1" calcext:value-type="float">
            <text:p>1</text:p>
          </table:table-cell>
          <table:table-cell office:value-type="string" calcext:value-type="string">
            <text:p>texmaker</text:p>
          </table:table-cell>
          <table:table-cell office:value-type="string" calcext:value-type="string">
            <text:p>apps/texmak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texmaker</text:p>
          </table:table-cell>
          <table:table-cell table:number-columns-repeated="2"/>
        </table:table-row>
        <table:table-row table:style-name="ro1">
          <table:table-cell table:formula="of:=COUNTIF([.B$1:.B$1048576];[.B715])" office:value-type="float" office:value="1" calcext:value-type="float">
            <text:p>1</text:p>
          </table:table-cell>
          <table:table-cell office:value-type="string" calcext:value-type="string">
            <text:p>texstudio</text:p>
          </table:table-cell>
          <table:table-cell office:value-type="string" calcext:value-type="string">
            <text:p>apps/texstudio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texstudio</text:p>
          </table:table-cell>
          <table:table-cell table:number-columns-repeated="2"/>
        </table:table-row>
        <table:table-row table:style-name="ro1">
          <table:table-cell table:formula="of:=COUNTIF([.B$1:.B$1048576];[.B716])" office:value-type="float" office:value="1" calcext:value-type="float">
            <text:p>1</text:p>
          </table:table-cell>
          <table:table-cell office:value-type="string" calcext:value-type="string">
            <text:p>texworks</text:p>
          </table:table-cell>
          <table:table-cell office:value-type="string" calcext:value-type="string">
            <text:p>apps/texworks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texworks</text:p>
          </table:table-cell>
          <table:table-cell table:number-columns-repeated="2"/>
        </table:table-row>
        <table:table-row table:style-name="ro1">
          <table:table-cell table:formula="of:=COUNTIF([.B$1:.B$1048576];[.B717])" office:value-type="float" office:value="1" calcext:value-type="float">
            <text:p>1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apps/thunderbird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thunderbird</text:p>
          </table:table-cell>
          <table:table-cell table:number-columns-repeated="2"/>
        </table:table-row>
        <table:table-row table:style-name="ro1">
          <table:table-cell table:formula="of:=COUNTIF([.B$1:.B$1048576];[.B718])" office:value-type="float" office:value="1" calcext:value-type="float">
            <text:p>1</text:p>
          </table:table-cell>
          <table:table-cell office:value-type="string" calcext:value-type="string">
            <text:p>thunderbird-old</text:p>
          </table:table-cell>
          <table:table-cell office:value-type="string" calcext:value-type="string">
            <text:p>apps/thunderbird-old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thunderbird-old</text:p>
          </table:table-cell>
          <table:table-cell table:number-columns-repeated="2"/>
        </table:table-row>
        <table:table-row table:style-name="ro1">
          <table:table-cell table:formula="of:=COUNTIF([.B$1:.B$1048576];[.B719])" office:value-type="float" office:value="1" calcext:value-type="float">
            <text:p>1</text:p>
          </table:table-cell>
          <table:table-cell office:value-type="string" calcext:value-type="string">
            <text:p>tomahawk</text:p>
          </table:table-cell>
          <table:table-cell office:value-type="string" calcext:value-type="string">
            <text:p>apps/tomahawk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tomahawk</text:p>
          </table:table-cell>
          <table:table-cell table:number-columns-repeated="2"/>
        </table:table-row>
        <table:table-row table:style-name="ro1">
          <table:table-cell table:formula="of:=COUNTIF([.B$1:.B$1048576];[.B720])" office:value-type="float" office:value="1" calcext:value-type="float">
            <text:p>1</text:p>
          </table:table-cell>
          <table:table-cell office:value-type="string" calcext:value-type="string">
            <text:p>tor-browser</text:p>
          </table:table-cell>
          <table:table-cell office:value-type="string" calcext:value-type="string">
            <text:p>apps/tor-brows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tor-browser</text:p>
          </table:table-cell>
          <table:table-cell table:number-columns-repeated="2"/>
        </table:table-row>
        <table:table-row table:style-name="ro1">
          <table:table-cell table:formula="of:=COUNTIF([.B$1:.B$1048576];[.B721])" office:value-type="float" office:value="1" calcext:value-type="float">
            <text:p>1</text:p>
          </table:table-cell>
          <table:table-cell office:value-type="string" calcext:value-type="string">
            <text:p>tox</text:p>
          </table:table-cell>
          <table:table-cell office:value-type="string" calcext:value-type="string">
            <text:p>apps/tox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tox</text:p>
          </table:table-cell>
          <table:table-cell table:number-columns-repeated="2"/>
        </table:table-row>
        <table:table-row table:style-name="ro1">
          <table:table-cell table:formula="of:=COUNTIF([.B$1:.B$1048576];[.B722])" office:value-type="float" office:value="1" calcext:value-type="float">
            <text:p>1</text:p>
          </table:table-cell>
          <table:table-cell office:value-type="string" calcext:value-type="string">
            <text:p>transmageddon</text:p>
          </table:table-cell>
          <table:table-cell office:value-type="string" calcext:value-type="string">
            <text:p>apps/transmageddon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transmageddon</text:p>
          </table:table-cell>
          <table:table-cell table:number-columns-repeated="2"/>
        </table:table-row>
        <table:table-row table:style-name="ro1">
          <table:table-cell table:formula="of:=COUNTIF([.B$1:.B$1048576];[.B723])" office:value-type="float" office:value="1" calcext:value-type="float">
            <text:p>1</text:p>
          </table:table-cell>
          <table:table-cell office:value-type="string" calcext:value-type="string">
            <text:p>transmission</text:p>
          </table:table-cell>
          <table:table-cell office:value-type="string" calcext:value-type="string">
            <text:p>apps/transmission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transmission</text:p>
          </table:table-cell>
          <table:table-cell table:number-columns-repeated="2"/>
        </table:table-row>
        <table:table-row table:style-name="ro1">
          <table:table-cell table:formula="of:=COUNTIF([.B$1:.B$1048576];[.B724])" office:value-type="float" office:value="1" calcext:value-type="float">
            <text:p>1</text:p>
          </table:table-cell>
          <table:table-cell office:value-type="string" calcext:value-type="string">
            <text:p>trello</text:p>
          </table:table-cell>
          <table:table-cell office:value-type="string" calcext:value-type="string">
            <text:p>web/web-trello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trello</text:p>
          </table:table-cell>
          <table:table-cell table:number-columns-repeated="2"/>
        </table:table-row>
        <table:table-row table:style-name="ro1">
          <table:table-cell table:formula="of:=COUNTIF([.B$1:.B$1048576];[.B725])" office:value-type="float" office:value="1" calcext:value-type="float">
            <text:p>1</text:p>
          </table:table-cell>
          <table:table-cell office:value-type="string" calcext:value-type="string">
            <text:p>trillian</text:p>
          </table:table-cell>
          <table:table-cell office:value-type="string" calcext:value-type="string">
            <text:p>apps/trillian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trillian</text:p>
          </table:table-cell>
          <table:table-cell table:number-columns-repeated="2"/>
        </table:table-row>
        <table:table-row table:style-name="ro1">
          <table:table-cell table:formula="of:=COUNTIF([.B$1:.B$1048576];[.B726])" office:value-type="float" office:value="1" calcext:value-type="float">
            <text:p>1</text:p>
          </table:table-cell>
          <table:table-cell office:value-type="string" calcext:value-type="string">
            <text:p>truecrypt</text:p>
          </table:table-cell>
          <table:table-cell office:value-type="string" calcext:value-type="string">
            <text:p>apps/truecrypt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truecrypt</text:p>
          </table:table-cell>
          <table:table-cell table:number-columns-repeated="2"/>
        </table:table-row>
        <table:table-row table:style-name="ro1">
          <table:table-cell table:formula="of:=COUNTIF([.B$1:.B$1048576];[.B727])" office:value-type="float" office:value="1" calcext:value-type="float">
            <text:p>1</text:p>
          </table:table-cell>
          <table:table-cell office:value-type="string" calcext:value-type="string">
            <text:p>tumblr</text:p>
          </table:table-cell>
          <table:table-cell office:value-type="string" calcext:value-type="string">
            <text:p>web/web-tumblr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tumblr</text:p>
          </table:table-cell>
          <table:table-cell table:number-columns-repeated="2"/>
        </table:table-row>
        <table:table-row table:style-name="ro1">
          <table:table-cell table:formula="of:=COUNTIF([.B$1:.B$1048576];[.B728])" office:value-type="float" office:value="1" calcext:value-type="float">
            <text:p>1</text:p>
          </table:table-cell>
          <table:table-cell office:value-type="string" calcext:value-type="string">
            <text:p>turpial</text:p>
          </table:table-cell>
          <table:table-cell office:value-type="string" calcext:value-type="string">
            <text:p>apps/turpial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turpial</text:p>
          </table:table-cell>
          <table:table-cell table:number-columns-repeated="2"/>
        </table:table-row>
        <table:table-row table:style-name="ro1">
          <table:table-cell table:formula="of:=COUNTIF([.B$1:.B$1048576];[.B729])" office:value-type="float" office:value="1" calcext:value-type="float">
            <text:p>1</text:p>
          </table:table-cell>
          <table:table-cell office:value-type="string" calcext:value-type="string">
            <text:p>tuxguitar</text:p>
          </table:table-cell>
          <table:table-cell office:value-type="string" calcext:value-type="string">
            <text:p>apps/tuxguita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tuxguitar</text:p>
          </table:table-cell>
          <table:table-cell table:number-columns-repeated="2"/>
        </table:table-row>
        <table:table-row table:style-name="ro1">
          <table:table-cell table:formula="of:=COUNTIF([.B$1:.B$1048576];[.B730])" office:value-type="float" office:value="1" calcext:value-type="float">
            <text:p>1</text:p>
          </table:table-cell>
          <table:table-cell office:value-type="string" calcext:value-type="string">
            <text:p>tweetdeck</text:p>
          </table:table-cell>
          <table:table-cell office:value-type="string" calcext:value-type="string">
            <text:p>apps/tweetdeck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tweetdeck</text:p>
          </table:table-cell>
          <table:table-cell table:number-columns-repeated="2"/>
        </table:table-row>
        <table:table-row table:style-name="ro1">
          <table:table-cell table:formula="of:=COUNTIF([.B$1:.B$1048576];[.B731])" office:value-type="float" office:value="1" calcext:value-type="float">
            <text:p>1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web/web-twitter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twitter</text:p>
          </table:table-cell>
          <table:table-cell table:number-columns-repeated="2"/>
        </table:table-row>
        <table:table-row table:style-name="ro1">
          <table:table-cell table:formula="of:=COUNTIF([.B$1:.B$1048576];[.B732])" office:value-type="float" office:value="1" calcext:value-type="float">
            <text:p>1</text:p>
          </table:table-cell>
          <table:table-cell office:value-type="string" calcext:value-type="string">
            <text:p>typecatcher</text:p>
          </table:table-cell>
          <table:table-cell office:value-type="string" calcext:value-type="string">
            <text:p>apps/typecatch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typecatcher</text:p>
          </table:table-cell>
          <table:table-cell table:number-columns-repeated="2"/>
        </table:table-row>
        <table:table-row table:style-name="ro1">
          <table:table-cell table:formula="of:=COUNTIF([.B$1:.B$1048576];[.B733])" office:value-type="float" office:value="1" calcext:value-type="float">
            <text:p>1</text:p>
          </table:table-cell>
          <table:table-cell office:value-type="string" calcext:value-type="string">
            <text:p>uberwriter</text:p>
          </table:table-cell>
          <table:table-cell office:value-type="string" calcext:value-type="string">
            <text:p>apps/uberwrit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uberwriter</text:p>
          </table:table-cell>
          <table:table-cell table:number-columns-repeated="2"/>
        </table:table-row>
        <table:table-row table:style-name="ro1">
          <table:table-cell table:formula="of:=COUNTIF([.B$1:.B$1048576];[.B734])" office:value-type="float" office:value="1" calcext:value-type="float">
            <text:p>1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places/distributor-logo-ubuntu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distributor-logo-ubuntu</text:p>
          </table:table-cell>
          <table:table-cell table:number-columns-repeated="2"/>
        </table:table-row>
        <table:table-row table:style-name="ro1">
          <table:table-cell table:formula="of:=COUNTIF([.B$1:.B$1048576];[.B735])" office:value-type="float" office:value="1" calcext:value-type="float">
            <text:p>1</text:p>
          </table:table-cell>
          <table:table-cell office:value-type="string" calcext:value-type="string">
            <text:p>Ubuntu-budgie</text:p>
          </table:table-cell>
          <table:table-cell office:value-type="string" calcext:value-type="string">
            <text:p>places/distributor-logo-ubuntu-budgie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distributor-logo-ubuntu-budgie</text:p>
          </table:table-cell>
          <table:table-cell table:number-columns-repeated="2"/>
        </table:table-row>
        <table:table-row table:style-name="ro1">
          <table:table-cell table:formula="of:=COUNTIF([.B$1:.B$1048576];[.B736])" office:value-type="float" office:value="1" calcext:value-type="float">
            <text:p>1</text:p>
          </table:table-cell>
          <table:table-cell office:value-type="string" calcext:value-type="string">
            <text:p>ubuntu-gnome</text:p>
          </table:table-cell>
          <table:table-cell office:value-type="string" calcext:value-type="string">
            <text:p>places/distributor-logo-ubuntu-gnome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distributor-logo-ubuntu-gnome</text:p>
          </table:table-cell>
          <table:table-cell table:number-columns-repeated="2"/>
        </table:table-row>
        <table:table-row table:style-name="ro1">
          <table:table-cell table:formula="of:=COUNTIF([.B$1:.B$1048576];[.B737])" office:value-type="float" office:value="1" calcext:value-type="float">
            <text:p>1</text:p>
          </table:table-cell>
          <table:table-cell office:value-type="string" calcext:value-type="string">
            <text:p>Ubuntu-mate</text:p>
          </table:table-cell>
          <table:table-cell office:value-type="string" calcext:value-type="string">
            <text:p>places/distributor-logo-ubuntu-mate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distributor-logo-ubuntu-mate</text:p>
          </table:table-cell>
          <table:table-cell table:number-columns-repeated="2"/>
        </table:table-row>
        <table:table-row table:style-name="ro1">
          <table:table-cell table:formula="of:=COUNTIF([.B$1:.B$1048576];[.B738])" office:value-type="float" office:value="1" calcext:value-type="float">
            <text:p>1</text:p>
          </table:table-cell>
          <table:table-cell office:value-type="string" calcext:value-type="string">
            <text:p>ubuntu-sdk</text:p>
          </table:table-cell>
          <table:table-cell office:value-type="string" calcext:value-type="string">
            <text:p>apps/ubuntu-sdk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ubuntu-sdk</text:p>
          </table:table-cell>
          <table:table-cell table:number-columns-repeated="2"/>
        </table:table-row>
        <table:table-row table:style-name="ro1">
          <table:table-cell table:formula="of:=COUNTIF([.B$1:.B$1048576];[.B739])" office:value-type="float" office:value="1" calcext:value-type="float">
            <text:p>1</text:p>
          </table:table-cell>
          <table:table-cell office:value-type="string" calcext:value-type="string">
            <text:p>ubuntu-tweak</text:p>
          </table:table-cell>
          <table:table-cell office:value-type="string" calcext:value-type="string">
            <text:p>apps/ubuntu-tweak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ubuntu-tweak</text:p>
          </table:table-cell>
          <table:table-cell table:number-columns-repeated="2"/>
        </table:table-row>
        <table:table-row table:style-name="ro1">
          <table:table-cell table:formula="of:=COUNTIF([.B$1:.B$1048576];[.B740])" office:value-type="float" office:value="1" calcext:value-type="float">
            <text:p>1</text:p>
          </table:table-cell>
          <table:table-cell office:value-type="string" calcext:value-type="string">
            <text:p>ubuntuone</text:p>
          </table:table-cell>
          <table:table-cell office:value-type="string" calcext:value-type="string">
            <text:p>apps/ubuntuon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ubuntuone</text:p>
          </table:table-cell>
          <table:table-cell table:number-columns-repeated="2"/>
        </table:table-row>
        <table:table-row table:style-name="ro1">
          <table:table-cell table:formula="of:=COUNTIF([.B$1:.B$1048576];[.B741])" office:value-type="float" office:value="1" calcext:value-type="float">
            <text:p>1</text:p>
          </table:table-cell>
          <table:table-cell office:value-type="string" calcext:value-type="string">
            <text:p>ubuntuone-music</text:p>
          </table:table-cell>
          <table:table-cell office:value-type="string" calcext:value-type="string">
            <text:p>apps/ubuntuone-music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ubuntuone-music</text:p>
          </table:table-cell>
          <table:table-cell table:number-columns-repeated="2"/>
        </table:table-row>
        <table:table-row table:style-name="ro1">
          <table:table-cell table:formula="of:=COUNTIF([.B$1:.B$1048576];[.B742])" office:value-type="float" office:value="1" calcext:value-type="float">
            <text:p>1</text:p>
          </table:table-cell>
          <table:table-cell office:value-type="string" calcext:value-type="string">
            <text:p>ufraw</text:p>
          </table:table-cell>
          <table:table-cell office:value-type="string" calcext:value-type="string">
            <text:p>apps/ufraw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ufraw</text:p>
          </table:table-cell>
          <table:table-cell table:number-columns-repeated="2"/>
        </table:table-row>
        <table:table-row table:style-name="ro1">
          <table:table-cell table:formula="of:=COUNTIF([.B$1:.B$1048576];[.B743])" office:value-type="float" office:value="1" calcext:value-type="float">
            <text:p>1</text:p>
          </table:table-cell>
          <table:table-cell office:value-type="string" calcext:value-type="string">
            <text:p>uget</text:p>
          </table:table-cell>
          <table:table-cell office:value-type="string" calcext:value-type="string">
            <text:p>apps/uget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uget</text:p>
          </table:table-cell>
          <table:table-cell table:number-columns-repeated="2"/>
        </table:table-row>
        <table:table-row table:style-name="ro1">
          <table:table-cell table:formula="of:=COUNTIF([.B$1:.B$1048576];[.B744])" office:value-type="float" office:value="1" calcext:value-type="float">
            <text:p>1</text:p>
          </table:table-cell>
          <table:table-cell office:value-type="string" calcext:value-type="string">
            <text:p>umplayer</text:p>
          </table:table-cell>
          <table:table-cell office:value-type="string" calcext:value-type="string">
            <text:p>apps/umplay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umplayer</text:p>
          </table:table-cell>
          <table:table-cell table:number-columns-repeated="2"/>
        </table:table-row>
        <table:table-row table:style-name="ro1">
          <table:table-cell table:formula="of:=COUNTIF([.B$1:.B$1048576];[.B745])" office:value-type="float" office:value="1" calcext:value-type="float">
            <text:p>1</text:p>
          </table:table-cell>
          <table:table-cell office:value-type="string" calcext:value-type="string">
            <text:p>unison-gtk</text:p>
          </table:table-cell>
          <table:table-cell office:value-type="string" calcext:value-type="string">
            <text:p>apps/unison-gtk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unison-gtk</text:p>
          </table:table-cell>
          <table:table-cell table:number-columns-repeated="2"/>
        </table:table-row>
        <table:table-row table:style-name="ro1">
          <table:table-cell table:formula="of:=COUNTIF([.B$1:.B$1048576];[.B746])" office:value-type="float" office:value="1" calcext:value-type="float">
            <text:p>1</text:p>
          </table:table-cell>
          <table:table-cell office:value-type="string" calcext:value-type="string">
            <text:p>unity-3d</text:p>
          </table:table-cell>
          <table:table-cell office:value-type="string" calcext:value-type="string">
            <text:p>apps/unity-3d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unity-3d</text:p>
          </table:table-cell>
          <table:table-cell table:number-columns-repeated="2"/>
        </table:table-row>
        <table:table-row table:style-name="ro1">
          <table:table-cell table:formula="of:=COUNTIF([.B$1:.B$1048576];[.B747])" office:value-type="float" office:value="1" calcext:value-type="float">
            <text:p>1</text:p>
          </table:table-cell>
          <table:table-cell office:value-type="string" calcext:value-type="string">
            <text:p>unity-lens-photos</text:p>
          </table:table-cell>
          <table:table-cell office:value-type="string" calcext:value-type="string">
            <text:p>apps/unity-lens-photos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unity-lens-photos</text:p>
          </table:table-cell>
          <table:table-cell table:number-columns-repeated="2"/>
        </table:table-row>
        <table:table-row table:style-name="ro1">
          <table:table-cell table:formula="of:=COUNTIF([.B$1:.B$1048576];[.B748])" office:value-type="float" office:value="1" calcext:value-type="float">
            <text:p>1</text:p>
          </table:table-cell>
          <table:table-cell office:value-type="string" calcext:value-type="string">
            <text:p>unity-scope-gdrive</text:p>
          </table:table-cell>
          <table:table-cell office:value-type="string" calcext:value-type="string">
            <text:p>apps/unity-scope-gdriv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unity-scope-gdrive</text:p>
          </table:table-cell>
          <table:table-cell table:number-columns-repeated="2"/>
        </table:table-row>
        <table:table-row table:style-name="ro1">
          <table:table-cell table:formula="of:=COUNTIF([.B$1:.B$1048576];[.B749])" office:value-type="float" office:value="1" calcext:value-type="float">
            <text:p>1</text:p>
          </table:table-cell>
          <table:table-cell office:value-type="string" calcext:value-type="string">
            <text:p>unity-tweak-tool</text:p>
          </table:table-cell>
          <table:table-cell office:value-type="string" calcext:value-type="string">
            <text:p>apps/unity-tweak-tool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unity-tweak-tool</text:p>
          </table:table-cell>
          <table:table-cell table:number-columns-repeated="2"/>
        </table:table-row>
        <table:table-row table:style-name="ro1">
          <table:table-cell table:formula="of:=COUNTIF([.B$1:.B$1048576];[.B750])" office:value-type="float" office:value="1" calcext:value-type="float">
            <text:p>1</text:p>
          </table:table-cell>
          <table:table-cell office:value-type="string" calcext:value-type="string">
            <text:p>upwork</text:p>
          </table:table-cell>
          <table:table-cell office:value-type="string" calcext:value-type="string">
            <text:p>apps/upwork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upwork</text:p>
          </table:table-cell>
          <table:table-cell table:number-columns-repeated="2"/>
        </table:table-row>
        <table:table-row table:style-name="ro1">
          <table:table-cell table:formula="of:=COUNTIF([.B$1:.B$1048576];[.B751])" office:value-type="float" office:value="1" calcext:value-type="float">
            <text:p>1</text:p>
          </table:table-cell>
          <table:table-cell office:value-type="string" calcext:value-type="string">
            <text:p>usb-creator-gtk</text:p>
          </table:table-cell>
          <table:table-cell office:value-type="string" calcext:value-type="string">
            <text:p>apps/usb-creator-gtk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usb-creator-gtk</text:p>
          </table:table-cell>
          <table:table-cell table:number-columns-repeated="2"/>
        </table:table-row>
        <table:table-row table:style-name="ro1">
          <table:table-cell table:formula="of:=COUNTIF([.B$1:.B$1048576];[.B752])" office:value-type="float" office:value="1" calcext:value-type="float">
            <text:p>1</text:p>
          </table:table-cell>
          <table:table-cell office:value-type="string" calcext:value-type="string">
            <text:p>user-bookmarks</text:p>
          </table:table-cell>
          <table:table-cell office:value-type="string" calcext:value-type="string">
            <text:p>places/user-bookmarks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user-bookmarks</text:p>
          </table:table-cell>
          <table:table-cell table:number-columns-repeated="2"/>
        </table:table-row>
        <table:table-row table:style-name="ro1">
          <table:table-cell table:formula="of:=COUNTIF([.B$1:.B$1048576];[.B753])" office:value-type="float" office:value="1" calcext:value-type="float">
            <text:p>1</text:p>
          </table:table-cell>
          <table:table-cell office:value-type="string" calcext:value-type="string">
            <text:p>user-desktop</text:p>
          </table:table-cell>
          <table:table-cell office:value-type="string" calcext:value-type="string">
            <text:p>places/user-desktop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user-desktop</text:p>
          </table:table-cell>
          <table:table-cell table:number-columns-repeated="2"/>
        </table:table-row>
        <table:table-row table:style-name="ro1">
          <table:table-cell table:formula="of:=COUNTIF([.B$1:.B$1048576];[.B754])" office:value-type="float" office:value="1" calcext:value-type="float">
            <text:p>1</text:p>
          </table:table-cell>
          <table:table-cell office:value-type="string" calcext:value-type="string">
            <text:p>user-info</text:p>
          </table:table-cell>
          <table:table-cell office:value-type="string" calcext:value-type="string">
            <text:p>apps/user-info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user-info</text:p>
          </table:table-cell>
          <table:table-cell table:number-columns-repeated="2"/>
        </table:table-row>
        <table:table-row table:style-name="ro1">
          <table:table-cell table:formula="of:=COUNTIF([.B$1:.B$1048576];[.B755])" office:value-type="float" office:value="1" calcext:value-type="float">
            <text:p>1</text:p>
          </table:table-cell>
          <table:table-cell office:value-type="string" calcext:value-type="string">
            <text:p>user-trash</text:p>
          </table:table-cell>
          <table:table-cell office:value-type="string" calcext:value-type="string">
            <text:p>places/user-trash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user-trash</text:p>
          </table:table-cell>
          <table:table-cell table:number-columns-repeated="2"/>
        </table:table-row>
        <table:table-row table:style-name="ro1">
          <table:table-cell table:formula="of:=COUNTIF([.B$1:.B$1048576];[.B756])" office:value-type="float" office:value="1" calcext:value-type="float">
            <text:p>1</text:p>
          </table:table-cell>
          <table:table-cell office:value-type="string" calcext:value-type="string">
            <text:p>user-trash-full</text:p>
          </table:table-cell>
          <table:table-cell office:value-type="string" calcext:value-type="string">
            <text:p>places/user-trash-full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user-trash-full</text:p>
          </table:table-cell>
          <table:table-cell table:number-columns-repeated="2"/>
        </table:table-row>
        <table:table-row table:style-name="ro1">
          <table:table-cell table:formula="of:=COUNTIF([.B$1:.B$1048576];[.B757])" office:value-type="float" office:value="1" calcext:value-type="float">
            <text:p>1</text:p>
          </table:table-cell>
          <table:table-cell office:value-type="string" calcext:value-type="string">
            <text:p>utilities-system-monitor</text:p>
          </table:table-cell>
          <table:table-cell office:value-type="string" calcext:value-type="string">
            <text:p>apps/utilities-system-monito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utilities-system-monitor</text:p>
          </table:table-cell>
          <table:table-cell table:number-columns-repeated="2"/>
        </table:table-row>
        <table:table-row table:style-name="ro1">
          <table:table-cell table:formula="of:=COUNTIF([.B$1:.B$1048576];[.B758])" office:value-type="float" office:value="1" calcext:value-type="float">
            <text:p>1</text:p>
          </table:table-cell>
          <table:table-cell office:value-type="string" calcext:value-type="string">
            <text:p>utilities-terminal</text:p>
          </table:table-cell>
          <table:table-cell office:value-type="string" calcext:value-type="string">
            <text:p>apps/utilities-terminal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utilities-terminal</text:p>
          </table:table-cell>
          <table:table-cell table:number-columns-repeated="2"/>
        </table:table-row>
        <table:table-row table:style-name="ro1">
          <table:table-cell table:formula="of:=COUNTIF([.B$1:.B$1048576];[.B759])" office:value-type="float" office:value="1" calcext:value-type="float">
            <text:p>1</text:p>
          </table:table-cell>
          <table:table-cell office:value-type="string" calcext:value-type="string">
            <text:p>vala</text:p>
          </table:table-cell>
          <table:table-cell office:value-type="string" calcext:value-type="string">
            <text:p>apps/vala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vala</text:p>
          </table:table-cell>
          <table:table-cell table:number-columns-repeated="2"/>
        </table:table-row>
        <table:table-row table:style-name="ro1">
          <table:table-cell table:formula="of:=COUNTIF([.B$1:.B$1048576];[.B760])" office:value-type="float" office:value="1" calcext:value-type="float">
            <text:p>1</text:p>
          </table:table-cell>
          <table:table-cell office:value-type="string" calcext:value-type="string">
            <text:p>varicad</text:p>
          </table:table-cell>
          <table:table-cell office:value-type="string" calcext:value-type="string">
            <text:p>apps/varicad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varicad</text:p>
          </table:table-cell>
          <table:table-cell table:number-columns-repeated="2"/>
        </table:table-row>
        <table:table-row table:style-name="ro1">
          <table:table-cell table:formula="of:=COUNTIF([.B$1:.B$1048576];[.B761])" office:value-type="float" office:value="1" calcext:value-type="float">
            <text:p>1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apps/variety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variety</text:p>
          </table:table-cell>
          <table:table-cell table:number-columns-repeated="2"/>
        </table:table-row>
        <table:table-row table:style-name="ro1">
          <table:table-cell table:formula="of:=COUNTIF([.B$1:.B$1048576];[.B762])" office:value-type="float" office:value="1" calcext:value-type="float">
            <text:p>1</text:p>
          </table:table-cell>
          <table:table-cell office:value-type="string" calcext:value-type="string">
            <text:p>venom</text:p>
          </table:table-cell>
          <table:table-cell office:value-type="string" calcext:value-type="string">
            <text:p>apps/venom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venom</text:p>
          </table:table-cell>
          <table:table-cell table:number-columns-repeated="2"/>
        </table:table-row>
        <table:table-row table:style-name="ro1">
          <table:table-cell table:formula="of:=COUNTIF([.B$1:.B$1048576];[.B763])" office:value-type="float" office:value="1" calcext:value-type="float">
            <text:p>1</text:p>
          </table:table-cell>
          <table:table-cell office:value-type="string" calcext:value-type="string">
            <text:p>verbiste</text:p>
          </table:table-cell>
          <table:table-cell office:value-type="string" calcext:value-type="string">
            <text:p>apps/verbist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verbiste</text:p>
          </table:table-cell>
          <table:table-cell table:number-columns-repeated="2"/>
        </table:table-row>
        <table:table-row table:style-name="ro1">
          <table:table-cell table:formula="of:=COUNTIF([.B$1:.B$1048576];[.B764])" office:value-type="float" office:value="1" calcext:value-type="float">
            <text:p>1</text:p>
          </table:table-cell>
          <table:table-cell office:value-type="string" calcext:value-type="string">
            <text:p>viber</text:p>
          </table:table-cell>
          <table:table-cell office:value-type="string" calcext:value-type="string">
            <text:p>web/web-viber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viber</text:p>
          </table:table-cell>
          <table:table-cell table:number-columns-repeated="2"/>
        </table:table-row>
        <table:table-row table:style-name="ro1">
          <table:table-cell table:formula="of:=COUNTIF([.B$1:.B$1048576];[.B765])" office:value-type="float" office:value="1" calcext:value-type="float">
            <text:p>1</text:p>
          </table:table-cell>
          <table:table-cell office:value-type="string" calcext:value-type="string">
            <text:p>vidalia</text:p>
          </table:table-cell>
          <table:table-cell office:value-type="string" calcext:value-type="string">
            <text:p>apps/vidalia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vidalia</text:p>
          </table:table-cell>
          <table:table-cell table:number-columns-repeated="2"/>
        </table:table-row>
        <table:table-row table:style-name="ro1">
          <table:table-cell table:formula="of:=COUNTIF([.B$1:.B$1048576];[.B766])" office:value-type="float" office:value="1" calcext:value-type="float">
            <text:p>1</text:p>
          </table:table-cell>
          <table:table-cell office:value-type="string" calcext:value-type="string">
            <text:p>video-display</text:p>
          </table:table-cell>
          <table:table-cell office:value-type="string" calcext:value-type="string">
            <text:p>devices/video-display</text:p>
          </table:table-cell>
          <table:table-cell office:value-type="string" calcext:value-type="string">
            <text:p>devices</text:p>
          </table:table-cell>
          <table:table-cell office:value-type="string" calcext:value-type="string">
            <text:p>video-display</text:p>
          </table:table-cell>
          <table:table-cell table:number-columns-repeated="2"/>
        </table:table-row>
        <table:table-row table:style-name="ro1">
          <table:table-cell table:formula="of:=COUNTIF([.B$1:.B$1048576];[.B767])" office:value-type="float" office:value="1" calcext:value-type="float">
            <text:p>1</text:p>
          </table:table-cell>
          <table:table-cell office:value-type="string" calcext:value-type="string">
            <text:p>video-editor</text:p>
          </table:table-cell>
          <table:table-cell office:value-type="string" calcext:value-type="string">
            <text:p>apps/video-edito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video-editor</text:p>
          </table:table-cell>
          <table:table-cell table:number-columns-repeated="2"/>
        </table:table-row>
        <table:table-row table:style-name="ro1">
          <table:table-cell table:formula="of:=COUNTIF([.B$1:.B$1048576];[.B768])" office:value-type="float" office:value="1" calcext:value-type="float">
            <text:p>1</text:p>
          </table:table-cell>
          <table:table-cell office:value-type="string" calcext:value-type="string">
            <text:p>viewnior</text:p>
          </table:table-cell>
          <table:table-cell office:value-type="string" calcext:value-type="string">
            <text:p>apps/viewnio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viewnior</text:p>
          </table:table-cell>
          <table:table-cell table:number-columns-repeated="2"/>
        </table:table-row>
        <table:table-row table:style-name="ro1">
          <table:table-cell table:formula="of:=COUNTIF([.B$1:.B$1048576];[.B769])" office:value-type="float" office:value="1" calcext:value-type="float">
            <text:p>1</text:p>
          </table:table-cell>
          <table:table-cell office:value-type="string" calcext:value-type="string">
            <text:p>vim</text:p>
          </table:table-cell>
          <table:table-cell office:value-type="string" calcext:value-type="string">
            <text:p>apps/vim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vim</text:p>
          </table:table-cell>
          <table:table-cell table:number-columns-repeated="2"/>
        </table:table-row>
        <table:table-row table:style-name="ro1">
          <table:table-cell table:formula="of:=COUNTIF([.B$1:.B$1048576];[.B770])" office:value-type="float" office:value="1" calcext:value-type="float">
            <text:p>1</text:p>
          </table:table-cell>
          <table:table-cell office:value-type="string" calcext:value-type="string">
            <text:p>vimeo</text:p>
          </table:table-cell>
          <table:table-cell office:value-type="string" calcext:value-type="string">
            <text:p>web/web-vimeo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vimeo</text:p>
          </table:table-cell>
          <table:table-cell table:number-columns-repeated="2"/>
        </table:table-row>
        <table:table-row table:style-name="ro1">
          <table:table-cell table:formula="of:=COUNTIF([.B$1:.B$1048576];[.B771])" office:value-type="float" office:value="1" calcext:value-type="float">
            <text:p>1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apps/vineyard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vineyard</text:p>
          </table:table-cell>
          <table:table-cell table:number-columns-repeated="2"/>
        </table:table-row>
        <table:table-row table:style-name="ro1">
          <table:table-cell table:formula="of:=COUNTIF([.B$1:.B$1048576];[.B772])" office:value-type="float" office:value="1" calcext:value-type="float">
            <text:p>1</text:p>
          </table:table-cell>
          <table:table-cell office:value-type="string" calcext:value-type="string">
            <text:p>virt-manager</text:p>
          </table:table-cell>
          <table:table-cell office:value-type="string" calcext:value-type="string">
            <text:p>apps/virt-manag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virt-manager</text:p>
          </table:table-cell>
          <table:table-cell table:number-columns-repeated="2"/>
        </table:table-row>
        <table:table-row table:style-name="ro1">
          <table:table-cell table:formula="of:=COUNTIF([.B$1:.B$1048576];[.B773])" office:value-type="float" office:value="1" calcext:value-type="float">
            <text:p>1</text:p>
          </table:table-cell>
          <table:table-cell office:value-type="string" calcext:value-type="string">
            <text:p>virtualbox</text:p>
          </table:table-cell>
          <table:table-cell office:value-type="string" calcext:value-type="string">
            <text:p>apps/virtualbox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virtualbox</text:p>
          </table:table-cell>
          <table:table-cell table:number-columns-repeated="2"/>
        </table:table-row>
        <table:table-row table:style-name="ro1">
          <table:table-cell table:formula="of:=COUNTIF([.B$1:.B$1048576];[.B774])" office:value-type="float" office:value="1" calcext:value-type="float">
            <text:p>1</text:p>
          </table:table-cell>
          <table:table-cell office:value-type="string" calcext:value-type="string">
            <text:p>visual-studio-code</text:p>
          </table:table-cell>
          <table:table-cell office:value-type="string" calcext:value-type="string">
            <text:p>apps/visual-studio-cod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visual-studio-code</text:p>
          </table:table-cell>
          <table:table-cell table:number-columns-repeated="2"/>
        </table:table-row>
        <table:table-row table:style-name="ro1">
          <table:table-cell table:formula="of:=COUNTIF([.B$1:.B$1048576];[.B775])" office:value-type="float" office:value="1" calcext:value-type="float">
            <text:p>1</text:p>
          </table:table-cell>
          <table:table-cell office:value-type="string" calcext:value-type="string">
            <text:p>visual-studio-code-insiders</text:p>
          </table:table-cell>
          <table:table-cell office:value-type="string" calcext:value-type="string">
            <text:p>apps/visual-studio-code-insiders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visual-studio-code-insiders</text:p>
          </table:table-cell>
          <table:table-cell table:number-columns-repeated="2"/>
        </table:table-row>
        <table:table-row table:style-name="ro1">
          <table:table-cell table:formula="of:=COUNTIF([.B$1:.B$1048576];[.B776])" office:value-type="float" office:value="1" calcext:value-type="float">
            <text:p>1</text:p>
          </table:table-cell>
          <table:table-cell office:value-type="string" calcext:value-type="string">
            <text:p>vivaldi</text:p>
          </table:table-cell>
          <table:table-cell office:value-type="string" calcext:value-type="string">
            <text:p>apps/vivaldi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vivaldi</text:p>
          </table:table-cell>
          <table:table-cell table:number-columns-repeated="2"/>
        </table:table-row>
        <table:table-row table:style-name="ro1">
          <table:table-cell table:formula="of:=COUNTIF([.B$1:.B$1048576];[.B777])" office:value-type="float" office:value="1" calcext:value-type="float">
            <text:p>1</text:p>
          </table:table-cell>
          <table:table-cell office:value-type="string" calcext:value-type="string">
            <text:p>vk</text:p>
          </table:table-cell>
          <table:table-cell office:value-type="string" calcext:value-type="string">
            <text:p>web/web-vk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vk</text:p>
          </table:table-cell>
          <table:table-cell table:number-columns-repeated="2"/>
        </table:table-row>
        <table:table-row table:style-name="ro1">
          <table:table-cell table:formula="of:=COUNTIF([.B$1:.B$1048576];[.B778])" office:value-type="float" office:value="1" calcext:value-type="float">
            <text:p>1</text:p>
          </table:table-cell>
          <table:table-cell office:value-type="string" calcext:value-type="string">
            <text:p>vlc</text:p>
          </table:table-cell>
          <table:table-cell office:value-type="string" calcext:value-type="string">
            <text:p>apps/vlc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vlc</text:p>
          </table:table-cell>
          <table:table-cell table:number-columns-repeated="2"/>
        </table:table-row>
        <table:table-row table:style-name="ro1">
          <table:table-cell table:formula="of:=COUNTIF([.B$1:.B$1048576];[.B779])" office:value-type="float" office:value="1" calcext:value-type="float">
            <text:p>1</text:p>
          </table:table-cell>
          <table:table-cell office:value-type="string" calcext:value-type="string">
            <text:p>vmware-player</text:p>
          </table:table-cell>
          <table:table-cell office:value-type="string" calcext:value-type="string">
            <text:p>apps/vmware-play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vmware-player</text:p>
          </table:table-cell>
          <table:table-cell table:number-columns-repeated="2"/>
        </table:table-row>
        <table:table-row table:style-name="ro1">
          <table:table-cell table:formula="of:=COUNTIF([.B$1:.B$1048576];[.B780])" office:value-type="float" office:value="1" calcext:value-type="float">
            <text:p>1</text:p>
          </table:table-cell>
          <table:table-cell office:value-type="string" calcext:value-type="string">
            <text:p>vmware-workstation</text:p>
          </table:table-cell>
          <table:table-cell office:value-type="string" calcext:value-type="string">
            <text:p>apps/vmware-workstation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vmware-workstation</text:p>
          </table:table-cell>
          <table:table-cell table:number-columns-repeated="2"/>
        </table:table-row>
        <table:table-row table:style-name="ro1">
          <table:table-cell table:formula="of:=COUNTIF([.B$1:.B$1048576];[.B781])" office:value-type="float" office:value="1" calcext:value-type="float">
            <text:p>1</text:p>
          </table:table-cell>
          <table:table-cell office:value-type="string" calcext:value-type="string">
            <text:p>vocal</text:p>
          </table:table-cell>
          <table:table-cell office:value-type="string" calcext:value-type="string">
            <text:p>apps/vocal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vocal</text:p>
          </table:table-cell>
          <table:table-cell table:number-columns-repeated="2"/>
        </table:table-row>
        <table:table-row table:style-name="ro1">
          <table:table-cell table:formula="of:=COUNTIF([.B$1:.B$1048576];[.B782])" office:value-type="float" office:value="1" calcext:value-type="float">
            <text:p>1</text:p>
          </table:table-cell>
          <table:table-cell office:value-type="string" calcext:value-type="string">
            <text:p>warsow</text:p>
          </table:table-cell>
          <table:table-cell office:value-type="string" calcext:value-type="string">
            <text:p>apps/warsow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warsow</text:p>
          </table:table-cell>
          <table:table-cell table:number-columns-repeated="2"/>
        </table:table-row>
        <table:table-row table:style-name="ro1">
          <table:table-cell table:formula="of:=COUNTIF([.B$1:.B$1048576];[.B783])" office:value-type="float" office:value="1" calcext:value-type="float">
            <text:p>1</text:p>
          </table:table-cell>
          <table:table-cell office:value-type="string" calcext:value-type="string">
            <text:p>wayland</text:p>
          </table:table-cell>
          <table:table-cell office:value-type="string" calcext:value-type="string">
            <text:p>apps/wayland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wayland</text:p>
          </table:table-cell>
          <table:table-cell table:number-columns-repeated="2"/>
        </table:table-row>
        <table:table-row table:style-name="ro1">
          <table:table-cell table:formula="of:=COUNTIF([.B$1:.B$1048576];[.B784])" office:value-type="float" office:value="1" calcext:value-type="float">
            <text:p>1</text:p>
          </table:table-cell>
          <table:table-cell office:value-type="string" calcext:value-type="string">
            <text:p>webide</text:p>
          </table:table-cell>
          <table:table-cell office:value-type="string" calcext:value-type="string">
            <text:p>apps/webid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webide</text:p>
          </table:table-cell>
          <table:table-cell table:number-columns-repeated="2"/>
        </table:table-row>
        <table:table-row table:style-name="ro1">
          <table:table-cell table:formula="of:=COUNTIF([.B$1:.B$1048576];[.B785])" office:value-type="float" office:value="1" calcext:value-type="float">
            <text:p>1</text:p>
          </table:table-cell>
          <table:table-cell office:value-type="string" calcext:value-type="string">
            <text:p>webstorm</text:p>
          </table:table-cell>
          <table:table-cell office:value-type="string" calcext:value-type="string">
            <text:p>apps/webstorm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webstorm</text:p>
          </table:table-cell>
          <table:table-cell table:number-columns-repeated="2"/>
        </table:table-row>
        <table:table-row table:style-name="ro1">
          <table:table-cell table:formula="of:=COUNTIF([.B$1:.B$1048576];[.B786])" office:value-type="float" office:value="1" calcext:value-type="float">
            <text:p>1</text:p>
          </table:table-cell>
          <table:table-cell office:value-type="string" calcext:value-type="string">
            <text:p>wesnoth</text:p>
          </table:table-cell>
          <table:table-cell office:value-type="string" calcext:value-type="string">
            <text:p>apps/wesnoth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wesnoth</text:p>
          </table:table-cell>
          <table:table-cell table:number-columns-repeated="2"/>
        </table:table-row>
        <table:table-row table:style-name="ro1">
          <table:table-cell table:formula="of:=COUNTIF([.B$1:.B$1048576];[.B787])" office:value-type="float" office:value="1" calcext:value-type="float">
            <text:p>1</text:p>
          </table:table-cell>
          <table:table-cell office:value-type="string" calcext:value-type="string">
            <text:p>wesnoth-map-editor</text:p>
          </table:table-cell>
          <table:table-cell office:value-type="string" calcext:value-type="string">
            <text:p>apps/wesnoth-map-edito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wesnoth-map-editor</text:p>
          </table:table-cell>
          <table:table-cell table:number-columns-repeated="2"/>
        </table:table-row>
        <table:table-row table:style-name="ro1">
          <table:table-cell table:formula="of:=COUNTIF([.B$1:.B$1048576];[.B788])" office:value-type="float" office:value="1" calcext:value-type="float">
            <text:p>1</text:p>
          </table:table-cell>
          <table:table-cell office:value-type="string" calcext:value-type="string">
            <text:p>whatsapp</text:p>
          </table:table-cell>
          <table:table-cell office:value-type="string" calcext:value-type="string">
            <text:p>web/web-whatsapp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whatsapp</text:p>
          </table:table-cell>
          <table:table-cell table:number-columns-repeated="2"/>
        </table:table-row>
        <table:table-row table:style-name="ro1">
          <table:table-cell table:formula="of:=COUNTIF([.B$1:.B$1048576];[.B789])" office:value-type="float" office:value="1" calcext:value-type="float">
            <text:p>1</text:p>
          </table:table-cell>
          <table:table-cell office:value-type="string" calcext:value-type="string">
            <text:p>wikipedia</text:p>
          </table:table-cell>
          <table:table-cell office:value-type="string" calcext:value-type="string">
            <text:p>web/web-wikipedia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wikipedia</text:p>
          </table:table-cell>
          <table:table-cell table:number-columns-repeated="2"/>
        </table:table-row>
        <table:table-row table:style-name="ro1">
          <table:table-cell table:formula="of:=COUNTIF([.B$1:.B$1048576];[.B790])" office:value-type="float" office:value="1" calcext:value-type="float">
            <text:p>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places/distributor-logo-windows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distributor-logo-windows</text:p>
          </table:table-cell>
          <table:table-cell table:number-columns-repeated="2"/>
        </table:table-row>
        <table:table-row table:style-name="ro1">
          <table:table-cell table:formula="of:=COUNTIF([.B$1:.B$1048576];[.B791])" office:value-type="float" office:value="1" calcext:value-type="float">
            <text:p>1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apps/win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wine</text:p>
          </table:table-cell>
          <table:table-cell table:number-columns-repeated="2"/>
        </table:table-row>
        <table:table-row table:style-name="ro1">
          <table:table-cell table:formula="of:=COUNTIF([.B$1:.B$1048576];[.B792])" office:value-type="float" office:value="1" calcext:value-type="float">
            <text:p>1</text:p>
          </table:table-cell>
          <table:table-cell office:value-type="string" calcext:value-type="string">
            <text:p>wine-browser</text:p>
          </table:table-cell>
          <table:table-cell office:value-type="string" calcext:value-type="string">
            <text:p>apps/wine-brows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wine-browser</text:p>
          </table:table-cell>
          <table:table-cell table:number-columns-repeated="2"/>
        </table:table-row>
        <table:table-row table:style-name="ro1">
          <table:table-cell table:formula="of:=COUNTIF([.B$1:.B$1048576];[.B793])" office:value-type="float" office:value="1" calcext:value-type="float">
            <text:p>1</text:p>
          </table:table-cell>
          <table:table-cell office:value-type="string" calcext:value-type="string">
            <text:p>wine-folder</text:p>
          </table:table-cell>
          <table:table-cell office:value-type="string" calcext:value-type="string">
            <text:p>apps/wine-fold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wine-folder</text:p>
          </table:table-cell>
          <table:table-cell table:number-columns-repeated="2"/>
        </table:table-row>
        <table:table-row table:style-name="ro1">
          <table:table-cell table:formula="of:=COUNTIF([.B$1:.B$1048576];[.B794])" office:value-type="float" office:value="1" calcext:value-type="float">
            <text:p>1</text:p>
          </table:table-cell>
          <table:table-cell office:value-type="string" calcext:value-type="string">
            <text:p>wine-help</text:p>
          </table:table-cell>
          <table:table-cell office:value-type="string" calcext:value-type="string">
            <text:p>apps/wine-help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wine-help</text:p>
          </table:table-cell>
          <table:table-cell table:number-columns-repeated="2"/>
        </table:table-row>
        <table:table-row table:style-name="ro1">
          <table:table-cell table:formula="of:=COUNTIF([.B$1:.B$1048576];[.B795])" office:value-type="float" office:value="1" calcext:value-type="float">
            <text:p>1</text:p>
          </table:table-cell>
          <table:table-cell office:value-type="string" calcext:value-type="string">
            <text:p>wine-notepad</text:p>
          </table:table-cell>
          <table:table-cell office:value-type="string" calcext:value-type="string">
            <text:p>apps/wine-notepad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wine-notepad</text:p>
          </table:table-cell>
          <table:table-cell table:number-columns-repeated="2"/>
        </table:table-row>
        <table:table-row table:style-name="ro1">
          <table:table-cell table:formula="of:=COUNTIF([.B$1:.B$1048576];[.B796])" office:value-type="float" office:value="1" calcext:value-type="float">
            <text:p>1</text:p>
          </table:table-cell>
          <table:table-cell office:value-type="string" calcext:value-type="string">
            <text:p>wine-uninstaller</text:p>
          </table:table-cell>
          <table:table-cell office:value-type="string" calcext:value-type="string">
            <text:p>apps/wine-uninstall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wine-uninstaller</text:p>
          </table:table-cell>
          <table:table-cell table:number-columns-repeated="2"/>
        </table:table-row>
        <table:table-row table:style-name="ro1">
          <table:table-cell table:formula="of:=COUNTIF([.B$1:.B$1048576];[.B797])" office:value-type="float" office:value="1" calcext:value-type="float">
            <text:p>1</text:p>
          </table:table-cell>
          <table:table-cell office:value-type="string" calcext:value-type="string">
            <text:p>wine-wordpad</text:p>
          </table:table-cell>
          <table:table-cell office:value-type="string" calcext:value-type="string">
            <text:p>apps/wine-wordpad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wine-wordpad</text:p>
          </table:table-cell>
          <table:table-cell table:number-columns-repeated="2"/>
        </table:table-row>
        <table:table-row table:style-name="ro1">
          <table:table-cell table:formula="of:=COUNTIF([.B$1:.B$1048576];[.B798])" office:value-type="float" office:value="1" calcext:value-type="float">
            <text:p>1</text:p>
          </table:table-cell>
          <table:table-cell office:value-type="string" calcext:value-type="string">
            <text:p>winecfg</text:p>
          </table:table-cell>
          <table:table-cell office:value-type="string" calcext:value-type="string">
            <text:p>apps/winecfg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winecfg</text:p>
          </table:table-cell>
          <table:table-cell table:number-columns-repeated="2"/>
        </table:table-row>
        <table:table-row table:style-name="ro1">
          <table:table-cell table:formula="of:=COUNTIF([.B$1:.B$1048576];[.B799])" office:value-type="float" office:value="1" calcext:value-type="float">
            <text:p>1</text:p>
          </table:table-cell>
          <table:table-cell office:value-type="string" calcext:value-type="string">
            <text:p>winetricks</text:p>
          </table:table-cell>
          <table:table-cell office:value-type="string" calcext:value-type="string">
            <text:p>apps/winetricks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winetricks</text:p>
          </table:table-cell>
          <table:table-cell table:number-columns-repeated="2"/>
        </table:table-row>
        <table:table-row table:style-name="ro1">
          <table:table-cell table:formula="of:=COUNTIF([.B$1:.B$1048576];[.B800])" office:value-type="float" office:value="1" calcext:value-type="float">
            <text:p>1</text:p>
          </table:table-cell>
          <table:table-cell office:value-type="string" calcext:value-type="string">
            <text:p>winff</text:p>
          </table:table-cell>
          <table:table-cell office:value-type="string" calcext:value-type="string">
            <text:p>apps/winff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winff</text:p>
          </table:table-cell>
          <table:table-cell table:number-columns-repeated="2"/>
        </table:table-row>
        <table:table-row table:style-name="ro1">
          <table:table-cell table:formula="of:=COUNTIF([.B$1:.B$1048576];[.B801])" office:value-type="float" office:value="1" calcext:value-type="float">
            <text:p>1</text:p>
          </table:table-cell>
          <table:table-cell office:value-type="string" calcext:value-type="string">
            <text:p>wingpanel</text:p>
          </table:table-cell>
          <table:table-cell office:value-type="string" calcext:value-type="string">
            <text:p>apps/wingpanel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wingpanel</text:p>
          </table:table-cell>
          <table:table-cell table:number-columns-repeated="2"/>
        </table:table-row>
        <table:table-row table:style-name="ro1">
          <table:table-cell table:formula="of:=COUNTIF([.B$1:.B$1048576];[.B802])" office:value-type="float" office:value="1" calcext:value-type="float">
            <text:p>1</text:p>
          </table:table-cell>
          <table:table-cell office:value-type="string" calcext:value-type="string">
            <text:p>wireframing-app</text:p>
          </table:table-cell>
          <table:table-cell office:value-type="string" calcext:value-type="string">
            <text:p>apps/wireframing-app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wireframing-app</text:p>
          </table:table-cell>
          <table:table-cell table:number-columns-repeated="2"/>
        </table:table-row>
        <table:table-row table:style-name="ro1">
          <table:table-cell table:formula="of:=COUNTIF([.B$1:.B$1048576];[.B803])" office:value-type="float" office:value="1" calcext:value-type="float">
            <text:p>1</text:p>
          </table:table-cell>
          <table:table-cell office:value-type="string" calcext:value-type="string">
            <text:p>wireshark</text:p>
          </table:table-cell>
          <table:table-cell office:value-type="string" calcext:value-type="string">
            <text:p>apps/wireshark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wireshark</text:p>
          </table:table-cell>
          <table:table-cell table:number-columns-repeated="2"/>
        </table:table-row>
        <table:table-row table:style-name="ro1">
          <table:table-cell table:formula="of:=COUNTIF([.B$1:.B$1048576];[.B804])" office:value-type="float" office:value="1" calcext:value-type="float">
            <text:p>1</text:p>
          </table:table-cell>
          <table:table-cell office:value-type="string" calcext:value-type="string">
            <text:p>wolfram-alpha</text:p>
          </table:table-cell>
          <table:table-cell office:value-type="string" calcext:value-type="string">
            <text:p>web/web-wolfram-alpha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wolfram-alpha</text:p>
          </table:table-cell>
          <table:table-cell table:number-columns-repeated="2"/>
        </table:table-row>
        <table:table-row table:style-name="ro1">
          <table:table-cell table:formula="of:=COUNTIF([.B$1:.B$1048576];[.B805])" office:value-type="float" office:value="1" calcext:value-type="float">
            <text:p>1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web/web-wordpress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wordpress</text:p>
          </table:table-cell>
          <table:table-cell table:number-columns-repeated="2"/>
        </table:table-row>
        <table:table-row table:style-name="ro1">
          <table:table-cell table:formula="of:=COUNTIF([.B$1:.B$1048576];[.B806])" office:value-type="float" office:value="1" calcext:value-type="float">
            <text:p>1</text:p>
          </table:table-cell>
          <table:table-cell office:value-type="string" calcext:value-type="string">
            <text:p>workspace-overview</text:p>
          </table:table-cell>
          <table:table-cell office:value-type="string" calcext:value-type="string">
            <text:p>apps/workspace-overview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workspace-overview</text:p>
          </table:table-cell>
          <table:table-cell table:number-columns-repeated="2"/>
        </table:table-row>
        <table:table-row table:style-name="ro1">
          <table:table-cell table:formula="of:=COUNTIF([.B$1:.B$1048576];[.B807])" office:value-type="float" office:value="1" calcext:value-type="float">
            <text:p>1</text:p>
          </table:table-cell>
          <table:table-cell office:value-type="string" calcext:value-type="string">
            <text:p>workspace-switcher-left-bottom</text:p>
          </table:table-cell>
          <table:table-cell office:value-type="string" calcext:value-type="string">
            <text:p>apps/workspace-switcher-left-bottom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workspace-switcher-left-bottom</text:p>
          </table:table-cell>
          <table:table-cell table:number-columns-repeated="2"/>
        </table:table-row>
        <table:table-row table:style-name="ro1">
          <table:table-cell table:formula="of:=COUNTIF([.B$1:.B$1048576];[.B808])" office:value-type="float" office:value="1" calcext:value-type="float">
            <text:p>1</text:p>
          </table:table-cell>
          <table:table-cell office:value-type="string" calcext:value-type="string">
            <text:p>workspace-switcher-right-bottom</text:p>
          </table:table-cell>
          <table:table-cell office:value-type="string" calcext:value-type="string">
            <text:p>apps/workspace-switcher-right-bottom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workspace-switcher-right-bottom</text:p>
          </table:table-cell>
          <table:table-cell table:number-columns-repeated="2"/>
        </table:table-row>
        <table:table-row table:style-name="ro1">
          <table:table-cell table:formula="of:=COUNTIF([.B$1:.B$1048576];[.B809])" office:value-type="float" office:value="1" calcext:value-type="float">
            <text:p>1</text:p>
          </table:table-cell>
          <table:table-cell office:value-type="string" calcext:value-type="string">
            <text:p>workspace-switcher-right-top</text:p>
          </table:table-cell>
          <table:table-cell office:value-type="string" calcext:value-type="string">
            <text:p>apps/workspace-switcher-right-top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workspace-switcher-right-top</text:p>
          </table:table-cell>
          <table:table-cell table:number-columns-repeated="2"/>
        </table:table-row>
        <table:table-row table:style-name="ro1">
          <table:table-cell table:formula="of:=COUNTIF([.B$1:.B$1048576];[.B810])" office:value-type="float" office:value="1" calcext:value-type="float">
            <text:p>1</text:p>
          </table:table-cell>
          <table:table-cell office:value-type="string" calcext:value-type="string">
            <text:p>workspace-switcher-top-left</text:p>
          </table:table-cell>
          <table:table-cell office:value-type="string" calcext:value-type="string">
            <text:p>apps/workspace-switcher-top-left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workspace-switcher-top-left</text:p>
          </table:table-cell>
          <table:table-cell table:number-columns-repeated="2"/>
        </table:table-row>
        <table:table-row table:style-name="ro1">
          <table:table-cell table:formula="of:=COUNTIF([.B$1:.B$1048576];[.B811])" office:value-type="float" office:value="1" calcext:value-type="float">
            <text:p>1</text:p>
          </table:table-cell>
          <table:table-cell office:value-type="string" calcext:value-type="string">
            <text:p>wuala</text:p>
          </table:table-cell>
          <table:table-cell office:value-type="string" calcext:value-type="string">
            <text:p>apps/wuala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wuala</text:p>
          </table:table-cell>
          <table:table-cell table:number-columns-repeated="2"/>
        </table:table-row>
        <table:table-row table:style-name="ro1">
          <table:table-cell table:formula="of:=COUNTIF([.B$1:.B$1048576];[.B812])" office:value-type="float" office:value="1" calcext:value-type="float">
            <text:p>1</text:p>
          </table:table-cell>
          <table:table-cell office:value-type="string" calcext:value-type="string">
            <text:p>wunderlist</text:p>
          </table:table-cell>
          <table:table-cell office:value-type="string" calcext:value-type="string">
            <text:p>web/web-wunderlist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wunderlist</text:p>
          </table:table-cell>
          <table:table-cell table:number-columns-repeated="2"/>
        </table:table-row>
        <table:table-row table:style-name="ro1">
          <table:table-cell table:formula="of:=COUNTIF([.B$1:.B$1048576];[.B813])" office:value-type="float" office:value="1" calcext:value-type="float">
            <text:p>1</text:p>
          </table:table-cell>
          <table:table-cell office:value-type="string" calcext:value-type="string">
            <text:p>wxformbuilder</text:p>
          </table:table-cell>
          <table:table-cell office:value-type="string" calcext:value-type="string">
            <text:p>apps/wxformbuild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wxformbuilder</text:p>
          </table:table-cell>
          <table:table-cell table:number-columns-repeated="2"/>
        </table:table-row>
        <table:table-row table:style-name="ro1">
          <table:table-cell table:formula="of:=COUNTIF([.B$1:.B$1048576];[.B814])" office:value-type="float" office:value="1" calcext:value-type="float">
            <text:p>1</text:p>
          </table:table-cell>
          <table:table-cell office:value-type="string" calcext:value-type="string">
            <text:p>wxHexEditor</text:p>
          </table:table-cell>
          <table:table-cell office:value-type="string" calcext:value-type="string">
            <text:p>apps/wxHexEdito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wxHexEditor</text:p>
          </table:table-cell>
          <table:table-cell table:number-columns-repeated="2"/>
        </table:table-row>
        <table:table-row table:style-name="ro1">
          <table:table-cell table:formula="of:=COUNTIF([.B$1:.B$1048576];[.B815])" office:value-type="float" office:value="1" calcext:value-type="float">
            <text:p>1</text:p>
          </table:table-cell>
          <table:table-cell office:value-type="string" calcext:value-type="string">
            <text:p>x-office-address-book</text:p>
          </table:table-cell>
          <table:table-cell office:value-type="string" calcext:value-type="string">
            <text:p>mimetypes/x-office-address-book</text:p>
          </table:table-cell>
          <table:table-cell office:value-type="string" calcext:value-type="string">
            <text:p>mimetypes</text:p>
          </table:table-cell>
          <table:table-cell office:value-type="string" calcext:value-type="string">
            <text:p>x-office-address-book</text:p>
          </table:table-cell>
          <table:table-cell table:number-columns-repeated="2"/>
        </table:table-row>
        <table:table-row table:style-name="ro1">
          <table:table-cell table:formula="of:=COUNTIF([.B$1:.B$1048576];[.B816])" office:value-type="float" office:value="1" calcext:value-type="float">
            <text:p>1</text:p>
          </table:table-cell>
          <table:table-cell office:value-type="string" calcext:value-type="string">
            <text:p>x-office-calendar</text:p>
          </table:table-cell>
          <table:table-cell office:value-type="string" calcext:value-type="string">
            <text:p>mimetypes/x-office-calendar</text:p>
          </table:table-cell>
          <table:table-cell office:value-type="string" calcext:value-type="string">
            <text:p>mimetypes</text:p>
          </table:table-cell>
          <table:table-cell office:value-type="string" calcext:value-type="string">
            <text:p>x-office-calendar</text:p>
          </table:table-cell>
          <table:table-cell table:number-columns-repeated="2"/>
        </table:table-row>
        <table:table-row table:style-name="ro1">
          <table:table-cell table:formula="of:=COUNTIF([.B$1:.B$1048576];[.B817])" office:value-type="float" office:value="1" calcext:value-type="float">
            <text:p>1</text:p>
          </table:table-cell>
          <table:table-cell office:value-type="string" calcext:value-type="string">
            <text:p>xampp</text:p>
          </table:table-cell>
          <table:table-cell office:value-type="string" calcext:value-type="string">
            <text:p>apps/xampp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xampp</text:p>
          </table:table-cell>
          <table:table-cell table:number-columns-repeated="2"/>
        </table:table-row>
        <table:table-row table:style-name="ro1">
          <table:table-cell table:formula="of:=COUNTIF([.B$1:.B$1048576];[.B818])" office:value-type="float" office:value="1" calcext:value-type="float">
            <text:p>1</text:p>
          </table:table-cell>
          <table:table-cell office:value-type="string" calcext:value-type="string">
            <text:p>xbmc</text:p>
          </table:table-cell>
          <table:table-cell office:value-type="string" calcext:value-type="string">
            <text:p>apps/xbmc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xbmc</text:p>
          </table:table-cell>
          <table:table-cell table:number-columns-repeated="2"/>
        </table:table-row>
        <table:table-row table:style-name="ro1">
          <table:table-cell table:formula="of:=COUNTIF([.B$1:.B$1048576];[.B819])" office:value-type="float" office:value="1" calcext:value-type="float">
            <text:p>1</text:p>
          </table:table-cell>
          <table:table-cell office:value-type="string" calcext:value-type="string">
            <text:p>xchat</text:p>
          </table:table-cell>
          <table:table-cell office:value-type="string" calcext:value-type="string">
            <text:p>apps/xchat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xchat</text:p>
          </table:table-cell>
          <table:table-cell table:number-columns-repeated="2"/>
        </table:table-row>
        <table:table-row table:style-name="ro1">
          <table:table-cell table:formula="of:=COUNTIF([.B$1:.B$1048576];[.B820])" office:value-type="float" office:value="1" calcext:value-type="float">
            <text:p>1</text:p>
          </table:table-cell>
          <table:table-cell office:value-type="string" calcext:value-type="string">
            <text:p>xdiagnose</text:p>
          </table:table-cell>
          <table:table-cell office:value-type="string" calcext:value-type="string">
            <text:p>apps/xdiagnos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xdiagnose</text:p>
          </table:table-cell>
          <table:table-cell table:number-columns-repeated="2"/>
        </table:table-row>
        <table:table-row table:style-name="ro1">
          <table:table-cell table:formula="of:=COUNTIF([.B$1:.B$1048576];[.B821])" office:value-type="float" office:value="1" calcext:value-type="float">
            <text:p>1</text:p>
          </table:table-cell>
          <table:table-cell office:value-type="string" calcext:value-type="string">
            <text:p>xhydra</text:p>
          </table:table-cell>
          <table:table-cell office:value-type="string" calcext:value-type="string">
            <text:p>apps/xhydra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xhydra</text:p>
          </table:table-cell>
          <table:table-cell table:number-columns-repeated="2"/>
        </table:table-row>
        <table:table-row table:style-name="ro1">
          <table:table-cell table:formula="of:=COUNTIF([.B$1:.B$1048576];[.B822])" office:value-type="float" office:value="1" calcext:value-type="float">
            <text:p>1</text:p>
          </table:table-cell>
          <table:table-cell office:value-type="string" calcext:value-type="string">
            <text:p>xiphos</text:p>
          </table:table-cell>
          <table:table-cell office:value-type="string" calcext:value-type="string">
            <text:p>apps/xiphos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xiphos</text:p>
          </table:table-cell>
          <table:table-cell table:number-columns-repeated="2"/>
        </table:table-row>
        <table:table-row table:style-name="ro1">
          <table:table-cell table:formula="of:=COUNTIF([.B$1:.B$1048576];[.B823])" office:value-type="float" office:value="1" calcext:value-type="float">
            <text:p>1</text:p>
          </table:table-cell>
          <table:table-cell office:value-type="string" calcext:value-type="string">
            <text:p>xmind</text:p>
          </table:table-cell>
          <table:table-cell office:value-type="string" calcext:value-type="string">
            <text:p>apps/xmind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xmind</text:p>
          </table:table-cell>
          <table:table-cell table:number-columns-repeated="2"/>
        </table:table-row>
        <table:table-row table:style-name="ro1">
          <table:table-cell table:formula="of:=COUNTIF([.B$1:.B$1048576];[.B824])" office:value-type="float" office:value="1" calcext:value-type="float">
            <text:p>1</text:p>
          </table:table-cell>
          <table:table-cell office:value-type="string" calcext:value-type="string">
            <text:p>xnoise</text:p>
          </table:table-cell>
          <table:table-cell office:value-type="string" calcext:value-type="string">
            <text:p>apps/xnois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xnoise</text:p>
          </table:table-cell>
          <table:table-cell table:number-columns-repeated="2"/>
        </table:table-row>
        <table:table-row table:style-name="ro1">
          <table:table-cell table:formula="of:=COUNTIF([.B$1:.B$1048576];[.B825])" office:value-type="float" office:value="1" calcext:value-type="float">
            <text:p>1</text:p>
          </table:table-cell>
          <table:table-cell office:value-type="string" calcext:value-type="string">
            <text:p>xonotic</text:p>
          </table:table-cell>
          <table:table-cell office:value-type="string" calcext:value-type="string">
            <text:p>apps/xonotic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xonotic</text:p>
          </table:table-cell>
          <table:table-cell table:number-columns-repeated="2"/>
        </table:table-row>
        <table:table-row table:style-name="ro1">
          <table:table-cell table:formula="of:=COUNTIF([.B$1:.B$1048576];[.B826])" office:value-type="float" office:value="1" calcext:value-type="float">
            <text:p>1</text:p>
          </table:table-cell>
          <table:table-cell office:value-type="string" calcext:value-type="string">
            <text:p>xorg</text:p>
          </table:table-cell>
          <table:table-cell office:value-type="string" calcext:value-type="string">
            <text:p>apps/xorg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xorg</text:p>
          </table:table-cell>
          <table:table-cell table:number-columns-repeated="2"/>
        </table:table-row>
        <table:table-row table:style-name="ro1">
          <table:table-cell table:formula="of:=COUNTIF([.B$1:.B$1048576];[.B827])" office:value-type="float" office:value="1" calcext:value-type="float">
            <text:p>1</text:p>
          </table:table-cell>
          <table:table-cell office:value-type="string" calcext:value-type="string">
            <text:p>xournal</text:p>
          </table:table-cell>
          <table:table-cell office:value-type="string" calcext:value-type="string">
            <text:p>apps/xournal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xournal</text:p>
          </table:table-cell>
          <table:table-cell table:number-columns-repeated="2"/>
        </table:table-row>
        <table:table-row table:style-name="ro1">
          <table:table-cell table:formula="of:=COUNTIF([.B$1:.B$1048576];[.B828])" office:value-type="float" office:value="1" calcext:value-type="float">
            <text:p>1</text:p>
          </table:table-cell>
          <table:table-cell office:value-type="string" calcext:value-type="string">
            <text:p>xterm</text:p>
          </table:table-cell>
          <table:table-cell office:value-type="string" calcext:value-type="string">
            <text:p>apps/xterm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xterm</text:p>
          </table:table-cell>
          <table:table-cell table:number-columns-repeated="2"/>
        </table:table-row>
        <table:table-row table:style-name="ro1">
          <table:table-cell table:formula="of:=COUNTIF([.B$1:.B$1048576];[.B829])" office:value-type="float" office:value="1" calcext:value-type="float">
            <text:p>1</text:p>
          </table:table-cell>
          <table:table-cell office:value-type="string" calcext:value-type="string">
            <text:p>y-ppa-manager</text:p>
          </table:table-cell>
          <table:table-cell office:value-type="string" calcext:value-type="string">
            <text:p>apps/y-ppa-manager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y-ppa-manager</text:p>
          </table:table-cell>
          <table:table-cell table:number-columns-repeated="2"/>
        </table:table-row>
        <table:table-row table:style-name="ro1">
          <table:table-cell table:formula="of:=COUNTIF([.B$1:.B$1048576];[.B830])" office:value-type="float" office:value="1" calcext:value-type="float">
            <text:p>1</text:p>
          </table:table-cell>
          <table:table-cell office:value-type="string" calcext:value-type="string">
            <text:p>yahoo</text:p>
          </table:table-cell>
          <table:table-cell office:value-type="string" calcext:value-type="string">
            <text:p>web/web-yahoo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yahoo</text:p>
          </table:table-cell>
          <table:table-cell table:number-columns-repeated="2"/>
        </table:table-row>
        <table:table-row table:style-name="ro1">
          <table:table-cell table:formula="of:=COUNTIF([.B$1:.B$1048576];[.B831])" office:value-type="float" office:value="1" calcext:value-type="float">
            <text:p>1</text:p>
          </table:table-cell>
          <table:table-cell office:value-type="string" calcext:value-type="string">
            <text:p>yakuake</text:p>
          </table:table-cell>
          <table:table-cell office:value-type="string" calcext:value-type="string">
            <text:p>apps/yakuak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yakuake</text:p>
          </table:table-cell>
          <table:table-cell table:number-columns-repeated="2"/>
        </table:table-row>
        <table:table-row table:style-name="ro1">
          <table:table-cell table:formula="of:=COUNTIF([.B$1:.B$1048576];[.B832])" office:value-type="float" office:value="1" calcext:value-type="float">
            <text:p>1</text:p>
          </table:table-cell>
          <table:table-cell office:value-type="string" calcext:value-type="string">
            <text:p>yast</text:p>
          </table:table-cell>
          <table:table-cell office:value-type="string" calcext:value-type="string">
            <text:p>apps/yast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yast</text:p>
          </table:table-cell>
          <table:table-cell table:number-columns-repeated="2"/>
        </table:table-row>
        <table:table-row table:style-name="ro1">
          <table:table-cell table:formula="of:=COUNTIF([.B$1:.B$1048576];[.B833])" office:value-type="float" office:value="1" calcext:value-type="float">
            <text:p>1</text:p>
          </table:table-cell>
          <table:table-cell office:value-type="string" calcext:value-type="string">
            <text:p>zephyr</text:p>
          </table:table-cell>
          <table:table-cell office:value-type="string" calcext:value-type="string">
            <text:p>web/web-zephyr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-zephyr</text:p>
          </table:table-cell>
          <table:table-cell table:number-columns-repeated="2"/>
        </table:table-row>
        <table:table-row table:style-name="ro1">
          <table:table-cell table:formula="of:=COUNTIF([.B$1:.B$1048576];[.B834])" office:value-type="float" office:value="1" calcext:value-type="float">
            <text:p>1</text:p>
          </table:table-cell>
          <table:table-cell office:value-type="string" calcext:value-type="string">
            <text:p>zim</text:p>
          </table:table-cell>
          <table:table-cell office:value-type="string" calcext:value-type="string">
            <text:p>apps/zim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zim</text:p>
          </table:table-cell>
          <table:table-cell table:number-columns-repeated="2"/>
        </table:table-row>
        <table:table-row table:style-name="ro1">
          <table:table-cell table:formula="of:=COUNTIF([.B$1:.B$1048576];[.B835])" office:value-type="float" office:value="1" calcext:value-type="float">
            <text:p>1</text:p>
          </table:table-cell>
          <table:table-cell office:value-type="string" calcext:value-type="string">
            <text:p>zotero</text:p>
          </table:table-cell>
          <table:table-cell office:value-type="string" calcext:value-type="string">
            <text:p>apps/zotero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zotero</text:p>
          </table:table-cell>
          <table:table-cell table:number-columns-repeated="2"/>
        </table:table-row>
        <table:table-row table:style-name="ro1">
          <table:table-cell table:formula="of:=COUNTIF([.B$1:.B$1048576];[.B836])" office:value-type="float" office:value="1" calcext:value-type="float">
            <text:p>1</text:p>
          </table:table-cell>
          <table:table-cell office:value-type="string" calcext:value-type="string">
            <text:p>zsnes</text:p>
          </table:table-cell>
          <table:table-cell office:value-type="string" calcext:value-type="string">
            <text:p>apps/zsnes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zsnes</text:p>
          </table:table-cell>
          <table:table-cell table:number-columns-repeated="2"/>
        </table:table-row>
        <table:table-row table:style-name="ro1" table:number-rows-repeated="104773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oka-todo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tions</text:p>
          </table:table-cell>
          <table:table-cell office:value-type="string" calcext:value-type="string">
            <text:p>exit.png</text:p>
          </table:table-cell>
          <table:table-cell office:value-type="string" calcext:value-type="string">
            <text:p>system-log-out.png</text:p>
          </table:table-cell>
          <table:table-cell table:formula="of:=[.A3]&amp;&quot;/&quot;&amp;[.C3]" office:value-type="string" office:string-value="actions/system-log-out.png" calcext:value-type="string">
            <text:p>actions/system-log-out.png</text:p>
          </table:table-cell>
          <table:table-cell table:formula="of:=VLOOKUP([.D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ctions</text:p>
          </table:table-cell>
          <table:table-cell office:value-type="string" calcext:value-type="string">
            <text:p>gnome-lockscreen.png</text:p>
          </table:table-cell>
          <table:table-cell office:value-type="string" calcext:value-type="string">
            <text:p>system-lock-screen.png</text:p>
          </table:table-cell>
          <table:table-cell table:formula="of:=[.A4]&amp;&quot;/&quot;&amp;[.C4]" office:value-type="string" office:string-value="actions/system-lock-screen.png" calcext:value-type="string">
            <text:p>actions/system-lock-screen.png</text:p>
          </table:table-cell>
          <table:table-cell table:formula="of:=VLOOKUP([.D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ctions</text:p>
          </table:table-cell>
          <table:table-cell office:value-type="string" calcext:value-type="string">
            <text:p>gnome-logout.png</text:p>
          </table:table-cell>
          <table:table-cell office:value-type="string" calcext:value-type="string">
            <text:p>system-log-out.png</text:p>
          </table:table-cell>
          <table:table-cell table:formula="of:=[.A5]&amp;&quot;/&quot;&amp;[.C5]" office:value-type="string" office:string-value="actions/system-log-out.png" calcext:value-type="string">
            <text:p>actions/system-log-out.png</text:p>
          </table:table-cell>
          <table:table-cell table:formula="of:=VLOOKUP([.D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ctions</text:p>
          </table:table-cell>
          <table:table-cell office:value-type="string" calcext:value-type="string">
            <text:p>gnome-run.png</text:p>
          </table:table-cell>
          <table:table-cell office:value-type="string" calcext:value-type="string">
            <text:p>system-run.png</text:p>
          </table:table-cell>
          <table:table-cell table:formula="of:=[.A6]&amp;&quot;/&quot;&amp;[.C6]" office:value-type="string" office:string-value="actions/system-run.png" calcext:value-type="string">
            <text:p>actions/system-run.png</text:p>
          </table:table-cell>
          <table:table-cell table:formula="of:=VLOOKUP([.D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ctions</text:p>
          </table:table-cell>
          <table:table-cell office:value-type="string" calcext:value-type="string">
            <text:p>gnome-session-reboot.png</text:p>
          </table:table-cell>
          <table:table-cell office:value-type="string" calcext:value-type="string">
            <text:p>system-restart.png</text:p>
          </table:table-cell>
          <table:table-cell table:formula="of:=[.A7]&amp;&quot;/&quot;&amp;[.C7]" office:value-type="string" office:string-value="actions/system-restart.png" calcext:value-type="string">
            <text:p>actions/system-restart.png</text:p>
          </table:table-cell>
          <table:table-cell table:formula="of:=VLOOKUP([.D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ctions</text:p>
          </table:table-cell>
          <table:table-cell office:value-type="string" calcext:value-type="string">
            <text:p>gnome-session-sleep.png</text:p>
          </table:table-cell>
          <table:table-cell office:value-type="string" calcext:value-type="string">
            <text:p>system-sleep.png</text:p>
          </table:table-cell>
          <table:table-cell table:formula="of:=[.A8]&amp;&quot;/&quot;&amp;[.C8]" office:value-type="string" office:string-value="actions/system-sleep.png" calcext:value-type="string">
            <text:p>actions/system-sleep.png</text:p>
          </table:table-cell>
          <table:table-cell table:formula="of:=VLOOKUP([.D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ctions</text:p>
          </table:table-cell>
          <table:table-cell office:value-type="string" calcext:value-type="string">
            <text:p>gnome-session-suspend.png</text:p>
          </table:table-cell>
          <table:table-cell office:value-type="string" calcext:value-type="string">
            <text:p>system-suspend.png</text:p>
          </table:table-cell>
          <table:table-cell table:formula="of:=[.A9]&amp;&quot;/&quot;&amp;[.C9]" office:value-type="string" office:string-value="actions/system-suspend.png" calcext:value-type="string">
            <text:p>actions/system-suspend.png</text:p>
          </table:table-cell>
          <table:table-cell table:formula="of:=VLOOKUP([.D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ctions</text:p>
          </table:table-cell>
          <table:table-cell office:value-type="string" calcext:value-type="string">
            <text:p>gnome-shutdown.png</text:p>
          </table:table-cell>
          <table:table-cell office:value-type="string" calcext:value-type="string">
            <text:p>system-shutdown.png</text:p>
          </table:table-cell>
          <table:table-cell table:formula="of:=[.A10]&amp;&quot;/&quot;&amp;[.C10]" office:value-type="string" office:string-value="actions/system-shutdown.png" calcext:value-type="string">
            <text:p>actions/system-shutdown.png</text:p>
          </table:table-cell>
          <table:table-cell table:formula="of:=VLOOKUP([.D1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ctions</text:p>
          </table:table-cell>
          <table:table-cell office:value-type="string" calcext:value-type="string">
            <text:p>gpm-hibernate.png</text:p>
          </table:table-cell>
          <table:table-cell office:value-type="string" calcext:value-type="string">
            <text:p>system-sleep.png</text:p>
          </table:table-cell>
          <table:table-cell table:formula="of:=[.A11]&amp;&quot;/&quot;&amp;[.C11]" office:value-type="string" office:string-value="actions/system-sleep.png" calcext:value-type="string">
            <text:p>actions/system-sleep.png</text:p>
          </table:table-cell>
          <table:table-cell table:formula="of:=VLOOKUP([.D1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ctions</text:p>
          </table:table-cell>
          <table:table-cell office:value-type="string" calcext:value-type="string">
            <text:p>gtk-execute.png</text:p>
          </table:table-cell>
          <table:table-cell office:value-type="string" calcext:value-type="string">
            <text:p>system-run.png</text:p>
          </table:table-cell>
          <table:table-cell table:formula="of:=[.A12]&amp;&quot;/&quot;&amp;[.C12]" office:value-type="string" office:string-value="actions/system-run.png" calcext:value-type="string">
            <text:p>actions/system-run.png</text:p>
          </table:table-cell>
          <table:table-cell table:formula="of:=VLOOKUP([.D1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ctions</text:p>
          </table:table-cell>
          <table:table-cell office:value-type="string" calcext:value-type="string">
            <text:p>gtk-quit.png</text:p>
          </table:table-cell>
          <table:table-cell office:value-type="string" calcext:value-type="string">
            <text:p>system-log-out.png</text:p>
          </table:table-cell>
          <table:table-cell table:formula="of:=[.A13]&amp;&quot;/&quot;&amp;[.C13]" office:value-type="string" office:string-value="actions/system-log-out.png" calcext:value-type="string">
            <text:p>actions/system-log-out.png</text:p>
          </table:table-cell>
          <table:table-cell table:formula="of:=VLOOKUP([.D1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ctions</text:p>
          </table:table-cell>
          <table:table-cell office:value-type="string" calcext:value-type="string">
            <text:p>lock.png</text:p>
          </table:table-cell>
          <table:table-cell office:value-type="string" calcext:value-type="string">
            <text:p>system-lock-screen.png</text:p>
          </table:table-cell>
          <table:table-cell table:formula="of:=[.A14]&amp;&quot;/&quot;&amp;[.C14]" office:value-type="string" office:string-value="actions/system-lock-screen.png" calcext:value-type="string">
            <text:p>actions/system-lock-screen.png</text:p>
          </table:table-cell>
          <table:table-cell table:formula="of:=VLOOKUP([.D1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ctions</text:p>
          </table:table-cell>
          <table:table-cell office:value-type="string" calcext:value-type="string">
            <text:p>session-hibernate.png</text:p>
          </table:table-cell>
          <table:table-cell office:value-type="string" calcext:value-type="string">
            <text:p>system-sleep.png</text:p>
          </table:table-cell>
          <table:table-cell table:formula="of:=[.A15]&amp;&quot;/&quot;&amp;[.C15]" office:value-type="string" office:string-value="actions/system-sleep.png" calcext:value-type="string">
            <text:p>actions/system-sleep.png</text:p>
          </table:table-cell>
          <table:table-cell table:formula="of:=VLOOKUP([.D1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ctions</text:p>
          </table:table-cell>
          <table:table-cell office:value-type="string" calcext:value-type="string">
            <text:p>sleep.png</text:p>
          </table:table-cell>
          <table:table-cell office:value-type="string" calcext:value-type="string">
            <text:p>system-sleep.png</text:p>
          </table:table-cell>
          <table:table-cell table:formula="of:=[.A16]&amp;&quot;/&quot;&amp;[.C16]" office:value-type="string" office:string-value="actions/system-sleep.png" calcext:value-type="string">
            <text:p>actions/system-sleep.png</text:p>
          </table:table-cell>
          <table:table-cell table:formula="of:=VLOOKUP([.D1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ctions</text:p>
          </table:table-cell>
          <table:table-cell office:value-type="string" calcext:value-type="string">
            <text:p>stock_exit.png</text:p>
          </table:table-cell>
          <table:table-cell office:value-type="string" calcext:value-type="string">
            <text:p>system-shutdown.png</text:p>
          </table:table-cell>
          <table:table-cell table:formula="of:=[.A17]&amp;&quot;/&quot;&amp;[.C17]" office:value-type="string" office:string-value="actions/system-shutdown.png" calcext:value-type="string">
            <text:p>actions/system-shutdown.png</text:p>
          </table:table-cell>
          <table:table-cell table:formula="of:=VLOOKUP([.D1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ctions</text:p>
          </table:table-cell>
          <table:table-cell office:value-type="string" calcext:value-type="string">
            <text:p>system-hibernate.png</text:p>
          </table:table-cell>
          <table:table-cell office:value-type="string" calcext:value-type="string">
            <text:p>system-sleep.png</text:p>
          </table:table-cell>
          <table:table-cell table:formula="of:=[.A18]&amp;&quot;/&quot;&amp;[.C18]" office:value-type="string" office:string-value="actions/system-sleep.png" calcext:value-type="string">
            <text:p>actions/system-sleep.png</text:p>
          </table:table-cell>
          <table:table-cell table:formula="of:=VLOOKUP([.D1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ctions</text:p>
          </table:table-cell>
          <table:table-cell/>
          <table:table-cell office:value-type="string" calcext:value-type="string">
            <text:p>system-lock-screen.png</text:p>
          </table:table-cell>
          <table:table-cell table:formula="of:=[.A19]&amp;&quot;/&quot;&amp;[.C19]" office:value-type="string" office:string-value="actions/system-lock-screen.png" calcext:value-type="string">
            <text:p>actions/system-lock-screen.png</text:p>
          </table:table-cell>
          <table:table-cell table:formula="of:=VLOOKUP([.D1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ctions</text:p>
          </table:table-cell>
          <table:table-cell/>
          <table:table-cell office:value-type="string" calcext:value-type="string">
            <text:p>system-log-out.png</text:p>
          </table:table-cell>
          <table:table-cell table:formula="of:=[.A20]&amp;&quot;/&quot;&amp;[.C20]" office:value-type="string" office:string-value="actions/system-log-out.png" calcext:value-type="string">
            <text:p>actions/system-log-out.png</text:p>
          </table:table-cell>
          <table:table-cell table:formula="of:=VLOOKUP([.D2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ctions</text:p>
          </table:table-cell>
          <table:table-cell office:value-type="string" calcext:value-type="string">
            <text:p>system-reboot.png</text:p>
          </table:table-cell>
          <table:table-cell office:value-type="string" calcext:value-type="string">
            <text:p>system-restart.png</text:p>
          </table:table-cell>
          <table:table-cell table:formula="of:=[.A21]&amp;&quot;/&quot;&amp;[.C21]" office:value-type="string" office:string-value="actions/system-restart.png" calcext:value-type="string">
            <text:p>actions/system-restart.png</text:p>
          </table:table-cell>
          <table:table-cell table:formula="of:=VLOOKUP([.D2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ctions</text:p>
          </table:table-cell>
          <table:table-cell/>
          <table:table-cell office:value-type="string" calcext:value-type="string">
            <text:p>system-restart.png</text:p>
          </table:table-cell>
          <table:table-cell table:formula="of:=[.A22]&amp;&quot;/&quot;&amp;[.C22]" office:value-type="string" office:string-value="actions/system-restart.png" calcext:value-type="string">
            <text:p>actions/system-restart.png</text:p>
          </table:table-cell>
          <table:table-cell table:formula="of:=VLOOKUP([.D2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ctions</text:p>
          </table:table-cell>
          <table:table-cell/>
          <table:table-cell office:value-type="string" calcext:value-type="string">
            <text:p>system-run.png</text:p>
          </table:table-cell>
          <table:table-cell table:formula="of:=[.A23]&amp;&quot;/&quot;&amp;[.C23]" office:value-type="string" office:string-value="actions/system-run.png" calcext:value-type="string">
            <text:p>actions/system-run.png</text:p>
          </table:table-cell>
          <table:table-cell table:formula="of:=VLOOKUP([.D2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ctions</text:p>
          </table:table-cell>
          <table:table-cell/>
          <table:table-cell office:value-type="string" calcext:value-type="string">
            <text:p>system-shutdown.png</text:p>
          </table:table-cell>
          <table:table-cell table:formula="of:=[.A24]&amp;&quot;/&quot;&amp;[.C24]" office:value-type="string" office:string-value="actions/system-shutdown.png" calcext:value-type="string">
            <text:p>actions/system-shutdown.png</text:p>
          </table:table-cell>
          <table:table-cell table:formula="of:=VLOOKUP([.D2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ctions</text:p>
          </table:table-cell>
          <table:table-cell/>
          <table:table-cell office:value-type="string" calcext:value-type="string">
            <text:p>system-sleep.png</text:p>
          </table:table-cell>
          <table:table-cell table:formula="of:=[.A25]&amp;&quot;/&quot;&amp;[.C25]" office:value-type="string" office:string-value="actions/system-sleep.png" calcext:value-type="string">
            <text:p>actions/system-sleep.png</text:p>
          </table:table-cell>
          <table:table-cell table:formula="of:=VLOOKUP([.D2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ctions</text:p>
          </table:table-cell>
          <table:table-cell office:value-type="string" calcext:value-type="string">
            <text:p>system-suspend-hibernate.png</text:p>
          </table:table-cell>
          <table:table-cell office:value-type="string" calcext:value-type="string">
            <text:p>system-sleep.png</text:p>
          </table:table-cell>
          <table:table-cell table:formula="of:=[.A26]&amp;&quot;/&quot;&amp;[.C26]" office:value-type="string" office:string-value="actions/system-sleep.png" calcext:value-type="string">
            <text:p>actions/system-sleep.png</text:p>
          </table:table-cell>
          <table:table-cell table:formula="of:=VLOOKUP([.D2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ctions</text:p>
          </table:table-cell>
          <table:table-cell/>
          <table:table-cell office:value-type="string" calcext:value-type="string">
            <text:p>system-suspend.png</text:p>
          </table:table-cell>
          <table:table-cell table:formula="of:=[.A27]&amp;&quot;/&quot;&amp;[.C27]" office:value-type="string" office:string-value="actions/system-suspend.png" calcext:value-type="string">
            <text:p>actions/system-suspend.png</text:p>
          </table:table-cell>
          <table:table-cell table:formula="of:=VLOOKUP([.D2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ctions</text:p>
          </table:table-cell>
          <table:table-cell/>
          <table:table-cell office:value-type="string" calcext:value-type="string">
            <text:p>system-users.png</text:p>
          </table:table-cell>
          <table:table-cell table:formula="of:=[.A28]&amp;&quot;/&quot;&amp;[.C28]" office:value-type="string" office:string-value="actions/system-users.png" calcext:value-type="string">
            <text:p>actions/system-users.png</text:p>
          </table:table-cell>
          <table:table-cell table:formula="of:=VLOOKUP([.D2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ctions</text:p>
          </table:table-cell>
          <table:table-cell office:value-type="string" calcext:value-type="string">
            <text:p>un-reboot.png</text:p>
          </table:table-cell>
          <table:table-cell office:value-type="string" calcext:value-type="string">
            <text:p>system-restart.png</text:p>
          </table:table-cell>
          <table:table-cell table:formula="of:=[.A29]&amp;&quot;/&quot;&amp;[.C29]" office:value-type="string" office:string-value="actions/system-restart.png" calcext:value-type="string">
            <text:p>actions/system-restart.png</text:p>
          </table:table-cell>
          <table:table-cell table:formula="of:=VLOOKUP([.D2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ctions</text:p>
          </table:table-cell>
          <table:table-cell office:value-type="string" calcext:value-type="string">
            <text:p>xfce-system-exit.png</text:p>
          </table:table-cell>
          <table:table-cell office:value-type="string" calcext:value-type="string">
            <text:p>system-shutdown.png</text:p>
          </table:table-cell>
          <table:table-cell table:formula="of:=[.A30]&amp;&quot;/&quot;&amp;[.C30]" office:value-type="string" office:string-value="actions/system-shutdown.png" calcext:value-type="string">
            <text:p>actions/system-shutdown.png</text:p>
          </table:table-cell>
          <table:table-cell table:formula="of:=VLOOKUP([.D3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ctions</text:p>
          </table:table-cell>
          <table:table-cell office:value-type="string" calcext:value-type="string">
            <text:p>xfce-system-lock.png</text:p>
          </table:table-cell>
          <table:table-cell office:value-type="string" calcext:value-type="string">
            <text:p>system-lock-screen.png</text:p>
          </table:table-cell>
          <table:table-cell table:formula="of:=[.A31]&amp;&quot;/&quot;&amp;[.C31]" office:value-type="string" office:string-value="actions/system-lock-screen.png" calcext:value-type="string">
            <text:p>actions/system-lock-screen.png</text:p>
          </table:table-cell>
          <table:table-cell table:formula="of:=VLOOKUP([.D3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ctions</text:p>
          </table:table-cell>
          <table:table-cell office:value-type="string" calcext:value-type="string">
            <text:p>xfpm-suspend.png</text:p>
          </table:table-cell>
          <table:table-cell office:value-type="string" calcext:value-type="string">
            <text:p>system-suspend.png</text:p>
          </table:table-cell>
          <table:table-cell table:formula="of:=[.A32]&amp;&quot;/&quot;&amp;[.C32]" office:value-type="string" office:string-value="actions/system-suspend.png" calcext:value-type="string">
            <text:p>actions/system-suspend.png</text:p>
          </table:table-cell>
          <table:table-cell table:formula="of:=VLOOKUP([.D3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ctions</text:p>
          </table:table-cell>
          <table:table-cell office:value-type="string" calcext:value-type="string">
            <text:p>xfsm-hibernate.png</text:p>
          </table:table-cell>
          <table:table-cell office:value-type="string" calcext:value-type="string">
            <text:p>system-sleep.png</text:p>
          </table:table-cell>
          <table:table-cell table:formula="of:=[.A33]&amp;&quot;/&quot;&amp;[.C33]" office:value-type="string" office:string-value="actions/system-sleep.png" calcext:value-type="string">
            <text:p>actions/system-sleep.png</text:p>
          </table:table-cell>
          <table:table-cell table:formula="of:=VLOOKUP([.D3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ctions</text:p>
          </table:table-cell>
          <table:table-cell office:value-type="string" calcext:value-type="string">
            <text:p>xfsm-logout.png</text:p>
          </table:table-cell>
          <table:table-cell office:value-type="string" calcext:value-type="string">
            <text:p>system-log-out.png</text:p>
          </table:table-cell>
          <table:table-cell table:formula="of:=[.A34]&amp;&quot;/&quot;&amp;[.C34]" office:value-type="string" office:string-value="actions/system-log-out.png" calcext:value-type="string">
            <text:p>actions/system-log-out.png</text:p>
          </table:table-cell>
          <table:table-cell table:formula="of:=VLOOKUP([.D3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ctions</text:p>
          </table:table-cell>
          <table:table-cell office:value-type="string" calcext:value-type="string">
            <text:p>xfsm-reboot.png</text:p>
          </table:table-cell>
          <table:table-cell office:value-type="string" calcext:value-type="string">
            <text:p>system-restart.png</text:p>
          </table:table-cell>
          <table:table-cell table:formula="of:=[.A35]&amp;&quot;/&quot;&amp;[.C35]" office:value-type="string" office:string-value="actions/system-restart.png" calcext:value-type="string">
            <text:p>actions/system-restart.png</text:p>
          </table:table-cell>
          <table:table-cell table:formula="of:=VLOOKUP([.D3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ctions</text:p>
          </table:table-cell>
          <table:table-cell office:value-type="string" calcext:value-type="string">
            <text:p>xfsm-shutdown.png</text:p>
          </table:table-cell>
          <table:table-cell office:value-type="string" calcext:value-type="string">
            <text:p>system-shutdown.png</text:p>
          </table:table-cell>
          <table:table-cell table:formula="of:=[.A36]&amp;&quot;/&quot;&amp;[.C36]" office:value-type="string" office:string-value="actions/system-shutdown.png" calcext:value-type="string">
            <text:p>actions/system-shutdown.png</text:p>
          </table:table-cell>
          <table:table-cell table:formula="of:=VLOOKUP([.D3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ctions</text:p>
          </table:table-cell>
          <table:table-cell office:value-type="string" calcext:value-type="string">
            <text:p>xfsm-suspend.png</text:p>
          </table:table-cell>
          <table:table-cell office:value-type="string" calcext:value-type="string">
            <text:p>system-suspend.png</text:p>
          </table:table-cell>
          <table:table-cell table:formula="of:=[.A37]&amp;&quot;/&quot;&amp;[.C37]" office:value-type="string" office:string-value="actions/system-suspend.png" calcext:value-type="string">
            <text:p>actions/system-suspend.png</text:p>
          </table:table-cell>
          <table:table-cell table:formula="of:=VLOOKUP([.D3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table:number-columns-repeated="2"/>
          <table:table-cell table:formula="of:=[.A38]&amp;&quot;/&quot;&amp;[.C38]" office:value-type="string" office:string-value="apps/" calcext:value-type="string">
            <text:p>apps/</text:p>
          </table:table-cell>
          <table:table-cell table:formula="of:=VLOOKUP([.D3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/>
          <table:table-cell office:value-type="string" calcext:value-type="string">
            <text:p>steam.png</text:p>
          </table:table-cell>
          <table:table-cell table:formula="of:=[.A39]&amp;&quot;/&quot;&amp;[.C39]" office:value-type="string" office:string-value="apps/steam.png" calcext:value-type="string">
            <text:p>apps/steam.png</text:p>
          </table:table-cell>
          <table:table-cell table:formula="of:=VLOOKUP([.D3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/>
          <table:table-cell office:value-type="string" calcext:value-type="string">
            <text:p>wine.png</text:p>
          </table:table-cell>
          <table:table-cell table:formula="of:=[.A40]&amp;&quot;/&quot;&amp;[.C40]" office:value-type="string" office:string-value="apps/wine.png" calcext:value-type="string">
            <text:p>apps/wine.png</text:p>
          </table:table-cell>
          <table:table-cell table:formula="of:=VLOOKUP([.D4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/>
          <table:table-cell office:value-type="string" calcext:value-type="string">
            <text:p>wine-notepad.png</text:p>
          </table:table-cell>
          <table:table-cell table:formula="of:=[.A41]&amp;&quot;/&quot;&amp;[.C41]" office:value-type="string" office:string-value="apps/wine-notepad.png" calcext:value-type="string">
            <text:p>apps/wine-notepad.png</text:p>
          </table:table-cell>
          <table:table-cell table:formula="of:=VLOOKUP([.D4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/>
          <table:table-cell office:value-type="string" calcext:value-type="string">
            <text:p>passwords.png</text:p>
          </table:table-cell>
          <table:table-cell table:formula="of:=[.A42]&amp;&quot;/&quot;&amp;[.C42]" office:value-type="string" office:string-value="apps/passwords.png" calcext:value-type="string">
            <text:p>apps/passwords.png</text:p>
          </table:table-cell>
          <table:table-cell table:formula="of:=VLOOKUP([.D4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table:number-columns-repeated="2"/>
          <table:table-cell table:formula="of:=[.A43]&amp;&quot;/&quot;&amp;[.C43]" office:value-type="string" office:string-value="apps/" calcext:value-type="string">
            <text:p>apps/</text:p>
          </table:table-cell>
          <table:table-cell table:formula="of:=VLOOKUP([.D4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2EF4_wordpad.0.png</text:p>
          </table:table-cell>
          <table:table-cell office:value-type="string" calcext:value-type="string">
            <text:p>wine-wordpad.png</text:p>
          </table:table-cell>
          <table:table-cell table:formula="of:=[.A44]&amp;&quot;/&quot;&amp;[.C44]" office:value-type="string" office:string-value="apps/wine-wordpad.png" calcext:value-type="string">
            <text:p>apps/wine-wordpad.png</text:p>
          </table:table-cell>
          <table:table-cell table:formula="of:=VLOOKUP([.D4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4137_winhlp32.0.png</text:p>
          </table:table-cell>
          <table:table-cell office:value-type="string" calcext:value-type="string">
            <text:p>wine-help.png</text:p>
          </table:table-cell>
          <table:table-cell table:formula="of:=[.A45]&amp;&quot;/&quot;&amp;[.C45]" office:value-type="string" office:string-value="apps/wine-help.png" calcext:value-type="string">
            <text:p>apps/wine-help.png</text:p>
          </table:table-cell>
          <table:table-cell table:formula="of:=VLOOKUP([.D4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63EE_sublime_text.0.png</text:p>
          </table:table-cell>
          <table:table-cell office:value-type="string" calcext:value-type="string">
            <text:p>sublime-text.png</text:p>
          </table:table-cell>
          <table:table-cell table:formula="of:=[.A46]&amp;&quot;/&quot;&amp;[.C46]" office:value-type="string" office:string-value="apps/sublime-text.png" calcext:value-type="string">
            <text:p>apps/sublime-text.png</text:p>
          </table:table-cell>
          <table:table-cell table:formula="of:=VLOOKUP([.D4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67EF_addoninstaller.0.png</text:p>
          </table:table-cell>
          <table:table-cell office:value-type="string" calcext:value-type="string">
            <text:p>extensions.png</text:p>
          </table:table-cell>
          <table:table-cell table:formula="of:=[.A47]&amp;&quot;/&quot;&amp;[.C47]" office:value-type="string" office:string-value="apps/extensions.png" calcext:value-type="string">
            <text:p>apps/extensions.png</text:p>
          </table:table-cell>
          <table:table-cell table:formula="of:=VLOOKUP([.D4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7596_iexplore.0.png</text:p>
          </table:table-cell>
          <table:table-cell office:value-type="string" calcext:value-type="string">
            <text:p>wine-browser.png</text:p>
          </table:table-cell>
          <table:table-cell table:formula="of:=[.A48]&amp;&quot;/&quot;&amp;[.C48]" office:value-type="string" office:string-value="apps/wine-browser.png" calcext:value-type="string">
            <text:p>apps/wine-browser.png</text:p>
          </table:table-cell>
          <table:table-cell table:formula="of:=VLOOKUP([.D4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7765_winebrowser.0.png</text:p>
          </table:table-cell>
          <table:table-cell office:value-type="string" calcext:value-type="string">
            <text:p>wine.png</text:p>
          </table:table-cell>
          <table:table-cell table:formula="of:=[.A49]&amp;&quot;/&quot;&amp;[.C49]" office:value-type="string" office:string-value="apps/wine.png" calcext:value-type="string">
            <text:p>apps/wine.png</text:p>
          </table:table-cell>
          <table:table-cell table:formula="of:=VLOOKUP([.D4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7zip.png</text:p>
          </table:table-cell>
          <table:table-cell office:value-type="string" calcext:value-type="string">
            <text:p>archive-manager.png</text:p>
          </table:table-cell>
          <table:table-cell table:formula="of:=[.A50]&amp;&quot;/&quot;&amp;[.C50]" office:value-type="string" office:string-value="apps/archive-manager.png" calcext:value-type="string">
            <text:p>apps/archive-manager.png</text:p>
          </table:table-cell>
          <table:table-cell table:formula="of:=VLOOKUP([.D5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7z.png</text:p>
          </table:table-cell>
          <table:table-cell office:value-type="string" calcext:value-type="string">
            <text:p>archive-manager.png</text:p>
          </table:table-cell>
          <table:table-cell table:formula="of:=[.A51]&amp;&quot;/&quot;&amp;[.C51]" office:value-type="string" office:string-value="apps/archive-manager.png" calcext:value-type="string">
            <text:p>apps/archive-manager.png</text:p>
          </table:table-cell>
          <table:table-cell table:formula="of:=VLOOKUP([.D5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35F_hh.0.png</text:p>
          </table:table-cell>
          <table:table-cell office:value-type="string" calcext:value-type="string">
            <text:p>wine.png</text:p>
          </table:table-cell>
          <table:table-cell table:formula="of:=[.A52]&amp;&quot;/&quot;&amp;[.C52]" office:value-type="string" office:string-value="apps/wine.png" calcext:value-type="string">
            <text:p>apps/wine.png</text:p>
          </table:table-cell>
          <table:table-cell table:formula="of:=VLOOKUP([.D5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biword_48.png</text:p>
          </table:table-cell>
          <table:table-cell office:value-type="string" calcext:value-type="string">
            <text:p>abiword.png</text:p>
          </table:table-cell>
          <table:table-cell table:formula="of:=[.A53]&amp;&quot;/&quot;&amp;[.C53]" office:value-type="string" office:string-value="apps/abiword.png" calcext:value-type="string">
            <text:p>apps/abiword.png</text:p>
          </table:table-cell>
          <table:table-cell table:formula="of:=VLOOKUP([.D5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biword.png</text:p>
          </table:table-cell>
          <table:table-cell table:style-name="ce15" table:formula="of:=[.B54]" office:value-type="string" office:string-value="abiword.png" calcext:value-type="string">
            <text:p>abiword.png</text:p>
          </table:table-cell>
          <table:table-cell table:formula="of:=[.A54]&amp;&quot;/&quot;&amp;[.C54]" office:value-type="string" office:string-value="apps/abiword.png" calcext:value-type="string">
            <text:p>apps/abiword.png</text:p>
          </table:table-cell>
          <table:table-cell table:formula="of:=VLOOKUP([.D5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browser.png</text:p>
          </table:table-cell>
          <table:table-cell office:value-type="string" calcext:value-type="string">
            <text:p>internet-web-browser.png</text:p>
          </table:table-cell>
          <table:table-cell table:formula="of:=[.A55]&amp;&quot;/&quot;&amp;[.C55]" office:value-type="string" office:string-value="apps/internet-web-browser.png" calcext:value-type="string">
            <text:p>apps/internet-web-browser.png</text:p>
          </table:table-cell>
          <table:table-cell table:formula="of:=VLOOKUP([.D5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brt.png</text:p>
          </table:table-cell>
          <table:table-cell office:value-type="string" calcext:value-type="string">
            <text:p>system-error.png</text:p>
          </table:table-cell>
          <table:table-cell table:formula="of:=[.A56]&amp;&quot;/&quot;&amp;[.C56]" office:value-type="string" office:string-value="apps/system-error.png" calcext:value-type="string">
            <text:p>apps/system-error.png</text:p>
          </table:table-cell>
          <table:table-cell table:formula="of:=VLOOKUP([.D5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ccessibility-directory.png</text:p>
          </table:table-cell>
          <table:table-cell office:value-type="string" calcext:value-type="string">
            <text:p>preferences-desktop-accessibility.png</text:p>
          </table:table-cell>
          <table:table-cell table:formula="of:=[.A57]&amp;&quot;/&quot;&amp;[.C57]" office:value-type="string" office:string-value="apps/preferences-desktop-accessibility.png" calcext:value-type="string">
            <text:p>apps/preferences-desktop-accessibility.png</text:p>
          </table:table-cell>
          <table:table-cell table:formula="of:=VLOOKUP([.D5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ccessibility.png</text:p>
          </table:table-cell>
          <table:table-cell office:value-type="string" calcext:value-type="string">
            <text:p>preferences-desktop-accessibility.png</text:p>
          </table:table-cell>
          <table:table-cell table:formula="of:=[.A58]&amp;&quot;/&quot;&amp;[.C58]" office:value-type="string" office:string-value="apps/preferences-desktop-accessibility.png" calcext:value-type="string">
            <text:p>apps/preferences-desktop-accessibility.png</text:p>
          </table:table-cell>
          <table:table-cell table:formula="of:=VLOOKUP([.D5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ccessibility_section.png</text:p>
          </table:table-cell>
          <table:table-cell office:value-type="string" calcext:value-type="string">
            <text:p>preferences-desktop-accessibility.png</text:p>
          </table:table-cell>
          <table:table-cell table:formula="of:=[.A59]&amp;&quot;/&quot;&amp;[.C59]" office:value-type="string" office:string-value="apps/preferences-desktop-accessibility.png" calcext:value-type="string">
            <text:p>apps/preferences-desktop-accessibility.png</text:p>
          </table:table-cell>
          <table:table-cell table:formula="of:=VLOOKUP([.D5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ccessories-calculator.png</text:p>
          </table:table-cell>
          <table:table-cell table:style-name="ce15" table:formula="of:=[.B60]" office:value-type="string" office:string-value="accessories-calculator.png" calcext:value-type="string">
            <text:p>accessories-calculator.png</text:p>
          </table:table-cell>
          <table:table-cell table:formula="of:=[.A60]&amp;&quot;/&quot;&amp;[.C60]" office:value-type="string" office:string-value="apps/accessories-calculator.png" calcext:value-type="string">
            <text:p>apps/accessories-calculator.png</text:p>
          </table:table-cell>
          <table:table-cell table:formula="of:=VLOOKUP([.D6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ccessories-camera.png</text:p>
          </table:table-cell>
          <table:table-cell table:style-name="ce15" table:formula="of:=[.B61]" office:value-type="string" office:string-value="accessories-camera.png" calcext:value-type="string">
            <text:p>accessories-camera.png</text:p>
          </table:table-cell>
          <table:table-cell table:formula="of:=[.A61]&amp;&quot;/&quot;&amp;[.C61]" office:value-type="string" office:string-value="apps/accessories-camera.png" calcext:value-type="string">
            <text:p>apps/accessories-camera.png</text:p>
          </table:table-cell>
          <table:table-cell table:formula="of:=VLOOKUP([.D6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ccessories-character-map.png</text:p>
          </table:table-cell>
          <table:table-cell table:style-name="ce15" table:formula="of:=[.B62]" office:value-type="string" office:string-value="accessories-character-map.png" calcext:value-type="string">
            <text:p>accessories-character-map.png</text:p>
          </table:table-cell>
          <table:table-cell table:formula="of:=[.A62]&amp;&quot;/&quot;&amp;[.C62]" office:value-type="string" office:string-value="apps/accessories-character-map.png" calcext:value-type="string">
            <text:p>apps/accessories-character-map.png</text:p>
          </table:table-cell>
          <table:table-cell table:formula="of:=VLOOKUP([.D6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ccessories-clipboard.png</text:p>
          </table:table-cell>
          <table:table-cell table:style-name="ce15" table:formula="of:=[.B63]" office:value-type="string" office:string-value="accessories-clipboard.png" calcext:value-type="string">
            <text:p>accessories-clipboard.png</text:p>
          </table:table-cell>
          <table:table-cell table:formula="of:=[.A63]&amp;&quot;/&quot;&amp;[.C63]" office:value-type="string" office:string-value="apps/accessories-clipboard.png" calcext:value-type="string">
            <text:p>apps/accessories-clipboard.png</text:p>
          </table:table-cell>
          <table:table-cell table:formula="of:=VLOOKUP([.D6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ccessories-dictionary.png</text:p>
          </table:table-cell>
          <table:table-cell table:style-name="ce15" table:formula="of:=[.B64]" office:value-type="string" office:string-value="accessories-dictionary.png" calcext:value-type="string">
            <text:p>accessories-dictionary.png</text:p>
          </table:table-cell>
          <table:table-cell table:formula="of:=[.A64]&amp;&quot;/&quot;&amp;[.C64]" office:value-type="string" office:string-value="apps/accessories-dictionary.png" calcext:value-type="string">
            <text:p>apps/accessories-dictionary.png</text:p>
          </table:table-cell>
          <table:table-cell table:formula="of:=VLOOKUP([.D6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ccessories-document-viewer.png</text:p>
          </table:table-cell>
          <table:table-cell table:style-name="ce15" table:formula="of:=[.B65]" office:value-type="string" office:string-value="accessories-document-viewer.png" calcext:value-type="string">
            <text:p>accessories-document-viewer.png</text:p>
          </table:table-cell>
          <table:table-cell table:formula="of:=[.A65]&amp;&quot;/&quot;&amp;[.C65]" office:value-type="string" office:string-value="apps/accessories-document-viewer.png" calcext:value-type="string">
            <text:p>apps/accessories-document-viewer.png</text:p>
          </table:table-cell>
          <table:table-cell table:formula="of:=VLOOKUP([.D6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ccessories-media-converter.png</text:p>
          </table:table-cell>
          <table:table-cell table:style-name="ce15" table:formula="of:=[.B66]" office:value-type="string" office:string-value="accessories-media-converter.png" calcext:value-type="string">
            <text:p>accessories-media-converter.png</text:p>
          </table:table-cell>
          <table:table-cell table:formula="of:=[.A66]&amp;&quot;/&quot;&amp;[.C66]" office:value-type="string" office:string-value="apps/accessories-media-converter.png" calcext:value-type="string">
            <text:p>apps/accessories-media-converter.png</text:p>
          </table:table-cell>
          <table:table-cell table:formula="of:=VLOOKUP([.D6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ccessories-painting.png</text:p>
          </table:table-cell>
          <table:table-cell table:style-name="ce15" table:formula="of:=[.B67]" office:value-type="string" office:string-value="accessories-painting.png" calcext:value-type="string">
            <text:p>accessories-painting.png</text:p>
          </table:table-cell>
          <table:table-cell table:formula="of:=[.A67]&amp;&quot;/&quot;&amp;[.C67]" office:value-type="string" office:string-value="apps/accessories-painting.png" calcext:value-type="string">
            <text:p>apps/accessories-painting.png</text:p>
          </table:table-cell>
          <table:table-cell table:formula="of:=VLOOKUP([.D6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ccessories-podcast.png</text:p>
          </table:table-cell>
          <table:table-cell table:style-name="ce15" table:formula="of:=[.B68]" office:value-type="string" office:string-value="accessories-podcast.png" calcext:value-type="string">
            <text:p>accessories-podcast.png</text:p>
          </table:table-cell>
          <table:table-cell table:formula="of:=[.A68]&amp;&quot;/&quot;&amp;[.C68]" office:value-type="string" office:string-value="apps/accessories-podcast.png" calcext:value-type="string">
            <text:p>apps/accessories-podcast.png</text:p>
          </table:table-cell>
          <table:table-cell table:formula="of:=VLOOKUP([.D6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ccessories-screenshot.png</text:p>
          </table:table-cell>
          <table:table-cell office:value-type="string" calcext:value-type="string">
            <text:p>applets-screenshooter.png</text:p>
          </table:table-cell>
          <table:table-cell table:formula="of:=[.A69]&amp;&quot;/&quot;&amp;[.C69]" office:value-type="string" office:string-value="apps/applets-screenshooter.png" calcext:value-type="string">
            <text:p>apps/applets-screenshooter.png</text:p>
          </table:table-cell>
          <table:table-cell table:formula="of:=VLOOKUP([.D6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/>
          <table:table-cell office:value-type="string" calcext:value-type="string">
            <text:p>accessories-system-cleaner.png</text:p>
          </table:table-cell>
          <table:table-cell table:formula="of:=[.A70]&amp;&quot;/&quot;&amp;[.C70]" office:value-type="string" office:string-value="apps/accessories-system-cleaner.png" calcext:value-type="string">
            <text:p>apps/accessories-system-cleaner.png</text:p>
          </table:table-cell>
          <table:table-cell table:formula="of:=VLOOKUP([.D7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/>
          <table:table-cell office:value-type="string" calcext:value-type="string">
            <text:p>accessories-text-editor.png</text:p>
          </table:table-cell>
          <table:table-cell table:formula="of:=[.A71]&amp;&quot;/&quot;&amp;[.C71]" office:value-type="string" office:string-value="apps/accessories-text-editor.png" calcext:value-type="string">
            <text:p>apps/accessories-text-editor.png</text:p>
          </table:table-cell>
          <table:table-cell table:formula="of:=VLOOKUP([.D7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/>
          <table:table-cell office:value-type="string" calcext:value-type="string">
            <text:p>accessories-thesaurus.png</text:p>
          </table:table-cell>
          <table:table-cell table:formula="of:=[.A72]&amp;&quot;/&quot;&amp;[.C72]" office:value-type="string" office:string-value="apps/accessories-thesaurus.png" calcext:value-type="string">
            <text:p>apps/accessories-thesaurus.png</text:p>
          </table:table-cell>
          <table:table-cell table:formula="of:=VLOOKUP([.D7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ccess.png</text:p>
          </table:table-cell>
          <table:table-cell office:value-type="string" calcext:value-type="string">
            <text:p>preferences-desktop-accessibility.png</text:p>
          </table:table-cell>
          <table:table-cell table:formula="of:=[.A73]&amp;&quot;/&quot;&amp;[.C73]" office:value-type="string" office:string-value="apps/preferences-desktop-accessibility.png" calcext:value-type="string">
            <text:p>apps/preferences-desktop-accessibility.png</text:p>
          </table:table-cell>
          <table:table-cell table:formula="of:=VLOOKUP([.D7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/>
          <table:table-cell office:value-type="string" calcext:value-type="string">
            <text:p>acetoneiso.png</text:p>
          </table:table-cell>
          <table:table-cell table:formula="of:=[.A74]&amp;&quot;/&quot;&amp;[.C74]" office:value-type="string" office:string-value="apps/acetoneiso.png" calcext:value-type="string">
            <text:p>apps/acetoneiso.png</text:p>
          </table:table-cell>
          <table:table-cell table:formula="of:=VLOOKUP([.D7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/>
          <table:table-cell office:value-type="string" calcext:value-type="string">
            <text:p>acroread.png</text:p>
          </table:table-cell>
          <table:table-cell table:formula="of:=[.A75]&amp;&quot;/&quot;&amp;[.C75]" office:value-type="string" office:string-value="apps/acroread.png" calcext:value-type="string">
            <text:p>apps/acroread.png</text:p>
          </table:table-cell>
          <table:table-cell table:formula="of:=VLOOKUP([.D7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ctivity-log-manager.png</text:p>
          </table:table-cell>
          <table:table-cell office:value-type="string" calcext:value-type="string">
            <text:p>preferences-system-privacy.png</text:p>
          </table:table-cell>
          <table:table-cell table:formula="of:=[.A76]&amp;&quot;/&quot;&amp;[.C76]" office:value-type="string" office:string-value="apps/preferences-system-privacy.png" calcext:value-type="string">
            <text:p>apps/preferences-system-privacy.png</text:p>
          </table:table-cell>
          <table:table-cell table:formula="of:=VLOOKUP([.D7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/>
          <table:table-cell office:value-type="string" calcext:value-type="string">
            <text:p>addressbook.png</text:p>
          </table:table-cell>
          <table:table-cell table:formula="of:=[.A77]&amp;&quot;/&quot;&amp;[.C77]" office:value-type="string" office:string-value="apps/addressbook.png" calcext:value-type="string">
            <text:p>apps/addressbook.png</text:p>
          </table:table-cell>
          <table:table-cell table:formula="of:=VLOOKUP([.D7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/>
          <table:table-cell office:value-type="string" calcext:value-type="string">
            <text:p>adobe-air.png</text:p>
          </table:table-cell>
          <table:table-cell table:formula="of:=[.A78]&amp;&quot;/&quot;&amp;[.C78]" office:value-type="string" office:string-value="apps/adobe-air.png" calcext:value-type="string">
            <text:p>apps/adobe-air.png</text:p>
          </table:table-cell>
          <table:table-cell table:formula="of:=VLOOKUP([.D7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dobeAIR.png</text:p>
          </table:table-cell>
          <table:table-cell office:value-type="string" calcext:value-type="string">
            <text:p>adobe-air.png</text:p>
          </table:table-cell>
          <table:table-cell table:formula="of:=[.A79]&amp;&quot;/&quot;&amp;[.C79]" office:value-type="string" office:string-value="apps/adobe-air.png" calcext:value-type="string">
            <text:p>apps/adobe-air.png</text:p>
          </table:table-cell>
          <table:table-cell table:formula="of:=VLOOKUP([.D7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dobe-flashplayer.png</text:p>
          </table:table-cell>
          <table:table-cell office:value-type="string" calcext:value-type="string">
            <text:p>flash.png</text:p>
          </table:table-cell>
          <table:table-cell table:formula="of:=[.A80]&amp;&quot;/&quot;&amp;[.C80]" office:value-type="string" office:string-value="apps/flash.png" calcext:value-type="string">
            <text:p>apps/flash.png</text:p>
          </table:table-cell>
          <table:table-cell table:formula="of:=VLOOKUP([.D8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dobeflashplugin.png</text:p>
          </table:table-cell>
          <table:table-cell office:value-type="string" calcext:value-type="string">
            <text:p>flash.png</text:p>
          </table:table-cell>
          <table:table-cell table:formula="of:=[.A81]&amp;&quot;/&quot;&amp;[.C81]" office:value-type="string" office:string-value="apps/flash.png" calcext:value-type="string">
            <text:p>apps/flash.png</text:p>
          </table:table-cell>
          <table:table-cell table:formula="of:=VLOOKUP([.D8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dobeReader10.png</text:p>
          </table:table-cell>
          <table:table-cell office:value-type="string" calcext:value-type="string">
            <text:p>acroread.png</text:p>
          </table:table-cell>
          <table:table-cell table:formula="of:=[.A82]&amp;&quot;/&quot;&amp;[.C82]" office:value-type="string" office:string-value="apps/acroread.png" calcext:value-type="string">
            <text:p>apps/acroread.png</text:p>
          </table:table-cell>
          <table:table-cell table:formula="of:=VLOOKUP([.D8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dobeReader11.png</text:p>
          </table:table-cell>
          <table:table-cell office:value-type="string" calcext:value-type="string">
            <text:p>acroread.png</text:p>
          </table:table-cell>
          <table:table-cell table:formula="of:=[.A83]&amp;&quot;/&quot;&amp;[.C83]" office:value-type="string" office:string-value="apps/acroread.png" calcext:value-type="string">
            <text:p>apps/acroread.png</text:p>
          </table:table-cell>
          <table:table-cell table:formula="of:=VLOOKUP([.D8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dobeReader12.png</text:p>
          </table:table-cell>
          <table:table-cell office:value-type="string" calcext:value-type="string">
            <text:p>acroread.png</text:p>
          </table:table-cell>
          <table:table-cell table:formula="of:=[.A84]&amp;&quot;/&quot;&amp;[.C84]" office:value-type="string" office:string-value="apps/acroread.png" calcext:value-type="string">
            <text:p>apps/acroread.png</text:p>
          </table:table-cell>
          <table:table-cell table:formula="of:=VLOOKUP([.D8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dobeReader8.png</text:p>
          </table:table-cell>
          <table:table-cell office:value-type="string" calcext:value-type="string">
            <text:p>acroread.png</text:p>
          </table:table-cell>
          <table:table-cell table:formula="of:=[.A85]&amp;&quot;/&quot;&amp;[.C85]" office:value-type="string" office:string-value="apps/acroread.png" calcext:value-type="string">
            <text:p>apps/acroread.png</text:p>
          </table:table-cell>
          <table:table-cell table:formula="of:=VLOOKUP([.D8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dobeReader9.png</text:p>
          </table:table-cell>
          <table:table-cell office:value-type="string" calcext:value-type="string">
            <text:p>acroread.png</text:p>
          </table:table-cell>
          <table:table-cell table:formula="of:=[.A86]&amp;&quot;/&quot;&amp;[.C86]" office:value-type="string" office:string-value="apps/acroread.png" calcext:value-type="string">
            <text:p>apps/acroread.png</text:p>
          </table:table-cell>
          <table:table-cell table:formula="of:=VLOOKUP([.D8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dobe-reader.png</text:p>
          </table:table-cell>
          <table:table-cell office:value-type="string" calcext:value-type="string">
            <text:p>acroread.png</text:p>
          </table:table-cell>
          <table:table-cell table:formula="of:=[.A87]&amp;&quot;/&quot;&amp;[.C87]" office:value-type="string" office:string-value="apps/acroread.png" calcext:value-type="string">
            <text:p>apps/acroread.png</text:p>
          </table:table-cell>
          <table:table-cell table:formula="of:=VLOOKUP([.D8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dobeReader.png</text:p>
          </table:table-cell>
          <table:table-cell office:value-type="string" calcext:value-type="string">
            <text:p>acroread.png</text:p>
          </table:table-cell>
          <table:table-cell table:formula="of:=[.A88]&amp;&quot;/&quot;&amp;[.C88]" office:value-type="string" office:string-value="apps/acroread.png" calcext:value-type="string">
            <text:p>apps/acroread.png</text:p>
          </table:table-cell>
          <table:table-cell table:formula="of:=VLOOKUP([.D8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gave.png</text:p>
          </table:table-cell>
          <table:table-cell office:value-type="string" calcext:value-type="string">
            <text:p>gpick.png</text:p>
          </table:table-cell>
          <table:table-cell table:formula="of:=[.A89]&amp;&quot;/&quot;&amp;[.C89]" office:value-type="string" office:string-value="apps/gpick.png" calcext:value-type="string">
            <text:p>apps/gpick.png</text:p>
          </table:table-cell>
          <table:table-cell table:formula="of:=VLOOKUP([.D8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ir.png</text:p>
          </table:table-cell>
          <table:table-cell office:value-type="string" calcext:value-type="string">
            <text:p>adobe-air.png</text:p>
          </table:table-cell>
          <table:table-cell table:formula="of:=[.A90]&amp;&quot;/&quot;&amp;[.C90]" office:value-type="string" office:string-value="apps/adobe-air.png" calcext:value-type="string">
            <text:p>apps/adobe-air.png</text:p>
          </table:table-cell>
          <table:table-cell table:formula="of:=VLOOKUP([.D9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isleriot.png</text:p>
          </table:table-cell>
          <table:table-cell table:style-name="ce15" table:formula="of:=[.B91]" office:value-type="string" office:string-value="aisleriot.png" calcext:value-type="string">
            <text:p>aisleriot.png</text:p>
          </table:table-cell>
          <table:table-cell table:formula="of:=[.A91]&amp;&quot;/&quot;&amp;[.C91]" office:value-type="string" office:string-value="apps/aisleriot.png" calcext:value-type="string">
            <text:p>apps/aisleriot.png</text:p>
          </table:table-cell>
          <table:table-cell table:formula="of:=VLOOKUP([.D9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kregator.png</text:p>
          </table:table-cell>
          <table:table-cell office:value-type="string" calcext:value-type="string">
            <text:p>internet-news-reader.png</text:p>
          </table:table-cell>
          <table:table-cell table:formula="of:=[.A92]&amp;&quot;/&quot;&amp;[.C92]" office:value-type="string" office:string-value="apps/internet-news-reader.png" calcext:value-type="string">
            <text:p>apps/internet-news-reader.png</text:p>
          </table:table-cell>
          <table:table-cell table:formula="of:=VLOOKUP([.D9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lacarte.png</text:p>
          </table:table-cell>
          <table:table-cell office:value-type="string" calcext:value-type="string">
            <text:p>menu-editor.png</text:p>
          </table:table-cell>
          <table:table-cell table:formula="of:=[.A93]&amp;&quot;/&quot;&amp;[.C93]" office:value-type="string" office:string-value="apps/menu-editor.png" calcext:value-type="string">
            <text:p>apps/menu-editor.png</text:p>
          </table:table-cell>
          <table:table-cell table:formula="of:=VLOOKUP([.D9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larm-clock.png</text:p>
          </table:table-cell>
          <table:table-cell office:value-type="string" calcext:value-type="string">
            <text:p>clock.png</text:p>
          </table:table-cell>
          <table:table-cell table:formula="of:=[.A94]&amp;&quot;/&quot;&amp;[.C94]" office:value-type="string" office:string-value="apps/clock.png" calcext:value-type="string">
            <text:p>apps/clock.png</text:p>
          </table:table-cell>
          <table:table-cell table:formula="of:=VLOOKUP([.D9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marok2.png</text:p>
          </table:table-cell>
          <table:table-cell office:value-type="string" calcext:value-type="string">
            <text:p>amarok.png</text:p>
          </table:table-cell>
          <table:table-cell table:formula="of:=[.A95]&amp;&quot;/&quot;&amp;[.C95]" office:value-type="string" office:string-value="apps/amarok.png" calcext:value-type="string">
            <text:p>apps/amarok.png</text:p>
          </table:table-cell>
          <table:table-cell table:formula="of:=VLOOKUP([.D9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marok-icon.png</text:p>
          </table:table-cell>
          <table:table-cell office:value-type="string" calcext:value-type="string">
            <text:p>amarok.png</text:p>
          </table:table-cell>
          <table:table-cell table:formula="of:=[.A96]&amp;&quot;/&quot;&amp;[.C96]" office:value-type="string" office:string-value="apps/amarok.png" calcext:value-type="string">
            <text:p>apps/amarok.png</text:p>
          </table:table-cell>
          <table:table-cell table:formula="of:=VLOOKUP([.D9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marok_icon.png</text:p>
          </table:table-cell>
          <table:table-cell office:value-type="string" calcext:value-type="string">
            <text:p>amarok.png</text:p>
          </table:table-cell>
          <table:table-cell table:formula="of:=[.A97]&amp;&quot;/&quot;&amp;[.C97]" office:value-type="string" office:string-value="apps/amarok.png" calcext:value-type="string">
            <text:p>apps/amarok.png</text:p>
          </table:table-cell>
          <table:table-cell table:formula="of:=VLOOKUP([.D9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marok.png</text:p>
          </table:table-cell>
          <table:table-cell table:style-name="ce15" table:formula="of:=[.B98]" office:value-type="string" office:string-value="amarok.png" calcext:value-type="string">
            <text:p>amarok.png</text:p>
          </table:table-cell>
          <table:table-cell table:formula="of:=[.A98]&amp;&quot;/&quot;&amp;[.C98]" office:value-type="string" office:string-value="apps/amarok.png" calcext:value-type="string">
            <text:p>apps/amarok.png</text:p>
          </table:table-cell>
          <table:table-cell table:formula="of:=VLOOKUP([.D9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md.png</text:p>
          </table:table-cell>
          <table:table-cell office:value-type="string" calcext:value-type="string">
            <text:p>ccc_large.png</text:p>
          </table:table-cell>
          <table:table-cell table:formula="of:=[.A99]&amp;&quot;/&quot;&amp;[.C99]" office:value-type="string" office:string-value="apps/ccc_large.png" calcext:value-type="string">
            <text:p>apps/ccc_large.png</text:p>
          </table:table-cell>
          <table:table-cell table:formula="of:=VLOOKUP([.D9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mule.png</text:p>
          </table:table-cell>
          <table:table-cell office:value-type="string" calcext:value-type="string">
            <text:p>emule.png</text:p>
          </table:table-cell>
          <table:table-cell table:formula="of:=[.A100]&amp;&quot;/&quot;&amp;[.C100]" office:value-type="string" office:string-value="apps/emule.png" calcext:value-type="string">
            <text:p>apps/emule.png</text:p>
          </table:table-cell>
          <table:table-cell table:formula="of:=VLOOKUP([.D10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ndroid-studio.png</text:p>
          </table:table-cell>
          <table:table-cell table:style-name="ce15" table:formula="of:=[.B101]" office:value-type="string" office:string-value="android-studio.png" calcext:value-type="string">
            <text:p>android-studio.png</text:p>
          </table:table-cell>
          <table:table-cell table:formula="of:=[.A101]&amp;&quot;/&quot;&amp;[.C101]" office:value-type="string" office:string-value="apps/android-studio.png" calcext:value-type="string">
            <text:p>apps/android-studio.png</text:p>
          </table:table-cell>
          <table:table-cell table:formula="of:=VLOOKUP([.D10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njuta.png</text:p>
          </table:table-cell>
          <table:table-cell table:style-name="ce15" table:formula="of:=[.B102]" office:value-type="string" office:string-value="anjuta.png" calcext:value-type="string">
            <text:p>anjuta.png</text:p>
          </table:table-cell>
          <table:table-cell table:formula="of:=[.A102]&amp;&quot;/&quot;&amp;[.C102]" office:value-type="string" office:string-value="apps/anjuta.png" calcext:value-type="string">
            <text:p>apps/anjuta.png</text:p>
          </table:table-cell>
          <table:table-cell table:formula="of:=VLOOKUP([.D10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nki.png</text:p>
          </table:table-cell>
          <table:table-cell table:style-name="ce15" table:formula="of:=[.B103]" office:value-type="string" office:string-value="anki.png" calcext:value-type="string">
            <text:p>anki.png</text:p>
          </table:table-cell>
          <table:table-cell table:formula="of:=[.A103]&amp;&quot;/&quot;&amp;[.C103]" office:value-type="string" office:string-value="apps/anki.png" calcext:value-type="string">
            <text:p>apps/anki.png</text:p>
          </table:table-cell>
          <table:table-cell table:formula="of:=VLOOKUP([.D10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pper.png</text:p>
          </table:table-cell>
          <table:table-cell office:value-type="string" calcext:value-type="string">
            <text:p>system-software-package-manager.png</text:p>
          </table:table-cell>
          <table:table-cell table:formula="of:=[.A104]&amp;&quot;/&quot;&amp;[.C104]" office:value-type="string" office:string-value="apps/system-software-package-manager.png" calcext:value-type="string">
            <text:p>apps/system-software-package-manager.png</text:p>
          </table:table-cell>
          <table:table-cell table:formula="of:=VLOOKUP([.D10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ppgrid.png</text:p>
          </table:table-cell>
          <table:table-cell office:value-type="string" calcext:value-type="string">
            <text:p>system-software-install.png</text:p>
          </table:table-cell>
          <table:table-cell table:formula="of:=[.A105]&amp;&quot;/&quot;&amp;[.C105]" office:value-type="string" office:string-value="apps/system-software-install.png" calcext:value-type="string">
            <text:p>apps/system-software-install.png</text:p>
          </table:table-cell>
          <table:table-cell table:formula="of:=VLOOKUP([.D10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pp-launcher.png</text:p>
          </table:table-cell>
          <table:table-cell table:style-name="ce15" table:formula="of:=[.B106]" office:value-type="string" office:string-value="app-launcher.png" calcext:value-type="string">
            <text:p>app-launcher.png</text:p>
          </table:table-cell>
          <table:table-cell table:formula="of:=[.A106]&amp;&quot;/&quot;&amp;[.C106]" office:value-type="string" office:string-value="apps/app-launcher.png" calcext:value-type="string">
            <text:p>apps/app-launcher.png</text:p>
          </table:table-cell>
          <table:table-cell table:formula="of:=VLOOKUP([.D10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pplets-screenshooter.png</text:p>
          </table:table-cell>
          <table:table-cell table:style-name="ce15" table:formula="of:=[.B107]" office:value-type="string" office:string-value="applets-screenshooter.png" calcext:value-type="string">
            <text:p>applets-screenshooter.png</text:p>
          </table:table-cell>
          <table:table-cell table:formula="of:=[.A107]&amp;&quot;/&quot;&amp;[.C107]" office:value-type="string" office:string-value="apps/applets-screenshooter.png" calcext:value-type="string">
            <text:p>apps/applets-screenshooter.png</text:p>
          </table:table-cell>
          <table:table-cell table:formula="of:=VLOOKUP([.D10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pplication-vnd.iccprofile.png</text:p>
          </table:table-cell>
          <table:table-cell office:value-type="string" calcext:value-type="string">
            <text:p>preferences-color.png</text:p>
          </table:table-cell>
          <table:table-cell table:formula="of:=[.A108]&amp;&quot;/&quot;&amp;[.C108]" office:value-type="string" office:string-value="apps/preferences-color.png" calcext:value-type="string">
            <text:p>apps/preferences-color.png</text:p>
          </table:table-cell>
          <table:table-cell table:formula="of:=VLOOKUP([.D10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pplication-x-clementine.png</text:p>
          </table:table-cell>
          <table:table-cell office:value-type="string" calcext:value-type="string">
            <text:p>clementine.png</text:p>
          </table:table-cell>
          <table:table-cell table:formula="of:=[.A109]&amp;&quot;/&quot;&amp;[.C109]" office:value-type="string" office:string-value="apps/clementine.png" calcext:value-type="string">
            <text:p>apps/clementine.png</text:p>
          </table:table-cell>
          <table:table-cell table:formula="of:=VLOOKUP([.D10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pplication-x-wine-extension-its.png</text:p>
          </table:table-cell>
          <table:table-cell office:value-type="string" calcext:value-type="string">
            <text:p>wine.png</text:p>
          </table:table-cell>
          <table:table-cell table:formula="of:=[.A110]&amp;&quot;/&quot;&amp;[.C110]" office:value-type="string" office:string-value="apps/wine.png" calcext:value-type="string">
            <text:p>apps/wine.png</text:p>
          </table:table-cell>
          <table:table-cell table:formula="of:=VLOOKUP([.D11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pport-gtk2.png</text:p>
          </table:table-cell>
          <table:table-cell office:value-type="string" calcext:value-type="string">
            <text:p>system-error.png</text:p>
          </table:table-cell>
          <table:table-cell table:formula="of:=[.A111]&amp;&quot;/&quot;&amp;[.C111]" office:value-type="string" office:string-value="apps/system-error.png" calcext:value-type="string">
            <text:p>apps/system-error.png</text:p>
          </table:table-cell>
          <table:table-cell table:formula="of:=VLOOKUP([.D11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pport.png</text:p>
          </table:table-cell>
          <table:table-cell office:value-type="string" calcext:value-type="string">
            <text:p>system-error.png</text:p>
          </table:table-cell>
          <table:table-cell table:formula="of:=[.A112]&amp;&quot;/&quot;&amp;[.C112]" office:value-type="string" office:string-value="apps/system-error.png" calcext:value-type="string">
            <text:p>apps/system-error.png</text:p>
          </table:table-cell>
          <table:table-cell table:formula="of:=VLOOKUP([.D11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ptanastudio.png</text:p>
          </table:table-cell>
          <table:table-cell table:style-name="ce15" table:formula="of:=[.B113]" office:value-type="string" office:string-value="aptanastudio.png" calcext:value-type="string">
            <text:p>aptanastudio.png</text:p>
          </table:table-cell>
          <table:table-cell table:formula="of:=[.A113]&amp;&quot;/&quot;&amp;[.C113]" office:value-type="string" office:string-value="apps/aptanastudio.png" calcext:value-type="string">
            <text:p>apps/aptanastudio.png</text:p>
          </table:table-cell>
          <table:table-cell table:formula="of:=VLOOKUP([.D11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ptdaemon-download.png</text:p>
          </table:table-cell>
          <table:table-cell office:value-type="string" calcext:value-type="string">
            <text:p>system-software-install.png</text:p>
          </table:table-cell>
          <table:table-cell table:formula="of:=[.A114]&amp;&quot;/&quot;&amp;[.C114]" office:value-type="string" office:string-value="apps/system-software-install.png" calcext:value-type="string">
            <text:p>apps/system-software-install.png</text:p>
          </table:table-cell>
          <table:table-cell table:formula="of:=VLOOKUP([.D11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ptdaemon-update-cache.png</text:p>
          </table:table-cell>
          <table:table-cell office:value-type="string" calcext:value-type="string">
            <text:p>system-software-update.png</text:p>
          </table:table-cell>
          <table:table-cell table:formula="of:=[.A115]&amp;&quot;/&quot;&amp;[.C115]" office:value-type="string" office:string-value="apps/system-software-update.png" calcext:value-type="string">
            <text:p>apps/system-software-update.png</text:p>
          </table:table-cell>
          <table:table-cell table:formula="of:=VLOOKUP([.D11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ptdaemon-upgrade.png</text:p>
          </table:table-cell>
          <table:table-cell office:value-type="string" calcext:value-type="string">
            <text:p>system-software-update.png</text:p>
          </table:table-cell>
          <table:table-cell table:formula="of:=[.A116]&amp;&quot;/&quot;&amp;[.C116]" office:value-type="string" office:string-value="apps/system-software-update.png" calcext:value-type="string">
            <text:p>apps/system-software-update.png</text:p>
          </table:table-cell>
          <table:table-cell table:formula="of:=VLOOKUP([.D11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ptdaemon-working.png</text:p>
          </table:table-cell>
          <table:table-cell office:value-type="string" calcext:value-type="string">
            <text:p>system-software-install.png</text:p>
          </table:table-cell>
          <table:table-cell table:formula="of:=[.A117]&amp;&quot;/&quot;&amp;[.C117]" office:value-type="string" office:string-value="apps/system-software-install.png" calcext:value-type="string">
            <text:p>apps/system-software-install.png</text:p>
          </table:table-cell>
          <table:table-cell table:formula="of:=VLOOKUP([.D11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ptik-gtk.png</text:p>
          </table:table-cell>
          <table:table-cell office:value-type="string" calcext:value-type="string">
            <text:p>system-software-package-manager.png</text:p>
          </table:table-cell>
          <table:table-cell table:formula="of:=[.A118]&amp;&quot;/&quot;&amp;[.C118]" office:value-type="string" office:string-value="apps/system-software-package-manager.png" calcext:value-type="string">
            <text:p>apps/system-software-package-manager.png</text:p>
          </table:table-cell>
          <table:table-cell table:formula="of:=VLOOKUP([.D11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ptik.png</text:p>
          </table:table-cell>
          <table:table-cell office:value-type="string" calcext:value-type="string">
            <text:p>system-software-package-manager.png</text:p>
          </table:table-cell>
          <table:table-cell table:formula="of:=[.A119]&amp;&quot;/&quot;&amp;[.C119]" office:value-type="string" office:string-value="apps/system-software-package-manager.png" calcext:value-type="string">
            <text:p>apps/system-software-package-manager.png</text:p>
          </table:table-cell>
          <table:table-cell table:formula="of:=VLOOKUP([.D11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rchive-manager.png</text:p>
          </table:table-cell>
          <table:table-cell table:style-name="ce15" table:formula="of:=[.B120]" office:value-type="string" office:string-value="archive-manager.png" calcext:value-type="string">
            <text:p>archive-manager.png</text:p>
          </table:table-cell>
          <table:table-cell table:formula="of:=[.A120]&amp;&quot;/&quot;&amp;[.C120]" office:value-type="string" office:string-value="apps/archive-manager.png" calcext:value-type="string">
            <text:p>apps/archive-manager.png</text:p>
          </table:table-cell>
          <table:table-cell table:formula="of:=VLOOKUP([.D12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rchivemanager.png</text:p>
          </table:table-cell>
          <table:table-cell office:value-type="string" calcext:value-type="string">
            <text:p>archive-manager.png</text:p>
          </table:table-cell>
          <table:table-cell table:formula="of:=[.A121]&amp;&quot;/&quot;&amp;[.C121]" office:value-type="string" office:string-value="apps/archive-manager.png" calcext:value-type="string">
            <text:p>apps/archive-manager.png</text:p>
          </table:table-cell>
          <table:table-cell table:formula="of:=VLOOKUP([.D12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rchive-mounter.png</text:p>
          </table:table-cell>
          <table:table-cell office:value-type="string" calcext:value-type="string">
            <text:p>archive-manager.png</text:p>
          </table:table-cell>
          <table:table-cell table:formula="of:=[.A122]&amp;&quot;/&quot;&amp;[.C122]" office:value-type="string" office:string-value="apps/archive-manager.png" calcext:value-type="string">
            <text:p>apps/archive-manager.png</text:p>
          </table:table-cell>
          <table:table-cell table:formula="of:=VLOOKUP([.D12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rdour_icon_22px.png</text:p>
          </table:table-cell>
          <table:table-cell office:value-type="string" calcext:value-type="string">
            <text:p>ardour.png</text:p>
          </table:table-cell>
          <table:table-cell table:formula="of:=[.A123]&amp;&quot;/&quot;&amp;[.C123]" office:value-type="string" office:string-value="apps/ardour.png" calcext:value-type="string">
            <text:p>apps/ardour.png</text:p>
          </table:table-cell>
          <table:table-cell table:formula="of:=VLOOKUP([.D12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rdour.png</text:p>
          </table:table-cell>
          <table:table-cell table:style-name="ce15" table:formula="of:=[.B124]" office:value-type="string" office:string-value="ardour.png" calcext:value-type="string">
            <text:p>ardour.png</text:p>
          </table:table-cell>
          <table:table-cell table:formula="of:=[.A124]&amp;&quot;/&quot;&amp;[.C124]" office:value-type="string" office:string-value="apps/ardour.png" calcext:value-type="string">
            <text:p>apps/ardour.png</text:p>
          </table:table-cell>
          <table:table-cell table:formula="of:=VLOOKUP([.D12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rduino-ide.png</text:p>
          </table:table-cell>
          <table:table-cell table:style-name="ce15" table:formula="of:=[.B125]" office:value-type="string" office:string-value="arduino-ide.png" calcext:value-type="string">
            <text:p>arduino-ide.png</text:p>
          </table:table-cell>
          <table:table-cell table:formula="of:=[.A125]&amp;&quot;/&quot;&amp;[.C125]" office:value-type="string" office:string-value="apps/arduino-ide.png" calcext:value-type="string">
            <text:p>apps/arduino-ide.png</text:p>
          </table:table-cell>
          <table:table-cell table:formula="of:=VLOOKUP([.D12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rduino.png</text:p>
          </table:table-cell>
          <table:table-cell office:value-type="string" calcext:value-type="string">
            <text:p>arduino-ide.png</text:p>
          </table:table-cell>
          <table:table-cell table:formula="of:=[.A126]&amp;&quot;/&quot;&amp;[.C126]" office:value-type="string" office:string-value="apps/arduino-ide.png" calcext:value-type="string">
            <text:p>apps/arduino-ide.png</text:p>
          </table:table-cell>
          <table:table-cell table:formula="of:=VLOOKUP([.D12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rista.png</text:p>
          </table:table-cell>
          <table:table-cell table:style-name="ce15" table:formula="of:=[.B127]" office:value-type="string" office:string-value="arista.png" calcext:value-type="string">
            <text:p>arista.png</text:p>
          </table:table-cell>
          <table:table-cell table:formula="of:=[.A127]&amp;&quot;/&quot;&amp;[.C127]" office:value-type="string" office:string-value="apps/arista.png" calcext:value-type="string">
            <text:p>apps/arista.png</text:p>
          </table:table-cell>
          <table:table-cell table:formula="of:=VLOOKUP([.D12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rk.png</text:p>
          </table:table-cell>
          <table:table-cell office:value-type="string" calcext:value-type="string">
            <text:p>archive-manager.png</text:p>
          </table:table-cell>
          <table:table-cell table:formula="of:=[.A128]&amp;&quot;/&quot;&amp;[.C128]" office:value-type="string" office:string-value="apps/archive-manager.png" calcext:value-type="string">
            <text:p>apps/archive-manager.png</text:p>
          </table:table-cell>
          <table:table-cell table:formula="of:=VLOOKUP([.D12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rtha.png</text:p>
          </table:table-cell>
          <table:table-cell office:value-type="string" calcext:value-type="string">
            <text:p>accessories-dictionary.png</text:p>
          </table:table-cell>
          <table:table-cell table:formula="of:=[.A129]&amp;&quot;/&quot;&amp;[.C129]" office:value-type="string" office:string-value="apps/accessories-dictionary.png" calcext:value-type="string">
            <text:p>apps/accessories-dictionary.png</text:p>
          </table:table-cell>
          <table:table-cell table:formula="of:=VLOOKUP([.D12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rts.png</text:p>
          </table:table-cell>
          <table:table-cell office:value-type="string" calcext:value-type="string">
            <text:p>multimedia-volume-control.png</text:p>
          </table:table-cell>
          <table:table-cell table:formula="of:=[.A130]&amp;&quot;/&quot;&amp;[.C130]" office:value-type="string" office:string-value="apps/multimedia-volume-control.png" calcext:value-type="string">
            <text:p>apps/multimedia-volume-control.png</text:p>
          </table:table-cell>
          <table:table-cell table:formula="of:=VLOOKUP([.D13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seprite.png</text:p>
          </table:table-cell>
          <table:table-cell table:style-name="ce15" table:formula="of:=[.B131]" office:value-type="string" office:string-value="aseprite.png" calcext:value-type="string">
            <text:p>aseprite.png</text:p>
          </table:table-cell>
          <table:table-cell table:formula="of:=[.A131]&amp;&quot;/&quot;&amp;[.C131]" office:value-type="string" office:string-value="apps/aseprite.png" calcext:value-type="string">
            <text:p>apps/aseprite.png</text:p>
          </table:table-cell>
          <table:table-cell table:formula="of:=VLOOKUP([.D13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sounder.png</text:p>
          </table:table-cell>
          <table:table-cell office:value-type="string" calcext:value-type="string">
            <text:p>disk-burner.png</text:p>
          </table:table-cell>
          <table:table-cell table:formula="of:=[.A132]&amp;&quot;/&quot;&amp;[.C132]" office:value-type="string" office:string-value="apps/disk-burner.png" calcext:value-type="string">
            <text:p>apps/disk-burner.png</text:p>
          </table:table-cell>
          <table:table-cell table:formula="of:=VLOOKUP([.D13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ssistant-qt4.png</text:p>
          </table:table-cell>
          <table:table-cell table:style-name="ce15" table:formula="of:=[.B133]" office:value-type="string" office:string-value="assistant-qt4.png" calcext:value-type="string">
            <text:p>assistant-qt4.png</text:p>
          </table:table-cell>
          <table:table-cell table:formula="of:=[.A133]&amp;&quot;/&quot;&amp;[.C133]" office:value-type="string" office:string-value="apps/assistant-qt4.png" calcext:value-type="string">
            <text:p>apps/assistant-qt4.png</text:p>
          </table:table-cell>
          <table:table-cell table:formula="of:=VLOOKUP([.D13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stahc.png</text:p>
          </table:table-cell>
          <table:table-cell table:style-name="ce15" table:formula="of:=[.B134]" office:value-type="string" office:string-value="astahc.png" calcext:value-type="string">
            <text:p>astahc.png</text:p>
          </table:table-cell>
          <table:table-cell table:formula="of:=[.A134]&amp;&quot;/&quot;&amp;[.C134]" office:value-type="string" office:string-value="apps/astahc.png" calcext:value-type="string">
            <text:p>apps/astahc.png</text:p>
          </table:table-cell>
          <table:table-cell table:formula="of:=VLOOKUP([.D13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sunder.png</text:p>
          </table:table-cell>
          <table:table-cell office:value-type="string" calcext:value-type="string">
            <text:p>disk-burner.png</text:p>
          </table:table-cell>
          <table:table-cell table:formula="of:=[.A135]&amp;&quot;/&quot;&amp;[.C135]" office:value-type="string" office:string-value="apps/disk-burner.png" calcext:value-type="string">
            <text:p>apps/disk-burner.png</text:p>
          </table:table-cell>
          <table:table-cell table:formula="of:=VLOOKUP([.D13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thena.png</text:p>
          </table:table-cell>
          <table:table-cell office:value-type="string" calcext:value-type="string">
            <text:p>system-file-manager.png</text:p>
          </table:table-cell>
          <table:table-cell table:formula="of:=[.A136]&amp;&quot;/&quot;&amp;[.C136]" office:value-type="string" office:string-value="apps/system-file-manager.png" calcext:value-type="string">
            <text:p>apps/system-file-manager.png</text:p>
          </table:table-cell>
          <table:table-cell table:formula="of:=VLOOKUP([.D13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tom-beta.png</text:p>
          </table:table-cell>
          <table:table-cell table:style-name="ce15" table:formula="of:=[.B137]" office:value-type="string" office:string-value="atom-beta.png" calcext:value-type="string">
            <text:p>atom-beta.png</text:p>
          </table:table-cell>
          <table:table-cell table:formula="of:=[.A137]&amp;&quot;/&quot;&amp;[.C137]" office:value-type="string" office:string-value="apps/atom-beta.png" calcext:value-type="string">
            <text:p>apps/atom-beta.png</text:p>
          </table:table-cell>
          <table:table-cell table:formula="of:=VLOOKUP([.D13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tom.png</text:p>
          </table:table-cell>
          <table:table-cell table:style-name="ce15" table:formula="of:=[.B138]" office:value-type="string" office:string-value="atom.png" calcext:value-type="string">
            <text:p>atom.png</text:p>
          </table:table-cell>
          <table:table-cell table:formula="of:=[.A138]&amp;&quot;/&quot;&amp;[.C138]" office:value-type="string" office:string-value="apps/atom.png" calcext:value-type="string">
            <text:p>apps/atom.png</text:p>
          </table:table-cell>
          <table:table-cell table:formula="of:=VLOOKUP([.D13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tril.png</text:p>
          </table:table-cell>
          <table:table-cell office:value-type="string" calcext:value-type="string">
            <text:p>accessories-document-viewer.png</text:p>
          </table:table-cell>
          <table:table-cell table:formula="of:=[.A139]&amp;&quot;/&quot;&amp;[.C139]" office:value-type="string" office:string-value="apps/accessories-document-viewer.png" calcext:value-type="string">
            <text:p>apps/accessories-document-viewer.png</text:p>
          </table:table-cell>
          <table:table-cell table:formula="of:=VLOOKUP([.D13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udacious-16.png</text:p>
          </table:table-cell>
          <table:table-cell office:value-type="string" calcext:value-type="string">
            <text:p>audacious.png</text:p>
          </table:table-cell>
          <table:table-cell table:formula="of:=[.A140]&amp;&quot;/&quot;&amp;[.C140]" office:value-type="string" office:string-value="apps/audacious.png" calcext:value-type="string">
            <text:p>apps/audacious.png</text:p>
          </table:table-cell>
          <table:table-cell table:formula="of:=VLOOKUP([.D14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udacious-32.png</text:p>
          </table:table-cell>
          <table:table-cell office:value-type="string" calcext:value-type="string">
            <text:p>audacious.png</text:p>
          </table:table-cell>
          <table:table-cell table:formula="of:=[.A141]&amp;&quot;/&quot;&amp;[.C141]" office:value-type="string" office:string-value="apps/audacious.png" calcext:value-type="string">
            <text:p>apps/audacious.png</text:p>
          </table:table-cell>
          <table:table-cell table:formula="of:=VLOOKUP([.D14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udacious.png</text:p>
          </table:table-cell>
          <table:table-cell table:style-name="ce15" table:formula="of:=[.B142]" office:value-type="string" office:string-value="audacious.png" calcext:value-type="string">
            <text:p>audacious.png</text:p>
          </table:table-cell>
          <table:table-cell table:formula="of:=[.A142]&amp;&quot;/&quot;&amp;[.C142]" office:value-type="string" office:string-value="apps/audacious.png" calcext:value-type="string">
            <text:p>apps/audacious.png</text:p>
          </table:table-cell>
          <table:table-cell table:formula="of:=VLOOKUP([.D14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udacity16.png</text:p>
          </table:table-cell>
          <table:table-cell office:value-type="string" calcext:value-type="string">
            <text:p>audacity.png</text:p>
          </table:table-cell>
          <table:table-cell table:formula="of:=[.A143]&amp;&quot;/&quot;&amp;[.C143]" office:value-type="string" office:string-value="apps/audacity.png" calcext:value-type="string">
            <text:p>apps/audacity.png</text:p>
          </table:table-cell>
          <table:table-cell table:formula="of:=VLOOKUP([.D14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udacity32.png</text:p>
          </table:table-cell>
          <table:table-cell office:value-type="string" calcext:value-type="string">
            <text:p>audacity.png</text:p>
          </table:table-cell>
          <table:table-cell table:formula="of:=[.A144]&amp;&quot;/&quot;&amp;[.C144]" office:value-type="string" office:string-value="apps/audacity.png" calcext:value-type="string">
            <text:p>apps/audacity.png</text:p>
          </table:table-cell>
          <table:table-cell table:formula="of:=VLOOKUP([.D14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udacity.png</text:p>
          </table:table-cell>
          <table:table-cell table:style-name="ce15" table:formula="of:=[.B145]" office:value-type="string" office:string-value="audacity.png" calcext:value-type="string">
            <text:p>audacity.png</text:p>
          </table:table-cell>
          <table:table-cell table:formula="of:=[.A145]&amp;&quot;/&quot;&amp;[.C145]" office:value-type="string" office:string-value="apps/audacity.png" calcext:value-type="string">
            <text:p>apps/audacity.png</text:p>
          </table:table-cell>
          <table:table-cell table:formula="of:=VLOOKUP([.D14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udex.png</text:p>
          </table:table-cell>
          <table:table-cell office:value-type="string" calcext:value-type="string">
            <text:p>disk-burner.png</text:p>
          </table:table-cell>
          <table:table-cell table:formula="of:=[.A146]&amp;&quot;/&quot;&amp;[.C146]" office:value-type="string" office:string-value="apps/disk-burner.png" calcext:value-type="string">
            <text:p>apps/disk-burner.png</text:p>
          </table:table-cell>
          <table:table-cell table:formula="of:=VLOOKUP([.D14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udience.png</text:p>
          </table:table-cell>
          <table:table-cell office:value-type="string" calcext:value-type="string">
            <text:p>multimedia-video-player.png</text:p>
          </table:table-cell>
          <table:table-cell table:formula="of:=[.A147]&amp;&quot;/&quot;&amp;[.C147]" office:value-type="string" office:string-value="apps/multimedia-video-player.png" calcext:value-type="string">
            <text:p>apps/multimedia-video-player.png</text:p>
          </table:table-cell>
          <table:table-cell table:formula="of:=VLOOKUP([.D14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udio-equaliser.png</text:p>
          </table:table-cell>
          <table:table-cell office:value-type="string" calcext:value-type="string">
            <text:p>audio-equalizer.png</text:p>
          </table:table-cell>
          <table:table-cell table:formula="of:=[.A148]&amp;&quot;/&quot;&amp;[.C148]" office:value-type="string" office:string-value="apps/audio-equalizer.png" calcext:value-type="string">
            <text:p>apps/audio-equalizer.png</text:p>
          </table:table-cell>
          <table:table-cell table:formula="of:=VLOOKUP([.D14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udio-equalizer.png</text:p>
          </table:table-cell>
          <table:table-cell table:style-name="ce15" table:formula="of:=[.B149]" office:value-type="string" office:string-value="audio-equalizer.png" calcext:value-type="string">
            <text:p>audio-equalizer.png</text:p>
          </table:table-cell>
          <table:table-cell table:formula="of:=[.A149]&amp;&quot;/&quot;&amp;[.C149]" office:value-type="string" office:string-value="apps/audio-equalizer.png" calcext:value-type="string">
            <text:p>apps/audio-equalizer.png</text:p>
          </table:table-cell>
          <table:table-cell table:formula="of:=VLOOKUP([.D14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udio-recorder.png</text:p>
          </table:table-cell>
          <table:table-cell office:value-type="string" calcext:value-type="string">
            <text:p>gnome-sound-recorder.png</text:p>
          </table:table-cell>
          <table:table-cell table:formula="of:=[.A150]&amp;&quot;/&quot;&amp;[.C150]" office:value-type="string" office:string-value="apps/gnome-sound-recorder.png" calcext:value-type="string">
            <text:p>apps/gnome-sound-recorder.png</text:p>
          </table:table-cell>
          <table:table-cell table:formula="of:=VLOOKUP([.D15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uthy.png</text:p>
          </table:table-cell>
          <table:table-cell table:style-name="ce15" table:formula="of:=[.B151]" office:value-type="string" office:string-value="authy.png" calcext:value-type="string">
            <text:p>authy.png</text:p>
          </table:table-cell>
          <table:table-cell table:formula="of:=[.A151]&amp;&quot;/&quot;&amp;[.C151]" office:value-type="string" office:string-value="apps/authy.png" calcext:value-type="string">
            <text:p>apps/authy.png</text:p>
          </table:table-cell>
          <table:table-cell table:formula="of:=VLOOKUP([.D15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utokey.png</text:p>
          </table:table-cell>
          <table:table-cell table:style-name="ce15" table:formula="of:=[.B152]" office:value-type="string" office:string-value="autokey.png" calcext:value-type="string">
            <text:p>autokey.png</text:p>
          </table:table-cell>
          <table:table-cell table:formula="of:=[.A152]&amp;&quot;/&quot;&amp;[.C152]" office:value-type="string" office:string-value="apps/autokey.png" calcext:value-type="string">
            <text:p>apps/autokey.png</text:p>
          </table:table-cell>
          <table:table-cell table:formula="of:=VLOOKUP([.D15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vant-window-navigator.png</text:p>
          </table:table-cell>
          <table:table-cell office:value-type="string" calcext:value-type="string">
            <text:p>panel-applets.png</text:p>
          </table:table-cell>
          <table:table-cell table:formula="of:=[.A153]&amp;&quot;/&quot;&amp;[.C153]" office:value-type="string" office:string-value="apps/panel-applets.png" calcext:value-type="string">
            <text:p>apps/panel-applets.png</text:p>
          </table:table-cell>
          <table:table-cell table:formula="of:=VLOOKUP([.D15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vastgui.png</text:p>
          </table:table-cell>
          <table:table-cell office:value-type="string" calcext:value-type="string">
            <text:p>avast.png</text:p>
          </table:table-cell>
          <table:table-cell table:formula="of:=[.A154]&amp;&quot;/&quot;&amp;[.C154]" office:value-type="string" office:string-value="apps/avast.png" calcext:value-type="string">
            <text:p>apps/avast.png</text:p>
          </table:table-cell>
          <table:table-cell table:formula="of:=VLOOKUP([.D15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vast.png</text:p>
          </table:table-cell>
          <table:table-cell table:style-name="ce15" table:formula="of:=[.B155]" office:value-type="string" office:string-value="avast.png" calcext:value-type="string">
            <text:p>avast.png</text:p>
          </table:table-cell>
          <table:table-cell table:formula="of:=[.A155]&amp;&quot;/&quot;&amp;[.C155]" office:value-type="string" office:string-value="apps/avast.png" calcext:value-type="string">
            <text:p>apps/avast.png</text:p>
          </table:table-cell>
          <table:table-cell table:formula="of:=VLOOKUP([.D15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vatar-default.png</text:p>
          </table:table-cell>
          <table:table-cell office:value-type="string" calcext:value-type="string">
            <text:p>preferences-desktop-user.png</text:p>
          </table:table-cell>
          <table:table-cell table:formula="of:=[.A156]&amp;&quot;/&quot;&amp;[.C156]" office:value-type="string" office:string-value="apps/preferences-desktop-user.png" calcext:value-type="string">
            <text:p>apps/preferences-desktop-user.png</text:p>
          </table:table-cell>
          <table:table-cell table:formula="of:=VLOOKUP([.D15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videmux.png</text:p>
          </table:table-cell>
          <table:table-cell office:value-type="string" calcext:value-type="string">
            <text:p>video-editor.png</text:p>
          </table:table-cell>
          <table:table-cell table:formula="of:=[.A157]&amp;&quot;/&quot;&amp;[.C157]" office:value-type="string" office:string-value="apps/video-editor.png" calcext:value-type="string">
            <text:p>apps/video-editor.png</text:p>
          </table:table-cell>
          <table:table-cell table:formula="of:=VLOOKUP([.D15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wn-settings.png</text:p>
          </table:table-cell>
          <table:table-cell office:value-type="string" calcext:value-type="string">
            <text:p>panel-applets.png</text:p>
          </table:table-cell>
          <table:table-cell table:formula="of:=[.A158]&amp;&quot;/&quot;&amp;[.C158]" office:value-type="string" office:string-value="apps/panel-applets.png" calcext:value-type="string">
            <text:p>apps/panel-applets.png</text:p>
          </table:table-cell>
          <table:table-cell table:formula="of:=VLOOKUP([.D15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ax-applet.png</text:p>
          </table:table-cell>
          <table:table-cell office:value-type="string" calcext:value-type="string">
            <text:p>preferences-desktop-accessibility.png</text:p>
          </table:table-cell>
          <table:table-cell table:formula="of:=[.A159]&amp;&quot;/&quot;&amp;[.C159]" office:value-type="string" office:string-value="apps/preferences-desktop-accessibility.png" calcext:value-type="string">
            <text:p>apps/preferences-desktop-accessibility.png</text:p>
          </table:table-cell>
          <table:table-cell table:formula="of:=VLOOKUP([.D15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background.png</text:p>
          </table:table-cell>
          <table:table-cell office:value-type="string" calcext:value-type="string">
            <text:p>preferences-desktop-wallpaper.png</text:p>
          </table:table-cell>
          <table:table-cell table:formula="of:=[.A160]&amp;&quot;/&quot;&amp;[.C160]" office:value-type="string" office:string-value="apps/preferences-desktop-wallpaper.png" calcext:value-type="string">
            <text:p>apps/preferences-desktop-wallpaper.png</text:p>
          </table:table-cell>
          <table:table-cell table:formula="of:=VLOOKUP([.D16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baloo.png</text:p>
          </table:table-cell>
          <table:table-cell office:value-type="string" calcext:value-type="string">
            <text:p>preferences-system-search.png</text:p>
          </table:table-cell>
          <table:table-cell table:formula="of:=[.A161]&amp;&quot;/&quot;&amp;[.C161]" office:value-type="string" office:string-value="apps/preferences-system-search.png" calcext:value-type="string">
            <text:p>apps/preferences-system-search.png</text:p>
          </table:table-cell>
          <table:table-cell table:formula="of:=VLOOKUP([.D16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banshee-1.png</text:p>
          </table:table-cell>
          <table:table-cell office:value-type="string" calcext:value-type="string">
            <text:p>banshee.png</text:p>
          </table:table-cell>
          <table:table-cell table:formula="of:=[.A162]&amp;&quot;/&quot;&amp;[.C162]" office:value-type="string" office:string-value="apps/banshee.png" calcext:value-type="string">
            <text:p>apps/banshee.png</text:p>
          </table:table-cell>
          <table:table-cell table:formula="of:=VLOOKUP([.D16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banshee.png</text:p>
          </table:table-cell>
          <table:table-cell table:style-name="ce15" table:formula="of:=[.B163]" office:value-type="string" office:string-value="banshee.png" calcext:value-type="string">
            <text:p>banshee.png</text:p>
          </table:table-cell>
          <table:table-cell table:formula="of:=[.A163]&amp;&quot;/&quot;&amp;[.C163]" office:value-type="string" office:string-value="apps/banshee.png" calcext:value-type="string">
            <text:p>apps/banshee.png</text:p>
          </table:table-cell>
          <table:table-cell table:formula="of:=VLOOKUP([.D16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baobab.png</text:p>
          </table:table-cell>
          <table:table-cell office:value-type="string" calcext:value-type="string">
            <text:p>disk-usage-analyzer.png</text:p>
          </table:table-cell>
          <table:table-cell table:formula="of:=[.A164]&amp;&quot;/&quot;&amp;[.C164]" office:value-type="string" office:string-value="apps/disk-usage-analyzer.png" calcext:value-type="string">
            <text:p>apps/disk-usage-analyzer.png</text:p>
          </table:table-cell>
          <table:table-cell table:formula="of:=VLOOKUP([.D16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bash.png</text:p>
          </table:table-cell>
          <table:table-cell office:value-type="string" calcext:value-type="string">
            <text:p>utilities-terminal.png</text:p>
          </table:table-cell>
          <table:table-cell table:formula="of:=[.A165]&amp;&quot;/&quot;&amp;[.C165]" office:value-type="string" office:string-value="apps/utilities-terminal.png" calcext:value-type="string">
            <text:p>apps/utilities-terminal.png</text:p>
          </table:table-cell>
          <table:table-cell table:formula="of:=VLOOKUP([.D16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basket.png</text:p>
          </table:table-cell>
          <table:table-cell office:value-type="string" calcext:value-type="string">
            <text:p>notes.png</text:p>
          </table:table-cell>
          <table:table-cell table:formula="of:=[.A166]&amp;&quot;/&quot;&amp;[.C166]" office:value-type="string" office:string-value="apps/notes.png" calcext:value-type="string">
            <text:p>apps/notes.png</text:p>
          </table:table-cell>
          <table:table-cell table:formula="of:=VLOOKUP([.D16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battlenet.png</text:p>
          </table:table-cell>
          <table:table-cell table:style-name="ce15" table:formula="of:=[.B167]" office:value-type="string" office:string-value="battlenet.png" calcext:value-type="string">
            <text:p>battlenet.png</text:p>
          </table:table-cell>
          <table:table-cell table:formula="of:=[.A167]&amp;&quot;/&quot;&amp;[.C167]" office:value-type="string" office:string-value="apps/battlenet.png" calcext:value-type="string">
            <text:p>apps/battlenet.png</text:p>
          </table:table-cell>
          <table:table-cell table:formula="of:=VLOOKUP([.D16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beaver.png</text:p>
          </table:table-cell>
          <table:table-cell table:style-name="ce15" table:formula="of:=[.B168]" office:value-type="string" office:string-value="beaver.png" calcext:value-type="string">
            <text:p>beaver.png</text:p>
          </table:table-cell>
          <table:table-cell table:formula="of:=[.A168]&amp;&quot;/&quot;&amp;[.C168]" office:value-type="string" office:string-value="apps/beaver.png" calcext:value-type="string">
            <text:p>apps/beaver.png</text:p>
          </table:table-cell>
          <table:table-cell table:formula="of:=VLOOKUP([.D16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bibletime.png</text:p>
          </table:table-cell>
          <table:table-cell office:value-type="string" calcext:value-type="string">
            <text:p>xiphos.png</text:p>
          </table:table-cell>
          <table:table-cell table:formula="of:=[.A169]&amp;&quot;/&quot;&amp;[.C169]" office:value-type="string" office:string-value="apps/xiphos.png" calcext:value-type="string">
            <text:p>apps/xiphos.png</text:p>
          </table:table-cell>
          <table:table-cell table:formula="of:=VLOOKUP([.D16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bijiben.png</text:p>
          </table:table-cell>
          <table:table-cell office:value-type="string" calcext:value-type="string">
            <text:p>notes.png</text:p>
          </table:table-cell>
          <table:table-cell table:formula="of:=[.A170]&amp;&quot;/&quot;&amp;[.C170]" office:value-type="string" office:string-value="apps/notes.png" calcext:value-type="string">
            <text:p>apps/notes.png</text:p>
          </table:table-cell>
          <table:table-cell table:formula="of:=VLOOKUP([.D17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bino.png</text:p>
          </table:table-cell>
          <table:table-cell office:value-type="string" calcext:value-type="string">
            <text:p>multimedia-video-player.png</text:p>
          </table:table-cell>
          <table:table-cell table:formula="of:=[.A171]&amp;&quot;/&quot;&amp;[.C171]" office:value-type="string" office:string-value="apps/multimedia-video-player.png" calcext:value-type="string">
            <text:p>apps/multimedia-video-player.png</text:p>
          </table:table-cell>
          <table:table-cell table:formula="of:=VLOOKUP([.D17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birdie.png</text:p>
          </table:table-cell>
          <table:table-cell table:style-name="ce15" table:formula="of:=[.B172]" office:value-type="string" office:string-value="birdie.png" calcext:value-type="string">
            <text:p>birdie.png</text:p>
          </table:table-cell>
          <table:table-cell table:formula="of:=[.A172]&amp;&quot;/&quot;&amp;[.C172]" office:value-type="string" office:string-value="apps/birdie.png" calcext:value-type="string">
            <text:p>apps/birdie.png</text:p>
          </table:table-cell>
          <table:table-cell table:formula="of:=VLOOKUP([.D17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bitcoin128.png</text:p>
          </table:table-cell>
          <table:table-cell office:value-type="string" calcext:value-type="string">
            <text:p>bitcoin.png</text:p>
          </table:table-cell>
          <table:table-cell table:formula="of:=[.A173]&amp;&quot;/&quot;&amp;[.C173]" office:value-type="string" office:string-value="apps/bitcoin.png" calcext:value-type="string">
            <text:p>apps/bitcoin.png</text:p>
          </table:table-cell>
          <table:table-cell table:formula="of:=VLOOKUP([.D17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bitcoin.png</text:p>
          </table:table-cell>
          <table:table-cell table:style-name="ce15" table:formula="of:=[.B174]" office:value-type="string" office:string-value="bitcoin.png" calcext:value-type="string">
            <text:p>bitcoin.png</text:p>
          </table:table-cell>
          <table:table-cell table:formula="of:=[.A174]&amp;&quot;/&quot;&amp;[.C174]" office:value-type="string" office:string-value="apps/bitcoin.png" calcext:value-type="string">
            <text:p>apps/bitcoin.png</text:p>
          </table:table-cell>
          <table:table-cell table:formula="of:=VLOOKUP([.D17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bitcoin-qt.png</text:p>
          </table:table-cell>
          <table:table-cell office:value-type="string" calcext:value-type="string">
            <text:p>bitcoin.png</text:p>
          </table:table-cell>
          <table:table-cell table:formula="of:=[.A175]&amp;&quot;/&quot;&amp;[.C175]" office:value-type="string" office:string-value="apps/bitcoin.png" calcext:value-type="string">
            <text:p>apps/bitcoin.png</text:p>
          </table:table-cell>
          <table:table-cell table:formula="of:=VLOOKUP([.D17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bitdefender.png</text:p>
          </table:table-cell>
          <table:table-cell table:style-name="ce15" table:formula="of:=[.B176]" office:value-type="string" office:string-value="bitdefender.png" calcext:value-type="string">
            <text:p>bitdefender.png</text:p>
          </table:table-cell>
          <table:table-cell table:formula="of:=[.A176]&amp;&quot;/&quot;&amp;[.C176]" office:value-type="string" office:string-value="apps/bitdefender.png" calcext:value-type="string">
            <text:p>apps/bitdefender.png</text:p>
          </table:table-cell>
          <table:table-cell table:formula="of:=VLOOKUP([.D17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bittorrentsync.png</text:p>
          </table:table-cell>
          <table:table-cell table:style-name="ce15" table:formula="of:=[.B177]" office:value-type="string" office:string-value="bittorrentsync.png" calcext:value-type="string">
            <text:p>bittorrentsync.png</text:p>
          </table:table-cell>
          <table:table-cell table:formula="of:=[.A177]&amp;&quot;/&quot;&amp;[.C177]" office:value-type="string" office:string-value="apps/bittorrentsync.png" calcext:value-type="string">
            <text:p>apps/bittorrentsync.png</text:p>
          </table:table-cell>
          <table:table-cell table:formula="of:=VLOOKUP([.D17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bitwig-studio.png</text:p>
          </table:table-cell>
          <table:table-cell table:style-name="ce15" table:formula="of:=[.B178]" office:value-type="string" office:string-value="bitwig-studio.png" calcext:value-type="string">
            <text:p>bitwig-studio.png</text:p>
          </table:table-cell>
          <table:table-cell table:formula="of:=[.A178]&amp;&quot;/&quot;&amp;[.C178]" office:value-type="string" office:string-value="apps/bitwig-studio.png" calcext:value-type="string">
            <text:p>apps/bitwig-studio.png</text:p>
          </table:table-cell>
          <table:table-cell table:formula="of:=VLOOKUP([.D17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blam.png</text:p>
          </table:table-cell>
          <table:table-cell office:value-type="string" calcext:value-type="string">
            <text:p>internet-news-reader.png</text:p>
          </table:table-cell>
          <table:table-cell table:formula="of:=[.A179]&amp;&quot;/&quot;&amp;[.C179]" office:value-type="string" office:string-value="apps/internet-news-reader.png" calcext:value-type="string">
            <text:p>apps/internet-news-reader.png</text:p>
          </table:table-cell>
          <table:table-cell table:formula="of:=VLOOKUP([.D17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bleachbit.png</text:p>
          </table:table-cell>
          <table:table-cell table:style-name="ce15" table:formula="of:=[.B180]" office:value-type="string" office:string-value="bleachbit.png" calcext:value-type="string">
            <text:p>bleachbit.png</text:p>
          </table:table-cell>
          <table:table-cell table:formula="of:=[.A180]&amp;&quot;/&quot;&amp;[.C180]" office:value-type="string" office:string-value="apps/bleachbit.png" calcext:value-type="string">
            <text:p>apps/bleachbit.png</text:p>
          </table:table-cell>
          <table:table-cell table:formula="of:=VLOOKUP([.D18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blender.png</text:p>
          </table:table-cell>
          <table:table-cell table:style-name="ce15" table:formula="of:=[.B181]" office:value-type="string" office:string-value="blender.png" calcext:value-type="string">
            <text:p>blender.png</text:p>
          </table:table-cell>
          <table:table-cell table:formula="of:=[.A181]&amp;&quot;/&quot;&amp;[.C181]" office:value-type="string" office:string-value="apps/blender.png" calcext:value-type="string">
            <text:p>apps/blender.png</text:p>
          </table:table-cell>
          <table:table-cell table:formula="of:=VLOOKUP([.D18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Blender.png</text:p>
          </table:table-cell>
          <table:table-cell office:value-type="string" calcext:value-type="string">
            <text:p>blender.png</text:p>
          </table:table-cell>
          <table:table-cell table:formula="of:=[.A182]&amp;&quot;/&quot;&amp;[.C182]" office:value-type="string" office:string-value="apps/blender.png" calcext:value-type="string">
            <text:p>apps/blender.png</text:p>
          </table:table-cell>
          <table:table-cell table:formula="of:=VLOOKUP([.D18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bluefish.png</text:p>
          </table:table-cell>
          <table:table-cell table:style-name="ce15" table:formula="of:=[.B183]" office:value-type="string" office:string-value="bluefish.png" calcext:value-type="string">
            <text:p>bluefish.png</text:p>
          </table:table-cell>
          <table:table-cell table:formula="of:=[.A183]&amp;&quot;/&quot;&amp;[.C183]" office:value-type="string" office:string-value="apps/bluefish.png" calcext:value-type="string">
            <text:p>apps/bluefish.png</text:p>
          </table:table-cell>
          <table:table-cell table:formula="of:=VLOOKUP([.D18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blueman.png</text:p>
          </table:table-cell>
          <table:table-cell office:value-type="string" calcext:value-type="string">
            <text:p>preferences-bluetooth.png</text:p>
          </table:table-cell>
          <table:table-cell table:formula="of:=[.A184]&amp;&quot;/&quot;&amp;[.C184]" office:value-type="string" office:string-value="apps/preferences-bluetooth.png" calcext:value-type="string">
            <text:p>apps/preferences-bluetooth.png</text:p>
          </table:table-cell>
          <table:table-cell table:formula="of:=VLOOKUP([.D18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blueradio-48.png</text:p>
          </table:table-cell>
          <table:table-cell office:value-type="string" calcext:value-type="string">
            <text:p>preferences-bluetooth.png</text:p>
          </table:table-cell>
          <table:table-cell table:formula="of:=[.A185]&amp;&quot;/&quot;&amp;[.C185]" office:value-type="string" office:string-value="apps/preferences-bluetooth.png" calcext:value-type="string">
            <text:p>apps/preferences-bluetooth.png</text:p>
          </table:table-cell>
          <table:table-cell table:formula="of:=VLOOKUP([.D18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blueradio.png</text:p>
          </table:table-cell>
          <table:table-cell office:value-type="string" calcext:value-type="string">
            <text:p>preferences-bluetooth.png</text:p>
          </table:table-cell>
          <table:table-cell table:formula="of:=[.A186]&amp;&quot;/&quot;&amp;[.C186]" office:value-type="string" office:string-value="apps/preferences-bluetooth.png" calcext:value-type="string">
            <text:p>apps/preferences-bluetooth.png</text:p>
          </table:table-cell>
          <table:table-cell table:formula="of:=VLOOKUP([.D18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bluetooth-48.png</text:p>
          </table:table-cell>
          <table:table-cell office:value-type="string" calcext:value-type="string">
            <text:p>preferences-bluetooth.png</text:p>
          </table:table-cell>
          <table:table-cell table:formula="of:=[.A187]&amp;&quot;/&quot;&amp;[.C187]" office:value-type="string" office:string-value="apps/preferences-bluetooth.png" calcext:value-type="string">
            <text:p>apps/preferences-bluetooth.png</text:p>
          </table:table-cell>
          <table:table-cell table:formula="of:=VLOOKUP([.D18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bluetooth.png</text:p>
          </table:table-cell>
          <table:table-cell table:style-name="ce15" table:formula="of:=[.B188]" office:value-type="string" office:string-value="bluetooth.png" calcext:value-type="string">
            <text:p>bluetooth.png</text:p>
          </table:table-cell>
          <table:table-cell table:formula="of:=[.A188]&amp;&quot;/&quot;&amp;[.C188]" office:value-type="string" office:string-value="apps/bluetooth.png" calcext:value-type="string">
            <text:p>apps/bluetooth.png</text:p>
          </table:table-cell>
          <table:table-cell table:formula="of:=VLOOKUP([.D18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bluetooth-radio.png</text:p>
          </table:table-cell>
          <table:table-cell office:value-type="string" calcext:value-type="string">
            <text:p>preferences-bluetooth.png</text:p>
          </table:table-cell>
          <table:table-cell table:formula="of:=[.A189]&amp;&quot;/&quot;&amp;[.C189]" office:value-type="string" office:string-value="apps/preferences-bluetooth.png" calcext:value-type="string">
            <text:p>apps/preferences-bluetooth.png</text:p>
          </table:table-cell>
          <table:table-cell table:formula="of:=VLOOKUP([.D18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bluetoothradio.png</text:p>
          </table:table-cell>
          <table:table-cell office:value-type="string" calcext:value-type="string">
            <text:p>preferences-bluetooth.png</text:p>
          </table:table-cell>
          <table:table-cell table:formula="of:=[.A190]&amp;&quot;/&quot;&amp;[.C190]" office:value-type="string" office:string-value="apps/preferences-bluetooth.png" calcext:value-type="string">
            <text:p>apps/preferences-bluetooth.png</text:p>
          </table:table-cell>
          <table:table-cell table:formula="of:=VLOOKUP([.D19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boincmgr.png</text:p>
          </table:table-cell>
          <table:table-cell table:style-name="ce15" table:formula="of:=[.B191]" office:value-type="string" office:string-value="boincmgr.png" calcext:value-type="string">
            <text:p>boincmgr.png</text:p>
          </table:table-cell>
          <table:table-cell table:formula="of:=[.A191]&amp;&quot;/&quot;&amp;[.C191]" office:value-type="string" office:string-value="apps/boincmgr.png" calcext:value-type="string">
            <text:p>apps/boincmgr.png</text:p>
          </table:table-cell>
          <table:table-cell table:formula="of:=VLOOKUP([.D19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boinc.png</text:p>
          </table:table-cell>
          <table:table-cell office:value-type="string" calcext:value-type="string">
            <text:p>boincmgr.png</text:p>
          </table:table-cell>
          <table:table-cell table:formula="of:=[.A192]&amp;&quot;/&quot;&amp;[.C192]" office:value-type="string" office:string-value="apps/boincmgr.png" calcext:value-type="string">
            <text:p>apps/boincmgr.png</text:p>
          </table:table-cell>
          <table:table-cell table:formula="of:=VLOOKUP([.D19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bokken.png</text:p>
          </table:table-cell>
          <table:table-cell table:style-name="ce15" table:formula="of:=[.B193]" office:value-type="string" office:string-value="bokken.png" calcext:value-type="string">
            <text:p>bokken.png</text:p>
          </table:table-cell>
          <table:table-cell table:formula="of:=[.A193]&amp;&quot;/&quot;&amp;[.C193]" office:value-type="string" office:string-value="apps/bokken.png" calcext:value-type="string">
            <text:p>apps/bokken.png</text:p>
          </table:table-cell>
          <table:table-cell table:formula="of:=VLOOKUP([.D19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bootloader.png</text:p>
          </table:table-cell>
          <table:table-cell table:style-name="ce15" table:formula="of:=[.B194]" office:value-type="string" office:string-value="bootloader.png" calcext:value-type="string">
            <text:p>bootloader.png</text:p>
          </table:table-cell>
          <table:table-cell table:formula="of:=[.A194]&amp;&quot;/&quot;&amp;[.C194]" office:value-type="string" office:string-value="apps/bootloader.png" calcext:value-type="string">
            <text:p>apps/bootloader.png</text:p>
          </table:table-cell>
          <table:table-cell table:formula="of:=VLOOKUP([.D19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boxes.png</text:p>
          </table:table-cell>
          <table:table-cell office:value-type="string" calcext:value-type="string">
            <text:p>gnome-boxes.png</text:p>
          </table:table-cell>
          <table:table-cell table:formula="of:=[.A195]&amp;&quot;/&quot;&amp;[.C195]" office:value-type="string" office:string-value="apps/gnome-boxes.png" calcext:value-type="string">
            <text:p>apps/gnome-boxes.png</text:p>
          </table:table-cell>
          <table:table-cell table:formula="of:=VLOOKUP([.D19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bpython.png</text:p>
          </table:table-cell>
          <table:table-cell office:value-type="string" calcext:value-type="string">
            <text:p>python.png</text:p>
          </table:table-cell>
          <table:table-cell table:formula="of:=[.A196]&amp;&quot;/&quot;&amp;[.C196]" office:value-type="string" office:string-value="apps/python.png" calcext:value-type="string">
            <text:p>apps/python.png</text:p>
          </table:table-cell>
          <table:table-cell table:formula="of:=VLOOKUP([.D19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brackets.png</text:p>
          </table:table-cell>
          <table:table-cell table:style-name="ce15" table:formula="of:=[.B197]" office:value-type="string" office:string-value="brackets.png" calcext:value-type="string">
            <text:p>brackets.png</text:p>
          </table:table-cell>
          <table:table-cell table:formula="of:=[.A197]&amp;&quot;/&quot;&amp;[.C197]" office:value-type="string" office:string-value="apps/brackets.png" calcext:value-type="string">
            <text:p>apps/brackets.png</text:p>
          </table:table-cell>
          <table:table-cell table:formula="of:=VLOOKUP([.D19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brasero.png</text:p>
          </table:table-cell>
          <table:table-cell office:value-type="string" calcext:value-type="string">
            <text:p>disk-burner.png</text:p>
          </table:table-cell>
          <table:table-cell table:formula="of:=[.A198]&amp;&quot;/&quot;&amp;[.C198]" office:value-type="string" office:string-value="apps/disk-burner.png" calcext:value-type="string">
            <text:p>apps/disk-burner.png</text:p>
          </table:table-cell>
          <table:table-cell table:formula="of:=VLOOKUP([.D19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brave.png</text:p>
          </table:table-cell>
          <table:table-cell table:style-name="ce15" table:formula="of:=[.B199]" office:value-type="string" office:string-value="brave.png" calcext:value-type="string">
            <text:p>brave.png</text:p>
          </table:table-cell>
          <table:table-cell table:formula="of:=[.A199]&amp;&quot;/&quot;&amp;[.C199]" office:value-type="string" office:string-value="apps/brave.png" calcext:value-type="string">
            <text:p>apps/brave.png</text:p>
          </table:table-cell>
          <table:table-cell table:formula="of:=VLOOKUP([.D19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brightside.png</text:p>
          </table:table-cell>
          <table:table-cell office:value-type="string" calcext:value-type="string">
            <text:p>preferences-system-hotcorners.png</text:p>
          </table:table-cell>
          <table:table-cell table:formula="of:=[.A200]&amp;&quot;/&quot;&amp;[.C200]" office:value-type="string" office:string-value="apps/preferences-system-hotcorners.png" calcext:value-type="string">
            <text:p>apps/preferences-system-hotcorners.png</text:p>
          </table:table-cell>
          <table:table-cell table:formula="of:=VLOOKUP([.D20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browser.png</text:p>
          </table:table-cell>
          <table:table-cell office:value-type="string" calcext:value-type="string">
            <text:p>internet-web-browser.png</text:p>
          </table:table-cell>
          <table:table-cell table:formula="of:=[.A201]&amp;&quot;/&quot;&amp;[.C201]" office:value-type="string" office:string-value="apps/internet-web-browser.png" calcext:value-type="string">
            <text:p>apps/internet-web-browser.png</text:p>
          </table:table-cell>
          <table:table-cell table:formula="of:=VLOOKUP([.D20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bt-logo.png</text:p>
          </table:table-cell>
          <table:table-cell office:value-type="string" calcext:value-type="string">
            <text:p>preferences-bluetooth.png</text:p>
          </table:table-cell>
          <table:table-cell table:formula="of:=[.A202]&amp;&quot;/&quot;&amp;[.C202]" office:value-type="string" office:string-value="apps/preferences-bluetooth.png" calcext:value-type="string">
            <text:p>apps/preferences-bluetooth.png</text:p>
          </table:table-cell>
          <table:table-cell table:formula="of:=VLOOKUP([.D20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btsync-gui-gtk.png</text:p>
          </table:table-cell>
          <table:table-cell office:value-type="string" calcext:value-type="string">
            <text:p>bittorrentsync.png</text:p>
          </table:table-cell>
          <table:table-cell table:formula="of:=[.A203]&amp;&quot;/&quot;&amp;[.C203]" office:value-type="string" office:string-value="apps/bittorrentsync.png" calcext:value-type="string">
            <text:p>apps/bittorrentsync.png</text:p>
          </table:table-cell>
          <table:table-cell table:formula="of:=VLOOKUP([.D20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btsync-gui.png</text:p>
          </table:table-cell>
          <table:table-cell office:value-type="string" calcext:value-type="string">
            <text:p>bittorrentsync.png</text:p>
          </table:table-cell>
          <table:table-cell table:formula="of:=[.A204]&amp;&quot;/&quot;&amp;[.C204]" office:value-type="string" office:string-value="apps/bittorrentsync.png" calcext:value-type="string">
            <text:p>apps/bittorrentsync.png</text:p>
          </table:table-cell>
          <table:table-cell table:formula="of:=VLOOKUP([.D20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btsync-user.png</text:p>
          </table:table-cell>
          <table:table-cell office:value-type="string" calcext:value-type="string">
            <text:p>bittorrentsync.png</text:p>
          </table:table-cell>
          <table:table-cell table:formula="of:=[.A205]&amp;&quot;/&quot;&amp;[.C205]" office:value-type="string" office:string-value="apps/bittorrentsync.png" calcext:value-type="string">
            <text:p>apps/bittorrentsync.png</text:p>
          </table:table-cell>
          <table:table-cell table:formula="of:=VLOOKUP([.D20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budgie.png</text:p>
          </table:table-cell>
          <table:table-cell table:style-name="ce15" table:formula="of:=[.B206]" office:value-type="string" office:string-value="budgie.png" calcext:value-type="string">
            <text:p>budgie.png</text:p>
          </table:table-cell>
          <table:table-cell table:formula="of:=[.A206]&amp;&quot;/&quot;&amp;[.C206]" office:value-type="string" office:string-value="apps/budgie.png" calcext:value-type="string">
            <text:p>apps/budgie.png</text:p>
          </table:table-cell>
          <table:table-cell table:formula="of:=VLOOKUP([.D20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bug-buddy.png</text:p>
          </table:table-cell>
          <table:table-cell office:value-type="string" calcext:value-type="string">
            <text:p>system-error.png</text:p>
          </table:table-cell>
          <table:table-cell table:formula="of:=[.A207]&amp;&quot;/&quot;&amp;[.C207]" office:value-type="string" office:string-value="apps/system-error.png" calcext:value-type="string">
            <text:p>apps/system-error.png</text:p>
          </table:table-cell>
          <table:table-cell table:formula="of:=VLOOKUP([.D20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bum.png</text:p>
          </table:table-cell>
          <table:table-cell office:value-type="string" calcext:value-type="string">
            <text:p>bootloader.png</text:p>
          </table:table-cell>
          <table:table-cell table:formula="of:=[.A208]&amp;&quot;/&quot;&amp;[.C208]" office:value-type="string" office:string-value="apps/bootloader.png" calcext:value-type="string">
            <text:p>apps/bootloader.png</text:p>
          </table:table-cell>
          <table:table-cell table:formula="of:=VLOOKUP([.D20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byobu.png</text:p>
          </table:table-cell>
          <table:table-cell table:style-name="ce15" table:formula="of:=[.B209]" office:value-type="string" office:string-value="byobu.png" calcext:value-type="string">
            <text:p>byobu.png</text:p>
          </table:table-cell>
          <table:table-cell table:formula="of:=[.A209]&amp;&quot;/&quot;&amp;[.C209]" office:value-type="string" office:string-value="apps/byobu.png" calcext:value-type="string">
            <text:p>apps/byobu.png</text:p>
          </table:table-cell>
          <table:table-cell table:formula="of:=VLOOKUP([.D20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acao-oj6.png</text:p>
          </table:table-cell>
          <table:table-cell office:value-type="string" calcext:value-type="string">
            <text:p>java.png</text:p>
          </table:table-cell>
          <table:table-cell table:formula="of:=[.A210]&amp;&quot;/&quot;&amp;[.C210]" office:value-type="string" office:string-value="apps/java.png" calcext:value-type="string">
            <text:p>apps/java.png</text:p>
          </table:table-cell>
          <table:table-cell table:formula="of:=VLOOKUP([.D21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acao-oj7.png</text:p>
          </table:table-cell>
          <table:table-cell office:value-type="string" calcext:value-type="string">
            <text:p>java.png</text:p>
          </table:table-cell>
          <table:table-cell table:formula="of:=[.A211]&amp;&quot;/&quot;&amp;[.C211]" office:value-type="string" office:string-value="apps/java.png" calcext:value-type="string">
            <text:p>apps/java.png</text:p>
          </table:table-cell>
          <table:table-cell table:formula="of:=VLOOKUP([.D21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acao-oj8.png</text:p>
          </table:table-cell>
          <table:table-cell office:value-type="string" calcext:value-type="string">
            <text:p>java.png</text:p>
          </table:table-cell>
          <table:table-cell table:formula="of:=[.A212]&amp;&quot;/&quot;&amp;[.C212]" office:value-type="string" office:string-value="apps/java.png" calcext:value-type="string">
            <text:p>apps/java.png</text:p>
          </table:table-cell>
          <table:table-cell table:formula="of:=VLOOKUP([.D21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acao-oj9.png</text:p>
          </table:table-cell>
          <table:table-cell office:value-type="string" calcext:value-type="string">
            <text:p>java.png</text:p>
          </table:table-cell>
          <table:table-cell table:formula="of:=[.A213]&amp;&quot;/&quot;&amp;[.C213]" office:value-type="string" office:string-value="apps/java.png" calcext:value-type="string">
            <text:p>apps/java.png</text:p>
          </table:table-cell>
          <table:table-cell table:formula="of:=VLOOKUP([.D21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a.desrt.dconf-editor.png</text:p>
          </table:table-cell>
          <table:table-cell office:value-type="string" calcext:value-type="string">
            <text:p>dconf-editor.png</text:p>
          </table:table-cell>
          <table:table-cell table:formula="of:=[.A214]&amp;&quot;/&quot;&amp;[.C214]" office:value-type="string" office:string-value="apps/dconf-editor.png" calcext:value-type="string">
            <text:p>apps/dconf-editor.png</text:p>
          </table:table-cell>
          <table:table-cell table:formula="of:=VLOOKUP([.D21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affeine.png</text:p>
          </table:table-cell>
          <table:table-cell table:style-name="ce15" table:formula="of:=[.B215]" office:value-type="string" office:string-value="caffeine.png" calcext:value-type="string">
            <text:p>caffeine.png</text:p>
          </table:table-cell>
          <table:table-cell table:formula="of:=[.A215]&amp;&quot;/&quot;&amp;[.C215]" office:value-type="string" office:string-value="apps/caffeine.png" calcext:value-type="string">
            <text:p>apps/caffeine.png</text:p>
          </table:table-cell>
          <table:table-cell table:formula="of:=VLOOKUP([.D21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airo-dock.png</text:p>
          </table:table-cell>
          <table:table-cell table:style-name="ce15" table:formula="of:=[.B216]" office:value-type="string" office:string-value="cairo-dock.png" calcext:value-type="string">
            <text:p>cairo-dock.png</text:p>
          </table:table-cell>
          <table:table-cell table:formula="of:=[.A216]&amp;&quot;/&quot;&amp;[.C216]" office:value-type="string" office:string-value="apps/cairo-dock.png" calcext:value-type="string">
            <text:p>apps/cairo-dock.png</text:p>
          </table:table-cell>
          <table:table-cell table:formula="of:=VLOOKUP([.D21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alc.png</text:p>
          </table:table-cell>
          <table:table-cell office:value-type="string" calcext:value-type="string">
            <text:p>accessories-calculator.png</text:p>
          </table:table-cell>
          <table:table-cell table:formula="of:=[.A217]&amp;&quot;/&quot;&amp;[.C217]" office:value-type="string" office:string-value="apps/accessories-calculator.png" calcext:value-type="string">
            <text:p>apps/accessories-calculator.png</text:p>
          </table:table-cell>
          <table:table-cell table:formula="of:=VLOOKUP([.D21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alendar.png</text:p>
          </table:table-cell>
          <table:table-cell table:style-name="ce15" table:formula="of:=[.B218]" office:value-type="string" office:string-value="calendar.png" calcext:value-type="string">
            <text:p>calendar.png</text:p>
          </table:table-cell>
          <table:table-cell table:formula="of:=[.A218]&amp;&quot;/&quot;&amp;[.C218]" office:value-type="string" office:string-value="apps/calendar.png" calcext:value-type="string">
            <text:p>apps/calendar.png</text:p>
          </table:table-cell>
          <table:table-cell table:formula="of:=VLOOKUP([.D21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alibre-ebook-edit.png</text:p>
          </table:table-cell>
          <table:table-cell office:value-type="string" calcext:value-type="string">
            <text:p>calibre.png</text:p>
          </table:table-cell>
          <table:table-cell table:formula="of:=[.A219]&amp;&quot;/&quot;&amp;[.C219]" office:value-type="string" office:string-value="apps/calibre.png" calcext:value-type="string">
            <text:p>apps/calibre.png</text:p>
          </table:table-cell>
          <table:table-cell table:formula="of:=VLOOKUP([.D21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alibre-gui.png</text:p>
          </table:table-cell>
          <table:table-cell office:value-type="string" calcext:value-type="string">
            <text:p>calibre.png</text:p>
          </table:table-cell>
          <table:table-cell table:formula="of:=[.A220]&amp;&quot;/&quot;&amp;[.C220]" office:value-type="string" office:string-value="apps/calibre.png" calcext:value-type="string">
            <text:p>apps/calibre.png</text:p>
          </table:table-cell>
          <table:table-cell table:formula="of:=VLOOKUP([.D22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alibre.png</text:p>
          </table:table-cell>
          <table:table-cell table:style-name="ce15" table:formula="of:=[.B221]" office:value-type="string" office:string-value="calibre.png" calcext:value-type="string">
            <text:p>calibre.png</text:p>
          </table:table-cell>
          <table:table-cell table:formula="of:=[.A221]&amp;&quot;/&quot;&amp;[.C221]" office:value-type="string" office:string-value="apps/calibre.png" calcext:value-type="string">
            <text:p>apps/calibre.png</text:p>
          </table:table-cell>
          <table:table-cell table:formula="of:=VLOOKUP([.D22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alibre-viewer.png</text:p>
          </table:table-cell>
          <table:table-cell office:value-type="string" calcext:value-type="string">
            <text:p>calibre.png</text:p>
          </table:table-cell>
          <table:table-cell table:formula="of:=[.A222]&amp;&quot;/&quot;&amp;[.C222]" office:value-type="string" office:string-value="apps/calibre.png" calcext:value-type="string">
            <text:p>apps/calibre.png</text:p>
          </table:table-cell>
          <table:table-cell table:formula="of:=VLOOKUP([.D22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alifornia.png</text:p>
          </table:table-cell>
          <table:table-cell office:value-type="string" calcext:value-type="string">
            <text:p>calendar.png</text:p>
          </table:table-cell>
          <table:table-cell table:formula="of:=[.A223]&amp;&quot;/&quot;&amp;[.C223]" office:value-type="string" office:string-value="apps/calendar.png" calcext:value-type="string">
            <text:p>apps/calendar.png</text:p>
          </table:table-cell>
          <table:table-cell table:formula="of:=VLOOKUP([.D22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alligrakrita.png</text:p>
          </table:table-cell>
          <table:table-cell office:value-type="string" calcext:value-type="string">
            <text:p>krita.png</text:p>
          </table:table-cell>
          <table:table-cell table:formula="of:=[.A224]&amp;&quot;/&quot;&amp;[.C224]" office:value-type="string" office:string-value="apps/krita.png" calcext:value-type="string">
            <text:p>apps/krita.png</text:p>
          </table:table-cell>
          <table:table-cell table:formula="of:=VLOOKUP([.D22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antana.png</text:p>
          </table:table-cell>
          <table:table-cell office:value-type="string" calcext:value-type="string">
            <text:p>mpd.png</text:p>
          </table:table-cell>
          <table:table-cell table:formula="of:=[.A225]&amp;&quot;/&quot;&amp;[.C225]" office:value-type="string" office:string-value="apps/mpd.png" calcext:value-type="string">
            <text:p>apps/mpd.png</text:p>
          </table:table-cell>
          <table:table-cell table:formula="of:=VLOOKUP([.D22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antata.png</text:p>
          </table:table-cell>
          <table:table-cell office:value-type="string" calcext:value-type="string">
            <text:p>mpd.png</text:p>
          </table:table-cell>
          <table:table-cell table:formula="of:=[.A226]&amp;&quot;/&quot;&amp;[.C226]" office:value-type="string" office:string-value="apps/mpd.png" calcext:value-type="string">
            <text:p>apps/mpd.png</text:p>
          </table:table-cell>
          <table:table-cell table:formula="of:=VLOOKUP([.D22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atfish.png</text:p>
          </table:table-cell>
          <table:table-cell office:value-type="string" calcext:value-type="string">
            <text:p>preferences-system-search.png</text:p>
          </table:table-cell>
          <table:table-cell table:formula="of:=[.A227]&amp;&quot;/&quot;&amp;[.C227]" office:value-type="string" office:string-value="apps/preferences-system-search.png" calcext:value-type="string">
            <text:p>apps/preferences-system-search.png</text:p>
          </table:table-cell>
          <table:table-cell table:formula="of:=VLOOKUP([.D22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cc-large.png</text:p>
          </table:table-cell>
          <table:table-cell office:value-type="string" calcext:value-type="string">
            <text:p>ccc_large.png</text:p>
          </table:table-cell>
          <table:table-cell table:formula="of:=[.A228]&amp;&quot;/&quot;&amp;[.C228]" office:value-type="string" office:string-value="apps/ccc_large.png" calcext:value-type="string">
            <text:p>apps/ccc_large.png</text:p>
          </table:table-cell>
          <table:table-cell table:formula="of:=VLOOKUP([.D22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cc_large.png</text:p>
          </table:table-cell>
          <table:table-cell table:style-name="ce15" table:formula="of:=[.B229]" office:value-type="string" office:string-value="ccc_large.png" calcext:value-type="string">
            <text:p>ccc_large.png</text:p>
          </table:table-cell>
          <table:table-cell table:formula="of:=[.A229]&amp;&quot;/&quot;&amp;[.C229]" office:value-type="string" office:string-value="apps/ccc_large.png" calcext:value-type="string">
            <text:p>apps/ccc_large.png</text:p>
          </table:table-cell>
          <table:table-cell table:formula="of:=VLOOKUP([.D22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csm.png</text:p>
          </table:table-cell>
          <table:table-cell table:style-name="ce15" table:formula="of:=[.B230]" office:value-type="string" office:string-value="ccsm.png" calcext:value-type="string">
            <text:p>ccsm.png</text:p>
          </table:table-cell>
          <table:table-cell table:formula="of:=[.A230]&amp;&quot;/&quot;&amp;[.C230]" office:value-type="string" office:string-value="apps/ccsm.png" calcext:value-type="string">
            <text:p>apps/ccsm.png</text:p>
          </table:table-cell>
          <table:table-cell table:formula="of:=VLOOKUP([.D23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cstudio.png</text:p>
          </table:table-cell>
          <table:table-cell table:style-name="ce15" table:formula="of:=[.B231]" office:value-type="string" office:string-value="ccstudio.png" calcext:value-type="string">
            <text:p>ccstudio.png</text:p>
          </table:table-cell>
          <table:table-cell table:formula="of:=[.A231]&amp;&quot;/&quot;&amp;[.C231]" office:value-type="string" office:string-value="apps/ccstudio.png" calcext:value-type="string">
            <text:p>apps/ccstudio.png</text:p>
          </table:table-cell>
          <table:table-cell table:formula="of:=VLOOKUP([.D23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heckbox.png</text:p>
          </table:table-cell>
          <table:table-cell table:style-name="ce15" table:formula="of:=[.B232]" office:value-type="string" office:string-value="checkbox.png" calcext:value-type="string">
            <text:p>checkbox.png</text:p>
          </table:table-cell>
          <table:table-cell table:formula="of:=[.A232]&amp;&quot;/&quot;&amp;[.C232]" office:value-type="string" office:string-value="apps/checkbox.png" calcext:value-type="string">
            <text:p>apps/checkbox.png</text:p>
          </table:table-cell>
          <table:table-cell table:formula="of:=VLOOKUP([.D23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heckbox-qt.png</text:p>
          </table:table-cell>
          <table:table-cell office:value-type="string" calcext:value-type="string">
            <text:p>checkbox.png</text:p>
          </table:table-cell>
          <table:table-cell table:formula="of:=[.A233]&amp;&quot;/&quot;&amp;[.C233]" office:value-type="string" office:string-value="apps/checkbox.png" calcext:value-type="string">
            <text:p>apps/checkbox.png</text:p>
          </table:table-cell>
          <table:table-cell table:formula="of:=VLOOKUP([.D23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heese.png</text:p>
          </table:table-cell>
          <table:table-cell table:style-name="ce15" table:formula="of:=[.B234]" office:value-type="string" office:string-value="cheese.png" calcext:value-type="string">
            <text:p>cheese.png</text:p>
          </table:table-cell>
          <table:table-cell table:formula="of:=[.A234]&amp;&quot;/&quot;&amp;[.C234]" office:value-type="string" office:string-value="apps/cheese.png" calcext:value-type="string">
            <text:p>apps/cheese.png</text:p>
          </table:table-cell>
          <table:table-cell table:formula="of:=VLOOKUP([.D23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herrytree.png</text:p>
          </table:table-cell>
          <table:table-cell table:style-name="ce15" table:formula="of:=[.B235]" office:value-type="string" office:string-value="cherrytree.png" calcext:value-type="string">
            <text:p>cherrytree.png</text:p>
          </table:table-cell>
          <table:table-cell table:formula="of:=[.A235]&amp;&quot;/&quot;&amp;[.C235]" office:value-type="string" office:string-value="apps/cherrytree.png" calcext:value-type="string">
            <text:p>apps/cherrytree.png</text:p>
          </table:table-cell>
          <table:table-cell table:formula="of:=VLOOKUP([.D23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hess.png</text:p>
          </table:table-cell>
          <table:table-cell table:style-name="ce15" table:formula="of:=[.B236]" office:value-type="string" office:string-value="chess.png" calcext:value-type="string">
            <text:p>chess.png</text:p>
          </table:table-cell>
          <table:table-cell table:formula="of:=[.A236]&amp;&quot;/&quot;&amp;[.C236]" office:value-type="string" office:string-value="apps/chess.png" calcext:value-type="string">
            <text:p>apps/chess.png</text:p>
          </table:table-cell>
          <table:table-cell table:formula="of:=VLOOKUP([.D23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hmsee-icon.png</text:p>
          </table:table-cell>
          <table:table-cell office:value-type="string" calcext:value-type="string">
            <text:p>system-help.png</text:p>
          </table:table-cell>
          <table:table-cell table:formula="of:=[.A237]&amp;&quot;/&quot;&amp;[.C237]" office:value-type="string" office:string-value="apps/system-help.png" calcext:value-type="string">
            <text:p>apps/system-help.png</text:p>
          </table:table-cell>
          <table:table-cell table:formula="of:=VLOOKUP([.D23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hrome-app-list.png</text:p>
          </table:table-cell>
          <table:table-cell table:style-name="ce15" table:formula="of:=[.B238]" office:value-type="string" office:string-value="chrome-app-list.png" calcext:value-type="string">
            <text:p>chrome-app-list.png</text:p>
          </table:table-cell>
          <table:table-cell table:formula="of:=[.A238]&amp;&quot;/&quot;&amp;[.C238]" office:value-type="string" office:string-value="apps/chrome-app-list.png" calcext:value-type="string">
            <text:p>apps/chrome-app-list.png</text:p>
          </table:table-cell>
          <table:table-cell table:formula="of:=VLOOKUP([.D23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hrome-bnbaboaihhkjoaolfnfoablhllahjnee-Default.png</text:p>
          </table:table-cell>
          <table:table-cell office:value-type="string" calcext:value-type="string">
            <text:p>geogebra.png</text:p>
          </table:table-cell>
          <table:table-cell table:formula="of:=[.A239]&amp;&quot;/&quot;&amp;[.C239]" office:value-type="string" office:string-value="apps/geogebra.png" calcext:value-type="string">
            <text:p>apps/geogebra.png</text:p>
          </table:table-cell>
          <table:table-cell table:formula="of:=VLOOKUP([.D23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hrome-fpniocchabmgenibceglhnfeimmdhdfm-Default.png</text:p>
          </table:table-cell>
          <table:table-cell office:value-type="string" calcext:value-type="string">
            <text:p>plex.png</text:p>
          </table:table-cell>
          <table:table-cell table:formula="of:=[.A240]&amp;&quot;/&quot;&amp;[.C240]" office:value-type="string" office:string-value="apps/plex.png" calcext:value-type="string">
            <text:p>apps/plex.png</text:p>
          </table:table-cell>
          <table:table-cell table:formula="of:=VLOOKUP([.D24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hrome-gaedmjdfmmahhbjefcbgaolhhanlaolb-Default.png</text:p>
          </table:table-cell>
          <table:table-cell office:value-type="string" calcext:value-type="string">
            <text:p>authy.png</text:p>
          </table:table-cell>
          <table:table-cell table:formula="of:=[.A241]&amp;&quot;/&quot;&amp;[.C241]" office:value-type="string" office:string-value="apps/authy.png" calcext:value-type="string">
            <text:p>apps/authy.png</text:p>
          </table:table-cell>
          <table:table-cell table:formula="of:=VLOOKUP([.D24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hrome-hbdpomandigafcibbmofojjchbcdagbl-Default.png</text:p>
          </table:table-cell>
          <table:table-cell office:value-type="string" calcext:value-type="string">
            <text:p>tweetdeck.png</text:p>
          </table:table-cell>
          <table:table-cell table:formula="of:=[.A242]&amp;&quot;/&quot;&amp;[.C242]" office:value-type="string" office:string-value="apps/tweetdeck.png" calcext:value-type="string">
            <text:p>apps/tweetdeck.png</text:p>
          </table:table-cell>
          <table:table-cell table:formula="of:=VLOOKUP([.D24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hrome-ioekoebejdcmnlefjiknokhhafglcjdl-Default.png</text:p>
          </table:table-cell>
          <table:table-cell office:value-type="string" calcext:value-type="string">
            <text:p>dropbox.png</text:p>
          </table:table-cell>
          <table:table-cell table:formula="of:=[.A243]&amp;&quot;/&quot;&amp;[.C243]" office:value-type="string" office:string-value="apps/dropbox.png" calcext:value-type="string">
            <text:p>apps/dropbox.png</text:p>
          </table:table-cell>
          <table:table-cell table:formula="of:=VLOOKUP([.D24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hrome-ocjnemjmlhjkeilmaidemofakmpclcbi-Default.png</text:p>
          </table:table-cell>
          <table:table-cell office:value-type="string" calcext:value-type="string">
            <text:p>utilities-system-monitor.png</text:p>
          </table:table-cell>
          <table:table-cell table:formula="of:=[.A244]&amp;&quot;/&quot;&amp;[.C244]" office:value-type="string" office:string-value="apps/utilities-system-monitor.png" calcext:value-type="string">
            <text:p>apps/utilities-system-monitor.png</text:p>
          </table:table-cell>
          <table:table-cell table:formula="of:=VLOOKUP([.D24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hrome.png</text:p>
          </table:table-cell>
          <table:table-cell office:value-type="string" calcext:value-type="string">
            <text:p>google-chrome.png</text:p>
          </table:table-cell>
          <table:table-cell table:formula="of:=[.A245]&amp;&quot;/&quot;&amp;[.C245]" office:value-type="string" office:string-value="apps/google-chrome.png" calcext:value-type="string">
            <text:p>apps/google-chrome.png</text:p>
          </table:table-cell>
          <table:table-cell table:formula="of:=VLOOKUP([.D24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hromium-browser-old.png</text:p>
          </table:table-cell>
          <table:table-cell table:style-name="ce15" table:formula="of:=[.B246]" office:value-type="string" office:string-value="chromium-browser-old.png" calcext:value-type="string">
            <text:p>chromium-browser-old.png</text:p>
          </table:table-cell>
          <table:table-cell table:formula="of:=[.A246]&amp;&quot;/&quot;&amp;[.C246]" office:value-type="string" office:string-value="apps/chromium-browser-old.png" calcext:value-type="string">
            <text:p>apps/chromium-browser-old.png</text:p>
          </table:table-cell>
          <table:table-cell table:formula="of:=VLOOKUP([.D24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hromium-browser.png</text:p>
          </table:table-cell>
          <table:table-cell table:style-name="ce15" table:formula="of:=[.B247]" office:value-type="string" office:string-value="chromium-browser.png" calcext:value-type="string">
            <text:p>chromium-browser.png</text:p>
          </table:table-cell>
          <table:table-cell table:formula="of:=[.A247]&amp;&quot;/&quot;&amp;[.C247]" office:value-type="string" office:string-value="apps/chromium-browser.png" calcext:value-type="string">
            <text:p>apps/chromium-browser.png</text:p>
          </table:table-cell>
          <table:table-cell table:formula="of:=VLOOKUP([.D24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hromium.png</text:p>
          </table:table-cell>
          <table:table-cell office:value-type="string" calcext:value-type="string">
            <text:p>chromium-browser.png</text:p>
          </table:table-cell>
          <table:table-cell table:formula="of:=[.A248]&amp;&quot;/&quot;&amp;[.C248]" office:value-type="string" office:string-value="apps/chromium-browser.png" calcext:value-type="string">
            <text:p>apps/chromium-browser.png</text:p>
          </table:table-cell>
          <table:table-cell table:formula="of:=VLOOKUP([.D24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innamon-preferences-color.png</text:p>
          </table:table-cell>
          <table:table-cell office:value-type="string" calcext:value-type="string">
            <text:p>preferences-color.png</text:p>
          </table:table-cell>
          <table:table-cell table:formula="of:=[.A249]&amp;&quot;/&quot;&amp;[.C249]" office:value-type="string" office:string-value="apps/preferences-color.png" calcext:value-type="string">
            <text:p>apps/preferences-color.png</text:p>
          </table:table-cell>
          <table:table-cell table:formula="of:=VLOOKUP([.D24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innamon-session-properties.png</text:p>
          </table:table-cell>
          <table:table-cell office:value-type="string" calcext:value-type="string">
            <text:p>session-properties.png</text:p>
          </table:table-cell>
          <table:table-cell table:formula="of:=[.A250]&amp;&quot;/&quot;&amp;[.C250]" office:value-type="string" office:string-value="apps/session-properties.png" calcext:value-type="string">
            <text:p>apps/session-properties.png</text:p>
          </table:table-cell>
          <table:table-cell table:formula="of:=VLOOKUP([.D25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lamav.png</text:p>
          </table:table-cell>
          <table:table-cell table:style-name="ce15" table:formula="of:=[.B251]" office:value-type="string" office:string-value="clamav.png" calcext:value-type="string">
            <text:p>clamav.png</text:p>
          </table:table-cell>
          <table:table-cell table:formula="of:=[.A251]&amp;&quot;/&quot;&amp;[.C251]" office:value-type="string" office:string-value="apps/clamav.png" calcext:value-type="string">
            <text:p>apps/clamav.png</text:p>
          </table:table-cell>
          <table:table-cell table:formula="of:=VLOOKUP([.D25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lamtk.png</text:p>
          </table:table-cell>
          <table:table-cell office:value-type="string" calcext:value-type="string">
            <text:p>clamav.png</text:p>
          </table:table-cell>
          <table:table-cell table:formula="of:=[.A252]&amp;&quot;/&quot;&amp;[.C252]" office:value-type="string" office:string-value="apps/clamav.png" calcext:value-type="string">
            <text:p>apps/clamav.png</text:p>
          </table:table-cell>
          <table:table-cell table:formula="of:=VLOOKUP([.D25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laws-mail.png</text:p>
          </table:table-cell>
          <table:table-cell office:value-type="string" calcext:value-type="string">
            <text:p>internet-mail.png</text:p>
          </table:table-cell>
          <table:table-cell table:formula="of:=[.A253]&amp;&quot;/&quot;&amp;[.C253]" office:value-type="string" office:string-value="apps/internet-mail.png" calcext:value-type="string">
            <text:p>apps/internet-mail.png</text:p>
          </table:table-cell>
          <table:table-cell table:formula="of:=VLOOKUP([.D25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lementine-playe.png</text:p>
          </table:table-cell>
          <table:table-cell office:value-type="string" calcext:value-type="string">
            <text:p>clementine.png</text:p>
          </table:table-cell>
          <table:table-cell table:formula="of:=[.A254]&amp;&quot;/&quot;&amp;[.C254]" office:value-type="string" office:string-value="apps/clementine.png" calcext:value-type="string">
            <text:p>apps/clementine.png</text:p>
          </table:table-cell>
          <table:table-cell table:formula="of:=VLOOKUP([.D25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lementine.png</text:p>
          </table:table-cell>
          <table:table-cell table:style-name="ce15" table:formula="of:=[.B255]" office:value-type="string" office:string-value="clementine.png" calcext:value-type="string">
            <text:p>clementine.png</text:p>
          </table:table-cell>
          <table:table-cell table:formula="of:=[.A255]&amp;&quot;/&quot;&amp;[.C255]" office:value-type="string" office:string-value="apps/clementine.png" calcext:value-type="string">
            <text:p>apps/clementine.png</text:p>
          </table:table-cell>
          <table:table-cell table:formula="of:=VLOOKUP([.D25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linica.png</text:p>
          </table:table-cell>
          <table:table-cell table:style-name="ce15" table:formula="of:=[.B256]" office:value-type="string" office:string-value="clinica.png" calcext:value-type="string">
            <text:p>clinica.png</text:p>
          </table:table-cell>
          <table:table-cell table:formula="of:=[.A256]&amp;&quot;/&quot;&amp;[.C256]" office:value-type="string" office:string-value="apps/clinica.png" calcext:value-type="string">
            <text:p>apps/clinica.png</text:p>
          </table:table-cell>
          <table:table-cell table:formula="of:=VLOOKUP([.D25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lipgrab.png</text:p>
          </table:table-cell>
          <table:table-cell table:style-name="ce15" table:formula="of:=[.B257]" office:value-type="string" office:string-value="clipgrab.png" calcext:value-type="string">
            <text:p>clipgrab.png</text:p>
          </table:table-cell>
          <table:table-cell table:formula="of:=[.A257]&amp;&quot;/&quot;&amp;[.C257]" office:value-type="string" office:string-value="apps/clipgrab.png" calcext:value-type="string">
            <text:p>apps/clipgrab.png</text:p>
          </table:table-cell>
          <table:table-cell table:formula="of:=VLOOKUP([.D25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lipit.png</text:p>
          </table:table-cell>
          <table:table-cell office:value-type="string" calcext:value-type="string">
            <text:p>accessories-clipboard.png</text:p>
          </table:table-cell>
          <table:table-cell table:formula="of:=[.A258]&amp;&quot;/&quot;&amp;[.C258]" office:value-type="string" office:string-value="apps/accessories-clipboard.png" calcext:value-type="string">
            <text:p>apps/accessories-clipboard.png</text:p>
          </table:table-cell>
          <table:table-cell table:formula="of:=VLOOKUP([.D25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lipit-trayicon.png</text:p>
          </table:table-cell>
          <table:table-cell office:value-type="string" calcext:value-type="string">
            <text:p>accessories-clipboard.png</text:p>
          </table:table-cell>
          <table:table-cell table:formula="of:=[.A259]&amp;&quot;/&quot;&amp;[.C259]" office:value-type="string" office:string-value="apps/accessories-clipboard.png" calcext:value-type="string">
            <text:p>apps/accessories-clipboard.png</text:p>
          </table:table-cell>
          <table:table-cell table:formula="of:=VLOOKUP([.D25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lock.png</text:p>
          </table:table-cell>
          <table:table-cell table:style-name="ce15" table:formula="of:=[.B260]" office:value-type="string" office:string-value="clock.png" calcext:value-type="string">
            <text:p>clock.png</text:p>
          </table:table-cell>
          <table:table-cell table:formula="of:=[.A260]&amp;&quot;/&quot;&amp;[.C260]" office:value-type="string" office:string-value="apps/clock.png" calcext:value-type="string">
            <text:p>apps/clock.png</text:p>
          </table:table-cell>
          <table:table-cell table:formula="of:=VLOOKUP([.D26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make-gui.png</text:p>
          </table:table-cell>
          <table:table-cell office:value-type="string" calcext:value-type="string">
            <text:p>cmake.png</text:p>
          </table:table-cell>
          <table:table-cell table:formula="of:=[.A261]&amp;&quot;/&quot;&amp;[.C261]" office:value-type="string" office:string-value="apps/cmake.png" calcext:value-type="string">
            <text:p>apps/cmake.png</text:p>
          </table:table-cell>
          <table:table-cell table:formula="of:=VLOOKUP([.D26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make.png</text:p>
          </table:table-cell>
          <table:table-cell table:style-name="ce15" table:formula="of:=[.B262]" office:value-type="string" office:string-value="cmake.png" calcext:value-type="string">
            <text:p>cmake.png</text:p>
          </table:table-cell>
          <table:table-cell table:formula="of:=[.A262]&amp;&quot;/&quot;&amp;[.C262]" office:value-type="string" office:string-value="apps/cmake.png" calcext:value-type="string">
            <text:p>apps/cmake.png</text:p>
          </table:table-cell>
          <table:table-cell table:formula="of:=VLOOKUP([.D26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MakeSetup32.png</text:p>
          </table:table-cell>
          <table:table-cell office:value-type="string" calcext:value-type="string">
            <text:p>cmake.png</text:p>
          </table:table-cell>
          <table:table-cell table:formula="of:=[.A263]&amp;&quot;/&quot;&amp;[.C263]" office:value-type="string" office:string-value="apps/cmake.png" calcext:value-type="string">
            <text:p>apps/cmake.png</text:p>
          </table:table-cell>
          <table:table-cell table:formula="of:=VLOOKUP([.D26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make-setup.png</text:p>
          </table:table-cell>
          <table:table-cell office:value-type="string" calcext:value-type="string">
            <text:p>cmake.png</text:p>
          </table:table-cell>
          <table:table-cell table:formula="of:=[.A264]&amp;&quot;/&quot;&amp;[.C264]" office:value-type="string" office:string-value="apps/cmake.png" calcext:value-type="string">
            <text:p>apps/cmake.png</text:p>
          </table:table-cell>
          <table:table-cell table:formula="of:=VLOOKUP([.D26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MakeSetup.png</text:p>
          </table:table-cell>
          <table:table-cell office:value-type="string" calcext:value-type="string">
            <text:p>cmake.png</text:p>
          </table:table-cell>
          <table:table-cell table:formula="of:=[.A265]&amp;&quot;/&quot;&amp;[.C265]" office:value-type="string" office:string-value="apps/cmake.png" calcext:value-type="string">
            <text:p>apps/cmake.png</text:p>
          </table:table-cell>
          <table:table-cell table:formula="of:=VLOOKUP([.D26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mplayer.png</text:p>
          </table:table-cell>
          <table:table-cell table:style-name="ce15" table:formula="of:=[.B266]" office:value-type="string" office:string-value="cmplayer.png" calcext:value-type="string">
            <text:p>cmplayer.png</text:p>
          </table:table-cell>
          <table:table-cell table:formula="of:=[.A266]&amp;&quot;/&quot;&amp;[.C266]" office:value-type="string" office:string-value="apps/cmplayer.png" calcext:value-type="string">
            <text:p>apps/cmplayer.png</text:p>
          </table:table-cell>
          <table:table-cell table:formula="of:=VLOOKUP([.D26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odeblocks.png</text:p>
          </table:table-cell>
          <table:table-cell table:style-name="ce15" table:formula="of:=[.B267]" office:value-type="string" office:string-value="codeblocks.png" calcext:value-type="string">
            <text:p>codeblocks.png</text:p>
          </table:table-cell>
          <table:table-cell table:formula="of:=[.A267]&amp;&quot;/&quot;&amp;[.C267]" office:value-type="string" office:string-value="apps/codeblocks.png" calcext:value-type="string">
            <text:p>apps/codeblocks.png</text:p>
          </table:table-cell>
          <table:table-cell table:formula="of:=VLOOKUP([.D26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ode-insiders.png</text:p>
          </table:table-cell>
          <table:table-cell office:value-type="string" calcext:value-type="string">
            <text:p>visual-studio-code-insiders.png</text:p>
          </table:table-cell>
          <table:table-cell table:formula="of:=[.A268]&amp;&quot;/&quot;&amp;[.C268]" office:value-type="string" office:string-value="apps/visual-studio-code-insiders.png" calcext:value-type="string">
            <text:p>apps/visual-studio-code-insiders.png</text:p>
          </table:table-cell>
          <table:table-cell table:formula="of:=VLOOKUP([.D26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ode-oss.png</text:p>
          </table:table-cell>
          <table:table-cell office:value-type="string" calcext:value-type="string">
            <text:p>visual-studio-code.png</text:p>
          </table:table-cell>
          <table:table-cell table:formula="of:=[.A269]&amp;&quot;/&quot;&amp;[.C269]" office:value-type="string" office:string-value="apps/visual-studio-code.png" calcext:value-type="string">
            <text:p>apps/visual-studio-code.png</text:p>
          </table:table-cell>
          <table:table-cell table:formula="of:=VLOOKUP([.D26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ode.png</text:p>
          </table:table-cell>
          <table:table-cell office:value-type="string" calcext:value-type="string">
            <text:p>visual-studio-code.png</text:p>
          </table:table-cell>
          <table:table-cell table:formula="of:=[.A270]&amp;&quot;/&quot;&amp;[.C270]" office:value-type="string" office:string-value="apps/visual-studio-code.png" calcext:value-type="string">
            <text:p>apps/visual-studio-code.png</text:p>
          </table:table-cell>
          <table:table-cell table:formula="of:=VLOOKUP([.D27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olorhug-ccmx.png</text:p>
          </table:table-cell>
          <table:table-cell table:style-name="ce15" table:formula="of:=[.B271]" office:value-type="string" office:string-value="colorhug-ccmx.png" calcext:value-type="string">
            <text:p>colorhug-ccmx.png</text:p>
          </table:table-cell>
          <table:table-cell table:formula="of:=[.A271]&amp;&quot;/&quot;&amp;[.C271]" office:value-type="string" office:string-value="apps/colorhug-ccmx.png" calcext:value-type="string">
            <text:p>apps/colorhug-ccmx.png</text:p>
          </table:table-cell>
          <table:table-cell table:formula="of:=VLOOKUP([.D27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olorhug-flash.png</text:p>
          </table:table-cell>
          <table:table-cell table:style-name="ce15" table:formula="of:=[.B272]" office:value-type="string" office:string-value="colorhug-flash.png" calcext:value-type="string">
            <text:p>colorhug-flash.png</text:p>
          </table:table-cell>
          <table:table-cell table:formula="of:=[.A272]&amp;&quot;/&quot;&amp;[.C272]" office:value-type="string" office:string-value="apps/colorhug-flash.png" calcext:value-type="string">
            <text:p>apps/colorhug-flash.png</text:p>
          </table:table-cell>
          <table:table-cell table:formula="of:=VLOOKUP([.D27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olorhug.png</text:p>
          </table:table-cell>
          <table:table-cell table:style-name="ce15" table:formula="of:=[.B273]" office:value-type="string" office:string-value="colorhug.png" calcext:value-type="string">
            <text:p>colorhug.png</text:p>
          </table:table-cell>
          <table:table-cell table:formula="of:=[.A273]&amp;&quot;/&quot;&amp;[.C273]" office:value-type="string" office:string-value="apps/colorhug.png" calcext:value-type="string">
            <text:p>apps/colorhug.png</text:p>
          </table:table-cell>
          <table:table-cell table:formula="of:=VLOOKUP([.D27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om.gexperts.Terminix.png</text:p>
          </table:table-cell>
          <table:table-cell office:value-type="string" calcext:value-type="string">
            <text:p>terminix.png</text:p>
          </table:table-cell>
          <table:table-cell table:formula="of:=[.A274]&amp;&quot;/&quot;&amp;[.C274]" office:value-type="string" office:string-value="apps/terminix.png" calcext:value-type="string">
            <text:p>apps/terminix.png</text:p>
          </table:table-cell>
          <table:table-cell table:formula="of:=VLOOKUP([.D27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om.gexperts.Tilix.png</text:p>
          </table:table-cell>
          <table:table-cell office:value-type="string" calcext:value-type="string">
            <text:p>terminix.png</text:p>
          </table:table-cell>
          <table:table-cell table:formula="of:=[.A275]&amp;&quot;/&quot;&amp;[.C275]" office:value-type="string" office:string-value="apps/terminix.png" calcext:value-type="string">
            <text:p>apps/terminix.png</text:p>
          </table:table-cell>
          <table:table-cell table:formula="of:=VLOOKUP([.D27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omix.png</text:p>
          </table:table-cell>
          <table:table-cell table:style-name="ce15" table:formula="of:=[.B276]" office:value-type="string" office:string-value="comix.png" calcext:value-type="string">
            <text:p>comix.png</text:p>
          </table:table-cell>
          <table:table-cell table:formula="of:=[.A276]&amp;&quot;/&quot;&amp;[.C276]" office:value-type="string" office:string-value="apps/comix.png" calcext:value-type="string">
            <text:p>apps/comix.png</text:p>
          </table:table-cell>
          <table:table-cell table:formula="of:=VLOOKUP([.D27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omputerjanitor.png</text:p>
          </table:table-cell>
          <table:table-cell office:value-type="string" calcext:value-type="string">
            <text:p>accessories-system-cleaner.png</text:p>
          </table:table-cell>
          <table:table-cell table:formula="of:=[.A277]&amp;&quot;/&quot;&amp;[.C277]" office:value-type="string" office:string-value="apps/accessories-system-cleaner.png" calcext:value-type="string">
            <text:p>apps/accessories-system-cleaner.png</text:p>
          </table:table-cell>
          <table:table-cell table:formula="of:=VLOOKUP([.D27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om.skype.Client.png</text:p>
          </table:table-cell>
          <table:table-cell office:value-type="string" calcext:value-type="string">
            <text:p>skype.png</text:p>
          </table:table-cell>
          <table:table-cell table:formula="of:=[.A278]&amp;&quot;/&quot;&amp;[.C278]" office:value-type="string" office:string-value="apps/skype.png" calcext:value-type="string">
            <text:p>apps/skype.png</text:p>
          </table:table-cell>
          <table:table-cell table:formula="of:=VLOOKUP([.D27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om.valvesoftware.Steam.png</text:p>
          </table:table-cell>
          <table:table-cell office:value-type="string" calcext:value-type="string">
            <text:p>steam.png</text:p>
          </table:table-cell>
          <table:table-cell table:formula="of:=[.A279]&amp;&quot;/&quot;&amp;[.C279]" office:value-type="string" office:string-value="apps/steam.png" calcext:value-type="string">
            <text:p>apps/steam.png</text:p>
          </table:table-cell>
          <table:table-cell table:formula="of:=VLOOKUP([.D27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onfig-language.png</text:p>
          </table:table-cell>
          <table:table-cell office:value-type="string" calcext:value-type="string">
            <text:p>preferences-desktop-locale.png</text:p>
          </table:table-cell>
          <table:table-cell table:formula="of:=[.A280]&amp;&quot;/&quot;&amp;[.C280]" office:value-type="string" office:string-value="apps/preferences-desktop-locale.png" calcext:value-type="string">
            <text:p>apps/preferences-desktop-locale.png</text:p>
          </table:table-cell>
          <table:table-cell table:formula="of:=VLOOKUP([.D28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onfiguration_section.png</text:p>
          </table:table-cell>
          <table:table-cell office:value-type="string" calcext:value-type="string">
            <text:p>preferences-system.png</text:p>
          </table:table-cell>
          <table:table-cell table:formula="of:=[.A281]&amp;&quot;/&quot;&amp;[.C281]" office:value-type="string" office:string-value="apps/preferences-system.png" calcext:value-type="string">
            <text:p>apps/preferences-system.png</text:p>
          </table:table-cell>
          <table:table-cell table:formula="of:=VLOOKUP([.D28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onfig-users.png</text:p>
          </table:table-cell>
          <table:table-cell office:value-type="string" calcext:value-type="string">
            <text:p>system-users.png</text:p>
          </table:table-cell>
          <table:table-cell table:formula="of:=[.A282]&amp;&quot;/&quot;&amp;[.C282]" office:value-type="string" office:string-value="apps/system-users.png" calcext:value-type="string">
            <text:p>apps/system-users.png</text:p>
          </table:table-cell>
          <table:table-cell table:formula="of:=VLOOKUP([.D28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onky-manager.png</text:p>
          </table:table-cell>
          <table:table-cell table:style-name="ce15" table:formula="of:=[.B283]" office:value-type="string" office:string-value="conky-manager.png" calcext:value-type="string">
            <text:p>conky-manager.png</text:p>
          </table:table-cell>
          <table:table-cell table:formula="of:=[.A283]&amp;&quot;/&quot;&amp;[.C283]" office:value-type="string" office:string-value="apps/conky-manager.png" calcext:value-type="string">
            <text:p>apps/conky-manager.png</text:p>
          </table:table-cell>
          <table:table-cell table:formula="of:=VLOOKUP([.D28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onverseen.png</text:p>
          </table:table-cell>
          <table:table-cell office:value-type="string" calcext:value-type="string">
            <text:p>accessories-media-converter.png</text:p>
          </table:table-cell>
          <table:table-cell table:formula="of:=[.A284]&amp;&quot;/&quot;&amp;[.C284]" office:value-type="string" office:string-value="apps/accessories-media-converter.png" calcext:value-type="string">
            <text:p>apps/accessories-media-converter.png</text:p>
          </table:table-cell>
          <table:table-cell table:formula="of:=VLOOKUP([.D28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onvertall.png</text:p>
          </table:table-cell>
          <table:table-cell office:value-type="string" calcext:value-type="string">
            <text:p>accessories-media-converter.png</text:p>
          </table:table-cell>
          <table:table-cell table:formula="of:=[.A285]&amp;&quot;/&quot;&amp;[.C285]" office:value-type="string" office:string-value="apps/accessories-media-converter.png" calcext:value-type="string">
            <text:p>apps/accessories-media-converter.png</text:p>
          </table:table-cell>
          <table:table-cell table:formula="of:=VLOOKUP([.D28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orebird.png</text:p>
          </table:table-cell>
          <table:table-cell table:style-name="ce15" table:formula="of:=[.B286]" office:value-type="string" office:string-value="corebird.png" calcext:value-type="string">
            <text:p>corebird.png</text:p>
          </table:table-cell>
          <table:table-cell table:formula="of:=[.A286]&amp;&quot;/&quot;&amp;[.C286]" office:value-type="string" office:string-value="apps/corebird.png" calcext:value-type="string">
            <text:p>apps/corebird.png</text:p>
          </table:table-cell>
          <table:table-cell table:formula="of:=VLOOKUP([.D28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ounter-strike.png</text:p>
          </table:table-cell>
          <table:table-cell table:style-name="ce15" table:formula="of:=[.B287]" office:value-type="string" office:string-value="counter-strike.png" calcext:value-type="string">
            <text:p>counter-strike.png</text:p>
          </table:table-cell>
          <table:table-cell table:formula="of:=[.A287]&amp;&quot;/&quot;&amp;[.C287]" office:value-type="string" office:string-value="apps/counter-strike.png" calcext:value-type="string">
            <text:p>apps/counter-strike.png</text:p>
          </table:table-cell>
          <table:table-cell table:formula="of:=VLOOKUP([.D28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redentials-preferences.png</text:p>
          </table:table-cell>
          <table:table-cell office:value-type="string" calcext:value-type="string">
            <text:p>preferences-desktop-online-accounts.png</text:p>
          </table:table-cell>
          <table:table-cell table:formula="of:=[.A288]&amp;&quot;/&quot;&amp;[.C288]" office:value-type="string" office:string-value="apps/preferences-desktop-online-accounts.png" calcext:value-type="string">
            <text:p>apps/preferences-desktop-online-accounts.png</text:p>
          </table:table-cell>
          <table:table-cell table:formula="of:=VLOOKUP([.D28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rossover.png</text:p>
          </table:table-cell>
          <table:table-cell table:style-name="ce15" table:formula="of:=[.B289]" office:value-type="string" office:string-value="crossover.png" calcext:value-type="string">
            <text:p>crossover.png</text:p>
          </table:table-cell>
          <table:table-cell table:formula="of:=[.A289]&amp;&quot;/&quot;&amp;[.C289]" office:value-type="string" office:string-value="apps/crossover.png" calcext:value-type="string">
            <text:p>apps/crossover.png</text:p>
          </table:table-cell>
          <table:table-cell table:formula="of:=VLOOKUP([.D28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s-applets.png</text:p>
          </table:table-cell>
          <table:table-cell office:value-type="string" calcext:value-type="string">
            <text:p>panel-applets.png</text:p>
          </table:table-cell>
          <table:table-cell table:formula="of:=[.A290]&amp;&quot;/&quot;&amp;[.C290]" office:value-type="string" office:string-value="apps/panel-applets.png" calcext:value-type="string">
            <text:p>apps/panel-applets.png</text:p>
          </table:table-cell>
          <table:table-cell table:formula="of:=VLOOKUP([.D29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s-backgrounds.png</text:p>
          </table:table-cell>
          <table:table-cell office:value-type="string" calcext:value-type="string">
            <text:p>preferences-desktop-wallpaper.png</text:p>
          </table:table-cell>
          <table:table-cell table:formula="of:=[.A291]&amp;&quot;/&quot;&amp;[.C291]" office:value-type="string" office:string-value="apps/preferences-desktop-wallpaper.png" calcext:value-type="string">
            <text:p>apps/preferences-desktop-wallpaper.png</text:p>
          </table:table-cell>
          <table:table-cell table:formula="of:=VLOOKUP([.D29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s-bluetooth.png</text:p>
          </table:table-cell>
          <table:table-cell office:value-type="string" calcext:value-type="string">
            <text:p>preferences-bluetooth.png</text:p>
          </table:table-cell>
          <table:table-cell table:formula="of:=[.A292]&amp;&quot;/&quot;&amp;[.C292]" office:value-type="string" office:string-value="apps/preferences-bluetooth.png" calcext:value-type="string">
            <text:p>apps/preferences-bluetooth.png</text:p>
          </table:table-cell>
          <table:table-cell table:formula="of:=VLOOKUP([.D29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s-cat-admin.png</text:p>
          </table:table-cell>
          <table:table-cell office:value-type="string" calcext:value-type="string">
            <text:p>gksu-root-terminal.png</text:p>
          </table:table-cell>
          <table:table-cell table:formula="of:=[.A293]&amp;&quot;/&quot;&amp;[.C293]" office:value-type="string" office:string-value="apps/gksu-root-terminal.png" calcext:value-type="string">
            <text:p>apps/gksu-root-terminal.png</text:p>
          </table:table-cell>
          <table:table-cell table:formula="of:=VLOOKUP([.D29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s-cat-appearance.png</text:p>
          </table:table-cell>
          <table:table-cell office:value-type="string" calcext:value-type="string">
            <text:p>preferences-color.png</text:p>
          </table:table-cell>
          <table:table-cell table:formula="of:=[.A294]&amp;&quot;/&quot;&amp;[.C294]" office:value-type="string" office:string-value="apps/preferences-color.png" calcext:value-type="string">
            <text:p>apps/preferences-color.png</text:p>
          </table:table-cell>
          <table:table-cell table:formula="of:=VLOOKUP([.D29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s-cat-hardware.png</text:p>
          </table:table-cell>
          <table:table-cell office:value-type="string" calcext:value-type="string">
            <text:p>jockey.png</text:p>
          </table:table-cell>
          <table:table-cell table:formula="of:=[.A295]&amp;&quot;/&quot;&amp;[.C295]" office:value-type="string" office:string-value="apps/jockey.png" calcext:value-type="string">
            <text:p>apps/jockey.png</text:p>
          </table:table-cell>
          <table:table-cell table:formula="of:=VLOOKUP([.D29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s-cat-prefs.png</text:p>
          </table:table-cell>
          <table:table-cell office:value-type="string" calcext:value-type="string">
            <text:p>preferences-system.png</text:p>
          </table:table-cell>
          <table:table-cell table:formula="of:=[.A296]&amp;&quot;/&quot;&amp;[.C296]" office:value-type="string" office:string-value="apps/preferences-system.png" calcext:value-type="string">
            <text:p>apps/preferences-system.png</text:p>
          </table:table-cell>
          <table:table-cell table:formula="of:=VLOOKUP([.D29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s-color.png</text:p>
          </table:table-cell>
          <table:table-cell office:value-type="string" calcext:value-type="string">
            <text:p>preferences-color.png</text:p>
          </table:table-cell>
          <table:table-cell table:formula="of:=[.A297]&amp;&quot;/&quot;&amp;[.C297]" office:value-type="string" office:string-value="apps/preferences-color.png" calcext:value-type="string">
            <text:p>apps/preferences-color.png</text:p>
          </table:table-cell>
          <table:table-cell table:formula="of:=VLOOKUP([.D29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s-date-time.png</text:p>
          </table:table-cell>
          <table:table-cell office:value-type="string" calcext:value-type="string">
            <text:p>preferences-system-time.png</text:p>
          </table:table-cell>
          <table:table-cell table:formula="of:=[.A298]&amp;&quot;/&quot;&amp;[.C298]" office:value-type="string" office:string-value="apps/preferences-system-time.png" calcext:value-type="string">
            <text:p>apps/preferences-system-time.png</text:p>
          </table:table-cell>
          <table:table-cell table:formula="of:=VLOOKUP([.D29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s-desklets.png</text:p>
          </table:table-cell>
          <table:table-cell office:value-type="string" calcext:value-type="string">
            <text:p>notes.png</text:p>
          </table:table-cell>
          <table:table-cell table:formula="of:=[.A299]&amp;&quot;/&quot;&amp;[.C299]" office:value-type="string" office:string-value="apps/notes.png" calcext:value-type="string">
            <text:p>apps/notes.png</text:p>
          </table:table-cell>
          <table:table-cell table:formula="of:=VLOOKUP([.D29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s-desktop-effects.png</text:p>
          </table:table-cell>
          <table:table-cell office:value-type="string" calcext:value-type="string">
            <text:p>desktop-tweaks.png</text:p>
          </table:table-cell>
          <table:table-cell table:formula="of:=[.A300]&amp;&quot;/&quot;&amp;[.C300]" office:value-type="string" office:string-value="apps/desktop-tweaks.png" calcext:value-type="string">
            <text:p>apps/desktop-tweaks.png</text:p>
          </table:table-cell>
          <table:table-cell table:formula="of:=VLOOKUP([.D30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s-display.png</text:p>
          </table:table-cell>
          <table:table-cell office:value-type="string" calcext:value-type="string">
            <text:p>preferences-desktop-display.png</text:p>
          </table:table-cell>
          <table:table-cell table:formula="of:=[.A301]&amp;&quot;/&quot;&amp;[.C301]" office:value-type="string" office:string-value="apps/preferences-desktop-display.png" calcext:value-type="string">
            <text:p>apps/preferences-desktop-display.png</text:p>
          </table:table-cell>
          <table:table-cell table:formula="of:=VLOOKUP([.D30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s-drivers.png</text:p>
          </table:table-cell>
          <table:table-cell office:value-type="string" calcext:value-type="string">
            <text:p>jockey.png</text:p>
          </table:table-cell>
          <table:table-cell table:formula="of:=[.A302]&amp;&quot;/&quot;&amp;[.C302]" office:value-type="string" office:string-value="apps/jockey.png" calcext:value-type="string">
            <text:p>apps/jockey.png</text:p>
          </table:table-cell>
          <table:table-cell table:formula="of:=VLOOKUP([.D30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s-extensions.png</text:p>
          </table:table-cell>
          <table:table-cell office:value-type="string" calcext:value-type="string">
            <text:p>extensions.png</text:p>
          </table:table-cell>
          <table:table-cell table:formula="of:=[.A303]&amp;&quot;/&quot;&amp;[.C303]" office:value-type="string" office:string-value="apps/extensions.png" calcext:value-type="string">
            <text:p>apps/extensions.png</text:p>
          </table:table-cell>
          <table:table-cell table:formula="of:=VLOOKUP([.D30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s-firewall.png</text:p>
          </table:table-cell>
          <table:table-cell office:value-type="string" calcext:value-type="string">
            <text:p>firewall.png</text:p>
          </table:table-cell>
          <table:table-cell table:formula="of:=[.A304]&amp;&quot;/&quot;&amp;[.C304]" office:value-type="string" office:string-value="apps/firewall.png" calcext:value-type="string">
            <text:p>apps/firewall.png</text:p>
          </table:table-cell>
          <table:table-cell table:formula="of:=VLOOKUP([.D30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s-fonts.png</text:p>
          </table:table-cell>
          <table:table-cell office:value-type="string" calcext:value-type="string">
            <text:p>preferences-desktop-font.png</text:p>
          </table:table-cell>
          <table:table-cell table:formula="of:=[.A305]&amp;&quot;/&quot;&amp;[.C305]" office:value-type="string" office:string-value="apps/preferences-desktop-font.png" calcext:value-type="string">
            <text:p>apps/preferences-desktop-font.png</text:p>
          </table:table-cell>
          <table:table-cell table:formula="of:=VLOOKUP([.D30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s-general.png</text:p>
          </table:table-cell>
          <table:table-cell office:value-type="string" calcext:value-type="string">
            <text:p>preferences-system.png</text:p>
          </table:table-cell>
          <table:table-cell table:formula="of:=[.A306]&amp;&quot;/&quot;&amp;[.C306]" office:value-type="string" office:string-value="apps/preferences-system.png" calcext:value-type="string">
            <text:p>apps/preferences-system.png</text:p>
          </table:table-cell>
          <table:table-cell table:formula="of:=VLOOKUP([.D30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s-keyboard.png</text:p>
          </table:table-cell>
          <table:table-cell office:value-type="string" calcext:value-type="string">
            <text:p>preferences-desktop-keyboard.png</text:p>
          </table:table-cell>
          <table:table-cell table:formula="of:=[.A307]&amp;&quot;/&quot;&amp;[.C307]" office:value-type="string" office:string-value="apps/preferences-desktop-keyboard.png" calcext:value-type="string">
            <text:p>apps/preferences-desktop-keyboard.png</text:p>
          </table:table-cell>
          <table:table-cell table:formula="of:=VLOOKUP([.D30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s-language.png</text:p>
          </table:table-cell>
          <table:table-cell office:value-type="string" calcext:value-type="string">
            <text:p>preferences-desktop-locale.png</text:p>
          </table:table-cell>
          <table:table-cell table:formula="of:=[.A308]&amp;&quot;/&quot;&amp;[.C308]" office:value-type="string" office:string-value="apps/preferences-desktop-locale.png" calcext:value-type="string">
            <text:p>apps/preferences-desktop-locale.png</text:p>
          </table:table-cell>
          <table:table-cell table:formula="of:=VLOOKUP([.D30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s-login.png</text:p>
          </table:table-cell>
          <table:table-cell office:value-type="string" calcext:value-type="string">
            <text:p>preferences-system-login.png</text:p>
          </table:table-cell>
          <table:table-cell table:formula="of:=[.A309]&amp;&quot;/&quot;&amp;[.C309]" office:value-type="string" office:string-value="apps/preferences-system-login.png" calcext:value-type="string">
            <text:p>apps/preferences-system-login.png</text:p>
          </table:table-cell>
          <table:table-cell table:formula="of:=VLOOKUP([.D30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s-network.png</text:p>
          </table:table-cell>
          <table:table-cell office:value-type="string" calcext:value-type="string">
            <text:p>preferences-system-network.png</text:p>
          </table:table-cell>
          <table:table-cell table:formula="of:=[.A310]&amp;&quot;/&quot;&amp;[.C310]" office:value-type="string" office:string-value="apps/preferences-system-network.png" calcext:value-type="string">
            <text:p>apps/preferences-system-network.png</text:p>
          </table:table-cell>
          <table:table-cell table:formula="of:=VLOOKUP([.D31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s-notifications.png</text:p>
          </table:table-cell>
          <table:table-cell office:value-type="string" calcext:value-type="string">
            <text:p>preferences-system-notifications.png</text:p>
          </table:table-cell>
          <table:table-cell table:formula="of:=[.A311]&amp;&quot;/&quot;&amp;[.C311]" office:value-type="string" office:string-value="apps/preferences-system-notifications.png" calcext:value-type="string">
            <text:p>apps/preferences-system-notifications.png</text:p>
          </table:table-cell>
          <table:table-cell table:formula="of:=VLOOKUP([.D31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s-overview.png</text:p>
          </table:table-cell>
          <table:table-cell office:value-type="string" calcext:value-type="string">
            <text:p>preferences-system-hotcorners.png</text:p>
          </table:table-cell>
          <table:table-cell table:formula="of:=[.A312]&amp;&quot;/&quot;&amp;[.C312]" office:value-type="string" office:string-value="apps/preferences-system-hotcorners.png" calcext:value-type="string">
            <text:p>apps/preferences-system-hotcorners.png</text:p>
          </table:table-cell>
          <table:table-cell table:formula="of:=VLOOKUP([.D31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s-panel.png</text:p>
          </table:table-cell>
          <table:table-cell office:value-type="string" calcext:value-type="string">
            <text:p>panel.png</text:p>
          </table:table-cell>
          <table:table-cell table:formula="of:=[.A313]&amp;&quot;/&quot;&amp;[.C313]" office:value-type="string" office:string-value="apps/panel.png" calcext:value-type="string">
            <text:p>apps/panel.png</text:p>
          </table:table-cell>
          <table:table-cell table:formula="of:=VLOOKUP([.D31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s-power.png</text:p>
          </table:table-cell>
          <table:table-cell office:value-type="string" calcext:value-type="string">
            <text:p>preferences-system-power.png</text:p>
          </table:table-cell>
          <table:table-cell table:formula="of:=[.A314]&amp;&quot;/&quot;&amp;[.C314]" office:value-type="string" office:string-value="apps/preferences-system-power.png" calcext:value-type="string">
            <text:p>apps/preferences-system-power.png</text:p>
          </table:table-cell>
          <table:table-cell table:formula="of:=VLOOKUP([.D31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s-privacy.png</text:p>
          </table:table-cell>
          <table:table-cell office:value-type="string" calcext:value-type="string">
            <text:p>preferences-system-privacy.png</text:p>
          </table:table-cell>
          <table:table-cell table:formula="of:=[.A315]&amp;&quot;/&quot;&amp;[.C315]" office:value-type="string" office:string-value="apps/preferences-system-privacy.png" calcext:value-type="string">
            <text:p>apps/preferences-system-privacy.png</text:p>
          </table:table-cell>
          <table:table-cell table:formula="of:=VLOOKUP([.D31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s-region.png</text:p>
          </table:table-cell>
          <table:table-cell office:value-type="string" calcext:value-type="string">
            <text:p>preferences-desktop-locale.png</text:p>
          </table:table-cell>
          <table:table-cell table:formula="of:=[.A316]&amp;&quot;/&quot;&amp;[.C316]" office:value-type="string" office:string-value="apps/preferences-desktop-locale.png" calcext:value-type="string">
            <text:p>apps/preferences-desktop-locale.png</text:p>
          </table:table-cell>
          <table:table-cell table:formula="of:=VLOOKUP([.D31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s-screensaver.png</text:p>
          </table:table-cell>
          <table:table-cell office:value-type="string" calcext:value-type="string">
            <text:p>preferences-desktop-screensaver.png</text:p>
          </table:table-cell>
          <table:table-cell table:formula="of:=[.A317]&amp;&quot;/&quot;&amp;[.C317]" office:value-type="string" office:string-value="apps/preferences-desktop-screensaver.png" calcext:value-type="string">
            <text:p>apps/preferences-desktop-screensaver.png</text:p>
          </table:table-cell>
          <table:table-cell table:formula="of:=VLOOKUP([.D31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s-sound.png</text:p>
          </table:table-cell>
          <table:table-cell office:value-type="string" calcext:value-type="string">
            <text:p>preferences-system-sound.png</text:p>
          </table:table-cell>
          <table:table-cell table:formula="of:=[.A318]&amp;&quot;/&quot;&amp;[.C318]" office:value-type="string" office:string-value="apps/preferences-system-sound.png" calcext:value-type="string">
            <text:p>apps/preferences-system-sound.png</text:p>
          </table:table-cell>
          <table:table-cell table:formula="of:=VLOOKUP([.D31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s-sources.png</text:p>
          </table:table-cell>
          <table:table-cell office:value-type="string" calcext:value-type="string">
            <text:p>software-properties.png</text:p>
          </table:table-cell>
          <table:table-cell table:formula="of:=[.A319]&amp;&quot;/&quot;&amp;[.C319]" office:value-type="string" office:string-value="apps/software-properties.png" calcext:value-type="string">
            <text:p>apps/software-properties.png</text:p>
          </table:table-cell>
          <table:table-cell table:formula="of:=VLOOKUP([.D31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s-startup-programs.png</text:p>
          </table:table-cell>
          <table:table-cell office:value-type="string" calcext:value-type="string">
            <text:p>session-properties.png</text:p>
          </table:table-cell>
          <table:table-cell table:formula="of:=[.A320]&amp;&quot;/&quot;&amp;[.C320]" office:value-type="string" office:string-value="apps/session-properties.png" calcext:value-type="string">
            <text:p>apps/session-properties.png</text:p>
          </table:table-cell>
          <table:table-cell table:formula="of:=VLOOKUP([.D32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s-theme.png</text:p>
          </table:table-cell>
          <table:table-cell office:value-type="string" calcext:value-type="string">
            <text:p>preferences-desktop-theme.png</text:p>
          </table:table-cell>
          <table:table-cell table:formula="of:=[.A321]&amp;&quot;/&quot;&amp;[.C321]" office:value-type="string" office:string-value="apps/preferences-desktop-theme.png" calcext:value-type="string">
            <text:p>apps/preferences-desktop-theme.png</text:p>
          </table:table-cell>
          <table:table-cell table:formula="of:=VLOOKUP([.D32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s-themes.png</text:p>
          </table:table-cell>
          <table:table-cell office:value-type="string" calcext:value-type="string">
            <text:p>preferences-desktop-theme.png</text:p>
          </table:table-cell>
          <table:table-cell table:formula="of:=[.A322]&amp;&quot;/&quot;&amp;[.C322]" office:value-type="string" office:string-value="apps/preferences-desktop-theme.png" calcext:value-type="string">
            <text:p>apps/preferences-desktop-theme.png</text:p>
          </table:table-cell>
          <table:table-cell table:formula="of:=VLOOKUP([.D32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s-tiling.png</text:p>
          </table:table-cell>
          <table:table-cell table:style-name="ce15" table:formula="of:=[.B323]" office:value-type="string" office:string-value="cs-tiling.png" calcext:value-type="string">
            <text:p>cs-tiling.png</text:p>
          </table:table-cell>
          <table:table-cell table:formula="of:=[.A323]&amp;&quot;/&quot;&amp;[.C323]" office:value-type="string" office:string-value="apps/cs-tiling.png" calcext:value-type="string">
            <text:p>apps/cs-tiling.png</text:p>
          </table:table-cell>
          <table:table-cell table:formula="of:=VLOOKUP([.D32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s-universal-access.png</text:p>
          </table:table-cell>
          <table:table-cell office:value-type="string" calcext:value-type="string">
            <text:p>preferences-desktop-accessibility.png</text:p>
          </table:table-cell>
          <table:table-cell table:formula="of:=[.A324]&amp;&quot;/&quot;&amp;[.C324]" office:value-type="string" office:string-value="apps/preferences-desktop-accessibility.png" calcext:value-type="string">
            <text:p>apps/preferences-desktop-accessibility.png</text:p>
          </table:table-cell>
          <table:table-cell table:formula="of:=VLOOKUP([.D32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s-user-accounts.png</text:p>
          </table:table-cell>
          <table:table-cell office:value-type="string" calcext:value-type="string">
            <text:p>preferences-desktop-user.png</text:p>
          </table:table-cell>
          <table:table-cell table:formula="of:=[.A325]&amp;&quot;/&quot;&amp;[.C325]" office:value-type="string" office:string-value="apps/preferences-desktop-user.png" calcext:value-type="string">
            <text:p>apps/preferences-desktop-user.png</text:p>
          </table:table-cell>
          <table:table-cell table:formula="of:=VLOOKUP([.D32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s-user.png</text:p>
          </table:table-cell>
          <table:table-cell office:value-type="string" calcext:value-type="string">
            <text:p>preferences-desktop-user.png</text:p>
          </table:table-cell>
          <table:table-cell table:formula="of:=[.A326]&amp;&quot;/&quot;&amp;[.C326]" office:value-type="string" office:string-value="apps/preferences-desktop-user.png" calcext:value-type="string">
            <text:p>apps/preferences-desktop-user.png</text:p>
          </table:table-cell>
          <table:table-cell table:formula="of:=VLOOKUP([.D32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s-windows.png</text:p>
          </table:table-cell>
          <table:table-cell office:value-type="string" calcext:value-type="string">
            <text:p>preferences-system-windows.png</text:p>
          </table:table-cell>
          <table:table-cell table:formula="of:=[.A327]&amp;&quot;/&quot;&amp;[.C327]" office:value-type="string" office:string-value="apps/preferences-system-windows.png" calcext:value-type="string">
            <text:p>apps/preferences-system-windows.png</text:p>
          </table:table-cell>
          <table:table-cell table:formula="of:=VLOOKUP([.D32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s-workspaces.png</text:p>
          </table:table-cell>
          <table:table-cell office:value-type="string" calcext:value-type="string">
            <text:p>workspace-switcher-top-left.png</text:p>
          </table:table-cell>
          <table:table-cell table:formula="of:=[.A328]&amp;&quot;/&quot;&amp;[.C328]" office:value-type="string" office:string-value="apps/workspace-switcher-top-left.png" calcext:value-type="string">
            <text:p>apps/workspace-switcher-top-left.png</text:p>
          </table:table-cell>
          <table:table-cell table:formula="of:=VLOOKUP([.D32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uckoo.png</text:p>
          </table:table-cell>
          <table:table-cell office:value-type="string" calcext:value-type="string">
            <text:p>clock.png</text:p>
          </table:table-cell>
          <table:table-cell table:formula="of:=[.A329]&amp;&quot;/&quot;&amp;[.C329]" office:value-type="string" office:string-value="apps/clock.png" calcext:value-type="string">
            <text:p>apps/clock.png</text:p>
          </table:table-cell>
          <table:table-cell table:formula="of:=VLOOKUP([.D32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urlew.png</text:p>
          </table:table-cell>
          <table:table-cell table:style-name="ce15" table:formula="of:=[.B330]" office:value-type="string" office:string-value="curlew.png" calcext:value-type="string">
            <text:p>curlew.png</text:p>
          </table:table-cell>
          <table:table-cell table:formula="of:=[.A330]&amp;&quot;/&quot;&amp;[.C330]" office:value-type="string" office:string-value="apps/curlew.png" calcext:value-type="string">
            <text:p>apps/curlew.png</text:p>
          </table:table-cell>
          <table:table-cell table:formula="of:=VLOOKUP([.D33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cutecom.png</text:p>
          </table:table-cell>
          <table:table-cell table:style-name="ce15" table:formula="of:=[.B331]" office:value-type="string" office:string-value="cutecom.png" calcext:value-type="string">
            <text:p>cutecom.png</text:p>
          </table:table-cell>
          <table:table-cell table:formula="of:=[.A331]&amp;&quot;/&quot;&amp;[.C331]" office:value-type="string" office:string-value="apps/cutecom.png" calcext:value-type="string">
            <text:p>apps/cutecom.png</text:p>
          </table:table-cell>
          <table:table-cell table:formula="of:=VLOOKUP([.D33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darktable-2.png</text:p>
          </table:table-cell>
          <table:table-cell office:value-type="string" calcext:value-type="string">
            <text:p>darktable.png</text:p>
          </table:table-cell>
          <table:table-cell table:formula="of:=[.A332]&amp;&quot;/&quot;&amp;[.C332]" office:value-type="string" office:string-value="apps/darktable.png" calcext:value-type="string">
            <text:p>apps/darktable.png</text:p>
          </table:table-cell>
          <table:table-cell table:formula="of:=VLOOKUP([.D33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darktable.png</text:p>
          </table:table-cell>
          <table:table-cell table:style-name="ce15" table:formula="of:=[.B333]" office:value-type="string" office:string-value="darktable.png" calcext:value-type="string">
            <text:p>darktable.png</text:p>
          </table:table-cell>
          <table:table-cell table:formula="of:=[.A333]&amp;&quot;/&quot;&amp;[.C333]" office:value-type="string" office:string-value="apps/darktable.png" calcext:value-type="string">
            <text:p>apps/darktable.png</text:p>
          </table:table-cell>
          <table:table-cell table:formula="of:=VLOOKUP([.D33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dart-editor.png</text:p>
          </table:table-cell>
          <table:table-cell office:value-type="string" calcext:value-type="string">
            <text:p>dart.png</text:p>
          </table:table-cell>
          <table:table-cell table:formula="of:=[.A334]&amp;&quot;/&quot;&amp;[.C334]" office:value-type="string" office:string-value="apps/dart.png" calcext:value-type="string">
            <text:p>apps/dart.png</text:p>
          </table:table-cell>
          <table:table-cell table:formula="of:=VLOOKUP([.D33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dart.png</text:p>
          </table:table-cell>
          <table:table-cell table:style-name="ce15" table:formula="of:=[.B335]" office:value-type="string" office:string-value="dart.png" calcext:value-type="string">
            <text:p>dart.png</text:p>
          </table:table-cell>
          <table:table-cell table:formula="of:=[.A335]&amp;&quot;/&quot;&amp;[.C335]" office:value-type="string" office:string-value="apps/dart.png" calcext:value-type="string">
            <text:p>apps/dart.png</text:p>
          </table:table-cell>
          <table:table-cell table:formula="of:=VLOOKUP([.D33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dasher.png</text:p>
          </table:table-cell>
          <table:table-cell table:style-name="ce15" table:formula="of:=[.B336]" office:value-type="string" office:string-value="dasher.png" calcext:value-type="string">
            <text:p>dasher.png</text:p>
          </table:table-cell>
          <table:table-cell table:formula="of:=[.A336]&amp;&quot;/&quot;&amp;[.C336]" office:value-type="string" office:string-value="apps/dasher.png" calcext:value-type="string">
            <text:p>apps/dasher.png</text:p>
          </table:table-cell>
          <table:table-cell table:formula="of:=VLOOKUP([.D33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date.png</text:p>
          </table:table-cell>
          <table:table-cell office:value-type="string" calcext:value-type="string">
            <text:p>calendar.png</text:p>
          </table:table-cell>
          <table:table-cell table:formula="of:=[.A337]&amp;&quot;/&quot;&amp;[.C337]" office:value-type="string" office:string-value="apps/calendar.png" calcext:value-type="string">
            <text:p>apps/calendar.png</text:p>
          </table:table-cell>
          <table:table-cell table:formula="of:=VLOOKUP([.D33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dayfolder.png</text:p>
          </table:table-cell>
          <table:table-cell office:value-type="string" calcext:value-type="string">
            <text:p>calendar.png</text:p>
          </table:table-cell>
          <table:table-cell table:formula="of:=[.A338]&amp;&quot;/&quot;&amp;[.C338]" office:value-type="string" office:string-value="apps/calendar.png" calcext:value-type="string">
            <text:p>apps/calendar.png</text:p>
          </table:table-cell>
          <table:table-cell table:formula="of:=VLOOKUP([.D33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dbeaver.png</text:p>
          </table:table-cell>
          <table:table-cell office:value-type="string" calcext:value-type="string">
            <text:p>beaver.png</text:p>
          </table:table-cell>
          <table:table-cell table:formula="of:=[.A339]&amp;&quot;/&quot;&amp;[.C339]" office:value-type="string" office:string-value="apps/beaver.png" calcext:value-type="string">
            <text:p>apps/beaver.png</text:p>
          </table:table-cell>
          <table:table-cell table:formula="of:=VLOOKUP([.D33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dconf-editor.png</text:p>
          </table:table-cell>
          <table:table-cell table:style-name="ce15" table:formula="of:=[.B340]" office:value-type="string" office:string-value="dconf-editor.png" calcext:value-type="string">
            <text:p>dconf-editor.png</text:p>
          </table:table-cell>
          <table:table-cell table:formula="of:=[.A340]&amp;&quot;/&quot;&amp;[.C340]" office:value-type="string" office:string-value="apps/dconf-editor.png" calcext:value-type="string">
            <text:p>apps/dconf-editor.png</text:p>
          </table:table-cell>
          <table:table-cell table:formula="of:=VLOOKUP([.D34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deadbeef.png</text:p>
          </table:table-cell>
          <table:table-cell table:style-name="ce15" table:formula="of:=[.B341]" office:value-type="string" office:string-value="deadbeef.png" calcext:value-type="string">
            <text:p>deadbeef.png</text:p>
          </table:table-cell>
          <table:table-cell table:formula="of:=[.A341]&amp;&quot;/&quot;&amp;[.C341]" office:value-type="string" office:string-value="apps/deadbeef.png" calcext:value-type="string">
            <text:p>apps/deadbeef.png</text:p>
          </table:table-cell>
          <table:table-cell table:formula="of:=VLOOKUP([.D34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decibel.png</text:p>
          </table:table-cell>
          <table:table-cell office:value-type="string" calcext:value-type="string">
            <text:p>multimedia-audio-player.png</text:p>
          </table:table-cell>
          <table:table-cell table:formula="of:=[.A342]&amp;&quot;/&quot;&amp;[.C342]" office:value-type="string" office:string-value="apps/multimedia-audio-player.png" calcext:value-type="string">
            <text:p>apps/multimedia-audio-player.png</text:p>
          </table:table-cell>
          <table:table-cell table:formula="of:=VLOOKUP([.D34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deepin-emacs.png</text:p>
          </table:table-cell>
          <table:table-cell office:value-type="string" calcext:value-type="string">
            <text:p>emacs.png</text:p>
          </table:table-cell>
          <table:table-cell table:formula="of:=[.A343]&amp;&quot;/&quot;&amp;[.C343]" office:value-type="string" office:string-value="apps/emacs.png" calcext:value-type="string">
            <text:p>apps/emacs.png</text:p>
          </table:table-cell>
          <table:table-cell table:formula="of:=VLOOKUP([.D34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deepin-media-player.png</text:p>
          </table:table-cell>
          <table:table-cell table:style-name="ce15" table:formula="of:=[.B344]" office:value-type="string" office:string-value="deepin-media-player.png" calcext:value-type="string">
            <text:p>deepin-media-player.png</text:p>
          </table:table-cell>
          <table:table-cell table:formula="of:=[.A344]&amp;&quot;/&quot;&amp;[.C344]" office:value-type="string" office:string-value="apps/deepin-media-player.png" calcext:value-type="string">
            <text:p>apps/deepin-media-player.png</text:p>
          </table:table-cell>
          <table:table-cell table:formula="of:=VLOOKUP([.D34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deepin-terminal.png</text:p>
          </table:table-cell>
          <table:table-cell office:value-type="string" calcext:value-type="string">
            <text:p>utilities-terminal.png</text:p>
          </table:table-cell>
          <table:table-cell table:formula="of:=[.A345]&amp;&quot;/&quot;&amp;[.C345]" office:value-type="string" office:string-value="apps/utilities-terminal.png" calcext:value-type="string">
            <text:p>apps/utilities-terminal.png</text:p>
          </table:table-cell>
          <table:table-cell table:formula="of:=VLOOKUP([.D34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deja-dup.png</text:p>
          </table:table-cell>
          <table:table-cell table:style-name="ce15" table:formula="of:=[.B346]" office:value-type="string" office:string-value="deja-dup.png" calcext:value-type="string">
            <text:p>deja-dup.png</text:p>
          </table:table-cell>
          <table:table-cell table:formula="of:=[.A346]&amp;&quot;/&quot;&amp;[.C346]" office:value-type="string" office:string-value="apps/deja-dup.png" calcext:value-type="string">
            <text:p>apps/deja-dup.png</text:p>
          </table:table-cell>
          <table:table-cell table:formula="of:=VLOOKUP([.D34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deluge.png</text:p>
          </table:table-cell>
          <table:table-cell table:style-name="ce15" table:formula="of:=[.B347]" office:value-type="string" office:string-value="deluge.png" calcext:value-type="string">
            <text:p>deluge.png</text:p>
          </table:table-cell>
          <table:table-cell table:formula="of:=[.A347]&amp;&quot;/&quot;&amp;[.C347]" office:value-type="string" office:string-value="apps/deluge.png" calcext:value-type="string">
            <text:p>apps/deluge.png</text:p>
          </table:table-cell>
          <table:table-cell table:formula="of:=VLOOKUP([.D34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deluge-torrent.png</text:p>
          </table:table-cell>
          <table:table-cell office:value-type="string" calcext:value-type="string">
            <text:p>deluge.png</text:p>
          </table:table-cell>
          <table:table-cell table:formula="of:=[.A348]&amp;&quot;/&quot;&amp;[.C348]" office:value-type="string" office:string-value="apps/deluge.png" calcext:value-type="string">
            <text:p>apps/deluge.png</text:p>
          </table:table-cell>
          <table:table-cell table:formula="of:=VLOOKUP([.D34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designer.png</text:p>
          </table:table-cell>
          <table:table-cell table:style-name="ce15" table:formula="of:=[.B349]" office:value-type="string" office:string-value="designer.png" calcext:value-type="string">
            <text:p>designer.png</text:p>
          </table:table-cell>
          <table:table-cell table:formula="of:=[.A349]&amp;&quot;/&quot;&amp;[.C349]" office:value-type="string" office:string-value="apps/designer.png" calcext:value-type="string">
            <text:p>apps/designer.png</text:p>
          </table:table-cell>
          <table:table-cell table:formula="of:=VLOOKUP([.D34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designer-qt4.png</text:p>
          </table:table-cell>
          <table:table-cell table:style-name="ce15" table:formula="of:=[.B350]" office:value-type="string" office:string-value="designer-qt4.png" calcext:value-type="string">
            <text:p>designer-qt4.png</text:p>
          </table:table-cell>
          <table:table-cell table:formula="of:=[.A350]&amp;&quot;/&quot;&amp;[.C350]" office:value-type="string" office:string-value="apps/designer-qt4.png" calcext:value-type="string">
            <text:p>apps/designer-qt4.png</text:p>
          </table:table-cell>
          <table:table-cell table:formula="of:=VLOOKUP([.D35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desktop-environment-gnome.png</text:p>
          </table:table-cell>
          <table:table-cell table:style-name="ce15" table:formula="of:=[.B351]" office:value-type="string" office:string-value="desktop-environment-gnome.png" calcext:value-type="string">
            <text:p>desktop-environment-gnome.png</text:p>
          </table:table-cell>
          <table:table-cell table:formula="of:=[.A351]&amp;&quot;/&quot;&amp;[.C351]" office:value-type="string" office:string-value="apps/desktop-environment-gnome.png" calcext:value-type="string">
            <text:p>apps/desktop-environment-gnome.png</text:p>
          </table:table-cell>
          <table:table-cell table:formula="of:=VLOOKUP([.D35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desktop-environment-kde.png</text:p>
          </table:table-cell>
          <table:table-cell table:style-name="ce15" table:formula="of:=[.B352]" office:value-type="string" office:string-value="desktop-environment-kde.png" calcext:value-type="string">
            <text:p>desktop-environment-kde.png</text:p>
          </table:table-cell>
          <table:table-cell table:formula="of:=[.A352]&amp;&quot;/&quot;&amp;[.C352]" office:value-type="string" office:string-value="apps/desktop-environment-kde.png" calcext:value-type="string">
            <text:p>apps/desktop-environment-kde.png</text:p>
          </table:table-cell>
          <table:table-cell table:formula="of:=VLOOKUP([.D35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desktop-environment-lxde.png</text:p>
          </table:table-cell>
          <table:table-cell table:style-name="ce15" table:formula="of:=[.B353]" office:value-type="string" office:string-value="desktop-environment-lxde.png" calcext:value-type="string">
            <text:p>desktop-environment-lxde.png</text:p>
          </table:table-cell>
          <table:table-cell table:formula="of:=[.A353]&amp;&quot;/&quot;&amp;[.C353]" office:value-type="string" office:string-value="apps/desktop-environment-lxde.png" calcext:value-type="string">
            <text:p>apps/desktop-environment-lxde.png</text:p>
          </table:table-cell>
          <table:table-cell table:formula="of:=VLOOKUP([.D35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desktop-environment-mate.png</text:p>
          </table:table-cell>
          <table:table-cell table:style-name="ce15" table:formula="of:=[.B354]" office:value-type="string" office:string-value="desktop-environment-mate.png" calcext:value-type="string">
            <text:p>desktop-environment-mate.png</text:p>
          </table:table-cell>
          <table:table-cell table:formula="of:=[.A354]&amp;&quot;/&quot;&amp;[.C354]" office:value-type="string" office:string-value="apps/desktop-environment-mate.png" calcext:value-type="string">
            <text:p>apps/desktop-environment-mate.png</text:p>
          </table:table-cell>
          <table:table-cell table:formula="of:=VLOOKUP([.D35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desktop-environment-unity.png</text:p>
          </table:table-cell>
          <table:table-cell table:style-name="ce15" table:formula="of:=[.B355]" office:value-type="string" office:string-value="desktop-environment-unity.png" calcext:value-type="string">
            <text:p>desktop-environment-unity.png</text:p>
          </table:table-cell>
          <table:table-cell table:formula="of:=[.A355]&amp;&quot;/&quot;&amp;[.C355]" office:value-type="string" office:string-value="apps/desktop-environment-unity.png" calcext:value-type="string">
            <text:p>apps/desktop-environment-unity.png</text:p>
          </table:table-cell>
          <table:table-cell table:formula="of:=VLOOKUP([.D35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desktop-environment-xfce.png</text:p>
          </table:table-cell>
          <table:table-cell table:style-name="ce15" table:formula="of:=[.B356]" office:value-type="string" office:string-value="desktop-environment-xfce.png" calcext:value-type="string">
            <text:p>desktop-environment-xfce.png</text:p>
          </table:table-cell>
          <table:table-cell table:formula="of:=[.A356]&amp;&quot;/&quot;&amp;[.C356]" office:value-type="string" office:string-value="apps/desktop-environment-xfce.png" calcext:value-type="string">
            <text:p>apps/desktop-environment-xfce.png</text:p>
          </table:table-cell>
          <table:table-cell table:formula="of:=VLOOKUP([.D35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desktop-magnifier.png</text:p>
          </table:table-cell>
          <table:table-cell table:style-name="ce15" table:formula="of:=[.B357]" office:value-type="string" office:string-value="desktop-magnifier.png" calcext:value-type="string">
            <text:p>desktop-magnifier.png</text:p>
          </table:table-cell>
          <table:table-cell table:formula="of:=[.A357]&amp;&quot;/&quot;&amp;[.C357]" office:value-type="string" office:string-value="apps/desktop-magnifier.png" calcext:value-type="string">
            <text:p>apps/desktop-magnifier.png</text:p>
          </table:table-cell>
          <table:table-cell table:formula="of:=VLOOKUP([.D35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desktop-tweaks.png</text:p>
          </table:table-cell>
          <table:table-cell table:style-name="ce15" table:formula="of:=[.B358]" office:value-type="string" office:string-value="desktop-tweaks.png" calcext:value-type="string">
            <text:p>desktop-tweaks.png</text:p>
          </table:table-cell>
          <table:table-cell table:formula="of:=[.A358]&amp;&quot;/&quot;&amp;[.C358]" office:value-type="string" office:string-value="apps/desktop-tweaks.png" calcext:value-type="string">
            <text:p>apps/desktop-tweaks.png</text:p>
          </table:table-cell>
          <table:table-cell table:formula="of:=VLOOKUP([.D35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desmume.png</text:p>
          </table:table-cell>
          <table:table-cell office:value-type="string" calcext:value-type="string">
            <text:p>ds-emulator.png</text:p>
          </table:table-cell>
          <table:table-cell table:formula="of:=[.A359]&amp;&quot;/&quot;&amp;[.C359]" office:value-type="string" office:string-value="apps/ds-emulator.png" calcext:value-type="string">
            <text:p>apps/ds-emulator.png</text:p>
          </table:table-cell>
          <table:table-cell table:formula="of:=VLOOKUP([.D35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desura.png</text:p>
          </table:table-cell>
          <table:table-cell table:style-name="ce15" table:formula="of:=[.B360]" office:value-type="string" office:string-value="desura.png" calcext:value-type="string">
            <text:p>desura.png</text:p>
          </table:table-cell>
          <table:table-cell table:formula="of:=[.A360]&amp;&quot;/&quot;&amp;[.C360]" office:value-type="string" office:string-value="apps/desura.png" calcext:value-type="string">
            <text:p>apps/desura.png</text:p>
          </table:table-cell>
          <table:table-cell table:formula="of:=VLOOKUP([.D36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devedeng.png</text:p>
          </table:table-cell>
          <table:table-cell office:value-type="string" calcext:value-type="string">
            <text:p>disk-burner.png</text:p>
          </table:table-cell>
          <table:table-cell table:formula="of:=[.A361]&amp;&quot;/&quot;&amp;[.C361]" office:value-type="string" office:string-value="apps/disk-burner.png" calcext:value-type="string">
            <text:p>apps/disk-burner.png</text:p>
          </table:table-cell>
          <table:table-cell table:formula="of:=VLOOKUP([.D36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devede.png</text:p>
          </table:table-cell>
          <table:table-cell office:value-type="string" calcext:value-type="string">
            <text:p>disk-burner.png</text:p>
          </table:table-cell>
          <table:table-cell table:formula="of:=[.A362]&amp;&quot;/&quot;&amp;[.C362]" office:value-type="string" office:string-value="apps/disk-burner.png" calcext:value-type="string">
            <text:p>apps/disk-burner.png</text:p>
          </table:table-cell>
          <table:table-cell table:formula="of:=VLOOKUP([.D36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devhelp.png</text:p>
          </table:table-cell>
          <table:table-cell table:style-name="ce15" table:formula="of:=[.B363]" office:value-type="string" office:string-value="devhelp.png" calcext:value-type="string">
            <text:p>devhelp.png</text:p>
          </table:table-cell>
          <table:table-cell table:formula="of:=[.A363]&amp;&quot;/&quot;&amp;[.C363]" office:value-type="string" office:string-value="apps/devhelp.png" calcext:value-type="string">
            <text:p>apps/devhelp.png</text:p>
          </table:table-cell>
          <table:table-cell table:formula="of:=VLOOKUP([.D36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d-feet-icon.png</text:p>
          </table:table-cell>
          <table:table-cell office:value-type="string" calcext:value-type="string">
            <text:p>d-feet.png</text:p>
          </table:table-cell>
          <table:table-cell table:formula="of:=[.A364]&amp;&quot;/&quot;&amp;[.C364]" office:value-type="string" office:string-value="apps/d-feet.png" calcext:value-type="string">
            <text:p>apps/d-feet.png</text:p>
          </table:table-cell>
          <table:table-cell table:formula="of:=VLOOKUP([.D36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d-feet.png</text:p>
          </table:table-cell>
          <table:table-cell table:style-name="ce15" table:formula="of:=[.B365]" office:value-type="string" office:string-value="d-feet.png" calcext:value-type="string">
            <text:p>d-feet.png</text:p>
          </table:table-cell>
          <table:table-cell table:formula="of:=[.A365]&amp;&quot;/&quot;&amp;[.C365]" office:value-type="string" office:string-value="apps/d-feet.png" calcext:value-type="string">
            <text:p>apps/d-feet.png</text:p>
          </table:table-cell>
          <table:table-cell table:formula="of:=VLOOKUP([.D36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dia.png</text:p>
          </table:table-cell>
          <table:table-cell table:style-name="ce15" table:formula="of:=[.B366]" office:value-type="string" office:string-value="dia.png" calcext:value-type="string">
            <text:p>dia.png</text:p>
          </table:table-cell>
          <table:table-cell table:formula="of:=[.A366]&amp;&quot;/&quot;&amp;[.C366]" office:value-type="string" office:string-value="apps/dia.png" calcext:value-type="string">
            <text:p>apps/dia.png</text:p>
          </table:table-cell>
          <table:table-cell table:formula="of:=VLOOKUP([.D36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dictionary.png</text:p>
          </table:table-cell>
          <table:table-cell office:value-type="string" calcext:value-type="string">
            <text:p>accessories-dictionary.png</text:p>
          </table:table-cell>
          <table:table-cell table:formula="of:=[.A367]&amp;&quot;/&quot;&amp;[.C367]" office:value-type="string" office:string-value="apps/accessories-dictionary.png" calcext:value-type="string">
            <text:p>apps/accessories-dictionary.png</text:p>
          </table:table-cell>
          <table:table-cell table:formula="of:=VLOOKUP([.D36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digikam.png</text:p>
          </table:table-cell>
          <table:table-cell office:value-type="string" calcext:value-type="string">
            <text:p>multimedia-photo-manager.png</text:p>
          </table:table-cell>
          <table:table-cell table:formula="of:=[.A368]&amp;&quot;/&quot;&amp;[.C368]" office:value-type="string" office:string-value="apps/multimedia-photo-manager.png" calcext:value-type="string">
            <text:p>apps/multimedia-photo-manager.png</text:p>
          </table:table-cell>
          <table:table-cell table:formula="of:=VLOOKUP([.D36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direct-connect.png</text:p>
          </table:table-cell>
          <table:table-cell table:style-name="ce15" table:formula="of:=[.B369]" office:value-type="string" office:string-value="direct-connect.png" calcext:value-type="string">
            <text:p>direct-connect.png</text:p>
          </table:table-cell>
          <table:table-cell table:formula="of:=[.A369]&amp;&quot;/&quot;&amp;[.C369]" office:value-type="string" office:string-value="apps/direct-connect.png" calcext:value-type="string">
            <text:p>apps/direct-connect.png</text:p>
          </table:table-cell>
          <table:table-cell table:formula="of:=VLOOKUP([.D36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discord-canary.png</text:p>
          </table:table-cell>
          <table:table-cell table:style-name="ce15" table:formula="of:=[.B370]" office:value-type="string" office:string-value="discord-canary.png" calcext:value-type="string">
            <text:p>discord-canary.png</text:p>
          </table:table-cell>
          <table:table-cell table:formula="of:=[.A370]&amp;&quot;/&quot;&amp;[.C370]" office:value-type="string" office:string-value="apps/discord-canary.png" calcext:value-type="string">
            <text:p>apps/discord-canary.png</text:p>
          </table:table-cell>
          <table:table-cell table:formula="of:=VLOOKUP([.D37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discord.png</text:p>
          </table:table-cell>
          <table:table-cell table:style-name="ce15" table:formula="of:=[.B371]" office:value-type="string" office:string-value="discord.png" calcext:value-type="string">
            <text:p>discord.png</text:p>
          </table:table-cell>
          <table:table-cell table:formula="of:=[.A371]&amp;&quot;/&quot;&amp;[.C371]" office:value-type="string" office:string-value="apps/discord.png" calcext:value-type="string">
            <text:p>apps/discord.png</text:p>
          </table:table-cell>
          <table:table-cell table:formula="of:=VLOOKUP([.D37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disk-burner.png</text:p>
          </table:table-cell>
          <table:table-cell table:style-name="ce15" table:formula="of:=[.B372]" office:value-type="string" office:string-value="disk-burner.png" calcext:value-type="string">
            <text:p>disk-burner.png</text:p>
          </table:table-cell>
          <table:table-cell table:formula="of:=[.A372]&amp;&quot;/&quot;&amp;[.C372]" office:value-type="string" office:string-value="apps/disk-burner.png" calcext:value-type="string">
            <text:p>apps/disk-burner.png</text:p>
          </table:table-cell>
          <table:table-cell table:formula="of:=VLOOKUP([.D37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disks.png</text:p>
          </table:table-cell>
          <table:table-cell office:value-type="string" calcext:value-type="string">
            <text:p>gnome-disks.png</text:p>
          </table:table-cell>
          <table:table-cell table:formula="of:=[.A373]&amp;&quot;/&quot;&amp;[.C373]" office:value-type="string" office:string-value="apps/gnome-disks.png" calcext:value-type="string">
            <text:p>apps/gnome-disks.png</text:p>
          </table:table-cell>
          <table:table-cell table:formula="of:=VLOOKUP([.D37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disk-usage-analyzer.png</text:p>
          </table:table-cell>
          <table:table-cell table:style-name="ce15" table:formula="of:=[.B374]" office:value-type="string" office:string-value="disk-usage-analyzer.png" calcext:value-type="string">
            <text:p>disk-usage-analyzer.png</text:p>
          </table:table-cell>
          <table:table-cell table:formula="of:=[.A374]&amp;&quot;/&quot;&amp;[.C374]" office:value-type="string" office:string-value="apps/disk-usage-analyzer.png" calcext:value-type="string">
            <text:p>apps/disk-usage-analyzer.png</text:p>
          </table:table-cell>
          <table:table-cell table:formula="of:=VLOOKUP([.D37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display.im6.png</text:p>
          </table:table-cell>
          <table:table-cell table:style-name="ce15" table:formula="of:=[.B375]" office:value-type="string" office:string-value="display.im6.png" calcext:value-type="string">
            <text:p>display.im6.png</text:p>
          </table:table-cell>
          <table:table-cell table:formula="of:=[.A375]&amp;&quot;/&quot;&amp;[.C375]" office:value-type="string" office:string-value="apps/display.im6.png" calcext:value-type="string">
            <text:p>apps/display.im6.png</text:p>
          </table:table-cell>
          <table:table-cell table:formula="of:=VLOOKUP([.D37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display-im6.q16.png</text:p>
          </table:table-cell>
          <table:table-cell office:value-type="string" calcext:value-type="string">
            <text:p>display.im6.png</text:p>
          </table:table-cell>
          <table:table-cell table:formula="of:=[.A376]&amp;&quot;/&quot;&amp;[.C376]" office:value-type="string" office:string-value="apps/display.im6.png" calcext:value-type="string">
            <text:p>apps/display.im6.png</text:p>
          </table:table-cell>
          <table:table-cell table:formula="of:=VLOOKUP([.D37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display.png</text:p>
          </table:table-cell>
          <table:table-cell office:value-type="string" calcext:value-type="string">
            <text:p>preferences-desktop-display.png</text:p>
          </table:table-cell>
          <table:table-cell table:formula="of:=[.A377]&amp;&quot;/&quot;&amp;[.C377]" office:value-type="string" office:string-value="apps/preferences-desktop-display.png" calcext:value-type="string">
            <text:p>apps/preferences-desktop-display.png</text:p>
          </table:table-cell>
          <table:table-cell table:formula="of:=VLOOKUP([.D37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dnfdragora.png</text:p>
          </table:table-cell>
          <table:table-cell office:value-type="string" calcext:value-type="string">
            <text:p>system-software-install.png</text:p>
          </table:table-cell>
          <table:table-cell table:formula="of:=[.A378]&amp;&quot;/&quot;&amp;[.C378]" office:value-type="string" office:string-value="apps/system-software-install.png" calcext:value-type="string">
            <text:p>apps/system-software-install.png</text:p>
          </table:table-cell>
          <table:table-cell table:formula="of:=VLOOKUP([.D37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dockbarx.png</text:p>
          </table:table-cell>
          <table:table-cell office:value-type="string" calcext:value-type="string">
            <text:p>panel-applets.png</text:p>
          </table:table-cell>
          <table:table-cell table:formula="of:=[.A379]&amp;&quot;/&quot;&amp;[.C379]" office:value-type="string" office:string-value="apps/panel-applets.png" calcext:value-type="string">
            <text:p>apps/panel-applets.png</text:p>
          </table:table-cell>
          <table:table-cell table:formula="of:=VLOOKUP([.D37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docky.png</text:p>
          </table:table-cell>
          <table:table-cell table:style-name="ce15" table:formula="of:=[.B380]" office:value-type="string" office:string-value="docky.png" calcext:value-type="string">
            <text:p>docky.png</text:p>
          </table:table-cell>
          <table:table-cell table:formula="of:=[.A380]&amp;&quot;/&quot;&amp;[.C380]" office:value-type="string" office:string-value="apps/docky.png" calcext:value-type="string">
            <text:p>apps/docky.png</text:p>
          </table:table-cell>
          <table:table-cell table:formula="of:=VLOOKUP([.D38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document-print-preview.png</text:p>
          </table:table-cell>
          <table:table-cell office:value-type="string" calcext:value-type="string">
            <text:p>accessories-document-viewer.png</text:p>
          </table:table-cell>
          <table:table-cell table:formula="of:=[.A381]&amp;&quot;/&quot;&amp;[.C381]" office:value-type="string" office:string-value="apps/accessories-document-viewer.png" calcext:value-type="string">
            <text:p>apps/accessories-document-viewer.png</text:p>
          </table:table-cell>
          <table:table-cell table:formula="of:=VLOOKUP([.D38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dogecoin.png</text:p>
          </table:table-cell>
          <table:table-cell table:style-name="ce15" table:formula="of:=[.B382]" office:value-type="string" office:string-value="dogecoin.png" calcext:value-type="string">
            <text:p>dogecoin.png</text:p>
          </table:table-cell>
          <table:table-cell table:formula="of:=[.A382]&amp;&quot;/&quot;&amp;[.C382]" office:value-type="string" office:string-value="apps/dogecoin.png" calcext:value-type="string">
            <text:p>apps/dogecoin.png</text:p>
          </table:table-cell>
          <table:table-cell table:formula="of:=VLOOKUP([.D38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dolphin-emu.png</text:p>
          </table:table-cell>
          <table:table-cell table:style-name="ce15" table:formula="of:=[.B383]" office:value-type="string" office:string-value="dolphin-emu.png" calcext:value-type="string">
            <text:p>dolphin-emu.png</text:p>
          </table:table-cell>
          <table:table-cell table:formula="of:=[.A383]&amp;&quot;/&quot;&amp;[.C383]" office:value-type="string" office:string-value="apps/dolphin-emu.png" calcext:value-type="string">
            <text:p>apps/dolphin-emu.png</text:p>
          </table:table-cell>
          <table:table-cell table:formula="of:=VLOOKUP([.D38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dosbox.png</text:p>
          </table:table-cell>
          <table:table-cell table:style-name="ce15" table:formula="of:=[.B384]" office:value-type="string" office:string-value="dosbox.png" calcext:value-type="string">
            <text:p>dosbox.png</text:p>
          </table:table-cell>
          <table:table-cell table:formula="of:=[.A384]&amp;&quot;/&quot;&amp;[.C384]" office:value-type="string" office:string-value="apps/dosbox.png" calcext:value-type="string">
            <text:p>apps/dosbox.png</text:p>
          </table:table-cell>
          <table:table-cell table:formula="of:=VLOOKUP([.D38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dota2.png</text:p>
          </table:table-cell>
          <table:table-cell table:style-name="ce15" table:formula="of:=[.B385]" office:value-type="string" office:string-value="dota2.png" calcext:value-type="string">
            <text:p>dota2.png</text:p>
          </table:table-cell>
          <table:table-cell table:formula="of:=[.A385]&amp;&quot;/&quot;&amp;[.C385]" office:value-type="string" office:string-value="apps/dota2.png" calcext:value-type="string">
            <text:p>apps/dota2.png</text:p>
          </table:table-cell>
          <table:table-cell table:formula="of:=VLOOKUP([.D38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doublecmd.png</text:p>
          </table:table-cell>
          <table:table-cell table:style-name="ce15" table:formula="of:=[.B386]" office:value-type="string" office:string-value="doublecmd.png" calcext:value-type="string">
            <text:p>doublecmd.png</text:p>
          </table:table-cell>
          <table:table-cell table:formula="of:=[.A386]&amp;&quot;/&quot;&amp;[.C386]" office:value-type="string" office:string-value="apps/doublecmd.png" calcext:value-type="string">
            <text:p>apps/doublecmd.png</text:p>
          </table:table-cell>
          <table:table-cell table:formula="of:=VLOOKUP([.D38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dragonplayer.png</text:p>
          </table:table-cell>
          <table:table-cell office:value-type="string" calcext:value-type="string">
            <text:p>multimedia-video-player.png</text:p>
          </table:table-cell>
          <table:table-cell table:formula="of:=[.A387]&amp;&quot;/&quot;&amp;[.C387]" office:value-type="string" office:string-value="apps/multimedia-video-player.png" calcext:value-type="string">
            <text:p>apps/multimedia-video-player.png</text:p>
          </table:table-cell>
          <table:table-cell table:formula="of:=VLOOKUP([.D38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dropbox.png</text:p>
          </table:table-cell>
          <table:table-cell table:style-name="ce15" table:formula="of:=[.B388]" office:value-type="string" office:string-value="dropbox.png" calcext:value-type="string">
            <text:p>dropbox.png</text:p>
          </table:table-cell>
          <table:table-cell table:formula="of:=[.A388]&amp;&quot;/&quot;&amp;[.C388]" office:value-type="string" office:string-value="apps/dropbox.png" calcext:value-type="string">
            <text:p>apps/dropbox.png</text:p>
          </table:table-cell>
          <table:table-cell table:formula="of:=VLOOKUP([.D38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ds-emulator.png</text:p>
          </table:table-cell>
          <table:table-cell table:style-name="ce15" table:formula="of:=[.B389]" office:value-type="string" office:string-value="ds-emulator.png" calcext:value-type="string">
            <text:p>ds-emulator.png</text:p>
          </table:table-cell>
          <table:table-cell table:formula="of:=[.A389]&amp;&quot;/&quot;&amp;[.C389]" office:value-type="string" office:string-value="apps/ds-emulator.png" calcext:value-type="string">
            <text:p>apps/ds-emulator.png</text:p>
          </table:table-cell>
          <table:table-cell table:formula="of:=VLOOKUP([.D38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dvdrip.png</text:p>
          </table:table-cell>
          <table:table-cell table:style-name="ce15" table:formula="of:=[.B390]" office:value-type="string" office:string-value="dvdrip.png" calcext:value-type="string">
            <text:p>dvdrip.png</text:p>
          </table:table-cell>
          <table:table-cell table:formula="of:=[.A390]&amp;&quot;/&quot;&amp;[.C390]" office:value-type="string" office:string-value="apps/dvdrip.png" calcext:value-type="string">
            <text:p>apps/dvdrip.png</text:p>
          </table:table-cell>
          <table:table-cell table:formula="of:=VLOOKUP([.D39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dvdstyler.png</text:p>
          </table:table-cell>
          <table:table-cell table:style-name="ce15" table:formula="of:=[.B391]" office:value-type="string" office:string-value="dvdstyler.png" calcext:value-type="string">
            <text:p>dvdstyler.png</text:p>
          </table:table-cell>
          <table:table-cell table:formula="of:=[.A391]&amp;&quot;/&quot;&amp;[.C391]" office:value-type="string" office:string-value="apps/dvdstyler.png" calcext:value-type="string">
            <text:p>apps/dvdstyler.png</text:p>
          </table:table-cell>
          <table:table-cell table:formula="of:=VLOOKUP([.D39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earth.png</text:p>
          </table:table-cell>
          <table:table-cell table:style-name="ce15" table:formula="of:=[.B392]" office:value-type="string" office:string-value="earth.png" calcext:value-type="string">
            <text:p>earth.png</text:p>
          </table:table-cell>
          <table:table-cell table:formula="of:=[.A392]&amp;&quot;/&quot;&amp;[.C392]" office:value-type="string" office:string-value="apps/earth.png" calcext:value-type="string">
            <text:p>apps/earth.png</text:p>
          </table:table-cell>
          <table:table-cell table:formula="of:=VLOOKUP([.D39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EasyTAG_icon.png</text:p>
          </table:table-cell>
          <table:table-cell table:style-name="ce15" table:formula="of:=[.B393]" office:value-type="string" office:string-value="EasyTAG_icon.png" calcext:value-type="string">
            <text:p>EasyTAG_icon.png</text:p>
          </table:table-cell>
          <table:table-cell table:formula="of:=[.A393]&amp;&quot;/&quot;&amp;[.C393]" office:value-type="string" office:string-value="apps/EasyTAG_icon.png" calcext:value-type="string">
            <text:p>apps/EasyTAG_icon.png</text:p>
          </table:table-cell>
          <table:table-cell table:formula="of:=VLOOKUP([.D39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easytag.png</text:p>
          </table:table-cell>
          <table:table-cell office:value-type="string" calcext:value-type="string">
            <text:p>EasyTAG_icon.png</text:p>
          </table:table-cell>
          <table:table-cell table:formula="of:=[.A394]&amp;&quot;/&quot;&amp;[.C394]" office:value-type="string" office:string-value="apps/EasyTAG_icon.png" calcext:value-type="string">
            <text:p>apps/EasyTAG_icon.png</text:p>
          </table:table-cell>
          <table:table-cell table:formula="of:=VLOOKUP([.D39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eclipse.png</text:p>
          </table:table-cell>
          <table:table-cell table:style-name="ce15" table:formula="of:=[.B395]" office:value-type="string" office:string-value="eclipse.png" calcext:value-type="string">
            <text:p>eclipse.png</text:p>
          </table:table-cell>
          <table:table-cell table:formula="of:=[.A395]&amp;&quot;/&quot;&amp;[.C395]" office:value-type="string" office:string-value="apps/eclipse.png" calcext:value-type="string">
            <text:p>apps/eclipse.png</text:p>
          </table:table-cell>
          <table:table-cell table:formula="of:=VLOOKUP([.D39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eekboard.png</text:p>
          </table:table-cell>
          <table:table-cell office:value-type="string" calcext:value-type="string">
            <text:p>preferences-desktop-keyboard.png</text:p>
          </table:table-cell>
          <table:table-cell table:formula="of:=[.A396]&amp;&quot;/&quot;&amp;[.C396]" office:value-type="string" office:string-value="apps/preferences-desktop-keyboard.png" calcext:value-type="string">
            <text:p>apps/preferences-desktop-keyboard.png</text:p>
          </table:table-cell>
          <table:table-cell table:formula="of:=VLOOKUP([.D39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eidete.png</text:p>
          </table:table-cell>
          <table:table-cell table:style-name="ce15" table:formula="of:=[.B397]" office:value-type="string" office:string-value="eidete.png" calcext:value-type="string">
            <text:p>eidete.png</text:p>
          </table:table-cell>
          <table:table-cell table:formula="of:=[.A397]&amp;&quot;/&quot;&amp;[.C397]" office:value-type="string" office:string-value="apps/eidete.png" calcext:value-type="string">
            <text:p>apps/eidete.png</text:p>
          </table:table-cell>
          <table:table-cell table:formula="of:=VLOOKUP([.D39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ekiga.png</text:p>
          </table:table-cell>
          <table:table-cell table:style-name="ce15" table:formula="of:=[.B398]" office:value-type="string" office:string-value="ekiga.png" calcext:value-type="string">
            <text:p>ekiga.png</text:p>
          </table:table-cell>
          <table:table-cell table:formula="of:=[.A398]&amp;&quot;/&quot;&amp;[.C398]" office:value-type="string" office:string-value="apps/ekiga.png" calcext:value-type="string">
            <text:p>apps/ekiga.png</text:p>
          </table:table-cell>
          <table:table-cell table:formula="of:=VLOOKUP([.D39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elasticsearch.png</text:p>
          </table:table-cell>
          <table:table-cell table:style-name="ce15" table:formula="of:=[.B399]" office:value-type="string" office:string-value="elasticsearch.png" calcext:value-type="string">
            <text:p>elasticsearch.png</text:p>
          </table:table-cell>
          <table:table-cell table:formula="of:=[.A399]&amp;&quot;/&quot;&amp;[.C399]" office:value-type="string" office:string-value="apps/elasticsearch.png" calcext:value-type="string">
            <text:p>apps/elasticsearch.png</text:p>
          </table:table-cell>
          <table:table-cell table:formula="of:=VLOOKUP([.D39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elegance-colors.png</text:p>
          </table:table-cell>
          <table:table-cell table:style-name="ce15" table:formula="of:=[.B400]" office:value-type="string" office:string-value="elegance-colors.png" calcext:value-type="string">
            <text:p>elegance-colors.png</text:p>
          </table:table-cell>
          <table:table-cell table:formula="of:=[.A400]&amp;&quot;/&quot;&amp;[.C400]" office:value-type="string" office:string-value="apps/elegance-colors.png" calcext:value-type="string">
            <text:p>apps/elegance-colors.png</text:p>
          </table:table-cell>
          <table:table-cell table:formula="of:=VLOOKUP([.D40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emacs23.png</text:p>
          </table:table-cell>
          <table:table-cell office:value-type="string" calcext:value-type="string">
            <text:p>emacs.png</text:p>
          </table:table-cell>
          <table:table-cell table:formula="of:=[.A401]&amp;&quot;/&quot;&amp;[.C401]" office:value-type="string" office:string-value="apps/emacs.png" calcext:value-type="string">
            <text:p>apps/emacs.png</text:p>
          </table:table-cell>
          <table:table-cell table:formula="of:=VLOOKUP([.D40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emacs24.png</text:p>
          </table:table-cell>
          <table:table-cell office:value-type="string" calcext:value-type="string">
            <text:p>emacs.png</text:p>
          </table:table-cell>
          <table:table-cell table:formula="of:=[.A402]&amp;&quot;/&quot;&amp;[.C402]" office:value-type="string" office:string-value="apps/emacs.png" calcext:value-type="string">
            <text:p>apps/emacs.png</text:p>
          </table:table-cell>
          <table:table-cell table:formula="of:=VLOOKUP([.D40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emacs25.png</text:p>
          </table:table-cell>
          <table:table-cell office:value-type="string" calcext:value-type="string">
            <text:p>emacs.png</text:p>
          </table:table-cell>
          <table:table-cell table:formula="of:=[.A403]&amp;&quot;/&quot;&amp;[.C403]" office:value-type="string" office:string-value="apps/emacs.png" calcext:value-type="string">
            <text:p>apps/emacs.png</text:p>
          </table:table-cell>
          <table:table-cell table:formula="of:=VLOOKUP([.D40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emacs.png</text:p>
          </table:table-cell>
          <table:table-cell table:style-name="ce15" table:formula="of:=[.B404]" office:value-type="string" office:string-value="emacs.png" calcext:value-type="string">
            <text:p>emacs.png</text:p>
          </table:table-cell>
          <table:table-cell table:formula="of:=[.A404]&amp;&quot;/&quot;&amp;[.C404]" office:value-type="string" office:string-value="apps/emacs.png" calcext:value-type="string">
            <text:p>apps/emacs.png</text:p>
          </table:table-cell>
          <table:table-cell table:formula="of:=VLOOKUP([.D40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emacs-snapshot.png</text:p>
          </table:table-cell>
          <table:table-cell office:value-type="string" calcext:value-type="string">
            <text:p>emacs.png</text:p>
          </table:table-cell>
          <table:table-cell table:formula="of:=[.A405]&amp;&quot;/&quot;&amp;[.C405]" office:value-type="string" office:string-value="apps/emacs.png" calcext:value-type="string">
            <text:p>apps/emacs.png</text:p>
          </table:table-cell>
          <table:table-cell table:formula="of:=VLOOKUP([.D40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email.png</text:p>
          </table:table-cell>
          <table:table-cell office:value-type="string" calcext:value-type="string">
            <text:p>internet-mail.png</text:p>
          </table:table-cell>
          <table:table-cell table:formula="of:=[.A406]&amp;&quot;/&quot;&amp;[.C406]" office:value-type="string" office:string-value="apps/internet-mail.png" calcext:value-type="string">
            <text:p>apps/internet-mail.png</text:p>
          </table:table-cell>
          <table:table-cell table:formula="of:=VLOOKUP([.D40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emerald-decorator.png</text:p>
          </table:table-cell>
          <table:table-cell office:value-type="string" calcext:value-type="string">
            <text:p>emerald.png</text:p>
          </table:table-cell>
          <table:table-cell table:formula="of:=[.A407]&amp;&quot;/&quot;&amp;[.C407]" office:value-type="string" office:string-value="apps/emerald.png" calcext:value-type="string">
            <text:p>apps/emerald.png</text:p>
          </table:table-cell>
          <table:table-cell table:formula="of:=VLOOKUP([.D40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emerald.png</text:p>
          </table:table-cell>
          <table:table-cell table:style-name="ce15" table:formula="of:=[.B408]" office:value-type="string" office:string-value="emerald.png" calcext:value-type="string">
            <text:p>emerald.png</text:p>
          </table:table-cell>
          <table:table-cell table:formula="of:=[.A408]&amp;&quot;/&quot;&amp;[.C408]" office:value-type="string" office:string-value="apps/emerald.png" calcext:value-type="string">
            <text:p>apps/emerald.png</text:p>
          </table:table-cell>
          <table:table-cell table:formula="of:=VLOOKUP([.D40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emerald-theme-manager-icon.png</text:p>
          </table:table-cell>
          <table:table-cell office:value-type="string" calcext:value-type="string">
            <text:p>emerald.png</text:p>
          </table:table-cell>
          <table:table-cell table:formula="of:=[.A409]&amp;&quot;/&quot;&amp;[.C409]" office:value-type="string" office:string-value="apps/emerald.png" calcext:value-type="string">
            <text:p>apps/emerald.png</text:p>
          </table:table-cell>
          <table:table-cell table:formula="of:=VLOOKUP([.D40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emerald-theme-manager-icons.png</text:p>
          </table:table-cell>
          <table:table-cell office:value-type="string" calcext:value-type="string">
            <text:p>emerald.png</text:p>
          </table:table-cell>
          <table:table-cell table:formula="of:=[.A410]&amp;&quot;/&quot;&amp;[.C410]" office:value-type="string" office:string-value="apps/emerald.png" calcext:value-type="string">
            <text:p>apps/emerald.png</text:p>
          </table:table-cell>
          <table:table-cell table:formula="of:=VLOOKUP([.D41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emerald-theme-manager.png</text:p>
          </table:table-cell>
          <table:table-cell office:value-type="string" calcext:value-type="string">
            <text:p>emerald.png</text:p>
          </table:table-cell>
          <table:table-cell table:formula="of:=[.A411]&amp;&quot;/&quot;&amp;[.C411]" office:value-type="string" office:string-value="apps/emerald.png" calcext:value-type="string">
            <text:p>apps/emerald.png</text:p>
          </table:table-cell>
          <table:table-cell table:formula="of:=VLOOKUP([.D41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empathy.png</text:p>
          </table:table-cell>
          <table:table-cell table:style-name="ce15" table:formula="of:=[.B412]" office:value-type="string" office:string-value="empathy.png" calcext:value-type="string">
            <text:p>empathy.png</text:p>
          </table:table-cell>
          <table:table-cell table:formula="of:=[.A412]&amp;&quot;/&quot;&amp;[.C412]" office:value-type="string" office:string-value="apps/empathy.png" calcext:value-type="string">
            <text:p>apps/empathy.png</text:p>
          </table:table-cell>
          <table:table-cell table:formula="of:=VLOOKUP([.D41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emule.png</text:p>
          </table:table-cell>
          <table:table-cell table:style-name="ce15" table:formula="of:=[.B413]" office:value-type="string" office:string-value="emule.png" calcext:value-type="string">
            <text:p>emule.png</text:p>
          </table:table-cell>
          <table:table-cell table:formula="of:=[.A413]&amp;&quot;/&quot;&amp;[.C413]" office:value-type="string" office:string-value="apps/emule.png" calcext:value-type="string">
            <text:p>apps/emule.png</text:p>
          </table:table-cell>
          <table:table-cell table:formula="of:=VLOOKUP([.D41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engrampa.png</text:p>
          </table:table-cell>
          <table:table-cell office:value-type="string" calcext:value-type="string">
            <text:p>archive-manager.png</text:p>
          </table:table-cell>
          <table:table-cell table:formula="of:=[.A414]&amp;&quot;/&quot;&amp;[.C414]" office:value-type="string" office:string-value="apps/archive-manager.png" calcext:value-type="string">
            <text:p>apps/archive-manager.png</text:p>
          </table:table-cell>
          <table:table-cell table:formula="of:=VLOOKUP([.D41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enpass.png</text:p>
          </table:table-cell>
          <table:table-cell office:value-type="string" calcext:value-type="string">
            <text:p>passwords.png</text:p>
          </table:table-cell>
          <table:table-cell table:formula="of:=[.A415]&amp;&quot;/&quot;&amp;[.C415]" office:value-type="string" office:string-value="apps/passwords.png" calcext:value-type="string">
            <text:p>apps/passwords.png</text:p>
          </table:table-cell>
          <table:table-cell table:formula="of:=VLOOKUP([.D41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eog.png</text:p>
          </table:table-cell>
          <table:table-cell office:value-type="string" calcext:value-type="string">
            <text:p>multimedia-photo-viewer.png</text:p>
          </table:table-cell>
          <table:table-cell table:formula="of:=[.A416]&amp;&quot;/&quot;&amp;[.C416]" office:value-type="string" office:string-value="apps/multimedia-photo-viewer.png" calcext:value-type="string">
            <text:p>apps/multimedia-photo-viewer.png</text:p>
          </table:table-cell>
          <table:table-cell table:formula="of:=VLOOKUP([.D41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eom.png</text:p>
          </table:table-cell>
          <table:table-cell office:value-type="string" calcext:value-type="string">
            <text:p>multimedia-photo-viewer.png</text:p>
          </table:table-cell>
          <table:table-cell table:formula="of:=[.A417]&amp;&quot;/&quot;&amp;[.C417]" office:value-type="string" office:string-value="apps/multimedia-photo-viewer.png" calcext:value-type="string">
            <text:p>apps/multimedia-photo-viewer.png</text:p>
          </table:table-cell>
          <table:table-cell table:formula="of:=VLOOKUP([.D41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epiphany-browser.png</text:p>
          </table:table-cell>
          <table:table-cell office:value-type="string" calcext:value-type="string">
            <text:p>internet-web-browser.png</text:p>
          </table:table-cell>
          <table:table-cell table:formula="of:=[.A418]&amp;&quot;/&quot;&amp;[.C418]" office:value-type="string" office:string-value="apps/internet-web-browser.png" calcext:value-type="string">
            <text:p>apps/internet-web-browser.png</text:p>
          </table:table-cell>
          <table:table-cell table:formula="of:=VLOOKUP([.D41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epiphany-icon.png</text:p>
          </table:table-cell>
          <table:table-cell office:value-type="string" calcext:value-type="string">
            <text:p>internet-web-browser.png</text:p>
          </table:table-cell>
          <table:table-cell table:formula="of:=[.A419]&amp;&quot;/&quot;&amp;[.C419]" office:value-type="string" office:string-value="apps/internet-web-browser.png" calcext:value-type="string">
            <text:p>apps/internet-web-browser.png</text:p>
          </table:table-cell>
          <table:table-cell table:formula="of:=VLOOKUP([.D41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epiphany.png</text:p>
          </table:table-cell>
          <table:table-cell office:value-type="string" calcext:value-type="string">
            <text:p>internet-web-browser.png</text:p>
          </table:table-cell>
          <table:table-cell table:formula="of:=[.A420]&amp;&quot;/&quot;&amp;[.C420]" office:value-type="string" office:string-value="apps/internet-web-browser.png" calcext:value-type="string">
            <text:p>apps/internet-web-browser.png</text:p>
          </table:table-cell>
          <table:table-cell table:formula="of:=VLOOKUP([.D42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epiphany-webkit.png</text:p>
          </table:table-cell>
          <table:table-cell office:value-type="string" calcext:value-type="string">
            <text:p>internet-web-browser.png</text:p>
          </table:table-cell>
          <table:table-cell table:formula="of:=[.A421]&amp;&quot;/&quot;&amp;[.C421]" office:value-type="string" office:string-value="apps/internet-web-browser.png" calcext:value-type="string">
            <text:p>apps/internet-web-browser.png</text:p>
          </table:table-cell>
          <table:table-cell table:formula="of:=VLOOKUP([.D42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equaliser.png</text:p>
          </table:table-cell>
          <table:table-cell office:value-type="string" calcext:value-type="string">
            <text:p>audio-equalizer.png</text:p>
          </table:table-cell>
          <table:table-cell table:formula="of:=[.A422]&amp;&quot;/&quot;&amp;[.C422]" office:value-type="string" office:string-value="apps/audio-equalizer.png" calcext:value-type="string">
            <text:p>apps/audio-equalizer.png</text:p>
          </table:table-cell>
          <table:table-cell table:formula="of:=VLOOKUP([.D42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equalizer.png</text:p>
          </table:table-cell>
          <table:table-cell office:value-type="string" calcext:value-type="string">
            <text:p>audio-equalizer.png</text:p>
          </table:table-cell>
          <table:table-cell table:formula="of:=[.A423]&amp;&quot;/&quot;&amp;[.C423]" office:value-type="string" office:string-value="apps/audio-equalizer.png" calcext:value-type="string">
            <text:p>apps/audio-equalizer.png</text:p>
          </table:table-cell>
          <table:table-cell table:formula="of:=VLOOKUP([.D42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espeak-gui.png</text:p>
          </table:table-cell>
          <table:table-cell office:value-type="string" calcext:value-type="string">
            <text:p>espeak.png</text:p>
          </table:table-cell>
          <table:table-cell table:formula="of:=[.A424]&amp;&quot;/&quot;&amp;[.C424]" office:value-type="string" office:string-value="apps/espeak.png" calcext:value-type="string">
            <text:p>apps/espeak.png</text:p>
          </table:table-cell>
          <table:table-cell table:formula="of:=VLOOKUP([.D42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espeak.png</text:p>
          </table:table-cell>
          <table:table-cell table:style-name="ce15" table:formula="of:=[.B425]" office:value-type="string" office:string-value="espeak.png" calcext:value-type="string">
            <text:p>espeak.png</text:p>
          </table:table-cell>
          <table:table-cell table:formula="of:=[.A425]&amp;&quot;/&quot;&amp;[.C425]" office:value-type="string" office:string-value="apps/espeak.png" calcext:value-type="string">
            <text:p>apps/espeak.png</text:p>
          </table:table-cell>
          <table:table-cell table:formula="of:=VLOOKUP([.D42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Etermutilities-terminal.png</text:p>
          </table:table-cell>
          <table:table-cell office:value-type="string" calcext:value-type="string">
            <text:p>utilities-terminal.png</text:p>
          </table:table-cell>
          <table:table-cell table:formula="of:=[.A426]&amp;&quot;/&quot;&amp;[.C426]" office:value-type="string" office:string-value="apps/utilities-terminal.png" calcext:value-type="string">
            <text:p>apps/utilities-terminal.png</text:p>
          </table:table-cell>
          <table:table-cell table:formula="of:=VLOOKUP([.D42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ettercap.png</text:p>
          </table:table-cell>
          <table:table-cell table:style-name="ce15" table:formula="of:=[.B427]" office:value-type="string" office:string-value="ettercap.png" calcext:value-type="string">
            <text:p>ettercap.png</text:p>
          </table:table-cell>
          <table:table-cell table:formula="of:=[.A427]&amp;&quot;/&quot;&amp;[.C427]" office:value-type="string" office:string-value="apps/ettercap.png" calcext:value-type="string">
            <text:p>apps/ettercap.png</text:p>
          </table:table-cell>
          <table:table-cell table:formula="of:=VLOOKUP([.D42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eufloriahd.png</text:p>
          </table:table-cell>
          <table:table-cell office:value-type="string" calcext:value-type="string">
            <text:p>eufloria.png</text:p>
          </table:table-cell>
          <table:table-cell table:formula="of:=[.A428]&amp;&quot;/&quot;&amp;[.C428]" office:value-type="string" office:string-value="apps/eufloria.png" calcext:value-type="string">
            <text:p>apps/eufloria.png</text:p>
          </table:table-cell>
          <table:table-cell table:formula="of:=VLOOKUP([.D42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eufloria.png</text:p>
          </table:table-cell>
          <table:table-cell table:style-name="ce15" table:formula="of:=[.B429]" office:value-type="string" office:string-value="eufloria.png" calcext:value-type="string">
            <text:p>eufloria.png</text:p>
          </table:table-cell>
          <table:table-cell table:formula="of:=[.A429]&amp;&quot;/&quot;&amp;[.C429]" office:value-type="string" office:string-value="apps/eufloria.png" calcext:value-type="string">
            <text:p>apps/eufloria.png</text:p>
          </table:table-cell>
          <table:table-cell table:formula="of:=VLOOKUP([.D42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evince.png</text:p>
          </table:table-cell>
          <table:table-cell office:value-type="string" calcext:value-type="string">
            <text:p>accessories-document-viewer.png</text:p>
          </table:table-cell>
          <table:table-cell table:formula="of:=[.A430]&amp;&quot;/&quot;&amp;[.C430]" office:value-type="string" office:string-value="apps/accessories-document-viewer.png" calcext:value-type="string">
            <text:p>apps/accessories-document-viewer.png</text:p>
          </table:table-cell>
          <table:table-cell table:formula="of:=VLOOKUP([.D43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evolution.png</text:p>
          </table:table-cell>
          <table:table-cell office:value-type="string" calcext:value-type="string">
            <text:p>internet-mail.png</text:p>
          </table:table-cell>
          <table:table-cell table:formula="of:=[.A431]&amp;&quot;/&quot;&amp;[.C431]" office:value-type="string" office:string-value="apps/internet-mail.png" calcext:value-type="string">
            <text:p>apps/internet-mail.png</text:p>
          </table:table-cell>
          <table:table-cell table:formula="of:=VLOOKUP([.D43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exaile.png</text:p>
          </table:table-cell>
          <table:table-cell table:style-name="ce15" table:formula="of:=[.B432]" office:value-type="string" office:string-value="exaile.png" calcext:value-type="string">
            <text:p>exaile.png</text:p>
          </table:table-cell>
          <table:table-cell table:formula="of:=[.A432]&amp;&quot;/&quot;&amp;[.C432]" office:value-type="string" office:string-value="apps/exaile.png" calcext:value-type="string">
            <text:p>apps/exaile.png</text:p>
          </table:table-cell>
          <table:table-cell table:formula="of:=VLOOKUP([.D43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exfalso.png</text:p>
          </table:table-cell>
          <table:table-cell table:style-name="ce15" table:formula="of:=[.B433]" office:value-type="string" office:string-value="exfalso.png" calcext:value-type="string">
            <text:p>exfalso.png</text:p>
          </table:table-cell>
          <table:table-cell table:formula="of:=[.A433]&amp;&quot;/&quot;&amp;[.C433]" office:value-type="string" office:string-value="apps/exfalso.png" calcext:value-type="string">
            <text:p>apps/exfalso.png</text:p>
          </table:table-cell>
          <table:table-cell table:formula="of:=VLOOKUP([.D43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extensions.png</text:p>
          </table:table-cell>
          <table:table-cell table:style-name="ce15" table:formula="of:=[.B434]" office:value-type="string" office:string-value="extensions.png" calcext:value-type="string">
            <text:p>extensions.png</text:p>
          </table:table-cell>
          <table:table-cell table:formula="of:=[.A434]&amp;&quot;/&quot;&amp;[.C434]" office:value-type="string" office:string-value="apps/extensions.png" calcext:value-type="string">
            <text:p>apps/extensions.png</text:p>
          </table:table-cell>
          <table:table-cell table:formula="of:=VLOOKUP([.D43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ezame.png</text:p>
          </table:table-cell>
          <table:table-cell office:value-type="string" calcext:value-type="string">
            <text:p>menu-editor.png</text:p>
          </table:table-cell>
          <table:table-cell table:formula="of:=[.A435]&amp;&quot;/&quot;&amp;[.C435]" office:value-type="string" office:string-value="apps/menu-editor.png" calcext:value-type="string">
            <text:p>apps/menu-editor.png</text:p>
          </table:table-cell>
          <table:table-cell table:formula="of:=VLOOKUP([.D43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FB4C_iexplore.0.png</text:p>
          </table:table-cell>
          <table:table-cell office:value-type="string" calcext:value-type="string">
            <text:p>wine-browser.png</text:p>
          </table:table-cell>
          <table:table-cell table:formula="of:=[.A436]&amp;&quot;/&quot;&amp;[.C436]" office:value-type="string" office:string-value="apps/wine-browser.png" calcext:value-type="string">
            <text:p>apps/wine-browser.png</text:p>
          </table:table-cell>
          <table:table-cell table:formula="of:=VLOOKUP([.D43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fbreader.png</text:p>
          </table:table-cell>
          <table:table-cell table:style-name="ce15" table:formula="of:=[.B437]" office:value-type="string" office:string-value="fbreader.png" calcext:value-type="string">
            <text:p>fbreader.png</text:p>
          </table:table-cell>
          <table:table-cell table:formula="of:=[.A437]&amp;&quot;/&quot;&amp;[.C437]" office:value-type="string" office:string-value="apps/fbreader.png" calcext:value-type="string">
            <text:p>apps/fbreader.png</text:p>
          </table:table-cell>
          <table:table-cell table:formula="of:=VLOOKUP([.D43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FBReader.png</text:p>
          </table:table-cell>
          <table:table-cell office:value-type="string" calcext:value-type="string">
            <text:p>fbreader.png</text:p>
          </table:table-cell>
          <table:table-cell table:formula="of:=[.A438]&amp;&quot;/&quot;&amp;[.C438]" office:value-type="string" office:string-value="apps/fbreader.png" calcext:value-type="string">
            <text:p>apps/fbreader.png</text:p>
          </table:table-cell>
          <table:table-cell table:formula="of:=VLOOKUP([.D43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fedora-release-notes.png</text:p>
          </table:table-cell>
          <table:table-cell table:style-name="ce15" table:formula="of:=[.B439]" office:value-type="string" office:string-value="fedora-release-notes.png" calcext:value-type="string">
            <text:p>fedora-release-notes.png</text:p>
          </table:table-cell>
          <table:table-cell table:formula="of:=[.A439]&amp;&quot;/&quot;&amp;[.C439]" office:value-type="string" office:string-value="apps/fedora-release-notes.png" calcext:value-type="string">
            <text:p>apps/fedora-release-notes.png</text:p>
          </table:table-cell>
          <table:table-cell table:formula="of:=VLOOKUP([.D43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fedorausb.png</text:p>
          </table:table-cell>
          <table:table-cell office:value-type="string" calcext:value-type="string">
            <text:p>usb-creator-gtk.png</text:p>
          </table:table-cell>
          <table:table-cell table:formula="of:=[.A440]&amp;&quot;/&quot;&amp;[.C440]" office:value-type="string" office:string-value="apps/usb-creator-gtk.png" calcext:value-type="string">
            <text:p>apps/usb-creator-gtk.png</text:p>
          </table:table-cell>
          <table:table-cell table:formula="of:=VLOOKUP([.D44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fedora-utils.png</text:p>
          </table:table-cell>
          <table:table-cell table:style-name="ce15" table:formula="of:=[.B441]" office:value-type="string" office:string-value="fedora-utils.png" calcext:value-type="string">
            <text:p>fedora-utils.png</text:p>
          </table:table-cell>
          <table:table-cell table:formula="of:=[.A441]&amp;&quot;/&quot;&amp;[.C441]" office:value-type="string" office:string-value="apps/fedora-utils.png" calcext:value-type="string">
            <text:p>apps/fedora-utils.png</text:p>
          </table:table-cell>
          <table:table-cell table:formula="of:=VLOOKUP([.D44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fedorautils.png</text:p>
          </table:table-cell>
          <table:table-cell table:style-name="ce15" table:formula="of:=[.B442]" office:value-type="string" office:string-value="fedorautils.png" calcext:value-type="string">
            <text:p>fedorautils.png</text:p>
          </table:table-cell>
          <table:table-cell table:formula="of:=[.A442]&amp;&quot;/&quot;&amp;[.C442]" office:value-type="string" office:string-value="apps/fedorautils.png" calcext:value-type="string">
            <text:p>apps/fedorautils.png</text:p>
          </table:table-cell>
          <table:table-cell table:formula="of:=VLOOKUP([.D44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feedreader.png</text:p>
          </table:table-cell>
          <table:table-cell office:value-type="string" calcext:value-type="string">
            <text:p>internet-news-reader.png</text:p>
          </table:table-cell>
          <table:table-cell table:formula="of:=[.A443]&amp;&quot;/&quot;&amp;[.C443]" office:value-type="string" office:string-value="apps/internet-news-reader.png" calcext:value-type="string">
            <text:p>apps/internet-news-reader.png</text:p>
          </table:table-cell>
          <table:table-cell table:formula="of:=VLOOKUP([.D44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fez.png</text:p>
          </table:table-cell>
          <table:table-cell table:style-name="ce15" table:formula="of:=[.B444]" office:value-type="string" office:string-value="fez.png" calcext:value-type="string">
            <text:p>fez.png</text:p>
          </table:table-cell>
          <table:table-cell table:formula="of:=[.A444]&amp;&quot;/&quot;&amp;[.C444]" office:value-type="string" office:string-value="apps/fez.png" calcext:value-type="string">
            <text:p>apps/fez.png</text:p>
          </table:table-cell>
          <table:table-cell table:formula="of:=VLOOKUP([.D44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ffmulticonverter.png</text:p>
          </table:table-cell>
          <table:table-cell office:value-type="string" calcext:value-type="string">
            <text:p>accessories-media-converter.png</text:p>
          </table:table-cell>
          <table:table-cell table:formula="of:=[.A445]&amp;&quot;/&quot;&amp;[.C445]" office:value-type="string" office:string-value="apps/accessories-media-converter.png" calcext:value-type="string">
            <text:p>apps/accessories-media-converter.png</text:p>
          </table:table-cell>
          <table:table-cell table:formula="of:=VLOOKUP([.D44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filebot.png</text:p>
          </table:table-cell>
          <table:table-cell table:style-name="ce15" table:formula="of:=[.B446]" office:value-type="string" office:string-value="filebot.png" calcext:value-type="string">
            <text:p>filebot.png</text:p>
          </table:table-cell>
          <table:table-cell table:formula="of:=[.A446]&amp;&quot;/&quot;&amp;[.C446]" office:value-type="string" office:string-value="apps/filebot.png" calcext:value-type="string">
            <text:p>apps/filebot.png</text:p>
          </table:table-cell>
          <table:table-cell table:formula="of:=VLOOKUP([.D44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filelight.png</text:p>
          </table:table-cell>
          <table:table-cell office:value-type="string" calcext:value-type="string">
            <text:p>disk-usage-analyzer.png</text:p>
          </table:table-cell>
          <table:table-cell table:formula="of:=[.A447]&amp;&quot;/&quot;&amp;[.C447]" office:value-type="string" office:string-value="apps/disk-usage-analyzer.png" calcext:value-type="string">
            <text:p>apps/disk-usage-analyzer.png</text:p>
          </table:table-cell>
          <table:table-cell table:formula="of:=VLOOKUP([.D44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file-manager.png</text:p>
          </table:table-cell>
          <table:table-cell office:value-type="string" calcext:value-type="string">
            <text:p>system-file-manager.png</text:p>
          </table:table-cell>
          <table:table-cell table:formula="of:=[.A448]&amp;&quot;/&quot;&amp;[.C448]" office:value-type="string" office:string-value="apps/system-file-manager.png" calcext:value-type="string">
            <text:p>apps/system-file-manager.png</text:p>
          </table:table-cell>
          <table:table-cell table:formula="of:=VLOOKUP([.D44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file-roller.png</text:p>
          </table:table-cell>
          <table:table-cell office:value-type="string" calcext:value-type="string">
            <text:p>archive-manager.png</text:p>
          </table:table-cell>
          <table:table-cell table:formula="of:=[.A449]&amp;&quot;/&quot;&amp;[.C449]" office:value-type="string" office:string-value="apps/archive-manager.png" calcext:value-type="string">
            <text:p>apps/archive-manager.png</text:p>
          </table:table-cell>
          <table:table-cell table:formula="of:=VLOOKUP([.D44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filezilla.png</text:p>
          </table:table-cell>
          <table:table-cell table:style-name="ce15" table:formula="of:=[.B450]" office:value-type="string" office:string-value="filezilla.png" calcext:value-type="string">
            <text:p>filezilla.png</text:p>
          </table:table-cell>
          <table:table-cell table:formula="of:=[.A450]&amp;&quot;/&quot;&amp;[.C450]" office:value-type="string" office:string-value="apps/filezilla.png" calcext:value-type="string">
            <text:p>apps/filezilla.png</text:p>
          </table:table-cell>
          <table:table-cell table:formula="of:=VLOOKUP([.D45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final-term.png</text:p>
          </table:table-cell>
          <table:table-cell office:value-type="string" calcext:value-type="string">
            <text:p>finalterm.png</text:p>
          </table:table-cell>
          <table:table-cell table:formula="of:=[.A451]&amp;&quot;/&quot;&amp;[.C451]" office:value-type="string" office:string-value="apps/finalterm.png" calcext:value-type="string">
            <text:p>apps/finalterm.png</text:p>
          </table:table-cell>
          <table:table-cell table:formula="of:=VLOOKUP([.D45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finalterm.png</text:p>
          </table:table-cell>
          <table:table-cell table:style-name="ce15" table:formula="of:=[.B452]" office:value-type="string" office:string-value="finalterm.png" calcext:value-type="string">
            <text:p>finalterm.png</text:p>
          </table:table-cell>
          <table:table-cell table:formula="of:=[.A452]&amp;&quot;/&quot;&amp;[.C452]" office:value-type="string" office:string-value="apps/finalterm.png" calcext:value-type="string">
            <text:p>apps/finalterm.png</text:p>
          </table:table-cell>
          <table:table-cell table:formula="of:=VLOOKUP([.D45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fingerprint-gui.png</text:p>
          </table:table-cell>
          <table:table-cell table:style-name="ce15" table:formula="of:=[.B453]" office:value-type="string" office:string-value="fingerprint-gui.png" calcext:value-type="string">
            <text:p>fingerprint-gui.png</text:p>
          </table:table-cell>
          <table:table-cell table:formula="of:=[.A453]&amp;&quot;/&quot;&amp;[.C453]" office:value-type="string" office:string-value="apps/fingerprint-gui.png" calcext:value-type="string">
            <text:p>apps/fingerprint-gui.png</text:p>
          </table:table-cell>
          <table:table-cell table:formula="of:=VLOOKUP([.D45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firefox-3.0.png</text:p>
          </table:table-cell>
          <table:table-cell office:value-type="string" calcext:value-type="string">
            <text:p>firefox.png</text:p>
          </table:table-cell>
          <table:table-cell table:formula="of:=[.A454]&amp;&quot;/&quot;&amp;[.C454]" office:value-type="string" office:string-value="apps/firefox.png" calcext:value-type="string">
            <text:p>apps/firefox.png</text:p>
          </table:table-cell>
          <table:table-cell table:formula="of:=VLOOKUP([.D45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firefox-3.5.png</text:p>
          </table:table-cell>
          <table:table-cell office:value-type="string" calcext:value-type="string">
            <text:p>firefox.png</text:p>
          </table:table-cell>
          <table:table-cell table:formula="of:=[.A455]&amp;&quot;/&quot;&amp;[.C455]" office:value-type="string" office:string-value="apps/firefox.png" calcext:value-type="string">
            <text:p>apps/firefox.png</text:p>
          </table:table-cell>
          <table:table-cell table:formula="of:=VLOOKUP([.D45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firefox3.png</text:p>
          </table:table-cell>
          <table:table-cell office:value-type="string" calcext:value-type="string">
            <text:p>firefox.png</text:p>
          </table:table-cell>
          <table:table-cell table:formula="of:=[.A456]&amp;&quot;/&quot;&amp;[.C456]" office:value-type="string" office:string-value="apps/firefox.png" calcext:value-type="string">
            <text:p>apps/firefox.png</text:p>
          </table:table-cell>
          <table:table-cell table:formula="of:=VLOOKUP([.D45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firefox-4.0.png</text:p>
          </table:table-cell>
          <table:table-cell office:value-type="string" calcext:value-type="string">
            <text:p>firefox.png</text:p>
          </table:table-cell>
          <table:table-cell table:formula="of:=[.A457]&amp;&quot;/&quot;&amp;[.C457]" office:value-type="string" office:string-value="apps/firefox.png" calcext:value-type="string">
            <text:p>apps/firefox.png</text:p>
          </table:table-cell>
          <table:table-cell table:formula="of:=VLOOKUP([.D45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firefox-aurora.png</text:p>
          </table:table-cell>
          <table:table-cell office:value-type="string" calcext:value-type="string">
            <text:p>firefox-nightly.png</text:p>
          </table:table-cell>
          <table:table-cell table:formula="of:=[.A458]&amp;&quot;/&quot;&amp;[.C458]" office:value-type="string" office:string-value="apps/firefox-nightly.png" calcext:value-type="string">
            <text:p>apps/firefox-nightly.png</text:p>
          </table:table-cell>
          <table:table-cell table:formula="of:=VLOOKUP([.D45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firefox-beta.png</text:p>
          </table:table-cell>
          <table:table-cell office:value-type="string" calcext:value-type="string">
            <text:p>firefox.png</text:p>
          </table:table-cell>
          <table:table-cell table:formula="of:=[.A459]&amp;&quot;/&quot;&amp;[.C459]" office:value-type="string" office:string-value="apps/firefox.png" calcext:value-type="string">
            <text:p>apps/firefox.png</text:p>
          </table:table-cell>
          <table:table-cell table:formula="of:=VLOOKUP([.D45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firefox-default.png</text:p>
          </table:table-cell>
          <table:table-cell office:value-type="string" calcext:value-type="string">
            <text:p>firefox.png</text:p>
          </table:table-cell>
          <table:table-cell table:formula="of:=[.A460]&amp;&quot;/&quot;&amp;[.C460]" office:value-type="string" office:string-value="apps/firefox.png" calcext:value-type="string">
            <text:p>apps/firefox.png</text:p>
          </table:table-cell>
          <table:table-cell table:formula="of:=VLOOKUP([.D46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firefox-developer-icon.png</text:p>
          </table:table-cell>
          <table:table-cell office:value-type="string" calcext:value-type="string">
            <text:p>firefox-nightly.png</text:p>
          </table:table-cell>
          <table:table-cell table:formula="of:=[.A461]&amp;&quot;/&quot;&amp;[.C461]" office:value-type="string" office:string-value="apps/firefox-nightly.png" calcext:value-type="string">
            <text:p>apps/firefox-nightly.png</text:p>
          </table:table-cell>
          <table:table-cell table:formula="of:=VLOOKUP([.D46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firefox-developer.png</text:p>
          </table:table-cell>
          <table:table-cell office:value-type="string" calcext:value-type="string">
            <text:p>firefox-nightly.png</text:p>
          </table:table-cell>
          <table:table-cell table:formula="of:=[.A462]&amp;&quot;/&quot;&amp;[.C462]" office:value-type="string" office:string-value="apps/firefox-nightly.png" calcext:value-type="string">
            <text:p>apps/firefox-nightly.png</text:p>
          </table:table-cell>
          <table:table-cell table:formula="of:=VLOOKUP([.D46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firefox-esr.png</text:p>
          </table:table-cell>
          <table:table-cell office:value-type="string" calcext:value-type="string">
            <text:p>firefox.png</text:p>
          </table:table-cell>
          <table:table-cell table:formula="of:=[.A463]&amp;&quot;/&quot;&amp;[.C463]" office:value-type="string" office:string-value="apps/firefox.png" calcext:value-type="string">
            <text:p>apps/firefox.png</text:p>
          </table:table-cell>
          <table:table-cell table:formula="of:=VLOOKUP([.D46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firefox-gtk3.png</text:p>
          </table:table-cell>
          <table:table-cell office:value-type="string" calcext:value-type="string">
            <text:p>firefox.png</text:p>
          </table:table-cell>
          <table:table-cell table:formula="of:=[.A464]&amp;&quot;/&quot;&amp;[.C464]" office:value-type="string" office:string-value="apps/firefox.png" calcext:value-type="string">
            <text:p>apps/firefox.png</text:p>
          </table:table-cell>
          <table:table-cell table:formula="of:=VLOOKUP([.D46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firefox-icon.png</text:p>
          </table:table-cell>
          <table:table-cell office:value-type="string" calcext:value-type="string">
            <text:p>firefox.png</text:p>
          </table:table-cell>
          <table:table-cell table:formula="of:=[.A465]&amp;&quot;/&quot;&amp;[.C465]" office:value-type="string" office:string-value="apps/firefox.png" calcext:value-type="string">
            <text:p>apps/firefox.png</text:p>
          </table:table-cell>
          <table:table-cell table:formula="of:=VLOOKUP([.D46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firefox-nightly-icon.png</text:p>
          </table:table-cell>
          <table:table-cell office:value-type="string" calcext:value-type="string">
            <text:p>firefox-nightly.png</text:p>
          </table:table-cell>
          <table:table-cell table:formula="of:=[.A466]&amp;&quot;/&quot;&amp;[.C466]" office:value-type="string" office:string-value="apps/firefox-nightly.png" calcext:value-type="string">
            <text:p>apps/firefox-nightly.png</text:p>
          </table:table-cell>
          <table:table-cell table:formula="of:=VLOOKUP([.D46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firefox-nightly.png</text:p>
          </table:table-cell>
          <table:table-cell table:style-name="ce15" table:formula="of:=[.B467]" office:value-type="string" office:string-value="firefox-nightly.png" calcext:value-type="string">
            <text:p>firefox-nightly.png</text:p>
          </table:table-cell>
          <table:table-cell table:formula="of:=[.A467]&amp;&quot;/&quot;&amp;[.C467]" office:value-type="string" office:string-value="apps/firefox-nightly.png" calcext:value-type="string">
            <text:p>apps/firefox-nightly.png</text:p>
          </table:table-cell>
          <table:table-cell table:formula="of:=VLOOKUP([.D46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firefox-original.png</text:p>
          </table:table-cell>
          <table:table-cell office:value-type="string" calcext:value-type="string">
            <text:p>firefox.png</text:p>
          </table:table-cell>
          <table:table-cell table:formula="of:=[.A468]&amp;&quot;/&quot;&amp;[.C468]" office:value-type="string" office:string-value="apps/firefox.png" calcext:value-type="string">
            <text:p>apps/firefox.png</text:p>
          </table:table-cell>
          <table:table-cell table:formula="of:=VLOOKUP([.D46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firefox.png</text:p>
          </table:table-cell>
          <table:table-cell table:style-name="ce15" table:formula="of:=[.B469]" office:value-type="string" office:string-value="firefox.png" calcext:value-type="string">
            <text:p>firefox.png</text:p>
          </table:table-cell>
          <table:table-cell table:formula="of:=[.A469]&amp;&quot;/&quot;&amp;[.C469]" office:value-type="string" office:string-value="apps/firefox.png" calcext:value-type="string">
            <text:p>apps/firefox.png</text:p>
          </table:table-cell>
          <table:table-cell table:formula="of:=VLOOKUP([.D46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firefox-trunk.png</text:p>
          </table:table-cell>
          <table:table-cell office:value-type="string" calcext:value-type="string">
            <text:p>firefox-nightly.png</text:p>
          </table:table-cell>
          <table:table-cell table:formula="of:=[.A470]&amp;&quot;/&quot;&amp;[.C470]" office:value-type="string" office:string-value="apps/firefox-nightly.png" calcext:value-type="string">
            <text:p>apps/firefox-nightly.png</text:p>
          </table:table-cell>
          <table:table-cell table:formula="of:=VLOOKUP([.D47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firestarter.png</text:p>
          </table:table-cell>
          <table:table-cell office:value-type="string" calcext:value-type="string">
            <text:p>firewall.png</text:p>
          </table:table-cell>
          <table:table-cell table:formula="of:=[.A471]&amp;&quot;/&quot;&amp;[.C471]" office:value-type="string" office:string-value="apps/firewall.png" calcext:value-type="string">
            <text:p>apps/firewall.png</text:p>
          </table:table-cell>
          <table:table-cell table:formula="of:=VLOOKUP([.D47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firewall-config.png</text:p>
          </table:table-cell>
          <table:table-cell office:value-type="string" calcext:value-type="string">
            <text:p>firewall.png</text:p>
          </table:table-cell>
          <table:table-cell table:formula="of:=[.A472]&amp;&quot;/&quot;&amp;[.C472]" office:value-type="string" office:string-value="apps/firewall.png" calcext:value-type="string">
            <text:p>apps/firewall.png</text:p>
          </table:table-cell>
          <table:table-cell table:formula="of:=VLOOKUP([.D47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firewall.png</text:p>
          </table:table-cell>
          <table:table-cell table:style-name="ce15" table:formula="of:=[.B473]" office:value-type="string" office:string-value="firewall.png" calcext:value-type="string">
            <text:p>firewall.png</text:p>
          </table:table-cell>
          <table:table-cell table:formula="of:=[.A473]&amp;&quot;/&quot;&amp;[.C473]" office:value-type="string" office:string-value="apps/firewall.png" calcext:value-type="string">
            <text:p>apps/firewall.png</text:p>
          </table:table-cell>
          <table:table-cell table:formula="of:=VLOOKUP([.D47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fitbit.png</text:p>
          </table:table-cell>
          <table:table-cell table:style-name="ce15" table:formula="of:=[.B474]" office:value-type="string" office:string-value="fitbit.png" calcext:value-type="string">
            <text:p>fitbit.png</text:p>
          </table:table-cell>
          <table:table-cell table:formula="of:=[.A474]&amp;&quot;/&quot;&amp;[.C474]" office:value-type="string" office:string-value="apps/fitbit.png" calcext:value-type="string">
            <text:p>apps/fitbit.png</text:p>
          </table:table-cell>
          <table:table-cell table:formula="of:=VLOOKUP([.D47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five-or-more.png</text:p>
          </table:table-cell>
          <table:table-cell table:style-name="ce15" table:formula="of:=[.B475]" office:value-type="string" office:string-value="five-or-more.png" calcext:value-type="string">
            <text:p>five-or-more.png</text:p>
          </table:table-cell>
          <table:table-cell table:formula="of:=[.A475]&amp;&quot;/&quot;&amp;[.C475]" office:value-type="string" office:string-value="apps/five-or-more.png" calcext:value-type="string">
            <text:p>apps/five-or-more.png</text:p>
          </table:table-cell>
          <table:table-cell table:formula="of:=VLOOKUP([.D47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flashplayer.png</text:p>
          </table:table-cell>
          <table:table-cell office:value-type="string" calcext:value-type="string">
            <text:p>flash.png</text:p>
          </table:table-cell>
          <table:table-cell table:formula="of:=[.A476]&amp;&quot;/&quot;&amp;[.C476]" office:value-type="string" office:string-value="apps/flash.png" calcext:value-type="string">
            <text:p>apps/flash.png</text:p>
          </table:table-cell>
          <table:table-cell table:formula="of:=VLOOKUP([.D47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flash-player-properties.png</text:p>
          </table:table-cell>
          <table:table-cell office:value-type="string" calcext:value-type="string">
            <text:p>flash.png</text:p>
          </table:table-cell>
          <table:table-cell table:formula="of:=[.A477]&amp;&quot;/&quot;&amp;[.C477]" office:value-type="string" office:string-value="apps/flash.png" calcext:value-type="string">
            <text:p>apps/flash.png</text:p>
          </table:table-cell>
          <table:table-cell table:formula="of:=VLOOKUP([.D47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flashplayerproperties.png</text:p>
          </table:table-cell>
          <table:table-cell office:value-type="string" calcext:value-type="string">
            <text:p>flash.png</text:p>
          </table:table-cell>
          <table:table-cell table:formula="of:=[.A478]&amp;&quot;/&quot;&amp;[.C478]" office:value-type="string" office:string-value="apps/flash.png" calcext:value-type="string">
            <text:p>apps/flash.png</text:p>
          </table:table-cell>
          <table:table-cell table:formula="of:=VLOOKUP([.D47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flash.png</text:p>
          </table:table-cell>
          <table:table-cell table:style-name="ce15" table:formula="of:=[.B479]" office:value-type="string" office:string-value="flash.png" calcext:value-type="string">
            <text:p>flash.png</text:p>
          </table:table-cell>
          <table:table-cell table:formula="of:=[.A479]&amp;&quot;/&quot;&amp;[.C479]" office:value-type="string" office:string-value="apps/flash.png" calcext:value-type="string">
            <text:p>apps/flash.png</text:p>
          </table:table-cell>
          <table:table-cell table:formula="of:=VLOOKUP([.D47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flegita.png</text:p>
          </table:table-cell>
          <table:table-cell office:value-type="string" calcext:value-type="string">
            <text:p>accessories-dictionary.png</text:p>
          </table:table-cell>
          <table:table-cell table:formula="of:=[.A480]&amp;&quot;/&quot;&amp;[.C480]" office:value-type="string" office:string-value="apps/accessories-dictionary.png" calcext:value-type="string">
            <text:p>apps/accessories-dictionary.png</text:p>
          </table:table-cell>
          <table:table-cell table:formula="of:=VLOOKUP([.D48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fluxgui.png</text:p>
          </table:table-cell>
          <table:table-cell table:style-name="ce15" table:formula="of:=[.B481]" office:value-type="string" office:string-value="fluxgui.png" calcext:value-type="string">
            <text:p>fluxgui.png</text:p>
          </table:table-cell>
          <table:table-cell table:formula="of:=[.A481]&amp;&quot;/&quot;&amp;[.C481]" office:value-type="string" office:string-value="apps/fluxgui.png" calcext:value-type="string">
            <text:p>apps/fluxgui.png</text:p>
          </table:table-cell>
          <table:table-cell table:formula="of:=VLOOKUP([.D48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focuswriter.png</text:p>
          </table:table-cell>
          <table:table-cell table:style-name="ce15" table:formula="of:=[.B482]" office:value-type="string" office:string-value="focuswriter.png" calcext:value-type="string">
            <text:p>focuswriter.png</text:p>
          </table:table-cell>
          <table:table-cell table:formula="of:=[.A482]&amp;&quot;/&quot;&amp;[.C482]" office:value-type="string" office:string-value="apps/focuswriter.png" calcext:value-type="string">
            <text:p>apps/focuswriter.png</text:p>
          </table:table-cell>
          <table:table-cell table:formula="of:=VLOOKUP([.D48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folder-dropbox.png</text:p>
          </table:table-cell>
          <table:table-cell office:value-type="string" calcext:value-type="string">
            <text:p>dropbox.png</text:p>
          </table:table-cell>
          <table:table-cell table:formula="of:=[.A483]&amp;&quot;/&quot;&amp;[.C483]" office:value-type="string" office:string-value="apps/dropbox.png" calcext:value-type="string">
            <text:p>apps/dropbox.png</text:p>
          </table:table-cell>
          <table:table-cell table:formula="of:=VLOOKUP([.D48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folder-sparkleshare.png</text:p>
          </table:table-cell>
          <table:table-cell office:value-type="string" calcext:value-type="string">
            <text:p>sparkleshare.png</text:p>
          </table:table-cell>
          <table:table-cell table:formula="of:=[.A484]&amp;&quot;/&quot;&amp;[.C484]" office:value-type="string" office:string-value="apps/sparkleshare.png" calcext:value-type="string">
            <text:p>apps/sparkleshare.png</text:p>
          </table:table-cell>
          <table:table-cell table:formula="of:=VLOOKUP([.D48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folder-wine.png</text:p>
          </table:table-cell>
          <table:table-cell office:value-type="string" calcext:value-type="string">
            <text:p>wine-folder.png</text:p>
          </table:table-cell>
          <table:table-cell table:formula="of:=[.A485]&amp;&quot;/&quot;&amp;[.C485]" office:value-type="string" office:string-value="apps/wine-folder.png" calcext:value-type="string">
            <text:p>apps/wine-folder.png</text:p>
          </table:table-cell>
          <table:table-cell table:formula="of:=VLOOKUP([.D48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fontforge.png</text:p>
          </table:table-cell>
          <table:table-cell table:style-name="ce15" table:formula="of:=[.B486]" office:value-type="string" office:string-value="fontforge.png" calcext:value-type="string">
            <text:p>fontforge.png</text:p>
          </table:table-cell>
          <table:table-cell table:formula="of:=[.A486]&amp;&quot;/&quot;&amp;[.C486]" office:value-type="string" office:string-value="apps/fontforge.png" calcext:value-type="string">
            <text:p>apps/fontforge.png</text:p>
          </table:table-cell>
          <table:table-cell table:formula="of:=VLOOKUP([.D48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fonts.png</text:p>
          </table:table-cell>
          <table:table-cell office:value-type="string" calcext:value-type="string">
            <text:p>preferences-desktop-font.png</text:p>
          </table:table-cell>
          <table:table-cell table:formula="of:=[.A487]&amp;&quot;/&quot;&amp;[.C487]" office:value-type="string" office:string-value="apps/preferences-desktop-font.png" calcext:value-type="string">
            <text:p>apps/preferences-desktop-font.png</text:p>
          </table:table-cell>
          <table:table-cell table:formula="of:=VLOOKUP([.D48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font-viewer.png</text:p>
          </table:table-cell>
          <table:table-cell office:value-type="string" calcext:value-type="string">
            <text:p>preferences-desktop-font.png</text:p>
          </table:table-cell>
          <table:table-cell table:formula="of:=[.A488]&amp;&quot;/&quot;&amp;[.C488]" office:value-type="string" office:string-value="apps/preferences-desktop-font.png" calcext:value-type="string">
            <text:p>apps/preferences-desktop-font.png</text:p>
          </table:table-cell>
          <table:table-cell table:formula="of:=VLOOKUP([.D48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four-in-a-row.png</text:p>
          </table:table-cell>
          <table:table-cell table:style-name="ce15" table:formula="of:=[.B489]" office:value-type="string" office:string-value="four-in-a-row.png" calcext:value-type="string">
            <text:p>four-in-a-row.png</text:p>
          </table:table-cell>
          <table:table-cell table:formula="of:=[.A489]&amp;&quot;/&quot;&amp;[.C489]" office:value-type="string" office:string-value="apps/four-in-a-row.png" calcext:value-type="string">
            <text:p>apps/four-in-a-row.png</text:p>
          </table:table-cell>
          <table:table-cell table:formula="of:=VLOOKUP([.D48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fprint_demo.png</text:p>
          </table:table-cell>
          <table:table-cell office:value-type="string" calcext:value-type="string">
            <text:p>fingerprint-gui.png</text:p>
          </table:table-cell>
          <table:table-cell table:formula="of:=[.A490]&amp;&quot;/&quot;&amp;[.C490]" office:value-type="string" office:string-value="apps/fingerprint-gui.png" calcext:value-type="string">
            <text:p>apps/fingerprint-gui.png</text:p>
          </table:table-cell>
          <table:table-cell table:formula="of:=VLOOKUP([.D49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freemind.png</text:p>
          </table:table-cell>
          <table:table-cell table:style-name="ce15" table:formula="of:=[.B491]" office:value-type="string" office:string-value="freemind.png" calcext:value-type="string">
            <text:p>freemind.png</text:p>
          </table:table-cell>
          <table:table-cell table:formula="of:=[.A491]&amp;&quot;/&quot;&amp;[.C491]" office:value-type="string" office:string-value="apps/freemind.png" calcext:value-type="string">
            <text:p>apps/freemind.png</text:p>
          </table:table-cell>
          <table:table-cell table:formula="of:=VLOOKUP([.D49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friends.png</text:p>
          </table:table-cell>
          <table:table-cell table:style-name="ce15" table:formula="of:=[.B492]" office:value-type="string" office:string-value="friends.png" calcext:value-type="string">
            <text:p>friends.png</text:p>
          </table:table-cell>
          <table:table-cell table:formula="of:=[.A492]&amp;&quot;/&quot;&amp;[.C492]" office:value-type="string" office:string-value="apps/friends.png" calcext:value-type="string">
            <text:p>apps/friends.png</text:p>
          </table:table-cell>
          <table:table-cell table:formula="of:=VLOOKUP([.D49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frostwire.png</text:p>
          </table:table-cell>
          <table:table-cell table:style-name="ce15" table:formula="of:=[.B493]" office:value-type="string" office:string-value="frostwire.png" calcext:value-type="string">
            <text:p>frostwire.png</text:p>
          </table:table-cell>
          <table:table-cell table:formula="of:=[.A493]&amp;&quot;/&quot;&amp;[.C493]" office:value-type="string" office:string-value="apps/frostwire.png" calcext:value-type="string">
            <text:p>apps/frostwire.png</text:p>
          </table:table-cell>
          <table:table-cell table:formula="of:=VLOOKUP([.D49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fusion-icon.png</text:p>
          </table:table-cell>
          <table:table-cell office:value-type="string" calcext:value-type="string">
            <text:p>ccsm.png</text:p>
          </table:table-cell>
          <table:table-cell table:formula="of:=[.A494]&amp;&quot;/&quot;&amp;[.C494]" office:value-type="string" office:string-value="apps/ccsm.png" calcext:value-type="string">
            <text:p>apps/ccsm.png</text:p>
          </table:table-cell>
          <table:table-cell table:formula="of:=VLOOKUP([.D49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ajim.png</text:p>
          </table:table-cell>
          <table:table-cell table:style-name="ce15" table:formula="of:=[.B495]" office:value-type="string" office:string-value="gajim.png" calcext:value-type="string">
            <text:p>gajim.png</text:p>
          </table:table-cell>
          <table:table-cell table:formula="of:=[.A495]&amp;&quot;/&quot;&amp;[.C495]" office:value-type="string" office:string-value="apps/gajim.png" calcext:value-type="string">
            <text:p>apps/gajim.png</text:p>
          </table:table-cell>
          <table:table-cell table:formula="of:=VLOOKUP([.D49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alculator.png</text:p>
          </table:table-cell>
          <table:table-cell office:value-type="string" calcext:value-type="string">
            <text:p>accessories-calculator.png</text:p>
          </table:table-cell>
          <table:table-cell table:formula="of:=[.A496]&amp;&quot;/&quot;&amp;[.C496]" office:value-type="string" office:string-value="apps/accessories-calculator.png" calcext:value-type="string">
            <text:p>apps/accessories-calculator.png</text:p>
          </table:table-cell>
          <table:table-cell table:formula="of:=VLOOKUP([.D49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ameConqueror_128x128.png</text:p>
          </table:table-cell>
          <table:table-cell office:value-type="string" calcext:value-type="string">
            <text:p>gameconqueror.png</text:p>
          </table:table-cell>
          <table:table-cell table:formula="of:=[.A497]&amp;&quot;/&quot;&amp;[.C497]" office:value-type="string" office:string-value="apps/gameconqueror.png" calcext:value-type="string">
            <text:p>apps/gameconqueror.png</text:p>
          </table:table-cell>
          <table:table-cell table:formula="of:=VLOOKUP([.D49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ameConqueror_72x72.png</text:p>
          </table:table-cell>
          <table:table-cell office:value-type="string" calcext:value-type="string">
            <text:p>gameconqueror.png</text:p>
          </table:table-cell>
          <table:table-cell table:formula="of:=[.A498]&amp;&quot;/&quot;&amp;[.C498]" office:value-type="string" office:string-value="apps/gameconqueror.png" calcext:value-type="string">
            <text:p>apps/gameconqueror.png</text:p>
          </table:table-cell>
          <table:table-cell table:formula="of:=VLOOKUP([.D49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ameconqueror.png</text:p>
          </table:table-cell>
          <table:table-cell table:style-name="ce15" table:formula="of:=[.B499]" office:value-type="string" office:string-value="gameconqueror.png" calcext:value-type="string">
            <text:p>gameconqueror.png</text:p>
          </table:table-cell>
          <table:table-cell table:formula="of:=[.A499]&amp;&quot;/&quot;&amp;[.C499]" office:value-type="string" office:string-value="apps/gameconqueror.png" calcext:value-type="string">
            <text:p>apps/gameconqueror.png</text:p>
          </table:table-cell>
          <table:table-cell table:formula="of:=VLOOKUP([.D49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aupol.png</text:p>
          </table:table-cell>
          <table:table-cell office:value-type="string" calcext:value-type="string">
            <text:p>gnome-subtitles.png</text:p>
          </table:table-cell>
          <table:table-cell table:formula="of:=[.A500]&amp;&quot;/&quot;&amp;[.C500]" office:value-type="string" office:string-value="apps/gnome-subtitles.png" calcext:value-type="string">
            <text:p>apps/gnome-subtitles.png</text:p>
          </table:table-cell>
          <table:table-cell table:formula="of:=VLOOKUP([.D50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ba.png</text:p>
          </table:table-cell>
          <table:table-cell table:style-name="ce15" table:formula="of:=[.B501]" office:value-type="string" office:string-value="gba.png" calcext:value-type="string">
            <text:p>gba.png</text:p>
          </table:table-cell>
          <table:table-cell table:formula="of:=[.A501]&amp;&quot;/&quot;&amp;[.C501]" office:value-type="string" office:string-value="apps/gba.png" calcext:value-type="string">
            <text:p>apps/gba.png</text:p>
          </table:table-cell>
          <table:table-cell table:formula="of:=VLOOKUP([.D50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brainy.png</text:p>
          </table:table-cell>
          <table:table-cell table:style-name="ce15" table:formula="of:=[.B502]" office:value-type="string" office:string-value="gbrainy.png" calcext:value-type="string">
            <text:p>gbrainy.png</text:p>
          </table:table-cell>
          <table:table-cell table:formula="of:=[.A502]&amp;&quot;/&quot;&amp;[.C502]" office:value-type="string" office:string-value="apps/gbrainy.png" calcext:value-type="string">
            <text:p>apps/gbrainy.png</text:p>
          </table:table-cell>
          <table:table-cell table:formula="of:=VLOOKUP([.D50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cbalculator.png</text:p>
          </table:table-cell>
          <table:table-cell office:value-type="string" calcext:value-type="string">
            <text:p>accessories-calculator.png</text:p>
          </table:table-cell>
          <table:table-cell table:formula="of:=[.A503]&amp;&quot;/&quot;&amp;[.C503]" office:value-type="string" office:string-value="apps/accessories-calculator.png" calcext:value-type="string">
            <text:p>apps/accessories-calculator.png</text:p>
          </table:table-cell>
          <table:table-cell table:formula="of:=VLOOKUP([.D50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color2.png</text:p>
          </table:table-cell>
          <table:table-cell office:value-type="string" calcext:value-type="string">
            <text:p>gpick.png</text:p>
          </table:table-cell>
          <table:table-cell table:formula="of:=[.A504]&amp;&quot;/&quot;&amp;[.C504]" office:value-type="string" office:string-value="apps/gpick.png" calcext:value-type="string">
            <text:p>apps/gpick.png</text:p>
          </table:table-cell>
          <table:table-cell table:formula="of:=VLOOKUP([.D50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conf-cleaner.png</text:p>
          </table:table-cell>
          <table:table-cell office:value-type="string" calcext:value-type="string">
            <text:p>accessories-system-cleaner.png</text:p>
          </table:table-cell>
          <table:table-cell table:formula="of:=[.A505]&amp;&quot;/&quot;&amp;[.C505]" office:value-type="string" office:string-value="apps/accessories-system-cleaner.png" calcext:value-type="string">
            <text:p>apps/accessories-system-cleaner.png</text:p>
          </table:table-cell>
          <table:table-cell table:formula="of:=VLOOKUP([.D50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conf-editor.png</text:p>
          </table:table-cell>
          <table:table-cell office:value-type="string" calcext:value-type="string">
            <text:p>dconf-editor.png</text:p>
          </table:table-cell>
          <table:table-cell table:formula="of:=[.A506]&amp;&quot;/&quot;&amp;[.C506]" office:value-type="string" office:string-value="apps/dconf-editor.png" calcext:value-type="string">
            <text:p>apps/dconf-editor.png</text:p>
          </table:table-cell>
          <table:table-cell table:formula="of:=VLOOKUP([.D50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cr-gnupg.png</text:p>
          </table:table-cell>
          <table:table-cell office:value-type="string" calcext:value-type="string">
            <text:p>gnupg.png</text:p>
          </table:table-cell>
          <table:table-cell table:formula="of:=[.A507]&amp;&quot;/&quot;&amp;[.C507]" office:value-type="string" office:string-value="apps/gnupg.png" calcext:value-type="string">
            <text:p>apps/gnupg.png</text:p>
          </table:table-cell>
          <table:table-cell table:formula="of:=VLOOKUP([.D50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debi.png</text:p>
          </table:table-cell>
          <table:table-cell office:value-type="string" calcext:value-type="string">
            <text:p>system-software-install.png</text:p>
          </table:table-cell>
          <table:table-cell table:formula="of:=[.A508]&amp;&quot;/&quot;&amp;[.C508]" office:value-type="string" office:string-value="apps/system-software-install.png" calcext:value-type="string">
            <text:p>apps/system-software-install.png</text:p>
          </table:table-cell>
          <table:table-cell table:formula="of:=VLOOKUP([.D50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dm2setup.png</text:p>
          </table:table-cell>
          <table:table-cell office:value-type="string" calcext:value-type="string">
            <text:p>session-properties.png</text:p>
          </table:table-cell>
          <table:table-cell table:formula="of:=[.A509]&amp;&quot;/&quot;&amp;[.C509]" office:value-type="string" office:string-value="apps/session-properties.png" calcext:value-type="string">
            <text:p>apps/session-properties.png</text:p>
          </table:table-cell>
          <table:table-cell table:formula="of:=VLOOKUP([.D50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dmflexiserver.png</text:p>
          </table:table-cell>
          <table:table-cell office:value-type="string" calcext:value-type="string">
            <text:p>session-properties.png</text:p>
          </table:table-cell>
          <table:table-cell table:formula="of:=[.A510]&amp;&quot;/&quot;&amp;[.C510]" office:value-type="string" office:string-value="apps/session-properties.png" calcext:value-type="string">
            <text:p>apps/session-properties.png</text:p>
          </table:table-cell>
          <table:table-cell table:formula="of:=VLOOKUP([.D51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dm-login-photo.png</text:p>
          </table:table-cell>
          <table:table-cell office:value-type="string" calcext:value-type="string">
            <text:p>session-properties.png</text:p>
          </table:table-cell>
          <table:table-cell table:formula="of:=[.A511]&amp;&quot;/&quot;&amp;[.C511]" office:value-type="string" office:string-value="apps/session-properties.png" calcext:value-type="string">
            <text:p>apps/session-properties.png</text:p>
          </table:table-cell>
          <table:table-cell table:formula="of:=VLOOKUP([.D51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dm.png</text:p>
          </table:table-cell>
          <table:table-cell office:value-type="string" calcext:value-type="string">
            <text:p>preferences-system-login.png</text:p>
          </table:table-cell>
          <table:table-cell table:formula="of:=[.A512]&amp;&quot;/&quot;&amp;[.C512]" office:value-type="string" office:string-value="apps/preferences-system-login.png" calcext:value-type="string">
            <text:p>apps/preferences-system-login.png</text:p>
          </table:table-cell>
          <table:table-cell table:formula="of:=VLOOKUP([.D51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dm-setup.png</text:p>
          </table:table-cell>
          <table:table-cell office:value-type="string" calcext:value-type="string">
            <text:p>preferences-system-login.png</text:p>
          </table:table-cell>
          <table:table-cell table:formula="of:=[.A513]&amp;&quot;/&quot;&amp;[.C513]" office:value-type="string" office:string-value="apps/preferences-system-login.png" calcext:value-type="string">
            <text:p>apps/preferences-system-login.png</text:p>
          </table:table-cell>
          <table:table-cell table:formula="of:=VLOOKUP([.D51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dmsetup.png</text:p>
          </table:table-cell>
          <table:table-cell office:value-type="string" calcext:value-type="string">
            <text:p>session-properties.png</text:p>
          </table:table-cell>
          <table:table-cell table:formula="of:=[.A514]&amp;&quot;/&quot;&amp;[.C514]" office:value-type="string" office:string-value="apps/session-properties.png" calcext:value-type="string">
            <text:p>apps/session-properties.png</text:p>
          </table:table-cell>
          <table:table-cell table:formula="of:=VLOOKUP([.D51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dm-xnest.png</text:p>
          </table:table-cell>
          <table:table-cell office:value-type="string" calcext:value-type="string">
            <text:p>preferences-system-login.png</text:p>
          </table:table-cell>
          <table:table-cell table:formula="of:=[.A515]&amp;&quot;/&quot;&amp;[.C515]" office:value-type="string" office:string-value="apps/preferences-system-login.png" calcext:value-type="string">
            <text:p>apps/preferences-system-login.png</text:p>
          </table:table-cell>
          <table:table-cell table:formula="of:=VLOOKUP([.D51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eany.png</text:p>
          </table:table-cell>
          <table:table-cell table:style-name="ce15" table:formula="of:=[.B516]" office:value-type="string" office:string-value="geany.png" calcext:value-type="string">
            <text:p>geany.png</text:p>
          </table:table-cell>
          <table:table-cell table:formula="of:=[.A516]&amp;&quot;/&quot;&amp;[.C516]" office:value-type="string" office:string-value="apps/geany.png" calcext:value-type="string">
            <text:p>apps/geany.png</text:p>
          </table:table-cell>
          <table:table-cell table:formula="of:=VLOOKUP([.D51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eary.png</text:p>
          </table:table-cell>
          <table:table-cell office:value-type="string" calcext:value-type="string">
            <text:p>internet-mail.png</text:p>
          </table:table-cell>
          <table:table-cell table:formula="of:=[.A517]&amp;&quot;/&quot;&amp;[.C517]" office:value-type="string" office:string-value="apps/internet-mail.png" calcext:value-type="string">
            <text:p>apps/internet-mail.png</text:p>
          </table:table-cell>
          <table:table-cell table:formula="of:=VLOOKUP([.D51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edit-icon.png</text:p>
          </table:table-cell>
          <table:table-cell office:value-type="string" calcext:value-type="string">
            <text:p>accessories-text-editor.png</text:p>
          </table:table-cell>
          <table:table-cell table:formula="of:=[.A518]&amp;&quot;/&quot;&amp;[.C518]" office:value-type="string" office:string-value="apps/accessories-text-editor.png" calcext:value-type="string">
            <text:p>apps/accessories-text-editor.png</text:p>
          </table:table-cell>
          <table:table-cell table:formula="of:=VLOOKUP([.D51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edit-logo.png</text:p>
          </table:table-cell>
          <table:table-cell office:value-type="string" calcext:value-type="string">
            <text:p>accessories-text-editor.png</text:p>
          </table:table-cell>
          <table:table-cell table:formula="of:=[.A519]&amp;&quot;/&quot;&amp;[.C519]" office:value-type="string" office:string-value="apps/accessories-text-editor.png" calcext:value-type="string">
            <text:p>apps/accessories-text-editor.png</text:p>
          </table:table-cell>
          <table:table-cell table:formula="of:=VLOOKUP([.D51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edit.png</text:p>
          </table:table-cell>
          <table:table-cell office:value-type="string" calcext:value-type="string">
            <text:p>accessories-text-editor.png</text:p>
          </table:table-cell>
          <table:table-cell table:formula="of:=[.A520]&amp;&quot;/&quot;&amp;[.C520]" office:value-type="string" office:string-value="apps/accessories-text-editor.png" calcext:value-type="string">
            <text:p>apps/accessories-text-editor.png</text:p>
          </table:table-cell>
          <table:table-cell table:formula="of:=VLOOKUP([.D52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eeqie.png</text:p>
          </table:table-cell>
          <table:table-cell office:value-type="string" calcext:value-type="string">
            <text:p>multimedia-photo-viewer.png</text:p>
          </table:table-cell>
          <table:table-cell table:formula="of:=[.A521]&amp;&quot;/&quot;&amp;[.C521]" office:value-type="string" office:string-value="apps/multimedia-photo-viewer.png" calcext:value-type="string">
            <text:p>apps/multimedia-photo-viewer.png</text:p>
          </table:table-cell>
          <table:table-cell table:formula="of:=VLOOKUP([.D52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elemental.png</text:p>
          </table:table-cell>
          <table:table-cell table:style-name="ce15" table:formula="of:=[.B522]" office:value-type="string" office:string-value="gelemental.png" calcext:value-type="string">
            <text:p>gelemental.png</text:p>
          </table:table-cell>
          <table:table-cell table:formula="of:=[.A522]&amp;&quot;/&quot;&amp;[.C522]" office:value-type="string" office:string-value="apps/gelemental.png" calcext:value-type="string">
            <text:p>apps/gelemental.png</text:p>
          </table:table-cell>
          <table:table-cell table:formula="of:=VLOOKUP([.D52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ensgs.png</text:p>
          </table:table-cell>
          <table:table-cell table:style-name="ce15" table:formula="of:=[.B523]" office:value-type="string" office:string-value="gensgs.png" calcext:value-type="string">
            <text:p>gensgs.png</text:p>
          </table:table-cell>
          <table:table-cell table:formula="of:=[.A523]&amp;&quot;/&quot;&amp;[.C523]" office:value-type="string" office:string-value="apps/gensgs.png" calcext:value-type="string">
            <text:p>apps/gensgs.png</text:p>
          </table:table-cell>
          <table:table-cell table:formula="of:=VLOOKUP([.D52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enymotion.png</text:p>
          </table:table-cell>
          <table:table-cell table:style-name="ce15" table:formula="of:=[.B524]" office:value-type="string" office:string-value="genymotion.png" calcext:value-type="string">
            <text:p>genymotion.png</text:p>
          </table:table-cell>
          <table:table-cell table:formula="of:=[.A524]&amp;&quot;/&quot;&amp;[.C524]" office:value-type="string" office:string-value="apps/genymotion.png" calcext:value-type="string">
            <text:p>apps/genymotion.png</text:p>
          </table:table-cell>
          <table:table-cell table:formula="of:=VLOOKUP([.D52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eogebra.png</text:p>
          </table:table-cell>
          <table:table-cell table:style-name="ce15" table:formula="of:=[.B525]" office:value-type="string" office:string-value="geogebra.png" calcext:value-type="string">
            <text:p>geogebra.png</text:p>
          </table:table-cell>
          <table:table-cell table:formula="of:=[.A525]&amp;&quot;/&quot;&amp;[.C525]" office:value-type="string" office:string-value="apps/geogebra.png" calcext:value-type="string">
            <text:p>apps/geogebra.png</text:p>
          </table:table-cell>
          <table:table-cell table:formula="of:=VLOOKUP([.D52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feedline.png</text:p>
          </table:table-cell>
          <table:table-cell table:style-name="ce15" table:formula="of:=[.B526]" office:value-type="string" office:string-value="gfeedline.png" calcext:value-type="string">
            <text:p>gfeedline.png</text:p>
          </table:table-cell>
          <table:table-cell table:formula="of:=[.A526]&amp;&quot;/&quot;&amp;[.C526]" office:value-type="string" office:string-value="apps/gfeedline.png" calcext:value-type="string">
            <text:p>apps/gfeedline.png</text:p>
          </table:table-cell>
          <table:table-cell table:formula="of:=VLOOKUP([.D52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hetto-skype.png</text:p>
          </table:table-cell>
          <table:table-cell office:value-type="string" calcext:value-type="string">
            <text:p>skype.png</text:p>
          </table:table-cell>
          <table:table-cell table:formula="of:=[.A527]&amp;&quot;/&quot;&amp;[.C527]" office:value-type="string" office:string-value="apps/skype.png" calcext:value-type="string">
            <text:p>apps/skype.png</text:p>
          </table:table-cell>
          <table:table-cell table:formula="of:=VLOOKUP([.D52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hex.png</text:p>
          </table:table-cell>
          <table:table-cell table:style-name="ce15" table:formula="of:=[.B528]" office:value-type="string" office:string-value="ghex.png" calcext:value-type="string">
            <text:p>ghex.png</text:p>
          </table:table-cell>
          <table:table-cell table:formula="of:=[.A528]&amp;&quot;/&quot;&amp;[.C528]" office:value-type="string" office:string-value="apps/ghex.png" calcext:value-type="string">
            <text:p>apps/ghex.png</text:p>
          </table:table-cell>
          <table:table-cell table:formula="of:=VLOOKUP([.D52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imp.png</text:p>
          </table:table-cell>
          <table:table-cell table:style-name="ce15" table:formula="of:=[.B529]" office:value-type="string" office:string-value="gimp.png" calcext:value-type="string">
            <text:p>gimp.png</text:p>
          </table:table-cell>
          <table:table-cell table:formula="of:=[.A529]&amp;&quot;/&quot;&amp;[.C529]" office:value-type="string" office:string-value="apps/gimp.png" calcext:value-type="string">
            <text:p>apps/gimp.png</text:p>
          </table:table-cell>
          <table:table-cell table:formula="of:=VLOOKUP([.D52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iteye.png</text:p>
          </table:table-cell>
          <table:table-cell office:value-type="string" calcext:value-type="string">
            <text:p>gitg.png</text:p>
          </table:table-cell>
          <table:table-cell table:formula="of:=[.A530]&amp;&quot;/&quot;&amp;[.C530]" office:value-type="string" office:string-value="apps/gitg.png" calcext:value-type="string">
            <text:p>apps/gitg.png</text:p>
          </table:table-cell>
          <table:table-cell table:formula="of:=VLOOKUP([.D53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itg.png</text:p>
          </table:table-cell>
          <table:table-cell table:style-name="ce15" table:formula="of:=[.B531]" office:value-type="string" office:string-value="gitg.png" calcext:value-type="string">
            <text:p>gitg.png</text:p>
          </table:table-cell>
          <table:table-cell table:formula="of:=[.A531]&amp;&quot;/&quot;&amp;[.C531]" office:value-type="string" office:string-value="apps/gitg.png" calcext:value-type="string">
            <text:p>apps/gitg.png</text:p>
          </table:table-cell>
          <table:table-cell table:formula="of:=VLOOKUP([.D53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it-gui.png</text:p>
          </table:table-cell>
          <table:table-cell office:value-type="string" calcext:value-type="string">
            <text:p>gitg.png</text:p>
          </table:table-cell>
          <table:table-cell table:formula="of:=[.A532]&amp;&quot;/&quot;&amp;[.C532]" office:value-type="string" office:string-value="apps/gitg.png" calcext:value-type="string">
            <text:p>apps/gitg.png</text:p>
          </table:table-cell>
          <table:table-cell table:formula="of:=VLOOKUP([.D53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itk.png</text:p>
          </table:table-cell>
          <table:table-cell office:value-type="string" calcext:value-type="string">
            <text:p>gitg.png</text:p>
          </table:table-cell>
          <table:table-cell table:formula="of:=[.A533]&amp;&quot;/&quot;&amp;[.C533]" office:value-type="string" office:string-value="apps/gitg.png" calcext:value-type="string">
            <text:p>apps/gitg.png</text:p>
          </table:table-cell>
          <table:table-cell table:formula="of:=VLOOKUP([.D53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itkraken.png</text:p>
          </table:table-cell>
          <table:table-cell table:style-name="ce15" table:formula="of:=[.B534]" office:value-type="string" office:string-value="gitkraken.png" calcext:value-type="string">
            <text:p>gitkraken.png</text:p>
          </table:table-cell>
          <table:table-cell table:formula="of:=[.A534]&amp;&quot;/&quot;&amp;[.C534]" office:value-type="string" office:string-value="apps/gitkraken.png" calcext:value-type="string">
            <text:p>apps/gitkraken.png</text:p>
          </table:table-cell>
          <table:table-cell table:formula="of:=VLOOKUP([.D53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it.png</text:p>
          </table:table-cell>
          <table:table-cell office:value-type="string" calcext:value-type="string">
            <text:p>gitg.png</text:p>
          </table:table-cell>
          <table:table-cell table:formula="of:=[.A535]&amp;&quot;/&quot;&amp;[.C535]" office:value-type="string" office:string-value="apps/gitg.png" calcext:value-type="string">
            <text:p>apps/gitg.png</text:p>
          </table:table-cell>
          <table:table-cell table:formula="of:=VLOOKUP([.D53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ksu-root-terminal.png</text:p>
          </table:table-cell>
          <table:table-cell table:style-name="ce15" table:formula="of:=[.B536]" office:value-type="string" office:string-value="gksu-root-terminal.png" calcext:value-type="string">
            <text:p>gksu-root-terminal.png</text:p>
          </table:table-cell>
          <table:table-cell table:formula="of:=[.A536]&amp;&quot;/&quot;&amp;[.C536]" office:value-type="string" office:string-value="apps/gksu-root-terminal.png" calcext:value-type="string">
            <text:p>apps/gksu-root-terminal.png</text:p>
          </table:table-cell>
          <table:table-cell table:formula="of:=VLOOKUP([.D53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lade-3.png</text:p>
          </table:table-cell>
          <table:table-cell office:value-type="string" calcext:value-type="string">
            <text:p>glade.png</text:p>
          </table:table-cell>
          <table:table-cell table:formula="of:=[.A537]&amp;&quot;/&quot;&amp;[.C537]" office:value-type="string" office:string-value="apps/glade.png" calcext:value-type="string">
            <text:p>apps/glade.png</text:p>
          </table:table-cell>
          <table:table-cell table:formula="of:=VLOOKUP([.D53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lade.png</text:p>
          </table:table-cell>
          <table:table-cell table:style-name="ce15" table:formula="of:=[.B538]" office:value-type="string" office:string-value="glade.png" calcext:value-type="string">
            <text:p>glade.png</text:p>
          </table:table-cell>
          <table:table-cell table:formula="of:=[.A538]&amp;&quot;/&quot;&amp;[.C538]" office:value-type="string" office:string-value="apps/glade.png" calcext:value-type="string">
            <text:p>apps/glade.png</text:p>
          </table:table-cell>
          <table:table-cell table:formula="of:=VLOOKUP([.D53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lchess.png</text:p>
          </table:table-cell>
          <table:table-cell office:value-type="string" calcext:value-type="string">
            <text:p>chess.png</text:p>
          </table:table-cell>
          <table:table-cell table:formula="of:=[.A539]&amp;&quot;/&quot;&amp;[.C539]" office:value-type="string" office:string-value="apps/chess.png" calcext:value-type="string">
            <text:p>apps/chess.png</text:p>
          </table:table-cell>
          <table:table-cell table:formula="of:=VLOOKUP([.D53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lippy.png</text:p>
          </table:table-cell>
          <table:table-cell table:style-name="ce15" table:formula="of:=[.B540]" office:value-type="string" office:string-value="glippy.png" calcext:value-type="string">
            <text:p>glippy.png</text:p>
          </table:table-cell>
          <table:table-cell table:formula="of:=[.A540]&amp;&quot;/&quot;&amp;[.C540]" office:value-type="string" office:string-value="apps/glippy.png" calcext:value-type="string">
            <text:p>apps/glippy.png</text:p>
          </table:table-cell>
          <table:table-cell table:formula="of:=VLOOKUP([.D54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loobus.png</text:p>
          </table:table-cell>
          <table:table-cell office:value-type="string" calcext:value-type="string">
            <text:p>gloobus-preview.png</text:p>
          </table:table-cell>
          <table:table-cell table:formula="of:=[.A541]&amp;&quot;/&quot;&amp;[.C541]" office:value-type="string" office:string-value="apps/gloobus-preview.png" calcext:value-type="string">
            <text:p>apps/gloobus-preview.png</text:p>
          </table:table-cell>
          <table:table-cell table:formula="of:=VLOOKUP([.D54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loobus-preview.png</text:p>
          </table:table-cell>
          <table:table-cell table:style-name="ce15" table:formula="of:=[.B542]" office:value-type="string" office:string-value="gloobus-preview.png" calcext:value-type="string">
            <text:p>gloobus-preview.png</text:p>
          </table:table-cell>
          <table:table-cell table:formula="of:=[.A542]&amp;&quot;/&quot;&amp;[.C542]" office:value-type="string" office:string-value="apps/gloobus-preview.png" calcext:value-type="string">
            <text:p>apps/gloobus-preview.png</text:p>
          </table:table-cell>
          <table:table-cell table:formula="of:=VLOOKUP([.D54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mpc.png</text:p>
          </table:table-cell>
          <table:table-cell table:style-name="ce15" table:formula="of:=[.B543]" office:value-type="string" office:string-value="gmpc.png" calcext:value-type="string">
            <text:p>gmpc.png</text:p>
          </table:table-cell>
          <table:table-cell table:formula="of:=[.A543]&amp;&quot;/&quot;&amp;[.C543]" office:value-type="string" office:string-value="apps/gmpc.png" calcext:value-type="string">
            <text:p>apps/gmpc.png</text:p>
          </table:table-cell>
          <table:table-cell table:formula="of:=VLOOKUP([.D54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musicbrowser.png</text:p>
          </table:table-cell>
          <table:table-cell table:style-name="ce15" table:formula="of:=[.B544]" office:value-type="string" office:string-value="gmusicbrowser.png" calcext:value-type="string">
            <text:p>gmusicbrowser.png</text:p>
          </table:table-cell>
          <table:table-cell table:formula="of:=[.A544]&amp;&quot;/&quot;&amp;[.C544]" office:value-type="string" office:string-value="apps/gmusicbrowser.png" calcext:value-type="string">
            <text:p>apps/gmusicbrowser.png</text:p>
          </table:table-cell>
          <table:table-cell table:formula="of:=VLOOKUP([.D54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ac.png</text:p>
          </table:table-cell>
          <table:table-cell table:style-name="ce15" table:formula="of:=[.B545]" office:value-type="string" office:string-value="gnac.png" calcext:value-type="string">
            <text:p>gnac.png</text:p>
          </table:table-cell>
          <table:table-cell table:formula="of:=[.A545]&amp;&quot;/&quot;&amp;[.C545]" office:value-type="string" office:string-value="apps/gnac.png" calcext:value-type="string">
            <text:p>apps/gnac.png</text:p>
          </table:table-cell>
          <table:table-cell table:formula="of:=VLOOKUP([.D54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2048.png</text:p>
          </table:table-cell>
          <table:table-cell office:value-type="string" calcext:value-type="string">
            <text:p>2048.png</text:p>
          </table:table-cell>
          <table:table-cell table:formula="of:=[.A546]&amp;&quot;/&quot;&amp;[.C546]" office:value-type="string" office:string-value="apps/2048.png" calcext:value-type="string">
            <text:p>apps/2048.png</text:p>
          </table:table-cell>
          <table:table-cell table:formula="of:=VLOOKUP([.D54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abrt.png</text:p>
          </table:table-cell>
          <table:table-cell office:value-type="string" calcext:value-type="string">
            <text:p>system-error.png</text:p>
          </table:table-cell>
          <table:table-cell table:formula="of:=[.A547]&amp;&quot;/&quot;&amp;[.C547]" office:value-type="string" office:string-value="apps/system-error.png" calcext:value-type="string">
            <text:p>apps/system-error.png</text:p>
          </table:table-cell>
          <table:table-cell table:formula="of:=VLOOKUP([.D54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aisleriot.png</text:p>
          </table:table-cell>
          <table:table-cell office:value-type="string" calcext:value-type="string">
            <text:p>aisleriot.png</text:p>
          </table:table-cell>
          <table:table-cell table:formula="of:=[.A548]&amp;&quot;/&quot;&amp;[.C548]" office:value-type="string" office:string-value="apps/aisleriot.png" calcext:value-type="string">
            <text:p>apps/aisleriot.png</text:p>
          </table:table-cell>
          <table:table-cell table:formula="of:=VLOOKUP([.D54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apt.png</text:p>
          </table:table-cell>
          <table:table-cell office:value-type="string" calcext:value-type="string">
            <text:p>system-software-package-manager.png</text:p>
          </table:table-cell>
          <table:table-cell table:formula="of:=[.A549]&amp;&quot;/&quot;&amp;[.C549]" office:value-type="string" office:string-value="apps/system-software-package-manager.png" calcext:value-type="string">
            <text:p>apps/system-software-package-manager.png</text:p>
          </table:table-cell>
          <table:table-cell table:formula="of:=VLOOKUP([.D54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baker.png</text:p>
          </table:table-cell>
          <table:table-cell office:value-type="string" calcext:value-type="string">
            <text:p>disk-burner.png</text:p>
          </table:table-cell>
          <table:table-cell table:formula="of:=[.A550]&amp;&quot;/&quot;&amp;[.C550]" office:value-type="string" office:string-value="apps/disk-burner.png" calcext:value-type="string">
            <text:p>apps/disk-burner.png</text:p>
          </table:table-cell>
          <table:table-cell table:formula="of:=VLOOKUP([.D55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Baker.png</text:p>
          </table:table-cell>
          <table:table-cell office:value-type="string" calcext:value-type="string">
            <text:p>disk-burner.png</text:p>
          </table:table-cell>
          <table:table-cell table:formula="of:=[.A551]&amp;&quot;/&quot;&amp;[.C551]" office:value-type="string" office:string-value="apps/disk-burner.png" calcext:value-type="string">
            <text:p>apps/disk-burner.png</text:p>
          </table:table-cell>
          <table:table-cell table:formula="of:=VLOOKUP([.D55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books.png</text:p>
          </table:table-cell>
          <table:table-cell table:style-name="ce15" table:formula="of:=[.B552]" office:value-type="string" office:string-value="gnome-books.png" calcext:value-type="string">
            <text:p>gnome-books.png</text:p>
          </table:table-cell>
          <table:table-cell table:formula="of:=[.A552]&amp;&quot;/&quot;&amp;[.C552]" office:value-type="string" office:string-value="apps/gnome-books.png" calcext:value-type="string">
            <text:p>apps/gnome-books.png</text:p>
          </table:table-cell>
          <table:table-cell table:formula="of:=VLOOKUP([.D55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boxes.png</text:p>
          </table:table-cell>
          <table:table-cell table:style-name="ce15" table:formula="of:=[.B553]" office:value-type="string" office:string-value="gnome-boxes.png" calcext:value-type="string">
            <text:p>gnome-boxes.png</text:p>
          </table:table-cell>
          <table:table-cell table:formula="of:=[.A553]&amp;&quot;/&quot;&amp;[.C553]" office:value-type="string" office:string-value="apps/gnome-boxes.png" calcext:value-type="string">
            <text:p>apps/gnome-boxes.png</text:p>
          </table:table-cell>
          <table:table-cell table:formula="of:=VLOOKUP([.D55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break-timer.png</text:p>
          </table:table-cell>
          <table:table-cell table:style-name="ce15" table:formula="of:=[.B554]" office:value-type="string" office:string-value="gnome-break-timer.png" calcext:value-type="string">
            <text:p>gnome-break-timer.png</text:p>
          </table:table-cell>
          <table:table-cell table:formula="of:=[.A554]&amp;&quot;/&quot;&amp;[.C554]" office:value-type="string" office:string-value="apps/gnome-break-timer.png" calcext:value-type="string">
            <text:p>apps/gnome-break-timer.png</text:p>
          </table:table-cell>
          <table:table-cell table:formula="of:=VLOOKUP([.D55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calculator.png</text:p>
          </table:table-cell>
          <table:table-cell office:value-type="string" calcext:value-type="string">
            <text:p>accessories-calculator.png</text:p>
          </table:table-cell>
          <table:table-cell table:formula="of:=[.A555]&amp;&quot;/&quot;&amp;[.C555]" office:value-type="string" office:string-value="apps/accessories-calculator.png" calcext:value-type="string">
            <text:p>apps/accessories-calculator.png</text:p>
          </table:table-cell>
          <table:table-cell table:formula="of:=VLOOKUP([.D55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calendar.png</text:p>
          </table:table-cell>
          <table:table-cell office:value-type="string" calcext:value-type="string">
            <text:p>calendar.png</text:p>
          </table:table-cell>
          <table:table-cell table:formula="of:=[.A556]&amp;&quot;/&quot;&amp;[.C556]" office:value-type="string" office:string-value="apps/calendar.png" calcext:value-type="string">
            <text:p>apps/calendar.png</text:p>
          </table:table-cell>
          <table:table-cell table:formula="of:=VLOOKUP([.D55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character-map.png</text:p>
          </table:table-cell>
          <table:table-cell office:value-type="string" calcext:value-type="string">
            <text:p>accessories-character-map.png</text:p>
          </table:table-cell>
          <table:table-cell table:formula="of:=[.A557]&amp;&quot;/&quot;&amp;[.C557]" office:value-type="string" office:string-value="apps/accessories-character-map.png" calcext:value-type="string">
            <text:p>apps/accessories-character-map.png</text:p>
          </table:table-cell>
          <table:table-cell table:formula="of:=VLOOKUP([.D55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characters.png</text:p>
          </table:table-cell>
          <table:table-cell office:value-type="string" calcext:value-type="string">
            <text:p>accessories-character-map.png</text:p>
          </table:table-cell>
          <table:table-cell table:formula="of:=[.A558]&amp;&quot;/&quot;&amp;[.C558]" office:value-type="string" office:string-value="apps/accessories-character-map.png" calcext:value-type="string">
            <text:p>apps/accessories-character-map.png</text:p>
          </table:table-cell>
          <table:table-cell table:formula="of:=VLOOKUP([.D55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chess.png</text:p>
          </table:table-cell>
          <table:table-cell office:value-type="string" calcext:value-type="string">
            <text:p>chess.png</text:p>
          </table:table-cell>
          <table:table-cell table:formula="of:=[.A559]&amp;&quot;/&quot;&amp;[.C559]" office:value-type="string" office:string-value="apps/chess.png" calcext:value-type="string">
            <text:p>apps/chess.png</text:p>
          </table:table-cell>
          <table:table-cell table:formula="of:=VLOOKUP([.D55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clocks.png</text:p>
          </table:table-cell>
          <table:table-cell table:style-name="ce15" table:formula="of:=[.B560]" office:value-type="string" office:string-value="gnome-clocks.png" calcext:value-type="string">
            <text:p>gnome-clocks.png</text:p>
          </table:table-cell>
          <table:table-cell table:formula="of:=[.A560]&amp;&quot;/&quot;&amp;[.C560]" office:value-type="string" office:string-value="apps/gnome-clocks.png" calcext:value-type="string">
            <text:p>apps/gnome-clocks.png</text:p>
          </table:table-cell>
          <table:table-cell table:formula="of:=VLOOKUP([.D56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color-manager.png</text:p>
          </table:table-cell>
          <table:table-cell office:value-type="string" calcext:value-type="string">
            <text:p>preferences-color.png</text:p>
          </table:table-cell>
          <table:table-cell table:formula="of:=[.A561]&amp;&quot;/&quot;&amp;[.C561]" office:value-type="string" office:string-value="apps/preferences-color.png" calcext:value-type="string">
            <text:p>apps/preferences-color.png</text:p>
          </table:table-cell>
          <table:table-cell table:formula="of:=VLOOKUP([.D56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commander.png</text:p>
          </table:table-cell>
          <table:table-cell office:value-type="string" calcext:value-type="string">
            <text:p>system-file-manager.png</text:p>
          </table:table-cell>
          <table:table-cell table:formula="of:=[.A562]&amp;&quot;/&quot;&amp;[.C562]" office:value-type="string" office:string-value="apps/system-file-manager.png" calcext:value-type="string">
            <text:p>apps/system-file-manager.png</text:p>
          </table:table-cell>
          <table:table-cell table:formula="of:=VLOOKUP([.D56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contacts.png</text:p>
          </table:table-cell>
          <table:table-cell office:value-type="string" calcext:value-type="string">
            <text:p>addressbook.png</text:p>
          </table:table-cell>
          <table:table-cell table:formula="of:=[.A563]&amp;&quot;/&quot;&amp;[.C563]" office:value-type="string" office:string-value="apps/addressbook.png" calcext:value-type="string">
            <text:p>apps/addressbook.png</text:p>
          </table:table-cell>
          <table:table-cell table:formula="of:=VLOOKUP([.D56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device-manager.png</text:p>
          </table:table-cell>
          <table:table-cell office:value-type="string" calcext:value-type="string">
            <text:p>gnome-disks.png</text:p>
          </table:table-cell>
          <table:table-cell table:formula="of:=[.A564]&amp;&quot;/&quot;&amp;[.C564]" office:value-type="string" office:string-value="apps/gnome-disks.png" calcext:value-type="string">
            <text:p>apps/gnome-disks.png</text:p>
          </table:table-cell>
          <table:table-cell table:formula="of:=VLOOKUP([.D56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disks.png</text:p>
          </table:table-cell>
          <table:table-cell table:style-name="ce15" table:formula="of:=[.B565]" office:value-type="string" office:string-value="gnome-disks.png" calcext:value-type="string">
            <text:p>gnome-disks.png</text:p>
          </table:table-cell>
          <table:table-cell table:formula="of:=[.A565]&amp;&quot;/&quot;&amp;[.C565]" office:value-type="string" office:string-value="apps/gnome-disks.png" calcext:value-type="string">
            <text:p>apps/gnome-disks.png</text:p>
          </table:table-cell>
          <table:table-cell table:formula="of:=VLOOKUP([.D56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display-properties.png</text:p>
          </table:table-cell>
          <table:table-cell office:value-type="string" calcext:value-type="string">
            <text:p>preferences-desktop-display.png</text:p>
          </table:table-cell>
          <table:table-cell table:formula="of:=[.A566]&amp;&quot;/&quot;&amp;[.C566]" office:value-type="string" office:string-value="apps/preferences-desktop-display.png" calcext:value-type="string">
            <text:p>apps/preferences-desktop-display.png</text:p>
          </table:table-cell>
          <table:table-cell table:formula="of:=VLOOKUP([.D56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documents.png</text:p>
          </table:table-cell>
          <table:table-cell table:style-name="ce15" table:formula="of:=[.B567]" office:value-type="string" office:string-value="gnome-documents.png" calcext:value-type="string">
            <text:p>gnome-documents.png</text:p>
          </table:table-cell>
          <table:table-cell table:formula="of:=[.A567]&amp;&quot;/&quot;&amp;[.C567]" office:value-type="string" office:string-value="apps/gnome-documents.png" calcext:value-type="string">
            <text:p>apps/gnome-documents.png</text:p>
          </table:table-cell>
          <table:table-cell table:formula="of:=VLOOKUP([.D56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do.png</text:p>
          </table:table-cell>
          <table:table-cell table:style-name="ce15" table:formula="of:=[.B568]" office:value-type="string" office:string-value="gnome-do.png" calcext:value-type="string">
            <text:p>gnome-do.png</text:p>
          </table:table-cell>
          <table:table-cell table:formula="of:=[.A568]&amp;&quot;/&quot;&amp;[.C568]" office:value-type="string" office:string-value="apps/gnome-do.png" calcext:value-type="string">
            <text:p>apps/gnome-do.png</text:p>
          </table:table-cell>
          <table:table-cell table:formula="of:=VLOOKUP([.D56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encfs-manager.png</text:p>
          </table:table-cell>
          <table:table-cell office:value-type="string" calcext:value-type="string">
            <text:p>passwords.png</text:p>
          </table:table-cell>
          <table:table-cell table:formula="of:=[.A569]&amp;&quot;/&quot;&amp;[.C569]" office:value-type="string" office:string-value="apps/passwords.png" calcext:value-type="string">
            <text:p>apps/passwords.png</text:p>
          </table:table-cell>
          <table:table-cell table:formula="of:=VLOOKUP([.D56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eterm.png</text:p>
          </table:table-cell>
          <table:table-cell office:value-type="string" calcext:value-type="string">
            <text:p>utilities-terminal.png</text:p>
          </table:table-cell>
          <table:table-cell table:formula="of:=[.A570]&amp;&quot;/&quot;&amp;[.C570]" office:value-type="string" office:string-value="apps/utilities-terminal.png" calcext:value-type="string">
            <text:p>apps/utilities-terminal.png</text:p>
          </table:table-cell>
          <table:table-cell table:formula="of:=VLOOKUP([.D57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games.png</text:p>
          </table:table-cell>
          <table:table-cell table:style-name="ce15" table:formula="of:=[.B571]" office:value-type="string" office:string-value="gnome-games.png" calcext:value-type="string">
            <text:p>gnome-games.png</text:p>
          </table:table-cell>
          <table:table-cell table:formula="of:=[.A571]&amp;&quot;/&quot;&amp;[.C571]" office:value-type="string" office:string-value="apps/gnome-games.png" calcext:value-type="string">
            <text:p>apps/gnome-games.png</text:p>
          </table:table-cell>
          <table:table-cell table:formula="of:=VLOOKUP([.D57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glchess.png</text:p>
          </table:table-cell>
          <table:table-cell office:value-type="string" calcext:value-type="string">
            <text:p>chess.png</text:p>
          </table:table-cell>
          <table:table-cell table:formula="of:=[.A572]&amp;&quot;/&quot;&amp;[.C572]" office:value-type="string" office:string-value="apps/chess.png" calcext:value-type="string">
            <text:p>apps/chess.png</text:p>
          </table:table-cell>
          <table:table-cell table:formula="of:=VLOOKUP([.D57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help.png</text:p>
          </table:table-cell>
          <table:table-cell office:value-type="string" calcext:value-type="string">
            <text:p>help-browser.png</text:p>
          </table:table-cell>
          <table:table-cell table:formula="of:=[.A573]&amp;&quot;/&quot;&amp;[.C573]" office:value-type="string" office:string-value="apps/help-browser.png" calcext:value-type="string">
            <text:p>apps/help-browser.png</text:p>
          </table:table-cell>
          <table:table-cell table:formula="of:=VLOOKUP([.D57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iagno.png</text:p>
          </table:table-cell>
          <table:table-cell office:value-type="string" calcext:value-type="string">
            <text:p>iagno.png</text:p>
          </table:table-cell>
          <table:table-cell table:formula="of:=[.A574]&amp;&quot;/&quot;&amp;[.C574]" office:value-type="string" office:string-value="apps/iagno.png" calcext:value-type="string">
            <text:p>apps/iagno.png</text:p>
          </table:table-cell>
          <table:table-cell table:formula="of:=VLOOKUP([.D57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klotski.png</text:p>
          </table:table-cell>
          <table:table-cell table:style-name="ce15" table:formula="of:=[.B575]" office:value-type="string" office:string-value="gnome-klotski.png" calcext:value-type="string">
            <text:p>gnome-klotski.png</text:p>
          </table:table-cell>
          <table:table-cell table:formula="of:=[.A575]&amp;&quot;/&quot;&amp;[.C575]" office:value-type="string" office:string-value="apps/gnome-klotski.png" calcext:value-type="string">
            <text:p>apps/gnome-klotski.png</text:p>
          </table:table-cell>
          <table:table-cell table:formula="of:=VLOOKUP([.D57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lockscreen.png</text:p>
          </table:table-cell>
          <table:table-cell office:value-type="string" calcext:value-type="string">
            <text:p>system-lock-screen.png</text:p>
          </table:table-cell>
          <table:table-cell table:formula="of:=[.A576]&amp;&quot;/&quot;&amp;[.C576]" office:value-type="string" office:string-value="apps/system-lock-screen.png" calcext:value-type="string">
            <text:p>apps/system-lock-screen.png</text:p>
          </table:table-cell>
          <table:table-cell table:formula="of:=VLOOKUP([.D57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logs.png</text:p>
          </table:table-cell>
          <table:table-cell office:value-type="string" calcext:value-type="string">
            <text:p>logviewer.png</text:p>
          </table:table-cell>
          <table:table-cell table:formula="of:=[.A577]&amp;&quot;/&quot;&amp;[.C577]" office:value-type="string" office:string-value="apps/logviewer.png" calcext:value-type="string">
            <text:p>apps/logviewer.png</text:p>
          </table:table-cell>
          <table:table-cell table:formula="of:=VLOOKUP([.D57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mahjongg.png</text:p>
          </table:table-cell>
          <table:table-cell office:value-type="string" calcext:value-type="string">
            <text:p>mahjongg.png</text:p>
          </table:table-cell>
          <table:table-cell table:formula="of:=[.A578]&amp;&quot;/&quot;&amp;[.C578]" office:value-type="string" office:string-value="apps/mahjongg.png" calcext:value-type="string">
            <text:p>apps/mahjongg.png</text:p>
          </table:table-cell>
          <table:table-cell table:formula="of:=VLOOKUP([.D57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mime-application-x-deb.png</text:p>
          </table:table-cell>
          <table:table-cell office:value-type="string" calcext:value-type="string">
            <text:p>system-software-install.png</text:p>
          </table:table-cell>
          <table:table-cell table:formula="of:=[.A579]&amp;&quot;/&quot;&amp;[.C579]" office:value-type="string" office:string-value="apps/system-software-install.png" calcext:value-type="string">
            <text:p>apps/system-software-install.png</text:p>
          </table:table-cell>
          <table:table-cell table:formula="of:=VLOOKUP([.D57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mines.png</text:p>
          </table:table-cell>
          <table:table-cell office:value-type="string" calcext:value-type="string">
            <text:p>gnomines.png</text:p>
          </table:table-cell>
          <table:table-cell table:formula="of:=[.A580]&amp;&quot;/&quot;&amp;[.C580]" office:value-type="string" office:string-value="apps/gnomines.png" calcext:value-type="string">
            <text:p>apps/gnomines.png</text:p>
          </table:table-cell>
          <table:table-cell table:formula="of:=VLOOKUP([.D58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mixer.png</text:p>
          </table:table-cell>
          <table:table-cell office:value-type="string" calcext:value-type="string">
            <text:p>multimedia-volume-control.png</text:p>
          </table:table-cell>
          <table:table-cell table:formula="of:=[.A581]&amp;&quot;/&quot;&amp;[.C581]" office:value-type="string" office:string-value="apps/multimedia-volume-control.png" calcext:value-type="string">
            <text:p>apps/multimedia-volume-control.png</text:p>
          </table:table-cell>
          <table:table-cell table:formula="of:=VLOOKUP([.D58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monitor.png</text:p>
          </table:table-cell>
          <table:table-cell office:value-type="string" calcext:value-type="string">
            <text:p>utilities-system-monitor.png</text:p>
          </table:table-cell>
          <table:table-cell table:formula="of:=[.A582]&amp;&quot;/&quot;&amp;[.C582]" office:value-type="string" office:string-value="apps/utilities-system-monitor.png" calcext:value-type="string">
            <text:p>apps/utilities-system-monitor.png</text:p>
          </table:table-cell>
          <table:table-cell table:formula="of:=VLOOKUP([.D58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mplayer.png</text:p>
          </table:table-cell>
          <table:table-cell office:value-type="string" calcext:value-type="string">
            <text:p>mplayer.png</text:p>
          </table:table-cell>
          <table:table-cell table:formula="of:=[.A583]&amp;&quot;/&quot;&amp;[.C583]" office:value-type="string" office:string-value="apps/mplayer.png" calcext:value-type="string">
            <text:p>apps/mplayer.png</text:p>
          </table:table-cell>
          <table:table-cell table:formula="of:=VLOOKUP([.D58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mpv.png</text:p>
          </table:table-cell>
          <table:table-cell office:value-type="string" calcext:value-type="string">
            <text:p>mpv.png</text:p>
          </table:table-cell>
          <table:table-cell table:formula="of:=[.A584]&amp;&quot;/&quot;&amp;[.C584]" office:value-type="string" office:string-value="apps/mpv.png" calcext:value-type="string">
            <text:p>apps/mpv.png</text:p>
          </table:table-cell>
          <table:table-cell table:formula="of:=VLOOKUP([.D58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music.png</text:p>
          </table:table-cell>
          <table:table-cell table:style-name="ce15" table:formula="of:=[.B585]" office:value-type="string" office:string-value="gnome-music.png" calcext:value-type="string">
            <text:p>gnome-music.png</text:p>
          </table:table-cell>
          <table:table-cell table:formula="of:=[.A585]&amp;&quot;/&quot;&amp;[.C585]" office:value-type="string" office:string-value="apps/gnome-music.png" calcext:value-type="string">
            <text:p>apps/gnome-music.png</text:p>
          </table:table-cell>
          <table:table-cell table:formula="of:=VLOOKUP([.D58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nettool.png</text:p>
          </table:table-cell>
          <table:table-cell table:style-name="ce15" table:formula="of:=[.B586]" office:value-type="string" office:string-value="gnome-nettool.png" calcext:value-type="string">
            <text:p>gnome-nettool.png</text:p>
          </table:table-cell>
          <table:table-cell table:formula="of:=[.A586]&amp;&quot;/&quot;&amp;[.C586]" office:value-type="string" office:string-value="apps/gnome-nettool.png" calcext:value-type="string">
            <text:p>apps/gnome-nettool.png</text:p>
          </table:table-cell>
          <table:table-cell table:formula="of:=VLOOKUP([.D58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nibbles.png</text:p>
          </table:table-cell>
          <table:table-cell table:style-name="ce15" table:formula="of:=[.B587]" office:value-type="string" office:string-value="gnome-nibbles.png" calcext:value-type="string">
            <text:p>gnome-nibbles.png</text:p>
          </table:table-cell>
          <table:table-cell table:formula="of:=[.A587]&amp;&quot;/&quot;&amp;[.C587]" office:value-type="string" office:string-value="apps/gnome-nibbles.png" calcext:value-type="string">
            <text:p>apps/gnome-nibbles.png</text:p>
          </table:table-cell>
          <table:table-cell table:formula="of:=VLOOKUP([.D58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paint.png</text:p>
          </table:table-cell>
          <table:table-cell office:value-type="string" calcext:value-type="string">
            <text:p>accessories-painting.png</text:p>
          </table:table-cell>
          <table:table-cell table:formula="of:=[.A588]&amp;&quot;/&quot;&amp;[.C588]" office:value-type="string" office:string-value="apps/accessories-painting.png" calcext:value-type="string">
            <text:p>apps/accessories-painting.png</text:p>
          </table:table-cell>
          <table:table-cell table:formula="of:=VLOOKUP([.D58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panel.png</text:p>
          </table:table-cell>
          <table:table-cell office:value-type="string" calcext:value-type="string">
            <text:p>panel.png</text:p>
          </table:table-cell>
          <table:table-cell table:formula="of:=[.A589]&amp;&quot;/&quot;&amp;[.C589]" office:value-type="string" office:string-value="apps/panel.png" calcext:value-type="string">
            <text:p>apps/panel.png</text:p>
          </table:table-cell>
          <table:table-cell table:formula="of:=VLOOKUP([.D58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pdf.png</text:p>
          </table:table-cell>
          <table:table-cell office:value-type="string" calcext:value-type="string">
            <text:p>accessories-document-viewer.png</text:p>
          </table:table-cell>
          <table:table-cell table:formula="of:=[.A590]&amp;&quot;/&quot;&amp;[.C590]" office:value-type="string" office:string-value="apps/accessories-document-viewer.png" calcext:value-type="string">
            <text:p>apps/accessories-document-viewer.png</text:p>
          </table:table-cell>
          <table:table-cell table:formula="of:=VLOOKUP([.D59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photos.png</text:p>
          </table:table-cell>
          <table:table-cell table:style-name="ce15" table:formula="of:=[.B591]" office:value-type="string" office:string-value="gnome-photos.png" calcext:value-type="string">
            <text:p>gnome-photos.png</text:p>
          </table:table-cell>
          <table:table-cell table:formula="of:=[.A591]&amp;&quot;/&quot;&amp;[.C591]" office:value-type="string" office:string-value="apps/gnome-photos.png" calcext:value-type="string">
            <text:p>apps/gnome-photos.png</text:p>
          </table:table-cell>
          <table:table-cell table:formula="of:=VLOOKUP([.D59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power-manager.png</text:p>
          </table:table-cell>
          <table:table-cell office:value-type="string" calcext:value-type="string">
            <text:p>preferences-system-power.png</text:p>
          </table:table-cell>
          <table:table-cell table:formula="of:=[.A592]&amp;&quot;/&quot;&amp;[.C592]" office:value-type="string" office:string-value="apps/preferences-system-power.png" calcext:value-type="string">
            <text:p>apps/preferences-system-power.png</text:p>
          </table:table-cell>
          <table:table-cell table:formula="of:=VLOOKUP([.D59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power-statistics.png</text:p>
          </table:table-cell>
          <table:table-cell table:style-name="ce15" table:formula="of:=[.B593]" office:value-type="string" office:string-value="gnome-power-statistics.png" calcext:value-type="string">
            <text:p>gnome-power-statistics.png</text:p>
          </table:table-cell>
          <table:table-cell table:formula="of:=[.A593]&amp;&quot;/&quot;&amp;[.C593]" office:value-type="string" office:string-value="apps/gnome-power-statistics.png" calcext:value-type="string">
            <text:p>apps/gnome-power-statistics.png</text:p>
          </table:table-cell>
          <table:table-cell table:formula="of:=VLOOKUP([.D59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quadrapassel.png</text:p>
          </table:table-cell>
          <table:table-cell table:style-name="ce15" table:formula="of:=[.B594]" office:value-type="string" office:string-value="gnome-quadrapassel.png" calcext:value-type="string">
            <text:p>gnome-quadrapassel.png</text:p>
          </table:table-cell>
          <table:table-cell table:formula="of:=[.A594]&amp;&quot;/&quot;&amp;[.C594]" office:value-type="string" office:string-value="apps/gnome-quadrapassel.png" calcext:value-type="string">
            <text:p>apps/gnome-quadrapassel.png</text:p>
          </table:table-cell>
          <table:table-cell table:formula="of:=VLOOKUP([.D59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remote-desktop.png</text:p>
          </table:table-cell>
          <table:table-cell office:value-type="string" calcext:value-type="string">
            <text:p>remote-desktop.png</text:p>
          </table:table-cell>
          <table:table-cell table:formula="of:=[.A595]&amp;&quot;/&quot;&amp;[.C595]" office:value-type="string" office:string-value="apps/remote-desktop.png" calcext:value-type="string">
            <text:p>apps/remote-desktop.png</text:p>
          </table:table-cell>
          <table:table-cell table:formula="of:=VLOOKUP([.D59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robots.png</text:p>
          </table:table-cell>
          <table:table-cell table:style-name="ce15" table:formula="of:=[.B596]" office:value-type="string" office:string-value="gnome-robots.png" calcext:value-type="string">
            <text:p>gnome-robots.png</text:p>
          </table:table-cell>
          <table:table-cell table:formula="of:=[.A596]&amp;&quot;/&quot;&amp;[.C596]" office:value-type="string" office:string-value="apps/gnome-robots.png" calcext:value-type="string">
            <text:p>apps/gnome-robots.png</text:p>
          </table:table-cell>
          <table:table-cell table:formula="of:=VLOOKUP([.D59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screenshot.png</text:p>
          </table:table-cell>
          <table:table-cell office:value-type="string" calcext:value-type="string">
            <text:p>applets-screenshooter.png</text:p>
          </table:table-cell>
          <table:table-cell table:formula="of:=[.A597]&amp;&quot;/&quot;&amp;[.C597]" office:value-type="string" office:string-value="apps/applets-screenshooter.png" calcext:value-type="string">
            <text:p>apps/applets-screenshooter.png</text:p>
          </table:table-cell>
          <table:table-cell table:formula="of:=VLOOKUP([.D59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session.png</text:p>
          </table:table-cell>
          <table:table-cell office:value-type="string" calcext:value-type="string">
            <text:p>session-properties.png</text:p>
          </table:table-cell>
          <table:table-cell table:formula="of:=[.A598]&amp;&quot;/&quot;&amp;[.C598]" office:value-type="string" office:string-value="apps/session-properties.png" calcext:value-type="string">
            <text:p>apps/session-properties.png</text:p>
          </table:table-cell>
          <table:table-cell table:formula="of:=VLOOKUP([.D59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session-properties.png</text:p>
          </table:table-cell>
          <table:table-cell office:value-type="string" calcext:value-type="string">
            <text:p>session-properties.png</text:p>
          </table:table-cell>
          <table:table-cell table:formula="of:=[.A599]&amp;&quot;/&quot;&amp;[.C599]" office:value-type="string" office:string-value="apps/session-properties.png" calcext:value-type="string">
            <text:p>apps/session-properties.png</text:p>
          </table:table-cell>
          <table:table-cell table:formula="of:=VLOOKUP([.D59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settings-accessibility-technologies.png</text:p>
          </table:table-cell>
          <table:table-cell office:value-type="string" calcext:value-type="string">
            <text:p>preferences-desktop-accessibility.png</text:p>
          </table:table-cell>
          <table:table-cell table:formula="of:=[.A600]&amp;&quot;/&quot;&amp;[.C600]" office:value-type="string" office:string-value="apps/preferences-desktop-accessibility.png" calcext:value-type="string">
            <text:p>apps/preferences-desktop-accessibility.png</text:p>
          </table:table-cell>
          <table:table-cell table:formula="of:=VLOOKUP([.D60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settings-background.png</text:p>
          </table:table-cell>
          <table:table-cell office:value-type="string" calcext:value-type="string">
            <text:p>preferences-desktop-wallpaper.png</text:p>
          </table:table-cell>
          <table:table-cell table:formula="of:=[.A601]&amp;&quot;/&quot;&amp;[.C601]" office:value-type="string" office:string-value="apps/preferences-desktop-wallpaper.png" calcext:value-type="string">
            <text:p>apps/preferences-desktop-wallpaper.png</text:p>
          </table:table-cell>
          <table:table-cell table:formula="of:=VLOOKUP([.D60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settings-font.png</text:p>
          </table:table-cell>
          <table:table-cell office:value-type="string" calcext:value-type="string">
            <text:p>preferences-desktop-font.png</text:p>
          </table:table-cell>
          <table:table-cell table:formula="of:=[.A602]&amp;&quot;/&quot;&amp;[.C602]" office:value-type="string" office:string-value="apps/preferences-desktop-font.png" calcext:value-type="string">
            <text:p>apps/preferences-desktop-font.png</text:p>
          </table:table-cell>
          <table:table-cell table:formula="of:=VLOOKUP([.D60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settings-keybindings.png</text:p>
          </table:table-cell>
          <table:table-cell office:value-type="string" calcext:value-type="string">
            <text:p>preferences-desktop-keyboard-shortcuts.png</text:p>
          </table:table-cell>
          <table:table-cell table:formula="of:=[.A603]&amp;&quot;/&quot;&amp;[.C603]" office:value-type="string" office:string-value="apps/preferences-desktop-keyboard-shortcuts.png" calcext:value-type="string">
            <text:p>apps/preferences-desktop-keyboard-shortcuts.png</text:p>
          </table:table-cell>
          <table:table-cell table:formula="of:=VLOOKUP([.D60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settings-sound.png</text:p>
          </table:table-cell>
          <table:table-cell office:value-type="string" calcext:value-type="string">
            <text:p>preferences-desktop-sound.png</text:p>
          </table:table-cell>
          <table:table-cell table:formula="of:=[.A604]&amp;&quot;/&quot;&amp;[.C604]" office:value-type="string" office:string-value="apps/preferences-desktop-sound.png" calcext:value-type="string">
            <text:p>apps/preferences-desktop-sound.png</text:p>
          </table:table-cell>
          <table:table-cell table:formula="of:=VLOOKUP([.D60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settings-theme.png</text:p>
          </table:table-cell>
          <table:table-cell office:value-type="string" calcext:value-type="string">
            <text:p>preferences-desktop-theme.png</text:p>
          </table:table-cell>
          <table:table-cell table:formula="of:=[.A605]&amp;&quot;/&quot;&amp;[.C605]" office:value-type="string" office:string-value="apps/preferences-desktop-theme.png" calcext:value-type="string">
            <text:p>apps/preferences-desktop-theme.png</text:p>
          </table:table-cell>
          <table:table-cell table:formula="of:=VLOOKUP([.D60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shell-extension-prefs.png</text:p>
          </table:table-cell>
          <table:table-cell office:value-type="string" calcext:value-type="string">
            <text:p>extensions.png</text:p>
          </table:table-cell>
          <table:table-cell table:formula="of:=[.A606]&amp;&quot;/&quot;&amp;[.C606]" office:value-type="string" office:string-value="apps/extensions.png" calcext:value-type="string">
            <text:p>apps/extensions.png</text:p>
          </table:table-cell>
          <table:table-cell table:formula="of:=VLOOKUP([.D60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software.png</text:p>
          </table:table-cell>
          <table:table-cell table:style-name="ce15" table:formula="of:=[.B607]" office:value-type="string" office:string-value="gnome-software.png" calcext:value-type="string">
            <text:p>gnome-software.png</text:p>
          </table:table-cell>
          <table:table-cell table:formula="of:=[.A607]&amp;&quot;/&quot;&amp;[.C607]" office:value-type="string" office:string-value="apps/gnome-software.png" calcext:value-type="string">
            <text:p>apps/gnome-software.png</text:p>
          </table:table-cell>
          <table:table-cell table:formula="of:=VLOOKUP([.D60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sound-recorder.png</text:p>
          </table:table-cell>
          <table:table-cell table:style-name="ce15" table:formula="of:=[.B608]" office:value-type="string" office:string-value="gnome-sound-recorder.png" calcext:value-type="string">
            <text:p>gnome-sound-recorder.png</text:p>
          </table:table-cell>
          <table:table-cell table:formula="of:=[.A608]&amp;&quot;/&quot;&amp;[.C608]" office:value-type="string" office:string-value="apps/gnome-sound-recorder.png" calcext:value-type="string">
            <text:p>apps/gnome-sound-recorder.png</text:p>
          </table:table-cell>
          <table:table-cell table:formula="of:=VLOOKUP([.D60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sticky-notes-applet.png</text:p>
          </table:table-cell>
          <table:table-cell office:value-type="string" calcext:value-type="string">
            <text:p>notes.png</text:p>
          </table:table-cell>
          <table:table-cell table:formula="of:=[.A609]&amp;&quot;/&quot;&amp;[.C609]" office:value-type="string" office:string-value="apps/notes.png" calcext:value-type="string">
            <text:p>apps/notes.png</text:p>
          </table:table-cell>
          <table:table-cell table:formula="of:=VLOOKUP([.D60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subtitles.png</text:p>
          </table:table-cell>
          <table:table-cell table:style-name="ce15" table:formula="of:=[.B610]" office:value-type="string" office:string-value="gnome-subtitles.png" calcext:value-type="string">
            <text:p>gnome-subtitles.png</text:p>
          </table:table-cell>
          <table:table-cell table:formula="of:=[.A610]&amp;&quot;/&quot;&amp;[.C610]" office:value-type="string" office:string-value="apps/gnome-subtitles.png" calcext:value-type="string">
            <text:p>apps/gnome-subtitles.png</text:p>
          </table:table-cell>
          <table:table-cell table:formula="of:=VLOOKUP([.D61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sudoku.png</text:p>
          </table:table-cell>
          <table:table-cell office:value-type="string" calcext:value-type="string">
            <text:p>sudoku.png</text:p>
          </table:table-cell>
          <table:table-cell table:formula="of:=[.A611]&amp;&quot;/&quot;&amp;[.C611]" office:value-type="string" office:string-value="apps/sudoku.png" calcext:value-type="string">
            <text:p>apps/sudoku.png</text:p>
          </table:table-cell>
          <table:table-cell table:formula="of:=VLOOKUP([.D61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system-monitor.png</text:p>
          </table:table-cell>
          <table:table-cell office:value-type="string" calcext:value-type="string">
            <text:p>utilities-system-monitor.png</text:p>
          </table:table-cell>
          <table:table-cell table:formula="of:=[.A612]&amp;&quot;/&quot;&amp;[.C612]" office:value-type="string" office:string-value="apps/utilities-system-monitor.png" calcext:value-type="string">
            <text:p>apps/utilities-system-monitor.png</text:p>
          </table:table-cell>
          <table:table-cell table:formula="of:=VLOOKUP([.D61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tali.png</text:p>
          </table:table-cell>
          <table:table-cell table:style-name="ce15" table:formula="of:=[.B613]" office:value-type="string" office:string-value="gnome-tali.png" calcext:value-type="string">
            <text:p>gnome-tali.png</text:p>
          </table:table-cell>
          <table:table-cell table:formula="of:=[.A613]&amp;&quot;/&quot;&amp;[.C613]" office:value-type="string" office:string-value="apps/gnome-tali.png" calcext:value-type="string">
            <text:p>apps/gnome-tali.png</text:p>
          </table:table-cell>
          <table:table-cell table:formula="of:=VLOOKUP([.D61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terminal.png</text:p>
          </table:table-cell>
          <table:table-cell office:value-type="string" calcext:value-type="string">
            <text:p>utilities-terminal.png</text:p>
          </table:table-cell>
          <table:table-cell table:formula="of:=[.A614]&amp;&quot;/&quot;&amp;[.C614]" office:value-type="string" office:string-value="apps/utilities-terminal.png" calcext:value-type="string">
            <text:p>apps/utilities-terminal.png</text:p>
          </table:table-cell>
          <table:table-cell table:formula="of:=VLOOKUP([.D61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tetravex.png</text:p>
          </table:table-cell>
          <table:table-cell table:style-name="ce15" table:formula="of:=[.B615]" office:value-type="string" office:string-value="gnome-tetravex.png" calcext:value-type="string">
            <text:p>gnome-tetravex.png</text:p>
          </table:table-cell>
          <table:table-cell table:formula="of:=[.A615]&amp;&quot;/&quot;&amp;[.C615]" office:value-type="string" office:string-value="apps/gnome-tetravex.png" calcext:value-type="string">
            <text:p>apps/gnome-tetravex.png</text:p>
          </table:table-cell>
          <table:table-cell table:formula="of:=VLOOKUP([.D61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todo.png</text:p>
          </table:table-cell>
          <table:table-cell table:style-name="ce15" table:formula="of:=[.B616]" office:value-type="string" office:string-value="gnome-todo.png" calcext:value-type="string">
            <text:p>gnome-todo.png</text:p>
          </table:table-cell>
          <table:table-cell table:formula="of:=[.A616]&amp;&quot;/&quot;&amp;[.C616]" office:value-type="string" office:string-value="apps/gnome-todo.png" calcext:value-type="string">
            <text:p>apps/gnome-todo.png</text:p>
          </table:table-cell>
          <table:table-cell table:formula="of:=VLOOKUP([.D61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tweak-tool.png</text:p>
          </table:table-cell>
          <table:table-cell table:style-name="ce15" table:formula="of:=[.B617]" office:value-type="string" office:string-value="gnome-tweak-tool.png" calcext:value-type="string">
            <text:p>gnome-tweak-tool.png</text:p>
          </table:table-cell>
          <table:table-cell table:formula="of:=[.A617]&amp;&quot;/&quot;&amp;[.C617]" office:value-type="string" office:string-value="apps/gnome-tweak-tool.png" calcext:value-type="string">
            <text:p>apps/gnome-tweak-tool.png</text:p>
          </table:table-cell>
          <table:table-cell table:formula="of:=VLOOKUP([.D61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volume-control.png</text:p>
          </table:table-cell>
          <table:table-cell office:value-type="string" calcext:value-type="string">
            <text:p>audio-equalizer.png</text:p>
          </table:table-cell>
          <table:table-cell table:formula="of:=[.A618]&amp;&quot;/&quot;&amp;[.C618]" office:value-type="string" office:string-value="apps/audio-equalizer.png" calcext:value-type="string">
            <text:p>apps/audio-equalizer.png</text:p>
          </table:table-cell>
          <table:table-cell table:formula="of:=VLOOKUP([.D61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weather.png</text:p>
          </table:table-cell>
          <table:table-cell table:style-name="ce15" table:formula="of:=[.B619]" office:value-type="string" office:string-value="gnome-weather.png" calcext:value-type="string">
            <text:p>gnome-weather.png</text:p>
          </table:table-cell>
          <table:table-cell table:formula="of:=[.A619]&amp;&quot;/&quot;&amp;[.C619]" office:value-type="string" office:string-value="apps/gnome-weather.png" calcext:value-type="string">
            <text:p>apps/gnome-weather.png</text:p>
          </table:table-cell>
          <table:table-cell table:formula="of:=VLOOKUP([.D61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window-manager.png</text:p>
          </table:table-cell>
          <table:table-cell office:value-type="string" calcext:value-type="string">
            <text:p>preferences-system-windows.png</text:p>
          </table:table-cell>
          <table:table-cell table:formula="of:=[.A620]&amp;&quot;/&quot;&amp;[.C620]" office:value-type="string" office:string-value="apps/preferences-system-windows.png" calcext:value-type="string">
            <text:p>apps/preferences-system-windows.png</text:p>
          </table:table-cell>
          <table:table-cell table:formula="of:=VLOOKUP([.D62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e-xterm.png</text:p>
          </table:table-cell>
          <table:table-cell office:value-type="string" calcext:value-type="string">
            <text:p>utilities-terminal.png</text:p>
          </table:table-cell>
          <table:table-cell table:formula="of:=[.A621]&amp;&quot;/&quot;&amp;[.C621]" office:value-type="string" office:string-value="apps/utilities-terminal.png" calcext:value-type="string">
            <text:p>apps/utilities-terminal.png</text:p>
          </table:table-cell>
          <table:table-cell table:formula="of:=VLOOKUP([.D62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mines.png</text:p>
          </table:table-cell>
          <table:table-cell table:style-name="ce15" table:formula="of:=[.B622]" office:value-type="string" office:string-value="gnomines.png" calcext:value-type="string">
            <text:p>gnomines.png</text:p>
          </table:table-cell>
          <table:table-cell table:formula="of:=[.A622]&amp;&quot;/&quot;&amp;[.C622]" office:value-type="string" office:string-value="apps/gnomines.png" calcext:value-type="string">
            <text:p>apps/gnomines.png</text:p>
          </table:table-cell>
          <table:table-cell table:formula="of:=VLOOKUP([.D62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te.png</text:p>
          </table:table-cell>
          <table:table-cell office:value-type="string" calcext:value-type="string">
            <text:p>notes.png</text:p>
          </table:table-cell>
          <table:table-cell table:formula="of:=[.A623]&amp;&quot;/&quot;&amp;[.C623]" office:value-type="string" office:string-value="apps/notes.png" calcext:value-type="string">
            <text:p>apps/notes.png</text:p>
          </table:table-cell>
          <table:table-cell table:formula="of:=VLOOKUP([.D62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otski.png</text:p>
          </table:table-cell>
          <table:table-cell office:value-type="string" calcext:value-type="string">
            <text:p>gnome-klotski.png</text:p>
          </table:table-cell>
          <table:table-cell table:formula="of:=[.A624]&amp;&quot;/&quot;&amp;[.C624]" office:value-type="string" office:string-value="apps/gnome-klotski.png" calcext:value-type="string">
            <text:p>apps/gnome-klotski.png</text:p>
          </table:table-cell>
          <table:table-cell table:formula="of:=VLOOKUP([.D62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ubg.png</text:p>
          </table:table-cell>
          <table:table-cell office:value-type="string" calcext:value-type="string">
            <text:p>gnome-tali.png</text:p>
          </table:table-cell>
          <table:table-cell table:formula="of:=[.A625]&amp;&quot;/&quot;&amp;[.C625]" office:value-type="string" office:string-value="apps/gnome-tali.png" calcext:value-type="string">
            <text:p>apps/gnome-tali.png</text:p>
          </table:table-cell>
          <table:table-cell table:formula="of:=VLOOKUP([.D62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ucash-icon.png</text:p>
          </table:table-cell>
          <table:table-cell office:value-type="string" calcext:value-type="string">
            <text:p>gnucash.png</text:p>
          </table:table-cell>
          <table:table-cell table:formula="of:=[.A626]&amp;&quot;/&quot;&amp;[.C626]" office:value-type="string" office:string-value="apps/gnucash.png" calcext:value-type="string">
            <text:p>apps/gnucash.png</text:p>
          </table:table-cell>
          <table:table-cell table:formula="of:=VLOOKUP([.D62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ucash.png</text:p>
          </table:table-cell>
          <table:table-cell table:style-name="ce15" table:formula="of:=[.B627]" office:value-type="string" office:string-value="gnucash.png" calcext:value-type="string">
            <text:p>gnucash.png</text:p>
          </table:table-cell>
          <table:table-cell table:formula="of:=[.A627]&amp;&quot;/&quot;&amp;[.C627]" office:value-type="string" office:string-value="apps/gnucash.png" calcext:value-type="string">
            <text:p>apps/gnucash.png</text:p>
          </table:table-cell>
          <table:table-cell table:formula="of:=VLOOKUP([.D62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uchm.png</text:p>
          </table:table-cell>
          <table:table-cell office:value-type="string" calcext:value-type="string">
            <text:p>system-help.png</text:p>
          </table:table-cell>
          <table:table-cell table:formula="of:=[.A628]&amp;&quot;/&quot;&amp;[.C628]" office:value-type="string" office:string-value="apps/system-help.png" calcext:value-type="string">
            <text:p>apps/system-help.png</text:p>
          </table:table-cell>
          <table:table-cell table:formula="of:=VLOOKUP([.D62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umeric.png</text:p>
          </table:table-cell>
          <table:table-cell table:style-name="ce15" table:formula="of:=[.B629]" office:value-type="string" office:string-value="gnumeric.png" calcext:value-type="string">
            <text:p>gnumeric.png</text:p>
          </table:table-cell>
          <table:table-cell table:formula="of:=[.A629]&amp;&quot;/&quot;&amp;[.C629]" office:value-type="string" office:string-value="apps/gnumeric.png" calcext:value-type="string">
            <text:p>apps/gnumeric.png</text:p>
          </table:table-cell>
          <table:table-cell table:formula="of:=VLOOKUP([.D62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upg.png</text:p>
          </table:table-cell>
          <table:table-cell table:style-name="ce15" table:formula="of:=[.B630]" office:value-type="string" office:string-value="gnupg.png" calcext:value-type="string">
            <text:p>gnupg.png</text:p>
          </table:table-cell>
          <table:table-cell table:formula="of:=[.A630]&amp;&quot;/&quot;&amp;[.C630]" office:value-type="string" office:string-value="apps/gnupg.png" calcext:value-type="string">
            <text:p>apps/gnupg.png</text:p>
          </table:table-cell>
          <table:table-cell table:formula="of:=VLOOKUP([.D63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nu-r.png</text:p>
          </table:table-cell>
          <table:table-cell table:style-name="ce15" table:formula="of:=[.B631]" office:value-type="string" office:string-value="gnu-r.png" calcext:value-type="string">
            <text:p>gnu-r.png</text:p>
          </table:table-cell>
          <table:table-cell table:formula="of:=[.A631]&amp;&quot;/&quot;&amp;[.C631]" office:value-type="string" office:string-value="apps/gnu-r.png" calcext:value-type="string">
            <text:p>apps/gnu-r.png</text:p>
          </table:table-cell>
          <table:table-cell table:formula="of:=VLOOKUP([.D63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oa-account-owncloud.png</text:p>
          </table:table-cell>
          <table:table-cell office:value-type="string" calcext:value-type="string">
            <text:p>owncloud.png</text:p>
          </table:table-cell>
          <table:table-cell table:formula="of:=[.A632]&amp;&quot;/&quot;&amp;[.C632]" office:value-type="string" office:string-value="apps/owncloud.png" calcext:value-type="string">
            <text:p>apps/owncloud.png</text:p>
          </table:table-cell>
          <table:table-cell table:formula="of:=VLOOKUP([.D63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oa-account.png</text:p>
          </table:table-cell>
          <table:table-cell office:value-type="string" calcext:value-type="string">
            <text:p>preferences-desktop-user.png</text:p>
          </table:table-cell>
          <table:table-cell table:formula="of:=[.A633]&amp;&quot;/&quot;&amp;[.C633]" office:value-type="string" office:string-value="apps/preferences-desktop-user.png" calcext:value-type="string">
            <text:p>apps/preferences-desktop-user.png</text:p>
          </table:table-cell>
          <table:table-cell table:formula="of:=VLOOKUP([.D63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oa-panel.png</text:p>
          </table:table-cell>
          <table:table-cell office:value-type="string" calcext:value-type="string">
            <text:p>preferences-desktop-online-accounts.png</text:p>
          </table:table-cell>
          <table:table-cell table:formula="of:=[.A634]&amp;&quot;/&quot;&amp;[.C634]" office:value-type="string" office:string-value="apps/preferences-desktop-online-accounts.png" calcext:value-type="string">
            <text:p>apps/preferences-desktop-online-accounts.png</text:p>
          </table:table-cell>
          <table:table-cell table:formula="of:=VLOOKUP([.D63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odot.png</text:p>
          </table:table-cell>
          <table:table-cell table:style-name="ce15" table:formula="of:=[.B635]" office:value-type="string" office:string-value="godot.png" calcext:value-type="string">
            <text:p>godot.png</text:p>
          </table:table-cell>
          <table:table-cell table:formula="of:=[.A635]&amp;&quot;/&quot;&amp;[.C635]" office:value-type="string" office:string-value="apps/godot.png" calcext:value-type="string">
            <text:p>apps/godot.png</text:p>
          </table:table-cell>
          <table:table-cell table:formula="of:=VLOOKUP([.D63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oldendict.png</text:p>
          </table:table-cell>
          <table:table-cell office:value-type="string" calcext:value-type="string">
            <text:p>accessories-dictionary.png</text:p>
          </table:table-cell>
          <table:table-cell table:formula="of:=[.A636]&amp;&quot;/&quot;&amp;[.C636]" office:value-type="string" office:string-value="apps/accessories-dictionary.png" calcext:value-type="string">
            <text:p>apps/accessories-dictionary.png</text:p>
          </table:table-cell>
          <table:table-cell table:formula="of:=VLOOKUP([.D63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oogle-chrome2.png</text:p>
          </table:table-cell>
          <table:table-cell office:value-type="string" calcext:value-type="string">
            <text:p>google-chrome.png</text:p>
          </table:table-cell>
          <table:table-cell table:formula="of:=[.A637]&amp;&quot;/&quot;&amp;[.C637]" office:value-type="string" office:string-value="apps/google-chrome.png" calcext:value-type="string">
            <text:p>apps/google-chrome.png</text:p>
          </table:table-cell>
          <table:table-cell table:formula="of:=VLOOKUP([.D63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oogle-chrome-beta.png</text:p>
          </table:table-cell>
          <table:table-cell office:value-type="string" calcext:value-type="string">
            <text:p>google-chrome.png</text:p>
          </table:table-cell>
          <table:table-cell table:formula="of:=[.A638]&amp;&quot;/&quot;&amp;[.C638]" office:value-type="string" office:string-value="apps/google-chrome.png" calcext:value-type="string">
            <text:p>apps/google-chrome.png</text:p>
          </table:table-cell>
          <table:table-cell table:formula="of:=VLOOKUP([.D63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oogle-chrome-old.png</text:p>
          </table:table-cell>
          <table:table-cell table:style-name="ce15" table:formula="of:=[.B639]" office:value-type="string" office:string-value="google-chrome-old.png" calcext:value-type="string">
            <text:p>google-chrome-old.png</text:p>
          </table:table-cell>
          <table:table-cell table:formula="of:=[.A639]&amp;&quot;/&quot;&amp;[.C639]" office:value-type="string" office:string-value="apps/google-chrome-old.png" calcext:value-type="string">
            <text:p>apps/google-chrome-old.png</text:p>
          </table:table-cell>
          <table:table-cell table:formula="of:=VLOOKUP([.D63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oogle-chrome.png</text:p>
          </table:table-cell>
          <table:table-cell table:style-name="ce15" table:formula="of:=[.B640]" office:value-type="string" office:string-value="google-chrome.png" calcext:value-type="string">
            <text:p>google-chrome.png</text:p>
          </table:table-cell>
          <table:table-cell table:formula="of:=[.A640]&amp;&quot;/&quot;&amp;[.C640]" office:value-type="string" office:string-value="apps/google-chrome.png" calcext:value-type="string">
            <text:p>apps/google-chrome.png</text:p>
          </table:table-cell>
          <table:table-cell table:formula="of:=VLOOKUP([.D64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ooglechrome.png</text:p>
          </table:table-cell>
          <table:table-cell office:value-type="string" calcext:value-type="string">
            <text:p>google-chrome.png</text:p>
          </table:table-cell>
          <table:table-cell table:formula="of:=[.A641]&amp;&quot;/&quot;&amp;[.C641]" office:value-type="string" office:string-value="apps/google-chrome.png" calcext:value-type="string">
            <text:p>apps/google-chrome.png</text:p>
          </table:table-cell>
          <table:table-cell table:formula="of:=VLOOKUP([.D64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oogle-chrome-stable.png</text:p>
          </table:table-cell>
          <table:table-cell office:value-type="string" calcext:value-type="string">
            <text:p>google-chrome.png</text:p>
          </table:table-cell>
          <table:table-cell table:formula="of:=[.A642]&amp;&quot;/&quot;&amp;[.C642]" office:value-type="string" office:string-value="apps/google-chrome.png" calcext:value-type="string">
            <text:p>apps/google-chrome.png</text:p>
          </table:table-cell>
          <table:table-cell table:formula="of:=VLOOKUP([.D64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oogle-chrome-unstable.png</text:p>
          </table:table-cell>
          <table:table-cell office:value-type="string" calcext:value-type="string">
            <text:p>google-chrome.png</text:p>
          </table:table-cell>
          <table:table-cell table:formula="of:=[.A643]&amp;&quot;/&quot;&amp;[.C643]" office:value-type="string" office:string-value="apps/google-chrome.png" calcext:value-type="string">
            <text:p>apps/google-chrome.png</text:p>
          </table:table-cell>
          <table:table-cell table:formula="of:=VLOOKUP([.D64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oogle-music-manager.png</text:p>
          </table:table-cell>
          <table:table-cell table:style-name="ce15" table:formula="of:=[.B644]" office:value-type="string" office:string-value="google-music-manager.png" calcext:value-type="string">
            <text:p>google-music-manager.png</text:p>
          </table:table-cell>
          <table:table-cell table:formula="of:=[.A644]&amp;&quot;/&quot;&amp;[.C644]" office:value-type="string" office:string-value="apps/google-music-manager.png" calcext:value-type="string">
            <text:p>apps/google-music-manager.png</text:p>
          </table:table-cell>
          <table:table-cell table:formula="of:=VLOOKUP([.D64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oogle-musicmanager.png</text:p>
          </table:table-cell>
          <table:table-cell office:value-type="string" calcext:value-type="string">
            <text:p>google-music-manager.png</text:p>
          </table:table-cell>
          <table:table-cell table:formula="of:=[.A645]&amp;&quot;/&quot;&amp;[.C645]" office:value-type="string" office:string-value="apps/google-music-manager.png" calcext:value-type="string">
            <text:p>apps/google-music-manager.png</text:p>
          </table:table-cell>
          <table:table-cell table:formula="of:=VLOOKUP([.D64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oogle-webdesigner.png</text:p>
          </table:table-cell>
          <table:table-cell table:style-name="ce15" table:formula="of:=[.B646]" office:value-type="string" office:string-value="google-webdesigner.png" calcext:value-type="string">
            <text:p>google-webdesigner.png</text:p>
          </table:table-cell>
          <table:table-cell table:formula="of:=[.A646]&amp;&quot;/&quot;&amp;[.C646]" office:value-type="string" office:string-value="apps/google-webdesigner.png" calcext:value-type="string">
            <text:p>apps/google-webdesigner.png</text:p>
          </table:table-cell>
          <table:table-cell table:formula="of:=VLOOKUP([.D64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paint.png</text:p>
          </table:table-cell>
          <table:table-cell office:value-type="string" calcext:value-type="string">
            <text:p>accessories-painting.png</text:p>
          </table:table-cell>
          <table:table-cell table:formula="of:=[.A647]&amp;&quot;/&quot;&amp;[.C647]" office:value-type="string" office:string-value="apps/accessories-painting.png" calcext:value-type="string">
            <text:p>apps/accessories-painting.png</text:p>
          </table:table-cell>
          <table:table-cell table:formula="of:=VLOOKUP([.D64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parted.png</text:p>
          </table:table-cell>
          <table:table-cell table:style-name="ce15" table:formula="of:=[.B648]" office:value-type="string" office:string-value="gparted.png" calcext:value-type="string">
            <text:p>gparted.png</text:p>
          </table:table-cell>
          <table:table-cell table:formula="of:=[.A648]&amp;&quot;/&quot;&amp;[.C648]" office:value-type="string" office:string-value="apps/gparted.png" calcext:value-type="string">
            <text:p>apps/gparted.png</text:p>
          </table:table-cell>
          <table:table-cell table:formula="of:=VLOOKUP([.D64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pick.png</text:p>
          </table:table-cell>
          <table:table-cell table:style-name="ce15" table:formula="of:=[.B649]" office:value-type="string" office:string-value="gpick.png" calcext:value-type="string">
            <text:p>gpick.png</text:p>
          </table:table-cell>
          <table:table-cell table:formula="of:=[.A649]&amp;&quot;/&quot;&amp;[.C649]" office:value-type="string" office:string-value="apps/gpick.png" calcext:value-type="string">
            <text:p>apps/gpick.png</text:p>
          </table:table-cell>
          <table:table-cell table:formula="of:=VLOOKUP([.D64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picview.png</text:p>
          </table:table-cell>
          <table:table-cell office:value-type="string" calcext:value-type="string">
            <text:p>multimedia-photo-viewer.png</text:p>
          </table:table-cell>
          <table:table-cell table:formula="of:=[.A650]&amp;&quot;/&quot;&amp;[.C650]" office:value-type="string" office:string-value="apps/multimedia-photo-viewer.png" calcext:value-type="string">
            <text:p>apps/multimedia-photo-viewer.png</text:p>
          </table:table-cell>
          <table:table-cell table:formula="of:=VLOOKUP([.D65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pk-log.png</text:p>
          </table:table-cell>
          <table:table-cell office:value-type="string" calcext:value-type="string">
            <text:p>logviewer.png</text:p>
          </table:table-cell>
          <table:table-cell table:formula="of:=[.A651]&amp;&quot;/&quot;&amp;[.C651]" office:value-type="string" office:string-value="apps/logviewer.png" calcext:value-type="string">
            <text:p>apps/logviewer.png</text:p>
          </table:table-cell>
          <table:table-cell table:formula="of:=VLOOKUP([.D65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pk-prefs.png</text:p>
          </table:table-cell>
          <table:table-cell office:value-type="string" calcext:value-type="string">
            <text:p>software-properties.png</text:p>
          </table:table-cell>
          <table:table-cell table:formula="of:=[.A652]&amp;&quot;/&quot;&amp;[.C652]" office:value-type="string" office:string-value="apps/software-properties.png" calcext:value-type="string">
            <text:p>apps/software-properties.png</text:p>
          </table:table-cell>
          <table:table-cell table:formula="of:=VLOOKUP([.D65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pk-service-pack.png</text:p>
          </table:table-cell>
          <table:table-cell table:style-name="ce15" table:formula="of:=[.B653]" office:value-type="string" office:string-value="gpk-service-pack.png" calcext:value-type="string">
            <text:p>gpk-service-pack.png</text:p>
          </table:table-cell>
          <table:table-cell table:formula="of:=[.A653]&amp;&quot;/&quot;&amp;[.C653]" office:value-type="string" office:string-value="apps/gpk-service-pack.png" calcext:value-type="string">
            <text:p>apps/gpk-service-pack.png</text:p>
          </table:table-cell>
          <table:table-cell table:formula="of:=VLOOKUP([.D65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podder.png</text:p>
          </table:table-cell>
          <table:table-cell table:style-name="ce15" table:formula="of:=[.B654]" office:value-type="string" office:string-value="gpodder.png" calcext:value-type="string">
            <text:p>gpodder.png</text:p>
          </table:table-cell>
          <table:table-cell table:formula="of:=[.A654]&amp;&quot;/&quot;&amp;[.C654]" office:value-type="string" office:string-value="apps/gpodder.png" calcext:value-type="string">
            <text:p>apps/gpodder.png</text:p>
          </table:table-cell>
          <table:table-cell table:formula="of:=VLOOKUP([.D65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p.png</text:p>
          </table:table-cell>
          <table:table-cell office:value-type="string" calcext:value-type="string">
            <text:p>accessories-painting.png</text:p>
          </table:table-cell>
          <table:table-cell table:formula="of:=[.A655]&amp;&quot;/&quot;&amp;[.C655]" office:value-type="string" office:string-value="apps/accessories-painting.png" calcext:value-type="string">
            <text:p>apps/accessories-painting.png</text:p>
          </table:table-cell>
          <table:table-cell table:formula="of:=VLOOKUP([.D65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ramps.png</text:p>
          </table:table-cell>
          <table:table-cell table:style-name="ce15" table:formula="of:=[.B656]" office:value-type="string" office:string-value="gramps.png" calcext:value-type="string">
            <text:p>gramps.png</text:p>
          </table:table-cell>
          <table:table-cell table:formula="of:=[.A656]&amp;&quot;/&quot;&amp;[.C656]" office:value-type="string" office:string-value="apps/gramps.png" calcext:value-type="string">
            <text:p>apps/gramps.png</text:p>
          </table:table-cell>
          <table:table-cell table:formula="of:=VLOOKUP([.D65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raphics-viewer-document.png</text:p>
          </table:table-cell>
          <table:table-cell office:value-type="string" calcext:value-type="string">
            <text:p>accessories-document-viewer.png</text:p>
          </table:table-cell>
          <table:table-cell table:formula="of:=[.A657]&amp;&quot;/&quot;&amp;[.C657]" office:value-type="string" office:string-value="apps/accessories-document-viewer.png" calcext:value-type="string">
            <text:p>apps/accessories-document-viewer.png</text:p>
          </table:table-cell>
          <table:table-cell table:formula="of:=VLOOKUP([.D65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rsync.png</text:p>
          </table:table-cell>
          <table:table-cell table:style-name="ce15" table:formula="of:=[.B658]" office:value-type="string" office:string-value="grsync.png" calcext:value-type="string">
            <text:p>grsync.png</text:p>
          </table:table-cell>
          <table:table-cell table:formula="of:=[.A658]&amp;&quot;/&quot;&amp;[.C658]" office:value-type="string" office:string-value="apps/grsync.png" calcext:value-type="string">
            <text:p>apps/grsync.png</text:p>
          </table:table-cell>
          <table:table-cell table:formula="of:=VLOOKUP([.D65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rub-customizer.png</text:p>
          </table:table-cell>
          <table:table-cell office:value-type="string" calcext:value-type="string">
            <text:p>bootloader.png</text:p>
          </table:table-cell>
          <table:table-cell table:formula="of:=[.A659]&amp;&quot;/&quot;&amp;[.C659]" office:value-type="string" office:string-value="apps/bootloader.png" calcext:value-type="string">
            <text:p>apps/bootloader.png</text:p>
          </table:table-cell>
          <table:table-cell table:formula="of:=VLOOKUP([.D65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scan2pdf.png</text:p>
          </table:table-cell>
          <table:table-cell office:value-type="string" calcext:value-type="string">
            <text:p>pdfshuffler.png</text:p>
          </table:table-cell>
          <table:table-cell table:formula="of:=[.A660]&amp;&quot;/&quot;&amp;[.C660]" office:value-type="string" office:string-value="apps/pdfshuffler.png" calcext:value-type="string">
            <text:p>apps/pdfshuffler.png</text:p>
          </table:table-cell>
          <table:table-cell table:formula="of:=VLOOKUP([.D66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smartcontrol.png</text:p>
          </table:table-cell>
          <table:table-cell office:value-type="string" calcext:value-type="string">
            <text:p>gnome-disks.png</text:p>
          </table:table-cell>
          <table:table-cell table:formula="of:=[.A661]&amp;&quot;/&quot;&amp;[.C661]" office:value-type="string" office:string-value="apps/gnome-disks.png" calcext:value-type="string">
            <text:p>apps/gnome-disks.png</text:p>
          </table:table-cell>
          <table:table-cell table:formula="of:=VLOOKUP([.D66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stm.png</text:p>
          </table:table-cell>
          <table:table-cell office:value-type="string" calcext:value-type="string">
            <text:p>putty.png</text:p>
          </table:table-cell>
          <table:table-cell table:formula="of:=[.A662]&amp;&quot;/&quot;&amp;[.C662]" office:value-type="string" office:string-value="apps/putty.png" calcext:value-type="string">
            <text:p>apps/putty.png</text:p>
          </table:table-cell>
          <table:table-cell table:formula="of:=VLOOKUP([.D66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streamer.png</text:p>
          </table:table-cell>
          <table:table-cell table:style-name="ce15" table:formula="of:=[.B663]" office:value-type="string" office:string-value="gstreamer.png" calcext:value-type="string">
            <text:p>gstreamer.png</text:p>
          </table:table-cell>
          <table:table-cell table:formula="of:=[.A663]&amp;&quot;/&quot;&amp;[.C663]" office:value-type="string" office:string-value="apps/gstreamer.png" calcext:value-type="string">
            <text:p>apps/gstreamer.png</text:p>
          </table:table-cell>
          <table:table-cell table:formula="of:=VLOOKUP([.D66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streamer-properties.png</text:p>
          </table:table-cell>
          <table:table-cell office:value-type="string" calcext:value-type="string">
            <text:p>preferences-system-sound.png</text:p>
          </table:table-cell>
          <table:table-cell table:formula="of:=[.A664]&amp;&quot;/&quot;&amp;[.C664]" office:value-type="string" office:string-value="apps/preferences-system-sound.png" calcext:value-type="string">
            <text:p>apps/preferences-system-sound.png</text:p>
          </table:table-cell>
          <table:table-cell table:formula="of:=VLOOKUP([.D66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tg.png</text:p>
          </table:table-cell>
          <table:table-cell table:style-name="ce15" table:formula="of:=[.B665]" office:value-type="string" office:string-value="gtg.png" calcext:value-type="string">
            <text:p>gtg.png</text:p>
          </table:table-cell>
          <table:table-cell table:formula="of:=[.A665]&amp;&quot;/&quot;&amp;[.C665]" office:value-type="string" office:string-value="apps/gtg.png" calcext:value-type="string">
            <text:p>apps/gtg.png</text:p>
          </table:table-cell>
          <table:table-cell table:formula="of:=VLOOKUP([.D66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thumb.png</text:p>
          </table:table-cell>
          <table:table-cell office:value-type="string" calcext:value-type="string">
            <text:p>multimedia-photo-manager.png</text:p>
          </table:table-cell>
          <table:table-cell table:formula="of:=[.A666]&amp;&quot;/&quot;&amp;[.C666]" office:value-type="string" office:string-value="apps/multimedia-photo-manager.png" calcext:value-type="string">
            <text:p>apps/multimedia-photo-manager.png</text:p>
          </table:table-cell>
          <table:table-cell table:formula="of:=VLOOKUP([.D66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tk-about.png</text:p>
          </table:table-cell>
          <table:table-cell office:value-type="string" calcext:value-type="string">
            <text:p>help-about.png</text:p>
          </table:table-cell>
          <table:table-cell table:formula="of:=[.A667]&amp;&quot;/&quot;&amp;[.C667]" office:value-type="string" office:string-value="apps/help-about.png" calcext:value-type="string">
            <text:p>apps/help-about.png</text:p>
          </table:table-cell>
          <table:table-cell table:formula="of:=VLOOKUP([.D66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tkhash.png</text:p>
          </table:table-cell>
          <table:table-cell table:style-name="ce15" table:formula="of:=[.B668]" office:value-type="string" office:string-value="gtkhash.png" calcext:value-type="string">
            <text:p>gtkhash.png</text:p>
          </table:table-cell>
          <table:table-cell table:formula="of:=[.A668]&amp;&quot;/&quot;&amp;[.C668]" office:value-type="string" office:string-value="apps/gtkhash.png" calcext:value-type="string">
            <text:p>apps/gtkhash.png</text:p>
          </table:table-cell>
          <table:table-cell table:formula="of:=VLOOKUP([.D66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tkpod.png</text:p>
          </table:table-cell>
          <table:table-cell table:style-name="ce15" table:formula="of:=[.B669]" office:value-type="string" office:string-value="gtkpod.png" calcext:value-type="string">
            <text:p>gtkpod.png</text:p>
          </table:table-cell>
          <table:table-cell table:formula="of:=[.A669]&amp;&quot;/&quot;&amp;[.C669]" office:value-type="string" office:string-value="apps/gtkpod.png" calcext:value-type="string">
            <text:p>apps/gtkpod.png</text:p>
          </table:table-cell>
          <table:table-cell table:formula="of:=VLOOKUP([.D66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tk-preferences.png</text:p>
          </table:table-cell>
          <table:table-cell office:value-type="string" calcext:value-type="string">
            <text:p>preferences-system.png</text:p>
          </table:table-cell>
          <table:table-cell table:formula="of:=[.A670]&amp;&quot;/&quot;&amp;[.C670]" office:value-type="string" office:string-value="apps/preferences-system.png" calcext:value-type="string">
            <text:p>apps/preferences-system.png</text:p>
          </table:table-cell>
          <table:table-cell table:formula="of:=VLOOKUP([.D67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tk-recordmydesktop.png</text:p>
          </table:table-cell>
          <table:table-cell table:style-name="ce15" table:formula="of:=[.B671]" office:value-type="string" office:string-value="gtk-recordmydesktop.png" calcext:value-type="string">
            <text:p>gtk-recordmydesktop.png</text:p>
          </table:table-cell>
          <table:table-cell table:formula="of:=[.A671]&amp;&quot;/&quot;&amp;[.C671]" office:value-type="string" office:string-value="apps/gtk-recordmydesktop.png" calcext:value-type="string">
            <text:p>apps/gtk-recordmydesktop.png</text:p>
          </table:table-cell>
          <table:table-cell table:formula="of:=VLOOKUP([.D67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tk-redshift.png</text:p>
          </table:table-cell>
          <table:table-cell office:value-type="string" calcext:value-type="string">
            <text:p>redshift.png</text:p>
          </table:table-cell>
          <table:table-cell table:formula="of:=[.A672]&amp;&quot;/&quot;&amp;[.C672]" office:value-type="string" office:string-value="apps/redshift.png" calcext:value-type="string">
            <text:p>apps/redshift.png</text:p>
          </table:table-cell>
          <table:table-cell table:formula="of:=VLOOKUP([.D67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tk-theme-config.png</text:p>
          </table:table-cell>
          <table:table-cell office:value-type="string" calcext:value-type="string">
            <text:p>preferences-desktop-theme.png</text:p>
          </table:table-cell>
          <table:table-cell table:formula="of:=[.A673]&amp;&quot;/&quot;&amp;[.C673]" office:value-type="string" office:string-value="apps/preferences-desktop-theme.png" calcext:value-type="string">
            <text:p>apps/preferences-desktop-theme.png</text:p>
          </table:table-cell>
          <table:table-cell table:formula="of:=VLOOKUP([.D67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tkwave.png</text:p>
          </table:table-cell>
          <table:table-cell table:style-name="ce15" table:formula="of:=[.B674]" office:value-type="string" office:string-value="gtkwave.png" calcext:value-type="string">
            <text:p>gtkwave.png</text:p>
          </table:table-cell>
          <table:table-cell table:formula="of:=[.A674]&amp;&quot;/&quot;&amp;[.C674]" office:value-type="string" office:string-value="apps/gtkwave.png" calcext:value-type="string">
            <text:p>apps/gtkwave.png</text:p>
          </table:table-cell>
          <table:table-cell table:formula="of:=VLOOKUP([.D67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uake.png</text:p>
          </table:table-cell>
          <table:table-cell table:style-name="ce15" table:formula="of:=[.B675]" office:value-type="string" office:string-value="guake.png" calcext:value-type="string">
            <text:p>guake.png</text:p>
          </table:table-cell>
          <table:table-cell table:formula="of:=[.A675]&amp;&quot;/&quot;&amp;[.C675]" office:value-type="string" office:string-value="apps/guake.png" calcext:value-type="string">
            <text:p>apps/guake.png</text:p>
          </table:table-cell>
          <table:table-cell table:formula="of:=VLOOKUP([.D67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uake-prefs.png</text:p>
          </table:table-cell>
          <table:table-cell office:value-type="string" calcext:value-type="string">
            <text:p>guake.png</text:p>
          </table:table-cell>
          <table:table-cell table:formula="of:=[.A676]&amp;&quot;/&quot;&amp;[.C676]" office:value-type="string" office:string-value="apps/guake.png" calcext:value-type="string">
            <text:p>apps/guake.png</text:p>
          </table:table-cell>
          <table:table-cell table:formula="of:=VLOOKUP([.D67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uayadeque.png</text:p>
          </table:table-cell>
          <table:table-cell table:style-name="ce15" table:formula="of:=[.B677]" office:value-type="string" office:string-value="guayadeque.png" calcext:value-type="string">
            <text:p>guayadeque.png</text:p>
          </table:table-cell>
          <table:table-cell table:formula="of:=[.A677]&amp;&quot;/&quot;&amp;[.C677]" office:value-type="string" office:string-value="apps/guayadeque.png" calcext:value-type="string">
            <text:p>apps/guayadeque.png</text:p>
          </table:table-cell>
          <table:table-cell table:formula="of:=VLOOKUP([.D67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ucharmap.png</text:p>
          </table:table-cell>
          <table:table-cell office:value-type="string" calcext:value-type="string">
            <text:p>accessories-character-map.png</text:p>
          </table:table-cell>
          <table:table-cell table:formula="of:=[.A678]&amp;&quot;/&quot;&amp;[.C678]" office:value-type="string" office:string-value="apps/accessories-character-map.png" calcext:value-type="string">
            <text:p>apps/accessories-character-map.png</text:p>
          </table:table-cell>
          <table:table-cell table:formula="of:=VLOOKUP([.D67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ufw_menu.png</text:p>
          </table:table-cell>
          <table:table-cell office:value-type="string" calcext:value-type="string">
            <text:p>firewall.png</text:p>
          </table:table-cell>
          <table:table-cell table:formula="of:=[.A679]&amp;&quot;/&quot;&amp;[.C679]" office:value-type="string" office:string-value="apps/firewall.png" calcext:value-type="string">
            <text:p>apps/firewall.png</text:p>
          </table:table-cell>
          <table:table-cell table:formula="of:=VLOOKUP([.D67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ufw.png</text:p>
          </table:table-cell>
          <table:table-cell office:value-type="string" calcext:value-type="string">
            <text:p>firewall.png</text:p>
          </table:table-cell>
          <table:table-cell table:formula="of:=[.A680]&amp;&quot;/&quot;&amp;[.C680]" office:value-type="string" office:string-value="apps/firewall.png" calcext:value-type="string">
            <text:p>apps/firewall.png</text:p>
          </table:table-cell>
          <table:table-cell table:formula="of:=VLOOKUP([.D68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ummi.png</text:p>
          </table:table-cell>
          <table:table-cell table:style-name="ce15" table:formula="of:=[.B681]" office:value-type="string" office:string-value="gummi.png" calcext:value-type="string">
            <text:p>gummi.png</text:p>
          </table:table-cell>
          <table:table-cell table:formula="of:=[.A681]&amp;&quot;/&quot;&amp;[.C681]" office:value-type="string" office:string-value="apps/gummi.png" calcext:value-type="string">
            <text:p>apps/gummi.png</text:p>
          </table:table-cell>
          <table:table-cell table:formula="of:=VLOOKUP([.D68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vbam.png</text:p>
          </table:table-cell>
          <table:table-cell office:value-type="string" calcext:value-type="string">
            <text:p>gba.png</text:p>
          </table:table-cell>
          <table:table-cell table:formula="of:=[.A682]&amp;&quot;/&quot;&amp;[.C682]" office:value-type="string" office:string-value="apps/gba.png" calcext:value-type="string">
            <text:p>apps/gba.png</text:p>
          </table:table-cell>
          <table:table-cell table:formula="of:=VLOOKUP([.D68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vim.png</text:p>
          </table:table-cell>
          <table:table-cell office:value-type="string" calcext:value-type="string">
            <text:p>vim.png</text:p>
          </table:table-cell>
          <table:table-cell table:formula="of:=[.A683]&amp;&quot;/&quot;&amp;[.C683]" office:value-type="string" office:string-value="apps/vim.png" calcext:value-type="string">
            <text:p>apps/vim.png</text:p>
          </table:table-cell>
          <table:table-cell table:formula="of:=VLOOKUP([.D68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wenview.png</text:p>
          </table:table-cell>
          <table:table-cell office:value-type="string" calcext:value-type="string">
            <text:p>multimedia-photo-viewer.png</text:p>
          </table:table-cell>
          <table:table-cell table:formula="of:=[.A684]&amp;&quot;/&quot;&amp;[.C684]" office:value-type="string" office:string-value="apps/multimedia-photo-viewer.png" calcext:value-type="string">
            <text:p>apps/multimedia-photo-viewer.png</text:p>
          </table:table-cell>
          <table:table-cell table:formula="of:=VLOOKUP([.D68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gwibber.png</text:p>
          </table:table-cell>
          <table:table-cell table:style-name="ce15" table:formula="of:=[.B685]" office:value-type="string" office:string-value="gwibber.png" calcext:value-type="string">
            <text:p>gwibber.png</text:p>
          </table:table-cell>
          <table:table-cell table:formula="of:=[.A685]&amp;&quot;/&quot;&amp;[.C685]" office:value-type="string" office:string-value="apps/gwibber.png" calcext:value-type="string">
            <text:p>apps/gwibber.png</text:p>
          </table:table-cell>
          <table:table-cell table:formula="of:=VLOOKUP([.D68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haguichi.png</text:p>
          </table:table-cell>
          <table:table-cell table:style-name="ce15" table:formula="of:=[.B686]" office:value-type="string" office:string-value="haguichi.png" calcext:value-type="string">
            <text:p>haguichi.png</text:p>
          </table:table-cell>
          <table:table-cell table:formula="of:=[.A686]&amp;&quot;/&quot;&amp;[.C686]" office:value-type="string" office:string-value="apps/haguichi.png" calcext:value-type="string">
            <text:p>apps/haguichi.png</text:p>
          </table:table-cell>
          <table:table-cell table:formula="of:=VLOOKUP([.D68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half-life2.png</text:p>
          </table:table-cell>
          <table:table-cell table:style-name="ce15" table:formula="of:=[.B687]" office:value-type="string" office:string-value="half-life2.png" calcext:value-type="string">
            <text:p>half-life2.png</text:p>
          </table:table-cell>
          <table:table-cell table:formula="of:=[.A687]&amp;&quot;/&quot;&amp;[.C687]" office:value-type="string" office:string-value="apps/half-life2.png" calcext:value-type="string">
            <text:p>apps/half-life2.png</text:p>
          </table:table-cell>
          <table:table-cell table:formula="of:=VLOOKUP([.D68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half-life.png</text:p>
          </table:table-cell>
          <table:table-cell table:style-name="ce15" table:formula="of:=[.B688]" office:value-type="string" office:string-value="half-life.png" calcext:value-type="string">
            <text:p>half-life.png</text:p>
          </table:table-cell>
          <table:table-cell table:formula="of:=[.A688]&amp;&quot;/&quot;&amp;[.C688]" office:value-type="string" office:string-value="apps/half-life.png" calcext:value-type="string">
            <text:p>apps/half-life.png</text:p>
          </table:table-cell>
          <table:table-cell table:formula="of:=VLOOKUP([.D68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hamster.png</text:p>
          </table:table-cell>
          <table:table-cell table:style-name="ce15" table:formula="of:=[.B689]" office:value-type="string" office:string-value="hamster.png" calcext:value-type="string">
            <text:p>hamster.png</text:p>
          </table:table-cell>
          <table:table-cell table:formula="of:=[.A689]&amp;&quot;/&quot;&amp;[.C689]" office:value-type="string" office:string-value="apps/hamster.png" calcext:value-type="string">
            <text:p>apps/hamster.png</text:p>
          </table:table-cell>
          <table:table-cell table:formula="of:=VLOOKUP([.D68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handbrake.png</text:p>
          </table:table-cell>
          <table:table-cell table:style-name="ce15" table:formula="of:=[.B690]" office:value-type="string" office:string-value="handbrake.png" calcext:value-type="string">
            <text:p>handbrake.png</text:p>
          </table:table-cell>
          <table:table-cell table:formula="of:=[.A690]&amp;&quot;/&quot;&amp;[.C690]" office:value-type="string" office:string-value="apps/handbrake.png" calcext:value-type="string">
            <text:p>apps/handbrake.png</text:p>
          </table:table-cell>
          <table:table-cell table:formula="of:=VLOOKUP([.D69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hb-icon.png</text:p>
          </table:table-cell>
          <table:table-cell office:value-type="string" calcext:value-type="string">
            <text:p>handbrake.png</text:p>
          </table:table-cell>
          <table:table-cell table:formula="of:=[.A691]&amp;&quot;/&quot;&amp;[.C691]" office:value-type="string" office:string-value="apps/handbrake.png" calcext:value-type="string">
            <text:p>apps/handbrake.png</text:p>
          </table:table-cell>
          <table:table-cell table:formula="of:=VLOOKUP([.D69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help-about.png</text:p>
          </table:table-cell>
          <table:table-cell table:style-name="ce15" table:formula="of:=[.B692]" office:value-type="string" office:string-value="help-about.png" calcext:value-type="string">
            <text:p>help-about.png</text:p>
          </table:table-cell>
          <table:table-cell table:formula="of:=[.A692]&amp;&quot;/&quot;&amp;[.C692]" office:value-type="string" office:string-value="apps/help-about.png" calcext:value-type="string">
            <text:p>apps/help-about.png</text:p>
          </table:table-cell>
          <table:table-cell table:formula="of:=VLOOKUP([.D69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help-browser.png</text:p>
          </table:table-cell>
          <table:table-cell office:value-type="string" calcext:value-type="string">
            <text:p>system-help.png</text:p>
          </table:table-cell>
          <table:table-cell table:formula="of:=[.A693]&amp;&quot;/&quot;&amp;[.C693]" office:value-type="string" office:string-value="apps/system-help.png" calcext:value-type="string">
            <text:p>apps/system-help.png</text:p>
          </table:table-cell>
          <table:table-cell table:formula="of:=VLOOKUP([.D69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help-contents.png</text:p>
          </table:table-cell>
          <table:table-cell office:value-type="string" calcext:value-type="string">
            <text:p>system-help.png</text:p>
          </table:table-cell>
          <table:table-cell table:formula="of:=[.A694]&amp;&quot;/&quot;&amp;[.C694]" office:value-type="string" office:string-value="apps/system-help.png" calcext:value-type="string">
            <text:p>apps/system-help.png</text:p>
          </table:table-cell>
          <table:table-cell table:formula="of:=VLOOKUP([.D69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help.png</text:p>
          </table:table-cell>
          <table:table-cell office:value-type="string" calcext:value-type="string">
            <text:p>system-help.png</text:p>
          </table:table-cell>
          <table:table-cell table:formula="of:=[.A695]&amp;&quot;/&quot;&amp;[.C695]" office:value-type="string" office:string-value="apps/system-help.png" calcext:value-type="string">
            <text:p>apps/system-help.png</text:p>
          </table:table-cell>
          <table:table-cell table:formula="of:=VLOOKUP([.D69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hexchat.png</text:p>
          </table:table-cell>
          <table:table-cell table:style-name="ce15" table:formula="of:=[.B696]" office:value-type="string" office:string-value="hexchat.png" calcext:value-type="string">
            <text:p>hexchat.png</text:p>
          </table:table-cell>
          <table:table-cell table:formula="of:=[.A696]&amp;&quot;/&quot;&amp;[.C696]" office:value-type="string" office:string-value="apps/hexchat.png" calcext:value-type="string">
            <text:p>apps/hexchat.png</text:p>
          </table:table-cell>
          <table:table-cell table:formula="of:=VLOOKUP([.D69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higan.png</text:p>
          </table:table-cell>
          <table:table-cell table:style-name="ce15" table:formula="of:=[.B697]" office:value-type="string" office:string-value="higan.png" calcext:value-type="string">
            <text:p>higan.png</text:p>
          </table:table-cell>
          <table:table-cell table:formula="of:=[.A697]&amp;&quot;/&quot;&amp;[.C697]" office:value-type="string" office:string-value="apps/higan.png" calcext:value-type="string">
            <text:p>apps/higan.png</text:p>
          </table:table-cell>
          <table:table-cell table:formula="of:=VLOOKUP([.D69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hipchat.png</text:p>
          </table:table-cell>
          <table:table-cell table:style-name="ce15" table:formula="of:=[.B698]" office:value-type="string" office:string-value="hipchat.png" calcext:value-type="string">
            <text:p>hipchat.png</text:p>
          </table:table-cell>
          <table:table-cell table:formula="of:=[.A698]&amp;&quot;/&quot;&amp;[.C698]" office:value-type="string" office:string-value="apps/hipchat.png" calcext:value-type="string">
            <text:p>apps/hipchat.png</text:p>
          </table:table-cell>
          <table:table-cell table:formula="of:=VLOOKUP([.D69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homebank.png</text:p>
          </table:table-cell>
          <table:table-cell table:style-name="ce15" table:formula="of:=[.B699]" office:value-type="string" office:string-value="homebank.png" calcext:value-type="string">
            <text:p>homebank.png</text:p>
          </table:table-cell>
          <table:table-cell table:formula="of:=[.A699]&amp;&quot;/&quot;&amp;[.C699]" office:value-type="string" office:string-value="apps/homebank.png" calcext:value-type="string">
            <text:p>apps/homebank.png</text:p>
          </table:table-cell>
          <table:table-cell table:formula="of:=VLOOKUP([.D69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hplip.png</text:p>
          </table:table-cell>
          <table:table-cell office:value-type="string" calcext:value-type="string">
            <text:p>hp-logo.png</text:p>
          </table:table-cell>
          <table:table-cell table:formula="of:=[.A700]&amp;&quot;/&quot;&amp;[.C700]" office:value-type="string" office:string-value="apps/hp-logo.png" calcext:value-type="string">
            <text:p>apps/hp-logo.png</text:p>
          </table:table-cell>
          <table:table-cell table:formula="of:=VLOOKUP([.D70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hp-logo.png</text:p>
          </table:table-cell>
          <table:table-cell table:style-name="ce15" table:formula="of:=[.B701]" office:value-type="string" office:string-value="hp-logo.png" calcext:value-type="string">
            <text:p>hp-logo.png</text:p>
          </table:table-cell>
          <table:table-cell table:formula="of:=[.A701]&amp;&quot;/&quot;&amp;[.C701]" office:value-type="string" office:string-value="apps/hp-logo.png" calcext:value-type="string">
            <text:p>apps/hp-logo.png</text:p>
          </table:table-cell>
          <table:table-cell table:formula="of:=VLOOKUP([.D70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hp-toolbox.png</text:p>
          </table:table-cell>
          <table:table-cell office:value-type="string" calcext:value-type="string">
            <text:p>hp-logo.png</text:p>
          </table:table-cell>
          <table:table-cell table:formula="of:=[.A702]&amp;&quot;/&quot;&amp;[.C702]" office:value-type="string" office:string-value="apps/hp-logo.png" calcext:value-type="string">
            <text:p>apps/hp-logo.png</text:p>
          </table:table-cell>
          <table:table-cell table:formula="of:=VLOOKUP([.D70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htop.png</text:p>
          </table:table-cell>
          <table:table-cell office:value-type="string" calcext:value-type="string">
            <text:p>utilities-system-monitor.png</text:p>
          </table:table-cell>
          <table:table-cell table:formula="of:=[.A703]&amp;&quot;/&quot;&amp;[.C703]" office:value-type="string" office:string-value="apps/utilities-system-monitor.png" calcext:value-type="string">
            <text:p>apps/utilities-system-monitor.png</text:p>
          </table:table-cell>
          <table:table-cell table:formula="of:=VLOOKUP([.D70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hugin.png</text:p>
          </table:table-cell>
          <table:table-cell table:style-name="ce15" table:formula="of:=[.B704]" office:value-type="string" office:string-value="hugin.png" calcext:value-type="string">
            <text:p>hugin.png</text:p>
          </table:table-cell>
          <table:table-cell table:formula="of:=[.A704]&amp;&quot;/&quot;&amp;[.C704]" office:value-type="string" office:string-value="apps/hugin.png" calcext:value-type="string">
            <text:p>apps/hugin.png</text:p>
          </table:table-cell>
          <table:table-cell table:formula="of:=VLOOKUP([.D70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hwinfo.png</text:p>
          </table:table-cell>
          <table:table-cell office:value-type="string" calcext:value-type="string">
            <text:p>user-info.png</text:p>
          </table:table-cell>
          <table:table-cell table:formula="of:=[.A705]&amp;&quot;/&quot;&amp;[.C705]" office:value-type="string" office:string-value="apps/user-info.png" calcext:value-type="string">
            <text:p>apps/user-info.png</text:p>
          </table:table-cell>
          <table:table-cell table:formula="of:=VLOOKUP([.D70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hydrogen.png</text:p>
          </table:table-cell>
          <table:table-cell table:style-name="ce15" table:formula="of:=[.B706]" office:value-type="string" office:string-value="hydrogen.png" calcext:value-type="string">
            <text:p>hydrogen.png</text:p>
          </table:table-cell>
          <table:table-cell table:formula="of:=[.A706]&amp;&quot;/&quot;&amp;[.C706]" office:value-type="string" office:string-value="apps/hydrogen.png" calcext:value-type="string">
            <text:p>apps/hydrogen.png</text:p>
          </table:table-cell>
          <table:table-cell table:formula="of:=VLOOKUP([.D70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iagno.png</text:p>
          </table:table-cell>
          <table:table-cell table:style-name="ce15" table:formula="of:=[.B707]" office:value-type="string" office:string-value="iagno.png" calcext:value-type="string">
            <text:p>iagno.png</text:p>
          </table:table-cell>
          <table:table-cell table:formula="of:=[.A707]&amp;&quot;/&quot;&amp;[.C707]" office:value-type="string" office:string-value="apps/iagno.png" calcext:value-type="string">
            <text:p>apps/iagno.png</text:p>
          </table:table-cell>
          <table:table-cell table:formula="of:=VLOOKUP([.D70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ibus-bopomofo.png</text:p>
          </table:table-cell>
          <table:table-cell table:style-name="ce15" table:formula="of:=[.B708]" office:value-type="string" office:string-value="ibus-bopomofo.png" calcext:value-type="string">
            <text:p>ibus-bopomofo.png</text:p>
          </table:table-cell>
          <table:table-cell table:formula="of:=[.A708]&amp;&quot;/&quot;&amp;[.C708]" office:value-type="string" office:string-value="apps/ibus-bopomofo.png" calcext:value-type="string">
            <text:p>apps/ibus-bopomofo.png</text:p>
          </table:table-cell>
          <table:table-cell table:formula="of:=VLOOKUP([.D70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ibus-engine.png</text:p>
          </table:table-cell>
          <table:table-cell office:value-type="string" calcext:value-type="string">
            <text:p>ibus.png</text:p>
          </table:table-cell>
          <table:table-cell table:formula="of:=[.A709]&amp;&quot;/&quot;&amp;[.C709]" office:value-type="string" office:string-value="apps/ibus.png" calcext:value-type="string">
            <text:p>apps/ibus.png</text:p>
          </table:table-cell>
          <table:table-cell table:formula="of:=VLOOKUP([.D70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ibus-pinyin.png</text:p>
          </table:table-cell>
          <table:table-cell table:style-name="ce15" table:formula="of:=[.B710]" office:value-type="string" office:string-value="ibus-pinyin.png" calcext:value-type="string">
            <text:p>ibus-pinyin.png</text:p>
          </table:table-cell>
          <table:table-cell table:formula="of:=[.A710]&amp;&quot;/&quot;&amp;[.C710]" office:value-type="string" office:string-value="apps/ibus-pinyin.png" calcext:value-type="string">
            <text:p>apps/ibus-pinyin.png</text:p>
          </table:table-cell>
          <table:table-cell table:formula="of:=VLOOKUP([.D71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ibus.png</text:p>
          </table:table-cell>
          <table:table-cell table:style-name="ce15" table:formula="of:=[.B711]" office:value-type="string" office:string-value="ibus.png" calcext:value-type="string">
            <text:p>ibus.png</text:p>
          </table:table-cell>
          <table:table-cell table:formula="of:=[.A711]&amp;&quot;/&quot;&amp;[.C711]" office:value-type="string" office:string-value="apps/ibus.png" calcext:value-type="string">
            <text:p>apps/ibus.png</text:p>
          </table:table-cell>
          <table:table-cell table:formula="of:=VLOOKUP([.D71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ibus-setup-chewing.png</text:p>
          </table:table-cell>
          <table:table-cell office:value-type="string" calcext:value-type="string">
            <text:p>ibus.png</text:p>
          </table:table-cell>
          <table:table-cell table:formula="of:=[.A712]&amp;&quot;/&quot;&amp;[.C712]" office:value-type="string" office:string-value="apps/ibus.png" calcext:value-type="string">
            <text:p>apps/ibus.png</text:p>
          </table:table-cell>
          <table:table-cell table:formula="of:=VLOOKUP([.D71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ibus-setup.png</text:p>
          </table:table-cell>
          <table:table-cell office:value-type="string" calcext:value-type="string">
            <text:p>ibus.png</text:p>
          </table:table-cell>
          <table:table-cell table:formula="of:=[.A713]&amp;&quot;/&quot;&amp;[.C713]" office:value-type="string" office:string-value="apps/ibus.png" calcext:value-type="string">
            <text:p>apps/ibus.png</text:p>
          </table:table-cell>
          <table:table-cell table:formula="of:=VLOOKUP([.D71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icedove.png</text:p>
          </table:table-cell>
          <table:table-cell office:value-type="string" calcext:value-type="string">
            <text:p>internet-mail.png</text:p>
          </table:table-cell>
          <table:table-cell table:formula="of:=[.A714]&amp;&quot;/&quot;&amp;[.C714]" office:value-type="string" office:string-value="apps/internet-mail.png" calcext:value-type="string">
            <text:p>apps/internet-mail.png</text:p>
          </table:table-cell>
          <table:table-cell table:formula="of:=VLOOKUP([.D71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iceweasel.png</text:p>
          </table:table-cell>
          <table:table-cell table:style-name="ce15" table:formula="of:=[.B715]" office:value-type="string" office:string-value="iceweasel.png" calcext:value-type="string">
            <text:p>iceweasel.png</text:p>
          </table:table-cell>
          <table:table-cell table:formula="of:=[.A715]&amp;&quot;/&quot;&amp;[.C715]" office:value-type="string" office:string-value="apps/iceweasel.png" calcext:value-type="string">
            <text:p>apps/iceweasel.png</text:p>
          </table:table-cell>
          <table:table-cell table:formula="of:=VLOOKUP([.D71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idea.png</text:p>
          </table:table-cell>
          <table:table-cell office:value-type="string" calcext:value-type="string">
            <text:p>intellij-idea.png</text:p>
          </table:table-cell>
          <table:table-cell table:formula="of:=[.A716]&amp;&quot;/&quot;&amp;[.C716]" office:value-type="string" office:string-value="apps/intellij-idea.png" calcext:value-type="string">
            <text:p>apps/intellij-idea.png</text:p>
          </table:table-cell>
          <table:table-cell table:formula="of:=VLOOKUP([.D71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idea-ultimate.png</text:p>
          </table:table-cell>
          <table:table-cell office:value-type="string" calcext:value-type="string">
            <text:p>intellij-idea.png</text:p>
          </table:table-cell>
          <table:table-cell table:formula="of:=[.A717]&amp;&quot;/&quot;&amp;[.C717]" office:value-type="string" office:string-value="apps/intellij-idea.png" calcext:value-type="string">
            <text:p>apps/intellij-idea.png</text:p>
          </table:table-cell>
          <table:table-cell table:formula="of:=VLOOKUP([.D71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im-chooser.png</text:p>
          </table:table-cell>
          <table:table-cell office:value-type="string" calcext:value-type="string">
            <text:p>ibus.png</text:p>
          </table:table-cell>
          <table:table-cell table:formula="of:=[.A718]&amp;&quot;/&quot;&amp;[.C718]" office:value-type="string" office:string-value="apps/ibus.png" calcext:value-type="string">
            <text:p>apps/ibus.png</text:p>
          </table:table-cell>
          <table:table-cell table:formula="of:=VLOOKUP([.D71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im-ekiga.png</text:p>
          </table:table-cell>
          <table:table-cell office:value-type="string" calcext:value-type="string">
            <text:p>ekiga.png</text:p>
          </table:table-cell>
          <table:table-cell table:formula="of:=[.A719]&amp;&quot;/&quot;&amp;[.C719]" office:value-type="string" office:string-value="apps/ekiga.png" calcext:value-type="string">
            <text:p>apps/ekiga.png</text:p>
          </table:table-cell>
          <table:table-cell table:formula="of:=VLOOKUP([.D71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im-jabber.png</text:p>
          </table:table-cell>
          <table:table-cell office:value-type="string" calcext:value-type="string">
            <text:p>jabber.png</text:p>
          </table:table-cell>
          <table:table-cell table:formula="of:=[.A720]&amp;&quot;/&quot;&amp;[.C720]" office:value-type="string" office:string-value="apps/jabber.png" calcext:value-type="string">
            <text:p>apps/jabber.png</text:p>
          </table:table-cell>
          <table:table-cell table:formula="of:=VLOOKUP([.D72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inkscape.png</text:p>
          </table:table-cell>
          <table:table-cell table:style-name="ce15" table:formula="of:=[.B721]" office:value-type="string" office:string-value="inkscape.png" calcext:value-type="string">
            <text:p>inkscape.png</text:p>
          </table:table-cell>
          <table:table-cell table:formula="of:=[.A721]&amp;&quot;/&quot;&amp;[.C721]" office:value-type="string" office:string-value="apps/inkscape.png" calcext:value-type="string">
            <text:p>apps/inkscape.png</text:p>
          </table:table-cell>
          <table:table-cell table:formula="of:=VLOOKUP([.D72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insync.png</text:p>
          </table:table-cell>
          <table:table-cell table:style-name="ce15" table:formula="of:=[.B722]" office:value-type="string" office:string-value="insync.png" calcext:value-type="string">
            <text:p>insync.png</text:p>
          </table:table-cell>
          <table:table-cell table:formula="of:=[.A722]&amp;&quot;/&quot;&amp;[.C722]" office:value-type="string" office:string-value="apps/insync.png" calcext:value-type="string">
            <text:p>apps/insync.png</text:p>
          </table:table-cell>
          <table:table-cell table:formula="of:=VLOOKUP([.D72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intellij-idea-ce.png</text:p>
          </table:table-cell>
          <table:table-cell office:value-type="string" calcext:value-type="string">
            <text:p>intellij-idea.png</text:p>
          </table:table-cell>
          <table:table-cell table:formula="of:=[.A723]&amp;&quot;/&quot;&amp;[.C723]" office:value-type="string" office:string-value="apps/intellij-idea.png" calcext:value-type="string">
            <text:p>apps/intellij-idea.png</text:p>
          </table:table-cell>
          <table:table-cell table:formula="of:=VLOOKUP([.D72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intellij-idea-community.png</text:p>
          </table:table-cell>
          <table:table-cell office:value-type="string" calcext:value-type="string">
            <text:p>intellij-idea.png</text:p>
          </table:table-cell>
          <table:table-cell table:formula="of:=[.A724]&amp;&quot;/&quot;&amp;[.C724]" office:value-type="string" office:string-value="apps/intellij-idea.png" calcext:value-type="string">
            <text:p>apps/intellij-idea.png</text:p>
          </table:table-cell>
          <table:table-cell table:formula="of:=VLOOKUP([.D72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intellij-idea.png</text:p>
          </table:table-cell>
          <table:table-cell table:style-name="ce15" table:formula="of:=[.B725]" office:value-type="string" office:string-value="intellij-idea.png" calcext:value-type="string">
            <text:p>intellij-idea.png</text:p>
          </table:table-cell>
          <table:table-cell table:formula="of:=[.A725]&amp;&quot;/&quot;&amp;[.C725]" office:value-type="string" office:string-value="apps/intellij-idea.png" calcext:value-type="string">
            <text:p>apps/intellij-idea.png</text:p>
          </table:table-cell>
          <table:table-cell table:formula="of:=VLOOKUP([.D72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intellij_idea.png</text:p>
          </table:table-cell>
          <table:table-cell office:value-type="string" calcext:value-type="string">
            <text:p>intellij-idea.png</text:p>
          </table:table-cell>
          <table:table-cell table:formula="of:=[.A726]&amp;&quot;/&quot;&amp;[.C726]" office:value-type="string" office:string-value="apps/intellij-idea.png" calcext:value-type="string">
            <text:p>apps/intellij-idea.png</text:p>
          </table:table-cell>
          <table:table-cell table:formula="of:=VLOOKUP([.D72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intellij-idea-ultimate-edition.png</text:p>
          </table:table-cell>
          <table:table-cell office:value-type="string" calcext:value-type="string">
            <text:p>intellij-idea.png</text:p>
          </table:table-cell>
          <table:table-cell table:formula="of:=[.A727]&amp;&quot;/&quot;&amp;[.C727]" office:value-type="string" office:string-value="apps/intellij-idea.png" calcext:value-type="string">
            <text:p>apps/intellij-idea.png</text:p>
          </table:table-cell>
          <table:table-cell table:formula="of:=VLOOKUP([.D72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intellij.png</text:p>
          </table:table-cell>
          <table:table-cell office:value-type="string" calcext:value-type="string">
            <text:p>intellij-idea.png</text:p>
          </table:table-cell>
          <table:table-cell table:formula="of:=[.A728]&amp;&quot;/&quot;&amp;[.C728]" office:value-type="string" office:string-value="apps/intellij-idea.png" calcext:value-type="string">
            <text:p>apps/intellij-idea.png</text:p>
          </table:table-cell>
          <table:table-cell table:formula="of:=VLOOKUP([.D72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intel-linux-graphics-installer.png</text:p>
          </table:table-cell>
          <table:table-cell table:style-name="ce15" table:formula="of:=[.B729]" office:value-type="string" office:string-value="intel-linux-graphics-installer.png" calcext:value-type="string">
            <text:p>intel-linux-graphics-installer.png</text:p>
          </table:table-cell>
          <table:table-cell table:formula="of:=[.A729]&amp;&quot;/&quot;&amp;[.C729]" office:value-type="string" office:string-value="apps/intel-linux-graphics-installer.png" calcext:value-type="string">
            <text:p>apps/intel-linux-graphics-installer.png</text:p>
          </table:table-cell>
          <table:table-cell table:formula="of:=VLOOKUP([.D72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internet-mail.png</text:p>
          </table:table-cell>
          <table:table-cell table:style-name="ce15" table:formula="of:=[.B730]" office:value-type="string" office:string-value="internet-mail.png" calcext:value-type="string">
            <text:p>internet-mail.png</text:p>
          </table:table-cell>
          <table:table-cell table:formula="of:=[.A730]&amp;&quot;/&quot;&amp;[.C730]" office:value-type="string" office:string-value="apps/internet-mail.png" calcext:value-type="string">
            <text:p>apps/internet-mail.png</text:p>
          </table:table-cell>
          <table:table-cell table:formula="of:=VLOOKUP([.D73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internet-news-reader.png</text:p>
          </table:table-cell>
          <table:table-cell table:style-name="ce15" table:formula="of:=[.B731]" office:value-type="string" office:string-value="internet-news-reader.png" calcext:value-type="string">
            <text:p>internet-news-reader.png</text:p>
          </table:table-cell>
          <table:table-cell table:formula="of:=[.A731]&amp;&quot;/&quot;&amp;[.C731]" office:value-type="string" office:string-value="apps/internet-news-reader.png" calcext:value-type="string">
            <text:p>apps/internet-news-reader.png</text:p>
          </table:table-cell>
          <table:table-cell table:formula="of:=VLOOKUP([.D73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internet-telephony.png</text:p>
          </table:table-cell>
          <table:table-cell table:style-name="ce15" table:formula="of:=[.B732]" office:value-type="string" office:string-value="internet-telephony.png" calcext:value-type="string">
            <text:p>internet-telephony.png</text:p>
          </table:table-cell>
          <table:table-cell table:formula="of:=[.A732]&amp;&quot;/&quot;&amp;[.C732]" office:value-type="string" office:string-value="apps/internet-telephony.png" calcext:value-type="string">
            <text:p>apps/internet-telephony.png</text:p>
          </table:table-cell>
          <table:table-cell table:formula="of:=VLOOKUP([.D73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internet-web-browser.png</text:p>
          </table:table-cell>
          <table:table-cell table:style-name="ce15" table:formula="of:=[.B733]" office:value-type="string" office:string-value="internet-web-browser.png" calcext:value-type="string">
            <text:p>internet-web-browser.png</text:p>
          </table:table-cell>
          <table:table-cell table:formula="of:=[.A733]&amp;&quot;/&quot;&amp;[.C733]" office:value-type="string" office:string-value="apps/internet-web-browser.png" calcext:value-type="string">
            <text:p>apps/internet-web-browser.png</text:p>
          </table:table-cell>
          <table:table-cell table:formula="of:=VLOOKUP([.D73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io.github.celluloid_player.Celluloid.png</text:p>
          </table:table-cell>
          <table:table-cell office:value-type="string" calcext:value-type="string">
            <text:p>gnome-mpv.png</text:p>
          </table:table-cell>
          <table:table-cell table:formula="of:=[.A734]&amp;&quot;/&quot;&amp;[.C734]" office:value-type="string" office:string-value="apps/gnome-mpv.png" calcext:value-type="string">
            <text:p>apps/gnome-mpv.png</text:p>
          </table:table-cell>
          <table:table-cell table:formula="of:=VLOOKUP([.D73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io.github.GnomeMpv.png</text:p>
          </table:table-cell>
          <table:table-cell office:value-type="string" calcext:value-type="string">
            <text:p>gnome-mpv.png</text:p>
          </table:table-cell>
          <table:table-cell table:formula="of:=[.A735]&amp;&quot;/&quot;&amp;[.C735]" office:value-type="string" office:string-value="apps/gnome-mpv.png" calcext:value-type="string">
            <text:p>apps/gnome-mpv.png</text:p>
          </table:table-cell>
          <table:table-cell table:formula="of:=VLOOKUP([.D73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ipython.png</text:p>
          </table:table-cell>
          <table:table-cell office:value-type="string" calcext:value-type="string">
            <text:p>python.png</text:p>
          </table:table-cell>
          <table:table-cell table:formula="of:=[.A736]&amp;&quot;/&quot;&amp;[.C736]" office:value-type="string" office:string-value="apps/python.png" calcext:value-type="string">
            <text:p>apps/python.png</text:p>
          </table:table-cell>
          <table:table-cell table:formula="of:=VLOOKUP([.D73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jabber.png</text:p>
          </table:table-cell>
          <table:table-cell table:style-name="ce15" table:formula="of:=[.B737]" office:value-type="string" office:string-value="jabber.png" calcext:value-type="string">
            <text:p>jabber.png</text:p>
          </table:table-cell>
          <table:table-cell table:formula="of:=[.A737]&amp;&quot;/&quot;&amp;[.C737]" office:value-type="string" office:string-value="apps/jabber.png" calcext:value-type="string">
            <text:p>apps/jabber.png</text:p>
          </table:table-cell>
          <table:table-cell table:formula="of:=VLOOKUP([.D73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jabref.png</text:p>
          </table:table-cell>
          <table:table-cell office:value-type="string" calcext:value-type="string">
            <text:p>gnu-r.png</text:p>
          </table:table-cell>
          <table:table-cell table:formula="of:=[.A738]&amp;&quot;/&quot;&amp;[.C738]" office:value-type="string" office:string-value="apps/gnu-r.png" calcext:value-type="string">
            <text:p>apps/gnu-r.png</text:p>
          </table:table-cell>
          <table:table-cell table:formula="of:=VLOOKUP([.D73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jackeq.png</text:p>
          </table:table-cell>
          <table:table-cell office:value-type="string" calcext:value-type="string">
            <text:p>jack.png</text:p>
          </table:table-cell>
          <table:table-cell table:formula="of:=[.A739]&amp;&quot;/&quot;&amp;[.C739]" office:value-type="string" office:string-value="apps/jack.png" calcext:value-type="string">
            <text:p>apps/jack.png</text:p>
          </table:table-cell>
          <table:table-cell table:formula="of:=VLOOKUP([.D73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jack.png</text:p>
          </table:table-cell>
          <table:table-cell table:style-name="ce15" table:formula="of:=[.B740]" office:value-type="string" office:string-value="jack.png" calcext:value-type="string">
            <text:p>jack.png</text:p>
          </table:table-cell>
          <table:table-cell table:formula="of:=[.A740]&amp;&quot;/&quot;&amp;[.C740]" office:value-type="string" office:string-value="apps/jack.png" calcext:value-type="string">
            <text:p>apps/jack.png</text:p>
          </table:table-cell>
          <table:table-cell table:formula="of:=VLOOKUP([.D74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jamin.png</text:p>
          </table:table-cell>
          <table:table-cell table:style-name="ce15" table:formula="of:=[.B741]" office:value-type="string" office:string-value="jamin.png" calcext:value-type="string">
            <text:p>jamin.png</text:p>
          </table:table-cell>
          <table:table-cell table:formula="of:=[.A741]&amp;&quot;/&quot;&amp;[.C741]" office:value-type="string" office:string-value="apps/jamin.png" calcext:value-type="string">
            <text:p>apps/jamin.png</text:p>
          </table:table-cell>
          <table:table-cell table:formula="of:=VLOOKUP([.D74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jav-1.8.0.png</text:p>
          </table:table-cell>
          <table:table-cell office:value-type="string" calcext:value-type="string">
            <text:p>java.png</text:p>
          </table:table-cell>
          <table:table-cell table:formula="of:=[.A742]&amp;&quot;/&quot;&amp;[.C742]" office:value-type="string" office:string-value="apps/java.png" calcext:value-type="string">
            <text:p>apps/java.png</text:p>
          </table:table-cell>
          <table:table-cell table:formula="of:=VLOOKUP([.D74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java-1.8.0.png.png</text:p>
          </table:table-cell>
          <table:table-cell office:value-type="string" calcext:value-type="string">
            <text:p>java.png</text:p>
          </table:table-cell>
          <table:table-cell table:formula="of:=[.A743]&amp;&quot;/&quot;&amp;[.C743]" office:value-type="string" office:string-value="apps/java.png" calcext:value-type="string">
            <text:p>apps/java.png</text:p>
          </table:table-cell>
          <table:table-cell table:formula="of:=VLOOKUP([.D74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java.png</text:p>
          </table:table-cell>
          <table:table-cell table:style-name="ce15" table:formula="of:=[.B744]" office:value-type="string" office:string-value="java.png" calcext:value-type="string">
            <text:p>java.png</text:p>
          </table:table-cell>
          <table:table-cell table:formula="of:=[.A744]&amp;&quot;/&quot;&amp;[.C744]" office:value-type="string" office:string-value="apps/java.png" calcext:value-type="string">
            <text:p>apps/java.png</text:p>
          </table:table-cell>
          <table:table-cell table:formula="of:=VLOOKUP([.D74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javaws.png</text:p>
          </table:table-cell>
          <table:table-cell office:value-type="string" calcext:value-type="string">
            <text:p>java.png</text:p>
          </table:table-cell>
          <table:table-cell table:formula="of:=[.A745]&amp;&quot;/&quot;&amp;[.C745]" office:value-type="string" office:string-value="apps/java.png" calcext:value-type="string">
            <text:p>apps/java.png</text:p>
          </table:table-cell>
          <table:table-cell table:formula="of:=VLOOKUP([.D74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jdownloader-beta.png</text:p>
          </table:table-cell>
          <table:table-cell office:value-type="string" calcext:value-type="string">
            <text:p>jdownloader.png</text:p>
          </table:table-cell>
          <table:table-cell table:formula="of:=[.A746]&amp;&quot;/&quot;&amp;[.C746]" office:value-type="string" office:string-value="apps/jdownloader.png" calcext:value-type="string">
            <text:p>apps/jdownloader.png</text:p>
          </table:table-cell>
          <table:table-cell table:formula="of:=VLOOKUP([.D74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jdownloader.png</text:p>
          </table:table-cell>
          <table:table-cell table:style-name="ce15" table:formula="of:=[.B747]" office:value-type="string" office:string-value="jdownloader.png" calcext:value-type="string">
            <text:p>jdownloader.png</text:p>
          </table:table-cell>
          <table:table-cell table:formula="of:=[.A747]&amp;&quot;/&quot;&amp;[.C747]" office:value-type="string" office:string-value="apps/jdownloader.png" calcext:value-type="string">
            <text:p>apps/jdownloader.png</text:p>
          </table:table-cell>
          <table:table-cell table:formula="of:=VLOOKUP([.D74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jetbrains-idea.png</text:p>
          </table:table-cell>
          <table:table-cell office:value-type="string" calcext:value-type="string">
            <text:p>intellij-idea.png</text:p>
          </table:table-cell>
          <table:table-cell table:formula="of:=[.A748]&amp;&quot;/&quot;&amp;[.C748]" office:value-type="string" office:string-value="apps/intellij-idea.png" calcext:value-type="string">
            <text:p>apps/intellij-idea.png</text:p>
          </table:table-cell>
          <table:table-cell table:formula="of:=VLOOKUP([.D74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jockey-gtk.png</text:p>
          </table:table-cell>
          <table:table-cell office:value-type="string" calcext:value-type="string">
            <text:p>jockey.png</text:p>
          </table:table-cell>
          <table:table-cell table:formula="of:=[.A749]&amp;&quot;/&quot;&amp;[.C749]" office:value-type="string" office:string-value="apps/jockey.png" calcext:value-type="string">
            <text:p>apps/jockey.png</text:p>
          </table:table-cell>
          <table:table-cell table:formula="of:=VLOOKUP([.D74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jockey.png</text:p>
          </table:table-cell>
          <table:table-cell table:style-name="ce15" table:formula="of:=[.B750]" office:value-type="string" office:string-value="jockey.png" calcext:value-type="string">
            <text:p>jockey.png</text:p>
          </table:table-cell>
          <table:table-cell table:formula="of:=[.A750]&amp;&quot;/&quot;&amp;[.C750]" office:value-type="string" office:string-value="apps/jockey.png" calcext:value-type="string">
            <text:p>apps/jockey.png</text:p>
          </table:table-cell>
          <table:table-cell table:formula="of:=VLOOKUP([.D75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jokosher.png</text:p>
          </table:table-cell>
          <table:table-cell table:style-name="ce15" table:formula="of:=[.B751]" office:value-type="string" office:string-value="jokosher.png" calcext:value-type="string">
            <text:p>jokosher.png</text:p>
          </table:table-cell>
          <table:table-cell table:formula="of:=[.A751]&amp;&quot;/&quot;&amp;[.C751]" office:value-type="string" office:string-value="apps/jokosher.png" calcext:value-type="string">
            <text:p>apps/jokosher.png</text:p>
          </table:table-cell>
          <table:table-cell table:formula="of:=VLOOKUP([.D75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juffed.png</text:p>
          </table:table-cell>
          <table:table-cell office:value-type="string" calcext:value-type="string">
            <text:p>accessories-text-editor.png</text:p>
          </table:table-cell>
          <table:table-cell table:formula="of:=[.A752]&amp;&quot;/&quot;&amp;[.C752]" office:value-type="string" office:string-value="apps/accessories-text-editor.png" calcext:value-type="string">
            <text:p>apps/accessories-text-editor.png</text:p>
          </table:table-cell>
          <table:table-cell table:formula="of:=VLOOKUP([.D75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juk.png</text:p>
          </table:table-cell>
          <table:table-cell table:style-name="ce15" table:formula="of:=[.B753]" office:value-type="string" office:string-value="juk.png" calcext:value-type="string">
            <text:p>juk.png</text:p>
          </table:table-cell>
          <table:table-cell table:formula="of:=[.A753]&amp;&quot;/&quot;&amp;[.C753]" office:value-type="string" office:string-value="apps/juk.png" calcext:value-type="string">
            <text:p>apps/juk.png</text:p>
          </table:table-cell>
          <table:table-cell table:formula="of:=VLOOKUP([.D75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3b.png</text:p>
          </table:table-cell>
          <table:table-cell office:value-type="string" calcext:value-type="string">
            <text:p>disk-burner.png</text:p>
          </table:table-cell>
          <table:table-cell table:formula="of:=[.A754]&amp;&quot;/&quot;&amp;[.C754]" office:value-type="string" office:string-value="apps/disk-burner.png" calcext:value-type="string">
            <text:p>apps/disk-burner.png</text:p>
          </table:table-cell>
          <table:table-cell table:formula="of:=VLOOKUP([.D75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addressbook.png</text:p>
          </table:table-cell>
          <table:table-cell office:value-type="string" calcext:value-type="string">
            <text:p>addressbook.png</text:p>
          </table:table-cell>
          <table:table-cell table:formula="of:=[.A755]&amp;&quot;/&quot;&amp;[.C755]" office:value-type="string" office:string-value="apps/addressbook.png" calcext:value-type="string">
            <text:p>apps/addressbook.png</text:p>
          </table:table-cell>
          <table:table-cell table:formula="of:=VLOOKUP([.D75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affeine.png</text:p>
          </table:table-cell>
          <table:table-cell office:value-type="string" calcext:value-type="string">
            <text:p>video-editor.png</text:p>
          </table:table-cell>
          <table:table-cell table:formula="of:=[.A756]&amp;&quot;/&quot;&amp;[.C756]" office:value-type="string" office:string-value="apps/video-editor.png" calcext:value-type="string">
            <text:p>apps/video-editor.png</text:p>
          </table:table-cell>
          <table:table-cell table:formula="of:=VLOOKUP([.D75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amoso.png</text:p>
          </table:table-cell>
          <table:table-cell office:value-type="string" calcext:value-type="string">
            <text:p>accessories-camera.png</text:p>
          </table:table-cell>
          <table:table-cell table:formula="of:=[.A757]&amp;&quot;/&quot;&amp;[.C757]" office:value-type="string" office:string-value="apps/accessories-camera.png" calcext:value-type="string">
            <text:p>apps/accessories-camera.png</text:p>
          </table:table-cell>
          <table:table-cell table:formula="of:=VLOOKUP([.D75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ate.png</text:p>
          </table:table-cell>
          <table:table-cell office:value-type="string" calcext:value-type="string">
            <text:p>accessories-text-editor.png</text:p>
          </table:table-cell>
          <table:table-cell table:formula="of:=[.A758]&amp;&quot;/&quot;&amp;[.C758]" office:value-type="string" office:string-value="apps/accessories-text-editor.png" calcext:value-type="string">
            <text:p>apps/accessories-text-editor.png</text:p>
          </table:table-cell>
          <table:table-cell table:formula="of:=VLOOKUP([.D75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azam.png</text:p>
          </table:table-cell>
          <table:table-cell table:style-name="ce15" table:formula="of:=[.B759]" office:value-type="string" office:string-value="kazam.png" calcext:value-type="string">
            <text:p>kazam.png</text:p>
          </table:table-cell>
          <table:table-cell table:formula="of:=[.A759]&amp;&quot;/&quot;&amp;[.C759]" office:value-type="string" office:string-value="apps/kazam.png" calcext:value-type="string">
            <text:p>apps/kazam.png</text:p>
          </table:table-cell>
          <table:table-cell table:formula="of:=VLOOKUP([.D75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bibtex.png</text:p>
          </table:table-cell>
          <table:table-cell office:value-type="string" calcext:value-type="string">
            <text:p>texstudio.png</text:p>
          </table:table-cell>
          <table:table-cell table:formula="of:=[.A760]&amp;&quot;/&quot;&amp;[.C760]" office:value-type="string" office:string-value="apps/texstudio.png" calcext:value-type="string">
            <text:p>apps/texstudio.png</text:p>
          </table:table-cell>
          <table:table-cell table:formula="of:=VLOOKUP([.D76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bugbuster.png</text:p>
          </table:table-cell>
          <table:table-cell office:value-type="string" calcext:value-type="string">
            <text:p>system-error.png</text:p>
          </table:table-cell>
          <table:table-cell table:formula="of:=[.A761]&amp;&quot;/&quot;&amp;[.C761]" office:value-type="string" office:string-value="apps/system-error.png" calcext:value-type="string">
            <text:p>apps/system-error.png</text:p>
          </table:table-cell>
          <table:table-cell table:formula="of:=VLOOKUP([.D76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calc.png</text:p>
          </table:table-cell>
          <table:table-cell office:value-type="string" calcext:value-type="string">
            <text:p>accessories-calculator.png</text:p>
          </table:table-cell>
          <table:table-cell table:formula="of:=[.A762]&amp;&quot;/&quot;&amp;[.C762]" office:value-type="string" office:string-value="apps/accessories-calculator.png" calcext:value-type="string">
            <text:p>apps/accessories-calculator.png</text:p>
          </table:table-cell>
          <table:table-cell table:formula="of:=VLOOKUP([.D76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charselect.png</text:p>
          </table:table-cell>
          <table:table-cell office:value-type="string" calcext:value-type="string">
            <text:p>accessories-character-map.png</text:p>
          </table:table-cell>
          <table:table-cell table:formula="of:=[.A763]&amp;&quot;/&quot;&amp;[.C763]" office:value-type="string" office:string-value="apps/accessories-character-map.png" calcext:value-type="string">
            <text:p>apps/accessories-character-map.png</text:p>
          </table:table-cell>
          <table:table-cell table:formula="of:=VLOOKUP([.D76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chmviewer.png</text:p>
          </table:table-cell>
          <table:table-cell office:value-type="string" calcext:value-type="string">
            <text:p>system-help.png</text:p>
          </table:table-cell>
          <table:table-cell table:formula="of:=[.A764]&amp;&quot;/&quot;&amp;[.C764]" office:value-type="string" office:string-value="apps/system-help.png" calcext:value-type="string">
            <text:p>apps/system-help.png</text:p>
          </table:table-cell>
          <table:table-cell table:formula="of:=VLOOKUP([.D76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cmkwm.png</text:p>
          </table:table-cell>
          <table:table-cell office:value-type="string" calcext:value-type="string">
            <text:p>preferences-system-windows.png</text:p>
          </table:table-cell>
          <table:table-cell table:formula="of:=[.A765]&amp;&quot;/&quot;&amp;[.C765]" office:value-type="string" office:string-value="apps/preferences-system-windows.png" calcext:value-type="string">
            <text:p>apps/preferences-system-windows.png</text:p>
          </table:table-cell>
          <table:table-cell table:formula="of:=VLOOKUP([.D76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cmsound.png</text:p>
          </table:table-cell>
          <table:table-cell office:value-type="string" calcext:value-type="string">
            <text:p>multimedia-volume-control.png</text:p>
          </table:table-cell>
          <table:table-cell table:formula="of:=[.A766]&amp;&quot;/&quot;&amp;[.C766]" office:value-type="string" office:string-value="apps/multimedia-volume-control.png" calcext:value-type="string">
            <text:p>apps/multimedia-volume-control.png</text:p>
          </table:table-cell>
          <table:table-cell table:formula="of:=VLOOKUP([.D76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colorchooser.png</text:p>
          </table:table-cell>
          <table:table-cell office:value-type="string" calcext:value-type="string">
            <text:p>gpick.png</text:p>
          </table:table-cell>
          <table:table-cell table:formula="of:=[.A767]&amp;&quot;/&quot;&amp;[.C767]" office:value-type="string" office:string-value="apps/gpick.png" calcext:value-type="string">
            <text:p>apps/gpick.png</text:p>
          </table:table-cell>
          <table:table-cell table:formula="of:=VLOOKUP([.D76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denlive.png</text:p>
          </table:table-cell>
          <table:table-cell office:value-type="string" calcext:value-type="string">
            <text:p>video-editor.png</text:p>
          </table:table-cell>
          <table:table-cell table:formula="of:=[.A768]&amp;&quot;/&quot;&amp;[.C768]" office:value-type="string" office:string-value="apps/video-editor.png" calcext:value-type="string">
            <text:p>apps/video-editor.png</text:p>
          </table:table-cell>
          <table:table-cell table:formula="of:=VLOOKUP([.D76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de.png</text:p>
          </table:table-cell>
          <table:table-cell office:value-type="string" calcext:value-type="string">
            <text:p>desktop-environment-kde.png</text:p>
          </table:table-cell>
          <table:table-cell table:formula="of:=[.A769]&amp;&quot;/&quot;&amp;[.C769]" office:value-type="string" office:string-value="apps/desktop-environment-kde.png" calcext:value-type="string">
            <text:p>apps/desktop-environment-kde.png</text:p>
          </table:table-cell>
          <table:table-cell table:formula="of:=VLOOKUP([.D76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de-windows.png</text:p>
          </table:table-cell>
          <table:table-cell office:value-type="string" calcext:value-type="string">
            <text:p>desktop-environment-kde.png</text:p>
          </table:table-cell>
          <table:table-cell table:formula="of:=[.A770]&amp;&quot;/&quot;&amp;[.C770]" office:value-type="string" office:string-value="apps/desktop-environment-kde.png" calcext:value-type="string">
            <text:p>apps/desktop-environment-kde.png</text:p>
          </table:table-cell>
          <table:table-cell table:formula="of:=VLOOKUP([.D77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edit.png</text:p>
          </table:table-cell>
          <table:table-cell office:value-type="string" calcext:value-type="string">
            <text:p>accessories-text-editor.png</text:p>
          </table:table-cell>
          <table:table-cell table:formula="of:=[.A771]&amp;&quot;/&quot;&amp;[.C771]" office:value-type="string" office:string-value="apps/accessories-text-editor.png" calcext:value-type="string">
            <text:p>apps/accessories-text-editor.png</text:p>
          </table:table-cell>
          <table:table-cell table:formula="of:=VLOOKUP([.D77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eepass2.png</text:p>
          </table:table-cell>
          <table:table-cell office:value-type="string" calcext:value-type="string">
            <text:p>keepass.png</text:p>
          </table:table-cell>
          <table:table-cell table:formula="of:=[.A772]&amp;&quot;/&quot;&amp;[.C772]" office:value-type="string" office:string-value="apps/keepass.png" calcext:value-type="string">
            <text:p>apps/keepass.png</text:p>
          </table:table-cell>
          <table:table-cell table:formula="of:=VLOOKUP([.D77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eepass.png</text:p>
          </table:table-cell>
          <table:table-cell table:style-name="ce15" table:formula="of:=[.B773]" office:value-type="string" office:string-value="keepass.png" calcext:value-type="string">
            <text:p>keepass.png</text:p>
          </table:table-cell>
          <table:table-cell table:formula="of:=[.A773]&amp;&quot;/&quot;&amp;[.C773]" office:value-type="string" office:string-value="apps/keepass.png" calcext:value-type="string">
            <text:p>apps/keepass.png</text:p>
          </table:table-cell>
          <table:table-cell table:formula="of:=VLOOKUP([.D77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eepassx2.png</text:p>
          </table:table-cell>
          <table:table-cell office:value-type="string" calcext:value-type="string">
            <text:p>keepass.png</text:p>
          </table:table-cell>
          <table:table-cell table:formula="of:=[.A774]&amp;&quot;/&quot;&amp;[.C774]" office:value-type="string" office:string-value="apps/keepass.png" calcext:value-type="string">
            <text:p>apps/keepass.png</text:p>
          </table:table-cell>
          <table:table-cell table:formula="of:=VLOOKUP([.D77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eepassxc.png</text:p>
          </table:table-cell>
          <table:table-cell office:value-type="string" calcext:value-type="string">
            <text:p>keepass.png</text:p>
          </table:table-cell>
          <table:table-cell table:formula="of:=[.A775]&amp;&quot;/&quot;&amp;[.C775]" office:value-type="string" office:string-value="apps/keepass.png" calcext:value-type="string">
            <text:p>apps/keepass.png</text:p>
          </table:table-cell>
          <table:table-cell table:formula="of:=VLOOKUP([.D77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eepassx.png</text:p>
          </table:table-cell>
          <table:table-cell office:value-type="string" calcext:value-type="string">
            <text:p>keepass.png</text:p>
          </table:table-cell>
          <table:table-cell table:formula="of:=[.A776]&amp;&quot;/&quot;&amp;[.C776]" office:value-type="string" office:string-value="apps/keepass.png" calcext:value-type="string">
            <text:p>apps/keepass.png</text:p>
          </table:table-cell>
          <table:table-cell table:formula="of:=VLOOKUP([.D77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ey_bindings.png</text:p>
          </table:table-cell>
          <table:table-cell office:value-type="string" calcext:value-type="string">
            <text:p>preferences-desktop-keyboard-shortcuts.png</text:p>
          </table:table-cell>
          <table:table-cell table:formula="of:=[.A777]&amp;&quot;/&quot;&amp;[.C777]" office:value-type="string" office:string-value="apps/preferences-desktop-keyboard-shortcuts.png" calcext:value-type="string">
            <text:p>apps/preferences-desktop-keyboard-shortcuts.png</text:p>
          </table:table-cell>
          <table:table-cell table:formula="of:=VLOOKUP([.D77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fm.png</text:p>
          </table:table-cell>
          <table:table-cell office:value-type="string" calcext:value-type="string">
            <text:p>system-file-manager.png</text:p>
          </table:table-cell>
          <table:table-cell table:formula="of:=[.A778]&amp;&quot;/&quot;&amp;[.C778]" office:value-type="string" office:string-value="apps/system-file-manager.png" calcext:value-type="string">
            <text:p>apps/system-file-manager.png</text:p>
          </table:table-cell>
          <table:table-cell table:formula="of:=VLOOKUP([.D77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fontview.png</text:p>
          </table:table-cell>
          <table:table-cell office:value-type="string" calcext:value-type="string">
            <text:p>preferences-desktop-font.png</text:p>
          </table:table-cell>
          <table:table-cell table:formula="of:=[.A779]&amp;&quot;/&quot;&amp;[.C779]" office:value-type="string" office:string-value="apps/preferences-desktop-font.png" calcext:value-type="string">
            <text:p>apps/preferences-desktop-font.png</text:p>
          </table:table-cell>
          <table:table-cell table:formula="of:=VLOOKUP([.D77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gpg.png</text:p>
          </table:table-cell>
          <table:table-cell office:value-type="string" calcext:value-type="string">
            <text:p>gnupg.png</text:p>
          </table:table-cell>
          <table:table-cell table:formula="of:=[.A780]&amp;&quot;/&quot;&amp;[.C780]" office:value-type="string" office:string-value="apps/gnupg.png" calcext:value-type="string">
            <text:p>apps/gnupg.png</text:p>
          </table:table-cell>
          <table:table-cell table:formula="of:=VLOOKUP([.D78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helpcenter.png</text:p>
          </table:table-cell>
          <table:table-cell office:value-type="string" calcext:value-type="string">
            <text:p>help-browser.png</text:p>
          </table:table-cell>
          <table:table-cell table:formula="of:=[.A781]&amp;&quot;/&quot;&amp;[.C781]" office:value-type="string" office:string-value="apps/help-browser.png" calcext:value-type="string">
            <text:p>apps/help-browser.png</text:p>
          </table:table-cell>
          <table:table-cell table:formula="of:=VLOOKUP([.D78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ile.png</text:p>
          </table:table-cell>
          <table:table-cell table:style-name="ce15" table:formula="of:=[.B782]" office:value-type="string" office:string-value="kile.png" calcext:value-type="string">
            <text:p>kile.png</text:p>
          </table:table-cell>
          <table:table-cell table:formula="of:=[.A782]&amp;&quot;/&quot;&amp;[.C782]" office:value-type="string" office:string-value="apps/kile.png" calcext:value-type="string">
            <text:p>apps/kile.png</text:p>
          </table:table-cell>
          <table:table-cell table:formula="of:=VLOOKUP([.D78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ingsoft-presentation.png</text:p>
          </table:table-cell>
          <table:table-cell table:style-name="ce15" table:formula="of:=[.B783]" office:value-type="string" office:string-value="kingsoft-presentation.png" calcext:value-type="string">
            <text:p>kingsoft-presentation.png</text:p>
          </table:table-cell>
          <table:table-cell table:formula="of:=[.A783]&amp;&quot;/&quot;&amp;[.C783]" office:value-type="string" office:string-value="apps/kingsoft-presentation.png" calcext:value-type="string">
            <text:p>apps/kingsoft-presentation.png</text:p>
          </table:table-cell>
          <table:table-cell table:formula="of:=VLOOKUP([.D78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ingsoft-spreadsheets.png</text:p>
          </table:table-cell>
          <table:table-cell table:style-name="ce15" table:formula="of:=[.B784]" office:value-type="string" office:string-value="kingsoft-spreadsheets.png" calcext:value-type="string">
            <text:p>kingsoft-spreadsheets.png</text:p>
          </table:table-cell>
          <table:table-cell table:formula="of:=[.A784]&amp;&quot;/&quot;&amp;[.C784]" office:value-type="string" office:string-value="apps/kingsoft-spreadsheets.png" calcext:value-type="string">
            <text:p>apps/kingsoft-spreadsheets.png</text:p>
          </table:table-cell>
          <table:table-cell table:formula="of:=VLOOKUP([.D78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ingsoft-writer.png</text:p>
          </table:table-cell>
          <table:table-cell table:style-name="ce15" table:formula="of:=[.B785]" office:value-type="string" office:string-value="kingsoft-writer.png" calcext:value-type="string">
            <text:p>kingsoft-writer.png</text:p>
          </table:table-cell>
          <table:table-cell table:formula="of:=[.A785]&amp;&quot;/&quot;&amp;[.C785]" office:value-type="string" office:string-value="apps/kingsoft-writer.png" calcext:value-type="string">
            <text:p>apps/kingsoft-writer.png</text:p>
          </table:table-cell>
          <table:table-cell table:formula="of:=VLOOKUP([.D78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lavaro.png</text:p>
          </table:table-cell>
          <table:table-cell office:value-type="string" calcext:value-type="string">
            <text:p>preferences-desktop-keyboard.png</text:p>
          </table:table-cell>
          <table:table-cell table:formula="of:=[.A786]&amp;&quot;/&quot;&amp;[.C786]" office:value-type="string" office:string-value="apps/preferences-desktop-keyboard.png" calcext:value-type="string">
            <text:p>apps/preferences-desktop-keyboard.png</text:p>
          </table:table-cell>
          <table:table-cell table:formula="of:=VLOOKUP([.D78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leopatra.png</text:p>
          </table:table-cell>
          <table:table-cell office:value-type="string" calcext:value-type="string">
            <text:p>gnupg.png</text:p>
          </table:table-cell>
          <table:table-cell table:formula="of:=[.A787]&amp;&quot;/&quot;&amp;[.C787]" office:value-type="string" office:string-value="apps/gnupg.png" calcext:value-type="string">
            <text:p>apps/gnupg.png</text:p>
          </table:table-cell>
          <table:table-cell table:formula="of:=VLOOKUP([.D78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lipper.png</text:p>
          </table:table-cell>
          <table:table-cell office:value-type="string" calcext:value-type="string">
            <text:p>accessories-clipboard.png</text:p>
          </table:table-cell>
          <table:table-cell table:formula="of:=[.A788]&amp;&quot;/&quot;&amp;[.C788]" office:value-type="string" office:string-value="apps/accessories-clipboard.png" calcext:value-type="string">
            <text:p>apps/accessories-clipboard.png</text:p>
          </table:table-cell>
          <table:table-cell table:formula="of:=VLOOKUP([.D78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mag.png</text:p>
          </table:table-cell>
          <table:table-cell office:value-type="string" calcext:value-type="string">
            <text:p>desktop-magnifier.png</text:p>
          </table:table-cell>
          <table:table-cell table:formula="of:=[.A789]&amp;&quot;/&quot;&amp;[.C789]" office:value-type="string" office:string-value="apps/desktop-magnifier.png" calcext:value-type="string">
            <text:p>apps/desktop-magnifier.png</text:p>
          </table:table-cell>
          <table:table-cell table:formula="of:=VLOOKUP([.D78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mail.png</text:p>
          </table:table-cell>
          <table:table-cell office:value-type="string" calcext:value-type="string">
            <text:p>internet-mail.png</text:p>
          </table:table-cell>
          <table:table-cell table:formula="of:=[.A790]&amp;&quot;/&quot;&amp;[.C790]" office:value-type="string" office:string-value="apps/internet-mail.png" calcext:value-type="string">
            <text:p>apps/internet-mail.png</text:p>
          </table:table-cell>
          <table:table-cell table:formula="of:=VLOOKUP([.D79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menuedit.png</text:p>
          </table:table-cell>
          <table:table-cell office:value-type="string" calcext:value-type="string">
            <text:p>menu-editor.png</text:p>
          </table:table-cell>
          <table:table-cell table:formula="of:=[.A791]&amp;&quot;/&quot;&amp;[.C791]" office:value-type="string" office:string-value="apps/menu-editor.png" calcext:value-type="string">
            <text:p>apps/menu-editor.png</text:p>
          </table:table-cell>
          <table:table-cell table:formula="of:=VLOOKUP([.D79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menu.png</text:p>
          </table:table-cell>
          <table:table-cell office:value-type="string" calcext:value-type="string">
            <text:p>desktop-environment-kde.png</text:p>
          </table:table-cell>
          <table:table-cell table:formula="of:=[.A792]&amp;&quot;/&quot;&amp;[.C792]" office:value-type="string" office:string-value="apps/desktop-environment-kde.png" calcext:value-type="string">
            <text:p>apps/desktop-environment-kde.png</text:p>
          </table:table-cell>
          <table:table-cell table:formula="of:=VLOOKUP([.D79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mix.png</text:p>
          </table:table-cell>
          <table:table-cell office:value-type="string" calcext:value-type="string">
            <text:p>preferences-system-sound.png</text:p>
          </table:table-cell>
          <table:table-cell table:formula="of:=[.A793]&amp;&quot;/&quot;&amp;[.C793]" office:value-type="string" office:string-value="apps/preferences-system-sound.png" calcext:value-type="string">
            <text:p>apps/preferences-system-sound.png</text:p>
          </table:table-cell>
          <table:table-cell table:formula="of:=VLOOKUP([.D79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mymoney.png</text:p>
          </table:table-cell>
          <table:table-cell table:style-name="ce15" table:formula="of:=[.B794]" office:value-type="string" office:string-value="kmymoney.png" calcext:value-type="string">
            <text:p>kmymoney.png</text:p>
          </table:table-cell>
          <table:table-cell table:formula="of:=[.A794]&amp;&quot;/&quot;&amp;[.C794]" office:value-type="string" office:string-value="apps/kmymoney.png" calcext:value-type="string">
            <text:p>apps/kmymoney.png</text:p>
          </table:table-cell>
          <table:table-cell table:formula="of:=VLOOKUP([.D79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netattach.png</text:p>
          </table:table-cell>
          <table:table-cell office:value-type="string" calcext:value-type="string">
            <text:p>preferences-system-network.png</text:p>
          </table:table-cell>
          <table:table-cell table:formula="of:=[.A795]&amp;&quot;/&quot;&amp;[.C795]" office:value-type="string" office:string-value="apps/preferences-system-network.png" calcext:value-type="string">
            <text:p>apps/preferences-system-network.png</text:p>
          </table:table-cell>
          <table:table-cell table:formula="of:=VLOOKUP([.D79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notes.png</text:p>
          </table:table-cell>
          <table:table-cell office:value-type="string" calcext:value-type="string">
            <text:p>notes.png</text:p>
          </table:table-cell>
          <table:table-cell table:formula="of:=[.A796]&amp;&quot;/&quot;&amp;[.C796]" office:value-type="string" office:string-value="apps/notes.png" calcext:value-type="string">
            <text:p>apps/notes.png</text:p>
          </table:table-cell>
          <table:table-cell table:formula="of:=VLOOKUP([.D79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notify.png</text:p>
          </table:table-cell>
          <table:table-cell office:value-type="string" calcext:value-type="string">
            <text:p>preferences-desktop-sound.png</text:p>
          </table:table-cell>
          <table:table-cell table:formula="of:=[.A797]&amp;&quot;/&quot;&amp;[.C797]" office:value-type="string" office:string-value="apps/preferences-desktop-sound.png" calcext:value-type="string">
            <text:p>apps/preferences-desktop-sound.png</text:p>
          </table:table-cell>
          <table:table-cell table:formula="of:=VLOOKUP([.D79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odi.png</text:p>
          </table:table-cell>
          <table:table-cell table:style-name="ce15" table:formula="of:=[.B798]" office:value-type="string" office:string-value="kodi.png" calcext:value-type="string">
            <text:p>kodi.png</text:p>
          </table:table-cell>
          <table:table-cell table:formula="of:=[.A798]&amp;&quot;/&quot;&amp;[.C798]" office:value-type="string" office:string-value="apps/kodi.png" calcext:value-type="string">
            <text:p>apps/kodi.png</text:p>
          </table:table-cell>
          <table:table-cell table:formula="of:=VLOOKUP([.D79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olourpaint.png</text:p>
          </table:table-cell>
          <table:table-cell office:value-type="string" calcext:value-type="string">
            <text:p>accessories-painting.png</text:p>
          </table:table-cell>
          <table:table-cell table:formula="of:=[.A799]&amp;&quot;/&quot;&amp;[.C799]" office:value-type="string" office:string-value="apps/accessories-painting.png" calcext:value-type="string">
            <text:p>apps/accessories-painting.png</text:p>
          </table:table-cell>
          <table:table-cell table:formula="of:=VLOOKUP([.D79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omodoedit.png</text:p>
          </table:table-cell>
          <table:table-cell office:value-type="string" calcext:value-type="string">
            <text:p>komodo.png</text:p>
          </table:table-cell>
          <table:table-cell table:formula="of:=[.A800]&amp;&quot;/&quot;&amp;[.C800]" office:value-type="string" office:string-value="apps/komodo.png" calcext:value-type="string">
            <text:p>apps/komodo.png</text:p>
          </table:table-cell>
          <table:table-cell table:formula="of:=VLOOKUP([.D80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omodo.png</text:p>
          </table:table-cell>
          <table:table-cell table:style-name="ce15" table:formula="of:=[.B801]" office:value-type="string" office:string-value="komodo.png" calcext:value-type="string">
            <text:p>komodo.png</text:p>
          </table:table-cell>
          <table:table-cell table:formula="of:=[.A801]&amp;&quot;/&quot;&amp;[.C801]" office:value-type="string" office:string-value="apps/komodo.png" calcext:value-type="string">
            <text:p>apps/komodo.png</text:p>
          </table:table-cell>
          <table:table-cell table:formula="of:=VLOOKUP([.D80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ompozer.png</text:p>
          </table:table-cell>
          <table:table-cell office:value-type="string" calcext:value-type="string">
            <text:p>zim.png</text:p>
          </table:table-cell>
          <table:table-cell table:formula="of:=[.A802]&amp;&quot;/&quot;&amp;[.C802]" office:value-type="string" office:string-value="apps/zim.png" calcext:value-type="string">
            <text:p>apps/zim.png</text:p>
          </table:table-cell>
          <table:table-cell table:formula="of:=VLOOKUP([.D80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onqueror.png</text:p>
          </table:table-cell>
          <table:table-cell table:style-name="ce15" table:formula="of:=[.B803]" office:value-type="string" office:string-value="konqueror.png" calcext:value-type="string">
            <text:p>konqueror.png</text:p>
          </table:table-cell>
          <table:table-cell table:formula="of:=[.A803]&amp;&quot;/&quot;&amp;[.C803]" office:value-type="string" office:string-value="apps/konqueror.png" calcext:value-type="string">
            <text:p>apps/konqueror.png</text:p>
          </table:table-cell>
          <table:table-cell table:formula="of:=VLOOKUP([.D80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onsole.png</text:p>
          </table:table-cell>
          <table:table-cell office:value-type="string" calcext:value-type="string">
            <text:p>utilities-terminal.png</text:p>
          </table:table-cell>
          <table:table-cell table:formula="of:=[.A804]&amp;&quot;/&quot;&amp;[.C804]" office:value-type="string" office:string-value="apps/utilities-terminal.png" calcext:value-type="string">
            <text:p>apps/utilities-terminal.png</text:p>
          </table:table-cell>
          <table:table-cell table:formula="of:=VLOOKUP([.D80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ontact.png</text:p>
          </table:table-cell>
          <table:table-cell office:value-type="string" calcext:value-type="string">
            <text:p>addressbook.png</text:p>
          </table:table-cell>
          <table:table-cell table:formula="of:=[.A805]&amp;&quot;/&quot;&amp;[.C805]" office:value-type="string" office:string-value="apps/addressbook.png" calcext:value-type="string">
            <text:p>apps/addressbook.png</text:p>
          </table:table-cell>
          <table:table-cell table:formula="of:=VLOOKUP([.D80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onversation.png</text:p>
          </table:table-cell>
          <table:table-cell table:style-name="ce15" table:formula="of:=[.B806]" office:value-type="string" office:string-value="konversation.png" calcext:value-type="string">
            <text:p>konversation.png</text:p>
          </table:table-cell>
          <table:table-cell table:formula="of:=[.A806]&amp;&quot;/&quot;&amp;[.C806]" office:value-type="string" office:string-value="apps/konversation.png" calcext:value-type="string">
            <text:p>apps/konversation.png</text:p>
          </table:table-cell>
          <table:table-cell table:formula="of:=VLOOKUP([.D80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opete.png</text:p>
          </table:table-cell>
          <table:table-cell table:style-name="ce15" table:formula="of:=[.B807]" office:value-type="string" office:string-value="kopete.png" calcext:value-type="string">
            <text:p>kopete.png</text:p>
          </table:table-cell>
          <table:table-cell table:formula="of:=[.A807]&amp;&quot;/&quot;&amp;[.C807]" office:value-type="string" office:string-value="apps/kopete.png" calcext:value-type="string">
            <text:p>apps/kopete.png</text:p>
          </table:table-cell>
          <table:table-cell table:formula="of:=VLOOKUP([.D80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organizer.png</text:p>
          </table:table-cell>
          <table:table-cell office:value-type="string" calcext:value-type="string">
            <text:p>calendar.png</text:p>
          </table:table-cell>
          <table:table-cell table:formula="of:=[.A808]&amp;&quot;/&quot;&amp;[.C808]" office:value-type="string" office:string-value="apps/calendar.png" calcext:value-type="string">
            <text:p>apps/calendar.png</text:p>
          </table:table-cell>
          <table:table-cell table:formula="of:=VLOOKUP([.D80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pat.png</text:p>
          </table:table-cell>
          <table:table-cell office:value-type="string" calcext:value-type="string">
            <text:p>aisleriot.png</text:p>
          </table:table-cell>
          <table:table-cell table:formula="of:=[.A809]&amp;&quot;/&quot;&amp;[.C809]" office:value-type="string" office:string-value="apps/aisleriot.png" calcext:value-type="string">
            <text:p>apps/aisleriot.png</text:p>
          </table:table-cell>
          <table:table-cell table:formula="of:=VLOOKUP([.D80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rfb.png</text:p>
          </table:table-cell>
          <table:table-cell office:value-type="string" calcext:value-type="string">
            <text:p>preferences-desktop-remote-desktop.png</text:p>
          </table:table-cell>
          <table:table-cell table:formula="of:=[.A810]&amp;&quot;/&quot;&amp;[.C810]" office:value-type="string" office:string-value="apps/preferences-desktop-remote-desktop.png" calcext:value-type="string">
            <text:p>apps/preferences-desktop-remote-desktop.png</text:p>
          </table:table-cell>
          <table:table-cell table:formula="of:=VLOOKUP([.D81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rita.png</text:p>
          </table:table-cell>
          <table:table-cell table:style-name="ce15" table:formula="of:=[.B811]" office:value-type="string" office:string-value="krita.png" calcext:value-type="string">
            <text:p>krita.png</text:p>
          </table:table-cell>
          <table:table-cell table:formula="of:=[.A811]&amp;&quot;/&quot;&amp;[.C811]" office:value-type="string" office:string-value="apps/krita.png" calcext:value-type="string">
            <text:p>apps/krita.png</text:p>
          </table:table-cell>
          <table:table-cell table:formula="of:=VLOOKUP([.D81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scd.png</text:p>
          </table:table-cell>
          <table:table-cell office:value-type="string" calcext:value-type="string">
            <text:p>multimedia-audio-player.png</text:p>
          </table:table-cell>
          <table:table-cell table:formula="of:=[.A812]&amp;&quot;/&quot;&amp;[.C812]" office:value-type="string" office:string-value="apps/multimedia-audio-player.png" calcext:value-type="string">
            <text:p>apps/multimedia-audio-player.png</text:p>
          </table:table-cell>
          <table:table-cell table:formula="of:=VLOOKUP([.D81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screensaver.png</text:p>
          </table:table-cell>
          <table:table-cell office:value-type="string" calcext:value-type="string">
            <text:p>preferences-desktop-screensaver.png</text:p>
          </table:table-cell>
          <table:table-cell table:formula="of:=[.A813]&amp;&quot;/&quot;&amp;[.C813]" office:value-type="string" office:string-value="apps/preferences-desktop-screensaver.png" calcext:value-type="string">
            <text:p>apps/preferences-desktop-screensaver.png</text:p>
          </table:table-cell>
          <table:table-cell table:formula="of:=VLOOKUP([.D81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snapshot.png</text:p>
          </table:table-cell>
          <table:table-cell office:value-type="string" calcext:value-type="string">
            <text:p>applets-screenshooter.png</text:p>
          </table:table-cell>
          <table:table-cell table:formula="of:=[.A814]&amp;&quot;/&quot;&amp;[.C814]" office:value-type="string" office:string-value="apps/applets-screenshooter.png" calcext:value-type="string">
            <text:p>apps/applets-screenshooter.png</text:p>
          </table:table-cell>
          <table:table-cell table:formula="of:=VLOOKUP([.D81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sudoku.png</text:p>
          </table:table-cell>
          <table:table-cell office:value-type="string" calcext:value-type="string">
            <text:p>sudoku.png</text:p>
          </table:table-cell>
          <table:table-cell table:formula="of:=[.A815]&amp;&quot;/&quot;&amp;[.C815]" office:value-type="string" office:string-value="apps/sudoku.png" calcext:value-type="string">
            <text:p>apps/sudoku.png</text:p>
          </table:table-cell>
          <table:table-cell table:formula="of:=VLOOKUP([.D81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sysguard.png</text:p>
          </table:table-cell>
          <table:table-cell office:value-type="string" calcext:value-type="string">
            <text:p>utilities-system-monitor.png</text:p>
          </table:table-cell>
          <table:table-cell table:formula="of:=[.A816]&amp;&quot;/&quot;&amp;[.C816]" office:value-type="string" office:string-value="apps/utilities-system-monitor.png" calcext:value-type="string">
            <text:p>apps/utilities-system-monitor.png</text:p>
          </table:table-cell>
          <table:table-cell table:formula="of:=VLOOKUP([.D81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thesaurus.png</text:p>
          </table:table-cell>
          <table:table-cell office:value-type="string" calcext:value-type="string">
            <text:p>accessories-thesaurus.png</text:p>
          </table:table-cell>
          <table:table-cell table:formula="of:=[.A817]&amp;&quot;/&quot;&amp;[.C817]" office:value-type="string" office:string-value="apps/accessories-thesaurus.png" calcext:value-type="string">
            <text:p>apps/accessories-thesaurus.png</text:p>
          </table:table-cell>
          <table:table-cell table:formula="of:=VLOOKUP([.D81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timetracker.png</text:p>
          </table:table-cell>
          <table:table-cell office:value-type="string" calcext:value-type="string">
            <text:p>gtg.png</text:p>
          </table:table-cell>
          <table:table-cell table:formula="of:=[.A818]&amp;&quot;/&quot;&amp;[.C818]" office:value-type="string" office:string-value="apps/gtg.png" calcext:value-type="string">
            <text:p>apps/gtg.png</text:p>
          </table:table-cell>
          <table:table-cell table:formula="of:=VLOOKUP([.D81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torrent.png</text:p>
          </table:table-cell>
          <table:table-cell table:style-name="ce15" table:formula="of:=[.B819]" office:value-type="string" office:string-value="ktorrent.png" calcext:value-type="string">
            <text:p>ktorrent.png</text:p>
          </table:table-cell>
          <table:table-cell table:formula="of:=[.A819]&amp;&quot;/&quot;&amp;[.C819]" office:value-type="string" office:string-value="apps/ktorrent.png" calcext:value-type="string">
            <text:p>apps/ktorrent.png</text:p>
          </table:table-cell>
          <table:table-cell table:formula="of:=VLOOKUP([.D81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tp-contacts.png</text:p>
          </table:table-cell>
          <table:table-cell office:value-type="string" calcext:value-type="string">
            <text:p>addressbook.png</text:p>
          </table:table-cell>
          <table:table-cell table:formula="of:=[.A820]&amp;&quot;/&quot;&amp;[.C820]" office:value-type="string" office:string-value="apps/addressbook.png" calcext:value-type="string">
            <text:p>apps/addressbook.png</text:p>
          </table:table-cell>
          <table:table-cell table:formula="of:=VLOOKUP([.D82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user.png</text:p>
          </table:table-cell>
          <table:table-cell office:value-type="string" calcext:value-type="string">
            <text:p>system-users.png</text:p>
          </table:table-cell>
          <table:table-cell table:formula="of:=[.A821]&amp;&quot;/&quot;&amp;[.C821]" office:value-type="string" office:string-value="apps/system-users.png" calcext:value-type="string">
            <text:p>apps/system-users.png</text:p>
          </table:table-cell>
          <table:table-cell table:formula="of:=VLOOKUP([.D82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win.png</text:p>
          </table:table-cell>
          <table:table-cell office:value-type="string" calcext:value-type="string">
            <text:p>preferences-system-windows.png</text:p>
          </table:table-cell>
          <table:table-cell table:formula="of:=[.A822]&amp;&quot;/&quot;&amp;[.C822]" office:value-type="string" office:string-value="apps/preferences-system-windows.png" calcext:value-type="string">
            <text:p>apps/preferences-system-windows.png</text:p>
          </table:table-cell>
          <table:table-cell table:formula="of:=VLOOKUP([.D82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kwrite.png</text:p>
          </table:table-cell>
          <table:table-cell office:value-type="string" calcext:value-type="string">
            <text:p>accessories-text-editor.png</text:p>
          </table:table-cell>
          <table:table-cell table:formula="of:=[.A823]&amp;&quot;/&quot;&amp;[.C823]" office:value-type="string" office:string-value="apps/accessories-text-editor.png" calcext:value-type="string">
            <text:p>apps/accessories-text-editor.png</text:p>
          </table:table-cell>
          <table:table-cell table:formula="of:=VLOOKUP([.D82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antern.png</text:p>
          </table:table-cell>
          <table:table-cell table:style-name="ce15" table:formula="of:=[.B824]" office:value-type="string" office:string-value="lantern.png" calcext:value-type="string">
            <text:p>lantern.png</text:p>
          </table:table-cell>
          <table:table-cell table:formula="of:=[.A824]&amp;&quot;/&quot;&amp;[.C824]" office:value-type="string" office:string-value="apps/lantern.png" calcext:value-type="string">
            <text:p>apps/lantern.png</text:p>
          </table:table-cell>
          <table:table-cell table:formula="of:=VLOOKUP([.D82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aptop-mode-tools.png</text:p>
          </table:table-cell>
          <table:table-cell table:style-name="ce15" table:formula="of:=[.B825]" office:value-type="string" office:string-value="laptop-mode-tools.png" calcext:value-type="string">
            <text:p>laptop-mode-tools.png</text:p>
          </table:table-cell>
          <table:table-cell table:formula="of:=[.A825]&amp;&quot;/&quot;&amp;[.C825]" office:value-type="string" office:string-value="apps/laptop-mode-tools.png" calcext:value-type="string">
            <text:p>apps/laptop-mode-tools.png</text:p>
          </table:table-cell>
          <table:table-cell table:formula="of:=VLOOKUP([.D82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atexila.png</text:p>
          </table:table-cell>
          <table:table-cell office:value-type="string" calcext:value-type="string">
            <text:p>texstudio.png</text:p>
          </table:table-cell>
          <table:table-cell table:formula="of:=[.A826]&amp;&quot;/&quot;&amp;[.C826]" office:value-type="string" office:string-value="apps/texstudio.png" calcext:value-type="string">
            <text:p>apps/texstudio.png</text:p>
          </table:table-cell>
          <table:table-cell table:formula="of:=VLOOKUP([.D82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azarus.png</text:p>
          </table:table-cell>
          <table:table-cell table:style-name="ce15" table:formula="of:=[.B827]" office:value-type="string" office:string-value="lazarus.png" calcext:value-type="string">
            <text:p>lazarus.png</text:p>
          </table:table-cell>
          <table:table-cell table:formula="of:=[.A827]&amp;&quot;/&quot;&amp;[.C827]" office:value-type="string" office:string-value="apps/lazarus.png" calcext:value-type="string">
            <text:p>apps/lazarus.png</text:p>
          </table:table-cell>
          <table:table-cell table:formula="of:=VLOOKUP([.D82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eafpad.png</text:p>
          </table:table-cell>
          <table:table-cell table:style-name="ce15" table:formula="of:=[.B828]" office:value-type="string" office:string-value="leafpad.png" calcext:value-type="string">
            <text:p>leafpad.png</text:p>
          </table:table-cell>
          <table:table-cell table:formula="of:=[.A828]&amp;&quot;/&quot;&amp;[.C828]" office:value-type="string" office:string-value="apps/leafpad.png" calcext:value-type="string">
            <text:p>apps/leafpad.png</text:p>
          </table:table-cell>
          <table:table-cell table:formula="of:=VLOOKUP([.D82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eft-for-dead.png</text:p>
          </table:table-cell>
          <table:table-cell table:style-name="ce15" table:formula="of:=[.B829]" office:value-type="string" office:string-value="left-for-dead.png" calcext:value-type="string">
            <text:p>left-for-dead.png</text:p>
          </table:table-cell>
          <table:table-cell table:formula="of:=[.A829]&amp;&quot;/&quot;&amp;[.C829]" office:value-type="string" office:string-value="apps/left-for-dead.png" calcext:value-type="string">
            <text:p>apps/left-for-dead.png</text:p>
          </table:table-cell>
          <table:table-cell table:formula="of:=VLOOKUP([.D82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ibrecad.png</text:p>
          </table:table-cell>
          <table:table-cell table:style-name="ce15" table:formula="of:=[.B830]" office:value-type="string" office:string-value="librecad.png" calcext:value-type="string">
            <text:p>librecad.png</text:p>
          </table:table-cell>
          <table:table-cell table:formula="of:=[.A830]&amp;&quot;/&quot;&amp;[.C830]" office:value-type="string" office:string-value="apps/librecad.png" calcext:value-type="string">
            <text:p>apps/librecad.png</text:p>
          </table:table-cell>
          <table:table-cell table:formula="of:=VLOOKUP([.D83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ibreoffice34-base.png</text:p>
          </table:table-cell>
          <table:table-cell office:value-type="string" calcext:value-type="string">
            <text:p>libreoffice-base.png</text:p>
          </table:table-cell>
          <table:table-cell table:formula="of:=[.A831]&amp;&quot;/&quot;&amp;[.C831]" office:value-type="string" office:string-value="apps/libreoffice-base.png" calcext:value-type="string">
            <text:p>apps/libreoffice-base.png</text:p>
          </table:table-cell>
          <table:table-cell table:formula="of:=VLOOKUP([.D83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ibreoffice34-calc.png</text:p>
          </table:table-cell>
          <table:table-cell office:value-type="string" calcext:value-type="string">
            <text:p>libreoffice-calc.png</text:p>
          </table:table-cell>
          <table:table-cell table:formula="of:=[.A832]&amp;&quot;/&quot;&amp;[.C832]" office:value-type="string" office:string-value="apps/libreoffice-calc.png" calcext:value-type="string">
            <text:p>apps/libreoffice-calc.png</text:p>
          </table:table-cell>
          <table:table-cell table:formula="of:=VLOOKUP([.D83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ibreoffice34-draw.png</text:p>
          </table:table-cell>
          <table:table-cell office:value-type="string" calcext:value-type="string">
            <text:p>libreoffice-draw.png</text:p>
          </table:table-cell>
          <table:table-cell table:formula="of:=[.A833]&amp;&quot;/&quot;&amp;[.C833]" office:value-type="string" office:string-value="apps/libreoffice-draw.png" calcext:value-type="string">
            <text:p>apps/libreoffice-draw.png</text:p>
          </table:table-cell>
          <table:table-cell table:formula="of:=VLOOKUP([.D83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ibreoffice34-impress.png</text:p>
          </table:table-cell>
          <table:table-cell office:value-type="string" calcext:value-type="string">
            <text:p>libreoffice-impress.png</text:p>
          </table:table-cell>
          <table:table-cell table:formula="of:=[.A834]&amp;&quot;/&quot;&amp;[.C834]" office:value-type="string" office:string-value="apps/libreoffice-impress.png" calcext:value-type="string">
            <text:p>apps/libreoffice-impress.png</text:p>
          </table:table-cell>
          <table:table-cell table:formula="of:=VLOOKUP([.D83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ibreoffice34-main.png</text:p>
          </table:table-cell>
          <table:table-cell office:value-type="string" calcext:value-type="string">
            <text:p>libreoffice.png</text:p>
          </table:table-cell>
          <table:table-cell table:formula="of:=[.A835]&amp;&quot;/&quot;&amp;[.C835]" office:value-type="string" office:string-value="apps/libreoffice.png" calcext:value-type="string">
            <text:p>apps/libreoffice.png</text:p>
          </table:table-cell>
          <table:table-cell table:formula="of:=VLOOKUP([.D83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ibreoffice34-math.png</text:p>
          </table:table-cell>
          <table:table-cell office:value-type="string" calcext:value-type="string">
            <text:p>libreoffice-math.png</text:p>
          </table:table-cell>
          <table:table-cell table:formula="of:=[.A836]&amp;&quot;/&quot;&amp;[.C836]" office:value-type="string" office:string-value="apps/libreoffice-math.png" calcext:value-type="string">
            <text:p>apps/libreoffice-math.png</text:p>
          </table:table-cell>
          <table:table-cell table:formula="of:=VLOOKUP([.D83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ibreoffice34.png</text:p>
          </table:table-cell>
          <table:table-cell office:value-type="string" calcext:value-type="string">
            <text:p>libreoffice.png</text:p>
          </table:table-cell>
          <table:table-cell table:formula="of:=[.A837]&amp;&quot;/&quot;&amp;[.C837]" office:value-type="string" office:string-value="apps/libreoffice.png" calcext:value-type="string">
            <text:p>apps/libreoffice.png</text:p>
          </table:table-cell>
          <table:table-cell table:formula="of:=VLOOKUP([.D83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ibreoffice34-writer.png</text:p>
          </table:table-cell>
          <table:table-cell office:value-type="string" calcext:value-type="string">
            <text:p>libreoffice-writer.png</text:p>
          </table:table-cell>
          <table:table-cell table:formula="of:=[.A838]&amp;&quot;/&quot;&amp;[.C838]" office:value-type="string" office:string-value="apps/libreoffice-writer.png" calcext:value-type="string">
            <text:p>apps/libreoffice-writer.png</text:p>
          </table:table-cell>
          <table:table-cell table:formula="of:=VLOOKUP([.D83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ibreoffice3-base.png</text:p>
          </table:table-cell>
          <table:table-cell office:value-type="string" calcext:value-type="string">
            <text:p>libreoffice-base.png</text:p>
          </table:table-cell>
          <table:table-cell table:formula="of:=[.A839]&amp;&quot;/&quot;&amp;[.C839]" office:value-type="string" office:string-value="apps/libreoffice-base.png" calcext:value-type="string">
            <text:p>apps/libreoffice-base.png</text:p>
          </table:table-cell>
          <table:table-cell table:formula="of:=VLOOKUP([.D83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ibreoffice3-calc.png</text:p>
          </table:table-cell>
          <table:table-cell office:value-type="string" calcext:value-type="string">
            <text:p>libreoffice-calc.png</text:p>
          </table:table-cell>
          <table:table-cell table:formula="of:=[.A840]&amp;&quot;/&quot;&amp;[.C840]" office:value-type="string" office:string-value="apps/libreoffice-calc.png" calcext:value-type="string">
            <text:p>apps/libreoffice-calc.png</text:p>
          </table:table-cell>
          <table:table-cell table:formula="of:=VLOOKUP([.D84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ibreoffice3-draw.png</text:p>
          </table:table-cell>
          <table:table-cell office:value-type="string" calcext:value-type="string">
            <text:p>libreoffice-draw.png</text:p>
          </table:table-cell>
          <table:table-cell table:formula="of:=[.A841]&amp;&quot;/&quot;&amp;[.C841]" office:value-type="string" office:string-value="apps/libreoffice-draw.png" calcext:value-type="string">
            <text:p>apps/libreoffice-draw.png</text:p>
          </table:table-cell>
          <table:table-cell table:formula="of:=VLOOKUP([.D84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ibreoffice3-impress.png</text:p>
          </table:table-cell>
          <table:table-cell office:value-type="string" calcext:value-type="string">
            <text:p>libreoffice-impress.png</text:p>
          </table:table-cell>
          <table:table-cell table:formula="of:=[.A842]&amp;&quot;/&quot;&amp;[.C842]" office:value-type="string" office:string-value="apps/libreoffice-impress.png" calcext:value-type="string">
            <text:p>apps/libreoffice-impress.png</text:p>
          </table:table-cell>
          <table:table-cell table:formula="of:=VLOOKUP([.D84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ibreoffice3-main.png</text:p>
          </table:table-cell>
          <table:table-cell office:value-type="string" calcext:value-type="string">
            <text:p>libreoffice.png</text:p>
          </table:table-cell>
          <table:table-cell table:formula="of:=[.A843]&amp;&quot;/&quot;&amp;[.C843]" office:value-type="string" office:string-value="apps/libreoffice.png" calcext:value-type="string">
            <text:p>apps/libreoffice.png</text:p>
          </table:table-cell>
          <table:table-cell table:formula="of:=VLOOKUP([.D84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ibreoffice3-math.png</text:p>
          </table:table-cell>
          <table:table-cell office:value-type="string" calcext:value-type="string">
            <text:p>libreoffice-math.png</text:p>
          </table:table-cell>
          <table:table-cell table:formula="of:=[.A844]&amp;&quot;/&quot;&amp;[.C844]" office:value-type="string" office:string-value="apps/libreoffice-math.png" calcext:value-type="string">
            <text:p>apps/libreoffice-math.png</text:p>
          </table:table-cell>
          <table:table-cell table:formula="of:=VLOOKUP([.D84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ibreoffice3.png</text:p>
          </table:table-cell>
          <table:table-cell office:value-type="string" calcext:value-type="string">
            <text:p>libreoffice.png</text:p>
          </table:table-cell>
          <table:table-cell table:formula="of:=[.A845]&amp;&quot;/&quot;&amp;[.C845]" office:value-type="string" office:string-value="apps/libreoffice.png" calcext:value-type="string">
            <text:p>apps/libreoffice.png</text:p>
          </table:table-cell>
          <table:table-cell table:formula="of:=VLOOKUP([.D84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ibreoffice3-startcenter.png</text:p>
          </table:table-cell>
          <table:table-cell office:value-type="string" calcext:value-type="string">
            <text:p>libreoffice.png</text:p>
          </table:table-cell>
          <table:table-cell table:formula="of:=[.A846]&amp;&quot;/&quot;&amp;[.C846]" office:value-type="string" office:string-value="apps/libreoffice.png" calcext:value-type="string">
            <text:p>apps/libreoffice.png</text:p>
          </table:table-cell>
          <table:table-cell table:formula="of:=VLOOKUP([.D84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ibreoffice3-writer.png</text:p>
          </table:table-cell>
          <table:table-cell office:value-type="string" calcext:value-type="string">
            <text:p>libreoffice-writer.png</text:p>
          </table:table-cell>
          <table:table-cell table:formula="of:=[.A847]&amp;&quot;/&quot;&amp;[.C847]" office:value-type="string" office:string-value="apps/libreoffice-writer.png" calcext:value-type="string">
            <text:p>apps/libreoffice-writer.png</text:p>
          </table:table-cell>
          <table:table-cell table:formula="of:=VLOOKUP([.D84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ibreoffice4.2-calc.png</text:p>
          </table:table-cell>
          <table:table-cell office:value-type="string" calcext:value-type="string">
            <text:p>libreoffice-calc.png</text:p>
          </table:table-cell>
          <table:table-cell table:formula="of:=[.A848]&amp;&quot;/&quot;&amp;[.C848]" office:value-type="string" office:string-value="apps/libreoffice-calc.png" calcext:value-type="string">
            <text:p>apps/libreoffice-calc.png</text:p>
          </table:table-cell>
          <table:table-cell table:formula="of:=VLOOKUP([.D84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ibreoffice4.2-draw.png</text:p>
          </table:table-cell>
          <table:table-cell office:value-type="string" calcext:value-type="string">
            <text:p>libreoffice-draw.png</text:p>
          </table:table-cell>
          <table:table-cell table:formula="of:=[.A849]&amp;&quot;/&quot;&amp;[.C849]" office:value-type="string" office:string-value="apps/libreoffice-draw.png" calcext:value-type="string">
            <text:p>apps/libreoffice-draw.png</text:p>
          </table:table-cell>
          <table:table-cell table:formula="of:=VLOOKUP([.D84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ibreoffice4.2-impress.png</text:p>
          </table:table-cell>
          <table:table-cell office:value-type="string" calcext:value-type="string">
            <text:p>libreoffice-impress.png</text:p>
          </table:table-cell>
          <table:table-cell table:formula="of:=[.A850]&amp;&quot;/&quot;&amp;[.C850]" office:value-type="string" office:string-value="apps/libreoffice-impress.png" calcext:value-type="string">
            <text:p>apps/libreoffice-impress.png</text:p>
          </table:table-cell>
          <table:table-cell table:formula="of:=VLOOKUP([.D85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ibreoffice4.2-main.png</text:p>
          </table:table-cell>
          <table:table-cell office:value-type="string" calcext:value-type="string">
            <text:p>libreoffice.png</text:p>
          </table:table-cell>
          <table:table-cell table:formula="of:=[.A851]&amp;&quot;/&quot;&amp;[.C851]" office:value-type="string" office:string-value="apps/libreoffice.png" calcext:value-type="string">
            <text:p>apps/libreoffice.png</text:p>
          </table:table-cell>
          <table:table-cell table:formula="of:=VLOOKUP([.D85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ibreoffice4.2-math.png</text:p>
          </table:table-cell>
          <table:table-cell office:value-type="string" calcext:value-type="string">
            <text:p>libreoffice-math.png</text:p>
          </table:table-cell>
          <table:table-cell table:formula="of:=[.A852]&amp;&quot;/&quot;&amp;[.C852]" office:value-type="string" office:string-value="apps/libreoffice-math.png" calcext:value-type="string">
            <text:p>apps/libreoffice-math.png</text:p>
          </table:table-cell>
          <table:table-cell table:formula="of:=VLOOKUP([.D85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ibreoffice4.2.png</text:p>
          </table:table-cell>
          <table:table-cell office:value-type="string" calcext:value-type="string">
            <text:p>libreoffice.png</text:p>
          </table:table-cell>
          <table:table-cell table:formula="of:=[.A853]&amp;&quot;/&quot;&amp;[.C853]" office:value-type="string" office:string-value="apps/libreoffice.png" calcext:value-type="string">
            <text:p>apps/libreoffice.png</text:p>
          </table:table-cell>
          <table:table-cell table:formula="of:=VLOOKUP([.D85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ibreoffice4.2-startcenter.png</text:p>
          </table:table-cell>
          <table:table-cell office:value-type="string" calcext:value-type="string">
            <text:p>libreoffice.png</text:p>
          </table:table-cell>
          <table:table-cell table:formula="of:=[.A854]&amp;&quot;/&quot;&amp;[.C854]" office:value-type="string" office:string-value="apps/libreoffice.png" calcext:value-type="string">
            <text:p>apps/libreoffice.png</text:p>
          </table:table-cell>
          <table:table-cell table:formula="of:=VLOOKUP([.D85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ibreoffice4.2-writer.png</text:p>
          </table:table-cell>
          <table:table-cell office:value-type="string" calcext:value-type="string">
            <text:p>libreoffice-writer.png</text:p>
          </table:table-cell>
          <table:table-cell table:formula="of:=[.A855]&amp;&quot;/&quot;&amp;[.C855]" office:value-type="string" office:string-value="apps/libreoffice-writer.png" calcext:value-type="string">
            <text:p>apps/libreoffice-writer.png</text:p>
          </table:table-cell>
          <table:table-cell table:formula="of:=VLOOKUP([.D85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ibreoffice5.3-base.png</text:p>
          </table:table-cell>
          <table:table-cell office:value-type="string" calcext:value-type="string">
            <text:p>libreoffice-base.png</text:p>
          </table:table-cell>
          <table:table-cell table:formula="of:=[.A856]&amp;&quot;/&quot;&amp;[.C856]" office:value-type="string" office:string-value="apps/libreoffice-base.png" calcext:value-type="string">
            <text:p>apps/libreoffice-base.png</text:p>
          </table:table-cell>
          <table:table-cell table:formula="of:=VLOOKUP([.D85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ibreoffice5.3-calc.png</text:p>
          </table:table-cell>
          <table:table-cell office:value-type="string" calcext:value-type="string">
            <text:p>libreoffice-calc.png</text:p>
          </table:table-cell>
          <table:table-cell table:formula="of:=[.A857]&amp;&quot;/&quot;&amp;[.C857]" office:value-type="string" office:string-value="apps/libreoffice-calc.png" calcext:value-type="string">
            <text:p>apps/libreoffice-calc.png</text:p>
          </table:table-cell>
          <table:table-cell table:formula="of:=VLOOKUP([.D85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ibreoffice5.3-draw.png</text:p>
          </table:table-cell>
          <table:table-cell office:value-type="string" calcext:value-type="string">
            <text:p>libreoffice-draw.png</text:p>
          </table:table-cell>
          <table:table-cell table:formula="of:=[.A858]&amp;&quot;/&quot;&amp;[.C858]" office:value-type="string" office:string-value="apps/libreoffice-draw.png" calcext:value-type="string">
            <text:p>apps/libreoffice-draw.png</text:p>
          </table:table-cell>
          <table:table-cell table:formula="of:=VLOOKUP([.D85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ibreoffice5.3-impress.png</text:p>
          </table:table-cell>
          <table:table-cell office:value-type="string" calcext:value-type="string">
            <text:p>libreoffice-impress.png</text:p>
          </table:table-cell>
          <table:table-cell table:formula="of:=[.A859]&amp;&quot;/&quot;&amp;[.C859]" office:value-type="string" office:string-value="apps/libreoffice-impress.png" calcext:value-type="string">
            <text:p>apps/libreoffice-impress.png</text:p>
          </table:table-cell>
          <table:table-cell table:formula="of:=VLOOKUP([.D85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ibreoffice5.3-main.png</text:p>
          </table:table-cell>
          <table:table-cell office:value-type="string" calcext:value-type="string">
            <text:p>libreoffice.png</text:p>
          </table:table-cell>
          <table:table-cell table:formula="of:=[.A860]&amp;&quot;/&quot;&amp;[.C860]" office:value-type="string" office:string-value="apps/libreoffice.png" calcext:value-type="string">
            <text:p>apps/libreoffice.png</text:p>
          </table:table-cell>
          <table:table-cell table:formula="of:=VLOOKUP([.D86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ibreoffice5.3-math.png</text:p>
          </table:table-cell>
          <table:table-cell office:value-type="string" calcext:value-type="string">
            <text:p>libreoffice-math.png</text:p>
          </table:table-cell>
          <table:table-cell table:formula="of:=[.A861]&amp;&quot;/&quot;&amp;[.C861]" office:value-type="string" office:string-value="apps/libreoffice-math.png" calcext:value-type="string">
            <text:p>apps/libreoffice-math.png</text:p>
          </table:table-cell>
          <table:table-cell table:formula="of:=VLOOKUP([.D86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ibreoffice5.3.png</text:p>
          </table:table-cell>
          <table:table-cell office:value-type="string" calcext:value-type="string">
            <text:p>libreoffice.png</text:p>
          </table:table-cell>
          <table:table-cell table:formula="of:=[.A862]&amp;&quot;/&quot;&amp;[.C862]" office:value-type="string" office:string-value="apps/libreoffice.png" calcext:value-type="string">
            <text:p>apps/libreoffice.png</text:p>
          </table:table-cell>
          <table:table-cell table:formula="of:=VLOOKUP([.D86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ibreoffice5.3-startcenter.png</text:p>
          </table:table-cell>
          <table:table-cell office:value-type="string" calcext:value-type="string">
            <text:p>libreoffice.png</text:p>
          </table:table-cell>
          <table:table-cell table:formula="of:=[.A863]&amp;&quot;/&quot;&amp;[.C863]" office:value-type="string" office:string-value="apps/libreoffice.png" calcext:value-type="string">
            <text:p>apps/libreoffice.png</text:p>
          </table:table-cell>
          <table:table-cell table:formula="of:=VLOOKUP([.D86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ibreoffice5.3-writer.png</text:p>
          </table:table-cell>
          <table:table-cell office:value-type="string" calcext:value-type="string">
            <text:p>libreoffice-writer.png</text:p>
          </table:table-cell>
          <table:table-cell table:formula="of:=[.A864]&amp;&quot;/&quot;&amp;[.C864]" office:value-type="string" office:string-value="apps/libreoffice-writer.png" calcext:value-type="string">
            <text:p>apps/libreoffice-writer.png</text:p>
          </table:table-cell>
          <table:table-cell table:formula="of:=VLOOKUP([.D86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ibreoffice-base.png</text:p>
          </table:table-cell>
          <table:table-cell table:style-name="ce15" table:formula="of:=[.B865]" office:value-type="string" office:string-value="libreoffice-base.png" calcext:value-type="string">
            <text:p>libreoffice-base.png</text:p>
          </table:table-cell>
          <table:table-cell table:formula="of:=[.A865]&amp;&quot;/&quot;&amp;[.C865]" office:value-type="string" office:string-value="apps/libreoffice-base.png" calcext:value-type="string">
            <text:p>apps/libreoffice-base.png</text:p>
          </table:table-cell>
          <table:table-cell table:formula="of:=VLOOKUP([.D86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ibreoffice-calc.png</text:p>
          </table:table-cell>
          <table:table-cell table:style-name="ce15" table:formula="of:=[.B866]" office:value-type="string" office:string-value="libreoffice-calc.png" calcext:value-type="string">
            <text:p>libreoffice-calc.png</text:p>
          </table:table-cell>
          <table:table-cell table:formula="of:=[.A866]&amp;&quot;/&quot;&amp;[.C866]" office:value-type="string" office:string-value="apps/libreoffice-calc.png" calcext:value-type="string">
            <text:p>apps/libreoffice-calc.png</text:p>
          </table:table-cell>
          <table:table-cell table:formula="of:=VLOOKUP([.D86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ibreoffice-draw.png</text:p>
          </table:table-cell>
          <table:table-cell table:style-name="ce15" table:formula="of:=[.B867]" office:value-type="string" office:string-value="libreoffice-draw.png" calcext:value-type="string">
            <text:p>libreoffice-draw.png</text:p>
          </table:table-cell>
          <table:table-cell table:formula="of:=[.A867]&amp;&quot;/&quot;&amp;[.C867]" office:value-type="string" office:string-value="apps/libreoffice-draw.png" calcext:value-type="string">
            <text:p>apps/libreoffice-draw.png</text:p>
          </table:table-cell>
          <table:table-cell table:formula="of:=VLOOKUP([.D86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ibreoffice-impress.png</text:p>
          </table:table-cell>
          <table:table-cell table:style-name="ce15" table:formula="of:=[.B868]" office:value-type="string" office:string-value="libreoffice-impress.png" calcext:value-type="string">
            <text:p>libreoffice-impress.png</text:p>
          </table:table-cell>
          <table:table-cell table:formula="of:=[.A868]&amp;&quot;/&quot;&amp;[.C868]" office:value-type="string" office:string-value="apps/libreoffice-impress.png" calcext:value-type="string">
            <text:p>apps/libreoffice-impress.png</text:p>
          </table:table-cell>
          <table:table-cell table:formula="of:=VLOOKUP([.D86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ibreoffice-main.png</text:p>
          </table:table-cell>
          <table:table-cell table:style-name="ce15" table:formula="of:=[.B869]" office:value-type="string" office:string-value="libreoffice-main.png" calcext:value-type="string">
            <text:p>libreoffice-main.png</text:p>
          </table:table-cell>
          <table:table-cell table:formula="of:=[.A869]&amp;&quot;/&quot;&amp;[.C869]" office:value-type="string" office:string-value="apps/libreoffice-main.png" calcext:value-type="string">
            <text:p>apps/libreoffice-main.png</text:p>
          </table:table-cell>
          <table:table-cell table:formula="of:=VLOOKUP([.D86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ibreoffice-math.png</text:p>
          </table:table-cell>
          <table:table-cell table:style-name="ce15" table:formula="of:=[.B870]" office:value-type="string" office:string-value="libreoffice-math.png" calcext:value-type="string">
            <text:p>libreoffice-math.png</text:p>
          </table:table-cell>
          <table:table-cell table:formula="of:=[.A870]&amp;&quot;/&quot;&amp;[.C870]" office:value-type="string" office:string-value="apps/libreoffice-math.png" calcext:value-type="string">
            <text:p>apps/libreoffice-math.png</text:p>
          </table:table-cell>
          <table:table-cell table:formula="of:=VLOOKUP([.D87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ibreoffice.png</text:p>
          </table:table-cell>
          <table:table-cell office:value-type="string" calcext:value-type="string">
            <text:p>libreoffice-main.png</text:p>
          </table:table-cell>
          <table:table-cell table:formula="of:=[.A871]&amp;&quot;/&quot;&amp;[.C871]" office:value-type="string" office:string-value="apps/libreoffice-main.png" calcext:value-type="string">
            <text:p>apps/libreoffice-main.png</text:p>
          </table:table-cell>
          <table:table-cell table:formula="of:=VLOOKUP([.D87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ibreoffice-startcenter.png</text:p>
          </table:table-cell>
          <table:table-cell office:value-type="string" calcext:value-type="string">
            <text:p>libreoffice.png</text:p>
          </table:table-cell>
          <table:table-cell table:formula="of:=[.A872]&amp;&quot;/&quot;&amp;[.C872]" office:value-type="string" office:string-value="apps/libreoffice.png" calcext:value-type="string">
            <text:p>apps/libreoffice.png</text:p>
          </table:table-cell>
          <table:table-cell table:formula="of:=VLOOKUP([.D87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ibreoffice-suite.png</text:p>
          </table:table-cell>
          <table:table-cell office:value-type="string" calcext:value-type="string">
            <text:p>libreoffice.png</text:p>
          </table:table-cell>
          <table:table-cell table:formula="of:=[.A873]&amp;&quot;/&quot;&amp;[.C873]" office:value-type="string" office:string-value="apps/libreoffice.png" calcext:value-type="string">
            <text:p>apps/libreoffice.png</text:p>
          </table:table-cell>
          <table:table-cell table:formula="of:=VLOOKUP([.D87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ibreoffice-writer.png</text:p>
          </table:table-cell>
          <table:table-cell table:style-name="ce15" table:formula="of:=[.B874]" office:value-type="string" office:string-value="libreoffice-writer.png" calcext:value-type="string">
            <text:p>libreoffice-writer.png</text:p>
          </table:table-cell>
          <table:table-cell table:formula="of:=[.A874]&amp;&quot;/&quot;&amp;[.C874]" office:value-type="string" office:string-value="apps/libreoffice-writer.png" calcext:value-type="string">
            <text:p>apps/libreoffice-writer.png</text:p>
          </table:table-cell>
          <table:table-cell table:formula="of:=VLOOKUP([.D87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iferea.png</text:p>
          </table:table-cell>
          <table:table-cell office:value-type="string" calcext:value-type="string">
            <text:p>internet-news-reader.png</text:p>
          </table:table-cell>
          <table:table-cell table:formula="of:=[.A875]&amp;&quot;/&quot;&amp;[.C875]" office:value-type="string" office:string-value="apps/internet-news-reader.png" calcext:value-type="string">
            <text:p>apps/internet-news-reader.png</text:p>
          </table:table-cell>
          <table:table-cell table:formula="of:=VLOOKUP([.D87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ightdm-gtk-greeter-settings.png</text:p>
          </table:table-cell>
          <table:table-cell office:value-type="string" calcext:value-type="string">
            <text:p>session-properties.png</text:p>
          </table:table-cell>
          <table:table-cell table:formula="of:=[.A876]&amp;&quot;/&quot;&amp;[.C876]" office:value-type="string" office:string-value="apps/session-properties.png" calcext:value-type="string">
            <text:p>apps/session-properties.png</text:p>
          </table:table-cell>
          <table:table-cell table:formula="of:=VLOOKUP([.D87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ightdm-settings.png</text:p>
          </table:table-cell>
          <table:table-cell office:value-type="string" calcext:value-type="string">
            <text:p>preferences-system-login.png</text:p>
          </table:table-cell>
          <table:table-cell table:formula="of:=[.A877]&amp;&quot;/&quot;&amp;[.C877]" office:value-type="string" office:string-value="apps/preferences-system-login.png" calcext:value-type="string">
            <text:p>apps/preferences-system-login.png</text:p>
          </table:table-cell>
          <table:table-cell table:formula="of:=VLOOKUP([.D87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ightsoff.png</text:p>
          </table:table-cell>
          <table:table-cell table:style-name="ce15" table:formula="of:=[.B878]" office:value-type="string" office:string-value="lightsoff.png" calcext:value-type="string">
            <text:p>lightsoff.png</text:p>
          </table:table-cell>
          <table:table-cell table:formula="of:=[.A878]&amp;&quot;/&quot;&amp;[.C878]" office:value-type="string" office:string-value="apps/lightsoff.png" calcext:value-type="string">
            <text:p>apps/lightsoff.png</text:p>
          </table:table-cell>
          <table:table-cell table:formula="of:=VLOOKUP([.D87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ightworks.png</text:p>
          </table:table-cell>
          <table:table-cell table:style-name="ce15" table:formula="of:=[.B879]" office:value-type="string" office:string-value="lightworks.png" calcext:value-type="string">
            <text:p>lightworks.png</text:p>
          </table:table-cell>
          <table:table-cell table:formula="of:=[.A879]&amp;&quot;/&quot;&amp;[.C879]" office:value-type="string" office:string-value="apps/lightworks.png" calcext:value-type="string">
            <text:p>apps/lightworks.png</text:p>
          </table:table-cell>
          <table:table-cell table:formula="of:=VLOOKUP([.D87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ightzone.png</text:p>
          </table:table-cell>
          <table:table-cell table:style-name="ce15" table:formula="of:=[.B880]" office:value-type="string" office:string-value="lightzone.png" calcext:value-type="string">
            <text:p>lightzone.png</text:p>
          </table:table-cell>
          <table:table-cell table:formula="of:=[.A880]&amp;&quot;/&quot;&amp;[.C880]" office:value-type="string" office:string-value="apps/lightzone.png" calcext:value-type="string">
            <text:p>apps/lightzone.png</text:p>
          </table:table-cell>
          <table:table-cell table:formula="of:=VLOOKUP([.D88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inguist-qt4.png</text:p>
          </table:table-cell>
          <table:table-cell table:style-name="ce15" table:formula="of:=[.B881]" office:value-type="string" office:string-value="linguist-qt4.png" calcext:value-type="string">
            <text:p>linguist-qt4.png</text:p>
          </table:table-cell>
          <table:table-cell table:formula="of:=[.A881]&amp;&quot;/&quot;&amp;[.C881]" office:value-type="string" office:string-value="apps/linguist-qt4.png" calcext:value-type="string">
            <text:p>apps/linguist-qt4.png</text:p>
          </table:table-cell>
          <table:table-cell table:formula="of:=VLOOKUP([.D88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inphone.png</text:p>
          </table:table-cell>
          <table:table-cell office:value-type="string" calcext:value-type="string">
            <text:p>internet-telephony.png</text:p>
          </table:table-cell>
          <table:table-cell table:formula="of:=[.A882]&amp;&quot;/&quot;&amp;[.C882]" office:value-type="string" office:string-value="apps/internet-telephony.png" calcext:value-type="string">
            <text:p>apps/internet-telephony.png</text:p>
          </table:table-cell>
          <table:table-cell table:formula="of:=VLOOKUP([.D88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inthesia.png</text:p>
          </table:table-cell>
          <table:table-cell table:style-name="ce15" table:formula="of:=[.B883]" office:value-type="string" office:string-value="linthesia.png" calcext:value-type="string">
            <text:p>linthesia.png</text:p>
          </table:table-cell>
          <table:table-cell table:formula="of:=[.A883]&amp;&quot;/&quot;&amp;[.C883]" office:value-type="string" office:string-value="apps/linthesia.png" calcext:value-type="string">
            <text:p>apps/linthesia.png</text:p>
          </table:table-cell>
          <table:table-cell table:formula="of:=VLOOKUP([.D88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inuxdcpp.png</text:p>
          </table:table-cell>
          <table:table-cell office:value-type="string" calcext:value-type="string">
            <text:p>direct-connect.png</text:p>
          </table:table-cell>
          <table:table-cell table:formula="of:=[.A884]&amp;&quot;/&quot;&amp;[.C884]" office:value-type="string" office:string-value="apps/direct-connect.png" calcext:value-type="string">
            <text:p>apps/direct-connect.png</text:p>
          </table:table-cell>
          <table:table-cell table:formula="of:=VLOOKUP([.D88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ivepatch.png</text:p>
          </table:table-cell>
          <table:table-cell table:style-name="ce15" table:formula="of:=[.B885]" office:value-type="string" office:string-value="livepatch.png" calcext:value-type="string">
            <text:p>livepatch.png</text:p>
          </table:table-cell>
          <table:table-cell table:formula="of:=[.A885]&amp;&quot;/&quot;&amp;[.C885]" office:value-type="string" office:string-value="apps/livepatch.png" calcext:value-type="string">
            <text:p>apps/livepatch.png</text:p>
          </table:table-cell>
          <table:table-cell table:formula="of:=VLOOKUP([.D88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mms.png</text:p>
          </table:table-cell>
          <table:table-cell table:style-name="ce15" table:formula="of:=[.B886]" office:value-type="string" office:string-value="lmms.png" calcext:value-type="string">
            <text:p>lmms.png</text:p>
          </table:table-cell>
          <table:table-cell table:formula="of:=[.A886]&amp;&quot;/&quot;&amp;[.C886]" office:value-type="string" office:string-value="apps/lmms.png" calcext:value-type="string">
            <text:p>apps/lmms.png</text:p>
          </table:table-cell>
          <table:table-cell table:formula="of:=VLOOKUP([.D88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ocale.png</text:p>
          </table:table-cell>
          <table:table-cell office:value-type="string" calcext:value-type="string">
            <text:p>preferences-desktop-locale.png</text:p>
          </table:table-cell>
          <table:table-cell table:formula="of:=[.A887]&amp;&quot;/&quot;&amp;[.C887]" office:value-type="string" office:string-value="apps/preferences-desktop-locale.png" calcext:value-type="string">
            <text:p>apps/preferences-desktop-locale.png</text:p>
          </table:table-cell>
          <table:table-cell table:formula="of:=VLOOKUP([.D88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ogin.png</text:p>
          </table:table-cell>
          <table:table-cell office:value-type="string" calcext:value-type="string">
            <text:p>preferences-system-login.png</text:p>
          </table:table-cell>
          <table:table-cell table:formula="of:=[.A888]&amp;&quot;/&quot;&amp;[.C888]" office:value-type="string" office:string-value="apps/preferences-system-login.png" calcext:value-type="string">
            <text:p>apps/preferences-system-login.png</text:p>
          </table:table-cell>
          <table:table-cell table:formula="of:=VLOOKUP([.D88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ogviewer.png</text:p>
          </table:table-cell>
          <table:table-cell table:style-name="ce15" table:formula="of:=[.B889]" office:value-type="string" office:string-value="logviewer.png" calcext:value-type="string">
            <text:p>logviewer.png</text:p>
          </table:table-cell>
          <table:table-cell table:formula="of:=[.A889]&amp;&quot;/&quot;&amp;[.C889]" office:value-type="string" office:string-value="apps/logviewer.png" calcext:value-type="string">
            <text:p>apps/logviewer.png</text:p>
          </table:table-cell>
          <table:table-cell table:formula="of:=VLOOKUP([.D88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ogview.png</text:p>
          </table:table-cell>
          <table:table-cell office:value-type="string" calcext:value-type="string">
            <text:p>logviewer.png</text:p>
          </table:table-cell>
          <table:table-cell table:formula="of:=[.A890]&amp;&quot;/&quot;&amp;[.C890]" office:value-type="string" office:string-value="apps/logviewer.png" calcext:value-type="string">
            <text:p>apps/logviewer.png</text:p>
          </table:table-cell>
          <table:table-cell table:formula="of:=VLOOKUP([.D89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ollypop.png</text:p>
          </table:table-cell>
          <table:table-cell table:style-name="ce15" table:formula="of:=[.B891]" office:value-type="string" office:string-value="lollypop.png" calcext:value-type="string">
            <text:p>lollypop.png</text:p>
          </table:table-cell>
          <table:table-cell table:formula="of:=[.A891]&amp;&quot;/&quot;&amp;[.C891]" office:value-type="string" office:string-value="apps/lollypop.png" calcext:value-type="string">
            <text:p>apps/lollypop.png</text:p>
          </table:table-cell>
          <table:table-cell table:formula="of:=VLOOKUP([.D89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rfviewer.png</text:p>
          </table:table-cell>
          <table:table-cell office:value-type="string" calcext:value-type="string">
            <text:p>calibre.png</text:p>
          </table:table-cell>
          <table:table-cell table:formula="of:=[.A892]&amp;&quot;/&quot;&amp;[.C892]" office:value-type="string" office:string-value="apps/calibre.png" calcext:value-type="string">
            <text:p>apps/calibre.png</text:p>
          </table:table-cell>
          <table:table-cell table:formula="of:=VLOOKUP([.D89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ubuntu-software-center.png</text:p>
          </table:table-cell>
          <table:table-cell office:value-type="string" calcext:value-type="string">
            <text:p>system-software-install.png</text:p>
          </table:table-cell>
          <table:table-cell table:formula="of:=[.A893]&amp;&quot;/&quot;&amp;[.C893]" office:value-type="string" office:string-value="apps/system-software-install.png" calcext:value-type="string">
            <text:p>apps/system-software-install.png</text:p>
          </table:table-cell>
          <table:table-cell table:formula="of:=VLOOKUP([.D89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uckybackup.png</text:p>
          </table:table-cell>
          <table:table-cell office:value-type="string" calcext:value-type="string">
            <text:p>deja-dup.png</text:p>
          </table:table-cell>
          <table:table-cell table:formula="of:=[.A894]&amp;&quot;/&quot;&amp;[.C894]" office:value-type="string" office:string-value="apps/deja-dup.png" calcext:value-type="string">
            <text:p>apps/deja-dup.png</text:p>
          </table:table-cell>
          <table:table-cell table:formula="of:=VLOOKUP([.D89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uminance-hdr.png</text:p>
          </table:table-cell>
          <table:table-cell table:style-name="ce15" table:formula="of:=[.B895]" office:value-type="string" office:string-value="luminance-hdr.png" calcext:value-type="string">
            <text:p>luminance-hdr.png</text:p>
          </table:table-cell>
          <table:table-cell table:formula="of:=[.A895]&amp;&quot;/&quot;&amp;[.C895]" office:value-type="string" office:string-value="apps/luminance-hdr.png" calcext:value-type="string">
            <text:p>apps/luminance-hdr.png</text:p>
          </table:table-cell>
          <table:table-cell table:formula="of:=VLOOKUP([.D89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utris.png</text:p>
          </table:table-cell>
          <table:table-cell table:style-name="ce15" table:formula="of:=[.B896]" office:value-type="string" office:string-value="lutris.png" calcext:value-type="string">
            <text:p>lutris.png</text:p>
          </table:table-cell>
          <table:table-cell table:formula="of:=[.A896]&amp;&quot;/&quot;&amp;[.C896]" office:value-type="string" office:string-value="apps/lutris.png" calcext:value-type="string">
            <text:p>apps/lutris.png</text:p>
          </table:table-cell>
          <table:table-cell table:formula="of:=VLOOKUP([.D89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ximage.png</text:p>
          </table:table-cell>
          <table:table-cell office:value-type="string" calcext:value-type="string">
            <text:p>multimedia-photo-viewer.png</text:p>
          </table:table-cell>
          <table:table-cell table:formula="of:=[.A897]&amp;&quot;/&quot;&amp;[.C897]" office:value-type="string" office:string-value="apps/multimedia-photo-viewer.png" calcext:value-type="string">
            <text:p>apps/multimedia-photo-viewer.png</text:p>
          </table:table-cell>
          <table:table-cell table:formula="of:=VLOOKUP([.D89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ximage-qt.png</text:p>
          </table:table-cell>
          <table:table-cell office:value-type="string" calcext:value-type="string">
            <text:p>multimedia-photo-viewer.png</text:p>
          </table:table-cell>
          <table:table-cell table:formula="of:=[.A898]&amp;&quot;/&quot;&amp;[.C898]" office:value-type="string" office:string-value="apps/multimedia-photo-viewer.png" calcext:value-type="string">
            <text:p>apps/multimedia-photo-viewer.png</text:p>
          </table:table-cell>
          <table:table-cell table:formula="of:=VLOOKUP([.D89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xmusic.png</text:p>
          </table:table-cell>
          <table:table-cell table:style-name="ce15" table:formula="of:=[.B899]" office:value-type="string" office:string-value="lxmusic.png" calcext:value-type="string">
            <text:p>lxmusic.png</text:p>
          </table:table-cell>
          <table:table-cell table:formula="of:=[.A899]&amp;&quot;/&quot;&amp;[.C899]" office:value-type="string" office:string-value="apps/lxmusic.png" calcext:value-type="string">
            <text:p>apps/lxmusic.png</text:p>
          </table:table-cell>
          <table:table-cell table:formula="of:=VLOOKUP([.D89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xterminal.png</text:p>
          </table:table-cell>
          <table:table-cell office:value-type="string" calcext:value-type="string">
            <text:p>utilities-terminal.png</text:p>
          </table:table-cell>
          <table:table-cell table:formula="of:=[.A900]&amp;&quot;/&quot;&amp;[.C900]" office:value-type="string" office:string-value="apps/utilities-terminal.png" calcext:value-type="string">
            <text:p>apps/utilities-terminal.png</text:p>
          </table:table-cell>
          <table:table-cell table:formula="of:=VLOOKUP([.D90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lyx.png</text:p>
          </table:table-cell>
          <table:table-cell table:style-name="ce15" table:formula="of:=[.B901]" office:value-type="string" office:string-value="lyx.png" calcext:value-type="string">
            <text:p>lyx.png</text:p>
          </table:table-cell>
          <table:table-cell table:formula="of:=[.A901]&amp;&quot;/&quot;&amp;[.C901]" office:value-type="string" office:string-value="apps/lyx.png" calcext:value-type="string">
            <text:p>apps/lyx.png</text:p>
          </table:table-cell>
          <table:table-cell table:formula="of:=VLOOKUP([.D90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ahjongg.png</text:p>
          </table:table-cell>
          <table:table-cell table:style-name="ce15" table:formula="of:=[.B902]" office:value-type="string" office:string-value="mahjongg.png" calcext:value-type="string">
            <text:p>mahjongg.png</text:p>
          </table:table-cell>
          <table:table-cell table:formula="of:=[.A902]&amp;&quot;/&quot;&amp;[.C902]" office:value-type="string" office:string-value="apps/mahjongg.png" calcext:value-type="string">
            <text:p>apps/mahjongg.png</text:p>
          </table:table-cell>
          <table:table-cell table:formula="of:=VLOOKUP([.D90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ail-generic.png</text:p>
          </table:table-cell>
          <table:table-cell office:value-type="string" calcext:value-type="string">
            <text:p>internet-mail.png</text:p>
          </table:table-cell>
          <table:table-cell table:formula="of:=[.A903]&amp;&quot;/&quot;&amp;[.C903]" office:value-type="string" office:string-value="apps/internet-mail.png" calcext:value-type="string">
            <text:p>apps/internet-mail.png</text:p>
          </table:table-cell>
          <table:table-cell table:formula="of:=VLOOKUP([.D90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ail_generic.png</text:p>
          </table:table-cell>
          <table:table-cell office:value-type="string" calcext:value-type="string">
            <text:p>internet-mail.png</text:p>
          </table:table-cell>
          <table:table-cell table:formula="of:=[.A904]&amp;&quot;/&quot;&amp;[.C904]" office:value-type="string" office:string-value="apps/internet-mail.png" calcext:value-type="string">
            <text:p>apps/internet-mail.png</text:p>
          </table:table-cell>
          <table:table-cell table:formula="of:=VLOOKUP([.D90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anaplus.png</text:p>
          </table:table-cell>
          <table:table-cell table:style-name="ce15" table:formula="of:=[.B905]" office:value-type="string" office:string-value="manaplus.png" calcext:value-type="string">
            <text:p>manaplus.png</text:p>
          </table:table-cell>
          <table:table-cell table:formula="of:=[.A905]&amp;&quot;/&quot;&amp;[.C905]" office:value-type="string" office:string-value="apps/manaplus.png" calcext:value-type="string">
            <text:p>apps/manaplus.png</text:p>
          </table:table-cell>
          <table:table-cell table:formula="of:=VLOOKUP([.D90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arble.png</text:p>
          </table:table-cell>
          <table:table-cell office:value-type="string" calcext:value-type="string">
            <text:p>earth.png</text:p>
          </table:table-cell>
          <table:table-cell table:formula="of:=[.A906]&amp;&quot;/&quot;&amp;[.C906]" office:value-type="string" office:string-value="apps/earth.png" calcext:value-type="string">
            <text:p>apps/earth.png</text:p>
          </table:table-cell>
          <table:table-cell table:formula="of:=VLOOKUP([.D90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ate-color-manager.png</text:p>
          </table:table-cell>
          <table:table-cell office:value-type="string" calcext:value-type="string">
            <text:p>preferences-color.png</text:p>
          </table:table-cell>
          <table:table-cell table:formula="of:=[.A907]&amp;&quot;/&quot;&amp;[.C907]" office:value-type="string" office:string-value="apps/preferences-color.png" calcext:value-type="string">
            <text:p>apps/preferences-color.png</text:p>
          </table:table-cell>
          <table:table-cell table:formula="of:=VLOOKUP([.D90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ate-disk-usage-analyzer.png</text:p>
          </table:table-cell>
          <table:table-cell office:value-type="string" calcext:value-type="string">
            <text:p>disk-usage-analyzer.png</text:p>
          </table:table-cell>
          <table:table-cell table:formula="of:=[.A908]&amp;&quot;/&quot;&amp;[.C908]" office:value-type="string" office:string-value="apps/disk-usage-analyzer.png" calcext:value-type="string">
            <text:p>apps/disk-usage-analyzer.png</text:p>
          </table:table-cell>
          <table:table-cell table:formula="of:=VLOOKUP([.D90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ate-network-properties.png</text:p>
          </table:table-cell>
          <table:table-cell office:value-type="string" calcext:value-type="string">
            <text:p>preferences-system-network.png</text:p>
          </table:table-cell>
          <table:table-cell table:formula="of:=[.A909]&amp;&quot;/&quot;&amp;[.C909]" office:value-type="string" office:string-value="apps/preferences-system-network.png" calcext:value-type="string">
            <text:p>apps/preferences-system-network.png</text:p>
          </table:table-cell>
          <table:table-cell table:formula="of:=VLOOKUP([.D90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ate-notification-properties.png</text:p>
          </table:table-cell>
          <table:table-cell office:value-type="string" calcext:value-type="string">
            <text:p>preferences-system-notifications.png</text:p>
          </table:table-cell>
          <table:table-cell table:formula="of:=[.A910]&amp;&quot;/&quot;&amp;[.C910]" office:value-type="string" office:string-value="apps/preferences-system-notifications.png" calcext:value-type="string">
            <text:p>apps/preferences-system-notifications.png</text:p>
          </table:table-cell>
          <table:table-cell table:formula="of:=VLOOKUP([.D91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ate-panel-clock.png</text:p>
          </table:table-cell>
          <table:table-cell office:value-type="string" calcext:value-type="string">
            <text:p>preferences-system-time.png</text:p>
          </table:table-cell>
          <table:table-cell table:formula="of:=[.A911]&amp;&quot;/&quot;&amp;[.C911]" office:value-type="string" office:string-value="apps/preferences-system-time.png" calcext:value-type="string">
            <text:p>apps/preferences-system-time.png</text:p>
          </table:table-cell>
          <table:table-cell table:formula="of:=VLOOKUP([.D91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ate-panel.png</text:p>
          </table:table-cell>
          <table:table-cell office:value-type="string" calcext:value-type="string">
            <text:p>panel.png</text:p>
          </table:table-cell>
          <table:table-cell table:formula="of:=[.A912]&amp;&quot;/&quot;&amp;[.C912]" office:value-type="string" office:string-value="apps/panel.png" calcext:value-type="string">
            <text:p>apps/panel.png</text:p>
          </table:table-cell>
          <table:table-cell table:formula="of:=VLOOKUP([.D91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ate-panel-workspace-switcher.png</text:p>
          </table:table-cell>
          <table:table-cell office:value-type="string" calcext:value-type="string">
            <text:p>workspace-switcher-top-left.png</text:p>
          </table:table-cell>
          <table:table-cell table:formula="of:=[.A913]&amp;&quot;/&quot;&amp;[.C913]" office:value-type="string" office:string-value="apps/workspace-switcher-top-left.png" calcext:value-type="string">
            <text:p>apps/workspace-switcher-top-left.png</text:p>
          </table:table-cell>
          <table:table-cell table:formula="of:=VLOOKUP([.D91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ate.png</text:p>
          </table:table-cell>
          <table:table-cell office:value-type="string" calcext:value-type="string">
            <text:p>desktop-environment-mate.png</text:p>
          </table:table-cell>
          <table:table-cell table:formula="of:=[.A914]&amp;&quot;/&quot;&amp;[.C914]" office:value-type="string" office:string-value="apps/desktop-environment-mate.png" calcext:value-type="string">
            <text:p>apps/desktop-environment-mate.png</text:p>
          </table:table-cell>
          <table:table-cell table:formula="of:=VLOOKUP([.D91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ate-power-manager.png</text:p>
          </table:table-cell>
          <table:table-cell office:value-type="string" calcext:value-type="string">
            <text:p>preferences-system-power.png</text:p>
          </table:table-cell>
          <table:table-cell table:formula="of:=[.A915]&amp;&quot;/&quot;&amp;[.C915]" office:value-type="string" office:string-value="apps/preferences-system-power.png" calcext:value-type="string">
            <text:p>apps/preferences-system-power.png</text:p>
          </table:table-cell>
          <table:table-cell table:formula="of:=VLOOKUP([.D91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ate-power-statistics.png</text:p>
          </table:table-cell>
          <table:table-cell office:value-type="string" calcext:value-type="string">
            <text:p>gnome-power-statistics.png</text:p>
          </table:table-cell>
          <table:table-cell table:formula="of:=[.A916]&amp;&quot;/&quot;&amp;[.C916]" office:value-type="string" office:string-value="apps/gnome-power-statistics.png" calcext:value-type="string">
            <text:p>apps/gnome-power-statistics.png</text:p>
          </table:table-cell>
          <table:table-cell table:formula="of:=VLOOKUP([.D91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ate-preferences-desktop-display.png</text:p>
          </table:table-cell>
          <table:table-cell office:value-type="string" calcext:value-type="string">
            <text:p>preferences-desktop-display.png</text:p>
          </table:table-cell>
          <table:table-cell table:formula="of:=[.A917]&amp;&quot;/&quot;&amp;[.C917]" office:value-type="string" office:string-value="apps/preferences-desktop-display.png" calcext:value-type="string">
            <text:p>apps/preferences-desktop-display.png</text:p>
          </table:table-cell>
          <table:table-cell table:formula="of:=VLOOKUP([.D91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ate-session-properties.png</text:p>
          </table:table-cell>
          <table:table-cell office:value-type="string" calcext:value-type="string">
            <text:p>session-properties.png</text:p>
          </table:table-cell>
          <table:table-cell table:formula="of:=[.A918]&amp;&quot;/&quot;&amp;[.C918]" office:value-type="string" office:string-value="apps/session-properties.png" calcext:value-type="string">
            <text:p>apps/session-properties.png</text:p>
          </table:table-cell>
          <table:table-cell table:formula="of:=VLOOKUP([.D91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athematica.png</text:p>
          </table:table-cell>
          <table:table-cell table:style-name="ce15" table:formula="of:=[.B919]" office:value-type="string" office:string-value="mathematica.png" calcext:value-type="string">
            <text:p>mathematica.png</text:p>
          </table:table-cell>
          <table:table-cell table:formula="of:=[.A919]&amp;&quot;/&quot;&amp;[.C919]" office:value-type="string" office:string-value="apps/mathematica.png" calcext:value-type="string">
            <text:p>apps/mathematica.png</text:p>
          </table:table-cell>
          <table:table-cell table:formula="of:=VLOOKUP([.D91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atlab.png</text:p>
          </table:table-cell>
          <table:table-cell table:style-name="ce15" table:formula="of:=[.B920]" office:value-type="string" office:string-value="matlab.png" calcext:value-type="string">
            <text:p>matlab.png</text:p>
          </table:table-cell>
          <table:table-cell table:formula="of:=[.A920]&amp;&quot;/&quot;&amp;[.C920]" office:value-type="string" office:string-value="apps/matlab.png" calcext:value-type="string">
            <text:p>apps/matlab.png</text:p>
          </table:table-cell>
          <table:table-cell table:formula="of:=VLOOKUP([.D92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attermost-desktop.png</text:p>
          </table:table-cell>
          <table:table-cell table:style-name="ce15" table:formula="of:=[.B921]" office:value-type="string" office:string-value="mattermost-desktop.png" calcext:value-type="string">
            <text:p>mattermost-desktop.png</text:p>
          </table:table-cell>
          <table:table-cell table:formula="of:=[.A921]&amp;&quot;/&quot;&amp;[.C921]" office:value-type="string" office:string-value="apps/mattermost-desktop.png" calcext:value-type="string">
            <text:p>apps/mattermost-desktop.png</text:p>
          </table:table-cell>
          <table:table-cell table:formula="of:=VLOOKUP([.D92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axthon-browser.png</text:p>
          </table:table-cell>
          <table:table-cell office:value-type="string" calcext:value-type="string">
            <text:p>maxthon.png</text:p>
          </table:table-cell>
          <table:table-cell table:formula="of:=[.A922]&amp;&quot;/&quot;&amp;[.C922]" office:value-type="string" office:string-value="apps/maxthon.png" calcext:value-type="string">
            <text:p>apps/maxthon.png</text:p>
          </table:table-cell>
          <table:table-cell table:formula="of:=VLOOKUP([.D92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axthon.png</text:p>
          </table:table-cell>
          <table:table-cell table:style-name="ce15" table:formula="of:=[.B923]" office:value-type="string" office:string-value="maxthon.png" calcext:value-type="string">
            <text:p>maxthon.png</text:p>
          </table:table-cell>
          <table:table-cell table:formula="of:=[.A923]&amp;&quot;/&quot;&amp;[.C923]" office:value-type="string" office:string-value="apps/maxthon.png" calcext:value-type="string">
            <text:p>apps/maxthon.png</text:p>
          </table:table-cell>
          <table:table-cell table:formula="of:=VLOOKUP([.D92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aya.png</text:p>
          </table:table-cell>
          <table:table-cell office:value-type="string" calcext:value-type="string">
            <text:p>calendar.png</text:p>
          </table:table-cell>
          <table:table-cell table:formula="of:=[.A924]&amp;&quot;/&quot;&amp;[.C924]" office:value-type="string" office:string-value="apps/calendar.png" calcext:value-type="string">
            <text:p>apps/calendar.png</text:p>
          </table:table-cell>
          <table:table-cell table:formula="of:=VLOOKUP([.D92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comix.png</text:p>
          </table:table-cell>
          <table:table-cell office:value-type="string" calcext:value-type="string">
            <text:p>comix.png</text:p>
          </table:table-cell>
          <table:table-cell table:formula="of:=[.A925]&amp;&quot;/&quot;&amp;[.C925]" office:value-type="string" office:string-value="apps/comix.png" calcext:value-type="string">
            <text:p>apps/comix.png</text:p>
          </table:table-cell>
          <table:table-cell table:formula="of:=VLOOKUP([.D92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c.png</text:p>
          </table:table-cell>
          <table:table-cell table:style-name="ce15" table:formula="of:=[.B926]" office:value-type="string" office:string-value="mc.png" calcext:value-type="string">
            <text:p>mc.png</text:p>
          </table:table-cell>
          <table:table-cell table:formula="of:=[.A926]&amp;&quot;/&quot;&amp;[.C926]" office:value-type="string" office:string-value="apps/mc.png" calcext:value-type="string">
            <text:p>apps/mc.png</text:p>
          </table:table-cell>
          <table:table-cell table:formula="of:=VLOOKUP([.D92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dmsetup.png</text:p>
          </table:table-cell>
          <table:table-cell office:value-type="string" calcext:value-type="string">
            <text:p>preferences-system-login.png</text:p>
          </table:table-cell>
          <table:table-cell table:formula="of:=[.A927]&amp;&quot;/&quot;&amp;[.C927]" office:value-type="string" office:string-value="apps/preferences-system-login.png" calcext:value-type="string">
            <text:p>apps/preferences-system-login.png</text:p>
          </table:table-cell>
          <table:table-cell table:formula="of:=VLOOKUP([.D92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edia-player-banshee.png</text:p>
          </table:table-cell>
          <table:table-cell office:value-type="string" calcext:value-type="string">
            <text:p>banshee.png</text:p>
          </table:table-cell>
          <table:table-cell table:formula="of:=[.A928]&amp;&quot;/&quot;&amp;[.C928]" office:value-type="string" office:string-value="apps/banshee.png" calcext:value-type="string">
            <text:p>apps/banshee.png</text:p>
          </table:table-cell>
          <table:table-cell table:formula="of:=VLOOKUP([.D92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edit.png</text:p>
          </table:table-cell>
          <table:table-cell office:value-type="string" calcext:value-type="string">
            <text:p>accessories-text-editor.png</text:p>
          </table:table-cell>
          <table:table-cell table:formula="of:=[.A929]&amp;&quot;/&quot;&amp;[.C929]" office:value-type="string" office:string-value="apps/accessories-text-editor.png" calcext:value-type="string">
            <text:p>apps/accessories-text-editor.png</text:p>
          </table:table-cell>
          <table:table-cell table:formula="of:=VLOOKUP([.D92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ega.png</text:p>
          </table:table-cell>
          <table:table-cell table:style-name="ce15" table:formula="of:=[.B930]" office:value-type="string" office:string-value="mega.png" calcext:value-type="string">
            <text:p>mega.png</text:p>
          </table:table-cell>
          <table:table-cell table:formula="of:=[.A930]&amp;&quot;/&quot;&amp;[.C930]" office:value-type="string" office:string-value="apps/mega.png" calcext:value-type="string">
            <text:p>apps/mega.png</text:p>
          </table:table-cell>
          <table:table-cell table:formula="of:=VLOOKUP([.D93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eld.png</text:p>
          </table:table-cell>
          <table:table-cell table:style-name="ce15" table:formula="of:=[.B931]" office:value-type="string" office:string-value="meld.png" calcext:value-type="string">
            <text:p>meld.png</text:p>
          </table:table-cell>
          <table:table-cell table:formula="of:=[.A931]&amp;&quot;/&quot;&amp;[.C931]" office:value-type="string" office:string-value="apps/meld.png" calcext:value-type="string">
            <text:p>apps/meld.png</text:p>
          </table:table-cell>
          <table:table-cell table:formula="of:=VLOOKUP([.D93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endeleydesktop.png</text:p>
          </table:table-cell>
          <table:table-cell office:value-type="string" calcext:value-type="string">
            <text:p>mendeley.png</text:p>
          </table:table-cell>
          <table:table-cell table:formula="of:=[.A932]&amp;&quot;/&quot;&amp;[.C932]" office:value-type="string" office:string-value="apps/mendeley.png" calcext:value-type="string">
            <text:p>apps/mendeley.png</text:p>
          </table:table-cell>
          <table:table-cell table:formula="of:=VLOOKUP([.D93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endeley.png</text:p>
          </table:table-cell>
          <table:table-cell table:style-name="ce15" table:formula="of:=[.B933]" office:value-type="string" office:string-value="mendeley.png" calcext:value-type="string">
            <text:p>mendeley.png</text:p>
          </table:table-cell>
          <table:table-cell table:formula="of:=[.A933]&amp;&quot;/&quot;&amp;[.C933]" office:value-type="string" office:string-value="apps/mendeley.png" calcext:value-type="string">
            <text:p>apps/mendeley.png</text:p>
          </table:table-cell>
          <table:table-cell table:formula="of:=VLOOKUP([.D93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enu-editor.png</text:p>
          </table:table-cell>
          <table:table-cell table:style-name="ce15" table:formula="of:=[.B934]" office:value-type="string" office:string-value="menu-editor.png" calcext:value-type="string">
            <text:p>menu-editor.png</text:p>
          </table:table-cell>
          <table:table-cell table:formula="of:=[.A934]&amp;&quot;/&quot;&amp;[.C934]" office:value-type="string" office:string-value="apps/menu-editor.png" calcext:value-type="string">
            <text:p>apps/menu-editor.png</text:p>
          </table:table-cell>
          <table:table-cell table:formula="of:=VLOOKUP([.D93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enulibre.png</text:p>
          </table:table-cell>
          <table:table-cell office:value-type="string" calcext:value-type="string">
            <text:p>menu-editor.png</text:p>
          </table:table-cell>
          <table:table-cell table:formula="of:=[.A935]&amp;&quot;/&quot;&amp;[.C935]" office:value-type="string" office:string-value="apps/menu-editor.png" calcext:value-type="string">
            <text:p>apps/menu-editor.png</text:p>
          </table:table-cell>
          <table:table-cell table:formula="of:=VLOOKUP([.D93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idori.png</text:p>
          </table:table-cell>
          <table:table-cell table:style-name="ce15" table:formula="of:=[.B936]" office:value-type="string" office:string-value="midori.png" calcext:value-type="string">
            <text:p>midori.png</text:p>
          </table:table-cell>
          <table:table-cell table:formula="of:=[.A936]&amp;&quot;/&quot;&amp;[.C936]" office:value-type="string" office:string-value="apps/midori.png" calcext:value-type="string">
            <text:p>apps/midori.png</text:p>
          </table:table-cell>
          <table:table-cell table:formula="of:=VLOOKUP([.D93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inecraft.png</text:p>
          </table:table-cell>
          <table:table-cell table:style-name="ce15" table:formula="of:=[.B937]" office:value-type="string" office:string-value="minecraft.png" calcext:value-type="string">
            <text:p>minecraft.png</text:p>
          </table:table-cell>
          <table:table-cell table:formula="of:=[.A937]&amp;&quot;/&quot;&amp;[.C937]" office:value-type="string" office:string-value="apps/minecraft.png" calcext:value-type="string">
            <text:p>apps/minecraft.png</text:p>
          </table:table-cell>
          <table:table-cell table:formula="of:=VLOOKUP([.D93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inetest-icon.png</text:p>
          </table:table-cell>
          <table:table-cell office:value-type="string" calcext:value-type="string">
            <text:p>minecraft.png</text:p>
          </table:table-cell>
          <table:table-cell table:formula="of:=[.A938]&amp;&quot;/&quot;&amp;[.C938]" office:value-type="string" office:string-value="apps/minecraft.png" calcext:value-type="string">
            <text:p>apps/minecraft.png</text:p>
          </table:table-cell>
          <table:table-cell table:formula="of:=VLOOKUP([.D93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inetest.png</text:p>
          </table:table-cell>
          <table:table-cell office:value-type="string" calcext:value-type="string">
            <text:p>minecraft.png</text:p>
          </table:table-cell>
          <table:table-cell table:formula="of:=[.A939]&amp;&quot;/&quot;&amp;[.C939]" office:value-type="string" office:string-value="apps/minecraft.png" calcext:value-type="string">
            <text:p>apps/minecraft.png</text:p>
          </table:table-cell>
          <table:table-cell table:formula="of:=VLOOKUP([.D93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initube.png</text:p>
          </table:table-cell>
          <table:table-cell table:style-name="ce15" table:formula="of:=[.B940]" office:value-type="string" office:string-value="minitube.png" calcext:value-type="string">
            <text:p>minitube.png</text:p>
          </table:table-cell>
          <table:table-cell table:formula="of:=[.A940]&amp;&quot;/&quot;&amp;[.C940]" office:value-type="string" office:string-value="apps/minitube.png" calcext:value-type="string">
            <text:p>apps/minitube.png</text:p>
          </table:table-cell>
          <table:table-cell table:formula="of:=VLOOKUP([.D94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intbackup.png</text:p>
          </table:table-cell>
          <table:table-cell office:value-type="string" calcext:value-type="string">
            <text:p>deja-dup.png</text:p>
          </table:table-cell>
          <table:table-cell table:formula="of:=[.A941]&amp;&quot;/&quot;&amp;[.C941]" office:value-type="string" office:string-value="apps/deja-dup.png" calcext:value-type="string">
            <text:p>apps/deja-dup.png</text:p>
          </table:table-cell>
          <table:table-cell table:formula="of:=VLOOKUP([.D94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intdrivers.png</text:p>
          </table:table-cell>
          <table:table-cell office:value-type="string" calcext:value-type="string">
            <text:p>jockey.png</text:p>
          </table:table-cell>
          <table:table-cell table:formula="of:=[.A942]&amp;&quot;/&quot;&amp;[.C942]" office:value-type="string" office:string-value="apps/jockey.png" calcext:value-type="string">
            <text:p>apps/jockey.png</text:p>
          </table:table-cell>
          <table:table-cell table:formula="of:=VLOOKUP([.D94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intsources.png</text:p>
          </table:table-cell>
          <table:table-cell office:value-type="string" calcext:value-type="string">
            <text:p>system-software-package-manager.png</text:p>
          </table:table-cell>
          <table:table-cell table:formula="of:=[.A943]&amp;&quot;/&quot;&amp;[.C943]" office:value-type="string" office:string-value="apps/system-software-package-manager.png" calcext:value-type="string">
            <text:p>apps/system-software-package-manager.png</text:p>
          </table:table-cell>
          <table:table-cell table:formula="of:=VLOOKUP([.D94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intupdate.png</text:p>
          </table:table-cell>
          <table:table-cell office:value-type="string" calcext:value-type="string">
            <text:p>system-software-update.png</text:p>
          </table:table-cell>
          <table:table-cell table:formula="of:=[.A944]&amp;&quot;/&quot;&amp;[.C944]" office:value-type="string" office:string-value="apps/system-software-update.png" calcext:value-type="string">
            <text:p>apps/system-software-update.png</text:p>
          </table:table-cell>
          <table:table-cell table:formula="of:=VLOOKUP([.D94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irage.png</text:p>
          </table:table-cell>
          <table:table-cell office:value-type="string" calcext:value-type="string">
            <text:p>multimedia-photo-viewer.png</text:p>
          </table:table-cell>
          <table:table-cell table:formula="of:=[.A945]&amp;&quot;/&quot;&amp;[.C945]" office:value-type="string" office:string-value="apps/multimedia-photo-viewer.png" calcext:value-type="string">
            <text:p>apps/multimedia-photo-viewer.png</text:p>
          </table:table-cell>
          <table:table-cell table:formula="of:=VLOOKUP([.D94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iro-72x72.png</text:p>
          </table:table-cell>
          <table:table-cell office:value-type="string" calcext:value-type="string">
            <text:p>miro.png</text:p>
          </table:table-cell>
          <table:table-cell table:formula="of:=[.A946]&amp;&quot;/&quot;&amp;[.C946]" office:value-type="string" office:string-value="apps/miro.png" calcext:value-type="string">
            <text:p>apps/miro.png</text:p>
          </table:table-cell>
          <table:table-cell table:formula="of:=VLOOKUP([.D94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iro-browse.png</text:p>
          </table:table-cell>
          <table:table-cell office:value-type="string" calcext:value-type="string">
            <text:p>miro.png</text:p>
          </table:table-cell>
          <table:table-cell table:formula="of:=[.A947]&amp;&quot;/&quot;&amp;[.C947]" office:value-type="string" office:string-value="apps/miro.png" calcext:value-type="string">
            <text:p>apps/miro.png</text:p>
          </table:table-cell>
          <table:table-cell table:formula="of:=VLOOKUP([.D94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iro-guide-source.png</text:p>
          </table:table-cell>
          <table:table-cell office:value-type="string" calcext:value-type="string">
            <text:p>miro.png</text:p>
          </table:table-cell>
          <table:table-cell table:formula="of:=[.A948]&amp;&quot;/&quot;&amp;[.C948]" office:value-type="string" office:string-value="apps/miro.png" calcext:value-type="string">
            <text:p>apps/miro.png</text:p>
          </table:table-cell>
          <table:table-cell table:formula="of:=VLOOKUP([.D94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iro.png</text:p>
          </table:table-cell>
          <table:table-cell table:style-name="ce15" table:formula="of:=[.B949]" office:value-type="string" office:string-value="miro.png" calcext:value-type="string">
            <text:p>miro.png</text:p>
          </table:table-cell>
          <table:table-cell table:formula="of:=[.A949]&amp;&quot;/&quot;&amp;[.C949]" office:value-type="string" office:string-value="apps/miro.png" calcext:value-type="string">
            <text:p>apps/miro.png</text:p>
          </table:table-cell>
          <table:table-cell table:formula="of:=VLOOKUP([.D94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ixxx-icon.png</text:p>
          </table:table-cell>
          <table:table-cell office:value-type="string" calcext:value-type="string">
            <text:p>mixxx.png</text:p>
          </table:table-cell>
          <table:table-cell table:formula="of:=[.A950]&amp;&quot;/&quot;&amp;[.C950]" office:value-type="string" office:string-value="apps/mixxx.png" calcext:value-type="string">
            <text:p>apps/mixxx.png</text:p>
          </table:table-cell>
          <table:table-cell table:formula="of:=VLOOKUP([.D95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ixxx.png</text:p>
          </table:table-cell>
          <table:table-cell table:style-name="ce15" table:formula="of:=[.B951]" office:value-type="string" office:string-value="mixxx.png" calcext:value-type="string">
            <text:p>mixxx.png</text:p>
          </table:table-cell>
          <table:table-cell table:formula="of:=[.A951]&amp;&quot;/&quot;&amp;[.C951]" office:value-type="string" office:string-value="apps/mixxx.png" calcext:value-type="string">
            <text:p>apps/mixxx.png</text:p>
          </table:table-cell>
          <table:table-cell table:formula="of:=VLOOKUP([.D95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kv-extractor-gui.png</text:p>
          </table:table-cell>
          <table:table-cell office:value-type="string" calcext:value-type="string">
            <text:p>mkvmergeGUI.png</text:p>
          </table:table-cell>
          <table:table-cell table:formula="of:=[.A952]&amp;&quot;/&quot;&amp;[.C952]" office:value-type="string" office:string-value="apps/mkvmergeGUI.png" calcext:value-type="string">
            <text:p>apps/mkvmergeGUI.png</text:p>
          </table:table-cell>
          <table:table-cell table:formula="of:=VLOOKUP([.D95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kv-gui.png</text:p>
          </table:table-cell>
          <table:table-cell office:value-type="string" calcext:value-type="string">
            <text:p>mkvmergeGUI.png</text:p>
          </table:table-cell>
          <table:table-cell table:formula="of:=[.A953]&amp;&quot;/&quot;&amp;[.C953]" office:value-type="string" office:string-value="apps/mkvmergeGUI.png" calcext:value-type="string">
            <text:p>apps/mkvmergeGUI.png</text:p>
          </table:table-cell>
          <table:table-cell table:formula="of:=VLOOKUP([.D95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kvinfo.png</text:p>
          </table:table-cell>
          <table:table-cell table:style-name="ce15" table:formula="of:=[.B954]" office:value-type="string" office:string-value="mkvinfo.png" calcext:value-type="string">
            <text:p>mkvinfo.png</text:p>
          </table:table-cell>
          <table:table-cell table:formula="of:=[.A954]&amp;&quot;/&quot;&amp;[.C954]" office:value-type="string" office:string-value="apps/mkvinfo.png" calcext:value-type="string">
            <text:p>apps/mkvinfo.png</text:p>
          </table:table-cell>
          <table:table-cell table:formula="of:=VLOOKUP([.D95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kvmergeGUI.png</text:p>
          </table:table-cell>
          <table:table-cell table:style-name="ce15" table:formula="of:=[.B955]" office:value-type="string" office:string-value="mkvmergeGUI.png" calcext:value-type="string">
            <text:p>mkvmergeGUI.png</text:p>
          </table:table-cell>
          <table:table-cell table:formula="of:=[.A955]&amp;&quot;/&quot;&amp;[.C955]" office:value-type="string" office:string-value="apps/mkvmergeGUI.png" calcext:value-type="string">
            <text:p>apps/mkvmergeGUI.png</text:p>
          </table:table-cell>
          <table:table-cell table:formula="of:=VLOOKUP([.D95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kvmerge.png</text:p>
          </table:table-cell>
          <table:table-cell office:value-type="string" calcext:value-type="string">
            <text:p>mkvmergeGUI.png</text:p>
          </table:table-cell>
          <table:table-cell table:formula="of:=[.A956]&amp;&quot;/&quot;&amp;[.C956]" office:value-type="string" office:string-value="apps/mkvmergeGUI.png" calcext:value-type="string">
            <text:p>apps/mkvmergeGUI.png</text:p>
          </table:table-cell>
          <table:table-cell table:formula="of:=VLOOKUP([.D95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kvtoolnix-gui.png</text:p>
          </table:table-cell>
          <table:table-cell office:value-type="string" calcext:value-type="string">
            <text:p>mkvmergeGUI.png</text:p>
          </table:table-cell>
          <table:table-cell table:formula="of:=[.A957]&amp;&quot;/&quot;&amp;[.C957]" office:value-type="string" office:string-value="apps/mkvmergeGUI.png" calcext:value-type="string">
            <text:p>apps/mkvmergeGUI.png</text:p>
          </table:table-cell>
          <table:table-cell table:formula="of:=VLOOKUP([.D95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oka.png</text:p>
          </table:table-cell>
          <table:table-cell table:style-name="ce15" table:formula="of:=[.B958]" office:value-type="string" office:string-value="moka.png" calcext:value-type="string">
            <text:p>moka.png</text:p>
          </table:table-cell>
          <table:table-cell table:formula="of:=[.A958]&amp;&quot;/&quot;&amp;[.C958]" office:value-type="string" office:string-value="apps/moka.png" calcext:value-type="string">
            <text:p>apps/moka.png</text:p>
          </table:table-cell>
          <table:table-cell table:formula="of:=VLOOKUP([.D95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oneydance.png</text:p>
          </table:table-cell>
          <table:table-cell table:style-name="ce15" table:formula="of:=[.B959]" office:value-type="string" office:string-value="moneydance.png" calcext:value-type="string">
            <text:p>moneydance.png</text:p>
          </table:table-cell>
          <table:table-cell table:formula="of:=[.A959]&amp;&quot;/&quot;&amp;[.C959]" office:value-type="string" office:string-value="apps/moneydance.png" calcext:value-type="string">
            <text:p>apps/moneydance.png</text:p>
          </table:table-cell>
          <table:table-cell table:formula="of:=VLOOKUP([.D95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ongodb.png</text:p>
          </table:table-cell>
          <table:table-cell table:style-name="ce15" table:formula="of:=[.B960]" office:value-type="string" office:string-value="mongodb.png" calcext:value-type="string">
            <text:p>mongodb.png</text:p>
          </table:table-cell>
          <table:table-cell table:formula="of:=[.A960]&amp;&quot;/&quot;&amp;[.C960]" office:value-type="string" office:string-value="apps/mongodb.png" calcext:value-type="string">
            <text:p>apps/mongodb.png</text:p>
          </table:table-cell>
          <table:table-cell table:formula="of:=VLOOKUP([.D96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onodevelop.png</text:p>
          </table:table-cell>
          <table:table-cell table:style-name="ce15" table:formula="of:=[.B961]" office:value-type="string" office:string-value="monodevelop.png" calcext:value-type="string">
            <text:p>monodevelop.png</text:p>
          </table:table-cell>
          <table:table-cell table:formula="of:=[.A961]&amp;&quot;/&quot;&amp;[.C961]" office:value-type="string" office:string-value="apps/monodevelop.png" calcext:value-type="string">
            <text:p>apps/monodevelop.png</text:p>
          </table:table-cell>
          <table:table-cell table:formula="of:=VLOOKUP([.D96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ono.png</text:p>
          </table:table-cell>
          <table:table-cell office:value-type="string" calcext:value-type="string">
            <text:p>mono-runtime.png</text:p>
          </table:table-cell>
          <table:table-cell table:formula="of:=[.A962]&amp;&quot;/&quot;&amp;[.C962]" office:value-type="string" office:string-value="apps/mono-runtime.png" calcext:value-type="string">
            <text:p>apps/mono-runtime.png</text:p>
          </table:table-cell>
          <table:table-cell table:formula="of:=VLOOKUP([.D96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ono-runtime-common.png</text:p>
          </table:table-cell>
          <table:table-cell table:style-name="ce15" table:formula="of:=[.B963]" office:value-type="string" office:string-value="mono-runtime-common.png" calcext:value-type="string">
            <text:p>mono-runtime-common.png</text:p>
          </table:table-cell>
          <table:table-cell table:formula="of:=[.A963]&amp;&quot;/&quot;&amp;[.C963]" office:value-type="string" office:string-value="apps/mono-runtime-common.png" calcext:value-type="string">
            <text:p>apps/mono-runtime-common.png</text:p>
          </table:table-cell>
          <table:table-cell table:formula="of:=VLOOKUP([.D96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ono-runtime.png</text:p>
          </table:table-cell>
          <table:table-cell office:value-type="string" calcext:value-type="string">
            <text:p>mono-runtime-common.png</text:p>
          </table:table-cell>
          <table:table-cell table:formula="of:=[.A964]&amp;&quot;/&quot;&amp;[.C964]" office:value-type="string" office:string-value="apps/mono-runtime-common.png" calcext:value-type="string">
            <text:p>apps/mono-runtime-common.png</text:p>
          </table:table-cell>
          <table:table-cell table:formula="of:=VLOOKUP([.D96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pd.png</text:p>
          </table:table-cell>
          <table:table-cell table:style-name="ce15" table:formula="of:=[.B965]" office:value-type="string" office:string-value="mpd.png" calcext:value-type="string">
            <text:p>mpd.png</text:p>
          </table:table-cell>
          <table:table-cell table:formula="of:=[.A965]&amp;&quot;/&quot;&amp;[.C965]" office:value-type="string" office:string-value="apps/mpd.png" calcext:value-type="string">
            <text:p>apps/mpd.png</text:p>
          </table:table-cell>
          <table:table-cell table:formula="of:=VLOOKUP([.D96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player.png</text:p>
          </table:table-cell>
          <table:table-cell table:style-name="ce15" table:formula="of:=[.B966]" office:value-type="string" office:string-value="mplayer.png" calcext:value-type="string">
            <text:p>mplayer.png</text:p>
          </table:table-cell>
          <table:table-cell table:formula="of:=[.A966]&amp;&quot;/&quot;&amp;[.C966]" office:value-type="string" office:string-value="apps/mplayer.png" calcext:value-type="string">
            <text:p>apps/mplayer.png</text:p>
          </table:table-cell>
          <table:table-cell table:formula="of:=VLOOKUP([.D96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pv-icon-8bit-64x64.png</text:p>
          </table:table-cell>
          <table:table-cell office:value-type="string" calcext:value-type="string">
            <text:p>mpv.png</text:p>
          </table:table-cell>
          <table:table-cell table:formula="of:=[.A967]&amp;&quot;/&quot;&amp;[.C967]" office:value-type="string" office:string-value="apps/mpv.png" calcext:value-type="string">
            <text:p>apps/mpv.png</text:p>
          </table:table-cell>
          <table:table-cell table:formula="of:=VLOOKUP([.D96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pv.png</text:p>
          </table:table-cell>
          <table:table-cell table:style-name="ce15" table:formula="of:=[.B968]" office:value-type="string" office:string-value="mpv.png" calcext:value-type="string">
            <text:p>mpv.png</text:p>
          </table:table-cell>
          <table:table-cell table:formula="of:=[.A968]&amp;&quot;/&quot;&amp;[.C968]" office:value-type="string" office:string-value="apps/mpv.png" calcext:value-type="string">
            <text:p>apps/mpv.png</text:p>
          </table:table-cell>
          <table:table-cell table:formula="of:=VLOOKUP([.D96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score.png</text:p>
          </table:table-cell>
          <table:table-cell office:value-type="string" calcext:value-type="string">
            <text:p>musescore.png</text:p>
          </table:table-cell>
          <table:table-cell table:formula="of:=[.A969]&amp;&quot;/&quot;&amp;[.C969]" office:value-type="string" office:string-value="apps/musescore.png" calcext:value-type="string">
            <text:p>apps/musescore.png</text:p>
          </table:table-cell>
          <table:table-cell table:formula="of:=VLOOKUP([.D96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s-excel.png</text:p>
          </table:table-cell>
          <table:table-cell table:style-name="ce15" table:formula="of:=[.B970]" office:value-type="string" office:string-value="ms-excel.png" calcext:value-type="string">
            <text:p>ms-excel.png</text:p>
          </table:table-cell>
          <table:table-cell table:formula="of:=[.A970]&amp;&quot;/&quot;&amp;[.C970]" office:value-type="string" office:string-value="apps/ms-excel.png" calcext:value-type="string">
            <text:p>apps/ms-excel.png</text:p>
          </table:table-cell>
          <table:table-cell table:formula="of:=VLOOKUP([.D97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siexec.png</text:p>
          </table:table-cell>
          <table:table-cell office:value-type="string" calcext:value-type="string">
            <text:p>wine-uninstaller.png</text:p>
          </table:table-cell>
          <table:table-cell table:formula="of:=[.A971]&amp;&quot;/&quot;&amp;[.C971]" office:value-type="string" office:string-value="apps/wine-uninstaller.png" calcext:value-type="string">
            <text:p>apps/wine-uninstaller.png</text:p>
          </table:table-cell>
          <table:table-cell table:formula="of:=VLOOKUP([.D97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s-powerpoint.png</text:p>
          </table:table-cell>
          <table:table-cell table:style-name="ce15" table:formula="of:=[.B972]" office:value-type="string" office:string-value="ms-powerpoint.png" calcext:value-type="string">
            <text:p>ms-powerpoint.png</text:p>
          </table:table-cell>
          <table:table-cell table:formula="of:=[.A972]&amp;&quot;/&quot;&amp;[.C972]" office:value-type="string" office:string-value="apps/ms-powerpoint.png" calcext:value-type="string">
            <text:p>apps/ms-powerpoint.png</text:p>
          </table:table-cell>
          <table:table-cell table:formula="of:=VLOOKUP([.D97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s-word.png</text:p>
          </table:table-cell>
          <table:table-cell table:style-name="ce15" table:formula="of:=[.B973]" office:value-type="string" office:string-value="ms-word.png" calcext:value-type="string">
            <text:p>ms-word.png</text:p>
          </table:table-cell>
          <table:table-cell table:formula="of:=[.A973]&amp;&quot;/&quot;&amp;[.C973]" office:value-type="string" office:string-value="apps/ms-word.png" calcext:value-type="string">
            <text:p>apps/ms-word.png</text:p>
          </table:table-cell>
          <table:table-cell table:formula="of:=VLOOKUP([.D97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ugshot.png</text:p>
          </table:table-cell>
          <table:table-cell office:value-type="string" calcext:value-type="string">
            <text:p>system-users.png</text:p>
          </table:table-cell>
          <table:table-cell table:formula="of:=[.A974]&amp;&quot;/&quot;&amp;[.C974]" office:value-type="string" office:string-value="apps/system-users.png" calcext:value-type="string">
            <text:p>apps/system-users.png</text:p>
          </table:table-cell>
          <table:table-cell table:formula="of:=VLOOKUP([.D97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ultidoge.png</text:p>
          </table:table-cell>
          <table:table-cell office:value-type="string" calcext:value-type="string">
            <text:p>dogecoin.png</text:p>
          </table:table-cell>
          <table:table-cell table:formula="of:=[.A975]&amp;&quot;/&quot;&amp;[.C975]" office:value-type="string" office:string-value="apps/dogecoin.png" calcext:value-type="string">
            <text:p>apps/dogecoin.png</text:p>
          </table:table-cell>
          <table:table-cell table:formula="of:=VLOOKUP([.D97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ultimedia-audio-player.png</text:p>
          </table:table-cell>
          <table:table-cell table:style-name="ce15" table:formula="of:=[.B976]" office:value-type="string" office:string-value="multimedia-audio-player.png" calcext:value-type="string">
            <text:p>multimedia-audio-player.png</text:p>
          </table:table-cell>
          <table:table-cell table:formula="of:=[.A976]&amp;&quot;/&quot;&amp;[.C976]" office:value-type="string" office:string-value="apps/multimedia-audio-player.png" calcext:value-type="string">
            <text:p>apps/multimedia-audio-player.png</text:p>
          </table:table-cell>
          <table:table-cell table:formula="of:=VLOOKUP([.D97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ultimedia-photo-manager.png</text:p>
          </table:table-cell>
          <table:table-cell office:value-type="string" calcext:value-type="string">
            <text:p>multimedia-photo-viewer.png</text:p>
          </table:table-cell>
          <table:table-cell table:formula="of:=[.A977]&amp;&quot;/&quot;&amp;[.C977]" office:value-type="string" office:string-value="apps/multimedia-photo-viewer.png" calcext:value-type="string">
            <text:p>apps/multimedia-photo-viewer.png</text:p>
          </table:table-cell>
          <table:table-cell table:formula="of:=VLOOKUP([.D97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ultimedia-photo-viewer.png</text:p>
          </table:table-cell>
          <table:table-cell table:style-name="ce15" table:formula="of:=[.B978]" office:value-type="string" office:string-value="multimedia-photo-viewer.png" calcext:value-type="string">
            <text:p>multimedia-photo-viewer.png</text:p>
          </table:table-cell>
          <table:table-cell table:formula="of:=[.A978]&amp;&quot;/&quot;&amp;[.C978]" office:value-type="string" office:string-value="apps/multimedia-photo-viewer.png" calcext:value-type="string">
            <text:p>apps/multimedia-photo-viewer.png</text:p>
          </table:table-cell>
          <table:table-cell table:formula="of:=VLOOKUP([.D97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ultimedia.png</text:p>
          </table:table-cell>
          <table:table-cell office:value-type="string" calcext:value-type="string">
            <text:p>multimedia-volume-control.png</text:p>
          </table:table-cell>
          <table:table-cell table:formula="of:=[.A979]&amp;&quot;/&quot;&amp;[.C979]" office:value-type="string" office:string-value="apps/multimedia-volume-control.png" calcext:value-type="string">
            <text:p>apps/multimedia-volume-control.png</text:p>
          </table:table-cell>
          <table:table-cell table:formula="of:=VLOOKUP([.D97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ultimedia-video-player.png</text:p>
          </table:table-cell>
          <table:table-cell table:style-name="ce15" table:formula="of:=[.B980]" office:value-type="string" office:string-value="multimedia-video-player.png" calcext:value-type="string">
            <text:p>multimedia-video-player.png</text:p>
          </table:table-cell>
          <table:table-cell table:formula="of:=[.A980]&amp;&quot;/&quot;&amp;[.C980]" office:value-type="string" office:string-value="apps/multimedia-video-player.png" calcext:value-type="string">
            <text:p>apps/multimedia-video-player.png</text:p>
          </table:table-cell>
          <table:table-cell table:formula="of:=VLOOKUP([.D98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ultimedia-volume-control.png</text:p>
          </table:table-cell>
          <table:table-cell office:value-type="string" calcext:value-type="string">
            <text:p>preferences-system-sound.png</text:p>
          </table:table-cell>
          <table:table-cell table:formula="of:=[.A981]&amp;&quot;/&quot;&amp;[.C981]" office:value-type="string" office:string-value="apps/preferences-system-sound.png" calcext:value-type="string">
            <text:p>apps/preferences-system-sound.png</text:p>
          </table:table-cell>
          <table:table-cell table:formula="of:=VLOOKUP([.D98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ultisystem-liveusb.png</text:p>
          </table:table-cell>
          <table:table-cell office:value-type="string" calcext:value-type="string">
            <text:p>multisystem.png</text:p>
          </table:table-cell>
          <table:table-cell table:formula="of:=[.A982]&amp;&quot;/&quot;&amp;[.C982]" office:value-type="string" office:string-value="apps/multisystem.png" calcext:value-type="string">
            <text:p>apps/multisystem.png</text:p>
          </table:table-cell>
          <table:table-cell table:formula="of:=VLOOKUP([.D98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ultisystem.png</text:p>
          </table:table-cell>
          <table:table-cell table:style-name="ce15" table:formula="of:=[.B983]" office:value-type="string" office:string-value="multisystem.png" calcext:value-type="string">
            <text:p>multisystem.png</text:p>
          </table:table-cell>
          <table:table-cell table:formula="of:=[.A983]&amp;&quot;/&quot;&amp;[.C983]" office:value-type="string" office:string-value="apps/multisystem.png" calcext:value-type="string">
            <text:p>apps/multisystem.png</text:p>
          </table:table-cell>
          <table:table-cell table:formula="of:=VLOOKUP([.D98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umble.png</text:p>
          </table:table-cell>
          <table:table-cell table:style-name="ce15" table:formula="of:=[.B984]" office:value-type="string" office:string-value="mumble.png" calcext:value-type="string">
            <text:p>mumble.png</text:p>
          </table:table-cell>
          <table:table-cell table:formula="of:=[.A984]&amp;&quot;/&quot;&amp;[.C984]" office:value-type="string" office:string-value="apps/mumble.png" calcext:value-type="string">
            <text:p>apps/mumble.png</text:p>
          </table:table-cell>
          <table:table-cell table:formula="of:=VLOOKUP([.D98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uon.png</text:p>
          </table:table-cell>
          <table:table-cell office:value-type="string" calcext:value-type="string">
            <text:p>system-software-package-manager.png</text:p>
          </table:table-cell>
          <table:table-cell table:formula="of:=[.A985]&amp;&quot;/&quot;&amp;[.C985]" office:value-type="string" office:string-value="apps/system-software-package-manager.png" calcext:value-type="string">
            <text:p>apps/system-software-package-manager.png</text:p>
          </table:table-cell>
          <table:table-cell table:formula="of:=VLOOKUP([.D98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updf.png</text:p>
          </table:table-cell>
          <table:table-cell office:value-type="string" calcext:value-type="string">
            <text:p>accessories-document-viewer.png</text:p>
          </table:table-cell>
          <table:table-cell table:formula="of:=[.A986]&amp;&quot;/&quot;&amp;[.C986]" office:value-type="string" office:string-value="apps/accessories-document-viewer.png" calcext:value-type="string">
            <text:p>apps/accessories-document-viewer.png</text:p>
          </table:table-cell>
          <table:table-cell table:formula="of:=VLOOKUP([.D98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usescore.png</text:p>
          </table:table-cell>
          <table:table-cell table:style-name="ce15" table:formula="of:=[.B987]" office:value-type="string" office:string-value="musescore.png" calcext:value-type="string">
            <text:p>musescore.png</text:p>
          </table:table-cell>
          <table:table-cell table:formula="of:=[.A987]&amp;&quot;/&quot;&amp;[.C987]" office:value-type="string" office:string-value="apps/musescore.png" calcext:value-type="string">
            <text:p>apps/musescore.png</text:p>
          </table:table-cell>
          <table:table-cell table:formula="of:=VLOOKUP([.D98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usique.png</text:p>
          </table:table-cell>
          <table:table-cell table:style-name="ce15" table:formula="of:=[.B988]" office:value-type="string" office:string-value="musique.png" calcext:value-type="string">
            <text:p>musique.png</text:p>
          </table:table-cell>
          <table:table-cell table:formula="of:=[.A988]&amp;&quot;/&quot;&amp;[.C988]" office:value-type="string" office:string-value="apps/musique.png" calcext:value-type="string">
            <text:p>apps/musique.png</text:p>
          </table:table-cell>
          <table:table-cell table:formula="of:=VLOOKUP([.D98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ypaint.png</text:p>
          </table:table-cell>
          <table:table-cell office:value-type="string" calcext:value-type="string">
            <text:p>accessories-painting.png</text:p>
          </table:table-cell>
          <table:table-cell table:formula="of:=[.A989]&amp;&quot;/&quot;&amp;[.C989]" office:value-type="string" office:string-value="apps/accessories-painting.png" calcext:value-type="string">
            <text:p>apps/accessories-painting.png</text:p>
          </table:table-cell>
          <table:table-cell table:formula="of:=VLOOKUP([.D98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ysql-workbench.png</text:p>
          </table:table-cell>
          <table:table-cell table:style-name="ce15" table:formula="of:=[.B990]" office:value-type="string" office:string-value="mysql-workbench.png" calcext:value-type="string">
            <text:p>mysql-workbench.png</text:p>
          </table:table-cell>
          <table:table-cell table:formula="of:=[.A990]&amp;&quot;/&quot;&amp;[.C990]" office:value-type="string" office:string-value="apps/mysql-workbench.png" calcext:value-type="string">
            <text:p>apps/mysql-workbench.png</text:p>
          </table:table-cell>
          <table:table-cell table:formula="of:=VLOOKUP([.D99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my-weather-indicator.png</text:p>
          </table:table-cell>
          <table:table-cell office:value-type="string" calcext:value-type="string">
            <text:p>gnome-weather.png</text:p>
          </table:table-cell>
          <table:table-cell table:formula="of:=[.A991]&amp;&quot;/&quot;&amp;[.C991]" office:value-type="string" office:string-value="apps/gnome-weather.png" calcext:value-type="string">
            <text:p>apps/gnome-weather.png</text:p>
          </table:table-cell>
          <table:table-cell table:formula="of:=VLOOKUP([.D99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nautilus-actions-config-tool.png</text:p>
          </table:table-cell>
          <table:table-cell office:value-type="string" calcext:value-type="string">
            <text:p>system-file-manager.png</text:p>
          </table:table-cell>
          <table:table-cell table:formula="of:=[.A992]&amp;&quot;/&quot;&amp;[.C992]" office:value-type="string" office:string-value="apps/system-file-manager.png" calcext:value-type="string">
            <text:p>apps/system-file-manager.png</text:p>
          </table:table-cell>
          <table:table-cell table:formula="of:=VLOOKUP([.D99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nautilus-actions.png</text:p>
          </table:table-cell>
          <table:table-cell office:value-type="string" calcext:value-type="string">
            <text:p>system-file-manager.png</text:p>
          </table:table-cell>
          <table:table-cell table:formula="of:=[.A993]&amp;&quot;/&quot;&amp;[.C993]" office:value-type="string" office:string-value="apps/system-file-manager.png" calcext:value-type="string">
            <text:p>apps/system-file-manager.png</text:p>
          </table:table-cell>
          <table:table-cell table:formula="of:=VLOOKUP([.D99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nautilus.png</text:p>
          </table:table-cell>
          <table:table-cell office:value-type="string" calcext:value-type="string">
            <text:p>system-file-manager.png</text:p>
          </table:table-cell>
          <table:table-cell table:formula="of:=[.A994]&amp;&quot;/&quot;&amp;[.C994]" office:value-type="string" office:string-value="apps/system-file-manager.png" calcext:value-type="string">
            <text:p>apps/system-file-manager.png</text:p>
          </table:table-cell>
          <table:table-cell table:formula="of:=VLOOKUP([.D99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navicat.png</text:p>
          </table:table-cell>
          <table:table-cell table:style-name="ce15" table:formula="of:=[.B995]" office:value-type="string" office:string-value="navicat.png" calcext:value-type="string">
            <text:p>navicat.png</text:p>
          </table:table-cell>
          <table:table-cell table:formula="of:=[.A995]&amp;&quot;/&quot;&amp;[.C995]" office:value-type="string" office:string-value="apps/navicat.png" calcext:value-type="string">
            <text:p>apps/navicat.png</text:p>
          </table:table-cell>
          <table:table-cell table:formula="of:=VLOOKUP([.D99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nemiver.png</text:p>
          </table:table-cell>
          <table:table-cell table:style-name="ce15" table:formula="of:=[.B996]" office:value-type="string" office:string-value="nemiver.png" calcext:value-type="string">
            <text:p>nemiver.png</text:p>
          </table:table-cell>
          <table:table-cell table:formula="of:=[.A996]&amp;&quot;/&quot;&amp;[.C996]" office:value-type="string" office:string-value="apps/nemiver.png" calcext:value-type="string">
            <text:p>apps/nemiver.png</text:p>
          </table:table-cell>
          <table:table-cell table:formula="of:=VLOOKUP([.D99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nemo.png</text:p>
          </table:table-cell>
          <table:table-cell office:value-type="string" calcext:value-type="string">
            <text:p>system-file-manager.png</text:p>
          </table:table-cell>
          <table:table-cell table:formula="of:=[.A997]&amp;&quot;/&quot;&amp;[.C997]" office:value-type="string" office:string-value="apps/system-file-manager.png" calcext:value-type="string">
            <text:p>apps/system-file-manager.png</text:p>
          </table:table-cell>
          <table:table-cell table:formula="of:=VLOOKUP([.D99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nepomuk.png</text:p>
          </table:table-cell>
          <table:table-cell office:value-type="string" calcext:value-type="string">
            <text:p>preferences-system-search.png</text:p>
          </table:table-cell>
          <table:table-cell table:formula="of:=[.A998]&amp;&quot;/&quot;&amp;[.C998]" office:value-type="string" office:string-value="apps/preferences-system-search.png" calcext:value-type="string">
            <text:p>apps/preferences-system-search.png</text:p>
          </table:table-cell>
          <table:table-cell table:formula="of:=VLOOKUP([.D99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netbeans-beta.png</text:p>
          </table:table-cell>
          <table:table-cell office:value-type="string" calcext:value-type="string">
            <text:p>netbeans.png</text:p>
          </table:table-cell>
          <table:table-cell table:formula="of:=[.A999]&amp;&quot;/&quot;&amp;[.C999]" office:value-type="string" office:string-value="apps/netbeans.png" calcext:value-type="string">
            <text:p>apps/netbeans.png</text:p>
          </table:table-cell>
          <table:table-cell table:formula="of:=VLOOKUP([.D99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netbeans.png</text:p>
          </table:table-cell>
          <table:table-cell table:style-name="ce15" table:formula="of:=[.B1000]" office:value-type="string" office:string-value="netbeans.png" calcext:value-type="string">
            <text:p>netbeans.png</text:p>
          </table:table-cell>
          <table:table-cell table:formula="of:=[.A1000]&amp;&quot;/&quot;&amp;[.C1000]" office:value-type="string" office:string-value="apps/netbeans.png" calcext:value-type="string">
            <text:p>apps/netbeans.png</text:p>
          </table:table-cell>
          <table:table-cell table:formula="of:=VLOOKUP([.D100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networkmanager.png</text:p>
          </table:table-cell>
          <table:table-cell office:value-type="string" calcext:value-type="string">
            <text:p>preferences-system-network.png</text:p>
          </table:table-cell>
          <table:table-cell table:formula="of:=[.A1001]&amp;&quot;/&quot;&amp;[.C1001]" office:value-type="string" office:string-value="apps/preferences-system-network.png" calcext:value-type="string">
            <text:p>apps/preferences-system-network.png</text:p>
          </table:table-cell>
          <table:table-cell table:formula="of:=VLOOKUP([.D100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nexuiz.png</text:p>
          </table:table-cell>
          <table:table-cell table:style-name="ce15" table:formula="of:=[.B1002]" office:value-type="string" office:string-value="nexuiz.png" calcext:value-type="string">
            <text:p>nexuiz.png</text:p>
          </table:table-cell>
          <table:table-cell table:formula="of:=[.A1002]&amp;&quot;/&quot;&amp;[.C1002]" office:value-type="string" office:string-value="apps/nexuiz.png" calcext:value-type="string">
            <text:p>apps/nexuiz.png</text:p>
          </table:table-cell>
          <table:table-cell table:formula="of:=VLOOKUP([.D100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nicotine-plus.png</text:p>
          </table:table-cell>
          <table:table-cell office:value-type="string" calcext:value-type="string">
            <text:p>nicotine.png</text:p>
          </table:table-cell>
          <table:table-cell table:formula="of:=[.A1003]&amp;&quot;/&quot;&amp;[.C1003]" office:value-type="string" office:string-value="apps/nicotine.png" calcext:value-type="string">
            <text:p>apps/nicotine.png</text:p>
          </table:table-cell>
          <table:table-cell table:formula="of:=VLOOKUP([.D100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nicotine.png</text:p>
          </table:table-cell>
          <table:table-cell table:style-name="ce15" table:formula="of:=[.B1004]" office:value-type="string" office:string-value="nicotine.png" calcext:value-type="string">
            <text:p>nicotine.png</text:p>
          </table:table-cell>
          <table:table-cell table:formula="of:=[.A1004]&amp;&quot;/&quot;&amp;[.C1004]" office:value-type="string" office:string-value="apps/nicotine.png" calcext:value-type="string">
            <text:p>apps/nicotine.png</text:p>
          </table:table-cell>
          <table:table-cell table:formula="of:=VLOOKUP([.D100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ninja-ide.png</text:p>
          </table:table-cell>
          <table:table-cell table:style-name="ce15" table:formula="of:=[.B1005]" office:value-type="string" office:string-value="ninja-ide.png" calcext:value-type="string">
            <text:p>ninja-ide.png</text:p>
          </table:table-cell>
          <table:table-cell table:formula="of:=[.A1005]&amp;&quot;/&quot;&amp;[.C1005]" office:value-type="string" office:string-value="apps/ninja-ide.png" calcext:value-type="string">
            <text:p>apps/ninja-ide.png</text:p>
          </table:table-cell>
          <table:table-cell table:formula="of:=VLOOKUP([.D100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nitrotasks.png</text:p>
          </table:table-cell>
          <table:table-cell table:style-name="ce15" table:formula="of:=[.B1006]" office:value-type="string" office:string-value="nitrotasks.png" calcext:value-type="string">
            <text:p>nitrotasks.png</text:p>
          </table:table-cell>
          <table:table-cell table:formula="of:=[.A1006]&amp;&quot;/&quot;&amp;[.C1006]" office:value-type="string" office:string-value="apps/nitrotasks.png" calcext:value-type="string">
            <text:p>apps/nitrotasks.png</text:p>
          </table:table-cell>
          <table:table-cell table:formula="of:=VLOOKUP([.D100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nmap_icon.png</text:p>
          </table:table-cell>
          <table:table-cell office:value-type="string" calcext:value-type="string">
            <text:p>gnome-nettool.png</text:p>
          </table:table-cell>
          <table:table-cell table:formula="of:=[.A1007]&amp;&quot;/&quot;&amp;[.C1007]" office:value-type="string" office:string-value="apps/gnome-nettool.png" calcext:value-type="string">
            <text:p>apps/gnome-nettool.png</text:p>
          </table:table-cell>
          <table:table-cell table:formula="of:=VLOOKUP([.D100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NoMachine.png</text:p>
          </table:table-cell>
          <table:table-cell office:value-type="string" calcext:value-type="string">
            <text:p>remote-desktop.png</text:p>
          </table:table-cell>
          <table:table-cell table:formula="of:=[.A1008]&amp;&quot;/&quot;&amp;[.C1008]" office:value-type="string" office:string-value="apps/remote-desktop.png" calcext:value-type="string">
            <text:p>apps/remote-desktop.png</text:p>
          </table:table-cell>
          <table:table-cell table:formula="of:=VLOOKUP([.D100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notepad-48.png</text:p>
          </table:table-cell>
          <table:table-cell office:value-type="string" calcext:value-type="string">
            <text:p>wine-notepad.png</text:p>
          </table:table-cell>
          <table:table-cell table:formula="of:=[.A1009]&amp;&quot;/&quot;&amp;[.C1009]" office:value-type="string" office:string-value="apps/wine-notepad.png" calcext:value-type="string">
            <text:p>apps/wine-notepad.png</text:p>
          </table:table-cell>
          <table:table-cell table:formula="of:=VLOOKUP([.D100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notepad.png</text:p>
          </table:table-cell>
          <table:table-cell office:value-type="string" calcext:value-type="string">
            <text:p>wine-notepad.png</text:p>
          </table:table-cell>
          <table:table-cell table:formula="of:=[.A1010]&amp;&quot;/&quot;&amp;[.C1010]" office:value-type="string" office:string-value="apps/wine-notepad.png" calcext:value-type="string">
            <text:p>apps/wine-notepad.png</text:p>
          </table:table-cell>
          <table:table-cell table:formula="of:=VLOOKUP([.D101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notes.png</text:p>
          </table:table-cell>
          <table:table-cell table:style-name="ce15" table:formula="of:=[.B1011]" office:value-type="string" office:string-value="notes.png" calcext:value-type="string">
            <text:p>notes.png</text:p>
          </table:table-cell>
          <table:table-cell table:formula="of:=[.A1011]&amp;&quot;/&quot;&amp;[.C1011]" office:value-type="string" office:string-value="apps/notes.png" calcext:value-type="string">
            <text:p>apps/notes.png</text:p>
          </table:table-cell>
          <table:table-cell table:formula="of:=VLOOKUP([.D101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ntfs-config.png</text:p>
          </table:table-cell>
          <table:table-cell table:style-name="ce15" table:formula="of:=[.B1012]" office:value-type="string" office:string-value="ntfs-config.png" calcext:value-type="string">
            <text:p>ntfs-config.png</text:p>
          </table:table-cell>
          <table:table-cell table:formula="of:=[.A1012]&amp;&quot;/&quot;&amp;[.C1012]" office:value-type="string" office:string-value="apps/ntfs-config.png" calcext:value-type="string">
            <text:p>apps/ntfs-config.png</text:p>
          </table:table-cell>
          <table:table-cell table:formula="of:=VLOOKUP([.D101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nuvolaplayer.png</text:p>
          </table:table-cell>
          <table:table-cell table:style-name="ce15" table:formula="of:=[.B1013]" office:value-type="string" office:string-value="nuvolaplayer.png" calcext:value-type="string">
            <text:p>nuvolaplayer.png</text:p>
          </table:table-cell>
          <table:table-cell table:formula="of:=[.A1013]&amp;&quot;/&quot;&amp;[.C1013]" office:value-type="string" office:string-value="apps/nuvolaplayer.png" calcext:value-type="string">
            <text:p>apps/nuvolaplayer.png</text:p>
          </table:table-cell>
          <table:table-cell table:formula="of:=VLOOKUP([.D101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nvidia-310-settings.png</text:p>
          </table:table-cell>
          <table:table-cell office:value-type="string" calcext:value-type="string">
            <text:p>nvidia-settings.png</text:p>
          </table:table-cell>
          <table:table-cell table:formula="of:=[.A1014]&amp;&quot;/&quot;&amp;[.C1014]" office:value-type="string" office:string-value="apps/nvidia-settings.png" calcext:value-type="string">
            <text:p>apps/nvidia-settings.png</text:p>
          </table:table-cell>
          <table:table-cell table:formula="of:=VLOOKUP([.D101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nvidia-current-settings.png</text:p>
          </table:table-cell>
          <table:table-cell office:value-type="string" calcext:value-type="string">
            <text:p>nvidia-settings.png</text:p>
          </table:table-cell>
          <table:table-cell table:formula="of:=[.A1015]&amp;&quot;/&quot;&amp;[.C1015]" office:value-type="string" office:string-value="apps/nvidia-settings.png" calcext:value-type="string">
            <text:p>apps/nvidia-settings.png</text:p>
          </table:table-cell>
          <table:table-cell table:formula="of:=VLOOKUP([.D101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nvidia-current-updates-settings.png</text:p>
          </table:table-cell>
          <table:table-cell office:value-type="string" calcext:value-type="string">
            <text:p>nvidia-settings.png</text:p>
          </table:table-cell>
          <table:table-cell table:formula="of:=[.A1016]&amp;&quot;/&quot;&amp;[.C1016]" office:value-type="string" office:string-value="apps/nvidia-settings.png" calcext:value-type="string">
            <text:p>apps/nvidia-settings.png</text:p>
          </table:table-cell>
          <table:table-cell table:formula="of:=VLOOKUP([.D101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nvidia-drivers-settings.png</text:p>
          </table:table-cell>
          <table:table-cell office:value-type="string" calcext:value-type="string">
            <text:p>nvidia-settings.png</text:p>
          </table:table-cell>
          <table:table-cell table:formula="of:=[.A1017]&amp;&quot;/&quot;&amp;[.C1017]" office:value-type="string" office:string-value="apps/nvidia-settings.png" calcext:value-type="string">
            <text:p>apps/nvidia-settings.png</text:p>
          </table:table-cell>
          <table:table-cell table:formula="of:=VLOOKUP([.D101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nvidia-settings.png</text:p>
          </table:table-cell>
          <table:table-cell table:style-name="ce15" table:formula="of:=[.B1018]" office:value-type="string" office:string-value="nvidia-settings.png" calcext:value-type="string">
            <text:p>nvidia-settings.png</text:p>
          </table:table-cell>
          <table:table-cell table:formula="of:=[.A1018]&amp;&quot;/&quot;&amp;[.C1018]" office:value-type="string" office:string-value="apps/nvidia-settings.png" calcext:value-type="string">
            <text:p>apps/nvidia-settings.png</text:p>
          </table:table-cell>
          <table:table-cell table:formula="of:=VLOOKUP([.D101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nvidia-x-server-setting.png</text:p>
          </table:table-cell>
          <table:table-cell office:value-type="string" calcext:value-type="string">
            <text:p>nvidia-settings.png</text:p>
          </table:table-cell>
          <table:table-cell table:formula="of:=[.A1019]&amp;&quot;/&quot;&amp;[.C1019]" office:value-type="string" office:string-value="apps/nvidia-settings.png" calcext:value-type="string">
            <text:p>apps/nvidia-settings.png</text:p>
          </table:table-cell>
          <table:table-cell table:formula="of:=VLOOKUP([.D101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nvidia-x-server-settings.png</text:p>
          </table:table-cell>
          <table:table-cell office:value-type="string" calcext:value-type="string">
            <text:p>nvidia-settings.png</text:p>
          </table:table-cell>
          <table:table-cell table:formula="of:=[.A1020]&amp;&quot;/&quot;&amp;[.C1020]" office:value-type="string" office:string-value="apps/nvidia-settings.png" calcext:value-type="string">
            <text:p>apps/nvidia-settings.png</text:p>
          </table:table-cell>
          <table:table-cell table:formula="of:=VLOOKUP([.D102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bconf.png</text:p>
          </table:table-cell>
          <table:table-cell table:style-name="ce15" table:formula="of:=[.B1021]" office:value-type="string" office:string-value="obconf.png" calcext:value-type="string">
            <text:p>obconf.png</text:p>
          </table:table-cell>
          <table:table-cell table:formula="of:=[.A1021]&amp;&quot;/&quot;&amp;[.C1021]" office:value-type="string" office:string-value="apps/obconf.png" calcext:value-type="string">
            <text:p>apps/obconf.png</text:p>
          </table:table-cell>
          <table:table-cell table:formula="of:=VLOOKUP([.D102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bconf-qt.png</text:p>
          </table:table-cell>
          <table:table-cell office:value-type="string" calcext:value-type="string">
            <text:p>obconf.png</text:p>
          </table:table-cell>
          <table:table-cell table:formula="of:=[.A1022]&amp;&quot;/&quot;&amp;[.C1022]" office:value-type="string" office:string-value="apps/obconf.png" calcext:value-type="string">
            <text:p>apps/obconf.png</text:p>
          </table:table-cell>
          <table:table-cell table:formula="of:=VLOOKUP([.D102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bs.png</text:p>
          </table:table-cell>
          <table:table-cell office:value-type="string" calcext:value-type="string">
            <text:p>obs-studio.png</text:p>
          </table:table-cell>
          <table:table-cell table:formula="of:=[.A1023]&amp;&quot;/&quot;&amp;[.C1023]" office:value-type="string" office:string-value="apps/obs-studio.png" calcext:value-type="string">
            <text:p>apps/obs-studio.png</text:p>
          </table:table-cell>
          <table:table-cell table:formula="of:=VLOOKUP([.D102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bs-studio.png</text:p>
          </table:table-cell>
          <table:table-cell table:style-name="ce15" table:formula="of:=[.B1024]" office:value-type="string" office:string-value="obs-studio.png" calcext:value-type="string">
            <text:p>obs-studio.png</text:p>
          </table:table-cell>
          <table:table-cell table:formula="of:=[.A1024]&amp;&quot;/&quot;&amp;[.C1024]" office:value-type="string" office:string-value="apps/obs-studio.png" calcext:value-type="string">
            <text:p>apps/obs-studio.png</text:p>
          </table:table-cell>
          <table:table-cell table:formula="of:=VLOOKUP([.D102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ctave-icon.png</text:p>
          </table:table-cell>
          <table:table-cell office:value-type="string" calcext:value-type="string">
            <text:p>octave.png</text:p>
          </table:table-cell>
          <table:table-cell table:formula="of:=[.A1025]&amp;&quot;/&quot;&amp;[.C1025]" office:value-type="string" office:string-value="apps/octave.png" calcext:value-type="string">
            <text:p>apps/octave.png</text:p>
          </table:table-cell>
          <table:table-cell table:formula="of:=VLOOKUP([.D102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ctave-logo.png</text:p>
          </table:table-cell>
          <table:table-cell office:value-type="string" calcext:value-type="string">
            <text:p>octave.png</text:p>
          </table:table-cell>
          <table:table-cell table:formula="of:=[.A1026]&amp;&quot;/&quot;&amp;[.C1026]" office:value-type="string" office:string-value="apps/octave.png" calcext:value-type="string">
            <text:p>apps/octave.png</text:p>
          </table:table-cell>
          <table:table-cell table:formula="of:=VLOOKUP([.D102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ctave.png</text:p>
          </table:table-cell>
          <table:table-cell table:style-name="ce15" table:formula="of:=[.B1027]" office:value-type="string" office:string-value="octave.png" calcext:value-type="string">
            <text:p>octave.png</text:p>
          </table:table-cell>
          <table:table-cell table:formula="of:=[.A1027]&amp;&quot;/&quot;&amp;[.C1027]" office:value-type="string" office:string-value="apps/octave.png" calcext:value-type="string">
            <text:p>apps/octave.png</text:p>
          </table:table-cell>
          <table:table-cell table:formula="of:=VLOOKUP([.D102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ctopi.png</text:p>
          </table:table-cell>
          <table:table-cell office:value-type="string" calcext:value-type="string">
            <text:p>system-software-package-manager.png</text:p>
          </table:table-cell>
          <table:table-cell table:formula="of:=[.A1028]&amp;&quot;/&quot;&amp;[.C1028]" office:value-type="string" office:string-value="apps/system-software-package-manager.png" calcext:value-type="string">
            <text:p>apps/system-software-package-manager.png</text:p>
          </table:table-cell>
          <table:table-cell table:formula="of:=VLOOKUP([.D102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ffice-calendar.png</text:p>
          </table:table-cell>
          <table:table-cell office:value-type="string" calcext:value-type="string">
            <text:p>calendar.png</text:p>
          </table:table-cell>
          <table:table-cell table:formula="of:=[.A1029]&amp;&quot;/&quot;&amp;[.C1029]" office:value-type="string" office:string-value="apps/calendar.png" calcext:value-type="string">
            <text:p>apps/calendar.png</text:p>
          </table:table-cell>
          <table:table-cell table:formula="of:=VLOOKUP([.D102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ggconvert.png</text:p>
          </table:table-cell>
          <table:table-cell office:value-type="string" calcext:value-type="string">
            <text:p>accessories-media-converter.png</text:p>
          </table:table-cell>
          <table:table-cell table:formula="of:=[.A1030]&amp;&quot;/&quot;&amp;[.C1030]" office:value-type="string" office:string-value="apps/accessories-media-converter.png" calcext:value-type="string">
            <text:p>apps/accessories-media-converter.png</text:p>
          </table:table-cell>
          <table:table-cell table:formula="of:=VLOOKUP([.D103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kular.png</text:p>
          </table:table-cell>
          <table:table-cell office:value-type="string" calcext:value-type="string">
            <text:p>accessories-document-viewer.png</text:p>
          </table:table-cell>
          <table:table-cell table:formula="of:=[.A1031]&amp;&quot;/&quot;&amp;[.C1031]" office:value-type="string" office:string-value="apps/accessories-document-viewer.png" calcext:value-type="string">
            <text:p>apps/accessories-document-viewer.png</text:p>
          </table:table-cell>
          <table:table-cell table:formula="of:=VLOOKUP([.D103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nboard.png</text:p>
          </table:table-cell>
          <table:table-cell table:style-name="ce15" table:formula="of:=[.B1032]" office:value-type="string" office:string-value="onboard.png" calcext:value-type="string">
            <text:p>onboard.png</text:p>
          </table:table-cell>
          <table:table-cell table:formula="of:=[.A1032]&amp;&quot;/&quot;&amp;[.C1032]" office:value-type="string" office:string-value="apps/onboard.png" calcext:value-type="string">
            <text:p>apps/onboard.png</text:p>
          </table:table-cell>
          <table:table-cell table:formula="of:=VLOOKUP([.D103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oo-base.png</text:p>
          </table:table-cell>
          <table:table-cell office:value-type="string" calcext:value-type="string">
            <text:p>libreoffice-base.png</text:p>
          </table:table-cell>
          <table:table-cell table:formula="of:=[.A1033]&amp;&quot;/&quot;&amp;[.C1033]" office:value-type="string" office:string-value="apps/libreoffice-base.png" calcext:value-type="string">
            <text:p>apps/libreoffice-base.png</text:p>
          </table:table-cell>
          <table:table-cell table:formula="of:=VLOOKUP([.D103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oo-calc.png</text:p>
          </table:table-cell>
          <table:table-cell office:value-type="string" calcext:value-type="string">
            <text:p>libreoffice-calc.png</text:p>
          </table:table-cell>
          <table:table-cell table:formula="of:=[.A1034]&amp;&quot;/&quot;&amp;[.C1034]" office:value-type="string" office:string-value="apps/libreoffice-calc.png" calcext:value-type="string">
            <text:p>apps/libreoffice-calc.png</text:p>
          </table:table-cell>
          <table:table-cell table:formula="of:=VLOOKUP([.D103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oo-draw.png</text:p>
          </table:table-cell>
          <table:table-cell office:value-type="string" calcext:value-type="string">
            <text:p>libreoffice-draw.png</text:p>
          </table:table-cell>
          <table:table-cell table:formula="of:=[.A1035]&amp;&quot;/&quot;&amp;[.C1035]" office:value-type="string" office:string-value="apps/libreoffice-draw.png" calcext:value-type="string">
            <text:p>apps/libreoffice-draw.png</text:p>
          </table:table-cell>
          <table:table-cell table:formula="of:=VLOOKUP([.D103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oo-impress.png</text:p>
          </table:table-cell>
          <table:table-cell office:value-type="string" calcext:value-type="string">
            <text:p>libreoffice-impress.png</text:p>
          </table:table-cell>
          <table:table-cell table:formula="of:=[.A1036]&amp;&quot;/&quot;&amp;[.C1036]" office:value-type="string" office:string-value="apps/libreoffice-impress.png" calcext:value-type="string">
            <text:p>apps/libreoffice-impress.png</text:p>
          </table:table-cell>
          <table:table-cell table:formula="of:=VLOOKUP([.D103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oo-math.png</text:p>
          </table:table-cell>
          <table:table-cell office:value-type="string" calcext:value-type="string">
            <text:p>libreoffice-math.png</text:p>
          </table:table-cell>
          <table:table-cell table:formula="of:=[.A1037]&amp;&quot;/&quot;&amp;[.C1037]" office:value-type="string" office:string-value="apps/libreoffice-math.png" calcext:value-type="string">
            <text:p>apps/libreoffice-math.png</text:p>
          </table:table-cell>
          <table:table-cell table:formula="of:=VLOOKUP([.D103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oo.png</text:p>
          </table:table-cell>
          <table:table-cell office:value-type="string" calcext:value-type="string">
            <text:p>libreoffice.png</text:p>
          </table:table-cell>
          <table:table-cell table:formula="of:=[.A1038]&amp;&quot;/&quot;&amp;[.C1038]" office:value-type="string" office:string-value="apps/libreoffice.png" calcext:value-type="string">
            <text:p>apps/libreoffice.png</text:p>
          </table:table-cell>
          <table:table-cell table:formula="of:=VLOOKUP([.D103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oo-writer.png</text:p>
          </table:table-cell>
          <table:table-cell office:value-type="string" calcext:value-type="string">
            <text:p>libreoffice-writer.png</text:p>
          </table:table-cell>
          <table:table-cell table:formula="of:=[.A1039]&amp;&quot;/&quot;&amp;[.C1039]" office:value-type="string" office:string-value="apps/libreoffice-writer.png" calcext:value-type="string">
            <text:p>apps/libreoffice-writer.png</text:p>
          </table:table-cell>
          <table:table-cell table:formula="of:=VLOOKUP([.D103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penjdk-6.png</text:p>
          </table:table-cell>
          <table:table-cell office:value-type="string" calcext:value-type="string">
            <text:p>java.png</text:p>
          </table:table-cell>
          <table:table-cell table:formula="of:=[.A1040]&amp;&quot;/&quot;&amp;[.C1040]" office:value-type="string" office:string-value="apps/java.png" calcext:value-type="string">
            <text:p>apps/java.png</text:p>
          </table:table-cell>
          <table:table-cell table:formula="of:=VLOOKUP([.D104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penjdk-7.png</text:p>
          </table:table-cell>
          <table:table-cell office:value-type="string" calcext:value-type="string">
            <text:p>java.png</text:p>
          </table:table-cell>
          <table:table-cell table:formula="of:=[.A1041]&amp;&quot;/&quot;&amp;[.C1041]" office:value-type="string" office:string-value="apps/java.png" calcext:value-type="string">
            <text:p>apps/java.png</text:p>
          </table:table-cell>
          <table:table-cell table:formula="of:=VLOOKUP([.D104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penjdk-8.png</text:p>
          </table:table-cell>
          <table:table-cell office:value-type="string" calcext:value-type="string">
            <text:p>java.png</text:p>
          </table:table-cell>
          <table:table-cell table:formula="of:=[.A1042]&amp;&quot;/&quot;&amp;[.C1042]" office:value-type="string" office:string-value="apps/java.png" calcext:value-type="string">
            <text:p>apps/java.png</text:p>
          </table:table-cell>
          <table:table-cell table:formula="of:=VLOOKUP([.D104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penjdk-9.png</text:p>
          </table:table-cell>
          <table:table-cell office:value-type="string" calcext:value-type="string">
            <text:p>java.png</text:p>
          </table:table-cell>
          <table:table-cell table:formula="of:=[.A1043]&amp;&quot;/&quot;&amp;[.C1043]" office:value-type="string" office:string-value="apps/java.png" calcext:value-type="string">
            <text:p>apps/java.png</text:p>
          </table:table-cell>
          <table:table-cell table:formula="of:=VLOOKUP([.D104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penshot.png</text:p>
          </table:table-cell>
          <table:table-cell table:style-name="ce15" table:formula="of:=[.B1044]" office:value-type="string" office:string-value="openshot.png" calcext:value-type="string">
            <text:p>openshot.png</text:p>
          </table:table-cell>
          <table:table-cell table:formula="of:=[.A1044]&amp;&quot;/&quot;&amp;[.C1044]" office:value-type="string" office:string-value="apps/openshot.png" calcext:value-type="string">
            <text:p>apps/openshot.png</text:p>
          </table:table-cell>
          <table:table-cell table:formula="of:=VLOOKUP([.D104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penshot-qt.png</text:p>
          </table:table-cell>
          <table:table-cell office:value-type="string" calcext:value-type="string">
            <text:p>openshot.png</text:p>
          </table:table-cell>
          <table:table-cell table:formula="of:=[.A1045]&amp;&quot;/&quot;&amp;[.C1045]" office:value-type="string" office:string-value="apps/openshot.png" calcext:value-type="string">
            <text:p>apps/openshot.png</text:p>
          </table:table-cell>
          <table:table-cell table:formula="of:=VLOOKUP([.D104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penterm.png</text:p>
          </table:table-cell>
          <table:table-cell office:value-type="string" calcext:value-type="string">
            <text:p>utilities-terminal.png</text:p>
          </table:table-cell>
          <table:table-cell table:formula="of:=[.A1046]&amp;&quot;/&quot;&amp;[.C1046]" office:value-type="string" office:string-value="apps/utilities-terminal.png" calcext:value-type="string">
            <text:p>apps/utilities-terminal.png</text:p>
          </table:table-cell>
          <table:table-cell table:formula="of:=VLOOKUP([.D104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penttd.png</text:p>
          </table:table-cell>
          <table:table-cell table:style-name="ce15" table:formula="of:=[.B1047]" office:value-type="string" office:string-value="openttd.png" calcext:value-type="string">
            <text:p>openttd.png</text:p>
          </table:table-cell>
          <table:table-cell table:formula="of:=[.A1047]&amp;&quot;/&quot;&amp;[.C1047]" office:value-type="string" office:string-value="apps/openttd.png" calcext:value-type="string">
            <text:p>apps/openttd.png</text:p>
          </table:table-cell>
          <table:table-cell table:formula="of:=VLOOKUP([.D104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pera-beta.png</text:p>
          </table:table-cell>
          <table:table-cell office:value-type="string" calcext:value-type="string">
            <text:p>opera.png</text:p>
          </table:table-cell>
          <table:table-cell table:formula="of:=[.A1048]&amp;&quot;/&quot;&amp;[.C1048]" office:value-type="string" office:string-value="apps/opera.png" calcext:value-type="string">
            <text:p>apps/opera.png</text:p>
          </table:table-cell>
          <table:table-cell table:formula="of:=VLOOKUP([.D104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pera-browser-icon.png</text:p>
          </table:table-cell>
          <table:table-cell office:value-type="string" calcext:value-type="string">
            <text:p>opera.png</text:p>
          </table:table-cell>
          <table:table-cell table:formula="of:=[.A1049]&amp;&quot;/&quot;&amp;[.C1049]" office:value-type="string" office:string-value="apps/opera.png" calcext:value-type="string">
            <text:p>apps/opera.png</text:p>
          </table:table-cell>
          <table:table-cell table:formula="of:=VLOOKUP([.D104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pera-browser.png</text:p>
          </table:table-cell>
          <table:table-cell office:value-type="string" calcext:value-type="string">
            <text:p>opera.png</text:p>
          </table:table-cell>
          <table:table-cell table:formula="of:=[.A1050]&amp;&quot;/&quot;&amp;[.C1050]" office:value-type="string" office:string-value="apps/opera.png" calcext:value-type="string">
            <text:p>apps/opera.png</text:p>
          </table:table-cell>
          <table:table-cell table:formula="of:=VLOOKUP([.D105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pera-developer.png</text:p>
          </table:table-cell>
          <table:table-cell office:value-type="string" calcext:value-type="string">
            <text:p>opera.png</text:p>
          </table:table-cell>
          <table:table-cell table:formula="of:=[.A1051]&amp;&quot;/&quot;&amp;[.C1051]" office:value-type="string" office:string-value="apps/opera.png" calcext:value-type="string">
            <text:p>apps/opera.png</text:p>
          </table:table-cell>
          <table:table-cell table:formula="of:=VLOOKUP([.D105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pera-icon.png</text:p>
          </table:table-cell>
          <table:table-cell office:value-type="string" calcext:value-type="string">
            <text:p>opera.png</text:p>
          </table:table-cell>
          <table:table-cell table:formula="of:=[.A1052]&amp;&quot;/&quot;&amp;[.C1052]" office:value-type="string" office:string-value="apps/opera.png" calcext:value-type="string">
            <text:p>apps/opera.png</text:p>
          </table:table-cell>
          <table:table-cell table:formula="of:=VLOOKUP([.D105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pera.png</text:p>
          </table:table-cell>
          <table:table-cell table:style-name="ce15" table:formula="of:=[.B1053]" office:value-type="string" office:string-value="opera.png" calcext:value-type="string">
            <text:p>opera.png</text:p>
          </table:table-cell>
          <table:table-cell table:formula="of:=[.A1053]&amp;&quot;/&quot;&amp;[.C1053]" office:value-type="string" office:string-value="apps/opera.png" calcext:value-type="string">
            <text:p>apps/opera.png</text:p>
          </table:table-cell>
          <table:table-cell table:formula="of:=VLOOKUP([.D105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acle_java6.png</text:p>
          </table:table-cell>
          <table:table-cell office:value-type="string" calcext:value-type="string">
            <text:p>java.png</text:p>
          </table:table-cell>
          <table:table-cell table:formula="of:=[.A1054]&amp;&quot;/&quot;&amp;[.C1054]" office:value-type="string" office:string-value="apps/java.png" calcext:value-type="string">
            <text:p>apps/java.png</text:p>
          </table:table-cell>
          <table:table-cell table:formula="of:=VLOOKUP([.D105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acle_java7.png</text:p>
          </table:table-cell>
          <table:table-cell office:value-type="string" calcext:value-type="string">
            <text:p>java.png</text:p>
          </table:table-cell>
          <table:table-cell table:formula="of:=[.A1055]&amp;&quot;/&quot;&amp;[.C1055]" office:value-type="string" office:string-value="apps/java.png" calcext:value-type="string">
            <text:p>apps/java.png</text:p>
          </table:table-cell>
          <table:table-cell table:formula="of:=VLOOKUP([.D105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acle_java8.png</text:p>
          </table:table-cell>
          <table:table-cell office:value-type="string" calcext:value-type="string">
            <text:p>java.png</text:p>
          </table:table-cell>
          <table:table-cell table:formula="of:=[.A1056]&amp;&quot;/&quot;&amp;[.C1056]" office:value-type="string" office:string-value="apps/java.png" calcext:value-type="string">
            <text:p>apps/java.png</text:p>
          </table:table-cell>
          <table:table-cell table:formula="of:=VLOOKUP([.D105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acle_java9.png</text:p>
          </table:table-cell>
          <table:table-cell office:value-type="string" calcext:value-type="string">
            <text:p>java.png</text:p>
          </table:table-cell>
          <table:table-cell table:formula="of:=[.A1057]&amp;&quot;/&quot;&amp;[.C1057]" office:value-type="string" office:string-value="apps/java.png" calcext:value-type="string">
            <text:p>apps/java.png</text:p>
          </table:table-cell>
          <table:table-cell table:formula="of:=VLOOKUP([.D105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acle_java.png</text:p>
          </table:table-cell>
          <table:table-cell office:value-type="string" calcext:value-type="string">
            <text:p>java.png</text:p>
          </table:table-cell>
          <table:table-cell table:formula="of:=[.A1058]&amp;&quot;/&quot;&amp;[.C1058]" office:value-type="string" office:string-value="apps/java.png" calcext:value-type="string">
            <text:p>apps/java.png</text:p>
          </table:table-cell>
          <table:table-cell table:formula="of:=VLOOKUP([.D105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acle-javaws.png</text:p>
          </table:table-cell>
          <table:table-cell office:value-type="string" calcext:value-type="string">
            <text:p>java.png</text:p>
          </table:table-cell>
          <table:table-cell table:formula="of:=[.A1059]&amp;&quot;/&quot;&amp;[.C1059]" office:value-type="string" office:string-value="apps/java.png" calcext:value-type="string">
            <text:p>apps/java.png</text:p>
          </table:table-cell>
          <table:table-cell table:formula="of:=VLOOKUP([.D105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age_globaltime.png</text:p>
          </table:table-cell>
          <table:table-cell office:value-type="string" calcext:value-type="string">
            <text:p>preferences-system-time.png</text:p>
          </table:table-cell>
          <table:table-cell table:formula="of:=[.A1060]&amp;&quot;/&quot;&amp;[.C1060]" office:value-type="string" office:string-value="apps/preferences-system-time.png" calcext:value-type="string">
            <text:p>apps/preferences-system-time.png</text:p>
          </table:table-cell>
          <table:table-cell table:formula="of:=VLOOKUP([.D106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age.png</text:p>
          </table:table-cell>
          <table:table-cell office:value-type="string" calcext:value-type="string">
            <text:p>calendar.png</text:p>
          </table:table-cell>
          <table:table-cell table:formula="of:=[.A1061]&amp;&quot;/&quot;&amp;[.C1061]" office:value-type="string" office:string-value="apps/calendar.png" calcext:value-type="string">
            <text:p>apps/calendar.png</text:p>
          </table:table-cell>
          <table:table-cell table:formula="of:=VLOOKUP([.D106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ca.png</text:p>
          </table:table-cell>
          <table:table-cell office:value-type="string" calcext:value-type="string">
            <text:p>preferences-desktop-accessibility.png</text:p>
          </table:table-cell>
          <table:table-cell table:formula="of:=[.A1062]&amp;&quot;/&quot;&amp;[.C1062]" office:value-type="string" office:string-value="apps/preferences-desktop-accessibility.png" calcext:value-type="string">
            <text:p>apps/preferences-desktop-accessibility.png</text:p>
          </table:table-cell>
          <table:table-cell table:formula="of:=VLOOKUP([.D106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darktable.Darktable.png</text:p>
          </table:table-cell>
          <table:table-cell office:value-type="string" calcext:value-type="string">
            <text:p>darktable.png</text:p>
          </table:table-cell>
          <table:table-cell table:formula="of:=[.A1063]&amp;&quot;/&quot;&amp;[.C1063]" office:value-type="string" office:string-value="apps/darktable.png" calcext:value-type="string">
            <text:p>apps/darktable.png</text:p>
          </table:table-cell>
          <table:table-cell table:formula="of:=VLOOKUP([.D106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gimp.GIMP.png</text:p>
          </table:table-cell>
          <table:table-cell office:value-type="string" calcext:value-type="string">
            <text:p>gimp.png</text:p>
          </table:table-cell>
          <table:table-cell table:formula="of:=[.A1064]&amp;&quot;/&quot;&amp;[.C1064]" office:value-type="string" office:string-value="apps/gimp.png" calcext:value-type="string">
            <text:p>apps/gimp.png</text:p>
          </table:table-cell>
          <table:table-cell table:formula="of:=VLOOKUP([.D106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gnome.Aisleriot.png</text:p>
          </table:table-cell>
          <table:table-cell office:value-type="string" calcext:value-type="string">
            <text:p>gnome-aisleriot.png</text:p>
          </table:table-cell>
          <table:table-cell table:formula="of:=[.A1065]&amp;&quot;/&quot;&amp;[.C1065]" office:value-type="string" office:string-value="apps/gnome-aisleriot.png" calcext:value-type="string">
            <text:p>apps/gnome-aisleriot.png</text:p>
          </table:table-cell>
          <table:table-cell table:formula="of:=VLOOKUP([.D106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gnome.ArchiveManager.png</text:p>
          </table:table-cell>
          <table:table-cell office:value-type="string" calcext:value-type="string">
            <text:p>archive-manager.png</text:p>
          </table:table-cell>
          <table:table-cell table:formula="of:=[.A1066]&amp;&quot;/&quot;&amp;[.C1066]" office:value-type="string" office:string-value="apps/archive-manager.png" calcext:value-type="string">
            <text:p>apps/archive-manager.png</text:p>
          </table:table-cell>
          <table:table-cell table:formula="of:=VLOOKUP([.D106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gnome.baobab.png</text:p>
          </table:table-cell>
          <table:table-cell office:value-type="string" calcext:value-type="string">
            <text:p>disk-usage-analyzer.png</text:p>
          </table:table-cell>
          <table:table-cell table:formula="of:=[.A1067]&amp;&quot;/&quot;&amp;[.C1067]" office:value-type="string" office:string-value="apps/disk-usage-analyzer.png" calcext:value-type="string">
            <text:p>apps/disk-usage-analyzer.png</text:p>
          </table:table-cell>
          <table:table-cell table:formula="of:=VLOOKUP([.D106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gnome.bijiben.png</text:p>
          </table:table-cell>
          <table:table-cell office:value-type="string" calcext:value-type="string">
            <text:p>notes.png</text:p>
          </table:table-cell>
          <table:table-cell table:formula="of:=[.A1068]&amp;&quot;/&quot;&amp;[.C1068]" office:value-type="string" office:string-value="apps/notes.png" calcext:value-type="string">
            <text:p>apps/notes.png</text:p>
          </table:table-cell>
          <table:table-cell table:formula="of:=VLOOKUP([.D106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gnome.Bijiben.png</text:p>
          </table:table-cell>
          <table:table-cell office:value-type="string" calcext:value-type="string">
            <text:p>notes.png</text:p>
          </table:table-cell>
          <table:table-cell table:formula="of:=[.A1069]&amp;&quot;/&quot;&amp;[.C1069]" office:value-type="string" office:string-value="apps/notes.png" calcext:value-type="string">
            <text:p>apps/notes.png</text:p>
          </table:table-cell>
          <table:table-cell table:formula="of:=VLOOKUP([.D106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gnome.Books.png</text:p>
          </table:table-cell>
          <table:table-cell office:value-type="string" calcext:value-type="string">
            <text:p>gnome-books.png</text:p>
          </table:table-cell>
          <table:table-cell table:formula="of:=[.A1070]&amp;&quot;/&quot;&amp;[.C1070]" office:value-type="string" office:string-value="apps/gnome-books.png" calcext:value-type="string">
            <text:p>apps/gnome-books.png</text:p>
          </table:table-cell>
          <table:table-cell table:formula="of:=VLOOKUP([.D107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gnome.boxes.png</text:p>
          </table:table-cell>
          <table:table-cell office:value-type="string" calcext:value-type="string">
            <text:p>gnome-boxes.png</text:p>
          </table:table-cell>
          <table:table-cell table:formula="of:=[.A1071]&amp;&quot;/&quot;&amp;[.C1071]" office:value-type="string" office:string-value="apps/gnome-boxes.png" calcext:value-type="string">
            <text:p>apps/gnome-boxes.png</text:p>
          </table:table-cell>
          <table:table-cell table:formula="of:=VLOOKUP([.D107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gnome.Builder.png</text:p>
          </table:table-cell>
          <table:table-cell office:value-type="string" calcext:value-type="string">
            <text:p>builder.png</text:p>
          </table:table-cell>
          <table:table-cell table:formula="of:=[.A1072]&amp;&quot;/&quot;&amp;[.C1072]" office:value-type="string" office:string-value="apps/builder.png" calcext:value-type="string">
            <text:p>apps/builder.png</text:p>
          </table:table-cell>
          <table:table-cell table:formula="of:=VLOOKUP([.D107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gnome.Calculator.png</text:p>
          </table:table-cell>
          <table:table-cell office:value-type="string" calcext:value-type="string">
            <text:p>accessories-calculator.png</text:p>
          </table:table-cell>
          <table:table-cell table:formula="of:=[.A1073]&amp;&quot;/&quot;&amp;[.C1073]" office:value-type="string" office:string-value="apps/accessories-calculator.png" calcext:value-type="string">
            <text:p>apps/accessories-calculator.png</text:p>
          </table:table-cell>
          <table:table-cell table:formula="of:=VLOOKUP([.D107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gnome.Calendar.png</text:p>
          </table:table-cell>
          <table:table-cell office:value-type="string" calcext:value-type="string">
            <text:p>office-calendar.png</text:p>
          </table:table-cell>
          <table:table-cell table:formula="of:=[.A1074]&amp;&quot;/&quot;&amp;[.C1074]" office:value-type="string" office:string-value="apps/office-calendar.png" calcext:value-type="string">
            <text:p>apps/office-calendar.png</text:p>
          </table:table-cell>
          <table:table-cell table:formula="of:=VLOOKUP([.D107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gnome.Characters.png</text:p>
          </table:table-cell>
          <table:table-cell office:value-type="string" calcext:value-type="string">
            <text:p>accessories-character-map.png</text:p>
          </table:table-cell>
          <table:table-cell table:formula="of:=[.A1075]&amp;&quot;/&quot;&amp;[.C1075]" office:value-type="string" office:string-value="apps/accessories-character-map.png" calcext:value-type="string">
            <text:p>apps/accessories-character-map.png</text:p>
          </table:table-cell>
          <table:table-cell table:formula="of:=VLOOKUP([.D107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gnome.Cheese.png</text:p>
          </table:table-cell>
          <table:table-cell office:value-type="string" calcext:value-type="string">
            <text:p>cheese.png</text:p>
          </table:table-cell>
          <table:table-cell table:formula="of:=[.A1076]&amp;&quot;/&quot;&amp;[.C1076]" office:value-type="string" office:string-value="apps/cheese.png" calcext:value-type="string">
            <text:p>apps/cheese.png</text:p>
          </table:table-cell>
          <table:table-cell table:formula="of:=VLOOKUP([.D107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gnome.clocks.png</text:p>
          </table:table-cell>
          <table:table-cell office:value-type="string" calcext:value-type="string">
            <text:p>gnome-clocks.png</text:p>
          </table:table-cell>
          <table:table-cell table:formula="of:=[.A1077]&amp;&quot;/&quot;&amp;[.C1077]" office:value-type="string" office:string-value="apps/gnome-clocks.png" calcext:value-type="string">
            <text:p>apps/gnome-clocks.png</text:p>
          </table:table-cell>
          <table:table-cell table:formula="of:=VLOOKUP([.D107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gnome.Clocks.png</text:p>
          </table:table-cell>
          <table:table-cell office:value-type="string" calcext:value-type="string">
            <text:p>gnome-clocks.png</text:p>
          </table:table-cell>
          <table:table-cell table:formula="of:=[.A1078]&amp;&quot;/&quot;&amp;[.C1078]" office:value-type="string" office:string-value="apps/gnome-clocks.png" calcext:value-type="string">
            <text:p>apps/gnome-clocks.png</text:p>
          </table:table-cell>
          <table:table-cell table:formula="of:=VLOOKUP([.D107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gnome.Contacts.png</text:p>
          </table:table-cell>
          <table:table-cell office:value-type="string" calcext:value-type="string">
            <text:p>addressbook.png</text:p>
          </table:table-cell>
          <table:table-cell table:formula="of:=[.A1079]&amp;&quot;/&quot;&amp;[.C1079]" office:value-type="string" office:string-value="apps/addressbook.png" calcext:value-type="string">
            <text:p>apps/addressbook.png</text:p>
          </table:table-cell>
          <table:table-cell table:formula="of:=VLOOKUP([.D107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gnome.DejaDup.png</text:p>
          </table:table-cell>
          <table:table-cell office:value-type="string" calcext:value-type="string">
            <text:p>deja-dup.png</text:p>
          </table:table-cell>
          <table:table-cell table:formula="of:=[.A1080]&amp;&quot;/&quot;&amp;[.C1080]" office:value-type="string" office:string-value="apps/deja-dup.png" calcext:value-type="string">
            <text:p>apps/deja-dup.png</text:p>
          </table:table-cell>
          <table:table-cell table:formula="of:=VLOOKUP([.D108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gnome.Devhelp.png</text:p>
          </table:table-cell>
          <table:table-cell office:value-type="string" calcext:value-type="string">
            <text:p>devhelp.png</text:p>
          </table:table-cell>
          <table:table-cell table:formula="of:=[.A1081]&amp;&quot;/&quot;&amp;[.C1081]" office:value-type="string" office:string-value="apps/devhelp.png" calcext:value-type="string">
            <text:p>apps/devhelp.png</text:p>
          </table:table-cell>
          <table:table-cell table:formula="of:=VLOOKUP([.D108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gnome.dfeet.png</text:p>
          </table:table-cell>
          <table:table-cell office:value-type="string" calcext:value-type="string">
            <text:p>d-feet.png</text:p>
          </table:table-cell>
          <table:table-cell table:formula="of:=[.A1082]&amp;&quot;/&quot;&amp;[.C1082]" office:value-type="string" office:string-value="apps/d-feet.png" calcext:value-type="string">
            <text:p>apps/d-feet.png</text:p>
          </table:table-cell>
          <table:table-cell table:formula="of:=VLOOKUP([.D108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gnome.DiskUtility.png</text:p>
          </table:table-cell>
          <table:table-cell office:value-type="string" calcext:value-type="string">
            <text:p>gnome-disks.png</text:p>
          </table:table-cell>
          <table:table-cell table:formula="of:=[.A1083]&amp;&quot;/&quot;&amp;[.C1083]" office:value-type="string" office:string-value="apps/gnome-disks.png" calcext:value-type="string">
            <text:p>apps/gnome-disks.png</text:p>
          </table:table-cell>
          <table:table-cell table:formula="of:=VLOOKUP([.D108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gnome.Documents.png</text:p>
          </table:table-cell>
          <table:table-cell office:value-type="string" calcext:value-type="string">
            <text:p>gnome-documents.png</text:p>
          </table:table-cell>
          <table:table-cell table:formula="of:=[.A1084]&amp;&quot;/&quot;&amp;[.C1084]" office:value-type="string" office:string-value="apps/gnome-documents.png" calcext:value-type="string">
            <text:p>apps/gnome-documents.png</text:p>
          </table:table-cell>
          <table:table-cell table:formula="of:=VLOOKUP([.D108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gnome.Empathy.png</text:p>
          </table:table-cell>
          <table:table-cell office:value-type="string" calcext:value-type="string">
            <text:p>empathy.png</text:p>
          </table:table-cell>
          <table:table-cell table:formula="of:=[.A1085]&amp;&quot;/&quot;&amp;[.C1085]" office:value-type="string" office:string-value="apps/empathy.png" calcext:value-type="string">
            <text:p>apps/empathy.png</text:p>
          </table:table-cell>
          <table:table-cell table:formula="of:=VLOOKUP([.D108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gnome.eog.png</text:p>
          </table:table-cell>
          <table:table-cell office:value-type="string" calcext:value-type="string">
            <text:p>multimedia-photo-viewer.png</text:p>
          </table:table-cell>
          <table:table-cell table:formula="of:=[.A1086]&amp;&quot;/&quot;&amp;[.C1086]" office:value-type="string" office:string-value="apps/multimedia-photo-viewer.png" calcext:value-type="string">
            <text:p>apps/multimedia-photo-viewer.png</text:p>
          </table:table-cell>
          <table:table-cell table:formula="of:=VLOOKUP([.D108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gnome.Epiphany.png</text:p>
          </table:table-cell>
          <table:table-cell office:value-type="string" calcext:value-type="string">
            <text:p>internet-web-browser.png</text:p>
          </table:table-cell>
          <table:table-cell table:formula="of:=[.A1087]&amp;&quot;/&quot;&amp;[.C1087]" office:value-type="string" office:string-value="apps/internet-web-browser.png" calcext:value-type="string">
            <text:p>apps/internet-web-browser.png</text:p>
          </table:table-cell>
          <table:table-cell table:formula="of:=VLOOKUP([.D108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gnome.Evince.png</text:p>
          </table:table-cell>
          <table:table-cell office:value-type="string" calcext:value-type="string">
            <text:p>accessories-document-viewer.png</text:p>
          </table:table-cell>
          <table:table-cell table:formula="of:=[.A1088]&amp;&quot;/&quot;&amp;[.C1088]" office:value-type="string" office:string-value="apps/accessories-document-viewer.png" calcext:value-type="string">
            <text:p>apps/accessories-document-viewer.png</text:p>
          </table:table-cell>
          <table:table-cell table:formula="of:=VLOOKUP([.D108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gnome.FeedReader.png</text:p>
          </table:table-cell>
          <table:table-cell office:value-type="string" calcext:value-type="string">
            <text:p>internet-news-reader.png</text:p>
          </table:table-cell>
          <table:table-cell table:formula="of:=[.A1089]&amp;&quot;/&quot;&amp;[.C1089]" office:value-type="string" office:string-value="apps/internet-news-reader.png" calcext:value-type="string">
            <text:p>apps/internet-news-reader.png</text:p>
          </table:table-cell>
          <table:table-cell table:formula="of:=VLOOKUP([.D108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gnome.Files.png</text:p>
          </table:table-cell>
          <table:table-cell office:value-type="string" calcext:value-type="string">
            <text:p>system-file-manager.png</text:p>
          </table:table-cell>
          <table:table-cell table:formula="of:=[.A1090]&amp;&quot;/&quot;&amp;[.C1090]" office:value-type="string" office:string-value="apps/system-file-manager.png" calcext:value-type="string">
            <text:p>apps/system-file-manager.png</text:p>
          </table:table-cell>
          <table:table-cell table:formula="of:=VLOOKUP([.D109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gnome.font-viewer.png</text:p>
          </table:table-cell>
          <table:table-cell office:value-type="string" calcext:value-type="string">
            <text:p>preferences-desktop-font.png</text:p>
          </table:table-cell>
          <table:table-cell table:formula="of:=[.A1091]&amp;&quot;/&quot;&amp;[.C1091]" office:value-type="string" office:string-value="apps/preferences-desktop-font.png" calcext:value-type="string">
            <text:p>apps/preferences-desktop-font.png</text:p>
          </table:table-cell>
          <table:table-cell table:formula="of:=VLOOKUP([.D109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gnome.Games.png</text:p>
          </table:table-cell>
          <table:table-cell office:value-type="string" calcext:value-type="string">
            <text:p>gnome-games.png</text:p>
          </table:table-cell>
          <table:table-cell table:formula="of:=[.A1092]&amp;&quot;/&quot;&amp;[.C1092]" office:value-type="string" office:string-value="apps/gnome-games.png" calcext:value-type="string">
            <text:p>apps/gnome-games.png</text:p>
          </table:table-cell>
          <table:table-cell table:formula="of:=VLOOKUP([.D109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gnome.Geary.png</text:p>
          </table:table-cell>
          <table:table-cell office:value-type="string" calcext:value-type="string">
            <text:p>geary.png</text:p>
          </table:table-cell>
          <table:table-cell table:formula="of:=[.A1093]&amp;&quot;/&quot;&amp;[.C1093]" office:value-type="string" office:string-value="apps/geary.png" calcext:value-type="string">
            <text:p>apps/geary.png</text:p>
          </table:table-cell>
          <table:table-cell table:formula="of:=VLOOKUP([.D109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gnome.gedit.png</text:p>
          </table:table-cell>
          <table:table-cell office:value-type="string" calcext:value-type="string">
            <text:p>accessories-text-editor.png</text:p>
          </table:table-cell>
          <table:table-cell table:formula="of:=[.A1094]&amp;&quot;/&quot;&amp;[.C1094]" office:value-type="string" office:string-value="apps/accessories-text-editor.png" calcext:value-type="string">
            <text:p>apps/accessories-text-editor.png</text:p>
          </table:table-cell>
          <table:table-cell table:formula="of:=VLOOKUP([.D109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gnome.GIMP.png</text:p>
          </table:table-cell>
          <table:table-cell office:value-type="string" calcext:value-type="string">
            <text:p>gimp.png</text:p>
          </table:table-cell>
          <table:table-cell table:formula="of:=[.A1095]&amp;&quot;/&quot;&amp;[.C1095]" office:value-type="string" office:string-value="apps/gimp.png" calcext:value-type="string">
            <text:p>apps/gimp.png</text:p>
          </table:table-cell>
          <table:table-cell table:formula="of:=VLOOKUP([.D109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gnome.gitg.png</text:p>
          </table:table-cell>
          <table:table-cell office:value-type="string" calcext:value-type="string">
            <text:p>gitg.png</text:p>
          </table:table-cell>
          <table:table-cell table:formula="of:=[.A1096]&amp;&quot;/&quot;&amp;[.C1096]" office:value-type="string" office:string-value="apps/gitg.png" calcext:value-type="string">
            <text:p>apps/gitg.png</text:p>
          </table:table-cell>
          <table:table-cell table:formula="of:=VLOOKUP([.D109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gnome.Glade.png</text:p>
          </table:table-cell>
          <table:table-cell office:value-type="string" calcext:value-type="string">
            <text:p>glade.png</text:p>
          </table:table-cell>
          <table:table-cell table:formula="of:=[.A1097]&amp;&quot;/&quot;&amp;[.C1097]" office:value-type="string" office:string-value="apps/glade.png" calcext:value-type="string">
            <text:p>apps/glade.png</text:p>
          </table:table-cell>
          <table:table-cell table:formula="of:=VLOOKUP([.D109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gnome.Logs.png</text:p>
          </table:table-cell>
          <table:table-cell office:value-type="string" calcext:value-type="string">
            <text:p>logviewer.png</text:p>
          </table:table-cell>
          <table:table-cell table:formula="of:=[.A1098]&amp;&quot;/&quot;&amp;[.C1098]" office:value-type="string" office:string-value="apps/logviewer.png" calcext:value-type="string">
            <text:p>apps/logviewer.png</text:p>
          </table:table-cell>
          <table:table-cell table:formula="of:=VLOOKUP([.D109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gnome.Lollypop.png</text:p>
          </table:table-cell>
          <table:table-cell office:value-type="string" calcext:value-type="string">
            <text:p>lollypop.png</text:p>
          </table:table-cell>
          <table:table-cell table:formula="of:=[.A1099]&amp;&quot;/&quot;&amp;[.C1099]" office:value-type="string" office:string-value="apps/lollypop.png" calcext:value-type="string">
            <text:p>apps/lollypop.png</text:p>
          </table:table-cell>
          <table:table-cell table:formula="of:=VLOOKUP([.D109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gnome.Mahjongg.png</text:p>
          </table:table-cell>
          <table:table-cell office:value-type="string" calcext:value-type="string">
            <text:p>mahjongg.png</text:p>
          </table:table-cell>
          <table:table-cell table:formula="of:=[.A1100]&amp;&quot;/&quot;&amp;[.C1100]" office:value-type="string" office:string-value="apps/mahjongg.png" calcext:value-type="string">
            <text:p>apps/mahjongg.png</text:p>
          </table:table-cell>
          <table:table-cell table:formula="of:=VLOOKUP([.D110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gnome.Maps.png</text:p>
          </table:table-cell>
          <table:table-cell office:value-type="string" calcext:value-type="string">
            <text:p>gnome-maps.png</text:p>
          </table:table-cell>
          <table:table-cell table:formula="of:=[.A1101]&amp;&quot;/&quot;&amp;[.C1101]" office:value-type="string" office:string-value="apps/gnome-maps.png" calcext:value-type="string">
            <text:p>apps/gnome-maps.png</text:p>
          </table:table-cell>
          <table:table-cell table:formula="of:=VLOOKUP([.D110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gnome.Meld.png</text:p>
          </table:table-cell>
          <table:table-cell office:value-type="string" calcext:value-type="string">
            <text:p>meld.png</text:p>
          </table:table-cell>
          <table:table-cell table:formula="of:=[.A1102]&amp;&quot;/&quot;&amp;[.C1102]" office:value-type="string" office:string-value="apps/meld.png" calcext:value-type="string">
            <text:p>apps/meld.png</text:p>
          </table:table-cell>
          <table:table-cell table:formula="of:=VLOOKUP([.D110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gnome.Mines.png</text:p>
          </table:table-cell>
          <table:table-cell office:value-type="string" calcext:value-type="string">
            <text:p>gnomines.png</text:p>
          </table:table-cell>
          <table:table-cell table:formula="of:=[.A1103]&amp;&quot;/&quot;&amp;[.C1103]" office:value-type="string" office:string-value="apps/gnomines.png" calcext:value-type="string">
            <text:p>apps/gnomines.png</text:p>
          </table:table-cell>
          <table:table-cell table:formula="of:=VLOOKUP([.D110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gnome.Music.png</text:p>
          </table:table-cell>
          <table:table-cell office:value-type="string" calcext:value-type="string">
            <text:p>gnome-music.png</text:p>
          </table:table-cell>
          <table:table-cell table:formula="of:=[.A1104]&amp;&quot;/&quot;&amp;[.C1104]" office:value-type="string" office:string-value="apps/gnome-music.png" calcext:value-type="string">
            <text:p>apps/gnome-music.png</text:p>
          </table:table-cell>
          <table:table-cell table:formula="of:=VLOOKUP([.D110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gnome.Nautilus.png</text:p>
          </table:table-cell>
          <table:table-cell office:value-type="string" calcext:value-type="string">
            <text:p>system-file-manager.png</text:p>
          </table:table-cell>
          <table:table-cell table:formula="of:=[.A1105]&amp;&quot;/&quot;&amp;[.C1105]" office:value-type="string" office:string-value="apps/system-file-manager.png" calcext:value-type="string">
            <text:p>apps/system-file-manager.png</text:p>
          </table:table-cell>
          <table:table-cell table:formula="of:=VLOOKUP([.D110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gnome.Notes.png</text:p>
          </table:table-cell>
          <table:table-cell office:value-type="string" calcext:value-type="string">
            <text:p>notes.png</text:p>
          </table:table-cell>
          <table:table-cell table:formula="of:=[.A1106]&amp;&quot;/&quot;&amp;[.C1106]" office:value-type="string" office:string-value="apps/notes.png" calcext:value-type="string">
            <text:p>apps/notes.png</text:p>
          </table:table-cell>
          <table:table-cell table:formula="of:=VLOOKUP([.D110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gnome.Photos.png</text:p>
          </table:table-cell>
          <table:table-cell office:value-type="string" calcext:value-type="string">
            <text:p>gnome-photos.png</text:p>
          </table:table-cell>
          <table:table-cell table:formula="of:=[.A1107]&amp;&quot;/&quot;&amp;[.C1107]" office:value-type="string" office:string-value="apps/gnome-photos.png" calcext:value-type="string">
            <text:p>apps/gnome-photos.png</text:p>
          </table:table-cell>
          <table:table-cell table:formula="of:=VLOOKUP([.D110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gnome.Polari.png</text:p>
          </table:table-cell>
          <table:table-cell office:value-type="string" calcext:value-type="string">
            <text:p>polari.png</text:p>
          </table:table-cell>
          <table:table-cell table:formula="of:=[.A1108]&amp;&quot;/&quot;&amp;[.C1108]" office:value-type="string" office:string-value="apps/polari.png" calcext:value-type="string">
            <text:p>apps/polari.png</text:p>
          </table:table-cell>
          <table:table-cell table:formula="of:=VLOOKUP([.D110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gnome.PowerStats.png</text:p>
          </table:table-cell>
          <table:table-cell office:value-type="string" calcext:value-type="string">
            <text:p>gnome-power-statistics.png</text:p>
          </table:table-cell>
          <table:table-cell table:formula="of:=[.A1109]&amp;&quot;/&quot;&amp;[.C1109]" office:value-type="string" office:string-value="apps/gnome-power-statistics.png" calcext:value-type="string">
            <text:p>apps/gnome-power-statistics.png</text:p>
          </table:table-cell>
          <table:table-cell table:formula="of:=VLOOKUP([.D110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gnome.Rhythmbox.png</text:p>
          </table:table-cell>
          <table:table-cell office:value-type="string" calcext:value-type="string">
            <text:p>rhythmbox.png</text:p>
          </table:table-cell>
          <table:table-cell table:formula="of:=[.A1110]&amp;&quot;/&quot;&amp;[.C1110]" office:value-type="string" office:string-value="apps/rhythmbox.png" calcext:value-type="string">
            <text:p>apps/rhythmbox.png</text:p>
          </table:table-cell>
          <table:table-cell table:formula="of:=VLOOKUP([.D111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gnome.Screenshot.png</text:p>
          </table:table-cell>
          <table:table-cell office:value-type="string" calcext:value-type="string">
            <text:p>applets-screenshooter.png</text:p>
          </table:table-cell>
          <table:table-cell table:formula="of:=[.A1111]&amp;&quot;/&quot;&amp;[.C1111]" office:value-type="string" office:string-value="apps/applets-screenshooter.png" calcext:value-type="string">
            <text:p>apps/applets-screenshooter.png</text:p>
          </table:table-cell>
          <table:table-cell table:formula="of:=VLOOKUP([.D111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gnome.seahorse.Application.png</text:p>
          </table:table-cell>
          <table:table-cell office:value-type="string" calcext:value-type="string">
            <text:p>passwords.png</text:p>
          </table:table-cell>
          <table:table-cell table:formula="of:=[.A1112]&amp;&quot;/&quot;&amp;[.C1112]" office:value-type="string" office:string-value="apps/passwords.png" calcext:value-type="string">
            <text:p>apps/passwords.png</text:p>
          </table:table-cell>
          <table:table-cell table:formula="of:=VLOOKUP([.D111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gnome.Settings.png</text:p>
          </table:table-cell>
          <table:table-cell office:value-type="string" calcext:value-type="string">
            <text:p>preferences-system.png</text:p>
          </table:table-cell>
          <table:table-cell table:formula="of:=[.A1113]&amp;&quot;/&quot;&amp;[.C1113]" office:value-type="string" office:string-value="apps/preferences-system.png" calcext:value-type="string">
            <text:p>apps/preferences-system.png</text:p>
          </table:table-cell>
          <table:table-cell table:formula="of:=VLOOKUP([.D111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gnome.SimpleScan.png</text:p>
          </table:table-cell>
          <table:table-cell office:value-type="string" calcext:value-type="string">
            <text:p>../devices/scanner.png</text:p>
          </table:table-cell>
          <table:table-cell table:formula="of:=[.A1114]&amp;&quot;/&quot;&amp;[.C1114]" office:value-type="string" office:string-value="apps/../devices/scanner.png" calcext:value-type="string">
            <text:p>apps/../devices/scanner.png</text:p>
          </table:table-cell>
          <table:table-cell table:formula="of:=VLOOKUP([.D111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gnome.Software.png</text:p>
          </table:table-cell>
          <table:table-cell office:value-type="string" calcext:value-type="string">
            <text:p>gnome-software.png</text:p>
          </table:table-cell>
          <table:table-cell table:formula="of:=[.A1115]&amp;&quot;/&quot;&amp;[.C1115]" office:value-type="string" office:string-value="apps/gnome-software.png" calcext:value-type="string">
            <text:p>apps/gnome-software.png</text:p>
          </table:table-cell>
          <table:table-cell table:formula="of:=VLOOKUP([.D111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gnome.Sudoku.png</text:p>
          </table:table-cell>
          <table:table-cell office:value-type="string" calcext:value-type="string">
            <text:p>sudoku.png</text:p>
          </table:table-cell>
          <table:table-cell table:formula="of:=[.A1116]&amp;&quot;/&quot;&amp;[.C1116]" office:value-type="string" office:string-value="apps/sudoku.png" calcext:value-type="string">
            <text:p>apps/sudoku.png</text:p>
          </table:table-cell>
          <table:table-cell table:formula="of:=VLOOKUP([.D111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gnome.SystemMonitor.png</text:p>
          </table:table-cell>
          <table:table-cell office:value-type="string" calcext:value-type="string">
            <text:p>utilities-system-monitor.png</text:p>
          </table:table-cell>
          <table:table-cell table:formula="of:=[.A1117]&amp;&quot;/&quot;&amp;[.C1117]" office:value-type="string" office:string-value="apps/utilities-system-monitor.png" calcext:value-type="string">
            <text:p>apps/utilities-system-monitor.png</text:p>
          </table:table-cell>
          <table:table-cell table:formula="of:=VLOOKUP([.D111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gnome.Terminal.png</text:p>
          </table:table-cell>
          <table:table-cell office:value-type="string" calcext:value-type="string">
            <text:p>utilities-terminal.png</text:p>
          </table:table-cell>
          <table:table-cell table:formula="of:=[.A1118]&amp;&quot;/&quot;&amp;[.C1118]" office:value-type="string" office:string-value="apps/utilities-terminal.png" calcext:value-type="string">
            <text:p>apps/utilities-terminal.png</text:p>
          </table:table-cell>
          <table:table-cell table:formula="of:=VLOOKUP([.D111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gnome.Todo.png</text:p>
          </table:table-cell>
          <table:table-cell office:value-type="string" calcext:value-type="string">
            <text:p>gnome-todo.png</text:p>
          </table:table-cell>
          <table:table-cell table:formula="of:=[.A1119]&amp;&quot;/&quot;&amp;[.C1119]" office:value-type="string" office:string-value="apps/gnome-todo.png" calcext:value-type="string">
            <text:p>apps/gnome-todo.png</text:p>
          </table:table-cell>
          <table:table-cell table:formula="of:=VLOOKUP([.D111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gnome.Totem.png</text:p>
          </table:table-cell>
          <table:table-cell office:value-type="string" calcext:value-type="string">
            <text:p>multimedia-video-player.png</text:p>
          </table:table-cell>
          <table:table-cell table:formula="of:=[.A1120]&amp;&quot;/&quot;&amp;[.C1120]" office:value-type="string" office:string-value="apps/multimedia-video-player.png" calcext:value-type="string">
            <text:p>apps/multimedia-video-player.png</text:p>
          </table:table-cell>
          <table:table-cell table:formula="of:=VLOOKUP([.D112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gnome.tweaks.png</text:p>
          </table:table-cell>
          <table:table-cell office:value-type="string" calcext:value-type="string">
            <text:p>desktop-tweaks.png</text:p>
          </table:table-cell>
          <table:table-cell table:formula="of:=[.A1121]&amp;&quot;/&quot;&amp;[.C1121]" office:value-type="string" office:string-value="apps/desktop-tweaks.png" calcext:value-type="string">
            <text:p>apps/desktop-tweaks.png</text:p>
          </table:table-cell>
          <table:table-cell table:formula="of:=VLOOKUP([.D112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gnome.TwentyFortyEight.png</text:p>
          </table:table-cell>
          <table:table-cell office:value-type="string" calcext:value-type="string">
            <text:p>2048.png</text:p>
          </table:table-cell>
          <table:table-cell table:formula="of:=[.A1122]&amp;&quot;/&quot;&amp;[.C1122]" office:value-type="string" office:string-value="apps/2048.png" calcext:value-type="string">
            <text:p>apps/2048.png</text:p>
          </table:table-cell>
          <table:table-cell table:formula="of:=VLOOKUP([.D112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gnome.Usage.png</text:p>
          </table:table-cell>
          <table:table-cell office:value-type="string" calcext:value-type="string">
            <text:p>utilities-system-monitor.png</text:p>
          </table:table-cell>
          <table:table-cell table:formula="of:=[.A1123]&amp;&quot;/&quot;&amp;[.C1123]" office:value-type="string" office:string-value="apps/utilities-system-monitor.png" calcext:value-type="string">
            <text:p>apps/utilities-system-monitor.png</text:p>
          </table:table-cell>
          <table:table-cell table:formula="of:=VLOOKUP([.D112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gnome.Weather.Application.png</text:p>
          </table:table-cell>
          <table:table-cell office:value-type="string" calcext:value-type="string">
            <text:p>gnome-weather.png</text:p>
          </table:table-cell>
          <table:table-cell table:formula="of:=[.A1124]&amp;&quot;/&quot;&amp;[.C1124]" office:value-type="string" office:string-value="apps/gnome-weather.png" calcext:value-type="string">
            <text:p>apps/gnome-weather.png</text:p>
          </table:table-cell>
          <table:table-cell table:formula="of:=VLOOKUP([.D112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gnome.Weather.png</text:p>
          </table:table-cell>
          <table:table-cell office:value-type="string" calcext:value-type="string">
            <text:p>gnome-weather.png</text:p>
          </table:table-cell>
          <table:table-cell table:formula="of:=[.A1125]&amp;&quot;/&quot;&amp;[.C1125]" office:value-type="string" office:string-value="apps/gnome-weather.png" calcext:value-type="string">
            <text:p>apps/gnome-weather.png</text:p>
          </table:table-cell>
          <table:table-cell table:formula="of:=VLOOKUP([.D112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libreoffice.LibreOffice.base.png</text:p>
          </table:table-cell>
          <table:table-cell office:value-type="string" calcext:value-type="string">
            <text:p>libreoffice-base.png</text:p>
          </table:table-cell>
          <table:table-cell table:formula="of:=[.A1126]&amp;&quot;/&quot;&amp;[.C1126]" office:value-type="string" office:string-value="apps/libreoffice-base.png" calcext:value-type="string">
            <text:p>apps/libreoffice-base.png</text:p>
          </table:table-cell>
          <table:table-cell table:formula="of:=VLOOKUP([.D112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libreoffice.LibreOffice.calc.png</text:p>
          </table:table-cell>
          <table:table-cell office:value-type="string" calcext:value-type="string">
            <text:p>libreoffice-calc.png</text:p>
          </table:table-cell>
          <table:table-cell table:formula="of:=[.A1127]&amp;&quot;/&quot;&amp;[.C1127]" office:value-type="string" office:string-value="apps/libreoffice-calc.png" calcext:value-type="string">
            <text:p>apps/libreoffice-calc.png</text:p>
          </table:table-cell>
          <table:table-cell table:formula="of:=VLOOKUP([.D112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libreoffice.LibreOffice.draw.png</text:p>
          </table:table-cell>
          <table:table-cell office:value-type="string" calcext:value-type="string">
            <text:p>libreoffice-draw.png</text:p>
          </table:table-cell>
          <table:table-cell table:formula="of:=[.A1128]&amp;&quot;/&quot;&amp;[.C1128]" office:value-type="string" office:string-value="apps/libreoffice-draw.png" calcext:value-type="string">
            <text:p>apps/libreoffice-draw.png</text:p>
          </table:table-cell>
          <table:table-cell table:formula="of:=VLOOKUP([.D112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libreoffice.LibreOffice.impress.png</text:p>
          </table:table-cell>
          <table:table-cell office:value-type="string" calcext:value-type="string">
            <text:p>libreoffice-impress.png</text:p>
          </table:table-cell>
          <table:table-cell table:formula="of:=[.A1129]&amp;&quot;/&quot;&amp;[.C1129]" office:value-type="string" office:string-value="apps/libreoffice-impress.png" calcext:value-type="string">
            <text:p>apps/libreoffice-impress.png</text:p>
          </table:table-cell>
          <table:table-cell table:formula="of:=VLOOKUP([.D112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libreoffice.LibreOffice.math.png</text:p>
          </table:table-cell>
          <table:table-cell office:value-type="string" calcext:value-type="string">
            <text:p>libreoffice-math.png</text:p>
          </table:table-cell>
          <table:table-cell table:formula="of:=[.A1130]&amp;&quot;/&quot;&amp;[.C1130]" office:value-type="string" office:string-value="apps/libreoffice-math.png" calcext:value-type="string">
            <text:p>apps/libreoffice-math.png</text:p>
          </table:table-cell>
          <table:table-cell table:formula="of:=VLOOKUP([.D113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libreoffice.LibreOffice.startcenter.png</text:p>
          </table:table-cell>
          <table:table-cell office:value-type="string" calcext:value-type="string">
            <text:p>libreoffice.png</text:p>
          </table:table-cell>
          <table:table-cell table:formula="of:=[.A1131]&amp;&quot;/&quot;&amp;[.C1131]" office:value-type="string" office:string-value="apps/libreoffice.png" calcext:value-type="string">
            <text:p>apps/libreoffice.png</text:p>
          </table:table-cell>
          <table:table-cell table:formula="of:=VLOOKUP([.D113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libreoffice.LibreOffice.writer.png</text:p>
          </table:table-cell>
          <table:table-cell office:value-type="string" calcext:value-type="string">
            <text:p>libreoffice-writer.png</text:p>
          </table:table-cell>
          <table:table-cell table:formula="of:=[.A1132]&amp;&quot;/&quot;&amp;[.C1132]" office:value-type="string" office:string-value="apps/libreoffice-writer.png" calcext:value-type="string">
            <text:p>apps/libreoffice-writer.png</text:p>
          </table:table-cell>
          <table:table-cell table:formula="of:=VLOOKUP([.D113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mozilla.FirefoxDevEdition.png</text:p>
          </table:table-cell>
          <table:table-cell office:value-type="string" calcext:value-type="string">
            <text:p>firefox-nightly.png</text:p>
          </table:table-cell>
          <table:table-cell table:formula="of:=[.A1133]&amp;&quot;/&quot;&amp;[.C1133]" office:value-type="string" office:string-value="apps/firefox-nightly.png" calcext:value-type="string">
            <text:p>apps/firefox-nightly.png</text:p>
          </table:table-cell>
          <table:table-cell table:formula="of:=VLOOKUP([.D113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mozilla.FirefoxNightly.png</text:p>
          </table:table-cell>
          <table:table-cell office:value-type="string" calcext:value-type="string">
            <text:p>firefox-nightly.png</text:p>
          </table:table-cell>
          <table:table-cell table:formula="of:=[.A1134]&amp;&quot;/&quot;&amp;[.C1134]" office:value-type="string" office:string-value="apps/firefox-nightly.png" calcext:value-type="string">
            <text:p>apps/firefox-nightly.png</text:p>
          </table:table-cell>
          <table:table-cell table:formula="of:=VLOOKUP([.D113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mozilla.FirefoxNightlyWayland.png</text:p>
          </table:table-cell>
          <table:table-cell office:value-type="string" calcext:value-type="string">
            <text:p>firefox-nightly.png</text:p>
          </table:table-cell>
          <table:table-cell table:formula="of:=[.A1135]&amp;&quot;/&quot;&amp;[.C1135]" office:value-type="string" office:string-value="apps/firefox-nightly.png" calcext:value-type="string">
            <text:p>apps/firefox-nightly.png</text:p>
          </table:table-cell>
          <table:table-cell table:formula="of:=VLOOKUP([.D113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mozilla.Firefox.png</text:p>
          </table:table-cell>
          <table:table-cell office:value-type="string" calcext:value-type="string">
            <text:p>firefox.png</text:p>
          </table:table-cell>
          <table:table-cell table:formula="of:=[.A1136]&amp;&quot;/&quot;&amp;[.C1136]" office:value-type="string" office:string-value="apps/firefox.png" calcext:value-type="string">
            <text:p>apps/firefox.png</text:p>
          </table:table-cell>
          <table:table-cell table:formula="of:=VLOOKUP([.D113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rg.videolan.VLC.png</text:p>
          </table:table-cell>
          <table:table-cell office:value-type="string" calcext:value-type="string">
            <text:p>vlc.png</text:p>
          </table:table-cell>
          <table:table-cell table:formula="of:=[.A1137]&amp;&quot;/&quot;&amp;[.C1137]" office:value-type="string" office:string-value="apps/vlc.png" calcext:value-type="string">
            <text:p>apps/vlc.png</text:p>
          </table:table-cell>
          <table:table-cell table:formula="of:=VLOOKUP([.D113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smo.png</text:p>
          </table:table-cell>
          <table:table-cell office:value-type="string" calcext:value-type="string">
            <text:p>calendar.png</text:p>
          </table:table-cell>
          <table:table-cell table:formula="of:=[.A1138]&amp;&quot;/&quot;&amp;[.C1138]" office:value-type="string" office:string-value="apps/calendar.png" calcext:value-type="string">
            <text:p>apps/calendar.png</text:p>
          </table:table-cell>
          <table:table-cell table:formula="of:=VLOOKUP([.D113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wncloud.png</text:p>
          </table:table-cell>
          <table:table-cell table:style-name="ce15" table:formula="of:=[.B1139]" office:value-type="string" office:string-value="owncloud.png" calcext:value-type="string">
            <text:p>owncloud.png</text:p>
          </table:table-cell>
          <table:table-cell table:formula="of:=[.A1139]&amp;&quot;/&quot;&amp;[.C1139]" office:value-type="string" office:string-value="apps/owncloud.png" calcext:value-type="string">
            <text:p>apps/owncloud.png</text:p>
          </table:table-cell>
          <table:table-cell table:formula="of:=VLOOKUP([.D113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oxygen.png</text:p>
          </table:table-cell>
          <table:table-cell table:style-name="ce15" table:formula="of:=[.B1140]" office:value-type="string" office:string-value="oxygen.png" calcext:value-type="string">
            <text:p>oxygen.png</text:p>
          </table:table-cell>
          <table:table-cell table:formula="of:=[.A1140]&amp;&quot;/&quot;&amp;[.C1140]" office:value-type="string" office:string-value="apps/oxygen.png" calcext:value-type="string">
            <text:p>apps/oxygen.png</text:p>
          </table:table-cell>
          <table:table-cell table:formula="of:=VLOOKUP([.D114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7zip.png</text:p>
          </table:table-cell>
          <table:table-cell office:value-type="string" calcext:value-type="string">
            <text:p>archive-manager.png</text:p>
          </table:table-cell>
          <table:table-cell table:formula="of:=[.A1141]&amp;&quot;/&quot;&amp;[.C1141]" office:value-type="string" office:string-value="apps/archive-manager.png" calcext:value-type="string">
            <text:p>apps/archive-manager.png</text:p>
          </table:table-cell>
          <table:table-cell table:formula="of:=VLOOKUP([.D114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alimpsest.png</text:p>
          </table:table-cell>
          <table:table-cell office:value-type="string" calcext:value-type="string">
            <text:p>gnome-disks.png</text:p>
          </table:table-cell>
          <table:table-cell table:formula="of:=[.A1142]&amp;&quot;/&quot;&amp;[.C1142]" office:value-type="string" office:string-value="apps/gnome-disks.png" calcext:value-type="string">
            <text:p>apps/gnome-disks.png</text:p>
          </table:table-cell>
          <table:table-cell table:formula="of:=VLOOKUP([.D114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amac-manager.png</text:p>
          </table:table-cell>
          <table:table-cell office:value-type="string" calcext:value-type="string">
            <text:p>system-software-package-manager.png</text:p>
          </table:table-cell>
          <table:table-cell table:formula="of:=[.A1143]&amp;&quot;/&quot;&amp;[.C1143]" office:value-type="string" office:string-value="apps/system-software-package-manager.png" calcext:value-type="string">
            <text:p>apps/system-software-package-manager.png</text:p>
          </table:table-cell>
          <table:table-cell table:formula="of:=VLOOKUP([.D114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amac.png</text:p>
          </table:table-cell>
          <table:table-cell office:value-type="string" calcext:value-type="string">
            <text:p>system-software-package-manager.png</text:p>
          </table:table-cell>
          <table:table-cell table:formula="of:=[.A1144]&amp;&quot;/&quot;&amp;[.C1144]" office:value-type="string" office:string-value="apps/system-software-package-manager.png" calcext:value-type="string">
            <text:p>apps/system-software-package-manager.png</text:p>
          </table:table-cell>
          <table:table-cell table:formula="of:=VLOOKUP([.D114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amac-updater.png</text:p>
          </table:table-cell>
          <table:table-cell office:value-type="string" calcext:value-type="string">
            <text:p>system-software-update.png</text:p>
          </table:table-cell>
          <table:table-cell table:formula="of:=[.A1145]&amp;&quot;/&quot;&amp;[.C1145]" office:value-type="string" office:string-value="apps/system-software-update.png" calcext:value-type="string">
            <text:p>apps/system-software-update.png</text:p>
          </table:table-cell>
          <table:table-cell table:formula="of:=VLOOKUP([.D114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anel-applets.png</text:p>
          </table:table-cell>
          <table:table-cell table:style-name="ce15" table:formula="of:=[.B1146]" office:value-type="string" office:string-value="panel-applets.png" calcext:value-type="string">
            <text:p>panel-applets.png</text:p>
          </table:table-cell>
          <table:table-cell table:formula="of:=[.A1146]&amp;&quot;/&quot;&amp;[.C1146]" office:value-type="string" office:string-value="apps/panel-applets.png" calcext:value-type="string">
            <text:p>apps/panel-applets.png</text:p>
          </table:table-cell>
          <table:table-cell table:formula="of:=VLOOKUP([.D114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anel.png</text:p>
          </table:table-cell>
          <table:table-cell table:style-name="ce15" table:formula="of:=[.B1147]" office:value-type="string" office:string-value="panel.png" calcext:value-type="string">
            <text:p>panel.png</text:p>
          </table:table-cell>
          <table:table-cell table:formula="of:=[.A1147]&amp;&quot;/&quot;&amp;[.C1147]" office:value-type="string" office:string-value="apps/panel.png" calcext:value-type="string">
            <text:p>apps/panel.png</text:p>
          </table:table-cell>
          <table:table-cell table:formula="of:=VLOOKUP([.D114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an.png</text:p>
          </table:table-cell>
          <table:table-cell office:value-type="string" calcext:value-type="string">
            <text:p>internet-news-reader.png</text:p>
          </table:table-cell>
          <table:table-cell table:formula="of:=[.A1148]&amp;&quot;/&quot;&amp;[.C1148]" office:value-type="string" office:string-value="apps/internet-news-reader.png" calcext:value-type="string">
            <text:p>apps/internet-news-reader.png</text:p>
          </table:table-cell>
          <table:table-cell table:formula="of:=VLOOKUP([.D114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arcellite.png</text:p>
          </table:table-cell>
          <table:table-cell office:value-type="string" calcext:value-type="string">
            <text:p>accessories-clipboard.png</text:p>
          </table:table-cell>
          <table:table-cell table:formula="of:=[.A1149]&amp;&quot;/&quot;&amp;[.C1149]" office:value-type="string" office:string-value="apps/accessories-clipboard.png" calcext:value-type="string">
            <text:p>apps/accessories-clipboard.png</text:p>
          </table:table-cell>
          <table:table-cell table:formula="of:=VLOOKUP([.D114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arole.png</text:p>
          </table:table-cell>
          <table:table-cell office:value-type="string" calcext:value-type="string">
            <text:p>multimedia-video-player.png</text:p>
          </table:table-cell>
          <table:table-cell table:formula="of:=[.A1150]&amp;&quot;/&quot;&amp;[.C1150]" office:value-type="string" office:string-value="apps/multimedia-video-player.png" calcext:value-type="string">
            <text:p>apps/multimedia-video-player.png</text:p>
          </table:table-cell>
          <table:table-cell table:formula="of:=VLOOKUP([.D115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artitionmanager.png</text:p>
          </table:table-cell>
          <table:table-cell office:value-type="string" calcext:value-type="string">
            <text:p>gparted.png</text:p>
          </table:table-cell>
          <table:table-cell table:formula="of:=[.A1151]&amp;&quot;/&quot;&amp;[.C1151]" office:value-type="string" office:string-value="apps/gparted.png" calcext:value-type="string">
            <text:p>apps/gparted.png</text:p>
          </table:table-cell>
          <table:table-cell table:formula="of:=VLOOKUP([.D115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assword.png</text:p>
          </table:table-cell>
          <table:table-cell office:value-type="string" calcext:value-type="string">
            <text:p>passwords.png</text:p>
          </table:table-cell>
          <table:table-cell table:formula="of:=[.A1152]&amp;&quot;/&quot;&amp;[.C1152]" office:value-type="string" office:string-value="apps/passwords.png" calcext:value-type="string">
            <text:p>apps/passwords.png</text:p>
          </table:table-cell>
          <table:table-cell table:formula="of:=VLOOKUP([.D115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asswords.png</text:p>
          </table:table-cell>
          <table:table-cell table:style-name="ce15" table:formula="of:=[.B1153]" office:value-type="string" office:string-value="passwords.png" calcext:value-type="string">
            <text:p>passwords.png</text:p>
          </table:table-cell>
          <table:table-cell table:formula="of:=[.A1153]&amp;&quot;/&quot;&amp;[.C1153]" office:value-type="string" office:string-value="apps/passwords.png" calcext:value-type="string">
            <text:p>apps/passwords.png</text:p>
          </table:table-cell>
          <table:table-cell table:formula="of:=VLOOKUP([.D115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atchage.png</text:p>
          </table:table-cell>
          <table:table-cell table:style-name="ce15" table:formula="of:=[.B1154]" office:value-type="string" office:string-value="patchage.png" calcext:value-type="string">
            <text:p>patchage.png</text:p>
          </table:table-cell>
          <table:table-cell table:formula="of:=[.A1154]&amp;&quot;/&quot;&amp;[.C1154]" office:value-type="string" office:string-value="apps/patchage.png" calcext:value-type="string">
            <text:p>apps/patchage.png</text:p>
          </table:table-cell>
          <table:table-cell table:formula="of:=VLOOKUP([.D115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dfchain.png</text:p>
          </table:table-cell>
          <table:table-cell office:value-type="string" calcext:value-type="string">
            <text:p>pdfmod.png</text:p>
          </table:table-cell>
          <table:table-cell table:formula="of:=[.A1155]&amp;&quot;/&quot;&amp;[.C1155]" office:value-type="string" office:string-value="apps/pdfmod.png" calcext:value-type="string">
            <text:p>apps/pdfmod.png</text:p>
          </table:table-cell>
          <table:table-cell table:formula="of:=VLOOKUP([.D115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dfmod.png</text:p>
          </table:table-cell>
          <table:table-cell table:style-name="ce15" table:formula="of:=[.B1156]" office:value-type="string" office:string-value="pdfmod.png" calcext:value-type="string">
            <text:p>pdfmod.png</text:p>
          </table:table-cell>
          <table:table-cell table:formula="of:=[.A1156]&amp;&quot;/&quot;&amp;[.C1156]" office:value-type="string" office:string-value="apps/pdfmod.png" calcext:value-type="string">
            <text:p>apps/pdfmod.png</text:p>
          </table:table-cell>
          <table:table-cell table:formula="of:=VLOOKUP([.D115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dfshuffler.png</text:p>
          </table:table-cell>
          <table:table-cell table:style-name="ce15" table:formula="of:=[.B1157]" office:value-type="string" office:string-value="pdfshuffler.png" calcext:value-type="string">
            <text:p>pdfshuffler.png</text:p>
          </table:table-cell>
          <table:table-cell table:formula="of:=[.A1157]&amp;&quot;/&quot;&amp;[.C1157]" office:value-type="string" office:string-value="apps/pdfshuffler.png" calcext:value-type="string">
            <text:p>apps/pdfshuffler.png</text:p>
          </table:table-cell>
          <table:table-cell table:formula="of:=VLOOKUP([.D115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encil.png</text:p>
          </table:table-cell>
          <table:table-cell table:style-name="ce15" table:formula="of:=[.B1158]" office:value-type="string" office:string-value="pencil.png" calcext:value-type="string">
            <text:p>pencil.png</text:p>
          </table:table-cell>
          <table:table-cell table:formula="of:=[.A1158]&amp;&quot;/&quot;&amp;[.C1158]" office:value-type="string" office:string-value="apps/pencil.png" calcext:value-type="string">
            <text:p>apps/pencil.png</text:p>
          </table:table-cell>
          <table:table-cell table:formula="of:=VLOOKUP([.D115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gadmin3.png</text:p>
          </table:table-cell>
          <table:table-cell office:value-type="string" calcext:value-type="string">
            <text:p>postgresql.png</text:p>
          </table:table-cell>
          <table:table-cell table:formula="of:=[.A1159]&amp;&quot;/&quot;&amp;[.C1159]" office:value-type="string" office:string-value="apps/postgresql.png" calcext:value-type="string">
            <text:p>apps/postgresql.png</text:p>
          </table:table-cell>
          <table:table-cell table:formula="of:=VLOOKUP([.D115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hotofilmstrip.png</text:p>
          </table:table-cell>
          <table:table-cell office:value-type="string" calcext:value-type="string">
            <text:p>transmageddon.png</text:p>
          </table:table-cell>
          <table:table-cell table:formula="of:=[.A1160]&amp;&quot;/&quot;&amp;[.C1160]" office:value-type="string" office:string-value="apps/transmageddon.png" calcext:value-type="string">
            <text:p>apps/transmageddon.png</text:p>
          </table:table-cell>
          <table:table-cell table:formula="of:=VLOOKUP([.D116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hoto-gstreamer.png</text:p>
          </table:table-cell>
          <table:table-cell office:value-type="string" calcext:value-type="string">
            <text:p>gstreamer.png</text:p>
          </table:table-cell>
          <table:table-cell table:formula="of:=[.A1161]&amp;&quot;/&quot;&amp;[.C1161]" office:value-type="string" office:string-value="apps/gstreamer.png" calcext:value-type="string">
            <text:p>apps/gstreamer.png</text:p>
          </table:table-cell>
          <table:table-cell table:formula="of:=VLOOKUP([.D116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hotolayoutseditor.png</text:p>
          </table:table-cell>
          <table:table-cell office:value-type="string" calcext:value-type="string">
            <text:p>digikam.png</text:p>
          </table:table-cell>
          <table:table-cell table:formula="of:=[.A1162]&amp;&quot;/&quot;&amp;[.C1162]" office:value-type="string" office:string-value="apps/digikam.png" calcext:value-type="string">
            <text:p>apps/digikam.png</text:p>
          </table:table-cell>
          <table:table-cell table:formula="of:=VLOOKUP([.D116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hpmyadmin.png</text:p>
          </table:table-cell>
          <table:table-cell table:style-name="ce15" table:formula="of:=[.B1163]" office:value-type="string" office:string-value="phpmyadmin.png" calcext:value-type="string">
            <text:p>phpmyadmin.png</text:p>
          </table:table-cell>
          <table:table-cell table:formula="of:=[.A1163]&amp;&quot;/&quot;&amp;[.C1163]" office:value-type="string" office:string-value="apps/phpmyadmin.png" calcext:value-type="string">
            <text:p>apps/phpmyadmin.png</text:p>
          </table:table-cell>
          <table:table-cell table:formula="of:=VLOOKUP([.D116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icard.png</text:p>
          </table:table-cell>
          <table:table-cell table:style-name="ce15" table:formula="of:=[.B1164]" office:value-type="string" office:string-value="picard.png" calcext:value-type="string">
            <text:p>picard.png</text:p>
          </table:table-cell>
          <table:table-cell table:formula="of:=[.A1164]&amp;&quot;/&quot;&amp;[.C1164]" office:value-type="string" office:string-value="apps/picard.png" calcext:value-type="string">
            <text:p>apps/picard.png</text:p>
          </table:table-cell>
          <table:table-cell table:formula="of:=VLOOKUP([.D116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idgin.png</text:p>
          </table:table-cell>
          <table:table-cell table:style-name="ce15" table:formula="of:=[.B1165]" office:value-type="string" office:string-value="pidgin.png" calcext:value-type="string">
            <text:p>pidgin.png</text:p>
          </table:table-cell>
          <table:table-cell table:formula="of:=[.A1165]&amp;&quot;/&quot;&amp;[.C1165]" office:value-type="string" office:string-value="apps/pidgin.png" calcext:value-type="string">
            <text:p>apps/pidgin.png</text:p>
          </table:table-cell>
          <table:table-cell table:formula="of:=VLOOKUP([.D116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inta.png</text:p>
          </table:table-cell>
          <table:table-cell office:value-type="string" calcext:value-type="string">
            <text:p>accessories-painting.png</text:p>
          </table:table-cell>
          <table:table-cell table:formula="of:=[.A1166]&amp;&quot;/&quot;&amp;[.C1166]" office:value-type="string" office:string-value="apps/accessories-painting.png" calcext:value-type="string">
            <text:p>apps/accessories-painting.png</text:p>
          </table:table-cell>
          <table:table-cell table:formula="of:=VLOOKUP([.D116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ithos.png</text:p>
          </table:table-cell>
          <table:table-cell table:style-name="ce15" table:formula="of:=[.B1167]" office:value-type="string" office:string-value="pithos.png" calcext:value-type="string">
            <text:p>pithos.png</text:p>
          </table:table-cell>
          <table:table-cell table:formula="of:=[.A1167]&amp;&quot;/&quot;&amp;[.C1167]" office:value-type="string" office:string-value="apps/pithos.png" calcext:value-type="string">
            <text:p>apps/pithos.png</text:p>
          </table:table-cell>
          <table:table-cell table:formula="of:=VLOOKUP([.D116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itivi.png</text:p>
          </table:table-cell>
          <table:table-cell office:value-type="string" calcext:value-type="string">
            <text:p>video-editor.png</text:p>
          </table:table-cell>
          <table:table-cell table:formula="of:=[.A1168]&amp;&quot;/&quot;&amp;[.C1168]" office:value-type="string" office:string-value="apps/video-editor.png" calcext:value-type="string">
            <text:p>apps/video-editor.png</text:p>
          </table:table-cell>
          <table:table-cell table:formula="of:=VLOOKUP([.D116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ix.png</text:p>
          </table:table-cell>
          <table:table-cell office:value-type="string" calcext:value-type="string">
            <text:p>multimedia-photo-manager.png</text:p>
          </table:table-cell>
          <table:table-cell table:formula="of:=[.A1169]&amp;&quot;/&quot;&amp;[.C1169]" office:value-type="string" office:string-value="apps/multimedia-photo-manager.png" calcext:value-type="string">
            <text:p>apps/multimedia-photo-manager.png</text:p>
          </table:table-cell>
          <table:table-cell table:formula="of:=VLOOKUP([.D116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lank.png</text:p>
          </table:table-cell>
          <table:table-cell office:value-type="string" calcext:value-type="string">
            <text:p>docky.png</text:p>
          </table:table-cell>
          <table:table-cell table:formula="of:=[.A1170]&amp;&quot;/&quot;&amp;[.C1170]" office:value-type="string" office:string-value="apps/docky.png" calcext:value-type="string">
            <text:p>apps/docky.png</text:p>
          </table:table-cell>
          <table:table-cell table:formula="of:=VLOOKUP([.D117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lasma.png</text:p>
          </table:table-cell>
          <table:table-cell table:style-name="ce15" table:formula="of:=[.B1171]" office:value-type="string" office:string-value="plasma.png" calcext:value-type="string">
            <text:p>plasma.png</text:p>
          </table:table-cell>
          <table:table-cell table:formula="of:=[.A1171]&amp;&quot;/&quot;&amp;[.C1171]" office:value-type="string" office:string-value="apps/plasma.png" calcext:value-type="string">
            <text:p>apps/plasma.png</text:p>
          </table:table-cell>
          <table:table-cell table:formula="of:=VLOOKUP([.D117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layonlinux.png</text:p>
          </table:table-cell>
          <table:table-cell table:style-name="ce15" table:formula="of:=[.B1172]" office:value-type="string" office:string-value="playonlinux.png" calcext:value-type="string">
            <text:p>playonlinux.png</text:p>
          </table:table-cell>
          <table:table-cell table:formula="of:=[.A1172]&amp;&quot;/&quot;&amp;[.C1172]" office:value-type="string" office:string-value="apps/playonlinux.png" calcext:value-type="string">
            <text:p>apps/playonlinux.png</text:p>
          </table:table-cell>
          <table:table-cell table:formula="of:=VLOOKUP([.D117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lexhometheater.png</text:p>
          </table:table-cell>
          <table:table-cell office:value-type="string" calcext:value-type="string">
            <text:p>plex.png</text:p>
          </table:table-cell>
          <table:table-cell table:formula="of:=[.A1173]&amp;&quot;/&quot;&amp;[.C1173]" office:value-type="string" office:string-value="apps/plex.png" calcext:value-type="string">
            <text:p>apps/plex.png</text:p>
          </table:table-cell>
          <table:table-cell table:formula="of:=VLOOKUP([.D117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lexmediamanager.png</text:p>
          </table:table-cell>
          <table:table-cell office:value-type="string" calcext:value-type="string">
            <text:p>plex.png</text:p>
          </table:table-cell>
          <table:table-cell table:formula="of:=[.A1174]&amp;&quot;/&quot;&amp;[.C1174]" office:value-type="string" office:string-value="apps/plex.png" calcext:value-type="string">
            <text:p>apps/plex.png</text:p>
          </table:table-cell>
          <table:table-cell table:formula="of:=VLOOKUP([.D117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lex.png</text:p>
          </table:table-cell>
          <table:table-cell table:style-name="ce15" table:formula="of:=[.B1175]" office:value-type="string" office:string-value="plex.png" calcext:value-type="string">
            <text:p>plex.png</text:p>
          </table:table-cell>
          <table:table-cell table:formula="of:=[.A1175]&amp;&quot;/&quot;&amp;[.C1175]" office:value-type="string" office:string-value="apps/plex.png" calcext:value-type="string">
            <text:p>apps/plex.png</text:p>
          </table:table-cell>
          <table:table-cell table:formula="of:=VLOOKUP([.D117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lt.png</text:p>
          </table:table-cell>
          <table:table-cell table:style-name="ce15" table:formula="of:=[.B1176]" office:value-type="string" office:string-value="plt.png" calcext:value-type="string">
            <text:p>plt.png</text:p>
          </table:table-cell>
          <table:table-cell table:formula="of:=[.A1176]&amp;&quot;/&quot;&amp;[.C1176]" office:value-type="string" office:string-value="apps/plt.png" calcext:value-type="string">
            <text:p>apps/plt.png</text:p>
          </table:table-cell>
          <table:table-cell table:formula="of:=VLOOKUP([.D117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lugin-unityshell.png</text:p>
          </table:table-cell>
          <table:table-cell office:value-type="string" calcext:value-type="string">
            <text:p>desktop-environment-unity.png</text:p>
          </table:table-cell>
          <table:table-cell table:formula="of:=[.A1177]&amp;&quot;/&quot;&amp;[.C1177]" office:value-type="string" office:string-value="apps/desktop-environment-unity.png" calcext:value-type="string">
            <text:p>apps/desktop-environment-unity.png</text:p>
          </table:table-cell>
          <table:table-cell table:formula="of:=VLOOKUP([.D117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oedit.png</text:p>
          </table:table-cell>
          <table:table-cell table:style-name="ce15" table:formula="of:=[.B1178]" office:value-type="string" office:string-value="poedit.png" calcext:value-type="string">
            <text:p>poedit.png</text:p>
          </table:table-cell>
          <table:table-cell table:formula="of:=[.A1178]&amp;&quot;/&quot;&amp;[.C1178]" office:value-type="string" office:string-value="apps/poedit.png" calcext:value-type="string">
            <text:p>apps/poedit.png</text:p>
          </table:table-cell>
          <table:table-cell table:formula="of:=VLOOKUP([.D117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olari.png</text:p>
          </table:table-cell>
          <table:table-cell table:style-name="ce15" table:formula="of:=[.B1179]" office:value-type="string" office:string-value="polari.png" calcext:value-type="string">
            <text:p>polari.png</text:p>
          </table:table-cell>
          <table:table-cell table:formula="of:=[.A1179]&amp;&quot;/&quot;&amp;[.C1179]" office:value-type="string" office:string-value="apps/polari.png" calcext:value-type="string">
            <text:p>apps/polari.png</text:p>
          </table:table-cell>
          <table:table-cell table:formula="of:=VLOOKUP([.D117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olly.png</text:p>
          </table:table-cell>
          <table:table-cell table:style-name="ce15" table:formula="of:=[.B1180]" office:value-type="string" office:string-value="polly.png" calcext:value-type="string">
            <text:p>polly.png</text:p>
          </table:table-cell>
          <table:table-cell table:formula="of:=[.A1180]&amp;&quot;/&quot;&amp;[.C1180]" office:value-type="string" office:string-value="apps/polly.png" calcext:value-type="string">
            <text:p>apps/polly.png</text:p>
          </table:table-cell>
          <table:table-cell table:formula="of:=VLOOKUP([.D118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opcorntime.png</text:p>
          </table:table-cell>
          <table:table-cell table:style-name="ce15" table:formula="of:=[.B1181]" office:value-type="string" office:string-value="popcorntime.png" calcext:value-type="string">
            <text:p>popcorntime.png</text:p>
          </table:table-cell>
          <table:table-cell table:formula="of:=[.A1181]&amp;&quot;/&quot;&amp;[.C1181]" office:value-type="string" office:string-value="apps/popcorntime.png" calcext:value-type="string">
            <text:p>apps/popcorntime.png</text:p>
          </table:table-cell>
          <table:table-cell table:formula="of:=VLOOKUP([.D118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ortal.png</text:p>
          </table:table-cell>
          <table:table-cell table:style-name="ce15" table:formula="of:=[.B1182]" office:value-type="string" office:string-value="portal.png" calcext:value-type="string">
            <text:p>portal.png</text:p>
          </table:table-cell>
          <table:table-cell table:formula="of:=[.A1182]&amp;&quot;/&quot;&amp;[.C1182]" office:value-type="string" office:string-value="apps/portal.png" calcext:value-type="string">
            <text:p>apps/portal.png</text:p>
          </table:table-cell>
          <table:table-cell table:formula="of:=VLOOKUP([.D118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ostgresql.png</text:p>
          </table:table-cell>
          <table:table-cell table:style-name="ce15" table:formula="of:=[.B1183]" office:value-type="string" office:string-value="postgresql.png" calcext:value-type="string">
            <text:p>postgresql.png</text:p>
          </table:table-cell>
          <table:table-cell table:formula="of:=[.A1183]&amp;&quot;/&quot;&amp;[.C1183]" office:value-type="string" office:string-value="apps/postgresql.png" calcext:value-type="string">
            <text:p>apps/postgresql.png</text:p>
          </table:table-cell>
          <table:table-cell table:formula="of:=VLOOKUP([.D118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ostscript-viewer.png</text:p>
          </table:table-cell>
          <table:table-cell office:value-type="string" calcext:value-type="string">
            <text:p>accessories-document-viewer.png</text:p>
          </table:table-cell>
          <table:table-cell table:formula="of:=[.A1184]&amp;&quot;/&quot;&amp;[.C1184]" office:value-type="string" office:string-value="apps/accessories-document-viewer.png" calcext:value-type="string">
            <text:p>apps/accessories-document-viewer.png</text:p>
          </table:table-cell>
          <table:table-cell table:formula="of:=VLOOKUP([.D118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ragha.png</text:p>
          </table:table-cell>
          <table:table-cell table:style-name="ce15" table:formula="of:=[.B1185]" office:value-type="string" office:string-value="pragha.png" calcext:value-type="string">
            <text:p>pragha.png</text:p>
          </table:table-cell>
          <table:table-cell table:formula="of:=[.A1185]&amp;&quot;/&quot;&amp;[.C1185]" office:value-type="string" office:string-value="apps/pragha.png" calcext:value-type="string">
            <text:p>apps/pragha.png</text:p>
          </table:table-cell>
          <table:table-cell table:formula="of:=VLOOKUP([.D118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references-bluetooth.png</text:p>
          </table:table-cell>
          <table:table-cell table:style-name="ce15" table:formula="of:=[.B1186]" office:value-type="string" office:string-value="preferences-bluetooth.png" calcext:value-type="string">
            <text:p>preferences-bluetooth.png</text:p>
          </table:table-cell>
          <table:table-cell table:formula="of:=[.A1186]&amp;&quot;/&quot;&amp;[.C1186]" office:value-type="string" office:string-value="apps/preferences-bluetooth.png" calcext:value-type="string">
            <text:p>apps/preferences-bluetooth.png</text:p>
          </table:table-cell>
          <table:table-cell table:formula="of:=VLOOKUP([.D118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references-calendar-and-tasks.png</text:p>
          </table:table-cell>
          <table:table-cell office:value-type="string" calcext:value-type="string">
            <text:p>calendar.png</text:p>
          </table:table-cell>
          <table:table-cell table:formula="of:=[.A1187]&amp;&quot;/&quot;&amp;[.C1187]" office:value-type="string" office:string-value="apps/calendar.png" calcext:value-type="string">
            <text:p>apps/calendar.png</text:p>
          </table:table-cell>
          <table:table-cell table:formula="of:=VLOOKUP([.D118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references-color.png</text:p>
          </table:table-cell>
          <table:table-cell table:style-name="ce15" table:formula="of:=[.B1188]" office:value-type="string" office:string-value="preferences-color.png" calcext:value-type="string">
            <text:p>preferences-color.png</text:p>
          </table:table-cell>
          <table:table-cell table:formula="of:=[.A1188]&amp;&quot;/&quot;&amp;[.C1188]" office:value-type="string" office:string-value="apps/preferences-color.png" calcext:value-type="string">
            <text:p>apps/preferences-color.png</text:p>
          </table:table-cell>
          <table:table-cell table:formula="of:=VLOOKUP([.D118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references-desktop-accessibility.png</text:p>
          </table:table-cell>
          <table:table-cell table:style-name="ce15" table:formula="of:=[.B1189]" office:value-type="string" office:string-value="preferences-desktop-accessibility.png" calcext:value-type="string">
            <text:p>preferences-desktop-accessibility.png</text:p>
          </table:table-cell>
          <table:table-cell table:formula="of:=[.A1189]&amp;&quot;/&quot;&amp;[.C1189]" office:value-type="string" office:string-value="apps/preferences-desktop-accessibility.png" calcext:value-type="string">
            <text:p>apps/preferences-desktop-accessibility.png</text:p>
          </table:table-cell>
          <table:table-cell table:formula="of:=VLOOKUP([.D118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references-desktop-baloo.png</text:p>
          </table:table-cell>
          <table:table-cell office:value-type="string" calcext:value-type="string">
            <text:p>preferences-system-search.png</text:p>
          </table:table-cell>
          <table:table-cell table:formula="of:=[.A1190]&amp;&quot;/&quot;&amp;[.C1190]" office:value-type="string" office:string-value="apps/preferences-system-search.png" calcext:value-type="string">
            <text:p>apps/preferences-system-search.png</text:p>
          </table:table-cell>
          <table:table-cell table:formula="of:=VLOOKUP([.D119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references-desktop-color.png</text:p>
          </table:table-cell>
          <table:table-cell office:value-type="string" calcext:value-type="string">
            <text:p>preferences-color.png</text:p>
          </table:table-cell>
          <table:table-cell table:formula="of:=[.A1191]&amp;&quot;/&quot;&amp;[.C1191]" office:value-type="string" office:string-value="apps/preferences-color.png" calcext:value-type="string">
            <text:p>apps/preferences-color.png</text:p>
          </table:table-cell>
          <table:table-cell table:formula="of:=VLOOKUP([.D119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references-desktop-display-color.png</text:p>
          </table:table-cell>
          <table:table-cell office:value-type="string" calcext:value-type="string">
            <text:p>preferences-color.png</text:p>
          </table:table-cell>
          <table:table-cell table:formula="of:=[.A1192]&amp;&quot;/&quot;&amp;[.C1192]" office:value-type="string" office:string-value="apps/preferences-color.png" calcext:value-type="string">
            <text:p>apps/preferences-color.png</text:p>
          </table:table-cell>
          <table:table-cell table:formula="of:=VLOOKUP([.D119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references-desktop-display.png</text:p>
          </table:table-cell>
          <table:table-cell table:style-name="ce15" table:formula="of:=[.B1193]" office:value-type="string" office:string-value="preferences-desktop-display.png" calcext:value-type="string">
            <text:p>preferences-desktop-display.png</text:p>
          </table:table-cell>
          <table:table-cell table:formula="of:=[.A1193]&amp;&quot;/&quot;&amp;[.C1193]" office:value-type="string" office:string-value="apps/preferences-desktop-display.png" calcext:value-type="string">
            <text:p>apps/preferences-desktop-display.png</text:p>
          </table:table-cell>
          <table:table-cell table:formula="of:=VLOOKUP([.D119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references-desktop-font.png</text:p>
          </table:table-cell>
          <table:table-cell table:style-name="ce15" table:formula="of:=[.B1194]" office:value-type="string" office:string-value="preferences-desktop-font.png" calcext:value-type="string">
            <text:p>preferences-desktop-font.png</text:p>
          </table:table-cell>
          <table:table-cell table:formula="of:=[.A1194]&amp;&quot;/&quot;&amp;[.C1194]" office:value-type="string" office:string-value="apps/preferences-desktop-font.png" calcext:value-type="string">
            <text:p>apps/preferences-desktop-font.png</text:p>
          </table:table-cell>
          <table:table-cell table:formula="of:=VLOOKUP([.D119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references-desktop-keyboard.png</text:p>
          </table:table-cell>
          <table:table-cell table:style-name="ce15" table:formula="of:=[.B1195]" office:value-type="string" office:string-value="preferences-desktop-keyboard.png" calcext:value-type="string">
            <text:p>preferences-desktop-keyboard.png</text:p>
          </table:table-cell>
          <table:table-cell table:formula="of:=[.A1195]&amp;&quot;/&quot;&amp;[.C1195]" office:value-type="string" office:string-value="apps/preferences-desktop-keyboard.png" calcext:value-type="string">
            <text:p>apps/preferences-desktop-keyboard.png</text:p>
          </table:table-cell>
          <table:table-cell table:formula="of:=VLOOKUP([.D119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references-desktop-keyboard-shortcuts.png</text:p>
          </table:table-cell>
          <table:table-cell table:style-name="ce15" table:formula="of:=[.B1196]" office:value-type="string" office:string-value="preferences-desktop-keyboard-shortcuts.png" calcext:value-type="string">
            <text:p>preferences-desktop-keyboard-shortcuts.png</text:p>
          </table:table-cell>
          <table:table-cell table:formula="of:=[.A1196]&amp;&quot;/&quot;&amp;[.C1196]" office:value-type="string" office:string-value="apps/preferences-desktop-keyboard-shortcuts.png" calcext:value-type="string">
            <text:p>apps/preferences-desktop-keyboard-shortcuts.png</text:p>
          </table:table-cell>
          <table:table-cell table:formula="of:=VLOOKUP([.D119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references-desktop-locale.png</text:p>
          </table:table-cell>
          <table:table-cell table:style-name="ce15" table:formula="of:=[.B1197]" office:value-type="string" office:string-value="preferences-desktop-locale.png" calcext:value-type="string">
            <text:p>preferences-desktop-locale.png</text:p>
          </table:table-cell>
          <table:table-cell table:formula="of:=[.A1197]&amp;&quot;/&quot;&amp;[.C1197]" office:value-type="string" office:string-value="apps/preferences-desktop-locale.png" calcext:value-type="string">
            <text:p>apps/preferences-desktop-locale.png</text:p>
          </table:table-cell>
          <table:table-cell table:formula="of:=VLOOKUP([.D119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references-desktop-notification-bell.png</text:p>
          </table:table-cell>
          <table:table-cell office:value-type="string" calcext:value-type="string">
            <text:p>preferences-system-notifications.png</text:p>
          </table:table-cell>
          <table:table-cell table:formula="of:=[.A1198]&amp;&quot;/&quot;&amp;[.C1198]" office:value-type="string" office:string-value="apps/preferences-system-notifications.png" calcext:value-type="string">
            <text:p>apps/preferences-system-notifications.png</text:p>
          </table:table-cell>
          <table:table-cell table:formula="of:=VLOOKUP([.D119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references-desktop-notification.png</text:p>
          </table:table-cell>
          <table:table-cell office:value-type="string" calcext:value-type="string">
            <text:p>preferences-system-notifications.png</text:p>
          </table:table-cell>
          <table:table-cell table:formula="of:=[.A1199]&amp;&quot;/&quot;&amp;[.C1199]" office:value-type="string" office:string-value="apps/preferences-system-notifications.png" calcext:value-type="string">
            <text:p>apps/preferences-system-notifications.png</text:p>
          </table:table-cell>
          <table:table-cell table:formula="of:=VLOOKUP([.D119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references-desktop-notifications.png</text:p>
          </table:table-cell>
          <table:table-cell office:value-type="string" calcext:value-type="string">
            <text:p>preferences-system-notifications.png</text:p>
          </table:table-cell>
          <table:table-cell table:formula="of:=[.A1200]&amp;&quot;/&quot;&amp;[.C1200]" office:value-type="string" office:string-value="apps/preferences-system-notifications.png" calcext:value-type="string">
            <text:p>apps/preferences-system-notifications.png</text:p>
          </table:table-cell>
          <table:table-cell table:formula="of:=VLOOKUP([.D120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references-desktop-online-accounts.png</text:p>
          </table:table-cell>
          <table:table-cell table:style-name="ce15" table:formula="of:=[.B1201]" office:value-type="string" office:string-value="preferences-desktop-online-accounts.png" calcext:value-type="string">
            <text:p>preferences-desktop-online-accounts.png</text:p>
          </table:table-cell>
          <table:table-cell table:formula="of:=[.A1201]&amp;&quot;/&quot;&amp;[.C1201]" office:value-type="string" office:string-value="apps/preferences-desktop-online-accounts.png" calcext:value-type="string">
            <text:p>apps/preferences-desktop-online-accounts.png</text:p>
          </table:table-cell>
          <table:table-cell table:formula="of:=VLOOKUP([.D120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references-desktop-remote-desktop.png</text:p>
          </table:table-cell>
          <table:table-cell office:value-type="string" calcext:value-type="string">
            <text:p>remote-desktop.png</text:p>
          </table:table-cell>
          <table:table-cell table:formula="of:=[.A1202]&amp;&quot;/&quot;&amp;[.C1202]" office:value-type="string" office:string-value="apps/remote-desktop.png" calcext:value-type="string">
            <text:p>apps/remote-desktop.png</text:p>
          </table:table-cell>
          <table:table-cell table:formula="of:=VLOOKUP([.D120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references-desktop-screensaver.png</text:p>
          </table:table-cell>
          <table:table-cell table:style-name="ce15" table:formula="of:=[.B1203]" office:value-type="string" office:string-value="preferences-desktop-screensaver.png" calcext:value-type="string">
            <text:p>preferences-desktop-screensaver.png</text:p>
          </table:table-cell>
          <table:table-cell table:formula="of:=[.A1203]&amp;&quot;/&quot;&amp;[.C1203]" office:value-type="string" office:string-value="apps/preferences-desktop-screensaver.png" calcext:value-type="string">
            <text:p>apps/preferences-desktop-screensaver.png</text:p>
          </table:table-cell>
          <table:table-cell table:formula="of:=VLOOKUP([.D120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references-desktop-sound.png</text:p>
          </table:table-cell>
          <table:table-cell office:value-type="string" calcext:value-type="string">
            <text:p>preferences-system-sound.png</text:p>
          </table:table-cell>
          <table:table-cell table:formula="of:=[.A1204]&amp;&quot;/&quot;&amp;[.C1204]" office:value-type="string" office:string-value="apps/preferences-system-sound.png" calcext:value-type="string">
            <text:p>apps/preferences-system-sound.png</text:p>
          </table:table-cell>
          <table:table-cell table:formula="of:=VLOOKUP([.D120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references-desktop-theme.png</text:p>
          </table:table-cell>
          <table:table-cell table:style-name="ce15" table:formula="of:=[.B1205]" office:value-type="string" office:string-value="preferences-desktop-theme.png" calcext:value-type="string">
            <text:p>preferences-desktop-theme.png</text:p>
          </table:table-cell>
          <table:table-cell table:formula="of:=[.A1205]&amp;&quot;/&quot;&amp;[.C1205]" office:value-type="string" office:string-value="apps/preferences-desktop-theme.png" calcext:value-type="string">
            <text:p>apps/preferences-desktop-theme.png</text:p>
          </table:table-cell>
          <table:table-cell table:formula="of:=VLOOKUP([.D120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references-desktop-user-password.png</text:p>
          </table:table-cell>
          <table:table-cell office:value-type="string" calcext:value-type="string">
            <text:p>passwords.png</text:p>
          </table:table-cell>
          <table:table-cell table:formula="of:=[.A1206]&amp;&quot;/&quot;&amp;[.C1206]" office:value-type="string" office:string-value="apps/passwords.png" calcext:value-type="string">
            <text:p>apps/passwords.png</text:p>
          </table:table-cell>
          <table:table-cell table:formula="of:=VLOOKUP([.D120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references-desktop-user.png</text:p>
          </table:table-cell>
          <table:table-cell table:style-name="ce15" table:formula="of:=[.B1207]" office:value-type="string" office:string-value="preferences-desktop-user.png" calcext:value-type="string">
            <text:p>preferences-desktop-user.png</text:p>
          </table:table-cell>
          <table:table-cell table:formula="of:=[.A1207]&amp;&quot;/&quot;&amp;[.C1207]" office:value-type="string" office:string-value="apps/preferences-desktop-user.png" calcext:value-type="string">
            <text:p>apps/preferences-desktop-user.png</text:p>
          </table:table-cell>
          <table:table-cell table:formula="of:=VLOOKUP([.D120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references-desktop-wallpaper.png</text:p>
          </table:table-cell>
          <table:table-cell table:style-name="ce15" table:formula="of:=[.B1208]" office:value-type="string" office:string-value="preferences-desktop-wallpaper.png" calcext:value-type="string">
            <text:p>preferences-desktop-wallpaper.png</text:p>
          </table:table-cell>
          <table:table-cell table:formula="of:=[.A1208]&amp;&quot;/&quot;&amp;[.C1208]" office:value-type="string" office:string-value="apps/preferences-desktop-wallpaper.png" calcext:value-type="string">
            <text:p>apps/preferences-desktop-wallpaper.png</text:p>
          </table:table-cell>
          <table:table-cell table:formula="of:=VLOOKUP([.D120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references-kcalc-constants.png</text:p>
          </table:table-cell>
          <table:table-cell table:style-name="ce15" table:formula="of:=[.B1209]" office:value-type="string" office:string-value="preferences-kcalc-constants.png" calcext:value-type="string">
            <text:p>preferences-kcalc-constants.png</text:p>
          </table:table-cell>
          <table:table-cell table:formula="of:=[.A1209]&amp;&quot;/&quot;&amp;[.C1209]" office:value-type="string" office:string-value="apps/preferences-kcalc-constants.png" calcext:value-type="string">
            <text:p>apps/preferences-kcalc-constants.png</text:p>
          </table:table-cell>
          <table:table-cell table:formula="of:=VLOOKUP([.D120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references-management-service.png</text:p>
          </table:table-cell>
          <table:table-cell table:style-name="ce15" table:formula="of:=[.B1210]" office:value-type="string" office:string-value="preferences-management-service.png" calcext:value-type="string">
            <text:p>preferences-management-service.png</text:p>
          </table:table-cell>
          <table:table-cell table:formula="of:=[.A1210]&amp;&quot;/&quot;&amp;[.C1210]" office:value-type="string" office:string-value="apps/preferences-management-service.png" calcext:value-type="string">
            <text:p>apps/preferences-management-service.png</text:p>
          </table:table-cell>
          <table:table-cell table:formula="of:=VLOOKUP([.D121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references-plugin.png</text:p>
          </table:table-cell>
          <table:table-cell office:value-type="string" calcext:value-type="string">
            <text:p>preferences-plugins.png</text:p>
          </table:table-cell>
          <table:table-cell table:formula="of:=[.A1211]&amp;&quot;/&quot;&amp;[.C1211]" office:value-type="string" office:string-value="apps/preferences-plugins.png" calcext:value-type="string">
            <text:p>apps/preferences-plugins.png</text:p>
          </table:table-cell>
          <table:table-cell table:formula="of:=VLOOKUP([.D121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references-plugins.png</text:p>
          </table:table-cell>
          <table:table-cell table:style-name="ce15" table:formula="of:=[.B1212]" office:value-type="string" office:string-value="preferences-plugins.png" calcext:value-type="string">
            <text:p>preferences-plugins.png</text:p>
          </table:table-cell>
          <table:table-cell table:formula="of:=[.A1212]&amp;&quot;/&quot;&amp;[.C1212]" office:value-type="string" office:string-value="apps/preferences-plugins.png" calcext:value-type="string">
            <text:p>apps/preferences-plugins.png</text:p>
          </table:table-cell>
          <table:table-cell table:formula="of:=VLOOKUP([.D121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references-system-bluetooth-inactive.png</text:p>
          </table:table-cell>
          <table:table-cell table:style-name="ce15" table:formula="of:=[.B1213]" office:value-type="string" office:string-value="preferences-system-bluetooth-inactive.png" calcext:value-type="string">
            <text:p>preferences-system-bluetooth-inactive.png</text:p>
          </table:table-cell>
          <table:table-cell table:formula="of:=[.A1213]&amp;&quot;/&quot;&amp;[.C1213]" office:value-type="string" office:string-value="apps/preferences-system-bluetooth-inactive.png" calcext:value-type="string">
            <text:p>apps/preferences-system-bluetooth-inactive.png</text:p>
          </table:table-cell>
          <table:table-cell table:formula="of:=VLOOKUP([.D121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references-system-bluetooth.png</text:p>
          </table:table-cell>
          <table:table-cell office:value-type="string" calcext:value-type="string">
            <text:p>preferences-bluetooth.png</text:p>
          </table:table-cell>
          <table:table-cell table:formula="of:=[.A1214]&amp;&quot;/&quot;&amp;[.C1214]" office:value-type="string" office:string-value="apps/preferences-bluetooth.png" calcext:value-type="string">
            <text:p>apps/preferences-bluetooth.png</text:p>
          </table:table-cell>
          <table:table-cell table:formula="of:=VLOOKUP([.D121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references-system-brightness-lock.png</text:p>
          </table:table-cell>
          <table:table-cell table:style-name="ce15" table:formula="of:=[.B1215]" office:value-type="string" office:string-value="preferences-system-brightness-lock.png" calcext:value-type="string">
            <text:p>preferences-system-brightness-lock.png</text:p>
          </table:table-cell>
          <table:table-cell table:formula="of:=[.A1215]&amp;&quot;/&quot;&amp;[.C1215]" office:value-type="string" office:string-value="apps/preferences-system-brightness-lock.png" calcext:value-type="string">
            <text:p>apps/preferences-system-brightness-lock.png</text:p>
          </table:table-cell>
          <table:table-cell table:formula="of:=VLOOKUP([.D121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references-system-firewall.png</text:p>
          </table:table-cell>
          <table:table-cell office:value-type="string" calcext:value-type="string">
            <text:p>firewall.png</text:p>
          </table:table-cell>
          <table:table-cell table:formula="of:=[.A1216]&amp;&quot;/&quot;&amp;[.C1216]" office:value-type="string" office:string-value="apps/firewall.png" calcext:value-type="string">
            <text:p>apps/firewall.png</text:p>
          </table:table-cell>
          <table:table-cell table:formula="of:=VLOOKUP([.D121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references-system-hotcorners.png</text:p>
          </table:table-cell>
          <table:table-cell table:style-name="ce15" table:formula="of:=[.B1217]" office:value-type="string" office:string-value="preferences-system-hotcorners.png" calcext:value-type="string">
            <text:p>preferences-system-hotcorners.png</text:p>
          </table:table-cell>
          <table:table-cell table:formula="of:=[.A1217]&amp;&quot;/&quot;&amp;[.C1217]" office:value-type="string" office:string-value="apps/preferences-system-hotcorners.png" calcext:value-type="string">
            <text:p>apps/preferences-system-hotcorners.png</text:p>
          </table:table-cell>
          <table:table-cell table:formula="of:=VLOOKUP([.D121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references-system-login.png</text:p>
          </table:table-cell>
          <table:table-cell office:value-type="string" calcext:value-type="string">
            <text:p>session-properties.png</text:p>
          </table:table-cell>
          <table:table-cell table:formula="of:=[.A1218]&amp;&quot;/&quot;&amp;[.C1218]" office:value-type="string" office:string-value="apps/session-properties.png" calcext:value-type="string">
            <text:p>apps/session-properties.png</text:p>
          </table:table-cell>
          <table:table-cell table:formula="of:=VLOOKUP([.D121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references-system-network.png</text:p>
          </table:table-cell>
          <table:table-cell table:style-name="ce15" table:formula="of:=[.B1219]" office:value-type="string" office:string-value="preferences-system-network.png" calcext:value-type="string">
            <text:p>preferences-system-network.png</text:p>
          </table:table-cell>
          <table:table-cell table:formula="of:=[.A1219]&amp;&quot;/&quot;&amp;[.C1219]" office:value-type="string" office:string-value="apps/preferences-system-network.png" calcext:value-type="string">
            <text:p>apps/preferences-system-network.png</text:p>
          </table:table-cell>
          <table:table-cell table:formula="of:=VLOOKUP([.D121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references-system-network-sharing.png</text:p>
          </table:table-cell>
          <table:table-cell office:value-type="string" calcext:value-type="string">
            <text:p>preferences-system-sharing.png</text:p>
          </table:table-cell>
          <table:table-cell table:formula="of:=[.A1220]&amp;&quot;/&quot;&amp;[.C1220]" office:value-type="string" office:string-value="apps/preferences-system-sharing.png" calcext:value-type="string">
            <text:p>apps/preferences-system-sharing.png</text:p>
          </table:table-cell>
          <table:table-cell table:formula="of:=VLOOKUP([.D122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references-system-notifications.png</text:p>
          </table:table-cell>
          <table:table-cell table:style-name="ce15" table:formula="of:=[.B1221]" office:value-type="string" office:string-value="preferences-system-notifications.png" calcext:value-type="string">
            <text:p>preferences-system-notifications.png</text:p>
          </table:table-cell>
          <table:table-cell table:formula="of:=[.A1221]&amp;&quot;/&quot;&amp;[.C1221]" office:value-type="string" office:string-value="apps/preferences-system-notifications.png" calcext:value-type="string">
            <text:p>apps/preferences-system-notifications.png</text:p>
          </table:table-cell>
          <table:table-cell table:formula="of:=VLOOKUP([.D122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references-system-performance.png</text:p>
          </table:table-cell>
          <table:table-cell office:value-type="string" calcext:value-type="string">
            <text:p>utilities-system-monitor.png</text:p>
          </table:table-cell>
          <table:table-cell table:formula="of:=[.A1222]&amp;&quot;/&quot;&amp;[.C1222]" office:value-type="string" office:string-value="apps/utilities-system-monitor.png" calcext:value-type="string">
            <text:p>apps/utilities-system-monitor.png</text:p>
          </table:table-cell>
          <table:table-cell table:formula="of:=VLOOKUP([.D122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references-system.png</text:p>
          </table:table-cell>
          <table:table-cell table:style-name="ce15" table:formula="of:=[.B1223]" office:value-type="string" office:string-value="preferences-system.png" calcext:value-type="string">
            <text:p>preferences-system.png</text:p>
          </table:table-cell>
          <table:table-cell table:formula="of:=[.A1223]&amp;&quot;/&quot;&amp;[.C1223]" office:value-type="string" office:string-value="apps/preferences-system.png" calcext:value-type="string">
            <text:p>apps/preferences-system.png</text:p>
          </table:table-cell>
          <table:table-cell table:formula="of:=VLOOKUP([.D122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references-system-power-management.png</text:p>
          </table:table-cell>
          <table:table-cell office:value-type="string" calcext:value-type="string">
            <text:p>preferences-system-power.png</text:p>
          </table:table-cell>
          <table:table-cell table:formula="of:=[.A1224]&amp;&quot;/&quot;&amp;[.C1224]" office:value-type="string" office:string-value="apps/preferences-system-power.png" calcext:value-type="string">
            <text:p>apps/preferences-system-power.png</text:p>
          </table:table-cell>
          <table:table-cell table:formula="of:=VLOOKUP([.D122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references-system-power.png</text:p>
          </table:table-cell>
          <table:table-cell table:style-name="ce15" table:formula="of:=[.B1225]" office:value-type="string" office:string-value="preferences-system-power.png" calcext:value-type="string">
            <text:p>preferences-system-power.png</text:p>
          </table:table-cell>
          <table:table-cell table:formula="of:=[.A1225]&amp;&quot;/&quot;&amp;[.C1225]" office:value-type="string" office:string-value="apps/preferences-system-power.png" calcext:value-type="string">
            <text:p>apps/preferences-system-power.png</text:p>
          </table:table-cell>
          <table:table-cell table:formula="of:=VLOOKUP([.D122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references-system-privacy.png</text:p>
          </table:table-cell>
          <table:table-cell table:style-name="ce15" table:formula="of:=[.B1226]" office:value-type="string" office:string-value="preferences-system-privacy.png" calcext:value-type="string">
            <text:p>preferences-system-privacy.png</text:p>
          </table:table-cell>
          <table:table-cell table:formula="of:=[.A1226]&amp;&quot;/&quot;&amp;[.C1226]" office:value-type="string" office:string-value="apps/preferences-system-privacy.png" calcext:value-type="string">
            <text:p>apps/preferences-system-privacy.png</text:p>
          </table:table-cell>
          <table:table-cell table:formula="of:=VLOOKUP([.D122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references-system-search.png</text:p>
          </table:table-cell>
          <table:table-cell table:style-name="ce15" table:formula="of:=[.B1227]" office:value-type="string" office:string-value="preferences-system-search.png" calcext:value-type="string">
            <text:p>preferences-system-search.png</text:p>
          </table:table-cell>
          <table:table-cell table:formula="of:=[.A1227]&amp;&quot;/&quot;&amp;[.C1227]" office:value-type="string" office:string-value="apps/preferences-system-search.png" calcext:value-type="string">
            <text:p>apps/preferences-system-search.png</text:p>
          </table:table-cell>
          <table:table-cell table:formula="of:=VLOOKUP([.D122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references-system-session.png</text:p>
          </table:table-cell>
          <table:table-cell office:value-type="string" calcext:value-type="string">
            <text:p>session-properties.png</text:p>
          </table:table-cell>
          <table:table-cell table:formula="of:=[.A1228]&amp;&quot;/&quot;&amp;[.C1228]" office:value-type="string" office:string-value="apps/session-properties.png" calcext:value-type="string">
            <text:p>apps/session-properties.png</text:p>
          </table:table-cell>
          <table:table-cell table:formula="of:=VLOOKUP([.D122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references-system-session-services.png</text:p>
          </table:table-cell>
          <table:table-cell office:value-type="string" calcext:value-type="string">
            <text:p>session-properties.png</text:p>
          </table:table-cell>
          <table:table-cell table:formula="of:=[.A1229]&amp;&quot;/&quot;&amp;[.C1229]" office:value-type="string" office:string-value="apps/session-properties.png" calcext:value-type="string">
            <text:p>apps/session-properties.png</text:p>
          </table:table-cell>
          <table:table-cell table:formula="of:=VLOOKUP([.D122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references-system-sharing.png</text:p>
          </table:table-cell>
          <table:table-cell table:style-name="ce15" table:formula="of:=[.B1230]" office:value-type="string" office:string-value="preferences-system-sharing.png" calcext:value-type="string">
            <text:p>preferences-system-sharing.png</text:p>
          </table:table-cell>
          <table:table-cell table:formula="of:=[.A1230]&amp;&quot;/&quot;&amp;[.C1230]" office:value-type="string" office:string-value="apps/preferences-system-sharing.png" calcext:value-type="string">
            <text:p>apps/preferences-system-sharing.png</text:p>
          </table:table-cell>
          <table:table-cell table:formula="of:=VLOOKUP([.D123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references-system-sound.png</text:p>
          </table:table-cell>
          <table:table-cell table:style-name="ce15" table:formula="of:=[.B1231]" office:value-type="string" office:string-value="preferences-system-sound.png" calcext:value-type="string">
            <text:p>preferences-system-sound.png</text:p>
          </table:table-cell>
          <table:table-cell table:formula="of:=[.A1231]&amp;&quot;/&quot;&amp;[.C1231]" office:value-type="string" office:string-value="apps/preferences-system-sound.png" calcext:value-type="string">
            <text:p>apps/preferences-system-sound.png</text:p>
          </table:table-cell>
          <table:table-cell table:formula="of:=VLOOKUP([.D123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references-system-time.png</text:p>
          </table:table-cell>
          <table:table-cell table:style-name="ce15" table:formula="of:=[.B1232]" office:value-type="string" office:string-value="preferences-system-time.png" calcext:value-type="string">
            <text:p>preferences-system-time.png</text:p>
          </table:table-cell>
          <table:table-cell table:formula="of:=[.A1232]&amp;&quot;/&quot;&amp;[.C1232]" office:value-type="string" office:string-value="apps/preferences-system-time.png" calcext:value-type="string">
            <text:p>apps/preferences-system-time.png</text:p>
          </table:table-cell>
          <table:table-cell table:formula="of:=VLOOKUP([.D123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references-system-windows-actions.png</text:p>
          </table:table-cell>
          <table:table-cell office:value-type="string" calcext:value-type="string">
            <text:p>preferences-system-windows.png</text:p>
          </table:table-cell>
          <table:table-cell table:formula="of:=[.A1233]&amp;&quot;/&quot;&amp;[.C1233]" office:value-type="string" office:string-value="apps/preferences-system-windows.png" calcext:value-type="string">
            <text:p>apps/preferences-system-windows.png</text:p>
          </table:table-cell>
          <table:table-cell table:formula="of:=VLOOKUP([.D123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references-system-windows.png</text:p>
          </table:table-cell>
          <table:table-cell table:style-name="ce15" table:formula="of:=[.B1234]" office:value-type="string" office:string-value="preferences-system-windows.png" calcext:value-type="string">
            <text:p>preferences-system-windows.png</text:p>
          </table:table-cell>
          <table:table-cell table:formula="of:=[.A1234]&amp;&quot;/&quot;&amp;[.C1234]" office:value-type="string" office:string-value="apps/preferences-system-windows.png" calcext:value-type="string">
            <text:p>apps/preferences-system-windows.png</text:p>
          </table:table-cell>
          <table:table-cell table:formula="of:=VLOOKUP([.D123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references-theme.png</text:p>
          </table:table-cell>
          <table:table-cell office:value-type="string" calcext:value-type="string">
            <text:p>preferences-desktop-theme.png</text:p>
          </table:table-cell>
          <table:table-cell table:formula="of:=[.A1235]&amp;&quot;/&quot;&amp;[.C1235]" office:value-type="string" office:string-value="apps/preferences-desktop-theme.png" calcext:value-type="string">
            <text:p>apps/preferences-desktop-theme.png</text:p>
          </table:table-cell>
          <table:table-cell table:formula="of:=VLOOKUP([.D123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references-web-browser-cookies.png</text:p>
          </table:table-cell>
          <table:table-cell table:style-name="ce15" table:formula="of:=[.B1236]" office:value-type="string" office:string-value="preferences-web-browser-cookies.png" calcext:value-type="string">
            <text:p>preferences-web-browser-cookies.png</text:p>
          </table:table-cell>
          <table:table-cell table:formula="of:=[.A1236]&amp;&quot;/&quot;&amp;[.C1236]" office:value-type="string" office:string-value="apps/preferences-web-browser-cookies.png" calcext:value-type="string">
            <text:p>apps/preferences-web-browser-cookies.png</text:p>
          </table:table-cell>
          <table:table-cell table:formula="of:=VLOOKUP([.D123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references-web-browser-stylesheets.png</text:p>
          </table:table-cell>
          <table:table-cell table:style-name="ce15" table:formula="of:=[.B1237]" office:value-type="string" office:string-value="preferences-web-browser-stylesheets.png" calcext:value-type="string">
            <text:p>preferences-web-browser-stylesheets.png</text:p>
          </table:table-cell>
          <table:table-cell table:formula="of:=[.A1237]&amp;&quot;/&quot;&amp;[.C1237]" office:value-type="string" office:string-value="apps/preferences-web-browser-stylesheets.png" calcext:value-type="string">
            <text:p>apps/preferences-web-browser-stylesheets.png</text:p>
          </table:table-cell>
          <table:table-cell table:formula="of:=VLOOKUP([.D123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sensor_normal.png</text:p>
          </table:table-cell>
          <table:table-cell office:value-type="string" calcext:value-type="string">
            <text:p>psensor.png</text:p>
          </table:table-cell>
          <table:table-cell table:formula="of:=[.A1238]&amp;&quot;/&quot;&amp;[.C1238]" office:value-type="string" office:string-value="apps/psensor.png" calcext:value-type="string">
            <text:p>apps/psensor.png</text:p>
          </table:table-cell>
          <table:table-cell table:formula="of:=VLOOKUP([.D123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sensor.png</text:p>
          </table:table-cell>
          <table:table-cell table:style-name="ce15" table:formula="of:=[.B1239]" office:value-type="string" office:string-value="psensor.png" calcext:value-type="string">
            <text:p>psensor.png</text:p>
          </table:table-cell>
          <table:table-cell table:formula="of:=[.A1239]&amp;&quot;/&quot;&amp;[.C1239]" office:value-type="string" office:string-value="apps/psensor.png" calcext:value-type="string">
            <text:p>apps/psensor.png</text:p>
          </table:table-cell>
          <table:table-cell table:formula="of:=VLOOKUP([.D123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uddletag.png</text:p>
          </table:table-cell>
          <table:table-cell table:style-name="ce15" table:formula="of:=[.B1240]" office:value-type="string" office:string-value="puddletag.png" calcext:value-type="string">
            <text:p>puddletag.png</text:p>
          </table:table-cell>
          <table:table-cell table:formula="of:=[.A1240]&amp;&quot;/&quot;&amp;[.C1240]" office:value-type="string" office:string-value="apps/puddletag.png" calcext:value-type="string">
            <text:p>apps/puddletag.png</text:p>
          </table:table-cell>
          <table:table-cell table:formula="of:=VLOOKUP([.D124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ulseaudio-equalizer.png</text:p>
          </table:table-cell>
          <table:table-cell office:value-type="string" calcext:value-type="string">
            <text:p>audio-equalizer.png</text:p>
          </table:table-cell>
          <table:table-cell table:formula="of:=[.A1241]&amp;&quot;/&quot;&amp;[.C1241]" office:value-type="string" office:string-value="apps/audio-equalizer.png" calcext:value-type="string">
            <text:p>apps/audio-equalizer.png</text:p>
          </table:table-cell>
          <table:table-cell table:formula="of:=VLOOKUP([.D124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utty.png</text:p>
          </table:table-cell>
          <table:table-cell table:style-name="ce15" table:formula="of:=[.B1242]" office:value-type="string" office:string-value="putty.png" calcext:value-type="string">
            <text:p>putty.png</text:p>
          </table:table-cell>
          <table:table-cell table:formula="of:=[.A1242]&amp;&quot;/&quot;&amp;[.C1242]" office:value-type="string" office:string-value="apps/putty.png" calcext:value-type="string">
            <text:p>apps/putty.png</text:p>
          </table:table-cell>
          <table:table-cell table:formula="of:=VLOOKUP([.D124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ycad.png</text:p>
          </table:table-cell>
          <table:table-cell table:style-name="ce15" table:formula="of:=[.B1243]" office:value-type="string" office:string-value="pycad.png" calcext:value-type="string">
            <text:p>pycad.png</text:p>
          </table:table-cell>
          <table:table-cell table:formula="of:=[.A1243]&amp;&quot;/&quot;&amp;[.C1243]" office:value-type="string" office:string-value="apps/pycad.png" calcext:value-type="string">
            <text:p>apps/pycad.png</text:p>
          </table:table-cell>
          <table:table-cell table:formula="of:=VLOOKUP([.D124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ycharm.png</text:p>
          </table:table-cell>
          <table:table-cell table:style-name="ce15" table:formula="of:=[.B1244]" office:value-type="string" office:string-value="pycharm.png" calcext:value-type="string">
            <text:p>pycharm.png</text:p>
          </table:table-cell>
          <table:table-cell table:formula="of:=[.A1244]&amp;&quot;/&quot;&amp;[.C1244]" office:value-type="string" office:string-value="apps/pycharm.png" calcext:value-type="string">
            <text:p>apps/pycharm.png</text:p>
          </table:table-cell>
          <table:table-cell table:formula="of:=VLOOKUP([.D124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ychess.png</text:p>
          </table:table-cell>
          <table:table-cell office:value-type="string" calcext:value-type="string">
            <text:p>chess.png</text:p>
          </table:table-cell>
          <table:table-cell table:formula="of:=[.A1245]&amp;&quot;/&quot;&amp;[.C1245]" office:value-type="string" office:string-value="apps/chess.png" calcext:value-type="string">
            <text:p>apps/chess.png</text:p>
          </table:table-cell>
          <table:table-cell table:formula="of:=VLOOKUP([.D124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yrenamer.png</text:p>
          </table:table-cell>
          <table:table-cell table:style-name="ce15" table:formula="of:=[.B1246]" office:value-type="string" office:string-value="pyrenamer.png" calcext:value-type="string">
            <text:p>pyrenamer.png</text:p>
          </table:table-cell>
          <table:table-cell table:formula="of:=[.A1246]&amp;&quot;/&quot;&amp;[.C1246]" office:value-type="string" office:string-value="apps/pyrenamer.png" calcext:value-type="string">
            <text:p>apps/pyrenamer.png</text:p>
          </table:table-cell>
          <table:table-cell table:formula="of:=VLOOKUP([.D124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ython2.6.png</text:p>
          </table:table-cell>
          <table:table-cell office:value-type="string" calcext:value-type="string">
            <text:p>python.png</text:p>
          </table:table-cell>
          <table:table-cell table:formula="of:=[.A1247]&amp;&quot;/&quot;&amp;[.C1247]" office:value-type="string" office:string-value="apps/python.png" calcext:value-type="string">
            <text:p>apps/python.png</text:p>
          </table:table-cell>
          <table:table-cell table:formula="of:=VLOOKUP([.D124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ython2.7.png</text:p>
          </table:table-cell>
          <table:table-cell office:value-type="string" calcext:value-type="string">
            <text:p>python.png</text:p>
          </table:table-cell>
          <table:table-cell table:formula="of:=[.A1248]&amp;&quot;/&quot;&amp;[.C1248]" office:value-type="string" office:string-value="apps/python.png" calcext:value-type="string">
            <text:p>apps/python.png</text:p>
          </table:table-cell>
          <table:table-cell table:formula="of:=VLOOKUP([.D124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ython3.0.png</text:p>
          </table:table-cell>
          <table:table-cell office:value-type="string" calcext:value-type="string">
            <text:p>python.png</text:p>
          </table:table-cell>
          <table:table-cell table:formula="of:=[.A1249]&amp;&quot;/&quot;&amp;[.C1249]" office:value-type="string" office:string-value="apps/python.png" calcext:value-type="string">
            <text:p>apps/python.png</text:p>
          </table:table-cell>
          <table:table-cell table:formula="of:=VLOOKUP([.D124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ython3.2.png</text:p>
          </table:table-cell>
          <table:table-cell office:value-type="string" calcext:value-type="string">
            <text:p>python.png</text:p>
          </table:table-cell>
          <table:table-cell table:formula="of:=[.A1250]&amp;&quot;/&quot;&amp;[.C1250]" office:value-type="string" office:string-value="apps/python.png" calcext:value-type="string">
            <text:p>apps/python.png</text:p>
          </table:table-cell>
          <table:table-cell table:formula="of:=VLOOKUP([.D125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ython3.3.png</text:p>
          </table:table-cell>
          <table:table-cell office:value-type="string" calcext:value-type="string">
            <text:p>python.png</text:p>
          </table:table-cell>
          <table:table-cell table:formula="of:=[.A1251]&amp;&quot;/&quot;&amp;[.C1251]" office:value-type="string" office:string-value="apps/python.png" calcext:value-type="string">
            <text:p>apps/python.png</text:p>
          </table:table-cell>
          <table:table-cell table:formula="of:=VLOOKUP([.D125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ython3.4.png</text:p>
          </table:table-cell>
          <table:table-cell office:value-type="string" calcext:value-type="string">
            <text:p>python.png</text:p>
          </table:table-cell>
          <table:table-cell table:formula="of:=[.A1252]&amp;&quot;/&quot;&amp;[.C1252]" office:value-type="string" office:string-value="apps/python.png" calcext:value-type="string">
            <text:p>apps/python.png</text:p>
          </table:table-cell>
          <table:table-cell table:formula="of:=VLOOKUP([.D125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python.png</text:p>
          </table:table-cell>
          <table:table-cell table:style-name="ce15" table:formula="of:=[.B1253]" office:value-type="string" office:string-value="python.png" calcext:value-type="string">
            <text:p>python.png</text:p>
          </table:table-cell>
          <table:table-cell table:formula="of:=[.A1253]&amp;&quot;/&quot;&amp;[.C1253]" office:value-type="string" office:string-value="apps/python.png" calcext:value-type="string">
            <text:p>apps/python.png</text:p>
          </table:table-cell>
          <table:table-cell table:formula="of:=VLOOKUP([.D125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qbittorrent.png</text:p>
          </table:table-cell>
          <table:table-cell office:value-type="string" calcext:value-type="string">
            <text:p>ktorrent.png</text:p>
          </table:table-cell>
          <table:table-cell table:formula="of:=[.A1254]&amp;&quot;/&quot;&amp;[.C1254]" office:value-type="string" office:string-value="apps/ktorrent.png" calcext:value-type="string">
            <text:p>apps/ktorrent.png</text:p>
          </table:table-cell>
          <table:table-cell table:formula="of:=VLOOKUP([.D125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qcad.png</text:p>
          </table:table-cell>
          <table:table-cell table:style-name="ce15" table:formula="of:=[.B1255]" office:value-type="string" office:string-value="qcad.png" calcext:value-type="string">
            <text:p>qcad.png</text:p>
          </table:table-cell>
          <table:table-cell table:formula="of:=[.A1255]&amp;&quot;/&quot;&amp;[.C1255]" office:value-type="string" office:string-value="apps/qcad.png" calcext:value-type="string">
            <text:p>apps/qcad.png</text:p>
          </table:table-cell>
          <table:table-cell table:formula="of:=VLOOKUP([.D125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qjackctl.png</text:p>
          </table:table-cell>
          <table:table-cell office:value-type="string" calcext:value-type="string">
            <text:p>jack.png</text:p>
          </table:table-cell>
          <table:table-cell table:formula="of:=[.A1256]&amp;&quot;/&quot;&amp;[.C1256]" office:value-type="string" office:string-value="apps/jack.png" calcext:value-type="string">
            <text:p>apps/jack.png</text:p>
          </table:table-cell>
          <table:table-cell table:formula="of:=VLOOKUP([.D125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qpdfview.png</text:p>
          </table:table-cell>
          <table:table-cell office:value-type="string" calcext:value-type="string">
            <text:p>accessories-document-viewer.png</text:p>
          </table:table-cell>
          <table:table-cell table:formula="of:=[.A1257]&amp;&quot;/&quot;&amp;[.C1257]" office:value-type="string" office:string-value="apps/accessories-document-viewer.png" calcext:value-type="string">
            <text:p>apps/accessories-document-viewer.png</text:p>
          </table:table-cell>
          <table:table-cell table:formula="of:=VLOOKUP([.D125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qr-creator.png</text:p>
          </table:table-cell>
          <table:table-cell table:style-name="ce15" table:formula="of:=[.B1258]" office:value-type="string" office:string-value="qr-creator.png" calcext:value-type="string">
            <text:p>qr-creator.png</text:p>
          </table:table-cell>
          <table:table-cell table:formula="of:=[.A1258]&amp;&quot;/&quot;&amp;[.C1258]" office:value-type="string" office:string-value="apps/qr-creator.png" calcext:value-type="string">
            <text:p>apps/qr-creator.png</text:p>
          </table:table-cell>
          <table:table-cell table:formula="of:=VLOOKUP([.D125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qreator.png</text:p>
          </table:table-cell>
          <table:table-cell office:value-type="string" calcext:value-type="string">
            <text:p>qr-creator.png</text:p>
          </table:table-cell>
          <table:table-cell table:formula="of:=[.A1259]&amp;&quot;/&quot;&amp;[.C1259]" office:value-type="string" office:string-value="apps/qr-creator.png" calcext:value-type="string">
            <text:p>apps/qr-creator.png</text:p>
          </table:table-cell>
          <table:table-cell table:formula="of:=VLOOKUP([.D125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qrqt.png</text:p>
          </table:table-cell>
          <table:table-cell office:value-type="string" calcext:value-type="string">
            <text:p>qr-creator.png</text:p>
          </table:table-cell>
          <table:table-cell table:formula="of:=[.A1260]&amp;&quot;/&quot;&amp;[.C1260]" office:value-type="string" office:string-value="apps/qr-creator.png" calcext:value-type="string">
            <text:p>apps/qr-creator.png</text:p>
          </table:table-cell>
          <table:table-cell table:formula="of:=VLOOKUP([.D126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qsynth.png</text:p>
          </table:table-cell>
          <table:table-cell table:style-name="ce15" table:formula="of:=[.B1261]" office:value-type="string" office:string-value="qsynth.png" calcext:value-type="string">
            <text:p>qsynth.png</text:p>
          </table:table-cell>
          <table:table-cell table:formula="of:=[.A1261]&amp;&quot;/&quot;&amp;[.C1261]" office:value-type="string" office:string-value="apps/qsynth.png" calcext:value-type="string">
            <text:p>apps/qsynth.png</text:p>
          </table:table-cell>
          <table:table-cell table:formula="of:=VLOOKUP([.D126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qtconfig-qt4.png</text:p>
          </table:table-cell>
          <table:table-cell table:style-name="ce15" table:formula="of:=[.B1262]" office:value-type="string" office:string-value="qtconfig-qt4.png" calcext:value-type="string">
            <text:p>qtconfig-qt4.png</text:p>
          </table:table-cell>
          <table:table-cell table:formula="of:=[.A1262]&amp;&quot;/&quot;&amp;[.C1262]" office:value-type="string" office:string-value="apps/qtconfig-qt4.png" calcext:value-type="string">
            <text:p>apps/qtconfig-qt4.png</text:p>
          </table:table-cell>
          <table:table-cell table:formula="of:=VLOOKUP([.D126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qterminal.png</text:p>
          </table:table-cell>
          <table:table-cell office:value-type="string" calcext:value-type="string">
            <text:p>utilities-terminal.png</text:p>
          </table:table-cell>
          <table:table-cell table:formula="of:=[.A1263]&amp;&quot;/&quot;&amp;[.C1263]" office:value-type="string" office:string-value="apps/utilities-terminal.png" calcext:value-type="string">
            <text:p>apps/utilities-terminal.png</text:p>
          </table:table-cell>
          <table:table-cell table:formula="of:=VLOOKUP([.D126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qtiplot.png</text:p>
          </table:table-cell>
          <table:table-cell table:style-name="ce15" table:formula="of:=[.B1264]" office:value-type="string" office:string-value="qtiplot.png" calcext:value-type="string">
            <text:p>qtiplot.png</text:p>
          </table:table-cell>
          <table:table-cell table:formula="of:=[.A1264]&amp;&quot;/&quot;&amp;[.C1264]" office:value-type="string" office:string-value="apps/qtiplot.png" calcext:value-type="string">
            <text:p>apps/qtiplot.png</text:p>
          </table:table-cell>
          <table:table-cell table:formula="of:=VLOOKUP([.D126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qtoctave.png</text:p>
          </table:table-cell>
          <table:table-cell office:value-type="string" calcext:value-type="string">
            <text:p>octave.png</text:p>
          </table:table-cell>
          <table:table-cell table:formula="of:=[.A1265]&amp;&quot;/&quot;&amp;[.C1265]" office:value-type="string" office:string-value="apps/octave.png" calcext:value-type="string">
            <text:p>apps/octave.png</text:p>
          </table:table-cell>
          <table:table-cell table:formula="of:=VLOOKUP([.D126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qtox.png</text:p>
          </table:table-cell>
          <table:table-cell office:value-type="string" calcext:value-type="string">
            <text:p>tox.png</text:p>
          </table:table-cell>
          <table:table-cell table:formula="of:=[.A1266]&amp;&quot;/&quot;&amp;[.C1266]" office:value-type="string" office:string-value="apps/tox.png" calcext:value-type="string">
            <text:p>apps/tox.png</text:p>
          </table:table-cell>
          <table:table-cell table:formula="of:=VLOOKUP([.D126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QtProject-qtcreator.png</text:p>
          </table:table-cell>
          <table:table-cell table:style-name="ce15" table:formula="of:=[.B1267]" office:value-type="string" office:string-value="QtProject-qtcreator.png" calcext:value-type="string">
            <text:p>QtProject-qtcreator.png</text:p>
          </table:table-cell>
          <table:table-cell table:formula="of:=[.A1267]&amp;&quot;/&quot;&amp;[.C1267]" office:value-type="string" office:string-value="apps/QtProject-qtcreator.png" calcext:value-type="string">
            <text:p>apps/QtProject-qtcreator.png</text:p>
          </table:table-cell>
          <table:table-cell table:formula="of:=VLOOKUP([.D126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quadrapassel.png</text:p>
          </table:table-cell>
          <table:table-cell office:value-type="string" calcext:value-type="string">
            <text:p>gnome-quadrapassel.png</text:p>
          </table:table-cell>
          <table:table-cell table:formula="of:=[.A1268]&amp;&quot;/&quot;&amp;[.C1268]" office:value-type="string" office:string-value="apps/gnome-quadrapassel.png" calcext:value-type="string">
            <text:p>apps/gnome-quadrapassel.png</text:p>
          </table:table-cell>
          <table:table-cell table:formula="of:=VLOOKUP([.D126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quassel.png</text:p>
          </table:table-cell>
          <table:table-cell table:style-name="ce15" table:formula="of:=[.B1269]" office:value-type="string" office:string-value="quassel.png" calcext:value-type="string">
            <text:p>quassel.png</text:p>
          </table:table-cell>
          <table:table-cell table:formula="of:=[.A1269]&amp;&quot;/&quot;&amp;[.C1269]" office:value-type="string" office:string-value="apps/quassel.png" calcext:value-type="string">
            <text:p>apps/quassel.png</text:p>
          </table:table-cell>
          <table:table-cell table:formula="of:=VLOOKUP([.D126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quiterss.png</text:p>
          </table:table-cell>
          <table:table-cell table:style-name="ce15" table:formula="of:=[.B1270]" office:value-type="string" office:string-value="quiterss.png" calcext:value-type="string">
            <text:p>quiterss.png</text:p>
          </table:table-cell>
          <table:table-cell table:formula="of:=[.A1270]&amp;&quot;/&quot;&amp;[.C1270]" office:value-type="string" office:string-value="apps/quiterss.png" calcext:value-type="string">
            <text:p>apps/quiterss.png</text:p>
          </table:table-cell>
          <table:table-cell table:formula="of:=VLOOKUP([.D127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quodlibet.png</text:p>
          </table:table-cell>
          <table:table-cell table:style-name="ce15" table:formula="of:=[.B1271]" office:value-type="string" office:string-value="quodlibet.png" calcext:value-type="string">
            <text:p>quodlibet.png</text:p>
          </table:table-cell>
          <table:table-cell table:formula="of:=[.A1271]&amp;&quot;/&quot;&amp;[.C1271]" office:value-type="string" office:string-value="apps/quodlibet.png" calcext:value-type="string">
            <text:p>apps/quodlibet.png</text:p>
          </table:table-cell>
          <table:table-cell table:formula="of:=VLOOKUP([.D127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qupzilla.png</text:p>
          </table:table-cell>
          <table:table-cell table:style-name="ce15" table:formula="of:=[.B1272]" office:value-type="string" office:string-value="qupzilla.png" calcext:value-type="string">
            <text:p>qupzilla.png</text:p>
          </table:table-cell>
          <table:table-cell table:formula="of:=[.A1272]&amp;&quot;/&quot;&amp;[.C1272]" office:value-type="string" office:string-value="apps/qupzilla.png" calcext:value-type="string">
            <text:p>apps/qupzilla.png</text:p>
          </table:table-cell>
          <table:table-cell table:formula="of:=VLOOKUP([.D127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radiotray.png</text:p>
          </table:table-cell>
          <table:table-cell table:style-name="ce15" table:formula="of:=[.B1273]" office:value-type="string" office:string-value="radiotray.png" calcext:value-type="string">
            <text:p>radiotray.png</text:p>
          </table:table-cell>
          <table:table-cell table:formula="of:=[.A1273]&amp;&quot;/&quot;&amp;[.C1273]" office:value-type="string" office:string-value="apps/radiotray.png" calcext:value-type="string">
            <text:p>apps/radiotray.png</text:p>
          </table:table-cell>
          <table:table-cell table:formula="of:=VLOOKUP([.D127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rambox.png</text:p>
          </table:table-cell>
          <table:table-cell table:style-name="ce15" table:formula="of:=[.B1274]" office:value-type="string" office:string-value="rambox.png" calcext:value-type="string">
            <text:p>rambox.png</text:p>
          </table:table-cell>
          <table:table-cell table:formula="of:=[.A1274]&amp;&quot;/&quot;&amp;[.C1274]" office:value-type="string" office:string-value="apps/rambox.png" calcext:value-type="string">
            <text:p>apps/rambox.png</text:p>
          </table:table-cell>
          <table:table-cell table:formula="of:=VLOOKUP([.D127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rapid-photo-downloader.png</text:p>
          </table:table-cell>
          <table:table-cell table:style-name="ce15" table:formula="of:=[.B1275]" office:value-type="string" office:string-value="rapid-photo-downloader.png" calcext:value-type="string">
            <text:p>rapid-photo-downloader.png</text:p>
          </table:table-cell>
          <table:table-cell table:formula="of:=[.A1275]&amp;&quot;/&quot;&amp;[.C1275]" office:value-type="string" office:string-value="apps/rapid-photo-downloader.png" calcext:value-type="string">
            <text:p>apps/rapid-photo-downloader.png</text:p>
          </table:table-cell>
          <table:table-cell table:formula="of:=VLOOKUP([.D127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rawtherapee.png</text:p>
          </table:table-cell>
          <table:table-cell table:style-name="ce15" table:formula="of:=[.B1276]" office:value-type="string" office:string-value="rawtherapee.png" calcext:value-type="string">
            <text:p>rawtherapee.png</text:p>
          </table:table-cell>
          <table:table-cell table:formula="of:=[.A1276]&amp;&quot;/&quot;&amp;[.C1276]" office:value-type="string" office:string-value="apps/rawtherapee.png" calcext:value-type="string">
            <text:p>apps/rawtherapee.png</text:p>
          </table:table-cell>
          <table:table-cell table:formula="of:=VLOOKUP([.D127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recoll.png</text:p>
          </table:table-cell>
          <table:table-cell office:value-type="string" calcext:value-type="string">
            <text:p>preferences-system-search.png</text:p>
          </table:table-cell>
          <table:table-cell table:formula="of:=[.A1277]&amp;&quot;/&quot;&amp;[.C1277]" office:value-type="string" office:string-value="apps/preferences-system-search.png" calcext:value-type="string">
            <text:p>apps/preferences-system-search.png</text:p>
          </table:table-cell>
          <table:table-cell table:formula="of:=VLOOKUP([.D127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redhat-email.png</text:p>
          </table:table-cell>
          <table:table-cell office:value-type="string" calcext:value-type="string">
            <text:p>internet-mail.png</text:p>
          </table:table-cell>
          <table:table-cell table:formula="of:=[.A1278]&amp;&quot;/&quot;&amp;[.C1278]" office:value-type="string" office:string-value="apps/internet-mail.png" calcext:value-type="string">
            <text:p>apps/internet-mail.png</text:p>
          </table:table-cell>
          <table:table-cell table:formula="of:=VLOOKUP([.D127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redhat-filemanager.png</text:p>
          </table:table-cell>
          <table:table-cell office:value-type="string" calcext:value-type="string">
            <text:p>system-file-manager.png</text:p>
          </table:table-cell>
          <table:table-cell table:formula="of:=[.A1279]&amp;&quot;/&quot;&amp;[.C1279]" office:value-type="string" office:string-value="apps/system-file-manager.png" calcext:value-type="string">
            <text:p>apps/system-file-manager.png</text:p>
          </table:table-cell>
          <table:table-cell table:formula="of:=VLOOKUP([.D127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redhat-web-browser.png</text:p>
          </table:table-cell>
          <table:table-cell office:value-type="string" calcext:value-type="string">
            <text:p>internet-web-browser.png</text:p>
          </table:table-cell>
          <table:table-cell table:formula="of:=[.A1280]&amp;&quot;/&quot;&amp;[.C1280]" office:value-type="string" office:string-value="apps/internet-web-browser.png" calcext:value-type="string">
            <text:p>apps/internet-web-browser.png</text:p>
          </table:table-cell>
          <table:table-cell table:formula="of:=VLOOKUP([.D128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reditr.png</text:p>
          </table:table-cell>
          <table:table-cell table:style-name="ce15" table:formula="of:=[.B1281]" office:value-type="string" office:string-value="reditr.png" calcext:value-type="string">
            <text:p>reditr.png</text:p>
          </table:table-cell>
          <table:table-cell table:formula="of:=[.A1281]&amp;&quot;/&quot;&amp;[.C1281]" office:value-type="string" office:string-value="apps/reditr.png" calcext:value-type="string">
            <text:p>apps/reditr.png</text:p>
          </table:table-cell>
          <table:table-cell table:formula="of:=VLOOKUP([.D128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redshift-gtk.png</text:p>
          </table:table-cell>
          <table:table-cell office:value-type="string" calcext:value-type="string">
            <text:p>redshift.png</text:p>
          </table:table-cell>
          <table:table-cell table:formula="of:=[.A1282]&amp;&quot;/&quot;&amp;[.C1282]" office:value-type="string" office:string-value="apps/redshift.png" calcext:value-type="string">
            <text:p>apps/redshift.png</text:p>
          </table:table-cell>
          <table:table-cell table:formula="of:=VLOOKUP([.D128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redshiftgui.png</text:p>
          </table:table-cell>
          <table:table-cell office:value-type="string" calcext:value-type="string">
            <text:p>redshift.png</text:p>
          </table:table-cell>
          <table:table-cell table:formula="of:=[.A1283]&amp;&quot;/&quot;&amp;[.C1283]" office:value-type="string" office:string-value="apps/redshift.png" calcext:value-type="string">
            <text:p>apps/redshift.png</text:p>
          </table:table-cell>
          <table:table-cell table:formula="of:=VLOOKUP([.D128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redshift-icon-256.png</text:p>
          </table:table-cell>
          <table:table-cell office:value-type="string" calcext:value-type="string">
            <text:p>redshift.png</text:p>
          </table:table-cell>
          <table:table-cell table:formula="of:=[.A1284]&amp;&quot;/&quot;&amp;[.C1284]" office:value-type="string" office:string-value="apps/redshift.png" calcext:value-type="string">
            <text:p>apps/redshift.png</text:p>
          </table:table-cell>
          <table:table-cell table:formula="of:=VLOOKUP([.D128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redshift.png</text:p>
          </table:table-cell>
          <table:table-cell table:style-name="ce15" table:formula="of:=[.B1285]" office:value-type="string" office:string-value="redshift.png" calcext:value-type="string">
            <text:p>redshift.png</text:p>
          </table:table-cell>
          <table:table-cell table:formula="of:=[.A1285]&amp;&quot;/&quot;&amp;[.C1285]" office:value-type="string" office:string-value="apps/redshift.png" calcext:value-type="string">
            <text:p>apps/redshift.png</text:p>
          </table:table-cell>
          <table:table-cell table:formula="of:=VLOOKUP([.D128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regedit.png</text:p>
          </table:table-cell>
          <table:table-cell office:value-type="string" calcext:value-type="string">
            <text:p>wine.png</text:p>
          </table:table-cell>
          <table:table-cell table:formula="of:=[.A1286]&amp;&quot;/&quot;&amp;[.C1286]" office:value-type="string" office:string-value="apps/wine.png" calcext:value-type="string">
            <text:p>apps/wine.png</text:p>
          </table:table-cell>
          <table:table-cell table:formula="of:=VLOOKUP([.D128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rekonq.png</text:p>
          </table:table-cell>
          <table:table-cell office:value-type="string" calcext:value-type="string">
            <text:p>konqueror.png</text:p>
          </table:table-cell>
          <table:table-cell table:formula="of:=[.A1287]&amp;&quot;/&quot;&amp;[.C1287]" office:value-type="string" office:string-value="apps/konqueror.png" calcext:value-type="string">
            <text:p>apps/konqueror.png</text:p>
          </table:table-cell>
          <table:table-cell table:formula="of:=VLOOKUP([.D128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remastersys-gtk.png</text:p>
          </table:table-cell>
          <table:table-cell office:value-type="string" calcext:value-type="string">
            <text:p>system-remixer.png</text:p>
          </table:table-cell>
          <table:table-cell table:formula="of:=[.A1288]&amp;&quot;/&quot;&amp;[.C1288]" office:value-type="string" office:string-value="apps/system-remixer.png" calcext:value-type="string">
            <text:p>apps/system-remixer.png</text:p>
          </table:table-cell>
          <table:table-cell table:formula="of:=VLOOKUP([.D128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remastersys.png</text:p>
          </table:table-cell>
          <table:table-cell office:value-type="string" calcext:value-type="string">
            <text:p>system-remixer.png</text:p>
          </table:table-cell>
          <table:table-cell table:formula="of:=[.A1289]&amp;&quot;/&quot;&amp;[.C1289]" office:value-type="string" office:string-value="apps/system-remixer.png" calcext:value-type="string">
            <text:p>apps/system-remixer.png</text:p>
          </table:table-cell>
          <table:table-cell table:formula="of:=VLOOKUP([.D128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remmina.png</text:p>
          </table:table-cell>
          <table:table-cell office:value-type="string" calcext:value-type="string">
            <text:p>remote-desktop.png</text:p>
          </table:table-cell>
          <table:table-cell table:formula="of:=[.A1290]&amp;&quot;/&quot;&amp;[.C1290]" office:value-type="string" office:string-value="apps/remote-desktop.png" calcext:value-type="string">
            <text:p>apps/remote-desktop.png</text:p>
          </table:table-cell>
          <table:table-cell table:formula="of:=VLOOKUP([.D129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remote-desktop.png</text:p>
          </table:table-cell>
          <table:table-cell table:style-name="ce15" table:formula="of:=[.B1291]" office:value-type="string" office:string-value="remote-desktop.png" calcext:value-type="string">
            <text:p>remote-desktop.png</text:p>
          </table:table-cell>
          <table:table-cell table:formula="of:=[.A1291]&amp;&quot;/&quot;&amp;[.C1291]" office:value-type="string" office:string-value="apps/remote-desktop.png" calcext:value-type="string">
            <text:p>apps/remote-desktop.png</text:p>
          </table:table-cell>
          <table:table-cell table:formula="of:=VLOOKUP([.D129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retext.png</text:p>
          </table:table-cell>
          <table:table-cell table:style-name="ce15" table:formula="of:=[.B1292]" office:value-type="string" office:string-value="retext.png" calcext:value-type="string">
            <text:p>retext.png</text:p>
          </table:table-cell>
          <table:table-cell table:formula="of:=[.A1292]&amp;&quot;/&quot;&amp;[.C1292]" office:value-type="string" office:string-value="apps/retext.png" calcext:value-type="string">
            <text:p>apps/retext.png</text:p>
          </table:table-cell>
          <table:table-cell table:formula="of:=VLOOKUP([.D129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retroarch.png</text:p>
          </table:table-cell>
          <table:table-cell table:style-name="ce15" table:formula="of:=[.B1293]" office:value-type="string" office:string-value="retroarch.png" calcext:value-type="string">
            <text:p>retroarch.png</text:p>
          </table:table-cell>
          <table:table-cell table:formula="of:=[.A1293]&amp;&quot;/&quot;&amp;[.C1293]" office:value-type="string" office:string-value="apps/retroarch.png" calcext:value-type="string">
            <text:p>apps/retroarch.png</text:p>
          </table:table-cell>
          <table:table-cell table:formula="of:=VLOOKUP([.D129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revelation.png</text:p>
          </table:table-cell>
          <table:table-cell office:value-type="string" calcext:value-type="string">
            <text:p>passwords.png</text:p>
          </table:table-cell>
          <table:table-cell table:formula="of:=[.A1294]&amp;&quot;/&quot;&amp;[.C1294]" office:value-type="string" office:string-value="apps/passwords.png" calcext:value-type="string">
            <text:p>apps/passwords.png</text:p>
          </table:table-cell>
          <table:table-cell table:formula="of:=VLOOKUP([.D129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rhythmbox.png</text:p>
          </table:table-cell>
          <table:table-cell table:style-name="ce15" table:formula="of:=[.B1295]" office:value-type="string" office:string-value="rhythmbox.png" calcext:value-type="string">
            <text:p>rhythmbox.png</text:p>
          </table:table-cell>
          <table:table-cell table:formula="of:=[.A1295]&amp;&quot;/&quot;&amp;[.C1295]" office:value-type="string" office:string-value="apps/rhythmbox.png" calcext:value-type="string">
            <text:p>apps/rhythmbox.png</text:p>
          </table:table-cell>
          <table:table-cell table:formula="of:=VLOOKUP([.D129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ricin.png</text:p>
          </table:table-cell>
          <table:table-cell office:value-type="string" calcext:value-type="string">
            <text:p>tox.png</text:p>
          </table:table-cell>
          <table:table-cell table:formula="of:=[.A1296]&amp;&quot;/&quot;&amp;[.C1296]" office:value-type="string" office:string-value="apps/tox.png" calcext:value-type="string">
            <text:p>apps/tox.png</text:p>
          </table:table-cell>
          <table:table-cell table:formula="of:=VLOOKUP([.D129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ripperx.png</text:p>
          </table:table-cell>
          <table:table-cell office:value-type="string" calcext:value-type="string">
            <text:p>disk-burner.png</text:p>
          </table:table-cell>
          <table:table-cell table:formula="of:=[.A1297]&amp;&quot;/&quot;&amp;[.C1297]" office:value-type="string" office:string-value="apps/disk-burner.png" calcext:value-type="string">
            <text:p>apps/disk-burner.png</text:p>
          </table:table-cell>
          <table:table-cell table:formula="of:=VLOOKUP([.D129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ristretto.png</text:p>
          </table:table-cell>
          <table:table-cell office:value-type="string" calcext:value-type="string">
            <text:p>multimedia-photo-viewer.png</text:p>
          </table:table-cell>
          <table:table-cell table:formula="of:=[.A1298]&amp;&quot;/&quot;&amp;[.C1298]" office:value-type="string" office:string-value="apps/multimedia-photo-viewer.png" calcext:value-type="string">
            <text:p>apps/multimedia-photo-viewer.png</text:p>
          </table:table-cell>
          <table:table-cell table:formula="of:=VLOOKUP([.D129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rlogo_icon.png</text:p>
          </table:table-cell>
          <table:table-cell office:value-type="string" calcext:value-type="string">
            <text:p>gnu-r.png</text:p>
          </table:table-cell>
          <table:table-cell table:formula="of:=[.A1299]&amp;&quot;/&quot;&amp;[.C1299]" office:value-type="string" office:string-value="apps/gnu-r.png" calcext:value-type="string">
            <text:p>apps/gnu-r.png</text:p>
          </table:table-cell>
          <table:table-cell table:formula="of:=VLOOKUP([.D129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Rlogo.png</text:p>
          </table:table-cell>
          <table:table-cell office:value-type="string" calcext:value-type="string">
            <text:p>gnu-r.png</text:p>
          </table:table-cell>
          <table:table-cell table:formula="of:=[.A1300]&amp;&quot;/&quot;&amp;[.C1300]" office:value-type="string" office:string-value="apps/gnu-r.png" calcext:value-type="string">
            <text:p>apps/gnu-r.png</text:p>
          </table:table-cell>
          <table:table-cell table:formula="of:=VLOOKUP([.D130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robomongo.png</text:p>
          </table:table-cell>
          <table:table-cell office:value-type="string" calcext:value-type="string">
            <text:p>mongodb.png</text:p>
          </table:table-cell>
          <table:table-cell table:formula="of:=[.A1301]&amp;&quot;/&quot;&amp;[.C1301]" office:value-type="string" office:string-value="apps/mongodb.png" calcext:value-type="string">
            <text:p>apps/mongodb.png</text:p>
          </table:table-cell>
          <table:table-cell table:formula="of:=VLOOKUP([.D130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rstudio.png</text:p>
          </table:table-cell>
          <table:table-cell table:style-name="ce15" table:formula="of:=[.B1302]" office:value-type="string" office:string-value="rstudio.png" calcext:value-type="string">
            <text:p>rstudio.png</text:p>
          </table:table-cell>
          <table:table-cell table:formula="of:=[.A1302]&amp;&quot;/&quot;&amp;[.C1302]" office:value-type="string" office:string-value="apps/rstudio.png" calcext:value-type="string">
            <text:p>apps/rstudio.png</text:p>
          </table:table-cell>
          <table:table-cell table:formula="of:=VLOOKUP([.D130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rubymine.png</text:p>
          </table:table-cell>
          <table:table-cell table:style-name="ce15" table:formula="of:=[.B1303]" office:value-type="string" office:string-value="rubymine.png" calcext:value-type="string">
            <text:p>rubymine.png</text:p>
          </table:table-cell>
          <table:table-cell table:formula="of:=[.A1303]&amp;&quot;/&quot;&amp;[.C1303]" office:value-type="string" office:string-value="apps/rubymine.png" calcext:value-type="string">
            <text:p>apps/rubymine.png</text:p>
          </table:table-cell>
          <table:table-cell table:formula="of:=VLOOKUP([.D130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rygel.png</text:p>
          </table:table-cell>
          <table:table-cell table:style-name="ce15" table:formula="of:=[.B1304]" office:value-type="string" office:string-value="rygel.png" calcext:value-type="string">
            <text:p>rygel.png</text:p>
          </table:table-cell>
          <table:table-cell table:formula="of:=[.A1304]&amp;&quot;/&quot;&amp;[.C1304]" office:value-type="string" office:string-value="apps/rygel.png" calcext:value-type="string">
            <text:p>apps/rygel.png</text:p>
          </table:table-cell>
          <table:table-cell table:formula="of:=VLOOKUP([.D130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akura.png</text:p>
          </table:table-cell>
          <table:table-cell table:style-name="ce15" table:formula="of:=[.B1305]" office:value-type="string" office:string-value="sakura.png" calcext:value-type="string">
            <text:p>sakura.png</text:p>
          </table:table-cell>
          <table:table-cell table:formula="of:=[.A1305]&amp;&quot;/&quot;&amp;[.C1305]" office:value-type="string" office:string-value="apps/sakura.png" calcext:value-type="string">
            <text:p>apps/sakura.png</text:p>
          </table:table-cell>
          <table:table-cell table:formula="of:=VLOOKUP([.D130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amba.png</text:p>
          </table:table-cell>
          <table:table-cell table:style-name="ce15" table:formula="of:=[.B1306]" office:value-type="string" office:string-value="samba.png" calcext:value-type="string">
            <text:p>samba.png</text:p>
          </table:table-cell>
          <table:table-cell table:formula="of:=[.A1306]&amp;&quot;/&quot;&amp;[.C1306]" office:value-type="string" office:string-value="apps/samba.png" calcext:value-type="string">
            <text:p>apps/samba.png</text:p>
          </table:table-cell>
          <table:table-cell table:formula="of:=VLOOKUP([.D130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ci48M.png</text:p>
          </table:table-cell>
          <table:table-cell office:value-type="string" calcext:value-type="string">
            <text:p>accessories-text-editor.png</text:p>
          </table:table-cell>
          <table:table-cell table:formula="of:=[.A1307]&amp;&quot;/&quot;&amp;[.C1307]" office:value-type="string" office:string-value="apps/accessories-text-editor.png" calcext:value-type="string">
            <text:p>apps/accessories-text-editor.png</text:p>
          </table:table-cell>
          <table:table-cell table:formula="of:=VLOOKUP([.D130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creenruler-icon.png</text:p>
          </table:table-cell>
          <table:table-cell office:value-type="string" calcext:value-type="string">
            <text:p>screenruler.png</text:p>
          </table:table-cell>
          <table:table-cell table:formula="of:=[.A1308]&amp;&quot;/&quot;&amp;[.C1308]" office:value-type="string" office:string-value="apps/screenruler.png" calcext:value-type="string">
            <text:p>apps/screenruler.png</text:p>
          </table:table-cell>
          <table:table-cell table:formula="of:=VLOOKUP([.D130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creenruler.png</text:p>
          </table:table-cell>
          <table:table-cell table:style-name="ce15" table:formula="of:=[.B1309]" office:value-type="string" office:string-value="screenruler.png" calcext:value-type="string">
            <text:p>screenruler.png</text:p>
          </table:table-cell>
          <table:table-cell table:formula="of:=[.A1309]&amp;&quot;/&quot;&amp;[.C1309]" office:value-type="string" office:string-value="apps/screenruler.png" calcext:value-type="string">
            <text:p>apps/screenruler.png</text:p>
          </table:table-cell>
          <table:table-cell table:formula="of:=VLOOKUP([.D130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creensaver.png</text:p>
          </table:table-cell>
          <table:table-cell office:value-type="string" calcext:value-type="string">
            <text:p>preferences-desktop-screensaver.png</text:p>
          </table:table-cell>
          <table:table-cell table:formula="of:=[.A1310]&amp;&quot;/&quot;&amp;[.C1310]" office:value-type="string" office:string-value="apps/preferences-desktop-screensaver.png" calcext:value-type="string">
            <text:p>apps/preferences-desktop-screensaver.png</text:p>
          </table:table-cell>
          <table:table-cell table:formula="of:=VLOOKUP([.D131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cribus.png</text:p>
          </table:table-cell>
          <table:table-cell table:style-name="ce15" table:formula="of:=[.B1311]" office:value-type="string" office:string-value="scribus.png" calcext:value-type="string">
            <text:p>scribus.png</text:p>
          </table:table-cell>
          <table:table-cell table:formula="of:=[.A1311]&amp;&quot;/&quot;&amp;[.C1311]" office:value-type="string" office:string-value="apps/scribus.png" calcext:value-type="string">
            <text:p>apps/scribus.png</text:p>
          </table:table-cell>
          <table:table-cell table:formula="of:=VLOOKUP([.D131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eahorse.png</text:p>
          </table:table-cell>
          <table:table-cell office:value-type="string" calcext:value-type="string">
            <text:p>passwords.png</text:p>
          </table:table-cell>
          <table:table-cell table:formula="of:=[.A1312]&amp;&quot;/&quot;&amp;[.C1312]" office:value-type="string" office:string-value="apps/passwords.png" calcext:value-type="string">
            <text:p>apps/passwords.png</text:p>
          </table:table-cell>
          <table:table-cell table:formula="of:=VLOOKUP([.D131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eahorse-preferences.png</text:p>
          </table:table-cell>
          <table:table-cell office:value-type="string" calcext:value-type="string">
            <text:p>passwords.png</text:p>
          </table:table-cell>
          <table:table-cell table:formula="of:=[.A1313]&amp;&quot;/&quot;&amp;[.C1313]" office:value-type="string" office:string-value="apps/passwords.png" calcext:value-type="string">
            <text:p>apps/passwords.png</text:p>
          </table:table-cell>
          <table:table-cell table:formula="of:=VLOOKUP([.D131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earch.png</text:p>
          </table:table-cell>
          <table:table-cell office:value-type="string" calcext:value-type="string">
            <text:p>preferences-system-search.png</text:p>
          </table:table-cell>
          <table:table-cell table:formula="of:=[.A1314]&amp;&quot;/&quot;&amp;[.C1314]" office:value-type="string" office:string-value="apps/preferences-system-search.png" calcext:value-type="string">
            <text:p>apps/preferences-system-search.png</text:p>
          </table:table-cell>
          <table:table-cell table:formula="of:=VLOOKUP([.D131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elinux.png</text:p>
          </table:table-cell>
          <table:table-cell table:style-name="ce15" table:formula="of:=[.B1315]" office:value-type="string" office:string-value="selinux.png" calcext:value-type="string">
            <text:p>selinux.png</text:p>
          </table:table-cell>
          <table:table-cell table:formula="of:=[.A1315]&amp;&quot;/&quot;&amp;[.C1315]" office:value-type="string" office:string-value="apps/selinux.png" calcext:value-type="string">
            <text:p>apps/selinux.png</text:p>
          </table:table-cell>
          <table:table-cell table:formula="of:=VLOOKUP([.D131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encha-animator.png</text:p>
          </table:table-cell>
          <table:table-cell table:style-name="ce15" table:formula="of:=[.B1316]" office:value-type="string" office:string-value="sencha-animator.png" calcext:value-type="string">
            <text:p>sencha-animator.png</text:p>
          </table:table-cell>
          <table:table-cell table:formula="of:=[.A1316]&amp;&quot;/&quot;&amp;[.C1316]" office:value-type="string" office:string-value="apps/sencha-animator.png" calcext:value-type="string">
            <text:p>apps/sencha-animator.png</text:p>
          </table:table-cell>
          <table:table-cell table:formula="of:=VLOOKUP([.D131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erious-sam3-bfe.png</text:p>
          </table:table-cell>
          <table:table-cell table:style-name="ce15" table:formula="of:=[.B1317]" office:value-type="string" office:string-value="serious-sam3-bfe.png" calcext:value-type="string">
            <text:p>serious-sam3-bfe.png</text:p>
          </table:table-cell>
          <table:table-cell table:formula="of:=[.A1317]&amp;&quot;/&quot;&amp;[.C1317]" office:value-type="string" office:string-value="apps/serious-sam3-bfe.png" calcext:value-type="string">
            <text:p>apps/serious-sam3-bfe.png</text:p>
          </table:table-cell>
          <table:table-cell table:formula="of:=VLOOKUP([.D131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erpentine.png</text:p>
          </table:table-cell>
          <table:table-cell office:value-type="string" calcext:value-type="string">
            <text:p>disk-usage-analyzer.png</text:p>
          </table:table-cell>
          <table:table-cell table:formula="of:=[.A1318]&amp;&quot;/&quot;&amp;[.C1318]" office:value-type="string" office:string-value="apps/disk-usage-analyzer.png" calcext:value-type="string">
            <text:p>apps/disk-usage-analyzer.png</text:p>
          </table:table-cell>
          <table:table-cell table:formula="of:=VLOOKUP([.D131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ession-properties.png</text:p>
          </table:table-cell>
          <table:table-cell table:style-name="ce15" table:formula="of:=[.B1319]" office:value-type="string" office:string-value="session-properties.png" calcext:value-type="string">
            <text:p>session-properties.png</text:p>
          </table:table-cell>
          <table:table-cell table:formula="of:=[.A1319]&amp;&quot;/&quot;&amp;[.C1319]" office:value-type="string" office:string-value="apps/session-properties.png" calcext:value-type="string">
            <text:p>apps/session-properties.png</text:p>
          </table:table-cell>
          <table:table-cell table:formula="of:=VLOOKUP([.D131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etroubleshoot_icon.png</text:p>
          </table:table-cell>
          <table:table-cell office:value-type="string" calcext:value-type="string">
            <text:p>selinux.png</text:p>
          </table:table-cell>
          <table:table-cell table:formula="of:=[.A1320]&amp;&quot;/&quot;&amp;[.C1320]" office:value-type="string" office:string-value="apps/selinux.png" calcext:value-type="string">
            <text:p>apps/selinux.png</text:p>
          </table:table-cell>
          <table:table-cell table:formula="of:=VLOOKUP([.D132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hotwell.png</text:p>
          </table:table-cell>
          <table:table-cell office:value-type="string" calcext:value-type="string">
            <text:p>multimedia-photo-manager.png</text:p>
          </table:table-cell>
          <table:table-cell table:formula="of:=[.A1321]&amp;&quot;/&quot;&amp;[.C1321]" office:value-type="string" office:string-value="apps/multimedia-photo-manager.png" calcext:value-type="string">
            <text:p>apps/multimedia-photo-manager.png</text:p>
          </table:table-cell>
          <table:table-cell table:formula="of:=VLOOKUP([.D132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howfoto.png</text:p>
          </table:table-cell>
          <table:table-cell office:value-type="string" calcext:value-type="string">
            <text:p>multimedia-photo-viewer.png</text:p>
          </table:table-cell>
          <table:table-cell table:formula="of:=[.A1322]&amp;&quot;/&quot;&amp;[.C1322]" office:value-type="string" office:string-value="apps/multimedia-photo-viewer.png" calcext:value-type="string">
            <text:p>apps/multimedia-photo-viewer.png</text:p>
          </table:table-cell>
          <table:table-cell table:formula="of:=VLOOKUP([.D132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howphoto.png</text:p>
          </table:table-cell>
          <table:table-cell office:value-type="string" calcext:value-type="string">
            <text:p>multimedia-photo-viewer.png</text:p>
          </table:table-cell>
          <table:table-cell table:formula="of:=[.A1323]&amp;&quot;/&quot;&amp;[.C1323]" office:value-type="string" office:string-value="apps/multimedia-photo-viewer.png" calcext:value-type="string">
            <text:p>apps/multimedia-photo-viewer.png</text:p>
          </table:table-cell>
          <table:table-cell table:formula="of:=VLOOKUP([.D132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hutter-panel.png</text:p>
          </table:table-cell>
          <table:table-cell office:value-type="string" calcext:value-type="string">
            <text:p>shutter.png</text:p>
          </table:table-cell>
          <table:table-cell table:formula="of:=[.A1324]&amp;&quot;/&quot;&amp;[.C1324]" office:value-type="string" office:string-value="apps/shutter.png" calcext:value-type="string">
            <text:p>apps/shutter.png</text:p>
          </table:table-cell>
          <table:table-cell table:formula="of:=VLOOKUP([.D132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hutter.png</text:p>
          </table:table-cell>
          <table:table-cell table:style-name="ce15" table:formula="of:=[.B1325]" office:value-type="string" office:string-value="shutter.png" calcext:value-type="string">
            <text:p>shutter.png</text:p>
          </table:table-cell>
          <table:table-cell table:formula="of:=[.A1325]&amp;&quot;/&quot;&amp;[.C1325]" office:value-type="string" office:string-value="apps/shutter.png" calcext:value-type="string">
            <text:p>apps/shutter.png</text:p>
          </table:table-cell>
          <table:table-cell table:formula="of:=VLOOKUP([.D132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igil.png</text:p>
          </table:table-cell>
          <table:table-cell table:style-name="ce15" table:formula="of:=[.B1326]" office:value-type="string" office:string-value="sigil.png" calcext:value-type="string">
            <text:p>sigil.png</text:p>
          </table:table-cell>
          <table:table-cell table:formula="of:=[.A1326]&amp;&quot;/&quot;&amp;[.C1326]" office:value-type="string" office:string-value="apps/sigil.png" calcext:value-type="string">
            <text:p>apps/sigil.png</text:p>
          </table:table-cell>
          <table:table-cell table:formula="of:=VLOOKUP([.D132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imple-ccsm.png</text:p>
          </table:table-cell>
          <table:table-cell office:value-type="string" calcext:value-type="string">
            <text:p>ccsm.png</text:p>
          </table:table-cell>
          <table:table-cell table:formula="of:=[.A1327]&amp;&quot;/&quot;&amp;[.C1327]" office:value-type="string" office:string-value="apps/ccsm.png" calcext:value-type="string">
            <text:p>apps/ccsm.png</text:p>
          </table:table-cell>
          <table:table-cell table:formula="of:=VLOOKUP([.D132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imple-scan.png</text:p>
          </table:table-cell>
          <table:table-cell table:style-name="ce15" table:formula="of:=[.B1328]" office:value-type="string" office:string-value="simple-scan.png" calcext:value-type="string">
            <text:p>simple-scan.png</text:p>
          </table:table-cell>
          <table:table-cell table:formula="of:=[.A1328]&amp;&quot;/&quot;&amp;[.C1328]" office:value-type="string" office:string-value="apps/simple-scan.png" calcext:value-type="string">
            <text:p>apps/simple-scan.png</text:p>
          </table:table-cell>
          <table:table-cell table:formula="of:=VLOOKUP([.D132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implescreenrecorder.png</text:p>
          </table:table-cell>
          <table:table-cell office:value-type="string" calcext:value-type="string">
            <text:p>applets-screenshooter.png</text:p>
          </table:table-cell>
          <table:table-cell table:formula="of:=[.A1329]&amp;&quot;/&quot;&amp;[.C1329]" office:value-type="string" office:string-value="apps/applets-screenshooter.png" calcext:value-type="string">
            <text:p>apps/applets-screenshooter.png</text:p>
          </table:table-cell>
          <table:table-cell table:formula="of:=VLOOKUP([.D132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ketchup.png</text:p>
          </table:table-cell>
          <table:table-cell table:style-name="ce15" table:formula="of:=[.B1330]" office:value-type="string" office:string-value="sketchup.png" calcext:value-type="string">
            <text:p>sketchup.png</text:p>
          </table:table-cell>
          <table:table-cell table:formula="of:=[.A1330]&amp;&quot;/&quot;&amp;[.C1330]" office:value-type="string" office:string-value="apps/sketchup.png" calcext:value-type="string">
            <text:p>apps/sketchup.png</text:p>
          </table:table-cell>
          <table:table-cell table:formula="of:=VLOOKUP([.D133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kypeforlinux.png</text:p>
          </table:table-cell>
          <table:table-cell office:value-type="string" calcext:value-type="string">
            <text:p>skype.png</text:p>
          </table:table-cell>
          <table:table-cell table:formula="of:=[.A1331]&amp;&quot;/&quot;&amp;[.C1331]" office:value-type="string" office:string-value="apps/skype.png" calcext:value-type="string">
            <text:p>apps/skype.png</text:p>
          </table:table-cell>
          <table:table-cell table:formula="of:=VLOOKUP([.D133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kype.png</text:p>
          </table:table-cell>
          <table:table-cell table:style-name="ce15" table:formula="of:=[.B1332]" office:value-type="string" office:string-value="skype.png" calcext:value-type="string">
            <text:p>skype.png</text:p>
          </table:table-cell>
          <table:table-cell table:formula="of:=[.A1332]&amp;&quot;/&quot;&amp;[.C1332]" office:value-type="string" office:string-value="apps/skype.png" calcext:value-type="string">
            <text:p>apps/skype.png</text:p>
          </table:table-cell>
          <table:table-cell table:formula="of:=VLOOKUP([.D133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kype_protocol.png</text:p>
          </table:table-cell>
          <table:table-cell office:value-type="string" calcext:value-type="string">
            <text:p>skype.png</text:p>
          </table:table-cell>
          <table:table-cell table:formula="of:=[.A1333]&amp;&quot;/&quot;&amp;[.C1333]" office:value-type="string" office:string-value="apps/skype.png" calcext:value-type="string">
            <text:p>apps/skype.png</text:p>
          </table:table-cell>
          <table:table-cell table:formula="of:=VLOOKUP([.D133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martgithg.png</text:p>
          </table:table-cell>
          <table:table-cell office:value-type="string" calcext:value-type="string">
            <text:p>smartgit.png</text:p>
          </table:table-cell>
          <table:table-cell table:formula="of:=[.A1334]&amp;&quot;/&quot;&amp;[.C1334]" office:value-type="string" office:string-value="apps/smartgit.png" calcext:value-type="string">
            <text:p>apps/smartgit.png</text:p>
          </table:table-cell>
          <table:table-cell table:formula="of:=VLOOKUP([.D133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martgit.png</text:p>
          </table:table-cell>
          <table:table-cell table:style-name="ce15" table:formula="of:=[.B1335]" office:value-type="string" office:string-value="smartgit.png" calcext:value-type="string">
            <text:p>smartgit.png</text:p>
          </table:table-cell>
          <table:table-cell table:formula="of:=[.A1335]&amp;&quot;/&quot;&amp;[.C1335]" office:value-type="string" office:string-value="apps/smartgit.png" calcext:value-type="string">
            <text:p>apps/smartgit.png</text:p>
          </table:table-cell>
          <table:table-cell table:formula="of:=VLOOKUP([.D133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mplayer.png</text:p>
          </table:table-cell>
          <table:table-cell office:value-type="string" calcext:value-type="string">
            <text:p>mplayer.png</text:p>
          </table:table-cell>
          <table:table-cell table:formula="of:=[.A1336]&amp;&quot;/&quot;&amp;[.C1336]" office:value-type="string" office:string-value="apps/mplayer.png" calcext:value-type="string">
            <text:p>apps/mplayer.png</text:p>
          </table:table-cell>
          <table:table-cell table:formula="of:=VLOOKUP([.D133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muxi-frontend-gnome.png</text:p>
          </table:table-cell>
          <table:table-cell office:value-type="string" calcext:value-type="string">
            <text:p>smuxi.png</text:p>
          </table:table-cell>
          <table:table-cell table:formula="of:=[.A1337]&amp;&quot;/&quot;&amp;[.C1337]" office:value-type="string" office:string-value="apps/smuxi.png" calcext:value-type="string">
            <text:p>apps/smuxi.png</text:p>
          </table:table-cell>
          <table:table-cell table:formula="of:=VLOOKUP([.D133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muxi.png</text:p>
          </table:table-cell>
          <table:table-cell table:style-name="ce15" table:formula="of:=[.B1338]" office:value-type="string" office:string-value="smuxi.png" calcext:value-type="string">
            <text:p>smuxi.png</text:p>
          </table:table-cell>
          <table:table-cell table:formula="of:=[.A1338]&amp;&quot;/&quot;&amp;[.C1338]" office:value-type="string" office:string-value="apps/smuxi.png" calcext:value-type="string">
            <text:p>apps/smuxi.png</text:p>
          </table:table-cell>
          <table:table-cell table:formula="of:=VLOOKUP([.D133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nes9x-gtk.png</text:p>
          </table:table-cell>
          <table:table-cell office:value-type="string" calcext:value-type="string">
            <text:p>zsnes.png</text:p>
          </table:table-cell>
          <table:table-cell table:formula="of:=[.A1339]&amp;&quot;/&quot;&amp;[.C1339]" office:value-type="string" office:string-value="apps/zsnes.png" calcext:value-type="string">
            <text:p>apps/zsnes.png</text:p>
          </table:table-cell>
          <table:table-cell table:formula="of:=VLOOKUP([.D133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nes9x.png</text:p>
          </table:table-cell>
          <table:table-cell office:value-type="string" calcext:value-type="string">
            <text:p>zsnes.png</text:p>
          </table:table-cell>
          <table:table-cell table:formula="of:=[.A1340]&amp;&quot;/&quot;&amp;[.C1340]" office:value-type="string" office:string-value="apps/zsnes.png" calcext:value-type="string">
            <text:p>apps/zsnes.png</text:p>
          </table:table-cell>
          <table:table-cell table:formula="of:=VLOOKUP([.D134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oftware-center.png</text:p>
          </table:table-cell>
          <table:table-cell office:value-type="string" calcext:value-type="string">
            <text:p>system-software-install.png</text:p>
          </table:table-cell>
          <table:table-cell table:formula="of:=[.A1341]&amp;&quot;/&quot;&amp;[.C1341]" office:value-type="string" office:string-value="apps/system-software-install.png" calcext:value-type="string">
            <text:p>apps/system-software-install.png</text:p>
          </table:table-cell>
          <table:table-cell table:formula="of:=VLOOKUP([.D134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oftwarecenter.png</text:p>
          </table:table-cell>
          <table:table-cell office:value-type="string" calcext:value-type="string">
            <text:p>system-software-install.png</text:p>
          </table:table-cell>
          <table:table-cell table:formula="of:=[.A1342]&amp;&quot;/&quot;&amp;[.C1342]" office:value-type="string" office:string-value="apps/system-software-install.png" calcext:value-type="string">
            <text:p>apps/system-software-install.png</text:p>
          </table:table-cell>
          <table:table-cell table:formula="of:=VLOOKUP([.D134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oftware-properties-mint.png</text:p>
          </table:table-cell>
          <table:table-cell office:value-type="string" calcext:value-type="string">
            <text:p>system-software-install.png</text:p>
          </table:table-cell>
          <table:table-cell table:formula="of:=[.A1343]&amp;&quot;/&quot;&amp;[.C1343]" office:value-type="string" office:string-value="apps/system-software-install.png" calcext:value-type="string">
            <text:p>apps/system-software-install.png</text:p>
          </table:table-cell>
          <table:table-cell table:formula="of:=VLOOKUP([.D134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oftware-properties.png</text:p>
          </table:table-cell>
          <table:table-cell office:value-type="string" calcext:value-type="string">
            <text:p>system-software-install.png</text:p>
          </table:table-cell>
          <table:table-cell table:formula="of:=[.A1344]&amp;&quot;/&quot;&amp;[.C1344]" office:value-type="string" office:string-value="apps/system-software-install.png" calcext:value-type="string">
            <text:p>apps/system-software-install.png</text:p>
          </table:table-cell>
          <table:table-cell table:formula="of:=VLOOKUP([.D134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oftware-update-available.png</text:p>
          </table:table-cell>
          <table:table-cell office:value-type="string" calcext:value-type="string">
            <text:p>system-software-update.png</text:p>
          </table:table-cell>
          <table:table-cell table:formula="of:=[.A1345]&amp;&quot;/&quot;&amp;[.C1345]" office:value-type="string" office:string-value="apps/system-software-update.png" calcext:value-type="string">
            <text:p>apps/system-software-update.png</text:p>
          </table:table-cell>
          <table:table-cell table:formula="of:=VLOOKUP([.D134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oftware-update-urgent.png</text:p>
          </table:table-cell>
          <table:table-cell office:value-type="string" calcext:value-type="string">
            <text:p>system-software-update.png</text:p>
          </table:table-cell>
          <table:table-cell table:formula="of:=[.A1346]&amp;&quot;/&quot;&amp;[.C1346]" office:value-type="string" office:string-value="apps/system-software-update.png" calcext:value-type="string">
            <text:p>apps/system-software-update.png</text:p>
          </table:table-cell>
          <table:table-cell table:formula="of:=VLOOKUP([.D134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olaar.png</text:p>
          </table:table-cell>
          <table:table-cell table:style-name="ce15" table:formula="of:=[.B1347]" office:value-type="string" office:string-value="solaar.png" calcext:value-type="string">
            <text:p>solaar.png</text:p>
          </table:table-cell>
          <table:table-cell table:formula="of:=[.A1347]&amp;&quot;/&quot;&amp;[.C1347]" office:value-type="string" office:string-value="apps/solaar.png" calcext:value-type="string">
            <text:p>apps/solaar.png</text:p>
          </table:table-cell>
          <table:table-cell table:formula="of:=VLOOKUP([.D134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onata.png</text:p>
          </table:table-cell>
          <table:table-cell office:value-type="string" calcext:value-type="string">
            <text:p>multimedia-audio-player.png</text:p>
          </table:table-cell>
          <table:table-cell table:formula="of:=[.A1348]&amp;&quot;/&quot;&amp;[.C1348]" office:value-type="string" office:string-value="apps/multimedia-audio-player.png" calcext:value-type="string">
            <text:p>apps/multimedia-audio-player.png</text:p>
          </table:table-cell>
          <table:table-cell table:formula="of:=VLOOKUP([.D134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opcast-player.png</text:p>
          </table:table-cell>
          <table:table-cell office:value-type="string" calcext:value-type="string">
            <text:p>accessories-podcast.png</text:p>
          </table:table-cell>
          <table:table-cell table:formula="of:=[.A1349]&amp;&quot;/&quot;&amp;[.C1349]" office:value-type="string" office:string-value="apps/accessories-podcast.png" calcext:value-type="string">
            <text:p>apps/accessories-podcast.png</text:p>
          </table:table-cell>
          <table:table-cell table:formula="of:=VLOOKUP([.D134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oundconverter-logo.png</text:p>
          </table:table-cell>
          <table:table-cell office:value-type="string" calcext:value-type="string">
            <text:p>accessories-media-converter.png</text:p>
          </table:table-cell>
          <table:table-cell table:formula="of:=[.A1350]&amp;&quot;/&quot;&amp;[.C1350]" office:value-type="string" office:string-value="apps/accessories-media-converter.png" calcext:value-type="string">
            <text:p>apps/accessories-media-converter.png</text:p>
          </table:table-cell>
          <table:table-cell table:formula="of:=VLOOKUP([.D135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oundconverter.png</text:p>
          </table:table-cell>
          <table:table-cell office:value-type="string" calcext:value-type="string">
            <text:p>accessories-media-converter.png</text:p>
          </table:table-cell>
          <table:table-cell table:formula="of:=[.A1351]&amp;&quot;/&quot;&amp;[.C1351]" office:value-type="string" office:string-value="apps/accessories-media-converter.png" calcext:value-type="string">
            <text:p>apps/accessories-media-converter.png</text:p>
          </table:table-cell>
          <table:table-cell table:formula="of:=VLOOKUP([.D135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ound-juicer.png</text:p>
          </table:table-cell>
          <table:table-cell table:style-name="ce15" table:formula="of:=[.B1352]" office:value-type="string" office:string-value="sound-juicer.png" calcext:value-type="string">
            <text:p>sound-juicer.png</text:p>
          </table:table-cell>
          <table:table-cell table:formula="of:=[.A1352]&amp;&quot;/&quot;&amp;[.C1352]" office:value-type="string" office:string-value="apps/sound-juicer.png" calcext:value-type="string">
            <text:p>apps/sound-juicer.png</text:p>
          </table:table-cell>
          <table:table-cell table:formula="of:=VLOOKUP([.D135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oundkonverter.png</text:p>
          </table:table-cell>
          <table:table-cell office:value-type="string" calcext:value-type="string">
            <text:p>accessories-media-converter.png</text:p>
          </table:table-cell>
          <table:table-cell table:formula="of:=[.A1353]&amp;&quot;/&quot;&amp;[.C1353]" office:value-type="string" office:string-value="apps/accessories-media-converter.png" calcext:value-type="string">
            <text:p>apps/accessories-media-converter.png</text:p>
          </table:table-cell>
          <table:table-cell table:formula="of:=VLOOKUP([.D135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ound.png</text:p>
          </table:table-cell>
          <table:table-cell office:value-type="string" calcext:value-type="string">
            <text:p>preferences-system-sound.png</text:p>
          </table:table-cell>
          <table:table-cell table:formula="of:=[.A1354]&amp;&quot;/&quot;&amp;[.C1354]" office:value-type="string" office:string-value="apps/preferences-system-sound.png" calcext:value-type="string">
            <text:p>apps/preferences-system-sound.png</text:p>
          </table:table-cell>
          <table:table-cell table:formula="of:=VLOOKUP([.D135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ound-recorder.png</text:p>
          </table:table-cell>
          <table:table-cell office:value-type="string" calcext:value-type="string">
            <text:p>gnome-sound-recorder.png</text:p>
          </table:table-cell>
          <table:table-cell table:formula="of:=[.A1355]&amp;&quot;/&quot;&amp;[.C1355]" office:value-type="string" office:string-value="apps/gnome-sound-recorder.png" calcext:value-type="string">
            <text:p>apps/gnome-sound-recorder.png</text:p>
          </table:table-cell>
          <table:table-cell table:formula="of:=VLOOKUP([.D135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parkleshare.png</text:p>
          </table:table-cell>
          <table:table-cell table:style-name="ce15" table:formula="of:=[.B1356]" office:value-type="string" office:string-value="sparkleshare.png" calcext:value-type="string">
            <text:p>sparkleshare.png</text:p>
          </table:table-cell>
          <table:table-cell table:formula="of:=[.A1356]&amp;&quot;/&quot;&amp;[.C1356]" office:value-type="string" office:string-value="apps/sparkleshare.png" calcext:value-type="string">
            <text:p>apps/sparkleshare.png</text:p>
          </table:table-cell>
          <table:table-cell table:formula="of:=VLOOKUP([.D135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peedcrunch.png</text:p>
          </table:table-cell>
          <table:table-cell office:value-type="string" calcext:value-type="string">
            <text:p>accessories-calculator.png</text:p>
          </table:table-cell>
          <table:table-cell table:formula="of:=[.A1357]&amp;&quot;/&quot;&amp;[.C1357]" office:value-type="string" office:string-value="apps/accessories-calculator.png" calcext:value-type="string">
            <text:p>apps/accessories-calculator.png</text:p>
          </table:table-cell>
          <table:table-cell table:formula="of:=VLOOKUP([.D135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pringseed.png</text:p>
          </table:table-cell>
          <table:table-cell table:style-name="ce15" table:formula="of:=[.B1358]" office:value-type="string" office:string-value="springseed.png" calcext:value-type="string">
            <text:p>springseed.png</text:p>
          </table:table-cell>
          <table:table-cell table:formula="of:=[.A1358]&amp;&quot;/&quot;&amp;[.C1358]" office:value-type="string" office:string-value="apps/springseed.png" calcext:value-type="string">
            <text:p>apps/springseed.png</text:p>
          </table:table-cell>
          <table:table-cell table:formula="of:=VLOOKUP([.D135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qldeveloper.png</text:p>
          </table:table-cell>
          <table:table-cell table:style-name="ce15" table:formula="of:=[.B1359]" office:value-type="string" office:string-value="sqldeveloper.png" calcext:value-type="string">
            <text:p>sqldeveloper.png</text:p>
          </table:table-cell>
          <table:table-cell table:formula="of:=[.A1359]&amp;&quot;/&quot;&amp;[.C1359]" office:value-type="string" office:string-value="apps/sqldeveloper.png" calcext:value-type="string">
            <text:p>apps/sqldeveloper.png</text:p>
          </table:table-cell>
          <table:table-cell table:formula="of:=VLOOKUP([.D135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qlitebrowser.png</text:p>
          </table:table-cell>
          <table:table-cell table:style-name="ce15" table:formula="of:=[.B1360]" office:value-type="string" office:string-value="sqlitebrowser.png" calcext:value-type="string">
            <text:p>sqlitebrowser.png</text:p>
          </table:table-cell>
          <table:table-cell table:formula="of:=[.A1360]&amp;&quot;/&quot;&amp;[.C1360]" office:value-type="string" office:string-value="apps/sqlitebrowser.png" calcext:value-type="string">
            <text:p>apps/sqlitebrowser.png</text:p>
          </table:table-cell>
          <table:table-cell table:formula="of:=VLOOKUP([.D136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qliteman.png</text:p>
          </table:table-cell>
          <table:table-cell table:style-name="ce15" table:formula="of:=[.B1361]" office:value-type="string" office:string-value="sqliteman.png" calcext:value-type="string">
            <text:p>sqliteman.png</text:p>
          </table:table-cell>
          <table:table-cell table:formula="of:=[.A1361]&amp;&quot;/&quot;&amp;[.C1361]" office:value-type="string" office:string-value="apps/sqliteman.png" calcext:value-type="string">
            <text:p>apps/sqliteman.png</text:p>
          </table:table-cell>
          <table:table-cell table:formula="of:=VLOOKUP([.D136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team_icon_220.png</text:p>
          </table:table-cell>
          <table:table-cell office:value-type="string" calcext:value-type="string">
            <text:p>half-life2.png</text:p>
          </table:table-cell>
          <table:table-cell table:formula="of:=[.A1362]&amp;&quot;/&quot;&amp;[.C1362]" office:value-type="string" office:string-value="apps/half-life2.png" calcext:value-type="string">
            <text:p>apps/half-life2.png</text:p>
          </table:table-cell>
          <table:table-cell table:formula="of:=VLOOKUP([.D136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team_icon_224760.png</text:p>
          </table:table-cell>
          <table:table-cell office:value-type="string" calcext:value-type="string">
            <text:p>fez.png</text:p>
          </table:table-cell>
          <table:table-cell table:formula="of:=[.A1363]&amp;&quot;/&quot;&amp;[.C1363]" office:value-type="string" office:string-value="apps/fez.png" calcext:value-type="string">
            <text:p>apps/fez.png</text:p>
          </table:table-cell>
          <table:table-cell table:formula="of:=VLOOKUP([.D136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team_icon_240.png</text:p>
          </table:table-cell>
          <table:table-cell office:value-type="string" calcext:value-type="string">
            <text:p>counter-strike.png</text:p>
          </table:table-cell>
          <table:table-cell table:formula="of:=[.A1364]&amp;&quot;/&quot;&amp;[.C1364]" office:value-type="string" office:string-value="apps/counter-strike.png" calcext:value-type="string">
            <text:p>apps/counter-strike.png</text:p>
          </table:table-cell>
          <table:table-cell table:formula="of:=VLOOKUP([.D136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team_icon_400.png</text:p>
          </table:table-cell>
          <table:table-cell office:value-type="string" calcext:value-type="string">
            <text:p>portal.png</text:p>
          </table:table-cell>
          <table:table-cell table:formula="of:=[.A1365]&amp;&quot;/&quot;&amp;[.C1365]" office:value-type="string" office:string-value="apps/portal.png" calcext:value-type="string">
            <text:p>apps/portal.png</text:p>
          </table:table-cell>
          <table:table-cell table:formula="of:=VLOOKUP([.D136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team_icon_41070.png</text:p>
          </table:table-cell>
          <table:table-cell office:value-type="string" calcext:value-type="string">
            <text:p>serious-sam3-bfe.png</text:p>
          </table:table-cell>
          <table:table-cell table:formula="of:=[.A1366]&amp;&quot;/&quot;&amp;[.C1366]" office:value-type="string" office:string-value="apps/serious-sam3-bfe.png" calcext:value-type="string">
            <text:p>apps/serious-sam3-bfe.png</text:p>
          </table:table-cell>
          <table:table-cell table:formula="of:=VLOOKUP([.D136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team_icon_41210.png</text:p>
          </table:table-cell>
          <table:table-cell office:value-type="string" calcext:value-type="string">
            <text:p>eufloria.png</text:p>
          </table:table-cell>
          <table:table-cell table:formula="of:=[.A1367]&amp;&quot;/&quot;&amp;[.C1367]" office:value-type="string" office:string-value="apps/eufloria.png" calcext:value-type="string">
            <text:p>apps/eufloria.png</text:p>
          </table:table-cell>
          <table:table-cell table:formula="of:=VLOOKUP([.D136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team_icon_440.png</text:p>
          </table:table-cell>
          <table:table-cell office:value-type="string" calcext:value-type="string">
            <text:p>team-fortress-2.png</text:p>
          </table:table-cell>
          <table:table-cell table:formula="of:=[.A1368]&amp;&quot;/&quot;&amp;[.C1368]" office:value-type="string" office:string-value="apps/team-fortress-2.png" calcext:value-type="string">
            <text:p>apps/team-fortress-2.png</text:p>
          </table:table-cell>
          <table:table-cell table:formula="of:=VLOOKUP([.D136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team_icon_550.png</text:p>
          </table:table-cell>
          <table:table-cell office:value-type="string" calcext:value-type="string">
            <text:p>left-for-dead.png</text:p>
          </table:table-cell>
          <table:table-cell table:formula="of:=[.A1369]&amp;&quot;/&quot;&amp;[.C1369]" office:value-type="string" office:string-value="apps/left-for-dead.png" calcext:value-type="string">
            <text:p>apps/left-for-dead.png</text:p>
          </table:table-cell>
          <table:table-cell table:formula="of:=VLOOKUP([.D136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team_icon_620.png</text:p>
          </table:table-cell>
          <table:table-cell office:value-type="string" calcext:value-type="string">
            <text:p>portal.png</text:p>
          </table:table-cell>
          <table:table-cell table:formula="of:=[.A1370]&amp;&quot;/&quot;&amp;[.C1370]" office:value-type="string" office:string-value="apps/portal.png" calcext:value-type="string">
            <text:p>apps/portal.png</text:p>
          </table:table-cell>
          <table:table-cell table:formula="of:=VLOOKUP([.D137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team_icon_70.png</text:p>
          </table:table-cell>
          <table:table-cell office:value-type="string" calcext:value-type="string">
            <text:p>half-life.png</text:p>
          </table:table-cell>
          <table:table-cell table:formula="of:=[.A1371]&amp;&quot;/&quot;&amp;[.C1371]" office:value-type="string" office:string-value="apps/half-life.png" calcext:value-type="string">
            <text:p>apps/half-life.png</text:p>
          </table:table-cell>
          <table:table-cell table:formula="of:=VLOOKUP([.D137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team-icon.png</text:p>
          </table:table-cell>
          <table:table-cell office:value-type="string" calcext:value-type="string">
            <text:p>steam.png</text:p>
          </table:table-cell>
          <table:table-cell table:formula="of:=[.A1372]&amp;&quot;/&quot;&amp;[.C1372]" office:value-type="string" office:string-value="apps/steam.png" calcext:value-type="string">
            <text:p>apps/steam.png</text:p>
          </table:table-cell>
          <table:table-cell table:formula="of:=VLOOKUP([.D137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team-launcher.png</text:p>
          </table:table-cell>
          <table:table-cell office:value-type="string" calcext:value-type="string">
            <text:p>steam.png</text:p>
          </table:table-cell>
          <table:table-cell table:formula="of:=[.A1373]&amp;&quot;/&quot;&amp;[.C1373]" office:value-type="string" office:string-value="apps/steam.png" calcext:value-type="string">
            <text:p>apps/steam.png</text:p>
          </table:table-cell>
          <table:table-cell table:formula="of:=VLOOKUP([.D137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team.png</text:p>
          </table:table-cell>
          <table:table-cell table:style-name="ce15" table:formula="of:=[.B1374]" office:value-type="string" office:string-value="steam.png" calcext:value-type="string">
            <text:p>steam.png</text:p>
          </table:table-cell>
          <table:table-cell table:formula="of:=[.A1374]&amp;&quot;/&quot;&amp;[.C1374]" office:value-type="string" office:string-value="apps/steam.png" calcext:value-type="string">
            <text:p>apps/steam.png</text:p>
          </table:table-cell>
          <table:table-cell table:formula="of:=VLOOKUP([.D137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teampowered.png</text:p>
          </table:table-cell>
          <table:table-cell office:value-type="string" calcext:value-type="string">
            <text:p>steam.png</text:p>
          </table:table-cell>
          <table:table-cell table:formula="of:=[.A1375]&amp;&quot;/&quot;&amp;[.C1375]" office:value-type="string" office:string-value="apps/steam.png" calcext:value-type="string">
            <text:p>apps/steam.png</text:p>
          </table:table-cell>
          <table:table-cell table:formula="of:=VLOOKUP([.D137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tellarium.png</text:p>
          </table:table-cell>
          <table:table-cell table:style-name="ce15" table:formula="of:=[.B1376]" office:value-type="string" office:string-value="stellarium.png" calcext:value-type="string">
            <text:p>stellarium.png</text:p>
          </table:table-cell>
          <table:table-cell table:formula="of:=[.A1376]&amp;&quot;/&quot;&amp;[.C1376]" office:value-type="string" office:string-value="apps/stellarium.png" calcext:value-type="string">
            <text:p>apps/stellarium.png</text:p>
          </table:table-cell>
          <table:table-cell table:formula="of:=VLOOKUP([.D137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tock_about.png</text:p>
          </table:table-cell>
          <table:table-cell office:value-type="string" calcext:value-type="string">
            <text:p>help-about.png</text:p>
          </table:table-cell>
          <table:table-cell table:formula="of:=[.A1377]&amp;&quot;/&quot;&amp;[.C1377]" office:value-type="string" office:string-value="apps/help-about.png" calcext:value-type="string">
            <text:p>apps/help-about.png</text:p>
          </table:table-cell>
          <table:table-cell table:formula="of:=VLOOKUP([.D137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tormcloud.png</text:p>
          </table:table-cell>
          <table:table-cell table:style-name="ce15" table:formula="of:=[.B1378]" office:value-type="string" office:string-value="stormcloud.png" calcext:value-type="string">
            <text:p>stormcloud.png</text:p>
          </table:table-cell>
          <table:table-cell table:formula="of:=[.A1378]&amp;&quot;/&quot;&amp;[.C1378]" office:value-type="string" office:string-value="apps/stormcloud.png" calcext:value-type="string">
            <text:p>apps/stormcloud.png</text:p>
          </table:table-cell>
          <table:table-cell table:formula="of:=VLOOKUP([.D137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tyle.png</text:p>
          </table:table-cell>
          <table:table-cell office:value-type="string" calcext:value-type="string">
            <text:p>preferences-desktop-theme.png</text:p>
          </table:table-cell>
          <table:table-cell table:formula="of:=[.A1379]&amp;&quot;/&quot;&amp;[.C1379]" office:value-type="string" office:string-value="apps/preferences-desktop-theme.png" calcext:value-type="string">
            <text:p>apps/preferences-desktop-theme.png</text:p>
          </table:table-cell>
          <table:table-cell table:formula="of:=VLOOKUP([.D137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ubdownloader.png</text:p>
          </table:table-cell>
          <table:table-cell table:style-name="ce15" table:formula="of:=[.B1380]" office:value-type="string" office:string-value="subdownloader.png" calcext:value-type="string">
            <text:p>subdownloader.png</text:p>
          </table:table-cell>
          <table:table-cell table:formula="of:=[.A1380]&amp;&quot;/&quot;&amp;[.C1380]" office:value-type="string" office:string-value="apps/subdownloader.png" calcext:value-type="string">
            <text:p>apps/subdownloader.png</text:p>
          </table:table-cell>
          <table:table-cell table:formula="of:=VLOOKUP([.D138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ublime-text.png</text:p>
          </table:table-cell>
          <table:table-cell table:style-name="ce15" table:formula="of:=[.B1381]" office:value-type="string" office:string-value="sublime-text.png" calcext:value-type="string">
            <text:p>sublime-text.png</text:p>
          </table:table-cell>
          <table:table-cell table:formula="of:=[.A1381]&amp;&quot;/&quot;&amp;[.C1381]" office:value-type="string" office:string-value="apps/sublime-text.png" calcext:value-type="string">
            <text:p>apps/sublime-text.png</text:p>
          </table:table-cell>
          <table:table-cell table:formula="of:=VLOOKUP([.D138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ublime_text.png</text:p>
          </table:table-cell>
          <table:table-cell office:value-type="string" calcext:value-type="string">
            <text:p>sublime-text.png</text:p>
          </table:table-cell>
          <table:table-cell table:formula="of:=[.A1382]&amp;&quot;/&quot;&amp;[.C1382]" office:value-type="string" office:string-value="apps/sublime-text.png" calcext:value-type="string">
            <text:p>apps/sublime-text.png</text:p>
          </table:table-cell>
          <table:table-cell table:formula="of:=VLOOKUP([.D138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ublimetext.png</text:p>
          </table:table-cell>
          <table:table-cell office:value-type="string" calcext:value-type="string">
            <text:p>sublime-text.png</text:p>
          </table:table-cell>
          <table:table-cell table:formula="of:=[.A1383]&amp;&quot;/&quot;&amp;[.C1383]" office:value-type="string" office:string-value="apps/sublime-text.png" calcext:value-type="string">
            <text:p>apps/sublime-text.png</text:p>
          </table:table-cell>
          <table:table-cell table:formula="of:=VLOOKUP([.D138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udoku.png</text:p>
          </table:table-cell>
          <table:table-cell table:style-name="ce15" table:formula="of:=[.B1384]" office:value-type="string" office:string-value="sudoku.png" calcext:value-type="string">
            <text:p>sudoku.png</text:p>
          </table:table-cell>
          <table:table-cell table:formula="of:=[.A1384]&amp;&quot;/&quot;&amp;[.C1384]" office:value-type="string" office:string-value="apps/sudoku.png" calcext:value-type="string">
            <text:p>apps/sudoku.png</text:p>
          </table:table-cell>
          <table:table-cell table:formula="of:=VLOOKUP([.D138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unflower-fm.png</text:p>
          </table:table-cell>
          <table:table-cell office:value-type="string" calcext:value-type="string">
            <text:p>sunflower.png</text:p>
          </table:table-cell>
          <table:table-cell table:formula="of:=[.A1385]&amp;&quot;/&quot;&amp;[.C1385]" office:value-type="string" office:string-value="apps/sunflower.png" calcext:value-type="string">
            <text:p>apps/sunflower.png</text:p>
          </table:table-cell>
          <table:table-cell table:formula="of:=VLOOKUP([.D138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unflower.png</text:p>
          </table:table-cell>
          <table:table-cell table:style-name="ce15" table:formula="of:=[.B1386]" office:value-type="string" office:string-value="sunflower.png" calcext:value-type="string">
            <text:p>sunflower.png</text:p>
          </table:table-cell>
          <table:table-cell table:formula="of:=[.A1386]&amp;&quot;/&quot;&amp;[.C1386]" office:value-type="string" office:string-value="apps/sunflower.png" calcext:value-type="string">
            <text:p>apps/sunflower.png</text:p>
          </table:table-cell>
          <table:table-cell table:formula="of:=VLOOKUP([.D138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un-java.png</text:p>
          </table:table-cell>
          <table:table-cell office:value-type="string" calcext:value-type="string">
            <text:p>java.png</text:p>
          </table:table-cell>
          <table:table-cell table:formula="of:=[.A1387]&amp;&quot;/&quot;&amp;[.C1387]" office:value-type="string" office:string-value="apps/java.png" calcext:value-type="string">
            <text:p>apps/java.png</text:p>
          </table:table-cell>
          <table:table-cell table:formula="of:=VLOOKUP([.D138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un-javaws.png</text:p>
          </table:table-cell>
          <table:table-cell office:value-type="string" calcext:value-type="string">
            <text:p>java.png</text:p>
          </table:table-cell>
          <table:table-cell table:formula="of:=[.A1388]&amp;&quot;/&quot;&amp;[.C1388]" office:value-type="string" office:string-value="apps/java.png" calcext:value-type="string">
            <text:p>apps/java.png</text:p>
          </table:table-cell>
          <table:table-cell table:formula="of:=VLOOKUP([.D138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un-jcontrol.png</text:p>
          </table:table-cell>
          <table:table-cell office:value-type="string" calcext:value-type="string">
            <text:p>java.png</text:p>
          </table:table-cell>
          <table:table-cell table:formula="of:=[.A1389]&amp;&quot;/&quot;&amp;[.C1389]" office:value-type="string" office:string-value="apps/java.png" calcext:value-type="string">
            <text:p>apps/java.png</text:p>
          </table:table-cell>
          <table:table-cell table:formula="of:=VLOOKUP([.D138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upertuxkart_128.png</text:p>
          </table:table-cell>
          <table:table-cell office:value-type="string" calcext:value-type="string">
            <text:p>supertuxkart.png</text:p>
          </table:table-cell>
          <table:table-cell table:formula="of:=[.A1390]&amp;&quot;/&quot;&amp;[.C1390]" office:value-type="string" office:string-value="apps/supertuxkart.png" calcext:value-type="string">
            <text:p>apps/supertuxkart.png</text:p>
          </table:table-cell>
          <table:table-cell table:formula="of:=VLOOKUP([.D139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upertuxkart.png</text:p>
          </table:table-cell>
          <table:table-cell table:style-name="ce15" table:formula="of:=[.B1391]" office:value-type="string" office:string-value="supertuxkart.png" calcext:value-type="string">
            <text:p>supertuxkart.png</text:p>
          </table:table-cell>
          <table:table-cell table:formula="of:=[.A1391]&amp;&quot;/&quot;&amp;[.C1391]" office:value-type="string" office:string-value="apps/supertuxkart.png" calcext:value-type="string">
            <text:p>apps/supertuxkart.png</text:p>
          </table:table-cell>
          <table:table-cell table:formula="of:=VLOOKUP([.D139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upertux.png</text:p>
          </table:table-cell>
          <table:table-cell office:value-type="string" calcext:value-type="string">
            <text:p>supertuxkart.png</text:p>
          </table:table-cell>
          <table:table-cell table:formula="of:=[.A1392]&amp;&quot;/&quot;&amp;[.C1392]" office:value-type="string" office:string-value="apps/supertuxkart.png" calcext:value-type="string">
            <text:p>apps/supertuxkart.png</text:p>
          </table:table-cell>
          <table:table-cell table:formula="of:=VLOOKUP([.D139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usehelpcenter.png</text:p>
          </table:table-cell>
          <table:table-cell office:value-type="string" calcext:value-type="string">
            <text:p>help-browser.png</text:p>
          </table:table-cell>
          <table:table-cell table:formula="of:=[.A1393]&amp;&quot;/&quot;&amp;[.C1393]" office:value-type="string" office:string-value="apps/help-browser.png" calcext:value-type="string">
            <text:p>apps/help-browser.png</text:p>
          </table:table-cell>
          <table:table-cell table:formula="of:=VLOOKUP([.D139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weeper.png</text:p>
          </table:table-cell>
          <table:table-cell office:value-type="string" calcext:value-type="string">
            <text:p>bleachbit.png</text:p>
          </table:table-cell>
          <table:table-cell table:formula="of:=[.A1394]&amp;&quot;/&quot;&amp;[.C1394]" office:value-type="string" office:string-value="apps/bleachbit.png" calcext:value-type="string">
            <text:p>apps/bleachbit.png</text:p>
          </table:table-cell>
          <table:table-cell table:formula="of:=VLOOKUP([.D139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well-foop.png</text:p>
          </table:table-cell>
          <table:table-cell table:style-name="ce15" table:formula="of:=[.B1395]" office:value-type="string" office:string-value="swell-foop.png" calcext:value-type="string">
            <text:p>swell-foop.png</text:p>
          </table:table-cell>
          <table:table-cell table:formula="of:=[.A1395]&amp;&quot;/&quot;&amp;[.C1395]" office:value-type="string" office:string-value="apps/swell-foop.png" calcext:value-type="string">
            <text:p>apps/swell-foop.png</text:p>
          </table:table-cell>
          <table:table-cell table:formula="of:=VLOOKUP([.D139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ylpheed.png</text:p>
          </table:table-cell>
          <table:table-cell office:value-type="string" calcext:value-type="string">
            <text:p>internet-mail.png</text:p>
          </table:table-cell>
          <table:table-cell table:formula="of:=[.A1396]&amp;&quot;/&quot;&amp;[.C1396]" office:value-type="string" office:string-value="apps/internet-mail.png" calcext:value-type="string">
            <text:p>apps/internet-mail.png</text:p>
          </table:table-cell>
          <table:table-cell table:formula="of:=VLOOKUP([.D139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ynapse.png</text:p>
          </table:table-cell>
          <table:table-cell table:style-name="ce15" table:formula="of:=[.B1397]" office:value-type="string" office:string-value="synapse.png" calcext:value-type="string">
            <text:p>synapse.png</text:p>
          </table:table-cell>
          <table:table-cell table:formula="of:=[.A1397]&amp;&quot;/&quot;&amp;[.C1397]" office:value-type="string" office:string-value="apps/synapse.png" calcext:value-type="string">
            <text:p>apps/synapse.png</text:p>
          </table:table-cell>
          <table:table-cell table:formula="of:=VLOOKUP([.D139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ynaptic.png</text:p>
          </table:table-cell>
          <table:table-cell office:value-type="string" calcext:value-type="string">
            <text:p>system-software-package-manager.png</text:p>
          </table:table-cell>
          <table:table-cell table:formula="of:=[.A1398]&amp;&quot;/&quot;&amp;[.C1398]" office:value-type="string" office:string-value="apps/system-software-package-manager.png" calcext:value-type="string">
            <text:p>apps/system-software-package-manager.png</text:p>
          </table:table-cell>
          <table:table-cell table:formula="of:=VLOOKUP([.D139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yncthing-gtk.png</text:p>
          </table:table-cell>
          <table:table-cell office:value-type="string" calcext:value-type="string">
            <text:p>syncthing.png</text:p>
          </table:table-cell>
          <table:table-cell table:formula="of:=[.A1399]&amp;&quot;/&quot;&amp;[.C1399]" office:value-type="string" office:string-value="apps/syncthing.png" calcext:value-type="string">
            <text:p>apps/syncthing.png</text:p>
          </table:table-cell>
          <table:table-cell table:formula="of:=VLOOKUP([.D139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yncthing.png</text:p>
          </table:table-cell>
          <table:table-cell table:style-name="ce15" table:formula="of:=[.B1400]" office:value-type="string" office:string-value="syncthing.png" calcext:value-type="string">
            <text:p>syncthing.png</text:p>
          </table:table-cell>
          <table:table-cell table:formula="of:=[.A1400]&amp;&quot;/&quot;&amp;[.C1400]" office:value-type="string" office:string-value="apps/syncthing.png" calcext:value-type="string">
            <text:p>apps/syncthing.png</text:p>
          </table:table-cell>
          <table:table-cell table:formula="of:=VLOOKUP([.D140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ynergy.png</text:p>
          </table:table-cell>
          <table:table-cell table:style-name="ce15" table:formula="of:=[.B1401]" office:value-type="string" office:string-value="synergy.png" calcext:value-type="string">
            <text:p>synergy.png</text:p>
          </table:table-cell>
          <table:table-cell table:formula="of:=[.A1401]&amp;&quot;/&quot;&amp;[.C1401]" office:value-type="string" office:string-value="apps/synergy.png" calcext:value-type="string">
            <text:p>apps/synergy.png</text:p>
          </table:table-cell>
          <table:table-cell table:formula="of:=VLOOKUP([.D140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yntevo-smartgit.png</text:p>
          </table:table-cell>
          <table:table-cell office:value-type="string" calcext:value-type="string">
            <text:p>smartgit.png</text:p>
          </table:table-cell>
          <table:table-cell table:formula="of:=[.A1402]&amp;&quot;/&quot;&amp;[.C1402]" office:value-type="string" office:string-value="apps/smartgit.png" calcext:value-type="string">
            <text:p>apps/smartgit.png</text:p>
          </table:table-cell>
          <table:table-cell table:formula="of:=VLOOKUP([.D140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ystem76-driver.png</text:p>
          </table:table-cell>
          <table:table-cell office:value-type="string" calcext:value-type="string">
            <text:p>system76.png</text:p>
          </table:table-cell>
          <table:table-cell table:formula="of:=[.A1403]&amp;&quot;/&quot;&amp;[.C1403]" office:value-type="string" office:string-value="apps/system76.png" calcext:value-type="string">
            <text:p>apps/system76.png</text:p>
          </table:table-cell>
          <table:table-cell table:formula="of:=VLOOKUP([.D140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ystem76.png</text:p>
          </table:table-cell>
          <table:table-cell table:style-name="ce15" table:formula="of:=[.B1404]" office:value-type="string" office:string-value="system76.png" calcext:value-type="string">
            <text:p>system76.png</text:p>
          </table:table-cell>
          <table:table-cell table:formula="of:=[.A1404]&amp;&quot;/&quot;&amp;[.C1404]" office:value-type="string" office:string-value="apps/system76.png" calcext:value-type="string">
            <text:p>apps/system76.png</text:p>
          </table:table-cell>
          <table:table-cell table:formula="of:=VLOOKUP([.D140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ystem-config-authentication.png</text:p>
          </table:table-cell>
          <table:table-cell office:value-type="string" calcext:value-type="string">
            <text:p>preferences-system-login.png</text:p>
          </table:table-cell>
          <table:table-cell table:formula="of:=[.A1405]&amp;&quot;/&quot;&amp;[.C1405]" office:value-type="string" office:string-value="apps/preferences-system-login.png" calcext:value-type="string">
            <text:p>apps/preferences-system-login.png</text:p>
          </table:table-cell>
          <table:table-cell table:formula="of:=VLOOKUP([.D140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ystem-config-date.png</text:p>
          </table:table-cell>
          <table:table-cell office:value-type="string" calcext:value-type="string">
            <text:p>preferences-system-time.png</text:p>
          </table:table-cell>
          <table:table-cell table:formula="of:=[.A1406]&amp;&quot;/&quot;&amp;[.C1406]" office:value-type="string" office:string-value="apps/preferences-system-time.png" calcext:value-type="string">
            <text:p>apps/preferences-system-time.png</text:p>
          </table:table-cell>
          <table:table-cell table:formula="of:=VLOOKUP([.D140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ystem-config-firewall.png</text:p>
          </table:table-cell>
          <table:table-cell office:value-type="string" calcext:value-type="string">
            <text:p>firewall.png</text:p>
          </table:table-cell>
          <table:table-cell table:formula="of:=[.A1407]&amp;&quot;/&quot;&amp;[.C1407]" office:value-type="string" office:string-value="apps/firewall.png" calcext:value-type="string">
            <text:p>apps/firewall.png</text:p>
          </table:table-cell>
          <table:table-cell table:formula="of:=VLOOKUP([.D140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ystem-config-samba.png</text:p>
          </table:table-cell>
          <table:table-cell office:value-type="string" calcext:value-type="string">
            <text:p>samba.png</text:p>
          </table:table-cell>
          <table:table-cell table:formula="of:=[.A1408]&amp;&quot;/&quot;&amp;[.C1408]" office:value-type="string" office:string-value="apps/samba.png" calcext:value-type="string">
            <text:p>apps/samba.png</text:p>
          </table:table-cell>
          <table:table-cell table:formula="of:=VLOOKUP([.D140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ystem-config-selinux.png</text:p>
          </table:table-cell>
          <table:table-cell office:value-type="string" calcext:value-type="string">
            <text:p>selinux.png</text:p>
          </table:table-cell>
          <table:table-cell table:formula="of:=[.A1409]&amp;&quot;/&quot;&amp;[.C1409]" office:value-type="string" office:string-value="apps/selinux.png" calcext:value-type="string">
            <text:p>apps/selinux.png</text:p>
          </table:table-cell>
          <table:table-cell table:formula="of:=VLOOKUP([.D140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ystem-config-services.png</text:p>
          </table:table-cell>
          <table:table-cell office:value-type="string" calcext:value-type="string">
            <text:p>session-properties.png</text:p>
          </table:table-cell>
          <table:table-cell table:formula="of:=[.A1410]&amp;&quot;/&quot;&amp;[.C1410]" office:value-type="string" office:string-value="apps/session-properties.png" calcext:value-type="string">
            <text:p>apps/session-properties.png</text:p>
          </table:table-cell>
          <table:table-cell table:formula="of:=VLOOKUP([.D141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ystem-config-users.png</text:p>
          </table:table-cell>
          <table:table-cell office:value-type="string" calcext:value-type="string">
            <text:p>system-users.png</text:p>
          </table:table-cell>
          <table:table-cell table:formula="of:=[.A1411]&amp;&quot;/&quot;&amp;[.C1411]" office:value-type="string" office:string-value="apps/system-users.png" calcext:value-type="string">
            <text:p>apps/system-users.png</text:p>
          </table:table-cell>
          <table:table-cell table:formula="of:=VLOOKUP([.D141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ystem-error.png</text:p>
          </table:table-cell>
          <table:table-cell table:style-name="ce15" table:formula="of:=[.B1412]" office:value-type="string" office:string-value="system-error.png" calcext:value-type="string">
            <text:p>system-error.png</text:p>
          </table:table-cell>
          <table:table-cell table:formula="of:=[.A1412]&amp;&quot;/&quot;&amp;[.C1412]" office:value-type="string" office:string-value="apps/system-error.png" calcext:value-type="string">
            <text:p>apps/system-error.png</text:p>
          </table:table-cell>
          <table:table-cell table:formula="of:=VLOOKUP([.D141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ystem-file-manager.png</text:p>
          </table:table-cell>
          <table:table-cell table:style-name="ce15" table:formula="of:=[.B1413]" office:value-type="string" office:string-value="system-file-manager.png" calcext:value-type="string">
            <text:p>system-file-manager.png</text:p>
          </table:table-cell>
          <table:table-cell table:formula="of:=[.A1413]&amp;&quot;/&quot;&amp;[.C1413]" office:value-type="string" office:string-value="apps/system-file-manager.png" calcext:value-type="string">
            <text:p>apps/system-file-manager.png</text:p>
          </table:table-cell>
          <table:table-cell table:formula="of:=VLOOKUP([.D141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ystem-help.png</text:p>
          </table:table-cell>
          <table:table-cell table:style-name="ce15" table:formula="of:=[.B1414]" office:value-type="string" office:string-value="system-help.png" calcext:value-type="string">
            <text:p>system-help.png</text:p>
          </table:table-cell>
          <table:table-cell table:formula="of:=[.A1414]&amp;&quot;/&quot;&amp;[.C1414]" office:value-type="string" office:string-value="apps/system-help.png" calcext:value-type="string">
            <text:p>apps/system-help.png</text:p>
          </table:table-cell>
          <table:table-cell table:formula="of:=VLOOKUP([.D141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ystem-lock-screen.png</text:p>
          </table:table-cell>
          <table:table-cell table:style-name="ce15" table:formula="of:=[.B1415]" office:value-type="string" office:string-value="system-lock-screen.png" calcext:value-type="string">
            <text:p>system-lock-screen.png</text:p>
          </table:table-cell>
          <table:table-cell table:formula="of:=[.A1415]&amp;&quot;/&quot;&amp;[.C1415]" office:value-type="string" office:string-value="apps/system-lock-screen.png" calcext:value-type="string">
            <text:p>apps/system-lock-screen.png</text:p>
          </table:table-cell>
          <table:table-cell table:formula="of:=VLOOKUP([.D141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ystem-remixer.png</text:p>
          </table:table-cell>
          <table:table-cell table:style-name="ce15" table:formula="of:=[.B1416]" office:value-type="string" office:string-value="system-remixer.png" calcext:value-type="string">
            <text:p>system-remixer.png</text:p>
          </table:table-cell>
          <table:table-cell table:formula="of:=[.A1416]&amp;&quot;/&quot;&amp;[.C1416]" office:value-type="string" office:string-value="apps/system-remixer.png" calcext:value-type="string">
            <text:p>apps/system-remixer.png</text:p>
          </table:table-cell>
          <table:table-cell table:formula="of:=VLOOKUP([.D141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ystem-search.png</text:p>
          </table:table-cell>
          <table:table-cell office:value-type="string" calcext:value-type="string">
            <text:p>preferences-system-search.png</text:p>
          </table:table-cell>
          <table:table-cell table:formula="of:=[.A1417]&amp;&quot;/&quot;&amp;[.C1417]" office:value-type="string" office:string-value="apps/preferences-system-search.png" calcext:value-type="string">
            <text:p>apps/preferences-system-search.png</text:p>
          </table:table-cell>
          <table:table-cell table:formula="of:=VLOOKUP([.D141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ystem-settings.png</text:p>
          </table:table-cell>
          <table:table-cell office:value-type="string" calcext:value-type="string">
            <text:p>preferences-system.png</text:p>
          </table:table-cell>
          <table:table-cell table:formula="of:=[.A1418]&amp;&quot;/&quot;&amp;[.C1418]" office:value-type="string" office:string-value="apps/preferences-system.png" calcext:value-type="string">
            <text:p>apps/preferences-system.png</text:p>
          </table:table-cell>
          <table:table-cell table:formula="of:=VLOOKUP([.D141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ystem-software-install.png</text:p>
          </table:table-cell>
          <table:table-cell table:style-name="ce15" table:formula="of:=[.B1419]" office:value-type="string" office:string-value="system-software-install.png" calcext:value-type="string">
            <text:p>system-software-install.png</text:p>
          </table:table-cell>
          <table:table-cell table:formula="of:=[.A1419]&amp;&quot;/&quot;&amp;[.C1419]" office:value-type="string" office:string-value="apps/system-software-install.png" calcext:value-type="string">
            <text:p>apps/system-software-install.png</text:p>
          </table:table-cell>
          <table:table-cell table:formula="of:=VLOOKUP([.D141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ystem-software-package-manager.png</text:p>
          </table:table-cell>
          <table:table-cell table:style-name="ce15" table:formula="of:=[.B1420]" office:value-type="string" office:string-value="system-software-package-manager.png" calcext:value-type="string">
            <text:p>system-software-package-manager.png</text:p>
          </table:table-cell>
          <table:table-cell table:formula="of:=[.A1420]&amp;&quot;/&quot;&amp;[.C1420]" office:value-type="string" office:string-value="apps/system-software-package-manager.png" calcext:value-type="string">
            <text:p>apps/system-software-package-manager.png</text:p>
          </table:table-cell>
          <table:table-cell table:formula="of:=VLOOKUP([.D142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ystem-software-update.png</text:p>
          </table:table-cell>
          <table:table-cell table:style-name="ce15" table:formula="of:=[.B1421]" office:value-type="string" office:string-value="system-software-update.png" calcext:value-type="string">
            <text:p>system-software-update.png</text:p>
          </table:table-cell>
          <table:table-cell table:formula="of:=[.A1421]&amp;&quot;/&quot;&amp;[.C1421]" office:value-type="string" office:string-value="apps/system-software-update.png" calcext:value-type="string">
            <text:p>apps/system-software-update.png</text:p>
          </table:table-cell>
          <table:table-cell table:formula="of:=VLOOKUP([.D142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ystem-users.png</text:p>
          </table:table-cell>
          <table:table-cell office:value-type="string" calcext:value-type="string">
            <text:p>../actions/system-users.png</text:p>
          </table:table-cell>
          <table:table-cell table:formula="of:=[.A1422]&amp;&quot;/&quot;&amp;[.C1422]" office:value-type="string" office:string-value="apps/../actions/system-users.png" calcext:value-type="string">
            <text:p>apps/../actions/system-users.png</text:p>
          </table:table-cell>
          <table:table-cell table:formula="of:=VLOOKUP([.D142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system-utilities-logviewer.png</text:p>
          </table:table-cell>
          <table:table-cell office:value-type="string" calcext:value-type="string">
            <text:p>logviewer.png</text:p>
          </table:table-cell>
          <table:table-cell table:formula="of:=[.A1423]&amp;&quot;/&quot;&amp;[.C1423]" office:value-type="string" office:string-value="apps/logviewer.png" calcext:value-type="string">
            <text:p>apps/logviewer.png</text:p>
          </table:table-cell>
          <table:table-cell table:formula="of:=VLOOKUP([.D142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tagua.png</text:p>
          </table:table-cell>
          <table:table-cell office:value-type="string" calcext:value-type="string">
            <text:p>chess.png</text:p>
          </table:table-cell>
          <table:table-cell table:formula="of:=[.A1424]&amp;&quot;/&quot;&amp;[.C1424]" office:value-type="string" office:string-value="apps/chess.png" calcext:value-type="string">
            <text:p>apps/chess.png</text:p>
          </table:table-cell>
          <table:table-cell table:formula="of:=VLOOKUP([.D142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tali.png</text:p>
          </table:table-cell>
          <table:table-cell office:value-type="string" calcext:value-type="string">
            <text:p>gnome-tali.png</text:p>
          </table:table-cell>
          <table:table-cell table:formula="of:=[.A1425]&amp;&quot;/&quot;&amp;[.C1425]" office:value-type="string" office:string-value="apps/gnome-tali.png" calcext:value-type="string">
            <text:p>apps/gnome-tali.png</text:p>
          </table:table-cell>
          <table:table-cell table:formula="of:=VLOOKUP([.D142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team-fortress-2.png</text:p>
          </table:table-cell>
          <table:table-cell table:style-name="ce15" table:formula="of:=[.B1426]" office:value-type="string" office:string-value="team-fortress-2.png" calcext:value-type="string">
            <text:p>team-fortress-2.png</text:p>
          </table:table-cell>
          <table:table-cell table:formula="of:=[.A1426]&amp;&quot;/&quot;&amp;[.C1426]" office:value-type="string" office:string-value="apps/team-fortress-2.png" calcext:value-type="string">
            <text:p>apps/team-fortress-2.png</text:p>
          </table:table-cell>
          <table:table-cell table:formula="of:=VLOOKUP([.D142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teamspeak3.png</text:p>
          </table:table-cell>
          <table:table-cell office:value-type="string" calcext:value-type="string">
            <text:p>teamspeak.png</text:p>
          </table:table-cell>
          <table:table-cell table:formula="of:=[.A1427]&amp;&quot;/&quot;&amp;[.C1427]" office:value-type="string" office:string-value="apps/teamspeak.png" calcext:value-type="string">
            <text:p>apps/teamspeak.png</text:p>
          </table:table-cell>
          <table:table-cell table:formula="of:=VLOOKUP([.D142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teamspeak.png</text:p>
          </table:table-cell>
          <table:table-cell table:style-name="ce15" table:formula="of:=[.B1428]" office:value-type="string" office:string-value="teamspeak.png" calcext:value-type="string">
            <text:p>teamspeak.png</text:p>
          </table:table-cell>
          <table:table-cell table:formula="of:=[.A1428]&amp;&quot;/&quot;&amp;[.C1428]" office:value-type="string" office:string-value="apps/teamspeak.png" calcext:value-type="string">
            <text:p>apps/teamspeak.png</text:p>
          </table:table-cell>
          <table:table-cell table:formula="of:=VLOOKUP([.D142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teamviewer.png</text:p>
          </table:table-cell>
          <table:table-cell table:style-name="ce15" table:formula="of:=[.B1429]" office:value-type="string" office:string-value="teamviewer.png" calcext:value-type="string">
            <text:p>teamviewer.png</text:p>
          </table:table-cell>
          <table:table-cell table:formula="of:=[.A1429]&amp;&quot;/&quot;&amp;[.C1429]" office:value-type="string" office:string-value="apps/teamviewer.png" calcext:value-type="string">
            <text:p>apps/teamviewer.png</text:p>
          </table:table-cell>
          <table:table-cell table:formula="of:=VLOOKUP([.D142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telepathy-kde.png</text:p>
          </table:table-cell>
          <table:table-cell table:style-name="ce15" table:formula="of:=[.B1430]" office:value-type="string" office:string-value="telepathy-kde.png" calcext:value-type="string">
            <text:p>telepathy-kde.png</text:p>
          </table:table-cell>
          <table:table-cell table:formula="of:=[.A1430]&amp;&quot;/&quot;&amp;[.C1430]" office:value-type="string" office:string-value="apps/telepathy-kde.png" calcext:value-type="string">
            <text:p>apps/telepathy-kde.png</text:p>
          </table:table-cell>
          <table:table-cell table:formula="of:=VLOOKUP([.D143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terminal.png</text:p>
          </table:table-cell>
          <table:table-cell office:value-type="string" calcext:value-type="string">
            <text:p>utilities-terminal.png</text:p>
          </table:table-cell>
          <table:table-cell table:formula="of:=[.A1431]&amp;&quot;/&quot;&amp;[.C1431]" office:value-type="string" office:string-value="apps/utilities-terminal.png" calcext:value-type="string">
            <text:p>apps/utilities-terminal.png</text:p>
          </table:table-cell>
          <table:table-cell table:formula="of:=VLOOKUP([.D143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terminal-tango.png</text:p>
          </table:table-cell>
          <table:table-cell office:value-type="string" calcext:value-type="string">
            <text:p>utilities-terminal.png</text:p>
          </table:table-cell>
          <table:table-cell table:formula="of:=[.A1432]&amp;&quot;/&quot;&amp;[.C1432]" office:value-type="string" office:string-value="apps/utilities-terminal.png" calcext:value-type="string">
            <text:p>apps/utilities-terminal.png</text:p>
          </table:table-cell>
          <table:table-cell table:formula="of:=VLOOKUP([.D143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terminator.png</text:p>
          </table:table-cell>
          <table:table-cell table:style-name="ce15" table:formula="of:=[.B1433]" office:value-type="string" office:string-value="terminator.png" calcext:value-type="string">
            <text:p>terminator.png</text:p>
          </table:table-cell>
          <table:table-cell table:formula="of:=[.A1433]&amp;&quot;/&quot;&amp;[.C1433]" office:value-type="string" office:string-value="apps/terminator.png" calcext:value-type="string">
            <text:p>apps/terminator.png</text:p>
          </table:table-cell>
          <table:table-cell table:formula="of:=VLOOKUP([.D143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terminix.png</text:p>
          </table:table-cell>
          <table:table-cell table:style-name="ce15" table:formula="of:=[.B1434]" office:value-type="string" office:string-value="terminix.png" calcext:value-type="string">
            <text:p>terminix.png</text:p>
          </table:table-cell>
          <table:table-cell table:formula="of:=[.A1434]&amp;&quot;/&quot;&amp;[.C1434]" office:value-type="string" office:string-value="apps/terminix.png" calcext:value-type="string">
            <text:p>apps/terminix.png</text:p>
          </table:table-cell>
          <table:table-cell table:formula="of:=VLOOKUP([.D143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terminology.png</text:p>
          </table:table-cell>
          <table:table-cell office:value-type="string" calcext:value-type="string">
            <text:p>utilities-terminal.png</text:p>
          </table:table-cell>
          <table:table-cell table:formula="of:=[.A1435]&amp;&quot;/&quot;&amp;[.C1435]" office:value-type="string" office:string-value="apps/utilities-terminal.png" calcext:value-type="string">
            <text:p>apps/utilities-terminal.png</text:p>
          </table:table-cell>
          <table:table-cell table:formula="of:=VLOOKUP([.D143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terra.png</text:p>
          </table:table-cell>
          <table:table-cell office:value-type="string" calcext:value-type="string">
            <text:p>utilities-terminal.png</text:p>
          </table:table-cell>
          <table:table-cell table:formula="of:=[.A1436]&amp;&quot;/&quot;&amp;[.C1436]" office:value-type="string" office:string-value="apps/utilities-terminal.png" calcext:value-type="string">
            <text:p>apps/utilities-terminal.png</text:p>
          </table:table-cell>
          <table:table-cell table:formula="of:=VLOOKUP([.D143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TeXmacs.png</text:p>
          </table:table-cell>
          <table:table-cell office:value-type="string" calcext:value-type="string">
            <text:p>texstudio.png</text:p>
          </table:table-cell>
          <table:table-cell table:formula="of:=[.A1437]&amp;&quot;/&quot;&amp;[.C1437]" office:value-type="string" office:string-value="apps/texstudio.png" calcext:value-type="string">
            <text:p>apps/texstudio.png</text:p>
          </table:table-cell>
          <table:table-cell table:formula="of:=VLOOKUP([.D143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texmaker.png</text:p>
          </table:table-cell>
          <table:table-cell table:style-name="ce15" table:formula="of:=[.B1438]" office:value-type="string" office:string-value="texmaker.png" calcext:value-type="string">
            <text:p>texmaker.png</text:p>
          </table:table-cell>
          <table:table-cell table:formula="of:=[.A1438]&amp;&quot;/&quot;&amp;[.C1438]" office:value-type="string" office:string-value="apps/texmaker.png" calcext:value-type="string">
            <text:p>apps/texmaker.png</text:p>
          </table:table-cell>
          <table:table-cell table:formula="of:=VLOOKUP([.D143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texstudio.png</text:p>
          </table:table-cell>
          <table:table-cell table:style-name="ce15" table:formula="of:=[.B1439]" office:value-type="string" office:string-value="texstudio.png" calcext:value-type="string">
            <text:p>texstudio.png</text:p>
          </table:table-cell>
          <table:table-cell table:formula="of:=[.A1439]&amp;&quot;/&quot;&amp;[.C1439]" office:value-type="string" office:string-value="apps/texstudio.png" calcext:value-type="string">
            <text:p>apps/texstudio.png</text:p>
          </table:table-cell>
          <table:table-cell table:formula="of:=VLOOKUP([.D143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text-editor.png</text:p>
          </table:table-cell>
          <table:table-cell office:value-type="string" calcext:value-type="string">
            <text:p>accessories-text-editor.png</text:p>
          </table:table-cell>
          <table:table-cell table:formula="of:=[.A1440]&amp;&quot;/&quot;&amp;[.C1440]" office:value-type="string" office:string-value="apps/accessories-text-editor.png" calcext:value-type="string">
            <text:p>apps/accessories-text-editor.png</text:p>
          </table:table-cell>
          <table:table-cell table:formula="of:=VLOOKUP([.D144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texworks.png</text:p>
          </table:table-cell>
          <table:table-cell table:style-name="ce15" table:formula="of:=[.B1441]" office:value-type="string" office:string-value="texworks.png" calcext:value-type="string">
            <text:p>texworks.png</text:p>
          </table:table-cell>
          <table:table-cell table:formula="of:=[.A1441]&amp;&quot;/&quot;&amp;[.C1441]" office:value-type="string" office:string-value="apps/texworks.png" calcext:value-type="string">
            <text:p>apps/texworks.png</text:p>
          </table:table-cell>
          <table:table-cell table:formula="of:=VLOOKUP([.D144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TeXworks.png</text:p>
          </table:table-cell>
          <table:table-cell office:value-type="string" calcext:value-type="string">
            <text:p>texworks.png</text:p>
          </table:table-cell>
          <table:table-cell table:formula="of:=[.A1442]&amp;&quot;/&quot;&amp;[.C1442]" office:value-type="string" office:string-value="apps/texworks.png" calcext:value-type="string">
            <text:p>apps/texworks.png</text:p>
          </table:table-cell>
          <table:table-cell table:formula="of:=VLOOKUP([.D144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thunar.png</text:p>
          </table:table-cell>
          <table:table-cell office:value-type="string" calcext:value-type="string">
            <text:p>system-file-manager.png</text:p>
          </table:table-cell>
          <table:table-cell table:formula="of:=[.A1443]&amp;&quot;/&quot;&amp;[.C1443]" office:value-type="string" office:string-value="apps/system-file-manager.png" calcext:value-type="string">
            <text:p>apps/system-file-manager.png</text:p>
          </table:table-cell>
          <table:table-cell table:formula="of:=VLOOKUP([.D144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Thunar.png</text:p>
          </table:table-cell>
          <table:table-cell office:value-type="string" calcext:value-type="string">
            <text:p>system-file-manager.png</text:p>
          </table:table-cell>
          <table:table-cell table:formula="of:=[.A1444]&amp;&quot;/&quot;&amp;[.C1444]" office:value-type="string" office:string-value="apps/system-file-manager.png" calcext:value-type="string">
            <text:p>apps/system-file-manager.png</text:p>
          </table:table-cell>
          <table:table-cell table:formula="of:=VLOOKUP([.D144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thunderbird-icon.png</text:p>
          </table:table-cell>
          <table:table-cell office:value-type="string" calcext:value-type="string">
            <text:p>thunderbird.png</text:p>
          </table:table-cell>
          <table:table-cell table:formula="of:=[.A1445]&amp;&quot;/&quot;&amp;[.C1445]" office:value-type="string" office:string-value="apps/thunderbird.png" calcext:value-type="string">
            <text:p>apps/thunderbird.png</text:p>
          </table:table-cell>
          <table:table-cell table:formula="of:=VLOOKUP([.D144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thunderbird-icon-unbranded.png</text:p>
          </table:table-cell>
          <table:table-cell office:value-type="string" calcext:value-type="string">
            <text:p>thunderbird.png</text:p>
          </table:table-cell>
          <table:table-cell table:formula="of:=[.A1446]&amp;&quot;/&quot;&amp;[.C1446]" office:value-type="string" office:string-value="apps/thunderbird.png" calcext:value-type="string">
            <text:p>apps/thunderbird.png</text:p>
          </table:table-cell>
          <table:table-cell table:formula="of:=VLOOKUP([.D144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thunderbird-old.png</text:p>
          </table:table-cell>
          <table:table-cell table:style-name="ce15" table:formula="of:=[.B1447]" office:value-type="string" office:string-value="thunderbird-old.png" calcext:value-type="string">
            <text:p>thunderbird-old.png</text:p>
          </table:table-cell>
          <table:table-cell table:formula="of:=[.A1447]&amp;&quot;/&quot;&amp;[.C1447]" office:value-type="string" office:string-value="apps/thunderbird-old.png" calcext:value-type="string">
            <text:p>apps/thunderbird-old.png</text:p>
          </table:table-cell>
          <table:table-cell table:formula="of:=VLOOKUP([.D144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thunderbird.png</text:p>
          </table:table-cell>
          <table:table-cell office:value-type="string" calcext:value-type="string">
            <text:p>internet-mail.png</text:p>
          </table:table-cell>
          <table:table-cell table:formula="of:=[.A1448]&amp;&quot;/&quot;&amp;[.C1448]" office:value-type="string" office:string-value="apps/internet-mail.png" calcext:value-type="string">
            <text:p>apps/internet-mail.png</text:p>
          </table:table-cell>
          <table:table-cell table:formula="of:=VLOOKUP([.D144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thunderbird-trunk.png</text:p>
          </table:table-cell>
          <table:table-cell office:value-type="string" calcext:value-type="string">
            <text:p>thunderbird.png</text:p>
          </table:table-cell>
          <table:table-cell table:formula="of:=[.A1449]&amp;&quot;/&quot;&amp;[.C1449]" office:value-type="string" office:string-value="apps/thunderbird.png" calcext:value-type="string">
            <text:p>apps/thunderbird.png</text:p>
          </table:table-cell>
          <table:table-cell table:formula="of:=VLOOKUP([.D144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tigervnc.png</text:p>
          </table:table-cell>
          <table:table-cell office:value-type="string" calcext:value-type="string">
            <text:p>remote-desktop.png</text:p>
          </table:table-cell>
          <table:table-cell table:formula="of:=[.A1450]&amp;&quot;/&quot;&amp;[.C1450]" office:value-type="string" office:string-value="apps/remote-desktop.png" calcext:value-type="string">
            <text:p>apps/remote-desktop.png</text:p>
          </table:table-cell>
          <table:table-cell table:formula="of:=VLOOKUP([.D145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tilda.png</text:p>
          </table:table-cell>
          <table:table-cell office:value-type="string" calcext:value-type="string">
            <text:p>utilities-terminal.png</text:p>
          </table:table-cell>
          <table:table-cell table:formula="of:=[.A1451]&amp;&quot;/&quot;&amp;[.C1451]" office:value-type="string" office:string-value="apps/utilities-terminal.png" calcext:value-type="string">
            <text:p>apps/utilities-terminal.png</text:p>
          </table:table-cell>
          <table:table-cell table:formula="of:=VLOOKUP([.D145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tilix.png</text:p>
          </table:table-cell>
          <table:table-cell office:value-type="string" calcext:value-type="string">
            <text:p>terminix.png</text:p>
          </table:table-cell>
          <table:table-cell table:formula="of:=[.A1452]&amp;&quot;/&quot;&amp;[.C1452]" office:value-type="string" office:string-value="apps/terminix.png" calcext:value-type="string">
            <text:p>apps/terminix.png</text:p>
          </table:table-cell>
          <table:table-cell table:formula="of:=VLOOKUP([.D145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time-admin.png</text:p>
          </table:table-cell>
          <table:table-cell office:value-type="string" calcext:value-type="string">
            <text:p>preferences-system-time.png</text:p>
          </table:table-cell>
          <table:table-cell table:formula="of:=[.A1453]&amp;&quot;/&quot;&amp;[.C1453]" office:value-type="string" office:string-value="apps/preferences-system-time.png" calcext:value-type="string">
            <text:p>apps/preferences-system-time.png</text:p>
          </table:table-cell>
          <table:table-cell table:formula="of:=VLOOKUP([.D145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tint2conf.png</text:p>
          </table:table-cell>
          <table:table-cell office:value-type="string" calcext:value-type="string">
            <text:p>panel.png</text:p>
          </table:table-cell>
          <table:table-cell table:formula="of:=[.A1454]&amp;&quot;/&quot;&amp;[.C1454]" office:value-type="string" office:string-value="apps/panel.png" calcext:value-type="string">
            <text:p>apps/panel.png</text:p>
          </table:table-cell>
          <table:table-cell table:formula="of:=VLOOKUP([.D145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tomahawk.png</text:p>
          </table:table-cell>
          <table:table-cell table:style-name="ce15" table:formula="of:=[.B1455]" office:value-type="string" office:string-value="tomahawk.png" calcext:value-type="string">
            <text:p>tomahawk.png</text:p>
          </table:table-cell>
          <table:table-cell table:formula="of:=[.A1455]&amp;&quot;/&quot;&amp;[.C1455]" office:value-type="string" office:string-value="apps/tomahawk.png" calcext:value-type="string">
            <text:p>apps/tomahawk.png</text:p>
          </table:table-cell>
          <table:table-cell table:formula="of:=VLOOKUP([.D145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tomboy.png</text:p>
          </table:table-cell>
          <table:table-cell office:value-type="string" calcext:value-type="string">
            <text:p>notes.png</text:p>
          </table:table-cell>
          <table:table-cell table:formula="of:=[.A1456]&amp;&quot;/&quot;&amp;[.C1456]" office:value-type="string" office:string-value="apps/notes.png" calcext:value-type="string">
            <text:p>apps/notes.png</text:p>
          </table:table-cell>
          <table:table-cell table:formula="of:=VLOOKUP([.D145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tor-browser.png</text:p>
          </table:table-cell>
          <table:table-cell table:style-name="ce15" table:formula="of:=[.B1457]" office:value-type="string" office:string-value="tor-browser.png" calcext:value-type="string">
            <text:p>tor-browser.png</text:p>
          </table:table-cell>
          <table:table-cell table:formula="of:=[.A1457]&amp;&quot;/&quot;&amp;[.C1457]" office:value-type="string" office:string-value="apps/tor-browser.png" calcext:value-type="string">
            <text:p>apps/tor-browser.png</text:p>
          </table:table-cell>
          <table:table-cell table:formula="of:=VLOOKUP([.D145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totem.png</text:p>
          </table:table-cell>
          <table:table-cell office:value-type="string" calcext:value-type="string">
            <text:p>multimedia-video-player.png</text:p>
          </table:table-cell>
          <table:table-cell table:formula="of:=[.A1458]&amp;&quot;/&quot;&amp;[.C1458]" office:value-type="string" office:string-value="apps/multimedia-video-player.png" calcext:value-type="string">
            <text:p>apps/multimedia-video-player.png</text:p>
          </table:table-cell>
          <table:table-cell table:formula="of:=VLOOKUP([.D145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tox.png</text:p>
          </table:table-cell>
          <table:table-cell table:style-name="ce15" table:formula="of:=[.B1459]" office:value-type="string" office:string-value="tox.png" calcext:value-type="string">
            <text:p>tox.png</text:p>
          </table:table-cell>
          <table:table-cell table:formula="of:=[.A1459]&amp;&quot;/&quot;&amp;[.C1459]" office:value-type="string" office:string-value="apps/tox.png" calcext:value-type="string">
            <text:p>apps/tox.png</text:p>
          </table:table-cell>
          <table:table-cell table:formula="of:=VLOOKUP([.D145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tracker.png</text:p>
          </table:table-cell>
          <table:table-cell office:value-type="string" calcext:value-type="string">
            <text:p>preferences-system-search.png</text:p>
          </table:table-cell>
          <table:table-cell table:formula="of:=[.A1460]&amp;&quot;/&quot;&amp;[.C1460]" office:value-type="string" office:string-value="apps/preferences-system-search.png" calcext:value-type="string">
            <text:p>apps/preferences-system-search.png</text:p>
          </table:table-cell>
          <table:table-cell table:formula="of:=VLOOKUP([.D146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transgui.png</text:p>
          </table:table-cell>
          <table:table-cell office:value-type="string" calcext:value-type="string">
            <text:p>transmission.png</text:p>
          </table:table-cell>
          <table:table-cell table:formula="of:=[.A1461]&amp;&quot;/&quot;&amp;[.C1461]" office:value-type="string" office:string-value="apps/transmission.png" calcext:value-type="string">
            <text:p>apps/transmission.png</text:p>
          </table:table-cell>
          <table:table-cell table:formula="of:=VLOOKUP([.D146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transmageddon.png</text:p>
          </table:table-cell>
          <table:table-cell table:style-name="ce15" table:formula="of:=[.B1462]" office:value-type="string" office:string-value="transmageddon.png" calcext:value-type="string">
            <text:p>transmageddon.png</text:p>
          </table:table-cell>
          <table:table-cell table:formula="of:=[.A1462]&amp;&quot;/&quot;&amp;[.C1462]" office:value-type="string" office:string-value="apps/transmageddon.png" calcext:value-type="string">
            <text:p>apps/transmageddon.png</text:p>
          </table:table-cell>
          <table:table-cell table:formula="of:=VLOOKUP([.D146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transmission-gtk.png</text:p>
          </table:table-cell>
          <table:table-cell office:value-type="string" calcext:value-type="string">
            <text:p>transmission.png</text:p>
          </table:table-cell>
          <table:table-cell table:formula="of:=[.A1463]&amp;&quot;/&quot;&amp;[.C1463]" office:value-type="string" office:string-value="apps/transmission.png" calcext:value-type="string">
            <text:p>apps/transmission.png</text:p>
          </table:table-cell>
          <table:table-cell table:formula="of:=VLOOKUP([.D146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transmission.png</text:p>
          </table:table-cell>
          <table:table-cell table:style-name="ce15" table:formula="of:=[.B1464]" office:value-type="string" office:string-value="transmission.png" calcext:value-type="string">
            <text:p>transmission.png</text:p>
          </table:table-cell>
          <table:table-cell table:formula="of:=[.A1464]&amp;&quot;/&quot;&amp;[.C1464]" office:value-type="string" office:string-value="apps/transmission.png" calcext:value-type="string">
            <text:p>apps/transmission.png</text:p>
          </table:table-cell>
          <table:table-cell table:formula="of:=VLOOKUP([.D146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transmission-qt.png</text:p>
          </table:table-cell>
          <table:table-cell office:value-type="string" calcext:value-type="string">
            <text:p>transmission.png</text:p>
          </table:table-cell>
          <table:table-cell table:formula="of:=[.A1465]&amp;&quot;/&quot;&amp;[.C1465]" office:value-type="string" office:string-value="apps/transmission.png" calcext:value-type="string">
            <text:p>apps/transmission.png</text:p>
          </table:table-cell>
          <table:table-cell table:formula="of:=VLOOKUP([.D146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transmission-remote-gtk.png</text:p>
          </table:table-cell>
          <table:table-cell office:value-type="string" calcext:value-type="string">
            <text:p>transmission.png</text:p>
          </table:table-cell>
          <table:table-cell table:formula="of:=[.A1466]&amp;&quot;/&quot;&amp;[.C1466]" office:value-type="string" office:string-value="apps/transmission.png" calcext:value-type="string">
            <text:p>apps/transmission.png</text:p>
          </table:table-cell>
          <table:table-cell table:formula="of:=VLOOKUP([.D146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trillian.png</text:p>
          </table:table-cell>
          <table:table-cell table:style-name="ce15" table:formula="of:=[.B1467]" office:value-type="string" office:string-value="trillian.png" calcext:value-type="string">
            <text:p>trillian.png</text:p>
          </table:table-cell>
          <table:table-cell table:formula="of:=[.A1467]&amp;&quot;/&quot;&amp;[.C1467]" office:value-type="string" office:string-value="apps/trillian.png" calcext:value-type="string">
            <text:p>apps/trillian.png</text:p>
          </table:table-cell>
          <table:table-cell table:formula="of:=VLOOKUP([.D146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truecrypt.png</text:p>
          </table:table-cell>
          <table:table-cell table:style-name="ce15" table:formula="of:=[.B1468]" office:value-type="string" office:string-value="truecrypt.png" calcext:value-type="string">
            <text:p>truecrypt.png</text:p>
          </table:table-cell>
          <table:table-cell table:formula="of:=[.A1468]&amp;&quot;/&quot;&amp;[.C1468]" office:value-type="string" office:string-value="apps/truecrypt.png" calcext:value-type="string">
            <text:p>apps/truecrypt.png</text:p>
          </table:table-cell>
          <table:table-cell table:formula="of:=VLOOKUP([.D146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ts3client_linux_amd64.png</text:p>
          </table:table-cell>
          <table:table-cell office:value-type="string" calcext:value-type="string">
            <text:p>teamspeak.png</text:p>
          </table:table-cell>
          <table:table-cell table:formula="of:=[.A1469]&amp;&quot;/&quot;&amp;[.C1469]" office:value-type="string" office:string-value="apps/teamspeak.png" calcext:value-type="string">
            <text:p>apps/teamspeak.png</text:p>
          </table:table-cell>
          <table:table-cell table:formula="of:=VLOOKUP([.D146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turpial.png</text:p>
          </table:table-cell>
          <table:table-cell table:style-name="ce15" table:formula="of:=[.B1470]" office:value-type="string" office:string-value="turpial.png" calcext:value-type="string">
            <text:p>turpial.png</text:p>
          </table:table-cell>
          <table:table-cell table:formula="of:=[.A1470]&amp;&quot;/&quot;&amp;[.C1470]" office:value-type="string" office:string-value="apps/turpial.png" calcext:value-type="string">
            <text:p>apps/turpial.png</text:p>
          </table:table-cell>
          <table:table-cell table:formula="of:=VLOOKUP([.D147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tuxguitar.png</text:p>
          </table:table-cell>
          <table:table-cell table:style-name="ce15" table:formula="of:=[.B1471]" office:value-type="string" office:string-value="tuxguitar.png" calcext:value-type="string">
            <text:p>tuxguitar.png</text:p>
          </table:table-cell>
          <table:table-cell table:formula="of:=[.A1471]&amp;&quot;/&quot;&amp;[.C1471]" office:value-type="string" office:string-value="apps/tuxguitar.png" calcext:value-type="string">
            <text:p>apps/tuxguitar.png</text:p>
          </table:table-cell>
          <table:table-cell table:formula="of:=VLOOKUP([.D147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tuxpaint.png</text:p>
          </table:table-cell>
          <table:table-cell office:value-type="string" calcext:value-type="string">
            <text:p>accessories-painting.png</text:p>
          </table:table-cell>
          <table:table-cell table:formula="of:=[.A1472]&amp;&quot;/&quot;&amp;[.C1472]" office:value-type="string" office:string-value="apps/accessories-painting.png" calcext:value-type="string">
            <text:p>apps/accessories-painting.png</text:p>
          </table:table-cell>
          <table:table-cell table:formula="of:=VLOOKUP([.D147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tvm-burn-cd.png</text:p>
          </table:table-cell>
          <table:table-cell office:value-type="string" calcext:value-type="string">
            <text:p>disk-burner.png</text:p>
          </table:table-cell>
          <table:table-cell table:formula="of:=[.A1473]&amp;&quot;/&quot;&amp;[.C1473]" office:value-type="string" office:string-value="apps/disk-burner.png" calcext:value-type="string">
            <text:p>apps/disk-burner.png</text:p>
          </table:table-cell>
          <table:table-cell table:formula="of:=VLOOKUP([.D147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tweetdeck.png</text:p>
          </table:table-cell>
          <table:table-cell table:style-name="ce15" table:formula="of:=[.B1474]" office:value-type="string" office:string-value="tweetdeck.png" calcext:value-type="string">
            <text:p>tweetdeck.png</text:p>
          </table:table-cell>
          <table:table-cell table:formula="of:=[.A1474]&amp;&quot;/&quot;&amp;[.C1474]" office:value-type="string" office:string-value="apps/tweetdeck.png" calcext:value-type="string">
            <text:p>apps/tweetdeck.png</text:p>
          </table:table-cell>
          <table:table-cell table:formula="of:=VLOOKUP([.D147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Tweetdeck-tweetdeck.twitter.com.png</text:p>
          </table:table-cell>
          <table:table-cell office:value-type="string" calcext:value-type="string">
            <text:p>tweetdeck.png</text:p>
          </table:table-cell>
          <table:table-cell table:formula="of:=[.A1475]&amp;&quot;/&quot;&amp;[.C1475]" office:value-type="string" office:string-value="apps/tweetdeck.png" calcext:value-type="string">
            <text:p>apps/tweetdeck.png</text:p>
          </table:table-cell>
          <table:table-cell table:formula="of:=VLOOKUP([.D147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typecatcher.png</text:p>
          </table:table-cell>
          <table:table-cell table:style-name="ce15" table:formula="of:=[.B1476]" office:value-type="string" office:string-value="typecatcher.png" calcext:value-type="string">
            <text:p>typecatcher.png</text:p>
          </table:table-cell>
          <table:table-cell table:formula="of:=[.A1476]&amp;&quot;/&quot;&amp;[.C1476]" office:value-type="string" office:string-value="apps/typecatcher.png" calcext:value-type="string">
            <text:p>apps/typecatcher.png</text:p>
          </table:table-cell>
          <table:table-cell table:formula="of:=VLOOKUP([.D147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typhoon.png</text:p>
          </table:table-cell>
          <table:table-cell office:value-type="string" calcext:value-type="string">
            <text:p>stormcloud.png</text:p>
          </table:table-cell>
          <table:table-cell table:formula="of:=[.A1477]&amp;&quot;/&quot;&amp;[.C1477]" office:value-type="string" office:string-value="apps/stormcloud.png" calcext:value-type="string">
            <text:p>apps/stormcloud.png</text:p>
          </table:table-cell>
          <table:table-cell table:formula="of:=VLOOKUP([.D147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uberwriter.png</text:p>
          </table:table-cell>
          <table:table-cell table:style-name="ce15" table:formula="of:=[.B1478]" office:value-type="string" office:string-value="uberwriter.png" calcext:value-type="string">
            <text:p>uberwriter.png</text:p>
          </table:table-cell>
          <table:table-cell table:formula="of:=[.A1478]&amp;&quot;/&quot;&amp;[.C1478]" office:value-type="string" office:string-value="apps/uberwriter.png" calcext:value-type="string">
            <text:p>apps/uberwriter.png</text:p>
          </table:table-cell>
          <table:table-cell table:formula="of:=VLOOKUP([.D147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Uberwriter.png</text:p>
          </table:table-cell>
          <table:table-cell office:value-type="string" calcext:value-type="string">
            <text:p>uberwriter.png</text:p>
          </table:table-cell>
          <table:table-cell table:formula="of:=[.A1479]&amp;&quot;/&quot;&amp;[.C1479]" office:value-type="string" office:string-value="apps/uberwriter.png" calcext:value-type="string">
            <text:p>apps/uberwriter.png</text:p>
          </table:table-cell>
          <table:table-cell table:formula="of:=VLOOKUP([.D147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ubuntudash.png</text:p>
          </table:table-cell>
          <table:table-cell office:value-type="string" calcext:value-type="string">
            <text:p>app-launcher.png</text:p>
          </table:table-cell>
          <table:table-cell table:formula="of:=[.A1480]&amp;&quot;/&quot;&amp;[.C1480]" office:value-type="string" office:string-value="apps/app-launcher.png" calcext:value-type="string">
            <text:p>apps/app-launcher.png</text:p>
          </table:table-cell>
          <table:table-cell table:formula="of:=VLOOKUP([.D148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ubuntuone-client.png</text:p>
          </table:table-cell>
          <table:table-cell office:value-type="string" calcext:value-type="string">
            <text:p>ubuntuone.png</text:p>
          </table:table-cell>
          <table:table-cell table:formula="of:=[.A1481]&amp;&quot;/&quot;&amp;[.C1481]" office:value-type="string" office:string-value="apps/ubuntuone.png" calcext:value-type="string">
            <text:p>apps/ubuntuone.png</text:p>
          </table:table-cell>
          <table:table-cell table:formula="of:=VLOOKUP([.D148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ubuntuone-installer.png</text:p>
          </table:table-cell>
          <table:table-cell office:value-type="string" calcext:value-type="string">
            <text:p>ubuntuone.png</text:p>
          </table:table-cell>
          <table:table-cell table:formula="of:=[.A1482]&amp;&quot;/&quot;&amp;[.C1482]" office:value-type="string" office:string-value="apps/ubuntuone.png" calcext:value-type="string">
            <text:p>apps/ubuntuone.png</text:p>
          </table:table-cell>
          <table:table-cell table:formula="of:=VLOOKUP([.D148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ubuntuone-music.png</text:p>
          </table:table-cell>
          <table:table-cell table:style-name="ce15" table:formula="of:=[.B1483]" office:value-type="string" office:string-value="ubuntuone-music.png" calcext:value-type="string">
            <text:p>ubuntuone-music.png</text:p>
          </table:table-cell>
          <table:table-cell table:formula="of:=[.A1483]&amp;&quot;/&quot;&amp;[.C1483]" office:value-type="string" office:string-value="apps/ubuntuone-music.png" calcext:value-type="string">
            <text:p>apps/ubuntuone-music.png</text:p>
          </table:table-cell>
          <table:table-cell table:formula="of:=VLOOKUP([.D148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ubuntuone.png</text:p>
          </table:table-cell>
          <table:table-cell table:style-name="ce15" table:formula="of:=[.B1484]" office:value-type="string" office:string-value="ubuntuone.png" calcext:value-type="string">
            <text:p>ubuntuone.png</text:p>
          </table:table-cell>
          <table:table-cell table:formula="of:=[.A1484]&amp;&quot;/&quot;&amp;[.C1484]" office:value-type="string" office:string-value="apps/ubuntuone.png" calcext:value-type="string">
            <text:p>apps/ubuntuone.png</text:p>
          </table:table-cell>
          <table:table-cell table:formula="of:=VLOOKUP([.D148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ubuntu-qtcreator.png</text:p>
          </table:table-cell>
          <table:table-cell office:value-type="string" calcext:value-type="string">
            <text:p>ubuntu-sdk.png</text:p>
          </table:table-cell>
          <table:table-cell table:formula="of:=[.A1485]&amp;&quot;/&quot;&amp;[.C1485]" office:value-type="string" office:string-value="apps/ubuntu-sdk.png" calcext:value-type="string">
            <text:p>apps/ubuntu-sdk.png</text:p>
          </table:table-cell>
          <table:table-cell table:formula="of:=VLOOKUP([.D148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ubuntu-sdk-ide.png</text:p>
          </table:table-cell>
          <table:table-cell office:value-type="string" calcext:value-type="string">
            <text:p>ubuntu-sdk.png</text:p>
          </table:table-cell>
          <table:table-cell table:formula="of:=[.A1486]&amp;&quot;/&quot;&amp;[.C1486]" office:value-type="string" office:string-value="apps/ubuntu-sdk.png" calcext:value-type="string">
            <text:p>apps/ubuntu-sdk.png</text:p>
          </table:table-cell>
          <table:table-cell table:formula="of:=VLOOKUP([.D148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ubuntu-sdk.png</text:p>
          </table:table-cell>
          <table:table-cell table:style-name="ce15" table:formula="of:=[.B1487]" office:value-type="string" office:string-value="ubuntu-sdk.png" calcext:value-type="string">
            <text:p>ubuntu-sdk.png</text:p>
          </table:table-cell>
          <table:table-cell table:formula="of:=[.A1487]&amp;&quot;/&quot;&amp;[.C1487]" office:value-type="string" office:string-value="apps/ubuntu-sdk.png" calcext:value-type="string">
            <text:p>apps/ubuntu-sdk.png</text:p>
          </table:table-cell>
          <table:table-cell table:formula="of:=VLOOKUP([.D148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ubuntusoftware.png</text:p>
          </table:table-cell>
          <table:table-cell office:value-type="string" calcext:value-type="string">
            <text:p>system-software-install.png</text:p>
          </table:table-cell>
          <table:table-cell table:formula="of:=[.A1488]&amp;&quot;/&quot;&amp;[.C1488]" office:value-type="string" office:string-value="apps/system-software-install.png" calcext:value-type="string">
            <text:p>apps/system-software-install.png</text:p>
          </table:table-cell>
          <table:table-cell table:formula="of:=VLOOKUP([.D148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ubuntu-tweak.png</text:p>
          </table:table-cell>
          <table:table-cell table:style-name="ce15" table:formula="of:=[.B1489]" office:value-type="string" office:string-value="ubuntu-tweak.png" calcext:value-type="string">
            <text:p>ubuntu-tweak.png</text:p>
          </table:table-cell>
          <table:table-cell table:formula="of:=[.A1489]&amp;&quot;/&quot;&amp;[.C1489]" office:value-type="string" office:string-value="apps/ubuntu-tweak.png" calcext:value-type="string">
            <text:p>apps/ubuntu-tweak.png</text:p>
          </table:table-cell>
          <table:table-cell table:formula="of:=VLOOKUP([.D148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uck.png</text:p>
          </table:table-cell>
          <table:table-cell office:value-type="string" calcext:value-type="string">
            <text:p>system-remixer.png</text:p>
          </table:table-cell>
          <table:table-cell table:formula="of:=[.A1490]&amp;&quot;/&quot;&amp;[.C1490]" office:value-type="string" office:string-value="apps/system-remixer.png" calcext:value-type="string">
            <text:p>apps/system-remixer.png</text:p>
          </table:table-cell>
          <table:table-cell table:formula="of:=VLOOKUP([.D149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ufraw.png</text:p>
          </table:table-cell>
          <table:table-cell table:style-name="ce15" table:formula="of:=[.B1491]" office:value-type="string" office:string-value="ufraw.png" calcext:value-type="string">
            <text:p>ufraw.png</text:p>
          </table:table-cell>
          <table:table-cell table:formula="of:=[.A1491]&amp;&quot;/&quot;&amp;[.C1491]" office:value-type="string" office:string-value="apps/ufraw.png" calcext:value-type="string">
            <text:p>apps/ufraw.png</text:p>
          </table:table-cell>
          <table:table-cell table:formula="of:=VLOOKUP([.D149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uget-icon.png</text:p>
          </table:table-cell>
          <table:table-cell office:value-type="string" calcext:value-type="string">
            <text:p>uget.png</text:p>
          </table:table-cell>
          <table:table-cell table:formula="of:=[.A1492]&amp;&quot;/&quot;&amp;[.C1492]" office:value-type="string" office:string-value="apps/uget.png" calcext:value-type="string">
            <text:p>apps/uget.png</text:p>
          </table:table-cell>
          <table:table-cell table:formula="of:=VLOOKUP([.D149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uget.png</text:p>
          </table:table-cell>
          <table:table-cell table:style-name="ce15" table:formula="of:=[.B1493]" office:value-type="string" office:string-value="uget.png" calcext:value-type="string">
            <text:p>uget.png</text:p>
          </table:table-cell>
          <table:table-cell table:formula="of:=[.A1493]&amp;&quot;/&quot;&amp;[.C1493]" office:value-type="string" office:string-value="apps/uget.png" calcext:value-type="string">
            <text:p>apps/uget.png</text:p>
          </table:table-cell>
          <table:table-cell table:formula="of:=VLOOKUP([.D149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umplayer.png</text:p>
          </table:table-cell>
          <table:table-cell table:style-name="ce15" table:formula="of:=[.B1494]" office:value-type="string" office:string-value="umplayer.png" calcext:value-type="string">
            <text:p>umplayer.png</text:p>
          </table:table-cell>
          <table:table-cell table:formula="of:=[.A1494]&amp;&quot;/&quot;&amp;[.C1494]" office:value-type="string" office:string-value="apps/umplayer.png" calcext:value-type="string">
            <text:p>apps/umplayer.png</text:p>
          </table:table-cell>
          <table:table-cell table:formula="of:=VLOOKUP([.D149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unetbootin.png</text:p>
          </table:table-cell>
          <table:table-cell office:value-type="string" calcext:value-type="string">
            <text:p>usb-creator-gtk.png</text:p>
          </table:table-cell>
          <table:table-cell table:formula="of:=[.A1495]&amp;&quot;/&quot;&amp;[.C1495]" office:value-type="string" office:string-value="apps/usb-creator-gtk.png" calcext:value-type="string">
            <text:p>apps/usb-creator-gtk.png</text:p>
          </table:table-cell>
          <table:table-cell table:formula="of:=VLOOKUP([.D149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unison-gtk.png</text:p>
          </table:table-cell>
          <table:table-cell table:style-name="ce15" table:formula="of:=[.B1496]" office:value-type="string" office:string-value="unison-gtk.png" calcext:value-type="string">
            <text:p>unison-gtk.png</text:p>
          </table:table-cell>
          <table:table-cell table:formula="of:=[.A1496]&amp;&quot;/&quot;&amp;[.C1496]" office:value-type="string" office:string-value="apps/unison-gtk.png" calcext:value-type="string">
            <text:p>apps/unison-gtk.png</text:p>
          </table:table-cell>
          <table:table-cell table:formula="of:=VLOOKUP([.D149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unity-3d.png</text:p>
          </table:table-cell>
          <table:table-cell table:style-name="ce15" table:formula="of:=[.B1497]" office:value-type="string" office:string-value="unity-3d.png" calcext:value-type="string">
            <text:p>unity-3d.png</text:p>
          </table:table-cell>
          <table:table-cell table:formula="of:=[.A1497]&amp;&quot;/&quot;&amp;[.C1497]" office:value-type="string" office:string-value="apps/unity-3d.png" calcext:value-type="string">
            <text:p>apps/unity-3d.png</text:p>
          </table:table-cell>
          <table:table-cell table:formula="of:=VLOOKUP([.D149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unity-color-panel.png</text:p>
          </table:table-cell>
          <table:table-cell office:value-type="string" calcext:value-type="string">
            <text:p>preferences-color.png</text:p>
          </table:table-cell>
          <table:table-cell table:formula="of:=[.A1498]&amp;&quot;/&quot;&amp;[.C1498]" office:value-type="string" office:string-value="apps/preferences-color.png" calcext:value-type="string">
            <text:p>apps/preferences-color.png</text:p>
          </table:table-cell>
          <table:table-cell table:formula="of:=VLOOKUP([.D149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unity-datetime-panel.png</text:p>
          </table:table-cell>
          <table:table-cell office:value-type="string" calcext:value-type="string">
            <text:p>preferences-system-time.png</text:p>
          </table:table-cell>
          <table:table-cell table:formula="of:=[.A1499]&amp;&quot;/&quot;&amp;[.C1499]" office:value-type="string" office:string-value="apps/preferences-system-time.png" calcext:value-type="string">
            <text:p>apps/preferences-system-time.png</text:p>
          </table:table-cell>
          <table:table-cell table:formula="of:=VLOOKUP([.D149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unity-display-panel.png</text:p>
          </table:table-cell>
          <table:table-cell office:value-type="string" calcext:value-type="string">
            <text:p>preferences-desktop-display.png</text:p>
          </table:table-cell>
          <table:table-cell table:formula="of:=[.A1500]&amp;&quot;/&quot;&amp;[.C1500]" office:value-type="string" office:string-value="apps/preferences-desktop-display.png" calcext:value-type="string">
            <text:p>apps/preferences-desktop-display.png</text:p>
          </table:table-cell>
          <table:table-cell table:formula="of:=VLOOKUP([.D150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unity-lens-photos.png</text:p>
          </table:table-cell>
          <table:table-cell table:style-name="ce15" table:formula="of:=[.B1501]" office:value-type="string" office:string-value="unity-lens-photos.png" calcext:value-type="string">
            <text:p>unity-lens-photos.png</text:p>
          </table:table-cell>
          <table:table-cell table:formula="of:=[.A1501]&amp;&quot;/&quot;&amp;[.C1501]" office:value-type="string" office:string-value="apps/unity-lens-photos.png" calcext:value-type="string">
            <text:p>apps/unity-lens-photos.png</text:p>
          </table:table-cell>
          <table:table-cell table:formula="of:=VLOOKUP([.D150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unity-mail.png</text:p>
          </table:table-cell>
          <table:table-cell office:value-type="string" calcext:value-type="string">
            <text:p>internet-mail.png</text:p>
          </table:table-cell>
          <table:table-cell table:formula="of:=[.A1502]&amp;&quot;/&quot;&amp;[.C1502]" office:value-type="string" office:string-value="apps/internet-mail.png" calcext:value-type="string">
            <text:p>apps/internet-mail.png</text:p>
          </table:table-cell>
          <table:table-cell table:formula="of:=VLOOKUP([.D150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unity-power-panel.png</text:p>
          </table:table-cell>
          <table:table-cell office:value-type="string" calcext:value-type="string">
            <text:p>preferences-system-power.png</text:p>
          </table:table-cell>
          <table:table-cell table:formula="of:=[.A1503]&amp;&quot;/&quot;&amp;[.C1503]" office:value-type="string" office:string-value="apps/preferences-system-power.png" calcext:value-type="string">
            <text:p>apps/preferences-system-power.png</text:p>
          </table:table-cell>
          <table:table-cell table:formula="of:=VLOOKUP([.D150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unity-scope-gdrive.png</text:p>
          </table:table-cell>
          <table:table-cell table:style-name="ce15" table:formula="of:=[.B1504]" office:value-type="string" office:string-value="unity-scope-gdrive.png" calcext:value-type="string">
            <text:p>unity-scope-gdrive.png</text:p>
          </table:table-cell>
          <table:table-cell table:formula="of:=[.A1504]&amp;&quot;/&quot;&amp;[.C1504]" office:value-type="string" office:string-value="apps/unity-scope-gdrive.png" calcext:value-type="string">
            <text:p>apps/unity-scope-gdrive.png</text:p>
          </table:table-cell>
          <table:table-cell table:formula="of:=VLOOKUP([.D150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unity-sound-panel.png</text:p>
          </table:table-cell>
          <table:table-cell office:value-type="string" calcext:value-type="string">
            <text:p>preferences-system-sound.png</text:p>
          </table:table-cell>
          <table:table-cell table:formula="of:=[.A1505]&amp;&quot;/&quot;&amp;[.C1505]" office:value-type="string" office:string-value="apps/preferences-system-sound.png" calcext:value-type="string">
            <text:p>apps/preferences-system-sound.png</text:p>
          </table:table-cell>
          <table:table-cell table:formula="of:=VLOOKUP([.D150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unity-tweak-tool.png</text:p>
          </table:table-cell>
          <table:table-cell table:style-name="ce15" table:formula="of:=[.B1506]" office:value-type="string" office:string-value="unity-tweak-tool.png" calcext:value-type="string">
            <text:p>unity-tweak-tool.png</text:p>
          </table:table-cell>
          <table:table-cell table:formula="of:=[.A1506]&amp;&quot;/&quot;&amp;[.C1506]" office:value-type="string" office:string-value="apps/unity-tweak-tool.png" calcext:value-type="string">
            <text:p>apps/unity-tweak-tool.png</text:p>
          </table:table-cell>
          <table:table-cell table:formula="of:=VLOOKUP([.D150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update-manager.png</text:p>
          </table:table-cell>
          <table:table-cell office:value-type="string" calcext:value-type="string">
            <text:p>system-software-update.png</text:p>
          </table:table-cell>
          <table:table-cell table:formula="of:=[.A1507]&amp;&quot;/&quot;&amp;[.C1507]" office:value-type="string" office:string-value="apps/system-software-update.png" calcext:value-type="string">
            <text:p>apps/system-software-update.png</text:p>
          </table:table-cell>
          <table:table-cell table:formula="of:=VLOOKUP([.D150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upwork.png</text:p>
          </table:table-cell>
          <table:table-cell table:style-name="ce15" table:formula="of:=[.B1508]" office:value-type="string" office:string-value="upwork.png" calcext:value-type="string">
            <text:p>upwork.png</text:p>
          </table:table-cell>
          <table:table-cell table:formula="of:=[.A1508]&amp;&quot;/&quot;&amp;[.C1508]" office:value-type="string" office:string-value="apps/upwork.png" calcext:value-type="string">
            <text:p>apps/upwork.png</text:p>
          </table:table-cell>
          <table:table-cell table:formula="of:=VLOOKUP([.D150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usb-creator-gtk.png</text:p>
          </table:table-cell>
          <table:table-cell table:style-name="ce15" table:formula="of:=[.B1509]" office:value-type="string" office:string-value="usb-creator-gtk.png" calcext:value-type="string">
            <text:p>usb-creator-gtk.png</text:p>
          </table:table-cell>
          <table:table-cell table:formula="of:=[.A1509]&amp;&quot;/&quot;&amp;[.C1509]" office:value-type="string" office:string-value="apps/usb-creator-gtk.png" calcext:value-type="string">
            <text:p>apps/usb-creator-gtk.png</text:p>
          </table:table-cell>
          <table:table-cell table:formula="of:=VLOOKUP([.D150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usb-creator-kde.png</text:p>
          </table:table-cell>
          <table:table-cell office:value-type="string" calcext:value-type="string">
            <text:p>usb-creator-gtk.png</text:p>
          </table:table-cell>
          <table:table-cell table:formula="of:=[.A1510]&amp;&quot;/&quot;&amp;[.C1510]" office:value-type="string" office:string-value="apps/usb-creator-gtk.png" calcext:value-type="string">
            <text:p>apps/usb-creator-gtk.png</text:p>
          </table:table-cell>
          <table:table-cell table:formula="of:=VLOOKUP([.D151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usb-creator.png</text:p>
          </table:table-cell>
          <table:table-cell office:value-type="string" calcext:value-type="string">
            <text:p>usb-creator-gtk.png</text:p>
          </table:table-cell>
          <table:table-cell table:formula="of:=[.A1511]&amp;&quot;/&quot;&amp;[.C1511]" office:value-type="string" office:string-value="apps/usb-creator-gtk.png" calcext:value-type="string">
            <text:p>apps/usb-creator-gtk.png</text:p>
          </table:table-cell>
          <table:table-cell table:formula="of:=VLOOKUP([.D151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user_auth.png</text:p>
          </table:table-cell>
          <table:table-cell office:value-type="string" calcext:value-type="string">
            <text:p>preferences-system-login.png</text:p>
          </table:table-cell>
          <table:table-cell table:formula="of:=[.A1512]&amp;&quot;/&quot;&amp;[.C1512]" office:value-type="string" office:string-value="apps/preferences-system-login.png" calcext:value-type="string">
            <text:p>apps/preferences-system-login.png</text:p>
          </table:table-cell>
          <table:table-cell table:formula="of:=VLOOKUP([.D151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user_icon.png</text:p>
          </table:table-cell>
          <table:table-cell office:value-type="string" calcext:value-type="string">
            <text:p>preferences-desktop-user.png</text:p>
          </table:table-cell>
          <table:table-cell table:formula="of:=[.A1513]&amp;&quot;/&quot;&amp;[.C1513]" office:value-type="string" office:string-value="apps/preferences-desktop-user.png" calcext:value-type="string">
            <text:p>apps/preferences-desktop-user.png</text:p>
          </table:table-cell>
          <table:table-cell table:formula="of:=VLOOKUP([.D151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user-info.png</text:p>
          </table:table-cell>
          <table:table-cell table:style-name="ce15" table:formula="of:=[.B1514]" office:value-type="string" office:string-value="user-info.png" calcext:value-type="string">
            <text:p>user-info.png</text:p>
          </table:table-cell>
          <table:table-cell table:formula="of:=[.A1514]&amp;&quot;/&quot;&amp;[.C1514]" office:value-type="string" office:string-value="apps/user-info.png" calcext:value-type="string">
            <text:p>apps/user-info.png</text:p>
          </table:table-cell>
          <table:table-cell table:formula="of:=VLOOKUP([.D151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userinfo.png</text:p>
          </table:table-cell>
          <table:table-cell office:value-type="string" calcext:value-type="string">
            <text:p>user-info.png</text:p>
          </table:table-cell>
          <table:table-cell table:formula="of:=[.A1515]&amp;&quot;/&quot;&amp;[.C1515]" office:value-type="string" office:string-value="apps/user-info.png" calcext:value-type="string">
            <text:p>apps/user-info.png</text:p>
          </table:table-cell>
          <table:table-cell table:formula="of:=VLOOKUP([.D151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utilities-file-archiver.png</text:p>
          </table:table-cell>
          <table:table-cell office:value-type="string" calcext:value-type="string">
            <text:p>archive-manager.png</text:p>
          </table:table-cell>
          <table:table-cell table:formula="of:=[.A1516]&amp;&quot;/&quot;&amp;[.C1516]" office:value-type="string" office:string-value="apps/archive-manager.png" calcext:value-type="string">
            <text:p>apps/archive-manager.png</text:p>
          </table:table-cell>
          <table:table-cell table:formula="of:=VLOOKUP([.D151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utilities-log-viewer.png</text:p>
          </table:table-cell>
          <table:table-cell office:value-type="string" calcext:value-type="string">
            <text:p>logviewer.png</text:p>
          </table:table-cell>
          <table:table-cell table:formula="of:=[.A1517]&amp;&quot;/&quot;&amp;[.C1517]" office:value-type="string" office:string-value="apps/logviewer.png" calcext:value-type="string">
            <text:p>apps/logviewer.png</text:p>
          </table:table-cell>
          <table:table-cell table:formula="of:=VLOOKUP([.D151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utilities-system-monitor.png</text:p>
          </table:table-cell>
          <table:table-cell table:style-name="ce15" table:formula="of:=[.B1518]" office:value-type="string" office:string-value="utilities-system-monitor.png" calcext:value-type="string">
            <text:p>utilities-system-monitor.png</text:p>
          </table:table-cell>
          <table:table-cell table:formula="of:=[.A1518]&amp;&quot;/&quot;&amp;[.C1518]" office:value-type="string" office:string-value="apps/utilities-system-monitor.png" calcext:value-type="string">
            <text:p>apps/utilities-system-monitor.png</text:p>
          </table:table-cell>
          <table:table-cell table:formula="of:=VLOOKUP([.D151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utilities-terminal.png</text:p>
          </table:table-cell>
          <table:table-cell table:style-name="ce15" table:formula="of:=[.B1519]" office:value-type="string" office:string-value="utilities-terminal.png" calcext:value-type="string">
            <text:p>utilities-terminal.png</text:p>
          </table:table-cell>
          <table:table-cell table:formula="of:=[.A1519]&amp;&quot;/&quot;&amp;[.C1519]" office:value-type="string" office:string-value="apps/utilities-terminal.png" calcext:value-type="string">
            <text:p>apps/utilities-terminal.png</text:p>
          </table:table-cell>
          <table:table-cell table:formula="of:=VLOOKUP([.D151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utox.png</text:p>
          </table:table-cell>
          <table:table-cell office:value-type="string" calcext:value-type="string">
            <text:p>tox.png</text:p>
          </table:table-cell>
          <table:table-cell table:formula="of:=[.A1520]&amp;&quot;/&quot;&amp;[.C1520]" office:value-type="string" office:string-value="apps/tox.png" calcext:value-type="string">
            <text:p>apps/tox.png</text:p>
          </table:table-cell>
          <table:table-cell table:formula="of:=VLOOKUP([.D152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v4l2ucp.png</text:p>
          </table:table-cell>
          <table:table-cell office:value-type="string" calcext:value-type="string">
            <text:p>preferences-system.png</text:p>
          </table:table-cell>
          <table:table-cell table:formula="of:=[.A1521]&amp;&quot;/&quot;&amp;[.C1521]" office:value-type="string" office:string-value="apps/preferences-system.png" calcext:value-type="string">
            <text:p>apps/preferences-system.png</text:p>
          </table:table-cell>
          <table:table-cell table:formula="of:=VLOOKUP([.D152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valama.png</text:p>
          </table:table-cell>
          <table:table-cell office:value-type="string" calcext:value-type="string">
            <text:p>vala.png</text:p>
          </table:table-cell>
          <table:table-cell table:formula="of:=[.A1522]&amp;&quot;/&quot;&amp;[.C1522]" office:value-type="string" office:string-value="apps/vala.png" calcext:value-type="string">
            <text:p>apps/vala.png</text:p>
          </table:table-cell>
          <table:table-cell table:formula="of:=VLOOKUP([.D152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vala.png</text:p>
          </table:table-cell>
          <table:table-cell table:style-name="ce15" table:formula="of:=[.B1523]" office:value-type="string" office:string-value="vala.png" calcext:value-type="string">
            <text:p>vala.png</text:p>
          </table:table-cell>
          <table:table-cell table:formula="of:=[.A1523]&amp;&quot;/&quot;&amp;[.C1523]" office:value-type="string" office:string-value="apps/vala.png" calcext:value-type="string">
            <text:p>apps/vala.png</text:p>
          </table:table-cell>
          <table:table-cell table:formula="of:=VLOOKUP([.D152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varicad.png</text:p>
          </table:table-cell>
          <table:table-cell table:style-name="ce15" table:formula="of:=[.B1524]" office:value-type="string" office:string-value="varicad.png" calcext:value-type="string">
            <text:p>varicad.png</text:p>
          </table:table-cell>
          <table:table-cell table:formula="of:=[.A1524]&amp;&quot;/&quot;&amp;[.C1524]" office:value-type="string" office:string-value="apps/varicad.png" calcext:value-type="string">
            <text:p>apps/varicad.png</text:p>
          </table:table-cell>
          <table:table-cell table:formula="of:=VLOOKUP([.D152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varicad-viewer.png</text:p>
          </table:table-cell>
          <table:table-cell office:value-type="string" calcext:value-type="string">
            <text:p>varicad.png</text:p>
          </table:table-cell>
          <table:table-cell table:formula="of:=[.A1525]&amp;&quot;/&quot;&amp;[.C1525]" office:value-type="string" office:string-value="apps/varicad.png" calcext:value-type="string">
            <text:p>apps/varicad.png</text:p>
          </table:table-cell>
          <table:table-cell table:formula="of:=VLOOKUP([.D152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variety.png</text:p>
          </table:table-cell>
          <table:table-cell table:style-name="ce15" table:formula="of:=[.B1526]" office:value-type="string" office:string-value="variety.png" calcext:value-type="string">
            <text:p>variety.png</text:p>
          </table:table-cell>
          <table:table-cell table:formula="of:=[.A1526]&amp;&quot;/&quot;&amp;[.C1526]" office:value-type="string" office:string-value="apps/variety.png" calcext:value-type="string">
            <text:p>apps/variety.png</text:p>
          </table:table-cell>
          <table:table-cell table:formula="of:=VLOOKUP([.D152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vbam.png</text:p>
          </table:table-cell>
          <table:table-cell office:value-type="string" calcext:value-type="string">
            <text:p>gba.png</text:p>
          </table:table-cell>
          <table:table-cell table:formula="of:=[.A1527]&amp;&quot;/&quot;&amp;[.C1527]" office:value-type="string" office:string-value="apps/gba.png" calcext:value-type="string">
            <text:p>apps/gba.png</text:p>
          </table:table-cell>
          <table:table-cell table:formula="of:=VLOOKUP([.D152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VBox.png</text:p>
          </table:table-cell>
          <table:table-cell office:value-type="string" calcext:value-type="string">
            <text:p>virtualbox.png</text:p>
          </table:table-cell>
          <table:table-cell table:formula="of:=[.A1528]&amp;&quot;/&quot;&amp;[.C1528]" office:value-type="string" office:string-value="apps/virtualbox.png" calcext:value-type="string">
            <text:p>apps/virtualbox.png</text:p>
          </table:table-cell>
          <table:table-cell table:formula="of:=VLOOKUP([.D152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venom.png</text:p>
          </table:table-cell>
          <table:table-cell table:style-name="ce15" table:formula="of:=[.B1529]" office:value-type="string" office:string-value="venom.png" calcext:value-type="string">
            <text:p>venom.png</text:p>
          </table:table-cell>
          <table:table-cell table:formula="of:=[.A1529]&amp;&quot;/&quot;&amp;[.C1529]" office:value-type="string" office:string-value="apps/venom.png" calcext:value-type="string">
            <text:p>apps/venom.png</text:p>
          </table:table-cell>
          <table:table-cell table:formula="of:=VLOOKUP([.D152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verbiste.png</text:p>
          </table:table-cell>
          <table:table-cell table:style-name="ce15" table:formula="of:=[.B1530]" office:value-type="string" office:string-value="verbiste.png" calcext:value-type="string">
            <text:p>verbiste.png</text:p>
          </table:table-cell>
          <table:table-cell table:formula="of:=[.A1530]&amp;&quot;/&quot;&amp;[.C1530]" office:value-type="string" office:string-value="apps/verbiste.png" calcext:value-type="string">
            <text:p>apps/verbiste.png</text:p>
          </table:table-cell>
          <table:table-cell table:formula="of:=VLOOKUP([.D153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vidalia.png</text:p>
          </table:table-cell>
          <table:table-cell table:style-name="ce15" table:formula="of:=[.B1531]" office:value-type="string" office:string-value="vidalia.png" calcext:value-type="string">
            <text:p>vidalia.png</text:p>
          </table:table-cell>
          <table:table-cell table:formula="of:=[.A1531]&amp;&quot;/&quot;&amp;[.C1531]" office:value-type="string" office:string-value="apps/vidalia.png" calcext:value-type="string">
            <text:p>apps/vidalia.png</text:p>
          </table:table-cell>
          <table:table-cell table:formula="of:=VLOOKUP([.D153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video-editor.png</text:p>
          </table:table-cell>
          <table:table-cell table:style-name="ce15" table:formula="of:=[.B1532]" office:value-type="string" office:string-value="video-editor.png" calcext:value-type="string">
            <text:p>video-editor.png</text:p>
          </table:table-cell>
          <table:table-cell table:formula="of:=[.A1532]&amp;&quot;/&quot;&amp;[.C1532]" office:value-type="string" office:string-value="apps/video-editor.png" calcext:value-type="string">
            <text:p>apps/video-editor.png</text:p>
          </table:table-cell>
          <table:table-cell table:formula="of:=VLOOKUP([.D153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viewnior.png</text:p>
          </table:table-cell>
          <table:table-cell table:style-name="ce15" table:formula="of:=[.B1533]" office:value-type="string" office:string-value="viewnior.png" calcext:value-type="string">
            <text:p>viewnior.png</text:p>
          </table:table-cell>
          <table:table-cell table:formula="of:=[.A1533]&amp;&quot;/&quot;&amp;[.C1533]" office:value-type="string" office:string-value="apps/viewnior.png" calcext:value-type="string">
            <text:p>apps/viewnior.png</text:p>
          </table:table-cell>
          <table:table-cell table:formula="of:=VLOOKUP([.D153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vim.png</text:p>
          </table:table-cell>
          <table:table-cell table:style-name="ce15" table:formula="of:=[.B1534]" office:value-type="string" office:string-value="vim.png" calcext:value-type="string">
            <text:p>vim.png</text:p>
          </table:table-cell>
          <table:table-cell table:formula="of:=[.A1534]&amp;&quot;/&quot;&amp;[.C1534]" office:value-type="string" office:string-value="apps/vim.png" calcext:value-type="string">
            <text:p>apps/vim.png</text:p>
          </table:table-cell>
          <table:table-cell table:formula="of:=VLOOKUP([.D153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vineyard.png</text:p>
          </table:table-cell>
          <table:table-cell table:style-name="ce15" table:formula="of:=[.B1535]" office:value-type="string" office:string-value="vineyard.png" calcext:value-type="string">
            <text:p>vineyard.png</text:p>
          </table:table-cell>
          <table:table-cell table:formula="of:=[.A1535]&amp;&quot;/&quot;&amp;[.C1535]" office:value-type="string" office:string-value="apps/vineyard.png" calcext:value-type="string">
            <text:p>apps/vineyard.png</text:p>
          </table:table-cell>
          <table:table-cell table:formula="of:=VLOOKUP([.D153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vineyard-preferences.png</text:p>
          </table:table-cell>
          <table:table-cell office:value-type="string" calcext:value-type="string">
            <text:p>vineyard.png</text:p>
          </table:table-cell>
          <table:table-cell table:formula="of:=[.A1536]&amp;&quot;/&quot;&amp;[.C1536]" office:value-type="string" office:string-value="apps/vineyard.png" calcext:value-type="string">
            <text:p>apps/vineyard.png</text:p>
          </table:table-cell>
          <table:table-cell table:formula="of:=VLOOKUP([.D153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virtaal.png</text:p>
          </table:table-cell>
          <table:table-cell office:value-type="string" calcext:value-type="string">
            <text:p>preferences-desktop-locale.png</text:p>
          </table:table-cell>
          <table:table-cell table:formula="of:=[.A1537]&amp;&quot;/&quot;&amp;[.C1537]" office:value-type="string" office:string-value="apps/preferences-desktop-locale.png" calcext:value-type="string">
            <text:p>apps/preferences-desktop-locale.png</text:p>
          </table:table-cell>
          <table:table-cell table:formula="of:=VLOOKUP([.D153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virt-manager.png</text:p>
          </table:table-cell>
          <table:table-cell table:style-name="ce15" table:formula="of:=[.B1538]" office:value-type="string" office:string-value="virt-manager.png" calcext:value-type="string">
            <text:p>virt-manager.png</text:p>
          </table:table-cell>
          <table:table-cell table:formula="of:=[.A1538]&amp;&quot;/&quot;&amp;[.C1538]" office:value-type="string" office:string-value="apps/virt-manager.png" calcext:value-type="string">
            <text:p>apps/virt-manager.png</text:p>
          </table:table-cell>
          <table:table-cell table:formula="of:=VLOOKUP([.D153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virtman.png</text:p>
          </table:table-cell>
          <table:table-cell office:value-type="string" calcext:value-type="string">
            <text:p>virt-manager.png</text:p>
          </table:table-cell>
          <table:table-cell table:formula="of:=[.A1539]&amp;&quot;/&quot;&amp;[.C1539]" office:value-type="string" office:string-value="apps/virt-manager.png" calcext:value-type="string">
            <text:p>apps/virt-manager.png</text:p>
          </table:table-cell>
          <table:table-cell table:formula="of:=VLOOKUP([.D153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virtualbox-ose.png</text:p>
          </table:table-cell>
          <table:table-cell office:value-type="string" calcext:value-type="string">
            <text:p>virtualbox.png</text:p>
          </table:table-cell>
          <table:table-cell table:formula="of:=[.A1540]&amp;&quot;/&quot;&amp;[.C1540]" office:value-type="string" office:string-value="apps/virtualbox.png" calcext:value-type="string">
            <text:p>apps/virtualbox.png</text:p>
          </table:table-cell>
          <table:table-cell table:formula="of:=VLOOKUP([.D154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virtualbox.png</text:p>
          </table:table-cell>
          <table:table-cell table:style-name="ce15" table:formula="of:=[.B1541]" office:value-type="string" office:string-value="virtualbox.png" calcext:value-type="string">
            <text:p>virtualbox.png</text:p>
          </table:table-cell>
          <table:table-cell table:formula="of:=[.A1541]&amp;&quot;/&quot;&amp;[.C1541]" office:value-type="string" office:string-value="apps/virtualbox.png" calcext:value-type="string">
            <text:p>apps/virtualbox.png</text:p>
          </table:table-cell>
          <table:table-cell table:formula="of:=VLOOKUP([.D154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virt-viewer.png</text:p>
          </table:table-cell>
          <table:table-cell office:value-type="string" calcext:value-type="string">
            <text:p>remote-desktop.png</text:p>
          </table:table-cell>
          <table:table-cell table:formula="of:=[.A1542]&amp;&quot;/&quot;&amp;[.C1542]" office:value-type="string" office:string-value="apps/remote-desktop.png" calcext:value-type="string">
            <text:p>apps/remote-desktop.png</text:p>
          </table:table-cell>
          <table:table-cell table:formula="of:=VLOOKUP([.D154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VisualBoyAdvance-gtk-32x32.png</text:p>
          </table:table-cell>
          <table:table-cell office:value-type="string" calcext:value-type="string">
            <text:p>gba.png</text:p>
          </table:table-cell>
          <table:table-cell table:formula="of:=[.A1543]&amp;&quot;/&quot;&amp;[.C1543]" office:value-type="string" office:string-value="apps/gba.png" calcext:value-type="string">
            <text:p>apps/gba.png</text:p>
          </table:table-cell>
          <table:table-cell table:formula="of:=VLOOKUP([.D154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visual-studio-code-insiders.png</text:p>
          </table:table-cell>
          <table:table-cell table:style-name="ce15" table:formula="of:=[.B1544]" office:value-type="string" office:string-value="visual-studio-code-insiders.png" calcext:value-type="string">
            <text:p>visual-studio-code-insiders.png</text:p>
          </table:table-cell>
          <table:table-cell table:formula="of:=[.A1544]&amp;&quot;/&quot;&amp;[.C1544]" office:value-type="string" office:string-value="apps/visual-studio-code-insiders.png" calcext:value-type="string">
            <text:p>apps/visual-studio-code-insiders.png</text:p>
          </table:table-cell>
          <table:table-cell table:formula="of:=VLOOKUP([.D154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visual-studio-code.png</text:p>
          </table:table-cell>
          <table:table-cell table:style-name="ce15" table:formula="of:=[.B1545]" office:value-type="string" office:string-value="visual-studio-code.png" calcext:value-type="string">
            <text:p>visual-studio-code.png</text:p>
          </table:table-cell>
          <table:table-cell table:formula="of:=[.A1545]&amp;&quot;/&quot;&amp;[.C1545]" office:value-type="string" office:string-value="apps/visual-studio-code.png" calcext:value-type="string">
            <text:p>apps/visual-studio-code.png</text:p>
          </table:table-cell>
          <table:table-cell table:formula="of:=VLOOKUP([.D154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vivaldi_browser.png</text:p>
          </table:table-cell>
          <table:table-cell office:value-type="string" calcext:value-type="string">
            <text:p>vivaldi.png</text:p>
          </table:table-cell>
          <table:table-cell table:formula="of:=[.A1546]&amp;&quot;/&quot;&amp;[.C1546]" office:value-type="string" office:string-value="apps/vivaldi.png" calcext:value-type="string">
            <text:p>apps/vivaldi.png</text:p>
          </table:table-cell>
          <table:table-cell table:formula="of:=VLOOKUP([.D154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vivaldi.png</text:p>
          </table:table-cell>
          <table:table-cell table:style-name="ce15" table:formula="of:=[.B1547]" office:value-type="string" office:string-value="vivaldi.png" calcext:value-type="string">
            <text:p>vivaldi.png</text:p>
          </table:table-cell>
          <table:table-cell table:formula="of:=[.A1547]&amp;&quot;/&quot;&amp;[.C1547]" office:value-type="string" office:string-value="apps/vivaldi.png" calcext:value-type="string">
            <text:p>apps/vivaldi.png</text:p>
          </table:table-cell>
          <table:table-cell table:formula="of:=VLOOKUP([.D154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vivaldi-snapshot.png</text:p>
          </table:table-cell>
          <table:table-cell office:value-type="string" calcext:value-type="string">
            <text:p>vivaldi.png</text:p>
          </table:table-cell>
          <table:table-cell table:formula="of:=[.A1548]&amp;&quot;/&quot;&amp;[.C1548]" office:value-type="string" office:string-value="apps/vivaldi.png" calcext:value-type="string">
            <text:p>apps/vivaldi.png</text:p>
          </table:table-cell>
          <table:table-cell table:formula="of:=VLOOKUP([.D154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vlc.png</text:p>
          </table:table-cell>
          <table:table-cell table:style-name="ce15" table:formula="of:=[.B1549]" office:value-type="string" office:string-value="vlc.png" calcext:value-type="string">
            <text:p>vlc.png</text:p>
          </table:table-cell>
          <table:table-cell table:formula="of:=[.A1549]&amp;&quot;/&quot;&amp;[.C1549]" office:value-type="string" office:string-value="apps/vlc.png" calcext:value-type="string">
            <text:p>apps/vlc.png</text:p>
          </table:table-cell>
          <table:table-cell table:formula="of:=VLOOKUP([.D154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vlc-xmas.png</text:p>
          </table:table-cell>
          <table:table-cell office:value-type="string" calcext:value-type="string">
            <text:p>vlc.png</text:p>
          </table:table-cell>
          <table:table-cell table:formula="of:=[.A1550]&amp;&quot;/&quot;&amp;[.C1550]" office:value-type="string" office:string-value="apps/vlc.png" calcext:value-type="string">
            <text:p>apps/vlc.png</text:p>
          </table:table-cell>
          <table:table-cell table:formula="of:=VLOOKUP([.D155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vmplayer.png</text:p>
          </table:table-cell>
          <table:table-cell office:value-type="string" calcext:value-type="string">
            <text:p>vmware-player.png</text:p>
          </table:table-cell>
          <table:table-cell table:formula="of:=[.A1551]&amp;&quot;/&quot;&amp;[.C1551]" office:value-type="string" office:string-value="apps/vmware-player.png" calcext:value-type="string">
            <text:p>apps/vmware-player.png</text:p>
          </table:table-cell>
          <table:table-cell table:formula="of:=VLOOKUP([.D155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vmware-player.png</text:p>
          </table:table-cell>
          <table:table-cell table:style-name="ce15" table:formula="of:=[.B1552]" office:value-type="string" office:string-value="vmware-player.png" calcext:value-type="string">
            <text:p>vmware-player.png</text:p>
          </table:table-cell>
          <table:table-cell table:formula="of:=[.A1552]&amp;&quot;/&quot;&amp;[.C1552]" office:value-type="string" office:string-value="apps/vmware-player.png" calcext:value-type="string">
            <text:p>apps/vmware-player.png</text:p>
          </table:table-cell>
          <table:table-cell table:formula="of:=VLOOKUP([.D155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vmware.png</text:p>
          </table:table-cell>
          <table:table-cell office:value-type="string" calcext:value-type="string">
            <text:p>vmware-workstation.png</text:p>
          </table:table-cell>
          <table:table-cell table:formula="of:=[.A1553]&amp;&quot;/&quot;&amp;[.C1553]" office:value-type="string" office:string-value="apps/vmware-workstation.png" calcext:value-type="string">
            <text:p>apps/vmware-workstation.png</text:p>
          </table:table-cell>
          <table:table-cell table:formula="of:=VLOOKUP([.D155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vmware-workstation.png</text:p>
          </table:table-cell>
          <table:table-cell table:style-name="ce15" table:formula="of:=[.B1554]" office:value-type="string" office:string-value="vmware-workstation.png" calcext:value-type="string">
            <text:p>vmware-workstation.png</text:p>
          </table:table-cell>
          <table:table-cell table:formula="of:=[.A1554]&amp;&quot;/&quot;&amp;[.C1554]" office:value-type="string" office:string-value="apps/vmware-workstation.png" calcext:value-type="string">
            <text:p>apps/vmware-workstation.png</text:p>
          </table:table-cell>
          <table:table-cell table:formula="of:=VLOOKUP([.D155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vocal.png</text:p>
          </table:table-cell>
          <table:table-cell table:style-name="ce15" table:formula="of:=[.B1555]" office:value-type="string" office:string-value="vocal.png" calcext:value-type="string">
            <text:p>vocal.png</text:p>
          </table:table-cell>
          <table:table-cell table:formula="of:=[.A1555]&amp;&quot;/&quot;&amp;[.C1555]" office:value-type="string" office:string-value="apps/vocal.png" calcext:value-type="string">
            <text:p>apps/vocal.png</text:p>
          </table:table-cell>
          <table:table-cell table:formula="of:=VLOOKUP([.D155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volume-knob.png</text:p>
          </table:table-cell>
          <table:table-cell office:value-type="string" calcext:value-type="string">
            <text:p>multimedia-volume-control.png</text:p>
          </table:table-cell>
          <table:table-cell table:formula="of:=[.A1556]&amp;&quot;/&quot;&amp;[.C1556]" office:value-type="string" office:string-value="apps/multimedia-volume-control.png" calcext:value-type="string">
            <text:p>apps/multimedia-volume-control.png</text:p>
          </table:table-cell>
          <table:table-cell table:formula="of:=VLOOKUP([.D155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vym.png</text:p>
          </table:table-cell>
          <table:table-cell office:value-type="string" calcext:value-type="string">
            <text:p>freemind.png</text:p>
          </table:table-cell>
          <table:table-cell table:formula="of:=[.A1557]&amp;&quot;/&quot;&amp;[.C1557]" office:value-type="string" office:string-value="apps/freemind.png" calcext:value-type="string">
            <text:p>apps/freemind.png</text:p>
          </table:table-cell>
          <table:table-cell table:formula="of:=VLOOKUP([.D155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wallpaper.png</text:p>
          </table:table-cell>
          <table:table-cell office:value-type="string" calcext:value-type="string">
            <text:p>preferences-desktop-wallpaper.png</text:p>
          </table:table-cell>
          <table:table-cell table:formula="of:=[.A1558]&amp;&quot;/&quot;&amp;[.C1558]" office:value-type="string" office:string-value="apps/preferences-desktop-wallpaper.png" calcext:value-type="string">
            <text:p>apps/preferences-desktop-wallpaper.png</text:p>
          </table:table-cell>
          <table:table-cell table:formula="of:=VLOOKUP([.D155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warsow128x128.png</text:p>
          </table:table-cell>
          <table:table-cell office:value-type="string" calcext:value-type="string">
            <text:p>warsow.png</text:p>
          </table:table-cell>
          <table:table-cell table:formula="of:=[.A1559]&amp;&quot;/&quot;&amp;[.C1559]" office:value-type="string" office:string-value="apps/warsow.png" calcext:value-type="string">
            <text:p>apps/warsow.png</text:p>
          </table:table-cell>
          <table:table-cell table:formula="of:=VLOOKUP([.D155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warsow.png</text:p>
          </table:table-cell>
          <table:table-cell table:style-name="ce15" table:formula="of:=[.B1560]" office:value-type="string" office:string-value="warsow.png" calcext:value-type="string">
            <text:p>warsow.png</text:p>
          </table:table-cell>
          <table:table-cell table:formula="of:=[.A1560]&amp;&quot;/&quot;&amp;[.C1560]" office:value-type="string" office:string-value="apps/warsow.png" calcext:value-type="string">
            <text:p>apps/warsow.png</text:p>
          </table:table-cell>
          <table:table-cell table:formula="of:=VLOOKUP([.D156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wayland.png</text:p>
          </table:table-cell>
          <table:table-cell table:style-name="ce15" table:formula="of:=[.B1561]" office:value-type="string" office:string-value="wayland.png" calcext:value-type="string">
            <text:p>wayland.png</text:p>
          </table:table-cell>
          <table:table-cell table:formula="of:=[.A1561]&amp;&quot;/&quot;&amp;[.C1561]" office:value-type="string" office:string-value="apps/wayland.png" calcext:value-type="string">
            <text:p>apps/wayland.png</text:p>
          </table:table-cell>
          <table:table-cell table:formula="of:=VLOOKUP([.D156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webbrowser-app.png</text:p>
          </table:table-cell>
          <table:table-cell office:value-type="string" calcext:value-type="string">
            <text:p>internet-web-browser.png</text:p>
          </table:table-cell>
          <table:table-cell table:formula="of:=[.A1562]&amp;&quot;/&quot;&amp;[.C1562]" office:value-type="string" office:string-value="apps/internet-web-browser.png" calcext:value-type="string">
            <text:p>apps/internet-web-browser.png</text:p>
          </table:table-cell>
          <table:table-cell table:formula="of:=VLOOKUP([.D156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web-browser.png</text:p>
          </table:table-cell>
          <table:table-cell office:value-type="string" calcext:value-type="string">
            <text:p>internet-web-browser.png</text:p>
          </table:table-cell>
          <table:table-cell table:formula="of:=[.A1563]&amp;&quot;/&quot;&amp;[.C1563]" office:value-type="string" office:string-value="apps/internet-web-browser.png" calcext:value-type="string">
            <text:p>apps/internet-web-browser.png</text:p>
          </table:table-cell>
          <table:table-cell table:formula="of:=VLOOKUP([.D156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webide.png</text:p>
          </table:table-cell>
          <table:table-cell table:style-name="ce15" table:formula="of:=[.B1564]" office:value-type="string" office:string-value="webide.png" calcext:value-type="string">
            <text:p>webide.png</text:p>
          </table:table-cell>
          <table:table-cell table:formula="of:=[.A1564]&amp;&quot;/&quot;&amp;[.C1564]" office:value-type="string" office:string-value="apps/webide.png" calcext:value-type="string">
            <text:p>apps/webide.png</text:p>
          </table:table-cell>
          <table:table-cell table:formula="of:=VLOOKUP([.D156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webstorm.png</text:p>
          </table:table-cell>
          <table:table-cell table:style-name="ce15" table:formula="of:=[.B1565]" office:value-type="string" office:string-value="webstorm.png" calcext:value-type="string">
            <text:p>webstorm.png</text:p>
          </table:table-cell>
          <table:table-cell table:formula="of:=[.A1565]&amp;&quot;/&quot;&amp;[.C1565]" office:value-type="string" office:string-value="apps/webstorm.png" calcext:value-type="string">
            <text:p>apps/webstorm.png</text:p>
          </table:table-cell>
          <table:table-cell table:formula="of:=VLOOKUP([.D156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wesnoth-1.10_editor-icon.png</text:p>
          </table:table-cell>
          <table:table-cell office:value-type="string" calcext:value-type="string">
            <text:p>wesnoth-map-editor.png</text:p>
          </table:table-cell>
          <table:table-cell table:formula="of:=[.A1566]&amp;&quot;/&quot;&amp;[.C1566]" office:value-type="string" office:string-value="apps/wesnoth-map-editor.png" calcext:value-type="string">
            <text:p>apps/wesnoth-map-editor.png</text:p>
          </table:table-cell>
          <table:table-cell table:formula="of:=VLOOKUP([.D156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wesnoth-1.10-icon.png</text:p>
          </table:table-cell>
          <table:table-cell office:value-type="string" calcext:value-type="string">
            <text:p>wesnoth.png</text:p>
          </table:table-cell>
          <table:table-cell table:formula="of:=[.A1567]&amp;&quot;/&quot;&amp;[.C1567]" office:value-type="string" office:string-value="apps/wesnoth.png" calcext:value-type="string">
            <text:p>apps/wesnoth.png</text:p>
          </table:table-cell>
          <table:table-cell table:formula="of:=VLOOKUP([.D156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wesnoth-icon.png</text:p>
          </table:table-cell>
          <table:table-cell office:value-type="string" calcext:value-type="string">
            <text:p>wesnoth.png</text:p>
          </table:table-cell>
          <table:table-cell table:formula="of:=[.A1568]&amp;&quot;/&quot;&amp;[.C1568]" office:value-type="string" office:string-value="apps/wesnoth.png" calcext:value-type="string">
            <text:p>apps/wesnoth.png</text:p>
          </table:table-cell>
          <table:table-cell table:formula="of:=VLOOKUP([.D156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wesnoth-map-editor.png</text:p>
          </table:table-cell>
          <table:table-cell table:style-name="ce15" table:formula="of:=[.B1569]" office:value-type="string" office:string-value="wesnoth-map-editor.png" calcext:value-type="string">
            <text:p>wesnoth-map-editor.png</text:p>
          </table:table-cell>
          <table:table-cell table:formula="of:=[.A1569]&amp;&quot;/&quot;&amp;[.C1569]" office:value-type="string" office:string-value="apps/wesnoth-map-editor.png" calcext:value-type="string">
            <text:p>apps/wesnoth-map-editor.png</text:p>
          </table:table-cell>
          <table:table-cell table:formula="of:=VLOOKUP([.D156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wesnoth.png</text:p>
          </table:table-cell>
          <table:table-cell table:style-name="ce15" table:formula="of:=[.B1570]" office:value-type="string" office:string-value="wesnoth.png" calcext:value-type="string">
            <text:p>wesnoth.png</text:p>
          </table:table-cell>
          <table:table-cell table:formula="of:=[.A1570]&amp;&quot;/&quot;&amp;[.C1570]" office:value-type="string" office:string-value="apps/wesnoth.png" calcext:value-type="string">
            <text:p>apps/wesnoth.png</text:p>
          </table:table-cell>
          <table:table-cell table:formula="of:=VLOOKUP([.D157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whitebalance.png</text:p>
          </table:table-cell>
          <table:table-cell office:value-type="string" calcext:value-type="string">
            <text:p>preferences-system-brightness-lock.png</text:p>
          </table:table-cell>
          <table:table-cell table:formula="of:=[.A1571]&amp;&quot;/&quot;&amp;[.C1571]" office:value-type="string" office:string-value="apps/preferences-system-brightness-lock.png" calcext:value-type="string">
            <text:p>apps/preferences-system-brightness-lock.png</text:p>
          </table:table-cell>
          <table:table-cell table:formula="of:=VLOOKUP([.D157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wine-browser.png</text:p>
          </table:table-cell>
          <table:table-cell table:style-name="ce15" table:formula="of:=[.B1572]" office:value-type="string" office:string-value="wine-browser.png" calcext:value-type="string">
            <text:p>wine-browser.png</text:p>
          </table:table-cell>
          <table:table-cell table:formula="of:=[.A1572]&amp;&quot;/&quot;&amp;[.C1572]" office:value-type="string" office:string-value="apps/wine-browser.png" calcext:value-type="string">
            <text:p>apps/wine-browser.png</text:p>
          </table:table-cell>
          <table:table-cell table:formula="of:=VLOOKUP([.D157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winecfg.png</text:p>
          </table:table-cell>
          <table:table-cell table:style-name="ce15" table:formula="of:=[.B1573]" office:value-type="string" office:string-value="winecfg.png" calcext:value-type="string">
            <text:p>winecfg.png</text:p>
          </table:table-cell>
          <table:table-cell table:formula="of:=[.A1573]&amp;&quot;/&quot;&amp;[.C1573]" office:value-type="string" office:string-value="apps/winecfg.png" calcext:value-type="string">
            <text:p>apps/winecfg.png</text:p>
          </table:table-cell>
          <table:table-cell table:formula="of:=VLOOKUP([.D157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wine-file.0.png</text:p>
          </table:table-cell>
          <table:table-cell office:value-type="string" calcext:value-type="string">
            <text:p>wine.png</text:p>
          </table:table-cell>
          <table:table-cell table:formula="of:=[.A1574]&amp;&quot;/&quot;&amp;[.C1574]" office:value-type="string" office:string-value="apps/wine.png" calcext:value-type="string">
            <text:p>apps/wine.png</text:p>
          </table:table-cell>
          <table:table-cell table:formula="of:=VLOOKUP([.D157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winefile.png</text:p>
          </table:table-cell>
          <table:table-cell office:value-type="string" calcext:value-type="string">
            <text:p>wine.png</text:p>
          </table:table-cell>
          <table:table-cell table:formula="of:=[.A1575]&amp;&quot;/&quot;&amp;[.C1575]" office:value-type="string" office:string-value="apps/wine.png" calcext:value-type="string">
            <text:p>apps/wine.png</text:p>
          </table:table-cell>
          <table:table-cell table:formula="of:=VLOOKUP([.D157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wine-folder.png</text:p>
          </table:table-cell>
          <table:table-cell table:style-name="ce15" table:formula="of:=[.B1576]" office:value-type="string" office:string-value="wine-folder.png" calcext:value-type="string">
            <text:p>wine-folder.png</text:p>
          </table:table-cell>
          <table:table-cell table:formula="of:=[.A1576]&amp;&quot;/&quot;&amp;[.C1576]" office:value-type="string" office:string-value="apps/wine-folder.png" calcext:value-type="string">
            <text:p>apps/wine-folder.png</text:p>
          </table:table-cell>
          <table:table-cell table:formula="of:=VLOOKUP([.D157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wine-help.png</text:p>
          </table:table-cell>
          <table:table-cell table:style-name="ce15" table:formula="of:=[.B1577]" office:value-type="string" office:string-value="wine-help.png" calcext:value-type="string">
            <text:p>wine-help.png</text:p>
          </table:table-cell>
          <table:table-cell table:formula="of:=[.A1577]&amp;&quot;/&quot;&amp;[.C1577]" office:value-type="string" office:string-value="apps/wine-help.png" calcext:value-type="string">
            <text:p>apps/wine-help.png</text:p>
          </table:table-cell>
          <table:table-cell table:formula="of:=VLOOKUP([.D157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winemine.png</text:p>
          </table:table-cell>
          <table:table-cell office:value-type="string" calcext:value-type="string">
            <text:p>gnomines.png</text:p>
          </table:table-cell>
          <table:table-cell table:formula="of:=[.A1578]&amp;&quot;/&quot;&amp;[.C1578]" office:value-type="string" office:string-value="apps/gnomines.png" calcext:value-type="string">
            <text:p>apps/gnomines.png</text:p>
          </table:table-cell>
          <table:table-cell table:formula="of:=VLOOKUP([.D157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wine-notepad.png</text:p>
          </table:table-cell>
          <table:table-cell table:style-name="ce15" table:formula="of:=[.B1579]" office:value-type="string" office:string-value="wine-notepad.png" calcext:value-type="string">
            <text:p>wine-notepad.png</text:p>
          </table:table-cell>
          <table:table-cell table:formula="of:=[.A1579]&amp;&quot;/&quot;&amp;[.C1579]" office:value-type="string" office:string-value="apps/wine-notepad.png" calcext:value-type="string">
            <text:p>apps/wine-notepad.png</text:p>
          </table:table-cell>
          <table:table-cell table:formula="of:=VLOOKUP([.D157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wine.png</text:p>
          </table:table-cell>
          <table:table-cell table:style-name="ce15" table:formula="of:=[.B1580]" office:value-type="string" office:string-value="wine.png" calcext:value-type="string">
            <text:p>wine.png</text:p>
          </table:table-cell>
          <table:table-cell table:formula="of:=[.A1580]&amp;&quot;/&quot;&amp;[.C1580]" office:value-type="string" office:string-value="apps/wine.png" calcext:value-type="string">
            <text:p>apps/wine.png</text:p>
          </table:table-cell>
          <table:table-cell table:formula="of:=VLOOKUP([.D158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wine-regedit.png</text:p>
          </table:table-cell>
          <table:table-cell office:value-type="string" calcext:value-type="string">
            <text:p>wine.png</text:p>
          </table:table-cell>
          <table:table-cell table:formula="of:=[.A1581]&amp;&quot;/&quot;&amp;[.C1581]" office:value-type="string" office:string-value="apps/wine.png" calcext:value-type="string">
            <text:p>apps/wine.png</text:p>
          </table:table-cell>
          <table:table-cell table:formula="of:=VLOOKUP([.D158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winetricks.png</text:p>
          </table:table-cell>
          <table:table-cell table:style-name="ce15" table:formula="of:=[.B1582]" office:value-type="string" office:string-value="winetricks.png" calcext:value-type="string">
            <text:p>winetricks.png</text:p>
          </table:table-cell>
          <table:table-cell table:formula="of:=[.A1582]&amp;&quot;/&quot;&amp;[.C1582]" office:value-type="string" office:string-value="apps/winetricks.png" calcext:value-type="string">
            <text:p>apps/winetricks.png</text:p>
          </table:table-cell>
          <table:table-cell table:formula="of:=VLOOKUP([.D158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wine-uninstaller.png</text:p>
          </table:table-cell>
          <table:table-cell table:style-name="ce15" table:formula="of:=[.B1583]" office:value-type="string" office:string-value="wine-uninstaller.png" calcext:value-type="string">
            <text:p>wine-uninstaller.png</text:p>
          </table:table-cell>
          <table:table-cell table:formula="of:=[.A1583]&amp;&quot;/&quot;&amp;[.C1583]" office:value-type="string" office:string-value="apps/wine-uninstaller.png" calcext:value-type="string">
            <text:p>apps/wine-uninstaller.png</text:p>
          </table:table-cell>
          <table:table-cell table:formula="of:=VLOOKUP([.D158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wine-winecfg.png</text:p>
          </table:table-cell>
          <table:table-cell office:value-type="string" calcext:value-type="string">
            <text:p>winecfg.png</text:p>
          </table:table-cell>
          <table:table-cell table:formula="of:=[.A1584]&amp;&quot;/&quot;&amp;[.C1584]" office:value-type="string" office:string-value="apps/winecfg.png" calcext:value-type="string">
            <text:p>apps/winecfg.png</text:p>
          </table:table-cell>
          <table:table-cell table:formula="of:=VLOOKUP([.D158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wine-wordpad.png</text:p>
          </table:table-cell>
          <table:table-cell table:style-name="ce15" table:formula="of:=[.B1585]" office:value-type="string" office:string-value="wine-wordpad.png" calcext:value-type="string">
            <text:p>wine-wordpad.png</text:p>
          </table:table-cell>
          <table:table-cell table:formula="of:=[.A1585]&amp;&quot;/&quot;&amp;[.C1585]" office:value-type="string" office:string-value="apps/wine-wordpad.png" calcext:value-type="string">
            <text:p>apps/wine-wordpad.png</text:p>
          </table:table-cell>
          <table:table-cell table:formula="of:=VLOOKUP([.D158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winff.png</text:p>
          </table:table-cell>
          <table:table-cell table:style-name="ce15" table:formula="of:=[.B1586]" office:value-type="string" office:string-value="winff.png" calcext:value-type="string">
            <text:p>winff.png</text:p>
          </table:table-cell>
          <table:table-cell table:formula="of:=[.A1586]&amp;&quot;/&quot;&amp;[.C1586]" office:value-type="string" office:string-value="apps/winff.png" calcext:value-type="string">
            <text:p>apps/winff.png</text:p>
          </table:table-cell>
          <table:table-cell table:formula="of:=VLOOKUP([.D158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wingpanel.png</text:p>
          </table:table-cell>
          <table:table-cell table:style-name="ce15" table:formula="of:=[.B1587]" office:value-type="string" office:string-value="wingpanel.png" calcext:value-type="string">
            <text:p>wingpanel.png</text:p>
          </table:table-cell>
          <table:table-cell table:formula="of:=[.A1587]&amp;&quot;/&quot;&amp;[.C1587]" office:value-type="string" office:string-value="apps/wingpanel.png" calcext:value-type="string">
            <text:p>apps/wingpanel.png</text:p>
          </table:table-cell>
          <table:table-cell table:formula="of:=VLOOKUP([.D158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winhelp.png</text:p>
          </table:table-cell>
          <table:table-cell office:value-type="string" calcext:value-type="string">
            <text:p>wine-help.png</text:p>
          </table:table-cell>
          <table:table-cell table:formula="of:=[.A1588]&amp;&quot;/&quot;&amp;[.C1588]" office:value-type="string" office:string-value="apps/wine-help.png" calcext:value-type="string">
            <text:p>apps/wine-help.png</text:p>
          </table:table-cell>
          <table:table-cell table:formula="of:=VLOOKUP([.D158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WireframeSketcherStudio.png</text:p>
          </table:table-cell>
          <table:table-cell office:value-type="string" calcext:value-type="string">
            <text:p>wireframing-app.png</text:p>
          </table:table-cell>
          <table:table-cell table:formula="of:=[.A1589]&amp;&quot;/&quot;&amp;[.C1589]" office:value-type="string" office:string-value="apps/wireframing-app.png" calcext:value-type="string">
            <text:p>apps/wireframing-app.png</text:p>
          </table:table-cell>
          <table:table-cell table:formula="of:=VLOOKUP([.D158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wireframing-app.png</text:p>
          </table:table-cell>
          <table:table-cell table:style-name="ce15" table:formula="of:=[.B1590]" office:value-type="string" office:string-value="wireframing-app.png" calcext:value-type="string">
            <text:p>wireframing-app.png</text:p>
          </table:table-cell>
          <table:table-cell table:formula="of:=[.A1590]&amp;&quot;/&quot;&amp;[.C1590]" office:value-type="string" office:string-value="apps/wireframing-app.png" calcext:value-type="string">
            <text:p>apps/wireframing-app.png</text:p>
          </table:table-cell>
          <table:table-cell table:formula="of:=VLOOKUP([.D159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wireshark.png</text:p>
          </table:table-cell>
          <table:table-cell table:style-name="ce15" table:formula="of:=[.B1591]" office:value-type="string" office:string-value="wireshark.png" calcext:value-type="string">
            <text:p>wireshark.png</text:p>
          </table:table-cell>
          <table:table-cell table:formula="of:=[.A1591]&amp;&quot;/&quot;&amp;[.C1591]" office:value-type="string" office:string-value="apps/wireshark.png" calcext:value-type="string">
            <text:p>apps/wireshark.png</text:p>
          </table:table-cell>
          <table:table-cell table:formula="of:=VLOOKUP([.D159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wmtweaks.png</text:p>
          </table:table-cell>
          <table:table-cell office:value-type="string" calcext:value-type="string">
            <text:p>desktop-tweaks.png</text:p>
          </table:table-cell>
          <table:table-cell table:formula="of:=[.A1592]&amp;&quot;/&quot;&amp;[.C1592]" office:value-type="string" office:string-value="apps/desktop-tweaks.png" calcext:value-type="string">
            <text:p>apps/desktop-tweaks.png</text:p>
          </table:table-cell>
          <table:table-cell table:formula="of:=VLOOKUP([.D159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wolfram-mathematica.png</text:p>
          </table:table-cell>
          <table:table-cell office:value-type="string" calcext:value-type="string">
            <text:p>mathematica.png</text:p>
          </table:table-cell>
          <table:table-cell table:formula="of:=[.A1593]&amp;&quot;/&quot;&amp;[.C1593]" office:value-type="string" office:string-value="apps/mathematica.png" calcext:value-type="string">
            <text:p>apps/mathematica.png</text:p>
          </table:table-cell>
          <table:table-cell table:formula="of:=VLOOKUP([.D159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wordpad.png</text:p>
          </table:table-cell>
          <table:table-cell office:value-type="string" calcext:value-type="string">
            <text:p>wine-wordpad.png</text:p>
          </table:table-cell>
          <table:table-cell table:formula="of:=[.A1594]&amp;&quot;/&quot;&amp;[.C1594]" office:value-type="string" office:string-value="apps/wine-wordpad.png" calcext:value-type="string">
            <text:p>apps/wine-wordpad.png</text:p>
          </table:table-cell>
          <table:table-cell table:formula="of:=VLOOKUP([.D159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workspace-overview.png</text:p>
          </table:table-cell>
          <table:table-cell table:style-name="ce15" table:formula="of:=[.B1595]" office:value-type="string" office:string-value="workspace-overview.png" calcext:value-type="string">
            <text:p>workspace-overview.png</text:p>
          </table:table-cell>
          <table:table-cell table:formula="of:=[.A1595]&amp;&quot;/&quot;&amp;[.C1595]" office:value-type="string" office:string-value="apps/workspace-overview.png" calcext:value-type="string">
            <text:p>apps/workspace-overview.png</text:p>
          </table:table-cell>
          <table:table-cell table:formula="of:=VLOOKUP([.D159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workspace-switcher-left-bottom.png</text:p>
          </table:table-cell>
          <table:table-cell table:style-name="ce15" table:formula="of:=[.B1596]" office:value-type="string" office:string-value="workspace-switcher-left-bottom.png" calcext:value-type="string">
            <text:p>workspace-switcher-left-bottom.png</text:p>
          </table:table-cell>
          <table:table-cell table:formula="of:=[.A1596]&amp;&quot;/&quot;&amp;[.C1596]" office:value-type="string" office:string-value="apps/workspace-switcher-left-bottom.png" calcext:value-type="string">
            <text:p>apps/workspace-switcher-left-bottom.png</text:p>
          </table:table-cell>
          <table:table-cell table:formula="of:=VLOOKUP([.D159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workspace-switcher.png</text:p>
          </table:table-cell>
          <table:table-cell office:value-type="string" calcext:value-type="string">
            <text:p>workspace-switcher-top-left.png</text:p>
          </table:table-cell>
          <table:table-cell table:formula="of:=[.A1597]&amp;&quot;/&quot;&amp;[.C1597]" office:value-type="string" office:string-value="apps/workspace-switcher-top-left.png" calcext:value-type="string">
            <text:p>apps/workspace-switcher-top-left.png</text:p>
          </table:table-cell>
          <table:table-cell table:formula="of:=VLOOKUP([.D159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workspace-switcher-right-bottom.png</text:p>
          </table:table-cell>
          <table:table-cell table:style-name="ce15" table:formula="of:=[.B1598]" office:value-type="string" office:string-value="workspace-switcher-right-bottom.png" calcext:value-type="string">
            <text:p>workspace-switcher-right-bottom.png</text:p>
          </table:table-cell>
          <table:table-cell table:formula="of:=[.A1598]&amp;&quot;/&quot;&amp;[.C1598]" office:value-type="string" office:string-value="apps/workspace-switcher-right-bottom.png" calcext:value-type="string">
            <text:p>apps/workspace-switcher-right-bottom.png</text:p>
          </table:table-cell>
          <table:table-cell table:formula="of:=VLOOKUP([.D159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workspace-switcher-right-top.png</text:p>
          </table:table-cell>
          <table:table-cell table:style-name="ce15" table:formula="of:=[.B1599]" office:value-type="string" office:string-value="workspace-switcher-right-top.png" calcext:value-type="string">
            <text:p>workspace-switcher-right-top.png</text:p>
          </table:table-cell>
          <table:table-cell table:formula="of:=[.A1599]&amp;&quot;/&quot;&amp;[.C1599]" office:value-type="string" office:string-value="apps/workspace-switcher-right-top.png" calcext:value-type="string">
            <text:p>apps/workspace-switcher-right-top.png</text:p>
          </table:table-cell>
          <table:table-cell table:formula="of:=VLOOKUP([.D159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workspace-switcher-top-left.png</text:p>
          </table:table-cell>
          <table:table-cell table:style-name="ce15" table:formula="of:=[.B1600]" office:value-type="string" office:string-value="workspace-switcher-top-left.png" calcext:value-type="string">
            <text:p>workspace-switcher-top-left.png</text:p>
          </table:table-cell>
          <table:table-cell table:formula="of:=[.A1600]&amp;&quot;/&quot;&amp;[.C1600]" office:value-type="string" office:string-value="apps/workspace-switcher-top-left.png" calcext:value-type="string">
            <text:p>apps/workspace-switcher-top-left.png</text:p>
          </table:table-cell>
          <table:table-cell table:formula="of:=VLOOKUP([.D160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wps-office-etmain.png</text:p>
          </table:table-cell>
          <table:table-cell office:value-type="string" calcext:value-type="string">
            <text:p>kingsoft-spreadsheets.png</text:p>
          </table:table-cell>
          <table:table-cell table:formula="of:=[.A1601]&amp;&quot;/&quot;&amp;[.C1601]" office:value-type="string" office:string-value="apps/kingsoft-spreadsheets.png" calcext:value-type="string">
            <text:p>apps/kingsoft-spreadsheets.png</text:p>
          </table:table-cell>
          <table:table-cell table:formula="of:=VLOOKUP([.D160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wps-office-wppmain.png</text:p>
          </table:table-cell>
          <table:table-cell office:value-type="string" calcext:value-type="string">
            <text:p>kingsoft-presentation.png</text:p>
          </table:table-cell>
          <table:table-cell table:formula="of:=[.A1602]&amp;&quot;/&quot;&amp;[.C1602]" office:value-type="string" office:string-value="apps/kingsoft-presentation.png" calcext:value-type="string">
            <text:p>apps/kingsoft-presentation.png</text:p>
          </table:table-cell>
          <table:table-cell table:formula="of:=VLOOKUP([.D160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wps-office-wpsmain.png</text:p>
          </table:table-cell>
          <table:table-cell office:value-type="string" calcext:value-type="string">
            <text:p>kingsoft-writer.png</text:p>
          </table:table-cell>
          <table:table-cell table:formula="of:=[.A1603]&amp;&quot;/&quot;&amp;[.C1603]" office:value-type="string" office:string-value="apps/kingsoft-writer.png" calcext:value-type="string">
            <text:p>apps/kingsoft-writer.png</text:p>
          </table:table-cell>
          <table:table-cell table:formula="of:=VLOOKUP([.D160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wuala.png</text:p>
          </table:table-cell>
          <table:table-cell table:style-name="ce15" table:formula="of:=[.B1604]" office:value-type="string" office:string-value="wuala.png" calcext:value-type="string">
            <text:p>wuala.png</text:p>
          </table:table-cell>
          <table:table-cell table:formula="of:=[.A1604]&amp;&quot;/&quot;&amp;[.C1604]" office:value-type="string" office:string-value="apps/wuala.png" calcext:value-type="string">
            <text:p>apps/wuala.png</text:p>
          </table:table-cell>
          <table:table-cell table:formula="of:=VLOOKUP([.D160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wxformbuilder.png</text:p>
          </table:table-cell>
          <table:table-cell table:style-name="ce15" table:formula="of:=[.B1605]" office:value-type="string" office:string-value="wxformbuilder.png" calcext:value-type="string">
            <text:p>wxformbuilder.png</text:p>
          </table:table-cell>
          <table:table-cell table:formula="of:=[.A1605]&amp;&quot;/&quot;&amp;[.C1605]" office:value-type="string" office:string-value="apps/wxformbuilder.png" calcext:value-type="string">
            <text:p>apps/wxformbuilder.png</text:p>
          </table:table-cell>
          <table:table-cell table:formula="of:=VLOOKUP([.D160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wxHexEditor.png</text:p>
          </table:table-cell>
          <table:table-cell table:style-name="ce15" table:formula="of:=[.B1606]" office:value-type="string" office:string-value="wxHexEditor.png" calcext:value-type="string">
            <text:p>wxHexEditor.png</text:p>
          </table:table-cell>
          <table:table-cell table:formula="of:=[.A1606]&amp;&quot;/&quot;&amp;[.C1606]" office:value-type="string" office:string-value="apps/wxHexEditor.png" calcext:value-type="string">
            <text:p>apps/wxHexEditor.png</text:p>
          </table:table-cell>
          <table:table-cell table:formula="of:=VLOOKUP([.D160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xampp.png</text:p>
          </table:table-cell>
          <table:table-cell table:style-name="ce15" table:formula="of:=[.B1607]" office:value-type="string" office:string-value="xampp.png" calcext:value-type="string">
            <text:p>xampp.png</text:p>
          </table:table-cell>
          <table:table-cell table:formula="of:=[.A1607]&amp;&quot;/&quot;&amp;[.C1607]" office:value-type="string" office:string-value="apps/xampp.png" calcext:value-type="string">
            <text:p>apps/xampp.png</text:p>
          </table:table-cell>
          <table:table-cell table:formula="of:=VLOOKUP([.D160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xarchiver.png</text:p>
          </table:table-cell>
          <table:table-cell office:value-type="string" calcext:value-type="string">
            <text:p>archive-manager.png</text:p>
          </table:table-cell>
          <table:table-cell table:formula="of:=[.A1608]&amp;&quot;/&quot;&amp;[.C1608]" office:value-type="string" office:string-value="apps/archive-manager.png" calcext:value-type="string">
            <text:p>apps/archive-manager.png</text:p>
          </table:table-cell>
          <table:table-cell table:formula="of:=VLOOKUP([.D160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xbmc.png</text:p>
          </table:table-cell>
          <table:table-cell table:style-name="ce15" table:formula="of:=[.B1609]" office:value-type="string" office:string-value="xbmc.png" calcext:value-type="string">
            <text:p>xbmc.png</text:p>
          </table:table-cell>
          <table:table-cell table:formula="of:=[.A1609]&amp;&quot;/&quot;&amp;[.C1609]" office:value-type="string" office:string-value="apps/xbmc.png" calcext:value-type="string">
            <text:p>apps/xbmc.png</text:p>
          </table:table-cell>
          <table:table-cell table:formula="of:=VLOOKUP([.D160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xchat-gnome.png</text:p>
          </table:table-cell>
          <table:table-cell office:value-type="string" calcext:value-type="string">
            <text:p>xchat.png</text:p>
          </table:table-cell>
          <table:table-cell table:formula="of:=[.A1610]&amp;&quot;/&quot;&amp;[.C1610]" office:value-type="string" office:string-value="apps/xchat.png" calcext:value-type="string">
            <text:p>apps/xchat.png</text:p>
          </table:table-cell>
          <table:table-cell table:formula="of:=VLOOKUP([.D161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xchat-mini.png</text:p>
          </table:table-cell>
          <table:table-cell office:value-type="string" calcext:value-type="string">
            <text:p>xchat.png</text:p>
          </table:table-cell>
          <table:table-cell table:formula="of:=[.A1611]&amp;&quot;/&quot;&amp;[.C1611]" office:value-type="string" office:string-value="apps/xchat.png" calcext:value-type="string">
            <text:p>apps/xchat.png</text:p>
          </table:table-cell>
          <table:table-cell table:formula="of:=VLOOKUP([.D161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xchat.png</text:p>
          </table:table-cell>
          <table:table-cell table:style-name="ce15" table:formula="of:=[.B1612]" office:value-type="string" office:string-value="xchat.png" calcext:value-type="string">
            <text:p>xchat.png</text:p>
          </table:table-cell>
          <table:table-cell table:formula="of:=[.A1612]&amp;&quot;/&quot;&amp;[.C1612]" office:value-type="string" office:string-value="apps/xchat.png" calcext:value-type="string">
            <text:p>apps/xchat.png</text:p>
          </table:table-cell>
          <table:table-cell table:formula="of:=VLOOKUP([.D161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xdiagnose.png</text:p>
          </table:table-cell>
          <table:table-cell table:style-name="ce15" table:formula="of:=[.B1613]" office:value-type="string" office:string-value="xdiagnose.png" calcext:value-type="string">
            <text:p>xdiagnose.png</text:p>
          </table:table-cell>
          <table:table-cell table:formula="of:=[.A1613]&amp;&quot;/&quot;&amp;[.C1613]" office:value-type="string" office:string-value="apps/xdiagnose.png" calcext:value-type="string">
            <text:p>apps/xdiagnose.png</text:p>
          </table:table-cell>
          <table:table-cell table:formula="of:=VLOOKUP([.D161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xfburn.png</text:p>
          </table:table-cell>
          <table:table-cell office:value-type="string" calcext:value-type="string">
            <text:p>disk-burner.png</text:p>
          </table:table-cell>
          <table:table-cell table:formula="of:=[.A1614]&amp;&quot;/&quot;&amp;[.C1614]" office:value-type="string" office:string-value="apps/disk-burner.png" calcext:value-type="string">
            <text:p>apps/disk-burner.png</text:p>
          </table:table-cell>
          <table:table-cell table:formula="of:=VLOOKUP([.D161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xfcalendar.png</text:p>
          </table:table-cell>
          <table:table-cell office:value-type="string" calcext:value-type="string">
            <text:p>office-calendar.png</text:p>
          </table:table-cell>
          <table:table-cell table:formula="of:=[.A1615]&amp;&quot;/&quot;&amp;[.C1615]" office:value-type="string" office:string-value="apps/office-calendar.png" calcext:value-type="string">
            <text:p>apps/office-calendar.png</text:p>
          </table:table-cell>
          <table:table-cell table:formula="of:=VLOOKUP([.D161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xfce4-appfinder.png</text:p>
          </table:table-cell>
          <table:table-cell office:value-type="string" calcext:value-type="string">
            <text:p>preferences-system-search.png</text:p>
          </table:table-cell>
          <table:table-cell table:formula="of:=[.A1616]&amp;&quot;/&quot;&amp;[.C1616]" office:value-type="string" office:string-value="apps/preferences-system-search.png" calcext:value-type="string">
            <text:p>apps/preferences-system-search.png</text:p>
          </table:table-cell>
          <table:table-cell table:formula="of:=VLOOKUP([.D161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xfce4-backdrop.png</text:p>
          </table:table-cell>
          <table:table-cell office:value-type="string" calcext:value-type="string">
            <text:p>preferences-desktop-wallpaper.png</text:p>
          </table:table-cell>
          <table:table-cell table:formula="of:=[.A1617]&amp;&quot;/&quot;&amp;[.C1617]" office:value-type="string" office:string-value="apps/preferences-desktop-wallpaper.png" calcext:value-type="string">
            <text:p>apps/preferences-desktop-wallpaper.png</text:p>
          </table:table-cell>
          <table:table-cell table:formula="of:=VLOOKUP([.D161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xfce4-dict.png</text:p>
          </table:table-cell>
          <table:table-cell office:value-type="string" calcext:value-type="string">
            <text:p>accessories-dictionary.png</text:p>
          </table:table-cell>
          <table:table-cell table:formula="of:=[.A1618]&amp;&quot;/&quot;&amp;[.C1618]" office:value-type="string" office:string-value="apps/accessories-dictionary.png" calcext:value-type="string">
            <text:p>apps/accessories-dictionary.png</text:p>
          </table:table-cell>
          <table:table-cell table:formula="of:=VLOOKUP([.D161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xfce4-logo.png</text:p>
          </table:table-cell>
          <table:table-cell office:value-type="string" calcext:value-type="string">
            <text:p>desktop-environment-xfce.png</text:p>
          </table:table-cell>
          <table:table-cell table:formula="of:=[.A1619]&amp;&quot;/&quot;&amp;[.C1619]" office:value-type="string" office:string-value="apps/desktop-environment-xfce.png" calcext:value-type="string">
            <text:p>apps/desktop-environment-xfce.png</text:p>
          </table:table-cell>
          <table:table-cell table:formula="of:=VLOOKUP([.D161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xfce4-mixer.png</text:p>
          </table:table-cell>
          <table:table-cell office:value-type="string" calcext:value-type="string">
            <text:p>preferences-system-sound.png</text:p>
          </table:table-cell>
          <table:table-cell table:formula="of:=[.A1620]&amp;&quot;/&quot;&amp;[.C1620]" office:value-type="string" office:string-value="apps/preferences-system-sound.png" calcext:value-type="string">
            <text:p>apps/preferences-system-sound.png</text:p>
          </table:table-cell>
          <table:table-cell table:formula="of:=VLOOKUP([.D162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xfce4-notes-plugin.png</text:p>
          </table:table-cell>
          <table:table-cell office:value-type="string" calcext:value-type="string">
            <text:p>notes.png</text:p>
          </table:table-cell>
          <table:table-cell table:formula="of:=[.A1621]&amp;&quot;/&quot;&amp;[.C1621]" office:value-type="string" office:string-value="apps/notes.png" calcext:value-type="string">
            <text:p>apps/notes.png</text:p>
          </table:table-cell>
          <table:table-cell table:formula="of:=VLOOKUP([.D162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xfce4-notifyd.png</text:p>
          </table:table-cell>
          <table:table-cell office:value-type="string" calcext:value-type="string">
            <text:p>preferences-system-notifications.png</text:p>
          </table:table-cell>
          <table:table-cell table:formula="of:=[.A1622]&amp;&quot;/&quot;&amp;[.C1622]" office:value-type="string" office:string-value="apps/preferences-system-notifications.png" calcext:value-type="string">
            <text:p>apps/preferences-system-notifications.png</text:p>
          </table:table-cell>
          <table:table-cell table:formula="of:=VLOOKUP([.D162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xfce4-panel-menu.png</text:p>
          </table:table-cell>
          <table:table-cell office:value-type="string" calcext:value-type="string">
            <text:p>desktop-environment-xfce.png</text:p>
          </table:table-cell>
          <table:table-cell table:formula="of:=[.A1623]&amp;&quot;/&quot;&amp;[.C1623]" office:value-type="string" office:string-value="apps/desktop-environment-xfce.png" calcext:value-type="string">
            <text:p>apps/desktop-environment-xfce.png</text:p>
          </table:table-cell>
          <table:table-cell table:formula="of:=VLOOKUP([.D162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xfce4-panel.png</text:p>
          </table:table-cell>
          <table:table-cell office:value-type="string" calcext:value-type="string">
            <text:p>desktop-environment-xfce.png</text:p>
          </table:table-cell>
          <table:table-cell table:formula="of:=[.A1624]&amp;&quot;/&quot;&amp;[.C1624]" office:value-type="string" office:string-value="apps/desktop-environment-xfce.png" calcext:value-type="string">
            <text:p>apps/desktop-environment-xfce.png</text:p>
          </table:table-cell>
          <table:table-cell table:formula="of:=VLOOKUP([.D162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xfce4-session.png</text:p>
          </table:table-cell>
          <table:table-cell office:value-type="string" calcext:value-type="string">
            <text:p>session-properties.png</text:p>
          </table:table-cell>
          <table:table-cell table:formula="of:=[.A1625]&amp;&quot;/&quot;&amp;[.C1625]" office:value-type="string" office:string-value="apps/session-properties.png" calcext:value-type="string">
            <text:p>apps/session-properties.png</text:p>
          </table:table-cell>
          <table:table-cell table:formula="of:=VLOOKUP([.D162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xfce4-sound.png</text:p>
          </table:table-cell>
          <table:table-cell office:value-type="string" calcext:value-type="string">
            <text:p>preferences-desktop-sound.png</text:p>
          </table:table-cell>
          <table:table-cell table:formula="of:=[.A1626]&amp;&quot;/&quot;&amp;[.C1626]" office:value-type="string" office:string-value="apps/preferences-desktop-sound.png" calcext:value-type="string">
            <text:p>apps/preferences-desktop-sound.png</text:p>
          </table:table-cell>
          <table:table-cell table:formula="of:=VLOOKUP([.D162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xfce4-workspaces.png</text:p>
          </table:table-cell>
          <table:table-cell office:value-type="string" calcext:value-type="string">
            <text:p>workspace-switcher-top-left.png</text:p>
          </table:table-cell>
          <table:table-cell table:formula="of:=[.A1627]&amp;&quot;/&quot;&amp;[.C1627]" office:value-type="string" office:string-value="apps/workspace-switcher-top-left.png" calcext:value-type="string">
            <text:p>apps/workspace-switcher-top-left.png</text:p>
          </table:table-cell>
          <table:table-cell table:formula="of:=VLOOKUP([.D162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xfce-filemanager.png</text:p>
          </table:table-cell>
          <table:table-cell office:value-type="string" calcext:value-type="string">
            <text:p>system-file-manager.png</text:p>
          </table:table-cell>
          <table:table-cell table:formula="of:=[.A1628]&amp;&quot;/&quot;&amp;[.C1628]" office:value-type="string" office:string-value="apps/system-file-manager.png" calcext:value-type="string">
            <text:p>apps/system-file-manager.png</text:p>
          </table:table-cell>
          <table:table-cell table:formula="of:=VLOOKUP([.D162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xfce-mail.png</text:p>
          </table:table-cell>
          <table:table-cell office:value-type="string" calcext:value-type="string">
            <text:p>internet-mail.png</text:p>
          </table:table-cell>
          <table:table-cell table:formula="of:=[.A1629]&amp;&quot;/&quot;&amp;[.C1629]" office:value-type="string" office:string-value="apps/internet-mail.png" calcext:value-type="string">
            <text:p>apps/internet-mail.png</text:p>
          </table:table-cell>
          <table:table-cell table:formula="of:=VLOOKUP([.D162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xfce-system-lock.png</text:p>
          </table:table-cell>
          <table:table-cell office:value-type="string" calcext:value-type="string">
            <text:p>system-lock-screen.png</text:p>
          </table:table-cell>
          <table:table-cell table:formula="of:=[.A1630]&amp;&quot;/&quot;&amp;[.C1630]" office:value-type="string" office:string-value="apps/system-lock-screen.png" calcext:value-type="string">
            <text:p>apps/system-lock-screen.png</text:p>
          </table:table-cell>
          <table:table-cell table:formula="of:=VLOOKUP([.D163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xfce-terminal.png</text:p>
          </table:table-cell>
          <table:table-cell office:value-type="string" calcext:value-type="string">
            <text:p>utilities-terminal.png</text:p>
          </table:table-cell>
          <table:table-cell table:formula="of:=[.A1631]&amp;&quot;/&quot;&amp;[.C1631]" office:value-type="string" office:string-value="apps/utilities-terminal.png" calcext:value-type="string">
            <text:p>apps/utilities-terminal.png</text:p>
          </table:table-cell>
          <table:table-cell table:formula="of:=VLOOKUP([.D163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xfpm-ac-adapter.png</text:p>
          </table:table-cell>
          <table:table-cell office:value-type="string" calcext:value-type="string">
            <text:p>preferences-system-power.png</text:p>
          </table:table-cell>
          <table:table-cell table:formula="of:=[.A1632]&amp;&quot;/&quot;&amp;[.C1632]" office:value-type="string" office:string-value="apps/preferences-system-power.png" calcext:value-type="string">
            <text:p>apps/preferences-system-power.png</text:p>
          </table:table-cell>
          <table:table-cell table:formula="of:=VLOOKUP([.D163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xfwm4.png</text:p>
          </table:table-cell>
          <table:table-cell office:value-type="string" calcext:value-type="string">
            <text:p>preferences-system-windows.png</text:p>
          </table:table-cell>
          <table:table-cell table:formula="of:=[.A1633]&amp;&quot;/&quot;&amp;[.C1633]" office:value-type="string" office:string-value="apps/preferences-system-windows.png" calcext:value-type="string">
            <text:p>apps/preferences-system-windows.png</text:p>
          </table:table-cell>
          <table:table-cell table:formula="of:=VLOOKUP([.D163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xhydra.png</text:p>
          </table:table-cell>
          <table:table-cell table:style-name="ce15" table:formula="of:=[.B1634]" office:value-type="string" office:string-value="xhydra.png" calcext:value-type="string">
            <text:p>xhydra.png</text:p>
          </table:table-cell>
          <table:table-cell table:formula="of:=[.A1634]&amp;&quot;/&quot;&amp;[.C1634]" office:value-type="string" office:string-value="apps/xhydra.png" calcext:value-type="string">
            <text:p>apps/xhydra.png</text:p>
          </table:table-cell>
          <table:table-cell table:formula="of:=VLOOKUP([.D163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ximian-evolution-calendar.png</text:p>
          </table:table-cell>
          <table:table-cell office:value-type="string" calcext:value-type="string">
            <text:p>office-calendar.png</text:p>
          </table:table-cell>
          <table:table-cell table:formula="of:=[.A1635]&amp;&quot;/&quot;&amp;[.C1635]" office:value-type="string" office:string-value="apps/office-calendar.png" calcext:value-type="string">
            <text:p>apps/office-calendar.png</text:p>
          </table:table-cell>
          <table:table-cell table:formula="of:=VLOOKUP([.D163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xiphos.png</text:p>
          </table:table-cell>
          <table:table-cell table:style-name="ce15" table:formula="of:=[.B1636]" office:value-type="string" office:string-value="xiphos.png" calcext:value-type="string">
            <text:p>xiphos.png</text:p>
          </table:table-cell>
          <table:table-cell table:formula="of:=[.A1636]&amp;&quot;/&quot;&amp;[.C1636]" office:value-type="string" office:string-value="apps/xiphos.png" calcext:value-type="string">
            <text:p>apps/xiphos.png</text:p>
          </table:table-cell>
          <table:table-cell table:formula="of:=VLOOKUP([.D163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xmind-logo-36.png</text:p>
          </table:table-cell>
          <table:table-cell office:value-type="string" calcext:value-type="string">
            <text:p>xmind.png</text:p>
          </table:table-cell>
          <table:table-cell table:formula="of:=[.A1637]&amp;&quot;/&quot;&amp;[.C1637]" office:value-type="string" office:string-value="apps/xmind.png" calcext:value-type="string">
            <text:p>apps/xmind.png</text:p>
          </table:table-cell>
          <table:table-cell table:formula="of:=VLOOKUP([.D163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xmind.png</text:p>
          </table:table-cell>
          <table:table-cell table:style-name="ce15" table:formula="of:=[.B1638]" office:value-type="string" office:string-value="xmind.png" calcext:value-type="string">
            <text:p>xmind.png</text:p>
          </table:table-cell>
          <table:table-cell table:formula="of:=[.A1638]&amp;&quot;/&quot;&amp;[.C1638]" office:value-type="string" office:string-value="apps/xmind.png" calcext:value-type="string">
            <text:p>apps/xmind.png</text:p>
          </table:table-cell>
          <table:table-cell table:formula="of:=VLOOKUP([.D163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XMind.png</text:p>
          </table:table-cell>
          <table:table-cell office:value-type="string" calcext:value-type="string">
            <text:p>xmind.png</text:p>
          </table:table-cell>
          <table:table-cell table:formula="of:=[.A1639]&amp;&quot;/&quot;&amp;[.C1639]" office:value-type="string" office:string-value="apps/xmind.png" calcext:value-type="string">
            <text:p>apps/xmind.png</text:p>
          </table:table-cell>
          <table:table-cell table:formula="of:=VLOOKUP([.D163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xnoise.png</text:p>
          </table:table-cell>
          <table:table-cell table:style-name="ce15" table:formula="of:=[.B1640]" office:value-type="string" office:string-value="xnoise.png" calcext:value-type="string">
            <text:p>xnoise.png</text:p>
          </table:table-cell>
          <table:table-cell table:formula="of:=[.A1640]&amp;&quot;/&quot;&amp;[.C1640]" office:value-type="string" office:string-value="apps/xnoise.png" calcext:value-type="string">
            <text:p>apps/xnoise.png</text:p>
          </table:table-cell>
          <table:table-cell table:formula="of:=VLOOKUP([.D164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x-office-calendar.png</text:p>
          </table:table-cell>
          <table:table-cell office:value-type="string" calcext:value-type="string">
            <text:p>office-calendar.png</text:p>
          </table:table-cell>
          <table:table-cell table:formula="of:=[.A1641]&amp;&quot;/&quot;&amp;[.C1641]" office:value-type="string" office:string-value="apps/office-calendar.png" calcext:value-type="string">
            <text:p>apps/office-calendar.png</text:p>
          </table:table-cell>
          <table:table-cell table:formula="of:=VLOOKUP([.D164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xonotic.png</text:p>
          </table:table-cell>
          <table:table-cell table:style-name="ce15" table:formula="of:=[.B1642]" office:value-type="string" office:string-value="xonotic.png" calcext:value-type="string">
            <text:p>xonotic.png</text:p>
          </table:table-cell>
          <table:table-cell table:formula="of:=[.A1642]&amp;&quot;/&quot;&amp;[.C1642]" office:value-type="string" office:string-value="apps/xonotic.png" calcext:value-type="string">
            <text:p>apps/xonotic.png</text:p>
          </table:table-cell>
          <table:table-cell table:formula="of:=VLOOKUP([.D164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xorg.png</text:p>
          </table:table-cell>
          <table:table-cell table:style-name="ce15" table:formula="of:=[.B1643]" office:value-type="string" office:string-value="xorg.png" calcext:value-type="string">
            <text:p>xorg.png</text:p>
          </table:table-cell>
          <table:table-cell table:formula="of:=[.A1643]&amp;&quot;/&quot;&amp;[.C1643]" office:value-type="string" office:string-value="apps/xorg.png" calcext:value-type="string">
            <text:p>apps/xorg.png</text:p>
          </table:table-cell>
          <table:table-cell table:formula="of:=VLOOKUP([.D164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xournal.png</text:p>
          </table:table-cell>
          <table:table-cell table:style-name="ce15" table:formula="of:=[.B1644]" office:value-type="string" office:string-value="xournal.png" calcext:value-type="string">
            <text:p>xournal.png</text:p>
          </table:table-cell>
          <table:table-cell table:formula="of:=[.A1644]&amp;&quot;/&quot;&amp;[.C1644]" office:value-type="string" office:string-value="apps/xournal.png" calcext:value-type="string">
            <text:p>apps/xournal.png</text:p>
          </table:table-cell>
          <table:table-cell table:formula="of:=VLOOKUP([.D164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xpdf.png</text:p>
          </table:table-cell>
          <table:table-cell office:value-type="string" calcext:value-type="string">
            <text:p>accessories-document-viewer.png</text:p>
          </table:table-cell>
          <table:table-cell table:formula="of:=[.A1645]&amp;&quot;/&quot;&amp;[.C1645]" office:value-type="string" office:string-value="apps/accessories-document-viewer.png" calcext:value-type="string">
            <text:p>apps/accessories-document-viewer.png</text:p>
          </table:table-cell>
          <table:table-cell table:formula="of:=VLOOKUP([.D164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xplayer.png</text:p>
          </table:table-cell>
          <table:table-cell office:value-type="string" calcext:value-type="string">
            <text:p>multimedia-video-player.png</text:p>
          </table:table-cell>
          <table:table-cell table:formula="of:=[.A1646]&amp;&quot;/&quot;&amp;[.C1646]" office:value-type="string" office:string-value="apps/multimedia-video-player.png" calcext:value-type="string">
            <text:p>apps/multimedia-video-player.png</text:p>
          </table:table-cell>
          <table:table-cell table:formula="of:=VLOOKUP([.D164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xreader.png</text:p>
          </table:table-cell>
          <table:table-cell office:value-type="string" calcext:value-type="string">
            <text:p>accessories-document-viewer.png</text:p>
          </table:table-cell>
          <table:table-cell table:formula="of:=[.A1647]&amp;&quot;/&quot;&amp;[.C1647]" office:value-type="string" office:string-value="apps/accessories-document-viewer.png" calcext:value-type="string">
            <text:p>apps/accessories-document-viewer.png</text:p>
          </table:table-cell>
          <table:table-cell table:formula="of:=VLOOKUP([.D164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xsane.png</text:p>
          </table:table-cell>
          <table:table-cell office:value-type="string" calcext:value-type="string">
            <text:p>simple-scan.png</text:p>
          </table:table-cell>
          <table:table-cell table:formula="of:=[.A1648]&amp;&quot;/&quot;&amp;[.C1648]" office:value-type="string" office:string-value="apps/simple-scan.png" calcext:value-type="string">
            <text:p>apps/simple-scan.png</text:p>
          </table:table-cell>
          <table:table-cell table:formula="of:=VLOOKUP([.D164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xscreensaver.png</text:p>
          </table:table-cell>
          <table:table-cell office:value-type="string" calcext:value-type="string">
            <text:p>preferences-desktop-screensaver.png</text:p>
          </table:table-cell>
          <table:table-cell table:formula="of:=[.A1649]&amp;&quot;/&quot;&amp;[.C1649]" office:value-type="string" office:string-value="apps/preferences-desktop-screensaver.png" calcext:value-type="string">
            <text:p>apps/preferences-desktop-screensaver.png</text:p>
          </table:table-cell>
          <table:table-cell table:formula="of:=VLOOKUP([.D164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xterm_32x32.png</text:p>
          </table:table-cell>
          <table:table-cell office:value-type="string" calcext:value-type="string">
            <text:p>xterm.png</text:p>
          </table:table-cell>
          <table:table-cell table:formula="of:=[.A1650]&amp;&quot;/&quot;&amp;[.C1650]" office:value-type="string" office:string-value="apps/xterm.png" calcext:value-type="string">
            <text:p>apps/xterm.png</text:p>
          </table:table-cell>
          <table:table-cell table:formula="of:=VLOOKUP([.D165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xterm_48x48.png</text:p>
          </table:table-cell>
          <table:table-cell office:value-type="string" calcext:value-type="string">
            <text:p>xterm.png</text:p>
          </table:table-cell>
          <table:table-cell table:formula="of:=[.A1651]&amp;&quot;/&quot;&amp;[.C1651]" office:value-type="string" office:string-value="apps/xterm.png" calcext:value-type="string">
            <text:p>apps/xterm.png</text:p>
          </table:table-cell>
          <table:table-cell table:formula="of:=VLOOKUP([.D165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xterm-color_32x32.png</text:p>
          </table:table-cell>
          <table:table-cell office:value-type="string" calcext:value-type="string">
            <text:p>xterm.png</text:p>
          </table:table-cell>
          <table:table-cell table:formula="of:=[.A1652]&amp;&quot;/&quot;&amp;[.C1652]" office:value-type="string" office:string-value="apps/xterm.png" calcext:value-type="string">
            <text:p>apps/xterm.png</text:p>
          </table:table-cell>
          <table:table-cell table:formula="of:=VLOOKUP([.D165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xterm-color_48x48.png</text:p>
          </table:table-cell>
          <table:table-cell office:value-type="string" calcext:value-type="string">
            <text:p>xterm.png</text:p>
          </table:table-cell>
          <table:table-cell table:formula="of:=[.A1653]&amp;&quot;/&quot;&amp;[.C1653]" office:value-type="string" office:string-value="apps/xterm.png" calcext:value-type="string">
            <text:p>apps/xterm.png</text:p>
          </table:table-cell>
          <table:table-cell table:formula="of:=VLOOKUP([.D165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xterm-color.png</text:p>
          </table:table-cell>
          <table:table-cell office:value-type="string" calcext:value-type="string">
            <text:p>xterm.png</text:p>
          </table:table-cell>
          <table:table-cell table:formula="of:=[.A1654]&amp;&quot;/&quot;&amp;[.C1654]" office:value-type="string" office:string-value="apps/xterm.png" calcext:value-type="string">
            <text:p>apps/xterm.png</text:p>
          </table:table-cell>
          <table:table-cell table:formula="of:=VLOOKUP([.D165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xterm.png</text:p>
          </table:table-cell>
          <table:table-cell table:style-name="ce15" table:formula="of:=[.B1655]" office:value-type="string" office:string-value="xterm.png" calcext:value-type="string">
            <text:p>xterm.png</text:p>
          </table:table-cell>
          <table:table-cell table:formula="of:=[.A1655]&amp;&quot;/&quot;&amp;[.C1655]" office:value-type="string" office:string-value="apps/xterm.png" calcext:value-type="string">
            <text:p>apps/xterm.png</text:p>
          </table:table-cell>
          <table:table-cell table:formula="of:=VLOOKUP([.D165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xviewer.png</text:p>
          </table:table-cell>
          <table:table-cell office:value-type="string" calcext:value-type="string">
            <text:p>multimedia-photo-viewer.png</text:p>
          </table:table-cell>
          <table:table-cell table:formula="of:=[.A1656]&amp;&quot;/&quot;&amp;[.C1656]" office:value-type="string" office:string-value="apps/multimedia-photo-viewer.png" calcext:value-type="string">
            <text:p>apps/multimedia-photo-viewer.png</text:p>
          </table:table-cell>
          <table:table-cell table:formula="of:=VLOOKUP([.D165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yakuake.png</text:p>
          </table:table-cell>
          <table:table-cell table:style-name="ce15" table:formula="of:=[.B1657]" office:value-type="string" office:string-value="yakuake.png" calcext:value-type="string">
            <text:p>yakuake.png</text:p>
          </table:table-cell>
          <table:table-cell table:formula="of:=[.A1657]&amp;&quot;/&quot;&amp;[.C1657]" office:value-type="string" office:string-value="apps/yakuake.png" calcext:value-type="string">
            <text:p>apps/yakuake.png</text:p>
          </table:table-cell>
          <table:table-cell table:formula="of:=VLOOKUP([.D165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yast2.png</text:p>
          </table:table-cell>
          <table:table-cell office:value-type="string" calcext:value-type="string">
            <text:p>yast.png</text:p>
          </table:table-cell>
          <table:table-cell table:formula="of:=[.A1658]&amp;&quot;/&quot;&amp;[.C1658]" office:value-type="string" office:string-value="apps/yast.png" calcext:value-type="string">
            <text:p>apps/yast.png</text:p>
          </table:table-cell>
          <table:table-cell table:formula="of:=VLOOKUP([.D165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yast.png</text:p>
          </table:table-cell>
          <table:table-cell table:style-name="ce15" table:formula="of:=[.B1659]" office:value-type="string" office:string-value="yast.png" calcext:value-type="string">
            <text:p>yast.png</text:p>
          </table:table-cell>
          <table:table-cell table:formula="of:=[.A1659]&amp;&quot;/&quot;&amp;[.C1659]" office:value-type="string" office:string-value="apps/yast.png" calcext:value-type="string">
            <text:p>apps/yast.png</text:p>
          </table:table-cell>
          <table:table-cell table:formula="of:=VLOOKUP([.D165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y-ppa-manager.png</text:p>
          </table:table-cell>
          <table:table-cell table:style-name="ce15" table:formula="of:=[.B1660]" office:value-type="string" office:string-value="y-ppa-manager.png" calcext:value-type="string">
            <text:p>y-ppa-manager.png</text:p>
          </table:table-cell>
          <table:table-cell table:formula="of:=[.A1660]&amp;&quot;/&quot;&amp;[.C1660]" office:value-type="string" office:string-value="apps/y-ppa-manager.png" calcext:value-type="string">
            <text:p>apps/y-ppa-manager.png</text:p>
          </table:table-cell>
          <table:table-cell table:formula="of:=VLOOKUP([.D166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yumex-dnf.png</text:p>
          </table:table-cell>
          <table:table-cell office:value-type="string" calcext:value-type="string">
            <text:p>system-software-install.png</text:p>
          </table:table-cell>
          <table:table-cell table:formula="of:=[.A1661]&amp;&quot;/&quot;&amp;[.C1661]" office:value-type="string" office:string-value="apps/system-software-install.png" calcext:value-type="string">
            <text:p>apps/system-software-install.png</text:p>
          </table:table-cell>
          <table:table-cell table:formula="of:=VLOOKUP([.D166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yumex.png</text:p>
          </table:table-cell>
          <table:table-cell office:value-type="string" calcext:value-type="string">
            <text:p>system-software-install.png</text:p>
          </table:table-cell>
          <table:table-cell table:formula="of:=[.A1662]&amp;&quot;/&quot;&amp;[.C1662]" office:value-type="string" office:string-value="apps/system-software-install.png" calcext:value-type="string">
            <text:p>apps/system-software-install.png</text:p>
          </table:table-cell>
          <table:table-cell table:formula="of:=VLOOKUP([.D166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zen-icon.png</text:p>
          </table:table-cell>
          <table:table-cell office:value-type="string" calcext:value-type="string">
            <text:p>system-software-update.png</text:p>
          </table:table-cell>
          <table:table-cell table:formula="of:=[.A1663]&amp;&quot;/&quot;&amp;[.C1663]" office:value-type="string" office:string-value="apps/system-software-update.png" calcext:value-type="string">
            <text:p>apps/system-software-update.png</text:p>
          </table:table-cell>
          <table:table-cell table:formula="of:=VLOOKUP([.D166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zen-icon.svg.png</text:p>
          </table:table-cell>
          <table:table-cell office:value-type="string" calcext:value-type="string">
            <text:p>system-software-update.png</text:p>
          </table:table-cell>
          <table:table-cell table:formula="of:=[.A1664]&amp;&quot;/&quot;&amp;[.C1664]" office:value-type="string" office:string-value="apps/system-software-update.png" calcext:value-type="string">
            <text:p>apps/system-software-update.png</text:p>
          </table:table-cell>
          <table:table-cell table:formula="of:=VLOOKUP([.D166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zenmap.png</text:p>
          </table:table-cell>
          <table:table-cell office:value-type="string" calcext:value-type="string">
            <text:p>gnome-nettool.png</text:p>
          </table:table-cell>
          <table:table-cell table:formula="of:=[.A1665]&amp;&quot;/&quot;&amp;[.C1665]" office:value-type="string" office:string-value="apps/gnome-nettool.png" calcext:value-type="string">
            <text:p>apps/gnome-nettool.png</text:p>
          </table:table-cell>
          <table:table-cell table:formula="of:=VLOOKUP([.D166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zim.png</text:p>
          </table:table-cell>
          <table:table-cell table:style-name="ce15" table:formula="of:=[.B1666]" office:value-type="string" office:string-value="zim.png" calcext:value-type="string">
            <text:p>zim.png</text:p>
          </table:table-cell>
          <table:table-cell table:formula="of:=[.A1666]&amp;&quot;/&quot;&amp;[.C1666]" office:value-type="string" office:string-value="apps/zim.png" calcext:value-type="string">
            <text:p>apps/zim.png</text:p>
          </table:table-cell>
          <table:table-cell table:formula="of:=VLOOKUP([.D166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zotero.png</text:p>
          </table:table-cell>
          <table:table-cell table:style-name="ce15" table:formula="of:=[.B1667]" office:value-type="string" office:string-value="zotero.png" calcext:value-type="string">
            <text:p>zotero.png</text:p>
          </table:table-cell>
          <table:table-cell table:formula="of:=[.A1667]&amp;&quot;/&quot;&amp;[.C1667]" office:value-type="string" office:string-value="apps/zotero.png" calcext:value-type="string">
            <text:p>apps/zotero.png</text:p>
          </table:table-cell>
          <table:table-cell table:formula="of:=VLOOKUP([.D166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zsnes.png</text:p>
          </table:table-cell>
          <table:table-cell table:style-name="ce15" table:formula="of:=[.B1668]" office:value-type="string" office:string-value="zsnes.png" calcext:value-type="string">
            <text:p>zsnes.png</text:p>
          </table:table-cell>
          <table:table-cell table:formula="of:=[.A1668]&amp;&quot;/&quot;&amp;[.C1668]" office:value-type="string" office:string-value="apps/zsnes.png" calcext:value-type="string">
            <text:p>apps/zsnes.png</text:p>
          </table:table-cell>
          <table:table-cell table:formula="of:=VLOOKUP([.D166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applications-accessories.png</text:p>
          </table:table-cell>
          <table:table-cell table:style-name="ce15" table:formula="of:=[.B1669]" office:value-type="string" office:string-value="applications-accessories.png" calcext:value-type="string">
            <text:p>applications-accessories.png</text:p>
          </table:table-cell>
          <table:table-cell table:formula="of:=[.A1669]&amp;&quot;/&quot;&amp;[.C1669]" office:value-type="string" office:string-value="categories/applications-accessories.png" calcext:value-type="string">
            <text:p>categories/applications-accessories.png</text:p>
          </table:table-cell>
          <table:table-cell table:formula="of:=VLOOKUP([.D166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applications-development.png</text:p>
          </table:table-cell>
          <table:table-cell table:style-name="ce15" table:formula="of:=[.B1670]" office:value-type="string" office:string-value="applications-development.png" calcext:value-type="string">
            <text:p>applications-development.png</text:p>
          </table:table-cell>
          <table:table-cell table:formula="of:=[.A1670]&amp;&quot;/&quot;&amp;[.C1670]" office:value-type="string" office:string-value="categories/applications-development.png" calcext:value-type="string">
            <text:p>categories/applications-development.png</text:p>
          </table:table-cell>
          <table:table-cell table:formula="of:=VLOOKUP([.D167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applications-education.png</text:p>
          </table:table-cell>
          <table:table-cell table:style-name="ce15" table:formula="of:=[.B1671]" office:value-type="string" office:string-value="applications-education.png" calcext:value-type="string">
            <text:p>applications-education.png</text:p>
          </table:table-cell>
          <table:table-cell table:formula="of:=[.A1671]&amp;&quot;/&quot;&amp;[.C1671]" office:value-type="string" office:string-value="categories/applications-education.png" calcext:value-type="string">
            <text:p>categories/applications-education.png</text:p>
          </table:table-cell>
          <table:table-cell table:formula="of:=VLOOKUP([.D167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applications-education-school.png</text:p>
          </table:table-cell>
          <table:table-cell office:value-type="string" calcext:value-type="string">
            <text:p>applications-education.png</text:p>
          </table:table-cell>
          <table:table-cell table:formula="of:=[.A1672]&amp;&quot;/&quot;&amp;[.C1672]" office:value-type="string" office:string-value="categories/applications-education.png" calcext:value-type="string">
            <text:p>categories/applications-education.png</text:p>
          </table:table-cell>
          <table:table-cell table:formula="of:=VLOOKUP([.D167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applications-electronics.png</text:p>
          </table:table-cell>
          <table:table-cell table:style-name="ce15" table:formula="of:=[.B1673]" office:value-type="string" office:string-value="applications-electronics.png" calcext:value-type="string">
            <text:p>applications-electronics.png</text:p>
          </table:table-cell>
          <table:table-cell table:formula="of:=[.A1673]&amp;&quot;/&quot;&amp;[.C1673]" office:value-type="string" office:string-value="categories/applications-electronics.png" calcext:value-type="string">
            <text:p>categories/applications-electronics.png</text:p>
          </table:table-cell>
          <table:table-cell table:formula="of:=VLOOKUP([.D167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applications-font.png</text:p>
          </table:table-cell>
          <table:table-cell table:style-name="ce15" table:formula="of:=[.B1674]" office:value-type="string" office:string-value="applications-font.png" calcext:value-type="string">
            <text:p>applications-font.png</text:p>
          </table:table-cell>
          <table:table-cell table:formula="of:=[.A1674]&amp;&quot;/&quot;&amp;[.C1674]" office:value-type="string" office:string-value="categories/applications-font.png" calcext:value-type="string">
            <text:p>categories/applications-font.png</text:p>
          </table:table-cell>
          <table:table-cell table:formula="of:=VLOOKUP([.D167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applications-games.png</text:p>
          </table:table-cell>
          <table:table-cell table:style-name="ce15" table:formula="of:=[.B1675]" office:value-type="string" office:string-value="applications-games.png" calcext:value-type="string">
            <text:p>applications-games.png</text:p>
          </table:table-cell>
          <table:table-cell table:formula="of:=[.A1675]&amp;&quot;/&quot;&amp;[.C1675]" office:value-type="string" office:string-value="categories/applications-games.png" calcext:value-type="string">
            <text:p>categories/applications-games.png</text:p>
          </table:table-cell>
          <table:table-cell table:formula="of:=VLOOKUP([.D167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applications-graphics.png</text:p>
          </table:table-cell>
          <table:table-cell table:style-name="ce15" table:formula="of:=[.B1676]" office:value-type="string" office:string-value="applications-graphics.png" calcext:value-type="string">
            <text:p>applications-graphics.png</text:p>
          </table:table-cell>
          <table:table-cell table:formula="of:=[.A1676]&amp;&quot;/&quot;&amp;[.C1676]" office:value-type="string" office:string-value="categories/applications-graphics.png" calcext:value-type="string">
            <text:p>categories/applications-graphics.png</text:p>
          </table:table-cell>
          <table:table-cell table:formula="of:=VLOOKUP([.D167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applications-haskell.png</text:p>
          </table:table-cell>
          <table:table-cell table:style-name="ce15" table:formula="of:=[.B1677]" office:value-type="string" office:string-value="applications-haskell.png" calcext:value-type="string">
            <text:p>applications-haskell.png</text:p>
          </table:table-cell>
          <table:table-cell table:formula="of:=[.A1677]&amp;&quot;/&quot;&amp;[.C1677]" office:value-type="string" office:string-value="categories/applications-haskell.png" calcext:value-type="string">
            <text:p>categories/applications-haskell.png</text:p>
          </table:table-cell>
          <table:table-cell table:formula="of:=VLOOKUP([.D167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applications-internet.png</text:p>
          </table:table-cell>
          <table:table-cell table:style-name="ce15" table:formula="of:=[.B1678]" office:value-type="string" office:string-value="applications-internet.png" calcext:value-type="string">
            <text:p>applications-internet.png</text:p>
          </table:table-cell>
          <table:table-cell table:formula="of:=[.A1678]&amp;&quot;/&quot;&amp;[.C1678]" office:value-type="string" office:string-value="categories/applications-internet.png" calcext:value-type="string">
            <text:p>categories/applications-internet.png</text:p>
          </table:table-cell>
          <table:table-cell table:formula="of:=VLOOKUP([.D167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applications-java.png</text:p>
          </table:table-cell>
          <table:table-cell table:style-name="ce15" table:formula="of:=[.B1679]" office:value-type="string" office:string-value="applications-java.png" calcext:value-type="string">
            <text:p>applications-java.png</text:p>
          </table:table-cell>
          <table:table-cell table:formula="of:=[.A1679]&amp;&quot;/&quot;&amp;[.C1679]" office:value-type="string" office:string-value="categories/applications-java.png" calcext:value-type="string">
            <text:p>categories/applications-java.png</text:p>
          </table:table-cell>
          <table:table-cell table:formula="of:=VLOOKUP([.D167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applications-mathematics.png</text:p>
          </table:table-cell>
          <table:table-cell table:style-name="ce15" table:formula="of:=[.B1680]" office:value-type="string" office:string-value="applications-mathematics.png" calcext:value-type="string">
            <text:p>applications-mathematics.png</text:p>
          </table:table-cell>
          <table:table-cell table:formula="of:=[.A1680]&amp;&quot;/&quot;&amp;[.C1680]" office:value-type="string" office:string-value="categories/applications-mathematics.png" calcext:value-type="string">
            <text:p>categories/applications-mathematics.png</text:p>
          </table:table-cell>
          <table:table-cell table:formula="of:=VLOOKUP([.D168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applications-monodevelopment.png</text:p>
          </table:table-cell>
          <table:table-cell table:style-name="ce15" table:formula="of:=[.B1681]" office:value-type="string" office:string-value="applications-monodevelopment.png" calcext:value-type="string">
            <text:p>applications-monodevelopment.png</text:p>
          </table:table-cell>
          <table:table-cell table:formula="of:=[.A1681]&amp;&quot;/&quot;&amp;[.C1681]" office:value-type="string" office:string-value="categories/applications-monodevelopment.png" calcext:value-type="string">
            <text:p>categories/applications-monodevelopment.png</text:p>
          </table:table-cell>
          <table:table-cell table:formula="of:=VLOOKUP([.D168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applications-multimedia.png</text:p>
          </table:table-cell>
          <table:table-cell table:style-name="ce15" table:formula="of:=[.B1682]" office:value-type="string" office:string-value="applications-multimedia.png" calcext:value-type="string">
            <text:p>applications-multimedia.png</text:p>
          </table:table-cell>
          <table:table-cell table:formula="of:=[.A1682]&amp;&quot;/&quot;&amp;[.C1682]" office:value-type="string" office:string-value="categories/applications-multimedia.png" calcext:value-type="string">
            <text:p>categories/applications-multimedia.png</text:p>
          </table:table-cell>
          <table:table-cell table:formula="of:=VLOOKUP([.D168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applications-ocaml.png</text:p>
          </table:table-cell>
          <table:table-cell table:style-name="ce15" table:formula="of:=[.B1683]" office:value-type="string" office:string-value="applications-ocaml.png" calcext:value-type="string">
            <text:p>applications-ocaml.png</text:p>
          </table:table-cell>
          <table:table-cell table:formula="of:=[.A1683]&amp;&quot;/&quot;&amp;[.C1683]" office:value-type="string" office:string-value="categories/applications-ocaml.png" calcext:value-type="string">
            <text:p>categories/applications-ocaml.png</text:p>
          </table:table-cell>
          <table:table-cell table:formula="of:=VLOOKUP([.D168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applications-office.png</text:p>
          </table:table-cell>
          <table:table-cell table:style-name="ce15" table:formula="of:=[.B1684]" office:value-type="string" office:string-value="applications-office.png" calcext:value-type="string">
            <text:p>applications-office.png</text:p>
          </table:table-cell>
          <table:table-cell table:formula="of:=[.A1684]&amp;&quot;/&quot;&amp;[.C1684]" office:value-type="string" office:string-value="categories/applications-office.png" calcext:value-type="string">
            <text:p>categories/applications-office.png</text:p>
          </table:table-cell>
          <table:table-cell table:formula="of:=VLOOKUP([.D168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applications-other.png</text:p>
          </table:table-cell>
          <table:table-cell table:style-name="ce15" table:formula="of:=[.B1685]" office:value-type="string" office:string-value="applications-other.png" calcext:value-type="string">
            <text:p>applications-other.png</text:p>
          </table:table-cell>
          <table:table-cell table:formula="of:=[.A1685]&amp;&quot;/&quot;&amp;[.C1685]" office:value-type="string" office:string-value="categories/applications-other.png" calcext:value-type="string">
            <text:p>categories/applications-other.png</text:p>
          </table:table-cell>
          <table:table-cell table:formula="of:=VLOOKUP([.D168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applications-php.png</text:p>
          </table:table-cell>
          <table:table-cell table:style-name="ce15" table:formula="of:=[.B1686]" office:value-type="string" office:string-value="applications-php.png" calcext:value-type="string">
            <text:p>applications-php.png</text:p>
          </table:table-cell>
          <table:table-cell table:formula="of:=[.A1686]&amp;&quot;/&quot;&amp;[.C1686]" office:value-type="string" office:string-value="categories/applications-php.png" calcext:value-type="string">
            <text:p>categories/applications-php.png</text:p>
          </table:table-cell>
          <table:table-cell table:formula="of:=VLOOKUP([.D168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applications-puzzles.png</text:p>
          </table:table-cell>
          <table:table-cell table:style-name="ce15" table:formula="of:=[.B1687]" office:value-type="string" office:string-value="applications-puzzles.png" calcext:value-type="string">
            <text:p>applications-puzzles.png</text:p>
          </table:table-cell>
          <table:table-cell table:formula="of:=[.A1687]&amp;&quot;/&quot;&amp;[.C1687]" office:value-type="string" office:string-value="categories/applications-puzzles.png" calcext:value-type="string">
            <text:p>categories/applications-puzzles.png</text:p>
          </table:table-cell>
          <table:table-cell table:formula="of:=VLOOKUP([.D168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applications-python.png</text:p>
          </table:table-cell>
          <table:table-cell table:style-name="ce15" table:formula="of:=[.B1688]" office:value-type="string" office:string-value="applications-python.png" calcext:value-type="string">
            <text:p>applications-python.png</text:p>
          </table:table-cell>
          <table:table-cell table:formula="of:=[.A1688]&amp;&quot;/&quot;&amp;[.C1688]" office:value-type="string" office:string-value="categories/applications-python.png" calcext:value-type="string">
            <text:p>categories/applications-python.png</text:p>
          </table:table-cell>
          <table:table-cell table:formula="of:=VLOOKUP([.D168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applications-ruby.png</text:p>
          </table:table-cell>
          <table:table-cell table:style-name="ce15" table:formula="of:=[.B1689]" office:value-type="string" office:string-value="applications-ruby.png" calcext:value-type="string">
            <text:p>applications-ruby.png</text:p>
          </table:table-cell>
          <table:table-cell table:formula="of:=[.A1689]&amp;&quot;/&quot;&amp;[.C1689]" office:value-type="string" office:string-value="categories/applications-ruby.png" calcext:value-type="string">
            <text:p>categories/applications-ruby.png</text:p>
          </table:table-cell>
          <table:table-cell table:formula="of:=VLOOKUP([.D168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applications-science.png</text:p>
          </table:table-cell>
          <table:table-cell table:style-name="ce15" table:formula="of:=[.B1690]" office:value-type="string" office:string-value="applications-science.png" calcext:value-type="string">
            <text:p>applications-science.png</text:p>
          </table:table-cell>
          <table:table-cell table:formula="of:=[.A1690]&amp;&quot;/&quot;&amp;[.C1690]" office:value-type="string" office:string-value="categories/applications-science.png" calcext:value-type="string">
            <text:p>categories/applications-science.png</text:p>
          </table:table-cell>
          <table:table-cell table:formula="of:=VLOOKUP([.D169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applications-system.png</text:p>
          </table:table-cell>
          <table:table-cell table:style-name="ce15" table:formula="of:=[.B1691]" office:value-type="string" office:string-value="applications-system.png" calcext:value-type="string">
            <text:p>applications-system.png</text:p>
          </table:table-cell>
          <table:table-cell table:formula="of:=[.A1691]&amp;&quot;/&quot;&amp;[.C1691]" office:value-type="string" office:string-value="categories/applications-system.png" calcext:value-type="string">
            <text:p>categories/applications-system.png</text:p>
          </table:table-cell>
          <table:table-cell table:formula="of:=VLOOKUP([.D169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applications-utilities.png</text:p>
          </table:table-cell>
          <table:table-cell table:style-name="ce15" table:formula="of:=[.B1692]" office:value-type="string" office:string-value="applications-utilities.png" calcext:value-type="string">
            <text:p>applications-utilities.png</text:p>
          </table:table-cell>
          <table:table-cell table:formula="of:=[.A1692]&amp;&quot;/&quot;&amp;[.C1692]" office:value-type="string" office:string-value="categories/applications-utilities.png" calcext:value-type="string">
            <text:p>categories/applications-utilities.png</text:p>
          </table:table-cell>
          <table:table-cell table:formula="of:=VLOOKUP([.D169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configuration_section.png</text:p>
          </table:table-cell>
          <table:table-cell office:value-type="string" calcext:value-type="string">
            <text:p>preferences-desktop.png</text:p>
          </table:table-cell>
          <table:table-cell table:formula="of:=[.A1693]&amp;&quot;/&quot;&amp;[.C1693]" office:value-type="string" office:string-value="categories/preferences-desktop.png" calcext:value-type="string">
            <text:p>categories/preferences-desktop.png</text:p>
          </table:table-cell>
          <table:table-cell table:formula="of:=VLOOKUP([.D169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cs-cat-hardware.png</text:p>
          </table:table-cell>
          <table:table-cell office:value-type="string" calcext:value-type="string">
            <text:p>applications-electronics.png</text:p>
          </table:table-cell>
          <table:table-cell table:formula="of:=[.A1694]&amp;&quot;/&quot;&amp;[.C1694]" office:value-type="string" office:string-value="categories/applications-electronics.png" calcext:value-type="string">
            <text:p>categories/applications-electronics.png</text:p>
          </table:table-cell>
          <table:table-cell table:formula="of:=VLOOKUP([.D169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cs-cat-prefs.png</text:p>
          </table:table-cell>
          <table:table-cell office:value-type="string" calcext:value-type="string">
            <text:p>preferences-desktop.png</text:p>
          </table:table-cell>
          <table:table-cell table:formula="of:=[.A1695]&amp;&quot;/&quot;&amp;[.C1695]" office:value-type="string" office:string-value="categories/preferences-desktop.png" calcext:value-type="string">
            <text:p>categories/preferences-desktop.png</text:p>
          </table:table-cell>
          <table:table-cell table:formula="of:=VLOOKUP([.D169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cs-default-applications.png</text:p>
          </table:table-cell>
          <table:table-cell office:value-type="string" calcext:value-type="string">
            <text:p>preferences-desktop-default-applications.png</text:p>
          </table:table-cell>
          <table:table-cell table:formula="of:=[.A1696]&amp;&quot;/&quot;&amp;[.C1696]" office:value-type="string" office:string-value="categories/preferences-desktop-default-applications.png" calcext:value-type="string">
            <text:p>categories/preferences-desktop-default-applications.png</text:p>
          </table:table-cell>
          <table:table-cell table:formula="of:=VLOOKUP([.D169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cs-desktop-effects.png</text:p>
          </table:table-cell>
          <table:table-cell office:value-type="string" calcext:value-type="string">
            <text:p>preferences-desktop-tweaks.png</text:p>
          </table:table-cell>
          <table:table-cell table:formula="of:=[.A1697]&amp;&quot;/&quot;&amp;[.C1697]" office:value-type="string" office:string-value="categories/preferences-desktop-tweaks.png" calcext:value-type="string">
            <text:p>categories/preferences-desktop-tweaks.png</text:p>
          </table:table-cell>
          <table:table-cell table:formula="of:=VLOOKUP([.D169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cs-details.png</text:p>
          </table:table-cell>
          <table:table-cell office:value-type="string" calcext:value-type="string">
            <text:p>applications-system.png</text:p>
          </table:table-cell>
          <table:table-cell table:formula="of:=[.A1698]&amp;&quot;/&quot;&amp;[.C1698]" office:value-type="string" office:string-value="categories/applications-system.png" calcext:value-type="string">
            <text:p>categories/applications-system.png</text:p>
          </table:table-cell>
          <table:table-cell table:formula="of:=VLOOKUP([.D169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cs-extensions.png</text:p>
          </table:table-cell>
          <table:table-cell office:value-type="string" calcext:value-type="string">
            <text:p>applications-puzzles.png</text:p>
          </table:table-cell>
          <table:table-cell table:formula="of:=[.A1699]&amp;&quot;/&quot;&amp;[.C1699]" office:value-type="string" office:string-value="categories/applications-puzzles.png" calcext:value-type="string">
            <text:p>categories/applications-puzzles.png</text:p>
          </table:table-cell>
          <table:table-cell table:formula="of:=VLOOKUP([.D169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cs-general.png</text:p>
          </table:table-cell>
          <table:table-cell office:value-type="string" calcext:value-type="string">
            <text:p>preferences-desktop.png</text:p>
          </table:table-cell>
          <table:table-cell table:formula="of:=[.A1700]&amp;&quot;/&quot;&amp;[.C1700]" office:value-type="string" office:string-value="categories/preferences-desktop.png" calcext:value-type="string">
            <text:p>categories/preferences-desktop.png</text:p>
          </table:table-cell>
          <table:table-cell table:formula="of:=VLOOKUP([.D170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gnome-applications.png</text:p>
          </table:table-cell>
          <table:table-cell office:value-type="string" calcext:value-type="string">
            <text:p>applications-office.png</text:p>
          </table:table-cell>
          <table:table-cell table:formula="of:=[.A1701]&amp;&quot;/&quot;&amp;[.C1701]" office:value-type="string" office:string-value="categories/applications-office.png" calcext:value-type="string">
            <text:p>categories/applications-office.png</text:p>
          </table:table-cell>
          <table:table-cell table:formula="of:=VLOOKUP([.D170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gnome-control-center.png</text:p>
          </table:table-cell>
          <table:table-cell office:value-type="string" calcext:value-type="string">
            <text:p>preferences-desktop.png</text:p>
          </table:table-cell>
          <table:table-cell table:formula="of:=[.A1702]&amp;&quot;/&quot;&amp;[.C1702]" office:value-type="string" office:string-value="categories/preferences-desktop.png" calcext:value-type="string">
            <text:p>categories/preferences-desktop.png</text:p>
          </table:table-cell>
          <table:table-cell table:formula="of:=VLOOKUP([.D170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gnome-devel.png</text:p>
          </table:table-cell>
          <table:table-cell office:value-type="string" calcext:value-type="string">
            <text:p>applications-development.png</text:p>
          </table:table-cell>
          <table:table-cell table:formula="of:=[.A1703]&amp;&quot;/&quot;&amp;[.C1703]" office:value-type="string" office:string-value="categories/applications-development.png" calcext:value-type="string">
            <text:p>categories/applications-development.png</text:p>
          </table:table-cell>
          <table:table-cell table:formula="of:=VLOOKUP([.D170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gnome-globe.png</text:p>
          </table:table-cell>
          <table:table-cell office:value-type="string" calcext:value-type="string">
            <text:p>applications-internet.png</text:p>
          </table:table-cell>
          <table:table-cell table:formula="of:=[.A1704]&amp;&quot;/&quot;&amp;[.C1704]" office:value-type="string" office:string-value="categories/applications-internet.png" calcext:value-type="string">
            <text:p>categories/applications-internet.png</text:p>
          </table:table-cell>
          <table:table-cell table:formula="of:=VLOOKUP([.D170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gnome-graphics.png</text:p>
          </table:table-cell>
          <table:table-cell office:value-type="string" calcext:value-type="string">
            <text:p>applications-graphics.png</text:p>
          </table:table-cell>
          <table:table-cell table:formula="of:=[.A1705]&amp;&quot;/&quot;&amp;[.C1705]" office:value-type="string" office:string-value="categories/applications-graphics.png" calcext:value-type="string">
            <text:p>categories/applications-graphics.png</text:p>
          </table:table-cell>
          <table:table-cell table:formula="of:=VLOOKUP([.D170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gnome-joystick.png</text:p>
          </table:table-cell>
          <table:table-cell office:value-type="string" calcext:value-type="string">
            <text:p>applications-games.png</text:p>
          </table:table-cell>
          <table:table-cell table:formula="of:=[.A1706]&amp;&quot;/&quot;&amp;[.C1706]" office:value-type="string" office:string-value="categories/applications-games.png" calcext:value-type="string">
            <text:p>categories/applications-games.png</text:p>
          </table:table-cell>
          <table:table-cell table:formula="of:=VLOOKUP([.D170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gnome-multimedia.png</text:p>
          </table:table-cell>
          <table:table-cell office:value-type="string" calcext:value-type="string">
            <text:p>applications-multimedia.png</text:p>
          </table:table-cell>
          <table:table-cell table:formula="of:=[.A1707]&amp;&quot;/&quot;&amp;[.C1707]" office:value-type="string" office:string-value="categories/applications-multimedia.png" calcext:value-type="string">
            <text:p>categories/applications-multimedia.png</text:p>
          </table:table-cell>
          <table:table-cell table:formula="of:=VLOOKUP([.D170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gnome-other.png</text:p>
          </table:table-cell>
          <table:table-cell office:value-type="string" calcext:value-type="string">
            <text:p>applications-other.png</text:p>
          </table:table-cell>
          <table:table-cell table:formula="of:=[.A1708]&amp;&quot;/&quot;&amp;[.C1708]" office:value-type="string" office:string-value="categories/applications-other.png" calcext:value-type="string">
            <text:p>categories/applications-other.png</text:p>
          </table:table-cell>
          <table:table-cell table:formula="of:=VLOOKUP([.D170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gnome-settings-default-applications.png</text:p>
          </table:table-cell>
          <table:table-cell office:value-type="string" calcext:value-type="string">
            <text:p>preferences-desktop-default-applications.png</text:p>
          </table:table-cell>
          <table:table-cell table:formula="of:=[.A1709]&amp;&quot;/&quot;&amp;[.C1709]" office:value-type="string" office:string-value="categories/preferences-desktop-default-applications.png" calcext:value-type="string">
            <text:p>categories/preferences-desktop-default-applications.png</text:p>
          </table:table-cell>
          <table:table-cell table:formula="of:=VLOOKUP([.D170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gnome-settings.png</text:p>
          </table:table-cell>
          <table:table-cell office:value-type="string" calcext:value-type="string">
            <text:p>preferences-desktop.png</text:p>
          </table:table-cell>
          <table:table-cell table:formula="of:=[.A1710]&amp;&quot;/&quot;&amp;[.C1710]" office:value-type="string" office:string-value="categories/preferences-desktop.png" calcext:value-type="string">
            <text:p>categories/preferences-desktop.png</text:p>
          </table:table-cell>
          <table:table-cell table:formula="of:=VLOOKUP([.D171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gnome-system.png</text:p>
          </table:table-cell>
          <table:table-cell office:value-type="string" calcext:value-type="string">
            <text:p>applications-system.png</text:p>
          </table:table-cell>
          <table:table-cell table:formula="of:=[.A1711]&amp;&quot;/&quot;&amp;[.C1711]" office:value-type="string" office:string-value="categories/applications-system.png" calcext:value-type="string">
            <text:p>categories/applications-system.png</text:p>
          </table:table-cell>
          <table:table-cell table:formula="of:=VLOOKUP([.D171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gnome-util.png</text:p>
          </table:table-cell>
          <table:table-cell office:value-type="string" calcext:value-type="string">
            <text:p>applications-accessories.png</text:p>
          </table:table-cell>
          <table:table-cell table:formula="of:=[.A1712]&amp;&quot;/&quot;&amp;[.C1712]" office:value-type="string" office:string-value="categories/applications-accessories.png" calcext:value-type="string">
            <text:p>categories/applications-accessories.png</text:p>
          </table:table-cell>
          <table:table-cell table:formula="of:=VLOOKUP([.D171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gtk-preferences.png</text:p>
          </table:table-cell>
          <table:table-cell office:value-type="string" calcext:value-type="string">
            <text:p>preferences-desktop.png</text:p>
          </table:table-cell>
          <table:table-cell table:formula="of:=[.A1713]&amp;&quot;/&quot;&amp;[.C1713]" office:value-type="string" office:string-value="categories/preferences-desktop.png" calcext:value-type="string">
            <text:p>categories/preferences-desktop.png</text:p>
          </table:table-cell>
          <table:table-cell table:formula="of:=VLOOKUP([.D171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kcontrol.png</text:p>
          </table:table-cell>
          <table:table-cell office:value-type="string" calcext:value-type="string">
            <text:p>preferences-desktop.png</text:p>
          </table:table-cell>
          <table:table-cell table:formula="of:=[.A1714]&amp;&quot;/&quot;&amp;[.C1714]" office:value-type="string" office:string-value="categories/preferences-desktop.png" calcext:value-type="string">
            <text:p>categories/preferences-desktop.png</text:p>
          </table:table-cell>
          <table:table-cell table:formula="of:=VLOOKUP([.D171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multimedia_section.png</text:p>
          </table:table-cell>
          <table:table-cell office:value-type="string" calcext:value-type="string">
            <text:p>applications-multimedia.png</text:p>
          </table:table-cell>
          <table:table-cell table:formula="of:=[.A1715]&amp;&quot;/&quot;&amp;[.C1715]" office:value-type="string" office:string-value="categories/applications-multimedia.png" calcext:value-type="string">
            <text:p>categories/applications-multimedia.png</text:p>
          </table:table-cell>
          <table:table-cell table:formula="of:=VLOOKUP([.D171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org.gnome.Settings.png</text:p>
          </table:table-cell>
          <table:table-cell office:value-type="string" calcext:value-type="string">
            <text:p>preferences-desktop-default-applications.png</text:p>
          </table:table-cell>
          <table:table-cell table:formula="of:=[.A1716]&amp;&quot;/&quot;&amp;[.C1716]" office:value-type="string" office:string-value="categories/preferences-desktop-default-applications.png" calcext:value-type="string">
            <text:p>categories/preferences-desktop-default-applications.png</text:p>
          </table:table-cell>
          <table:table-cell table:formula="of:=VLOOKUP([.D171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package_development.png</text:p>
          </table:table-cell>
          <table:table-cell office:value-type="string" calcext:value-type="string">
            <text:p>applications-development.png</text:p>
          </table:table-cell>
          <table:table-cell table:formula="of:=[.A1717]&amp;&quot;/&quot;&amp;[.C1717]" office:value-type="string" office:string-value="categories/applications-development.png" calcext:value-type="string">
            <text:p>categories/applications-development.png</text:p>
          </table:table-cell>
          <table:table-cell table:formula="of:=VLOOKUP([.D171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package_games.png</text:p>
          </table:table-cell>
          <table:table-cell office:value-type="string" calcext:value-type="string">
            <text:p>applications-games.png</text:p>
          </table:table-cell>
          <table:table-cell table:formula="of:=[.A1718]&amp;&quot;/&quot;&amp;[.C1718]" office:value-type="string" office:string-value="categories/applications-games.png" calcext:value-type="string">
            <text:p>categories/applications-games.png</text:p>
          </table:table-cell>
          <table:table-cell table:formula="of:=VLOOKUP([.D171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package_graphics.png</text:p>
          </table:table-cell>
          <table:table-cell office:value-type="string" calcext:value-type="string">
            <text:p>applications-graphics.png</text:p>
          </table:table-cell>
          <table:table-cell table:formula="of:=[.A1719]&amp;&quot;/&quot;&amp;[.C1719]" office:value-type="string" office:string-value="categories/applications-graphics.png" calcext:value-type="string">
            <text:p>categories/applications-graphics.png</text:p>
          </table:table-cell>
          <table:table-cell table:formula="of:=VLOOKUP([.D171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package_multimedia.png</text:p>
          </table:table-cell>
          <table:table-cell office:value-type="string" calcext:value-type="string">
            <text:p>applications-multimedia.png</text:p>
          </table:table-cell>
          <table:table-cell table:formula="of:=[.A1720]&amp;&quot;/&quot;&amp;[.C1720]" office:value-type="string" office:string-value="categories/applications-multimedia.png" calcext:value-type="string">
            <text:p>categories/applications-multimedia.png</text:p>
          </table:table-cell>
          <table:table-cell table:formula="of:=VLOOKUP([.D172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package_network.png</text:p>
          </table:table-cell>
          <table:table-cell office:value-type="string" calcext:value-type="string">
            <text:p>applications-internet.png</text:p>
          </table:table-cell>
          <table:table-cell table:formula="of:=[.A1721]&amp;&quot;/&quot;&amp;[.C1721]" office:value-type="string" office:string-value="categories/applications-internet.png" calcext:value-type="string">
            <text:p>categories/applications-internet.png</text:p>
          </table:table-cell>
          <table:table-cell table:formula="of:=VLOOKUP([.D172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package_office.png</text:p>
          </table:table-cell>
          <table:table-cell office:value-type="string" calcext:value-type="string">
            <text:p>applications-office.png</text:p>
          </table:table-cell>
          <table:table-cell table:formula="of:=[.A1722]&amp;&quot;/&quot;&amp;[.C1722]" office:value-type="string" office:string-value="categories/applications-office.png" calcext:value-type="string">
            <text:p>categories/applications-office.png</text:p>
          </table:table-cell>
          <table:table-cell table:formula="of:=VLOOKUP([.D172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package_system.png</text:p>
          </table:table-cell>
          <table:table-cell office:value-type="string" calcext:value-type="string">
            <text:p>applications-system.png</text:p>
          </table:table-cell>
          <table:table-cell table:formula="of:=[.A1723]&amp;&quot;/&quot;&amp;[.C1723]" office:value-type="string" office:string-value="categories/applications-system.png" calcext:value-type="string">
            <text:p>categories/applications-system.png</text:p>
          </table:table-cell>
          <table:table-cell table:formula="of:=VLOOKUP([.D172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package_utilities.png</text:p>
          </table:table-cell>
          <table:table-cell office:value-type="string" calcext:value-type="string">
            <text:p>applications-utilities.png</text:p>
          </table:table-cell>
          <table:table-cell table:formula="of:=[.A1724]&amp;&quot;/&quot;&amp;[.C1724]" office:value-type="string" office:string-value="categories/applications-utilities.png" calcext:value-type="string">
            <text:p>categories/applications-utilities.png</text:p>
          </table:table-cell>
          <table:table-cell table:formula="of:=VLOOKUP([.D172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preferences-desktop-applications.png</text:p>
          </table:table-cell>
          <table:table-cell office:value-type="string" calcext:value-type="string">
            <text:p>preferences-desktop-default-applications.png</text:p>
          </table:table-cell>
          <table:table-cell table:formula="of:=[.A1725]&amp;&quot;/&quot;&amp;[.C1725]" office:value-type="string" office:string-value="categories/preferences-desktop-default-applications.png" calcext:value-type="string">
            <text:p>categories/preferences-desktop-default-applications.png</text:p>
          </table:table-cell>
          <table:table-cell table:formula="of:=VLOOKUP([.D172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preferences-desktop-default-applications.png</text:p>
          </table:table-cell>
          <table:table-cell table:style-name="ce15" table:formula="of:=[.B1726]" office:value-type="string" office:string-value="preferences-desktop-default-applications.png" calcext:value-type="string">
            <text:p>preferences-desktop-default-applications.png</text:p>
          </table:table-cell>
          <table:table-cell table:formula="of:=[.A1726]&amp;&quot;/&quot;&amp;[.C1726]" office:value-type="string" office:string-value="categories/preferences-desktop-default-applications.png" calcext:value-type="string">
            <text:p>categories/preferences-desktop-default-applications.png</text:p>
          </table:table-cell>
          <table:table-cell table:formula="of:=VLOOKUP([.D172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preferences-desktop-gaming.png</text:p>
          </table:table-cell>
          <table:table-cell office:value-type="string" calcext:value-type="string">
            <text:p>applications-games.png</text:p>
          </table:table-cell>
          <table:table-cell table:formula="of:=[.A1727]&amp;&quot;/&quot;&amp;[.C1727]" office:value-type="string" office:string-value="categories/applications-games.png" calcext:value-type="string">
            <text:p>categories/applications-games.png</text:p>
          </table:table-cell>
          <table:table-cell table:formula="of:=VLOOKUP([.D172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preferences-desktop-multimedia.png</text:p>
          </table:table-cell>
          <table:table-cell office:value-type="string" calcext:value-type="string">
            <text:p>applications-multimedia.png</text:p>
          </table:table-cell>
          <table:table-cell table:formula="of:=[.A1728]&amp;&quot;/&quot;&amp;[.C1728]" office:value-type="string" office:string-value="categories/applications-multimedia.png" calcext:value-type="string">
            <text:p>categories/applications-multimedia.png</text:p>
          </table:table-cell>
          <table:table-cell table:formula="of:=VLOOKUP([.D172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preferences-desktop.png</text:p>
          </table:table-cell>
          <table:table-cell table:style-name="ce15" table:formula="of:=[.B1729]" office:value-type="string" office:string-value="preferences-desktop.png" calcext:value-type="string">
            <text:p>preferences-desktop.png</text:p>
          </table:table-cell>
          <table:table-cell table:formula="of:=[.A1729]&amp;&quot;/&quot;&amp;[.C1729]" office:value-type="string" office:string-value="categories/preferences-desktop.png" calcext:value-type="string">
            <text:p>categories/preferences-desktop.png</text:p>
          </table:table-cell>
          <table:table-cell table:formula="of:=VLOOKUP([.D172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preferences-desktop-tweaks.png</text:p>
          </table:table-cell>
          <table:table-cell table:style-name="ce15" table:formula="of:=[.B1730]" office:value-type="string" office:string-value="preferences-desktop-tweaks.png" calcext:value-type="string">
            <text:p>preferences-desktop-tweaks.png</text:p>
          </table:table-cell>
          <table:table-cell table:formula="of:=[.A1730]&amp;&quot;/&quot;&amp;[.C1730]" office:value-type="string" office:string-value="categories/preferences-desktop-tweaks.png" calcext:value-type="string">
            <text:p>categories/preferences-desktop-tweaks.png</text:p>
          </table:table-cell>
          <table:table-cell table:formula="of:=VLOOKUP([.D173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preferences-system.png</text:p>
          </table:table-cell>
          <table:table-cell office:value-type="string" calcext:value-type="string">
            <text:p>preferences-desktop.png</text:p>
          </table:table-cell>
          <table:table-cell table:formula="of:=[.A1731]&amp;&quot;/&quot;&amp;[.C1731]" office:value-type="string" office:string-value="categories/preferences-desktop.png" calcext:value-type="string">
            <text:p>categories/preferences-desktop.png</text:p>
          </table:table-cell>
          <table:table-cell table:formula="of:=VLOOKUP([.D173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redhat-accessories.png</text:p>
          </table:table-cell>
          <table:table-cell office:value-type="string" calcext:value-type="string">
            <text:p>applications-accessories.png</text:p>
          </table:table-cell>
          <table:table-cell table:formula="of:=[.A1732]&amp;&quot;/&quot;&amp;[.C1732]" office:value-type="string" office:string-value="categories/applications-accessories.png" calcext:value-type="string">
            <text:p>categories/applications-accessories.png</text:p>
          </table:table-cell>
          <table:table-cell table:formula="of:=VLOOKUP([.D173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redhat-games.png</text:p>
          </table:table-cell>
          <table:table-cell office:value-type="string" calcext:value-type="string">
            <text:p>applications-games.png</text:p>
          </table:table-cell>
          <table:table-cell table:formula="of:=[.A1733]&amp;&quot;/&quot;&amp;[.C1733]" office:value-type="string" office:string-value="categories/applications-games.png" calcext:value-type="string">
            <text:p>categories/applications-games.png</text:p>
          </table:table-cell>
          <table:table-cell table:formula="of:=VLOOKUP([.D173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redhat-graphics.png</text:p>
          </table:table-cell>
          <table:table-cell office:value-type="string" calcext:value-type="string">
            <text:p>applications-graphics.png</text:p>
          </table:table-cell>
          <table:table-cell table:formula="of:=[.A1734]&amp;&quot;/&quot;&amp;[.C1734]" office:value-type="string" office:string-value="categories/applications-graphics.png" calcext:value-type="string">
            <text:p>categories/applications-graphics.png</text:p>
          </table:table-cell>
          <table:table-cell table:formula="of:=VLOOKUP([.D173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redhat-internet.png</text:p>
          </table:table-cell>
          <table:table-cell office:value-type="string" calcext:value-type="string">
            <text:p>applications-internet.png</text:p>
          </table:table-cell>
          <table:table-cell table:formula="of:=[.A1735]&amp;&quot;/&quot;&amp;[.C1735]" office:value-type="string" office:string-value="categories/applications-internet.png" calcext:value-type="string">
            <text:p>categories/applications-internet.png</text:p>
          </table:table-cell>
          <table:table-cell table:formula="of:=VLOOKUP([.D173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redhat-office.png</text:p>
          </table:table-cell>
          <table:table-cell office:value-type="string" calcext:value-type="string">
            <text:p>applications-office.png</text:p>
          </table:table-cell>
          <table:table-cell table:formula="of:=[.A1736]&amp;&quot;/&quot;&amp;[.C1736]" office:value-type="string" office:string-value="categories/applications-office.png" calcext:value-type="string">
            <text:p>categories/applications-office.png</text:p>
          </table:table-cell>
          <table:table-cell table:formula="of:=VLOOKUP([.D173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redhat-preferences.png</text:p>
          </table:table-cell>
          <table:table-cell office:value-type="string" calcext:value-type="string">
            <text:p>preferences-desktop.png</text:p>
          </table:table-cell>
          <table:table-cell table:formula="of:=[.A1737]&amp;&quot;/&quot;&amp;[.C1737]" office:value-type="string" office:string-value="categories/preferences-desktop.png" calcext:value-type="string">
            <text:p>categories/preferences-desktop.png</text:p>
          </table:table-cell>
          <table:table-cell table:formula="of:=VLOOKUP([.D173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redhat-programming.png</text:p>
          </table:table-cell>
          <table:table-cell office:value-type="string" calcext:value-type="string">
            <text:p>applications-development.png</text:p>
          </table:table-cell>
          <table:table-cell table:formula="of:=[.A1738]&amp;&quot;/&quot;&amp;[.C1738]" office:value-type="string" office:string-value="categories/applications-development.png" calcext:value-type="string">
            <text:p>categories/applications-development.png</text:p>
          </table:table-cell>
          <table:table-cell table:formula="of:=VLOOKUP([.D173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redhat-sound_video.png</text:p>
          </table:table-cell>
          <table:table-cell office:value-type="string" calcext:value-type="string">
            <text:p>applications-multimedia.png</text:p>
          </table:table-cell>
          <table:table-cell table:formula="of:=[.A1739]&amp;&quot;/&quot;&amp;[.C1739]" office:value-type="string" office:string-value="categories/applications-multimedia.png" calcext:value-type="string">
            <text:p>categories/applications-multimedia.png</text:p>
          </table:table-cell>
          <table:table-cell table:formula="of:=VLOOKUP([.D173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redhat-system_tools.png</text:p>
          </table:table-cell>
          <table:table-cell office:value-type="string" calcext:value-type="string">
            <text:p>applications-system.png</text:p>
          </table:table-cell>
          <table:table-cell table:formula="of:=[.A1740]&amp;&quot;/&quot;&amp;[.C1740]" office:value-type="string" office:string-value="categories/applications-system.png" calcext:value-type="string">
            <text:p>categories/applications-system.png</text:p>
          </table:table-cell>
          <table:table-cell table:formula="of:=VLOOKUP([.D174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stock_internet.png</text:p>
          </table:table-cell>
          <table:table-cell office:value-type="string" calcext:value-type="string">
            <text:p>applications-internet.png</text:p>
          </table:table-cell>
          <table:table-cell table:formula="of:=[.A1741]&amp;&quot;/&quot;&amp;[.C1741]" office:value-type="string" office:string-value="categories/applications-internet.png" calcext:value-type="string">
            <text:p>categories/applications-internet.png</text:p>
          </table:table-cell>
          <table:table-cell table:formula="of:=VLOOKUP([.D174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system-settings.png</text:p>
          </table:table-cell>
          <table:table-cell office:value-type="string" calcext:value-type="string">
            <text:p>preferences-desktop.png</text:p>
          </table:table-cell>
          <table:table-cell table:formula="of:=[.A1742]&amp;&quot;/&quot;&amp;[.C1742]" office:value-type="string" office:string-value="categories/preferences-desktop.png" calcext:value-type="string">
            <text:p>categories/preferences-desktop.png</text:p>
          </table:table-cell>
          <table:table-cell table:formula="of:=VLOOKUP([.D174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systemsettings.png</text:p>
          </table:table-cell>
          <table:table-cell office:value-type="string" calcext:value-type="string">
            <text:p>preferences-desktop.png</text:p>
          </table:table-cell>
          <table:table-cell table:formula="of:=[.A1743]&amp;&quot;/&quot;&amp;[.C1743]" office:value-type="string" office:string-value="categories/preferences-desktop.png" calcext:value-type="string">
            <text:p>categories/preferences-desktop.png</text:p>
          </table:table-cell>
          <table:table-cell table:formula="of:=VLOOKUP([.D174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v4l2ucp.png</text:p>
          </table:table-cell>
          <table:table-cell office:value-type="string" calcext:value-type="string">
            <text:p>preferences-desktop.png</text:p>
          </table:table-cell>
          <table:table-cell table:formula="of:=[.A1744]&amp;&quot;/&quot;&amp;[.C1744]" office:value-type="string" office:string-value="categories/preferences-desktop.png" calcext:value-type="string">
            <text:p>categories/preferences-desktop.png</text:p>
          </table:table-cell>
          <table:table-cell table:formula="of:=VLOOKUP([.D174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xfce4-settings.png</text:p>
          </table:table-cell>
          <table:table-cell office:value-type="string" calcext:value-type="string">
            <text:p>preferences-desktop.png</text:p>
          </table:table-cell>
          <table:table-cell table:formula="of:=[.A1745]&amp;&quot;/&quot;&amp;[.C1745]" office:value-type="string" office:string-value="categories/preferences-desktop.png" calcext:value-type="string">
            <text:p>categories/preferences-desktop.png</text:p>
          </table:table-cell>
          <table:table-cell table:formula="of:=VLOOKUP([.D174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xfce-devel.png</text:p>
          </table:table-cell>
          <table:table-cell office:value-type="string" calcext:value-type="string">
            <text:p>applications-development.png</text:p>
          </table:table-cell>
          <table:table-cell table:formula="of:=[.A1746]&amp;&quot;/&quot;&amp;[.C1746]" office:value-type="string" office:string-value="categories/applications-development.png" calcext:value-type="string">
            <text:p>categories/applications-development.png</text:p>
          </table:table-cell>
          <table:table-cell table:formula="of:=VLOOKUP([.D174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xfce-games.png</text:p>
          </table:table-cell>
          <table:table-cell office:value-type="string" calcext:value-type="string">
            <text:p>applications-games.png</text:p>
          </table:table-cell>
          <table:table-cell table:formula="of:=[.A1747]&amp;&quot;/&quot;&amp;[.C1747]" office:value-type="string" office:string-value="categories/applications-games.png" calcext:value-type="string">
            <text:p>categories/applications-games.png</text:p>
          </table:table-cell>
          <table:table-cell table:formula="of:=VLOOKUP([.D174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xfce-graphics.png</text:p>
          </table:table-cell>
          <table:table-cell office:value-type="string" calcext:value-type="string">
            <text:p>applications-graphics.png</text:p>
          </table:table-cell>
          <table:table-cell table:formula="of:=[.A1748]&amp;&quot;/&quot;&amp;[.C1748]" office:value-type="string" office:string-value="categories/applications-graphics.png" calcext:value-type="string">
            <text:p>categories/applications-graphics.png</text:p>
          </table:table-cell>
          <table:table-cell table:formula="of:=VLOOKUP([.D174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xfce-internet.png</text:p>
          </table:table-cell>
          <table:table-cell office:value-type="string" calcext:value-type="string">
            <text:p>applications-internet.png</text:p>
          </table:table-cell>
          <table:table-cell table:formula="of:=[.A1749]&amp;&quot;/&quot;&amp;[.C1749]" office:value-type="string" office:string-value="categories/applications-internet.png" calcext:value-type="string">
            <text:p>categories/applications-internet.png</text:p>
          </table:table-cell>
          <table:table-cell table:formula="of:=VLOOKUP([.D174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xfce-multimedia.png</text:p>
          </table:table-cell>
          <table:table-cell office:value-type="string" calcext:value-type="string">
            <text:p>applications-multimedia.png</text:p>
          </table:table-cell>
          <table:table-cell table:formula="of:=[.A1750]&amp;&quot;/&quot;&amp;[.C1750]" office:value-type="string" office:string-value="categories/applications-multimedia.png" calcext:value-type="string">
            <text:p>categories/applications-multimedia.png</text:p>
          </table:table-cell>
          <table:table-cell table:formula="of:=VLOOKUP([.D175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xfce-office.png</text:p>
          </table:table-cell>
          <table:table-cell office:value-type="string" calcext:value-type="string">
            <text:p>applications-office.png</text:p>
          </table:table-cell>
          <table:table-cell table:formula="of:=[.A1751]&amp;&quot;/&quot;&amp;[.C1751]" office:value-type="string" office:string-value="categories/applications-office.png" calcext:value-type="string">
            <text:p>categories/applications-office.png</text:p>
          </table:table-cell>
          <table:table-cell table:formula="of:=VLOOKUP([.D175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xfce-utils.png</text:p>
          </table:table-cell>
          <table:table-cell office:value-type="string" calcext:value-type="string">
            <text:p>applications-utilities.png</text:p>
          </table:table-cell>
          <table:table-cell table:formula="of:=[.A1752]&amp;&quot;/&quot;&amp;[.C1752]" office:value-type="string" office:string-value="categories/applications-utilities.png" calcext:value-type="string">
            <text:p>categories/applications-utilities.png</text:p>
          </table:table-cell>
          <table:table-cell table:formula="of:=VLOOKUP([.D175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audio-card.png</text:p>
          </table:table-cell>
          <table:table-cell table:style-name="ce15" table:formula="of:=[.B1753]" office:value-type="string" office:string-value="audio-card.png" calcext:value-type="string">
            <text:p>audio-card.png</text:p>
          </table:table-cell>
          <table:table-cell table:formula="of:=[.A1753]&amp;&quot;/&quot;&amp;[.C1753]" office:value-type="string" office:string-value="devices/audio-card.png" calcext:value-type="string">
            <text:p>devices/audio-card.png</text:p>
          </table:table-cell>
          <table:table-cell table:formula="of:=VLOOKUP([.D175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camera-photo.png</text:p>
          </table:table-cell>
          <table:table-cell office:value-type="string" calcext:value-type="string">
            <text:p>camera.png</text:p>
          </table:table-cell>
          <table:table-cell table:formula="of:=[.A1754]&amp;&quot;/&quot;&amp;[.C1754]" office:value-type="string" office:string-value="devices/camera.png" calcext:value-type="string">
            <text:p>devices/camera.png</text:p>
          </table:table-cell>
          <table:table-cell table:formula="of:=VLOOKUP([.D175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camera.png</text:p>
          </table:table-cell>
          <table:table-cell table:style-name="ce15" table:formula="of:=[.B1755]" office:value-type="string" office:string-value="camera.png" calcext:value-type="string">
            <text:p>camera.png</text:p>
          </table:table-cell>
          <table:table-cell table:formula="of:=[.A1755]&amp;&quot;/&quot;&amp;[.C1755]" office:value-type="string" office:string-value="devices/camera.png" calcext:value-type="string">
            <text:p>devices/camera.png</text:p>
          </table:table-cell>
          <table:table-cell table:formula="of:=VLOOKUP([.D175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camera_unmount.png</text:p>
          </table:table-cell>
          <table:table-cell office:value-type="string" calcext:value-type="string">
            <text:p>camera-photo.png</text:p>
          </table:table-cell>
          <table:table-cell table:formula="of:=[.A1756]&amp;&quot;/&quot;&amp;[.C1756]" office:value-type="string" office:string-value="devices/camera-photo.png" calcext:value-type="string">
            <text:p>devices/camera-photo.png</text:p>
          </table:table-cell>
          <table:table-cell table:formula="of:=VLOOKUP([.D175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chardevice.png</text:p>
          </table:table-cell>
          <table:table-cell office:value-type="string" calcext:value-type="string">
            <text:p>video-display.png</text:p>
          </table:table-cell>
          <table:table-cell table:formula="of:=[.A1757]&amp;&quot;/&quot;&amp;[.C1757]" office:value-type="string" office:string-value="devices/video-display.png" calcext:value-type="string">
            <text:p>devices/video-display.png</text:p>
          </table:table-cell>
          <table:table-cell table:formula="of:=VLOOKUP([.D175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computer.png</text:p>
          </table:table-cell>
          <table:table-cell table:style-name="ce15" table:formula="of:=[.B1758]" office:value-type="string" office:string-value="computer.png" calcext:value-type="string">
            <text:p>computer.png</text:p>
          </table:table-cell>
          <table:table-cell table:formula="of:=[.A1758]&amp;&quot;/&quot;&amp;[.C1758]" office:value-type="string" office:string-value="devices/computer.png" calcext:value-type="string">
            <text:p>devices/computer.png</text:p>
          </table:table-cell>
          <table:table-cell table:formula="of:=VLOOKUP([.D175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cs-mouse.png</text:p>
          </table:table-cell>
          <table:table-cell office:value-type="string" calcext:value-type="string">
            <text:p>input-mouse.png</text:p>
          </table:table-cell>
          <table:table-cell table:formula="of:=[.A1759]&amp;&quot;/&quot;&amp;[.C1759]" office:value-type="string" office:string-value="devices/input-mouse.png" calcext:value-type="string">
            <text:p>devices/input-mouse.png</text:p>
          </table:table-cell>
          <table:table-cell table:formula="of:=VLOOKUP([.D175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cs-printer.png</text:p>
          </table:table-cell>
          <table:table-cell office:value-type="string" calcext:value-type="string">
            <text:p>printer.png</text:p>
          </table:table-cell>
          <table:table-cell table:formula="of:=[.A1760]&amp;&quot;/&quot;&amp;[.C1760]" office:value-type="string" office:string-value="devices/printer.png" calcext:value-type="string">
            <text:p>devices/printer.png</text:p>
          </table:table-cell>
          <table:table-cell table:formula="of:=VLOOKUP([.D176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cs-screen.png</text:p>
          </table:table-cell>
          <table:table-cell office:value-type="string" calcext:value-type="string">
            <text:p>computer.png</text:p>
          </table:table-cell>
          <table:table-cell table:formula="of:=[.A1761]&amp;&quot;/&quot;&amp;[.C1761]" office:value-type="string" office:string-value="devices/computer.png" calcext:value-type="string">
            <text:p>devices/computer.png</text:p>
          </table:table-cell>
          <table:table-cell table:formula="of:=VLOOKUP([.D176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cs-tablet.png</text:p>
          </table:table-cell>
          <table:table-cell office:value-type="string" calcext:value-type="string">
            <text:p>input-tablet.png</text:p>
          </table:table-cell>
          <table:table-cell table:formula="of:=[.A1762]&amp;&quot;/&quot;&amp;[.C1762]" office:value-type="string" office:string-value="devices/input-tablet.png" calcext:value-type="string">
            <text:p>devices/input-tablet.png</text:p>
          </table:table-cell>
          <table:table-cell table:formula="of:=VLOOKUP([.D176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cups.png</text:p>
          </table:table-cell>
          <table:table-cell office:value-type="string" calcext:value-type="string">
            <text:p>printer.png</text:p>
          </table:table-cell>
          <table:table-cell table:formula="of:=[.A1763]&amp;&quot;/&quot;&amp;[.C1763]" office:value-type="string" office:string-value="devices/printer.png" calcext:value-type="string">
            <text:p>devices/printer.png</text:p>
          </table:table-cell>
          <table:table-cell table:formula="of:=VLOOKUP([.D176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display.png</text:p>
          </table:table-cell>
          <table:table-cell office:value-type="string" calcext:value-type="string">
            <text:p>video-display.png</text:p>
          </table:table-cell>
          <table:table-cell table:formula="of:=[.A1764]&amp;&quot;/&quot;&amp;[.C1764]" office:value-type="string" office:string-value="devices/video-display.png" calcext:value-type="string">
            <text:p>devices/video-display.png</text:p>
          </table:table-cell>
          <table:table-cell table:formula="of:=VLOOKUP([.D176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drive-cdrom.png</text:p>
          </table:table-cell>
          <table:table-cell office:value-type="string" calcext:value-type="string">
            <text:p>drive-optical.png</text:p>
          </table:table-cell>
          <table:table-cell table:formula="of:=[.A1765]&amp;&quot;/&quot;&amp;[.C1765]" office:value-type="string" office:string-value="devices/drive-optical.png" calcext:value-type="string">
            <text:p>devices/drive-optical.png</text:p>
          </table:table-cell>
          <table:table-cell table:formula="of:=VLOOKUP([.D176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drive-harddisk-ieee1394.png</text:p>
          </table:table-cell>
          <table:table-cell table:style-name="ce15" table:formula="of:=[.B1766]" office:value-type="string" office:string-value="drive-harddisk-ieee1394.png" calcext:value-type="string">
            <text:p>drive-harddisk-ieee1394.png</text:p>
          </table:table-cell>
          <table:table-cell table:formula="of:=[.A1766]&amp;&quot;/&quot;&amp;[.C1766]" office:value-type="string" office:string-value="devices/drive-harddisk-ieee1394.png" calcext:value-type="string">
            <text:p>devices/drive-harddisk-ieee1394.png</text:p>
          </table:table-cell>
          <table:table-cell table:formula="of:=VLOOKUP([.D176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drive-harddisk.png</text:p>
          </table:table-cell>
          <table:table-cell table:style-name="ce15" table:formula="of:=[.B1767]" office:value-type="string" office:string-value="drive-harddisk.png" calcext:value-type="string">
            <text:p>drive-harddisk.png</text:p>
          </table:table-cell>
          <table:table-cell table:formula="of:=[.A1767]&amp;&quot;/&quot;&amp;[.C1767]" office:value-type="string" office:string-value="devices/drive-harddisk.png" calcext:value-type="string">
            <text:p>devices/drive-harddisk.png</text:p>
          </table:table-cell>
          <table:table-cell table:formula="of:=VLOOKUP([.D176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drive-harddisk-system.png</text:p>
          </table:table-cell>
          <table:table-cell office:value-type="string" calcext:value-type="string">
            <text:p>drive-harddisk.png</text:p>
          </table:table-cell>
          <table:table-cell table:formula="of:=[.A1768]&amp;&quot;/&quot;&amp;[.C1768]" office:value-type="string" office:string-value="devices/drive-harddisk.png" calcext:value-type="string">
            <text:p>devices/drive-harddisk.png</text:p>
          </table:table-cell>
          <table:table-cell table:formula="of:=VLOOKUP([.D176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drive-multidisk.png</text:p>
          </table:table-cell>
          <table:table-cell office:value-type="string" calcext:value-type="string">
            <text:p>drive-harddisk.png</text:p>
          </table:table-cell>
          <table:table-cell table:formula="of:=[.A1769]&amp;&quot;/&quot;&amp;[.C1769]" office:value-type="string" office:string-value="devices/drive-harddisk.png" calcext:value-type="string">
            <text:p>devices/drive-harddisk.png</text:p>
          </table:table-cell>
          <table:table-cell table:formula="of:=VLOOKUP([.D176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drive-optical.png</text:p>
          </table:table-cell>
          <table:table-cell table:style-name="ce15" table:formula="of:=[.B1770]" office:value-type="string" office:string-value="drive-optical.png" calcext:value-type="string">
            <text:p>drive-optical.png</text:p>
          </table:table-cell>
          <table:table-cell table:formula="of:=[.A1770]&amp;&quot;/&quot;&amp;[.C1770]" office:value-type="string" office:string-value="devices/drive-optical.png" calcext:value-type="string">
            <text:p>devices/drive-optical.png</text:p>
          </table:table-cell>
          <table:table-cell table:formula="of:=VLOOKUP([.D177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drive-removable-media.png</text:p>
          </table:table-cell>
          <table:table-cell table:style-name="ce15" table:formula="of:=[.B1771]" office:value-type="string" office:string-value="drive-removable-media.png" calcext:value-type="string">
            <text:p>drive-removable-media.png</text:p>
          </table:table-cell>
          <table:table-cell table:formula="of:=[.A1771]&amp;&quot;/&quot;&amp;[.C1771]" office:value-type="string" office:string-value="devices/drive-removable-media.png" calcext:value-type="string">
            <text:p>devices/drive-removable-media.png</text:p>
          </table:table-cell>
          <table:table-cell table:formula="of:=VLOOKUP([.D177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drive-removable-media-usb.png</text:p>
          </table:table-cell>
          <table:table-cell table:style-name="ce15" table:formula="of:=[.B1772]" office:value-type="string" office:string-value="drive-removable-media-usb.png" calcext:value-type="string">
            <text:p>drive-removable-media-usb.png</text:p>
          </table:table-cell>
          <table:table-cell table:formula="of:=[.A1772]&amp;&quot;/&quot;&amp;[.C1772]" office:value-type="string" office:string-value="devices/drive-removable-media-usb.png" calcext:value-type="string">
            <text:p>devices/drive-removable-media-usb.png</text:p>
          </table:table-cell>
          <table:table-cell table:formula="of:=VLOOKUP([.D177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gnome-dev-cdrom.png</text:p>
          </table:table-cell>
          <table:table-cell office:value-type="string" calcext:value-type="string">
            <text:p>drive-optical.png</text:p>
          </table:table-cell>
          <table:table-cell table:formula="of:=[.A1773]&amp;&quot;/&quot;&amp;[.C1773]" office:value-type="string" office:string-value="devices/drive-optical.png" calcext:value-type="string">
            <text:p>devices/drive-optical.png</text:p>
          </table:table-cell>
          <table:table-cell table:formula="of:=VLOOKUP([.D177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gnome-dev-computer.png</text:p>
          </table:table-cell>
          <table:table-cell office:value-type="string" calcext:value-type="string">
            <text:p>computer.png</text:p>
          </table:table-cell>
          <table:table-cell table:formula="of:=[.A1774]&amp;&quot;/&quot;&amp;[.C1774]" office:value-type="string" office:string-value="devices/computer.png" calcext:value-type="string">
            <text:p>devices/computer.png</text:p>
          </table:table-cell>
          <table:table-cell table:formula="of:=VLOOKUP([.D177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gnome-dev-dvd.png</text:p>
          </table:table-cell>
          <table:table-cell office:value-type="string" calcext:value-type="string">
            <text:p>drive-optical.png</text:p>
          </table:table-cell>
          <table:table-cell table:formula="of:=[.A1775]&amp;&quot;/&quot;&amp;[.C1775]" office:value-type="string" office:string-value="devices/drive-optical.png" calcext:value-type="string">
            <text:p>devices/drive-optical.png</text:p>
          </table:table-cell>
          <table:table-cell table:formula="of:=VLOOKUP([.D177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gnome-dev-ethernet.png</text:p>
          </table:table-cell>
          <table:table-cell office:value-type="string" calcext:value-type="string">
            <text:p>network-wired.png</text:p>
          </table:table-cell>
          <table:table-cell table:formula="of:=[.A1776]&amp;&quot;/&quot;&amp;[.C1776]" office:value-type="string" office:string-value="devices/network-wired.png" calcext:value-type="string">
            <text:p>devices/network-wired.png</text:p>
          </table:table-cell>
          <table:table-cell table:formula="of:=VLOOKUP([.D177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gnome-dev-harddisk-1394.png</text:p>
          </table:table-cell>
          <table:table-cell office:value-type="string" calcext:value-type="string">
            <text:p>drive-harddisk.png</text:p>
          </table:table-cell>
          <table:table-cell table:formula="of:=[.A1777]&amp;&quot;/&quot;&amp;[.C1777]" office:value-type="string" office:string-value="devices/drive-harddisk.png" calcext:value-type="string">
            <text:p>devices/drive-harddisk.png</text:p>
          </table:table-cell>
          <table:table-cell table:formula="of:=VLOOKUP([.D177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gnome-dev-harddisk.png</text:p>
          </table:table-cell>
          <table:table-cell office:value-type="string" calcext:value-type="string">
            <text:p>drive-harddisk.png</text:p>
          </table:table-cell>
          <table:table-cell table:formula="of:=[.A1778]&amp;&quot;/&quot;&amp;[.C1778]" office:value-type="string" office:string-value="devices/drive-harddisk.png" calcext:value-type="string">
            <text:p>devices/drive-harddisk.png</text:p>
          </table:table-cell>
          <table:table-cell table:formula="of:=VLOOKUP([.D177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gnome-dev-harddisk-usb.png</text:p>
          </table:table-cell>
          <table:table-cell office:value-type="string" calcext:value-type="string">
            <text:p>drive-harddisk.png</text:p>
          </table:table-cell>
          <table:table-cell table:formula="of:=[.A1779]&amp;&quot;/&quot;&amp;[.C1779]" office:value-type="string" office:string-value="devices/drive-harddisk.png" calcext:value-type="string">
            <text:p>devices/drive-harddisk.png</text:p>
          </table:table-cell>
          <table:table-cell table:formula="of:=VLOOKUP([.D177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gnome-dev-ipod.png</text:p>
          </table:table-cell>
          <table:table-cell office:value-type="string" calcext:value-type="string">
            <text:p>multimedia-player.png</text:p>
          </table:table-cell>
          <table:table-cell table:formula="of:=[.A1780]&amp;&quot;/&quot;&amp;[.C1780]" office:value-type="string" office:string-value="devices/multimedia-player.png" calcext:value-type="string">
            <text:p>devices/multimedia-player.png</text:p>
          </table:table-cell>
          <table:table-cell table:formula="of:=VLOOKUP([.D178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gnome-dev-keyboard.png</text:p>
          </table:table-cell>
          <table:table-cell office:value-type="string" calcext:value-type="string">
            <text:p>input-keyboard.png</text:p>
          </table:table-cell>
          <table:table-cell table:formula="of:=[.A1781]&amp;&quot;/&quot;&amp;[.C1781]" office:value-type="string" office:string-value="devices/input-keyboard.png" calcext:value-type="string">
            <text:p>devices/input-keyboard.png</text:p>
          </table:table-cell>
          <table:table-cell table:formula="of:=VLOOKUP([.D178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gnome-dev-media-cf.png</text:p>
          </table:table-cell>
          <table:table-cell office:value-type="string" calcext:value-type="string">
            <text:p>media-flash.png</text:p>
          </table:table-cell>
          <table:table-cell table:formula="of:=[.A1782]&amp;&quot;/&quot;&amp;[.C1782]" office:value-type="string" office:string-value="devices/media-flash.png" calcext:value-type="string">
            <text:p>devices/media-flash.png</text:p>
          </table:table-cell>
          <table:table-cell table:formula="of:=VLOOKUP([.D178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gnome-dev-media-ms.png</text:p>
          </table:table-cell>
          <table:table-cell office:value-type="string" calcext:value-type="string">
            <text:p>media-flash.png</text:p>
          </table:table-cell>
          <table:table-cell table:formula="of:=[.A1783]&amp;&quot;/&quot;&amp;[.C1783]" office:value-type="string" office:string-value="devices/media-flash.png" calcext:value-type="string">
            <text:p>devices/media-flash.png</text:p>
          </table:table-cell>
          <table:table-cell table:formula="of:=VLOOKUP([.D178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gnome-dev-media-sdmmc.png</text:p>
          </table:table-cell>
          <table:table-cell office:value-type="string" calcext:value-type="string">
            <text:p>media-flash.png</text:p>
          </table:table-cell>
          <table:table-cell table:formula="of:=[.A1784]&amp;&quot;/&quot;&amp;[.C1784]" office:value-type="string" office:string-value="devices/media-flash.png" calcext:value-type="string">
            <text:p>devices/media-flash.png</text:p>
          </table:table-cell>
          <table:table-cell table:formula="of:=VLOOKUP([.D178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gnome-dev-media-sm.png</text:p>
          </table:table-cell>
          <table:table-cell office:value-type="string" calcext:value-type="string">
            <text:p>media-flash.png</text:p>
          </table:table-cell>
          <table:table-cell table:formula="of:=[.A1785]&amp;&quot;/&quot;&amp;[.C1785]" office:value-type="string" office:string-value="devices/media-flash.png" calcext:value-type="string">
            <text:p>devices/media-flash.png</text:p>
          </table:table-cell>
          <table:table-cell table:formula="of:=VLOOKUP([.D178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gnome-dev-mouse-ball.png</text:p>
          </table:table-cell>
          <table:table-cell office:value-type="string" calcext:value-type="string">
            <text:p>input-mouse.png</text:p>
          </table:table-cell>
          <table:table-cell table:formula="of:=[.A1786]&amp;&quot;/&quot;&amp;[.C1786]" office:value-type="string" office:string-value="devices/input-mouse.png" calcext:value-type="string">
            <text:p>devices/input-mouse.png</text:p>
          </table:table-cell>
          <table:table-cell table:formula="of:=VLOOKUP([.D178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gnome-dev-mouse-optical.png</text:p>
          </table:table-cell>
          <table:table-cell office:value-type="string" calcext:value-type="string">
            <text:p>input-mouse.png</text:p>
          </table:table-cell>
          <table:table-cell table:formula="of:=[.A1787]&amp;&quot;/&quot;&amp;[.C1787]" office:value-type="string" office:string-value="devices/input-mouse.png" calcext:value-type="string">
            <text:p>devices/input-mouse.png</text:p>
          </table:table-cell>
          <table:table-cell table:formula="of:=VLOOKUP([.D178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gnome-dev-printer.png</text:p>
          </table:table-cell>
          <table:table-cell office:value-type="string" calcext:value-type="string">
            <text:p>printer.png</text:p>
          </table:table-cell>
          <table:table-cell table:formula="of:=[.A1788]&amp;&quot;/&quot;&amp;[.C1788]" office:value-type="string" office:string-value="devices/printer.png" calcext:value-type="string">
            <text:p>devices/printer.png</text:p>
          </table:table-cell>
          <table:table-cell table:formula="of:=VLOOKUP([.D178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gnome-dev-removable-1394.png</text:p>
          </table:table-cell>
          <table:table-cell office:value-type="string" calcext:value-type="string">
            <text:p>drive-removable-media.png</text:p>
          </table:table-cell>
          <table:table-cell table:formula="of:=[.A1789]&amp;&quot;/&quot;&amp;[.C1789]" office:value-type="string" office:string-value="devices/drive-removable-media.png" calcext:value-type="string">
            <text:p>devices/drive-removable-media.png</text:p>
          </table:table-cell>
          <table:table-cell table:formula="of:=VLOOKUP([.D178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gnome-dev-removable.png</text:p>
          </table:table-cell>
          <table:table-cell office:value-type="string" calcext:value-type="string">
            <text:p>drive-removable-media.png</text:p>
          </table:table-cell>
          <table:table-cell table:formula="of:=[.A1790]&amp;&quot;/&quot;&amp;[.C1790]" office:value-type="string" office:string-value="devices/drive-removable-media.png" calcext:value-type="string">
            <text:p>devices/drive-removable-media.png</text:p>
          </table:table-cell>
          <table:table-cell table:formula="of:=VLOOKUP([.D179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gnome-dev-removable-usb.png</text:p>
          </table:table-cell>
          <table:table-cell office:value-type="string" calcext:value-type="string">
            <text:p>drive-removable-media.png</text:p>
          </table:table-cell>
          <table:table-cell table:formula="of:=[.A1791]&amp;&quot;/&quot;&amp;[.C1791]" office:value-type="string" office:string-value="devices/drive-removable-media.png" calcext:value-type="string">
            <text:p>devices/drive-removable-media.png</text:p>
          </table:table-cell>
          <table:table-cell table:formula="of:=VLOOKUP([.D179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gnome-fs-client.png</text:p>
          </table:table-cell>
          <table:table-cell office:value-type="string" calcext:value-type="string">
            <text:p>computer.png</text:p>
          </table:table-cell>
          <table:table-cell table:formula="of:=[.A1792]&amp;&quot;/&quot;&amp;[.C1792]" office:value-type="string" office:string-value="devices/computer.png" calcext:value-type="string">
            <text:p>devices/computer.png</text:p>
          </table:table-cell>
          <table:table-cell table:formula="of:=VLOOKUP([.D179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gtk-harddisk.png</text:p>
          </table:table-cell>
          <table:table-cell office:value-type="string" calcext:value-type="string">
            <text:p>drive-harddisk.png</text:p>
          </table:table-cell>
          <table:table-cell table:formula="of:=[.A1793]&amp;&quot;/&quot;&amp;[.C1793]" office:value-type="string" office:string-value="devices/drive-harddisk.png" calcext:value-type="string">
            <text:p>devices/drive-harddisk.png</text:p>
          </table:table-cell>
          <table:table-cell table:formula="of:=VLOOKUP([.D179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harddrive.png</text:p>
          </table:table-cell>
          <table:table-cell office:value-type="string" calcext:value-type="string">
            <text:p>drive-harddisk.png</text:p>
          </table:table-cell>
          <table:table-cell table:formula="of:=[.A1794]&amp;&quot;/&quot;&amp;[.C1794]" office:value-type="string" office:string-value="devices/drive-harddisk.png" calcext:value-type="string">
            <text:p>devices/drive-harddisk.png</text:p>
          </table:table-cell>
          <table:table-cell table:formula="of:=VLOOKUP([.D179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hdd_unmount.png</text:p>
          </table:table-cell>
          <table:table-cell office:value-type="string" calcext:value-type="string">
            <text:p>drive-harddisk.png</text:p>
          </table:table-cell>
          <table:table-cell table:formula="of:=[.A1795]&amp;&quot;/&quot;&amp;[.C1795]" office:value-type="string" office:string-value="devices/drive-harddisk.png" calcext:value-type="string">
            <text:p>devices/drive-harddisk.png</text:p>
          </table:table-cell>
          <table:table-cell table:formula="of:=VLOOKUP([.D179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input-keyboard.png</text:p>
          </table:table-cell>
          <table:table-cell table:style-name="ce15" table:formula="of:=[.B1796]" office:value-type="string" office:string-value="input-keyboard.png" calcext:value-type="string">
            <text:p>input-keyboard.png</text:p>
          </table:table-cell>
          <table:table-cell table:formula="of:=[.A1796]&amp;&quot;/&quot;&amp;[.C1796]" office:value-type="string" office:string-value="devices/input-keyboard.png" calcext:value-type="string">
            <text:p>devices/input-keyboard.png</text:p>
          </table:table-cell>
          <table:table-cell table:formula="of:=VLOOKUP([.D179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input-mouse.png</text:p>
          </table:table-cell>
          <table:table-cell table:style-name="ce15" table:formula="of:=[.B1797]" office:value-type="string" office:string-value="input-mouse.png" calcext:value-type="string">
            <text:p>input-mouse.png</text:p>
          </table:table-cell>
          <table:table-cell table:formula="of:=[.A1797]&amp;&quot;/&quot;&amp;[.C1797]" office:value-type="string" office:string-value="devices/input-mouse.png" calcext:value-type="string">
            <text:p>devices/input-mouse.png</text:p>
          </table:table-cell>
          <table:table-cell table:formula="of:=VLOOKUP([.D179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input-tablet.png</text:p>
          </table:table-cell>
          <table:table-cell table:style-name="ce15" table:formula="of:=[.B1798]" office:value-type="string" office:string-value="input-tablet.png" calcext:value-type="string">
            <text:p>input-tablet.png</text:p>
          </table:table-cell>
          <table:table-cell table:formula="of:=[.A1798]&amp;&quot;/&quot;&amp;[.C1798]" office:value-type="string" office:string-value="devices/input-tablet.png" calcext:value-type="string">
            <text:p>devices/input-tablet.png</text:p>
          </table:table-cell>
          <table:table-cell table:formula="of:=VLOOKUP([.D179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ipod_mount.png</text:p>
          </table:table-cell>
          <table:table-cell office:value-type="string" calcext:value-type="string">
            <text:p>multimedia-player.png</text:p>
          </table:table-cell>
          <table:table-cell table:formula="of:=[.A1799]&amp;&quot;/&quot;&amp;[.C1799]" office:value-type="string" office:string-value="devices/multimedia-player.png" calcext:value-type="string">
            <text:p>devices/multimedia-player.png</text:p>
          </table:table-cell>
          <table:table-cell table:formula="of:=VLOOKUP([.D179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keyboard.png</text:p>
          </table:table-cell>
          <table:table-cell office:value-type="string" calcext:value-type="string">
            <text:p>input-keyboard.png</text:p>
          </table:table-cell>
          <table:table-cell table:formula="of:=[.A1800]&amp;&quot;/&quot;&amp;[.C1800]" office:value-type="string" office:string-value="devices/input-keyboard.png" calcext:value-type="string">
            <text:p>devices/input-keyboard.png</text:p>
          </table:table-cell>
          <table:table-cell table:formula="of:=VLOOKUP([.D180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kjobviewer.png</text:p>
          </table:table-cell>
          <table:table-cell office:value-type="string" calcext:value-type="string">
            <text:p>printer.png</text:p>
          </table:table-cell>
          <table:table-cell table:formula="of:=[.A1801]&amp;&quot;/&quot;&amp;[.C1801]" office:value-type="string" office:string-value="devices/printer.png" calcext:value-type="string">
            <text:p>devices/printer.png</text:p>
          </table:table-cell>
          <table:table-cell table:formula="of:=VLOOKUP([.D180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kxkb.png</text:p>
          </table:table-cell>
          <table:table-cell office:value-type="string" calcext:value-type="string">
            <text:p>input-keyboard.png</text:p>
          </table:table-cell>
          <table:table-cell table:formula="of:=[.A1802]&amp;&quot;/&quot;&amp;[.C1802]" office:value-type="string" office:string-value="devices/input-keyboard.png" calcext:value-type="string">
            <text:p>devices/input-keyboard.png</text:p>
          </table:table-cell>
          <table:table-cell table:formula="of:=VLOOKUP([.D180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media-flash.png</text:p>
          </table:table-cell>
          <table:table-cell table:style-name="ce15" table:formula="of:=[.B1803]" office:value-type="string" office:string-value="media-flash.png" calcext:value-type="string">
            <text:p>media-flash.png</text:p>
          </table:table-cell>
          <table:table-cell table:formula="of:=[.A1803]&amp;&quot;/&quot;&amp;[.C1803]" office:value-type="string" office:string-value="devices/media-flash.png" calcext:value-type="string">
            <text:p>devices/media-flash.png</text:p>
          </table:table-cell>
          <table:table-cell table:formula="of:=VLOOKUP([.D180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media-removable.png</text:p>
          </table:table-cell>
          <table:table-cell office:value-type="string" calcext:value-type="string">
            <text:p>drive-removable-media.png</text:p>
          </table:table-cell>
          <table:table-cell table:formula="of:=[.A1804]&amp;&quot;/&quot;&amp;[.C1804]" office:value-type="string" office:string-value="devices/drive-removable-media.png" calcext:value-type="string">
            <text:p>devices/drive-removable-media.png</text:p>
          </table:table-cell>
          <table:table-cell table:formula="of:=VLOOKUP([.D180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mouse.png</text:p>
          </table:table-cell>
          <table:table-cell office:value-type="string" calcext:value-type="string">
            <text:p>input-mouse.png</text:p>
          </table:table-cell>
          <table:table-cell table:formula="of:=[.A1805]&amp;&quot;/&quot;&amp;[.C1805]" office:value-type="string" office:string-value="devices/input-mouse.png" calcext:value-type="string">
            <text:p>devices/input-mouse.png</text:p>
          </table:table-cell>
          <table:table-cell table:formula="of:=VLOOKUP([.D180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multimedia-player.png</text:p>
          </table:table-cell>
          <table:table-cell table:style-name="ce15" table:formula="of:=[.B1806]" office:value-type="string" office:string-value="multimedia-player.png" calcext:value-type="string">
            <text:p>multimedia-player.png</text:p>
          </table:table-cell>
          <table:table-cell table:formula="of:=[.A1806]&amp;&quot;/&quot;&amp;[.C1806]" office:value-type="string" office:string-value="devices/multimedia-player.png" calcext:value-type="string">
            <text:p>devices/multimedia-player.png</text:p>
          </table:table-cell>
          <table:table-cell table:formula="of:=VLOOKUP([.D180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music-player.png</text:p>
          </table:table-cell>
          <table:table-cell office:value-type="string" calcext:value-type="string">
            <text:p>multimedia-player.png</text:p>
          </table:table-cell>
          <table:table-cell table:formula="of:=[.A1807]&amp;&quot;/&quot;&amp;[.C1807]" office:value-type="string" office:string-value="devices/multimedia-player.png" calcext:value-type="string">
            <text:p>devices/multimedia-player.png</text:p>
          </table:table-cell>
          <table:table-cell table:formula="of:=VLOOKUP([.D180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network-wired.png</text:p>
          </table:table-cell>
          <table:table-cell table:style-name="ce15" table:formula="of:=[.B1808]" office:value-type="string" office:string-value="network-wired.png" calcext:value-type="string">
            <text:p>network-wired.png</text:p>
          </table:table-cell>
          <table:table-cell table:formula="of:=[.A1808]&amp;&quot;/&quot;&amp;[.C1808]" office:value-type="string" office:string-value="devices/network-wired.png" calcext:value-type="string">
            <text:p>devices/network-wired.png</text:p>
          </table:table-cell>
          <table:table-cell table:formula="of:=VLOOKUP([.D180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nm-device-wireless.png</text:p>
          </table:table-cell>
          <table:table-cell table:style-name="ce15" table:formula="of:=[.B1809]" office:value-type="string" office:string-value="nm-device-wireless.png" calcext:value-type="string">
            <text:p>nm-device-wireless.png</text:p>
          </table:table-cell>
          <table:table-cell table:formula="of:=[.A1809]&amp;&quot;/&quot;&amp;[.C1809]" office:value-type="string" office:string-value="devices/nm-device-wireless.png" calcext:value-type="string">
            <text:p>devices/nm-device-wireless.png</text:p>
          </table:table-cell>
          <table:table-cell table:formula="of:=VLOOKUP([.D180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phone.png</text:p>
          </table:table-cell>
          <table:table-cell table:style-name="ce15" table:formula="of:=[.B1810]" office:value-type="string" office:string-value="phone.png" calcext:value-type="string">
            <text:p>phone.png</text:p>
          </table:table-cell>
          <table:table-cell table:formula="of:=[.A1810]&amp;&quot;/&quot;&amp;[.C1810]" office:value-type="string" office:string-value="devices/phone.png" calcext:value-type="string">
            <text:p>devices/phone.png</text:p>
          </table:table-cell>
          <table:table-cell table:formula="of:=VLOOKUP([.D181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preferences-desktop-mouse.png</text:p>
          </table:table-cell>
          <table:table-cell office:value-type="string" calcext:value-type="string">
            <text:p>input-mouse.png</text:p>
          </table:table-cell>
          <table:table-cell table:formula="of:=[.A1811]&amp;&quot;/&quot;&amp;[.C1811]" office:value-type="string" office:string-value="devices/input-mouse.png" calcext:value-type="string">
            <text:p>devices/input-mouse.png</text:p>
          </table:table-cell>
          <table:table-cell table:formula="of:=VLOOKUP([.D181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preferences-desktop-peripherals.png</text:p>
          </table:table-cell>
          <table:table-cell office:value-type="string" calcext:value-type="string">
            <text:p>input-mouse.png</text:p>
          </table:table-cell>
          <table:table-cell table:formula="of:=[.A1812]&amp;&quot;/&quot;&amp;[.C1812]" office:value-type="string" office:string-value="devices/input-mouse.png" calcext:value-type="string">
            <text:p>devices/input-mouse.png</text:p>
          </table:table-cell>
          <table:table-cell table:formula="of:=VLOOKUP([.D181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preferences-desktop-printer.png</text:p>
          </table:table-cell>
          <table:table-cell office:value-type="string" calcext:value-type="string">
            <text:p>printer.png</text:p>
          </table:table-cell>
          <table:table-cell table:formula="of:=[.A1813]&amp;&quot;/&quot;&amp;[.C1813]" office:value-type="string" office:string-value="devices/printer.png" calcext:value-type="string">
            <text:p>devices/printer.png</text:p>
          </table:table-cell>
          <table:table-cell table:formula="of:=VLOOKUP([.D181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printer1.png</text:p>
          </table:table-cell>
          <table:table-cell office:value-type="string" calcext:value-type="string">
            <text:p>printer.png</text:p>
          </table:table-cell>
          <table:table-cell table:formula="of:=[.A1814]&amp;&quot;/&quot;&amp;[.C1814]" office:value-type="string" office:string-value="devices/printer.png" calcext:value-type="string">
            <text:p>devices/printer.png</text:p>
          </table:table-cell>
          <table:table-cell table:formula="of:=VLOOKUP([.D181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printer-network.png</text:p>
          </table:table-cell>
          <table:table-cell office:value-type="string" calcext:value-type="string">
            <text:p>printer-remote.png</text:p>
          </table:table-cell>
          <table:table-cell table:formula="of:=[.A1815]&amp;&quot;/&quot;&amp;[.C1815]" office:value-type="string" office:string-value="devices/printer-remote.png" calcext:value-type="string">
            <text:p>devices/printer-remote.png</text:p>
          </table:table-cell>
          <table:table-cell table:formula="of:=VLOOKUP([.D181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printer.png</text:p>
          </table:table-cell>
          <table:table-cell table:style-name="ce15" table:formula="of:=[.B1816]" office:value-type="string" office:string-value="printer.png" calcext:value-type="string">
            <text:p>printer.png</text:p>
          </table:table-cell>
          <table:table-cell table:formula="of:=[.A1816]&amp;&quot;/&quot;&amp;[.C1816]" office:value-type="string" office:string-value="devices/printer.png" calcext:value-type="string">
            <text:p>devices/printer.png</text:p>
          </table:table-cell>
          <table:table-cell table:formula="of:=VLOOKUP([.D181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printer-remote.png</text:p>
          </table:table-cell>
          <table:table-cell office:value-type="string" calcext:value-type="string">
            <text:p>printer.png</text:p>
          </table:table-cell>
          <table:table-cell table:formula="of:=[.A1817]&amp;&quot;/&quot;&amp;[.C1817]" office:value-type="string" office:string-value="devices/printer.png" calcext:value-type="string">
            <text:p>devices/printer.png</text:p>
          </table:table-cell>
          <table:table-cell table:formula="of:=VLOOKUP([.D181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printmgr.png</text:p>
          </table:table-cell>
          <table:table-cell office:value-type="string" calcext:value-type="string">
            <text:p>printer.png</text:p>
          </table:table-cell>
          <table:table-cell table:formula="of:=[.A1818]&amp;&quot;/&quot;&amp;[.C1818]" office:value-type="string" office:string-value="devices/printer.png" calcext:value-type="string">
            <text:p>devices/printer.png</text:p>
          </table:table-cell>
          <table:table-cell table:formula="of:=VLOOKUP([.D181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removable-media.png</text:p>
          </table:table-cell>
          <table:table-cell office:value-type="string" calcext:value-type="string">
            <text:p>drive-removable-media.png</text:p>
          </table:table-cell>
          <table:table-cell table:formula="of:=[.A1819]&amp;&quot;/&quot;&amp;[.C1819]" office:value-type="string" office:string-value="devices/drive-removable-media.png" calcext:value-type="string">
            <text:p>devices/drive-removable-media.png</text:p>
          </table:table-cell>
          <table:table-cell table:formula="of:=VLOOKUP([.D181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canner.png</text:p>
          </table:table-cell>
          <table:table-cell table:style-name="ce15" table:formula="of:=[.B1820]" office:value-type="string" office:string-value="scanner.png" calcext:value-type="string">
            <text:p>scanner.png</text:p>
          </table:table-cell>
          <table:table-cell table:formula="of:=[.A1820]&amp;&quot;/&quot;&amp;[.C1820]" office:value-type="string" office:string-value="devices/scanner.png" calcext:value-type="string">
            <text:p>devices/scanner.png</text:p>
          </table:table-cell>
          <table:table-cell table:formula="of:=VLOOKUP([.D182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ock_cell-phone.png</text:p>
          </table:table-cell>
          <table:table-cell office:value-type="string" calcext:value-type="string">
            <text:p>phone.png</text:p>
          </table:table-cell>
          <table:table-cell table:formula="of:=[.A1821]&amp;&quot;/&quot;&amp;[.C1821]" office:value-type="string" office:string-value="devices/phone.png" calcext:value-type="string">
            <text:p>devices/phone.png</text:p>
          </table:table-cell>
          <table:table-cell table:formula="of:=VLOOKUP([.D182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ock_printers.png</text:p>
          </table:table-cell>
          <table:table-cell office:value-type="string" calcext:value-type="string">
            <text:p>printer.png</text:p>
          </table:table-cell>
          <table:table-cell table:formula="of:=[.A1822]&amp;&quot;/&quot;&amp;[.C1822]" office:value-type="string" office:string-value="devices/printer.png" calcext:value-type="string">
            <text:p>devices/printer.png</text:p>
          </table:table-cell>
          <table:table-cell table:formula="of:=VLOOKUP([.D182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ystem.png</text:p>
          </table:table-cell>
          <table:table-cell office:value-type="string" calcext:value-type="string">
            <text:p>computer.png</text:p>
          </table:table-cell>
          <table:table-cell table:formula="of:=[.A1823]&amp;&quot;/&quot;&amp;[.C1823]" office:value-type="string" office:string-value="devices/computer.png" calcext:value-type="string">
            <text:p>devices/computer.png</text:p>
          </table:table-cell>
          <table:table-cell table:formula="of:=VLOOKUP([.D182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unity-fallback-mount-helper.png</text:p>
          </table:table-cell>
          <table:table-cell office:value-type="string" calcext:value-type="string">
            <text:p>drive-removable-media.png</text:p>
          </table:table-cell>
          <table:table-cell table:formula="of:=[.A1824]&amp;&quot;/&quot;&amp;[.C1824]" office:value-type="string" office:string-value="devices/drive-removable-media.png" calcext:value-type="string">
            <text:p>devices/drive-removable-media.png</text:p>
          </table:table-cell>
          <table:table-cell table:formula="of:=VLOOKUP([.D182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usbpendrive_unmount.png</text:p>
          </table:table-cell>
          <table:table-cell office:value-type="string" calcext:value-type="string">
            <text:p>drive-removable-media.png</text:p>
          </table:table-cell>
          <table:table-cell table:formula="of:=[.A1825]&amp;&quot;/&quot;&amp;[.C1825]" office:value-type="string" office:string-value="devices/drive-removable-media.png" calcext:value-type="string">
            <text:p>devices/drive-removable-media.png</text:p>
          </table:table-cell>
          <table:table-cell table:formula="of:=VLOOKUP([.D182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video-display.png</text:p>
          </table:table-cell>
          <table:table-cell office:value-type="string" calcext:value-type="string">
            <text:p>computer.png</text:p>
          </table:table-cell>
          <table:table-cell table:formula="of:=[.A1826]&amp;&quot;/&quot;&amp;[.C1826]" office:value-type="string" office:string-value="devices/computer.png" calcext:value-type="string">
            <text:p>devices/computer.png</text:p>
          </table:table-cell>
          <table:table-cell table:formula="of:=VLOOKUP([.D182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xfce4-display.png</text:p>
          </table:table-cell>
          <table:table-cell office:value-type="string" calcext:value-type="string">
            <text:p>video-display.png</text:p>
          </table:table-cell>
          <table:table-cell table:formula="of:=[.A1827]&amp;&quot;/&quot;&amp;[.C1827]" office:value-type="string" office:string-value="devices/video-display.png" calcext:value-type="string">
            <text:p>devices/video-display.png</text:p>
          </table:table-cell>
          <table:table-cell table:formula="of:=VLOOKUP([.D182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xfce4-keyboard.png</text:p>
          </table:table-cell>
          <table:table-cell office:value-type="string" calcext:value-type="string">
            <text:p>input-keyboard.png</text:p>
          </table:table-cell>
          <table:table-cell table:formula="of:=[.A1828]&amp;&quot;/&quot;&amp;[.C1828]" office:value-type="string" office:string-value="devices/input-keyboard.png" calcext:value-type="string">
            <text:p>devices/input-keyboard.png</text:p>
          </table:table-cell>
          <table:table-cell table:formula="of:=VLOOKUP([.D182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xfce4-mouse.png</text:p>
          </table:table-cell>
          <table:table-cell office:value-type="string" calcext:value-type="string">
            <text:p>input-mouse.png</text:p>
          </table:table-cell>
          <table:table-cell table:formula="of:=[.A1829]&amp;&quot;/&quot;&amp;[.C1829]" office:value-type="string" office:string-value="devices/input-mouse.png" calcext:value-type="string">
            <text:p>devices/input-mouse.png</text:p>
          </table:table-cell>
          <table:table-cell table:formula="of:=VLOOKUP([.D182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xfce-printer.png</text:p>
          </table:table-cell>
          <table:table-cell office:value-type="string" calcext:value-type="string">
            <text:p>printer.png</text:p>
          </table:table-cell>
          <table:table-cell table:formula="of:=[.A1830]&amp;&quot;/&quot;&amp;[.C1830]" office:value-type="string" office:string-value="devices/printer.png" calcext:value-type="string">
            <text:p>devices/printer.png</text:p>
          </table:table-cell>
          <table:table-cell table:formula="of:=VLOOKUP([.D183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yast_HD.png</text:p>
          </table:table-cell>
          <table:table-cell office:value-type="string" calcext:value-type="string">
            <text:p>drive-harddisk.png</text:p>
          </table:table-cell>
          <table:table-cell table:formula="of:=[.A1831]&amp;&quot;/&quot;&amp;[.C1831]" office:value-type="string" office:string-value="devices/drive-harddisk.png" calcext:value-type="string">
            <text:p>devices/drive-harddisk.png</text:p>
          </table:table-cell>
          <table:table-cell table:formula="of:=VLOOKUP([.D183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yast_idetude.png</text:p>
          </table:table-cell>
          <table:table-cell office:value-type="string" calcext:value-type="string">
            <text:p>drive-harddisk.png</text:p>
          </table:table-cell>
          <table:table-cell table:formula="of:=[.A1832]&amp;&quot;/&quot;&amp;[.C1832]" office:value-type="string" office:string-value="devices/drive-harddisk.png" calcext:value-type="string">
            <text:p>devices/drive-harddisk.png</text:p>
          </table:table-cell>
          <table:table-cell table:formula="of:=VLOOKUP([.D183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yast_mouse.png</text:p>
          </table:table-cell>
          <table:table-cell office:value-type="string" calcext:value-type="string">
            <text:p>input-mouse.png</text:p>
          </table:table-cell>
          <table:table-cell table:formula="of:=[.A1833]&amp;&quot;/&quot;&amp;[.C1833]" office:value-type="string" office:string-value="devices/input-mouse.png" calcext:value-type="string">
            <text:p>devices/input-mouse.png</text:p>
          </table:table-cell>
          <table:table-cell table:formula="of:=VLOOKUP([.D183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yast_printer.png</text:p>
          </table:table-cell>
          <table:table-cell office:value-type="string" calcext:value-type="string">
            <text:p>printer.png</text:p>
          </table:table-cell>
          <table:table-cell table:formula="of:=[.A1834]&amp;&quot;/&quot;&amp;[.C1834]" office:value-type="string" office:string-value="devices/printer.png" calcext:value-type="string">
            <text:p>devices/printer.png</text:p>
          </table:table-cell>
          <table:table-cell table:formula="of:=VLOOKUP([.D183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yast_soundcard.png</text:p>
          </table:table-cell>
          <table:table-cell office:value-type="string" calcext:value-type="string">
            <text:p>audio-card.png</text:p>
          </table:table-cell>
          <table:table-cell table:formula="of:=[.A1835]&amp;&quot;/&quot;&amp;[.C1835]" office:value-type="string" office:string-value="devices/audio-card.png" calcext:value-type="string">
            <text:p>devices/audio-card.png</text:p>
          </table:table-cell>
          <table:table-cell table:formula="of:=VLOOKUP([.D183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emblems</text:p>
          </table:table-cell>
          <table:table-cell office:value-type="string" calcext:value-type="string">
            <text:p>emblem-danger.png</text:p>
          </table:table-cell>
          <table:table-cell office:value-type="string" calcext:value-type="string">
            <text:p>emblem-important.png</text:p>
          </table:table-cell>
          <table:table-cell table:formula="of:=[.A1836]&amp;&quot;/&quot;&amp;[.C1836]" office:value-type="string" office:string-value="emblems/emblem-important.png" calcext:value-type="string">
            <text:p>emblems/emblem-important.png</text:p>
          </table:table-cell>
          <table:table-cell table:formula="of:=VLOOKUP([.D183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emblems</text:p>
          </table:table-cell>
          <table:table-cell office:value-type="string" calcext:value-type="string">
            <text:p>emblem-default.png</text:p>
          </table:table-cell>
          <table:table-cell table:style-name="ce15" table:formula="of:=[.B1837]" office:value-type="string" office:string-value="emblem-default.png" calcext:value-type="string">
            <text:p>emblem-default.png</text:p>
          </table:table-cell>
          <table:table-cell table:formula="of:=[.A1837]&amp;&quot;/&quot;&amp;[.C1837]" office:value-type="string" office:string-value="emblems/emblem-default.png" calcext:value-type="string">
            <text:p>emblems/emblem-default.png</text:p>
          </table:table-cell>
          <table:table-cell table:formula="of:=VLOOKUP([.D183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emblems</text:p>
          </table:table-cell>
          <table:table-cell office:value-type="string" calcext:value-type="string">
            <text:p>emblem-dropbox-syncing.png</text:p>
          </table:table-cell>
          <table:table-cell office:value-type="string" calcext:value-type="string">
            <text:p>emblem-synchronizing.png</text:p>
          </table:table-cell>
          <table:table-cell table:formula="of:=[.A1838]&amp;&quot;/&quot;&amp;[.C1838]" office:value-type="string" office:string-value="emblems/emblem-synchronizing.png" calcext:value-type="string">
            <text:p>emblems/emblem-synchronizing.png</text:p>
          </table:table-cell>
          <table:table-cell table:formula="of:=VLOOKUP([.D183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emblems</text:p>
          </table:table-cell>
          <table:table-cell office:value-type="string" calcext:value-type="string">
            <text:p>emblem-dropbox-unreachable.png</text:p>
          </table:table-cell>
          <table:table-cell office:value-type="string" calcext:value-type="string">
            <text:p>emblem-unreadable.png</text:p>
          </table:table-cell>
          <table:table-cell table:formula="of:=[.A1839]&amp;&quot;/&quot;&amp;[.C1839]" office:value-type="string" office:string-value="emblems/emblem-unreadable.png" calcext:value-type="string">
            <text:p>emblems/emblem-unreadable.png</text:p>
          </table:table-cell>
          <table:table-cell table:formula="of:=VLOOKUP([.D183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emblems</text:p>
          </table:table-cell>
          <table:table-cell office:value-type="string" calcext:value-type="string">
            <text:p>emblem-dropbox-uptodate.png</text:p>
          </table:table-cell>
          <table:table-cell office:value-type="string" calcext:value-type="string">
            <text:p>emblem-default.png</text:p>
          </table:table-cell>
          <table:table-cell table:formula="of:=[.A1840]&amp;&quot;/&quot;&amp;[.C1840]" office:value-type="string" office:string-value="emblems/emblem-default.png" calcext:value-type="string">
            <text:p>emblems/emblem-default.png</text:p>
          </table:table-cell>
          <table:table-cell table:formula="of:=VLOOKUP([.D184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emblems</text:p>
          </table:table-cell>
          <table:table-cell office:value-type="string" calcext:value-type="string">
            <text:p>emblem-important.png</text:p>
          </table:table-cell>
          <table:table-cell table:style-name="ce15" table:formula="of:=[.B1841]" office:value-type="string" office:string-value="emblem-important.png" calcext:value-type="string">
            <text:p>emblem-important.png</text:p>
          </table:table-cell>
          <table:table-cell table:formula="of:=[.A1841]&amp;&quot;/&quot;&amp;[.C1841]" office:value-type="string" office:string-value="emblems/emblem-important.png" calcext:value-type="string">
            <text:p>emblems/emblem-important.png</text:p>
          </table:table-cell>
          <table:table-cell table:formula="of:=VLOOKUP([.D184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emblems</text:p>
          </table:table-cell>
          <table:table-cell office:value-type="string" calcext:value-type="string">
            <text:p>emblem-insync-des-error.png</text:p>
          </table:table-cell>
          <table:table-cell office:value-type="string" calcext:value-type="string">
            <text:p>emblem-important.png</text:p>
          </table:table-cell>
          <table:table-cell table:formula="of:=[.A1842]&amp;&quot;/&quot;&amp;[.C1842]" office:value-type="string" office:string-value="emblems/emblem-important.png" calcext:value-type="string">
            <text:p>emblems/emblem-important.png</text:p>
          </table:table-cell>
          <table:table-cell table:formula="of:=VLOOKUP([.D184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emblems</text:p>
          </table:table-cell>
          <table:table-cell office:value-type="string" calcext:value-type="string">
            <text:p>emblem-insync-error.png</text:p>
          </table:table-cell>
          <table:table-cell office:value-type="string" calcext:value-type="string">
            <text:p>emblem-unreadable.png</text:p>
          </table:table-cell>
          <table:table-cell table:formula="of:=[.A1843]&amp;&quot;/&quot;&amp;[.C1843]" office:value-type="string" office:string-value="emblems/emblem-unreadable.png" calcext:value-type="string">
            <text:p>emblems/emblem-unreadable.png</text:p>
          </table:table-cell>
          <table:table-cell table:formula="of:=VLOOKUP([.D184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emblems</text:p>
          </table:table-cell>
          <table:table-cell office:value-type="string" calcext:value-type="string">
            <text:p>emblem-insync-synced-callbacks-active.png</text:p>
          </table:table-cell>
          <table:table-cell office:value-type="string" calcext:value-type="string">
            <text:p>emblem-default.png</text:p>
          </table:table-cell>
          <table:table-cell table:formula="of:=[.A1844]&amp;&quot;/&quot;&amp;[.C1844]" office:value-type="string" office:string-value="emblems/emblem-default.png" calcext:value-type="string">
            <text:p>emblems/emblem-default.png</text:p>
          </table:table-cell>
          <table:table-cell table:formula="of:=VLOOKUP([.D184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emblems</text:p>
          </table:table-cell>
          <table:table-cell office:value-type="string" calcext:value-type="string">
            <text:p>emblem-insync-synced-callbacks.png</text:p>
          </table:table-cell>
          <table:table-cell office:value-type="string" calcext:value-type="string">
            <text:p>emblem-default.png</text:p>
          </table:table-cell>
          <table:table-cell table:formula="of:=[.A1845]&amp;&quot;/&quot;&amp;[.C1845]" office:value-type="string" office:string-value="emblems/emblem-default.png" calcext:value-type="string">
            <text:p>emblems/emblem-default.png</text:p>
          </table:table-cell>
          <table:table-cell table:formula="of:=VLOOKUP([.D184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emblems</text:p>
          </table:table-cell>
          <table:table-cell office:value-type="string" calcext:value-type="string">
            <text:p>emblem-insync-synced.png</text:p>
          </table:table-cell>
          <table:table-cell office:value-type="string" calcext:value-type="string">
            <text:p>emblem-default.png</text:p>
          </table:table-cell>
          <table:table-cell table:formula="of:=[.A1846]&amp;&quot;/&quot;&amp;[.C1846]" office:value-type="string" office:string-value="emblems/emblem-default.png" calcext:value-type="string">
            <text:p>emblems/emblem-default.png</text:p>
          </table:table-cell>
          <table:table-cell table:formula="of:=VLOOKUP([.D184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emblems</text:p>
          </table:table-cell>
          <table:table-cell office:value-type="string" calcext:value-type="string">
            <text:p>emblem-insync-syncing.png</text:p>
          </table:table-cell>
          <table:table-cell office:value-type="string" calcext:value-type="string">
            <text:p>emblem-synchronizing.png</text:p>
          </table:table-cell>
          <table:table-cell table:formula="of:=[.A1847]&amp;&quot;/&quot;&amp;[.C1847]" office:value-type="string" office:string-value="emblems/emblem-synchronizing.png" calcext:value-type="string">
            <text:p>emblems/emblem-synchronizing.png</text:p>
          </table:table-cell>
          <table:table-cell table:formula="of:=VLOOKUP([.D184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emblems</text:p>
          </table:table-cell>
          <table:table-cell office:value-type="string" calcext:value-type="string">
            <text:p>emblem-noread.png</text:p>
          </table:table-cell>
          <table:table-cell office:value-type="string" calcext:value-type="string">
            <text:p>emblem-unreadable.png</text:p>
          </table:table-cell>
          <table:table-cell table:formula="of:=[.A1848]&amp;&quot;/&quot;&amp;[.C1848]" office:value-type="string" office:string-value="emblems/emblem-unreadable.png" calcext:value-type="string">
            <text:p>emblems/emblem-unreadable.png</text:p>
          </table:table-cell>
          <table:table-cell table:formula="of:=VLOOKUP([.D184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emblems</text:p>
          </table:table-cell>
          <table:table-cell office:value-type="string" calcext:value-type="string">
            <text:p>emblem-nowrite.png</text:p>
          </table:table-cell>
          <table:table-cell office:value-type="string" calcext:value-type="string">
            <text:p>emblem-readonly.png</text:p>
          </table:table-cell>
          <table:table-cell table:formula="of:=[.A1849]&amp;&quot;/&quot;&amp;[.C1849]" office:value-type="string" office:string-value="emblems/emblem-readonly.png" calcext:value-type="string">
            <text:p>emblems/emblem-readonly.png</text:p>
          </table:table-cell>
          <table:table-cell table:formula="of:=VLOOKUP([.D184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emblems</text:p>
          </table:table-cell>
          <table:table-cell office:value-type="string" calcext:value-type="string">
            <text:p>emblem-package.png</text:p>
          </table:table-cell>
          <table:table-cell table:style-name="ce15" table:formula="of:=[.B1850]" office:value-type="string" office:string-value="emblem-package.png" calcext:value-type="string">
            <text:p>emblem-package.png</text:p>
          </table:table-cell>
          <table:table-cell table:formula="of:=[.A1850]&amp;&quot;/&quot;&amp;[.C1850]" office:value-type="string" office:string-value="emblems/emblem-package.png" calcext:value-type="string">
            <text:p>emblems/emblem-package.png</text:p>
          </table:table-cell>
          <table:table-cell table:formula="of:=VLOOKUP([.D185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emblems</text:p>
          </table:table-cell>
          <table:table-cell office:value-type="string" calcext:value-type="string">
            <text:p>emblem-readonly.png</text:p>
          </table:table-cell>
          <table:table-cell table:style-name="ce15" table:formula="of:=[.B1851]" office:value-type="string" office:string-value="emblem-readonly.png" calcext:value-type="string">
            <text:p>emblem-readonly.png</text:p>
          </table:table-cell>
          <table:table-cell table:formula="of:=[.A1851]&amp;&quot;/&quot;&amp;[.C1851]" office:value-type="string" office:string-value="emblems/emblem-readonly.png" calcext:value-type="string">
            <text:p>emblems/emblem-readonly.png</text:p>
          </table:table-cell>
          <table:table-cell table:formula="of:=VLOOKUP([.D185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emblems</text:p>
          </table:table-cell>
          <table:table-cell office:value-type="string" calcext:value-type="string">
            <text:p>emblem-shared.png</text:p>
          </table:table-cell>
          <table:table-cell table:style-name="ce15" table:formula="of:=[.B1852]" office:value-type="string" office:string-value="emblem-shared.png" calcext:value-type="string">
            <text:p>emblem-shared.png</text:p>
          </table:table-cell>
          <table:table-cell table:formula="of:=[.A1852]&amp;&quot;/&quot;&amp;[.C1852]" office:value-type="string" office:string-value="emblems/emblem-shared.png" calcext:value-type="string">
            <text:p>emblems/emblem-shared.png</text:p>
          </table:table-cell>
          <table:table-cell table:formula="of:=VLOOKUP([.D185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emblems</text:p>
          </table:table-cell>
          <table:table-cell office:value-type="string" calcext:value-type="string">
            <text:p>emblem-symbolic-link.png</text:p>
          </table:table-cell>
          <table:table-cell table:style-name="ce15" table:formula="of:=[.B1853]" office:value-type="string" office:string-value="emblem-symbolic-link.png" calcext:value-type="string">
            <text:p>emblem-symbolic-link.png</text:p>
          </table:table-cell>
          <table:table-cell table:formula="of:=[.A1853]&amp;&quot;/&quot;&amp;[.C1853]" office:value-type="string" office:string-value="emblems/emblem-symbolic-link.png" calcext:value-type="string">
            <text:p>emblems/emblem-symbolic-link.png</text:p>
          </table:table-cell>
          <table:table-cell table:formula="of:=VLOOKUP([.D185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emblems</text:p>
          </table:table-cell>
          <table:table-cell office:value-type="string" calcext:value-type="string">
            <text:p>emblem-synchronizing.png</text:p>
          </table:table-cell>
          <table:table-cell table:style-name="ce15" table:formula="of:=[.B1854]" office:value-type="string" office:string-value="emblem-synchronizing.png" calcext:value-type="string">
            <text:p>emblem-synchronizing.png</text:p>
          </table:table-cell>
          <table:table-cell table:formula="of:=[.A1854]&amp;&quot;/&quot;&amp;[.C1854]" office:value-type="string" office:string-value="emblems/emblem-synchronizing.png" calcext:value-type="string">
            <text:p>emblems/emblem-synchronizing.png</text:p>
          </table:table-cell>
          <table:table-cell table:formula="of:=VLOOKUP([.D185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emblems</text:p>
          </table:table-cell>
          <table:table-cell office:value-type="string" calcext:value-type="string">
            <text:p>emblem-unreadable.png</text:p>
          </table:table-cell>
          <table:table-cell table:style-name="ce15" table:formula="of:=[.B1855]" office:value-type="string" office:string-value="emblem-unreadable.png" calcext:value-type="string">
            <text:p>emblem-unreadable.png</text:p>
          </table:table-cell>
          <table:table-cell table:formula="of:=[.A1855]&amp;&quot;/&quot;&amp;[.C1855]" office:value-type="string" office:string-value="emblems/emblem-unreadable.png" calcext:value-type="string">
            <text:p>emblems/emblem-unreadable.png</text:p>
          </table:table-cell>
          <table:table-cell table:formula="of:=VLOOKUP([.D185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emblems</text:p>
          </table:table-cell>
          <table:table-cell office:value-type="string" calcext:value-type="string">
            <text:p>emblem-web.png</text:p>
          </table:table-cell>
          <table:table-cell table:style-name="ce15" table:formula="of:=[.B1856]" office:value-type="string" office:string-value="emblem-web.png" calcext:value-type="string">
            <text:p>emblem-web.png</text:p>
          </table:table-cell>
          <table:table-cell table:formula="of:=[.A1856]&amp;&quot;/&quot;&amp;[.C1856]" office:value-type="string" office:string-value="emblems/emblem-web.png" calcext:value-type="string">
            <text:p>emblems/emblem-web.png</text:p>
          </table:table-cell>
          <table:table-cell table:formula="of:=VLOOKUP([.D185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emotes</text:p>
          </table:table-cell>
          <table:table-cell office:value-type="string" calcext:value-type="string">
            <text:p>face-smile.png</text:p>
          </table:table-cell>
          <table:table-cell table:style-name="ce15" table:formula="of:=[.B1857]" office:value-type="string" office:string-value="face-smile.png" calcext:value-type="string">
            <text:p>face-smile.png</text:p>
          </table:table-cell>
          <table:table-cell table:formula="of:=[.A1857]&amp;&quot;/&quot;&amp;[.C1857]" office:value-type="string" office:string-value="emotes/face-smile.png" calcext:value-type="string">
            <text:p>emotes/face-smile.png</text:p>
          </table:table-cell>
          <table:table-cell table:formula="of:=VLOOKUP([.D185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mimetypes</text:p>
          </table:table-cell>
          <table:table-cell office:value-type="string" calcext:value-type="string">
            <text:p>application-rss+xml.png</text:p>
          </table:table-cell>
          <table:table-cell table:style-name="ce15" table:formula="of:=[.B1858]" office:value-type="string" office:string-value="application-rss+xml.png" calcext:value-type="string">
            <text:p>application-rss+xml.png</text:p>
          </table:table-cell>
          <table:table-cell table:formula="of:=[.A1858]&amp;&quot;/&quot;&amp;[.C1858]" office:value-type="string" office:string-value="mimetypes/application-rss+xml.png" calcext:value-type="string">
            <text:p>mimetypes/application-rss+xml.png</text:p>
          </table:table-cell>
          <table:table-cell table:formula="of:=VLOOKUP([.D185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mimetypes</text:p>
          </table:table-cell>
          <table:table-cell office:value-type="string" calcext:value-type="string">
            <text:p>application-x-executable.png</text:p>
          </table:table-cell>
          <table:table-cell table:style-name="ce15" table:formula="of:=[.B1859]" office:value-type="string" office:string-value="application-x-executable.png" calcext:value-type="string">
            <text:p>application-x-executable.png</text:p>
          </table:table-cell>
          <table:table-cell table:formula="of:=[.A1859]&amp;&quot;/&quot;&amp;[.C1859]" office:value-type="string" office:string-value="mimetypes/application-x-executable.png" calcext:value-type="string">
            <text:p>mimetypes/application-x-executable.png</text:p>
          </table:table-cell>
          <table:table-cell table:formula="of:=VLOOKUP([.D185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mimetypes</text:p>
          </table:table-cell>
          <table:table-cell office:value-type="string" calcext:value-type="string">
            <text:p>application-x-object.png</text:p>
          </table:table-cell>
          <table:table-cell office:value-type="string" calcext:value-type="string">
            <text:p>application-x-executable.png</text:p>
          </table:table-cell>
          <table:table-cell table:formula="of:=[.A1860]&amp;&quot;/&quot;&amp;[.C1860]" office:value-type="string" office:string-value="mimetypes/application-x-executable.png" calcext:value-type="string">
            <text:p>mimetypes/application-x-executable.png</text:p>
          </table:table-cell>
          <table:table-cell table:formula="of:=VLOOKUP([.D186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mimetypes</text:p>
          </table:table-cell>
          <table:table-cell office:value-type="string" calcext:value-type="string">
            <text:p>binary.png</text:p>
          </table:table-cell>
          <table:table-cell office:value-type="string" calcext:value-type="string">
            <text:p>application-x-executable.png</text:p>
          </table:table-cell>
          <table:table-cell table:formula="of:=[.A1861]&amp;&quot;/&quot;&amp;[.C1861]" office:value-type="string" office:string-value="mimetypes/application-x-executable.png" calcext:value-type="string">
            <text:p>mimetypes/application-x-executable.png</text:p>
          </table:table-cell>
          <table:table-cell table:formula="of:=VLOOKUP([.D186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mimetypes</text:p>
          </table:table-cell>
          <table:table-cell office:value-type="string" calcext:value-type="string">
            <text:p>contents2.png</text:p>
          </table:table-cell>
          <table:table-cell office:value-type="string" calcext:value-type="string">
            <text:p>x-office-address-book.png</text:p>
          </table:table-cell>
          <table:table-cell table:formula="of:=[.A1862]&amp;&quot;/&quot;&amp;[.C1862]" office:value-type="string" office:string-value="mimetypes/x-office-address-book.png" calcext:value-type="string">
            <text:p>mimetypes/x-office-address-book.png</text:p>
          </table:table-cell>
          <table:table-cell table:formula="of:=VLOOKUP([.D186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mimetypes</text:p>
          </table:table-cell>
          <table:table-cell office:value-type="string" calcext:value-type="string">
            <text:p>exec.png</text:p>
          </table:table-cell>
          <table:table-cell office:value-type="string" calcext:value-type="string">
            <text:p>application-x-executable.png</text:p>
          </table:table-cell>
          <table:table-cell table:formula="of:=[.A1863]&amp;&quot;/&quot;&amp;[.C1863]" office:value-type="string" office:string-value="mimetypes/application-x-executable.png" calcext:value-type="string">
            <text:p>mimetypes/application-x-executable.png</text:p>
          </table:table-cell>
          <table:table-cell table:formula="of:=VLOOKUP([.D186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mimetypes</text:p>
          </table:table-cell>
          <table:table-cell office:value-type="string" calcext:value-type="string">
            <text:p>gnome-fs-executable.png</text:p>
          </table:table-cell>
          <table:table-cell office:value-type="string" calcext:value-type="string">
            <text:p>application-x-executable.png</text:p>
          </table:table-cell>
          <table:table-cell table:formula="of:=[.A1864]&amp;&quot;/&quot;&amp;[.C1864]" office:value-type="string" office:string-value="mimetypes/application-x-executable.png" calcext:value-type="string">
            <text:p>mimetypes/application-x-executable.png</text:p>
          </table:table-cell>
          <table:table-cell table:formula="of:=VLOOKUP([.D186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mimetypes</text:p>
          </table:table-cell>
          <table:table-cell office:value-type="string" calcext:value-type="string">
            <text:p>gnome-mime-application-x-executable.png</text:p>
          </table:table-cell>
          <table:table-cell office:value-type="string" calcext:value-type="string">
            <text:p>application-x-executable.png</text:p>
          </table:table-cell>
          <table:table-cell table:formula="of:=[.A1865]&amp;&quot;/&quot;&amp;[.C1865]" office:value-type="string" office:string-value="mimetypes/application-x-executable.png" calcext:value-type="string">
            <text:p>mimetypes/application-x-executable.png</text:p>
          </table:table-cell>
          <table:table-cell table:formula="of:=VLOOKUP([.D186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mimetypes</text:p>
          </table:table-cell>
          <table:table-cell office:value-type="string" calcext:value-type="string">
            <text:p>gnome-mime-application-x-ms-dos-executable.png</text:p>
          </table:table-cell>
          <table:table-cell office:value-type="string" calcext:value-type="string">
            <text:p>application-x-executable.png</text:p>
          </table:table-cell>
          <table:table-cell table:formula="of:=[.A1866]&amp;&quot;/&quot;&amp;[.C1866]" office:value-type="string" office:string-value="mimetypes/application-x-executable.png" calcext:value-type="string">
            <text:p>mimetypes/application-x-executable.png</text:p>
          </table:table-cell>
          <table:table-cell table:formula="of:=VLOOKUP([.D186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mimetypes</text:p>
          </table:table-cell>
          <table:table-cell office:value-type="string" calcext:value-type="string">
            <text:p>gnome-mime-text-x-vcalendar.png</text:p>
          </table:table-cell>
          <table:table-cell office:value-type="string" calcext:value-type="string">
            <text:p>x-office-calendar.png</text:p>
          </table:table-cell>
          <table:table-cell table:formula="of:=[.A1867]&amp;&quot;/&quot;&amp;[.C1867]" office:value-type="string" office:string-value="mimetypes/x-office-calendar.png" calcext:value-type="string">
            <text:p>mimetypes/x-office-calendar.png</text:p>
          </table:table-cell>
          <table:table-cell table:formula="of:=VLOOKUP([.D186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mimetypes</text:p>
          </table:table-cell>
          <table:table-cell office:value-type="string" calcext:value-type="string">
            <text:p>gnome-mime-text-x-vcard.png</text:p>
          </table:table-cell>
          <table:table-cell office:value-type="string" calcext:value-type="string">
            <text:p>x-office-address-book.png</text:p>
          </table:table-cell>
          <table:table-cell table:formula="of:=[.A1868]&amp;&quot;/&quot;&amp;[.C1868]" office:value-type="string" office:string-value="mimetypes/x-office-address-book.png" calcext:value-type="string">
            <text:p>mimetypes/x-office-address-book.png</text:p>
          </table:table-cell>
          <table:table-cell table:formula="of:=VLOOKUP([.D186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mimetypes</text:p>
          </table:table-cell>
          <table:table-cell office:value-type="string" calcext:value-type="string">
            <text:p>plan.png</text:p>
          </table:table-cell>
          <table:table-cell office:value-type="string" calcext:value-type="string">
            <text:p>x-office-calendar.png</text:p>
          </table:table-cell>
          <table:table-cell table:formula="of:=[.A1869]&amp;&quot;/&quot;&amp;[.C1869]" office:value-type="string" office:string-value="mimetypes/x-office-calendar.png" calcext:value-type="string">
            <text:p>mimetypes/x-office-calendar.png</text:p>
          </table:table-cell>
          <table:table-cell table:formula="of:=VLOOKUP([.D186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mimetypes</text:p>
          </table:table-cell>
          <table:table-cell office:value-type="string" calcext:value-type="string">
            <text:p>stock_addressbook.png</text:p>
          </table:table-cell>
          <table:table-cell office:value-type="string" calcext:value-type="string">
            <text:p>x-office-address-book.png</text:p>
          </table:table-cell>
          <table:table-cell table:formula="of:=[.A1870]&amp;&quot;/&quot;&amp;[.C1870]" office:value-type="string" office:string-value="mimetypes/x-office-address-book.png" calcext:value-type="string">
            <text:p>mimetypes/x-office-address-book.png</text:p>
          </table:table-cell>
          <table:table-cell table:formula="of:=VLOOKUP([.D187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mimetypes</text:p>
          </table:table-cell>
          <table:table-cell office:value-type="string" calcext:value-type="string">
            <text:p>stock_calendar.png</text:p>
          </table:table-cell>
          <table:table-cell office:value-type="string" calcext:value-type="string">
            <text:p>x-office-calendar.png</text:p>
          </table:table-cell>
          <table:table-cell table:formula="of:=[.A1871]&amp;&quot;/&quot;&amp;[.C1871]" office:value-type="string" office:string-value="mimetypes/x-office-calendar.png" calcext:value-type="string">
            <text:p>mimetypes/x-office-calendar.png</text:p>
          </table:table-cell>
          <table:table-cell table:formula="of:=VLOOKUP([.D187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mimetypes</text:p>
          </table:table-cell>
          <table:table-cell office:value-type="string" calcext:value-type="string">
            <text:p>vcalendar.png</text:p>
          </table:table-cell>
          <table:table-cell office:value-type="string" calcext:value-type="string">
            <text:p>x-office-calendar.png</text:p>
          </table:table-cell>
          <table:table-cell table:formula="of:=[.A1872]&amp;&quot;/&quot;&amp;[.C1872]" office:value-type="string" office:string-value="mimetypes/x-office-calendar.png" calcext:value-type="string">
            <text:p>mimetypes/x-office-calendar.png</text:p>
          </table:table-cell>
          <table:table-cell table:formula="of:=VLOOKUP([.D187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mimetypes</text:p>
          </table:table-cell>
          <table:table-cell office:value-type="string" calcext:value-type="string">
            <text:p>vcard.png</text:p>
          </table:table-cell>
          <table:table-cell office:value-type="string" calcext:value-type="string">
            <text:p>x-office-address-book.png</text:p>
          </table:table-cell>
          <table:table-cell table:formula="of:=[.A1873]&amp;&quot;/&quot;&amp;[.C1873]" office:value-type="string" office:string-value="mimetypes/x-office-address-book.png" calcext:value-type="string">
            <text:p>mimetypes/x-office-address-book.png</text:p>
          </table:table-cell>
          <table:table-cell table:formula="of:=VLOOKUP([.D187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mimetypes</text:p>
          </table:table-cell>
          <table:table-cell office:value-type="string" calcext:value-type="string">
            <text:p>x-office-address-book.png</text:p>
          </table:table-cell>
          <table:table-cell table:style-name="ce15" table:formula="of:=[.B1874]" office:value-type="string" office:string-value="x-office-address-book.png" calcext:value-type="string">
            <text:p>x-office-address-book.png</text:p>
          </table:table-cell>
          <table:table-cell table:formula="of:=[.A1874]&amp;&quot;/&quot;&amp;[.C1874]" office:value-type="string" office:string-value="mimetypes/x-office-address-book.png" calcext:value-type="string">
            <text:p>mimetypes/x-office-address-book.png</text:p>
          </table:table-cell>
          <table:table-cell table:formula="of:=VLOOKUP([.D187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mimetypes</text:p>
          </table:table-cell>
          <table:table-cell office:value-type="string" calcext:value-type="string">
            <text:p>x-office-calendar.png</text:p>
          </table:table-cell>
          <table:table-cell table:style-name="ce15" table:formula="of:=[.B1875]" office:value-type="string" office:string-value="x-office-calendar.png" calcext:value-type="string">
            <text:p>x-office-calendar.png</text:p>
          </table:table-cell>
          <table:table-cell table:formula="of:=[.A1875]&amp;&quot;/&quot;&amp;[.C1875]" office:value-type="string" office:string-value="mimetypes/x-office-calendar.png" calcext:value-type="string">
            <text:p>mimetypes/x-office-calendar.png</text:p>
          </table:table-cell>
          <table:table-cell table:formula="of:=VLOOKUP([.D187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antergos-logo-icon.png</text:p>
          </table:table-cell>
          <table:table-cell office:value-type="string" calcext:value-type="string">
            <text:p>distributor-logo-antergos.png</text:p>
          </table:table-cell>
          <table:table-cell table:formula="of:=[.A1876]&amp;&quot;/&quot;&amp;[.C1876]" office:value-type="string" office:string-value="places/distributor-logo-antergos.png" calcext:value-type="string">
            <text:p>places/distributor-logo-antergos.png</text:p>
          </table:table-cell>
          <table:table-cell table:formula="of:=VLOOKUP([.D187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antergos.png</text:p>
          </table:table-cell>
          <table:table-cell office:value-type="string" calcext:value-type="string">
            <text:p>distributor-logo-antergos.png</text:p>
          </table:table-cell>
          <table:table-cell table:formula="of:=[.A1877]&amp;&quot;/&quot;&amp;[.C1877]" office:value-type="string" office:string-value="places/distributor-logo-antergos.png" calcext:value-type="string">
            <text:p>places/distributor-logo-antergos.png</text:p>
          </table:table-cell>
          <table:table-cell table:formula="of:=VLOOKUP([.D187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applications-debian.png</text:p>
          </table:table-cell>
          <table:table-cell office:value-type="string" calcext:value-type="string">
            <text:p>distributor-logo-debian.png</text:p>
          </table:table-cell>
          <table:table-cell table:formula="of:=[.A1878]&amp;&quot;/&quot;&amp;[.C1878]" office:value-type="string" office:string-value="places/distributor-logo-debian.png" calcext:value-type="string">
            <text:p>places/distributor-logo-debian.png</text:p>
          </table:table-cell>
          <table:table-cell table:formula="of:=VLOOKUP([.D187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archlinux-logo-icon.png</text:p>
          </table:table-cell>
          <table:table-cell office:value-type="string" calcext:value-type="string">
            <text:p>distributor-logo-archlinux.png</text:p>
          </table:table-cell>
          <table:table-cell table:formula="of:=[.A1879]&amp;&quot;/&quot;&amp;[.C1879]" office:value-type="string" office:string-value="places/distributor-logo-archlinux.png" calcext:value-type="string">
            <text:p>places/distributor-logo-archlinux.png</text:p>
          </table:table-cell>
          <table:table-cell table:formula="of:=VLOOKUP([.D187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archlinux.png</text:p>
          </table:table-cell>
          <table:table-cell office:value-type="string" calcext:value-type="string">
            <text:p>distributor-logo-archlinux.png</text:p>
          </table:table-cell>
          <table:table-cell table:formula="of:=[.A1880]&amp;&quot;/&quot;&amp;[.C1880]" office:value-type="string" office:string-value="places/distributor-logo-archlinux.png" calcext:value-type="string">
            <text:p>places/distributor-logo-archlinux.png</text:p>
          </table:table-cell>
          <table:table-cell table:formula="of:=VLOOKUP([.D188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bookmarks.png</text:p>
          </table:table-cell>
          <table:table-cell office:value-type="string" calcext:value-type="string">
            <text:p>user-bookmarks.png</text:p>
          </table:table-cell>
          <table:table-cell table:formula="of:=[.A1881]&amp;&quot;/&quot;&amp;[.C1881]" office:value-type="string" office:string-value="places/user-bookmarks.png" calcext:value-type="string">
            <text:p>places/user-bookmarks.png</text:p>
          </table:table-cell>
          <table:table-cell table:formula="of:=VLOOKUP([.D188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crunchbang-logo-icon.png</text:p>
          </table:table-cell>
          <table:table-cell office:value-type="string" calcext:value-type="string">
            <text:p>distributor-logo-crunchbang.png</text:p>
          </table:table-cell>
          <table:table-cell table:formula="of:=[.A1882]&amp;&quot;/&quot;&amp;[.C1882]" office:value-type="string" office:string-value="places/distributor-logo-crunchbang.png" calcext:value-type="string">
            <text:p>places/distributor-logo-crunchbang.png</text:p>
          </table:table-cell>
          <table:table-cell table:formula="of:=VLOOKUP([.D188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crunchbang.png</text:p>
          </table:table-cell>
          <table:table-cell office:value-type="string" calcext:value-type="string">
            <text:p>distributor-logo-crunchbang.png</text:p>
          </table:table-cell>
          <table:table-cell table:formula="of:=[.A1883]&amp;&quot;/&quot;&amp;[.C1883]" office:value-type="string" office:string-value="places/distributor-logo-crunchbang.png" calcext:value-type="string">
            <text:p>places/distributor-logo-crunchbang.png</text:p>
          </table:table-cell>
          <table:table-cell table:formula="of:=VLOOKUP([.D188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cs-desktop.png</text:p>
          </table:table-cell>
          <table:table-cell office:value-type="string" calcext:value-type="string">
            <text:p>user-desktop.png</text:p>
          </table:table-cell>
          <table:table-cell table:formula="of:=[.A1884]&amp;&quot;/&quot;&amp;[.C1884]" office:value-type="string" office:string-value="places/user-desktop.png" calcext:value-type="string">
            <text:p>places/user-desktop.png</text:p>
          </table:table-cell>
          <table:table-cell table:formula="of:=VLOOKUP([.D188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debian-logo-icon.png</text:p>
          </table:table-cell>
          <table:table-cell office:value-type="string" calcext:value-type="string">
            <text:p>distributor-logo-debian.png</text:p>
          </table:table-cell>
          <table:table-cell table:formula="of:=[.A1885]&amp;&quot;/&quot;&amp;[.C1885]" office:value-type="string" office:string-value="places/distributor-logo-debian.png" calcext:value-type="string">
            <text:p>places/distributor-logo-debian.png</text:p>
          </table:table-cell>
          <table:table-cell table:formula="of:=VLOOKUP([.D188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debian-logo.png</text:p>
          </table:table-cell>
          <table:table-cell office:value-type="string" calcext:value-type="string">
            <text:p>distributor-logo-debian.png</text:p>
          </table:table-cell>
          <table:table-cell table:formula="of:=[.A1886]&amp;&quot;/&quot;&amp;[.C1886]" office:value-type="string" office:string-value="places/distributor-logo-debian.png" calcext:value-type="string">
            <text:p>places/distributor-logo-debian.png</text:p>
          </table:table-cell>
          <table:table-cell table:formula="of:=VLOOKUP([.D188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debian.png</text:p>
          </table:table-cell>
          <table:table-cell office:value-type="string" calcext:value-type="string">
            <text:p>distributor-logo-debian.png</text:p>
          </table:table-cell>
          <table:table-cell table:formula="of:=[.A1887]&amp;&quot;/&quot;&amp;[.C1887]" office:value-type="string" office:string-value="places/distributor-logo-debian.png" calcext:value-type="string">
            <text:p>places/distributor-logo-debian.png</text:p>
          </table:table-cell>
          <table:table-cell table:formula="of:=VLOOKUP([.D188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debian-swirl.png</text:p>
          </table:table-cell>
          <table:table-cell office:value-type="string" calcext:value-type="string">
            <text:p>distributor-logo-debian.png</text:p>
          </table:table-cell>
          <table:table-cell table:formula="of:=[.A1888]&amp;&quot;/&quot;&amp;[.C1888]" office:value-type="string" office:string-value="places/distributor-logo-debian.png" calcext:value-type="string">
            <text:p>places/distributor-logo-debian.png</text:p>
          </table:table-cell>
          <table:table-cell table:formula="of:=VLOOKUP([.D188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deepin-logo-icon.png</text:p>
          </table:table-cell>
          <table:table-cell office:value-type="string" calcext:value-type="string">
            <text:p>distributor-logo-deepin.png</text:p>
          </table:table-cell>
          <table:table-cell table:formula="of:=[.A1889]&amp;&quot;/&quot;&amp;[.C1889]" office:value-type="string" office:string-value="places/distributor-logo-deepin.png" calcext:value-type="string">
            <text:p>places/distributor-logo-deepin.png</text:p>
          </table:table-cell>
          <table:table-cell table:formula="of:=VLOOKUP([.D188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deepin.png</text:p>
          </table:table-cell>
          <table:table-cell office:value-type="string" calcext:value-type="string">
            <text:p>distributor-logo-deepin.png</text:p>
          </table:table-cell>
          <table:table-cell table:formula="of:=[.A1890]&amp;&quot;/&quot;&amp;[.C1890]" office:value-type="string" office:string-value="places/distributor-logo-deepin.png" calcext:value-type="string">
            <text:p>places/distributor-logo-deepin.png</text:p>
          </table:table-cell>
          <table:table-cell table:formula="of:=VLOOKUP([.D189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desktop.png</text:p>
          </table:table-cell>
          <table:table-cell office:value-type="string" calcext:value-type="string">
            <text:p>user-desktop.png</text:p>
          </table:table-cell>
          <table:table-cell table:formula="of:=[.A1891]&amp;&quot;/&quot;&amp;[.C1891]" office:value-type="string" office:string-value="places/user-desktop.png" calcext:value-type="string">
            <text:p>places/user-desktop.png</text:p>
          </table:table-cell>
          <table:table-cell table:formula="of:=VLOOKUP([.D189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distributor-logo-android.png</text:p>
          </table:table-cell>
          <table:table-cell table:style-name="ce15" table:formula="of:=[.B1892]" office:value-type="string" office:string-value="distributor-logo-android.png" calcext:value-type="string">
            <text:p>distributor-logo-android.png</text:p>
          </table:table-cell>
          <table:table-cell table:formula="of:=[.A1892]&amp;&quot;/&quot;&amp;[.C1892]" office:value-type="string" office:string-value="places/distributor-logo-android.png" calcext:value-type="string">
            <text:p>places/distributor-logo-android.png</text:p>
          </table:table-cell>
          <table:table-cell table:formula="of:=VLOOKUP([.D189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distributor-logo-antergos.png</text:p>
          </table:table-cell>
          <table:table-cell table:style-name="ce15" table:formula="of:=[.B1893]" office:value-type="string" office:string-value="distributor-logo-antergos.png" calcext:value-type="string">
            <text:p>distributor-logo-antergos.png</text:p>
          </table:table-cell>
          <table:table-cell table:formula="of:=[.A1893]&amp;&quot;/&quot;&amp;[.C1893]" office:value-type="string" office:string-value="places/distributor-logo-antergos.png" calcext:value-type="string">
            <text:p>places/distributor-logo-antergos.png</text:p>
          </table:table-cell>
          <table:table-cell table:formula="of:=VLOOKUP([.D189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distributor-logo-archlinux.png</text:p>
          </table:table-cell>
          <table:table-cell table:style-name="ce15" table:formula="of:=[.B1894]" office:value-type="string" office:string-value="distributor-logo-archlinux.png" calcext:value-type="string">
            <text:p>distributor-logo-archlinux.png</text:p>
          </table:table-cell>
          <table:table-cell table:formula="of:=[.A1894]&amp;&quot;/&quot;&amp;[.C1894]" office:value-type="string" office:string-value="places/distributor-logo-archlinux.png" calcext:value-type="string">
            <text:p>places/distributor-logo-archlinux.png</text:p>
          </table:table-cell>
          <table:table-cell table:formula="of:=VLOOKUP([.D189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distributor-logo-budgie-remix.png</text:p>
          </table:table-cell>
          <table:table-cell office:value-type="string" calcext:value-type="string">
            <text:p>distributor-logo-ubuntu-budgie.png</text:p>
          </table:table-cell>
          <table:table-cell table:formula="of:=[.A1895]&amp;&quot;/&quot;&amp;[.C1895]" office:value-type="string" office:string-value="places/distributor-logo-ubuntu-budgie.png" calcext:value-type="string">
            <text:p>places/distributor-logo-ubuntu-budgie.png</text:p>
          </table:table-cell>
          <table:table-cell table:formula="of:=VLOOKUP([.D189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distributor-logo-crunchbang.png</text:p>
          </table:table-cell>
          <table:table-cell table:style-name="ce15" table:formula="of:=[.B1896]" office:value-type="string" office:string-value="distributor-logo-crunchbang.png" calcext:value-type="string">
            <text:p>distributor-logo-crunchbang.png</text:p>
          </table:table-cell>
          <table:table-cell table:formula="of:=[.A1896]&amp;&quot;/&quot;&amp;[.C1896]" office:value-type="string" office:string-value="places/distributor-logo-crunchbang.png" calcext:value-type="string">
            <text:p>places/distributor-logo-crunchbang.png</text:p>
          </table:table-cell>
          <table:table-cell table:formula="of:=VLOOKUP([.D189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distributor-logo-debian.png</text:p>
          </table:table-cell>
          <table:table-cell table:style-name="ce15" table:formula="of:=[.B1897]" office:value-type="string" office:string-value="distributor-logo-debian.png" calcext:value-type="string">
            <text:p>distributor-logo-debian.png</text:p>
          </table:table-cell>
          <table:table-cell table:formula="of:=[.A1897]&amp;&quot;/&quot;&amp;[.C1897]" office:value-type="string" office:string-value="places/distributor-logo-debian.png" calcext:value-type="string">
            <text:p>places/distributor-logo-debian.png</text:p>
          </table:table-cell>
          <table:table-cell table:formula="of:=VLOOKUP([.D189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distributor-logo-deepin.png</text:p>
          </table:table-cell>
          <table:table-cell table:style-name="ce15" table:formula="of:=[.B1898]" office:value-type="string" office:string-value="distributor-logo-deepin.png" calcext:value-type="string">
            <text:p>distributor-logo-deepin.png</text:p>
          </table:table-cell>
          <table:table-cell table:formula="of:=[.A1898]&amp;&quot;/&quot;&amp;[.C1898]" office:value-type="string" office:string-value="places/distributor-logo-deepin.png" calcext:value-type="string">
            <text:p>places/distributor-logo-deepin.png</text:p>
          </table:table-cell>
          <table:table-cell table:formula="of:=VLOOKUP([.D189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distributor-logo-edubuntu.png</text:p>
          </table:table-cell>
          <table:table-cell table:style-name="ce15" table:formula="of:=[.B1899]" office:value-type="string" office:string-value="distributor-logo-edubuntu.png" calcext:value-type="string">
            <text:p>distributor-logo-edubuntu.png</text:p>
          </table:table-cell>
          <table:table-cell table:formula="of:=[.A1899]&amp;&quot;/&quot;&amp;[.C1899]" office:value-type="string" office:string-value="places/distributor-logo-edubuntu.png" calcext:value-type="string">
            <text:p>places/distributor-logo-edubuntu.png</text:p>
          </table:table-cell>
          <table:table-cell table:formula="of:=VLOOKUP([.D189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distributor-logo-elementary.png</text:p>
          </table:table-cell>
          <table:table-cell table:style-name="ce15" table:formula="of:=[.B1900]" office:value-type="string" office:string-value="distributor-logo-elementary.png" calcext:value-type="string">
            <text:p>distributor-logo-elementary.png</text:p>
          </table:table-cell>
          <table:table-cell table:formula="of:=[.A1900]&amp;&quot;/&quot;&amp;[.C1900]" office:value-type="string" office:string-value="places/distributor-logo-elementary.png" calcext:value-type="string">
            <text:p>places/distributor-logo-elementary.png</text:p>
          </table:table-cell>
          <table:table-cell table:formula="of:=VLOOKUP([.D190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distributor-logo-fedora.png</text:p>
          </table:table-cell>
          <table:table-cell table:style-name="ce15" table:formula="of:=[.B1901]" office:value-type="string" office:string-value="distributor-logo-fedora.png" calcext:value-type="string">
            <text:p>distributor-logo-fedora.png</text:p>
          </table:table-cell>
          <table:table-cell table:formula="of:=[.A1901]&amp;&quot;/&quot;&amp;[.C1901]" office:value-type="string" office:string-value="places/distributor-logo-fedora.png" calcext:value-type="string">
            <text:p>places/distributor-logo-fedora.png</text:p>
          </table:table-cell>
          <table:table-cell table:formula="of:=VLOOKUP([.D190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distributor-logo-frugalware.png</text:p>
          </table:table-cell>
          <table:table-cell table:style-name="ce15" table:formula="of:=[.B1902]" office:value-type="string" office:string-value="distributor-logo-frugalware.png" calcext:value-type="string">
            <text:p>distributor-logo-frugalware.png</text:p>
          </table:table-cell>
          <table:table-cell table:formula="of:=[.A1902]&amp;&quot;/&quot;&amp;[.C1902]" office:value-type="string" office:string-value="places/distributor-logo-frugalware.png" calcext:value-type="string">
            <text:p>places/distributor-logo-frugalware.png</text:p>
          </table:table-cell>
          <table:table-cell table:formula="of:=VLOOKUP([.D190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distributor-logo-gentoo.png</text:p>
          </table:table-cell>
          <table:table-cell table:style-name="ce15" table:formula="of:=[.B1903]" office:value-type="string" office:string-value="distributor-logo-gentoo.png" calcext:value-type="string">
            <text:p>distributor-logo-gentoo.png</text:p>
          </table:table-cell>
          <table:table-cell table:formula="of:=[.A1903]&amp;&quot;/&quot;&amp;[.C1903]" office:value-type="string" office:string-value="places/distributor-logo-gentoo.png" calcext:value-type="string">
            <text:p>places/distributor-logo-gentoo.png</text:p>
          </table:table-cell>
          <table:table-cell table:formula="of:=VLOOKUP([.D190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distributor-logo-kubuntu.png</text:p>
          </table:table-cell>
          <table:table-cell table:style-name="ce15" table:formula="of:=[.B1904]" office:value-type="string" office:string-value="distributor-logo-kubuntu.png" calcext:value-type="string">
            <text:p>distributor-logo-kubuntu.png</text:p>
          </table:table-cell>
          <table:table-cell table:formula="of:=[.A1904]&amp;&quot;/&quot;&amp;[.C1904]" office:value-type="string" office:string-value="places/distributor-logo-kubuntu.png" calcext:value-type="string">
            <text:p>places/distributor-logo-kubuntu.png</text:p>
          </table:table-cell>
          <table:table-cell table:formula="of:=VLOOKUP([.D190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distributor-logo-linux-mint.png</text:p>
          </table:table-cell>
          <table:table-cell table:style-name="ce15" table:formula="of:=[.B1905]" office:value-type="string" office:string-value="distributor-logo-linux-mint.png" calcext:value-type="string">
            <text:p>distributor-logo-linux-mint.png</text:p>
          </table:table-cell>
          <table:table-cell table:formula="of:=[.A1905]&amp;&quot;/&quot;&amp;[.C1905]" office:value-type="string" office:string-value="places/distributor-logo-linux-mint.png" calcext:value-type="string">
            <text:p>places/distributor-logo-linux-mint.png</text:p>
          </table:table-cell>
          <table:table-cell table:formula="of:=VLOOKUP([.D190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distributor-logo-linuxmint.png</text:p>
          </table:table-cell>
          <table:table-cell table:style-name="ce15" table:formula="of:=[.B1906]" office:value-type="string" office:string-value="distributor-logo-linuxmint.png" calcext:value-type="string">
            <text:p>distributor-logo-linuxmint.png</text:p>
          </table:table-cell>
          <table:table-cell table:formula="of:=[.A1906]&amp;&quot;/&quot;&amp;[.C1906]" office:value-type="string" office:string-value="places/distributor-logo-linuxmint.png" calcext:value-type="string">
            <text:p>places/distributor-logo-linuxmint.png</text:p>
          </table:table-cell>
          <table:table-cell table:formula="of:=VLOOKUP([.D190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distributor-logo-mageia.png</text:p>
          </table:table-cell>
          <table:table-cell table:style-name="ce15" table:formula="of:=[.B1907]" office:value-type="string" office:string-value="distributor-logo-mageia.png" calcext:value-type="string">
            <text:p>distributor-logo-mageia.png</text:p>
          </table:table-cell>
          <table:table-cell table:formula="of:=[.A1907]&amp;&quot;/&quot;&amp;[.C1907]" office:value-type="string" office:string-value="places/distributor-logo-mageia.png" calcext:value-type="string">
            <text:p>places/distributor-logo-mageia.png</text:p>
          </table:table-cell>
          <table:table-cell table:formula="of:=VLOOKUP([.D190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distributor-logo-mandriva.png</text:p>
          </table:table-cell>
          <table:table-cell table:style-name="ce15" table:formula="of:=[.B1908]" office:value-type="string" office:string-value="distributor-logo-mandriva.png" calcext:value-type="string">
            <text:p>distributor-logo-mandriva.png</text:p>
          </table:table-cell>
          <table:table-cell table:formula="of:=[.A1908]&amp;&quot;/&quot;&amp;[.C1908]" office:value-type="string" office:string-value="places/distributor-logo-mandriva.png" calcext:value-type="string">
            <text:p>places/distributor-logo-mandriva.png</text:p>
          </table:table-cell>
          <table:table-cell table:formula="of:=VLOOKUP([.D190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distributor-logo-manjaro.png</text:p>
          </table:table-cell>
          <table:table-cell table:style-name="ce15" table:formula="of:=[.B1909]" office:value-type="string" office:string-value="distributor-logo-manjaro.png" calcext:value-type="string">
            <text:p>distributor-logo-manjaro.png</text:p>
          </table:table-cell>
          <table:table-cell table:formula="of:=[.A1909]&amp;&quot;/&quot;&amp;[.C1909]" office:value-type="string" office:string-value="places/distributor-logo-manjaro.png" calcext:value-type="string">
            <text:p>places/distributor-logo-manjaro.png</text:p>
          </table:table-cell>
          <table:table-cell table:formula="of:=VLOOKUP([.D190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distributor-logo-opensuse.png</text:p>
          </table:table-cell>
          <table:table-cell table:style-name="ce15" table:formula="of:=[.B1910]" office:value-type="string" office:string-value="distributor-logo-opensuse.png" calcext:value-type="string">
            <text:p>distributor-logo-opensuse.png</text:p>
          </table:table-cell>
          <table:table-cell table:formula="of:=[.A1910]&amp;&quot;/&quot;&amp;[.C1910]" office:value-type="string" office:string-value="places/distributor-logo-opensuse.png" calcext:value-type="string">
            <text:p>places/distributor-logo-opensuse.png</text:p>
          </table:table-cell>
          <table:table-cell table:formula="of:=VLOOKUP([.D191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distributor-logo-slackware.png</text:p>
          </table:table-cell>
          <table:table-cell table:style-name="ce15" table:formula="of:=[.B1911]" office:value-type="string" office:string-value="distributor-logo-slackware.png" calcext:value-type="string">
            <text:p>distributor-logo-slackware.png</text:p>
          </table:table-cell>
          <table:table-cell table:formula="of:=[.A1911]&amp;&quot;/&quot;&amp;[.C1911]" office:value-type="string" office:string-value="places/distributor-logo-slackware.png" calcext:value-type="string">
            <text:p>places/distributor-logo-slackware.png</text:p>
          </table:table-cell>
          <table:table-cell table:formula="of:=VLOOKUP([.D191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distributor-logo-steamos.png</text:p>
          </table:table-cell>
          <table:table-cell table:style-name="ce15" table:formula="of:=[.B1912]" office:value-type="string" office:string-value="distributor-logo-steamos.png" calcext:value-type="string">
            <text:p>distributor-logo-steamos.png</text:p>
          </table:table-cell>
          <table:table-cell table:formula="of:=[.A1912]&amp;&quot;/&quot;&amp;[.C1912]" office:value-type="string" office:string-value="places/distributor-logo-steamos.png" calcext:value-type="string">
            <text:p>places/distributor-logo-steamos.png</text:p>
          </table:table-cell>
          <table:table-cell table:formula="of:=VLOOKUP([.D191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distributor-logo-ubuntu-budgie.png</text:p>
          </table:table-cell>
          <table:table-cell table:style-name="ce15" table:formula="of:=[.B1913]" office:value-type="string" office:string-value="distributor-logo-ubuntu-budgie.png" calcext:value-type="string">
            <text:p>distributor-logo-ubuntu-budgie.png</text:p>
          </table:table-cell>
          <table:table-cell table:formula="of:=[.A1913]&amp;&quot;/&quot;&amp;[.C1913]" office:value-type="string" office:string-value="places/distributor-logo-ubuntu-budgie.png" calcext:value-type="string">
            <text:p>places/distributor-logo-ubuntu-budgie.png</text:p>
          </table:table-cell>
          <table:table-cell table:formula="of:=VLOOKUP([.D191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distributor-logo-ubuntu-gnome.png</text:p>
          </table:table-cell>
          <table:table-cell table:style-name="ce15" table:formula="of:=[.B1914]" office:value-type="string" office:string-value="distributor-logo-ubuntu-gnome.png" calcext:value-type="string">
            <text:p>distributor-logo-ubuntu-gnome.png</text:p>
          </table:table-cell>
          <table:table-cell table:formula="of:=[.A1914]&amp;&quot;/&quot;&amp;[.C1914]" office:value-type="string" office:string-value="places/distributor-logo-ubuntu-gnome.png" calcext:value-type="string">
            <text:p>places/distributor-logo-ubuntu-gnome.png</text:p>
          </table:table-cell>
          <table:table-cell table:formula="of:=VLOOKUP([.D191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distributor-logo-ubuntu-mate.png</text:p>
          </table:table-cell>
          <table:table-cell table:style-name="ce15" table:formula="of:=[.B1915]" office:value-type="string" office:string-value="distributor-logo-ubuntu-mate.png" calcext:value-type="string">
            <text:p>distributor-logo-ubuntu-mate.png</text:p>
          </table:table-cell>
          <table:table-cell table:formula="of:=[.A1915]&amp;&quot;/&quot;&amp;[.C1915]" office:value-type="string" office:string-value="places/distributor-logo-ubuntu-mate.png" calcext:value-type="string">
            <text:p>places/distributor-logo-ubuntu-mate.png</text:p>
          </table:table-cell>
          <table:table-cell table:formula="of:=VLOOKUP([.D191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distributor-logo-ubuntu.png</text:p>
          </table:table-cell>
          <table:table-cell table:style-name="ce15" table:formula="of:=[.B1916]" office:value-type="string" office:string-value="distributor-logo-ubuntu.png" calcext:value-type="string">
            <text:p>distributor-logo-ubuntu.png</text:p>
          </table:table-cell>
          <table:table-cell table:formula="of:=[.A1916]&amp;&quot;/&quot;&amp;[.C1916]" office:value-type="string" office:string-value="places/distributor-logo-ubuntu.png" calcext:value-type="string">
            <text:p>places/distributor-logo-ubuntu.png</text:p>
          </table:table-cell>
          <table:table-cell table:formula="of:=VLOOKUP([.D191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distributor-logo-windows.png</text:p>
          </table:table-cell>
          <table:table-cell table:style-name="ce15" table:formula="of:=[.B1917]" office:value-type="string" office:string-value="distributor-logo-windows.png" calcext:value-type="string">
            <text:p>distributor-logo-windows.png</text:p>
          </table:table-cell>
          <table:table-cell table:formula="of:=[.A1917]&amp;&quot;/&quot;&amp;[.C1917]" office:value-type="string" office:string-value="places/distributor-logo-windows.png" calcext:value-type="string">
            <text:p>places/distributor-logo-windows.png</text:p>
          </table:table-cell>
          <table:table-cell table:formula="of:=VLOOKUP([.D191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edubuntu-logo-icon.png</text:p>
          </table:table-cell>
          <table:table-cell office:value-type="string" calcext:value-type="string">
            <text:p>distributor-logo-edubuntu.png</text:p>
          </table:table-cell>
          <table:table-cell table:formula="of:=[.A1918]&amp;&quot;/&quot;&amp;[.C1918]" office:value-type="string" office:string-value="places/distributor-logo-edubuntu.png" calcext:value-type="string">
            <text:p>places/distributor-logo-edubuntu.png</text:p>
          </table:table-cell>
          <table:table-cell table:formula="of:=VLOOKUP([.D191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edubuntu.png</text:p>
          </table:table-cell>
          <table:table-cell office:value-type="string" calcext:value-type="string">
            <text:p>distributor-logo-edubuntu.png</text:p>
          </table:table-cell>
          <table:table-cell table:formula="of:=[.A1919]&amp;&quot;/&quot;&amp;[.C1919]" office:value-type="string" office:string-value="places/distributor-logo-edubuntu.png" calcext:value-type="string">
            <text:p>places/distributor-logo-edubuntu.png</text:p>
          </table:table-cell>
          <table:table-cell table:formula="of:=VLOOKUP([.D191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elementary-logo-icon.png</text:p>
          </table:table-cell>
          <table:table-cell office:value-type="string" calcext:value-type="string">
            <text:p>distributor-logo-elementary.png</text:p>
          </table:table-cell>
          <table:table-cell table:formula="of:=[.A1920]&amp;&quot;/&quot;&amp;[.C1920]" office:value-type="string" office:string-value="places/distributor-logo-elementary.png" calcext:value-type="string">
            <text:p>places/distributor-logo-elementary.png</text:p>
          </table:table-cell>
          <table:table-cell table:formula="of:=VLOOKUP([.D192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elementary.png</text:p>
          </table:table-cell>
          <table:table-cell office:value-type="string" calcext:value-type="string">
            <text:p>distributor-logo-elementary.png</text:p>
          </table:table-cell>
          <table:table-cell table:formula="of:=[.A1921]&amp;&quot;/&quot;&amp;[.C1921]" office:value-type="string" office:string-value="places/distributor-logo-elementary.png" calcext:value-type="string">
            <text:p>places/distributor-logo-elementary.png</text:p>
          </table:table-cell>
          <table:table-cell table:formula="of:=VLOOKUP([.D192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emptytrash.png</text:p>
          </table:table-cell>
          <table:table-cell office:value-type="string" calcext:value-type="string">
            <text:p>user-trash.png</text:p>
          </table:table-cell>
          <table:table-cell table:formula="of:=[.A1922]&amp;&quot;/&quot;&amp;[.C1922]" office:value-type="string" office:string-value="places/user-trash.png" calcext:value-type="string">
            <text:p>places/user-trash.png</text:p>
          </table:table-cell>
          <table:table-cell table:formula="of:=VLOOKUP([.D192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favorites.png</text:p>
          </table:table-cell>
          <table:table-cell office:value-type="string" calcext:value-type="string">
            <text:p>user-bookmarks.png</text:p>
          </table:table-cell>
          <table:table-cell table:formula="of:=[.A1923]&amp;&quot;/&quot;&amp;[.C1923]" office:value-type="string" office:string-value="places/user-bookmarks.png" calcext:value-type="string">
            <text:p>places/user-bookmarks.png</text:p>
          </table:table-cell>
          <table:table-cell table:formula="of:=VLOOKUP([.D192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fedora-logo-icon.png</text:p>
          </table:table-cell>
          <table:table-cell office:value-type="string" calcext:value-type="string">
            <text:p>distributor-logo-fedora.png</text:p>
          </table:table-cell>
          <table:table-cell table:formula="of:=[.A1924]&amp;&quot;/&quot;&amp;[.C1924]" office:value-type="string" office:string-value="places/distributor-logo-fedora.png" calcext:value-type="string">
            <text:p>places/distributor-logo-fedora.png</text:p>
          </table:table-cell>
          <table:table-cell table:formula="of:=VLOOKUP([.D192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fedora.png</text:p>
          </table:table-cell>
          <table:table-cell office:value-type="string" calcext:value-type="string">
            <text:p>distributor-logo-fedora.png</text:p>
          </table:table-cell>
          <table:table-cell table:formula="of:=[.A1925]&amp;&quot;/&quot;&amp;[.C1925]" office:value-type="string" office:string-value="places/distributor-logo-fedora.png" calcext:value-type="string">
            <text:p>places/distributor-logo-fedora.png</text:p>
          </table:table-cell>
          <table:table-cell table:formula="of:=VLOOKUP([.D192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folder-remote.png</text:p>
          </table:table-cell>
          <table:table-cell table:style-name="ce15" table:formula="of:=[.B1926]" office:value-type="string" office:string-value="folder-remote.png" calcext:value-type="string">
            <text:p>folder-remote.png</text:p>
          </table:table-cell>
          <table:table-cell table:formula="of:=[.A1926]&amp;&quot;/&quot;&amp;[.C1926]" office:value-type="string" office:string-value="places/folder-remote.png" calcext:value-type="string">
            <text:p>places/folder-remote.png</text:p>
          </table:table-cell>
          <table:table-cell table:formula="of:=VLOOKUP([.D192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frugalware-logo-icon.png</text:p>
          </table:table-cell>
          <table:table-cell office:value-type="string" calcext:value-type="string">
            <text:p>distributor-logo-frugalware.png</text:p>
          </table:table-cell>
          <table:table-cell table:formula="of:=[.A1927]&amp;&quot;/&quot;&amp;[.C1927]" office:value-type="string" office:string-value="places/distributor-logo-frugalware.png" calcext:value-type="string">
            <text:p>places/distributor-logo-frugalware.png</text:p>
          </table:table-cell>
          <table:table-cell table:formula="of:=VLOOKUP([.D192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frugalware.png</text:p>
          </table:table-cell>
          <table:table-cell office:value-type="string" calcext:value-type="string">
            <text:p>distributor-logo-frugalware.png</text:p>
          </table:table-cell>
          <table:table-cell table:formula="of:=[.A1928]&amp;&quot;/&quot;&amp;[.C1928]" office:value-type="string" office:string-value="places/distributor-logo-frugalware.png" calcext:value-type="string">
            <text:p>places/distributor-logo-frugalware.png</text:p>
          </table:table-cell>
          <table:table-cell table:formula="of:=VLOOKUP([.D192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gentoo-logo-icon.png</text:p>
          </table:table-cell>
          <table:table-cell office:value-type="string" calcext:value-type="string">
            <text:p>distributor-logo-gentoo.png</text:p>
          </table:table-cell>
          <table:table-cell table:formula="of:=[.A1929]&amp;&quot;/&quot;&amp;[.C1929]" office:value-type="string" office:string-value="places/distributor-logo-gentoo.png" calcext:value-type="string">
            <text:p>places/distributor-logo-gentoo.png</text:p>
          </table:table-cell>
          <table:table-cell table:formula="of:=VLOOKUP([.D192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gentoo.png</text:p>
          </table:table-cell>
          <table:table-cell office:value-type="string" calcext:value-type="string">
            <text:p>distributor-logo-gentoo.png</text:p>
          </table:table-cell>
          <table:table-cell table:formula="of:=[.A1930]&amp;&quot;/&quot;&amp;[.C1930]" office:value-type="string" office:string-value="places/distributor-logo-gentoo.png" calcext:value-type="string">
            <text:p>places/distributor-logo-gentoo.png</text:p>
          </table:table-cell>
          <table:table-cell table:formula="of:=VLOOKUP([.D193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gnome-fs-desktop.png</text:p>
          </table:table-cell>
          <table:table-cell office:value-type="string" calcext:value-type="string">
            <text:p>user-desktop.png</text:p>
          </table:table-cell>
          <table:table-cell table:formula="of:=[.A1931]&amp;&quot;/&quot;&amp;[.C1931]" office:value-type="string" office:string-value="places/user-desktop.png" calcext:value-type="string">
            <text:p>places/user-desktop.png</text:p>
          </table:table-cell>
          <table:table-cell table:formula="of:=VLOOKUP([.D193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gnome-fs-ftp.png</text:p>
          </table:table-cell>
          <table:table-cell office:value-type="string" calcext:value-type="string">
            <text:p>folder-remote.png</text:p>
          </table:table-cell>
          <table:table-cell table:formula="of:=[.A1932]&amp;&quot;/&quot;&amp;[.C1932]" office:value-type="string" office:string-value="places/folder-remote.png" calcext:value-type="string">
            <text:p>places/folder-remote.png</text:p>
          </table:table-cell>
          <table:table-cell table:formula="of:=VLOOKUP([.D193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gnome-fs-network.png</text:p>
          </table:table-cell>
          <table:table-cell office:value-type="string" calcext:value-type="string">
            <text:p>network-workgroup.png</text:p>
          </table:table-cell>
          <table:table-cell table:formula="of:=[.A1933]&amp;&quot;/&quot;&amp;[.C1933]" office:value-type="string" office:string-value="places/network-workgroup.png" calcext:value-type="string">
            <text:p>places/network-workgroup.png</text:p>
          </table:table-cell>
          <table:table-cell table:formula="of:=VLOOKUP([.D193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gnome-fs-nfs.png</text:p>
          </table:table-cell>
          <table:table-cell office:value-type="string" calcext:value-type="string">
            <text:p>folder-remote.png</text:p>
          </table:table-cell>
          <table:table-cell table:formula="of:=[.A1934]&amp;&quot;/&quot;&amp;[.C1934]" office:value-type="string" office:string-value="places/folder-remote.png" calcext:value-type="string">
            <text:p>places/folder-remote.png</text:p>
          </table:table-cell>
          <table:table-cell table:formula="of:=VLOOKUP([.D193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gnome-fs-server.png</text:p>
          </table:table-cell>
          <table:table-cell office:value-type="string" calcext:value-type="string">
            <text:p>network-server.png</text:p>
          </table:table-cell>
          <table:table-cell table:formula="of:=[.A1935]&amp;&quot;/&quot;&amp;[.C1935]" office:value-type="string" office:string-value="places/network-server.png" calcext:value-type="string">
            <text:p>places/network-server.png</text:p>
          </table:table-cell>
          <table:table-cell table:formula="of:=VLOOKUP([.D193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gnome-fs-share.png</text:p>
          </table:table-cell>
          <table:table-cell office:value-type="string" calcext:value-type="string">
            <text:p>folder-remote.png</text:p>
          </table:table-cell>
          <table:table-cell table:formula="of:=[.A1936]&amp;&quot;/&quot;&amp;[.C1936]" office:value-type="string" office:string-value="places/folder-remote.png" calcext:value-type="string">
            <text:p>places/folder-remote.png</text:p>
          </table:table-cell>
          <table:table-cell table:formula="of:=VLOOKUP([.D193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gnome-fs-smb.png</text:p>
          </table:table-cell>
          <table:table-cell office:value-type="string" calcext:value-type="string">
            <text:p>folder-remote.png</text:p>
          </table:table-cell>
          <table:table-cell table:formula="of:=[.A1937]&amp;&quot;/&quot;&amp;[.C1937]" office:value-type="string" office:string-value="places/folder-remote.png" calcext:value-type="string">
            <text:p>places/folder-remote.png</text:p>
          </table:table-cell>
          <table:table-cell table:formula="of:=VLOOKUP([.D193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gnome-fs-ssh.png</text:p>
          </table:table-cell>
          <table:table-cell office:value-type="string" calcext:value-type="string">
            <text:p>folder-remote.png</text:p>
          </table:table-cell>
          <table:table-cell table:formula="of:=[.A1938]&amp;&quot;/&quot;&amp;[.C1938]" office:value-type="string" office:string-value="places/folder-remote.png" calcext:value-type="string">
            <text:p>places/folder-remote.png</text:p>
          </table:table-cell>
          <table:table-cell table:formula="of:=VLOOKUP([.D193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gnome-fs-trash-empty.png</text:p>
          </table:table-cell>
          <table:table-cell office:value-type="string" calcext:value-type="string">
            <text:p>user-trash.png</text:p>
          </table:table-cell>
          <table:table-cell table:formula="of:=[.A1939]&amp;&quot;/&quot;&amp;[.C1939]" office:value-type="string" office:string-value="places/user-trash.png" calcext:value-type="string">
            <text:p>places/user-trash.png</text:p>
          </table:table-cell>
          <table:table-cell table:formula="of:=VLOOKUP([.D193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gnome-mime-x-directory-nfs-server.png</text:p>
          </table:table-cell>
          <table:table-cell office:value-type="string" calcext:value-type="string">
            <text:p>network-server.png</text:p>
          </table:table-cell>
          <table:table-cell table:formula="of:=[.A1940]&amp;&quot;/&quot;&amp;[.C1940]" office:value-type="string" office:string-value="places/network-server.png" calcext:value-type="string">
            <text:p>places/network-server.png</text:p>
          </table:table-cell>
          <table:table-cell table:formula="of:=VLOOKUP([.D194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gnome-mime-x-directory-smb-server.png</text:p>
          </table:table-cell>
          <table:table-cell office:value-type="string" calcext:value-type="string">
            <text:p>network-server.png</text:p>
          </table:table-cell>
          <table:table-cell table:formula="of:=[.A1941]&amp;&quot;/&quot;&amp;[.C1941]" office:value-type="string" office:string-value="places/network-server.png" calcext:value-type="string">
            <text:p>places/network-server.png</text:p>
          </table:table-cell>
          <table:table-cell table:formula="of:=VLOOKUP([.D194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gnome-mime-x-directory-smb-share.png</text:p>
          </table:table-cell>
          <table:table-cell office:value-type="string" calcext:value-type="string">
            <text:p>folder-remote.png</text:p>
          </table:table-cell>
          <table:table-cell table:formula="of:=[.A1942]&amp;&quot;/&quot;&amp;[.C1942]" office:value-type="string" office:string-value="places/folder-remote.png" calcext:value-type="string">
            <text:p>places/folder-remote.png</text:p>
          </table:table-cell>
          <table:table-cell table:formula="of:=VLOOKUP([.D194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gnome-mime-x-directory-smb-workgroup.png</text:p>
          </table:table-cell>
          <table:table-cell office:value-type="string" calcext:value-type="string">
            <text:p>network-workgroup.png</text:p>
          </table:table-cell>
          <table:table-cell table:formula="of:=[.A1943]&amp;&quot;/&quot;&amp;[.C1943]" office:value-type="string" office:string-value="places/network-workgroup.png" calcext:value-type="string">
            <text:p>places/network-workgroup.png</text:p>
          </table:table-cell>
          <table:table-cell table:formula="of:=VLOOKUP([.D194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gnome-stock-trash.png</text:p>
          </table:table-cell>
          <table:table-cell office:value-type="string" calcext:value-type="string">
            <text:p>user-trash.png</text:p>
          </table:table-cell>
          <table:table-cell table:formula="of:=[.A1944]&amp;&quot;/&quot;&amp;[.C1944]" office:value-type="string" office:string-value="places/user-trash.png" calcext:value-type="string">
            <text:p>places/user-trash.png</text:p>
          </table:table-cell>
          <table:table-cell table:formula="of:=VLOOKUP([.D194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gtk-network.png</text:p>
          </table:table-cell>
          <table:table-cell office:value-type="string" calcext:value-type="string">
            <text:p>network-workgroup.png</text:p>
          </table:table-cell>
          <table:table-cell table:formula="of:=[.A1945]&amp;&quot;/&quot;&amp;[.C1945]" office:value-type="string" office:string-value="places/network-workgroup.png" calcext:value-type="string">
            <text:p>places/network-workgroup.png</text:p>
          </table:table-cell>
          <table:table-cell table:formula="of:=VLOOKUP([.D194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kubuntu-logo-icon.png</text:p>
          </table:table-cell>
          <table:table-cell office:value-type="string" calcext:value-type="string">
            <text:p>distributor-logo-kubuntu.png</text:p>
          </table:table-cell>
          <table:table-cell table:formula="of:=[.A1946]&amp;&quot;/&quot;&amp;[.C1946]" office:value-type="string" office:string-value="places/distributor-logo-kubuntu.png" calcext:value-type="string">
            <text:p>places/distributor-logo-kubuntu.png</text:p>
          </table:table-cell>
          <table:table-cell table:formula="of:=VLOOKUP([.D194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kubuntu.png</text:p>
          </table:table-cell>
          <table:table-cell office:value-type="string" calcext:value-type="string">
            <text:p>distributor-logo-kubuntu.png</text:p>
          </table:table-cell>
          <table:table-cell table:formula="of:=[.A1947]&amp;&quot;/&quot;&amp;[.C1947]" office:value-type="string" office:string-value="places/distributor-logo-kubuntu.png" calcext:value-type="string">
            <text:p>places/distributor-logo-kubuntu.png</text:p>
          </table:table-cell>
          <table:table-cell table:formula="of:=VLOOKUP([.D194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linux-mint-logo-icon.png</text:p>
          </table:table-cell>
          <table:table-cell office:value-type="string" calcext:value-type="string">
            <text:p>distributor-logo-linux-mint.png</text:p>
          </table:table-cell>
          <table:table-cell table:formula="of:=[.A1948]&amp;&quot;/&quot;&amp;[.C1948]" office:value-type="string" office:string-value="places/distributor-logo-linux-mint.png" calcext:value-type="string">
            <text:p>places/distributor-logo-linux-mint.png</text:p>
          </table:table-cell>
          <table:table-cell table:formula="of:=VLOOKUP([.D194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linux-mint.png</text:p>
          </table:table-cell>
          <table:table-cell office:value-type="string" calcext:value-type="string">
            <text:p>distributor-logo-linux-mint.png</text:p>
          </table:table-cell>
          <table:table-cell table:formula="of:=[.A1949]&amp;&quot;/&quot;&amp;[.C1949]" office:value-type="string" office:string-value="places/distributor-logo-linux-mint.png" calcext:value-type="string">
            <text:p>places/distributor-logo-linux-mint.png</text:p>
          </table:table-cell>
          <table:table-cell table:formula="of:=VLOOKUP([.D194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mageia-logo-icon.png</text:p>
          </table:table-cell>
          <table:table-cell office:value-type="string" calcext:value-type="string">
            <text:p>distributor-logo-mageia.png</text:p>
          </table:table-cell>
          <table:table-cell table:formula="of:=[.A1950]&amp;&quot;/&quot;&amp;[.C1950]" office:value-type="string" office:string-value="places/distributor-logo-mageia.png" calcext:value-type="string">
            <text:p>places/distributor-logo-mageia.png</text:p>
          </table:table-cell>
          <table:table-cell table:formula="of:=VLOOKUP([.D195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mageia.png</text:p>
          </table:table-cell>
          <table:table-cell office:value-type="string" calcext:value-type="string">
            <text:p>distributor-logo-mageia.png</text:p>
          </table:table-cell>
          <table:table-cell table:formula="of:=[.A1951]&amp;&quot;/&quot;&amp;[.C1951]" office:value-type="string" office:string-value="places/distributor-logo-mageia.png" calcext:value-type="string">
            <text:p>places/distributor-logo-mageia.png</text:p>
          </table:table-cell>
          <table:table-cell table:formula="of:=VLOOKUP([.D195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mandriva-logo-icon.png</text:p>
          </table:table-cell>
          <table:table-cell office:value-type="string" calcext:value-type="string">
            <text:p>distributor-logo-mandriva.png</text:p>
          </table:table-cell>
          <table:table-cell table:formula="of:=[.A1952]&amp;&quot;/&quot;&amp;[.C1952]" office:value-type="string" office:string-value="places/distributor-logo-mandriva.png" calcext:value-type="string">
            <text:p>places/distributor-logo-mandriva.png</text:p>
          </table:table-cell>
          <table:table-cell table:formula="of:=VLOOKUP([.D195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mandriva.png</text:p>
          </table:table-cell>
          <table:table-cell office:value-type="string" calcext:value-type="string">
            <text:p>distributor-logo-mandriva.png</text:p>
          </table:table-cell>
          <table:table-cell table:formula="of:=[.A1953]&amp;&quot;/&quot;&amp;[.C1953]" office:value-type="string" office:string-value="places/distributor-logo-mandriva.png" calcext:value-type="string">
            <text:p>places/distributor-logo-mandriva.png</text:p>
          </table:table-cell>
          <table:table-cell table:formula="of:=VLOOKUP([.D195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manjaro-logo-icon.png</text:p>
          </table:table-cell>
          <table:table-cell office:value-type="string" calcext:value-type="string">
            <text:p>distributor-logo-manjaro.png</text:p>
          </table:table-cell>
          <table:table-cell table:formula="of:=[.A1954]&amp;&quot;/&quot;&amp;[.C1954]" office:value-type="string" office:string-value="places/distributor-logo-manjaro.png" calcext:value-type="string">
            <text:p>places/distributor-logo-manjaro.png</text:p>
          </table:table-cell>
          <table:table-cell table:formula="of:=VLOOKUP([.D195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manjaro.png</text:p>
          </table:table-cell>
          <table:table-cell office:value-type="string" calcext:value-type="string">
            <text:p>distributor-logo-manjaro.png</text:p>
          </table:table-cell>
          <table:table-cell table:formula="of:=[.A1955]&amp;&quot;/&quot;&amp;[.C1955]" office:value-type="string" office:string-value="places/distributor-logo-manjaro.png" calcext:value-type="string">
            <text:p>places/distributor-logo-manjaro.png</text:p>
          </table:table-cell>
          <table:table-cell table:formula="of:=VLOOKUP([.D195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manjaro-welcome.png</text:p>
          </table:table-cell>
          <table:table-cell office:value-type="string" calcext:value-type="string">
            <text:p>distributor-logo-manjaro.png</text:p>
          </table:table-cell>
          <table:table-cell table:formula="of:=[.A1956]&amp;&quot;/&quot;&amp;[.C1956]" office:value-type="string" office:string-value="places/distributor-logo-manjaro.png" calcext:value-type="string">
            <text:p>places/distributor-logo-manjaro.png</text:p>
          </table:table-cell>
          <table:table-cell table:formula="of:=VLOOKUP([.D195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mintwelcome.png</text:p>
          </table:table-cell>
          <table:table-cell office:value-type="string" calcext:value-type="string">
            <text:p>distributor-logo-linux-mint.png</text:p>
          </table:table-cell>
          <table:table-cell table:formula="of:=[.A1957]&amp;&quot;/&quot;&amp;[.C1957]" office:value-type="string" office:string-value="places/distributor-logo-linux-mint.png" calcext:value-type="string">
            <text:p>places/distributor-logo-linux-mint.png</text:p>
          </table:table-cell>
          <table:table-cell table:formula="of:=VLOOKUP([.D195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network_local.png</text:p>
          </table:table-cell>
          <table:table-cell office:value-type="string" calcext:value-type="string">
            <text:p>network-workgroup.png</text:p>
          </table:table-cell>
          <table:table-cell table:formula="of:=[.A1958]&amp;&quot;/&quot;&amp;[.C1958]" office:value-type="string" office:string-value="places/network-workgroup.png" calcext:value-type="string">
            <text:p>places/network-workgroup.png</text:p>
          </table:table-cell>
          <table:table-cell table:formula="of:=VLOOKUP([.D195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network.png</text:p>
          </table:table-cell>
          <table:table-cell office:value-type="string" calcext:value-type="string">
            <text:p>folder-remote.png</text:p>
          </table:table-cell>
          <table:table-cell table:formula="of:=[.A1959]&amp;&quot;/&quot;&amp;[.C1959]" office:value-type="string" office:string-value="places/folder-remote.png" calcext:value-type="string">
            <text:p>places/folder-remote.png</text:p>
          </table:table-cell>
          <table:table-cell table:formula="of:=VLOOKUP([.D195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network-server.png</text:p>
          </table:table-cell>
          <table:table-cell office:value-type="string" calcext:value-type="string">
            <text:p>folder-remote.png</text:p>
          </table:table-cell>
          <table:table-cell table:formula="of:=[.A1960]&amp;&quot;/&quot;&amp;[.C1960]" office:value-type="string" office:string-value="places/folder-remote.png" calcext:value-type="string">
            <text:p>places/folder-remote.png</text:p>
          </table:table-cell>
          <table:table-cell table:formula="of:=VLOOKUP([.D196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network-workgroup.png</text:p>
          </table:table-cell>
          <table:table-cell table:style-name="ce15" table:formula="of:=[.B1961]" office:value-type="string" office:string-value="network-workgroup.png" calcext:value-type="string">
            <text:p>network-workgroup.png</text:p>
          </table:table-cell>
          <table:table-cell table:formula="of:=[.A1961]&amp;&quot;/&quot;&amp;[.C1961]" office:value-type="string" office:string-value="places/network-workgroup.png" calcext:value-type="string">
            <text:p>places/network-workgroup.png</text:p>
          </table:table-cell>
          <table:table-cell table:formula="of:=VLOOKUP([.D196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opensuse-logo-icon.png</text:p>
          </table:table-cell>
          <table:table-cell office:value-type="string" calcext:value-type="string">
            <text:p>distributor-logo-opensuse.png</text:p>
          </table:table-cell>
          <table:table-cell table:formula="of:=[.A1962]&amp;&quot;/&quot;&amp;[.C1962]" office:value-type="string" office:string-value="places/distributor-logo-opensuse.png" calcext:value-type="string">
            <text:p>places/distributor-logo-opensuse.png</text:p>
          </table:table-cell>
          <table:table-cell table:formula="of:=VLOOKUP([.D196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opensuse.png</text:p>
          </table:table-cell>
          <table:table-cell office:value-type="string" calcext:value-type="string">
            <text:p>distributor-logo-opensuse.png</text:p>
          </table:table-cell>
          <table:table-cell table:formula="of:=[.A1963]&amp;&quot;/&quot;&amp;[.C1963]" office:value-type="string" office:string-value="places/distributor-logo-opensuse.png" calcext:value-type="string">
            <text:p>places/distributor-logo-opensuse.png</text:p>
          </table:table-cell>
          <table:table-cell table:formula="of:=VLOOKUP([.D196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redhat-network-server.png</text:p>
          </table:table-cell>
          <table:table-cell office:value-type="string" calcext:value-type="string">
            <text:p>network-server.png</text:p>
          </table:table-cell>
          <table:table-cell table:formula="of:=[.A1964]&amp;&quot;/&quot;&amp;[.C1964]" office:value-type="string" office:string-value="places/network-server.png" calcext:value-type="string">
            <text:p>places/network-server.png</text:p>
          </table:table-cell>
          <table:table-cell table:formula="of:=VLOOKUP([.D196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server.png</text:p>
          </table:table-cell>
          <table:table-cell office:value-type="string" calcext:value-type="string">
            <text:p>network-server.png</text:p>
          </table:table-cell>
          <table:table-cell table:formula="of:=[.A1965]&amp;&quot;/&quot;&amp;[.C1965]" office:value-type="string" office:string-value="places/network-server.png" calcext:value-type="string">
            <text:p>places/network-server.png</text:p>
          </table:table-cell>
          <table:table-cell table:formula="of:=VLOOKUP([.D196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show-desktop.png</text:p>
          </table:table-cell>
          <table:table-cell office:value-type="string" calcext:value-type="string">
            <text:p>user-desktop.png</text:p>
          </table:table-cell>
          <table:table-cell table:formula="of:=[.A1966]&amp;&quot;/&quot;&amp;[.C1966]" office:value-type="string" office:string-value="places/user-desktop.png" calcext:value-type="string">
            <text:p>places/user-desktop.png</text:p>
          </table:table-cell>
          <table:table-cell table:formula="of:=VLOOKUP([.D196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slackware-logo-icon.png</text:p>
          </table:table-cell>
          <table:table-cell office:value-type="string" calcext:value-type="string">
            <text:p>distributor-logo-slackware.png</text:p>
          </table:table-cell>
          <table:table-cell table:formula="of:=[.A1967]&amp;&quot;/&quot;&amp;[.C1967]" office:value-type="string" office:string-value="places/distributor-logo-slackware.png" calcext:value-type="string">
            <text:p>places/distributor-logo-slackware.png</text:p>
          </table:table-cell>
          <table:table-cell table:formula="of:=VLOOKUP([.D196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slackware.png</text:p>
          </table:table-cell>
          <table:table-cell office:value-type="string" calcext:value-type="string">
            <text:p>distributor-logo-slackware.png</text:p>
          </table:table-cell>
          <table:table-cell table:formula="of:=[.A1968]&amp;&quot;/&quot;&amp;[.C1968]" office:value-type="string" office:string-value="places/distributor-logo-slackware.png" calcext:value-type="string">
            <text:p>places/distributor-logo-slackware.png</text:p>
          </table:table-cell>
          <table:table-cell table:formula="of:=VLOOKUP([.D196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start-here-antergos.png</text:p>
          </table:table-cell>
          <table:table-cell office:value-type="string" calcext:value-type="string">
            <text:p>distributor-logo-antergos.png</text:p>
          </table:table-cell>
          <table:table-cell table:formula="of:=[.A1969]&amp;&quot;/&quot;&amp;[.C1969]" office:value-type="string" office:string-value="places/distributor-logo-antergos.png" calcext:value-type="string">
            <text:p>places/distributor-logo-antergos.png</text:p>
          </table:table-cell>
          <table:table-cell table:formula="of:=VLOOKUP([.D196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start-here-archlinux.png</text:p>
          </table:table-cell>
          <table:table-cell office:value-type="string" calcext:value-type="string">
            <text:p>distributor-logo-archlinux.png</text:p>
          </table:table-cell>
          <table:table-cell table:formula="of:=[.A1970]&amp;&quot;/&quot;&amp;[.C1970]" office:value-type="string" office:string-value="places/distributor-logo-archlinux.png" calcext:value-type="string">
            <text:p>places/distributor-logo-archlinux.png</text:p>
          </table:table-cell>
          <table:table-cell table:formula="of:=VLOOKUP([.D197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start-here-crunchbang.png</text:p>
          </table:table-cell>
          <table:table-cell office:value-type="string" calcext:value-type="string">
            <text:p>distributor-logo-crunchbang.png</text:p>
          </table:table-cell>
          <table:table-cell table:formula="of:=[.A1971]&amp;&quot;/&quot;&amp;[.C1971]" office:value-type="string" office:string-value="places/distributor-logo-crunchbang.png" calcext:value-type="string">
            <text:p>places/distributor-logo-crunchbang.png</text:p>
          </table:table-cell>
          <table:table-cell table:formula="of:=VLOOKUP([.D197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start-here-debian.png</text:p>
          </table:table-cell>
          <table:table-cell office:value-type="string" calcext:value-type="string">
            <text:p>distributor-logo-debian.png</text:p>
          </table:table-cell>
          <table:table-cell table:formula="of:=[.A1972]&amp;&quot;/&quot;&amp;[.C1972]" office:value-type="string" office:string-value="places/distributor-logo-debian.png" calcext:value-type="string">
            <text:p>places/distributor-logo-debian.png</text:p>
          </table:table-cell>
          <table:table-cell table:formula="of:=VLOOKUP([.D197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start-here-deepin.png</text:p>
          </table:table-cell>
          <table:table-cell office:value-type="string" calcext:value-type="string">
            <text:p>distributor-logo-deepin.png</text:p>
          </table:table-cell>
          <table:table-cell table:formula="of:=[.A1973]&amp;&quot;/&quot;&amp;[.C1973]" office:value-type="string" office:string-value="places/distributor-logo-deepin.png" calcext:value-type="string">
            <text:p>places/distributor-logo-deepin.png</text:p>
          </table:table-cell>
          <table:table-cell table:formula="of:=VLOOKUP([.D197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start-here-edubuntu.png</text:p>
          </table:table-cell>
          <table:table-cell office:value-type="string" calcext:value-type="string">
            <text:p>distributor-logo-edubuntu.png</text:p>
          </table:table-cell>
          <table:table-cell table:formula="of:=[.A1974]&amp;&quot;/&quot;&amp;[.C1974]" office:value-type="string" office:string-value="places/distributor-logo-edubuntu.png" calcext:value-type="string">
            <text:p>places/distributor-logo-edubuntu.png</text:p>
          </table:table-cell>
          <table:table-cell table:formula="of:=VLOOKUP([.D197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start-here-elementary.png</text:p>
          </table:table-cell>
          <table:table-cell office:value-type="string" calcext:value-type="string">
            <text:p>distributor-logo-elementary.png</text:p>
          </table:table-cell>
          <table:table-cell table:formula="of:=[.A1975]&amp;&quot;/&quot;&amp;[.C1975]" office:value-type="string" office:string-value="places/distributor-logo-elementary.png" calcext:value-type="string">
            <text:p>places/distributor-logo-elementary.png</text:p>
          </table:table-cell>
          <table:table-cell table:formula="of:=VLOOKUP([.D197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start-here-fedora.png</text:p>
          </table:table-cell>
          <table:table-cell office:value-type="string" calcext:value-type="string">
            <text:p>distributor-logo-fedora.png</text:p>
          </table:table-cell>
          <table:table-cell table:formula="of:=[.A1976]&amp;&quot;/&quot;&amp;[.C1976]" office:value-type="string" office:string-value="places/distributor-logo-fedora.png" calcext:value-type="string">
            <text:p>places/distributor-logo-fedora.png</text:p>
          </table:table-cell>
          <table:table-cell table:formula="of:=VLOOKUP([.D197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start-here-frugalware.png</text:p>
          </table:table-cell>
          <table:table-cell office:value-type="string" calcext:value-type="string">
            <text:p>distributor-logo-frugalware.png</text:p>
          </table:table-cell>
          <table:table-cell table:formula="of:=[.A1977]&amp;&quot;/&quot;&amp;[.C1977]" office:value-type="string" office:string-value="places/distributor-logo-frugalware.png" calcext:value-type="string">
            <text:p>places/distributor-logo-frugalware.png</text:p>
          </table:table-cell>
          <table:table-cell table:formula="of:=VLOOKUP([.D197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start-here-gentoo.png</text:p>
          </table:table-cell>
          <table:table-cell office:value-type="string" calcext:value-type="string">
            <text:p>distributor-logo-gentoo.png</text:p>
          </table:table-cell>
          <table:table-cell table:formula="of:=[.A1978]&amp;&quot;/&quot;&amp;[.C1978]" office:value-type="string" office:string-value="places/distributor-logo-gentoo.png" calcext:value-type="string">
            <text:p>places/distributor-logo-gentoo.png</text:p>
          </table:table-cell>
          <table:table-cell table:formula="of:=VLOOKUP([.D197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start-here-kubuntu.png</text:p>
          </table:table-cell>
          <table:table-cell office:value-type="string" calcext:value-type="string">
            <text:p>distributor-logo-kubuntu.png</text:p>
          </table:table-cell>
          <table:table-cell table:formula="of:=[.A1979]&amp;&quot;/&quot;&amp;[.C1979]" office:value-type="string" office:string-value="places/distributor-logo-kubuntu.png" calcext:value-type="string">
            <text:p>places/distributor-logo-kubuntu.png</text:p>
          </table:table-cell>
          <table:table-cell table:formula="of:=VLOOKUP([.D197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start-here-linux-mint.png</text:p>
          </table:table-cell>
          <table:table-cell office:value-type="string" calcext:value-type="string">
            <text:p>distributor-logo-linux-mint.png</text:p>
          </table:table-cell>
          <table:table-cell table:formula="of:=[.A1980]&amp;&quot;/&quot;&amp;[.C1980]" office:value-type="string" office:string-value="places/distributor-logo-linux-mint.png" calcext:value-type="string">
            <text:p>places/distributor-logo-linux-mint.png</text:p>
          </table:table-cell>
          <table:table-cell table:formula="of:=VLOOKUP([.D198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start-here-mageia.png</text:p>
          </table:table-cell>
          <table:table-cell office:value-type="string" calcext:value-type="string">
            <text:p>distributor-logo-mageia.png</text:p>
          </table:table-cell>
          <table:table-cell table:formula="of:=[.A1981]&amp;&quot;/&quot;&amp;[.C1981]" office:value-type="string" office:string-value="places/distributor-logo-mageia.png" calcext:value-type="string">
            <text:p>places/distributor-logo-mageia.png</text:p>
          </table:table-cell>
          <table:table-cell table:formula="of:=VLOOKUP([.D198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start-here-mandriva.png</text:p>
          </table:table-cell>
          <table:table-cell office:value-type="string" calcext:value-type="string">
            <text:p>distributor-logo-mandriva.png</text:p>
          </table:table-cell>
          <table:table-cell table:formula="of:=[.A1982]&amp;&quot;/&quot;&amp;[.C1982]" office:value-type="string" office:string-value="places/distributor-logo-mandriva.png" calcext:value-type="string">
            <text:p>places/distributor-logo-mandriva.png</text:p>
          </table:table-cell>
          <table:table-cell table:formula="of:=VLOOKUP([.D198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start-here-manjaro.png</text:p>
          </table:table-cell>
          <table:table-cell office:value-type="string" calcext:value-type="string">
            <text:p>distributor-logo-manjaro.png</text:p>
          </table:table-cell>
          <table:table-cell table:formula="of:=[.A1983]&amp;&quot;/&quot;&amp;[.C1983]" office:value-type="string" office:string-value="places/distributor-logo-manjaro.png" calcext:value-type="string">
            <text:p>places/distributor-logo-manjaro.png</text:p>
          </table:table-cell>
          <table:table-cell table:formula="of:=VLOOKUP([.D198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start-here-opensuse.png</text:p>
          </table:table-cell>
          <table:table-cell office:value-type="string" calcext:value-type="string">
            <text:p>distributor-logo-opensuse.png</text:p>
          </table:table-cell>
          <table:table-cell table:formula="of:=[.A1984]&amp;&quot;/&quot;&amp;[.C1984]" office:value-type="string" office:string-value="places/distributor-logo-opensuse.png" calcext:value-type="string">
            <text:p>places/distributor-logo-opensuse.png</text:p>
          </table:table-cell>
          <table:table-cell table:formula="of:=VLOOKUP([.D198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start-here-slackware.png</text:p>
          </table:table-cell>
          <table:table-cell office:value-type="string" calcext:value-type="string">
            <text:p>distributor-logo-slackware.png</text:p>
          </table:table-cell>
          <table:table-cell table:formula="of:=[.A1985]&amp;&quot;/&quot;&amp;[.C1985]" office:value-type="string" office:string-value="places/distributor-logo-slackware.png" calcext:value-type="string">
            <text:p>places/distributor-logo-slackware.png</text:p>
          </table:table-cell>
          <table:table-cell table:formula="of:=VLOOKUP([.D198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start-here-steamos.png</text:p>
          </table:table-cell>
          <table:table-cell office:value-type="string" calcext:value-type="string">
            <text:p>distributor-logo-steamos.png</text:p>
          </table:table-cell>
          <table:table-cell table:formula="of:=[.A1986]&amp;&quot;/&quot;&amp;[.C1986]" office:value-type="string" office:string-value="places/distributor-logo-steamos.png" calcext:value-type="string">
            <text:p>places/distributor-logo-steamos.png</text:p>
          </table:table-cell>
          <table:table-cell table:formula="of:=VLOOKUP([.D198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start-here-ubuntu-gnome.png</text:p>
          </table:table-cell>
          <table:table-cell office:value-type="string" calcext:value-type="string">
            <text:p>distributor-logo-ubuntu-gnome.png</text:p>
          </table:table-cell>
          <table:table-cell table:formula="of:=[.A1987]&amp;&quot;/&quot;&amp;[.C1987]" office:value-type="string" office:string-value="places/distributor-logo-ubuntu-gnome.png" calcext:value-type="string">
            <text:p>places/distributor-logo-ubuntu-gnome.png</text:p>
          </table:table-cell>
          <table:table-cell table:formula="of:=VLOOKUP([.D198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start-here-ubuntu-mate.png</text:p>
          </table:table-cell>
          <table:table-cell office:value-type="string" calcext:value-type="string">
            <text:p>distributor-logo-ubuntu-mate.png</text:p>
          </table:table-cell>
          <table:table-cell table:formula="of:=[.A1988]&amp;&quot;/&quot;&amp;[.C1988]" office:value-type="string" office:string-value="places/distributor-logo-ubuntu-mate.png" calcext:value-type="string">
            <text:p>places/distributor-logo-ubuntu-mate.png</text:p>
          </table:table-cell>
          <table:table-cell table:formula="of:=VLOOKUP([.D198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start-here-ubuntu.png</text:p>
          </table:table-cell>
          <table:table-cell office:value-type="string" calcext:value-type="string">
            <text:p>distributor-logo-ubuntu.png</text:p>
          </table:table-cell>
          <table:table-cell table:formula="of:=[.A1989]&amp;&quot;/&quot;&amp;[.C1989]" office:value-type="string" office:string-value="places/distributor-logo-ubuntu.png" calcext:value-type="string">
            <text:p>places/distributor-logo-ubuntu.png</text:p>
          </table:table-cell>
          <table:table-cell table:formula="of:=VLOOKUP([.D198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steamos-logo-icon.png</text:p>
          </table:table-cell>
          <table:table-cell office:value-type="string" calcext:value-type="string">
            <text:p>distributor-logo-steamos.png</text:p>
          </table:table-cell>
          <table:table-cell table:formula="of:=[.A1990]&amp;&quot;/&quot;&amp;[.C1990]" office:value-type="string" office:string-value="places/distributor-logo-steamos.png" calcext:value-type="string">
            <text:p>places/distributor-logo-steamos.png</text:p>
          </table:table-cell>
          <table:table-cell table:formula="of:=VLOOKUP([.D199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steamos.png</text:p>
          </table:table-cell>
          <table:table-cell office:value-type="string" calcext:value-type="string">
            <text:p>distributor-logo-steamos.png</text:p>
          </table:table-cell>
          <table:table-cell table:formula="of:=[.A1991]&amp;&quot;/&quot;&amp;[.C1991]" office:value-type="string" office:string-value="places/distributor-logo-steamos.png" calcext:value-type="string">
            <text:p>places/distributor-logo-steamos.png</text:p>
          </table:table-cell>
          <table:table-cell table:formula="of:=VLOOKUP([.D199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trashcan_empty.png</text:p>
          </table:table-cell>
          <table:table-cell office:value-type="string" calcext:value-type="string">
            <text:p>user-trash.png</text:p>
          </table:table-cell>
          <table:table-cell table:formula="of:=[.A1992]&amp;&quot;/&quot;&amp;[.C1992]" office:value-type="string" office:string-value="places/user-trash.png" calcext:value-type="string">
            <text:p>places/user-trash.png</text:p>
          </table:table-cell>
          <table:table-cell table:formula="of:=VLOOKUP([.D199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ubuntu-gnome-logo-icon.png</text:p>
          </table:table-cell>
          <table:table-cell office:value-type="string" calcext:value-type="string">
            <text:p>distributor-logo-ubuntu-gnome.png</text:p>
          </table:table-cell>
          <table:table-cell table:formula="of:=[.A1993]&amp;&quot;/&quot;&amp;[.C1993]" office:value-type="string" office:string-value="places/distributor-logo-ubuntu-gnome.png" calcext:value-type="string">
            <text:p>places/distributor-logo-ubuntu-gnome.png</text:p>
          </table:table-cell>
          <table:table-cell table:formula="of:=VLOOKUP([.D199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ubuntu-gnome.png</text:p>
          </table:table-cell>
          <table:table-cell office:value-type="string" calcext:value-type="string">
            <text:p>distributor-logo-ubuntu-gnome.png</text:p>
          </table:table-cell>
          <table:table-cell table:formula="of:=[.A1994]&amp;&quot;/&quot;&amp;[.C1994]" office:value-type="string" office:string-value="places/distributor-logo-ubuntu-gnome.png" calcext:value-type="string">
            <text:p>places/distributor-logo-ubuntu-gnome.png</text:p>
          </table:table-cell>
          <table:table-cell table:formula="of:=VLOOKUP([.D199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ubuntu-logo-icon.png</text:p>
          </table:table-cell>
          <table:table-cell office:value-type="string" calcext:value-type="string">
            <text:p>distributor-logo-ubuntu.png</text:p>
          </table:table-cell>
          <table:table-cell table:formula="of:=[.A1995]&amp;&quot;/&quot;&amp;[.C1995]" office:value-type="string" office:string-value="places/distributor-logo-ubuntu.png" calcext:value-type="string">
            <text:p>places/distributor-logo-ubuntu.png</text:p>
          </table:table-cell>
          <table:table-cell table:formula="of:=VLOOKUP([.D199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ubuntu-mate-logo-icon.png</text:p>
          </table:table-cell>
          <table:table-cell office:value-type="string" calcext:value-type="string">
            <text:p>distributor-logo-ubuntu-mate.png</text:p>
          </table:table-cell>
          <table:table-cell table:formula="of:=[.A1996]&amp;&quot;/&quot;&amp;[.C1996]" office:value-type="string" office:string-value="places/distributor-logo-ubuntu-mate.png" calcext:value-type="string">
            <text:p>places/distributor-logo-ubuntu-mate.png</text:p>
          </table:table-cell>
          <table:table-cell table:formula="of:=VLOOKUP([.D199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ubuntu-mate.png</text:p>
          </table:table-cell>
          <table:table-cell office:value-type="string" calcext:value-type="string">
            <text:p>distributor-logo-ubuntu-mate.png</text:p>
          </table:table-cell>
          <table:table-cell table:formula="of:=[.A1997]&amp;&quot;/&quot;&amp;[.C1997]" office:value-type="string" office:string-value="places/distributor-logo-ubuntu-mate.png" calcext:value-type="string">
            <text:p>places/distributor-logo-ubuntu-mate.png</text:p>
          </table:table-cell>
          <table:table-cell table:formula="of:=VLOOKUP([.D199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ubuntu.png</text:p>
          </table:table-cell>
          <table:table-cell office:value-type="string" calcext:value-type="string">
            <text:p>distributor-logo-ubuntu.png</text:p>
          </table:table-cell>
          <table:table-cell table:formula="of:=[.A1998]&amp;&quot;/&quot;&amp;[.C1998]" office:value-type="string" office:string-value="places/distributor-logo-ubuntu.png" calcext:value-type="string">
            <text:p>places/distributor-logo-ubuntu.png</text:p>
          </table:table-cell>
          <table:table-cell table:formula="of:=VLOOKUP([.D199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user-bookmarks.png</text:p>
          </table:table-cell>
          <table:table-cell table:style-name="ce15" table:formula="of:=[.B1999]" office:value-type="string" office:string-value="user-bookmarks.png" calcext:value-type="string">
            <text:p>user-bookmarks.png</text:p>
          </table:table-cell>
          <table:table-cell table:formula="of:=[.A1999]&amp;&quot;/&quot;&amp;[.C1999]" office:value-type="string" office:string-value="places/user-bookmarks.png" calcext:value-type="string">
            <text:p>places/user-bookmarks.png</text:p>
          </table:table-cell>
          <table:table-cell table:formula="of:=VLOOKUP([.D199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user-desktop.png</text:p>
          </table:table-cell>
          <table:table-cell table:style-name="ce15" table:formula="of:=[.B2000]" office:value-type="string" office:string-value="user-desktop.png" calcext:value-type="string">
            <text:p>user-desktop.png</text:p>
          </table:table-cell>
          <table:table-cell table:formula="of:=[.A2000]&amp;&quot;/&quot;&amp;[.C2000]" office:value-type="string" office:string-value="places/user-desktop.png" calcext:value-type="string">
            <text:p>places/user-desktop.png</text:p>
          </table:table-cell>
          <table:table-cell table:formula="of:=VLOOKUP([.D200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user-trash-full.png</text:p>
          </table:table-cell>
          <table:table-cell table:style-name="ce15" table:formula="of:=[.B2001]" office:value-type="string" office:string-value="user-trash-full.png" calcext:value-type="string">
            <text:p>user-trash-full.png</text:p>
          </table:table-cell>
          <table:table-cell table:formula="of:=[.A2001]&amp;&quot;/&quot;&amp;[.C2001]" office:value-type="string" office:string-value="places/user-trash-full.png" calcext:value-type="string">
            <text:p>places/user-trash-full.png</text:p>
          </table:table-cell>
          <table:table-cell table:formula="of:=VLOOKUP([.D200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user-trash.png</text:p>
          </table:table-cell>
          <table:table-cell table:style-name="ce15" table:formula="of:=[.B2002]" office:value-type="string" office:string-value="user-trash.png" calcext:value-type="string">
            <text:p>user-trash.png</text:p>
          </table:table-cell>
          <table:table-cell table:formula="of:=[.A2002]&amp;&quot;/&quot;&amp;[.C2002]" office:value-type="string" office:string-value="places/user-trash.png" calcext:value-type="string">
            <text:p>places/user-trash.png</text:p>
          </table:table-cell>
          <table:table-cell table:formula="of:=VLOOKUP([.D200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xfce-trash_empty.png</text:p>
          </table:table-cell>
          <table:table-cell office:value-type="string" calcext:value-type="string">
            <text:p>user-trash.png</text:p>
          </table:table-cell>
          <table:table-cell table:formula="of:=[.A2003]&amp;&quot;/&quot;&amp;[.C2003]" office:value-type="string" office:string-value="places/user-trash.png" calcext:value-type="string">
            <text:p>places/user-trash.png</text:p>
          </table:table-cell>
          <table:table-cell table:formula="of:=VLOOKUP([.D200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aptdaemon-delete.png</text:p>
          </table:table-cell>
          <table:table-cell office:value-type="string" calcext:value-type="string">
            <text:p>dialog-error.png</text:p>
          </table:table-cell>
          <table:table-cell table:formula="of:=[.A2004]&amp;&quot;/&quot;&amp;[.C2004]" office:value-type="string" office:string-value="status/dialog-error.png" calcext:value-type="string">
            <text:p>status/dialog-error.png</text:p>
          </table:table-cell>
          <table:table-cell table:formula="of:=VLOOKUP([.D200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aptdaemon-error.png</text:p>
          </table:table-cell>
          <table:table-cell office:value-type="string" calcext:value-type="string">
            <text:p>dialog-warning.png</text:p>
          </table:table-cell>
          <table:table-cell table:formula="of:=[.A2005]&amp;&quot;/&quot;&amp;[.C2005]" office:value-type="string" office:string-value="status/dialog-warning.png" calcext:value-type="string">
            <text:p>status/dialog-warning.png</text:p>
          </table:table-cell>
          <table:table-cell table:formula="of:=VLOOKUP([.D200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dialog-error.png</text:p>
          </table:table-cell>
          <table:table-cell table:style-name="ce15" table:formula="of:=[.B2006]" office:value-type="string" office:string-value="dialog-error.png" calcext:value-type="string">
            <text:p>dialog-error.png</text:p>
          </table:table-cell>
          <table:table-cell table:formula="of:=[.A2006]&amp;&quot;/&quot;&amp;[.C2006]" office:value-type="string" office:string-value="status/dialog-error.png" calcext:value-type="string">
            <text:p>status/dialog-error.png</text:p>
          </table:table-cell>
          <table:table-cell table:formula="of:=VLOOKUP([.D200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dialog-info.png</text:p>
          </table:table-cell>
          <table:table-cell table:style-name="ce15" table:formula="of:=[.B2007]" office:value-type="string" office:string-value="dialog-info.png" calcext:value-type="string">
            <text:p>dialog-info.png</text:p>
          </table:table-cell>
          <table:table-cell table:formula="of:=[.A2007]&amp;&quot;/&quot;&amp;[.C2007]" office:value-type="string" office:string-value="status/dialog-info.png" calcext:value-type="string">
            <text:p>status/dialog-info.png</text:p>
          </table:table-cell>
          <table:table-cell table:formula="of:=VLOOKUP([.D200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dialog-information.png</text:p>
          </table:table-cell>
          <table:table-cell office:value-type="string" calcext:value-type="string">
            <text:p>dialog-info.png</text:p>
          </table:table-cell>
          <table:table-cell table:formula="of:=[.A2008]&amp;&quot;/&quot;&amp;[.C2008]" office:value-type="string" office:string-value="status/dialog-info.png" calcext:value-type="string">
            <text:p>status/dialog-info.png</text:p>
          </table:table-cell>
          <table:table-cell table:formula="of:=VLOOKUP([.D200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dialog-question.png</text:p>
          </table:table-cell>
          <table:table-cell table:style-name="ce15" table:formula="of:=[.B2009]" office:value-type="string" office:string-value="dialog-question.png" calcext:value-type="string">
            <text:p>dialog-question.png</text:p>
          </table:table-cell>
          <table:table-cell table:formula="of:=[.A2009]&amp;&quot;/&quot;&amp;[.C2009]" office:value-type="string" office:string-value="status/dialog-question.png" calcext:value-type="string">
            <text:p>status/dialog-question.png</text:p>
          </table:table-cell>
          <table:table-cell table:formula="of:=VLOOKUP([.D200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dialog-warning.png</text:p>
          </table:table-cell>
          <table:table-cell table:style-name="ce15" table:formula="of:=[.B2010]" office:value-type="string" office:string-value="dialog-warning.png" calcext:value-type="string">
            <text:p>dialog-warning.png</text:p>
          </table:table-cell>
          <table:table-cell table:formula="of:=[.A2010]&amp;&quot;/&quot;&amp;[.C2010]" office:value-type="string" office:string-value="status/dialog-warning.png" calcext:value-type="string">
            <text:p>status/dialog-warning.png</text:p>
          </table:table-cell>
          <table:table-cell table:formula="of:=VLOOKUP([.D201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error.png</text:p>
          </table:table-cell>
          <table:table-cell office:value-type="string" calcext:value-type="string">
            <text:p>dialog-error.png</text:p>
          </table:table-cell>
          <table:table-cell table:formula="of:=[.A2011]&amp;&quot;/&quot;&amp;[.C2011]" office:value-type="string" office:string-value="status/dialog-error.png" calcext:value-type="string">
            <text:p>status/dialog-error.png</text:p>
          </table:table-cell>
          <table:table-cell table:formula="of:=VLOOKUP([.D201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gtk-dialog-error.png</text:p>
          </table:table-cell>
          <table:table-cell office:value-type="string" calcext:value-type="string">
            <text:p>dialog-error.png</text:p>
          </table:table-cell>
          <table:table-cell table:formula="of:=[.A2012]&amp;&quot;/&quot;&amp;[.C2012]" office:value-type="string" office:string-value="status/dialog-error.png" calcext:value-type="string">
            <text:p>status/dialog-error.png</text:p>
          </table:table-cell>
          <table:table-cell table:formula="of:=VLOOKUP([.D201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gtk-dialog-info.png</text:p>
          </table:table-cell>
          <table:table-cell office:value-type="string" calcext:value-type="string">
            <text:p>dialog-information.png</text:p>
          </table:table-cell>
          <table:table-cell table:formula="of:=[.A2013]&amp;&quot;/&quot;&amp;[.C2013]" office:value-type="string" office:string-value="status/dialog-information.png" calcext:value-type="string">
            <text:p>status/dialog-information.png</text:p>
          </table:table-cell>
          <table:table-cell table:formula="of:=VLOOKUP([.D201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gtk-dialog-question.png</text:p>
          </table:table-cell>
          <table:table-cell office:value-type="string" calcext:value-type="string">
            <text:p>dialog-question.png</text:p>
          </table:table-cell>
          <table:table-cell table:formula="of:=[.A2014]&amp;&quot;/&quot;&amp;[.C2014]" office:value-type="string" office:string-value="status/dialog-question.png" calcext:value-type="string">
            <text:p>status/dialog-question.png</text:p>
          </table:table-cell>
          <table:table-cell table:formula="of:=VLOOKUP([.D201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gtk-dialog-warning.png</text:p>
          </table:table-cell>
          <table:table-cell office:value-type="string" calcext:value-type="string">
            <text:p>dialog-warning.png</text:p>
          </table:table-cell>
          <table:table-cell table:formula="of:=[.A2015]&amp;&quot;/&quot;&amp;[.C2015]" office:value-type="string" office:string-value="status/dialog-warning.png" calcext:value-type="string">
            <text:p>status/dialog-warning.png</text:p>
          </table:table-cell>
          <table:table-cell table:formula="of:=VLOOKUP([.D201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important.png</text:p>
          </table:table-cell>
          <table:table-cell office:value-type="string" calcext:value-type="string">
            <text:p>dialog-warning.png</text:p>
          </table:table-cell>
          <table:table-cell table:formula="of:=[.A2016]&amp;&quot;/&quot;&amp;[.C2016]" office:value-type="string" office:string-value="status/dialog-warning.png" calcext:value-type="string">
            <text:p>status/dialog-warning.png</text:p>
          </table:table-cell>
          <table:table-cell table:formula="of:=VLOOKUP([.D201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info.png</text:p>
          </table:table-cell>
          <table:table-cell office:value-type="string" calcext:value-type="string">
            <text:p>dialog-information.png</text:p>
          </table:table-cell>
          <table:table-cell table:formula="of:=[.A2017]&amp;&quot;/&quot;&amp;[.C2017]" office:value-type="string" office:string-value="status/dialog-information.png" calcext:value-type="string">
            <text:p>status/dialog-information.png</text:p>
          </table:table-cell>
          <table:table-cell table:formula="of:=VLOOKUP([.D201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messagebox_critical.png</text:p>
          </table:table-cell>
          <table:table-cell office:value-type="string" calcext:value-type="string">
            <text:p>dialog-error.png</text:p>
          </table:table-cell>
          <table:table-cell table:formula="of:=[.A2018]&amp;&quot;/&quot;&amp;[.C2018]" office:value-type="string" office:string-value="status/dialog-error.png" calcext:value-type="string">
            <text:p>status/dialog-error.png</text:p>
          </table:table-cell>
          <table:table-cell table:formula="of:=VLOOKUP([.D201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messagebox_info.png</text:p>
          </table:table-cell>
          <table:table-cell office:value-type="string" calcext:value-type="string">
            <text:p>dialog-information.png</text:p>
          </table:table-cell>
          <table:table-cell table:formula="of:=[.A2019]&amp;&quot;/&quot;&amp;[.C2019]" office:value-type="string" office:string-value="status/dialog-information.png" calcext:value-type="string">
            <text:p>status/dialog-information.png</text:p>
          </table:table-cell>
          <table:table-cell table:formula="of:=VLOOKUP([.D201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messagebox_warning.png</text:p>
          </table:table-cell>
          <table:table-cell office:value-type="string" calcext:value-type="string">
            <text:p>dialog-warning.png</text:p>
          </table:table-cell>
          <table:table-cell table:formula="of:=[.A2020]&amp;&quot;/&quot;&amp;[.C2020]" office:value-type="string" office:string-value="status/dialog-warning.png" calcext:value-type="string">
            <text:p>status/dialog-warning.png</text:p>
          </table:table-cell>
          <table:table-cell table:formula="of:=VLOOKUP([.D202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security-high.png</text:p>
          </table:table-cell>
          <table:table-cell table:style-name="ce15" table:formula="of:=[.B2021]" office:value-type="string" office:string-value="security-high.png" calcext:value-type="string">
            <text:p>security-high.png</text:p>
          </table:table-cell>
          <table:table-cell table:formula="of:=[.A2021]&amp;&quot;/&quot;&amp;[.C2021]" office:value-type="string" office:string-value="status/security-high.png" calcext:value-type="string">
            <text:p>status/security-high.png</text:p>
          </table:table-cell>
          <table:table-cell table:formula="of:=VLOOKUP([.D202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security-low.png</text:p>
          </table:table-cell>
          <table:table-cell table:style-name="ce15" table:formula="of:=[.B2022]" office:value-type="string" office:string-value="security-low.png" calcext:value-type="string">
            <text:p>security-low.png</text:p>
          </table:table-cell>
          <table:table-cell table:formula="of:=[.A2022]&amp;&quot;/&quot;&amp;[.C2022]" office:value-type="string" office:string-value="status/security-low.png" calcext:value-type="string">
            <text:p>status/security-low.png</text:p>
          </table:table-cell>
          <table:table-cell table:formula="of:=VLOOKUP([.D202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security-medium.png</text:p>
          </table:table-cell>
          <table:table-cell table:style-name="ce15" table:formula="of:=[.B2023]" office:value-type="string" office:string-value="security-medium.png" calcext:value-type="string">
            <text:p>security-medium.png</text:p>
          </table:table-cell>
          <table:table-cell table:formula="of:=[.A2023]&amp;&quot;/&quot;&amp;[.C2023]" office:value-type="string" office:string-value="status/security-medium.png" calcext:value-type="string">
            <text:p>status/security-medium.png</text:p>
          </table:table-cell>
          <table:table-cell table:formula="of:=VLOOKUP([.D202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stock_dialog-error.png</text:p>
          </table:table-cell>
          <table:table-cell office:value-type="string" calcext:value-type="string">
            <text:p>dialog-error.png</text:p>
          </table:table-cell>
          <table:table-cell table:formula="of:=[.A2024]&amp;&quot;/&quot;&amp;[.C2024]" office:value-type="string" office:string-value="status/dialog-error.png" calcext:value-type="string">
            <text:p>status/dialog-error.png</text:p>
          </table:table-cell>
          <table:table-cell table:formula="of:=VLOOKUP([.D202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stock_dialog-info.png</text:p>
          </table:table-cell>
          <table:table-cell office:value-type="string" calcext:value-type="string">
            <text:p>dialog-information.png</text:p>
          </table:table-cell>
          <table:table-cell table:formula="of:=[.A2025]&amp;&quot;/&quot;&amp;[.C2025]" office:value-type="string" office:string-value="status/dialog-information.png" calcext:value-type="string">
            <text:p>status/dialog-information.png</text:p>
          </table:table-cell>
          <table:table-cell table:formula="of:=VLOOKUP([.D202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stock_dialog-question.png</text:p>
          </table:table-cell>
          <table:table-cell office:value-type="string" calcext:value-type="string">
            <text:p>dialog-question.png</text:p>
          </table:table-cell>
          <table:table-cell table:formula="of:=[.A2026]&amp;&quot;/&quot;&amp;[.C2026]" office:value-type="string" office:string-value="status/dialog-question.png" calcext:value-type="string">
            <text:p>status/dialog-question.png</text:p>
          </table:table-cell>
          <table:table-cell table:formula="of:=VLOOKUP([.D202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stock_dialog-warning.png</text:p>
          </table:table-cell>
          <table:table-cell office:value-type="string" calcext:value-type="string">
            <text:p>dialog-warning.png</text:p>
          </table:table-cell>
          <table:table-cell table:formula="of:=[.A2027]&amp;&quot;/&quot;&amp;[.C2027]" office:value-type="string" office:string-value="status/dialog-warning.png" calcext:value-type="string">
            <text:p>status/dialog-warning.png</text:p>
          </table:table-cell>
          <table:table-cell table:formula="of:=VLOOKUP([.D202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stock_lock-broken.png</text:p>
          </table:table-cell>
          <table:table-cell office:value-type="string" calcext:value-type="string">
            <text:p>security-low.png</text:p>
          </table:table-cell>
          <table:table-cell table:formula="of:=[.A2028]&amp;&quot;/&quot;&amp;[.C2028]" office:value-type="string" office:string-value="status/security-low.png" calcext:value-type="string">
            <text:p>status/security-low.png</text:p>
          </table:table-cell>
          <table:table-cell table:formula="of:=VLOOKUP([.D202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stock_lock-ok.png</text:p>
          </table:table-cell>
          <table:table-cell office:value-type="string" calcext:value-type="string">
            <text:p>security-high.png</text:p>
          </table:table-cell>
          <table:table-cell table:formula="of:=[.A2029]&amp;&quot;/&quot;&amp;[.C2029]" office:value-type="string" office:string-value="status/security-high.png" calcext:value-type="string">
            <text:p>status/security-high.png</text:p>
          </table:table-cell>
          <table:table-cell table:formula="of:=VLOOKUP([.D202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stock_lock-open.png</text:p>
          </table:table-cell>
          <table:table-cell office:value-type="string" calcext:value-type="string">
            <text:p>security-low.png</text:p>
          </table:table-cell>
          <table:table-cell table:formula="of:=[.A2030]&amp;&quot;/&quot;&amp;[.C2030]" office:value-type="string" office:string-value="status/security-low.png" calcext:value-type="string">
            <text:p>status/security-low.png</text:p>
          </table:table-cell>
          <table:table-cell table:formula="of:=VLOOKUP([.D203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stock_lock.png</text:p>
          </table:table-cell>
          <table:table-cell office:value-type="string" calcext:value-type="string">
            <text:p>security-medium.png</text:p>
          </table:table-cell>
          <table:table-cell table:formula="of:=[.A2031]&amp;&quot;/&quot;&amp;[.C2031]" office:value-type="string" office:string-value="status/security-medium.png" calcext:value-type="string">
            <text:p>status/security-medium.png</text:p>
          </table:table-cell>
          <table:table-cell table:formula="of:=VLOOKUP([.D203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/>
          <table:table-cell table:style-name="ce15" table:formula="of:=[.B2032]" office:value-type="float" office:value="0" calcext:value-type="float">
            <text:p>0</text:p>
          </table:table-cell>
          <table:table-cell table:formula="of:=[.A2032]&amp;&quot;/&quot;&amp;[.C2032]" office:value-type="string" office:string-value="status/0" calcext:value-type="string">
            <text:p>status/0</text:p>
          </table:table-cell>
          <table:table-cell table:formula="of:=VLOOKUP([.D203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/>
          <table:table-cell table:style-name="ce15" table:formula="of:=[.B2033]" office:value-type="float" office:value="0" calcext:value-type="float">
            <text:p>0</text:p>
          </table:table-cell>
          <table:table-cell table:formula="of:=[.A2033]&amp;&quot;/&quot;&amp;[.C2033]" office:value-type="string" office:string-value="status/0" calcext:value-type="string">
            <text:p>status/0</text:p>
          </table:table-cell>
          <table:table-cell table:formula="of:=VLOOKUP([.D203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/>
          <table:table-cell table:style-name="ce15" table:formula="of:=[.B2034]" office:value-type="float" office:value="0" calcext:value-type="float">
            <text:p>0</text:p>
          </table:table-cell>
          <table:table-cell table:formula="of:=[.A2034]&amp;&quot;/&quot;&amp;[.C2034]" office:value-type="string" office:string-value="status/0" calcext:value-type="string">
            <text:p>status/0</text:p>
          </table:table-cell>
          <table:table-cell table:formula="of:=VLOOKUP([.D203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nity</text:p>
          </table:table-cell>
          <table:table-cell office:value-type="string" calcext:value-type="string">
            <text:p>auncher_bfb.png</text:p>
          </table:table-cell>
          <table:table-cell table:style-name="ce15" table:formula="of:=[.B2035]" office:value-type="string" office:string-value="auncher_bfb.png" calcext:value-type="string">
            <text:p>auncher_bfb.png</text:p>
          </table:table-cell>
          <table:table-cell table:formula="of:=[.A2035]&amp;&quot;/&quot;&amp;[.C2035]" office:value-type="string" office:string-value="unity/auncher_bfb.png" calcext:value-type="string">
            <text:p>unity/auncher_bfb.png</text:p>
          </table:table-cell>
          <table:table-cell table:formula="of:=VLOOKUP([.D203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amazon-mp3-store-source.png</text:p>
          </table:table-cell>
          <table:table-cell office:value-type="string" calcext:value-type="string">
            <text:p>web-amazon.png</text:p>
          </table:table-cell>
          <table:table-cell table:formula="of:=[.A2036]&amp;&quot;/&quot;&amp;[.C2036]" office:value-type="string" office:string-value="web/web-amazon.png" calcext:value-type="string">
            <text:p>web/web-amazon.png</text:p>
          </table:table-cell>
          <table:table-cell table:formula="of:=VLOOKUP([.D203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amazon-store.png</text:p>
          </table:table-cell>
          <table:table-cell office:value-type="string" calcext:value-type="string">
            <text:p>web-amazon.png</text:p>
          </table:table-cell>
          <table:table-cell table:formula="of:=[.A2037]&amp;&quot;/&quot;&amp;[.C2037]" office:value-type="string" office:string-value="web/web-amazon.png" calcext:value-type="string">
            <text:p>web/web-amazon.png</text:p>
          </table:table-cell>
          <table:table-cell table:formula="of:=VLOOKUP([.D203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Amazon-www.amazon.ca.png</text:p>
          </table:table-cell>
          <table:table-cell office:value-type="string" calcext:value-type="string">
            <text:p>web-amazon.png</text:p>
          </table:table-cell>
          <table:table-cell table:formula="of:=[.A2038]&amp;&quot;/&quot;&amp;[.C2038]" office:value-type="string" office:string-value="web/web-amazon.png" calcext:value-type="string">
            <text:p>web/web-amazon.png</text:p>
          </table:table-cell>
          <table:table-cell table:formula="of:=VLOOKUP([.D203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Amazon-www.amazon.cn.png</text:p>
          </table:table-cell>
          <table:table-cell office:value-type="string" calcext:value-type="string">
            <text:p>web-amazon.png</text:p>
          </table:table-cell>
          <table:table-cell table:formula="of:=[.A2039]&amp;&quot;/&quot;&amp;[.C2039]" office:value-type="string" office:string-value="web/web-amazon.png" calcext:value-type="string">
            <text:p>web/web-amazon.png</text:p>
          </table:table-cell>
          <table:table-cell table:formula="of:=VLOOKUP([.D203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Amazon-www.amazon.com.png</text:p>
          </table:table-cell>
          <table:table-cell office:value-type="string" calcext:value-type="string">
            <text:p>web-amazon.png</text:p>
          </table:table-cell>
          <table:table-cell table:formula="of:=[.A2040]&amp;&quot;/&quot;&amp;[.C2040]" office:value-type="string" office:string-value="web/web-amazon.png" calcext:value-type="string">
            <text:p>web/web-amazon.png</text:p>
          </table:table-cell>
          <table:table-cell table:formula="of:=VLOOKUP([.D204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Amazon-www.amazon.co.uk.png</text:p>
          </table:table-cell>
          <table:table-cell office:value-type="string" calcext:value-type="string">
            <text:p>web-amazon.png</text:p>
          </table:table-cell>
          <table:table-cell table:formula="of:=[.A2041]&amp;&quot;/&quot;&amp;[.C2041]" office:value-type="string" office:string-value="web/web-amazon.png" calcext:value-type="string">
            <text:p>web/web-amazon.png</text:p>
          </table:table-cell>
          <table:table-cell table:formula="of:=VLOOKUP([.D204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Amazon-www.amazon.de.png</text:p>
          </table:table-cell>
          <table:table-cell office:value-type="string" calcext:value-type="string">
            <text:p>web-amazon.png</text:p>
          </table:table-cell>
          <table:table-cell table:formula="of:=[.A2042]&amp;&quot;/&quot;&amp;[.C2042]" office:value-type="string" office:string-value="web/web-amazon.png" calcext:value-type="string">
            <text:p>web/web-amazon.png</text:p>
          </table:table-cell>
          <table:table-cell table:formula="of:=VLOOKUP([.D204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Amazon-www.amazon.es.png</text:p>
          </table:table-cell>
          <table:table-cell office:value-type="string" calcext:value-type="string">
            <text:p>web-amazon.png</text:p>
          </table:table-cell>
          <table:table-cell table:formula="of:=[.A2043]&amp;&quot;/&quot;&amp;[.C2043]" office:value-type="string" office:string-value="web/web-amazon.png" calcext:value-type="string">
            <text:p>web/web-amazon.png</text:p>
          </table:table-cell>
          <table:table-cell table:formula="of:=VLOOKUP([.D204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Amazon-www.amazon.fr.png</text:p>
          </table:table-cell>
          <table:table-cell office:value-type="string" calcext:value-type="string">
            <text:p>web-amazon.png</text:p>
          </table:table-cell>
          <table:table-cell table:formula="of:=[.A2044]&amp;&quot;/&quot;&amp;[.C2044]" office:value-type="string" office:string-value="web/web-amazon.png" calcext:value-type="string">
            <text:p>web/web-amazon.png</text:p>
          </table:table-cell>
          <table:table-cell table:formula="of:=VLOOKUP([.D204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Amazon-www.amazon.it.png</text:p>
          </table:table-cell>
          <table:table-cell office:value-type="string" calcext:value-type="string">
            <text:p>web-amazon.png</text:p>
          </table:table-cell>
          <table:table-cell table:formula="of:=[.A2045]&amp;&quot;/&quot;&amp;[.C2045]" office:value-type="string" office:string-value="web/web-amazon.png" calcext:value-type="string">
            <text:p>web/web-amazon.png</text:p>
          </table:table-cell>
          <table:table-cell table:formula="of:=VLOOKUP([.D204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angry-birds.png</text:p>
          </table:table-cell>
          <table:table-cell office:value-type="string" calcext:value-type="string">
            <text:p>web-angry-birds.png</text:p>
          </table:table-cell>
          <table:table-cell table:formula="of:=[.A2046]&amp;&quot;/&quot;&amp;[.C2046]" office:value-type="string" office:string-value="web/web-angry-birds.png" calcext:value-type="string">
            <text:p>web/web-angry-birds.png</text:p>
          </table:table-cell>
          <table:table-cell table:formula="of:=VLOOKUP([.D204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anydo.png</text:p>
          </table:table-cell>
          <table:table-cell office:value-type="string" calcext:value-type="string">
            <text:p>web-anydo.png</text:p>
          </table:table-cell>
          <table:table-cell table:formula="of:=[.A2047]&amp;&quot;/&quot;&amp;[.C2047]" office:value-type="string" office:string-value="web/web-anydo.png" calcext:value-type="string">
            <text:p>web/web-anydo.png</text:p>
          </table:table-cell>
          <table:table-cell table:formula="of:=VLOOKUP([.D204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as-icon.png</text:p>
          </table:table-cell>
          <table:table-cell office:value-type="string" calcext:value-type="string">
            <text:p>web-lastfm.png</text:p>
          </table:table-cell>
          <table:table-cell table:formula="of:=[.A2048]&amp;&quot;/&quot;&amp;[.C2048]" office:value-type="string" office:string-value="web/web-lastfm.png" calcext:value-type="string">
            <text:p>web/web-lastfm.png</text:p>
          </table:table-cell>
          <table:table-cell table:formula="of:=VLOOKUP([.D204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as-powered.png</text:p>
          </table:table-cell>
          <table:table-cell office:value-type="string" calcext:value-type="string">
            <text:p>web-lastfm.png</text:p>
          </table:table-cell>
          <table:table-cell table:formula="of:=[.A2049]&amp;&quot;/&quot;&amp;[.C2049]" office:value-type="string" office:string-value="web/web-lastfm.png" calcext:value-type="string">
            <text:p>web/web-lastfm.png</text:p>
          </table:table-cell>
          <table:table-cell table:formula="of:=VLOOKUP([.D204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blogger.png</text:p>
          </table:table-cell>
          <table:table-cell office:value-type="string" calcext:value-type="string">
            <text:p>web-blogger.png</text:p>
          </table:table-cell>
          <table:table-cell table:formula="of:=[.A2050]&amp;&quot;/&quot;&amp;[.C2050]" office:value-type="string" office:string-value="web/web-blogger.png" calcext:value-type="string">
            <text:p>web/web-blogger.png</text:p>
          </table:table-cell>
          <table:table-cell table:formula="of:=VLOOKUP([.D205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eckgmail.png</text:p>
          </table:table-cell>
          <table:table-cell office:value-type="string" calcext:value-type="string">
            <text:p>web-google-gmail.png</text:p>
          </table:table-cell>
          <table:table-cell table:formula="of:=[.A2051]&amp;&quot;/&quot;&amp;[.C2051]" office:value-type="string" office:string-value="web/web-google-gmail.png" calcext:value-type="string">
            <text:p>web/web-google-gmail.png</text:p>
          </table:table-cell>
          <table:table-cell table:formula="of:=VLOOKUP([.D205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aapocclcgogkmnckokdopfmhonfmgoek-Default.png</text:p>
          </table:table-cell>
          <table:table-cell office:value-type="string" calcext:value-type="string">
            <text:p>web-google-slides.png</text:p>
          </table:table-cell>
          <table:table-cell table:formula="of:=[.A2052]&amp;&quot;/&quot;&amp;[.C2052]" office:value-type="string" office:string-value="web/web-google-slides.png" calcext:value-type="string">
            <text:p>web/web-google-slides.png</text:p>
          </table:table-cell>
          <table:table-cell table:formula="of:=VLOOKUP([.D205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aeellliejpiclijnghognjagifplmmij-Default.png</text:p>
          </table:table-cell>
          <table:table-cell office:value-type="string" calcext:value-type="string">
            <text:p>web-omg-chrome.png</text:p>
          </table:table-cell>
          <table:table-cell table:formula="of:=[.A2053]&amp;&quot;/&quot;&amp;[.C2053]" office:value-type="string" office:string-value="web/web-omg-chrome.png" calcext:value-type="string">
            <text:p>web/web-omg-chrome.png</text:p>
          </table:table-cell>
          <table:table-cell table:formula="of:=VLOOKUP([.D205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ahdabofbdlkjeniniajfcdlhanijbakd-Default.png</text:p>
          </table:table-cell>
          <table:table-cell office:value-type="string" calcext:value-type="string">
            <text:p>web-netflix.png</text:p>
          </table:table-cell>
          <table:table-cell table:formula="of:=[.A2054]&amp;&quot;/&quot;&amp;[.C2054]" office:value-type="string" office:string-value="web/web-netflix.png" calcext:value-type="string">
            <text:p>web/web-netflix.png</text:p>
          </table:table-cell>
          <table:table-cell table:formula="of:=VLOOKUP([.D205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ahfgeienlihckogmohjhadlkjgocpleb-Default.png</text:p>
          </table:table-cell>
          <table:table-cell office:value-type="string" calcext:value-type="string">
            <text:p>web-chrome-web-store.png</text:p>
          </table:table-cell>
          <table:table-cell table:formula="of:=[.A2055]&amp;&quot;/&quot;&amp;[.C2055]" office:value-type="string" office:string-value="web/web-chrome-web-store.png" calcext:value-type="string">
            <text:p>web/web-chrome-web-store.png</text:p>
          </table:table-cell>
          <table:table-cell table:formula="of:=VLOOKUP([.D205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aiahmijlpehemcpleichkcokhegllfjl-Default.png</text:p>
          </table:table-cell>
          <table:table-cell office:value-type="string" calcext:value-type="string">
            <text:p>web-duolingo.png</text:p>
          </table:table-cell>
          <table:table-cell table:formula="of:=[.A2056]&amp;&quot;/&quot;&amp;[.C2056]" office:value-type="string" office:string-value="web/web-duolingo.png" calcext:value-type="string">
            <text:p>web/web-duolingo.png</text:p>
          </table:table-cell>
          <table:table-cell table:formula="of:=VLOOKUP([.D205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aknpkdffaafgjchaibgeefbgmgeghloj-Default.png</text:p>
          </table:table-cell>
          <table:table-cell office:value-type="string" calcext:value-type="string">
            <text:p>web-angry-birds.png</text:p>
          </table:table-cell>
          <table:table-cell table:formula="of:=[.A2057]&amp;&quot;/&quot;&amp;[.C2057]" office:value-type="string" office:string-value="web/web-angry-birds.png" calcext:value-type="string">
            <text:p>web/web-angry-birds.png</text:p>
          </table:table-cell>
          <table:table-cell table:formula="of:=VLOOKUP([.D205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aohghmighlieiainnegkcijnfilokake-Default.png</text:p>
          </table:table-cell>
          <table:table-cell office:value-type="string" calcext:value-type="string">
            <text:p>web-google-docs.png</text:p>
          </table:table-cell>
          <table:table-cell table:formula="of:=[.A2058]&amp;&quot;/&quot;&amp;[.C2058]" office:value-type="string" office:string-value="web/web-google-docs.png" calcext:value-type="string">
            <text:p>web/web-google-docs.png</text:p>
          </table:table-cell>
          <table:table-cell table:formula="of:=VLOOKUP([.D205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apdfllckaahabafndbhieahigkjlhalf-Default.png</text:p>
          </table:table-cell>
          <table:table-cell office:value-type="string" calcext:value-type="string">
            <text:p>web-google-drive.png</text:p>
          </table:table-cell>
          <table:table-cell table:formula="of:=[.A2059]&amp;&quot;/&quot;&amp;[.C2059]" office:value-type="string" office:string-value="web/web-google-drive.png" calcext:value-type="string">
            <text:p>web/web-google-drive.png</text:p>
          </table:table-cell>
          <table:table-cell table:formula="of:=VLOOKUP([.D205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bebigdkelppomhhjaaianniiifjbgocn-Default.png</text:p>
          </table:table-cell>
          <table:table-cell office:value-type="string" calcext:value-type="string">
            <text:p>web-circ.png</text:p>
          </table:table-cell>
          <table:table-cell table:formula="of:=[.A2060]&amp;&quot;/&quot;&amp;[.C2060]" office:value-type="string" office:string-value="web/web-circ.png" calcext:value-type="string">
            <text:p>web/web-circ.png</text:p>
          </table:table-cell>
          <table:table-cell table:formula="of:=VLOOKUP([.D206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bfimiibpomebbdeomajcknhccgpkjmlh-Default.png</text:p>
          </table:table-cell>
          <table:table-cell office:value-type="string" calcext:value-type="string">
            <text:p>web-vimeo.png</text:p>
          </table:table-cell>
          <table:table-cell table:formula="of:=[.A2061]&amp;&quot;/&quot;&amp;[.C2061]" office:value-type="string" office:string-value="web/web-vimeo.png" calcext:value-type="string">
            <text:p>web/web-vimeo.png</text:p>
          </table:table-cell>
          <table:table-cell table:formula="of:=VLOOKUP([.D206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bikioccmkafdpakkkcpdbppfkghcmihk-Default.png</text:p>
          </table:table-cell>
          <table:table-cell office:value-type="string" calcext:value-type="string">
            <text:p>web-signal.png</text:p>
          </table:table-cell>
          <table:table-cell table:formula="of:=[.A2062]&amp;&quot;/&quot;&amp;[.C2062]" office:value-type="string" office:string-value="web/web-signal.png" calcext:value-type="string">
            <text:p>web/web-signal.png</text:p>
          </table:table-cell>
          <table:table-cell table:formula="of:=VLOOKUP([.D206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blpcfgokakmgnkcojhhkbfbldkacnbeo-Default.png</text:p>
          </table:table-cell>
          <table:table-cell office:value-type="string" calcext:value-type="string">
            <text:p>web-google-youtube.png</text:p>
          </table:table-cell>
          <table:table-cell table:formula="of:=[.A2063]&amp;&quot;/&quot;&amp;[.C2063]" office:value-type="string" office:string-value="web/web-google-youtube.png" calcext:value-type="string">
            <text:p>web/web-google-youtube.png</text:p>
          </table:table-cell>
          <table:table-cell table:formula="of:=VLOOKUP([.D206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bnadbgmffcofipfljniafanjcafjlbom-Default.png</text:p>
          </table:table-cell>
          <table:table-cell office:value-type="string" calcext:value-type="string">
            <text:p>web-ebay.png</text:p>
          </table:table-cell>
          <table:table-cell table:formula="of:=[.A2064]&amp;&quot;/&quot;&amp;[.C2064]" office:value-type="string" office:string-value="web/web-ebay.png" calcext:value-type="string">
            <text:p>web/web-ebay.png</text:p>
          </table:table-cell>
          <table:table-cell table:formula="of:=VLOOKUP([.D206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boadgeojelhgndaghljhdicfkmllpafd-Default.png</text:p>
          </table:table-cell>
          <table:table-cell office:value-type="string" calcext:value-type="string">
            <text:p>web-google-cast.png</text:p>
          </table:table-cell>
          <table:table-cell table:formula="of:=[.A2065]&amp;&quot;/&quot;&amp;[.C2065]" office:value-type="string" office:string-value="web/web-google-cast.png" calcext:value-type="string">
            <text:p>web/web-google-cast.png</text:p>
          </table:table-cell>
          <table:table-cell table:formula="of:=VLOOKUP([.D206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ciniambnphakdoflgeamacamhfllbkmo-Default.png</text:p>
          </table:table-cell>
          <table:table-cell office:value-type="string" calcext:value-type="string">
            <text:p>web-onenote.png</text:p>
          </table:table-cell>
          <table:table-cell table:formula="of:=[.A2066]&amp;&quot;/&quot;&amp;[.C2066]" office:value-type="string" office:string-value="web/web-onenote.png" calcext:value-type="string">
            <text:p>web/web-onenote.png</text:p>
          </table:table-cell>
          <table:table-cell table:formula="of:=VLOOKUP([.D206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clhhggbfdinjmjhajaheehoeibfljjno-Default.png</text:p>
          </table:table-cell>
          <table:table-cell office:value-type="string" calcext:value-type="string">
            <text:p>web-telegram.png</text:p>
          </table:table-cell>
          <table:table-cell table:formula="of:=[.A2067]&amp;&quot;/&quot;&amp;[.C2067]" office:value-type="string" office:string-value="web/web-telegram.png" calcext:value-type="string">
            <text:p>web/web-telegram.png</text:p>
          </table:table-cell>
          <table:table-cell table:formula="of:=VLOOKUP([.D206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cnkjkdjlofllcpbemipjbcpfnglbgieh-Default.png</text:p>
          </table:table-cell>
          <table:table-cell office:value-type="string" calcext:value-type="string">
            <text:p>web-spotify.png</text:p>
          </table:table-cell>
          <table:table-cell table:formula="of:=[.A2068]&amp;&quot;/&quot;&amp;[.C2068]" office:value-type="string" office:string-value="web/web-spotify.png" calcext:value-type="string">
            <text:p>web/web-spotify.png</text:p>
          </table:table-cell>
          <table:table-cell table:formula="of:=VLOOKUP([.D206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coobgpohoikkiipiblmjeljniedjpjpf-Default.png</text:p>
          </table:table-cell>
          <table:table-cell office:value-type="string" calcext:value-type="string">
            <text:p>web-google.png</text:p>
          </table:table-cell>
          <table:table-cell table:formula="of:=[.A2069]&amp;&quot;/&quot;&amp;[.C2069]" office:value-type="string" office:string-value="web/web-google.png" calcext:value-type="string">
            <text:p>web/web-google.png</text:p>
          </table:table-cell>
          <table:table-cell table:formula="of:=VLOOKUP([.D206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deceagebecbceejblnlcjooeohmmeldh-Default.png</text:p>
          </table:table-cell>
          <table:table-cell office:value-type="string" calcext:value-type="string">
            <text:p>web-netflix.png</text:p>
          </table:table-cell>
          <table:table-cell table:formula="of:=[.A2070]&amp;&quot;/&quot;&amp;[.C2070]" office:value-type="string" office:string-value="web/web-netflix.png" calcext:value-type="string">
            <text:p>web/web-netflix.png</text:p>
          </table:table-cell>
          <table:table-cell table:formula="of:=VLOOKUP([.D207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dlppkpafhbajpcmmoheippocdidnckmm-Default.png</text:p>
          </table:table-cell>
          <table:table-cell office:value-type="string" calcext:value-type="string">
            <text:p>web-google-plus.png</text:p>
          </table:table-cell>
          <table:table-cell table:formula="of:=[.A2071]&amp;&quot;/&quot;&amp;[.C2071]" office:value-type="string" office:string-value="web/web-google-plus.png" calcext:value-type="string">
            <text:p>web/web-google-plus.png</text:p>
          </table:table-cell>
          <table:table-cell table:formula="of:=VLOOKUP([.D207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efjnaogkjbogokcnohkmnjdojkikgobo-Default.png</text:p>
          </table:table-cell>
          <table:table-cell office:value-type="string" calcext:value-type="string">
            <text:p>web-google-photos.png</text:p>
          </table:table-cell>
          <table:table-cell table:formula="of:=[.A2072]&amp;&quot;/&quot;&amp;[.C2072]" office:value-type="string" office:string-value="web/web-google-photos.png" calcext:value-type="string">
            <text:p>web/web-google-photos.png</text:p>
          </table:table-cell>
          <table:table-cell table:formula="of:=VLOOKUP([.D207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ejidjjhkpiempkbhmpbfngldlkglhimk-Default.png</text:p>
          </table:table-cell>
          <table:table-cell office:value-type="string" calcext:value-type="string">
            <text:p>web-google-gmail-offline.png</text:p>
          </table:table-cell>
          <table:table-cell table:formula="of:=[.A2073]&amp;&quot;/&quot;&amp;[.C2073]" office:value-type="string" office:string-value="web/web-google-gmail-offline.png" calcext:value-type="string">
            <text:p>web/web-google-gmail-offline.png</text:p>
          </table:table-cell>
          <table:table-cell table:formula="of:=VLOOKUP([.D207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ejjicmeblgpmajnghnpcppodonldlgfn-Default.png</text:p>
          </table:table-cell>
          <table:table-cell office:value-type="string" calcext:value-type="string">
            <text:p>web-google-calendar.png</text:p>
          </table:table-cell>
          <table:table-cell table:formula="of:=[.A2074]&amp;&quot;/&quot;&amp;[.C2074]" office:value-type="string" office:string-value="web/web-google-calendar.png" calcext:value-type="string">
            <text:p>web/web-google-calendar.png</text:p>
          </table:table-cell>
          <table:table-cell table:formula="of:=VLOOKUP([.D207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eknidjojcplfcgkoffboklcbfhmcdhip-Default.png</text:p>
          </table:table-cell>
          <table:table-cell office:value-type="string" calcext:value-type="string">
            <text:p>web-instagram.png</text:p>
          </table:table-cell>
          <table:table-cell table:formula="of:=[.A2075]&amp;&quot;/&quot;&amp;[.C2075]" office:value-type="string" office:string-value="web/web-instagram.png" calcext:value-type="string">
            <text:p>web/web-instagram.png</text:p>
          </table:table-cell>
          <table:table-cell table:formula="of:=VLOOKUP([.D207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eoieeedlomnegifmaghhjnghhmcldobl-Default.png</text:p>
          </table:table-cell>
          <table:table-cell office:value-type="string" calcext:value-type="string">
            <text:p>web-google-apps-script.png</text:p>
          </table:table-cell>
          <table:table-cell table:formula="of:=[.A2076]&amp;&quot;/&quot;&amp;[.C2076]" office:value-type="string" office:string-value="web/web-google-apps-script.png" calcext:value-type="string">
            <text:p>web/web-google-apps-script.png</text:p>
          </table:table-cell>
          <table:table-cell table:formula="of:=VLOOKUP([.D207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fahmaaghhglfmonjliepjlchgpgfmobi-Default.png</text:p>
          </table:table-cell>
          <table:table-cell office:value-type="string" calcext:value-type="string">
            <text:p>web-google-play-music.png</text:p>
          </table:table-cell>
          <table:table-cell table:formula="of:=[.A2077]&amp;&quot;/&quot;&amp;[.C2077]" office:value-type="string" office:string-value="web/web-google-play-music.png" calcext:value-type="string">
            <text:p>web/web-google-play-music.png</text:p>
          </table:table-cell>
          <table:table-cell table:formula="of:=VLOOKUP([.D207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fbangkleohkafngihneedemihgfeikcl-Default.png</text:p>
          </table:table-cell>
          <table:table-cell office:value-type="string" calcext:value-type="string">
            <text:p>web-pandora.png</text:p>
          </table:table-cell>
          <table:table-cell table:formula="of:=[.A2078]&amp;&quot;/&quot;&amp;[.C2078]" office:value-type="string" office:string-value="web/web-pandora.png" calcext:value-type="string">
            <text:p>web/web-pandora.png</text:p>
          </table:table-cell>
          <table:table-cell table:formula="of:=VLOOKUP([.D207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felcaaldnbdncclmgdcncolpebgiejap-Default.png</text:p>
          </table:table-cell>
          <table:table-cell office:value-type="string" calcext:value-type="string">
            <text:p>web-google-sheets.png</text:p>
          </table:table-cell>
          <table:table-cell table:formula="of:=[.A2079]&amp;&quot;/&quot;&amp;[.C2079]" office:value-type="string" office:string-value="web/web-google-sheets.png" calcext:value-type="string">
            <text:p>web/web-google-sheets.png</text:p>
          </table:table-cell>
          <table:table-cell table:formula="of:=VLOOKUP([.D207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fjliknjliaohjgjajlgolhijphojjdkc-Default.png</text:p>
          </table:table-cell>
          <table:table-cell office:value-type="string" calcext:value-type="string">
            <text:p>web-wunderlist.png</text:p>
          </table:table-cell>
          <table:table-cell table:formula="of:=[.A2080]&amp;&quot;/&quot;&amp;[.C2080]" office:value-type="string" office:string-value="web/web-wunderlist.png" calcext:value-type="string">
            <text:p>web/web-wunderlist.png</text:p>
          </table:table-cell>
          <table:table-cell table:formula="of:=VLOOKUP([.D208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fppdphmgcddhjeddoeghpjefkdlccljb-Default.png</text:p>
          </table:table-cell>
          <table:table-cell office:value-type="string" calcext:value-type="string">
            <text:p>web-google-play-movies.png</text:p>
          </table:table-cell>
          <table:table-cell table:formula="of:=[.A2081]&amp;&quot;/&quot;&amp;[.C2081]" office:value-type="string" office:string-value="web/web-google-play-movies.png" calcext:value-type="string">
            <text:p>web/web-google-play-movies.png</text:p>
          </table:table-cell>
          <table:table-cell table:formula="of:=VLOOKUP([.D208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gchdledhagjbhhodjjhiclbnaioljomj-Default.png</text:p>
          </table:table-cell>
          <table:table-cell office:value-type="string" calcext:value-type="string">
            <text:p>web-newsblur.png</text:p>
          </table:table-cell>
          <table:table-cell table:formula="of:=[.A2082]&amp;&quot;/&quot;&amp;[.C2082]" office:value-type="string" office:string-value="web/web-newsblur.png" calcext:value-type="string">
            <text:p>web/web-newsblur.png</text:p>
          </table:table-cell>
          <table:table-cell table:formula="of:=VLOOKUP([.D208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gdijeikdkaembjbdobgfkoidjkpbmlkd-Default.png</text:p>
          </table:table-cell>
          <table:table-cell office:value-type="string" calcext:value-type="string">
            <text:p>web-google-play-movies.png</text:p>
          </table:table-cell>
          <table:table-cell table:formula="of:=[.A2083]&amp;&quot;/&quot;&amp;[.C2083]" office:value-type="string" office:string-value="web/web-google-play-movies.png" calcext:value-type="string">
            <text:p>web/web-google-play-movies.png</text:p>
          </table:table-cell>
          <table:table-cell table:formula="of:=VLOOKUP([.D208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hdokiejnpimakedhajhdlcegeplioahd-Default.png</text:p>
          </table:table-cell>
          <table:table-cell office:value-type="string" calcext:value-type="string">
            <text:p>web-lastpass.png</text:p>
          </table:table-cell>
          <table:table-cell table:formula="of:=[.A2084]&amp;&quot;/&quot;&amp;[.C2084]" office:value-type="string" office:string-value="web/web-lastpass.png" calcext:value-type="string">
            <text:p>web/web-lastpass.png</text:p>
          </table:table-cell>
          <table:table-cell table:formula="of:=VLOOKUP([.D208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hipbfijinpcgfogaopmgehiegacbhmob-Default.png</text:p>
          </table:table-cell>
          <table:table-cell office:value-type="string" calcext:value-type="string">
            <text:p>web-feedly.png</text:p>
          </table:table-cell>
          <table:table-cell table:formula="of:=[.A2085]&amp;&quot;/&quot;&amp;[.C2085]" office:value-type="string" office:string-value="web/web-feedly.png" calcext:value-type="string">
            <text:p>web/web-feedly.png</text:p>
          </table:table-cell>
          <table:table-cell table:formula="of:=VLOOKUP([.D208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hkgndiocipalkpejnpafdbdlfdjihomd-Default.png</text:p>
          </table:table-cell>
          <table:table-cell office:value-type="string" calcext:value-type="string">
            <text:p>web-airdroid.png</text:p>
          </table:table-cell>
          <table:table-cell table:formula="of:=[.A2086]&amp;&quot;/&quot;&amp;[.C2086]" office:value-type="string" office:string-value="web/web-airdroid.png" calcext:value-type="string">
            <text:p>web/web-airdroid.png</text:p>
          </table:table-cell>
          <table:table-cell table:formula="of:=VLOOKUP([.D208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hmjkmjkepdijhoojdojkdfohbdgmmhki-Default.png</text:p>
          </table:table-cell>
          <table:table-cell office:value-type="string" calcext:value-type="string">
            <text:p>web-google-keep.png</text:p>
          </table:table-cell>
          <table:table-cell table:formula="of:=[.A2087]&amp;&quot;/&quot;&amp;[.C2087]" office:value-type="string" office:string-value="web/web-google-keep.png" calcext:value-type="string">
            <text:p>web/web-google-keep.png</text:p>
          </table:table-cell>
          <table:table-cell table:formula="of:=VLOOKUP([.D208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hnpfjngllnobngcgfapefoaidbinmjnm-Default.png</text:p>
          </table:table-cell>
          <table:table-cell office:value-type="string" calcext:value-type="string">
            <text:p>web-whatsapp.png</text:p>
          </table:table-cell>
          <table:table-cell table:formula="of:=[.A2088]&amp;&quot;/&quot;&amp;[.C2088]" office:value-type="string" office:string-value="web/web-whatsapp.png" calcext:value-type="string">
            <text:p>web/web-whatsapp.png</text:p>
          </table:table-cell>
          <table:table-cell table:formula="of:=VLOOKUP([.D208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icdipabjmbhpdkjaihfjoikhjjeneebd-Default.png</text:p>
          </table:table-cell>
          <table:table-cell office:value-type="string" calcext:value-type="string">
            <text:p>web-kindle.png</text:p>
          </table:table-cell>
          <table:table-cell table:formula="of:=[.A2089]&amp;&quot;/&quot;&amp;[.C2089]" office:value-type="string" office:string-value="web/web-kindle.png" calcext:value-type="string">
            <text:p>web/web-kindle.png</text:p>
          </table:table-cell>
          <table:table-cell table:formula="of:=VLOOKUP([.D208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icppfcnhkcmnfdhfhphakoifcfokfdhg-Default.png</text:p>
          </table:table-cell>
          <table:table-cell office:value-type="string" calcext:value-type="string">
            <text:p>web-google-play-music.png</text:p>
          </table:table-cell>
          <table:table-cell table:formula="of:=[.A2090]&amp;&quot;/&quot;&amp;[.C2090]" office:value-type="string" office:string-value="web/web-google-play-music.png" calcext:value-type="string">
            <text:p>web/web-google-play-music.png</text:p>
          </table:table-cell>
          <table:table-cell table:formula="of:=VLOOKUP([.D209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ipanemchpnjhopmgcmmjhjcniogmoooc-Default.png</text:p>
          </table:table-cell>
          <table:table-cell office:value-type="string" calcext:value-type="string">
            <text:p>web-memrise.png</text:p>
          </table:table-cell>
          <table:table-cell table:formula="of:=[.A2091]&amp;&quot;/&quot;&amp;[.C2091]" office:value-type="string" office:string-value="web/web-memrise.png" calcext:value-type="string">
            <text:p>web/web-memrise.png</text:p>
          </table:table-cell>
          <table:table-cell table:formula="of:=VLOOKUP([.D209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ipebkipbeggmmkjjljenoblnfaenambp-Default.png</text:p>
          </table:table-cell>
          <table:table-cell office:value-type="string" calcext:value-type="string">
            <text:p>web-soundcloud.png</text:p>
          </table:table-cell>
          <table:table-cell table:formula="of:=[.A2092]&amp;&quot;/&quot;&amp;[.C2092]" office:value-type="string" office:string-value="web/web-soundcloud.png" calcext:value-type="string">
            <text:p>web/web-soundcloud.png</text:p>
          </table:table-cell>
          <table:table-cell table:formula="of:=VLOOKUP([.D209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jeogkiiogjbmhklcnbgkdcjoioegiknm-Default.png</text:p>
          </table:table-cell>
          <table:table-cell office:value-type="string" calcext:value-type="string">
            <text:p>web-slack.png</text:p>
          </table:table-cell>
          <table:table-cell table:formula="of:=[.A2093]&amp;&quot;/&quot;&amp;[.C2093]" office:value-type="string" office:string-value="web/web-slack.png" calcext:value-type="string">
            <text:p>web/web-slack.png</text:p>
          </table:table-cell>
          <table:table-cell table:formula="of:=VLOOKUP([.D209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jhknlonaankphkkbnmjdlpehkinifeeg-Default.png</text:p>
          </table:table-cell>
          <table:table-cell office:value-type="string" calcext:value-type="string">
            <text:p>web-google-forms.png</text:p>
          </table:table-cell>
          <table:table-cell table:formula="of:=[.A2094]&amp;&quot;/&quot;&amp;[.C2094]" office:value-type="string" office:string-value="web/web-google-forms.png" calcext:value-type="string">
            <text:p>web/web-google-forms.png</text:p>
          </table:table-cell>
          <table:table-cell table:formula="of:=VLOOKUP([.D209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khjnjifipfkgglficmipimgjpbmlbemd-Default.png</text:p>
          </table:table-cell>
          <table:table-cell office:value-type="string" calcext:value-type="string">
            <text:p>web-wordpress.png</text:p>
          </table:table-cell>
          <table:table-cell table:formula="of:=[.A2095]&amp;&quot;/&quot;&amp;[.C2095]" office:value-type="string" office:string-value="web/web-wordpress.png" calcext:value-type="string">
            <text:p>web/web-wordpress.png</text:p>
          </table:table-cell>
          <table:table-cell table:formula="of:=VLOOKUP([.D209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knipolnnllmklapflnccelgolnpehhp-Default.png</text:p>
          </table:table-cell>
          <table:table-cell office:value-type="string" calcext:value-type="string">
            <text:p>web-google-hangouts.png</text:p>
          </table:table-cell>
          <table:table-cell table:formula="of:=[.A2096]&amp;&quot;/&quot;&amp;[.C2096]" office:value-type="string" office:string-value="web/web-google-hangouts.png" calcext:value-type="string">
            <text:p>web/web-google-hangouts.png</text:p>
          </table:table-cell>
          <table:table-cell table:formula="of:=VLOOKUP([.D209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knipolnnllmklapflnccelgolnpehhp.png</text:p>
          </table:table-cell>
          <table:table-cell office:value-type="string" calcext:value-type="string">
            <text:p>web-google-hangouts.png</text:p>
          </table:table-cell>
          <table:table-cell table:formula="of:=[.A2097]&amp;&quot;/&quot;&amp;[.C2097]" office:value-type="string" office:string-value="web/web-google-hangouts.png" calcext:value-type="string">
            <text:p>web/web-google-hangouts.png</text:p>
          </table:table-cell>
          <table:table-cell table:formula="of:=VLOOKUP([.D209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komhbcfkdcgmcdoenjcjheifdiabikfi-Default.png</text:p>
          </table:table-cell>
          <table:table-cell office:value-type="string" calcext:value-type="string">
            <text:p>web-google-play.png</text:p>
          </table:table-cell>
          <table:table-cell table:formula="of:=[.A2098]&amp;&quot;/&quot;&amp;[.C2098]" office:value-type="string" office:string-value="web/web-google-play.png" calcext:value-type="string">
            <text:p>web/web-google-play.png</text:p>
          </table:table-cell>
          <table:table-cell table:formula="of:=VLOOKUP([.D209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lbfehkoinhhcknnbdgnnmjhiladcgbol-Default.png</text:p>
          </table:table-cell>
          <table:table-cell office:value-type="string" calcext:value-type="string">
            <text:p>web-evernote.png</text:p>
          </table:table-cell>
          <table:table-cell table:formula="of:=[.A2099]&amp;&quot;/&quot;&amp;[.C2099]" office:value-type="string" office:string-value="web/web-evernote.png" calcext:value-type="string">
            <text:p>web/web-evernote.png</text:p>
          </table:table-cell>
          <table:table-cell table:formula="of:=VLOOKUP([.D209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lejliakmhcfhakneflmicaoikhbicggc-Default.png</text:p>
          </table:table-cell>
          <table:table-cell office:value-type="string" calcext:value-type="string">
            <text:p>web-blogger.png</text:p>
          </table:table-cell>
          <table:table-cell table:formula="of:=[.A2100]&amp;&quot;/&quot;&amp;[.C2100]" office:value-type="string" office:string-value="web/web-blogger.png" calcext:value-type="string">
            <text:p>web/web-blogger.png</text:p>
          </table:table-cell>
          <table:table-cell table:formula="of:=VLOOKUP([.D210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lneaknkopdijkpnocmklfnjbeapigfbh-Default.png</text:p>
          </table:table-cell>
          <table:table-cell office:value-type="string" calcext:value-type="string">
            <text:p>web-google-maps.png</text:p>
          </table:table-cell>
          <table:table-cell table:formula="of:=[.A2101]&amp;&quot;/&quot;&amp;[.C2101]" office:value-type="string" office:string-value="web/web-google-maps.png" calcext:value-type="string">
            <text:p>web/web-google-maps.png</text:p>
          </table:table-cell>
          <table:table-cell table:formula="of:=VLOOKUP([.D210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mdapmeleikeppmfgadilffngabfpibok-Default.png</text:p>
          </table:table-cell>
          <table:table-cell office:value-type="string" calcext:value-type="string">
            <text:p>web-facebook-messenger.png</text:p>
          </table:table-cell>
          <table:table-cell table:formula="of:=[.A2102]&amp;&quot;/&quot;&amp;[.C2102]" office:value-type="string" office:string-value="web/web-facebook-messenger.png" calcext:value-type="string">
            <text:p>web/web-facebook-messenger.png</text:p>
          </table:table-cell>
          <table:table-cell table:formula="of:=VLOOKUP([.D210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mfinobjnbcnohnemakjeccbjljpebmlm-Default.png</text:p>
          </table:table-cell>
          <table:table-cell office:value-type="string" calcext:value-type="string">
            <text:p>../apps/syncthing.png</text:p>
          </table:table-cell>
          <table:table-cell table:formula="of:=[.A2103]&amp;&quot;/&quot;&amp;[.C2103]" office:value-type="string" office:string-value="web/../apps/syncthing.png" calcext:value-type="string">
            <text:p>web/../apps/syncthing.png</text:p>
          </table:table-cell>
          <table:table-cell table:formula="of:=VLOOKUP([.D210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mhgffcfekbglhpcdjkhhjekhdnddkflg-Default.png</text:p>
          </table:table-cell>
          <table:table-cell office:value-type="string" calcext:value-type="string">
            <text:p>web-mint.png</text:p>
          </table:table-cell>
          <table:table-cell table:formula="of:=[.A2104]&amp;&quot;/&quot;&amp;[.C2104]" office:value-type="string" office:string-value="web/web-mint.png" calcext:value-type="string">
            <text:p>web/web-mint.png</text:p>
          </table:table-cell>
          <table:table-cell table:formula="of:=VLOOKUP([.D210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mjcnijlhddpbdemagnpefmlkjdagkogk-Default.png</text:p>
          </table:table-cell>
          <table:table-cell office:value-type="string" calcext:value-type="string">
            <text:p>web-pocket.png</text:p>
          </table:table-cell>
          <table:table-cell table:formula="of:=[.A2105]&amp;&quot;/&quot;&amp;[.C2105]" office:value-type="string" office:string-value="web/web-pocket.png" calcext:value-type="string">
            <text:p>web/web-pocket.png</text:p>
          </table:table-cell>
          <table:table-cell table:formula="of:=VLOOKUP([.D210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mkaakpdehdafacodkgkpghoibnmamcme-Default.png</text:p>
          </table:table-cell>
          <table:table-cell office:value-type="string" calcext:value-type="string">
            <text:p>web-google-drawings.png</text:p>
          </table:table-cell>
          <table:table-cell table:formula="of:=[.A2106]&amp;&quot;/&quot;&amp;[.C2106]" office:value-type="string" office:string-value="web/web-google-drawings.png" calcext:value-type="string">
            <text:p>web/web-google-drawings.png</text:p>
          </table:table-cell>
          <table:table-cell table:formula="of:=VLOOKUP([.D210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mmimngoggfoobjdlefbcabngfnmieonb-Default.png</text:p>
          </table:table-cell>
          <table:table-cell office:value-type="string" calcext:value-type="string">
            <text:p>web-google-play-books.png</text:p>
          </table:table-cell>
          <table:table-cell table:formula="of:=[.A2107]&amp;&quot;/&quot;&amp;[.C2107]" office:value-type="string" office:string-value="web/web-google-play-books.png" calcext:value-type="string">
            <text:p>web/web-google-play-books.png</text:p>
          </table:table-cell>
          <table:table-cell table:formula="of:=VLOOKUP([.D210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mojepfklcankkmikonjlnidiooanmpbb-Default.png</text:p>
          </table:table-cell>
          <table:table-cell office:value-type="string" calcext:value-type="string">
            <text:p>web-sunrise-calendar.png</text:p>
          </table:table-cell>
          <table:table-cell table:formula="of:=[.A2108]&amp;&quot;/&quot;&amp;[.C2108]" office:value-type="string" office:string-value="web/web-sunrise-calendar.png" calcext:value-type="string">
            <text:p>web/web-sunrise-calendar.png</text:p>
          </table:table-cell>
          <table:table-cell table:formula="of:=VLOOKUP([.D210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namljbfbglehfnlonjmebceimaalofei-Default.png</text:p>
          </table:table-cell>
          <table:table-cell office:value-type="string" calcext:value-type="string">
            <text:p>web-deviantart.png</text:p>
          </table:table-cell>
          <table:table-cell table:formula="of:=[.A2109]&amp;&quot;/&quot;&amp;[.C2109]" office:value-type="string" office:string-value="web/web-deviantart.png" calcext:value-type="string">
            <text:p>web/web-deviantart.png</text:p>
          </table:table-cell>
          <table:table-cell table:formula="of:=VLOOKUP([.D210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nckgahadagoaajjgafhacjanaoiihapd-Default.png</text:p>
          </table:table-cell>
          <table:table-cell office:value-type="string" calcext:value-type="string">
            <text:p>web-google-hangouts.png</text:p>
          </table:table-cell>
          <table:table-cell table:formula="of:=[.A2110]&amp;&quot;/&quot;&amp;[.C2110]" office:value-type="string" office:string-value="web/web-google-hangouts.png" calcext:value-type="string">
            <text:p>web/web-google-hangouts.png</text:p>
          </table:table-cell>
          <table:table-cell table:formula="of:=VLOOKUP([.D211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ncliohomlfopnmlfkepkcbnhmeijkhhf-Default.png</text:p>
          </table:table-cell>
          <table:table-cell office:value-type="string" calcext:value-type="string">
            <text:p>web-lastpass.png</text:p>
          </table:table-cell>
          <table:table-cell table:formula="of:=[.A2111]&amp;&quot;/&quot;&amp;[.C2111]" office:value-type="string" office:string-value="web/web-lastpass.png" calcext:value-type="string">
            <text:p>web/web-lastpass.png</text:p>
          </table:table-cell>
          <table:table-cell table:formula="of:=VLOOKUP([.D211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nfakdllpdfjjbfommlcnfkedmbigkfdo-Default.png</text:p>
          </table:table-cell>
          <table:table-cell office:value-type="string" calcext:value-type="string">
            <text:p>web-jolicloud.png</text:p>
          </table:table-cell>
          <table:table-cell table:formula="of:=[.A2112]&amp;&quot;/&quot;&amp;[.C2112]" office:value-type="string" office:string-value="web/web-jolicloud.png" calcext:value-type="string">
            <text:p>web/web-jolicloud.png</text:p>
          </table:table-cell>
          <table:table-cell table:formula="of:=VLOOKUP([.D211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nffchahhjecejoiigmnhhicpoabngedk-Default.png</text:p>
          </table:table-cell>
          <table:table-cell office:value-type="string" calcext:value-type="string">
            <text:p>web-microsoft-onedrive.png</text:p>
          </table:table-cell>
          <table:table-cell table:formula="of:=[.A2113]&amp;&quot;/&quot;&amp;[.C2113]" office:value-type="string" office:string-value="web/web-microsoft-onedrive.png" calcext:value-type="string">
            <text:p>web/web-microsoft-onedrive.png</text:p>
          </table:table-cell>
          <table:table-cell table:formula="of:=VLOOKUP([.D211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niloccemoadcdkdjlinkgdfekeahmflj-Default.png</text:p>
          </table:table-cell>
          <table:table-cell office:value-type="string" calcext:value-type="string">
            <text:p>web-pocket.png</text:p>
          </table:table-cell>
          <table:table-cell table:formula="of:=[.A2114]&amp;&quot;/&quot;&amp;[.C2114]" office:value-type="string" office:string-value="web/web-pocket.png" calcext:value-type="string">
            <text:p>web/web-pocket.png</text:p>
          </table:table-cell>
          <table:table-cell table:formula="of:=VLOOKUP([.D211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ocgddccilgpeepgglnlpchkpgamkgmld-Default.png</text:p>
          </table:table-cell>
          <table:table-cell office:value-type="string" calcext:value-type="string">
            <text:p>web-anydo.png</text:p>
          </table:table-cell>
          <table:table-cell table:formula="of:=[.A2115]&amp;&quot;/&quot;&amp;[.C2115]" office:value-type="string" office:string-value="web/web-anydo.png" calcext:value-type="string">
            <text:p>web/web-anydo.png</text:p>
          </table:table-cell>
          <table:table-cell table:formula="of:=VLOOKUP([.D211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oflhioojkbelepjlnafgmgkkjhojphcg-Default.png</text:p>
          </table:table-cell>
          <table:table-cell office:value-type="string" calcext:value-type="string">
            <text:p>web-trello.png</text:p>
          </table:table-cell>
          <table:table-cell table:formula="of:=[.A2116]&amp;&quot;/&quot;&amp;[.C2116]" office:value-type="string" office:string-value="web/web-trello.png" calcext:value-type="string">
            <text:p>web/web-trello.png</text:p>
          </table:table-cell>
          <table:table-cell table:formula="of:=VLOOKUP([.D211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ojcflmmmcfpacggndoaaflkmcoblhnbh-Default.png</text:p>
          </table:table-cell>
          <table:table-cell office:value-type="string" calcext:value-type="string">
            <text:p>web-wunderlist.png</text:p>
          </table:table-cell>
          <table:table-cell table:formula="of:=[.A2117]&amp;&quot;/&quot;&amp;[.C2117]" office:value-type="string" office:string-value="web/web-wunderlist.png" calcext:value-type="string">
            <text:p>web/web-wunderlist.png</text:p>
          </table:table-cell>
          <table:table-cell table:formula="of:=VLOOKUP([.D211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pahdiadnidmaaoohjmlkcjffbfcapgko-Default.png</text:p>
          </table:table-cell>
          <table:table-cell office:value-type="string" calcext:value-type="string">
            <text:p>web-khan-academy.png</text:p>
          </table:table-cell>
          <table:table-cell table:formula="of:=[.A2118]&amp;&quot;/&quot;&amp;[.C2118]" office:value-type="string" office:string-value="web/web-khan-academy.png" calcext:value-type="string">
            <text:p>web/web-khan-academy.png</text:p>
          </table:table-cell>
          <table:table-cell table:formula="of:=VLOOKUP([.D211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pbppfiakkcakldnnhcfncfmclhkhhdcp-Default.png</text:p>
          </table:table-cell>
          <table:table-cell office:value-type="string" calcext:value-type="string">
            <text:p>web-deviantart.png</text:p>
          </table:table-cell>
          <table:table-cell table:formula="of:=[.A2119]&amp;&quot;/&quot;&amp;[.C2119]" office:value-type="string" office:string-value="web/web-deviantart.png" calcext:value-type="string">
            <text:p>web/web-deviantart.png</text:p>
          </table:table-cell>
          <table:table-cell table:formula="of:=VLOOKUP([.D211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pchjhmiapbbphflbgejhigbmfmmgbngn-Default.png</text:p>
          </table:table-cell>
          <table:table-cell office:value-type="string" calcext:value-type="string">
            <text:p>web-rdio.png</text:p>
          </table:table-cell>
          <table:table-cell table:formula="of:=[.A2120]&amp;&quot;/&quot;&amp;[.C2120]" office:value-type="string" office:string-value="web/web-rdio.png" calcext:value-type="string">
            <text:p>web/web-rdio.png</text:p>
          </table:table-cell>
          <table:table-cell table:formula="of:=VLOOKUP([.D212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pfoeakahkgllhkommkfeehmkfcloagkl-Default.png</text:p>
          </table:table-cell>
          <table:table-cell office:value-type="string" calcext:value-type="string">
            <text:p>web-google-fusion-tables.png</text:p>
          </table:table-cell>
          <table:table-cell table:formula="of:=[.A2121]&amp;&quot;/&quot;&amp;[.C2121]" office:value-type="string" office:string-value="web/web-google-fusion-tables.png" calcext:value-type="string">
            <text:p>web/web-google-fusion-tables.png</text:p>
          </table:table-cell>
          <table:table-cell table:formula="of:=VLOOKUP([.D212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pfpeapihoiogbcmdmnibeplnikfnhoge-Default.png</text:p>
          </table:table-cell>
          <table:table-cell office:value-type="string" calcext:value-type="string">
            <text:p>web-outlook.png</text:p>
          </table:table-cell>
          <table:table-cell table:formula="of:=[.A2122]&amp;&quot;/&quot;&amp;[.C2122]" office:value-type="string" office:string-value="web/web-outlook.png" calcext:value-type="string">
            <text:p>web/web-outlook.png</text:p>
          </table:table-cell>
          <table:table-cell table:formula="of:=VLOOKUP([.D212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pjkljhegncpnkpknbcohdijeoejaedia-Default.png</text:p>
          </table:table-cell>
          <table:table-cell office:value-type="string" calcext:value-type="string">
            <text:p>web-google-gmail.png</text:p>
          </table:table-cell>
          <table:table-cell table:formula="of:=[.A2123]&amp;&quot;/&quot;&amp;[.C2123]" office:value-type="string" office:string-value="web/web-google-gmail.png" calcext:value-type="string">
            <text:p>web/web-google-gmail.png</text:p>
          </table:table-cell>
          <table:table-cell table:formula="of:=VLOOKUP([.D212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hrome-pmoodaljflkhbojjaiibgnlindbhebme-Default.png</text:p>
          </table:table-cell>
          <table:table-cell office:value-type="string" calcext:value-type="string">
            <text:p>web-omgubuntu.png</text:p>
          </table:table-cell>
          <table:table-cell table:formula="of:=[.A2124]&amp;&quot;/&quot;&amp;[.C2124]" office:value-type="string" office:string-value="web/web-omgubuntu.png" calcext:value-type="string">
            <text:p>web/web-omgubuntu.png</text:p>
          </table:table-cell>
          <table:table-cell table:formula="of:=VLOOKUP([.D212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om.slack.Slack.png</text:p>
          </table:table-cell>
          <table:table-cell office:value-type="string" calcext:value-type="string">
            <text:p>web-slack.png</text:p>
          </table:table-cell>
          <table:table-cell table:formula="of:=[.A2125]&amp;&quot;/&quot;&amp;[.C2125]" office:value-type="string" office:string-value="web/web-slack.png" calcext:value-type="string">
            <text:p>web/web-slack.png</text:p>
          </table:table-cell>
          <table:table-cell table:formula="of:=VLOOKUP([.D212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om.spotify.Spotify.png</text:p>
          </table:table-cell>
          <table:table-cell office:value-type="string" calcext:value-type="string">
            <text:p>web-spotify.png</text:p>
          </table:table-cell>
          <table:table-cell table:formula="of:=[.A2126]&amp;&quot;/&quot;&amp;[.C2126]" office:value-type="string" office:string-value="web/web-spotify.png" calcext:value-type="string">
            <text:p>web/web-spotify.png</text:p>
          </table:table-cell>
          <table:table-cell table:formula="of:=VLOOKUP([.D212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opyagent.png</text:p>
          </table:table-cell>
          <table:table-cell office:value-type="string" calcext:value-type="string">
            <text:p>web-copy.png</text:p>
          </table:table-cell>
          <table:table-cell table:formula="of:=[.A2127]&amp;&quot;/&quot;&amp;[.C2127]" office:value-type="string" office:string-value="web/web-copy.png" calcext:value-type="string">
            <text:p>web/web-copy.png</text:p>
          </table:table-cell>
          <table:table-cell table:formula="of:=VLOOKUP([.D212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opyAgent.png</text:p>
          </table:table-cell>
          <table:table-cell office:value-type="string" calcext:value-type="string">
            <text:p>web-copy.png</text:p>
          </table:table-cell>
          <table:table-cell table:formula="of:=[.A2128]&amp;&quot;/&quot;&amp;[.C2128]" office:value-type="string" office:string-value="web/web-copy.png" calcext:value-type="string">
            <text:p>web/web-copy.png</text:p>
          </table:table-cell>
          <table:table-cell table:formula="of:=VLOOKUP([.D212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opy.png</text:p>
          </table:table-cell>
          <table:table-cell office:value-type="string" calcext:value-type="string">
            <text:p>web-copy.png</text:p>
          </table:table-cell>
          <table:table-cell table:formula="of:=[.A2129]&amp;&quot;/&quot;&amp;[.C2129]" office:value-type="string" office:string-value="web/web-copy.png" calcext:value-type="string">
            <text:p>web/web-copy.png</text:p>
          </table:table-cell>
          <table:table-cell table:formula="of:=VLOOKUP([.D212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Copy.png</text:p>
          </table:table-cell>
          <table:table-cell office:value-type="string" calcext:value-type="string">
            <text:p>web-copy.png</text:p>
          </table:table-cell>
          <table:table-cell table:formula="of:=[.A2130]&amp;&quot;/&quot;&amp;[.C2130]" office:value-type="string" office:string-value="web/web-copy.png" calcext:value-type="string">
            <text:p>web/web-copy.png</text:p>
          </table:table-cell>
          <table:table-cell table:formula="of:=VLOOKUP([.D213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Deviantart-deviantart.com.png</text:p>
          </table:table-cell>
          <table:table-cell office:value-type="string" calcext:value-type="string">
            <text:p>web-deviantart.png</text:p>
          </table:table-cell>
          <table:table-cell table:formula="of:=[.A2131]&amp;&quot;/&quot;&amp;[.C2131]" office:value-type="string" office:string-value="web/web-deviantart.png" calcext:value-type="string">
            <text:p>web/web-deviantart.png</text:p>
          </table:table-cell>
          <table:table-cell table:formula="of:=VLOOKUP([.D213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etube.com.png</text:p>
          </table:table-cell>
          <table:table-cell office:value-type="string" calcext:value-type="string">
            <text:p>web-google-youtube.png</text:p>
          </table:table-cell>
          <table:table-cell table:formula="of:=[.A2132]&amp;&quot;/&quot;&amp;[.C2132]" office:value-type="string" office:string-value="web/web-google-youtube.png" calcext:value-type="string">
            <text:p>web/web-google-youtube.png</text:p>
          </table:table-cell>
          <table:table-cell table:formula="of:=VLOOKUP([.D213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Evernote-evernote.com.png</text:p>
          </table:table-cell>
          <table:table-cell office:value-type="string" calcext:value-type="string">
            <text:p>web-evernote.png</text:p>
          </table:table-cell>
          <table:table-cell table:formula="of:=[.A2133]&amp;&quot;/&quot;&amp;[.C2133]" office:value-type="string" office:string-value="web/web-evernote.png" calcext:value-type="string">
            <text:p>web/web-evernote.png</text:p>
          </table:table-cell>
          <table:table-cell table:formula="of:=VLOOKUP([.D213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Evernote.png</text:p>
          </table:table-cell>
          <table:table-cell office:value-type="string" calcext:value-type="string">
            <text:p>web-evernote.png</text:p>
          </table:table-cell>
          <table:table-cell table:formula="of:=[.A2134]&amp;&quot;/&quot;&amp;[.C2134]" office:value-type="string" office:string-value="web/web-evernote.png" calcext:value-type="string">
            <text:p>web/web-evernote.png</text:p>
          </table:table-cell>
          <table:table-cell table:formula="of:=VLOOKUP([.D213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Evernote-www.evernote.com.png</text:p>
          </table:table-cell>
          <table:table-cell office:value-type="string" calcext:value-type="string">
            <text:p>web-evernote.png</text:p>
          </table:table-cell>
          <table:table-cell table:formula="of:=[.A2135]&amp;&quot;/&quot;&amp;[.C2135]" office:value-type="string" office:string-value="web/web-evernote.png" calcext:value-type="string">
            <text:p>web/web-evernote.png</text:p>
          </table:table-cell>
          <table:table-cell table:formula="of:=VLOOKUP([.D213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everpad.png</text:p>
          </table:table-cell>
          <table:table-cell office:value-type="string" calcext:value-type="string">
            <text:p>web-evernote.png</text:p>
          </table:table-cell>
          <table:table-cell table:formula="of:=[.A2136]&amp;&quot;/&quot;&amp;[.C2136]" office:value-type="string" office:string-value="web/web-evernote.png" calcext:value-type="string">
            <text:p>web/web-evernote.png</text:p>
          </table:table-cell>
          <table:table-cell table:formula="of:=VLOOKUP([.D213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facebook-facebook.com.png</text:p>
          </table:table-cell>
          <table:table-cell office:value-type="string" calcext:value-type="string">
            <text:p>web-facebook.png</text:p>
          </table:table-cell>
          <table:table-cell table:formula="of:=[.A2137]&amp;&quot;/&quot;&amp;[.C2137]" office:value-type="string" office:string-value="web/web-facebook.png" calcext:value-type="string">
            <text:p>web/web-facebook.png</text:p>
          </table:table-cell>
          <table:table-cell table:formula="of:=VLOOKUP([.D213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FacebookMessenger-facebook.com.png</text:p>
          </table:table-cell>
          <table:table-cell office:value-type="string" calcext:value-type="string">
            <text:p>web-facebook-messenger.png</text:p>
          </table:table-cell>
          <table:table-cell table:formula="of:=[.A2138]&amp;&quot;/&quot;&amp;[.C2138]" office:value-type="string" office:string-value="web/web-facebook-messenger.png" calcext:value-type="string">
            <text:p>web/web-facebook-messenger.png</text:p>
          </table:table-cell>
          <table:table-cell table:formula="of:=VLOOKUP([.D213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facebook.png</text:p>
          </table:table-cell>
          <table:table-cell office:value-type="string" calcext:value-type="string">
            <text:p>web-facebook.png</text:p>
          </table:table-cell>
          <table:table-cell table:formula="of:=[.A2139]&amp;&quot;/&quot;&amp;[.C2139]" office:value-type="string" office:string-value="web/web-facebook.png" calcext:value-type="string">
            <text:p>web/web-facebook.png</text:p>
          </table:table-cell>
          <table:table-cell table:formula="of:=VLOOKUP([.D213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facebookresource.png</text:p>
          </table:table-cell>
          <table:table-cell office:value-type="string" calcext:value-type="string">
            <text:p>web-facebook.png</text:p>
          </table:table-cell>
          <table:table-cell table:formula="of:=[.A2140]&amp;&quot;/&quot;&amp;[.C2140]" office:value-type="string" office:string-value="web/web-facebook.png" calcext:value-type="string">
            <text:p>web/web-facebook.png</text:p>
          </table:table-cell>
          <table:table-cell table:formula="of:=VLOOKUP([.D214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fastmail.png</text:p>
          </table:table-cell>
          <table:table-cell office:value-type="string" calcext:value-type="string">
            <text:p>web-fastmail.png</text:p>
          </table:table-cell>
          <table:table-cell table:formula="of:=[.A2141]&amp;&quot;/&quot;&amp;[.C2141]" office:value-type="string" office:string-value="web/web-fastmail.png" calcext:value-type="string">
            <text:p>web/web-fastmail.png</text:p>
          </table:table-cell>
          <table:table-cell table:formula="of:=VLOOKUP([.D214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fbmessenger.png</text:p>
          </table:table-cell>
          <table:table-cell office:value-type="string" calcext:value-type="string">
            <text:p>web-facebook-messenger.png</text:p>
          </table:table-cell>
          <table:table-cell table:formula="of:=[.A2142]&amp;&quot;/&quot;&amp;[.C2142]" office:value-type="string" office:string-value="web/web-facebook-messenger.png" calcext:value-type="string">
            <text:p>web/web-facebook-messenger.png</text:p>
          </table:table-cell>
          <table:table-cell table:formula="of:=VLOOKUP([.D214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Feedly-feedly.com.png</text:p>
          </table:table-cell>
          <table:table-cell office:value-type="string" calcext:value-type="string">
            <text:p>web-feedly.png</text:p>
          </table:table-cell>
          <table:table-cell table:formula="of:=[.A2143]&amp;&quot;/&quot;&amp;[.C2143]" office:value-type="string" office:string-value="web/web-feedly.png" calcext:value-type="string">
            <text:p>web/web-feedly.png</text:p>
          </table:table-cell>
          <table:table-cell table:formula="of:=VLOOKUP([.D214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feedly.png</text:p>
          </table:table-cell>
          <table:table-cell office:value-type="string" calcext:value-type="string">
            <text:p>web-feedly.png</text:p>
          </table:table-cell>
          <table:table-cell table:formula="of:=[.A2144]&amp;&quot;/&quot;&amp;[.C2144]" office:value-type="string" office:string-value="web/web-feedly.png" calcext:value-type="string">
            <text:p>web/web-feedly.png</text:p>
          </table:table-cell>
          <table:table-cell table:formula="of:=VLOOKUP([.D214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foursquare.png</text:p>
          </table:table-cell>
          <table:table-cell office:value-type="string" calcext:value-type="string">
            <text:p>web-foursquare.png</text:p>
          </table:table-cell>
          <table:table-cell table:formula="of:=[.A2145]&amp;&quot;/&quot;&amp;[.C2145]" office:value-type="string" office:string-value="web/web-foursquare.png" calcext:value-type="string">
            <text:p>web/web-foursquare.png</text:p>
          </table:table-cell>
          <table:table-cell table:formula="of:=VLOOKUP([.D214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gdrive.png</text:p>
          </table:table-cell>
          <table:table-cell office:value-type="string" calcext:value-type="string">
            <text:p>web-google-drive.png</text:p>
          </table:table-cell>
          <table:table-cell table:formula="of:=[.A2146]&amp;&quot;/&quot;&amp;[.C2146]" office:value-type="string" office:string-value="web/web-google-drive.png" calcext:value-type="string">
            <text:p>web/web-google-drive.png</text:p>
          </table:table-cell>
          <table:table-cell table:formula="of:=VLOOKUP([.D214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Gmail-mail.google.com.png</text:p>
          </table:table-cell>
          <table:table-cell office:value-type="string" calcext:value-type="string">
            <text:p>web-google-gmail.png</text:p>
          </table:table-cell>
          <table:table-cell table:formula="of:=[.A2147]&amp;&quot;/&quot;&amp;[.C2147]" office:value-type="string" office:string-value="web/web-google-gmail.png" calcext:value-type="string">
            <text:p>web/web-google-gmail.png</text:p>
          </table:table-cell>
          <table:table-cell table:formula="of:=VLOOKUP([.D214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GMail-mail.google.com.png</text:p>
          </table:table-cell>
          <table:table-cell office:value-type="string" calcext:value-type="string">
            <text:p>web-google-gmail.png</text:p>
          </table:table-cell>
          <table:table-cell table:formula="of:=[.A2148]&amp;&quot;/&quot;&amp;[.C2148]" office:value-type="string" office:string-value="web/web-google-gmail.png" calcext:value-type="string">
            <text:p>web/web-google-gmail.png</text:p>
          </table:table-cell>
          <table:table-cell table:formula="of:=VLOOKUP([.D214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gmail.png</text:p>
          </table:table-cell>
          <table:table-cell office:value-type="string" calcext:value-type="string">
            <text:p>web-google-gmail.png</text:p>
          </table:table-cell>
          <table:table-cell table:formula="of:=[.A2149]&amp;&quot;/&quot;&amp;[.C2149]" office:value-type="string" office:string-value="web/web-google-gmail.png" calcext:value-type="string">
            <text:p>web/web-google-gmail.png</text:p>
          </table:table-cell>
          <table:table-cell table:formula="of:=VLOOKUP([.D214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gnome-gmail.png</text:p>
          </table:table-cell>
          <table:table-cell office:value-type="string" calcext:value-type="string">
            <text:p>web-google-gmail.png</text:p>
          </table:table-cell>
          <table:table-cell table:formula="of:=[.A2150]&amp;&quot;/&quot;&amp;[.C2150]" office:value-type="string" office:string-value="web/web-google-gmail.png" calcext:value-type="string">
            <text:p>web/web-google-gmail.png</text:p>
          </table:table-cell>
          <table:table-cell table:formula="of:=VLOOKUP([.D215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gnome-maps.png</text:p>
          </table:table-cell>
          <table:table-cell office:value-type="string" calcext:value-type="string">
            <text:p>web-google-maps.png</text:p>
          </table:table-cell>
          <table:table-cell table:formula="of:=[.A2151]&amp;&quot;/&quot;&amp;[.C2151]" office:value-type="string" office:string-value="web/web-google-maps.png" calcext:value-type="string">
            <text:p>web/web-google-maps.png</text:p>
          </table:table-cell>
          <table:table-cell table:formula="of:=VLOOKUP([.D215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goa-account-facebook.png</text:p>
          </table:table-cell>
          <table:table-cell office:value-type="string" calcext:value-type="string">
            <text:p>web-facebook.png</text:p>
          </table:table-cell>
          <table:table-cell table:formula="of:=[.A2152]&amp;&quot;/&quot;&amp;[.C2152]" office:value-type="string" office:string-value="web/web-facebook.png" calcext:value-type="string">
            <text:p>web/web-facebook.png</text:p>
          </table:table-cell>
          <table:table-cell table:formula="of:=VLOOKUP([.D215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goa-account-flickr.png</text:p>
          </table:table-cell>
          <table:table-cell office:value-type="string" calcext:value-type="string">
            <text:p>web-flickr.png</text:p>
          </table:table-cell>
          <table:table-cell table:formula="of:=[.A2153]&amp;&quot;/&quot;&amp;[.C2153]" office:value-type="string" office:string-value="web/web-flickr.png" calcext:value-type="string">
            <text:p>web/web-flickr.png</text:p>
          </table:table-cell>
          <table:table-cell table:formula="of:=VLOOKUP([.D215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goa-account-google.png</text:p>
          </table:table-cell>
          <table:table-cell office:value-type="string" calcext:value-type="string">
            <text:p>web-google.png</text:p>
          </table:table-cell>
          <table:table-cell table:formula="of:=[.A2154]&amp;&quot;/&quot;&amp;[.C2154]" office:value-type="string" office:string-value="web/web-google.png" calcext:value-type="string">
            <text:p>web/web-google.png</text:p>
          </table:table-cell>
          <table:table-cell table:formula="of:=VLOOKUP([.D215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goa-account-live.png</text:p>
          </table:table-cell>
          <table:table-cell office:value-type="string" calcext:value-type="string">
            <text:p>web-outlook.png</text:p>
          </table:table-cell>
          <table:table-cell table:formula="of:=[.A2155]&amp;&quot;/&quot;&amp;[.C2155]" office:value-type="string" office:string-value="web/web-outlook.png" calcext:value-type="string">
            <text:p>web/web-outlook.png</text:p>
          </table:table-cell>
          <table:table-cell table:formula="of:=VLOOKUP([.D215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goa-account-microsoft.png</text:p>
          </table:table-cell>
          <table:table-cell office:value-type="string" calcext:value-type="string">
            <text:p>web-microsoft.png</text:p>
          </table:table-cell>
          <table:table-cell table:formula="of:=[.A2156]&amp;&quot;/&quot;&amp;[.C2156]" office:value-type="string" office:string-value="web/web-microsoft.png" calcext:value-type="string">
            <text:p>web/web-microsoft.png</text:p>
          </table:table-cell>
          <table:table-cell table:formula="of:=VLOOKUP([.D215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goa-account-pocket.png</text:p>
          </table:table-cell>
          <table:table-cell office:value-type="string" calcext:value-type="string">
            <text:p>web-pocket.png</text:p>
          </table:table-cell>
          <table:table-cell table:formula="of:=[.A2157]&amp;&quot;/&quot;&amp;[.C2157]" office:value-type="string" office:string-value="web/web-pocket.png" calcext:value-type="string">
            <text:p>web/web-pocket.png</text:p>
          </table:table-cell>
          <table:table-cell table:formula="of:=VLOOKUP([.D215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goa-account-twitter.png</text:p>
          </table:table-cell>
          <table:table-cell office:value-type="string" calcext:value-type="string">
            <text:p>web-twitter.png</text:p>
          </table:table-cell>
          <table:table-cell table:formula="of:=[.A2158]&amp;&quot;/&quot;&amp;[.C2158]" office:value-type="string" office:string-value="web/web-twitter.png" calcext:value-type="string">
            <text:p>web/web-twitter.png</text:p>
          </table:table-cell>
          <table:table-cell table:formula="of:=VLOOKUP([.D215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goa-account-yahoo.png</text:p>
          </table:table-cell>
          <table:table-cell office:value-type="string" calcext:value-type="string">
            <text:p>web-yahoo.png</text:p>
          </table:table-cell>
          <table:table-cell table:formula="of:=[.A2159]&amp;&quot;/&quot;&amp;[.C2159]" office:value-type="string" office:string-value="web/web-yahoo.png" calcext:value-type="string">
            <text:p>web/web-yahoo.png</text:p>
          </table:table-cell>
          <table:table-cell table:formula="of:=VLOOKUP([.D215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google-calendar.png</text:p>
          </table:table-cell>
          <table:table-cell office:value-type="string" calcext:value-type="string">
            <text:p>web-google-calendar.png</text:p>
          </table:table-cell>
          <table:table-cell table:formula="of:=[.A2160]&amp;&quot;/&quot;&amp;[.C2160]" office:value-type="string" office:string-value="web/web-google-calendar.png" calcext:value-type="string">
            <text:p>web/web-google-calendar.png</text:p>
          </table:table-cell>
          <table:table-cell table:formula="of:=VLOOKUP([.D216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google-docs.png</text:p>
          </table:table-cell>
          <table:table-cell office:value-type="string" calcext:value-type="string">
            <text:p>web-google-docs.png</text:p>
          </table:table-cell>
          <table:table-cell table:formula="of:=[.A2161]&amp;&quot;/&quot;&amp;[.C2161]" office:value-type="string" office:string-value="web/web-google-docs.png" calcext:value-type="string">
            <text:p>web/web-google-docs.png</text:p>
          </table:table-cell>
          <table:table-cell table:formula="of:=VLOOKUP([.D216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google-drive.png</text:p>
          </table:table-cell>
          <table:table-cell office:value-type="string" calcext:value-type="string">
            <text:p>web-google-drive.png</text:p>
          </table:table-cell>
          <table:table-cell table:formula="of:=[.A2162]&amp;&quot;/&quot;&amp;[.C2162]" office:value-type="string" office:string-value="web/web-google-drive.png" calcext:value-type="string">
            <text:p>web/web-google-drive.png</text:p>
          </table:table-cell>
          <table:table-cell table:formula="of:=VLOOKUP([.D216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google-earth.png</text:p>
          </table:table-cell>
          <table:table-cell office:value-type="string" calcext:value-type="string">
            <text:p>web-google-earth.png</text:p>
          </table:table-cell>
          <table:table-cell table:formula="of:=[.A2163]&amp;&quot;/&quot;&amp;[.C2163]" office:value-type="string" office:string-value="web/web-google-earth.png" calcext:value-type="string">
            <text:p>web/web-google-earth.png</text:p>
          </table:table-cell>
          <table:table-cell table:formula="of:=VLOOKUP([.D216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google-hangouts.png</text:p>
          </table:table-cell>
          <table:table-cell office:value-type="string" calcext:value-type="string">
            <text:p>web-google-hangouts.png</text:p>
          </table:table-cell>
          <table:table-cell table:formula="of:=[.A2164]&amp;&quot;/&quot;&amp;[.C2164]" office:value-type="string" office:string-value="web/web-google-hangouts.png" calcext:value-type="string">
            <text:p>web/web-google-hangouts.png</text:p>
          </table:table-cell>
          <table:table-cell table:formula="of:=VLOOKUP([.D216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google-keep.png</text:p>
          </table:table-cell>
          <table:table-cell office:value-type="string" calcext:value-type="string">
            <text:p>web-google-keep.png</text:p>
          </table:table-cell>
          <table:table-cell table:formula="of:=[.A2165]&amp;&quot;/&quot;&amp;[.C2165]" office:value-type="string" office:string-value="web/web-google-keep.png" calcext:value-type="string">
            <text:p>web/web-google-keep.png</text:p>
          </table:table-cell>
          <table:table-cell table:formula="of:=VLOOKUP([.D216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googlemusicframe.png</text:p>
          </table:table-cell>
          <table:table-cell office:value-type="string" calcext:value-type="string">
            <text:p>web-google-play-music.png</text:p>
          </table:table-cell>
          <table:table-cell table:formula="of:=[.A2166]&amp;&quot;/&quot;&amp;[.C2166]" office:value-type="string" office:string-value="web/web-google-play-music.png" calcext:value-type="string">
            <text:p>web/web-google-play-music.png</text:p>
          </table:table-cell>
          <table:table-cell table:formula="of:=VLOOKUP([.D216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google-music.png</text:p>
          </table:table-cell>
          <table:table-cell office:value-type="string" calcext:value-type="string">
            <text:p>web-google-play-music.png</text:p>
          </table:table-cell>
          <table:table-cell table:formula="of:=[.A2167]&amp;&quot;/&quot;&amp;[.C2167]" office:value-type="string" office:string-value="web/web-google-play-music.png" calcext:value-type="string">
            <text:p>web/web-google-play-music.png</text:p>
          </table:table-cell>
          <table:table-cell table:formula="of:=VLOOKUP([.D216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Google-plus.google.com.png</text:p>
          </table:table-cell>
          <table:table-cell office:value-type="string" calcext:value-type="string">
            <text:p>web-google-plus.png</text:p>
          </table:table-cell>
          <table:table-cell table:formula="of:=[.A2168]&amp;&quot;/&quot;&amp;[.C2168]" office:value-type="string" office:string-value="web/web-google-plus.png" calcext:value-type="string">
            <text:p>web/web-google-plus.png</text:p>
          </table:table-cell>
          <table:table-cell table:formula="of:=VLOOKUP([.D216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googleplus.png</text:p>
          </table:table-cell>
          <table:table-cell office:value-type="string" calcext:value-type="string">
            <text:p>web-google-plus.png</text:p>
          </table:table-cell>
          <table:table-cell table:formula="of:=[.A2169]&amp;&quot;/&quot;&amp;[.C2169]" office:value-type="string" office:string-value="web/web-google-plus.png" calcext:value-type="string">
            <text:p>web/web-google-plus.png</text:p>
          </table:table-cell>
          <table:table-cell table:formula="of:=VLOOKUP([.D216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google.png</text:p>
          </table:table-cell>
          <table:table-cell office:value-type="string" calcext:value-type="string">
            <text:p>web-google.png</text:p>
          </table:table-cell>
          <table:table-cell table:formula="of:=[.A2170]&amp;&quot;/&quot;&amp;[.C2170]" office:value-type="string" office:string-value="web/web-google.png" calcext:value-type="string">
            <text:p>web/web-google.png</text:p>
          </table:table-cell>
          <table:table-cell table:formula="of:=VLOOKUP([.D217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Grooveshark-grooveshark.com.png</text:p>
          </table:table-cell>
          <table:table-cell office:value-type="string" calcext:value-type="string">
            <text:p>web-grooveshark.png</text:p>
          </table:table-cell>
          <table:table-cell table:formula="of:=[.A2171]&amp;&quot;/&quot;&amp;[.C2171]" office:value-type="string" office:string-value="web/web-grooveshark.png" calcext:value-type="string">
            <text:p>web/web-grooveshark.png</text:p>
          </table:table-cell>
          <table:table-cell table:formula="of:=VLOOKUP([.D217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grooveshark.png</text:p>
          </table:table-cell>
          <table:table-cell office:value-type="string" calcext:value-type="string">
            <text:p>web-grooveshark.png</text:p>
          </table:table-cell>
          <table:table-cell table:formula="of:=[.A2172]&amp;&quot;/&quot;&amp;[.C2172]" office:value-type="string" office:string-value="web/web-grooveshark.png" calcext:value-type="string">
            <text:p>web/web-grooveshark.png</text:p>
          </table:table-cell>
          <table:table-cell table:formula="of:=VLOOKUP([.D217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gtwitter.png</text:p>
          </table:table-cell>
          <table:table-cell office:value-type="string" calcext:value-type="string">
            <text:p>web-twitter.png</text:p>
          </table:table-cell>
          <table:table-cell table:formula="of:=[.A2173]&amp;&quot;/&quot;&amp;[.C2173]" office:value-type="string" office:string-value="web/web-twitter.png" calcext:value-type="string">
            <text:p>web/web-twitter.png</text:p>
          </table:table-cell>
          <table:table-cell table:formula="of:=VLOOKUP([.D217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gwoffice.png</text:p>
          </table:table-cell>
          <table:table-cell office:value-type="string" calcext:value-type="string">
            <text:p>web-google-drive.png</text:p>
          </table:table-cell>
          <table:table-cell table:formula="of:=[.A2174]&amp;&quot;/&quot;&amp;[.C2174]" office:value-type="string" office:string-value="web/web-google-drive.png" calcext:value-type="string">
            <text:p>web/web-google-drive.png</text:p>
          </table:table-cell>
          <table:table-cell table:formula="of:=VLOOKUP([.D217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huludesktop.png</text:p>
          </table:table-cell>
          <table:table-cell office:value-type="string" calcext:value-type="string">
            <text:p>web-hulu.png</text:p>
          </table:table-cell>
          <table:table-cell table:formula="of:=[.A2175]&amp;&quot;/&quot;&amp;[.C2175]" office:value-type="string" office:string-value="web/web-hulu.png" calcext:value-type="string">
            <text:p>web/web-hulu.png</text:p>
          </table:table-cell>
          <table:table-cell table:formula="of:=VLOOKUP([.D217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icq.png</text:p>
          </table:table-cell>
          <table:table-cell office:value-type="string" calcext:value-type="string">
            <text:p>web-icq.png</text:p>
          </table:table-cell>
          <table:table-cell table:formula="of:=[.A2176]&amp;&quot;/&quot;&amp;[.C2176]" office:value-type="string" office:string-value="web/web-icq.png" calcext:value-type="string">
            <text:p>web/web-icq.png</text:p>
          </table:table-cell>
          <table:table-cell table:formula="of:=VLOOKUP([.D217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identica.png</text:p>
          </table:table-cell>
          <table:table-cell office:value-type="string" calcext:value-type="string">
            <text:p>web-identica.png</text:p>
          </table:table-cell>
          <table:table-cell table:formula="of:=[.A2177]&amp;&quot;/&quot;&amp;[.C2177]" office:value-type="string" office:string-value="web/web-identica.png" calcext:value-type="string">
            <text:p>web/web-identica.png</text:p>
          </table:table-cell>
          <table:table-cell table:formula="of:=VLOOKUP([.D217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im-aim.png</text:p>
          </table:table-cell>
          <table:table-cell office:value-type="string" calcext:value-type="string">
            <text:p>web-aim.png</text:p>
          </table:table-cell>
          <table:table-cell table:formula="of:=[.A2178]&amp;&quot;/&quot;&amp;[.C2178]" office:value-type="string" office:string-value="web/web-aim.png" calcext:value-type="string">
            <text:p>web/web-aim.png</text:p>
          </table:table-cell>
          <table:table-cell table:formula="of:=VLOOKUP([.D217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im-facebook.png</text:p>
          </table:table-cell>
          <table:table-cell office:value-type="string" calcext:value-type="string">
            <text:p>web-facebook.png</text:p>
          </table:table-cell>
          <table:table-cell table:formula="of:=[.A2179]&amp;&quot;/&quot;&amp;[.C2179]" office:value-type="string" office:string-value="web/web-facebook.png" calcext:value-type="string">
            <text:p>web/web-facebook.png</text:p>
          </table:table-cell>
          <table:table-cell table:formula="of:=VLOOKUP([.D217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im-gadugadu.png</text:p>
          </table:table-cell>
          <table:table-cell office:value-type="string" calcext:value-type="string">
            <text:p>web-gadugadu.png</text:p>
          </table:table-cell>
          <table:table-cell table:formula="of:=[.A2180]&amp;&quot;/&quot;&amp;[.C2180]" office:value-type="string" office:string-value="web/web-gadugadu.png" calcext:value-type="string">
            <text:p>web/web-gadugadu.png</text:p>
          </table:table-cell>
          <table:table-cell table:formula="of:=VLOOKUP([.D218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im-gizmo.png</text:p>
          </table:table-cell>
          <table:table-cell office:value-type="string" calcext:value-type="string">
            <text:p>web-gizmo.png</text:p>
          </table:table-cell>
          <table:table-cell table:formula="of:=[.A2181]&amp;&quot;/&quot;&amp;[.C2181]" office:value-type="string" office:string-value="web/web-gizmo.png" calcext:value-type="string">
            <text:p>web/web-gizmo.png</text:p>
          </table:table-cell>
          <table:table-cell table:formula="of:=VLOOKUP([.D218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im-google-talk.png</text:p>
          </table:table-cell>
          <table:table-cell office:value-type="string" calcext:value-type="string">
            <text:p>web-google-hangouts.png</text:p>
          </table:table-cell>
          <table:table-cell table:formula="of:=[.A2182]&amp;&quot;/&quot;&amp;[.C2182]" office:value-type="string" office:string-value="web/web-google-hangouts.png" calcext:value-type="string">
            <text:p>web/web-google-hangouts.png</text:p>
          </table:table-cell>
          <table:table-cell table:formula="of:=VLOOKUP([.D218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im-icq.png</text:p>
          </table:table-cell>
          <table:table-cell office:value-type="string" calcext:value-type="string">
            <text:p>web-icq.png</text:p>
          </table:table-cell>
          <table:table-cell table:formula="of:=[.A2183]&amp;&quot;/&quot;&amp;[.C2183]" office:value-type="string" office:string-value="web/web-icq.png" calcext:value-type="string">
            <text:p>web/web-icq.png</text:p>
          </table:table-cell>
          <table:table-cell table:formula="of:=VLOOKUP([.D218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im-identi.ca.png</text:p>
          </table:table-cell>
          <table:table-cell office:value-type="string" calcext:value-type="string">
            <text:p>web-identica.png</text:p>
          </table:table-cell>
          <table:table-cell table:formula="of:=[.A2184]&amp;&quot;/&quot;&amp;[.C2184]" office:value-type="string" office:string-value="web/web-identica.png" calcext:value-type="string">
            <text:p>web/web-identica.png</text:p>
          </table:table-cell>
          <table:table-cell table:formula="of:=VLOOKUP([.D218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im-identica.png</text:p>
          </table:table-cell>
          <table:table-cell office:value-type="string" calcext:value-type="string">
            <text:p>web-identica.png</text:p>
          </table:table-cell>
          <table:table-cell table:formula="of:=[.A2185]&amp;&quot;/&quot;&amp;[.C2185]" office:value-type="string" office:string-value="web/web-identica.png" calcext:value-type="string">
            <text:p>web/web-identica.png</text:p>
          </table:table-cell>
          <table:table-cell table:formula="of:=VLOOKUP([.D218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im-meanwhile.png</text:p>
          </table:table-cell>
          <table:table-cell office:value-type="string" calcext:value-type="string">
            <text:p>web-meanwhile.png</text:p>
          </table:table-cell>
          <table:table-cell table:formula="of:=[.A2186]&amp;&quot;/&quot;&amp;[.C2186]" office:value-type="string" office:string-value="web/web-meanwhile.png" calcext:value-type="string">
            <text:p>web/web-meanwhile.png</text:p>
          </table:table-cell>
          <table:table-cell table:formula="of:=VLOOKUP([.D218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im-msn.png</text:p>
          </table:table-cell>
          <table:table-cell office:value-type="string" calcext:value-type="string">
            <text:p>web-microsoft.png</text:p>
          </table:table-cell>
          <table:table-cell table:formula="of:=[.A2187]&amp;&quot;/&quot;&amp;[.C2187]" office:value-type="string" office:string-value="web/web-microsoft.png" calcext:value-type="string">
            <text:p>web/web-microsoft.png</text:p>
          </table:table-cell>
          <table:table-cell table:formula="of:=VLOOKUP([.D218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im-mxit.png</text:p>
          </table:table-cell>
          <table:table-cell office:value-type="string" calcext:value-type="string">
            <text:p>web-mxit.png</text:p>
          </table:table-cell>
          <table:table-cell table:formula="of:=[.A2188]&amp;&quot;/&quot;&amp;[.C2188]" office:value-type="string" office:string-value="web/web-mxit.png" calcext:value-type="string">
            <text:p>web/web-mxit.png</text:p>
          </table:table-cell>
          <table:table-cell table:formula="of:=VLOOKUP([.D218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im-myspace.png</text:p>
          </table:table-cell>
          <table:table-cell office:value-type="string" calcext:value-type="string">
            <text:p>web-myspace.png</text:p>
          </table:table-cell>
          <table:table-cell table:formula="of:=[.A2189]&amp;&quot;/&quot;&amp;[.C2189]" office:value-type="string" office:string-value="web/web-myspace.png" calcext:value-type="string">
            <text:p>web/web-myspace.png</text:p>
          </table:table-cell>
          <table:table-cell table:formula="of:=VLOOKUP([.D218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im-yahoo.png</text:p>
          </table:table-cell>
          <table:table-cell office:value-type="string" calcext:value-type="string">
            <text:p>web-yahoo.png</text:p>
          </table:table-cell>
          <table:table-cell table:formula="of:=[.A2190]&amp;&quot;/&quot;&amp;[.C2190]" office:value-type="string" office:string-value="web/web-yahoo.png" calcext:value-type="string">
            <text:p>web/web-yahoo.png</text:p>
          </table:table-cell>
          <table:table-cell table:formula="of:=VLOOKUP([.D219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im-zephyr.png</text:p>
          </table:table-cell>
          <table:table-cell office:value-type="string" calcext:value-type="string">
            <text:p>web-zephyr.png</text:p>
          </table:table-cell>
          <table:table-cell table:formula="of:=[.A2191]&amp;&quot;/&quot;&amp;[.C2191]" office:value-type="string" office:string-value="web/web-zephyr.png" calcext:value-type="string">
            <text:p>web/web-zephyr.png</text:p>
          </table:table-cell>
          <table:table-cell table:formula="of:=VLOOKUP([.D219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irc.png</text:p>
          </table:table-cell>
          <table:table-cell office:value-type="string" calcext:value-type="string">
            <text:p>web-irc.png</text:p>
          </table:table-cell>
          <table:table-cell table:formula="of:=[.A2192]&amp;&quot;/&quot;&amp;[.C2192]" office:value-type="string" office:string-value="web/web-irc.png" calcext:value-type="string">
            <text:p>web/web-irc.png</text:p>
          </table:table-cell>
          <table:table-cell table:formula="of:=VLOOKUP([.D219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jolidrive-icon.png</text:p>
          </table:table-cell>
          <table:table-cell office:value-type="string" calcext:value-type="string">
            <text:p>web-jolicloud.png</text:p>
          </table:table-cell>
          <table:table-cell table:formula="of:=[.A2193]&amp;&quot;/&quot;&amp;[.C2193]" office:value-type="string" office:string-value="web/web-jolicloud.png" calcext:value-type="string">
            <text:p>web/web-jolicloud.png</text:p>
          </table:table-cell>
          <table:table-cell table:formula="of:=VLOOKUP([.D219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kadu.png</text:p>
          </table:table-cell>
          <table:table-cell office:value-type="string" calcext:value-type="string">
            <text:p>web-gadugadu.png</text:p>
          </table:table-cell>
          <table:table-cell table:formula="of:=[.A2194]&amp;&quot;/&quot;&amp;[.C2194]" office:value-type="string" office:string-value="web/web-gadugadu.png" calcext:value-type="string">
            <text:p>web/web-gadugadu.png</text:p>
          </table:table-cell>
          <table:table-cell table:formula="of:=VLOOKUP([.D219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krunner_youtube.com.png</text:p>
          </table:table-cell>
          <table:table-cell office:value-type="string" calcext:value-type="string">
            <text:p>web-google-youtube.png</text:p>
          </table:table-cell>
          <table:table-cell table:formula="of:=[.A2195]&amp;&quot;/&quot;&amp;[.C2195]" office:value-type="string" office:string-value="web/web-google-youtube.png" calcext:value-type="string">
            <text:p>web/web-google-youtube.png</text:p>
          </table:table-cell>
          <table:table-cell table:formula="of:=VLOOKUP([.D219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lastfm-audioscrobbler.png</text:p>
          </table:table-cell>
          <table:table-cell office:value-type="string" calcext:value-type="string">
            <text:p>web-lastfm.png</text:p>
          </table:table-cell>
          <table:table-cell table:formula="of:=[.A2196]&amp;&quot;/&quot;&amp;[.C2196]" office:value-type="string" office:string-value="web/web-lastfm.png" calcext:value-type="string">
            <text:p>web/web-lastfm.png</text:p>
          </table:table-cell>
          <table:table-cell table:formula="of:=VLOOKUP([.D219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lastfm.png</text:p>
          </table:table-cell>
          <table:table-cell office:value-type="string" calcext:value-type="string">
            <text:p>web-lastfm.png</text:p>
          </table:table-cell>
          <table:table-cell table:formula="of:=[.A2197]&amp;&quot;/&quot;&amp;[.C2197]" office:value-type="string" office:string-value="web/web-lastfm.png" calcext:value-type="string">
            <text:p>web/web-lastfm.png</text:p>
          </table:table-cell>
          <table:table-cell table:formula="of:=VLOOKUP([.D219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lastfm-www.last.fm.png</text:p>
          </table:table-cell>
          <table:table-cell office:value-type="string" calcext:value-type="string">
            <text:p>web-lastfm.png</text:p>
          </table:table-cell>
          <table:table-cell table:formula="of:=[.A2198]&amp;&quot;/&quot;&amp;[.C2198]" office:value-type="string" office:string-value="web/web-lastfm.png" calcext:value-type="string">
            <text:p>web/web-lastfm.png</text:p>
          </table:table-cell>
          <table:table-cell table:formula="of:=VLOOKUP([.D219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lastpass.png</text:p>
          </table:table-cell>
          <table:table-cell office:value-type="string" calcext:value-type="string">
            <text:p>web-lastpass.png</text:p>
          </table:table-cell>
          <table:table-cell table:formula="of:=[.A2199]&amp;&quot;/&quot;&amp;[.C2199]" office:value-type="string" office:string-value="web/web-lastpass.png" calcext:value-type="string">
            <text:p>web/web-lastpass.png</text:p>
          </table:table-cell>
          <table:table-cell table:formula="of:=VLOOKUP([.D219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Launchpad-launchpad.net.png</text:p>
          </table:table-cell>
          <table:table-cell office:value-type="string" calcext:value-type="string">
            <text:p>web-launchpad.png</text:p>
          </table:table-cell>
          <table:table-cell table:formula="of:=[.A2200]&amp;&quot;/&quot;&amp;[.C2200]" office:value-type="string" office:string-value="web/web-launchpad.png" calcext:value-type="string">
            <text:p>web/web-launchpad.png</text:p>
          </table:table-cell>
          <table:table-cell table:formula="of:=VLOOKUP([.D220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LinkedIn-linkedin.com.png</text:p>
          </table:table-cell>
          <table:table-cell office:value-type="string" calcext:value-type="string">
            <text:p>web-linkedin.png</text:p>
          </table:table-cell>
          <table:table-cell table:formula="of:=[.A2201]&amp;&quot;/&quot;&amp;[.C2201]" office:value-type="string" office:string-value="web/web-linkedin.png" calcext:value-type="string">
            <text:p>web/web-linkedin.png</text:p>
          </table:table-cell>
          <table:table-cell table:formula="of:=VLOOKUP([.D220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linkedin.png</text:p>
          </table:table-cell>
          <table:table-cell office:value-type="string" calcext:value-type="string">
            <text:p>web-linkedin.png</text:p>
          </table:table-cell>
          <table:table-cell table:formula="of:=[.A2202]&amp;&quot;/&quot;&amp;[.C2202]" office:value-type="string" office:string-value="web/web-linkedin.png" calcext:value-type="string">
            <text:p>web/web-linkedin.png</text:p>
          </table:table-cell>
          <table:table-cell table:formula="of:=VLOOKUP([.D220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live.png</text:p>
          </table:table-cell>
          <table:table-cell office:value-type="string" calcext:value-type="string">
            <text:p>web-outlook.png</text:p>
          </table:table-cell>
          <table:table-cell table:formula="of:=[.A2203]&amp;&quot;/&quot;&amp;[.C2203]" office:value-type="string" office:string-value="web/web-outlook.png" calcext:value-type="string">
            <text:p>web/web-outlook.png</text:p>
          </table:table-cell>
          <table:table-cell table:formula="of:=VLOOKUP([.D220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mailru-mail.ru.png</text:p>
          </table:table-cell>
          <table:table-cell office:value-type="string" calcext:value-type="string">
            <text:p>web-mailru.png</text:p>
          </table:table-cell>
          <table:table-cell table:formula="of:=[.A2204]&amp;&quot;/&quot;&amp;[.C2204]" office:value-type="string" office:string-value="web/web-mailru.png" calcext:value-type="string">
            <text:p>web/web-mailru.png</text:p>
          </table:table-cell>
          <table:table-cell table:formula="of:=VLOOKUP([.D220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maps.png</text:p>
          </table:table-cell>
          <table:table-cell office:value-type="string" calcext:value-type="string">
            <text:p>web-google-maps.png</text:p>
          </table:table-cell>
          <table:table-cell table:formula="of:=[.A2205]&amp;&quot;/&quot;&amp;[.C2205]" office:value-type="string" office:string-value="web/web-google-maps.png" calcext:value-type="string">
            <text:p>web/web-google-maps.png</text:p>
          </table:table-cell>
          <table:table-cell table:formula="of:=VLOOKUP([.D220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microsoft.png</text:p>
          </table:table-cell>
          <table:table-cell office:value-type="string" calcext:value-type="string">
            <text:p>web-microsoft.png</text:p>
          </table:table-cell>
          <table:table-cell table:formula="of:=[.A2206]&amp;&quot;/&quot;&amp;[.C2206]" office:value-type="string" office:string-value="web/web-microsoft.png" calcext:value-type="string">
            <text:p>web/web-microsoft.png</text:p>
          </table:table-cell>
          <table:table-cell table:formula="of:=VLOOKUP([.D220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msn.png</text:p>
          </table:table-cell>
          <table:table-cell office:value-type="string" calcext:value-type="string">
            <text:p>web-microsoft.png</text:p>
          </table:table-cell>
          <table:table-cell table:formula="of:=[.A2207]&amp;&quot;/&quot;&amp;[.C2207]" office:value-type="string" office:string-value="web/web-microsoft.png" calcext:value-type="string">
            <text:p>web/web-microsoft.png</text:p>
          </table:table-cell>
          <table:table-cell table:formula="of:=VLOOKUP([.D220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ms-onenote.png</text:p>
          </table:table-cell>
          <table:table-cell office:value-type="string" calcext:value-type="string">
            <text:p>web-onenote.png</text:p>
          </table:table-cell>
          <table:table-cell table:formula="of:=[.A2208]&amp;&quot;/&quot;&amp;[.C2208]" office:value-type="string" office:string-value="web/web-onenote.png" calcext:value-type="string">
            <text:p>web/web-onenote.png</text:p>
          </table:table-cell>
          <table:table-cell table:formula="of:=VLOOKUP([.D220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ms-outlook.png</text:p>
          </table:table-cell>
          <table:table-cell office:value-type="string" calcext:value-type="string">
            <text:p>web-outlook.png</text:p>
          </table:table-cell>
          <table:table-cell table:formula="of:=[.A2209]&amp;&quot;/&quot;&amp;[.C2209]" office:value-type="string" office:string-value="web/web-outlook.png" calcext:value-type="string">
            <text:p>web/web-outlook.png</text:p>
          </table:table-cell>
          <table:table-cell table:formula="of:=VLOOKUP([.D220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mxit.png</text:p>
          </table:table-cell>
          <table:table-cell office:value-type="string" calcext:value-type="string">
            <text:p>web-mxit.png</text:p>
          </table:table-cell>
          <table:table-cell table:formula="of:=[.A2210]&amp;&quot;/&quot;&amp;[.C2210]" office:value-type="string" office:string-value="web/web-mxit.png" calcext:value-type="string">
            <text:p>web/web-mxit.png</text:p>
          </table:table-cell>
          <table:table-cell table:formula="of:=VLOOKUP([.D221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myspace.png</text:p>
          </table:table-cell>
          <table:table-cell office:value-type="string" calcext:value-type="string">
            <text:p>web-myspace.png</text:p>
          </table:table-cell>
          <table:table-cell table:formula="of:=[.A2211]&amp;&quot;/&quot;&amp;[.C2211]" office:value-type="string" office:string-value="web/web-myspace.png" calcext:value-type="string">
            <text:p>web/web-myspace.png</text:p>
          </table:table-cell>
          <table:table-cell table:formula="of:=VLOOKUP([.D221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netflix-desktop.png</text:p>
          </table:table-cell>
          <table:table-cell office:value-type="string" calcext:value-type="string">
            <text:p>web-netflix.png</text:p>
          </table:table-cell>
          <table:table-cell table:formula="of:=[.A2212]&amp;&quot;/&quot;&amp;[.C2212]" office:value-type="string" office:string-value="web/web-netflix.png" calcext:value-type="string">
            <text:p>web/web-netflix.png</text:p>
          </table:table-cell>
          <table:table-cell table:formula="of:=VLOOKUP([.D221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NetflixIcon.png</text:p>
          </table:table-cell>
          <table:table-cell office:value-type="string" calcext:value-type="string">
            <text:p>web-netflix.png</text:p>
          </table:table-cell>
          <table:table-cell table:formula="of:=[.A2213]&amp;&quot;/&quot;&amp;[.C2213]" office:value-type="string" office:string-value="web/web-netflix.png" calcext:value-type="string">
            <text:p>web/web-netflix.png</text:p>
          </table:table-cell>
          <table:table-cell table:formula="of:=VLOOKUP([.D221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Newsblur-newsblur.com.png</text:p>
          </table:table-cell>
          <table:table-cell office:value-type="string" calcext:value-type="string">
            <text:p>web-newsblur.png</text:p>
          </table:table-cell>
          <table:table-cell table:formula="of:=[.A2214]&amp;&quot;/&quot;&amp;[.C2214]" office:value-type="string" office:string-value="web/web-newsblur.png" calcext:value-type="string">
            <text:p>web/web-newsblur.png</text:p>
          </table:table-cell>
          <table:table-cell table:formula="of:=VLOOKUP([.D221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novell.png</text:p>
          </table:table-cell>
          <table:table-cell office:value-type="string" calcext:value-type="string">
            <text:p>web-novell.png</text:p>
          </table:table-cell>
          <table:table-cell table:formula="of:=[.A2215]&amp;&quot;/&quot;&amp;[.C2215]" office:value-type="string" office:string-value="web/web-novell.png" calcext:value-type="string">
            <text:p>web/web-novell.png</text:p>
          </table:table-cell>
          <table:table-cell table:formula="of:=VLOOKUP([.D221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omgubuntu.png</text:p>
          </table:table-cell>
          <table:table-cell office:value-type="string" calcext:value-type="string">
            <text:p>web-omgubuntu.png</text:p>
          </table:table-cell>
          <table:table-cell table:formula="of:=[.A2216]&amp;&quot;/&quot;&amp;[.C2216]" office:value-type="string" office:string-value="web/web-omgubuntu.png" calcext:value-type="string">
            <text:p>web/web-omgubuntu.png</text:p>
          </table:table-cell>
          <table:table-cell table:formula="of:=VLOOKUP([.D221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org.gnome.Maps.png</text:p>
          </table:table-cell>
          <table:table-cell office:value-type="string" calcext:value-type="string">
            <text:p>web-google-maps.png</text:p>
          </table:table-cell>
          <table:table-cell table:formula="of:=[.A2217]&amp;&quot;/&quot;&amp;[.C2217]" office:value-type="string" office:string-value="web/web-google-maps.png" calcext:value-type="string">
            <text:p>web/web-google-maps.png</text:p>
          </table:table-cell>
          <table:table-cell table:formula="of:=VLOOKUP([.D221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pandoracom-pandora.com.png</text:p>
          </table:table-cell>
          <table:table-cell office:value-type="string" calcext:value-type="string">
            <text:p>web-pandora.png</text:p>
          </table:table-cell>
          <table:table-cell table:formula="of:=[.A2218]&amp;&quot;/&quot;&amp;[.C2218]" office:value-type="string" office:string-value="web/web-pandora.png" calcext:value-type="string">
            <text:p>web/web-pandora.png</text:p>
          </table:table-cell>
          <table:table-cell table:formula="of:=VLOOKUP([.D221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Pocket-getpocket.com.png</text:p>
          </table:table-cell>
          <table:table-cell office:value-type="string" calcext:value-type="string">
            <text:p>web-pocket.png</text:p>
          </table:table-cell>
          <table:table-cell table:formula="of:=[.A2219]&amp;&quot;/&quot;&amp;[.C2219]" office:value-type="string" office:string-value="web/web-pocket.png" calcext:value-type="string">
            <text:p>web/web-pocket.png</text:p>
          </table:table-cell>
          <table:table-cell table:formula="of:=VLOOKUP([.D221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Rdio-www.rdio.com.png</text:p>
          </table:table-cell>
          <table:table-cell office:value-type="string" calcext:value-type="string">
            <text:p>web-rdio.png</text:p>
          </table:table-cell>
          <table:table-cell table:formula="of:=[.A2220]&amp;&quot;/&quot;&amp;[.C2220]" office:value-type="string" office:string-value="web/web-rdio.png" calcext:value-type="string">
            <text:p>web/web-rdio.png</text:p>
          </table:table-cell>
          <table:table-cell table:formula="of:=VLOOKUP([.D222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Reddit-pay.reddit.com.png</text:p>
          </table:table-cell>
          <table:table-cell office:value-type="string" calcext:value-type="string">
            <text:p>web-reddit.png</text:p>
          </table:table-cell>
          <table:table-cell table:formula="of:=[.A2221]&amp;&quot;/&quot;&amp;[.C2221]" office:value-type="string" office:string-value="web/web-reddit.png" calcext:value-type="string">
            <text:p>web/web-reddit.png</text:p>
          </table:table-cell>
          <table:table-cell table:formula="of:=VLOOKUP([.D222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Reddit-reddit.com.png</text:p>
          </table:table-cell>
          <table:table-cell office:value-type="string" calcext:value-type="string">
            <text:p>web-reddit.png</text:p>
          </table:table-cell>
          <table:table-cell table:formula="of:=[.A2222]&amp;&quot;/&quot;&amp;[.C2222]" office:value-type="string" office:string-value="web/web-reddit.png" calcext:value-type="string">
            <text:p>web/web-reddit.png</text:p>
          </table:table-cell>
          <table:table-cell table:formula="of:=VLOOKUP([.D222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slack-desktop.png</text:p>
          </table:table-cell>
          <table:table-cell office:value-type="string" calcext:value-type="string">
            <text:p>web-slack.png</text:p>
          </table:table-cell>
          <table:table-cell table:formula="of:=[.A2223]&amp;&quot;/&quot;&amp;[.C2223]" office:value-type="string" office:string-value="web/web-slack.png" calcext:value-type="string">
            <text:p>web/web-slack.png</text:p>
          </table:table-cell>
          <table:table-cell table:formula="of:=VLOOKUP([.D222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slack.png</text:p>
          </table:table-cell>
          <table:table-cell office:value-type="string" calcext:value-type="string">
            <text:p>web-slack.png</text:p>
          </table:table-cell>
          <table:table-cell table:formula="of:=[.A2224]&amp;&quot;/&quot;&amp;[.C2224]" office:value-type="string" office:string-value="web/web-slack.png" calcext:value-type="string">
            <text:p>web/web-slack.png</text:p>
          </table:table-cell>
          <table:table-cell table:formula="of:=VLOOKUP([.D222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spotify-client.png</text:p>
          </table:table-cell>
          <table:table-cell office:value-type="string" calcext:value-type="string">
            <text:p>web-spotify.png</text:p>
          </table:table-cell>
          <table:table-cell table:formula="of:=[.A2225]&amp;&quot;/&quot;&amp;[.C2225]" office:value-type="string" office:string-value="web/web-spotify.png" calcext:value-type="string">
            <text:p>web/web-spotify.png</text:p>
          </table:table-cell>
          <table:table-cell table:formula="of:=VLOOKUP([.D222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spotify-exe.png</text:p>
          </table:table-cell>
          <table:table-cell office:value-type="string" calcext:value-type="string">
            <text:p>web-spotify.png</text:p>
          </table:table-cell>
          <table:table-cell table:formula="of:=[.A2226]&amp;&quot;/&quot;&amp;[.C2226]" office:value-type="string" office:string-value="web/web-spotify.png" calcext:value-type="string">
            <text:p>web/web-spotify.png</text:p>
          </table:table-cell>
          <table:table-cell table:formula="of:=VLOOKUP([.D222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spotify-linux-48x48.png</text:p>
          </table:table-cell>
          <table:table-cell office:value-type="string" calcext:value-type="string">
            <text:p>web-spotify.png</text:p>
          </table:table-cell>
          <table:table-cell table:formula="of:=[.A2227]&amp;&quot;/&quot;&amp;[.C2227]" office:value-type="string" office:string-value="web/web-spotify.png" calcext:value-type="string">
            <text:p>web/web-spotify.png</text:p>
          </table:table-cell>
          <table:table-cell table:formula="of:=VLOOKUP([.D222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spotify.png</text:p>
          </table:table-cell>
          <table:table-cell office:value-type="string" calcext:value-type="string">
            <text:p>web-spotify.png</text:p>
          </table:table-cell>
          <table:table-cell table:formula="of:=[.A2228]&amp;&quot;/&quot;&amp;[.C2228]" office:value-type="string" office:string-value="web/web-spotify.png" calcext:value-type="string">
            <text:p>web/web-spotify.png</text:p>
          </table:table-cell>
          <table:table-cell table:formula="of:=VLOOKUP([.D222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Spotify.png</text:p>
          </table:table-cell>
          <table:table-cell office:value-type="string" calcext:value-type="string">
            <text:p>web-spotify.png</text:p>
          </table:table-cell>
          <table:table-cell table:formula="of:=[.A2229]&amp;&quot;/&quot;&amp;[.C2229]" office:value-type="string" office:string-value="web/web-spotify.png" calcext:value-type="string">
            <text:p>web/web-spotify.png</text:p>
          </table:table-cell>
          <table:table-cell table:formula="of:=VLOOKUP([.D222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syncthing.png</text:p>
          </table:table-cell>
          <table:table-cell office:value-type="string" calcext:value-type="string">
            <text:p>../apps/syncthing.png</text:p>
          </table:table-cell>
          <table:table-cell table:formula="of:=[.A2230]&amp;&quot;/&quot;&amp;[.C2230]" office:value-type="string" office:string-value="web/../apps/syncthing.png" calcext:value-type="string">
            <text:p>web/../apps/syncthing.png</text:p>
          </table:table-cell>
          <table:table-cell table:formula="of:=VLOOKUP([.D223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telegram.png</text:p>
          </table:table-cell>
          <table:table-cell office:value-type="string" calcext:value-type="string">
            <text:p>web-telegram.png</text:p>
          </table:table-cell>
          <table:table-cell table:formula="of:=[.A2231]&amp;&quot;/&quot;&amp;[.C2231]" office:value-type="string" office:string-value="web/web-telegram.png" calcext:value-type="string">
            <text:p>web/web-telegram.png</text:p>
          </table:table-cell>
          <table:table-cell table:formula="of:=VLOOKUP([.D223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trello.png</text:p>
          </table:table-cell>
          <table:table-cell office:value-type="string" calcext:value-type="string">
            <text:p>web-trello.png</text:p>
          </table:table-cell>
          <table:table-cell table:formula="of:=[.A2232]&amp;&quot;/&quot;&amp;[.C2232]" office:value-type="string" office:string-value="web/web-trello.png" calcext:value-type="string">
            <text:p>web/web-trello.png</text:p>
          </table:table-cell>
          <table:table-cell table:formula="of:=VLOOKUP([.D223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Tumblr-tumblr.com.png</text:p>
          </table:table-cell>
          <table:table-cell office:value-type="string" calcext:value-type="string">
            <text:p>web-tumblr.png</text:p>
          </table:table-cell>
          <table:table-cell table:formula="of:=[.A2233]&amp;&quot;/&quot;&amp;[.C2233]" office:value-type="string" office:string-value="web/web-tumblr.png" calcext:value-type="string">
            <text:p>web/web-tumblr.png</text:p>
          </table:table-cell>
          <table:table-cell table:formula="of:=VLOOKUP([.D223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twitter.png</text:p>
          </table:table-cell>
          <table:table-cell office:value-type="string" calcext:value-type="string">
            <text:p>web-twitter.png</text:p>
          </table:table-cell>
          <table:table-cell table:formula="of:=[.A2234]&amp;&quot;/&quot;&amp;[.C2234]" office:value-type="string" office:string-value="web/web-twitter.png" calcext:value-type="string">
            <text:p>web/web-twitter.png</text:p>
          </table:table-cell>
          <table:table-cell table:formula="of:=VLOOKUP([.D223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Twitter-twitter.com.png</text:p>
          </table:table-cell>
          <table:table-cell office:value-type="string" calcext:value-type="string">
            <text:p>web-twitter.png</text:p>
          </table:table-cell>
          <table:table-cell table:formula="of:=[.A2235]&amp;&quot;/&quot;&amp;[.C2235]" office:value-type="string" office:string-value="web/web-twitter.png" calcext:value-type="string">
            <text:p>web/web-twitter.png</text:p>
          </table:table-cell>
          <table:table-cell table:formula="of:=VLOOKUP([.D223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unity-webapps-deviantart.png</text:p>
          </table:table-cell>
          <table:table-cell office:value-type="string" calcext:value-type="string">
            <text:p>web-deviantart.png</text:p>
          </table:table-cell>
          <table:table-cell table:formula="of:=[.A2236]&amp;&quot;/&quot;&amp;[.C2236]" office:value-type="string" office:string-value="web/web-deviantart.png" calcext:value-type="string">
            <text:p>web/web-deviantart.png</text:p>
          </table:table-cell>
          <table:table-cell table:formula="of:=VLOOKUP([.D223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unity-webapps-facebook.png</text:p>
          </table:table-cell>
          <table:table-cell office:value-type="string" calcext:value-type="string">
            <text:p>web-facebook.png</text:p>
          </table:table-cell>
          <table:table-cell table:formula="of:=[.A2237]&amp;&quot;/&quot;&amp;[.C2237]" office:value-type="string" office:string-value="web/web-facebook.png" calcext:value-type="string">
            <text:p>web/web-facebook.png</text:p>
          </table:table-cell>
          <table:table-cell table:formula="of:=VLOOKUP([.D223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unity-webapps-gmail.png</text:p>
          </table:table-cell>
          <table:table-cell office:value-type="string" calcext:value-type="string">
            <text:p>web-google-gmail.png</text:p>
          </table:table-cell>
          <table:table-cell table:formula="of:=[.A2238]&amp;&quot;/&quot;&amp;[.C2238]" office:value-type="string" office:string-value="web/web-google-gmail.png" calcext:value-type="string">
            <text:p>web/web-google-gmail.png</text:p>
          </table:table-cell>
          <table:table-cell table:formula="of:=VLOOKUP([.D223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unity-webapps-google-calendar.png</text:p>
          </table:table-cell>
          <table:table-cell office:value-type="string" calcext:value-type="string">
            <text:p>web-google-calendar.png</text:p>
          </table:table-cell>
          <table:table-cell table:formula="of:=[.A2239]&amp;&quot;/&quot;&amp;[.C2239]" office:value-type="string" office:string-value="web/web-google-calendar.png" calcext:value-type="string">
            <text:p>web/web-google-calendar.png</text:p>
          </table:table-cell>
          <table:table-cell table:formula="of:=VLOOKUP([.D223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unity-webapps-googledocs.png</text:p>
          </table:table-cell>
          <table:table-cell office:value-type="string" calcext:value-type="string">
            <text:p>web-google-docs.png</text:p>
          </table:table-cell>
          <table:table-cell table:formula="of:=[.A2240]&amp;&quot;/&quot;&amp;[.C2240]" office:value-type="string" office:string-value="web/web-google-docs.png" calcext:value-type="string">
            <text:p>web/web-google-docs.png</text:p>
          </table:table-cell>
          <table:table-cell table:formula="of:=VLOOKUP([.D224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unity-webapps-google-news.png</text:p>
          </table:table-cell>
          <table:table-cell office:value-type="string" calcext:value-type="string">
            <text:p>web-google.png</text:p>
          </table:table-cell>
          <table:table-cell table:formula="of:=[.A2241]&amp;&quot;/&quot;&amp;[.C2241]" office:value-type="string" office:string-value="web/web-google.png" calcext:value-type="string">
            <text:p>web/web-google.png</text:p>
          </table:table-cell>
          <table:table-cell table:formula="of:=VLOOKUP([.D224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unity-webapps-google-plus.png</text:p>
          </table:table-cell>
          <table:table-cell office:value-type="string" calcext:value-type="string">
            <text:p>web-google-plus.png</text:p>
          </table:table-cell>
          <table:table-cell table:formula="of:=[.A2242]&amp;&quot;/&quot;&amp;[.C2242]" office:value-type="string" office:string-value="web/web-google-plus.png" calcext:value-type="string">
            <text:p>web/web-google-plus.png</text:p>
          </table:table-cell>
          <table:table-cell table:formula="of:=VLOOKUP([.D224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unity-webapps-grooveshark.png</text:p>
          </table:table-cell>
          <table:table-cell office:value-type="string" calcext:value-type="string">
            <text:p>web-grooveshark.png</text:p>
          </table:table-cell>
          <table:table-cell table:formula="of:=[.A2243]&amp;&quot;/&quot;&amp;[.C2243]" office:value-type="string" office:string-value="web/web-grooveshark.png" calcext:value-type="string">
            <text:p>web/web-grooveshark.png</text:p>
          </table:table-cell>
          <table:table-cell table:formula="of:=VLOOKUP([.D224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unity-webapps-hulu.png</text:p>
          </table:table-cell>
          <table:table-cell office:value-type="string" calcext:value-type="string">
            <text:p>web-hulu.png</text:p>
          </table:table-cell>
          <table:table-cell table:formula="of:=[.A2244]&amp;&quot;/&quot;&amp;[.C2244]" office:value-type="string" office:string-value="web/web-hulu.png" calcext:value-type="string">
            <text:p>web/web-hulu.png</text:p>
          </table:table-cell>
          <table:table-cell table:formula="of:=VLOOKUP([.D224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unity-webapps-instagram.png</text:p>
          </table:table-cell>
          <table:table-cell office:value-type="string" calcext:value-type="string">
            <text:p>web-instagram.png</text:p>
          </table:table-cell>
          <table:table-cell table:formula="of:=[.A2245]&amp;&quot;/&quot;&amp;[.C2245]" office:value-type="string" office:string-value="web/web-instagram.png" calcext:value-type="string">
            <text:p>web/web-instagram.png</text:p>
          </table:table-cell>
          <table:table-cell table:formula="of:=VLOOKUP([.D224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unity-webapps-lastfm.png</text:p>
          </table:table-cell>
          <table:table-cell office:value-type="string" calcext:value-type="string">
            <text:p>web-lastfm.png</text:p>
          </table:table-cell>
          <table:table-cell table:formula="of:=[.A2246]&amp;&quot;/&quot;&amp;[.C2246]" office:value-type="string" office:string-value="web/web-lastfm.png" calcext:value-type="string">
            <text:p>web/web-lastfm.png</text:p>
          </table:table-cell>
          <table:table-cell table:formula="of:=VLOOKUP([.D224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unity-webapps-launchpad.png</text:p>
          </table:table-cell>
          <table:table-cell office:value-type="string" calcext:value-type="string">
            <text:p>web-launchpad.png</text:p>
          </table:table-cell>
          <table:table-cell table:formula="of:=[.A2247]&amp;&quot;/&quot;&amp;[.C2247]" office:value-type="string" office:string-value="web/web-launchpad.png" calcext:value-type="string">
            <text:p>web/web-launchpad.png</text:p>
          </table:table-cell>
          <table:table-cell table:formula="of:=VLOOKUP([.D224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unity-webapps-linkedin.png</text:p>
          </table:table-cell>
          <table:table-cell office:value-type="string" calcext:value-type="string">
            <text:p>web-linkedin.png</text:p>
          </table:table-cell>
          <table:table-cell table:formula="of:=[.A2248]&amp;&quot;/&quot;&amp;[.C2248]" office:value-type="string" office:string-value="web/web-linkedin.png" calcext:value-type="string">
            <text:p>web/web-linkedin.png</text:p>
          </table:table-cell>
          <table:table-cell table:formula="of:=VLOOKUP([.D224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unity-webapps-mail-ru.png</text:p>
          </table:table-cell>
          <table:table-cell office:value-type="string" calcext:value-type="string">
            <text:p>web-mailru.png</text:p>
          </table:table-cell>
          <table:table-cell table:formula="of:=[.A2249]&amp;&quot;/&quot;&amp;[.C2249]" office:value-type="string" office:string-value="web/web-mailru.png" calcext:value-type="string">
            <text:p>web/web-mailru.png</text:p>
          </table:table-cell>
          <table:table-cell table:formula="of:=VLOOKUP([.D224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unity-webapps-newsblur.png</text:p>
          </table:table-cell>
          <table:table-cell office:value-type="string" calcext:value-type="string">
            <text:p>web-newsblur.png</text:p>
          </table:table-cell>
          <table:table-cell table:formula="of:=[.A2250]&amp;&quot;/&quot;&amp;[.C2250]" office:value-type="string" office:string-value="web/web-newsblur.png" calcext:value-type="string">
            <text:p>web/web-newsblur.png</text:p>
          </table:table-cell>
          <table:table-cell table:formula="of:=VLOOKUP([.D225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unity-webapps-news-mail-ru.png</text:p>
          </table:table-cell>
          <table:table-cell office:value-type="string" calcext:value-type="string">
            <text:p>web-mailru.png</text:p>
          </table:table-cell>
          <table:table-cell table:formula="of:=[.A2251]&amp;&quot;/&quot;&amp;[.C2251]" office:value-type="string" office:string-value="web/web-mailru.png" calcext:value-type="string">
            <text:p>web/web-mailru.png</text:p>
          </table:table-cell>
          <table:table-cell table:formula="of:=VLOOKUP([.D225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unity-webapps-outlook.png</text:p>
          </table:table-cell>
          <table:table-cell office:value-type="string" calcext:value-type="string">
            <text:p>web-outlook.png</text:p>
          </table:table-cell>
          <table:table-cell table:formula="of:=[.A2252]&amp;&quot;/&quot;&amp;[.C2252]" office:value-type="string" office:string-value="web/web-outlook.png" calcext:value-type="string">
            <text:p>web/web-outlook.png</text:p>
          </table:table-cell>
          <table:table-cell table:formula="of:=VLOOKUP([.D225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unity-webapps-pocket.png</text:p>
          </table:table-cell>
          <table:table-cell office:value-type="string" calcext:value-type="string">
            <text:p>web-pocket.png</text:p>
          </table:table-cell>
          <table:table-cell table:formula="of:=[.A2253]&amp;&quot;/&quot;&amp;[.C2253]" office:value-type="string" office:string-value="web/web-pocket.png" calcext:value-type="string">
            <text:p>web/web-pocket.png</text:p>
          </table:table-cell>
          <table:table-cell table:formula="of:=VLOOKUP([.D225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unity-webapps-rdio.png</text:p>
          </table:table-cell>
          <table:table-cell office:value-type="string" calcext:value-type="string">
            <text:p>web-rdio.png</text:p>
          </table:table-cell>
          <table:table-cell table:formula="of:=[.A2254]&amp;&quot;/&quot;&amp;[.C2254]" office:value-type="string" office:string-value="web/web-rdio.png" calcext:value-type="string">
            <text:p>web/web-rdio.png</text:p>
          </table:table-cell>
          <table:table-cell table:formula="of:=VLOOKUP([.D225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unity-webapps-reddit.png</text:p>
          </table:table-cell>
          <table:table-cell office:value-type="string" calcext:value-type="string">
            <text:p>web-reddit.png</text:p>
          </table:table-cell>
          <table:table-cell table:formula="of:=[.A2255]&amp;&quot;/&quot;&amp;[.C2255]" office:value-type="string" office:string-value="web/web-reddit.png" calcext:value-type="string">
            <text:p>web/web-reddit.png</text:p>
          </table:table-cell>
          <table:table-cell table:formula="of:=VLOOKUP([.D225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unity-webapps-telegram.png</text:p>
          </table:table-cell>
          <table:table-cell office:value-type="string" calcext:value-type="string">
            <text:p>web-telegram.png</text:p>
          </table:table-cell>
          <table:table-cell table:formula="of:=[.A2256]&amp;&quot;/&quot;&amp;[.C2256]" office:value-type="string" office:string-value="web/web-telegram.png" calcext:value-type="string">
            <text:p>web/web-telegram.png</text:p>
          </table:table-cell>
          <table:table-cell table:formula="of:=VLOOKUP([.D225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unity-webapps-twitter.png</text:p>
          </table:table-cell>
          <table:table-cell office:value-type="string" calcext:value-type="string">
            <text:p>web-twitter.png</text:p>
          </table:table-cell>
          <table:table-cell table:formula="of:=[.A2257]&amp;&quot;/&quot;&amp;[.C2257]" office:value-type="string" office:string-value="web/web-twitter.png" calcext:value-type="string">
            <text:p>web/web-twitter.png</text:p>
          </table:table-cell>
          <table:table-cell table:formula="of:=VLOOKUP([.D225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unity-webapps-vkontakte-ru.png</text:p>
          </table:table-cell>
          <table:table-cell office:value-type="string" calcext:value-type="string">
            <text:p>web-vk.png</text:p>
          </table:table-cell>
          <table:table-cell table:formula="of:=[.A2258]&amp;&quot;/&quot;&amp;[.C2258]" office:value-type="string" office:string-value="web/web-vk.png" calcext:value-type="string">
            <text:p>web/web-vk.png</text:p>
          </table:table-cell>
          <table:table-cell table:formula="of:=VLOOKUP([.D225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unity-webapps-wordpress.png</text:p>
          </table:table-cell>
          <table:table-cell office:value-type="string" calcext:value-type="string">
            <text:p>web-wordpress.png</text:p>
          </table:table-cell>
          <table:table-cell table:formula="of:=[.A2259]&amp;&quot;/&quot;&amp;[.C2259]" office:value-type="string" office:string-value="web/web-wordpress.png" calcext:value-type="string">
            <text:p>web/web-wordpress.png</text:p>
          </table:table-cell>
          <table:table-cell table:formula="of:=VLOOKUP([.D225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unity-webapps-yahoo-mail.png</text:p>
          </table:table-cell>
          <table:table-cell office:value-type="string" calcext:value-type="string">
            <text:p>web-yahoo.png</text:p>
          </table:table-cell>
          <table:table-cell table:formula="of:=[.A2260]&amp;&quot;/&quot;&amp;[.C2260]" office:value-type="string" office:string-value="web/web-yahoo.png" calcext:value-type="string">
            <text:p>web/web-yahoo.png</text:p>
          </table:table-cell>
          <table:table-cell table:formula="of:=VLOOKUP([.D226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unity-webapps-yahoonews.png</text:p>
          </table:table-cell>
          <table:table-cell office:value-type="string" calcext:value-type="string">
            <text:p>web-yahoo.png</text:p>
          </table:table-cell>
          <table:table-cell table:formula="of:=[.A2261]&amp;&quot;/&quot;&amp;[.C2261]" office:value-type="string" office:string-value="web/web-yahoo.png" calcext:value-type="string">
            <text:p>web/web-yahoo.png</text:p>
          </table:table-cell>
          <table:table-cell table:formula="of:=VLOOKUP([.D226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unity-webapps-youtube.com.png</text:p>
          </table:table-cell>
          <table:table-cell office:value-type="string" calcext:value-type="string">
            <text:p>web-google-youtube.png</text:p>
          </table:table-cell>
          <table:table-cell table:formula="of:=[.A2262]&amp;&quot;/&quot;&amp;[.C2262]" office:value-type="string" office:string-value="web/web-google-youtube.png" calcext:value-type="string">
            <text:p>web/web-google-youtube.png</text:p>
          </table:table-cell>
          <table:table-cell table:formula="of:=VLOOKUP([.D226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viber.png</text:p>
          </table:table-cell>
          <table:table-cell office:value-type="string" calcext:value-type="string">
            <text:p>web-viber.png</text:p>
          </table:table-cell>
          <table:table-cell table:formula="of:=[.A2263]&amp;&quot;/&quot;&amp;[.C2263]" office:value-type="string" office:string-value="web/web-viber.png" calcext:value-type="string">
            <text:p>web/web-viber.png</text:p>
          </table:table-cell>
          <table:table-cell table:formula="of:=VLOOKUP([.D226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Vk-vk.com.png</text:p>
          </table:table-cell>
          <table:table-cell office:value-type="string" calcext:value-type="string">
            <text:p>web-vk.png</text:p>
          </table:table-cell>
          <table:table-cell table:formula="of:=[.A2264]&amp;&quot;/&quot;&amp;[.C2264]" office:value-type="string" office:string-value="web/web-vk.png" calcext:value-type="string">
            <text:p>web/web-vk.png</text:p>
          </table:table-cell>
          <table:table-cell table:formula="of:=VLOOKUP([.D226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Vk-vk.ru.png</text:p>
          </table:table-cell>
          <table:table-cell office:value-type="string" calcext:value-type="string">
            <text:p>web-vk.png</text:p>
          </table:table-cell>
          <table:table-cell table:formula="of:=[.A2265]&amp;&quot;/&quot;&amp;[.C2265]" office:value-type="string" office:string-value="web/web-vk.png" calcext:value-type="string">
            <text:p>web/web-vk.png</text:p>
          </table:table-cell>
          <table:table-cell table:formula="of:=VLOOKUP([.D226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aim.png</text:p>
          </table:table-cell>
          <table:table-cell table:style-name="ce15" table:formula="of:=[.B2266]" office:value-type="string" office:string-value="web-aim.png" calcext:value-type="string">
            <text:p>web-aim.png</text:p>
          </table:table-cell>
          <table:table-cell table:formula="of:=[.A2266]&amp;&quot;/&quot;&amp;[.C2266]" office:value-type="string" office:string-value="web/web-aim.png" calcext:value-type="string">
            <text:p>web/web-aim.png</text:p>
          </table:table-cell>
          <table:table-cell table:formula="of:=VLOOKUP([.D226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airdroid.png</text:p>
          </table:table-cell>
          <table:table-cell table:style-name="ce15" table:formula="of:=[.B2267]" office:value-type="string" office:string-value="web-airdroid.png" calcext:value-type="string">
            <text:p>web-airdroid.png</text:p>
          </table:table-cell>
          <table:table-cell table:formula="of:=[.A2267]&amp;&quot;/&quot;&amp;[.C2267]" office:value-type="string" office:string-value="web/web-airdroid.png" calcext:value-type="string">
            <text:p>web/web-airdroid.png</text:p>
          </table:table-cell>
          <table:table-cell table:formula="of:=VLOOKUP([.D226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amazon.png</text:p>
          </table:table-cell>
          <table:table-cell table:style-name="ce15" table:formula="of:=[.B2268]" office:value-type="string" office:string-value="web-amazon.png" calcext:value-type="string">
            <text:p>web-amazon.png</text:p>
          </table:table-cell>
          <table:table-cell table:formula="of:=[.A2268]&amp;&quot;/&quot;&amp;[.C2268]" office:value-type="string" office:string-value="web/web-amazon.png" calcext:value-type="string">
            <text:p>web/web-amazon.png</text:p>
          </table:table-cell>
          <table:table-cell table:formula="of:=VLOOKUP([.D226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angry-birds.png</text:p>
          </table:table-cell>
          <table:table-cell table:style-name="ce15" table:formula="of:=[.B2269]" office:value-type="string" office:string-value="web-angry-birds.png" calcext:value-type="string">
            <text:p>web-angry-birds.png</text:p>
          </table:table-cell>
          <table:table-cell table:formula="of:=[.A2269]&amp;&quot;/&quot;&amp;[.C2269]" office:value-type="string" office:string-value="web/web-angry-birds.png" calcext:value-type="string">
            <text:p>web/web-angry-birds.png</text:p>
          </table:table-cell>
          <table:table-cell table:formula="of:=VLOOKUP([.D226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anydo.png</text:p>
          </table:table-cell>
          <table:table-cell table:style-name="ce15" table:formula="of:=[.B2270]" office:value-type="string" office:string-value="web-anydo.png" calcext:value-type="string">
            <text:p>web-anydo.png</text:p>
          </table:table-cell>
          <table:table-cell table:formula="of:=[.A2270]&amp;&quot;/&quot;&amp;[.C2270]" office:value-type="string" office:string-value="web/web-anydo.png" calcext:value-type="string">
            <text:p>web/web-anydo.png</text:p>
          </table:table-cell>
          <table:table-cell table:formula="of:=VLOOKUP([.D227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bamboo.png</text:p>
          </table:table-cell>
          <table:table-cell table:style-name="ce15" table:formula="of:=[.B2271]" office:value-type="string" office:string-value="web-bamboo.png" calcext:value-type="string">
            <text:p>web-bamboo.png</text:p>
          </table:table-cell>
          <table:table-cell table:formula="of:=[.A2271]&amp;&quot;/&quot;&amp;[.C2271]" office:value-type="string" office:string-value="web/web-bamboo.png" calcext:value-type="string">
            <text:p>web/web-bamboo.png</text:p>
          </table:table-cell>
          <table:table-cell table:formula="of:=VLOOKUP([.D227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bitbucket.png</text:p>
          </table:table-cell>
          <table:table-cell table:style-name="ce15" table:formula="of:=[.B2272]" office:value-type="string" office:string-value="web-bitbucket.png" calcext:value-type="string">
            <text:p>web-bitbucket.png</text:p>
          </table:table-cell>
          <table:table-cell table:formula="of:=[.A2272]&amp;&quot;/&quot;&amp;[.C2272]" office:value-type="string" office:string-value="web/web-bitbucket.png" calcext:value-type="string">
            <text:p>web/web-bitbucket.png</text:p>
          </table:table-cell>
          <table:table-cell table:formula="of:=VLOOKUP([.D227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blogger.png</text:p>
          </table:table-cell>
          <table:table-cell table:style-name="ce15" table:formula="of:=[.B2273]" office:value-type="string" office:string-value="web-blogger.png" calcext:value-type="string">
            <text:p>web-blogger.png</text:p>
          </table:table-cell>
          <table:table-cell table:formula="of:=[.A2273]&amp;&quot;/&quot;&amp;[.C2273]" office:value-type="string" office:string-value="web/web-blogger.png" calcext:value-type="string">
            <text:p>web/web-blogger.png</text:p>
          </table:table-cell>
          <table:table-cell table:formula="of:=VLOOKUP([.D227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chrome-web-store.png</text:p>
          </table:table-cell>
          <table:table-cell table:style-name="ce15" table:formula="of:=[.B2274]" office:value-type="string" office:string-value="web-chrome-web-store.png" calcext:value-type="string">
            <text:p>web-chrome-web-store.png</text:p>
          </table:table-cell>
          <table:table-cell table:formula="of:=[.A2274]&amp;&quot;/&quot;&amp;[.C2274]" office:value-type="string" office:string-value="web/web-chrome-web-store.png" calcext:value-type="string">
            <text:p>web/web-chrome-web-store.png</text:p>
          </table:table-cell>
          <table:table-cell table:formula="of:=VLOOKUP([.D227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circ.png</text:p>
          </table:table-cell>
          <table:table-cell table:style-name="ce15" table:formula="of:=[.B2275]" office:value-type="string" office:string-value="web-circ.png" calcext:value-type="string">
            <text:p>web-circ.png</text:p>
          </table:table-cell>
          <table:table-cell table:formula="of:=[.A2275]&amp;&quot;/&quot;&amp;[.C2275]" office:value-type="string" office:string-value="web/web-circ.png" calcext:value-type="string">
            <text:p>web/web-circ.png</text:p>
          </table:table-cell>
          <table:table-cell table:formula="of:=VLOOKUP([.D227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confluence.png</text:p>
          </table:table-cell>
          <table:table-cell table:style-name="ce15" table:formula="of:=[.B2276]" office:value-type="string" office:string-value="web-confluence.png" calcext:value-type="string">
            <text:p>web-confluence.png</text:p>
          </table:table-cell>
          <table:table-cell table:formula="of:=[.A2276]&amp;&quot;/&quot;&amp;[.C2276]" office:value-type="string" office:string-value="web/web-confluence.png" calcext:value-type="string">
            <text:p>web/web-confluence.png</text:p>
          </table:table-cell>
          <table:table-cell table:formula="of:=VLOOKUP([.D227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copy.png</text:p>
          </table:table-cell>
          <table:table-cell table:style-name="ce15" table:formula="of:=[.B2277]" office:value-type="string" office:string-value="web-copy.png" calcext:value-type="string">
            <text:p>web-copy.png</text:p>
          </table:table-cell>
          <table:table-cell table:formula="of:=[.A2277]&amp;&quot;/&quot;&amp;[.C2277]" office:value-type="string" office:string-value="web/web-copy.png" calcext:value-type="string">
            <text:p>web/web-copy.png</text:p>
          </table:table-cell>
          <table:table-cell table:formula="of:=VLOOKUP([.D227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crucible.png</text:p>
          </table:table-cell>
          <table:table-cell table:style-name="ce15" table:formula="of:=[.B2278]" office:value-type="string" office:string-value="web-crucible.png" calcext:value-type="string">
            <text:p>web-crucible.png</text:p>
          </table:table-cell>
          <table:table-cell table:formula="of:=[.A2278]&amp;&quot;/&quot;&amp;[.C2278]" office:value-type="string" office:string-value="web/web-crucible.png" calcext:value-type="string">
            <text:p>web/web-crucible.png</text:p>
          </table:table-cell>
          <table:table-cell table:formula="of:=VLOOKUP([.D227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deviantart.png</text:p>
          </table:table-cell>
          <table:table-cell table:style-name="ce15" table:formula="of:=[.B2279]" office:value-type="string" office:string-value="web-deviantart.png" calcext:value-type="string">
            <text:p>web-deviantart.png</text:p>
          </table:table-cell>
          <table:table-cell table:formula="of:=[.A2279]&amp;&quot;/&quot;&amp;[.C2279]" office:value-type="string" office:string-value="web/web-deviantart.png" calcext:value-type="string">
            <text:p>web/web-deviantart.png</text:p>
          </table:table-cell>
          <table:table-cell table:formula="of:=VLOOKUP([.D227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duolingo.png</text:p>
          </table:table-cell>
          <table:table-cell table:style-name="ce15" table:formula="of:=[.B2280]" office:value-type="string" office:string-value="web-duolingo.png" calcext:value-type="string">
            <text:p>web-duolingo.png</text:p>
          </table:table-cell>
          <table:table-cell table:formula="of:=[.A2280]&amp;&quot;/&quot;&amp;[.C2280]" office:value-type="string" office:string-value="web/web-duolingo.png" calcext:value-type="string">
            <text:p>web/web-duolingo.png</text:p>
          </table:table-cell>
          <table:table-cell table:formula="of:=VLOOKUP([.D228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ebay.png</text:p>
          </table:table-cell>
          <table:table-cell table:style-name="ce15" table:formula="of:=[.B2281]" office:value-type="string" office:string-value="web-ebay.png" calcext:value-type="string">
            <text:p>web-ebay.png</text:p>
          </table:table-cell>
          <table:table-cell table:formula="of:=[.A2281]&amp;&quot;/&quot;&amp;[.C2281]" office:value-type="string" office:string-value="web/web-ebay.png" calcext:value-type="string">
            <text:p>web/web-ebay.png</text:p>
          </table:table-cell>
          <table:table-cell table:formula="of:=VLOOKUP([.D228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evernote.png</text:p>
          </table:table-cell>
          <table:table-cell table:style-name="ce15" table:formula="of:=[.B2282]" office:value-type="string" office:string-value="web-evernote.png" calcext:value-type="string">
            <text:p>web-evernote.png</text:p>
          </table:table-cell>
          <table:table-cell table:formula="of:=[.A2282]&amp;&quot;/&quot;&amp;[.C2282]" office:value-type="string" office:string-value="web/web-evernote.png" calcext:value-type="string">
            <text:p>web/web-evernote.png</text:p>
          </table:table-cell>
          <table:table-cell table:formula="of:=VLOOKUP([.D228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facebook-messenger.png</text:p>
          </table:table-cell>
          <table:table-cell table:style-name="ce15" table:formula="of:=[.B2283]" office:value-type="string" office:string-value="web-facebook-messenger.png" calcext:value-type="string">
            <text:p>web-facebook-messenger.png</text:p>
          </table:table-cell>
          <table:table-cell table:formula="of:=[.A2283]&amp;&quot;/&quot;&amp;[.C2283]" office:value-type="string" office:string-value="web/web-facebook-messenger.png" calcext:value-type="string">
            <text:p>web/web-facebook-messenger.png</text:p>
          </table:table-cell>
          <table:table-cell table:formula="of:=VLOOKUP([.D228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facebook.png</text:p>
          </table:table-cell>
          <table:table-cell table:style-name="ce15" table:formula="of:=[.B2284]" office:value-type="string" office:string-value="web-facebook.png" calcext:value-type="string">
            <text:p>web-facebook.png</text:p>
          </table:table-cell>
          <table:table-cell table:formula="of:=[.A2284]&amp;&quot;/&quot;&amp;[.C2284]" office:value-type="string" office:string-value="web/web-facebook.png" calcext:value-type="string">
            <text:p>web/web-facebook.png</text:p>
          </table:table-cell>
          <table:table-cell table:formula="of:=VLOOKUP([.D228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fastmail.png</text:p>
          </table:table-cell>
          <table:table-cell table:style-name="ce15" table:formula="of:=[.B2285]" office:value-type="string" office:string-value="web-fastmail.png" calcext:value-type="string">
            <text:p>web-fastmail.png</text:p>
          </table:table-cell>
          <table:table-cell table:formula="of:=[.A2285]&amp;&quot;/&quot;&amp;[.C2285]" office:value-type="string" office:string-value="web/web-fastmail.png" calcext:value-type="string">
            <text:p>web/web-fastmail.png</text:p>
          </table:table-cell>
          <table:table-cell table:formula="of:=VLOOKUP([.D228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feedly.png</text:p>
          </table:table-cell>
          <table:table-cell table:style-name="ce15" table:formula="of:=[.B2286]" office:value-type="string" office:string-value="web-feedly.png" calcext:value-type="string">
            <text:p>web-feedly.png</text:p>
          </table:table-cell>
          <table:table-cell table:formula="of:=[.A2286]&amp;&quot;/&quot;&amp;[.C2286]" office:value-type="string" office:string-value="web/web-feedly.png" calcext:value-type="string">
            <text:p>web/web-feedly.png</text:p>
          </table:table-cell>
          <table:table-cell table:formula="of:=VLOOKUP([.D228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flickr.png</text:p>
          </table:table-cell>
          <table:table-cell table:style-name="ce15" table:formula="of:=[.B2287]" office:value-type="string" office:string-value="web-flickr.png" calcext:value-type="string">
            <text:p>web-flickr.png</text:p>
          </table:table-cell>
          <table:table-cell table:formula="of:=[.A2287]&amp;&quot;/&quot;&amp;[.C2287]" office:value-type="string" office:string-value="web/web-flickr.png" calcext:value-type="string">
            <text:p>web/web-flickr.png</text:p>
          </table:table-cell>
          <table:table-cell table:formula="of:=VLOOKUP([.D228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foursquare.png</text:p>
          </table:table-cell>
          <table:table-cell table:style-name="ce15" table:formula="of:=[.B2288]" office:value-type="string" office:string-value="web-foursquare.png" calcext:value-type="string">
            <text:p>web-foursquare.png</text:p>
          </table:table-cell>
          <table:table-cell table:formula="of:=[.A2288]&amp;&quot;/&quot;&amp;[.C2288]" office:value-type="string" office:string-value="web/web-foursquare.png" calcext:value-type="string">
            <text:p>web/web-foursquare.png</text:p>
          </table:table-cell>
          <table:table-cell table:formula="of:=VLOOKUP([.D228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gadugadu.png</text:p>
          </table:table-cell>
          <table:table-cell table:style-name="ce15" table:formula="of:=[.B2289]" office:value-type="string" office:string-value="web-gadugadu.png" calcext:value-type="string">
            <text:p>web-gadugadu.png</text:p>
          </table:table-cell>
          <table:table-cell table:formula="of:=[.A2289]&amp;&quot;/&quot;&amp;[.C2289]" office:value-type="string" office:string-value="web/web-gadugadu.png" calcext:value-type="string">
            <text:p>web/web-gadugadu.png</text:p>
          </table:table-cell>
          <table:table-cell table:formula="of:=VLOOKUP([.D228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github.png</text:p>
          </table:table-cell>
          <table:table-cell table:style-name="ce15" table:formula="of:=[.B2290]" office:value-type="string" office:string-value="web-github.png" calcext:value-type="string">
            <text:p>web-github.png</text:p>
          </table:table-cell>
          <table:table-cell table:formula="of:=[.A2290]&amp;&quot;/&quot;&amp;[.C2290]" office:value-type="string" office:string-value="web/web-github.png" calcext:value-type="string">
            <text:p>web/web-github.png</text:p>
          </table:table-cell>
          <table:table-cell table:formula="of:=VLOOKUP([.D229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gizmo.png</text:p>
          </table:table-cell>
          <table:table-cell table:style-name="ce15" table:formula="of:=[.B2291]" office:value-type="string" office:string-value="web-gizmo.png" calcext:value-type="string">
            <text:p>web-gizmo.png</text:p>
          </table:table-cell>
          <table:table-cell table:formula="of:=[.A2291]&amp;&quot;/&quot;&amp;[.C2291]" office:value-type="string" office:string-value="web/web-gizmo.png" calcext:value-type="string">
            <text:p>web/web-gizmo.png</text:p>
          </table:table-cell>
          <table:table-cell table:formula="of:=VLOOKUP([.D229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google-apps-script.png</text:p>
          </table:table-cell>
          <table:table-cell table:style-name="ce15" table:formula="of:=[.B2292]" office:value-type="string" office:string-value="web-google-apps-script.png" calcext:value-type="string">
            <text:p>web-google-apps-script.png</text:p>
          </table:table-cell>
          <table:table-cell table:formula="of:=[.A2292]&amp;&quot;/&quot;&amp;[.C2292]" office:value-type="string" office:string-value="web/web-google-apps-script.png" calcext:value-type="string">
            <text:p>web/web-google-apps-script.png</text:p>
          </table:table-cell>
          <table:table-cell table:formula="of:=VLOOKUP([.D229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google-calendar.png</text:p>
          </table:table-cell>
          <table:table-cell table:style-name="ce15" table:formula="of:=[.B2293]" office:value-type="string" office:string-value="web-google-calendar.png" calcext:value-type="string">
            <text:p>web-google-calendar.png</text:p>
          </table:table-cell>
          <table:table-cell table:formula="of:=[.A2293]&amp;&quot;/&quot;&amp;[.C2293]" office:value-type="string" office:string-value="web/web-google-calendar.png" calcext:value-type="string">
            <text:p>web/web-google-calendar.png</text:p>
          </table:table-cell>
          <table:table-cell table:formula="of:=VLOOKUP([.D229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google-cast.png</text:p>
          </table:table-cell>
          <table:table-cell table:style-name="ce15" table:formula="of:=[.B2294]" office:value-type="string" office:string-value="web-google-cast.png" calcext:value-type="string">
            <text:p>web-google-cast.png</text:p>
          </table:table-cell>
          <table:table-cell table:formula="of:=[.A2294]&amp;&quot;/&quot;&amp;[.C2294]" office:value-type="string" office:string-value="web/web-google-cast.png" calcext:value-type="string">
            <text:p>web/web-google-cast.png</text:p>
          </table:table-cell>
          <table:table-cell table:formula="of:=VLOOKUP([.D229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google-docs.png</text:p>
          </table:table-cell>
          <table:table-cell table:style-name="ce15" table:formula="of:=[.B2295]" office:value-type="string" office:string-value="web-google-docs.png" calcext:value-type="string">
            <text:p>web-google-docs.png</text:p>
          </table:table-cell>
          <table:table-cell table:formula="of:=[.A2295]&amp;&quot;/&quot;&amp;[.C2295]" office:value-type="string" office:string-value="web/web-google-docs.png" calcext:value-type="string">
            <text:p>web/web-google-docs.png</text:p>
          </table:table-cell>
          <table:table-cell table:formula="of:=VLOOKUP([.D229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google-drawings.png</text:p>
          </table:table-cell>
          <table:table-cell table:style-name="ce15" table:formula="of:=[.B2296]" office:value-type="string" office:string-value="web-google-drawings.png" calcext:value-type="string">
            <text:p>web-google-drawings.png</text:p>
          </table:table-cell>
          <table:table-cell table:formula="of:=[.A2296]&amp;&quot;/&quot;&amp;[.C2296]" office:value-type="string" office:string-value="web/web-google-drawings.png" calcext:value-type="string">
            <text:p>web/web-google-drawings.png</text:p>
          </table:table-cell>
          <table:table-cell table:formula="of:=VLOOKUP([.D229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google-drive-old.png</text:p>
          </table:table-cell>
          <table:table-cell table:style-name="ce15" table:formula="of:=[.B2297]" office:value-type="string" office:string-value="web-google-drive-old.png" calcext:value-type="string">
            <text:p>web-google-drive-old.png</text:p>
          </table:table-cell>
          <table:table-cell table:formula="of:=[.A2297]&amp;&quot;/&quot;&amp;[.C2297]" office:value-type="string" office:string-value="web/web-google-drive-old.png" calcext:value-type="string">
            <text:p>web/web-google-drive-old.png</text:p>
          </table:table-cell>
          <table:table-cell table:formula="of:=VLOOKUP([.D229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google-drive.png</text:p>
          </table:table-cell>
          <table:table-cell table:style-name="ce15" table:formula="of:=[.B2298]" office:value-type="string" office:string-value="web-google-drive.png" calcext:value-type="string">
            <text:p>web-google-drive.png</text:p>
          </table:table-cell>
          <table:table-cell table:formula="of:=[.A2298]&amp;&quot;/&quot;&amp;[.C2298]" office:value-type="string" office:string-value="web/web-google-drive.png" calcext:value-type="string">
            <text:p>web/web-google-drive.png</text:p>
          </table:table-cell>
          <table:table-cell table:formula="of:=VLOOKUP([.D229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google-earth.png</text:p>
          </table:table-cell>
          <table:table-cell table:style-name="ce15" table:formula="of:=[.B2299]" office:value-type="string" office:string-value="web-google-earth.png" calcext:value-type="string">
            <text:p>web-google-earth.png</text:p>
          </table:table-cell>
          <table:table-cell table:formula="of:=[.A2299]&amp;&quot;/&quot;&amp;[.C2299]" office:value-type="string" office:string-value="web/web-google-earth.png" calcext:value-type="string">
            <text:p>web/web-google-earth.png</text:p>
          </table:table-cell>
          <table:table-cell table:formula="of:=VLOOKUP([.D229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google-forms.png</text:p>
          </table:table-cell>
          <table:table-cell table:style-name="ce15" table:formula="of:=[.B2300]" office:value-type="string" office:string-value="web-google-forms.png" calcext:value-type="string">
            <text:p>web-google-forms.png</text:p>
          </table:table-cell>
          <table:table-cell table:formula="of:=[.A2300]&amp;&quot;/&quot;&amp;[.C2300]" office:value-type="string" office:string-value="web/web-google-forms.png" calcext:value-type="string">
            <text:p>web/web-google-forms.png</text:p>
          </table:table-cell>
          <table:table-cell table:formula="of:=VLOOKUP([.D230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google-fusion-tables.png</text:p>
          </table:table-cell>
          <table:table-cell table:style-name="ce15" table:formula="of:=[.B2301]" office:value-type="string" office:string-value="web-google-fusion-tables.png" calcext:value-type="string">
            <text:p>web-google-fusion-tables.png</text:p>
          </table:table-cell>
          <table:table-cell table:formula="of:=[.A2301]&amp;&quot;/&quot;&amp;[.C2301]" office:value-type="string" office:string-value="web/web-google-fusion-tables.png" calcext:value-type="string">
            <text:p>web/web-google-fusion-tables.png</text:p>
          </table:table-cell>
          <table:table-cell table:formula="of:=VLOOKUP([.D230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google-gmail-offline.png</text:p>
          </table:table-cell>
          <table:table-cell table:style-name="ce15" table:formula="of:=[.B2302]" office:value-type="string" office:string-value="web-google-gmail-offline.png" calcext:value-type="string">
            <text:p>web-google-gmail-offline.png</text:p>
          </table:table-cell>
          <table:table-cell table:formula="of:=[.A2302]&amp;&quot;/&quot;&amp;[.C2302]" office:value-type="string" office:string-value="web/web-google-gmail-offline.png" calcext:value-type="string">
            <text:p>web/web-google-gmail-offline.png</text:p>
          </table:table-cell>
          <table:table-cell table:formula="of:=VLOOKUP([.D230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google-gmail.png</text:p>
          </table:table-cell>
          <table:table-cell table:style-name="ce15" table:formula="of:=[.B2303]" office:value-type="string" office:string-value="web-google-gmail.png" calcext:value-type="string">
            <text:p>web-google-gmail.png</text:p>
          </table:table-cell>
          <table:table-cell table:formula="of:=[.A2303]&amp;&quot;/&quot;&amp;[.C2303]" office:value-type="string" office:string-value="web/web-google-gmail.png" calcext:value-type="string">
            <text:p>web/web-google-gmail.png</text:p>
          </table:table-cell>
          <table:table-cell table:formula="of:=VLOOKUP([.D230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google-hangouts.png</text:p>
          </table:table-cell>
          <table:table-cell table:style-name="ce15" table:formula="of:=[.B2304]" office:value-type="string" office:string-value="web-google-hangouts.png" calcext:value-type="string">
            <text:p>web-google-hangouts.png</text:p>
          </table:table-cell>
          <table:table-cell table:formula="of:=[.A2304]&amp;&quot;/&quot;&amp;[.C2304]" office:value-type="string" office:string-value="web/web-google-hangouts.png" calcext:value-type="string">
            <text:p>web/web-google-hangouts.png</text:p>
          </table:table-cell>
          <table:table-cell table:formula="of:=VLOOKUP([.D230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google-keep.png</text:p>
          </table:table-cell>
          <table:table-cell table:style-name="ce15" table:formula="of:=[.B2305]" office:value-type="string" office:string-value="web-google-keep.png" calcext:value-type="string">
            <text:p>web-google-keep.png</text:p>
          </table:table-cell>
          <table:table-cell table:formula="of:=[.A2305]&amp;&quot;/&quot;&amp;[.C2305]" office:value-type="string" office:string-value="web/web-google-keep.png" calcext:value-type="string">
            <text:p>web/web-google-keep.png</text:p>
          </table:table-cell>
          <table:table-cell table:formula="of:=VLOOKUP([.D230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google-maps.png</text:p>
          </table:table-cell>
          <table:table-cell table:style-name="ce15" table:formula="of:=[.B2306]" office:value-type="string" office:string-value="web-google-maps.png" calcext:value-type="string">
            <text:p>web-google-maps.png</text:p>
          </table:table-cell>
          <table:table-cell table:formula="of:=[.A2306]&amp;&quot;/&quot;&amp;[.C2306]" office:value-type="string" office:string-value="web/web-google-maps.png" calcext:value-type="string">
            <text:p>web/web-google-maps.png</text:p>
          </table:table-cell>
          <table:table-cell table:formula="of:=VLOOKUP([.D230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google-photos.png</text:p>
          </table:table-cell>
          <table:table-cell table:style-name="ce15" table:formula="of:=[.B2307]" office:value-type="string" office:string-value="web-google-photos.png" calcext:value-type="string">
            <text:p>web-google-photos.png</text:p>
          </table:table-cell>
          <table:table-cell table:formula="of:=[.A2307]&amp;&quot;/&quot;&amp;[.C2307]" office:value-type="string" office:string-value="web/web-google-photos.png" calcext:value-type="string">
            <text:p>web/web-google-photos.png</text:p>
          </table:table-cell>
          <table:table-cell table:formula="of:=VLOOKUP([.D230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google-play-books.png</text:p>
          </table:table-cell>
          <table:table-cell table:style-name="ce15" table:formula="of:=[.B2308]" office:value-type="string" office:string-value="web-google-play-books.png" calcext:value-type="string">
            <text:p>web-google-play-books.png</text:p>
          </table:table-cell>
          <table:table-cell table:formula="of:=[.A2308]&amp;&quot;/&quot;&amp;[.C2308]" office:value-type="string" office:string-value="web/web-google-play-books.png" calcext:value-type="string">
            <text:p>web/web-google-play-books.png</text:p>
          </table:table-cell>
          <table:table-cell table:formula="of:=VLOOKUP([.D230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google-play-movies.png</text:p>
          </table:table-cell>
          <table:table-cell table:style-name="ce15" table:formula="of:=[.B2309]" office:value-type="string" office:string-value="web-google-play-movies.png" calcext:value-type="string">
            <text:p>web-google-play-movies.png</text:p>
          </table:table-cell>
          <table:table-cell table:formula="of:=[.A2309]&amp;&quot;/&quot;&amp;[.C2309]" office:value-type="string" office:string-value="web/web-google-play-movies.png" calcext:value-type="string">
            <text:p>web/web-google-play-movies.png</text:p>
          </table:table-cell>
          <table:table-cell table:formula="of:=VLOOKUP([.D230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google-play-music.png</text:p>
          </table:table-cell>
          <table:table-cell table:style-name="ce15" table:formula="of:=[.B2310]" office:value-type="string" office:string-value="web-google-play-music.png" calcext:value-type="string">
            <text:p>web-google-play-music.png</text:p>
          </table:table-cell>
          <table:table-cell table:formula="of:=[.A2310]&amp;&quot;/&quot;&amp;[.C2310]" office:value-type="string" office:string-value="web/web-google-play-music.png" calcext:value-type="string">
            <text:p>web/web-google-play-music.png</text:p>
          </table:table-cell>
          <table:table-cell table:formula="of:=VLOOKUP([.D231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google-play.png</text:p>
          </table:table-cell>
          <table:table-cell table:style-name="ce15" table:formula="of:=[.B2311]" office:value-type="string" office:string-value="web-google-play.png" calcext:value-type="string">
            <text:p>web-google-play.png</text:p>
          </table:table-cell>
          <table:table-cell table:formula="of:=[.A2311]&amp;&quot;/&quot;&amp;[.C2311]" office:value-type="string" office:string-value="web/web-google-play.png" calcext:value-type="string">
            <text:p>web/web-google-play.png</text:p>
          </table:table-cell>
          <table:table-cell table:formula="of:=VLOOKUP([.D231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google-plus.png</text:p>
          </table:table-cell>
          <table:table-cell table:style-name="ce15" table:formula="of:=[.B2312]" office:value-type="string" office:string-value="web-google-plus.png" calcext:value-type="string">
            <text:p>web-google-plus.png</text:p>
          </table:table-cell>
          <table:table-cell table:formula="of:=[.A2312]&amp;&quot;/&quot;&amp;[.C2312]" office:value-type="string" office:string-value="web/web-google-plus.png" calcext:value-type="string">
            <text:p>web/web-google-plus.png</text:p>
          </table:table-cell>
          <table:table-cell table:formula="of:=VLOOKUP([.D231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google.png</text:p>
          </table:table-cell>
          <table:table-cell table:style-name="ce15" table:formula="of:=[.B2313]" office:value-type="string" office:string-value="web-google.png" calcext:value-type="string">
            <text:p>web-google.png</text:p>
          </table:table-cell>
          <table:table-cell table:formula="of:=[.A2313]&amp;&quot;/&quot;&amp;[.C2313]" office:value-type="string" office:string-value="web/web-google.png" calcext:value-type="string">
            <text:p>web/web-google.png</text:p>
          </table:table-cell>
          <table:table-cell table:formula="of:=VLOOKUP([.D231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google-sheets.png</text:p>
          </table:table-cell>
          <table:table-cell table:style-name="ce15" table:formula="of:=[.B2314]" office:value-type="string" office:string-value="web-google-sheets.png" calcext:value-type="string">
            <text:p>web-google-sheets.png</text:p>
          </table:table-cell>
          <table:table-cell table:formula="of:=[.A2314]&amp;&quot;/&quot;&amp;[.C2314]" office:value-type="string" office:string-value="web/web-google-sheets.png" calcext:value-type="string">
            <text:p>web/web-google-sheets.png</text:p>
          </table:table-cell>
          <table:table-cell table:formula="of:=VLOOKUP([.D231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google-slides.png</text:p>
          </table:table-cell>
          <table:table-cell table:style-name="ce15" table:formula="of:=[.B2315]" office:value-type="string" office:string-value="web-google-slides.png" calcext:value-type="string">
            <text:p>web-google-slides.png</text:p>
          </table:table-cell>
          <table:table-cell table:formula="of:=[.A2315]&amp;&quot;/&quot;&amp;[.C2315]" office:value-type="string" office:string-value="web/web-google-slides.png" calcext:value-type="string">
            <text:p>web/web-google-slides.png</text:p>
          </table:table-cell>
          <table:table-cell table:formula="of:=VLOOKUP([.D231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google-wallet.png</text:p>
          </table:table-cell>
          <table:table-cell table:style-name="ce15" table:formula="of:=[.B2316]" office:value-type="string" office:string-value="web-google-wallet.png" calcext:value-type="string">
            <text:p>web-google-wallet.png</text:p>
          </table:table-cell>
          <table:table-cell table:formula="of:=[.A2316]&amp;&quot;/&quot;&amp;[.C2316]" office:value-type="string" office:string-value="web/web-google-wallet.png" calcext:value-type="string">
            <text:p>web/web-google-wallet.png</text:p>
          </table:table-cell>
          <table:table-cell table:formula="of:=VLOOKUP([.D231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google-youtube.png</text:p>
          </table:table-cell>
          <table:table-cell table:style-name="ce15" table:formula="of:=[.B2317]" office:value-type="string" office:string-value="web-google-youtube.png" calcext:value-type="string">
            <text:p>web-google-youtube.png</text:p>
          </table:table-cell>
          <table:table-cell table:formula="of:=[.A2317]&amp;&quot;/&quot;&amp;[.C2317]" office:value-type="string" office:string-value="web/web-google-youtube.png" calcext:value-type="string">
            <text:p>web/web-google-youtube.png</text:p>
          </table:table-cell>
          <table:table-cell table:formula="of:=VLOOKUP([.D231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grooveshark.png</text:p>
          </table:table-cell>
          <table:table-cell table:style-name="ce15" table:formula="of:=[.B2318]" office:value-type="string" office:string-value="web-grooveshark.png" calcext:value-type="string">
            <text:p>web-grooveshark.png</text:p>
          </table:table-cell>
          <table:table-cell table:formula="of:=[.A2318]&amp;&quot;/&quot;&amp;[.C2318]" office:value-type="string" office:string-value="web/web-grooveshark.png" calcext:value-type="string">
            <text:p>web/web-grooveshark.png</text:p>
          </table:table-cell>
          <table:table-cell table:formula="of:=VLOOKUP([.D231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html.png</text:p>
          </table:table-cell>
          <table:table-cell table:style-name="ce15" table:formula="of:=[.B2319]" office:value-type="string" office:string-value="web-html.png" calcext:value-type="string">
            <text:p>web-html.png</text:p>
          </table:table-cell>
          <table:table-cell table:formula="of:=[.A2319]&amp;&quot;/&quot;&amp;[.C2319]" office:value-type="string" office:string-value="web/web-html.png" calcext:value-type="string">
            <text:p>web/web-html.png</text:p>
          </table:table-cell>
          <table:table-cell table:formula="of:=VLOOKUP([.D231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hulu.png</text:p>
          </table:table-cell>
          <table:table-cell table:style-name="ce15" table:formula="of:=[.B2320]" office:value-type="string" office:string-value="web-hulu.png" calcext:value-type="string">
            <text:p>web-hulu.png</text:p>
          </table:table-cell>
          <table:table-cell table:formula="of:=[.A2320]&amp;&quot;/&quot;&amp;[.C2320]" office:value-type="string" office:string-value="web/web-hulu.png" calcext:value-type="string">
            <text:p>web/web-hulu.png</text:p>
          </table:table-cell>
          <table:table-cell table:formula="of:=VLOOKUP([.D232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icq.png</text:p>
          </table:table-cell>
          <table:table-cell table:style-name="ce15" table:formula="of:=[.B2321]" office:value-type="string" office:string-value="web-icq.png" calcext:value-type="string">
            <text:p>web-icq.png</text:p>
          </table:table-cell>
          <table:table-cell table:formula="of:=[.A2321]&amp;&quot;/&quot;&amp;[.C2321]" office:value-type="string" office:string-value="web/web-icq.png" calcext:value-type="string">
            <text:p>web/web-icq.png</text:p>
          </table:table-cell>
          <table:table-cell table:formula="of:=VLOOKUP([.D232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identica.png</text:p>
          </table:table-cell>
          <table:table-cell table:style-name="ce15" table:formula="of:=[.B2322]" office:value-type="string" office:string-value="web-identica.png" calcext:value-type="string">
            <text:p>web-identica.png</text:p>
          </table:table-cell>
          <table:table-cell table:formula="of:=[.A2322]&amp;&quot;/&quot;&amp;[.C2322]" office:value-type="string" office:string-value="web/web-identica.png" calcext:value-type="string">
            <text:p>web/web-identica.png</text:p>
          </table:table-cell>
          <table:table-cell table:formula="of:=VLOOKUP([.D232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instagram.png</text:p>
          </table:table-cell>
          <table:table-cell table:style-name="ce15" table:formula="of:=[.B2323]" office:value-type="string" office:string-value="web-instagram.png" calcext:value-type="string">
            <text:p>web-instagram.png</text:p>
          </table:table-cell>
          <table:table-cell table:formula="of:=[.A2323]&amp;&quot;/&quot;&amp;[.C2323]" office:value-type="string" office:string-value="web/web-instagram.png" calcext:value-type="string">
            <text:p>web/web-instagram.png</text:p>
          </table:table-cell>
          <table:table-cell table:formula="of:=VLOOKUP([.D232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internet-archive.png</text:p>
          </table:table-cell>
          <table:table-cell table:style-name="ce15" table:formula="of:=[.B2324]" office:value-type="string" office:string-value="web-internet-archive.png" calcext:value-type="string">
            <text:p>web-internet-archive.png</text:p>
          </table:table-cell>
          <table:table-cell table:formula="of:=[.A2324]&amp;&quot;/&quot;&amp;[.C2324]" office:value-type="string" office:string-value="web/web-internet-archive.png" calcext:value-type="string">
            <text:p>web/web-internet-archive.png</text:p>
          </table:table-cell>
          <table:table-cell table:formula="of:=VLOOKUP([.D232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irc.png</text:p>
          </table:table-cell>
          <table:table-cell table:style-name="ce15" table:formula="of:=[.B2325]" office:value-type="string" office:string-value="web-irc.png" calcext:value-type="string">
            <text:p>web-irc.png</text:p>
          </table:table-cell>
          <table:table-cell table:formula="of:=[.A2325]&amp;&quot;/&quot;&amp;[.C2325]" office:value-type="string" office:string-value="web/web-irc.png" calcext:value-type="string">
            <text:p>web/web-irc.png</text:p>
          </table:table-cell>
          <table:table-cell table:formula="of:=VLOOKUP([.D232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jira.png</text:p>
          </table:table-cell>
          <table:table-cell table:style-name="ce15" table:formula="of:=[.B2326]" office:value-type="string" office:string-value="web-jira.png" calcext:value-type="string">
            <text:p>web-jira.png</text:p>
          </table:table-cell>
          <table:table-cell table:formula="of:=[.A2326]&amp;&quot;/&quot;&amp;[.C2326]" office:value-type="string" office:string-value="web/web-jira.png" calcext:value-type="string">
            <text:p>web/web-jira.png</text:p>
          </table:table-cell>
          <table:table-cell table:formula="of:=VLOOKUP([.D232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jolicloud.png</text:p>
          </table:table-cell>
          <table:table-cell table:style-name="ce15" table:formula="of:=[.B2327]" office:value-type="string" office:string-value="web-jolicloud.png" calcext:value-type="string">
            <text:p>web-jolicloud.png</text:p>
          </table:table-cell>
          <table:table-cell table:formula="of:=[.A2327]&amp;&quot;/&quot;&amp;[.C2327]" office:value-type="string" office:string-value="web/web-jolicloud.png" calcext:value-type="string">
            <text:p>web/web-jolicloud.png</text:p>
          </table:table-cell>
          <table:table-cell table:formula="of:=VLOOKUP([.D232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khan-academy.png</text:p>
          </table:table-cell>
          <table:table-cell table:style-name="ce15" table:formula="of:=[.B2328]" office:value-type="string" office:string-value="web-khan-academy.png" calcext:value-type="string">
            <text:p>web-khan-academy.png</text:p>
          </table:table-cell>
          <table:table-cell table:formula="of:=[.A2328]&amp;&quot;/&quot;&amp;[.C2328]" office:value-type="string" office:string-value="web/web-khan-academy.png" calcext:value-type="string">
            <text:p>web/web-khan-academy.png</text:p>
          </table:table-cell>
          <table:table-cell table:formula="of:=VLOOKUP([.D232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kindle.png</text:p>
          </table:table-cell>
          <table:table-cell table:style-name="ce15" table:formula="of:=[.B2329]" office:value-type="string" office:string-value="web-kindle.png" calcext:value-type="string">
            <text:p>web-kindle.png</text:p>
          </table:table-cell>
          <table:table-cell table:formula="of:=[.A2329]&amp;&quot;/&quot;&amp;[.C2329]" office:value-type="string" office:string-value="web/web-kindle.png" calcext:value-type="string">
            <text:p>web/web-kindle.png</text:p>
          </table:table-cell>
          <table:table-cell table:formula="of:=VLOOKUP([.D232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lastfm.png</text:p>
          </table:table-cell>
          <table:table-cell table:style-name="ce15" table:formula="of:=[.B2330]" office:value-type="string" office:string-value="web-lastfm.png" calcext:value-type="string">
            <text:p>web-lastfm.png</text:p>
          </table:table-cell>
          <table:table-cell table:formula="of:=[.A2330]&amp;&quot;/&quot;&amp;[.C2330]" office:value-type="string" office:string-value="web/web-lastfm.png" calcext:value-type="string">
            <text:p>web/web-lastfm.png</text:p>
          </table:table-cell>
          <table:table-cell table:formula="of:=VLOOKUP([.D233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lastpass.png</text:p>
          </table:table-cell>
          <table:table-cell table:style-name="ce15" table:formula="of:=[.B2331]" office:value-type="string" office:string-value="web-lastpass.png" calcext:value-type="string">
            <text:p>web-lastpass.png</text:p>
          </table:table-cell>
          <table:table-cell table:formula="of:=[.A2331]&amp;&quot;/&quot;&amp;[.C2331]" office:value-type="string" office:string-value="web/web-lastpass.png" calcext:value-type="string">
            <text:p>web/web-lastpass.png</text:p>
          </table:table-cell>
          <table:table-cell table:formula="of:=VLOOKUP([.D233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launchpad.png</text:p>
          </table:table-cell>
          <table:table-cell table:style-name="ce15" table:formula="of:=[.B2332]" office:value-type="string" office:string-value="web-launchpad.png" calcext:value-type="string">
            <text:p>web-launchpad.png</text:p>
          </table:table-cell>
          <table:table-cell table:formula="of:=[.A2332]&amp;&quot;/&quot;&amp;[.C2332]" office:value-type="string" office:string-value="web/web-launchpad.png" calcext:value-type="string">
            <text:p>web/web-launchpad.png</text:p>
          </table:table-cell>
          <table:table-cell table:formula="of:=VLOOKUP([.D233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linkedin.png</text:p>
          </table:table-cell>
          <table:table-cell table:style-name="ce15" table:formula="of:=[.B2333]" office:value-type="string" office:string-value="web-linkedin.png" calcext:value-type="string">
            <text:p>web-linkedin.png</text:p>
          </table:table-cell>
          <table:table-cell table:formula="of:=[.A2333]&amp;&quot;/&quot;&amp;[.C2333]" office:value-type="string" office:string-value="web/web-linkedin.png" calcext:value-type="string">
            <text:p>web/web-linkedin.png</text:p>
          </table:table-cell>
          <table:table-cell table:formula="of:=VLOOKUP([.D233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mailru.png</text:p>
          </table:table-cell>
          <table:table-cell table:style-name="ce15" table:formula="of:=[.B2334]" office:value-type="string" office:string-value="web-mailru.png" calcext:value-type="string">
            <text:p>web-mailru.png</text:p>
          </table:table-cell>
          <table:table-cell table:formula="of:=[.A2334]&amp;&quot;/&quot;&amp;[.C2334]" office:value-type="string" office:string-value="web/web-mailru.png" calcext:value-type="string">
            <text:p>web/web-mailru.png</text:p>
          </table:table-cell>
          <table:table-cell table:formula="of:=VLOOKUP([.D233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meanwhile.png</text:p>
          </table:table-cell>
          <table:table-cell table:style-name="ce15" table:formula="of:=[.B2335]" office:value-type="string" office:string-value="web-meanwhile.png" calcext:value-type="string">
            <text:p>web-meanwhile.png</text:p>
          </table:table-cell>
          <table:table-cell table:formula="of:=[.A2335]&amp;&quot;/&quot;&amp;[.C2335]" office:value-type="string" office:string-value="web/web-meanwhile.png" calcext:value-type="string">
            <text:p>web/web-meanwhile.png</text:p>
          </table:table-cell>
          <table:table-cell table:formula="of:=VLOOKUP([.D233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memrise.png</text:p>
          </table:table-cell>
          <table:table-cell table:style-name="ce15" table:formula="of:=[.B2336]" office:value-type="string" office:string-value="web-memrise.png" calcext:value-type="string">
            <text:p>web-memrise.png</text:p>
          </table:table-cell>
          <table:table-cell table:formula="of:=[.A2336]&amp;&quot;/&quot;&amp;[.C2336]" office:value-type="string" office:string-value="web/web-memrise.png" calcext:value-type="string">
            <text:p>web/web-memrise.png</text:p>
          </table:table-cell>
          <table:table-cell table:formula="of:=VLOOKUP([.D233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microsoft-onedrive.png</text:p>
          </table:table-cell>
          <table:table-cell table:style-name="ce15" table:formula="of:=[.B2337]" office:value-type="string" office:string-value="web-microsoft-onedrive.png" calcext:value-type="string">
            <text:p>web-microsoft-onedrive.png</text:p>
          </table:table-cell>
          <table:table-cell table:formula="of:=[.A2337]&amp;&quot;/&quot;&amp;[.C2337]" office:value-type="string" office:string-value="web/web-microsoft-onedrive.png" calcext:value-type="string">
            <text:p>web/web-microsoft-onedrive.png</text:p>
          </table:table-cell>
          <table:table-cell table:formula="of:=VLOOKUP([.D233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microsoft.png</text:p>
          </table:table-cell>
          <table:table-cell table:style-name="ce15" table:formula="of:=[.B2338]" office:value-type="string" office:string-value="web-microsoft.png" calcext:value-type="string">
            <text:p>web-microsoft.png</text:p>
          </table:table-cell>
          <table:table-cell table:formula="of:=[.A2338]&amp;&quot;/&quot;&amp;[.C2338]" office:value-type="string" office:string-value="web/web-microsoft.png" calcext:value-type="string">
            <text:p>web/web-microsoft.png</text:p>
          </table:table-cell>
          <table:table-cell table:formula="of:=VLOOKUP([.D233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mint.png</text:p>
          </table:table-cell>
          <table:table-cell table:style-name="ce15" table:formula="of:=[.B2339]" office:value-type="string" office:string-value="web-mint.png" calcext:value-type="string">
            <text:p>web-mint.png</text:p>
          </table:table-cell>
          <table:table-cell table:formula="of:=[.A2339]&amp;&quot;/&quot;&amp;[.C2339]" office:value-type="string" office:string-value="web/web-mint.png" calcext:value-type="string">
            <text:p>web/web-mint.png</text:p>
          </table:table-cell>
          <table:table-cell table:formula="of:=VLOOKUP([.D233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mxit.png</text:p>
          </table:table-cell>
          <table:table-cell table:style-name="ce15" table:formula="of:=[.B2340]" office:value-type="string" office:string-value="web-mxit.png" calcext:value-type="string">
            <text:p>web-mxit.png</text:p>
          </table:table-cell>
          <table:table-cell table:formula="of:=[.A2340]&amp;&quot;/&quot;&amp;[.C2340]" office:value-type="string" office:string-value="web/web-mxit.png" calcext:value-type="string">
            <text:p>web/web-mxit.png</text:p>
          </table:table-cell>
          <table:table-cell table:formula="of:=VLOOKUP([.D234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myspace.png</text:p>
          </table:table-cell>
          <table:table-cell table:style-name="ce15" table:formula="of:=[.B2341]" office:value-type="string" office:string-value="web-myspace.png" calcext:value-type="string">
            <text:p>web-myspace.png</text:p>
          </table:table-cell>
          <table:table-cell table:formula="of:=[.A2341]&amp;&quot;/&quot;&amp;[.C2341]" office:value-type="string" office:string-value="web/web-myspace.png" calcext:value-type="string">
            <text:p>web/web-myspace.png</text:p>
          </table:table-cell>
          <table:table-cell table:formula="of:=VLOOKUP([.D234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netflix.png</text:p>
          </table:table-cell>
          <table:table-cell table:style-name="ce15" table:formula="of:=[.B2342]" office:value-type="string" office:string-value="web-netflix.png" calcext:value-type="string">
            <text:p>web-netflix.png</text:p>
          </table:table-cell>
          <table:table-cell table:formula="of:=[.A2342]&amp;&quot;/&quot;&amp;[.C2342]" office:value-type="string" office:string-value="web/web-netflix.png" calcext:value-type="string">
            <text:p>web/web-netflix.png</text:p>
          </table:table-cell>
          <table:table-cell table:formula="of:=VLOOKUP([.D234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newsblur.png</text:p>
          </table:table-cell>
          <table:table-cell table:style-name="ce15" table:formula="of:=[.B2343]" office:value-type="string" office:string-value="web-newsblur.png" calcext:value-type="string">
            <text:p>web-newsblur.png</text:p>
          </table:table-cell>
          <table:table-cell table:formula="of:=[.A2343]&amp;&quot;/&quot;&amp;[.C2343]" office:value-type="string" office:string-value="web/web-newsblur.png" calcext:value-type="string">
            <text:p>web/web-newsblur.png</text:p>
          </table:table-cell>
          <table:table-cell table:formula="of:=VLOOKUP([.D234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novell.png</text:p>
          </table:table-cell>
          <table:table-cell table:style-name="ce15" table:formula="of:=[.B2344]" office:value-type="string" office:string-value="web-novell.png" calcext:value-type="string">
            <text:p>web-novell.png</text:p>
          </table:table-cell>
          <table:table-cell table:formula="of:=[.A2344]&amp;&quot;/&quot;&amp;[.C2344]" office:value-type="string" office:string-value="web/web-novell.png" calcext:value-type="string">
            <text:p>web/web-novell.png</text:p>
          </table:table-cell>
          <table:table-cell table:formula="of:=VLOOKUP([.D234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omg-chrome.png</text:p>
          </table:table-cell>
          <table:table-cell table:style-name="ce15" table:formula="of:=[.B2345]" office:value-type="string" office:string-value="web-omg-chrome.png" calcext:value-type="string">
            <text:p>web-omg-chrome.png</text:p>
          </table:table-cell>
          <table:table-cell table:formula="of:=[.A2345]&amp;&quot;/&quot;&amp;[.C2345]" office:value-type="string" office:string-value="web/web-omg-chrome.png" calcext:value-type="string">
            <text:p>web/web-omg-chrome.png</text:p>
          </table:table-cell>
          <table:table-cell table:formula="of:=VLOOKUP([.D234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omgubuntu.png</text:p>
          </table:table-cell>
          <table:table-cell table:style-name="ce15" table:formula="of:=[.B2346]" office:value-type="string" office:string-value="web-omgubuntu.png" calcext:value-type="string">
            <text:p>web-omgubuntu.png</text:p>
          </table:table-cell>
          <table:table-cell table:formula="of:=[.A2346]&amp;&quot;/&quot;&amp;[.C2346]" office:value-type="string" office:string-value="web/web-omgubuntu.png" calcext:value-type="string">
            <text:p>web/web-omgubuntu.png</text:p>
          </table:table-cell>
          <table:table-cell table:formula="of:=VLOOKUP([.D234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onenote.png</text:p>
          </table:table-cell>
          <table:table-cell table:style-name="ce15" table:formula="of:=[.B2347]" office:value-type="string" office:string-value="web-onenote.png" calcext:value-type="string">
            <text:p>web-onenote.png</text:p>
          </table:table-cell>
          <table:table-cell table:formula="of:=[.A2347]&amp;&quot;/&quot;&amp;[.C2347]" office:value-type="string" office:string-value="web/web-onenote.png" calcext:value-type="string">
            <text:p>web/web-onenote.png</text:p>
          </table:table-cell>
          <table:table-cell table:formula="of:=VLOOKUP([.D234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outlook.png</text:p>
          </table:table-cell>
          <table:table-cell table:style-name="ce15" table:formula="of:=[.B2348]" office:value-type="string" office:string-value="web-outlook.png" calcext:value-type="string">
            <text:p>web-outlook.png</text:p>
          </table:table-cell>
          <table:table-cell table:formula="of:=[.A2348]&amp;&quot;/&quot;&amp;[.C2348]" office:value-type="string" office:string-value="web/web-outlook.png" calcext:value-type="string">
            <text:p>web/web-outlook.png</text:p>
          </table:table-cell>
          <table:table-cell table:formula="of:=VLOOKUP([.D234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pandora.png</text:p>
          </table:table-cell>
          <table:table-cell table:style-name="ce15" table:formula="of:=[.B2349]" office:value-type="string" office:string-value="web-pandora.png" calcext:value-type="string">
            <text:p>web-pandora.png</text:p>
          </table:table-cell>
          <table:table-cell table:formula="of:=[.A2349]&amp;&quot;/&quot;&amp;[.C2349]" office:value-type="string" office:string-value="web/web-pandora.png" calcext:value-type="string">
            <text:p>web/web-pandora.png</text:p>
          </table:table-cell>
          <table:table-cell table:formula="of:=VLOOKUP([.D234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paypal.png</text:p>
          </table:table-cell>
          <table:table-cell table:style-name="ce15" table:formula="of:=[.B2350]" office:value-type="string" office:string-value="web-paypal.png" calcext:value-type="string">
            <text:p>web-paypal.png</text:p>
          </table:table-cell>
          <table:table-cell table:formula="of:=[.A2350]&amp;&quot;/&quot;&amp;[.C2350]" office:value-type="string" office:string-value="web/web-paypal.png" calcext:value-type="string">
            <text:p>web/web-paypal.png</text:p>
          </table:table-cell>
          <table:table-cell table:formula="of:=VLOOKUP([.D235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pocket.png</text:p>
          </table:table-cell>
          <table:table-cell table:style-name="ce15" table:formula="of:=[.B2351]" office:value-type="string" office:string-value="web-pocket.png" calcext:value-type="string">
            <text:p>web-pocket.png</text:p>
          </table:table-cell>
          <table:table-cell table:formula="of:=[.A2351]&amp;&quot;/&quot;&amp;[.C2351]" office:value-type="string" office:string-value="web/web-pocket.png" calcext:value-type="string">
            <text:p>web/web-pocket.png</text:p>
          </table:table-cell>
          <table:table-cell table:formula="of:=VLOOKUP([.D235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rdio.png</text:p>
          </table:table-cell>
          <table:table-cell table:style-name="ce15" table:formula="of:=[.B2352]" office:value-type="string" office:string-value="web-rdio.png" calcext:value-type="string">
            <text:p>web-rdio.png</text:p>
          </table:table-cell>
          <table:table-cell table:formula="of:=[.A2352]&amp;&quot;/&quot;&amp;[.C2352]" office:value-type="string" office:string-value="web/web-rdio.png" calcext:value-type="string">
            <text:p>web/web-rdio.png</text:p>
          </table:table-cell>
          <table:table-cell table:formula="of:=VLOOKUP([.D235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reddit.png</text:p>
          </table:table-cell>
          <table:table-cell table:style-name="ce15" table:formula="of:=[.B2353]" office:value-type="string" office:string-value="web-reddit.png" calcext:value-type="string">
            <text:p>web-reddit.png</text:p>
          </table:table-cell>
          <table:table-cell table:formula="of:=[.A2353]&amp;&quot;/&quot;&amp;[.C2353]" office:value-type="string" office:string-value="web/web-reddit.png" calcext:value-type="string">
            <text:p>web/web-reddit.png</text:p>
          </table:table-cell>
          <table:table-cell table:formula="of:=VLOOKUP([.D235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signal.png</text:p>
          </table:table-cell>
          <table:table-cell table:style-name="ce15" table:formula="of:=[.B2354]" office:value-type="string" office:string-value="web-signal.png" calcext:value-type="string">
            <text:p>web-signal.png</text:p>
          </table:table-cell>
          <table:table-cell table:formula="of:=[.A2354]&amp;&quot;/&quot;&amp;[.C2354]" office:value-type="string" office:string-value="web/web-signal.png" calcext:value-type="string">
            <text:p>web/web-signal.png</text:p>
          </table:table-cell>
          <table:table-cell table:formula="of:=VLOOKUP([.D235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slack.png</text:p>
          </table:table-cell>
          <table:table-cell table:style-name="ce15" table:formula="of:=[.B2355]" office:value-type="string" office:string-value="web-slack.png" calcext:value-type="string">
            <text:p>web-slack.png</text:p>
          </table:table-cell>
          <table:table-cell table:formula="of:=[.A2355]&amp;&quot;/&quot;&amp;[.C2355]" office:value-type="string" office:string-value="web/web-slack.png" calcext:value-type="string">
            <text:p>web/web-slack.png</text:p>
          </table:table-cell>
          <table:table-cell table:formula="of:=VLOOKUP([.D235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soundcloud.png</text:p>
          </table:table-cell>
          <table:table-cell table:style-name="ce15" table:formula="of:=[.B2356]" office:value-type="string" office:string-value="web-soundcloud.png" calcext:value-type="string">
            <text:p>web-soundcloud.png</text:p>
          </table:table-cell>
          <table:table-cell table:formula="of:=[.A2356]&amp;&quot;/&quot;&amp;[.C2356]" office:value-type="string" office:string-value="web/web-soundcloud.png" calcext:value-type="string">
            <text:p>web/web-soundcloud.png</text:p>
          </table:table-cell>
          <table:table-cell table:formula="of:=VLOOKUP([.D235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spotify.png</text:p>
          </table:table-cell>
          <table:table-cell table:style-name="ce15" table:formula="of:=[.B2357]" office:value-type="string" office:string-value="web-spotify.png" calcext:value-type="string">
            <text:p>web-spotify.png</text:p>
          </table:table-cell>
          <table:table-cell table:formula="of:=[.A2357]&amp;&quot;/&quot;&amp;[.C2357]" office:value-type="string" office:string-value="web/web-spotify.png" calcext:value-type="string">
            <text:p>web/web-spotify.png</text:p>
          </table:table-cell>
          <table:table-cell table:formula="of:=VLOOKUP([.D235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stash.png</text:p>
          </table:table-cell>
          <table:table-cell table:style-name="ce15" table:formula="of:=[.B2358]" office:value-type="string" office:string-value="web-stash.png" calcext:value-type="string">
            <text:p>web-stash.png</text:p>
          </table:table-cell>
          <table:table-cell table:formula="of:=[.A2358]&amp;&quot;/&quot;&amp;[.C2358]" office:value-type="string" office:string-value="web/web-stash.png" calcext:value-type="string">
            <text:p>web/web-stash.png</text:p>
          </table:table-cell>
          <table:table-cell table:formula="of:=VLOOKUP([.D235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sunrise-calendar.png</text:p>
          </table:table-cell>
          <table:table-cell table:style-name="ce15" table:formula="of:=[.B2359]" office:value-type="string" office:string-value="web-sunrise-calendar.png" calcext:value-type="string">
            <text:p>web-sunrise-calendar.png</text:p>
          </table:table-cell>
          <table:table-cell table:formula="of:=[.A2359]&amp;&quot;/&quot;&amp;[.C2359]" office:value-type="string" office:string-value="web/web-sunrise-calendar.png" calcext:value-type="string">
            <text:p>web/web-sunrise-calendar.png</text:p>
          </table:table-cell>
          <table:table-cell table:formula="of:=VLOOKUP([.D235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telegram.png</text:p>
          </table:table-cell>
          <table:table-cell table:style-name="ce15" table:formula="of:=[.B2360]" office:value-type="string" office:string-value="web-telegram.png" calcext:value-type="string">
            <text:p>web-telegram.png</text:p>
          </table:table-cell>
          <table:table-cell table:formula="of:=[.A2360]&amp;&quot;/&quot;&amp;[.C2360]" office:value-type="string" office:string-value="web/web-telegram.png" calcext:value-type="string">
            <text:p>web/web-telegram.png</text:p>
          </table:table-cell>
          <table:table-cell table:formula="of:=VLOOKUP([.D236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trello.png</text:p>
          </table:table-cell>
          <table:table-cell table:style-name="ce15" table:formula="of:=[.B2361]" office:value-type="string" office:string-value="web-trello.png" calcext:value-type="string">
            <text:p>web-trello.png</text:p>
          </table:table-cell>
          <table:table-cell table:formula="of:=[.A2361]&amp;&quot;/&quot;&amp;[.C2361]" office:value-type="string" office:string-value="web/web-trello.png" calcext:value-type="string">
            <text:p>web/web-trello.png</text:p>
          </table:table-cell>
          <table:table-cell table:formula="of:=VLOOKUP([.D236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tumblr.png</text:p>
          </table:table-cell>
          <table:table-cell table:style-name="ce15" table:formula="of:=[.B2362]" office:value-type="string" office:string-value="web-tumblr.png" calcext:value-type="string">
            <text:p>web-tumblr.png</text:p>
          </table:table-cell>
          <table:table-cell table:formula="of:=[.A2362]&amp;&quot;/&quot;&amp;[.C2362]" office:value-type="string" office:string-value="web/web-tumblr.png" calcext:value-type="string">
            <text:p>web/web-tumblr.png</text:p>
          </table:table-cell>
          <table:table-cell table:formula="of:=VLOOKUP([.D236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twitter.png</text:p>
          </table:table-cell>
          <table:table-cell table:style-name="ce15" table:formula="of:=[.B2363]" office:value-type="string" office:string-value="web-twitter.png" calcext:value-type="string">
            <text:p>web-twitter.png</text:p>
          </table:table-cell>
          <table:table-cell table:formula="of:=[.A2363]&amp;&quot;/&quot;&amp;[.C2363]" office:value-type="string" office:string-value="web/web-twitter.png" calcext:value-type="string">
            <text:p>web/web-twitter.png</text:p>
          </table:table-cell>
          <table:table-cell table:formula="of:=VLOOKUP([.D236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viber.png</text:p>
          </table:table-cell>
          <table:table-cell table:style-name="ce15" table:formula="of:=[.B2364]" office:value-type="string" office:string-value="web-viber.png" calcext:value-type="string">
            <text:p>web-viber.png</text:p>
          </table:table-cell>
          <table:table-cell table:formula="of:=[.A2364]&amp;&quot;/&quot;&amp;[.C2364]" office:value-type="string" office:string-value="web/web-viber.png" calcext:value-type="string">
            <text:p>web/web-viber.png</text:p>
          </table:table-cell>
          <table:table-cell table:formula="of:=VLOOKUP([.D236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vimeo.png</text:p>
          </table:table-cell>
          <table:table-cell table:style-name="ce15" table:formula="of:=[.B2365]" office:value-type="string" office:string-value="web-vimeo.png" calcext:value-type="string">
            <text:p>web-vimeo.png</text:p>
          </table:table-cell>
          <table:table-cell table:formula="of:=[.A2365]&amp;&quot;/&quot;&amp;[.C2365]" office:value-type="string" office:string-value="web/web-vimeo.png" calcext:value-type="string">
            <text:p>web/web-vimeo.png</text:p>
          </table:table-cell>
          <table:table-cell table:formula="of:=VLOOKUP([.D236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vk.png</text:p>
          </table:table-cell>
          <table:table-cell table:style-name="ce15" table:formula="of:=[.B2366]" office:value-type="string" office:string-value="web-vk.png" calcext:value-type="string">
            <text:p>web-vk.png</text:p>
          </table:table-cell>
          <table:table-cell table:formula="of:=[.A2366]&amp;&quot;/&quot;&amp;[.C2366]" office:value-type="string" office:string-value="web/web-vk.png" calcext:value-type="string">
            <text:p>web/web-vk.png</text:p>
          </table:table-cell>
          <table:table-cell table:formula="of:=VLOOKUP([.D236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whatsapp.png</text:p>
          </table:table-cell>
          <table:table-cell table:style-name="ce15" table:formula="of:=[.B2367]" office:value-type="string" office:string-value="web-whatsapp.png" calcext:value-type="string">
            <text:p>web-whatsapp.png</text:p>
          </table:table-cell>
          <table:table-cell table:formula="of:=[.A2367]&amp;&quot;/&quot;&amp;[.C2367]" office:value-type="string" office:string-value="web/web-whatsapp.png" calcext:value-type="string">
            <text:p>web/web-whatsapp.png</text:p>
          </table:table-cell>
          <table:table-cell table:formula="of:=VLOOKUP([.D236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wikipedia.png</text:p>
          </table:table-cell>
          <table:table-cell table:style-name="ce15" table:formula="of:=[.B2368]" office:value-type="string" office:string-value="web-wikipedia.png" calcext:value-type="string">
            <text:p>web-wikipedia.png</text:p>
          </table:table-cell>
          <table:table-cell table:formula="of:=[.A2368]&amp;&quot;/&quot;&amp;[.C2368]" office:value-type="string" office:string-value="web/web-wikipedia.png" calcext:value-type="string">
            <text:p>web/web-wikipedia.png</text:p>
          </table:table-cell>
          <table:table-cell table:formula="of:=VLOOKUP([.D236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wolfram-alpha.png</text:p>
          </table:table-cell>
          <table:table-cell table:style-name="ce15" table:formula="of:=[.B2369]" office:value-type="string" office:string-value="web-wolfram-alpha.png" calcext:value-type="string">
            <text:p>web-wolfram-alpha.png</text:p>
          </table:table-cell>
          <table:table-cell table:formula="of:=[.A2369]&amp;&quot;/&quot;&amp;[.C2369]" office:value-type="string" office:string-value="web/web-wolfram-alpha.png" calcext:value-type="string">
            <text:p>web/web-wolfram-alpha.png</text:p>
          </table:table-cell>
          <table:table-cell table:formula="of:=VLOOKUP([.D236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wordpress.png</text:p>
          </table:table-cell>
          <table:table-cell table:style-name="ce15" table:formula="of:=[.B2370]" office:value-type="string" office:string-value="web-wordpress.png" calcext:value-type="string">
            <text:p>web-wordpress.png</text:p>
          </table:table-cell>
          <table:table-cell table:formula="of:=[.A2370]&amp;&quot;/&quot;&amp;[.C2370]" office:value-type="string" office:string-value="web/web-wordpress.png" calcext:value-type="string">
            <text:p>web/web-wordpress.png</text:p>
          </table:table-cell>
          <table:table-cell table:formula="of:=VLOOKUP([.D237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wunderlist.png</text:p>
          </table:table-cell>
          <table:table-cell table:style-name="ce15" table:formula="of:=[.B2371]" office:value-type="string" office:string-value="web-wunderlist.png" calcext:value-type="string">
            <text:p>web-wunderlist.png</text:p>
          </table:table-cell>
          <table:table-cell table:formula="of:=[.A2371]&amp;&quot;/&quot;&amp;[.C2371]" office:value-type="string" office:string-value="web/web-wunderlist.png" calcext:value-type="string">
            <text:p>web/web-wunderlist.png</text:p>
          </table:table-cell>
          <table:table-cell table:formula="of:=VLOOKUP([.D237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yahoo.png</text:p>
          </table:table-cell>
          <table:table-cell table:style-name="ce15" table:formula="of:=[.B2372]" office:value-type="string" office:string-value="web-yahoo.png" calcext:value-type="string">
            <text:p>web-yahoo.png</text:p>
          </table:table-cell>
          <table:table-cell table:formula="of:=[.A2372]&amp;&quot;/&quot;&amp;[.C2372]" office:value-type="string" office:string-value="web/web-yahoo.png" calcext:value-type="string">
            <text:p>web/web-yahoo.png</text:p>
          </table:table-cell>
          <table:table-cell table:formula="of:=VLOOKUP([.D237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eb-zephyr.png</text:p>
          </table:table-cell>
          <table:table-cell table:style-name="ce15" table:formula="of:=[.B2373]" office:value-type="string" office:string-value="web-zephyr.png" calcext:value-type="string">
            <text:p>web-zephyr.png</text:p>
          </table:table-cell>
          <table:table-cell table:formula="of:=[.A2373]&amp;&quot;/&quot;&amp;[.C2373]" office:value-type="string" office:string-value="web/web-zephyr.png" calcext:value-type="string">
            <text:p>web/web-zephyr.png</text:p>
          </table:table-cell>
          <table:table-cell table:formula="of:=VLOOKUP([.D2373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hatsappfordesktop.png</text:p>
          </table:table-cell>
          <table:table-cell office:value-type="string" calcext:value-type="string">
            <text:p>web-whatsapp.png</text:p>
          </table:table-cell>
          <table:table-cell table:formula="of:=[.A2374]&amp;&quot;/&quot;&amp;[.C2374]" office:value-type="string" office:string-value="web/web-whatsapp.png" calcext:value-type="string">
            <text:p>web/web-whatsapp.png</text:p>
          </table:table-cell>
          <table:table-cell table:formula="of:=VLOOKUP([.D2374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hatsapp.png</text:p>
          </table:table-cell>
          <table:table-cell office:value-type="string" calcext:value-type="string">
            <text:p>web-whatsapp.png</text:p>
          </table:table-cell>
          <table:table-cell table:formula="of:=[.A2375]&amp;&quot;/&quot;&amp;[.C2375]" office:value-type="string" office:string-value="web/web-whatsapp.png" calcext:value-type="string">
            <text:p>web/web-whatsapp.png</text:p>
          </table:table-cell>
          <table:table-cell table:formula="of:=VLOOKUP([.D2375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hatsie.png</text:p>
          </table:table-cell>
          <table:table-cell office:value-type="string" calcext:value-type="string">
            <text:p>web-whatsapp.png</text:p>
          </table:table-cell>
          <table:table-cell table:formula="of:=[.A2376]&amp;&quot;/&quot;&amp;[.C2376]" office:value-type="string" office:string-value="web/web-whatsapp.png" calcext:value-type="string">
            <text:p>web/web-whatsapp.png</text:p>
          </table:table-cell>
          <table:table-cell table:formula="of:=VLOOKUP([.D2376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ikipedia.png</text:p>
          </table:table-cell>
          <table:table-cell office:value-type="string" calcext:value-type="string">
            <text:p>web-wikipedia.png</text:p>
          </table:table-cell>
          <table:table-cell table:formula="of:=[.A2377]&amp;&quot;/&quot;&amp;[.C2377]" office:value-type="string" office:string-value="web/web-wikipedia.png" calcext:value-type="string">
            <text:p>web/web-wikipedia.png</text:p>
          </table:table-cell>
          <table:table-cell table:formula="of:=VLOOKUP([.D2377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ordpress.png</text:p>
          </table:table-cell>
          <table:table-cell office:value-type="string" calcext:value-type="string">
            <text:p>web-wordpress.png</text:p>
          </table:table-cell>
          <table:table-cell table:formula="of:=[.A2378]&amp;&quot;/&quot;&amp;[.C2378]" office:value-type="string" office:string-value="web/web-wordpress.png" calcext:value-type="string">
            <text:p>web/web-wordpress.png</text:p>
          </table:table-cell>
          <table:table-cell table:formula="of:=VLOOKUP([.D2378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ordpress-wordpress.com.png</text:p>
          </table:table-cell>
          <table:table-cell office:value-type="string" calcext:value-type="string">
            <text:p>web-wordpress.png</text:p>
          </table:table-cell>
          <table:table-cell table:formula="of:=[.A2379]&amp;&quot;/&quot;&amp;[.C2379]" office:value-type="string" office:string-value="web/web-wordpress.png" calcext:value-type="string">
            <text:p>web/web-wordpress.png</text:p>
          </table:table-cell>
          <table:table-cell table:formula="of:=VLOOKUP([.D2379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yahoo.png</text:p>
          </table:table-cell>
          <table:table-cell office:value-type="string" calcext:value-type="string">
            <text:p>web-yahoo.png</text:p>
          </table:table-cell>
          <table:table-cell table:formula="of:=[.A2380]&amp;&quot;/&quot;&amp;[.C2380]" office:value-type="string" office:string-value="web/web-yahoo.png" calcext:value-type="string">
            <text:p>web/web-yahoo.png</text:p>
          </table:table-cell>
          <table:table-cell table:formula="of:=VLOOKUP([.D2380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Youtube-youtube.com.png</text:p>
          </table:table-cell>
          <table:table-cell office:value-type="string" calcext:value-type="string">
            <text:p>web-google-youtube.png</text:p>
          </table:table-cell>
          <table:table-cell table:formula="of:=[.A2381]&amp;&quot;/&quot;&amp;[.C2381]" office:value-type="string" office:string-value="web/web-google-youtube.png" calcext:value-type="string">
            <text:p>web/web-google-youtube.png</text:p>
          </table:table-cell>
          <table:table-cell table:formula="of:=VLOOKUP([.D2381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YouTube-youtube.com.png</text:p>
          </table:table-cell>
          <table:table-cell office:value-type="string" calcext:value-type="string">
            <text:p>web-google-youtube.png</text:p>
          </table:table-cell>
          <table:table-cell table:formula="of:=[.A2382]&amp;&quot;/&quot;&amp;[.C2382]" office:value-type="string" office:string-value="web/web-google-youtube.png" calcext:value-type="string">
            <text:p>web/web-google-youtube.png</text:p>
          </table:table-cell>
          <table:table-cell table:formula="of:=VLOOKUP([.D2382];[$Hoja1.D$1:.D$1048576];1;0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zephyr.png</text:p>
          </table:table-cell>
          <table:table-cell office:value-type="string" calcext:value-type="string">
            <text:p>web-zephyr.png</text:p>
          </table:table-cell>
          <table:table-cell table:formula="of:=[.A2383]&amp;&quot;/&quot;&amp;[.C2383]" office:value-type="string" office:string-value="web/web-zephyr.png" calcext:value-type="string">
            <text:p>web/web-zephyr.png</text:p>
          </table:table-cell>
          <table:table-cell table:formula="of:=VLOOKUP([.D2383];[$Hoja1.D$1:.D$1048576];1;0)" office:value-type="string" office:string-value="" calcext:value-type="error">
            <text:p>#N/D</text:p>
          </table:table-cell>
        </table:table-row>
      </table:table>
      <table:named-expressions/>
      <table:database-ranges>
        <table:database-range table:name="__Anonymous_Sheet_DB__0" table:target-range-address="Hoja1.A3:Hoja1.H546" table:display-filter-buttons="true" table:orientation="column"/>
        <table:database-range table:name="__Anonymous_Sheet_DB__1" table:target-range-address="moka.A1:moka.D836" table:display-filter-buttons="true" table:orientation="column"/>
        <table:database-range table:name="__Anonymous_Sheet_DB__2" table:target-range-address="'moka-todo'.A1:'moka-todo'.C238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7">00/00/0000</text:date>, <text:time style:data-style-name="N2" text:time-value="00:50:55.98913585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06T14:34:01.690958529</meta:creation-date>
    <dc:date>2020-03-07T03:12:40.048951880</dc:date>
    <meta:editing-duration>PT9H22M</meta:editing-duration>
    <meta:editing-cycles>19</meta:editing-cycles>
    <meta:generator>LibreOffice/6.4.1.2$Linux_X86_64 LibreOffice_project/e1ad903d8acbc5f5b474f1d8ec3defef24b8c46b</meta:generator>
    <meta:document-statistic meta:table-count="3" meta:cell-count="17821" meta:object-count="0"/>
  </office:meta>
</office:document-meta>
</file>